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299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1327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2" table:default-cell-style-name="ce1"/>
        <table:table-column table:style-name="co4" table:default-cell-style-name="ce1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FileName</text:p>
            <draw:frame table:end-cell-address="Sheet1.I40" table:end-x="0.9059in" table:end-y="0.0941in" draw:z-index="0" draw:style-name="gr1" svg:width="12.9661in" svg:height="6.9386in" svg:x="0.0752in" svg:y="0.0626in">
              <draw:object draw:notify-on-update-of-ranges="Sheet1.A1:Sheet1.A1 Sheet1.B1:Sheet1.IV1 Sheet1.A75:Sheet1.A75 Sheet1.B75:Sheet1.IV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.3458252">
            <text:p>1.3458252</text:p>
          </table:table-cell>
          <table:table-cell office:value-type="float" office:value="45.758057">
            <text:p>45.758057</text:p>
          </table:table-cell>
          <table:table-cell office:value-type="float" office:value="131.89087">
            <text:p>131.89087</text:p>
          </table:table-cell>
          <table:table-cell office:value-type="float" office:value="218.02368">
            <text:p>218.02368</text:p>
          </table:table-cell>
          <table:table-cell office:value-type="float" office:value="304.1565">
            <text:p>304.1565</text:p>
          </table:table-cell>
          <table:table-cell office:value-type="float" office:value="390.2893">
            <text:p>390.2893</text:p>
          </table:table-cell>
          <table:table-cell office:value-type="float" office:value="476.42212">
            <text:p>476.42212</text:p>
          </table:table-cell>
          <table:table-cell office:value-type="float" office:value="562.55493">
            <text:p>562.55493</text:p>
          </table:table-cell>
          <table:table-cell office:value-type="float" office:value="648.68774">
            <text:p>648.68774</text:p>
          </table:table-cell>
          <table:table-cell office:value-type="float" office:value="734.82056">
            <text:p>734.82056</text:p>
          </table:table-cell>
          <table:table-cell office:value-type="float" office:value="820.95337">
            <text:p>820.95337</text:p>
          </table:table-cell>
          <table:table-cell office:value-type="float" office:value="907.0862">
            <text:p>907.0862</text:p>
          </table:table-cell>
          <table:table-cell office:value-type="float" office:value="993.219">
            <text:p>993.219</text:p>
          </table:table-cell>
          <table:table-cell office:value-type="float" office:value="1079.3518">
            <text:p>1079.3518</text:p>
          </table:table-cell>
          <table:table-cell office:value-type="float" office:value="1165.4846">
            <text:p>1165.4846</text:p>
          </table:table-cell>
          <table:table-cell office:value-type="float" office:value="1251.6174">
            <text:p>1251.6174</text:p>
          </table:table-cell>
          <table:table-cell office:value-type="float" office:value="1337.7502">
            <text:p>1337.7502</text:p>
          </table:table-cell>
          <table:table-cell office:value-type="float" office:value="1423.883">
            <text:p>1423.883</text:p>
          </table:table-cell>
          <table:table-cell office:value-type="float" office:value="1510.0159">
            <text:p>1510.0159</text:p>
          </table:table-cell>
          <table:table-cell office:value-type="float" office:value="1596.1487">
            <text:p>1596.1487</text:p>
          </table:table-cell>
          <table:table-cell office:value-type="float" office:value="1682.2815">
            <text:p>1682.2815</text:p>
          </table:table-cell>
          <table:table-cell office:value-type="float" office:value="1768.4143">
            <text:p>1768.4143</text:p>
          </table:table-cell>
          <table:table-cell office:value-type="float" office:value="1854.5471">
            <text:p>1854.5471</text:p>
          </table:table-cell>
          <table:table-cell office:value-type="float" office:value="1940.6799">
            <text:p>1940.6799</text:p>
          </table:table-cell>
          <table:table-cell office:value-type="float" office:value="2026.8127">
            <text:p>2026.8127</text:p>
          </table:table-cell>
          <table:table-cell office:value-type="float" office:value="2112.9456">
            <text:p>2112.9456</text:p>
          </table:table-cell>
          <table:table-cell office:value-type="float" office:value="2199.0784">
            <text:p>2199.0784</text:p>
          </table:table-cell>
          <table:table-cell office:value-type="float" office:value="2285.2112">
            <text:p>2285.2112</text:p>
          </table:table-cell>
          <table:table-cell office:value-type="float" office:value="2371.344">
            <text:p>2371.344</text:p>
          </table:table-cell>
          <table:table-cell office:value-type="float" office:value="2457.4768">
            <text:p>2457.4768</text:p>
          </table:table-cell>
          <table:table-cell office:value-type="float" office:value="2543.6096">
            <text:p>2543.6096</text:p>
          </table:table-cell>
          <table:table-cell office:value-type="float" office:value="2629.7424">
            <text:p>2629.7424</text:p>
          </table:table-cell>
          <table:table-cell office:value-type="float" office:value="2715.8752">
            <text:p>2715.8752</text:p>
          </table:table-cell>
          <table:table-cell office:value-type="float" office:value="2802.008">
            <text:p>2802.008</text:p>
          </table:table-cell>
          <table:table-cell office:value-type="float" office:value="2888.1409">
            <text:p>2888.1409</text:p>
          </table:table-cell>
          <table:table-cell office:value-type="float" office:value="2974.2737">
            <text:p>2974.2737</text:p>
          </table:table-cell>
          <table:table-cell office:value-type="float" office:value="3060.4065">
            <text:p>3060.4065</text:p>
          </table:table-cell>
          <table:table-cell office:value-type="float" office:value="3146.5393">
            <text:p>3146.5393</text:p>
          </table:table-cell>
          <table:table-cell office:value-type="float" office:value="3232.672">
            <text:p>3232.672</text:p>
          </table:table-cell>
          <table:table-cell office:value-type="float" office:value="3318.805">
            <text:p>3318.805</text:p>
          </table:table-cell>
          <table:table-cell office:value-type="float" office:value="3404.9377">
            <text:p>3404.9377</text:p>
          </table:table-cell>
          <table:table-cell office:value-type="float" office:value="3491.0706">
            <text:p>3491.0706</text:p>
          </table:table-cell>
          <table:table-cell office:value-type="float" office:value="3577.2034">
            <text:p>3577.2034</text:p>
          </table:table-cell>
          <table:table-cell office:value-type="float" office:value="3663.3362">
            <text:p>3663.3362</text:p>
          </table:table-cell>
          <table:table-cell office:value-type="float" office:value="3749.469">
            <text:p>3749.469</text:p>
          </table:table-cell>
          <table:table-cell office:value-type="float" office:value="3835.6018">
            <text:p>3835.6018</text:p>
          </table:table-cell>
          <table:table-cell office:value-type="float" office:value="3921.7346">
            <text:p>3921.7346</text:p>
          </table:table-cell>
          <table:table-cell office:value-type="float" office:value="4007.8674">
            <text:p>4007.8674</text:p>
          </table:table-cell>
          <table:table-cell office:value-type="float" office:value="4094.0005">
            <text:p>4094.0005</text:p>
          </table:table-cell>
          <table:table-cell office:value-type="float" office:value="4180.1333">
            <text:p>4180.1333</text:p>
          </table:table-cell>
          <table:table-cell office:value-type="float" office:value="4266.266">
            <text:p>4266.266</text:p>
          </table:table-cell>
          <table:table-cell office:value-type="float" office:value="4352.399">
            <text:p>4352.399</text:p>
          </table:table-cell>
          <table:table-cell office:value-type="float" office:value="4438.5317">
            <text:p>4438.5317</text:p>
          </table:table-cell>
          <table:table-cell office:value-type="float" office:value="4524.6646">
            <text:p>4524.6646</text:p>
          </table:table-cell>
          <table:table-cell office:value-type="float" office:value="4610.7974">
            <text:p>4610.7974</text:p>
          </table:table-cell>
          <table:table-cell office:value-type="float" office:value="4696.93">
            <text:p>4696.93</text:p>
          </table:table-cell>
          <table:table-cell office:value-type="float" office:value="4783.063">
            <text:p>4783.063</text:p>
          </table:table-cell>
          <table:table-cell office:value-type="float" office:value="4869.196">
            <text:p>4869.196</text:p>
          </table:table-cell>
          <table:table-cell office:value-type="float" office:value="4955.3286">
            <text:p>4955.3286</text:p>
          </table:table-cell>
          <table:table-cell office:value-type="float" office:value="5041.4614">
            <text:p>5041.4614</text:p>
          </table:table-cell>
          <table:table-cell office:value-type="float" office:value="5127.594">
            <text:p>5127.594</text:p>
          </table:table-cell>
          <table:table-cell office:value-type="float" office:value="5213.727">
            <text:p>5213.727</text:p>
          </table:table-cell>
          <table:table-cell office:value-type="float" office:value="5299.86">
            <text:p>5299.86</text:p>
          </table:table-cell>
          <table:table-cell office:value-type="float" office:value="5385.9927">
            <text:p>5385.9927</text:p>
          </table:table-cell>
          <table:table-cell office:value-type="float" office:value="5472.1255">
            <text:p>5472.1255</text:p>
          </table:table-cell>
          <table:table-cell office:value-type="float" office:value="5558.2583">
            <text:p>5558.2583</text:p>
          </table:table-cell>
          <table:table-cell office:value-type="float" office:value="5644.391">
            <text:p>5644.391</text:p>
          </table:table-cell>
          <table:table-cell office:value-type="float" office:value="5730.524">
            <text:p>5730.524</text:p>
          </table:table-cell>
          <table:table-cell office:value-type="float" office:value="5816.6567">
            <text:p>5816.6567</text:p>
          </table:table-cell>
          <table:table-cell office:value-type="float" office:value="5902.7896">
            <text:p>5902.7896</text:p>
          </table:table-cell>
          <table:table-cell office:value-type="float" office:value="5988.9224">
            <text:p>5988.9224</text:p>
          </table:table-cell>
          <table:table-cell office:value-type="float" office:value="6075.055">
            <text:p>6075.055</text:p>
          </table:table-cell>
          <table:table-cell office:value-type="float" office:value="6161.188">
            <text:p>6161.188</text:p>
          </table:table-cell>
          <table:table-cell office:value-type="float" office:value="6247.321">
            <text:p>6247.321</text:p>
          </table:table-cell>
          <table:table-cell office:value-type="float" office:value="6333.4536">
            <text:p>6333.4536</text:p>
          </table:table-cell>
          <table:table-cell office:value-type="float" office:value="6419.5864">
            <text:p>6419.5864</text:p>
          </table:table-cell>
          <table:table-cell office:value-type="float" office:value="6505.719">
            <text:p>6505.719</text:p>
          </table:table-cell>
          <table:table-cell office:value-type="float" office:value="6591.852">
            <text:p>6591.852</text:p>
          </table:table-cell>
          <table:table-cell office:value-type="float" office:value="6677.985">
            <text:p>6677.985</text:p>
          </table:table-cell>
          <table:table-cell office:value-type="float" office:value="6764.1177">
            <text:p>6764.1177</text:p>
          </table:table-cell>
          <table:table-cell office:value-type="float" office:value="6850.2505">
            <text:p>6850.2505</text:p>
          </table:table-cell>
          <table:table-cell office:value-type="float" office:value="6936.3833">
            <text:p>6936.3833</text:p>
          </table:table-cell>
          <table:table-cell office:value-type="float" office:value="7022.516">
            <text:p>7022.516</text:p>
          </table:table-cell>
          <table:table-cell office:value-type="float" office:value="7108.649">
            <text:p>7108.649</text:p>
          </table:table-cell>
          <table:table-cell office:value-type="float" office:value="7194.7817">
            <text:p>7194.7817</text:p>
          </table:table-cell>
          <table:table-cell office:value-type="float" office:value="7280.9146">
            <text:p>7280.9146</text:p>
          </table:table-cell>
          <table:table-cell office:value-type="float" office:value="7367.0474">
            <text:p>7367.0474</text:p>
          </table:table-cell>
          <table:table-cell office:value-type="float" office:value="7453.18">
            <text:p>7453.18</text:p>
          </table:table-cell>
          <table:table-cell office:value-type="float" office:value="7539.313">
            <text:p>7539.313</text:p>
          </table:table-cell>
          <table:table-cell office:value-type="float" office:value="7625.446">
            <text:p>7625.446</text:p>
          </table:table-cell>
          <table:table-cell office:value-type="float" office:value="7711.5786">
            <text:p>7711.5786</text:p>
          </table:table-cell>
          <table:table-cell office:value-type="float" office:value="7797.7114">
            <text:p>7797.7114</text:p>
          </table:table-cell>
          <table:table-cell office:value-type="float" office:value="7883.844">
            <text:p>7883.844</text:p>
          </table:table-cell>
          <table:table-cell office:value-type="float" office:value="7969.977">
            <text:p>7969.977</text:p>
          </table:table-cell>
          <table:table-cell office:value-type="float" office:value="8056.11">
            <text:p>8056.11</text:p>
          </table:table-cell>
          <table:table-cell office:value-type="float" office:value="8142.2427">
            <text:p>8142.2427</text:p>
          </table:table-cell>
          <table:table-cell office:value-type="float" office:value="8228.372">
            <text:p>8228.372</text:p>
          </table:table-cell>
          <table:table-cell office:value-type="float" office:value="8314.498">
            <text:p>8314.498</text:p>
          </table:table-cell>
          <table:table-cell office:value-type="float" office:value="8400.623">
            <text:p>8400.623</text:p>
          </table:table-cell>
          <table:table-cell office:value-type="float" office:value="8486.748">
            <text:p>8486.748</text:p>
          </table:table-cell>
          <table:table-cell office:value-type="float" office:value="8572.873">
            <text:p>8572.873</text:p>
          </table:table-cell>
          <table:table-cell office:value-type="float" office:value="8658.998">
            <text:p>8658.998</text:p>
          </table:table-cell>
          <table:table-cell office:value-type="float" office:value="8745.123">
            <text:p>8745.123</text:p>
          </table:table-cell>
          <table:table-cell office:value-type="float" office:value="8831.248">
            <text:p>8831.248</text:p>
          </table:table-cell>
          <table:table-cell office:value-type="float" office:value="8917.373">
            <text:p>8917.373</text:p>
          </table:table-cell>
          <table:table-cell office:value-type="float" office:value="9003.498">
            <text:p>9003.498</text:p>
          </table:table-cell>
          <table:table-cell office:value-type="float" office:value="9089.623">
            <text:p>9089.623</text:p>
          </table:table-cell>
          <table:table-cell office:value-type="float" office:value="9175.748">
            <text:p>9175.748</text:p>
          </table:table-cell>
          <table:table-cell office:value-type="float" office:value="9261.873">
            <text:p>9261.873</text:p>
          </table:table-cell>
          <table:table-cell office:value-type="float" office:value="9347.998">
            <text:p>9347.998</text:p>
          </table:table-cell>
          <table:table-cell office:value-type="float" office:value="9434.123">
            <text:p>9434.123</text:p>
          </table:table-cell>
          <table:table-cell office:value-type="float" office:value="9520.248">
            <text:p>9520.248</text:p>
          </table:table-cell>
          <table:table-cell office:value-type="float" office:value="9606.373">
            <text:p>9606.373</text:p>
          </table:table-cell>
          <table:table-cell office:value-type="float" office:value="9692.498">
            <text:p>9692.498</text:p>
          </table:table-cell>
          <table:table-cell office:value-type="float" office:value="9778.623">
            <text:p>9778.623</text:p>
          </table:table-cell>
          <table:table-cell office:value-type="float" office:value="9864.748">
            <text:p>9864.748</text:p>
          </table:table-cell>
          <table:table-cell office:value-type="float" office:value="9950.873">
            <text:p>9950.873</text:p>
          </table:table-cell>
          <table:table-cell office:value-type="float" office:value="10036.998">
            <text:p>10036.998</text:p>
          </table:table-cell>
          <table:table-cell office:value-type="float" office:value="10123.123">
            <text:p>10123.123</text:p>
          </table:table-cell>
          <table:table-cell office:value-type="float" office:value="10209.248">
            <text:p>10209.248</text:p>
          </table:table-cell>
          <table:table-cell office:value-type="float" office:value="10295.373">
            <text:p>10295.373</text:p>
          </table:table-cell>
          <table:table-cell office:value-type="float" office:value="10381.498">
            <text:p>10381.498</text:p>
          </table:table-cell>
          <table:table-cell office:value-type="float" office:value="10467.623">
            <text:p>10467.623</text:p>
          </table:table-cell>
          <table:table-cell office:value-type="float" office:value="10553.748">
            <text:p>10553.748</text:p>
          </table:table-cell>
          <table:table-cell office:value-type="float" office:value="10639.873">
            <text:p>10639.873</text:p>
          </table:table-cell>
          <table:table-cell office:value-type="float" office:value="10725.998">
            <text:p>10725.998</text:p>
          </table:table-cell>
          <table:table-cell office:value-type="float" office:value="10812.123">
            <text:p>10812.123</text:p>
          </table:table-cell>
          <table:table-cell office:value-type="float" office:value="10898.248">
            <text:p>10898.248</text:p>
          </table:table-cell>
          <table:table-cell office:value-type="float" office:value="10984.373">
            <text:p>10984.373</text:p>
          </table:table-cell>
          <table:table-cell office:value-type="float" office:value="11070.498">
            <text:p>11070.498</text:p>
          </table:table-cell>
          <table:table-cell office:value-type="float" office:value="11156.623">
            <text:p>11156.623</text:p>
          </table:table-cell>
          <table:table-cell office:value-type="float" office:value="11242.748">
            <text:p>11242.748</text:p>
          </table:table-cell>
          <table:table-cell office:value-type="float" office:value="11328.873">
            <text:p>11328.873</text:p>
          </table:table-cell>
          <table:table-cell office:value-type="float" office:value="11414.998">
            <text:p>11414.998</text:p>
          </table:table-cell>
          <table:table-cell office:value-type="float" office:value="11501.123">
            <text:p>11501.123</text:p>
          </table:table-cell>
          <table:table-cell office:value-type="float" office:value="11587.248">
            <text:p>11587.248</text:p>
          </table:table-cell>
          <table:table-cell office:value-type="float" office:value="11673.373">
            <text:p>11673.373</text:p>
          </table:table-cell>
          <table:table-cell office:value-type="float" office:value="11759.498">
            <text:p>11759.498</text:p>
          </table:table-cell>
          <table:table-cell office:value-type="float" office:value="11845.623">
            <text:p>11845.623</text:p>
          </table:table-cell>
          <table:table-cell office:value-type="float" office:value="11931.748">
            <text:p>11931.748</text:p>
          </table:table-cell>
          <table:table-cell office:value-type="float" office:value="12017.873">
            <text:p>12017.873</text:p>
          </table:table-cell>
          <table:table-cell office:value-type="float" office:value="12103.998">
            <text:p>12103.998</text:p>
          </table:table-cell>
          <table:table-cell office:value-type="float" office:value="12190.123">
            <text:p>12190.123</text:p>
          </table:table-cell>
          <table:table-cell office:value-type="float" office:value="12276.248">
            <text:p>12276.248</text:p>
          </table:table-cell>
          <table:table-cell office:value-type="float" office:value="12362.373">
            <text:p>12362.373</text:p>
          </table:table-cell>
          <table:table-cell office:value-type="float" office:value="12448.498">
            <text:p>12448.498</text:p>
          </table:table-cell>
          <table:table-cell office:value-type="float" office:value="12534.623">
            <text:p>12534.623</text:p>
          </table:table-cell>
          <table:table-cell office:value-type="float" office:value="12620.748">
            <text:p>12620.748</text:p>
          </table:table-cell>
          <table:table-cell office:value-type="float" office:value="12706.873">
            <text:p>12706.873</text:p>
          </table:table-cell>
          <table:table-cell office:value-type="float" office:value="12792.998">
            <text:p>12792.998</text:p>
          </table:table-cell>
          <table:table-cell office:value-type="float" office:value="12879.123">
            <text:p>12879.123</text:p>
          </table:table-cell>
          <table:table-cell office:value-type="float" office:value="12965.248">
            <text:p>12965.248</text:p>
          </table:table-cell>
          <table:table-cell office:value-type="float" office:value="13051.373">
            <text:p>13051.373</text:p>
          </table:table-cell>
          <table:table-cell office:value-type="float" office:value="13137.498">
            <text:p>13137.498</text:p>
          </table:table-cell>
          <table:table-cell office:value-type="float" office:value="13223.623">
            <text:p>13223.623</text:p>
          </table:table-cell>
          <table:table-cell office:value-type="float" office:value="13309.748">
            <text:p>13309.748</text:p>
          </table:table-cell>
          <table:table-cell office:value-type="float" office:value="13395.873">
            <text:p>13395.873</text:p>
          </table:table-cell>
          <table:table-cell office:value-type="float" office:value="13481.998">
            <text:p>13481.998</text:p>
          </table:table-cell>
          <table:table-cell office:value-type="float" office:value="13568.123">
            <text:p>13568.123</text:p>
          </table:table-cell>
          <table:table-cell office:value-type="float" office:value="13654.248">
            <text:p>13654.248</text:p>
          </table:table-cell>
          <table:table-cell office:value-type="float" office:value="13740.373">
            <text:p>13740.373</text:p>
          </table:table-cell>
          <table:table-cell office:value-type="float" office:value="13826.498">
            <text:p>13826.498</text:p>
          </table:table-cell>
          <table:table-cell office:value-type="float" office:value="13912.623">
            <text:p>13912.623</text:p>
          </table:table-cell>
          <table:table-cell office:value-type="float" office:value="13998.748">
            <text:p>13998.748</text:p>
          </table:table-cell>
          <table:table-cell office:value-type="float" office:value="14084.873">
            <text:p>14084.873</text:p>
          </table:table-cell>
          <table:table-cell office:value-type="float" office:value="14170.998">
            <text:p>14170.998</text:p>
          </table:table-cell>
          <table:table-cell office:value-type="float" office:value="14257.123">
            <text:p>14257.123</text:p>
          </table:table-cell>
          <table:table-cell office:value-type="float" office:value="14343.248">
            <text:p>14343.248</text:p>
          </table:table-cell>
          <table:table-cell office:value-type="float" office:value="14429.373">
            <text:p>14429.373</text:p>
          </table:table-cell>
          <table:table-cell office:value-type="float" office:value="14515.498">
            <text:p>14515.498</text:p>
          </table:table-cell>
          <table:table-cell office:value-type="float" office:value="14601.623">
            <text:p>14601.623</text:p>
          </table:table-cell>
          <table:table-cell office:value-type="float" office:value="14687.748">
            <text:p>14687.748</text:p>
          </table:table-cell>
          <table:table-cell office:value-type="float" office:value="14773.873">
            <text:p>14773.873</text:p>
          </table:table-cell>
          <table:table-cell office:value-type="float" office:value="14859.998">
            <text:p>14859.998</text:p>
          </table:table-cell>
          <table:table-cell office:value-type="float" office:value="14946.123">
            <text:p>14946.123</text:p>
          </table:table-cell>
          <table:table-cell office:value-type="float" office:value="15032.248">
            <text:p>15032.248</text:p>
          </table:table-cell>
          <table:table-cell office:value-type="float" office:value="15118.373">
            <text:p>15118.373</text:p>
          </table:table-cell>
          <table:table-cell office:value-type="float" office:value="15204.498">
            <text:p>15204.498</text:p>
          </table:table-cell>
          <table:table-cell office:value-type="float" office:value="15290.623">
            <text:p>15290.623</text:p>
          </table:table-cell>
          <table:table-cell office:value-type="float" office:value="15376.748">
            <text:p>15376.748</text:p>
          </table:table-cell>
          <table:table-cell office:value-type="float" office:value="15462.873">
            <text:p>15462.873</text:p>
          </table:table-cell>
          <table:table-cell office:value-type="float" office:value="15548.998">
            <text:p>15548.998</text:p>
          </table:table-cell>
          <table:table-cell office:value-type="float" office:value="15635.123">
            <text:p>15635.123</text:p>
          </table:table-cell>
          <table:table-cell office:value-type="float" office:value="15721.248">
            <text:p>15721.248</text:p>
          </table:table-cell>
          <table:table-cell office:value-type="float" office:value="15807.373">
            <text:p>15807.373</text:p>
          </table:table-cell>
          <table:table-cell office:value-type="float" office:value="15893.498">
            <text:p>15893.498</text:p>
          </table:table-cell>
          <table:table-cell office:value-type="float" office:value="15979.623">
            <text:p>15979.623</text:p>
          </table:table-cell>
          <table:table-cell office:value-type="float" office:value="16065.748">
            <text:p>16065.748</text:p>
          </table:table-cell>
          <table:table-cell office:value-type="float" office:value="16151.873">
            <text:p>16151.873</text:p>
          </table:table-cell>
          <table:table-cell office:value-type="float" office:value="16237.998">
            <text:p>16237.998</text:p>
          </table:table-cell>
          <table:table-cell office:value-type="float" office:value="16324.123">
            <text:p>16324.123</text:p>
          </table:table-cell>
          <table:table-cell office:value-type="float" office:value="16410.248">
            <text:p>16410.248</text:p>
          </table:table-cell>
          <table:table-cell office:value-type="float" office:value="16496.373">
            <text:p>16496.373</text:p>
          </table:table-cell>
          <table:table-cell office:value-type="float" office:value="16582.498">
            <text:p>16582.498</text:p>
          </table:table-cell>
          <table:table-cell office:value-type="float" office:value="16668.623">
            <text:p>16668.623</text:p>
          </table:table-cell>
          <table:table-cell office:value-type="float" office:value="16754.748">
            <text:p>16754.748</text:p>
          </table:table-cell>
          <table:table-cell office:value-type="float" office:value="16840.873">
            <text:p>16840.873</text:p>
          </table:table-cell>
          <table:table-cell office:value-type="float" office:value="16926.998">
            <text:p>16926.998</text:p>
          </table:table-cell>
          <table:table-cell office:value-type="float" office:value="17013.123">
            <text:p>17013.123</text:p>
          </table:table-cell>
          <table:table-cell office:value-type="float" office:value="17099.248">
            <text:p>17099.248</text:p>
          </table:table-cell>
          <table:table-cell office:value-type="float" office:value="17185.373">
            <text:p>17185.373</text:p>
          </table:table-cell>
          <table:table-cell office:value-type="float" office:value="17271.498">
            <text:p>17271.498</text:p>
          </table:table-cell>
          <table:table-cell office:value-type="float" office:value="17357.623">
            <text:p>17357.623</text:p>
          </table:table-cell>
          <table:table-cell office:value-type="float" office:value="17443.748">
            <text:p>17443.748</text:p>
          </table:table-cell>
          <table:table-cell office:value-type="float" office:value="17529.873">
            <text:p>17529.873</text:p>
          </table:table-cell>
          <table:table-cell table:style-name="Default" office:value-type="float" office:value="17615.998">
            <text:p>17615.998</text:p>
          </table:table-cell>
          <table:table-cell table:style-name="Default" office:value-type="float" office:value="17702.123">
            <text:p>17702.123</text:p>
          </table:table-cell>
          <table:table-cell office:value-type="float" office:value="17788.248">
            <text:p>17788.248</text:p>
          </table:table-cell>
          <table:table-cell office:value-type="float" office:value="17874.373">
            <text:p>17874.373</text:p>
          </table:table-cell>
          <table:table-cell office:value-type="float" office:value="17960.498">
            <text:p>17960.498</text:p>
          </table:table-cell>
          <table:table-cell office:value-type="float" office:value="18046.623">
            <text:p>18046.623</text:p>
          </table:table-cell>
          <table:table-cell office:value-type="float" office:value="18132.748">
            <text:p>18132.748</text:p>
          </table:table-cell>
          <table:table-cell office:value-type="float" office:value="18218.873">
            <text:p>18218.873</text:p>
          </table:table-cell>
          <table:table-cell office:value-type="float" office:value="18304.998">
            <text:p>18304.998</text:p>
          </table:table-cell>
          <table:table-cell office:value-type="float" office:value="18391.123">
            <text:p>18391.123</text:p>
          </table:table-cell>
          <table:table-cell office:value-type="float" office:value="18477.248">
            <text:p>18477.248</text:p>
          </table:table-cell>
          <table:table-cell office:value-type="float" office:value="18563.373">
            <text:p>18563.373</text:p>
          </table:table-cell>
          <table:table-cell office:value-type="float" office:value="18649.498">
            <text:p>18649.498</text:p>
          </table:table-cell>
          <table:table-cell office:value-type="float" office:value="18735.623">
            <text:p>18735.623</text:p>
          </table:table-cell>
          <table:table-cell office:value-type="float" office:value="18821.748">
            <text:p>18821.748</text:p>
          </table:table-cell>
          <table:table-cell office:value-type="float" office:value="18907.873">
            <text:p>18907.873</text:p>
          </table:table-cell>
          <table:table-cell office:value-type="float" office:value="18993.998">
            <text:p>18993.998</text:p>
          </table:table-cell>
          <table:table-cell office:value-type="float" office:value="19080.123">
            <text:p>19080.123</text:p>
          </table:table-cell>
          <table:table-cell office:value-type="float" office:value="19166.248">
            <text:p>19166.248</text:p>
          </table:table-cell>
          <table:table-cell office:value-type="float" office:value="19252.373">
            <text:p>19252.373</text:p>
          </table:table-cell>
          <table:table-cell office:value-type="float" office:value="19338.498">
            <text:p>19338.498</text:p>
          </table:table-cell>
          <table:table-cell office:value-type="float" office:value="19424.623">
            <text:p>19424.623</text:p>
          </table:table-cell>
          <table:table-cell office:value-type="float" office:value="19510.748">
            <text:p>19510.748</text:p>
          </table:table-cell>
          <table:table-cell office:value-type="float" office:value="19596.873">
            <text:p>19596.873</text:p>
          </table:table-cell>
          <table:table-cell office:value-type="float" office:value="19682.998">
            <text:p>19682.998</text:p>
          </table:table-cell>
          <table:table-cell office:value-type="float" office:value="19769.123">
            <text:p>19769.123</text:p>
          </table:table-cell>
          <table:table-cell office:value-type="float" office:value="19855.248">
            <text:p>19855.248</text:p>
          </table:table-cell>
          <table:table-cell office:value-type="float" office:value="19941.373">
            <text:p>19941.373</text:p>
          </table:table-cell>
          <table:table-cell office:value-type="float" office:value="20027.498">
            <text:p>20027.498</text:p>
          </table:table-cell>
          <table:table-cell office:value-type="float" office:value="20113.623">
            <text:p>20113.623</text:p>
          </table:table-cell>
          <table:table-cell office:value-type="float" office:value="20199.748">
            <text:p>20199.748</text:p>
          </table:table-cell>
          <table:table-cell office:value-type="float" office:value="20285.873">
            <text:p>20285.873</text:p>
          </table:table-cell>
          <table:table-cell office:value-type="float" office:value="20371.998">
            <text:p>20371.998</text:p>
          </table:table-cell>
          <table:table-cell office:value-type="float" office:value="20458.123">
            <text:p>20458.123</text:p>
          </table:table-cell>
          <table:table-cell office:value-type="float" office:value="20544.248">
            <text:p>20544.248</text:p>
          </table:table-cell>
          <table:table-cell office:value-type="float" office:value="20630.373">
            <text:p>20630.373</text:p>
          </table:table-cell>
          <table:table-cell office:value-type="float" office:value="20716.498">
            <text:p>20716.498</text:p>
          </table:table-cell>
          <table:table-cell office:value-type="float" office:value="20802.623">
            <text:p>20802.623</text:p>
          </table:table-cell>
          <table:table-cell office:value-type="float" office:value="20888.748">
            <text:p>20888.748</text:p>
          </table:table-cell>
          <table:table-cell office:value-type="float" office:value="20974.873">
            <text:p>20974.873</text:p>
          </table:table-cell>
          <table:table-cell office:value-type="float" office:value="21060.998">
            <text:p>21060.998</text:p>
          </table:table-cell>
          <table:table-cell office:value-type="float" office:value="21147.123">
            <text:p>21147.123</text:p>
          </table:table-cell>
          <table:table-cell office:value-type="float" office:value="21233.248">
            <text:p>21233.248</text:p>
          </table:table-cell>
          <table:table-cell office:value-type="float" office:value="21319.373">
            <text:p>21319.373</text:p>
          </table:table-cell>
          <table:table-cell office:value-type="float" office:value="21405.498">
            <text:p>21405.498</text:p>
          </table:table-cell>
          <table:table-cell office:value-type="float" office:value="21491.623">
            <text:p>21491.623</text:p>
          </table:table-cell>
          <table:table-cell office:value-type="float" office:value="21577.748">
            <text:p>21577.748</text:p>
          </table:table-cell>
          <table:table-cell office:value-type="float" office:value="21663.873">
            <text:p>21663.873</text:p>
          </table:table-cell>
          <table:table-cell office:value-type="float" office:value="21749.998">
            <text:p>21749.998</text:p>
          </table:table-cell>
          <table:table-cell office:value-type="float" office:value="21836.123">
            <text:p>21836.123</text:p>
          </table:table-cell>
          <table:table-cell/>
        </table:table-row>
        <table:table-row table:style-name="ro1">
          <table:table-cell office:value-type="string">
            <text:p>000 Days/01 - Tool - Vicarious.mp3</text:p>
          </table:table-cell>
          <table:table-cell office:value-type="float" office:value="0.2084653">
            <text:p>0.2084653</text:p>
          </table:table-cell>
          <table:table-cell office:value-type="float" office:value="0.26265216">
            <text:p>0.26265216</text:p>
          </table:table-cell>
          <table:table-cell office:value-type="float" office:value="0.12478052">
            <text:p>0.12478052</text:p>
          </table:table-cell>
          <table:table-cell office:value-type="float" office:value="0.082174964">
            <text:p>0.082174964</text:p>
          </table:table-cell>
          <table:table-cell office:value-type="float" office:value="0.039916947">
            <text:p>0.039916947</text:p>
          </table:table-cell>
          <table:table-cell office:value-type="float" office:value="0.046718754">
            <text:p>0.046718754</text:p>
          </table:table-cell>
          <table:table-cell office:value-type="float" office:value="0.037481565">
            <text:p>0.037481565</text:p>
          </table:table-cell>
          <table:table-cell office:value-type="float" office:value="0.03983622">
            <text:p>0.03983622</text:p>
          </table:table-cell>
          <table:table-cell office:value-type="float" office:value="0.032239325">
            <text:p>0.032239325</text:p>
          </table:table-cell>
          <table:table-cell office:value-type="float" office:value="0.03005266">
            <text:p>0.03005266</text:p>
          </table:table-cell>
          <table:table-cell office:value-type="float" office:value="0.03117915">
            <text:p>0.03117915</text:p>
          </table:table-cell>
          <table:table-cell office:value-type="float" office:value="0.02547596">
            <text:p>0.02547596</text:p>
          </table:table-cell>
          <table:table-cell office:value-type="float" office:value="0.0278862">
            <text:p>0.0278862</text:p>
          </table:table-cell>
          <table:table-cell office:value-type="float" office:value="0.032742865">
            <text:p>0.032742865</text:p>
          </table:table-cell>
          <table:table-cell office:value-type="float" office:value="0.02566793">
            <text:p>0.02566793</text:p>
          </table:table-cell>
          <table:table-cell office:value-type="float" office:value="0.035584424">
            <text:p>0.035584424</text:p>
          </table:table-cell>
          <table:table-cell office:value-type="float" office:value="0.02676035">
            <text:p>0.02676035</text:p>
          </table:table-cell>
          <table:table-cell office:value-type="float" office:value="0.029414907">
            <text:p>0.029414907</text:p>
          </table:table-cell>
          <table:table-cell office:value-type="float" office:value="0.03223253">
            <text:p>0.03223253</text:p>
          </table:table-cell>
          <table:table-cell office:value-type="float" office:value="0.031341586">
            <text:p>0.031341586</text:p>
          </table:table-cell>
          <table:table-cell office:value-type="float" office:value="0.037814684">
            <text:p>0.037814684</text:p>
          </table:table-cell>
          <table:table-cell office:value-type="float" office:value="0.034449562">
            <text:p>0.034449562</text:p>
          </table:table-cell>
          <table:table-cell office:value-type="float" office:value="0.03449501">
            <text:p>0.03449501</text:p>
          </table:table-cell>
          <table:table-cell office:value-type="float" office:value="0.037617672">
            <text:p>0.037617672</text:p>
          </table:table-cell>
          <table:table-cell office:value-type="float" office:value="0.0471417">
            <text:p>0.0471417</text:p>
          </table:table-cell>
          <table:table-cell office:value-type="float" office:value="0.059082918">
            <text:p>0.059082918</text:p>
          </table:table-cell>
          <table:table-cell office:value-type="float" office:value="0.05047145">
            <text:p>0.05047145</text:p>
          </table:table-cell>
          <table:table-cell office:value-type="float" office:value="0.046235394">
            <text:p>0.046235394</text:p>
          </table:table-cell>
          <table:table-cell office:value-type="float" office:value="0.032792695">
            <text:p>0.032792695</text:p>
          </table:table-cell>
          <table:table-cell office:value-type="float" office:value="0.03690019">
            <text:p>0.03690019</text:p>
          </table:table-cell>
          <table:table-cell office:value-type="float" office:value="0.05010057">
            <text:p>0.05010057</text:p>
          </table:table-cell>
          <table:table-cell office:value-type="float" office:value="0.042408578">
            <text:p>0.042408578</text:p>
          </table:table-cell>
          <table:table-cell office:value-type="float" office:value="0.03889047">
            <text:p>0.03889047</text:p>
          </table:table-cell>
          <table:table-cell office:value-type="float" office:value="0.035072997">
            <text:p>0.035072997</text:p>
          </table:table-cell>
          <table:table-cell office:value-type="float" office:value="0.032908138">
            <text:p>0.032908138</text:p>
          </table:table-cell>
          <table:table-cell office:value-type="float" office:value="0.03070236">
            <text:p>0.03070236</text:p>
          </table:table-cell>
          <table:table-cell office:value-type="float" office:value="0.040268984">
            <text:p>0.040268984</text:p>
          </table:table-cell>
          <table:table-cell office:value-type="float" office:value="0.042837538">
            <text:p>0.042837538</text:p>
          </table:table-cell>
          <table:table-cell office:value-type="float" office:value="0.046131644">
            <text:p>0.046131644</text:p>
          </table:table-cell>
          <table:table-cell office:value-type="float" office:value="0.047055904">
            <text:p>0.047055904</text:p>
          </table:table-cell>
          <table:table-cell office:value-type="float" office:value="0.042412672">
            <text:p>0.042412672</text:p>
          </table:table-cell>
          <table:table-cell office:value-type="float" office:value="0.041169167">
            <text:p>0.041169167</text:p>
          </table:table-cell>
          <table:table-cell office:value-type="float" office:value="0.03923091">
            <text:p>0.03923091</text:p>
          </table:table-cell>
          <table:table-cell office:value-type="float" office:value="0.038851727">
            <text:p>0.038851727</text:p>
          </table:table-cell>
          <table:table-cell office:value-type="float" office:value="0.037900608">
            <text:p>0.037900608</text:p>
          </table:table-cell>
          <table:table-cell office:value-type="float" office:value="0.04011456">
            <text:p>0.04011456</text:p>
          </table:table-cell>
          <table:table-cell office:value-type="float" office:value="0.040338952">
            <text:p>0.040338952</text:p>
          </table:table-cell>
          <table:table-cell office:value-type="float" office:value="0.03156149">
            <text:p>0.03156149</text:p>
          </table:table-cell>
          <table:table-cell office:value-type="float" office:value="0.033543356">
            <text:p>0.033543356</text:p>
          </table:table-cell>
          <table:table-cell office:value-type="float" office:value="0.035899054">
            <text:p>0.035899054</text:p>
          </table:table-cell>
          <table:table-cell office:value-type="float" office:value="0.030906659">
            <text:p>0.030906659</text:p>
          </table:table-cell>
          <table:table-cell office:value-type="float" office:value="0.02852757">
            <text:p>0.02852757</text:p>
          </table:table-cell>
          <table:table-cell office:value-type="float" office:value="0.030193208">
            <text:p>0.030193208</text:p>
          </table:table-cell>
          <table:table-cell office:value-type="float" office:value="0.029819457">
            <text:p>0.029819457</text:p>
          </table:table-cell>
          <table:table-cell office:value-type="float" office:value="0.033669226">
            <text:p>0.033669226</text:p>
          </table:table-cell>
          <table:table-cell office:value-type="float" office:value="0.033006225">
            <text:p>0.033006225</text:p>
          </table:table-cell>
          <table:table-cell office:value-type="float" office:value="0.033259396">
            <text:p>0.033259396</text:p>
          </table:table-cell>
          <table:table-cell office:value-type="float" office:value="0.032567374">
            <text:p>0.032567374</text:p>
          </table:table-cell>
          <table:table-cell office:value-type="float" office:value="0.03422867">
            <text:p>0.03422867</text:p>
          </table:table-cell>
          <table:table-cell office:value-type="float" office:value="0.03288">
            <text:p>0.03288</text:p>
          </table:table-cell>
          <table:table-cell office:value-type="float" office:value="0.03515061">
            <text:p>0.03515061</text:p>
          </table:table-cell>
          <table:table-cell office:value-type="float" office:value="0.029025732">
            <text:p>0.029025732</text:p>
          </table:table-cell>
          <table:table-cell office:value-type="float" office:value="0.028131139">
            <text:p>0.028131139</text:p>
          </table:table-cell>
          <table:table-cell office:value-type="float" office:value="0.026525788">
            <text:p>0.026525788</text:p>
          </table:table-cell>
          <table:table-cell office:value-type="float" office:value="0.02677692">
            <text:p>0.02677692</text:p>
          </table:table-cell>
          <table:table-cell office:value-type="float" office:value="0.025569363">
            <text:p>0.025569363</text:p>
          </table:table-cell>
          <table:table-cell office:value-type="float" office:value="0.024224795">
            <text:p>0.024224795</text:p>
          </table:table-cell>
          <table:table-cell office:value-type="float" office:value="0.023628648">
            <text:p>0.023628648</text:p>
          </table:table-cell>
          <table:table-cell office:value-type="float" office:value="0.026116448">
            <text:p>0.026116448</text:p>
          </table:table-cell>
          <table:table-cell office:value-type="float" office:value="0.025081107">
            <text:p>0.025081107</text:p>
          </table:table-cell>
          <table:table-cell office:value-type="float" office:value="0.025019202">
            <text:p>0.025019202</text:p>
          </table:table-cell>
          <table:table-cell office:value-type="float" office:value="0.024263527">
            <text:p>0.024263527</text:p>
          </table:table-cell>
          <table:table-cell office:value-type="float" office:value="0.025989357">
            <text:p>0.025989357</text:p>
          </table:table-cell>
          <table:table-cell office:value-type="float" office:value="0.025403805">
            <text:p>0.025403805</text:p>
          </table:table-cell>
          <table:table-cell office:value-type="float" office:value="0.024393206">
            <text:p>0.024393206</text:p>
          </table:table-cell>
          <table:table-cell office:value-type="float" office:value="0.021928051">
            <text:p>0.021928051</text:p>
          </table:table-cell>
          <table:table-cell office:value-type="float" office:value="0.022699269">
            <text:p>0.022699269</text:p>
          </table:table-cell>
          <table:table-cell office:value-type="float" office:value="0.023412943">
            <text:p>0.023412943</text:p>
          </table:table-cell>
          <table:table-cell office:value-type="float" office:value="0.023034848">
            <text:p>0.023034848</text:p>
          </table:table-cell>
          <table:table-cell office:value-type="float" office:value="0.020185573">
            <text:p>0.020185573</text:p>
          </table:table-cell>
          <table:table-cell office:value-type="float" office:value="0.019387016">
            <text:p>0.019387016</text:p>
          </table:table-cell>
          <table:table-cell office:value-type="float" office:value="0.0219125">
            <text:p>0.0219125</text:p>
          </table:table-cell>
          <table:table-cell office:value-type="float" office:value="0.019380035">
            <text:p>0.019380035</text:p>
          </table:table-cell>
          <table:table-cell office:value-type="float" office:value="0.019138828">
            <text:p>0.019138828</text:p>
          </table:table-cell>
          <table:table-cell office:value-type="float" office:value="0.020756816">
            <text:p>0.020756816</text:p>
          </table:table-cell>
          <table:table-cell office:value-type="float" office:value="0.020434104">
            <text:p>0.020434104</text:p>
          </table:table-cell>
          <table:table-cell office:value-type="float" office:value="0.018577483">
            <text:p>0.018577483</text:p>
          </table:table-cell>
          <table:table-cell office:value-type="float" office:value="0.018544542">
            <text:p>0.018544542</text:p>
          </table:table-cell>
          <table:table-cell office:value-type="float" office:value="0.018329894">
            <text:p>0.018329894</text:p>
          </table:table-cell>
          <table:table-cell office:value-type="float" office:value="0.020404765">
            <text:p>0.020404765</text:p>
          </table:table-cell>
          <table:table-cell office:value-type="float" office:value="0.017868206">
            <text:p>0.017868206</text:p>
          </table:table-cell>
          <table:table-cell office:value-type="float" office:value="0.019411672">
            <text:p>0.019411672</text:p>
          </table:table-cell>
          <table:table-cell office:value-type="float" office:value="0.018840222">
            <text:p>0.018840222</text:p>
          </table:table-cell>
          <table:table-cell office:value-type="float" office:value="0.018092724">
            <text:p>0.018092724</text:p>
          </table:table-cell>
          <table:table-cell office:value-type="float" office:value="0.01916343">
            <text:p>0.01916343</text:p>
          </table:table-cell>
          <table:table-cell office:value-type="float" office:value="0.023146331">
            <text:p>0.023146331</text:p>
          </table:table-cell>
          <table:table-cell office:value-type="float" office:value="0.021893436">
            <text:p>0.021893436</text:p>
          </table:table-cell>
          <table:table-cell office:value-type="float" office:value="0.019624626">
            <text:p>0.019624626</text:p>
          </table:table-cell>
          <table:table-cell office:value-type="float" office:value="0.018073851">
            <text:p>0.018073851</text:p>
          </table:table-cell>
          <table:table-cell office:value-type="float" office:value="0.020277228">
            <text:p>0.020277228</text:p>
          </table:table-cell>
          <table:table-cell office:value-type="float" office:value="0.02167748">
            <text:p>0.02167748</text:p>
          </table:table-cell>
          <table:table-cell office:value-type="float" office:value="0.020561997">
            <text:p>0.020561997</text:p>
          </table:table-cell>
          <table:table-cell office:value-type="float" office:value="0.019784747">
            <text:p>0.019784747</text:p>
          </table:table-cell>
          <table:table-cell office:value-type="float" office:value="0.019385679">
            <text:p>0.019385679</text:p>
          </table:table-cell>
          <table:table-cell office:value-type="float" office:value="0.018968906">
            <text:p>0.018968906</text:p>
          </table:table-cell>
          <table:table-cell office:value-type="float" office:value="0.018548712">
            <text:p>0.018548712</text:p>
          </table:table-cell>
          <table:table-cell office:value-type="float" office:value="0.01796876">
            <text:p>0.01796876</text:p>
          </table:table-cell>
          <table:table-cell office:value-type="float" office:value="0.01812762">
            <text:p>0.01812762</text:p>
          </table:table-cell>
          <table:table-cell office:value-type="float" office:value="0.017734028">
            <text:p>0.017734028</text:p>
          </table:table-cell>
          <table:table-cell office:value-type="float" office:value="0.01766163">
            <text:p>0.01766163</text:p>
          </table:table-cell>
          <table:table-cell office:value-type="float" office:value="0.016742053">
            <text:p>0.016742053</text:p>
          </table:table-cell>
          <table:table-cell office:value-type="float" office:value="0.018286962">
            <text:p>0.018286962</text:p>
          </table:table-cell>
          <table:table-cell office:value-type="float" office:value="0.018139318">
            <text:p>0.018139318</text:p>
          </table:table-cell>
          <table:table-cell office:value-type="float" office:value="0.018188007">
            <text:p>0.018188007</text:p>
          </table:table-cell>
          <table:table-cell office:value-type="float" office:value="0.018993048">
            <text:p>0.018993048</text:p>
          </table:table-cell>
          <table:table-cell office:value-type="float" office:value="0.017640548">
            <text:p>0.017640548</text:p>
          </table:table-cell>
          <table:table-cell office:value-type="float" office:value="0.0173145">
            <text:p>0.0173145</text:p>
          </table:table-cell>
          <table:table-cell office:value-type="float" office:value="0.016927062">
            <text:p>0.016927062</text:p>
          </table:table-cell>
          <table:table-cell office:value-type="float" office:value="0.018065432">
            <text:p>0.018065432</text:p>
          </table:table-cell>
          <table:table-cell office:value-type="float" office:value="0.01579107">
            <text:p>0.01579107</text:p>
          </table:table-cell>
          <table:table-cell office:value-type="float" office:value="0.014997">
            <text:p>0.014997</text:p>
          </table:table-cell>
          <table:table-cell office:value-type="float" office:value="0.015435537">
            <text:p>0.015435537</text:p>
          </table:table-cell>
          <table:table-cell office:value-type="float" office:value="0.015593728">
            <text:p>0.015593728</text:p>
          </table:table-cell>
          <table:table-cell office:value-type="float" office:value="0.016035615">
            <text:p>0.016035615</text:p>
          </table:table-cell>
          <table:table-cell office:value-type="float" office:value="0.015536401">
            <text:p>0.015536401</text:p>
          </table:table-cell>
          <table:table-cell office:value-type="float" office:value="0.015278338">
            <text:p>0.015278338</text:p>
          </table:table-cell>
          <table:table-cell office:value-type="float" office:value="0.018080298">
            <text:p>0.018080298</text:p>
          </table:table-cell>
          <table:table-cell office:value-type="float" office:value="0.016988574">
            <text:p>0.016988574</text:p>
          </table:table-cell>
          <table:table-cell office:value-type="float" office:value="0.015621039">
            <text:p>0.015621039</text:p>
          </table:table-cell>
          <table:table-cell office:value-type="float" office:value="0.015353083">
            <text:p>0.015353083</text:p>
          </table:table-cell>
          <table:table-cell office:value-type="float" office:value="0.0152441645">
            <text:p>0.0152441645</text:p>
          </table:table-cell>
          <table:table-cell office:value-type="float" office:value="0.0144748185">
            <text:p>0.0144748185</text:p>
          </table:table-cell>
          <table:table-cell office:value-type="float" office:value="0.014812133">
            <text:p>0.014812133</text:p>
          </table:table-cell>
          <table:table-cell office:value-type="float" office:value="0.013595355">
            <text:p>0.013595355</text:p>
          </table:table-cell>
          <table:table-cell office:value-type="float" office:value="0.013492176">
            <text:p>0.013492176</text:p>
          </table:table-cell>
          <table:table-cell office:value-type="float" office:value="0.013020087">
            <text:p>0.013020087</text:p>
          </table:table-cell>
          <table:table-cell office:value-type="float" office:value="0.013467454">
            <text:p>0.013467454</text:p>
          </table:table-cell>
          <table:table-cell office:value-type="float" office:value="0.0138003975">
            <text:p>0.0138003975</text:p>
          </table:table-cell>
          <table:table-cell office:value-type="float" office:value="0.01283261">
            <text:p>0.01283261</text:p>
          </table:table-cell>
          <table:table-cell office:value-type="float" office:value="0.012292236">
            <text:p>0.012292236</text:p>
          </table:table-cell>
          <table:table-cell office:value-type="float" office:value="0.012732326">
            <text:p>0.012732326</text:p>
          </table:table-cell>
          <table:table-cell office:value-type="float" office:value="0.01232473">
            <text:p>0.01232473</text:p>
          </table:table-cell>
          <table:table-cell office:value-type="float" office:value="0.012579246">
            <text:p>0.012579246</text:p>
          </table:table-cell>
          <table:table-cell office:value-type="float" office:value="0.012557964">
            <text:p>0.012557964</text:p>
          </table:table-cell>
          <table:table-cell office:value-type="float" office:value="0.012149641">
            <text:p>0.012149641</text:p>
          </table:table-cell>
          <table:table-cell office:value-type="float" office:value="0.01179117">
            <text:p>0.01179117</text:p>
          </table:table-cell>
          <table:table-cell office:value-type="float" office:value="0.011151413">
            <text:p>0.011151413</text:p>
          </table:table-cell>
          <table:table-cell office:value-type="float" office:value="0.011174703">
            <text:p>0.011174703</text:p>
          </table:table-cell>
          <table:table-cell office:value-type="float" office:value="0.011776203">
            <text:p>0.011776203</text:p>
          </table:table-cell>
          <table:table-cell office:value-type="float" office:value="0.010976487">
            <text:p>0.010976487</text:p>
          </table:table-cell>
          <table:table-cell office:value-type="float" office:value="0.011128628">
            <text:p>0.011128628</text:p>
          </table:table-cell>
          <table:table-cell office:value-type="float" office:value="0.0114220735">
            <text:p>0.0114220735</text:p>
          </table:table-cell>
          <table:table-cell office:value-type="float" office:value="0.011760661">
            <text:p>0.011760661</text:p>
          </table:table-cell>
          <table:table-cell office:value-type="float" office:value="0.011443532">
            <text:p>0.011443532</text:p>
          </table:table-cell>
          <table:table-cell office:value-type="float" office:value="0.010603662">
            <text:p>0.010603662</text:p>
          </table:table-cell>
          <table:table-cell office:value-type="float" office:value="0.010038528">
            <text:p>0.010038528</text:p>
          </table:table-cell>
          <table:table-cell office:value-type="float" office:value="0.009821123">
            <text:p>0.009821123</text:p>
          </table:table-cell>
          <table:table-cell office:value-type="float" office:value="0.010077376">
            <text:p>0.010077376</text:p>
          </table:table-cell>
          <table:table-cell office:value-type="float" office:value="0.010086981">
            <text:p>0.010086981</text:p>
          </table:table-cell>
          <table:table-cell office:value-type="float" office:value="0.009569038">
            <text:p>0.009569038</text:p>
          </table:table-cell>
          <table:table-cell office:value-type="float" office:value="0.009869501">
            <text:p>0.009869501</text:p>
          </table:table-cell>
          <table:table-cell office:value-type="float" office:value="0.0098504275">
            <text:p>0.0098504275</text:p>
          </table:table-cell>
          <table:table-cell office:value-type="float" office:value="0.009450141">
            <text:p>0.009450141</text:p>
          </table:table-cell>
          <table:table-cell office:value-type="float" office:value="0.009635671">
            <text:p>0.009635671</text:p>
          </table:table-cell>
          <table:table-cell office:value-type="float" office:value="0.009445635">
            <text:p>0.009445635</text:p>
          </table:table-cell>
          <table:table-cell office:value-type="float" office:value="0.009131735">
            <text:p>0.009131735</text:p>
          </table:table-cell>
          <table:table-cell office:value-type="float" office:value="0.009019939">
            <text:p>0.009019939</text:p>
          </table:table-cell>
          <table:table-cell office:value-type="float" office:value="0.00900462">
            <text:p>0.00900462</text:p>
          </table:table-cell>
          <table:table-cell office:value-type="float" office:value="0.009143485">
            <text:p>0.009143485</text:p>
          </table:table-cell>
          <table:table-cell office:value-type="float" office:value="0.008448296">
            <text:p>0.008448296</text:p>
          </table:table-cell>
          <table:table-cell office:value-type="float" office:value="0.008436642">
            <text:p>0.008436642</text:p>
          </table:table-cell>
          <table:table-cell office:value-type="float" office:value="0.008217684">
            <text:p>0.008217684</text:p>
          </table:table-cell>
          <table:table-cell office:value-type="float" office:value="0.008339922">
            <text:p>0.008339922</text:p>
          </table:table-cell>
          <table:table-cell office:value-type="float" office:value="0.008001087">
            <text:p>0.008001087</text:p>
          </table:table-cell>
          <table:table-cell office:value-type="float" office:value="0.007890015">
            <text:p>0.007890015</text:p>
          </table:table-cell>
          <table:table-cell office:value-type="float" office:value="0.0078059286">
            <text:p>0.0078059286</text:p>
          </table:table-cell>
          <table:table-cell office:value-type="float" office:value="0.007687229">
            <text:p>0.007687229</text:p>
          </table:table-cell>
          <table:table-cell office:value-type="float" office:value="0.0075086653">
            <text:p>0.0075086653</text:p>
          </table:table-cell>
          <table:table-cell office:value-type="float" office:value="0.007325761">
            <text:p>0.007325761</text:p>
          </table:table-cell>
          <table:table-cell office:value-type="float" office:value="0.007537458">
            <text:p>0.007537458</text:p>
          </table:table-cell>
          <table:table-cell office:value-type="float" office:value="0.007102141">
            <text:p>0.007102141</text:p>
          </table:table-cell>
          <table:table-cell office:value-type="float" office:value="0.0069811344">
            <text:p>0.0069811344</text:p>
          </table:table-cell>
          <table:table-cell office:value-type="float" office:value="0.006813483">
            <text:p>0.006813483</text:p>
          </table:table-cell>
          <table:table-cell office:value-type="float" office:value="0.0066856206">
            <text:p>0.0066856206</text:p>
          </table:table-cell>
          <table:table-cell office:value-type="float" office:value="0.0064167553">
            <text:p>0.0064167553</text:p>
          </table:table-cell>
          <table:table-cell office:value-type="float" office:value="0.006268402">
            <text:p>0.006268402</text:p>
          </table:table-cell>
          <table:table-cell office:value-type="float" office:value="0.006409594">
            <text:p>0.006409594</text:p>
          </table:table-cell>
          <table:table-cell office:value-type="float" office:value="0.0061074803">
            <text:p>0.0061074803</text:p>
          </table:table-cell>
          <table:table-cell office:value-type="float" office:value="0.0056936475">
            <text:p>0.0056936475</text:p>
          </table:table-cell>
          <table:table-cell office:value-type="float" office:value="0.0056087943">
            <text:p>0.0056087943</text:p>
          </table:table-cell>
          <table:table-cell office:value-type="float" office:value="0.0052331933">
            <text:p>0.0052331933</text:p>
          </table:table-cell>
          <table:table-cell office:value-type="float" office:value="0.0046861526">
            <text:p>0.0046861526</text:p>
          </table:table-cell>
          <table:table-cell office:value-type="float" office:value="0.0042452263">
            <text:p>0.0042452263</text:p>
          </table:table-cell>
          <table:table-cell office:value-type="float" office:value="0.00400568">
            <text:p>0.00400568</text:p>
          </table:table-cell>
          <table:table-cell office:value-type="float" office:value="0.0038206025">
            <text:p>0.0038206025</text:p>
          </table:table-cell>
          <table:table-cell office:value-type="float" office:value="0.003719097">
            <text:p>0.003719097</text:p>
          </table:table-cell>
          <table:table-cell office:value-type="float" office:value="0.0034095522">
            <text:p>0.0034095522</text:p>
          </table:table-cell>
          <table:table-cell office:value-type="float" office:value="0.003100882">
            <text:p>0.003100882</text:p>
          </table:table-cell>
          <table:table-cell office:value-type="float" office:value="0.00282482">
            <text:p>0.00282482</text:p>
          </table:table-cell>
          <table:table-cell office:value-type="float" office:value="0.0024191581">
            <text:p>0.0024191581</text:p>
          </table:table-cell>
          <table:table-cell office:value-type="float" office:value="0.0021040505">
            <text:p>0.0021040505</text:p>
          </table:table-cell>
          <table:table-cell office:value-type="float" office:value="0.0018219664">
            <text:p>0.0018219664</text:p>
          </table:table-cell>
          <table:table-cell office:value-type="float" office:value="0.0017156048">
            <text:p>0.0017156048</text:p>
          </table:table-cell>
          <table:table-cell office:value-type="float" office:value="0.0015954172">
            <text:p>0.0015954172</text:p>
          </table:table-cell>
          <table:table-cell office:value-type="float" office:value="0.0015397387">
            <text:p>0.0015397387</text:p>
          </table:table-cell>
          <table:table-cell table:style-name="Default" office:value-type="float" office:value="0.0014995558">
            <text:p>0.0014995558</text:p>
          </table:table-cell>
          <table:table-cell table:style-name="Default" office:value-type="float" office:value="0.0014781732">
            <text:p>0.0014781732</text:p>
          </table:table-cell>
          <table:table-cell office:value-type="float" office:value="0.0014738301">
            <text:p>0.0014738301</text:p>
          </table:table-cell>
          <table:table-cell office:value-type="float" office:value="0.0014725163">
            <text:p>0.0014725163</text:p>
          </table:table-cell>
          <table:table-cell office:value-type="float" office:value="0.0014706118">
            <text:p>0.0014706118</text:p>
          </table:table-cell>
          <table:table-cell office:value-type="float" office:value="0.0014705156">
            <text:p>0.0014705156</text:p>
          </table:table-cell>
          <table:table-cell office:value-type="float" office:value="0.0014734381">
            <text:p>0.0014734381</text:p>
          </table:table-cell>
          <table:table-cell office:value-type="float" office:value="0.0014752683">
            <text:p>0.0014752683</text:p>
          </table:table-cell>
          <table:table-cell office:value-type="float" office:value="0.0014762905">
            <text:p>0.0014762905</text:p>
          </table:table-cell>
          <table:table-cell office:value-type="float" office:value="0.0014784065">
            <text:p>0.0014784065</text:p>
          </table:table-cell>
          <table:table-cell office:value-type="float" office:value="0.0014810677">
            <text:p>0.0014810677</text:p>
          </table:table-cell>
          <table:table-cell office:value-type="float" office:value="0.0014857452">
            <text:p>0.0014857452</text:p>
          </table:table-cell>
          <table:table-cell office:value-type="float" office:value="0.0014884272">
            <text:p>0.0014884272</text:p>
          </table:table-cell>
          <table:table-cell office:value-type="float" office:value="0.0014905995">
            <text:p>0.0014905995</text:p>
          </table:table-cell>
          <table:table-cell office:value-type="float" office:value="0.0014929484">
            <text:p>0.0014929484</text:p>
          </table:table-cell>
          <table:table-cell office:value-type="float" office:value="0.0014997155">
            <text:p>0.0014997155</text:p>
          </table:table-cell>
          <table:table-cell office:value-type="float" office:value="0.0015054194">
            <text:p>0.0015054194</text:p>
          </table:table-cell>
          <table:table-cell office:value-type="float" office:value="0.0015072176">
            <text:p>0.0015072176</text:p>
          </table:table-cell>
          <table:table-cell office:value-type="float" office:value="0.0015097767">
            <text:p>0.0015097767</text:p>
          </table:table-cell>
          <table:table-cell office:value-type="float" office:value="0.0015149678">
            <text:p>0.0015149678</text:p>
          </table:table-cell>
          <table:table-cell office:value-type="float" office:value="0.0015207982">
            <text:p>0.0015207982</text:p>
          </table:table-cell>
          <table:table-cell office:value-type="float" office:value="0.0015243146">
            <text:p>0.0015243146</text:p>
          </table:table-cell>
          <table:table-cell office:value-type="float" office:value="0.0015267743">
            <text:p>0.0015267743</text:p>
          </table:table-cell>
          <table:table-cell office:value-type="float" office:value="0.0015307546">
            <text:p>0.0015307546</text:p>
          </table:table-cell>
          <table:table-cell office:value-type="float" office:value="0.0015371091">
            <text:p>0.0015371091</text:p>
          </table:table-cell>
          <table:table-cell office:value-type="float" office:value="0.0015395221">
            <text:p>0.0015395221</text:p>
          </table:table-cell>
          <table:table-cell office:value-type="float" office:value="0.0015425637">
            <text:p>0.0015425637</text:p>
          </table:table-cell>
          <table:table-cell office:value-type="float" office:value="0.001545255">
            <text:p>0.001545255</text:p>
          </table:table-cell>
          <table:table-cell office:value-type="float" office:value="0.0015492568">
            <text:p>0.0015492568</text:p>
          </table:table-cell>
          <table:table-cell office:value-type="float" office:value="0.0015548805">
            <text:p>0.0015548805</text:p>
          </table:table-cell>
          <table:table-cell office:value-type="float" office:value="0.0015588384">
            <text:p>0.0015588384</text:p>
          </table:table-cell>
          <table:table-cell office:value-type="float" office:value="0.0015623153">
            <text:p>0.0015623153</text:p>
          </table:table-cell>
          <table:table-cell office:value-type="float" office:value="0.0015656307">
            <text:p>0.0015656307</text:p>
          </table:table-cell>
          <table:table-cell office:value-type="float" office:value="0.0015736291">
            <text:p>0.0015736291</text:p>
          </table:table-cell>
          <table:table-cell office:value-type="float" office:value="0.0015780624">
            <text:p>0.0015780624</text:p>
          </table:table-cell>
          <table:table-cell office:value-type="float" office:value="0.0015822654">
            <text:p>0.0015822654</text:p>
          </table:table-cell>
          <table:table-cell office:value-type="float" office:value="0.0015886087">
            <text:p>0.0015886087</text:p>
          </table:table-cell>
          <table:table-cell office:value-type="float" office:value="0.0015950416">
            <text:p>0.0015950416</text:p>
          </table:table-cell>
          <table:table-cell office:value-type="float" office:value="0.0016001213">
            <text:p>0.0016001213</text:p>
          </table:table-cell>
          <table:table-cell office:value-type="float" office:value="0.0016043128">
            <text:p>0.0016043128</text:p>
          </table:table-cell>
          <table:table-cell office:value-type="float" office:value="0.0016095876">
            <text:p>0.0016095876</text:p>
          </table:table-cell>
          <table:table-cell office:value-type="float" office:value="0.0016149518">
            <text:p>0.0016149518</text:p>
          </table:table-cell>
          <table:table-cell office:value-type="float" office:value="0.0016206073">
            <text:p>0.0016206073</text:p>
          </table:table-cell>
          <table:table-cell office:value-type="float" office:value="0.0016269237">
            <text:p>0.0016269237</text:p>
          </table:table-cell>
          <table:table-cell office:value-type="float" office:value="0.0016309568">
            <text:p>0.0016309568</text:p>
          </table:table-cell>
          <table:table-cell office:value-type="float" office:value="0.001634525">
            <text:p>0.001634525</text:p>
          </table:table-cell>
          <table:table-cell office:value-type="float" office:value="0.0016427159">
            <text:p>0.0016427159</text:p>
          </table:table-cell>
          <table:table-cell office:value-type="float" office:value="0.0016473767">
            <text:p>0.0016473767</text:p>
          </table:table-cell>
          <table:table-cell office:value-type="float" office:value="0.0016501519">
            <text:p>0.0016501519</text:p>
          </table:table-cell>
          <table:table-cell office:value-type="float" office:value="0.0016545516">
            <text:p>0.0016545516</text:p>
          </table:table-cell>
          <table:table-cell/>
        </table:table-row>
        <table:table-row table:style-name="ro1">
          <table:table-cell office:value-type="string">
            <text:p>000 Days/02 - Tool - Jambi.mp3</text:p>
          </table:table-cell>
          <table:table-cell office:value-type="float" office:value="0.20536613">
            <text:p>0.20536613</text:p>
          </table:table-cell>
          <table:table-cell office:value-type="float" office:value="0.2785204">
            <text:p>0.2785204</text:p>
          </table:table-cell>
          <table:table-cell office:value-type="float" office:value="0.10367529">
            <text:p>0.10367529</text:p>
          </table:table-cell>
          <table:table-cell office:value-type="float" office:value="0.04897094">
            <text:p>0.04897094</text:p>
          </table:table-cell>
          <table:table-cell office:value-type="float" office:value="0.032194328">
            <text:p>0.032194328</text:p>
          </table:table-cell>
          <table:table-cell office:value-type="float" office:value="0.024551565">
            <text:p>0.024551565</text:p>
          </table:table-cell>
          <table:table-cell office:value-type="float" office:value="0.02883565">
            <text:p>0.02883565</text:p>
          </table:table-cell>
          <table:table-cell office:value-type="float" office:value="0.030596793">
            <text:p>0.030596793</text:p>
          </table:table-cell>
          <table:table-cell office:value-type="float" office:value="0.03470114">
            <text:p>0.03470114</text:p>
          </table:table-cell>
          <table:table-cell office:value-type="float" office:value="0.028543526">
            <text:p>0.028543526</text:p>
          </table:table-cell>
          <table:table-cell office:value-type="float" office:value="0.031866726">
            <text:p>0.031866726</text:p>
          </table:table-cell>
          <table:table-cell office:value-type="float" office:value="0.03008309">
            <text:p>0.03008309</text:p>
          </table:table-cell>
          <table:table-cell office:value-type="float" office:value="0.037864655">
            <text:p>0.037864655</text:p>
          </table:table-cell>
          <table:table-cell office:value-type="float" office:value="0.044300023">
            <text:p>0.044300023</text:p>
          </table:table-cell>
          <table:table-cell office:value-type="float" office:value="0.031702925">
            <text:p>0.031702925</text:p>
          </table:table-cell>
          <table:table-cell office:value-type="float" office:value="0.035535827">
            <text:p>0.035535827</text:p>
          </table:table-cell>
          <table:table-cell office:value-type="float" office:value="0.034721725">
            <text:p>0.034721725</text:p>
          </table:table-cell>
          <table:table-cell office:value-type="float" office:value="0.03509706">
            <text:p>0.03509706</text:p>
          </table:table-cell>
          <table:table-cell office:value-type="float" office:value="0.040608194">
            <text:p>0.040608194</text:p>
          </table:table-cell>
          <table:table-cell office:value-type="float" office:value="0.035422556">
            <text:p>0.035422556</text:p>
          </table:table-cell>
          <table:table-cell office:value-type="float" office:value="0.043240108">
            <text:p>0.043240108</text:p>
          </table:table-cell>
          <table:table-cell office:value-type="float" office:value="0.033863124">
            <text:p>0.033863124</text:p>
          </table:table-cell>
          <table:table-cell office:value-type="float" office:value="0.03321336">
            <text:p>0.03321336</text:p>
          </table:table-cell>
          <table:table-cell office:value-type="float" office:value="0.033483353">
            <text:p>0.033483353</text:p>
          </table:table-cell>
          <table:table-cell office:value-type="float" office:value="0.0424831">
            <text:p>0.0424831</text:p>
          </table:table-cell>
          <table:table-cell office:value-type="float" office:value="0.05757784">
            <text:p>0.05757784</text:p>
          </table:table-cell>
          <table:table-cell office:value-type="float" office:value="0.048048478">
            <text:p>0.048048478</text:p>
          </table:table-cell>
          <table:table-cell office:value-type="float" office:value="0.041588057">
            <text:p>0.041588057</text:p>
          </table:table-cell>
          <table:table-cell office:value-type="float" office:value="0.03406311">
            <text:p>0.03406311</text:p>
          </table:table-cell>
          <table:table-cell office:value-type="float" office:value="0.036171023">
            <text:p>0.036171023</text:p>
          </table:table-cell>
          <table:table-cell office:value-type="float" office:value="0.05153798">
            <text:p>0.05153798</text:p>
          </table:table-cell>
          <table:table-cell office:value-type="float" office:value="0.03967862">
            <text:p>0.03967862</text:p>
          </table:table-cell>
          <table:table-cell office:value-type="float" office:value="0.033111893">
            <text:p>0.033111893</text:p>
          </table:table-cell>
          <table:table-cell office:value-type="float" office:value="0.027200991">
            <text:p>0.027200991</text:p>
          </table:table-cell>
          <table:table-cell office:value-type="float" office:value="0.025529385">
            <text:p>0.025529385</text:p>
          </table:table-cell>
          <table:table-cell office:value-type="float" office:value="0.023697102">
            <text:p>0.023697102</text:p>
          </table:table-cell>
          <table:table-cell office:value-type="float" office:value="0.029789533">
            <text:p>0.029789533</text:p>
          </table:table-cell>
          <table:table-cell office:value-type="float" office:value="0.03231393">
            <text:p>0.03231393</text:p>
          </table:table-cell>
          <table:table-cell office:value-type="float" office:value="0.032477748">
            <text:p>0.032477748</text:p>
          </table:table-cell>
          <table:table-cell office:value-type="float" office:value="0.032778725">
            <text:p>0.032778725</text:p>
          </table:table-cell>
          <table:table-cell office:value-type="float" office:value="0.033001397">
            <text:p>0.033001397</text:p>
          </table:table-cell>
          <table:table-cell office:value-type="float" office:value="0.033024643">
            <text:p>0.033024643</text:p>
          </table:table-cell>
          <table:table-cell office:value-type="float" office:value="0.02934426">
            <text:p>0.02934426</text:p>
          </table:table-cell>
          <table:table-cell office:value-type="float" office:value="0.027829759">
            <text:p>0.027829759</text:p>
          </table:table-cell>
          <table:table-cell office:value-type="float" office:value="0.025956642">
            <text:p>0.025956642</text:p>
          </table:table-cell>
          <table:table-cell office:value-type="float" office:value="0.025376966">
            <text:p>0.025376966</text:p>
          </table:table-cell>
          <table:table-cell office:value-type="float" office:value="0.024698075">
            <text:p>0.024698075</text:p>
          </table:table-cell>
          <table:table-cell office:value-type="float" office:value="0.021145234">
            <text:p>0.021145234</text:p>
          </table:table-cell>
          <table:table-cell office:value-type="float" office:value="0.022470986">
            <text:p>0.022470986</text:p>
          </table:table-cell>
          <table:table-cell office:value-type="float" office:value="0.022445552">
            <text:p>0.022445552</text:p>
          </table:table-cell>
          <table:table-cell office:value-type="float" office:value="0.020915568">
            <text:p>0.020915568</text:p>
          </table:table-cell>
          <table:table-cell office:value-type="float" office:value="0.020424092">
            <text:p>0.020424092</text:p>
          </table:table-cell>
          <table:table-cell office:value-type="float" office:value="0.021157317">
            <text:p>0.021157317</text:p>
          </table:table-cell>
          <table:table-cell office:value-type="float" office:value="0.020376991">
            <text:p>0.020376991</text:p>
          </table:table-cell>
          <table:table-cell office:value-type="float" office:value="0.02190082">
            <text:p>0.02190082</text:p>
          </table:table-cell>
          <table:table-cell office:value-type="float" office:value="0.021267079">
            <text:p>0.021267079</text:p>
          </table:table-cell>
          <table:table-cell office:value-type="float" office:value="0.020751627">
            <text:p>0.020751627</text:p>
          </table:table-cell>
          <table:table-cell office:value-type="float" office:value="0.020832837">
            <text:p>0.020832837</text:p>
          </table:table-cell>
          <table:table-cell office:value-type="float" office:value="0.020645209">
            <text:p>0.020645209</text:p>
          </table:table-cell>
          <table:table-cell office:value-type="float" office:value="0.019866431">
            <text:p>0.019866431</text:p>
          </table:table-cell>
          <table:table-cell office:value-type="float" office:value="0.02130845">
            <text:p>0.02130845</text:p>
          </table:table-cell>
          <table:table-cell office:value-type="float" office:value="0.01879573">
            <text:p>0.01879573</text:p>
          </table:table-cell>
          <table:table-cell office:value-type="float" office:value="0.017968783">
            <text:p>0.017968783</text:p>
          </table:table-cell>
          <table:table-cell office:value-type="float" office:value="0.016864983">
            <text:p>0.016864983</text:p>
          </table:table-cell>
          <table:table-cell office:value-type="float" office:value="0.016828105">
            <text:p>0.016828105</text:p>
          </table:table-cell>
          <table:table-cell office:value-type="float" office:value="0.0169432">
            <text:p>0.0169432</text:p>
          </table:table-cell>
          <table:table-cell office:value-type="float" office:value="0.015295442">
            <text:p>0.015295442</text:p>
          </table:table-cell>
          <table:table-cell office:value-type="float" office:value="0.014638349">
            <text:p>0.014638349</text:p>
          </table:table-cell>
          <table:table-cell office:value-type="float" office:value="0.01623258">
            <text:p>0.01623258</text:p>
          </table:table-cell>
          <table:table-cell office:value-type="float" office:value="0.01633551">
            <text:p>0.01633551</text:p>
          </table:table-cell>
          <table:table-cell office:value-type="float" office:value="0.015010959">
            <text:p>0.015010959</text:p>
          </table:table-cell>
          <table:table-cell office:value-type="float" office:value="0.015304495">
            <text:p>0.015304495</text:p>
          </table:table-cell>
          <table:table-cell office:value-type="float" office:value="0.015416961">
            <text:p>0.015416961</text:p>
          </table:table-cell>
          <table:table-cell office:value-type="float" office:value="0.015255105">
            <text:p>0.015255105</text:p>
          </table:table-cell>
          <table:table-cell office:value-type="float" office:value="0.015309187">
            <text:p>0.015309187</text:p>
          </table:table-cell>
          <table:table-cell office:value-type="float" office:value="0.013830804">
            <text:p>0.013830804</text:p>
          </table:table-cell>
          <table:table-cell office:value-type="float" office:value="0.01490372">
            <text:p>0.01490372</text:p>
          </table:table-cell>
          <table:table-cell office:value-type="float" office:value="0.01563366">
            <text:p>0.01563366</text:p>
          </table:table-cell>
          <table:table-cell office:value-type="float" office:value="0.01468037">
            <text:p>0.01468037</text:p>
          </table:table-cell>
          <table:table-cell office:value-type="float" office:value="0.013124674">
            <text:p>0.013124674</text:p>
          </table:table-cell>
          <table:table-cell office:value-type="float" office:value="0.012933981">
            <text:p>0.012933981</text:p>
          </table:table-cell>
          <table:table-cell office:value-type="float" office:value="0.014200962">
            <text:p>0.014200962</text:p>
          </table:table-cell>
          <table:table-cell office:value-type="float" office:value="0.012846045">
            <text:p>0.012846045</text:p>
          </table:table-cell>
          <table:table-cell office:value-type="float" office:value="0.013073199">
            <text:p>0.013073199</text:p>
          </table:table-cell>
          <table:table-cell office:value-type="float" office:value="0.01464544">
            <text:p>0.01464544</text:p>
          </table:table-cell>
          <table:table-cell office:value-type="float" office:value="0.01350596">
            <text:p>0.01350596</text:p>
          </table:table-cell>
          <table:table-cell office:value-type="float" office:value="0.013444118">
            <text:p>0.013444118</text:p>
          </table:table-cell>
          <table:table-cell office:value-type="float" office:value="0.012854747">
            <text:p>0.012854747</text:p>
          </table:table-cell>
          <table:table-cell office:value-type="float" office:value="0.012518359">
            <text:p>0.012518359</text:p>
          </table:table-cell>
          <table:table-cell office:value-type="float" office:value="0.013549514">
            <text:p>0.013549514</text:p>
          </table:table-cell>
          <table:table-cell office:value-type="float" office:value="0.0120672835">
            <text:p>0.0120672835</text:p>
          </table:table-cell>
          <table:table-cell office:value-type="float" office:value="0.012024414">
            <text:p>0.012024414</text:p>
          </table:table-cell>
          <table:table-cell office:value-type="float" office:value="0.012771815">
            <text:p>0.012771815</text:p>
          </table:table-cell>
          <table:table-cell office:value-type="float" office:value="0.012424069">
            <text:p>0.012424069</text:p>
          </table:table-cell>
          <table:table-cell office:value-type="float" office:value="0.011978445">
            <text:p>0.011978445</text:p>
          </table:table-cell>
          <table:table-cell office:value-type="float" office:value="0.0141512435">
            <text:p>0.0141512435</text:p>
          </table:table-cell>
          <table:table-cell office:value-type="float" office:value="0.014144885">
            <text:p>0.014144885</text:p>
          </table:table-cell>
          <table:table-cell office:value-type="float" office:value="0.012790817">
            <text:p>0.012790817</text:p>
          </table:table-cell>
          <table:table-cell office:value-type="float" office:value="0.011786903">
            <text:p>0.011786903</text:p>
          </table:table-cell>
          <table:table-cell office:value-type="float" office:value="0.013236663">
            <text:p>0.013236663</text:p>
          </table:table-cell>
          <table:table-cell office:value-type="float" office:value="0.013079111">
            <text:p>0.013079111</text:p>
          </table:table-cell>
          <table:table-cell office:value-type="float" office:value="0.012795114">
            <text:p>0.012795114</text:p>
          </table:table-cell>
          <table:table-cell office:value-type="float" office:value="0.011229589">
            <text:p>0.011229589</text:p>
          </table:table-cell>
          <table:table-cell office:value-type="float" office:value="0.012502391">
            <text:p>0.012502391</text:p>
          </table:table-cell>
          <table:table-cell office:value-type="float" office:value="0.011838844">
            <text:p>0.011838844</text:p>
          </table:table-cell>
          <table:table-cell office:value-type="float" office:value="0.011026864">
            <text:p>0.011026864</text:p>
          </table:table-cell>
          <table:table-cell office:value-type="float" office:value="0.0114271175">
            <text:p>0.0114271175</text:p>
          </table:table-cell>
          <table:table-cell office:value-type="float" office:value="0.011572564">
            <text:p>0.011572564</text:p>
          </table:table-cell>
          <table:table-cell office:value-type="float" office:value="0.010530875">
            <text:p>0.010530875</text:p>
          </table:table-cell>
          <table:table-cell office:value-type="float" office:value="0.011313994">
            <text:p>0.011313994</text:p>
          </table:table-cell>
          <table:table-cell office:value-type="float" office:value="0.010694181">
            <text:p>0.010694181</text:p>
          </table:table-cell>
          <table:table-cell office:value-type="float" office:value="0.011416406">
            <text:p>0.011416406</text:p>
          </table:table-cell>
          <table:table-cell office:value-type="float" office:value="0.01125077">
            <text:p>0.01125077</text:p>
          </table:table-cell>
          <table:table-cell office:value-type="float" office:value="0.011692893">
            <text:p>0.011692893</text:p>
          </table:table-cell>
          <table:table-cell office:value-type="float" office:value="0.012417253">
            <text:p>0.012417253</text:p>
          </table:table-cell>
          <table:table-cell office:value-type="float" office:value="0.011786876">
            <text:p>0.011786876</text:p>
          </table:table-cell>
          <table:table-cell office:value-type="float" office:value="0.011311135">
            <text:p>0.011311135</text:p>
          </table:table-cell>
          <table:table-cell office:value-type="float" office:value="0.010871365">
            <text:p>0.010871365</text:p>
          </table:table-cell>
          <table:table-cell office:value-type="float" office:value="0.011005828">
            <text:p>0.011005828</text:p>
          </table:table-cell>
          <table:table-cell office:value-type="float" office:value="0.0100043155">
            <text:p>0.0100043155</text:p>
          </table:table-cell>
          <table:table-cell office:value-type="float" office:value="0.009643312">
            <text:p>0.009643312</text:p>
          </table:table-cell>
          <table:table-cell office:value-type="float" office:value="0.009721084">
            <text:p>0.009721084</text:p>
          </table:table-cell>
          <table:table-cell office:value-type="float" office:value="0.010145422">
            <text:p>0.010145422</text:p>
          </table:table-cell>
          <table:table-cell office:value-type="float" office:value="0.010123327">
            <text:p>0.010123327</text:p>
          </table:table-cell>
          <table:table-cell office:value-type="float" office:value="0.009691905">
            <text:p>0.009691905</text:p>
          </table:table-cell>
          <table:table-cell office:value-type="float" office:value="0.0095865475">
            <text:p>0.0095865475</text:p>
          </table:table-cell>
          <table:table-cell office:value-type="float" office:value="0.010668604">
            <text:p>0.010668604</text:p>
          </table:table-cell>
          <table:table-cell office:value-type="float" office:value="0.010157143">
            <text:p>0.010157143</text:p>
          </table:table-cell>
          <table:table-cell office:value-type="float" office:value="0.009671755">
            <text:p>0.009671755</text:p>
          </table:table-cell>
          <table:table-cell office:value-type="float" office:value="0.009091758">
            <text:p>0.009091758</text:p>
          </table:table-cell>
          <table:table-cell office:value-type="float" office:value="0.009225658">
            <text:p>0.009225658</text:p>
          </table:table-cell>
          <table:table-cell office:value-type="float" office:value="0.009026804">
            <text:p>0.009026804</text:p>
          </table:table-cell>
          <table:table-cell office:value-type="float" office:value="0.008777115">
            <text:p>0.008777115</text:p>
          </table:table-cell>
          <table:table-cell office:value-type="float" office:value="0.008674192">
            <text:p>0.008674192</text:p>
          </table:table-cell>
          <table:table-cell office:value-type="float" office:value="0.008705328">
            <text:p>0.008705328</text:p>
          </table:table-cell>
          <table:table-cell office:value-type="float" office:value="0.008349204">
            <text:p>0.008349204</text:p>
          </table:table-cell>
          <table:table-cell office:value-type="float" office:value="0.008614092">
            <text:p>0.008614092</text:p>
          </table:table-cell>
          <table:table-cell office:value-type="float" office:value="0.008847249">
            <text:p>0.008847249</text:p>
          </table:table-cell>
          <table:table-cell office:value-type="float" office:value="0.00860227">
            <text:p>0.00860227</text:p>
          </table:table-cell>
          <table:table-cell office:value-type="float" office:value="0.00790814">
            <text:p>0.00790814</text:p>
          </table:table-cell>
          <table:table-cell office:value-type="float" office:value="0.008118384">
            <text:p>0.008118384</text:p>
          </table:table-cell>
          <table:table-cell office:value-type="float" office:value="0.007958681">
            <text:p>0.007958681</text:p>
          </table:table-cell>
          <table:table-cell office:value-type="float" office:value="0.007844298">
            <text:p>0.007844298</text:p>
          </table:table-cell>
          <table:table-cell office:value-type="float" office:value="0.007882055">
            <text:p>0.007882055</text:p>
          </table:table-cell>
          <table:table-cell office:value-type="float" office:value="0.007933431">
            <text:p>0.007933431</text:p>
          </table:table-cell>
          <table:table-cell office:value-type="float" office:value="0.007704009">
            <text:p>0.007704009</text:p>
          </table:table-cell>
          <table:table-cell office:value-type="float" office:value="0.0073860865">
            <text:p>0.0073860865</text:p>
          </table:table-cell>
          <table:table-cell office:value-type="float" office:value="0.007355871">
            <text:p>0.007355871</text:p>
          </table:table-cell>
          <table:table-cell office:value-type="float" office:value="0.0073937844">
            <text:p>0.0073937844</text:p>
          </table:table-cell>
          <table:table-cell office:value-type="float" office:value="0.0073100543">
            <text:p>0.0073100543</text:p>
          </table:table-cell>
          <table:table-cell office:value-type="float" office:value="0.0073538246">
            <text:p>0.0073538246</text:p>
          </table:table-cell>
          <table:table-cell office:value-type="float" office:value="0.007890639">
            <text:p>0.007890639</text:p>
          </table:table-cell>
          <table:table-cell office:value-type="float" office:value="0.00795708">
            <text:p>0.00795708</text:p>
          </table:table-cell>
          <table:table-cell office:value-type="float" office:value="0.007475731">
            <text:p>0.007475731</text:p>
          </table:table-cell>
          <table:table-cell office:value-type="float" office:value="0.007113597">
            <text:p>0.007113597</text:p>
          </table:table-cell>
          <table:table-cell office:value-type="float" office:value="0.0068316674">
            <text:p>0.0068316674</text:p>
          </table:table-cell>
          <table:table-cell office:value-type="float" office:value="0.006719064">
            <text:p>0.006719064</text:p>
          </table:table-cell>
          <table:table-cell office:value-type="float" office:value="0.0067867963">
            <text:p>0.0067867963</text:p>
          </table:table-cell>
          <table:table-cell office:value-type="float" office:value="0.0070271934">
            <text:p>0.0070271934</text:p>
          </table:table-cell>
          <table:table-cell office:value-type="float" office:value="0.0066311513">
            <text:p>0.0066311513</text:p>
          </table:table-cell>
          <table:table-cell office:value-type="float" office:value="0.006749304">
            <text:p>0.006749304</text:p>
          </table:table-cell>
          <table:table-cell office:value-type="float" office:value="0.006702755">
            <text:p>0.006702755</text:p>
          </table:table-cell>
          <table:table-cell office:value-type="float" office:value="0.006596849">
            <text:p>0.006596849</text:p>
          </table:table-cell>
          <table:table-cell office:value-type="float" office:value="0.0064000436">
            <text:p>0.0064000436</text:p>
          </table:table-cell>
          <table:table-cell office:value-type="float" office:value="0.0061927936">
            <text:p>0.0061927936</text:p>
          </table:table-cell>
          <table:table-cell office:value-type="float" office:value="0.0060940394">
            <text:p>0.0060940394</text:p>
          </table:table-cell>
          <table:table-cell office:value-type="float" office:value="0.005874819">
            <text:p>0.005874819</text:p>
          </table:table-cell>
          <table:table-cell office:value-type="float" office:value="0.0059160837">
            <text:p>0.0059160837</text:p>
          </table:table-cell>
          <table:table-cell office:value-type="float" office:value="0.0061820173">
            <text:p>0.0061820173</text:p>
          </table:table-cell>
          <table:table-cell office:value-type="float" office:value="0.0057145725">
            <text:p>0.0057145725</text:p>
          </table:table-cell>
          <table:table-cell office:value-type="float" office:value="0.005530566">
            <text:p>0.005530566</text:p>
          </table:table-cell>
          <table:table-cell office:value-type="float" office:value="0.005632294">
            <text:p>0.005632294</text:p>
          </table:table-cell>
          <table:table-cell office:value-type="float" office:value="0.0058306823">
            <text:p>0.0058306823</text:p>
          </table:table-cell>
          <table:table-cell office:value-type="float" office:value="0.0055122906">
            <text:p>0.0055122906</text:p>
          </table:table-cell>
          <table:table-cell office:value-type="float" office:value="0.0054590604">
            <text:p>0.0054590604</text:p>
          </table:table-cell>
          <table:table-cell office:value-type="float" office:value="0.005443332">
            <text:p>0.005443332</text:p>
          </table:table-cell>
          <table:table-cell office:value-type="float" office:value="0.005457617">
            <text:p>0.005457617</text:p>
          </table:table-cell>
          <table:table-cell office:value-type="float" office:value="0.0052483636">
            <text:p>0.0052483636</text:p>
          </table:table-cell>
          <table:table-cell office:value-type="float" office:value="0.00520769">
            <text:p>0.00520769</text:p>
          </table:table-cell>
          <table:table-cell office:value-type="float" office:value="0.005104734">
            <text:p>0.005104734</text:p>
          </table:table-cell>
          <table:table-cell office:value-type="float" office:value="0.0049557113">
            <text:p>0.0049557113</text:p>
          </table:table-cell>
          <table:table-cell office:value-type="float" office:value="0.0049061943">
            <text:p>0.0049061943</text:p>
          </table:table-cell>
          <table:table-cell office:value-type="float" office:value="0.0048676026">
            <text:p>0.0048676026</text:p>
          </table:table-cell>
          <table:table-cell office:value-type="float" office:value="0.00471515">
            <text:p>0.00471515</text:p>
          </table:table-cell>
          <table:table-cell office:value-type="float" office:value="0.0045922217">
            <text:p>0.0045922217</text:p>
          </table:table-cell>
          <table:table-cell office:value-type="float" office:value="0.004565281">
            <text:p>0.004565281</text:p>
          </table:table-cell>
          <table:table-cell office:value-type="float" office:value="0.004517454">
            <text:p>0.004517454</text:p>
          </table:table-cell>
          <table:table-cell office:value-type="float" office:value="0.0043197423">
            <text:p>0.0043197423</text:p>
          </table:table-cell>
          <table:table-cell office:value-type="float" office:value="0.0040696817">
            <text:p>0.0040696817</text:p>
          </table:table-cell>
          <table:table-cell office:value-type="float" office:value="0.004109607">
            <text:p>0.004109607</text:p>
          </table:table-cell>
          <table:table-cell office:value-type="float" office:value="0.004009852">
            <text:p>0.004009852</text:p>
          </table:table-cell>
          <table:table-cell office:value-type="float" office:value="0.0035573486">
            <text:p>0.0035573486</text:p>
          </table:table-cell>
          <table:table-cell office:value-type="float" office:value="0.0032605024">
            <text:p>0.0032605024</text:p>
          </table:table-cell>
          <table:table-cell office:value-type="float" office:value="0.003172307">
            <text:p>0.003172307</text:p>
          </table:table-cell>
          <table:table-cell office:value-type="float" office:value="0.002963731">
            <text:p>0.002963731</text:p>
          </table:table-cell>
          <table:table-cell office:value-type="float" office:value="0.0027829409">
            <text:p>0.0027829409</text:p>
          </table:table-cell>
          <table:table-cell office:value-type="float" office:value="0.0026854998">
            <text:p>0.0026854998</text:p>
          </table:table-cell>
          <table:table-cell office:value-type="float" office:value="0.0024516566">
            <text:p>0.0024516566</text:p>
          </table:table-cell>
          <table:table-cell office:value-type="float" office:value="0.002345326">
            <text:p>0.002345326</text:p>
          </table:table-cell>
          <table:table-cell office:value-type="float" office:value="0.0020217292">
            <text:p>0.0020217292</text:p>
          </table:table-cell>
          <table:table-cell office:value-type="float" office:value="0.0018689098">
            <text:p>0.0018689098</text:p>
          </table:table-cell>
          <table:table-cell office:value-type="float" office:value="0.0016593499">
            <text:p>0.0016593499</text:p>
          </table:table-cell>
          <table:table-cell office:value-type="float" office:value="0.0015901487">
            <text:p>0.0015901487</text:p>
          </table:table-cell>
          <table:table-cell office:value-type="float" office:value="0.0015115676">
            <text:p>0.0015115676</text:p>
          </table:table-cell>
          <table:table-cell office:value-type="float" office:value="0.0014696126">
            <text:p>0.0014696126</text:p>
          </table:table-cell>
          <table:table-cell table:style-name="Default" office:value-type="float" office:value="0.0014453551">
            <text:p>0.0014453551</text:p>
          </table:table-cell>
          <table:table-cell table:style-name="Default" office:value-type="float" office:value="0.0014389968">
            <text:p>0.0014389968</text:p>
          </table:table-cell>
          <table:table-cell office:value-type="float" office:value="0.0014401972">
            <text:p>0.0014401972</text:p>
          </table:table-cell>
          <table:table-cell office:value-type="float" office:value="0.0014413139">
            <text:p>0.0014413139</text:p>
          </table:table-cell>
          <table:table-cell office:value-type="float" office:value="0.0014412805">
            <text:p>0.0014412805</text:p>
          </table:table-cell>
          <table:table-cell office:value-type="float" office:value="0.0014435411">
            <text:p>0.0014435411</text:p>
          </table:table-cell>
          <table:table-cell office:value-type="float" office:value="0.0014468244">
            <text:p>0.0014468244</text:p>
          </table:table-cell>
          <table:table-cell office:value-type="float" office:value="0.0014495917">
            <text:p>0.0014495917</text:p>
          </table:table-cell>
          <table:table-cell office:value-type="float" office:value="0.0014522751">
            <text:p>0.0014522751</text:p>
          </table:table-cell>
          <table:table-cell office:value-type="float" office:value="0.0014548304">
            <text:p>0.0014548304</text:p>
          </table:table-cell>
          <table:table-cell office:value-type="float" office:value="0.0014579064">
            <text:p>0.0014579064</text:p>
          </table:table-cell>
          <table:table-cell office:value-type="float" office:value="0.0014629865">
            <text:p>0.0014629865</text:p>
          </table:table-cell>
          <table:table-cell office:value-type="float" office:value="0.0014671184">
            <text:p>0.0014671184</text:p>
          </table:table-cell>
          <table:table-cell office:value-type="float" office:value="0.001470593">
            <text:p>0.001470593</text:p>
          </table:table-cell>
          <table:table-cell office:value-type="float" office:value="0.0014741345">
            <text:p>0.0014741345</text:p>
          </table:table-cell>
          <table:table-cell office:value-type="float" office:value="0.0014789777">
            <text:p>0.0014789777</text:p>
          </table:table-cell>
          <table:table-cell office:value-type="float" office:value="0.0014836508">
            <text:p>0.0014836508</text:p>
          </table:table-cell>
          <table:table-cell office:value-type="float" office:value="0.001487989">
            <text:p>0.001487989</text:p>
          </table:table-cell>
          <table:table-cell office:value-type="float" office:value="0.0014906655">
            <text:p>0.0014906655</text:p>
          </table:table-cell>
          <table:table-cell office:value-type="float" office:value="0.0014945637">
            <text:p>0.0014945637</text:p>
          </table:table-cell>
          <table:table-cell office:value-type="float" office:value="0.0014995419">
            <text:p>0.0014995419</text:p>
          </table:table-cell>
          <table:table-cell office:value-type="float" office:value="0.001504117">
            <text:p>0.001504117</text:p>
          </table:table-cell>
          <table:table-cell office:value-type="float" office:value="0.0015078597">
            <text:p>0.0015078597</text:p>
          </table:table-cell>
          <table:table-cell office:value-type="float" office:value="0.0015113098">
            <text:p>0.0015113098</text:p>
          </table:table-cell>
          <table:table-cell office:value-type="float" office:value="0.0015162065">
            <text:p>0.0015162065</text:p>
          </table:table-cell>
          <table:table-cell office:value-type="float" office:value="0.0015206143">
            <text:p>0.0015206143</text:p>
          </table:table-cell>
          <table:table-cell office:value-type="float" office:value="0.0015236601">
            <text:p>0.0015236601</text:p>
          </table:table-cell>
          <table:table-cell office:value-type="float" office:value="0.0015258432">
            <text:p>0.0015258432</text:p>
          </table:table-cell>
          <table:table-cell office:value-type="float" office:value="0.0015298023">
            <text:p>0.0015298023</text:p>
          </table:table-cell>
          <table:table-cell office:value-type="float" office:value="0.0015352679">
            <text:p>0.0015352679</text:p>
          </table:table-cell>
          <table:table-cell office:value-type="float" office:value="0.001537636">
            <text:p>0.001537636</text:p>
          </table:table-cell>
          <table:table-cell office:value-type="float" office:value="0.0015425321">
            <text:p>0.0015425321</text:p>
          </table:table-cell>
          <table:table-cell office:value-type="float" office:value="0.0015470146">
            <text:p>0.0015470146</text:p>
          </table:table-cell>
          <table:table-cell office:value-type="float" office:value="0.0015555982">
            <text:p>0.0015555982</text:p>
          </table:table-cell>
          <table:table-cell office:value-type="float" office:value="0.0015604653">
            <text:p>0.0015604653</text:p>
          </table:table-cell>
          <table:table-cell office:value-type="float" office:value="0.0015645676">
            <text:p>0.0015645676</text:p>
          </table:table-cell>
          <table:table-cell office:value-type="float" office:value="0.0015693338">
            <text:p>0.0015693338</text:p>
          </table:table-cell>
          <table:table-cell office:value-type="float" office:value="0.0015758602">
            <text:p>0.0015758602</text:p>
          </table:table-cell>
          <table:table-cell office:value-type="float" office:value="0.0015818788">
            <text:p>0.0015818788</text:p>
          </table:table-cell>
          <table:table-cell office:value-type="float" office:value="0.0015865542">
            <text:p>0.0015865542</text:p>
          </table:table-cell>
          <table:table-cell office:value-type="float" office:value="0.0015903825">
            <text:p>0.0015903825</text:p>
          </table:table-cell>
          <table:table-cell office:value-type="float" office:value="0.0015950485">
            <text:p>0.0015950485</text:p>
          </table:table-cell>
          <table:table-cell office:value-type="float" office:value="0.0016027258">
            <text:p>0.0016027258</text:p>
          </table:table-cell>
          <table:table-cell office:value-type="float" office:value="0.0016084235">
            <text:p>0.0016084235</text:p>
          </table:table-cell>
          <table:table-cell office:value-type="float" office:value="0.0016124792">
            <text:p>0.0016124792</text:p>
          </table:table-cell>
          <table:table-cell office:value-type="float" office:value="0.0016162802">
            <text:p>0.0016162802</text:p>
          </table:table-cell>
          <table:table-cell office:value-type="float" office:value="0.0016240855">
            <text:p>0.0016240855</text:p>
          </table:table-cell>
          <table:table-cell office:value-type="float" office:value="0.0016288301">
            <text:p>0.0016288301</text:p>
          </table:table-cell>
          <table:table-cell office:value-type="float" office:value="0.0016324398">
            <text:p>0.0016324398</text:p>
          </table:table-cell>
          <table:table-cell office:value-type="float" office:value="0.001636079">
            <text:p>0.001636079</text:p>
          </table:table-cell>
          <table:table-cell/>
        </table:table-row>
        <table:table-row table:style-name="ro1">
          <table:table-cell office:value-type="string">
            <text:p>000 Days/03 - Tool - Wings For Marie (Part 1).mp3</text:p>
          </table:table-cell>
          <table:table-cell office:value-type="float" office:value="0.103618234">
            <text:p>0.103618234</text:p>
          </table:table-cell>
          <table:table-cell office:value-type="float" office:value="0.2060212">
            <text:p>0.2060212</text:p>
          </table:table-cell>
          <table:table-cell office:value-type="float" office:value="0.10405237">
            <text:p>0.10405237</text:p>
          </table:table-cell>
          <table:table-cell office:value-type="float" office:value="0.06489135">
            <text:p>0.06489135</text:p>
          </table:table-cell>
          <table:table-cell office:value-type="float" office:value="0.03842619">
            <text:p>0.03842619</text:p>
          </table:table-cell>
          <table:table-cell office:value-type="float" office:value="0.0353024">
            <text:p>0.0353024</text:p>
          </table:table-cell>
          <table:table-cell office:value-type="float" office:value="0.032417286">
            <text:p>0.032417286</text:p>
          </table:table-cell>
          <table:table-cell office:value-type="float" office:value="0.0593652">
            <text:p>0.0593652</text:p>
          </table:table-cell>
          <table:table-cell office:value-type="float" office:value="0.031401873">
            <text:p>0.031401873</text:p>
          </table:table-cell>
          <table:table-cell office:value-type="float" office:value="0.028509473">
            <text:p>0.028509473</text:p>
          </table:table-cell>
          <table:table-cell office:value-type="float" office:value="0.02207029">
            <text:p>0.02207029</text:p>
          </table:table-cell>
          <table:table-cell office:value-type="float" office:value="0.025775837">
            <text:p>0.025775837</text:p>
          </table:table-cell>
          <table:table-cell office:value-type="float" office:value="0.026897097">
            <text:p>0.026897097</text:p>
          </table:table-cell>
          <table:table-cell office:value-type="float" office:value="0.01649993">
            <text:p>0.01649993</text:p>
          </table:table-cell>
          <table:table-cell office:value-type="float" office:value="0.01487719">
            <text:p>0.01487719</text:p>
          </table:table-cell>
          <table:table-cell office:value-type="float" office:value="0.020276705">
            <text:p>0.020276705</text:p>
          </table:table-cell>
          <table:table-cell office:value-type="float" office:value="0.010056321">
            <text:p>0.010056321</text:p>
          </table:table-cell>
          <table:table-cell office:value-type="float" office:value="0.0106496345">
            <text:p>0.0106496345</text:p>
          </table:table-cell>
          <table:table-cell office:value-type="float" office:value="0.013442101">
            <text:p>0.013442101</text:p>
          </table:table-cell>
          <table:table-cell office:value-type="float" office:value="0.022265274">
            <text:p>0.022265274</text:p>
          </table:table-cell>
          <table:table-cell office:value-type="float" office:value="0.011030239">
            <text:p>0.011030239</text:p>
          </table:table-cell>
          <table:table-cell office:value-type="float" office:value="0.009795511">
            <text:p>0.009795511</text:p>
          </table:table-cell>
          <table:table-cell office:value-type="float" office:value="0.01004411">
            <text:p>0.01004411</text:p>
          </table:table-cell>
          <table:table-cell office:value-type="float" office:value="0.013228356">
            <text:p>0.013228356</text:p>
          </table:table-cell>
          <table:table-cell office:value-type="float" office:value="0.012514901">
            <text:p>0.012514901</text:p>
          </table:table-cell>
          <table:table-cell office:value-type="float" office:value="0.015097598">
            <text:p>0.015097598</text:p>
          </table:table-cell>
          <table:table-cell office:value-type="float" office:value="0.017089283">
            <text:p>0.017089283</text:p>
          </table:table-cell>
          <table:table-cell office:value-type="float" office:value="0.017813982">
            <text:p>0.017813982</text:p>
          </table:table-cell>
          <table:table-cell office:value-type="float" office:value="0.012997809">
            <text:p>0.012997809</text:p>
          </table:table-cell>
          <table:table-cell office:value-type="float" office:value="0.010450552">
            <text:p>0.010450552</text:p>
          </table:table-cell>
          <table:table-cell office:value-type="float" office:value="0.011237564">
            <text:p>0.011237564</text:p>
          </table:table-cell>
          <table:table-cell office:value-type="float" office:value="0.010120336">
            <text:p>0.010120336</text:p>
          </table:table-cell>
          <table:table-cell office:value-type="float" office:value="0.008169692">
            <text:p>0.008169692</text:p>
          </table:table-cell>
          <table:table-cell office:value-type="float" office:value="0.0074118194">
            <text:p>0.0074118194</text:p>
          </table:table-cell>
          <table:table-cell office:value-type="float" office:value="0.0065471143">
            <text:p>0.0065471143</text:p>
          </table:table-cell>
          <table:table-cell office:value-type="float" office:value="0.006556193">
            <text:p>0.006556193</text:p>
          </table:table-cell>
          <table:table-cell office:value-type="float" office:value="0.0072399215">
            <text:p>0.0072399215</text:p>
          </table:table-cell>
          <table:table-cell office:value-type="float" office:value="0.008571727">
            <text:p>0.008571727</text:p>
          </table:table-cell>
          <table:table-cell office:value-type="float" office:value="0.0078407535">
            <text:p>0.0078407535</text:p>
          </table:table-cell>
          <table:table-cell office:value-type="float" office:value="0.008367243">
            <text:p>0.008367243</text:p>
          </table:table-cell>
          <table:table-cell office:value-type="float" office:value="0.0067988713">
            <text:p>0.0067988713</text:p>
          </table:table-cell>
          <table:table-cell office:value-type="float" office:value="0.006740668">
            <text:p>0.006740668</text:p>
          </table:table-cell>
          <table:table-cell office:value-type="float" office:value="0.0070997477">
            <text:p>0.0070997477</text:p>
          </table:table-cell>
          <table:table-cell office:value-type="float" office:value="0.006595119">
            <text:p>0.006595119</text:p>
          </table:table-cell>
          <table:table-cell office:value-type="float" office:value="0.006642441">
            <text:p>0.006642441</text:p>
          </table:table-cell>
          <table:table-cell office:value-type="float" office:value="0.0068616085">
            <text:p>0.0068616085</text:p>
          </table:table-cell>
          <table:table-cell office:value-type="float" office:value="0.006953471">
            <text:p>0.006953471</text:p>
          </table:table-cell>
          <table:table-cell office:value-type="float" office:value="0.005390742">
            <text:p>0.005390742</text:p>
          </table:table-cell>
          <table:table-cell office:value-type="float" office:value="0.0059025856">
            <text:p>0.0059025856</text:p>
          </table:table-cell>
          <table:table-cell office:value-type="float" office:value="0.005912018">
            <text:p>0.005912018</text:p>
          </table:table-cell>
          <table:table-cell office:value-type="float" office:value="0.0050677177">
            <text:p>0.0050677177</text:p>
          </table:table-cell>
          <table:table-cell office:value-type="float" office:value="0.004521856">
            <text:p>0.004521856</text:p>
          </table:table-cell>
          <table:table-cell office:value-type="float" office:value="0.0046642018">
            <text:p>0.0046642018</text:p>
          </table:table-cell>
          <table:table-cell office:value-type="float" office:value="0.0050842473">
            <text:p>0.0050842473</text:p>
          </table:table-cell>
          <table:table-cell office:value-type="float" office:value="0.0047992645">
            <text:p>0.0047992645</text:p>
          </table:table-cell>
          <table:table-cell office:value-type="float" office:value="0.0041622603">
            <text:p>0.0041622603</text:p>
          </table:table-cell>
          <table:table-cell office:value-type="float" office:value="0.004290396">
            <text:p>0.004290396</text:p>
          </table:table-cell>
          <table:table-cell office:value-type="float" office:value="0.004869187">
            <text:p>0.004869187</text:p>
          </table:table-cell>
          <table:table-cell office:value-type="float" office:value="0.0050794636">
            <text:p>0.0050794636</text:p>
          </table:table-cell>
          <table:table-cell office:value-type="float" office:value="0.005156311">
            <text:p>0.005156311</text:p>
          </table:table-cell>
          <table:table-cell office:value-type="float" office:value="0.005712952">
            <text:p>0.005712952</text:p>
          </table:table-cell>
          <table:table-cell office:value-type="float" office:value="0.0043497626">
            <text:p>0.0043497626</text:p>
          </table:table-cell>
          <table:table-cell office:value-type="float" office:value="0.0045357468">
            <text:p>0.0045357468</text:p>
          </table:table-cell>
          <table:table-cell office:value-type="float" office:value="0.003931075">
            <text:p>0.003931075</text:p>
          </table:table-cell>
          <table:table-cell office:value-type="float" office:value="0.0038557309">
            <text:p>0.0038557309</text:p>
          </table:table-cell>
          <table:table-cell office:value-type="float" office:value="0.0035481323">
            <text:p>0.0035481323</text:p>
          </table:table-cell>
          <table:table-cell office:value-type="float" office:value="0.0033342598">
            <text:p>0.0033342598</text:p>
          </table:table-cell>
          <table:table-cell office:value-type="float" office:value="0.0031537106">
            <text:p>0.0031537106</text:p>
          </table:table-cell>
          <table:table-cell office:value-type="float" office:value="0.0032123157">
            <text:p>0.0032123157</text:p>
          </table:table-cell>
          <table:table-cell office:value-type="float" office:value="0.0032337797">
            <text:p>0.0032337797</text:p>
          </table:table-cell>
          <table:table-cell office:value-type="float" office:value="0.0033143216">
            <text:p>0.0033143216</text:p>
          </table:table-cell>
          <table:table-cell office:value-type="float" office:value="0.0032358265">
            <text:p>0.0032358265</text:p>
          </table:table-cell>
          <table:table-cell office:value-type="float" office:value="0.0031930648">
            <text:p>0.0031930648</text:p>
          </table:table-cell>
          <table:table-cell office:value-type="float" office:value="0.0030551015">
            <text:p>0.0030551015</text:p>
          </table:table-cell>
          <table:table-cell office:value-type="float" office:value="0.003363665">
            <text:p>0.003363665</text:p>
          </table:table-cell>
          <table:table-cell office:value-type="float" office:value="0.003535507">
            <text:p>0.003535507</text:p>
          </table:table-cell>
          <table:table-cell office:value-type="float" office:value="0.0029633674">
            <text:p>0.0029633674</text:p>
          </table:table-cell>
          <table:table-cell office:value-type="float" office:value="0.0029228348">
            <text:p>0.0029228348</text:p>
          </table:table-cell>
          <table:table-cell office:value-type="float" office:value="0.0031634255">
            <text:p>0.0031634255</text:p>
          </table:table-cell>
          <table:table-cell office:value-type="float" office:value="0.0025841277">
            <text:p>0.0025841277</text:p>
          </table:table-cell>
          <table:table-cell office:value-type="float" office:value="0.0024871498">
            <text:p>0.0024871498</text:p>
          </table:table-cell>
          <table:table-cell office:value-type="float" office:value="0.0029646305">
            <text:p>0.0029646305</text:p>
          </table:table-cell>
          <table:table-cell office:value-type="float" office:value="0.002359265">
            <text:p>0.002359265</text:p>
          </table:table-cell>
          <table:table-cell office:value-type="float" office:value="0.0024497923">
            <text:p>0.0024497923</text:p>
          </table:table-cell>
          <table:table-cell office:value-type="float" office:value="0.0027938746">
            <text:p>0.0027938746</text:p>
          </table:table-cell>
          <table:table-cell office:value-type="float" office:value="0.0027511748">
            <text:p>0.0027511748</text:p>
          </table:table-cell>
          <table:table-cell office:value-type="float" office:value="0.002581334">
            <text:p>0.002581334</text:p>
          </table:table-cell>
          <table:table-cell office:value-type="float" office:value="0.002621421">
            <text:p>0.002621421</text:p>
          </table:table-cell>
          <table:table-cell office:value-type="float" office:value="0.0026082397">
            <text:p>0.0026082397</text:p>
          </table:table-cell>
          <table:table-cell office:value-type="float" office:value="0.0026039302">
            <text:p>0.0026039302</text:p>
          </table:table-cell>
          <table:table-cell office:value-type="float" office:value="0.0025253047">
            <text:p>0.0025253047</text:p>
          </table:table-cell>
          <table:table-cell office:value-type="float" office:value="0.0027214217">
            <text:p>0.0027214217</text:p>
          </table:table-cell>
          <table:table-cell office:value-type="float" office:value="0.0026908244">
            <text:p>0.0026908244</text:p>
          </table:table-cell>
          <table:table-cell office:value-type="float" office:value="0.0026765214">
            <text:p>0.0026765214</text:p>
          </table:table-cell>
          <table:table-cell office:value-type="float" office:value="0.0027469473">
            <text:p>0.0027469473</text:p>
          </table:table-cell>
          <table:table-cell office:value-type="float" office:value="0.0031993492">
            <text:p>0.0031993492</text:p>
          </table:table-cell>
          <table:table-cell office:value-type="float" office:value="0.0030123491">
            <text:p>0.0030123491</text:p>
          </table:table-cell>
          <table:table-cell office:value-type="float" office:value="0.0027242347">
            <text:p>0.0027242347</text:p>
          </table:table-cell>
          <table:table-cell office:value-type="float" office:value="0.002481893">
            <text:p>0.002481893</text:p>
          </table:table-cell>
          <table:table-cell office:value-type="float" office:value="0.0026754388">
            <text:p>0.0026754388</text:p>
          </table:table-cell>
          <table:table-cell office:value-type="float" office:value="0.0028473875">
            <text:p>0.0028473875</text:p>
          </table:table-cell>
          <table:table-cell office:value-type="float" office:value="0.0027173685">
            <text:p>0.0027173685</text:p>
          </table:table-cell>
          <table:table-cell office:value-type="float" office:value="0.0031983398">
            <text:p>0.0031983398</text:p>
          </table:table-cell>
          <table:table-cell office:value-type="float" office:value="0.0026903185">
            <text:p>0.0026903185</text:p>
          </table:table-cell>
          <table:table-cell office:value-type="float" office:value="0.002723601">
            <text:p>0.002723601</text:p>
          </table:table-cell>
          <table:table-cell office:value-type="float" office:value="0.0028004043">
            <text:p>0.0028004043</text:p>
          </table:table-cell>
          <table:table-cell office:value-type="float" office:value="0.0026309518">
            <text:p>0.0026309518</text:p>
          </table:table-cell>
          <table:table-cell office:value-type="float" office:value="0.0027007153">
            <text:p>0.0027007153</text:p>
          </table:table-cell>
          <table:table-cell office:value-type="float" office:value="0.002611669">
            <text:p>0.002611669</text:p>
          </table:table-cell>
          <table:table-cell office:value-type="float" office:value="0.0027448551">
            <text:p>0.0027448551</text:p>
          </table:table-cell>
          <table:table-cell office:value-type="float" office:value="0.0026682727">
            <text:p>0.0026682727</text:p>
          </table:table-cell>
          <table:table-cell office:value-type="float" office:value="0.0026937204">
            <text:p>0.0026937204</text:p>
          </table:table-cell>
          <table:table-cell office:value-type="float" office:value="0.0027692565">
            <text:p>0.0027692565</text:p>
          </table:table-cell>
          <table:table-cell office:value-type="float" office:value="0.0029843582">
            <text:p>0.0029843582</text:p>
          </table:table-cell>
          <table:table-cell office:value-type="float" office:value="0.0029730364">
            <text:p>0.0029730364</text:p>
          </table:table-cell>
          <table:table-cell office:value-type="float" office:value="0.0030255993">
            <text:p>0.0030255993</text:p>
          </table:table-cell>
          <table:table-cell office:value-type="float" office:value="0.0030615372">
            <text:p>0.0030615372</text:p>
          </table:table-cell>
          <table:table-cell office:value-type="float" office:value="0.0028514974">
            <text:p>0.0028514974</text:p>
          </table:table-cell>
          <table:table-cell office:value-type="float" office:value="0.0029622111">
            <text:p>0.0029622111</text:p>
          </table:table-cell>
          <table:table-cell office:value-type="float" office:value="0.0028728074">
            <text:p>0.0028728074</text:p>
          </table:table-cell>
          <table:table-cell office:value-type="float" office:value="0.0027564252">
            <text:p>0.0027564252</text:p>
          </table:table-cell>
          <table:table-cell office:value-type="float" office:value="0.00277549">
            <text:p>0.00277549</text:p>
          </table:table-cell>
          <table:table-cell office:value-type="float" office:value="0.0027840866">
            <text:p>0.0027840866</text:p>
          </table:table-cell>
          <table:table-cell office:value-type="float" office:value="0.0028055555">
            <text:p>0.0028055555</text:p>
          </table:table-cell>
          <table:table-cell office:value-type="float" office:value="0.0027361636">
            <text:p>0.0027361636</text:p>
          </table:table-cell>
          <table:table-cell office:value-type="float" office:value="0.0027326175">
            <text:p>0.0027326175</text:p>
          </table:table-cell>
          <table:table-cell office:value-type="float" office:value="0.002731334">
            <text:p>0.002731334</text:p>
          </table:table-cell>
          <table:table-cell office:value-type="float" office:value="0.002923979">
            <text:p>0.002923979</text:p>
          </table:table-cell>
          <table:table-cell office:value-type="float" office:value="0.0027817665">
            <text:p>0.0027817665</text:p>
          </table:table-cell>
          <table:table-cell office:value-type="float" office:value="0.0025942181">
            <text:p>0.0025942181</text:p>
          </table:table-cell>
          <table:table-cell office:value-type="float" office:value="0.0026472332">
            <text:p>0.0026472332</text:p>
          </table:table-cell>
          <table:table-cell office:value-type="float" office:value="0.0027204389">
            <text:p>0.0027204389</text:p>
          </table:table-cell>
          <table:table-cell office:value-type="float" office:value="0.0027559707">
            <text:p>0.0027559707</text:p>
          </table:table-cell>
          <table:table-cell office:value-type="float" office:value="0.0026148753">
            <text:p>0.0026148753</text:p>
          </table:table-cell>
          <table:table-cell office:value-type="float" office:value="0.0025660633">
            <text:p>0.0025660633</text:p>
          </table:table-cell>
          <table:table-cell office:value-type="float" office:value="0.002537281">
            <text:p>0.002537281</text:p>
          </table:table-cell>
          <table:table-cell office:value-type="float" office:value="0.0026190209">
            <text:p>0.0026190209</text:p>
          </table:table-cell>
          <table:table-cell office:value-type="float" office:value="0.00269039">
            <text:p>0.00269039</text:p>
          </table:table-cell>
          <table:table-cell office:value-type="float" office:value="0.0027097191">
            <text:p>0.0027097191</text:p>
          </table:table-cell>
          <table:table-cell office:value-type="float" office:value="0.0026683225">
            <text:p>0.0026683225</text:p>
          </table:table-cell>
          <table:table-cell office:value-type="float" office:value="0.0026723705">
            <text:p>0.0026723705</text:p>
          </table:table-cell>
          <table:table-cell office:value-type="float" office:value="0.002575017">
            <text:p>0.002575017</text:p>
          </table:table-cell>
          <table:table-cell office:value-type="float" office:value="0.002478781">
            <text:p>0.002478781</text:p>
          </table:table-cell>
          <table:table-cell office:value-type="float" office:value="0.0023874436">
            <text:p>0.0023874436</text:p>
          </table:table-cell>
          <table:table-cell office:value-type="float" office:value="0.002326756">
            <text:p>0.002326756</text:p>
          </table:table-cell>
          <table:table-cell office:value-type="float" office:value="0.0023125557">
            <text:p>0.0023125557</text:p>
          </table:table-cell>
          <table:table-cell office:value-type="float" office:value="0.0021711306">
            <text:p>0.0021711306</text:p>
          </table:table-cell>
          <table:table-cell office:value-type="float" office:value="0.0022419493">
            <text:p>0.0022419493</text:p>
          </table:table-cell>
          <table:table-cell office:value-type="float" office:value="0.0022558444">
            <text:p>0.0022558444</text:p>
          </table:table-cell>
          <table:table-cell office:value-type="float" office:value="0.0021499605">
            <text:p>0.0021499605</text:p>
          </table:table-cell>
          <table:table-cell office:value-type="float" office:value="0.002142025">
            <text:p>0.002142025</text:p>
          </table:table-cell>
          <table:table-cell office:value-type="float" office:value="0.0020883153">
            <text:p>0.0020883153</text:p>
          </table:table-cell>
          <table:table-cell office:value-type="float" office:value="0.0021650644">
            <text:p>0.0021650644</text:p>
          </table:table-cell>
          <table:table-cell office:value-type="float" office:value="0.002212022">
            <text:p>0.002212022</text:p>
          </table:table-cell>
          <table:table-cell office:value-type="float" office:value="0.002102892">
            <text:p>0.002102892</text:p>
          </table:table-cell>
          <table:table-cell office:value-type="float" office:value="0.0019751308">
            <text:p>0.0019751308</text:p>
          </table:table-cell>
          <table:table-cell office:value-type="float" office:value="0.0019475388">
            <text:p>0.0019475388</text:p>
          </table:table-cell>
          <table:table-cell office:value-type="float" office:value="0.0019898177">
            <text:p>0.0019898177</text:p>
          </table:table-cell>
          <table:table-cell office:value-type="float" office:value="0.002023515">
            <text:p>0.002023515</text:p>
          </table:table-cell>
          <table:table-cell office:value-type="float" office:value="0.002018506">
            <text:p>0.002018506</text:p>
          </table:table-cell>
          <table:table-cell office:value-type="float" office:value="0.002043035">
            <text:p>0.002043035</text:p>
          </table:table-cell>
          <table:table-cell office:value-type="float" office:value="0.0020269994">
            <text:p>0.0020269994</text:p>
          </table:table-cell>
          <table:table-cell office:value-type="float" office:value="0.0020541246">
            <text:p>0.0020541246</text:p>
          </table:table-cell>
          <table:table-cell office:value-type="float" office:value="0.0020454153">
            <text:p>0.0020454153</text:p>
          </table:table-cell>
          <table:table-cell office:value-type="float" office:value="0.0020622257">
            <text:p>0.0020622257</text:p>
          </table:table-cell>
          <table:table-cell office:value-type="float" office:value="0.0019998518">
            <text:p>0.0019998518</text:p>
          </table:table-cell>
          <table:table-cell office:value-type="float" office:value="0.0019832395">
            <text:p>0.0019832395</text:p>
          </table:table-cell>
          <table:table-cell office:value-type="float" office:value="0.001959286">
            <text:p>0.001959286</text:p>
          </table:table-cell>
          <table:table-cell office:value-type="float" office:value="0.0019215598">
            <text:p>0.0019215598</text:p>
          </table:table-cell>
          <table:table-cell office:value-type="float" office:value="0.0018704985">
            <text:p>0.0018704985</text:p>
          </table:table-cell>
          <table:table-cell office:value-type="float" office:value="0.0018604919">
            <text:p>0.0018604919</text:p>
          </table:table-cell>
          <table:table-cell office:value-type="float" office:value="0.001837558">
            <text:p>0.001837558</text:p>
          </table:table-cell>
          <table:table-cell office:value-type="float" office:value="0.0018314109">
            <text:p>0.0018314109</text:p>
          </table:table-cell>
          <table:table-cell office:value-type="float" office:value="0.001742687">
            <text:p>0.001742687</text:p>
          </table:table-cell>
          <table:table-cell office:value-type="float" office:value="0.001739494">
            <text:p>0.001739494</text:p>
          </table:table-cell>
          <table:table-cell office:value-type="float" office:value="0.0016854976">
            <text:p>0.0016854976</text:p>
          </table:table-cell>
          <table:table-cell office:value-type="float" office:value="0.001604956">
            <text:p>0.001604956</text:p>
          </table:table-cell>
          <table:table-cell office:value-type="float" office:value="0.0015713171">
            <text:p>0.0015713171</text:p>
          </table:table-cell>
          <table:table-cell office:value-type="float" office:value="0.0015564287">
            <text:p>0.0015564287</text:p>
          </table:table-cell>
          <table:table-cell office:value-type="float" office:value="0.0015193665">
            <text:p>0.0015193665</text:p>
          </table:table-cell>
          <table:table-cell office:value-type="float" office:value="0.0015243914">
            <text:p>0.0015243914</text:p>
          </table:table-cell>
          <table:table-cell office:value-type="float" office:value="0.0015035114">
            <text:p>0.0015035114</text:p>
          </table:table-cell>
          <table:table-cell office:value-type="float" office:value="0.0014746529">
            <text:p>0.0014746529</text:p>
          </table:table-cell>
          <table:table-cell office:value-type="float" office:value="0.0014563182">
            <text:p>0.0014563182</text:p>
          </table:table-cell>
          <table:table-cell office:value-type="float" office:value="0.0014399424">
            <text:p>0.0014399424</text:p>
          </table:table-cell>
          <table:table-cell office:value-type="float" office:value="0.0014255824">
            <text:p>0.0014255824</text:p>
          </table:table-cell>
          <table:table-cell office:value-type="float" office:value="0.0013767955">
            <text:p>0.0013767955</text:p>
          </table:table-cell>
          <table:table-cell office:value-type="float" office:value="0.001376869">
            <text:p>0.001376869</text:p>
          </table:table-cell>
          <table:table-cell office:value-type="float" office:value="0.0013505078">
            <text:p>0.0013505078</text:p>
          </table:table-cell>
          <table:table-cell office:value-type="float" office:value="0.0013166248">
            <text:p>0.0013166248</text:p>
          </table:table-cell>
          <table:table-cell office:value-type="float" office:value="0.0012671838">
            <text:p>0.0012671838</text:p>
          </table:table-cell>
          <table:table-cell office:value-type="float" office:value="0.0012363349">
            <text:p>0.0012363349</text:p>
          </table:table-cell>
          <table:table-cell office:value-type="float" office:value="0.0012052084">
            <text:p>0.0012052084</text:p>
          </table:table-cell>
          <table:table-cell office:value-type="float" office:value="0.0011871968">
            <text:p>0.0011871968</text:p>
          </table:table-cell>
          <table:table-cell office:value-type="float" office:value="0.0011602124">
            <text:p>0.0011602124</text:p>
          </table:table-cell>
          <table:table-cell office:value-type="float" office:value="0.0011104497">
            <text:p>0.0011104497</text:p>
          </table:table-cell>
          <table:table-cell office:value-type="float" office:value="0.0010771697">
            <text:p>0.0010771697</text:p>
          </table:table-cell>
          <table:table-cell office:value-type="float" office:value="0.0010530292">
            <text:p>0.0010530292</text:p>
          </table:table-cell>
          <table:table-cell office:value-type="float" office:value="0.0010379702">
            <text:p>0.0010379702</text:p>
          </table:table-cell>
          <table:table-cell table:style-name="ce1" office:value-type="float" office:value="0.0009940169">
            <text:p>9.94E-004</text:p>
          </table:table-cell>
          <table:table-cell table:style-name="ce1" office:value-type="float" office:value="0.00096912426">
            <text:p>9.69E-004</text:p>
          </table:table-cell>
          <table:table-cell table:style-name="ce1" office:value-type="float" office:value="0.0009368509">
            <text:p>9.37E-004</text:p>
          </table:table-cell>
          <table:table-cell table:style-name="ce1" office:value-type="float" office:value="0.0009274556">
            <text:p>9.27E-004</text:p>
          </table:table-cell>
          <table:table-cell table:style-name="ce1" office:value-type="float" office:value="0.00091519224">
            <text:p>9.15E-004</text:p>
          </table:table-cell>
          <table:table-cell table:style-name="ce1" office:value-type="float" office:value="0.000909739">
            <text:p>9.10E-004</text:p>
          </table:table-cell>
          <table:table-cell office:value-type="float" office:value="0.0009067763">
            <text:p>9.07E-004</text:p>
          </table:table-cell>
          <table:table-cell office:value-type="float" office:value="0.0009033285">
            <text:p>9.03E-004</text:p>
          </table:table-cell>
          <table:table-cell table:style-name="ce1" office:value-type="float" office:value="0.00090615195">
            <text:p>9.06E-004</text:p>
          </table:table-cell>
          <table:table-cell table:style-name="ce1" office:value-type="float" office:value="0.0009086453">
            <text:p>9.09E-004</text:p>
          </table:table-cell>
          <table:table-cell table:style-name="ce1" office:value-type="float" office:value="0.00090943655">
            <text:p>9.09E-004</text:p>
          </table:table-cell>
          <table:table-cell table:style-name="ce1" office:value-type="float" office:value="0.0009095776">
            <text:p>9.10E-004</text:p>
          </table:table-cell>
          <table:table-cell table:style-name="ce1" office:value-type="float" office:value="0.00091120886">
            <text:p>9.11E-004</text:p>
          </table:table-cell>
          <table:table-cell table:style-name="ce1" office:value-type="float" office:value="0.0009143735">
            <text:p>9.14E-004</text:p>
          </table:table-cell>
          <table:table-cell table:style-name="ce1" office:value-type="float" office:value="0.0009159544">
            <text:p>9.16E-004</text:p>
          </table:table-cell>
          <table:table-cell table:style-name="ce1" office:value-type="float" office:value="0.00091722596">
            <text:p>9.17E-004</text:p>
          </table:table-cell>
          <table:table-cell table:style-name="ce1" office:value-type="float" office:value="0.0009189539">
            <text:p>9.19E-004</text:p>
          </table:table-cell>
          <table:table-cell table:style-name="ce1" office:value-type="float" office:value="0.00092244096">
            <text:p>9.22E-004</text:p>
          </table:table-cell>
          <table:table-cell table:style-name="ce1" office:value-type="float" office:value="0.0009251752">
            <text:p>9.25E-004</text:p>
          </table:table-cell>
          <table:table-cell table:style-name="ce1" office:value-type="float" office:value="0.0009268031">
            <text:p>9.27E-004</text:p>
          </table:table-cell>
          <table:table-cell table:style-name="ce1" office:value-type="float" office:value="0.0009293521">
            <text:p>9.29E-004</text:p>
          </table:table-cell>
          <table:table-cell table:style-name="ce1" office:value-type="float" office:value="0.0009333891">
            <text:p>9.33E-004</text:p>
          </table:table-cell>
          <table:table-cell table:style-name="ce1" office:value-type="float" office:value="0.00093596714">
            <text:p>9.36E-004</text:p>
          </table:table-cell>
          <table:table-cell table:style-name="ce1" office:value-type="float" office:value="0.0009379441">
            <text:p>9.38E-004</text:p>
          </table:table-cell>
          <table:table-cell table:style-name="ce1" office:value-type="float" office:value="0.0009403101">
            <text:p>9.40E-004</text:p>
          </table:table-cell>
          <table:table-cell table:style-name="ce1" office:value-type="float" office:value="0.00094355235">
            <text:p>9.44E-004</text:p>
          </table:table-cell>
          <table:table-cell table:style-name="ce1" office:value-type="float" office:value="0.00094760716">
            <text:p>9.48E-004</text:p>
          </table:table-cell>
          <table:table-cell table:style-name="ce1" office:value-type="float" office:value="0.00094965374">
            <text:p>9.50E-004</text:p>
          </table:table-cell>
          <table:table-cell table:style-name="ce1" office:value-type="float" office:value="0.0009512302">
            <text:p>9.51E-004</text:p>
          </table:table-cell>
          <table:table-cell table:style-name="ce1" office:value-type="float" office:value="0.0009545937">
            <text:p>9.55E-004</text:p>
          </table:table-cell>
          <table:table-cell table:style-name="ce1" office:value-type="float" office:value="0.0009588247">
            <text:p>9.59E-004</text:p>
          </table:table-cell>
          <table:table-cell table:style-name="ce1" office:value-type="float" office:value="0.00096117">
            <text:p>9.61E-004</text:p>
          </table:table-cell>
          <table:table-cell table:style-name="ce1" office:value-type="float" office:value="0.0009617085">
            <text:p>9.62E-004</text:p>
          </table:table-cell>
          <table:table-cell table:style-name="ce1" office:value-type="float" office:value="0.0009644227">
            <text:p>9.64E-004</text:p>
          </table:table-cell>
          <table:table-cell table:style-name="ce1" office:value-type="float" office:value="0.00096777896">
            <text:p>9.68E-004</text:p>
          </table:table-cell>
          <table:table-cell table:style-name="ce1" office:value-type="float" office:value="0.0009708697">
            <text:p>9.71E-004</text:p>
          </table:table-cell>
          <table:table-cell table:style-name="ce1" office:value-type="float" office:value="0.0009723402">
            <text:p>9.72E-004</text:p>
          </table:table-cell>
          <table:table-cell table:style-name="ce1" office:value-type="float" office:value="0.0009745633">
            <text:p>9.75E-004</text:p>
          </table:table-cell>
          <table:table-cell table:style-name="ce1" office:value-type="float" office:value="0.0009777177">
            <text:p>9.78E-004</text:p>
          </table:table-cell>
          <table:table-cell table:style-name="ce1" office:value-type="float" office:value="0.0009831594">
            <text:p>9.83E-004</text:p>
          </table:table-cell>
          <table:table-cell table:style-name="ce1" office:value-type="float" office:value="0.0009851828">
            <text:p>9.85E-004</text:p>
          </table:table-cell>
          <table:table-cell table:style-name="ce1" office:value-type="float" office:value="0.0009884108">
            <text:p>9.88E-004</text:p>
          </table:table-cell>
          <table:table-cell table:style-name="ce1" office:value-type="float" office:value="0.0009917702">
            <text:p>9.92E-004</text:p>
          </table:table-cell>
          <table:table-cell table:style-name="ce1" office:value-type="float" office:value="0.0009957331">
            <text:p>9.96E-004</text:p>
          </table:table-cell>
          <table:table-cell table:style-name="ce1" office:value-type="float" office:value="0.0009992974">
            <text:p>9.99E-004</text:p>
          </table:table-cell>
          <table:table-cell office:value-type="float" office:value="0.0010025891">
            <text:p>0.0010025891</text:p>
          </table:table-cell>
          <table:table-cell office:value-type="float" office:value="0.0010055571">
            <text:p>0.0010055571</text:p>
          </table:table-cell>
          <table:table-cell office:value-type="float" office:value="0.0010083151">
            <text:p>0.0010083151</text:p>
          </table:table-cell>
          <table:table-cell office:value-type="float" office:value="0.0010127829">
            <text:p>0.0010127829</text:p>
          </table:table-cell>
          <table:table-cell office:value-type="float" office:value="0.0010158517">
            <text:p>0.0010158517</text:p>
          </table:table-cell>
          <table:table-cell office:value-type="float" office:value="0.0010191106">
            <text:p>0.0010191106</text:p>
          </table:table-cell>
          <table:table-cell office:value-type="float" office:value="0.0010217258">
            <text:p>0.0010217258</text:p>
          </table:table-cell>
          <table:table-cell office:value-type="float" office:value="0.0010258849">
            <text:p>0.0010258849</text:p>
          </table:table-cell>
          <table:table-cell office:value-type="float" office:value="0.0010289408">
            <text:p>0.0010289408</text:p>
          </table:table-cell>
          <table:table-cell office:value-type="float" office:value="0.0010321321">
            <text:p>0.0010321321</text:p>
          </table:table-cell>
          <table:table-cell office:value-type="float" office:value="0.001034735">
            <text:p>0.001034735</text:p>
          </table:table-cell>
          <table:table-cell/>
        </table:table-row>
        <table:table-row table:style-name="ro1">
          <table:table-cell office:value-type="string">
            <text:p>000 Days/04 - Tool - 10</text:p>
          </table:table-cell>
          <table:table-cell office:value-type="float" office:value="0.1549565">
            <text:p>0.1549565</text:p>
          </table:table-cell>
          <table:table-cell office:value-type="float" office:value="0.2525114">
            <text:p>0.2525114</text:p>
          </table:table-cell>
          <table:table-cell office:value-type="float" office:value="0.14377697">
            <text:p>0.14377697</text:p>
          </table:table-cell>
          <table:table-cell office:value-type="float" office:value="0.06689192">
            <text:p>0.06689192</text:p>
          </table:table-cell>
          <table:table-cell office:value-type="float" office:value="0.028074382">
            <text:p>0.028074382</text:p>
          </table:table-cell>
          <table:table-cell office:value-type="float" office:value="0.03756382">
            <text:p>0.03756382</text:p>
          </table:table-cell>
          <table:table-cell office:value-type="float" office:value="0.031714294">
            <text:p>0.031714294</text:p>
          </table:table-cell>
          <table:table-cell office:value-type="float" office:value="0.055660605">
            <text:p>0.055660605</text:p>
          </table:table-cell>
          <table:table-cell office:value-type="float" office:value="0.026520612">
            <text:p>0.026520612</text:p>
          </table:table-cell>
          <table:table-cell office:value-type="float" office:value="0.027366381">
            <text:p>0.027366381</text:p>
          </table:table-cell>
          <table:table-cell office:value-type="float" office:value="0.028121669">
            <text:p>0.028121669</text:p>
          </table:table-cell>
          <table:table-cell office:value-type="float" office:value="0.030130263">
            <text:p>0.030130263</text:p>
          </table:table-cell>
          <table:table-cell office:value-type="float" office:value="0.02385163">
            <text:p>0.02385163</text:p>
          </table:table-cell>
          <table:table-cell office:value-type="float" office:value="0.018757606">
            <text:p>0.018757606</text:p>
          </table:table-cell>
          <table:table-cell office:value-type="float" office:value="0.01916978">
            <text:p>0.01916978</text:p>
          </table:table-cell>
          <table:table-cell office:value-type="float" office:value="0.032571238">
            <text:p>0.032571238</text:p>
          </table:table-cell>
          <table:table-cell office:value-type="float" office:value="0.015306869">
            <text:p>0.015306869</text:p>
          </table:table-cell>
          <table:table-cell office:value-type="float" office:value="0.019434651">
            <text:p>0.019434651</text:p>
          </table:table-cell>
          <table:table-cell office:value-type="float" office:value="0.024010453">
            <text:p>0.024010453</text:p>
          </table:table-cell>
          <table:table-cell office:value-type="float" office:value="0.02463414">
            <text:p>0.02463414</text:p>
          </table:table-cell>
          <table:table-cell office:value-type="float" office:value="0.022301784">
            <text:p>0.022301784</text:p>
          </table:table-cell>
          <table:table-cell office:value-type="float" office:value="0.016818246">
            <text:p>0.016818246</text:p>
          </table:table-cell>
          <table:table-cell office:value-type="float" office:value="0.017054874">
            <text:p>0.017054874</text:p>
          </table:table-cell>
          <table:table-cell office:value-type="float" office:value="0.020821808">
            <text:p>0.020821808</text:p>
          </table:table-cell>
          <table:table-cell office:value-type="float" office:value="0.02132497">
            <text:p>0.02132497</text:p>
          </table:table-cell>
          <table:table-cell office:value-type="float" office:value="0.025285468">
            <text:p>0.025285468</text:p>
          </table:table-cell>
          <table:table-cell office:value-type="float" office:value="0.028446686">
            <text:p>0.028446686</text:p>
          </table:table-cell>
          <table:table-cell office:value-type="float" office:value="0.026638748">
            <text:p>0.026638748</text:p>
          </table:table-cell>
          <table:table-cell office:value-type="float" office:value="0.021848371">
            <text:p>0.021848371</text:p>
          </table:table-cell>
          <table:table-cell office:value-type="float" office:value="0.018235242">
            <text:p>0.018235242</text:p>
          </table:table-cell>
          <table:table-cell office:value-type="float" office:value="0.03232835">
            <text:p>0.03232835</text:p>
          </table:table-cell>
          <table:table-cell office:value-type="float" office:value="0.024306864">
            <text:p>0.024306864</text:p>
          </table:table-cell>
          <table:table-cell office:value-type="float" office:value="0.01745472">
            <text:p>0.01745472</text:p>
          </table:table-cell>
          <table:table-cell office:value-type="float" office:value="0.015062717">
            <text:p>0.015062717</text:p>
          </table:table-cell>
          <table:table-cell office:value-type="float" office:value="0.01394188">
            <text:p>0.01394188</text:p>
          </table:table-cell>
          <table:table-cell office:value-type="float" office:value="0.014753574">
            <text:p>0.014753574</text:p>
          </table:table-cell>
          <table:table-cell office:value-type="float" office:value="0.02071447">
            <text:p>0.02071447</text:p>
          </table:table-cell>
          <table:table-cell office:value-type="float" office:value="0.022013381">
            <text:p>0.022013381</text:p>
          </table:table-cell>
          <table:table-cell office:value-type="float" office:value="0.024768963">
            <text:p>0.024768963</text:p>
          </table:table-cell>
          <table:table-cell office:value-type="float" office:value="0.023686472">
            <text:p>0.023686472</text:p>
          </table:table-cell>
          <table:table-cell office:value-type="float" office:value="0.022812687">
            <text:p>0.022812687</text:p>
          </table:table-cell>
          <table:table-cell office:value-type="float" office:value="0.024720758">
            <text:p>0.024720758</text:p>
          </table:table-cell>
          <table:table-cell office:value-type="float" office:value="0.022704944">
            <text:p>0.022704944</text:p>
          </table:table-cell>
          <table:table-cell office:value-type="float" office:value="0.020359676">
            <text:p>0.020359676</text:p>
          </table:table-cell>
          <table:table-cell office:value-type="float" office:value="0.018872187">
            <text:p>0.018872187</text:p>
          </table:table-cell>
          <table:table-cell office:value-type="float" office:value="0.020968331">
            <text:p>0.020968331</text:p>
          </table:table-cell>
          <table:table-cell office:value-type="float" office:value="0.021032391">
            <text:p>0.021032391</text:p>
          </table:table-cell>
          <table:table-cell office:value-type="float" office:value="0.013892034">
            <text:p>0.013892034</text:p>
          </table:table-cell>
          <table:table-cell office:value-type="float" office:value="0.0153365135">
            <text:p>0.0153365135</text:p>
          </table:table-cell>
          <table:table-cell office:value-type="float" office:value="0.01570926">
            <text:p>0.01570926</text:p>
          </table:table-cell>
          <table:table-cell office:value-type="float" office:value="0.014461588">
            <text:p>0.014461588</text:p>
          </table:table-cell>
          <table:table-cell office:value-type="float" office:value="0.01361163">
            <text:p>0.01361163</text:p>
          </table:table-cell>
          <table:table-cell office:value-type="float" office:value="0.013290652">
            <text:p>0.013290652</text:p>
          </table:table-cell>
          <table:table-cell office:value-type="float" office:value="0.013090725">
            <text:p>0.013090725</text:p>
          </table:table-cell>
          <table:table-cell office:value-type="float" office:value="0.015783727">
            <text:p>0.015783727</text:p>
          </table:table-cell>
          <table:table-cell office:value-type="float" office:value="0.014838346">
            <text:p>0.014838346</text:p>
          </table:table-cell>
          <table:table-cell office:value-type="float" office:value="0.015753372">
            <text:p>0.015753372</text:p>
          </table:table-cell>
          <table:table-cell office:value-type="float" office:value="0.016412945">
            <text:p>0.016412945</text:p>
          </table:table-cell>
          <table:table-cell office:value-type="float" office:value="0.016107848">
            <text:p>0.016107848</text:p>
          </table:table-cell>
          <table:table-cell office:value-type="float" office:value="0.014884187">
            <text:p>0.014884187</text:p>
          </table:table-cell>
          <table:table-cell office:value-type="float" office:value="0.019586045">
            <text:p>0.019586045</text:p>
          </table:table-cell>
          <table:table-cell office:value-type="float" office:value="0.014770271">
            <text:p>0.014770271</text:p>
          </table:table-cell>
          <table:table-cell office:value-type="float" office:value="0.012823545">
            <text:p>0.012823545</text:p>
          </table:table-cell>
          <table:table-cell office:value-type="float" office:value="0.011304581">
            <text:p>0.011304581</text:p>
          </table:table-cell>
          <table:table-cell office:value-type="float" office:value="0.012803694">
            <text:p>0.012803694</text:p>
          </table:table-cell>
          <table:table-cell office:value-type="float" office:value="0.011511459">
            <text:p>0.011511459</text:p>
          </table:table-cell>
          <table:table-cell office:value-type="float" office:value="0.01053945">
            <text:p>0.01053945</text:p>
          </table:table-cell>
          <table:table-cell office:value-type="float" office:value="0.0102190785">
            <text:p>0.0102190785</text:p>
          </table:table-cell>
          <table:table-cell office:value-type="float" office:value="0.011434689">
            <text:p>0.011434689</text:p>
          </table:table-cell>
          <table:table-cell office:value-type="float" office:value="0.01067172">
            <text:p>0.01067172</text:p>
          </table:table-cell>
          <table:table-cell office:value-type="float" office:value="0.010557219">
            <text:p>0.010557219</text:p>
          </table:table-cell>
          <table:table-cell office:value-type="float" office:value="0.010576635">
            <text:p>0.010576635</text:p>
          </table:table-cell>
          <table:table-cell office:value-type="float" office:value="0.010544753">
            <text:p>0.010544753</text:p>
          </table:table-cell>
          <table:table-cell office:value-type="float" office:value="0.009793351">
            <text:p>0.009793351</text:p>
          </table:table-cell>
          <table:table-cell office:value-type="float" office:value="0.0109972">
            <text:p>0.0109972</text:p>
          </table:table-cell>
          <table:table-cell office:value-type="float" office:value="0.008965065">
            <text:p>0.008965065</text:p>
          </table:table-cell>
          <table:table-cell office:value-type="float" office:value="0.008447853">
            <text:p>0.008447853</text:p>
          </table:table-cell>
          <table:table-cell office:value-type="float" office:value="0.008891576">
            <text:p>0.008891576</text:p>
          </table:table-cell>
          <table:table-cell office:value-type="float" office:value="0.009929657">
            <text:p>0.009929657</text:p>
          </table:table-cell>
          <table:table-cell office:value-type="float" office:value="0.007723446">
            <text:p>0.007723446</text:p>
          </table:table-cell>
          <table:table-cell office:value-type="float" office:value="0.006965451">
            <text:p>0.006965451</text:p>
          </table:table-cell>
          <table:table-cell office:value-type="float" office:value="0.009383089">
            <text:p>0.009383089</text:p>
          </table:table-cell>
          <table:table-cell office:value-type="float" office:value="0.0076845414">
            <text:p>0.0076845414</text:p>
          </table:table-cell>
          <table:table-cell office:value-type="float" office:value="0.008071836">
            <text:p>0.008071836</text:p>
          </table:table-cell>
          <table:table-cell office:value-type="float" office:value="0.009879543">
            <text:p>0.009879543</text:p>
          </table:table-cell>
          <table:table-cell office:value-type="float" office:value="0.008771605">
            <text:p>0.008771605</text:p>
          </table:table-cell>
          <table:table-cell office:value-type="float" office:value="0.008146626">
            <text:p>0.008146626</text:p>
          </table:table-cell>
          <table:table-cell office:value-type="float" office:value="0.008150823">
            <text:p>0.008150823</text:p>
          </table:table-cell>
          <table:table-cell office:value-type="float" office:value="0.0074666464">
            <text:p>0.0074666464</text:p>
          </table:table-cell>
          <table:table-cell office:value-type="float" office:value="0.008219293">
            <text:p>0.008219293</text:p>
          </table:table-cell>
          <table:table-cell office:value-type="float" office:value="0.0073830723">
            <text:p>0.0073830723</text:p>
          </table:table-cell>
          <table:table-cell office:value-type="float" office:value="0.00811976">
            <text:p>0.00811976</text:p>
          </table:table-cell>
          <table:table-cell office:value-type="float" office:value="0.0078033814">
            <text:p>0.0078033814</text:p>
          </table:table-cell>
          <table:table-cell office:value-type="float" office:value="0.0072084595">
            <text:p>0.0072084595</text:p>
          </table:table-cell>
          <table:table-cell office:value-type="float" office:value="0.0077924253">
            <text:p>0.0077924253</text:p>
          </table:table-cell>
          <table:table-cell office:value-type="float" office:value="0.011728927">
            <text:p>0.011728927</text:p>
          </table:table-cell>
          <table:table-cell office:value-type="float" office:value="0.009804036">
            <text:p>0.009804036</text:p>
          </table:table-cell>
          <table:table-cell office:value-type="float" office:value="0.0077976184">
            <text:p>0.0077976184</text:p>
          </table:table-cell>
          <table:table-cell office:value-type="float" office:value="0.006296739">
            <text:p>0.006296739</text:p>
          </table:table-cell>
          <table:table-cell office:value-type="float" office:value="0.008326024">
            <text:p>0.008326024</text:p>
          </table:table-cell>
          <table:table-cell office:value-type="float" office:value="0.009088763">
            <text:p>0.009088763</text:p>
          </table:table-cell>
          <table:table-cell office:value-type="float" office:value="0.008723675">
            <text:p>0.008723675</text:p>
          </table:table-cell>
          <table:table-cell office:value-type="float" office:value="0.0077529554">
            <text:p>0.0077529554</text:p>
          </table:table-cell>
          <table:table-cell office:value-type="float" office:value="0.0070546195">
            <text:p>0.0070546195</text:p>
          </table:table-cell>
          <table:table-cell office:value-type="float" office:value="0.007377837">
            <text:p>0.007377837</text:p>
          </table:table-cell>
          <table:table-cell office:value-type="float" office:value="0.007531321">
            <text:p>0.007531321</text:p>
          </table:table-cell>
          <table:table-cell office:value-type="float" office:value="0.0068821493">
            <text:p>0.0068821493</text:p>
          </table:table-cell>
          <table:table-cell office:value-type="float" office:value="0.0071879607">
            <text:p>0.0071879607</text:p>
          </table:table-cell>
          <table:table-cell office:value-type="float" office:value="0.007164569">
            <text:p>0.007164569</text:p>
          </table:table-cell>
          <table:table-cell office:value-type="float" office:value="0.0069332975">
            <text:p>0.0069332975</text:p>
          </table:table-cell>
          <table:table-cell office:value-type="float" office:value="0.006854917">
            <text:p>0.006854917</text:p>
          </table:table-cell>
          <table:table-cell office:value-type="float" office:value="0.007759008">
            <text:p>0.007759008</text:p>
          </table:table-cell>
          <table:table-cell office:value-type="float" office:value="0.0076609277">
            <text:p>0.0076609277</text:p>
          </table:table-cell>
          <table:table-cell office:value-type="float" office:value="0.008121114">
            <text:p>0.008121114</text:p>
          </table:table-cell>
          <table:table-cell office:value-type="float" office:value="0.0079737045">
            <text:p>0.0079737045</text:p>
          </table:table-cell>
          <table:table-cell office:value-type="float" office:value="0.0078114015">
            <text:p>0.0078114015</text:p>
          </table:table-cell>
          <table:table-cell office:value-type="float" office:value="0.0078904005">
            <text:p>0.0078904005</text:p>
          </table:table-cell>
          <table:table-cell office:value-type="float" office:value="0.0068983017">
            <text:p>0.0068983017</text:p>
          </table:table-cell>
          <table:table-cell office:value-type="float" office:value="0.007436782">
            <text:p>0.007436782</text:p>
          </table:table-cell>
          <table:table-cell office:value-type="float" office:value="0.0071256277">
            <text:p>0.0071256277</text:p>
          </table:table-cell>
          <table:table-cell office:value-type="float" office:value="0.0061990386">
            <text:p>0.0061990386</text:p>
          </table:table-cell>
          <table:table-cell office:value-type="float" office:value="0.0067653116">
            <text:p>0.0067653116</text:p>
          </table:table-cell>
          <table:table-cell office:value-type="float" office:value="0.006827043">
            <text:p>0.006827043</text:p>
          </table:table-cell>
          <table:table-cell office:value-type="float" office:value="0.007122536">
            <text:p>0.007122536</text:p>
          </table:table-cell>
          <table:table-cell office:value-type="float" office:value="0.006388189">
            <text:p>0.006388189</text:p>
          </table:table-cell>
          <table:table-cell office:value-type="float" office:value="0.0064062728">
            <text:p>0.0064062728</text:p>
          </table:table-cell>
          <table:table-cell office:value-type="float" office:value="0.007011935">
            <text:p>0.007011935</text:p>
          </table:table-cell>
          <table:table-cell office:value-type="float" office:value="0.007493695">
            <text:p>0.007493695</text:p>
          </table:table-cell>
          <table:table-cell office:value-type="float" office:value="0.0063347383">
            <text:p>0.0063347383</text:p>
          </table:table-cell>
          <table:table-cell office:value-type="float" office:value="0.00598523">
            <text:p>0.00598523</text:p>
          </table:table-cell>
          <table:table-cell office:value-type="float" office:value="0.0062420233">
            <text:p>0.0062420233</text:p>
          </table:table-cell>
          <table:table-cell office:value-type="float" office:value="0.0059931455">
            <text:p>0.0059931455</text:p>
          </table:table-cell>
          <table:table-cell office:value-type="float" office:value="0.006321588">
            <text:p>0.006321588</text:p>
          </table:table-cell>
          <table:table-cell office:value-type="float" office:value="0.0057871146">
            <text:p>0.0057871146</text:p>
          </table:table-cell>
          <table:table-cell office:value-type="float" office:value="0.005522053">
            <text:p>0.005522053</text:p>
          </table:table-cell>
          <table:table-cell office:value-type="float" office:value="0.005363158">
            <text:p>0.005363158</text:p>
          </table:table-cell>
          <table:table-cell office:value-type="float" office:value="0.0058294507">
            <text:p>0.0058294507</text:p>
          </table:table-cell>
          <table:table-cell office:value-type="float" office:value="0.0059152143">
            <text:p>0.0059152143</text:p>
          </table:table-cell>
          <table:table-cell office:value-type="float" office:value="0.0055528153">
            <text:p>0.0055528153</text:p>
          </table:table-cell>
          <table:table-cell office:value-type="float" office:value="0.00524276">
            <text:p>0.00524276</text:p>
          </table:table-cell>
          <table:table-cell office:value-type="float" office:value="0.005583073">
            <text:p>0.005583073</text:p>
          </table:table-cell>
          <table:table-cell office:value-type="float" office:value="0.005378209">
            <text:p>0.005378209</text:p>
          </table:table-cell>
          <table:table-cell office:value-type="float" office:value="0.005318951">
            <text:p>0.005318951</text:p>
          </table:table-cell>
          <table:table-cell office:value-type="float" office:value="0.005453669">
            <text:p>0.005453669</text:p>
          </table:table-cell>
          <table:table-cell office:value-type="float" office:value="0.005521295">
            <text:p>0.005521295</text:p>
          </table:table-cell>
          <table:table-cell office:value-type="float" office:value="0.005439726">
            <text:p>0.005439726</text:p>
          </table:table-cell>
          <table:table-cell office:value-type="float" office:value="0.0047562867">
            <text:p>0.0047562867</text:p>
          </table:table-cell>
          <table:table-cell office:value-type="float" office:value="0.0050262585">
            <text:p>0.0050262585</text:p>
          </table:table-cell>
          <table:table-cell office:value-type="float" office:value="0.005223238">
            <text:p>0.005223238</text:p>
          </table:table-cell>
          <table:table-cell office:value-type="float" office:value="0.0047258697">
            <text:p>0.0047258697</text:p>
          </table:table-cell>
          <table:table-cell office:value-type="float" office:value="0.004884214">
            <text:p>0.004884214</text:p>
          </table:table-cell>
          <table:table-cell office:value-type="float" office:value="0.005185418">
            <text:p>0.005185418</text:p>
          </table:table-cell>
          <table:table-cell office:value-type="float" office:value="0.0055887224">
            <text:p>0.0055887224</text:p>
          </table:table-cell>
          <table:table-cell office:value-type="float" office:value="0.005480946">
            <text:p>0.005480946</text:p>
          </table:table-cell>
          <table:table-cell office:value-type="float" office:value="0.0047204522">
            <text:p>0.0047204522</text:p>
          </table:table-cell>
          <table:table-cell office:value-type="float" office:value="0.004391321">
            <text:p>0.004391321</text:p>
          </table:table-cell>
          <table:table-cell office:value-type="float" office:value="0.0045196004">
            <text:p>0.0045196004</text:p>
          </table:table-cell>
          <table:table-cell office:value-type="float" office:value="0.0044896984">
            <text:p>0.0044896984</text:p>
          </table:table-cell>
          <table:table-cell office:value-type="float" office:value="0.004359878">
            <text:p>0.004359878</text:p>
          </table:table-cell>
          <table:table-cell office:value-type="float" office:value="0.004072214">
            <text:p>0.004072214</text:p>
          </table:table-cell>
          <table:table-cell office:value-type="float" office:value="0.0043243216">
            <text:p>0.0043243216</text:p>
          </table:table-cell>
          <table:table-cell office:value-type="float" office:value="0.004197523">
            <text:p>0.004197523</text:p>
          </table:table-cell>
          <table:table-cell office:value-type="float" office:value="0.0041489154">
            <text:p>0.0041489154</text:p>
          </table:table-cell>
          <table:table-cell office:value-type="float" office:value="0.004179026">
            <text:p>0.004179026</text:p>
          </table:table-cell>
          <table:table-cell office:value-type="float" office:value="0.0040722443">
            <text:p>0.0040722443</text:p>
          </table:table-cell>
          <table:table-cell office:value-type="float" office:value="0.0038827092">
            <text:p>0.0038827092</text:p>
          </table:table-cell>
          <table:table-cell office:value-type="float" office:value="0.0037777731">
            <text:p>0.0037777731</text:p>
          </table:table-cell>
          <table:table-cell office:value-type="float" office:value="0.0037596785">
            <text:p>0.0037596785</text:p>
          </table:table-cell>
          <table:table-cell office:value-type="float" office:value="0.0037422155">
            <text:p>0.0037422155</text:p>
          </table:table-cell>
          <table:table-cell office:value-type="float" office:value="0.0036375502">
            <text:p>0.0036375502</text:p>
          </table:table-cell>
          <table:table-cell office:value-type="float" office:value="0.0035025545">
            <text:p>0.0035025545</text:p>
          </table:table-cell>
          <table:table-cell office:value-type="float" office:value="0.0035071268">
            <text:p>0.0035071268</text:p>
          </table:table-cell>
          <table:table-cell office:value-type="float" office:value="0.0035279444">
            <text:p>0.0035279444</text:p>
          </table:table-cell>
          <table:table-cell office:value-type="float" office:value="0.003395085">
            <text:p>0.003395085</text:p>
          </table:table-cell>
          <table:table-cell office:value-type="float" office:value="0.003361365">
            <text:p>0.003361365</text:p>
          </table:table-cell>
          <table:table-cell office:value-type="float" office:value="0.0034080187">
            <text:p>0.0034080187</text:p>
          </table:table-cell>
          <table:table-cell office:value-type="float" office:value="0.0033921918">
            <text:p>0.0033921918</text:p>
          </table:table-cell>
          <table:table-cell office:value-type="float" office:value="0.0032318828">
            <text:p>0.0032318828</text:p>
          </table:table-cell>
          <table:table-cell office:value-type="float" office:value="0.0031127958">
            <text:p>0.0031127958</text:p>
          </table:table-cell>
          <table:table-cell office:value-type="float" office:value="0.0030650247">
            <text:p>0.0030650247</text:p>
          </table:table-cell>
          <table:table-cell office:value-type="float" office:value="0.0029584884">
            <text:p>0.0029584884</text:p>
          </table:table-cell>
          <table:table-cell office:value-type="float" office:value="0.0028775637">
            <text:p>0.0028775637</text:p>
          </table:table-cell>
          <table:table-cell office:value-type="float" office:value="0.0029115337">
            <text:p>0.0029115337</text:p>
          </table:table-cell>
          <table:table-cell office:value-type="float" office:value="0.0027609072">
            <text:p>0.0027609072</text:p>
          </table:table-cell>
          <table:table-cell office:value-type="float" office:value="0.0027575914">
            <text:p>0.0027575914</text:p>
          </table:table-cell>
          <table:table-cell office:value-type="float" office:value="0.002661998">
            <text:p>0.002661998</text:p>
          </table:table-cell>
          <table:table-cell office:value-type="float" office:value="0.0026440767">
            <text:p>0.0026440767</text:p>
          </table:table-cell>
          <table:table-cell office:value-type="float" office:value="0.0026291627">
            <text:p>0.0026291627</text:p>
          </table:table-cell>
          <table:table-cell office:value-type="float" office:value="0.0024565626">
            <text:p>0.0024565626</text:p>
          </table:table-cell>
          <table:table-cell office:value-type="float" office:value="0.0023699629">
            <text:p>0.0023699629</text:p>
          </table:table-cell>
          <table:table-cell office:value-type="float" office:value="0.0022810441">
            <text:p>0.0022810441</text:p>
          </table:table-cell>
          <table:table-cell office:value-type="float" office:value="0.0020714037">
            <text:p>0.0020714037</text:p>
          </table:table-cell>
          <table:table-cell office:value-type="float" office:value="0.0019964986">
            <text:p>0.0019964986</text:p>
          </table:table-cell>
          <table:table-cell office:value-type="float" office:value="0.0019571541">
            <text:p>0.0019571541</text:p>
          </table:table-cell>
          <table:table-cell office:value-type="float" office:value="0.0018858403">
            <text:p>0.0018858403</text:p>
          </table:table-cell>
          <table:table-cell office:value-type="float" office:value="0.0017777946">
            <text:p>0.0017777946</text:p>
          </table:table-cell>
          <table:table-cell office:value-type="float" office:value="0.0016917737">
            <text:p>0.0016917737</text:p>
          </table:table-cell>
          <table:table-cell office:value-type="float" office:value="0.0015934181">
            <text:p>0.0015934181</text:p>
          </table:table-cell>
          <table:table-cell office:value-type="float" office:value="0.0015511629">
            <text:p>0.0015511629</text:p>
          </table:table-cell>
          <table:table-cell office:value-type="float" office:value="0.0014565329">
            <text:p>0.0014565329</text:p>
          </table:table-cell>
          <table:table-cell office:value-type="float" office:value="0.0014179001">
            <text:p>0.0014179001</text:p>
          </table:table-cell>
          <table:table-cell office:value-type="float" office:value="0.0013512473">
            <text:p>0.0013512473</text:p>
          </table:table-cell>
          <table:table-cell office:value-type="float" office:value="0.0013132552">
            <text:p>0.0013132552</text:p>
          </table:table-cell>
          <table:table-cell office:value-type="float" office:value="0.0012808263">
            <text:p>0.0012808263</text:p>
          </table:table-cell>
          <table:table-cell office:value-type="float" office:value="0.0012598145">
            <text:p>0.0012598145</text:p>
          </table:table-cell>
          <table:table-cell table:style-name="Default" office:value-type="float" office:value="0.0012548532">
            <text:p>0.0012548532</text:p>
          </table:table-cell>
          <table:table-cell table:style-name="Default" office:value-type="float" office:value="0.0012509906">
            <text:p>0.0012509906</text:p>
          </table:table-cell>
          <table:table-cell office:value-type="float" office:value="0.0012531423">
            <text:p>0.0012531423</text:p>
          </table:table-cell>
          <table:table-cell office:value-type="float" office:value="0.0012541957">
            <text:p>0.0012541957</text:p>
          </table:table-cell>
          <table:table-cell office:value-type="float" office:value="0.0012542981">
            <text:p>0.0012542981</text:p>
          </table:table-cell>
          <table:table-cell office:value-type="float" office:value="0.0012565906">
            <text:p>0.0012565906</text:p>
          </table:table-cell>
          <table:table-cell office:value-type="float" office:value="0.0012595303">
            <text:p>0.0012595303</text:p>
          </table:table-cell>
          <table:table-cell office:value-type="float" office:value="0.0012617192">
            <text:p>0.0012617192</text:p>
          </table:table-cell>
          <table:table-cell office:value-type="float" office:value="0.0012632499">
            <text:p>0.0012632499</text:p>
          </table:table-cell>
          <table:table-cell office:value-type="float" office:value="0.0012652783">
            <text:p>0.0012652783</text:p>
          </table:table-cell>
          <table:table-cell office:value-type="float" office:value="0.001268265">
            <text:p>0.001268265</text:p>
          </table:table-cell>
          <table:table-cell office:value-type="float" office:value="0.0012713253">
            <text:p>0.0012713253</text:p>
          </table:table-cell>
          <table:table-cell office:value-type="float" office:value="0.0012750712">
            <text:p>0.0012750712</text:p>
          </table:table-cell>
          <table:table-cell office:value-type="float" office:value="0.0012785885">
            <text:p>0.0012785885</text:p>
          </table:table-cell>
          <table:table-cell office:value-type="float" office:value="0.0012809524">
            <text:p>0.0012809524</text:p>
          </table:table-cell>
          <table:table-cell office:value-type="float" office:value="0.0012850745">
            <text:p>0.0012850745</text:p>
          </table:table-cell>
          <table:table-cell office:value-type="float" office:value="0.0012898173">
            <text:p>0.0012898173</text:p>
          </table:table-cell>
          <table:table-cell office:value-type="float" office:value="0.0012927516">
            <text:p>0.0012927516</text:p>
          </table:table-cell>
          <table:table-cell office:value-type="float" office:value="0.0012954485">
            <text:p>0.0012954485</text:p>
          </table:table-cell>
          <table:table-cell office:value-type="float" office:value="0.0013002225">
            <text:p>0.0013002225</text:p>
          </table:table-cell>
          <table:table-cell office:value-type="float" office:value="0.0013049694">
            <text:p>0.0013049694</text:p>
          </table:table-cell>
          <table:table-cell office:value-type="float" office:value="0.0013083373">
            <text:p>0.0013083373</text:p>
          </table:table-cell>
          <table:table-cell office:value-type="float" office:value="0.0013109073">
            <text:p>0.0013109073</text:p>
          </table:table-cell>
          <table:table-cell office:value-type="float" office:value="0.0013146062">
            <text:p>0.0013146062</text:p>
          </table:table-cell>
          <table:table-cell office:value-type="float" office:value="0.0013196958">
            <text:p>0.0013196958</text:p>
          </table:table-cell>
          <table:table-cell office:value-type="float" office:value="0.0013222933">
            <text:p>0.0013222933</text:p>
          </table:table-cell>
          <table:table-cell office:value-type="float" office:value="0.0013258772">
            <text:p>0.0013258772</text:p>
          </table:table-cell>
          <table:table-cell office:value-type="float" office:value="0.0013290797">
            <text:p>0.0013290797</text:p>
          </table:table-cell>
          <table:table-cell office:value-type="float" office:value="0.001331994">
            <text:p>0.001331994</text:p>
          </table:table-cell>
          <table:table-cell office:value-type="float" office:value="0.0013369553">
            <text:p>0.0013369553</text:p>
          </table:table-cell>
          <table:table-cell office:value-type="float" office:value="0.0013400159">
            <text:p>0.0013400159</text:p>
          </table:table-cell>
          <table:table-cell office:value-type="float" office:value="0.0013433787">
            <text:p>0.0013433787</text:p>
          </table:table-cell>
          <table:table-cell office:value-type="float" office:value="0.0013469688">
            <text:p>0.0013469688</text:p>
          </table:table-cell>
          <table:table-cell office:value-type="float" office:value="0.0013548095">
            <text:p>0.0013548095</text:p>
          </table:table-cell>
          <table:table-cell office:value-type="float" office:value="0.0013586672">
            <text:p>0.0013586672</text:p>
          </table:table-cell>
          <table:table-cell office:value-type="float" office:value="0.0013619738">
            <text:p>0.0013619738</text:p>
          </table:table-cell>
          <table:table-cell office:value-type="float" office:value="0.0013662594">
            <text:p>0.0013662594</text:p>
          </table:table-cell>
          <table:table-cell office:value-type="float" office:value="0.0013722992">
            <text:p>0.0013722992</text:p>
          </table:table-cell>
          <table:table-cell office:value-type="float" office:value="0.0013772068">
            <text:p>0.0013772068</text:p>
          </table:table-cell>
          <table:table-cell office:value-type="float" office:value="0.0013812992">
            <text:p>0.0013812992</text:p>
          </table:table-cell>
          <table:table-cell office:value-type="float" office:value="0.0013854959">
            <text:p>0.0013854959</text:p>
          </table:table-cell>
          <table:table-cell office:value-type="float" office:value="0.0013892902">
            <text:p>0.0013892902</text:p>
          </table:table-cell>
          <table:table-cell office:value-type="float" office:value="0.0013947781">
            <text:p>0.0013947781</text:p>
          </table:table-cell>
          <table:table-cell office:value-type="float" office:value="0.00140023">
            <text:p>0.00140023</text:p>
          </table:table-cell>
          <table:table-cell office:value-type="float" office:value="0.0014036063">
            <text:p>0.0014036063</text:p>
          </table:table-cell>
          <table:table-cell office:value-type="float" office:value="0.0014063199">
            <text:p>0.0014063199</text:p>
          </table:table-cell>
          <table:table-cell office:value-type="float" office:value="0.0014140729">
            <text:p>0.0014140729</text:p>
          </table:table-cell>
          <table:table-cell office:value-type="float" office:value="0.001418573">
            <text:p>0.001418573</text:p>
          </table:table-cell>
          <table:table-cell office:value-type="float" office:value="0.0014210959">
            <text:p>0.0014210959</text:p>
          </table:table-cell>
          <table:table-cell office:value-type="float" office:value="0.0014239451">
            <text:p>0.0014239451</text:p>
          </table:table-cell>
          <table:table-cell/>
        </table:table-row>
        <table:table-row table:style-name="ro1">
          <table:table-cell office:value-type="string">
            <text:p>000 Days/05 - Tool - The Pot.mp3</text:p>
          </table:table-cell>
          <table:table-cell office:value-type="float" office:value="0.19625147">
            <text:p>0.19625147</text:p>
          </table:table-cell>
          <table:table-cell office:value-type="float" office:value="0.26577845">
            <text:p>0.26577845</text:p>
          </table:table-cell>
          <table:table-cell office:value-type="float" office:value="0.11039851">
            <text:p>0.11039851</text:p>
          </table:table-cell>
          <table:table-cell office:value-type="float" office:value="0.065679304">
            <text:p>0.065679304</text:p>
          </table:table-cell>
          <table:table-cell office:value-type="float" office:value="0.041452423">
            <text:p>0.041452423</text:p>
          </table:table-cell>
          <table:table-cell office:value-type="float" office:value="0.030929716">
            <text:p>0.030929716</text:p>
          </table:table-cell>
          <table:table-cell office:value-type="float" office:value="0.03554369">
            <text:p>0.03554369</text:p>
          </table:table-cell>
          <table:table-cell office:value-type="float" office:value="0.041694976">
            <text:p>0.041694976</text:p>
          </table:table-cell>
          <table:table-cell office:value-type="float" office:value="0.03825021">
            <text:p>0.03825021</text:p>
          </table:table-cell>
          <table:table-cell office:value-type="float" office:value="0.032716826">
            <text:p>0.032716826</text:p>
          </table:table-cell>
          <table:table-cell office:value-type="float" office:value="0.030430973">
            <text:p>0.030430973</text:p>
          </table:table-cell>
          <table:table-cell office:value-type="float" office:value="0.023949478">
            <text:p>0.023949478</text:p>
          </table:table-cell>
          <table:table-cell office:value-type="float" office:value="0.028066356">
            <text:p>0.028066356</text:p>
          </table:table-cell>
          <table:table-cell office:value-type="float" office:value="0.035844132">
            <text:p>0.035844132</text:p>
          </table:table-cell>
          <table:table-cell office:value-type="float" office:value="0.030405294">
            <text:p>0.030405294</text:p>
          </table:table-cell>
          <table:table-cell office:value-type="float" office:value="0.03892256">
            <text:p>0.03892256</text:p>
          </table:table-cell>
          <table:table-cell office:value-type="float" office:value="0.030468656">
            <text:p>0.030468656</text:p>
          </table:table-cell>
          <table:table-cell office:value-type="float" office:value="0.030047663">
            <text:p>0.030047663</text:p>
          </table:table-cell>
          <table:table-cell office:value-type="float" office:value="0.040360577">
            <text:p>0.040360577</text:p>
          </table:table-cell>
          <table:table-cell office:value-type="float" office:value="0.037196077">
            <text:p>0.037196077</text:p>
          </table:table-cell>
          <table:table-cell office:value-type="float" office:value="0.038779788">
            <text:p>0.038779788</text:p>
          </table:table-cell>
          <table:table-cell office:value-type="float" office:value="0.02879743">
            <text:p>0.02879743</text:p>
          </table:table-cell>
          <table:table-cell office:value-type="float" office:value="0.0330583">
            <text:p>0.0330583</text:p>
          </table:table-cell>
          <table:table-cell office:value-type="float" office:value="0.036443587">
            <text:p>0.036443587</text:p>
          </table:table-cell>
          <table:table-cell office:value-type="float" office:value="0.04174644">
            <text:p>0.04174644</text:p>
          </table:table-cell>
          <table:table-cell office:value-type="float" office:value="0.05202209">
            <text:p>0.05202209</text:p>
          </table:table-cell>
          <table:table-cell office:value-type="float" office:value="0.05039603">
            <text:p>0.05039603</text:p>
          </table:table-cell>
          <table:table-cell office:value-type="float" office:value="0.040396385">
            <text:p>0.040396385</text:p>
          </table:table-cell>
          <table:table-cell office:value-type="float" office:value="0.032347724">
            <text:p>0.032347724</text:p>
          </table:table-cell>
          <table:table-cell office:value-type="float" office:value="0.035819642">
            <text:p>0.035819642</text:p>
          </table:table-cell>
          <table:table-cell office:value-type="float" office:value="0.043696757">
            <text:p>0.043696757</text:p>
          </table:table-cell>
          <table:table-cell office:value-type="float" office:value="0.039382823">
            <text:p>0.039382823</text:p>
          </table:table-cell>
          <table:table-cell office:value-type="float" office:value="0.034045998">
            <text:p>0.034045998</text:p>
          </table:table-cell>
          <table:table-cell office:value-type="float" office:value="0.02623665">
            <text:p>0.02623665</text:p>
          </table:table-cell>
          <table:table-cell office:value-type="float" office:value="0.023121402">
            <text:p>0.023121402</text:p>
          </table:table-cell>
          <table:table-cell office:value-type="float" office:value="0.023236578">
            <text:p>0.023236578</text:p>
          </table:table-cell>
          <table:table-cell office:value-type="float" office:value="0.031432685">
            <text:p>0.031432685</text:p>
          </table:table-cell>
          <table:table-cell office:value-type="float" office:value="0.034854032">
            <text:p>0.034854032</text:p>
          </table:table-cell>
          <table:table-cell office:value-type="float" office:value="0.03465516">
            <text:p>0.03465516</text:p>
          </table:table-cell>
          <table:table-cell office:value-type="float" office:value="0.036726397">
            <text:p>0.036726397</text:p>
          </table:table-cell>
          <table:table-cell office:value-type="float" office:value="0.03576264">
            <text:p>0.03576264</text:p>
          </table:table-cell>
          <table:table-cell office:value-type="float" office:value="0.035451435">
            <text:p>0.035451435</text:p>
          </table:table-cell>
          <table:table-cell office:value-type="float" office:value="0.030072581">
            <text:p>0.030072581</text:p>
          </table:table-cell>
          <table:table-cell office:value-type="float" office:value="0.027696285">
            <text:p>0.027696285</text:p>
          </table:table-cell>
          <table:table-cell office:value-type="float" office:value="0.026737088">
            <text:p>0.026737088</text:p>
          </table:table-cell>
          <table:table-cell office:value-type="float" office:value="0.026165716">
            <text:p>0.026165716</text:p>
          </table:table-cell>
          <table:table-cell office:value-type="float" office:value="0.02631362">
            <text:p>0.02631362</text:p>
          </table:table-cell>
          <table:table-cell office:value-type="float" office:value="0.021915918">
            <text:p>0.021915918</text:p>
          </table:table-cell>
          <table:table-cell office:value-type="float" office:value="0.023397567">
            <text:p>0.023397567</text:p>
          </table:table-cell>
          <table:table-cell office:value-type="float" office:value="0.022419479">
            <text:p>0.022419479</text:p>
          </table:table-cell>
          <table:table-cell office:value-type="float" office:value="0.020690031">
            <text:p>0.020690031</text:p>
          </table:table-cell>
          <table:table-cell office:value-type="float" office:value="0.01903714">
            <text:p>0.01903714</text:p>
          </table:table-cell>
          <table:table-cell office:value-type="float" office:value="0.019780688">
            <text:p>0.019780688</text:p>
          </table:table-cell>
          <table:table-cell office:value-type="float" office:value="0.020597639">
            <text:p>0.020597639</text:p>
          </table:table-cell>
          <table:table-cell office:value-type="float" office:value="0.02202147">
            <text:p>0.02202147</text:p>
          </table:table-cell>
          <table:table-cell office:value-type="float" office:value="0.022666017">
            <text:p>0.022666017</text:p>
          </table:table-cell>
          <table:table-cell office:value-type="float" office:value="0.024342649">
            <text:p>0.024342649</text:p>
          </table:table-cell>
          <table:table-cell office:value-type="float" office:value="0.02110884">
            <text:p>0.02110884</text:p>
          </table:table-cell>
          <table:table-cell office:value-type="float" office:value="0.022273907">
            <text:p>0.022273907</text:p>
          </table:table-cell>
          <table:table-cell office:value-type="float" office:value="0.022424906">
            <text:p>0.022424906</text:p>
          </table:table-cell>
          <table:table-cell office:value-type="float" office:value="0.024873205">
            <text:p>0.024873205</text:p>
          </table:table-cell>
          <table:table-cell office:value-type="float" office:value="0.01958244">
            <text:p>0.01958244</text:p>
          </table:table-cell>
          <table:table-cell office:value-type="float" office:value="0.020501833">
            <text:p>0.020501833</text:p>
          </table:table-cell>
          <table:table-cell office:value-type="float" office:value="0.018735476">
            <text:p>0.018735476</text:p>
          </table:table-cell>
          <table:table-cell office:value-type="float" office:value="0.018233608">
            <text:p>0.018233608</text:p>
          </table:table-cell>
          <table:table-cell office:value-type="float" office:value="0.018218784">
            <text:p>0.018218784</text:p>
          </table:table-cell>
          <table:table-cell office:value-type="float" office:value="0.016404485">
            <text:p>0.016404485</text:p>
          </table:table-cell>
          <table:table-cell office:value-type="float" office:value="0.016069002">
            <text:p>0.016069002</text:p>
          </table:table-cell>
          <table:table-cell office:value-type="float" office:value="0.01790804">
            <text:p>0.01790804</text:p>
          </table:table-cell>
          <table:table-cell office:value-type="float" office:value="0.016684234">
            <text:p>0.016684234</text:p>
          </table:table-cell>
          <table:table-cell office:value-type="float" office:value="0.015811672">
            <text:p>0.015811672</text:p>
          </table:table-cell>
          <table:table-cell office:value-type="float" office:value="0.015352384">
            <text:p>0.015352384</text:p>
          </table:table-cell>
          <table:table-cell office:value-type="float" office:value="0.015768863">
            <text:p>0.015768863</text:p>
          </table:table-cell>
          <table:table-cell office:value-type="float" office:value="0.016360752">
            <text:p>0.016360752</text:p>
          </table:table-cell>
          <table:table-cell office:value-type="float" office:value="0.015930291">
            <text:p>0.015930291</text:p>
          </table:table-cell>
          <table:table-cell office:value-type="float" office:value="0.014222673">
            <text:p>0.014222673</text:p>
          </table:table-cell>
          <table:table-cell office:value-type="float" office:value="0.014590046">
            <text:p>0.014590046</text:p>
          </table:table-cell>
          <table:table-cell office:value-type="float" office:value="0.013944329">
            <text:p>0.013944329</text:p>
          </table:table-cell>
          <table:table-cell office:value-type="float" office:value="0.014000396">
            <text:p>0.014000396</text:p>
          </table:table-cell>
          <table:table-cell office:value-type="float" office:value="0.0120234545">
            <text:p>0.0120234545</text:p>
          </table:table-cell>
          <table:table-cell office:value-type="float" office:value="0.0112083815">
            <text:p>0.0112083815</text:p>
          </table:table-cell>
          <table:table-cell office:value-type="float" office:value="0.013242337">
            <text:p>0.013242337</text:p>
          </table:table-cell>
          <table:table-cell office:value-type="float" office:value="0.012846514">
            <text:p>0.012846514</text:p>
          </table:table-cell>
          <table:table-cell office:value-type="float" office:value="0.011587963">
            <text:p>0.011587963</text:p>
          </table:table-cell>
          <table:table-cell office:value-type="float" office:value="0.012401542">
            <text:p>0.012401542</text:p>
          </table:table-cell>
          <table:table-cell office:value-type="float" office:value="0.012063787">
            <text:p>0.012063787</text:p>
          </table:table-cell>
          <table:table-cell office:value-type="float" office:value="0.010179437">
            <text:p>0.010179437</text:p>
          </table:table-cell>
          <table:table-cell office:value-type="float" office:value="0.010737361">
            <text:p>0.010737361</text:p>
          </table:table-cell>
          <table:table-cell office:value-type="float" office:value="0.0098749865">
            <text:p>0.0098749865</text:p>
          </table:table-cell>
          <table:table-cell office:value-type="float" office:value="0.010277103">
            <text:p>0.010277103</text:p>
          </table:table-cell>
          <table:table-cell office:value-type="float" office:value="0.009705242">
            <text:p>0.009705242</text:p>
          </table:table-cell>
          <table:table-cell office:value-type="float" office:value="0.010880256">
            <text:p>0.010880256</text:p>
          </table:table-cell>
          <table:table-cell office:value-type="float" office:value="0.01055031">
            <text:p>0.01055031</text:p>
          </table:table-cell>
          <table:table-cell office:value-type="float" office:value="0.010406351">
            <text:p>0.010406351</text:p>
          </table:table-cell>
          <table:table-cell office:value-type="float" office:value="0.011105802">
            <text:p>0.011105802</text:p>
          </table:table-cell>
          <table:table-cell office:value-type="float" office:value="0.013802431">
            <text:p>0.013802431</text:p>
          </table:table-cell>
          <table:table-cell office:value-type="float" office:value="0.011348621">
            <text:p>0.011348621</text:p>
          </table:table-cell>
          <table:table-cell office:value-type="float" office:value="0.010336997">
            <text:p>0.010336997</text:p>
          </table:table-cell>
          <table:table-cell office:value-type="float" office:value="0.009781536">
            <text:p>0.009781536</text:p>
          </table:table-cell>
          <table:table-cell office:value-type="float" office:value="0.010580287">
            <text:p>0.010580287</text:p>
          </table:table-cell>
          <table:table-cell office:value-type="float" office:value="0.012042686">
            <text:p>0.012042686</text:p>
          </table:table-cell>
          <table:table-cell office:value-type="float" office:value="0.011454377">
            <text:p>0.011454377</text:p>
          </table:table-cell>
          <table:table-cell office:value-type="float" office:value="0.011622054">
            <text:p>0.011622054</text:p>
          </table:table-cell>
          <table:table-cell office:value-type="float" office:value="0.010799489">
            <text:p>0.010799489</text:p>
          </table:table-cell>
          <table:table-cell office:value-type="float" office:value="0.010815795">
            <text:p>0.010815795</text:p>
          </table:table-cell>
          <table:table-cell office:value-type="float" office:value="0.0099484855">
            <text:p>0.0099484855</text:p>
          </table:table-cell>
          <table:table-cell office:value-type="float" office:value="0.009070656">
            <text:p>0.009070656</text:p>
          </table:table-cell>
          <table:table-cell office:value-type="float" office:value="0.00971322">
            <text:p>0.00971322</text:p>
          </table:table-cell>
          <table:table-cell office:value-type="float" office:value="0.009318269">
            <text:p>0.009318269</text:p>
          </table:table-cell>
          <table:table-cell office:value-type="float" office:value="0.009593693">
            <text:p>0.009593693</text:p>
          </table:table-cell>
          <table:table-cell office:value-type="float" office:value="0.01007085">
            <text:p>0.01007085</text:p>
          </table:table-cell>
          <table:table-cell office:value-type="float" office:value="0.019357996">
            <text:p>0.019357996</text:p>
          </table:table-cell>
          <table:table-cell office:value-type="float" office:value="0.012588972">
            <text:p>0.012588972</text:p>
          </table:table-cell>
          <table:table-cell office:value-type="float" office:value="0.011083636">
            <text:p>0.011083636</text:p>
          </table:table-cell>
          <table:table-cell office:value-type="float" office:value="0.011245664">
            <text:p>0.011245664</text:p>
          </table:table-cell>
          <table:table-cell office:value-type="float" office:value="0.009780092">
            <text:p>0.009780092</text:p>
          </table:table-cell>
          <table:table-cell office:value-type="float" office:value="0.009572697">
            <text:p>0.009572697</text:p>
          </table:table-cell>
          <table:table-cell office:value-type="float" office:value="0.009220787">
            <text:p>0.009220787</text:p>
          </table:table-cell>
          <table:table-cell office:value-type="float" office:value="0.010822183">
            <text:p>0.010822183</text:p>
          </table:table-cell>
          <table:table-cell office:value-type="float" office:value="0.009459196">
            <text:p>0.009459196</text:p>
          </table:table-cell>
          <table:table-cell office:value-type="float" office:value="0.008516159">
            <text:p>0.008516159</text:p>
          </table:table-cell>
          <table:table-cell office:value-type="float" office:value="0.009335554">
            <text:p>0.009335554</text:p>
          </table:table-cell>
          <table:table-cell office:value-type="float" office:value="0.009460522">
            <text:p>0.009460522</text:p>
          </table:table-cell>
          <table:table-cell office:value-type="float" office:value="0.010040066">
            <text:p>0.010040066</text:p>
          </table:table-cell>
          <table:table-cell office:value-type="float" office:value="0.00881393">
            <text:p>0.00881393</text:p>
          </table:table-cell>
          <table:table-cell office:value-type="float" office:value="0.008077448">
            <text:p>0.008077448</text:p>
          </table:table-cell>
          <table:table-cell office:value-type="float" office:value="0.008488511">
            <text:p>0.008488511</text:p>
          </table:table-cell>
          <table:table-cell office:value-type="float" office:value="0.009327102">
            <text:p>0.009327102</text:p>
          </table:table-cell>
          <table:table-cell office:value-type="float" office:value="0.008811478">
            <text:p>0.008811478</text:p>
          </table:table-cell>
          <table:table-cell office:value-type="float" office:value="0.008858054">
            <text:p>0.008858054</text:p>
          </table:table-cell>
          <table:table-cell office:value-type="float" office:value="0.008042381">
            <text:p>0.008042381</text:p>
          </table:table-cell>
          <table:table-cell office:value-type="float" office:value="0.007530963">
            <text:p>0.007530963</text:p>
          </table:table-cell>
          <table:table-cell office:value-type="float" office:value="0.007766395">
            <text:p>0.007766395</text:p>
          </table:table-cell>
          <table:table-cell office:value-type="float" office:value="0.0077119973">
            <text:p>0.0077119973</text:p>
          </table:table-cell>
          <table:table-cell office:value-type="float" office:value="0.00793319">
            <text:p>0.00793319</text:p>
          </table:table-cell>
          <table:table-cell office:value-type="float" office:value="0.0078336755">
            <text:p>0.0078336755</text:p>
          </table:table-cell>
          <table:table-cell office:value-type="float" office:value="0.007827466">
            <text:p>0.007827466</text:p>
          </table:table-cell>
          <table:table-cell office:value-type="float" office:value="0.007449066">
            <text:p>0.007449066</text:p>
          </table:table-cell>
          <table:table-cell office:value-type="float" office:value="0.007271107">
            <text:p>0.007271107</text:p>
          </table:table-cell>
          <table:table-cell office:value-type="float" office:value="0.0075982525">
            <text:p>0.0075982525</text:p>
          </table:table-cell>
          <table:table-cell office:value-type="float" office:value="0.007746636">
            <text:p>0.007746636</text:p>
          </table:table-cell>
          <table:table-cell office:value-type="float" office:value="0.007187285">
            <text:p>0.007187285</text:p>
          </table:table-cell>
          <table:table-cell office:value-type="float" office:value="0.0068595335">
            <text:p>0.0068595335</text:p>
          </table:table-cell>
          <table:table-cell office:value-type="float" office:value="0.0068884892">
            <text:p>0.0068884892</text:p>
          </table:table-cell>
          <table:table-cell office:value-type="float" office:value="0.0074477615">
            <text:p>0.0074477615</text:p>
          </table:table-cell>
          <table:table-cell office:value-type="float" office:value="0.0073858104">
            <text:p>0.0073858104</text:p>
          </table:table-cell>
          <table:table-cell office:value-type="float" office:value="0.006301238">
            <text:p>0.006301238</text:p>
          </table:table-cell>
          <table:table-cell office:value-type="float" office:value="0.0066949064">
            <text:p>0.0066949064</text:p>
          </table:table-cell>
          <table:table-cell office:value-type="float" office:value="0.0068280837">
            <text:p>0.0068280837</text:p>
          </table:table-cell>
          <table:table-cell office:value-type="float" office:value="0.006376718">
            <text:p>0.006376718</text:p>
          </table:table-cell>
          <table:table-cell office:value-type="float" office:value="0.006785155">
            <text:p>0.006785155</text:p>
          </table:table-cell>
          <table:table-cell office:value-type="float" office:value="0.0070860153">
            <text:p>0.0070860153</text:p>
          </table:table-cell>
          <table:table-cell office:value-type="float" office:value="0.006823606">
            <text:p>0.006823606</text:p>
          </table:table-cell>
          <table:table-cell office:value-type="float" office:value="0.0068341624">
            <text:p>0.0068341624</text:p>
          </table:table-cell>
          <table:table-cell office:value-type="float" office:value="0.006279457">
            <text:p>0.006279457</text:p>
          </table:table-cell>
          <table:table-cell office:value-type="float" office:value="0.005924332">
            <text:p>0.005924332</text:p>
          </table:table-cell>
          <table:table-cell office:value-type="float" office:value="0.0058216364">
            <text:p>0.0058216364</text:p>
          </table:table-cell>
          <table:table-cell office:value-type="float" office:value="0.005962671">
            <text:p>0.005962671</text:p>
          </table:table-cell>
          <table:table-cell office:value-type="float" office:value="0.0057741683">
            <text:p>0.0057741683</text:p>
          </table:table-cell>
          <table:table-cell office:value-type="float" office:value="0.0055664377">
            <text:p>0.0055664377</text:p>
          </table:table-cell>
          <table:table-cell office:value-type="float" office:value="0.0058571906">
            <text:p>0.0058571906</text:p>
          </table:table-cell>
          <table:table-cell office:value-type="float" office:value="0.005744768">
            <text:p>0.005744768</text:p>
          </table:table-cell>
          <table:table-cell office:value-type="float" office:value="0.0055726157">
            <text:p>0.0055726157</text:p>
          </table:table-cell>
          <table:table-cell office:value-type="float" office:value="0.0060814656">
            <text:p>0.0060814656</text:p>
          </table:table-cell>
          <table:table-cell office:value-type="float" office:value="0.005808054">
            <text:p>0.005808054</text:p>
          </table:table-cell>
          <table:table-cell office:value-type="float" office:value="0.005630225">
            <text:p>0.005630225</text:p>
          </table:table-cell>
          <table:table-cell office:value-type="float" office:value="0.005794588">
            <text:p>0.005794588</text:p>
          </table:table-cell>
          <table:table-cell office:value-type="float" office:value="0.0056201457">
            <text:p>0.0056201457</text:p>
          </table:table-cell>
          <table:table-cell office:value-type="float" office:value="0.005615568">
            <text:p>0.005615568</text:p>
          </table:table-cell>
          <table:table-cell office:value-type="float" office:value="0.0051026796">
            <text:p>0.0051026796</text:p>
          </table:table-cell>
          <table:table-cell office:value-type="float" office:value="0.00503037">
            <text:p>0.00503037</text:p>
          </table:table-cell>
          <table:table-cell office:value-type="float" office:value="0.005035218">
            <text:p>0.005035218</text:p>
          </table:table-cell>
          <table:table-cell office:value-type="float" office:value="0.0052312026">
            <text:p>0.0052312026</text:p>
          </table:table-cell>
          <table:table-cell office:value-type="float" office:value="0.0054518287">
            <text:p>0.0054518287</text:p>
          </table:table-cell>
          <table:table-cell office:value-type="float" office:value="0.005190997">
            <text:p>0.005190997</text:p>
          </table:table-cell>
          <table:table-cell office:value-type="float" office:value="0.004846341">
            <text:p>0.004846341</text:p>
          </table:table-cell>
          <table:table-cell office:value-type="float" office:value="0.0049567837">
            <text:p>0.0049567837</text:p>
          </table:table-cell>
          <table:table-cell office:value-type="float" office:value="0.0048592975">
            <text:p>0.0048592975</text:p>
          </table:table-cell>
          <table:table-cell office:value-type="float" office:value="0.0049261013">
            <text:p>0.0049261013</text:p>
          </table:table-cell>
          <table:table-cell office:value-type="float" office:value="0.0048235897">
            <text:p>0.0048235897</text:p>
          </table:table-cell>
          <table:table-cell office:value-type="float" office:value="0.0049173343">
            <text:p>0.0049173343</text:p>
          </table:table-cell>
          <table:table-cell office:value-type="float" office:value="0.0046200613">
            <text:p>0.0046200613</text:p>
          </table:table-cell>
          <table:table-cell office:value-type="float" office:value="0.0045634997">
            <text:p>0.0045634997</text:p>
          </table:table-cell>
          <table:table-cell office:value-type="float" office:value="0.004495351">
            <text:p>0.004495351</text:p>
          </table:table-cell>
          <table:table-cell office:value-type="float" office:value="0.004103244">
            <text:p>0.004103244</text:p>
          </table:table-cell>
          <table:table-cell office:value-type="float" office:value="0.0040998757">
            <text:p>0.0040998757</text:p>
          </table:table-cell>
          <table:table-cell office:value-type="float" office:value="0.0041750646">
            <text:p>0.0041750646</text:p>
          </table:table-cell>
          <table:table-cell office:value-type="float" office:value="0.004203395">
            <text:p>0.004203395</text:p>
          </table:table-cell>
          <table:table-cell office:value-type="float" office:value="0.004012393">
            <text:p>0.004012393</text:p>
          </table:table-cell>
          <table:table-cell office:value-type="float" office:value="0.003928226">
            <text:p>0.003928226</text:p>
          </table:table-cell>
          <table:table-cell office:value-type="float" office:value="0.0036480199">
            <text:p>0.0036480199</text:p>
          </table:table-cell>
          <table:table-cell office:value-type="float" office:value="0.0033500849">
            <text:p>0.0033500849</text:p>
          </table:table-cell>
          <table:table-cell office:value-type="float" office:value="0.0029531375">
            <text:p>0.0029531375</text:p>
          </table:table-cell>
          <table:table-cell office:value-type="float" office:value="0.002706834">
            <text:p>0.002706834</text:p>
          </table:table-cell>
          <table:table-cell office:value-type="float" office:value="0.0026170067">
            <text:p>0.0026170067</text:p>
          </table:table-cell>
          <table:table-cell office:value-type="float" office:value="0.002726591">
            <text:p>0.002726591</text:p>
          </table:table-cell>
          <table:table-cell office:value-type="float" office:value="0.0025452503">
            <text:p>0.0025452503</text:p>
          </table:table-cell>
          <table:table-cell office:value-type="float" office:value="0.0023348287">
            <text:p>0.0023348287</text:p>
          </table:table-cell>
          <table:table-cell office:value-type="float" office:value="0.0022001527">
            <text:p>0.0022001527</text:p>
          </table:table-cell>
          <table:table-cell office:value-type="float" office:value="0.0018337823">
            <text:p>0.0018337823</text:p>
          </table:table-cell>
          <table:table-cell office:value-type="float" office:value="0.0016416553">
            <text:p>0.0016416553</text:p>
          </table:table-cell>
          <table:table-cell office:value-type="float" office:value="0.0014865157">
            <text:p>0.0014865157</text:p>
          </table:table-cell>
          <table:table-cell office:value-type="float" office:value="0.0014577018">
            <text:p>0.0014577018</text:p>
          </table:table-cell>
          <table:table-cell office:value-type="float" office:value="0.0014304194">
            <text:p>0.0014304194</text:p>
          </table:table-cell>
          <table:table-cell office:value-type="float" office:value="0.0013944966">
            <text:p>0.0013944966</text:p>
          </table:table-cell>
          <table:table-cell table:style-name="Default" office:value-type="float" office:value="0.0013867106">
            <text:p>0.0013867106</text:p>
          </table:table-cell>
          <table:table-cell table:style-name="Default" office:value-type="float" office:value="0.0013838487">
            <text:p>0.0013838487</text:p>
          </table:table-cell>
          <table:table-cell office:value-type="float" office:value="0.0013859683">
            <text:p>0.0013859683</text:p>
          </table:table-cell>
          <table:table-cell office:value-type="float" office:value="0.0013862309">
            <text:p>0.0013862309</text:p>
          </table:table-cell>
          <table:table-cell office:value-type="float" office:value="0.0013886665">
            <text:p>0.0013886665</text:p>
          </table:table-cell>
          <table:table-cell office:value-type="float" office:value="0.0013907079">
            <text:p>0.0013907079</text:p>
          </table:table-cell>
          <table:table-cell office:value-type="float" office:value="0.0013927693">
            <text:p>0.0013927693</text:p>
          </table:table-cell>
          <table:table-cell office:value-type="float" office:value="0.0013964077">
            <text:p>0.0013964077</text:p>
          </table:table-cell>
          <table:table-cell office:value-type="float" office:value="0.0013991197">
            <text:p>0.0013991197</text:p>
          </table:table-cell>
          <table:table-cell office:value-type="float" office:value="0.0014007067">
            <text:p>0.0014007067</text:p>
          </table:table-cell>
          <table:table-cell office:value-type="float" office:value="0.0014036619">
            <text:p>0.0014036619</text:p>
          </table:table-cell>
          <table:table-cell office:value-type="float" office:value="0.0014088636">
            <text:p>0.0014088636</text:p>
          </table:table-cell>
          <table:table-cell office:value-type="float" office:value="0.0014125535">
            <text:p>0.0014125535</text:p>
          </table:table-cell>
          <table:table-cell office:value-type="float" office:value="0.001415603">
            <text:p>0.001415603</text:p>
          </table:table-cell>
          <table:table-cell office:value-type="float" office:value="0.0014191606">
            <text:p>0.0014191606</text:p>
          </table:table-cell>
          <table:table-cell office:value-type="float" office:value="0.0014243108">
            <text:p>0.0014243108</text:p>
          </table:table-cell>
          <table:table-cell office:value-type="float" office:value="0.0014280276">
            <text:p>0.0014280276</text:p>
          </table:table-cell>
          <table:table-cell office:value-type="float" office:value="0.0014318883">
            <text:p>0.0014318883</text:p>
          </table:table-cell>
          <table:table-cell office:value-type="float" office:value="0.0014353397">
            <text:p>0.0014353397</text:p>
          </table:table-cell>
          <table:table-cell office:value-type="float" office:value="0.0014386768">
            <text:p>0.0014386768</text:p>
          </table:table-cell>
          <table:table-cell office:value-type="float" office:value="0.0014432052">
            <text:p>0.0014432052</text:p>
          </table:table-cell>
          <table:table-cell office:value-type="float" office:value="0.0014482993">
            <text:p>0.0014482993</text:p>
          </table:table-cell>
          <table:table-cell office:value-type="float" office:value="0.0014519758">
            <text:p>0.0014519758</text:p>
          </table:table-cell>
          <table:table-cell office:value-type="float" office:value="0.0014548582">
            <text:p>0.0014548582</text:p>
          </table:table-cell>
          <table:table-cell office:value-type="float" office:value="0.0014605684">
            <text:p>0.0014605684</text:p>
          </table:table-cell>
          <table:table-cell office:value-type="float" office:value="0.0014647366">
            <text:p>0.0014647366</text:p>
          </table:table-cell>
          <table:table-cell office:value-type="float" office:value="0.0014677704">
            <text:p>0.0014677704</text:p>
          </table:table-cell>
          <table:table-cell office:value-type="float" office:value="0.0014703687">
            <text:p>0.0014703687</text:p>
          </table:table-cell>
          <table:table-cell office:value-type="float" office:value="0.0014743003">
            <text:p>0.0014743003</text:p>
          </table:table-cell>
          <table:table-cell office:value-type="float" office:value="0.0014795436">
            <text:p>0.0014795436</text:p>
          </table:table-cell>
          <table:table-cell office:value-type="float" office:value="0.0014825646">
            <text:p>0.0014825646</text:p>
          </table:table-cell>
          <table:table-cell office:value-type="float" office:value="0.0014865617">
            <text:p>0.0014865617</text:p>
          </table:table-cell>
          <table:table-cell office:value-type="float" office:value="0.0014909117">
            <text:p>0.0014909117</text:p>
          </table:table-cell>
          <table:table-cell office:value-type="float" office:value="0.0014988539">
            <text:p>0.0014988539</text:p>
          </table:table-cell>
          <table:table-cell office:value-type="float" office:value="0.0015033397">
            <text:p>0.0015033397</text:p>
          </table:table-cell>
          <table:table-cell office:value-type="float" office:value="0.0015076185">
            <text:p>0.0015076185</text:p>
          </table:table-cell>
          <table:table-cell office:value-type="float" office:value="0.0015120825">
            <text:p>0.0015120825</text:p>
          </table:table-cell>
          <table:table-cell office:value-type="float" office:value="0.0015178567">
            <text:p>0.0015178567</text:p>
          </table:table-cell>
          <table:table-cell office:value-type="float" office:value="0.0015245996">
            <text:p>0.0015245996</text:p>
          </table:table-cell>
          <table:table-cell office:value-type="float" office:value="0.0015283254">
            <text:p>0.0015283254</text:p>
          </table:table-cell>
          <table:table-cell office:value-type="float" office:value="0.0015319161">
            <text:p>0.0015319161</text:p>
          </table:table-cell>
          <table:table-cell office:value-type="float" office:value="0.0015367185">
            <text:p>0.0015367185</text:p>
          </table:table-cell>
          <table:table-cell office:value-type="float" office:value="0.0015450454">
            <text:p>0.0015450454</text:p>
          </table:table-cell>
          <table:table-cell office:value-type="float" office:value="0.0015496077">
            <text:p>0.0015496077</text:p>
          </table:table-cell>
          <table:table-cell office:value-type="float" office:value="0.0015530187">
            <text:p>0.0015530187</text:p>
          </table:table-cell>
          <table:table-cell office:value-type="float" office:value="0.0015575672">
            <text:p>0.0015575672</text:p>
          </table:table-cell>
          <table:table-cell office:value-type="float" office:value="0.0015648803">
            <text:p>0.0015648803</text:p>
          </table:table-cell>
          <table:table-cell office:value-type="float" office:value="0.0015692484">
            <text:p>0.0015692484</text:p>
          </table:table-cell>
          <table:table-cell office:value-type="float" office:value="0.001572871">
            <text:p>0.001572871</text:p>
          </table:table-cell>
          <table:table-cell office:value-type="float" office:value="0.0015770023">
            <text:p>0.0015770023</text:p>
          </table:table-cell>
          <table:table-cell/>
        </table:table-row>
        <table:table-row table:style-name="ro1">
          <table:table-cell office:value-type="string">
            <text:p>000 Days/06 - Tool - Lipan Conjuring.mp3</text:p>
          </table:table-cell>
          <table:table-cell office:value-type="float" office:value="0.012749839">
            <text:p>0.012749839</text:p>
          </table:table-cell>
          <table:table-cell office:value-type="float" office:value="0.004847825">
            <text:p>0.004847825</text:p>
          </table:table-cell>
          <table:table-cell office:value-type="float" office:value="0.020592958">
            <text:p>0.020592958</text:p>
          </table:table-cell>
          <table:table-cell office:value-type="float" office:value="0.035302073">
            <text:p>0.035302073</text:p>
          </table:table-cell>
          <table:table-cell office:value-type="float" office:value="0.013796474">
            <text:p>0.013796474</text:p>
          </table:table-cell>
          <table:table-cell office:value-type="float" office:value="0.03581855">
            <text:p>0.03581855</text:p>
          </table:table-cell>
          <table:table-cell office:value-type="float" office:value="0.0070861652">
            <text:p>0.0070861652</text:p>
          </table:table-cell>
          <table:table-cell office:value-type="float" office:value="0.0084940735">
            <text:p>0.0084940735</text:p>
          </table:table-cell>
          <table:table-cell office:value-type="float" office:value="0.0055543045">
            <text:p>0.0055543045</text:p>
          </table:table-cell>
          <table:table-cell office:value-type="float" office:value="0.004280918">
            <text:p>0.004280918</text:p>
          </table:table-cell>
          <table:table-cell office:value-type="float" office:value="0.006253034">
            <text:p>0.006253034</text:p>
          </table:table-cell>
          <table:table-cell office:value-type="float" office:value="0.0042493637">
            <text:p>0.0042493637</text:p>
          </table:table-cell>
          <table:table-cell office:value-type="float" office:value="0.0026574335">
            <text:p>0.0026574335</text:p>
          </table:table-cell>
          <table:table-cell office:value-type="float" office:value="0.0031371026">
            <text:p>0.0031371026</text:p>
          </table:table-cell>
          <table:table-cell office:value-type="float" office:value="0.0028381727">
            <text:p>0.0028381727</text:p>
          </table:table-cell>
          <table:table-cell office:value-type="float" office:value="0.0020138128">
            <text:p>0.0020138128</text:p>
          </table:table-cell>
          <table:table-cell office:value-type="float" office:value="0.002409916">
            <text:p>0.002409916</text:p>
          </table:table-cell>
          <table:table-cell office:value-type="float" office:value="0.0021551882">
            <text:p>0.0021551882</text:p>
          </table:table-cell>
          <table:table-cell office:value-type="float" office:value="0.002799392">
            <text:p>0.002799392</text:p>
          </table:table-cell>
          <table:table-cell office:value-type="float" office:value="0.0027650385">
            <text:p>0.0027650385</text:p>
          </table:table-cell>
          <table:table-cell office:value-type="float" office:value="0.0018661413">
            <text:p>0.0018661413</text:p>
          </table:table-cell>
          <table:table-cell office:value-type="float" office:value="0.003313958">
            <text:p>0.003313958</text:p>
          </table:table-cell>
          <table:table-cell office:value-type="float" office:value="0.0020482785">
            <text:p>0.0020482785</text:p>
          </table:table-cell>
          <table:table-cell office:value-type="float" office:value="0.0017075662">
            <text:p>0.0017075662</text:p>
          </table:table-cell>
          <table:table-cell office:value-type="float" office:value="0.0019017828">
            <text:p>0.0019017828</text:p>
          </table:table-cell>
          <table:table-cell office:value-type="float" office:value="0.00177148">
            <text:p>0.00177148</text:p>
          </table:table-cell>
          <table:table-cell office:value-type="float" office:value="0.001506842">
            <text:p>0.001506842</text:p>
          </table:table-cell>
          <table:table-cell office:value-type="float" office:value="0.0012743714">
            <text:p>0.0012743714</text:p>
          </table:table-cell>
          <table:table-cell office:value-type="float" office:value="0.001472731">
            <text:p>0.001472731</text:p>
          </table:table-cell>
          <table:table-cell office:value-type="float" office:value="0.0016128666">
            <text:p>0.0016128666</text:p>
          </table:table-cell>
          <table:table-cell office:value-type="float" office:value="0.0014321671">
            <text:p>0.0014321671</text:p>
          </table:table-cell>
          <table:table-cell office:value-type="float" office:value="0.0012961811">
            <text:p>0.0012961811</text:p>
          </table:table-cell>
          <table:table-cell office:value-type="float" office:value="0.0012925715">
            <text:p>0.0012925715</text:p>
          </table:table-cell>
          <table:table-cell office:value-type="float" office:value="0.0012543484">
            <text:p>0.0012543484</text:p>
          </table:table-cell>
          <table:table-cell office:value-type="float" office:value="0.001075159">
            <text:p>0.001075159</text:p>
          </table:table-cell>
          <table:table-cell office:value-type="float" office:value="0.0011458435">
            <text:p>0.0011458435</text:p>
          </table:table-cell>
          <table:table-cell office:value-type="float" office:value="0.0012004813">
            <text:p>0.0012004813</text:p>
          </table:table-cell>
          <table:table-cell office:value-type="float" office:value="0.0013205206">
            <text:p>0.0013205206</text:p>
          </table:table-cell>
          <table:table-cell office:value-type="float" office:value="0.0016764499">
            <text:p>0.0016764499</text:p>
          </table:table-cell>
          <table:table-cell office:value-type="float" office:value="0.00164188">
            <text:p>0.00164188</text:p>
          </table:table-cell>
          <table:table-cell office:value-type="float" office:value="0.0016206356">
            <text:p>0.0016206356</text:p>
          </table:table-cell>
          <table:table-cell office:value-type="float" office:value="0.0014587336">
            <text:p>0.0014587336</text:p>
          </table:table-cell>
          <table:table-cell office:value-type="float" office:value="0.0015033673">
            <text:p>0.0015033673</text:p>
          </table:table-cell>
          <table:table-cell office:value-type="float" office:value="0.0015018309">
            <text:p>0.0015018309</text:p>
          </table:table-cell>
          <table:table-cell office:value-type="float" office:value="0.0015387437">
            <text:p>0.0015387437</text:p>
          </table:table-cell>
          <table:table-cell office:value-type="float" office:value="0.0038710427">
            <text:p>0.0038710427</text:p>
          </table:table-cell>
          <table:table-cell office:value-type="float" office:value="0.0034450216">
            <text:p>0.0034450216</text:p>
          </table:table-cell>
          <table:table-cell office:value-type="float" office:value="0.001371769">
            <text:p>0.001371769</text:p>
          </table:table-cell>
          <table:table-cell office:value-type="float" office:value="0.0010704402">
            <text:p>0.0010704402</text:p>
          </table:table-cell>
          <table:table-cell office:value-type="float" office:value="0.0010397249">
            <text:p>0.0010397249</text:p>
          </table:table-cell>
          <table:table-cell office:value-type="float" office:value="0.0016144952">
            <text:p>0.0016144952</text:p>
          </table:table-cell>
          <table:table-cell office:value-type="float" office:value="0.0015619593">
            <text:p>0.0015619593</text:p>
          </table:table-cell>
          <table:table-cell office:value-type="float" office:value="0.0011079768">
            <text:p>0.0011079768</text:p>
          </table:table-cell>
          <table:table-cell office:value-type="float" office:value="0.0010067886">
            <text:p>0.0010067886</text:p>
          </table:table-cell>
          <table:table-cell office:value-type="float" office:value="0.0011657928">
            <text:p>0.0011657928</text:p>
          </table:table-cell>
          <table:table-cell office:value-type="float" office:value="0.0012980355">
            <text:p>0.0012980355</text:p>
          </table:table-cell>
          <table:table-cell table:style-name="ce1" office:value-type="float" office:value="0.0008774322">
            <text:p>8.77E-004</text:p>
          </table:table-cell>
          <table:table-cell table:style-name="ce1" office:value-type="float" office:value="0.0008030615">
            <text:p>8.03E-004</text:p>
          </table:table-cell>
          <table:table-cell table:style-name="ce1" office:value-type="float" office:value="0.00091998256">
            <text:p>9.20E-004</text:p>
          </table:table-cell>
          <table:table-cell table:style-name="ce1" office:value-type="float" office:value="0.0009889002">
            <text:p>9.89E-004</text:p>
          </table:table-cell>
          <table:table-cell table:style-name="ce1" office:value-type="float" office:value="0.00090690964">
            <text:p>9.07E-004</text:p>
          </table:table-cell>
          <table:table-cell table:style-name="ce1" office:value-type="float" office:value="0.0007864903">
            <text:p>7.86E-004</text:p>
          </table:table-cell>
          <table:table-cell table:style-name="ce1" office:value-type="float" office:value="0.00074419135">
            <text:p>7.44E-004</text:p>
          </table:table-cell>
          <table:table-cell table:style-name="ce1" office:value-type="float" office:value="0.0007203643">
            <text:p>7.20E-004</text:p>
          </table:table-cell>
          <table:table-cell table:style-name="ce1" office:value-type="float" office:value="0.00085080374">
            <text:p>8.51E-004</text:p>
          </table:table-cell>
          <table:table-cell office:value-type="float" office:value="0.0010931987">
            <text:p>0.0010931987</text:p>
          </table:table-cell>
          <table:table-cell table:style-name="ce1" office:value-type="float" office:value="0.0009840378">
            <text:p>9.84E-004</text:p>
          </table:table-cell>
          <table:table-cell table:style-name="ce1" office:value-type="float" office:value="0.00068023277">
            <text:p>6.80E-004</text:p>
          </table:table-cell>
          <table:table-cell table:style-name="ce1" office:value-type="float" office:value="0.0007238757">
            <text:p>7.24E-004</text:p>
          </table:table-cell>
          <table:table-cell table:style-name="ce1" office:value-type="float" office:value="0.00073228165">
            <text:p>7.32E-004</text:p>
          </table:table-cell>
          <table:table-cell table:style-name="ce1" office:value-type="float" office:value="0.0006662912">
            <text:p>6.66E-004</text:p>
          </table:table-cell>
          <table:table-cell table:style-name="ce1" office:value-type="float" office:value="0.00064906926">
            <text:p>6.49E-004</text:p>
          </table:table-cell>
          <table:table-cell table:style-name="ce1" office:value-type="float" office:value="0.0006509836">
            <text:p>6.51E-004</text:p>
          </table:table-cell>
          <table:table-cell table:style-name="ce1" office:value-type="float" office:value="0.0007170799">
            <text:p>7.17E-004</text:p>
          </table:table-cell>
          <table:table-cell table:style-name="ce1" office:value-type="float" office:value="0.00060026615">
            <text:p>6.00E-004</text:p>
          </table:table-cell>
          <table:table-cell table:style-name="ce1" office:value-type="float" office:value="0.0006244541">
            <text:p>6.24E-004</text:p>
          </table:table-cell>
          <table:table-cell table:style-name="ce1" office:value-type="float" office:value="0.0006367937">
            <text:p>6.37E-004</text:p>
          </table:table-cell>
          <table:table-cell table:style-name="ce1" office:value-type="float" office:value="0.0006919786">
            <text:p>6.92E-004</text:p>
          </table:table-cell>
          <table:table-cell table:style-name="ce1" office:value-type="float" office:value="0.0007160128">
            <text:p>7.16E-004</text:p>
          </table:table-cell>
          <table:table-cell table:style-name="ce1" office:value-type="float" office:value="0.00070756057">
            <text:p>7.08E-004</text:p>
          </table:table-cell>
          <table:table-cell table:style-name="ce1" office:value-type="float" office:value="0.00071935647">
            <text:p>7.19E-004</text:p>
          </table:table-cell>
          <table:table-cell table:style-name="ce1" office:value-type="float" office:value="0.0006553878">
            <text:p>6.55E-004</text:p>
          </table:table-cell>
          <table:table-cell table:style-name="ce1" office:value-type="float" office:value="0.00065041013">
            <text:p>6.50E-004</text:p>
          </table:table-cell>
          <table:table-cell table:style-name="ce1" office:value-type="float" office:value="0.0006747775">
            <text:p>6.75E-004</text:p>
          </table:table-cell>
          <table:table-cell table:style-name="ce1" office:value-type="float" office:value="0.0007259394">
            <text:p>7.26E-004</text:p>
          </table:table-cell>
          <table:table-cell table:style-name="ce1" office:value-type="float" office:value="0.0006987782">
            <text:p>6.99E-004</text:p>
          </table:table-cell>
          <table:table-cell table:style-name="ce1" office:value-type="float" office:value="0.0007200899">
            <text:p>7.20E-004</text:p>
          </table:table-cell>
          <table:table-cell table:style-name="ce1" office:value-type="float" office:value="0.0007187794">
            <text:p>7.19E-004</text:p>
          </table:table-cell>
          <table:table-cell table:style-name="ce1" office:value-type="float" office:value="0.0007145407">
            <text:p>7.15E-004</text:p>
          </table:table-cell>
          <table:table-cell table:style-name="ce1" office:value-type="float" office:value="0.00074843585">
            <text:p>7.48E-004</text:p>
          </table:table-cell>
          <table:table-cell table:style-name="ce1" office:value-type="float" office:value="0.0007723342">
            <text:p>7.72E-004</text:p>
          </table:table-cell>
          <table:table-cell table:style-name="ce1" office:value-type="float" office:value="0.00074660045">
            <text:p>7.47E-004</text:p>
          </table:table-cell>
          <table:table-cell table:style-name="ce1" office:value-type="float" office:value="0.00067363627">
            <text:p>6.74E-004</text:p>
          </table:table-cell>
          <table:table-cell table:style-name="ce1" office:value-type="float" office:value="0.0006699445">
            <text:p>6.70E-004</text:p>
          </table:table-cell>
          <table:table-cell table:style-name="ce1" office:value-type="float" office:value="0.0007416479">
            <text:p>7.42E-004</text:p>
          </table:table-cell>
          <table:table-cell table:style-name="ce1" office:value-type="float" office:value="0.00073771976">
            <text:p>7.38E-004</text:p>
          </table:table-cell>
          <table:table-cell table:style-name="ce1" office:value-type="float" office:value="0.0007160805">
            <text:p>7.16E-004</text:p>
          </table:table-cell>
          <table:table-cell table:style-name="ce1" office:value-type="float" office:value="0.0008254792">
            <text:p>8.25E-004</text:p>
          </table:table-cell>
          <table:table-cell office:value-type="float" office:value="0.001008991">
            <text:p>0.001008991</text:p>
          </table:table-cell>
          <table:table-cell table:style-name="ce1" office:value-type="float" office:value="0.00076134776">
            <text:p>7.61E-004</text:p>
          </table:table-cell>
          <table:table-cell table:style-name="ce1" office:value-type="float" office:value="0.0006938971">
            <text:p>6.94E-004</text:p>
          </table:table-cell>
          <table:table-cell table:style-name="ce1" office:value-type="float" office:value="0.0006636786">
            <text:p>6.64E-004</text:p>
          </table:table-cell>
          <table:table-cell table:style-name="ce1" office:value-type="float" office:value="0.0006277398">
            <text:p>6.28E-004</text:p>
          </table:table-cell>
          <table:table-cell table:style-name="ce1" office:value-type="float" office:value="0.0006772152">
            <text:p>6.77E-004</text:p>
          </table:table-cell>
          <table:table-cell table:style-name="ce1" office:value-type="float" office:value="0.00067225326">
            <text:p>6.72E-004</text:p>
          </table:table-cell>
          <table:table-cell table:style-name="ce1" office:value-type="float" office:value="0.0006431821">
            <text:p>6.43E-004</text:p>
          </table:table-cell>
          <table:table-cell table:style-name="ce1" office:value-type="float" office:value="0.00066760695">
            <text:p>6.68E-004</text:p>
          </table:table-cell>
          <table:table-cell table:style-name="ce1" office:value-type="float" office:value="0.0007260941">
            <text:p>7.26E-004</text:p>
          </table:table-cell>
          <table:table-cell table:style-name="ce1" office:value-type="float" office:value="0.00083145546">
            <text:p>8.31E-004</text:p>
          </table:table-cell>
          <table:table-cell table:style-name="ce1" office:value-type="float" office:value="0.0008631984">
            <text:p>8.63E-004</text:p>
          </table:table-cell>
          <table:table-cell table:style-name="ce1" office:value-type="float" office:value="0.0008487661">
            <text:p>8.49E-004</text:p>
          </table:table-cell>
          <table:table-cell table:style-name="ce1" office:value-type="float" office:value="0.00081098475">
            <text:p>8.11E-004</text:p>
          </table:table-cell>
          <table:table-cell table:style-name="ce1" office:value-type="float" office:value="0.0008750705">
            <text:p>8.75E-004</text:p>
          </table:table-cell>
          <table:table-cell table:style-name="ce1" office:value-type="float" office:value="0.0008500012">
            <text:p>8.50E-004</text:p>
          </table:table-cell>
          <table:table-cell table:style-name="ce1" office:value-type="float" office:value="0.0007789105">
            <text:p>7.79E-004</text:p>
          </table:table-cell>
          <table:table-cell table:style-name="ce1" office:value-type="float" office:value="0.0007404816">
            <text:p>7.40E-004</text:p>
          </table:table-cell>
          <table:table-cell table:style-name="ce1" office:value-type="float" office:value="0.0007225175">
            <text:p>7.23E-004</text:p>
          </table:table-cell>
          <table:table-cell table:style-name="ce1" office:value-type="float" office:value="0.0007144301">
            <text:p>7.14E-004</text:p>
          </table:table-cell>
          <table:table-cell table:style-name="ce1" office:value-type="float" office:value="0.0006986524">
            <text:p>6.99E-004</text:p>
          </table:table-cell>
          <table:table-cell table:style-name="ce1" office:value-type="float" office:value="0.00070353184">
            <text:p>7.04E-004</text:p>
          </table:table-cell>
          <table:table-cell table:style-name="ce1" office:value-type="float" office:value="0.00070756">
            <text:p>7.08E-004</text:p>
          </table:table-cell>
          <table:table-cell table:style-name="ce1" office:value-type="float" office:value="0.0007263587">
            <text:p>7.26E-004</text:p>
          </table:table-cell>
          <table:table-cell table:style-name="ce1" office:value-type="float" office:value="0.00076419924">
            <text:p>7.64E-004</text:p>
          </table:table-cell>
          <table:table-cell table:style-name="ce1" office:value-type="float" office:value="0.0007683218">
            <text:p>7.68E-004</text:p>
          </table:table-cell>
          <table:table-cell table:style-name="ce1" office:value-type="float" office:value="0.0008622691">
            <text:p>8.62E-004</text:p>
          </table:table-cell>
          <table:table-cell office:value-type="float" office:value="0.0010419786">
            <text:p>0.0010419786</text:p>
          </table:table-cell>
          <table:table-cell table:style-name="ce1" office:value-type="float" office:value="0.0008284648">
            <text:p>8.28E-004</text:p>
          </table:table-cell>
          <table:table-cell table:style-name="ce1" office:value-type="float" office:value="0.000677043">
            <text:p>6.77E-004</text:p>
          </table:table-cell>
          <table:table-cell table:style-name="ce1" office:value-type="float" office:value="0.000629632">
            <text:p>6.30E-004</text:p>
          </table:table-cell>
          <table:table-cell table:style-name="ce1" office:value-type="float" office:value="0.00061564706">
            <text:p>6.16E-004</text:p>
          </table:table-cell>
          <table:table-cell table:style-name="ce1" office:value-type="float" office:value="0.0006161512">
            <text:p>6.16E-004</text:p>
          </table:table-cell>
          <table:table-cell table:style-name="ce1" office:value-type="float" office:value="0.00058424583">
            <text:p>5.84E-004</text:p>
          </table:table-cell>
          <table:table-cell table:style-name="ce1" office:value-type="float" office:value="0.0006004208">
            <text:p>6.00E-004</text:p>
          </table:table-cell>
          <table:table-cell table:style-name="ce1" office:value-type="float" office:value="0.0006139499">
            <text:p>6.14E-004</text:p>
          </table:table-cell>
          <table:table-cell table:style-name="ce1" office:value-type="float" office:value="0.0006107484">
            <text:p>6.11E-004</text:p>
          </table:table-cell>
          <table:table-cell table:style-name="ce1" office:value-type="float" office:value="0.0006537925">
            <text:p>6.54E-004</text:p>
          </table:table-cell>
          <table:table-cell table:style-name="ce1" office:value-type="float" office:value="0.00068008766">
            <text:p>6.80E-004</text:p>
          </table:table-cell>
          <table:table-cell table:style-name="ce1" office:value-type="float" office:value="0.0007491967">
            <text:p>7.49E-004</text:p>
          </table:table-cell>
          <table:table-cell table:style-name="ce1" office:value-type="float" office:value="0.0008370405">
            <text:p>8.37E-004</text:p>
          </table:table-cell>
          <table:table-cell office:value-type="float" office:value="0.0010393864">
            <text:p>0.0010393864</text:p>
          </table:table-cell>
          <table:table-cell office:value-type="float" office:value="0.0013005453">
            <text:p>0.0013005453</text:p>
          </table:table-cell>
          <table:table-cell office:value-type="float" office:value="0.001396149">
            <text:p>0.001396149</text:p>
          </table:table-cell>
          <table:table-cell office:value-type="float" office:value="0.0010945281">
            <text:p>0.0010945281</text:p>
          </table:table-cell>
          <table:table-cell table:style-name="ce1" office:value-type="float" office:value="0.00089363067">
            <text:p>8.94E-004</text:p>
          </table:table-cell>
          <table:table-cell table:style-name="ce1" office:value-type="float" office:value="0.0008370941">
            <text:p>8.37E-004</text:p>
          </table:table-cell>
          <table:table-cell table:style-name="ce1" office:value-type="float" office:value="0.00080440997">
            <text:p>8.04E-004</text:p>
          </table:table-cell>
          <table:table-cell table:style-name="ce1" office:value-type="float" office:value="0.0007625007">
            <text:p>7.63E-004</text:p>
          </table:table-cell>
          <table:table-cell table:style-name="ce1" office:value-type="float" office:value="0.0006819718">
            <text:p>6.82E-004</text:p>
          </table:table-cell>
          <table:table-cell table:style-name="ce1" office:value-type="float" office:value="0.00064589136">
            <text:p>6.46E-004</text:p>
          </table:table-cell>
          <table:table-cell table:style-name="ce1" office:value-type="float" office:value="0.00060024165">
            <text:p>6.00E-004</text:p>
          </table:table-cell>
          <table:table-cell table:style-name="ce1" office:value-type="float" office:value="0.000602894">
            <text:p>6.03E-004</text:p>
          </table:table-cell>
          <table:table-cell table:style-name="ce1" office:value-type="float" office:value="0.000584396">
            <text:p>5.84E-004</text:p>
          </table:table-cell>
          <table:table-cell table:style-name="ce1" office:value-type="float" office:value="0.00057353004">
            <text:p>5.74E-004</text:p>
          </table:table-cell>
          <table:table-cell table:style-name="ce1" office:value-type="float" office:value="0.00057052576">
            <text:p>5.71E-004</text:p>
          </table:table-cell>
          <table:table-cell table:style-name="ce1" office:value-type="float" office:value="0.00057072274">
            <text:p>5.71E-004</text:p>
          </table:table-cell>
          <table:table-cell table:style-name="ce1" office:value-type="float" office:value="0.000557571">
            <text:p>5.58E-004</text:p>
          </table:table-cell>
          <table:table-cell table:style-name="ce1" office:value-type="float" office:value="0.00055838766">
            <text:p>5.58E-004</text:p>
          </table:table-cell>
          <table:table-cell table:style-name="ce1" office:value-type="float" office:value="0.0005435852">
            <text:p>5.44E-004</text:p>
          </table:table-cell>
          <table:table-cell table:style-name="ce1" office:value-type="float" office:value="0.0005412577">
            <text:p>5.41E-004</text:p>
          </table:table-cell>
          <table:table-cell table:style-name="ce1" office:value-type="float" office:value="0.00054507336">
            <text:p>5.45E-004</text:p>
          </table:table-cell>
          <table:table-cell table:style-name="ce1" office:value-type="float" office:value="0.00053399865">
            <text:p>5.34E-004</text:p>
          </table:table-cell>
          <table:table-cell table:style-name="ce1" office:value-type="float" office:value="0.00055417494">
            <text:p>5.54E-004</text:p>
          </table:table-cell>
          <table:table-cell table:style-name="ce1" office:value-type="float" office:value="0.000569062">
            <text:p>5.69E-004</text:p>
          </table:table-cell>
          <table:table-cell table:style-name="ce1" office:value-type="float" office:value="0.000633077">
            <text:p>6.33E-004</text:p>
          </table:table-cell>
          <table:table-cell table:style-name="ce1" office:value-type="float" office:value="0.0006845933">
            <text:p>6.85E-004</text:p>
          </table:table-cell>
          <table:table-cell table:style-name="ce1" office:value-type="float" office:value="0.0007426523">
            <text:p>7.43E-004</text:p>
          </table:table-cell>
          <table:table-cell table:style-name="ce1" office:value-type="float" office:value="0.00069833995">
            <text:p>6.98E-004</text:p>
          </table:table-cell>
          <table:table-cell table:style-name="ce1" office:value-type="float" office:value="0.00072230113">
            <text:p>7.22E-004</text:p>
          </table:table-cell>
          <table:table-cell table:style-name="ce1" office:value-type="float" office:value="0.0008359847">
            <text:p>8.36E-004</text:p>
          </table:table-cell>
          <table:table-cell table:style-name="ce1" office:value-type="float" office:value="0.0008050991">
            <text:p>8.05E-004</text:p>
          </table:table-cell>
          <table:table-cell table:style-name="ce1" office:value-type="float" office:value="0.00066210626">
            <text:p>6.62E-004</text:p>
          </table:table-cell>
          <table:table-cell table:style-name="ce1" office:value-type="float" office:value="0.0005960495">
            <text:p>5.96E-004</text:p>
          </table:table-cell>
          <table:table-cell table:style-name="ce1" office:value-type="float" office:value="0.0005761052">
            <text:p>5.76E-004</text:p>
          </table:table-cell>
          <table:table-cell table:style-name="ce1" office:value-type="float" office:value="0.0006100118">
            <text:p>6.10E-004</text:p>
          </table:table-cell>
          <table:table-cell table:style-name="ce1" office:value-type="float" office:value="0.0006215162">
            <text:p>6.22E-004</text:p>
          </table:table-cell>
          <table:table-cell table:style-name="ce1" office:value-type="float" office:value="0.0006141498">
            <text:p>6.14E-004</text:p>
          </table:table-cell>
          <table:table-cell table:style-name="ce1" office:value-type="float" office:value="0.0005693053">
            <text:p>5.69E-004</text:p>
          </table:table-cell>
          <table:table-cell table:style-name="ce1" office:value-type="float" office:value="0.00052573485">
            <text:p>5.26E-004</text:p>
          </table:table-cell>
          <table:table-cell table:style-name="ce1" office:value-type="float" office:value="0.0004959161">
            <text:p>4.96E-004</text:p>
          </table:table-cell>
          <table:table-cell table:style-name="ce1" office:value-type="float" office:value="0.00048472246">
            <text:p>4.85E-004</text:p>
          </table:table-cell>
          <table:table-cell table:style-name="ce1" office:value-type="float" office:value="0.00049990165">
            <text:p>5.00E-004</text:p>
          </table:table-cell>
          <table:table-cell table:style-name="ce1" office:value-type="float" office:value="0.00048764856">
            <text:p>4.88E-004</text:p>
          </table:table-cell>
          <table:table-cell table:style-name="ce1" office:value-type="float" office:value="0.00046627474">
            <text:p>4.66E-004</text:p>
          </table:table-cell>
          <table:table-cell table:style-name="ce1" office:value-type="float" office:value="0.00044563212">
            <text:p>4.46E-004</text:p>
          </table:table-cell>
          <table:table-cell table:style-name="ce1" office:value-type="float" office:value="0.00041573026">
            <text:p>4.16E-004</text:p>
          </table:table-cell>
          <table:table-cell table:style-name="ce1" office:value-type="float" office:value="0.00041789183">
            <text:p>4.18E-004</text:p>
          </table:table-cell>
          <table:table-cell table:style-name="ce1" office:value-type="float" office:value="0.00040456493">
            <text:p>4.05E-004</text:p>
          </table:table-cell>
          <table:table-cell table:style-name="ce1" office:value-type="float" office:value="0.00039457539">
            <text:p>3.95E-004</text:p>
          </table:table-cell>
          <table:table-cell table:style-name="ce1" office:value-type="float" office:value="0.00038084842">
            <text:p>3.81E-004</text:p>
          </table:table-cell>
          <table:table-cell table:style-name="ce1" office:value-type="float" office:value="0.0003744352">
            <text:p>3.74E-004</text:p>
          </table:table-cell>
          <table:table-cell table:style-name="ce1" office:value-type="float" office:value="0.00036118072">
            <text:p>3.61E-004</text:p>
          </table:table-cell>
          <table:table-cell table:style-name="ce1" office:value-type="float" office:value="0.0003497827">
            <text:p>3.50E-004</text:p>
          </table:table-cell>
          <table:table-cell table:style-name="ce1" office:value-type="float" office:value="0.0003405878">
            <text:p>3.41E-004</text:p>
          </table:table-cell>
          <table:table-cell table:style-name="ce1" office:value-type="float" office:value="0.00033634435">
            <text:p>3.36E-004</text:p>
          </table:table-cell>
          <table:table-cell table:style-name="ce1" office:value-type="float" office:value="0.0003284543">
            <text:p>3.28E-004</text:p>
          </table:table-cell>
          <table:table-cell table:style-name="ce1" office:value-type="float" office:value="0.00031562924">
            <text:p>3.16E-004</text:p>
          </table:table-cell>
          <table:table-cell table:style-name="ce1" office:value-type="float" office:value="0.000308295">
            <text:p>3.08E-004</text:p>
          </table:table-cell>
          <table:table-cell table:style-name="ce1" office:value-type="float" office:value="0.0002944718">
            <text:p>2.94E-004</text:p>
          </table:table-cell>
          <table:table-cell table:style-name="ce1" office:value-type="float" office:value="0.00029190045">
            <text:p>2.92E-004</text:p>
          </table:table-cell>
          <table:table-cell table:style-name="ce1" office:value-type="float" office:value="0.00028171355">
            <text:p>2.82E-004</text:p>
          </table:table-cell>
          <table:table-cell table:style-name="ce1" office:value-type="float" office:value="0.00027843565">
            <text:p>2.78E-004</text:p>
          </table:table-cell>
          <table:table-cell table:style-name="ce1" office:value-type="float" office:value="0.00027473798">
            <text:p>2.75E-004</text:p>
          </table:table-cell>
          <table:table-cell table:style-name="ce1" office:value-type="float" office:value="0.00026980534">
            <text:p>2.70E-004</text:p>
          </table:table-cell>
          <table:table-cell table:style-name="ce1" office:value-type="float" office:value="0.00026407174">
            <text:p>2.64E-004</text:p>
          </table:table-cell>
          <table:table-cell table:style-name="ce1" office:value-type="float" office:value="0.0002608968">
            <text:p>2.61E-004</text:p>
          </table:table-cell>
          <table:table-cell office:value-type="float" office:value="0.00026059846">
            <text:p>2.61E-004</text:p>
          </table:table-cell>
          <table:table-cell office:value-type="float" office:value="0.00025783383">
            <text:p>2.58E-004</text:p>
          </table:table-cell>
          <table:table-cell table:style-name="ce1" office:value-type="float" office:value="0.00025550716">
            <text:p>2.56E-004</text:p>
          </table:table-cell>
          <table:table-cell table:style-name="ce1" office:value-type="float" office:value="0.0002543434">
            <text:p>2.54E-004</text:p>
          </table:table-cell>
          <table:table-cell table:style-name="ce1" office:value-type="float" office:value="0.0002535204">
            <text:p>2.54E-004</text:p>
          </table:table-cell>
          <table:table-cell table:style-name="ce1" office:value-type="float" office:value="0.0002536891">
            <text:p>2.54E-004</text:p>
          </table:table-cell>
          <table:table-cell table:style-name="ce1" office:value-type="float" office:value="0.00025490668">
            <text:p>2.55E-004</text:p>
          </table:table-cell>
          <table:table-cell table:style-name="ce1" office:value-type="float" office:value="0.00025566705">
            <text:p>2.56E-004</text:p>
          </table:table-cell>
          <table:table-cell table:style-name="ce1" office:value-type="float" office:value="0.0002549774">
            <text:p>2.55E-004</text:p>
          </table:table-cell>
          <table:table-cell table:style-name="ce1" office:value-type="float" office:value="0.00025509347">
            <text:p>2.55E-004</text:p>
          </table:table-cell>
          <table:table-cell table:style-name="ce1" office:value-type="float" office:value="0.0002557018">
            <text:p>2.56E-004</text:p>
          </table:table-cell>
          <table:table-cell table:style-name="ce1" office:value-type="float" office:value="0.0002571062">
            <text:p>2.57E-004</text:p>
          </table:table-cell>
          <table:table-cell table:style-name="ce1" office:value-type="float" office:value="0.00025744562">
            <text:p>2.57E-004</text:p>
          </table:table-cell>
          <table:table-cell table:style-name="ce1" office:value-type="float" office:value="0.00025780688">
            <text:p>2.58E-004</text:p>
          </table:table-cell>
          <table:table-cell table:style-name="ce1" office:value-type="float" office:value="0.00025781078">
            <text:p>2.58E-004</text:p>
          </table:table-cell>
          <table:table-cell table:style-name="ce1" office:value-type="float" office:value="0.00025894973">
            <text:p>2.59E-004</text:p>
          </table:table-cell>
          <table:table-cell table:style-name="ce1" office:value-type="float" office:value="0.0002599373">
            <text:p>2.60E-004</text:p>
          </table:table-cell>
          <table:table-cell table:style-name="ce1" office:value-type="float" office:value="0.00025982095">
            <text:p>2.60E-004</text:p>
          </table:table-cell>
          <table:table-cell table:style-name="ce1" office:value-type="float" office:value="0.0002588317">
            <text:p>2.59E-004</text:p>
          </table:table-cell>
          <table:table-cell table:style-name="ce1" office:value-type="float" office:value="0.00026018277">
            <text:p>2.60E-004</text:p>
          </table:table-cell>
          <table:table-cell table:style-name="ce1" office:value-type="float" office:value="0.0002611676">
            <text:p>2.61E-004</text:p>
          </table:table-cell>
          <table:table-cell table:style-name="ce1" office:value-type="float" office:value="0.00026105728">
            <text:p>2.61E-004</text:p>
          </table:table-cell>
          <table:table-cell table:style-name="ce1" office:value-type="float" office:value="0.00026210785">
            <text:p>2.62E-004</text:p>
          </table:table-cell>
          <table:table-cell table:style-name="ce1" office:value-type="float" office:value="0.00026285351">
            <text:p>2.63E-004</text:p>
          </table:table-cell>
          <table:table-cell table:style-name="ce1" office:value-type="float" office:value="0.00026444154">
            <text:p>2.64E-004</text:p>
          </table:table-cell>
          <table:table-cell table:style-name="ce1" office:value-type="float" office:value="0.0002642585">
            <text:p>2.64E-004</text:p>
          </table:table-cell>
          <table:table-cell table:style-name="ce1" office:value-type="float" office:value="0.00026439124">
            <text:p>2.64E-004</text:p>
          </table:table-cell>
          <table:table-cell table:style-name="ce1" office:value-type="float" office:value="0.00026500775">
            <text:p>2.65E-004</text:p>
          </table:table-cell>
          <table:table-cell table:style-name="ce1" office:value-type="float" office:value="0.00026598712">
            <text:p>2.66E-004</text:p>
          </table:table-cell>
          <table:table-cell table:style-name="ce1" office:value-type="float" office:value="0.00026701935">
            <text:p>2.67E-004</text:p>
          </table:table-cell>
          <table:table-cell table:style-name="ce1" office:value-type="float" office:value="0.00026697663">
            <text:p>2.67E-004</text:p>
          </table:table-cell>
          <table:table-cell table:style-name="ce1" office:value-type="float" office:value="0.0002677272">
            <text:p>2.68E-004</text:p>
          </table:table-cell>
          <table:table-cell table:style-name="ce1" office:value-type="float" office:value="0.00026839075">
            <text:p>2.68E-004</text:p>
          </table:table-cell>
          <table:table-cell table:style-name="ce1" office:value-type="float" office:value="0.0002706728">
            <text:p>2.71E-004</text:p>
          </table:table-cell>
          <table:table-cell table:style-name="ce1" office:value-type="float" office:value="0.00027038867">
            <text:p>2.70E-004</text:p>
          </table:table-cell>
          <table:table-cell table:style-name="ce1" office:value-type="float" office:value="0.00027108192">
            <text:p>2.71E-004</text:p>
          </table:table-cell>
          <table:table-cell table:style-name="ce1" office:value-type="float" office:value="0.00027203932">
            <text:p>2.72E-004</text:p>
          </table:table-cell>
          <table:table-cell table:style-name="ce1" office:value-type="float" office:value="0.0002733919">
            <text:p>2.73E-004</text:p>
          </table:table-cell>
          <table:table-cell table:style-name="ce1" office:value-type="float" office:value="0.0002739402">
            <text:p>2.74E-004</text:p>
          </table:table-cell>
          <table:table-cell table:style-name="ce1" office:value-type="float" office:value="0.00027425267">
            <text:p>2.74E-004</text:p>
          </table:table-cell>
          <table:table-cell table:style-name="ce1" office:value-type="float" office:value="0.00027529866">
            <text:p>2.75E-004</text:p>
          </table:table-cell>
          <table:table-cell table:style-name="ce1" office:value-type="float" office:value="0.00027588056">
            <text:p>2.76E-004</text:p>
          </table:table-cell>
          <table:table-cell table:style-name="ce1" office:value-type="float" office:value="0.00027731233">
            <text:p>2.77E-004</text:p>
          </table:table-cell>
          <table:table-cell table:style-name="ce1" office:value-type="float" office:value="0.00027794065">
            <text:p>2.78E-004</text:p>
          </table:table-cell>
          <table:table-cell table:style-name="ce1" office:value-type="float" office:value="0.0002788306">
            <text:p>2.79E-004</text:p>
          </table:table-cell>
          <table:table-cell table:style-name="ce1" office:value-type="float" office:value="0.00027942014">
            <text:p>2.79E-004</text:p>
          </table:table-cell>
          <table:table-cell table:style-name="ce1" office:value-type="float" office:value="0.00028151632">
            <text:p>2.82E-004</text:p>
          </table:table-cell>
          <table:table-cell table:style-name="ce1" office:value-type="float" office:value="0.0002820846">
            <text:p>2.82E-004</text:p>
          </table:table-cell>
          <table:table-cell table:style-name="ce1" office:value-type="float" office:value="0.00028288655">
            <text:p>2.83E-004</text:p>
          </table:table-cell>
          <table:table-cell table:style-name="ce1" office:value-type="float" office:value="0.00028370786">
            <text:p>2.84E-004</text:p>
          </table:table-cell>
          <table:table-cell/>
        </table:table-row>
        <table:table-row table:style-name="ro1">
          <table:table-cell office:value-type="string">
            <text:p>000 Days/07 - Tool - Lost Keys (Blame Hofmann).mp3</text:p>
          </table:table-cell>
          <table:table-cell office:value-type="float" office:value="0.039799824">
            <text:p>0.039799824</text:p>
          </table:table-cell>
          <table:table-cell office:value-type="float" office:value="0.07217787">
            <text:p>0.07217787</text:p>
          </table:table-cell>
          <table:table-cell office:value-type="float" office:value="0.058888927">
            <text:p>0.058888927</text:p>
          </table:table-cell>
          <table:table-cell office:value-type="float" office:value="0.037228648">
            <text:p>0.037228648</text:p>
          </table:table-cell>
          <table:table-cell office:value-type="float" office:value="0.069580674">
            <text:p>0.069580674</text:p>
          </table:table-cell>
          <table:table-cell office:value-type="float" office:value="0.028333247">
            <text:p>0.028333247</text:p>
          </table:table-cell>
          <table:table-cell office:value-type="float" office:value="0.021560412">
            <text:p>0.021560412</text:p>
          </table:table-cell>
          <table:table-cell office:value-type="float" office:value="0.023579815">
            <text:p>0.023579815</text:p>
          </table:table-cell>
          <table:table-cell office:value-type="float" office:value="0.02805415">
            <text:p>0.02805415</text:p>
          </table:table-cell>
          <table:table-cell office:value-type="float" office:value="0.017853457">
            <text:p>0.017853457</text:p>
          </table:table-cell>
          <table:table-cell office:value-type="float" office:value="0.023733756">
            <text:p>0.023733756</text:p>
          </table:table-cell>
          <table:table-cell office:value-type="float" office:value="0.024396846">
            <text:p>0.024396846</text:p>
          </table:table-cell>
          <table:table-cell office:value-type="float" office:value="0.025469309">
            <text:p>0.025469309</text:p>
          </table:table-cell>
          <table:table-cell office:value-type="float" office:value="0.022817293">
            <text:p>0.022817293</text:p>
          </table:table-cell>
          <table:table-cell office:value-type="float" office:value="0.008076813">
            <text:p>0.008076813</text:p>
          </table:table-cell>
          <table:table-cell office:value-type="float" office:value="0.010950015">
            <text:p>0.010950015</text:p>
          </table:table-cell>
          <table:table-cell office:value-type="float" office:value="0.0065010493">
            <text:p>0.0065010493</text:p>
          </table:table-cell>
          <table:table-cell office:value-type="float" office:value="0.012454188">
            <text:p>0.012454188</text:p>
          </table:table-cell>
          <table:table-cell office:value-type="float" office:value="0.011250018">
            <text:p>0.011250018</text:p>
          </table:table-cell>
          <table:table-cell office:value-type="float" office:value="0.009711927">
            <text:p>0.009711927</text:p>
          </table:table-cell>
          <table:table-cell office:value-type="float" office:value="0.010272469">
            <text:p>0.010272469</text:p>
          </table:table-cell>
          <table:table-cell office:value-type="float" office:value="0.031740177">
            <text:p>0.031740177</text:p>
          </table:table-cell>
          <table:table-cell office:value-type="float" office:value="0.023015516">
            <text:p>0.023015516</text:p>
          </table:table-cell>
          <table:table-cell office:value-type="float" office:value="0.013449597">
            <text:p>0.013449597</text:p>
          </table:table-cell>
          <table:table-cell office:value-type="float" office:value="0.010271866">
            <text:p>0.010271866</text:p>
          </table:table-cell>
          <table:table-cell office:value-type="float" office:value="0.019102398">
            <text:p>0.019102398</text:p>
          </table:table-cell>
          <table:table-cell office:value-type="float" office:value="0.016716996">
            <text:p>0.016716996</text:p>
          </table:table-cell>
          <table:table-cell office:value-type="float" office:value="0.014841751">
            <text:p>0.014841751</text:p>
          </table:table-cell>
          <table:table-cell office:value-type="float" office:value="0.010962427">
            <text:p>0.010962427</text:p>
          </table:table-cell>
          <table:table-cell office:value-type="float" office:value="0.014483464">
            <text:p>0.014483464</text:p>
          </table:table-cell>
          <table:table-cell office:value-type="float" office:value="0.024294883">
            <text:p>0.024294883</text:p>
          </table:table-cell>
          <table:table-cell office:value-type="float" office:value="0.01071749">
            <text:p>0.01071749</text:p>
          </table:table-cell>
          <table:table-cell office:value-type="float" office:value="0.006572039">
            <text:p>0.006572039</text:p>
          </table:table-cell>
          <table:table-cell office:value-type="float" office:value="0.0073332107">
            <text:p>0.0073332107</text:p>
          </table:table-cell>
          <table:table-cell office:value-type="float" office:value="0.014276722">
            <text:p>0.014276722</text:p>
          </table:table-cell>
          <table:table-cell office:value-type="float" office:value="0.013268261">
            <text:p>0.013268261</text:p>
          </table:table-cell>
          <table:table-cell office:value-type="float" office:value="0.011402369">
            <text:p>0.011402369</text:p>
          </table:table-cell>
          <table:table-cell office:value-type="float" office:value="0.01074386">
            <text:p>0.01074386</text:p>
          </table:table-cell>
          <table:table-cell office:value-type="float" office:value="0.029420579">
            <text:p>0.029420579</text:p>
          </table:table-cell>
          <table:table-cell office:value-type="float" office:value="0.026792917">
            <text:p>0.026792917</text:p>
          </table:table-cell>
          <table:table-cell office:value-type="float" office:value="0.010318147">
            <text:p>0.010318147</text:p>
          </table:table-cell>
          <table:table-cell office:value-type="float" office:value="0.0059486446">
            <text:p>0.0059486446</text:p>
          </table:table-cell>
          <table:table-cell office:value-type="float" office:value="0.008101399">
            <text:p>0.008101399</text:p>
          </table:table-cell>
          <table:table-cell office:value-type="float" office:value="0.010472958">
            <text:p>0.010472958</text:p>
          </table:table-cell>
          <table:table-cell office:value-type="float" office:value="0.008020427">
            <text:p>0.008020427</text:p>
          </table:table-cell>
          <table:table-cell office:value-type="float" office:value="0.008157758">
            <text:p>0.008157758</text:p>
          </table:table-cell>
          <table:table-cell office:value-type="float" office:value="0.01047527">
            <text:p>0.01047527</text:p>
          </table:table-cell>
          <table:table-cell office:value-type="float" office:value="0.029820466">
            <text:p>0.029820466</text:p>
          </table:table-cell>
          <table:table-cell office:value-type="float" office:value="0.018250098">
            <text:p>0.018250098</text:p>
          </table:table-cell>
          <table:table-cell office:value-type="float" office:value="0.0099385055">
            <text:p>0.0099385055</text:p>
          </table:table-cell>
          <table:table-cell office:value-type="float" office:value="0.0049434896">
            <text:p>0.0049434896</text:p>
          </table:table-cell>
          <table:table-cell office:value-type="float" office:value="0.0068222214">
            <text:p>0.0068222214</text:p>
          </table:table-cell>
          <table:table-cell office:value-type="float" office:value="0.0053265016">
            <text:p>0.0053265016</text:p>
          </table:table-cell>
          <table:table-cell office:value-type="float" office:value="0.003505767">
            <text:p>0.003505767</text:p>
          </table:table-cell>
          <table:table-cell office:value-type="float" office:value="0.0025164455">
            <text:p>0.0025164455</text:p>
          </table:table-cell>
          <table:table-cell office:value-type="float" office:value="0.007923624">
            <text:p>0.007923624</text:p>
          </table:table-cell>
          <table:table-cell office:value-type="float" office:value="0.015806949">
            <text:p>0.015806949</text:p>
          </table:table-cell>
          <table:table-cell office:value-type="float" office:value="0.012552505">
            <text:p>0.012552505</text:p>
          </table:table-cell>
          <table:table-cell office:value-type="float" office:value="0.005132622">
            <text:p>0.005132622</text:p>
          </table:table-cell>
          <table:table-cell office:value-type="float" office:value="0.0034698546">
            <text:p>0.0034698546</text:p>
          </table:table-cell>
          <table:table-cell office:value-type="float" office:value="0.0058863126">
            <text:p>0.0058863126</text:p>
          </table:table-cell>
          <table:table-cell office:value-type="float" office:value="0.005855834">
            <text:p>0.005855834</text:p>
          </table:table-cell>
          <table:table-cell office:value-type="float" office:value="0.0037095738">
            <text:p>0.0037095738</text:p>
          </table:table-cell>
          <table:table-cell office:value-type="float" office:value="0.003925745">
            <text:p>0.003925745</text:p>
          </table:table-cell>
          <table:table-cell office:value-type="float" office:value="0.008130003">
            <text:p>0.008130003</text:p>
          </table:table-cell>
          <table:table-cell office:value-type="float" office:value="0.006164307">
            <text:p>0.006164307</text:p>
          </table:table-cell>
          <table:table-cell office:value-type="float" office:value="0.0040314835">
            <text:p>0.0040314835</text:p>
          </table:table-cell>
          <table:table-cell office:value-type="float" office:value="0.002137936">
            <text:p>0.002137936</text:p>
          </table:table-cell>
          <table:table-cell office:value-type="float" office:value="0.0023553302">
            <text:p>0.0023553302</text:p>
          </table:table-cell>
          <table:table-cell office:value-type="float" office:value="0.003034517">
            <text:p>0.003034517</text:p>
          </table:table-cell>
          <table:table-cell office:value-type="float" office:value="0.0025200439">
            <text:p>0.0025200439</text:p>
          </table:table-cell>
          <table:table-cell office:value-type="float" office:value="0.0022153736">
            <text:p>0.0022153736</text:p>
          </table:table-cell>
          <table:table-cell office:value-type="float" office:value="0.0026357376">
            <text:p>0.0026357376</text:p>
          </table:table-cell>
          <table:table-cell office:value-type="float" office:value="0.0037899807">
            <text:p>0.0037899807</text:p>
          </table:table-cell>
          <table:table-cell office:value-type="float" office:value="0.0023323407">
            <text:p>0.0023323407</text:p>
          </table:table-cell>
          <table:table-cell office:value-type="float" office:value="0.0016198561">
            <text:p>0.0016198561</text:p>
          </table:table-cell>
          <table:table-cell office:value-type="float" office:value="0.0012759794">
            <text:p>0.0012759794</text:p>
          </table:table-cell>
          <table:table-cell office:value-type="float" office:value="0.0016369479">
            <text:p>0.0016369479</text:p>
          </table:table-cell>
          <table:table-cell office:value-type="float" office:value="0.0015167936">
            <text:p>0.0015167936</text:p>
          </table:table-cell>
          <table:table-cell office:value-type="float" office:value="0.0014532879">
            <text:p>0.0014532879</text:p>
          </table:table-cell>
          <table:table-cell office:value-type="float" office:value="0.0014430961">
            <text:p>0.0014430961</text:p>
          </table:table-cell>
          <table:table-cell office:value-type="float" office:value="0.0020241581">
            <text:p>0.0020241581</text:p>
          </table:table-cell>
          <table:table-cell office:value-type="float" office:value="0.0023522987">
            <text:p>0.0023522987</text:p>
          </table:table-cell>
          <table:table-cell office:value-type="float" office:value="0.0019270766">
            <text:p>0.0019270766</text:p>
          </table:table-cell>
          <table:table-cell office:value-type="float" office:value="0.0017673835">
            <text:p>0.0017673835</text:p>
          </table:table-cell>
          <table:table-cell office:value-type="float" office:value="0.0015921694">
            <text:p>0.0015921694</text:p>
          </table:table-cell>
          <table:table-cell office:value-type="float" office:value="0.0017795286">
            <text:p>0.0017795286</text:p>
          </table:table-cell>
          <table:table-cell office:value-type="float" office:value="0.0014270281">
            <text:p>0.0014270281</text:p>
          </table:table-cell>
          <table:table-cell office:value-type="float" office:value="0.0012485125">
            <text:p>0.0012485125</text:p>
          </table:table-cell>
          <table:table-cell office:value-type="float" office:value="0.0013484104">
            <text:p>0.0013484104</text:p>
          </table:table-cell>
          <table:table-cell office:value-type="float" office:value="0.0016012774">
            <text:p>0.0016012774</text:p>
          </table:table-cell>
          <table:table-cell office:value-type="float" office:value="0.002039585">
            <text:p>0.002039585</text:p>
          </table:table-cell>
          <table:table-cell office:value-type="float" office:value="0.001638248">
            <text:p>0.001638248</text:p>
          </table:table-cell>
          <table:table-cell office:value-type="float" office:value="0.0017433343">
            <text:p>0.0017433343</text:p>
          </table:table-cell>
          <table:table-cell office:value-type="float" office:value="0.0018897972">
            <text:p>0.0018897972</text:p>
          </table:table-cell>
          <table:table-cell office:value-type="float" office:value="0.0019065338">
            <text:p>0.0019065338</text:p>
          </table:table-cell>
          <table:table-cell office:value-type="float" office:value="0.0017486976">
            <text:p>0.0017486976</text:p>
          </table:table-cell>
          <table:table-cell office:value-type="float" office:value="0.0015352858">
            <text:p>0.0015352858</text:p>
          </table:table-cell>
          <table:table-cell office:value-type="float" office:value="0.0017463068">
            <text:p>0.0017463068</text:p>
          </table:table-cell>
          <table:table-cell office:value-type="float" office:value="0.0015586639">
            <text:p>0.0015586639</text:p>
          </table:table-cell>
          <table:table-cell office:value-type="float" office:value="0.0012710824">
            <text:p>0.0012710824</text:p>
          </table:table-cell>
          <table:table-cell office:value-type="float" office:value="0.001186105">
            <text:p>0.001186105</text:p>
          </table:table-cell>
          <table:table-cell office:value-type="float" office:value="0.0011927751">
            <text:p>0.0011927751</text:p>
          </table:table-cell>
          <table:table-cell office:value-type="float" office:value="0.0012955448">
            <text:p>0.0012955448</text:p>
          </table:table-cell>
          <table:table-cell office:value-type="float" office:value="0.0012800645">
            <text:p>0.0012800645</text:p>
          </table:table-cell>
          <table:table-cell office:value-type="float" office:value="0.0012103235">
            <text:p>0.0012103235</text:p>
          </table:table-cell>
          <table:table-cell office:value-type="float" office:value="0.0013232849">
            <text:p>0.0013232849</text:p>
          </table:table-cell>
          <table:table-cell office:value-type="float" office:value="0.0014436115">
            <text:p>0.0014436115</text:p>
          </table:table-cell>
          <table:table-cell office:value-type="float" office:value="0.0013095964">
            <text:p>0.0013095964</text:p>
          </table:table-cell>
          <table:table-cell office:value-type="float" office:value="0.0011967587">
            <text:p>0.0011967587</text:p>
          </table:table-cell>
          <table:table-cell office:value-type="float" office:value="0.0011189341">
            <text:p>0.0011189341</text:p>
          </table:table-cell>
          <table:table-cell office:value-type="float" office:value="0.0010916673">
            <text:p>0.0010916673</text:p>
          </table:table-cell>
          <table:table-cell office:value-type="float" office:value="0.0010979492">
            <text:p>0.0010979492</text:p>
          </table:table-cell>
          <table:table-cell office:value-type="float" office:value="0.00105217">
            <text:p>0.00105217</text:p>
          </table:table-cell>
          <table:table-cell office:value-type="float" office:value="0.0011297666">
            <text:p>0.0011297666</text:p>
          </table:table-cell>
          <table:table-cell office:value-type="float" office:value="0.0012342028">
            <text:p>0.0012342028</text:p>
          </table:table-cell>
          <table:table-cell office:value-type="float" office:value="0.0013932247">
            <text:p>0.0013932247</text:p>
          </table:table-cell>
          <table:table-cell office:value-type="float" office:value="0.0014645462">
            <text:p>0.0014645462</text:p>
          </table:table-cell>
          <table:table-cell office:value-type="float" office:value="0.0014328351">
            <text:p>0.0014328351</text:p>
          </table:table-cell>
          <table:table-cell office:value-type="float" office:value="0.0013231579">
            <text:p>0.0013231579</text:p>
          </table:table-cell>
          <table:table-cell office:value-type="float" office:value="0.0013862497">
            <text:p>0.0013862497</text:p>
          </table:table-cell>
          <table:table-cell office:value-type="float" office:value="0.0011769065">
            <text:p>0.0011769065</text:p>
          </table:table-cell>
          <table:table-cell office:value-type="float" office:value="0.0010818744">
            <text:p>0.0010818744</text:p>
          </table:table-cell>
          <table:table-cell office:value-type="float" office:value="0.0010001723">
            <text:p>0.0010001723</text:p>
          </table:table-cell>
          <table:table-cell office:value-type="float" office:value="0.0011306237">
            <text:p>0.0011306237</text:p>
          </table:table-cell>
          <table:table-cell office:value-type="float" office:value="0.0010111287">
            <text:p>0.0010111287</text:p>
          </table:table-cell>
          <table:table-cell office:value-type="float" office:value="0.001036856">
            <text:p>0.001036856</text:p>
          </table:table-cell>
          <table:table-cell office:value-type="float" office:value="0.0010339073">
            <text:p>0.0010339073</text:p>
          </table:table-cell>
          <table:table-cell office:value-type="float" office:value="0.0011834166">
            <text:p>0.0011834166</text:p>
          </table:table-cell>
          <table:table-cell office:value-type="float" office:value="0.0012616664">
            <text:p>0.0012616664</text:p>
          </table:table-cell>
          <table:table-cell office:value-type="float" office:value="0.0011998637">
            <text:p>0.0011998637</text:p>
          </table:table-cell>
          <table:table-cell office:value-type="float" office:value="0.0010446948">
            <text:p>0.0010446948</text:p>
          </table:table-cell>
          <table:table-cell office:value-type="float" office:value="0.001042102">
            <text:p>0.001042102</text:p>
          </table:table-cell>
          <table:table-cell office:value-type="float" office:value="0.0010207455">
            <text:p>0.0010207455</text:p>
          </table:table-cell>
          <table:table-cell table:style-name="ce1" office:value-type="float" office:value="0.0009784345">
            <text:p>9.78E-004</text:p>
          </table:table-cell>
          <table:table-cell table:style-name="ce1" office:value-type="float" office:value="0.00086583593">
            <text:p>8.66E-004</text:p>
          </table:table-cell>
          <table:table-cell table:style-name="ce1" office:value-type="float" office:value="0.0008898921">
            <text:p>8.90E-004</text:p>
          </table:table-cell>
          <table:table-cell table:style-name="ce1" office:value-type="float" office:value="0.000860036">
            <text:p>8.60E-004</text:p>
          </table:table-cell>
          <table:table-cell table:style-name="ce1" office:value-type="float" office:value="0.00090013957">
            <text:p>9.00E-004</text:p>
          </table:table-cell>
          <table:table-cell table:style-name="ce1" office:value-type="float" office:value="0.0008889391">
            <text:p>8.89E-004</text:p>
          </table:table-cell>
          <table:table-cell table:style-name="ce1" office:value-type="float" office:value="0.0009062618">
            <text:p>9.06E-004</text:p>
          </table:table-cell>
          <table:table-cell table:style-name="ce1" office:value-type="float" office:value="0.0009402017">
            <text:p>9.40E-004</text:p>
          </table:table-cell>
          <table:table-cell table:style-name="ce1" office:value-type="float" office:value="0.0009734928">
            <text:p>9.73E-004</text:p>
          </table:table-cell>
          <table:table-cell table:style-name="ce1" office:value-type="float" office:value="0.00094078435">
            <text:p>9.41E-004</text:p>
          </table:table-cell>
          <table:table-cell table:style-name="ce1" office:value-type="float" office:value="0.0008722438">
            <text:p>8.72E-004</text:p>
          </table:table-cell>
          <table:table-cell table:style-name="ce1" office:value-type="float" office:value="0.00085578614">
            <text:p>8.56E-004</text:p>
          </table:table-cell>
          <table:table-cell table:style-name="ce1" office:value-type="float" office:value="0.00082872144">
            <text:p>8.29E-004</text:p>
          </table:table-cell>
          <table:table-cell table:style-name="ce1" office:value-type="float" office:value="0.00077956717">
            <text:p>7.80E-004</text:p>
          </table:table-cell>
          <table:table-cell table:style-name="ce1" office:value-type="float" office:value="0.0007641351">
            <text:p>7.64E-004</text:p>
          </table:table-cell>
          <table:table-cell table:style-name="ce1" office:value-type="float" office:value="0.00080872176">
            <text:p>8.09E-004</text:p>
          </table:table-cell>
          <table:table-cell table:style-name="ce1" office:value-type="float" office:value="0.0008853622">
            <text:p>8.85E-004</text:p>
          </table:table-cell>
          <table:table-cell table:style-name="ce1" office:value-type="float" office:value="0.0009025163">
            <text:p>9.03E-004</text:p>
          </table:table-cell>
          <table:table-cell table:style-name="ce1" office:value-type="float" office:value="0.00093394285">
            <text:p>9.34E-004</text:p>
          </table:table-cell>
          <table:table-cell table:style-name="ce1" office:value-type="float" office:value="0.0009608814">
            <text:p>9.61E-004</text:p>
          </table:table-cell>
          <table:table-cell table:style-name="ce1" office:value-type="float" office:value="0.0009988564">
            <text:p>9.99E-004</text:p>
          </table:table-cell>
          <table:table-cell table:style-name="ce1" office:value-type="float" office:value="0.0009700969">
            <text:p>9.70E-004</text:p>
          </table:table-cell>
          <table:table-cell table:style-name="ce1" office:value-type="float" office:value="0.00088941323">
            <text:p>8.89E-004</text:p>
          </table:table-cell>
          <table:table-cell table:style-name="ce1" office:value-type="float" office:value="0.0008258996">
            <text:p>8.26E-004</text:p>
          </table:table-cell>
          <table:table-cell table:style-name="ce1" office:value-type="float" office:value="0.0007935529">
            <text:p>7.94E-004</text:p>
          </table:table-cell>
          <table:table-cell table:style-name="ce1" office:value-type="float" office:value="0.00079406437">
            <text:p>7.94E-004</text:p>
          </table:table-cell>
          <table:table-cell table:style-name="ce1" office:value-type="float" office:value="0.0007682489">
            <text:p>7.68E-004</text:p>
          </table:table-cell>
          <table:table-cell table:style-name="ce1" office:value-type="float" office:value="0.00076490705">
            <text:p>7.65E-004</text:p>
          </table:table-cell>
          <table:table-cell table:style-name="ce1" office:value-type="float" office:value="0.0007817363">
            <text:p>7.82E-004</text:p>
          </table:table-cell>
          <table:table-cell table:style-name="ce1" office:value-type="float" office:value="0.0008120937">
            <text:p>8.12E-004</text:p>
          </table:table-cell>
          <table:table-cell table:style-name="ce1" office:value-type="float" office:value="0.00084744167">
            <text:p>8.47E-004</text:p>
          </table:table-cell>
          <table:table-cell table:style-name="ce1" office:value-type="float" office:value="0.0008432384">
            <text:p>8.43E-004</text:p>
          </table:table-cell>
          <table:table-cell table:style-name="ce1" office:value-type="float" office:value="0.0008532031">
            <text:p>8.53E-004</text:p>
          </table:table-cell>
          <table:table-cell table:style-name="ce1" office:value-type="float" office:value="0.00084046996">
            <text:p>8.40E-004</text:p>
          </table:table-cell>
          <table:table-cell table:style-name="ce1" office:value-type="float" office:value="0.00079563813">
            <text:p>7.96E-004</text:p>
          </table:table-cell>
          <table:table-cell table:style-name="ce1" office:value-type="float" office:value="0.00073338486">
            <text:p>7.33E-004</text:p>
          </table:table-cell>
          <table:table-cell table:style-name="ce1" office:value-type="float" office:value="0.00071159884">
            <text:p>7.12E-004</text:p>
          </table:table-cell>
          <table:table-cell table:style-name="ce1" office:value-type="float" office:value="0.00069717">
            <text:p>6.97E-004</text:p>
          </table:table-cell>
          <table:table-cell table:style-name="ce1" office:value-type="float" office:value="0.00071754877">
            <text:p>7.18E-004</text:p>
          </table:table-cell>
          <table:table-cell table:style-name="ce1" office:value-type="float" office:value="0.0007059826">
            <text:p>7.06E-004</text:p>
          </table:table-cell>
          <table:table-cell table:style-name="ce1" office:value-type="float" office:value="0.0007225104">
            <text:p>7.23E-004</text:p>
          </table:table-cell>
          <table:table-cell table:style-name="ce1" office:value-type="float" office:value="0.000746798">
            <text:p>7.47E-004</text:p>
          </table:table-cell>
          <table:table-cell table:style-name="ce1" office:value-type="float" office:value="0.00077578385">
            <text:p>7.76E-004</text:p>
          </table:table-cell>
          <table:table-cell table:style-name="ce1" office:value-type="float" office:value="0.00076678034">
            <text:p>7.67E-004</text:p>
          </table:table-cell>
          <table:table-cell table:style-name="ce1" office:value-type="float" office:value="0.0007615723">
            <text:p>7.62E-004</text:p>
          </table:table-cell>
          <table:table-cell table:style-name="ce1" office:value-type="float" office:value="0.00074085285">
            <text:p>7.41E-004</text:p>
          </table:table-cell>
          <table:table-cell table:style-name="ce1" office:value-type="float" office:value="0.00073113025">
            <text:p>7.31E-004</text:p>
          </table:table-cell>
          <table:table-cell table:style-name="ce1" office:value-type="float" office:value="0.00074379466">
            <text:p>7.44E-004</text:p>
          </table:table-cell>
          <table:table-cell table:style-name="ce1" office:value-type="float" office:value="0.00076993485">
            <text:p>7.70E-004</text:p>
          </table:table-cell>
          <table:table-cell table:style-name="ce1" office:value-type="float" office:value="0.00068778684">
            <text:p>6.88E-004</text:p>
          </table:table-cell>
          <table:table-cell table:style-name="ce1" office:value-type="float" office:value="0.0006652809">
            <text:p>6.65E-004</text:p>
          </table:table-cell>
          <table:table-cell table:style-name="ce1" office:value-type="float" office:value="0.0006654605">
            <text:p>6.65E-004</text:p>
          </table:table-cell>
          <table:table-cell table:style-name="ce1" office:value-type="float" office:value="0.0006630808">
            <text:p>6.63E-004</text:p>
          </table:table-cell>
          <table:table-cell table:style-name="ce1" office:value-type="float" office:value="0.00066957716">
            <text:p>6.70E-004</text:p>
          </table:table-cell>
          <table:table-cell table:style-name="ce1" office:value-type="float" office:value="0.0006768396">
            <text:p>6.77E-004</text:p>
          </table:table-cell>
          <table:table-cell table:style-name="ce1" office:value-type="float" office:value="0.0006895882">
            <text:p>6.90E-004</text:p>
          </table:table-cell>
          <table:table-cell table:style-name="ce1" office:value-type="float" office:value="0.0006739866">
            <text:p>6.74E-004</text:p>
          </table:table-cell>
          <table:table-cell table:style-name="ce1" office:value-type="float" office:value="0.00064008683">
            <text:p>6.40E-004</text:p>
          </table:table-cell>
          <table:table-cell table:style-name="ce1" office:value-type="float" office:value="0.00061146944">
            <text:p>6.11E-004</text:p>
          </table:table-cell>
          <table:table-cell table:style-name="ce1" office:value-type="float" office:value="0.00058229244">
            <text:p>5.82E-004</text:p>
          </table:table-cell>
          <table:table-cell table:style-name="ce1" office:value-type="float" office:value="0.0005636501">
            <text:p>5.64E-004</text:p>
          </table:table-cell>
          <table:table-cell table:style-name="ce1" office:value-type="float" office:value="0.00054447114">
            <text:p>5.44E-004</text:p>
          </table:table-cell>
          <table:table-cell table:style-name="ce1" office:value-type="float" office:value="0.00053685956">
            <text:p>5.37E-004</text:p>
          </table:table-cell>
          <table:table-cell table:style-name="ce1" office:value-type="float" office:value="0.0005321971">
            <text:p>5.32E-004</text:p>
          </table:table-cell>
          <table:table-cell table:style-name="ce1" office:value-type="float" office:value="0.00053555344">
            <text:p>5.36E-004</text:p>
          </table:table-cell>
          <table:table-cell table:style-name="ce1" office:value-type="float" office:value="0.00052892003">
            <text:p>5.29E-004</text:p>
          </table:table-cell>
          <table:table-cell table:style-name="ce1" office:value-type="float" office:value="0.00052521576">
            <text:p>5.25E-004</text:p>
          </table:table-cell>
          <table:table-cell table:style-name="ce1" office:value-type="float" office:value="0.00051578047">
            <text:p>5.16E-004</text:p>
          </table:table-cell>
          <table:table-cell table:style-name="ce1" office:value-type="float" office:value="0.00050912506">
            <text:p>5.09E-004</text:p>
          </table:table-cell>
          <table:table-cell table:style-name="ce1" office:value-type="float" office:value="0.0005054652">
            <text:p>5.05E-004</text:p>
          </table:table-cell>
          <table:table-cell table:style-name="ce1" office:value-type="float" office:value="0.0005044995">
            <text:p>5.04E-004</text:p>
          </table:table-cell>
          <table:table-cell office:value-type="float" office:value="0.0005027382">
            <text:p>5.03E-004</text:p>
          </table:table-cell>
          <table:table-cell office:value-type="float" office:value="0.000502681">
            <text:p>5.03E-004</text:p>
          </table:table-cell>
          <table:table-cell table:style-name="ce1" office:value-type="float" office:value="0.0005046989">
            <text:p>5.05E-004</text:p>
          </table:table-cell>
          <table:table-cell table:style-name="ce1" office:value-type="float" office:value="0.00050510507">
            <text:p>5.05E-004</text:p>
          </table:table-cell>
          <table:table-cell table:style-name="ce1" office:value-type="float" office:value="0.0005061908">
            <text:p>5.06E-004</text:p>
          </table:table-cell>
          <table:table-cell table:style-name="ce1" office:value-type="float" office:value="0.00050675304">
            <text:p>5.07E-004</text:p>
          </table:table-cell>
          <table:table-cell table:style-name="ce1" office:value-type="float" office:value="0.0005085924">
            <text:p>5.09E-004</text:p>
          </table:table-cell>
          <table:table-cell table:style-name="ce1" office:value-type="float" office:value="0.0005099847">
            <text:p>5.10E-004</text:p>
          </table:table-cell>
          <table:table-cell table:style-name="ce1" office:value-type="float" office:value="0.0005105033">
            <text:p>5.11E-004</text:p>
          </table:table-cell>
          <table:table-cell table:style-name="ce1" office:value-type="float" office:value="0.0005116286">
            <text:p>5.12E-004</text:p>
          </table:table-cell>
          <table:table-cell table:style-name="ce1" office:value-type="float" office:value="0.00051285286">
            <text:p>5.13E-004</text:p>
          </table:table-cell>
          <table:table-cell table:style-name="ce1" office:value-type="float" office:value="0.0005149125">
            <text:p>5.15E-004</text:p>
          </table:table-cell>
          <table:table-cell table:style-name="ce1" office:value-type="float" office:value="0.000516078">
            <text:p>5.16E-004</text:p>
          </table:table-cell>
          <table:table-cell table:style-name="ce1" office:value-type="float" office:value="0.0005172213">
            <text:p>5.17E-004</text:p>
          </table:table-cell>
          <table:table-cell table:style-name="ce1" office:value-type="float" office:value="0.0005180886">
            <text:p>5.18E-004</text:p>
          </table:table-cell>
          <table:table-cell table:style-name="ce1" office:value-type="float" office:value="0.00052072847">
            <text:p>5.21E-004</text:p>
          </table:table-cell>
          <table:table-cell table:style-name="ce1" office:value-type="float" office:value="0.00052216084">
            <text:p>5.22E-004</text:p>
          </table:table-cell>
          <table:table-cell table:style-name="ce1" office:value-type="float" office:value="0.000523078">
            <text:p>5.23E-004</text:p>
          </table:table-cell>
          <table:table-cell table:style-name="ce1" office:value-type="float" office:value="0.0005241624">
            <text:p>5.24E-004</text:p>
          </table:table-cell>
          <table:table-cell table:style-name="ce1" office:value-type="float" office:value="0.0005259976">
            <text:p>5.26E-004</text:p>
          </table:table-cell>
          <table:table-cell table:style-name="ce1" office:value-type="float" office:value="0.00052814843">
            <text:p>5.28E-004</text:p>
          </table:table-cell>
          <table:table-cell table:style-name="ce1" office:value-type="float" office:value="0.00052959734">
            <text:p>5.30E-004</text:p>
          </table:table-cell>
          <table:table-cell table:style-name="ce1" office:value-type="float" office:value="0.00053038576">
            <text:p>5.30E-004</text:p>
          </table:table-cell>
          <table:table-cell table:style-name="ce1" office:value-type="float" office:value="0.00053176796">
            <text:p>5.32E-004</text:p>
          </table:table-cell>
          <table:table-cell table:style-name="ce1" office:value-type="float" office:value="0.0005346829">
            <text:p>5.35E-004</text:p>
          </table:table-cell>
          <table:table-cell table:style-name="ce1" office:value-type="float" office:value="0.00053538673">
            <text:p>5.35E-004</text:p>
          </table:table-cell>
          <table:table-cell table:style-name="ce1" office:value-type="float" office:value="0.0005363286">
            <text:p>5.36E-004</text:p>
          </table:table-cell>
          <table:table-cell table:style-name="ce1" office:value-type="float" office:value="0.0005377843">
            <text:p>5.38E-004</text:p>
          </table:table-cell>
          <table:table-cell table:style-name="ce1" office:value-type="float" office:value="0.00053952564">
            <text:p>5.40E-004</text:p>
          </table:table-cell>
          <table:table-cell table:style-name="ce1" office:value-type="float" office:value="0.0005415793">
            <text:p>5.42E-004</text:p>
          </table:table-cell>
          <table:table-cell table:style-name="ce1" office:value-type="float" office:value="0.00054261397">
            <text:p>5.43E-004</text:p>
          </table:table-cell>
          <table:table-cell table:style-name="ce1" office:value-type="float" office:value="0.0005438409">
            <text:p>5.44E-004</text:p>
          </table:table-cell>
          <table:table-cell table:style-name="ce1" office:value-type="float" office:value="0.00054536556">
            <text:p>5.45E-004</text:p>
          </table:table-cell>
          <table:table-cell table:style-name="ce1" office:value-type="float" office:value="0.0005487684">
            <text:p>5.49E-004</text:p>
          </table:table-cell>
          <table:table-cell table:style-name="ce1" office:value-type="float" office:value="0.00054989295">
            <text:p>5.50E-004</text:p>
          </table:table-cell>
          <table:table-cell table:style-name="ce1" office:value-type="float" office:value="0.0005512083">
            <text:p>5.51E-004</text:p>
          </table:table-cell>
          <table:table-cell table:style-name="ce1" office:value-type="float" office:value="0.00055291527">
            <text:p>5.53E-004</text:p>
          </table:table-cell>
          <table:table-cell table:style-name="ce1" office:value-type="float" office:value="0.00055561337">
            <text:p>5.56E-004</text:p>
          </table:table-cell>
          <table:table-cell table:style-name="ce1" office:value-type="float" office:value="0.0005578345">
            <text:p>5.58E-004</text:p>
          </table:table-cell>
          <table:table-cell table:style-name="ce1" office:value-type="float" office:value="0.0005589298">
            <text:p>5.59E-004</text:p>
          </table:table-cell>
          <table:table-cell table:style-name="ce1" office:value-type="float" office:value="0.0005602824">
            <text:p>5.60E-004</text:p>
          </table:table-cell>
          <table:table-cell table:style-name="ce1" office:value-type="float" office:value="0.00056250574">
            <text:p>5.63E-004</text:p>
          </table:table-cell>
          <table:table-cell table:style-name="ce1" office:value-type="float" office:value="0.0005651536">
            <text:p>5.65E-004</text:p>
          </table:table-cell>
          <table:table-cell table:style-name="ce1" office:value-type="float" office:value="0.00056664704">
            <text:p>5.67E-004</text:p>
          </table:table-cell>
          <table:table-cell table:style-name="ce1" office:value-type="float" office:value="0.0005678115">
            <text:p>5.68E-004</text:p>
          </table:table-cell>
          <table:table-cell table:style-name="ce1" office:value-type="float" office:value="0.0005694691">
            <text:p>5.69E-004</text:p>
          </table:table-cell>
          <table:table-cell table:style-name="ce1" office:value-type="float" office:value="0.00057247916">
            <text:p>5.72E-004</text:p>
          </table:table-cell>
          <table:table-cell table:style-name="ce1" office:value-type="float" office:value="0.00057414547">
            <text:p>5.74E-004</text:p>
          </table:table-cell>
          <table:table-cell table:style-name="ce1" office:value-type="float" office:value="0.0005752742">
            <text:p>5.75E-004</text:p>
          </table:table-cell>
          <table:table-cell table:style-name="ce1" office:value-type="float" office:value="0.0005765811">
            <text:p>5.77E-004</text:p>
          </table:table-cell>
          <table:table-cell/>
        </table:table-row>
        <table:table-row table:style-name="ro1">
          <table:table-cell office:value-type="string">
            <text:p>000 Days/08 - Tool - Rosetta Stoned.mp3</text:p>
          </table:table-cell>
          <table:table-cell office:value-type="float" office:value="0.21253939">
            <text:p>0.21253939</text:p>
          </table:table-cell>
          <table:table-cell office:value-type="float" office:value="0.29223958">
            <text:p>0.29223958</text:p>
          </table:table-cell>
          <table:table-cell office:value-type="float" office:value="0.13629667">
            <text:p>0.13629667</text:p>
          </table:table-cell>
          <table:table-cell office:value-type="float" office:value="0.0618814">
            <text:p>0.0618814</text:p>
          </table:table-cell>
          <table:table-cell office:value-type="float" office:value="0.038428087">
            <text:p>0.038428087</text:p>
          </table:table-cell>
          <table:table-cell office:value-type="float" office:value="0.034777947">
            <text:p>0.034777947</text:p>
          </table:table-cell>
          <table:table-cell office:value-type="float" office:value="0.03367123">
            <text:p>0.03367123</text:p>
          </table:table-cell>
          <table:table-cell office:value-type="float" office:value="0.03706585">
            <text:p>0.03706585</text:p>
          </table:table-cell>
          <table:table-cell office:value-type="float" office:value="0.03221266">
            <text:p>0.03221266</text:p>
          </table:table-cell>
          <table:table-cell office:value-type="float" office:value="0.03086593">
            <text:p>0.03086593</text:p>
          </table:table-cell>
          <table:table-cell office:value-type="float" office:value="0.034621146">
            <text:p>0.034621146</text:p>
          </table:table-cell>
          <table:table-cell office:value-type="float" office:value="0.026608612">
            <text:p>0.026608612</text:p>
          </table:table-cell>
          <table:table-cell office:value-type="float" office:value="0.029783698">
            <text:p>0.029783698</text:p>
          </table:table-cell>
          <table:table-cell office:value-type="float" office:value="0.039850783">
            <text:p>0.039850783</text:p>
          </table:table-cell>
          <table:table-cell office:value-type="float" office:value="0.03523343">
            <text:p>0.03523343</text:p>
          </table:table-cell>
          <table:table-cell office:value-type="float" office:value="0.04078527">
            <text:p>0.04078527</text:p>
          </table:table-cell>
          <table:table-cell office:value-type="float" office:value="0.03460755">
            <text:p>0.03460755</text:p>
          </table:table-cell>
          <table:table-cell office:value-type="float" office:value="0.034743853">
            <text:p>0.034743853</text:p>
          </table:table-cell>
          <table:table-cell office:value-type="float" office:value="0.039577875">
            <text:p>0.039577875</text:p>
          </table:table-cell>
          <table:table-cell office:value-type="float" office:value="0.03540796">
            <text:p>0.03540796</text:p>
          </table:table-cell>
          <table:table-cell office:value-type="float" office:value="0.041282568">
            <text:p>0.041282568</text:p>
          </table:table-cell>
          <table:table-cell office:value-type="float" office:value="0.034271915">
            <text:p>0.034271915</text:p>
          </table:table-cell>
          <table:table-cell office:value-type="float" office:value="0.03491333">
            <text:p>0.03491333</text:p>
          </table:table-cell>
          <table:table-cell office:value-type="float" office:value="0.036354657">
            <text:p>0.036354657</text:p>
          </table:table-cell>
          <table:table-cell office:value-type="float" office:value="0.041910768">
            <text:p>0.041910768</text:p>
          </table:table-cell>
          <table:table-cell office:value-type="float" office:value="0.051313348">
            <text:p>0.051313348</text:p>
          </table:table-cell>
          <table:table-cell office:value-type="float" office:value="0.04952213">
            <text:p>0.04952213</text:p>
          </table:table-cell>
          <table:table-cell office:value-type="float" office:value="0.04424022">
            <text:p>0.04424022</text:p>
          </table:table-cell>
          <table:table-cell office:value-type="float" office:value="0.036862966">
            <text:p>0.036862966</text:p>
          </table:table-cell>
          <table:table-cell office:value-type="float" office:value="0.037812732">
            <text:p>0.037812732</text:p>
          </table:table-cell>
          <table:table-cell office:value-type="float" office:value="0.04542826">
            <text:p>0.04542826</text:p>
          </table:table-cell>
          <table:table-cell office:value-type="float" office:value="0.040564302">
            <text:p>0.040564302</text:p>
          </table:table-cell>
          <table:table-cell office:value-type="float" office:value="0.03711838">
            <text:p>0.03711838</text:p>
          </table:table-cell>
          <table:table-cell office:value-type="float" office:value="0.031086117">
            <text:p>0.031086117</text:p>
          </table:table-cell>
          <table:table-cell office:value-type="float" office:value="0.026962634">
            <text:p>0.026962634</text:p>
          </table:table-cell>
          <table:table-cell office:value-type="float" office:value="0.027193647">
            <text:p>0.027193647</text:p>
          </table:table-cell>
          <table:table-cell office:value-type="float" office:value="0.035511956">
            <text:p>0.035511956</text:p>
          </table:table-cell>
          <table:table-cell office:value-type="float" office:value="0.037856366">
            <text:p>0.037856366</text:p>
          </table:table-cell>
          <table:table-cell office:value-type="float" office:value="0.03790855">
            <text:p>0.03790855</text:p>
          </table:table-cell>
          <table:table-cell office:value-type="float" office:value="0.041478988">
            <text:p>0.041478988</text:p>
          </table:table-cell>
          <table:table-cell office:value-type="float" office:value="0.04414907">
            <text:p>0.04414907</text:p>
          </table:table-cell>
          <table:table-cell office:value-type="float" office:value="0.04166504">
            <text:p>0.04166504</text:p>
          </table:table-cell>
          <table:table-cell office:value-type="float" office:value="0.03547114">
            <text:p>0.03547114</text:p>
          </table:table-cell>
          <table:table-cell office:value-type="float" office:value="0.034667514">
            <text:p>0.034667514</text:p>
          </table:table-cell>
          <table:table-cell office:value-type="float" office:value="0.0313248">
            <text:p>0.0313248</text:p>
          </table:table-cell>
          <table:table-cell office:value-type="float" office:value="0.03017817">
            <text:p>0.03017817</text:p>
          </table:table-cell>
          <table:table-cell office:value-type="float" office:value="0.030981936">
            <text:p>0.030981936</text:p>
          </table:table-cell>
          <table:table-cell office:value-type="float" office:value="0.028629344">
            <text:p>0.028629344</text:p>
          </table:table-cell>
          <table:table-cell office:value-type="float" office:value="0.027815742">
            <text:p>0.027815742</text:p>
          </table:table-cell>
          <table:table-cell office:value-type="float" office:value="0.027543195">
            <text:p>0.027543195</text:p>
          </table:table-cell>
          <table:table-cell office:value-type="float" office:value="0.023823705">
            <text:p>0.023823705</text:p>
          </table:table-cell>
          <table:table-cell office:value-type="float" office:value="0.026667124">
            <text:p>0.026667124</text:p>
          </table:table-cell>
          <table:table-cell office:value-type="float" office:value="0.024849566">
            <text:p>0.024849566</text:p>
          </table:table-cell>
          <table:table-cell office:value-type="float" office:value="0.02382396">
            <text:p>0.02382396</text:p>
          </table:table-cell>
          <table:table-cell office:value-type="float" office:value="0.026083613">
            <text:p>0.026083613</text:p>
          </table:table-cell>
          <table:table-cell office:value-type="float" office:value="0.025898075">
            <text:p>0.025898075</text:p>
          </table:table-cell>
          <table:table-cell office:value-type="float" office:value="0.026793523">
            <text:p>0.026793523</text:p>
          </table:table-cell>
          <table:table-cell office:value-type="float" office:value="0.025274549">
            <text:p>0.025274549</text:p>
          </table:table-cell>
          <table:table-cell office:value-type="float" office:value="0.026482524">
            <text:p>0.026482524</text:p>
          </table:table-cell>
          <table:table-cell office:value-type="float" office:value="0.026739674">
            <text:p>0.026739674</text:p>
          </table:table-cell>
          <table:table-cell office:value-type="float" office:value="0.02643403">
            <text:p>0.02643403</text:p>
          </table:table-cell>
          <table:table-cell office:value-type="float" office:value="0.02236224">
            <text:p>0.02236224</text:p>
          </table:table-cell>
          <table:table-cell office:value-type="float" office:value="0.02159579">
            <text:p>0.02159579</text:p>
          </table:table-cell>
          <table:table-cell office:value-type="float" office:value="0.020518765">
            <text:p>0.020518765</text:p>
          </table:table-cell>
          <table:table-cell office:value-type="float" office:value="0.019371282">
            <text:p>0.019371282</text:p>
          </table:table-cell>
          <table:table-cell office:value-type="float" office:value="0.018993398">
            <text:p>0.018993398</text:p>
          </table:table-cell>
          <table:table-cell office:value-type="float" office:value="0.017505046">
            <text:p>0.017505046</text:p>
          </table:table-cell>
          <table:table-cell office:value-type="float" office:value="0.016851138">
            <text:p>0.016851138</text:p>
          </table:table-cell>
          <table:table-cell office:value-type="float" office:value="0.01854084">
            <text:p>0.01854084</text:p>
          </table:table-cell>
          <table:table-cell office:value-type="float" office:value="0.016977267">
            <text:p>0.016977267</text:p>
          </table:table-cell>
          <table:table-cell office:value-type="float" office:value="0.015596362">
            <text:p>0.015596362</text:p>
          </table:table-cell>
          <table:table-cell office:value-type="float" office:value="0.016194161">
            <text:p>0.016194161</text:p>
          </table:table-cell>
          <table:table-cell office:value-type="float" office:value="0.016786423">
            <text:p>0.016786423</text:p>
          </table:table-cell>
          <table:table-cell office:value-type="float" office:value="0.017192766">
            <text:p>0.017192766</text:p>
          </table:table-cell>
          <table:table-cell office:value-type="float" office:value="0.016265832">
            <text:p>0.016265832</text:p>
          </table:table-cell>
          <table:table-cell office:value-type="float" office:value="0.014923433">
            <text:p>0.014923433</text:p>
          </table:table-cell>
          <table:table-cell office:value-type="float" office:value="0.015432058">
            <text:p>0.015432058</text:p>
          </table:table-cell>
          <table:table-cell office:value-type="float" office:value="0.015151337">
            <text:p>0.015151337</text:p>
          </table:table-cell>
          <table:table-cell office:value-type="float" office:value="0.015378954">
            <text:p>0.015378954</text:p>
          </table:table-cell>
          <table:table-cell office:value-type="float" office:value="0.013192051">
            <text:p>0.013192051</text:p>
          </table:table-cell>
          <table:table-cell office:value-type="float" office:value="0.012358677">
            <text:p>0.012358677</text:p>
          </table:table-cell>
          <table:table-cell office:value-type="float" office:value="0.014151927">
            <text:p>0.014151927</text:p>
          </table:table-cell>
          <table:table-cell office:value-type="float" office:value="0.012920191">
            <text:p>0.012920191</text:p>
          </table:table-cell>
          <table:table-cell office:value-type="float" office:value="0.012920494">
            <text:p>0.012920494</text:p>
          </table:table-cell>
          <table:table-cell office:value-type="float" office:value="0.013955897">
            <text:p>0.013955897</text:p>
          </table:table-cell>
          <table:table-cell office:value-type="float" office:value="0.013206601">
            <text:p>0.013206601</text:p>
          </table:table-cell>
          <table:table-cell office:value-type="float" office:value="0.011676917">
            <text:p>0.011676917</text:p>
          </table:table-cell>
          <table:table-cell office:value-type="float" office:value="0.012446007">
            <text:p>0.012446007</text:p>
          </table:table-cell>
          <table:table-cell office:value-type="float" office:value="0.0113371955">
            <text:p>0.0113371955</text:p>
          </table:table-cell>
          <table:table-cell office:value-type="float" office:value="0.012127994">
            <text:p>0.012127994</text:p>
          </table:table-cell>
          <table:table-cell office:value-type="float" office:value="0.011437731">
            <text:p>0.011437731</text:p>
          </table:table-cell>
          <table:table-cell office:value-type="float" office:value="0.011858053">
            <text:p>0.011858053</text:p>
          </table:table-cell>
          <table:table-cell office:value-type="float" office:value="0.012068772">
            <text:p>0.012068772</text:p>
          </table:table-cell>
          <table:table-cell office:value-type="float" office:value="0.011792907">
            <text:p>0.011792907</text:p>
          </table:table-cell>
          <table:table-cell office:value-type="float" office:value="0.011723354">
            <text:p>0.011723354</text:p>
          </table:table-cell>
          <table:table-cell office:value-type="float" office:value="0.013621553">
            <text:p>0.013621553</text:p>
          </table:table-cell>
          <table:table-cell office:value-type="float" office:value="0.011922661">
            <text:p>0.011922661</text:p>
          </table:table-cell>
          <table:table-cell office:value-type="float" office:value="0.011095879">
            <text:p>0.011095879</text:p>
          </table:table-cell>
          <table:table-cell office:value-type="float" office:value="0.010499419">
            <text:p>0.010499419</text:p>
          </table:table-cell>
          <table:table-cell office:value-type="float" office:value="0.01217497">
            <text:p>0.01217497</text:p>
          </table:table-cell>
          <table:table-cell office:value-type="float" office:value="0.0124054635">
            <text:p>0.0124054635</text:p>
          </table:table-cell>
          <table:table-cell office:value-type="float" office:value="0.012020927">
            <text:p>0.012020927</text:p>
          </table:table-cell>
          <table:table-cell office:value-type="float" office:value="0.011183001">
            <text:p>0.011183001</text:p>
          </table:table-cell>
          <table:table-cell office:value-type="float" office:value="0.010875661">
            <text:p>0.010875661</text:p>
          </table:table-cell>
          <table:table-cell office:value-type="float" office:value="0.010733819">
            <text:p>0.010733819</text:p>
          </table:table-cell>
          <table:table-cell office:value-type="float" office:value="0.010123597">
            <text:p>0.010123597</text:p>
          </table:table-cell>
          <table:table-cell office:value-type="float" office:value="0.009906057">
            <text:p>0.009906057</text:p>
          </table:table-cell>
          <table:table-cell office:value-type="float" office:value="0.010436261">
            <text:p>0.010436261</text:p>
          </table:table-cell>
          <table:table-cell office:value-type="float" office:value="0.010357305">
            <text:p>0.010357305</text:p>
          </table:table-cell>
          <table:table-cell office:value-type="float" office:value="0.010397763">
            <text:p>0.010397763</text:p>
          </table:table-cell>
          <table:table-cell office:value-type="float" office:value="0.010176539">
            <text:p>0.010176539</text:p>
          </table:table-cell>
          <table:table-cell office:value-type="float" office:value="0.0111934785">
            <text:p>0.0111934785</text:p>
          </table:table-cell>
          <table:table-cell office:value-type="float" office:value="0.011537994">
            <text:p>0.011537994</text:p>
          </table:table-cell>
          <table:table-cell office:value-type="float" office:value="0.012219494">
            <text:p>0.012219494</text:p>
          </table:table-cell>
          <table:table-cell office:value-type="float" office:value="0.012313233">
            <text:p>0.012313233</text:p>
          </table:table-cell>
          <table:table-cell office:value-type="float" office:value="0.010712753">
            <text:p>0.010712753</text:p>
          </table:table-cell>
          <table:table-cell office:value-type="float" office:value="0.010944159">
            <text:p>0.010944159</text:p>
          </table:table-cell>
          <table:table-cell office:value-type="float" office:value="0.010379891">
            <text:p>0.010379891</text:p>
          </table:table-cell>
          <table:table-cell office:value-type="float" office:value="0.010756521">
            <text:p>0.010756521</text:p>
          </table:table-cell>
          <table:table-cell office:value-type="float" office:value="0.009755717">
            <text:p>0.009755717</text:p>
          </table:table-cell>
          <table:table-cell office:value-type="float" office:value="0.009245259">
            <text:p>0.009245259</text:p>
          </table:table-cell>
          <table:table-cell office:value-type="float" office:value="0.009855549">
            <text:p>0.009855549</text:p>
          </table:table-cell>
          <table:table-cell office:value-type="float" office:value="0.0097848885">
            <text:p>0.0097848885</text:p>
          </table:table-cell>
          <table:table-cell office:value-type="float" office:value="0.010496772">
            <text:p>0.010496772</text:p>
          </table:table-cell>
          <table:table-cell office:value-type="float" office:value="0.009485979">
            <text:p>0.009485979</text:p>
          </table:table-cell>
          <table:table-cell office:value-type="float" office:value="0.008969652">
            <text:p>0.008969652</text:p>
          </table:table-cell>
          <table:table-cell office:value-type="float" office:value="0.009941824">
            <text:p>0.009941824</text:p>
          </table:table-cell>
          <table:table-cell office:value-type="float" office:value="0.010176229">
            <text:p>0.010176229</text:p>
          </table:table-cell>
          <table:table-cell office:value-type="float" office:value="0.009220748">
            <text:p>0.009220748</text:p>
          </table:table-cell>
          <table:table-cell office:value-type="float" office:value="0.009303119">
            <text:p>0.009303119</text:p>
          </table:table-cell>
          <table:table-cell office:value-type="float" office:value="0.008821475">
            <text:p>0.008821475</text:p>
          </table:table-cell>
          <table:table-cell office:value-type="float" office:value="0.008597022">
            <text:p>0.008597022</text:p>
          </table:table-cell>
          <table:table-cell office:value-type="float" office:value="0.008500443">
            <text:p>0.008500443</text:p>
          </table:table-cell>
          <table:table-cell office:value-type="float" office:value="0.008254382">
            <text:p>0.008254382</text:p>
          </table:table-cell>
          <table:table-cell office:value-type="float" office:value="0.008483249">
            <text:p>0.008483249</text:p>
          </table:table-cell>
          <table:table-cell office:value-type="float" office:value="0.008118161">
            <text:p>0.008118161</text:p>
          </table:table-cell>
          <table:table-cell office:value-type="float" office:value="0.008531818">
            <text:p>0.008531818</text:p>
          </table:table-cell>
          <table:table-cell office:value-type="float" office:value="0.008849799">
            <text:p>0.008849799</text:p>
          </table:table-cell>
          <table:table-cell office:value-type="float" office:value="0.008367017">
            <text:p>0.008367017</text:p>
          </table:table-cell>
          <table:table-cell office:value-type="float" office:value="0.0082266">
            <text:p>0.0082266</text:p>
          </table:table-cell>
          <table:table-cell office:value-type="float" office:value="0.008022532">
            <text:p>0.008022532</text:p>
          </table:table-cell>
          <table:table-cell office:value-type="float" office:value="0.007912725">
            <text:p>0.007912725</text:p>
          </table:table-cell>
          <table:table-cell office:value-type="float" office:value="0.007811478">
            <text:p>0.007811478</text:p>
          </table:table-cell>
          <table:table-cell office:value-type="float" office:value="0.0077202655">
            <text:p>0.0077202655</text:p>
          </table:table-cell>
          <table:table-cell office:value-type="float" office:value="0.007933935">
            <text:p>0.007933935</text:p>
          </table:table-cell>
          <table:table-cell office:value-type="float" office:value="0.007617524">
            <text:p>0.007617524</text:p>
          </table:table-cell>
          <table:table-cell office:value-type="float" office:value="0.0069759595">
            <text:p>0.0069759595</text:p>
          </table:table-cell>
          <table:table-cell office:value-type="float" office:value="0.0074284007">
            <text:p>0.0074284007</text:p>
          </table:table-cell>
          <table:table-cell office:value-type="float" office:value="0.007410391">
            <text:p>0.007410391</text:p>
          </table:table-cell>
          <table:table-cell office:value-type="float" office:value="0.0069662766">
            <text:p>0.0069662766</text:p>
          </table:table-cell>
          <table:table-cell office:value-type="float" office:value="0.007367804">
            <text:p>0.007367804</text:p>
          </table:table-cell>
          <table:table-cell office:value-type="float" office:value="0.0072799656">
            <text:p>0.0072799656</text:p>
          </table:table-cell>
          <table:table-cell office:value-type="float" office:value="0.007435135">
            <text:p>0.007435135</text:p>
          </table:table-cell>
          <table:table-cell office:value-type="float" office:value="0.007477025">
            <text:p>0.007477025</text:p>
          </table:table-cell>
          <table:table-cell office:value-type="float" office:value="0.006821686">
            <text:p>0.006821686</text:p>
          </table:table-cell>
          <table:table-cell office:value-type="float" office:value="0.0066719134">
            <text:p>0.0066719134</text:p>
          </table:table-cell>
          <table:table-cell office:value-type="float" office:value="0.0066101504">
            <text:p>0.0066101504</text:p>
          </table:table-cell>
          <table:table-cell office:value-type="float" office:value="0.0064886617">
            <text:p>0.0064886617</text:p>
          </table:table-cell>
          <table:table-cell office:value-type="float" office:value="0.006715346">
            <text:p>0.006715346</text:p>
          </table:table-cell>
          <table:table-cell office:value-type="float" office:value="0.0062789796">
            <text:p>0.0062789796</text:p>
          </table:table-cell>
          <table:table-cell office:value-type="float" office:value="0.0065233">
            <text:p>0.0065233</text:p>
          </table:table-cell>
          <table:table-cell office:value-type="float" office:value="0.006329546">
            <text:p>0.006329546</text:p>
          </table:table-cell>
          <table:table-cell office:value-type="float" office:value="0.006176394">
            <text:p>0.006176394</text:p>
          </table:table-cell>
          <table:table-cell office:value-type="float" office:value="0.006365885">
            <text:p>0.006365885</text:p>
          </table:table-cell>
          <table:table-cell office:value-type="float" office:value="0.006108744">
            <text:p>0.006108744</text:p>
          </table:table-cell>
          <table:table-cell office:value-type="float" office:value="0.006046977">
            <text:p>0.006046977</text:p>
          </table:table-cell>
          <table:table-cell office:value-type="float" office:value="0.006023373">
            <text:p>0.006023373</text:p>
          </table:table-cell>
          <table:table-cell office:value-type="float" office:value="0.0059299683">
            <text:p>0.0059299683</text:p>
          </table:table-cell>
          <table:table-cell office:value-type="float" office:value="0.0058534783">
            <text:p>0.0058534783</text:p>
          </table:table-cell>
          <table:table-cell office:value-type="float" office:value="0.0054815076">
            <text:p>0.0054815076</text:p>
          </table:table-cell>
          <table:table-cell office:value-type="float" office:value="0.0055667777">
            <text:p>0.0055667777</text:p>
          </table:table-cell>
          <table:table-cell office:value-type="float" office:value="0.00536112">
            <text:p>0.00536112</text:p>
          </table:table-cell>
          <table:table-cell office:value-type="float" office:value="0.005480656">
            <text:p>0.005480656</text:p>
          </table:table-cell>
          <table:table-cell office:value-type="float" office:value="0.005393136">
            <text:p>0.005393136</text:p>
          </table:table-cell>
          <table:table-cell office:value-type="float" office:value="0.0053465543">
            <text:p>0.0053465543</text:p>
          </table:table-cell>
          <table:table-cell office:value-type="float" office:value="0.005335388">
            <text:p>0.005335388</text:p>
          </table:table-cell>
          <table:table-cell office:value-type="float" office:value="0.00531844">
            <text:p>0.00531844</text:p>
          </table:table-cell>
          <table:table-cell office:value-type="float" office:value="0.005192569">
            <text:p>0.005192569</text:p>
          </table:table-cell>
          <table:table-cell office:value-type="float" office:value="0.0051039094">
            <text:p>0.0051039094</text:p>
          </table:table-cell>
          <table:table-cell office:value-type="float" office:value="0.0050190664">
            <text:p>0.0050190664</text:p>
          </table:table-cell>
          <table:table-cell office:value-type="float" office:value="0.0049241185">
            <text:p>0.0049241185</text:p>
          </table:table-cell>
          <table:table-cell office:value-type="float" office:value="0.0048341798">
            <text:p>0.0048341798</text:p>
          </table:table-cell>
          <table:table-cell office:value-type="float" office:value="0.0047474126">
            <text:p>0.0047474126</text:p>
          </table:table-cell>
          <table:table-cell office:value-type="float" office:value="0.004512831">
            <text:p>0.004512831</text:p>
          </table:table-cell>
          <table:table-cell office:value-type="float" office:value="0.004470149">
            <text:p>0.004470149</text:p>
          </table:table-cell>
          <table:table-cell office:value-type="float" office:value="0.004479435">
            <text:p>0.004479435</text:p>
          </table:table-cell>
          <table:table-cell office:value-type="float" office:value="0.0042628036">
            <text:p>0.0042628036</text:p>
          </table:table-cell>
          <table:table-cell office:value-type="float" office:value="0.0042195586">
            <text:p>0.0042195586</text:p>
          </table:table-cell>
          <table:table-cell office:value-type="float" office:value="0.004114693">
            <text:p>0.004114693</text:p>
          </table:table-cell>
          <table:table-cell office:value-type="float" office:value="0.003971878">
            <text:p>0.003971878</text:p>
          </table:table-cell>
          <table:table-cell office:value-type="float" office:value="0.0036626759">
            <text:p>0.0036626759</text:p>
          </table:table-cell>
          <table:table-cell office:value-type="float" office:value="0.0033369686">
            <text:p>0.0033369686</text:p>
          </table:table-cell>
          <table:table-cell office:value-type="float" office:value="0.003037205">
            <text:p>0.003037205</text:p>
          </table:table-cell>
          <table:table-cell office:value-type="float" office:value="0.0028374537">
            <text:p>0.0028374537</text:p>
          </table:table-cell>
          <table:table-cell office:value-type="float" office:value="0.0027538664">
            <text:p>0.0027538664</text:p>
          </table:table-cell>
          <table:table-cell office:value-type="float" office:value="0.0026525795">
            <text:p>0.0026525795</text:p>
          </table:table-cell>
          <table:table-cell office:value-type="float" office:value="0.0025959334">
            <text:p>0.0025959334</text:p>
          </table:table-cell>
          <table:table-cell office:value-type="float" office:value="0.0023981463">
            <text:p>0.0023981463</text:p>
          </table:table-cell>
          <table:table-cell office:value-type="float" office:value="0.0022861937">
            <text:p>0.0022861937</text:p>
          </table:table-cell>
          <table:table-cell office:value-type="float" office:value="0.002029918">
            <text:p>0.002029918</text:p>
          </table:table-cell>
          <table:table-cell office:value-type="float" office:value="0.0018149235">
            <text:p>0.0018149235</text:p>
          </table:table-cell>
          <table:table-cell office:value-type="float" office:value="0.0016953477">
            <text:p>0.0016953477</text:p>
          </table:table-cell>
          <table:table-cell office:value-type="float" office:value="0.0016595093">
            <text:p>0.0016595093</text:p>
          </table:table-cell>
          <table:table-cell office:value-type="float" office:value="0.0015941291">
            <text:p>0.0015941291</text:p>
          </table:table-cell>
          <table:table-cell office:value-type="float" office:value="0.0015590236">
            <text:p>0.0015590236</text:p>
          </table:table-cell>
          <table:table-cell table:style-name="Default" office:value-type="float" office:value="0.0015473124">
            <text:p>0.0015473124</text:p>
          </table:table-cell>
          <table:table-cell table:style-name="Default" office:value-type="float" office:value="0.001537566">
            <text:p>0.001537566</text:p>
          </table:table-cell>
          <table:table-cell office:value-type="float" office:value="0.0015354346">
            <text:p>0.0015354346</text:p>
          </table:table-cell>
          <table:table-cell office:value-type="float" office:value="0.0015344816">
            <text:p>0.0015344816</text:p>
          </table:table-cell>
          <table:table-cell office:value-type="float" office:value="0.001534992">
            <text:p>0.001534992</text:p>
          </table:table-cell>
          <table:table-cell office:value-type="float" office:value="0.0015374083">
            <text:p>0.0015374083</text:p>
          </table:table-cell>
          <table:table-cell office:value-type="float" office:value="0.0015408199">
            <text:p>0.0015408199</text:p>
          </table:table-cell>
          <table:table-cell office:value-type="float" office:value="0.0015444806">
            <text:p>0.0015444806</text:p>
          </table:table-cell>
          <table:table-cell office:value-type="float" office:value="0.0015460752">
            <text:p>0.0015460752</text:p>
          </table:table-cell>
          <table:table-cell office:value-type="float" office:value="0.001549553">
            <text:p>0.001549553</text:p>
          </table:table-cell>
          <table:table-cell office:value-type="float" office:value="0.0015534327">
            <text:p>0.0015534327</text:p>
          </table:table-cell>
          <table:table-cell office:value-type="float" office:value="0.001557492">
            <text:p>0.001557492</text:p>
          </table:table-cell>
          <table:table-cell office:value-type="float" office:value="0.0015609274">
            <text:p>0.0015609274</text:p>
          </table:table-cell>
          <table:table-cell office:value-type="float" office:value="0.0015642433">
            <text:p>0.0015642433</text:p>
          </table:table-cell>
          <table:table-cell office:value-type="float" office:value="0.0015671301">
            <text:p>0.0015671301</text:p>
          </table:table-cell>
          <table:table-cell office:value-type="float" office:value="0.0015723439">
            <text:p>0.0015723439</text:p>
          </table:table-cell>
          <table:table-cell office:value-type="float" office:value="0.0015775537">
            <text:p>0.0015775537</text:p>
          </table:table-cell>
          <table:table-cell office:value-type="float" office:value="0.0015807365">
            <text:p>0.0015807365</text:p>
          </table:table-cell>
          <table:table-cell office:value-type="float" office:value="0.001583414">
            <text:p>0.001583414</text:p>
          </table:table-cell>
          <table:table-cell office:value-type="float" office:value="0.001589188">
            <text:p>0.001589188</text:p>
          </table:table-cell>
          <table:table-cell office:value-type="float" office:value="0.0015951897">
            <text:p>0.0015951897</text:p>
          </table:table-cell>
          <table:table-cell office:value-type="float" office:value="0.0015987479">
            <text:p>0.0015987479</text:p>
          </table:table-cell>
          <table:table-cell office:value-type="float" office:value="0.0016020619">
            <text:p>0.0016020619</text:p>
          </table:table-cell>
          <table:table-cell office:value-type="float" office:value="0.0016061758">
            <text:p>0.0016061758</text:p>
          </table:table-cell>
          <table:table-cell office:value-type="float" office:value="0.0016127529">
            <text:p>0.0016127529</text:p>
          </table:table-cell>
          <table:table-cell office:value-type="float" office:value="0.0016161936">
            <text:p>0.0016161936</text:p>
          </table:table-cell>
          <table:table-cell office:value-type="float" office:value="0.0016203012">
            <text:p>0.0016203012</text:p>
          </table:table-cell>
          <table:table-cell office:value-type="float" office:value="0.0016236241">
            <text:p>0.0016236241</text:p>
          </table:table-cell>
          <table:table-cell office:value-type="float" office:value="0.0016283721">
            <text:p>0.0016283721</text:p>
          </table:table-cell>
          <table:table-cell office:value-type="float" office:value="0.0016348789">
            <text:p>0.0016348789</text:p>
          </table:table-cell>
          <table:table-cell office:value-type="float" office:value="0.0016398637">
            <text:p>0.0016398637</text:p>
          </table:table-cell>
          <table:table-cell office:value-type="float" office:value="0.0016436762">
            <text:p>0.0016436762</text:p>
          </table:table-cell>
          <table:table-cell office:value-type="float" office:value="0.0016476217">
            <text:p>0.0016476217</text:p>
          </table:table-cell>
          <table:table-cell office:value-type="float" office:value="0.0016566127">
            <text:p>0.0016566127</text:p>
          </table:table-cell>
          <table:table-cell office:value-type="float" office:value="0.0016612078">
            <text:p>0.0016612078</text:p>
          </table:table-cell>
          <table:table-cell office:value-type="float" office:value="0.0016646882">
            <text:p>0.0016646882</text:p>
          </table:table-cell>
          <table:table-cell office:value-type="float" office:value="0.0016704337">
            <text:p>0.0016704337</text:p>
          </table:table-cell>
          <table:table-cell office:value-type="float" office:value="0.0016773993">
            <text:p>0.0016773993</text:p>
          </table:table-cell>
          <table:table-cell office:value-type="float" office:value="0.0016831699">
            <text:p>0.0016831699</text:p>
          </table:table-cell>
          <table:table-cell office:value-type="float" office:value="0.0016872322">
            <text:p>0.0016872322</text:p>
          </table:table-cell>
          <table:table-cell office:value-type="float" office:value="0.0016928347">
            <text:p>0.0016928347</text:p>
          </table:table-cell>
          <table:table-cell office:value-type="float" office:value="0.0016978655">
            <text:p>0.0016978655</text:p>
          </table:table-cell>
          <table:table-cell office:value-type="float" office:value="0.0017051997">
            <text:p>0.0017051997</text:p>
          </table:table-cell>
          <table:table-cell office:value-type="float" office:value="0.0017108761">
            <text:p>0.0017108761</text:p>
          </table:table-cell>
          <table:table-cell office:value-type="float" office:value="0.0017154893">
            <text:p>0.0017154893</text:p>
          </table:table-cell>
          <table:table-cell office:value-type="float" office:value="0.0017198122">
            <text:p>0.0017198122</text:p>
          </table:table-cell>
          <table:table-cell office:value-type="float" office:value="0.0017287894">
            <text:p>0.0017287894</text:p>
          </table:table-cell>
          <table:table-cell office:value-type="float" office:value="0.0017340056">
            <text:p>0.0017340056</text:p>
          </table:table-cell>
          <table:table-cell office:value-type="float" office:value="0.0017377653">
            <text:p>0.0017377653</text:p>
          </table:table-cell>
          <table:table-cell office:value-type="float" office:value="0.0017424346">
            <text:p>0.0017424346</text:p>
          </table:table-cell>
          <table:table-cell/>
        </table:table-row>
        <table:table-row table:style-name="ro1">
          <table:table-cell office:value-type="string">
            <text:p>000 Days/09 - Tool - Intension.mp3</text:p>
          </table:table-cell>
          <table:table-cell office:value-type="float" office:value="0.1654595">
            <text:p>0.1654595</text:p>
          </table:table-cell>
          <table:table-cell office:value-type="float" office:value="0.21969156">
            <text:p>0.21969156</text:p>
          </table:table-cell>
          <table:table-cell office:value-type="float" office:value="0.11140592">
            <text:p>0.11140592</text:p>
          </table:table-cell>
          <table:table-cell office:value-type="float" office:value="0.039048307">
            <text:p>0.039048307</text:p>
          </table:table-cell>
          <table:table-cell office:value-type="float" office:value="0.018933386">
            <text:p>0.018933386</text:p>
          </table:table-cell>
          <table:table-cell office:value-type="float" office:value="0.021929856">
            <text:p>0.021929856</text:p>
          </table:table-cell>
          <table:table-cell office:value-type="float" office:value="0.017681792">
            <text:p>0.017681792</text:p>
          </table:table-cell>
          <table:table-cell office:value-type="float" office:value="0.018649021">
            <text:p>0.018649021</text:p>
          </table:table-cell>
          <table:table-cell office:value-type="float" office:value="0.008313623">
            <text:p>0.008313623</text:p>
          </table:table-cell>
          <table:table-cell office:value-type="float" office:value="0.012616356">
            <text:p>0.012616356</text:p>
          </table:table-cell>
          <table:table-cell office:value-type="float" office:value="0.01656675">
            <text:p>0.01656675</text:p>
          </table:table-cell>
          <table:table-cell office:value-type="float" office:value="0.01360489">
            <text:p>0.01360489</text:p>
          </table:table-cell>
          <table:table-cell office:value-type="float" office:value="0.011615487">
            <text:p>0.011615487</text:p>
          </table:table-cell>
          <table:table-cell office:value-type="float" office:value="0.010359351">
            <text:p>0.010359351</text:p>
          </table:table-cell>
          <table:table-cell office:value-type="float" office:value="0.0070423186">
            <text:p>0.0070423186</text:p>
          </table:table-cell>
          <table:table-cell office:value-type="float" office:value="0.013207769">
            <text:p>0.013207769</text:p>
          </table:table-cell>
          <table:table-cell office:value-type="float" office:value="0.0070064296">
            <text:p>0.0070064296</text:p>
          </table:table-cell>
          <table:table-cell office:value-type="float" office:value="0.009239393">
            <text:p>0.009239393</text:p>
          </table:table-cell>
          <table:table-cell office:value-type="float" office:value="0.009815521">
            <text:p>0.009815521</text:p>
          </table:table-cell>
          <table:table-cell office:value-type="float" office:value="0.008533857">
            <text:p>0.008533857</text:p>
          </table:table-cell>
          <table:table-cell office:value-type="float" office:value="0.010423379">
            <text:p>0.010423379</text:p>
          </table:table-cell>
          <table:table-cell office:value-type="float" office:value="0.00819413">
            <text:p>0.00819413</text:p>
          </table:table-cell>
          <table:table-cell office:value-type="float" office:value="0.007187416">
            <text:p>0.007187416</text:p>
          </table:table-cell>
          <table:table-cell office:value-type="float" office:value="0.009127031">
            <text:p>0.009127031</text:p>
          </table:table-cell>
          <table:table-cell office:value-type="float" office:value="0.011531984">
            <text:p>0.011531984</text:p>
          </table:table-cell>
          <table:table-cell office:value-type="float" office:value="0.011190538">
            <text:p>0.011190538</text:p>
          </table:table-cell>
          <table:table-cell office:value-type="float" office:value="0.008374846">
            <text:p>0.008374846</text:p>
          </table:table-cell>
          <table:table-cell office:value-type="float" office:value="0.008378974">
            <text:p>0.008378974</text:p>
          </table:table-cell>
          <table:table-cell office:value-type="float" office:value="0.0062662577">
            <text:p>0.0062662577</text:p>
          </table:table-cell>
          <table:table-cell office:value-type="float" office:value="0.006719624">
            <text:p>0.006719624</text:p>
          </table:table-cell>
          <table:table-cell office:value-type="float" office:value="0.009979495">
            <text:p>0.009979495</text:p>
          </table:table-cell>
          <table:table-cell office:value-type="float" office:value="0.00930914">
            <text:p>0.00930914</text:p>
          </table:table-cell>
          <table:table-cell office:value-type="float" office:value="0.0074307527">
            <text:p>0.0074307527</text:p>
          </table:table-cell>
          <table:table-cell office:value-type="float" office:value="0.0068288827">
            <text:p>0.0068288827</text:p>
          </table:table-cell>
          <table:table-cell office:value-type="float" office:value="0.0063509266">
            <text:p>0.0063509266</text:p>
          </table:table-cell>
          <table:table-cell office:value-type="float" office:value="0.005012838">
            <text:p>0.005012838</text:p>
          </table:table-cell>
          <table:table-cell office:value-type="float" office:value="0.005493844">
            <text:p>0.005493844</text:p>
          </table:table-cell>
          <table:table-cell office:value-type="float" office:value="0.00536832">
            <text:p>0.00536832</text:p>
          </table:table-cell>
          <table:table-cell office:value-type="float" office:value="0.0049877563">
            <text:p>0.0049877563</text:p>
          </table:table-cell>
          <table:table-cell office:value-type="float" office:value="0.0043041795">
            <text:p>0.0043041795</text:p>
          </table:table-cell>
          <table:table-cell office:value-type="float" office:value="0.0043422147">
            <text:p>0.0043422147</text:p>
          </table:table-cell>
          <table:table-cell office:value-type="float" office:value="0.005240948">
            <text:p>0.005240948</text:p>
          </table:table-cell>
          <table:table-cell office:value-type="float" office:value="0.004797466">
            <text:p>0.004797466</text:p>
          </table:table-cell>
          <table:table-cell office:value-type="float" office:value="0.004385874">
            <text:p>0.004385874</text:p>
          </table:table-cell>
          <table:table-cell office:value-type="float" office:value="0.0040751165">
            <text:p>0.0040751165</text:p>
          </table:table-cell>
          <table:table-cell office:value-type="float" office:value="0.0042960374">
            <text:p>0.0042960374</text:p>
          </table:table-cell>
          <table:table-cell office:value-type="float" office:value="0.0034820065">
            <text:p>0.0034820065</text:p>
          </table:table-cell>
          <table:table-cell office:value-type="float" office:value="0.0037326955">
            <text:p>0.0037326955</text:p>
          </table:table-cell>
          <table:table-cell office:value-type="float" office:value="0.0035601275">
            <text:p>0.0035601275</text:p>
          </table:table-cell>
          <table:table-cell office:value-type="float" office:value="0.003391162">
            <text:p>0.003391162</text:p>
          </table:table-cell>
          <table:table-cell office:value-type="float" office:value="0.003625032">
            <text:p>0.003625032</text:p>
          </table:table-cell>
          <table:table-cell office:value-type="float" office:value="0.0033370897">
            <text:p>0.0033370897</text:p>
          </table:table-cell>
          <table:table-cell office:value-type="float" office:value="0.0032618619">
            <text:p>0.0032618619</text:p>
          </table:table-cell>
          <table:table-cell office:value-type="float" office:value="0.0037327087">
            <text:p>0.0037327087</text:p>
          </table:table-cell>
          <table:table-cell office:value-type="float" office:value="0.0034971915">
            <text:p>0.0034971915</text:p>
          </table:table-cell>
          <table:table-cell office:value-type="float" office:value="0.0034285386">
            <text:p>0.0034285386</text:p>
          </table:table-cell>
          <table:table-cell office:value-type="float" office:value="0.003511493">
            <text:p>0.003511493</text:p>
          </table:table-cell>
          <table:table-cell office:value-type="float" office:value="0.003375457">
            <text:p>0.003375457</text:p>
          </table:table-cell>
          <table:table-cell office:value-type="float" office:value="0.0038299924">
            <text:p>0.0038299924</text:p>
          </table:table-cell>
          <table:table-cell office:value-type="float" office:value="0.003950825">
            <text:p>0.003950825</text:p>
          </table:table-cell>
          <table:table-cell office:value-type="float" office:value="0.003426834">
            <text:p>0.003426834</text:p>
          </table:table-cell>
          <table:table-cell office:value-type="float" office:value="0.0035692598">
            <text:p>0.0035692598</text:p>
          </table:table-cell>
          <table:table-cell office:value-type="float" office:value="0.0032888036">
            <text:p>0.0032888036</text:p>
          </table:table-cell>
          <table:table-cell office:value-type="float" office:value="0.0032064675">
            <text:p>0.0032064675</text:p>
          </table:table-cell>
          <table:table-cell office:value-type="float" office:value="0.0032538967">
            <text:p>0.0032538967</text:p>
          </table:table-cell>
          <table:table-cell office:value-type="float" office:value="0.003039296">
            <text:p>0.003039296</text:p>
          </table:table-cell>
          <table:table-cell office:value-type="float" office:value="0.0028938157">
            <text:p>0.0028938157</text:p>
          </table:table-cell>
          <table:table-cell office:value-type="float" office:value="0.0024844632">
            <text:p>0.0024844632</text:p>
          </table:table-cell>
          <table:table-cell office:value-type="float" office:value="0.0028785563">
            <text:p>0.0028785563</text:p>
          </table:table-cell>
          <table:table-cell office:value-type="float" office:value="0.0035692432">
            <text:p>0.0035692432</text:p>
          </table:table-cell>
          <table:table-cell office:value-type="float" office:value="0.003007701">
            <text:p>0.003007701</text:p>
          </table:table-cell>
          <table:table-cell office:value-type="float" office:value="0.0027502289">
            <text:p>0.0027502289</text:p>
          </table:table-cell>
          <table:table-cell office:value-type="float" office:value="0.0028204187">
            <text:p>0.0028204187</text:p>
          </table:table-cell>
          <table:table-cell office:value-type="float" office:value="0.0032177793">
            <text:p>0.0032177793</text:p>
          </table:table-cell>
          <table:table-cell office:value-type="float" office:value="0.003372529">
            <text:p>0.003372529</text:p>
          </table:table-cell>
          <table:table-cell office:value-type="float" office:value="0.0033557545">
            <text:p>0.0033557545</text:p>
          </table:table-cell>
          <table:table-cell office:value-type="float" office:value="0.003337109">
            <text:p>0.003337109</text:p>
          </table:table-cell>
          <table:table-cell office:value-type="float" office:value="0.0033049104">
            <text:p>0.0033049104</text:p>
          </table:table-cell>
          <table:table-cell office:value-type="float" office:value="0.0029642342">
            <text:p>0.0029642342</text:p>
          </table:table-cell>
          <table:table-cell office:value-type="float" office:value="0.0041453755">
            <text:p>0.0041453755</text:p>
          </table:table-cell>
          <table:table-cell office:value-type="float" office:value="0.0039490294">
            <text:p>0.0039490294</text:p>
          </table:table-cell>
          <table:table-cell office:value-type="float" office:value="0.0029771903">
            <text:p>0.0029771903</text:p>
          </table:table-cell>
          <table:table-cell office:value-type="float" office:value="0.0031044174">
            <text:p>0.0031044174</text:p>
          </table:table-cell>
          <table:table-cell office:value-type="float" office:value="0.0030078976">
            <text:p>0.0030078976</text:p>
          </table:table-cell>
          <table:table-cell office:value-type="float" office:value="0.0033659665">
            <text:p>0.0033659665</text:p>
          </table:table-cell>
          <table:table-cell office:value-type="float" office:value="0.0036662288">
            <text:p>0.0036662288</text:p>
          </table:table-cell>
          <table:table-cell office:value-type="float" office:value="0.0041719824">
            <text:p>0.0041719824</text:p>
          </table:table-cell>
          <table:table-cell office:value-type="float" office:value="0.0034491548">
            <text:p>0.0034491548</text:p>
          </table:table-cell>
          <table:table-cell office:value-type="float" office:value="0.0030103673">
            <text:p>0.0030103673</text:p>
          </table:table-cell>
          <table:table-cell office:value-type="float" office:value="0.0041967565">
            <text:p>0.0041967565</text:p>
          </table:table-cell>
          <table:table-cell office:value-type="float" office:value="0.0032475404">
            <text:p>0.0032475404</text:p>
          </table:table-cell>
          <table:table-cell office:value-type="float" office:value="0.0033582093">
            <text:p>0.0033582093</text:p>
          </table:table-cell>
          <table:table-cell office:value-type="float" office:value="0.0033921066">
            <text:p>0.0033921066</text:p>
          </table:table-cell>
          <table:table-cell office:value-type="float" office:value="0.003330563">
            <text:p>0.003330563</text:p>
          </table:table-cell>
          <table:table-cell office:value-type="float" office:value="0.0035402027">
            <text:p>0.0035402027</text:p>
          </table:table-cell>
          <table:table-cell office:value-type="float" office:value="0.0037050562">
            <text:p>0.0037050562</text:p>
          </table:table-cell>
          <table:table-cell office:value-type="float" office:value="0.0041482425">
            <text:p>0.0041482425</text:p>
          </table:table-cell>
          <table:table-cell office:value-type="float" office:value="0.0033669057">
            <text:p>0.0033669057</text:p>
          </table:table-cell>
          <table:table-cell office:value-type="float" office:value="0.003419708">
            <text:p>0.003419708</text:p>
          </table:table-cell>
          <table:table-cell office:value-type="float" office:value="0.0040316726">
            <text:p>0.0040316726</text:p>
          </table:table-cell>
          <table:table-cell office:value-type="float" office:value="0.0033169845">
            <text:p>0.0033169845</text:p>
          </table:table-cell>
          <table:table-cell office:value-type="float" office:value="0.0036411686">
            <text:p>0.0036411686</text:p>
          </table:table-cell>
          <table:table-cell office:value-type="float" office:value="0.0035364125">
            <text:p>0.0035364125</text:p>
          </table:table-cell>
          <table:table-cell office:value-type="float" office:value="0.0035024346">
            <text:p>0.0035024346</text:p>
          </table:table-cell>
          <table:table-cell office:value-type="float" office:value="0.002969089">
            <text:p>0.002969089</text:p>
          </table:table-cell>
          <table:table-cell office:value-type="float" office:value="0.003433712">
            <text:p>0.003433712</text:p>
          </table:table-cell>
          <table:table-cell office:value-type="float" office:value="0.0030482244">
            <text:p>0.0030482244</text:p>
          </table:table-cell>
          <table:table-cell office:value-type="float" office:value="0.0034766651">
            <text:p>0.0034766651</text:p>
          </table:table-cell>
          <table:table-cell office:value-type="float" office:value="0.0037062266">
            <text:p>0.0037062266</text:p>
          </table:table-cell>
          <table:table-cell office:value-type="float" office:value="0.003478545">
            <text:p>0.003478545</text:p>
          </table:table-cell>
          <table:table-cell office:value-type="float" office:value="0.0033058615">
            <text:p>0.0033058615</text:p>
          </table:table-cell>
          <table:table-cell office:value-type="float" office:value="0.0038709608">
            <text:p>0.0038709608</text:p>
          </table:table-cell>
          <table:table-cell office:value-type="float" office:value="0.0034182656">
            <text:p>0.0034182656</text:p>
          </table:table-cell>
          <table:table-cell office:value-type="float" office:value="0.0029711176">
            <text:p>0.0029711176</text:p>
          </table:table-cell>
          <table:table-cell office:value-type="float" office:value="0.0036438692">
            <text:p>0.0036438692</text:p>
          </table:table-cell>
          <table:table-cell office:value-type="float" office:value="0.003303389">
            <text:p>0.003303389</text:p>
          </table:table-cell>
          <table:table-cell office:value-type="float" office:value="0.003667205">
            <text:p>0.003667205</text:p>
          </table:table-cell>
          <table:table-cell office:value-type="float" office:value="0.0034445343">
            <text:p>0.0034445343</text:p>
          </table:table-cell>
          <table:table-cell office:value-type="float" office:value="0.0032040204">
            <text:p>0.0032040204</text:p>
          </table:table-cell>
          <table:table-cell office:value-type="float" office:value="0.003604957">
            <text:p>0.003604957</text:p>
          </table:table-cell>
          <table:table-cell office:value-type="float" office:value="0.003398546">
            <text:p>0.003398546</text:p>
          </table:table-cell>
          <table:table-cell office:value-type="float" office:value="0.0034653915">
            <text:p>0.0034653915</text:p>
          </table:table-cell>
          <table:table-cell office:value-type="float" office:value="0.0032782587">
            <text:p>0.0032782587</text:p>
          </table:table-cell>
          <table:table-cell office:value-type="float" office:value="0.0032520355">
            <text:p>0.0032520355</text:p>
          </table:table-cell>
          <table:table-cell office:value-type="float" office:value="0.003599753">
            <text:p>0.003599753</text:p>
          </table:table-cell>
          <table:table-cell office:value-type="float" office:value="0.003789172">
            <text:p>0.003789172</text:p>
          </table:table-cell>
          <table:table-cell office:value-type="float" office:value="0.00474916">
            <text:p>0.00474916</text:p>
          </table:table-cell>
          <table:table-cell office:value-type="float" office:value="0.0033278458">
            <text:p>0.0033278458</text:p>
          </table:table-cell>
          <table:table-cell office:value-type="float" office:value="0.0031258166">
            <text:p>0.0031258166</text:p>
          </table:table-cell>
          <table:table-cell office:value-type="float" office:value="0.0032553189">
            <text:p>0.0032553189</text:p>
          </table:table-cell>
          <table:table-cell office:value-type="float" office:value="0.0032403884">
            <text:p>0.0032403884</text:p>
          </table:table-cell>
          <table:table-cell office:value-type="float" office:value="0.0032417872">
            <text:p>0.0032417872</text:p>
          </table:table-cell>
          <table:table-cell office:value-type="float" office:value="0.0033026962">
            <text:p>0.0033026962</text:p>
          </table:table-cell>
          <table:table-cell office:value-type="float" office:value="0.0031235355">
            <text:p>0.0031235355</text:p>
          </table:table-cell>
          <table:table-cell office:value-type="float" office:value="0.0030939803">
            <text:p>0.0030939803</text:p>
          </table:table-cell>
          <table:table-cell office:value-type="float" office:value="0.003090238">
            <text:p>0.003090238</text:p>
          </table:table-cell>
          <table:table-cell office:value-type="float" office:value="0.0033742797">
            <text:p>0.0033742797</text:p>
          </table:table-cell>
          <table:table-cell office:value-type="float" office:value="0.0031145453">
            <text:p>0.0031145453</text:p>
          </table:table-cell>
          <table:table-cell office:value-type="float" office:value="0.0034233823">
            <text:p>0.0034233823</text:p>
          </table:table-cell>
          <table:table-cell office:value-type="float" office:value="0.003034739">
            <text:p>0.003034739</text:p>
          </table:table-cell>
          <table:table-cell office:value-type="float" office:value="0.0032082186">
            <text:p>0.0032082186</text:p>
          </table:table-cell>
          <table:table-cell office:value-type="float" office:value="0.003373316">
            <text:p>0.003373316</text:p>
          </table:table-cell>
          <table:table-cell office:value-type="float" office:value="0.0027398153">
            <text:p>0.0027398153</text:p>
          </table:table-cell>
          <table:table-cell office:value-type="float" office:value="0.0030454507">
            <text:p>0.0030454507</text:p>
          </table:table-cell>
          <table:table-cell office:value-type="float" office:value="0.0027811748">
            <text:p>0.0027811748</text:p>
          </table:table-cell>
          <table:table-cell office:value-type="float" office:value="0.002757295">
            <text:p>0.002757295</text:p>
          </table:table-cell>
          <table:table-cell office:value-type="float" office:value="0.003285105">
            <text:p>0.003285105</text:p>
          </table:table-cell>
          <table:table-cell office:value-type="float" office:value="0.0028552841">
            <text:p>0.0028552841</text:p>
          </table:table-cell>
          <table:table-cell office:value-type="float" office:value="0.002727579">
            <text:p>0.002727579</text:p>
          </table:table-cell>
          <table:table-cell office:value-type="float" office:value="0.0028468992">
            <text:p>0.0028468992</text:p>
          </table:table-cell>
          <table:table-cell office:value-type="float" office:value="0.002568602">
            <text:p>0.002568602</text:p>
          </table:table-cell>
          <table:table-cell office:value-type="float" office:value="0.0025820762">
            <text:p>0.0025820762</text:p>
          </table:table-cell>
          <table:table-cell office:value-type="float" office:value="0.002724898">
            <text:p>0.002724898</text:p>
          </table:table-cell>
          <table:table-cell office:value-type="float" office:value="0.0023840736">
            <text:p>0.0023840736</text:p>
          </table:table-cell>
          <table:table-cell office:value-type="float" office:value="0.0027129143">
            <text:p>0.0027129143</text:p>
          </table:table-cell>
          <table:table-cell office:value-type="float" office:value="0.0023817024">
            <text:p>0.0023817024</text:p>
          </table:table-cell>
          <table:table-cell office:value-type="float" office:value="0.0023469988">
            <text:p>0.0023469988</text:p>
          </table:table-cell>
          <table:table-cell office:value-type="float" office:value="0.0024830627">
            <text:p>0.0024830627</text:p>
          </table:table-cell>
          <table:table-cell office:value-type="float" office:value="0.0024139143">
            <text:p>0.0024139143</text:p>
          </table:table-cell>
          <table:table-cell office:value-type="float" office:value="0.0023355102">
            <text:p>0.0023355102</text:p>
          </table:table-cell>
          <table:table-cell office:value-type="float" office:value="0.0024482328">
            <text:p>0.0024482328</text:p>
          </table:table-cell>
          <table:table-cell office:value-type="float" office:value="0.0022027767">
            <text:p>0.0022027767</text:p>
          </table:table-cell>
          <table:table-cell office:value-type="float" office:value="0.0021682472">
            <text:p>0.0021682472</text:p>
          </table:table-cell>
          <table:table-cell office:value-type="float" office:value="0.0023997934">
            <text:p>0.0023997934</text:p>
          </table:table-cell>
          <table:table-cell office:value-type="float" office:value="0.002239514">
            <text:p>0.002239514</text:p>
          </table:table-cell>
          <table:table-cell office:value-type="float" office:value="0.0021365103">
            <text:p>0.0021365103</text:p>
          </table:table-cell>
          <table:table-cell office:value-type="float" office:value="0.0021757954">
            <text:p>0.0021757954</text:p>
          </table:table-cell>
          <table:table-cell office:value-type="float" office:value="0.0021554858">
            <text:p>0.0021554858</text:p>
          </table:table-cell>
          <table:table-cell office:value-type="float" office:value="0.001953327">
            <text:p>0.001953327</text:p>
          </table:table-cell>
          <table:table-cell office:value-type="float" office:value="0.002006779">
            <text:p>0.002006779</text:p>
          </table:table-cell>
          <table:table-cell office:value-type="float" office:value="0.002102265">
            <text:p>0.002102265</text:p>
          </table:table-cell>
          <table:table-cell office:value-type="float" office:value="0.0019534957">
            <text:p>0.0019534957</text:p>
          </table:table-cell>
          <table:table-cell office:value-type="float" office:value="0.0019384561">
            <text:p>0.0019384561</text:p>
          </table:table-cell>
          <table:table-cell office:value-type="float" office:value="0.0018524176">
            <text:p>0.0018524176</text:p>
          </table:table-cell>
          <table:table-cell office:value-type="float" office:value="0.0020318325">
            <text:p>0.0020318325</text:p>
          </table:table-cell>
          <table:table-cell office:value-type="float" office:value="0.001765819">
            <text:p>0.001765819</text:p>
          </table:table-cell>
          <table:table-cell office:value-type="float" office:value="0.0018944143">
            <text:p>0.0018944143</text:p>
          </table:table-cell>
          <table:table-cell office:value-type="float" office:value="0.0019647724">
            <text:p>0.0019647724</text:p>
          </table:table-cell>
          <table:table-cell office:value-type="float" office:value="0.0017362542">
            <text:p>0.0017362542</text:p>
          </table:table-cell>
          <table:table-cell office:value-type="float" office:value="0.0017136203">
            <text:p>0.0017136203</text:p>
          </table:table-cell>
          <table:table-cell office:value-type="float" office:value="0.0018443569">
            <text:p>0.0018443569</text:p>
          </table:table-cell>
          <table:table-cell office:value-type="float" office:value="0.0017263658">
            <text:p>0.0017263658</text:p>
          </table:table-cell>
          <table:table-cell office:value-type="float" office:value="0.0018736855">
            <text:p>0.0018736855</text:p>
          </table:table-cell>
          <table:table-cell office:value-type="float" office:value="0.00206126">
            <text:p>0.00206126</text:p>
          </table:table-cell>
          <table:table-cell office:value-type="float" office:value="0.0017376231">
            <text:p>0.0017376231</text:p>
          </table:table-cell>
          <table:table-cell office:value-type="float" office:value="0.0016150954">
            <text:p>0.0016150954</text:p>
          </table:table-cell>
          <table:table-cell office:value-type="float" office:value="0.0016692901">
            <text:p>0.0016692901</text:p>
          </table:table-cell>
          <table:table-cell office:value-type="float" office:value="0.001649681">
            <text:p>0.001649681</text:p>
          </table:table-cell>
          <table:table-cell office:value-type="float" office:value="0.0015440064">
            <text:p>0.0015440064</text:p>
          </table:table-cell>
          <table:table-cell office:value-type="float" office:value="0.0015449447">
            <text:p>0.0015449447</text:p>
          </table:table-cell>
          <table:table-cell office:value-type="float" office:value="0.0014443666">
            <text:p>0.0014443666</text:p>
          </table:table-cell>
          <table:table-cell office:value-type="float" office:value="0.0014751296">
            <text:p>0.0014751296</text:p>
          </table:table-cell>
          <table:table-cell office:value-type="float" office:value="0.001329856">
            <text:p>0.001329856</text:p>
          </table:table-cell>
          <table:table-cell office:value-type="float" office:value="0.0013120843">
            <text:p>0.0013120843</text:p>
          </table:table-cell>
          <table:table-cell office:value-type="float" office:value="0.001367512">
            <text:p>0.001367512</text:p>
          </table:table-cell>
          <table:table-cell office:value-type="float" office:value="0.001216564">
            <text:p>0.001216564</text:p>
          </table:table-cell>
          <table:table-cell office:value-type="float" office:value="0.0012104526">
            <text:p>0.0012104526</text:p>
          </table:table-cell>
          <table:table-cell office:value-type="float" office:value="0.0011495295">
            <text:p>0.0011495295</text:p>
          </table:table-cell>
          <table:table-cell office:value-type="float" office:value="0.0011344912">
            <text:p>0.0011344912</text:p>
          </table:table-cell>
          <table:table-cell office:value-type="float" office:value="0.0010840644">
            <text:p>0.0010840644</text:p>
          </table:table-cell>
          <table:table-cell office:value-type="float" office:value="0.0010854022">
            <text:p>0.0010854022</text:p>
          </table:table-cell>
          <table:table-cell office:value-type="float" office:value="0.0010258196">
            <text:p>0.0010258196</text:p>
          </table:table-cell>
          <table:table-cell office:value-type="float" office:value="0.0010336778">
            <text:p>0.0010336778</text:p>
          </table:table-cell>
          <table:table-cell office:value-type="float" office:value="0.0010253447">
            <text:p>0.0010253447</text:p>
          </table:table-cell>
          <table:table-cell table:style-name="ce1" office:value-type="float" office:value="0.000991366">
            <text:p>9.91E-004</text:p>
          </table:table-cell>
          <table:table-cell office:value-type="float" office:value="0.0009932066">
            <text:p>9.93E-004</text:p>
          </table:table-cell>
          <table:table-cell office:value-type="float" office:value="0.0009911512">
            <text:p>9.91E-004</text:p>
          </table:table-cell>
          <table:table-cell table:style-name="ce1" office:value-type="float" office:value="0.0009942963">
            <text:p>9.94E-004</text:p>
          </table:table-cell>
          <table:table-cell table:style-name="ce1" office:value-type="float" office:value="0.000995569">
            <text:p>9.96E-004</text:p>
          </table:table-cell>
          <table:table-cell table:style-name="ce1" office:value-type="float" office:value="0.0009964912">
            <text:p>9.96E-004</text:p>
          </table:table-cell>
          <table:table-cell table:style-name="ce1" office:value-type="float" office:value="0.000999362">
            <text:p>9.99E-004</text:p>
          </table:table-cell>
          <table:table-cell office:value-type="float" office:value="0.0010027268">
            <text:p>0.0010027268</text:p>
          </table:table-cell>
          <table:table-cell office:value-type="float" office:value="0.0010047351">
            <text:p>0.0010047351</text:p>
          </table:table-cell>
          <table:table-cell office:value-type="float" office:value="0.0010054683">
            <text:p>0.0010054683</text:p>
          </table:table-cell>
          <table:table-cell office:value-type="float" office:value="0.0010077887">
            <text:p>0.0010077887</text:p>
          </table:table-cell>
          <table:table-cell office:value-type="float" office:value="0.0010102063">
            <text:p>0.0010102063</text:p>
          </table:table-cell>
          <table:table-cell office:value-type="float" office:value="0.0010130822">
            <text:p>0.0010130822</text:p>
          </table:table-cell>
          <table:table-cell office:value-type="float" office:value="0.0010156318">
            <text:p>0.0010156318</text:p>
          </table:table-cell>
          <table:table-cell office:value-type="float" office:value="0.0010178989">
            <text:p>0.0010178989</text:p>
          </table:table-cell>
          <table:table-cell office:value-type="float" office:value="0.0010188282">
            <text:p>0.0010188282</text:p>
          </table:table-cell>
          <table:table-cell office:value-type="float" office:value="0.001022082">
            <text:p>0.001022082</text:p>
          </table:table-cell>
          <table:table-cell office:value-type="float" office:value="0.0010259972">
            <text:p>0.0010259972</text:p>
          </table:table-cell>
          <table:table-cell office:value-type="float" office:value="0.0010284173">
            <text:p>0.0010284173</text:p>
          </table:table-cell>
          <table:table-cell office:value-type="float" office:value="0.0010298397">
            <text:p>0.0010298397</text:p>
          </table:table-cell>
          <table:table-cell office:value-type="float" office:value="0.001033351">
            <text:p>0.001033351</text:p>
          </table:table-cell>
          <table:table-cell office:value-type="float" office:value="0.001037186">
            <text:p>0.001037186</text:p>
          </table:table-cell>
          <table:table-cell office:value-type="float" office:value="0.0010403573">
            <text:p>0.0010403573</text:p>
          </table:table-cell>
          <table:table-cell office:value-type="float" office:value="0.0010424482">
            <text:p>0.0010424482</text:p>
          </table:table-cell>
          <table:table-cell office:value-type="float" office:value="0.0010454577">
            <text:p>0.0010454577</text:p>
          </table:table-cell>
          <table:table-cell office:value-type="float" office:value="0.0010504276">
            <text:p>0.0010504276</text:p>
          </table:table-cell>
          <table:table-cell office:value-type="float" office:value="0.0010529819">
            <text:p>0.0010529819</text:p>
          </table:table-cell>
          <table:table-cell office:value-type="float" office:value="0.0010566955">
            <text:p>0.0010566955</text:p>
          </table:table-cell>
          <table:table-cell office:value-type="float" office:value="0.0010593305">
            <text:p>0.0010593305</text:p>
          </table:table-cell>
          <table:table-cell office:value-type="float" office:value="0.0010610883">
            <text:p>0.0010610883</text:p>
          </table:table-cell>
          <table:table-cell office:value-type="float" office:value="0.0010656714">
            <text:p>0.0010656714</text:p>
          </table:table-cell>
          <table:table-cell office:value-type="float" office:value="0.0010688409">
            <text:p>0.0010688409</text:p>
          </table:table-cell>
          <table:table-cell office:value-type="float" office:value="0.0010708855">
            <text:p>0.0010708855</text:p>
          </table:table-cell>
          <table:table-cell office:value-type="float" office:value="0.001073176">
            <text:p>0.001073176</text:p>
          </table:table-cell>
          <table:table-cell office:value-type="float" office:value="0.001079735">
            <text:p>0.001079735</text:p>
          </table:table-cell>
          <table:table-cell office:value-type="float" office:value="0.0010825456">
            <text:p>0.0010825456</text:p>
          </table:table-cell>
          <table:table-cell office:value-type="float" office:value="0.0010836822">
            <text:p>0.0010836822</text:p>
          </table:table-cell>
          <table:table-cell office:value-type="float" office:value="0.0010874141">
            <text:p>0.0010874141</text:p>
          </table:table-cell>
          <table:table-cell office:value-type="float" office:value="0.0010915063">
            <text:p>0.0010915063</text:p>
          </table:table-cell>
          <table:table-cell office:value-type="float" office:value="0.0010954904">
            <text:p>0.0010954904</text:p>
          </table:table-cell>
          <table:table-cell office:value-type="float" office:value="0.0010981688">
            <text:p>0.0010981688</text:p>
          </table:table-cell>
          <table:table-cell office:value-type="float" office:value="0.0011015973">
            <text:p>0.0011015973</text:p>
          </table:table-cell>
          <table:table-cell office:value-type="float" office:value="0.0011051007">
            <text:p>0.0011051007</text:p>
          </table:table-cell>
          <table:table-cell office:value-type="float" office:value="0.0011092677">
            <text:p>0.0011092677</text:p>
          </table:table-cell>
          <table:table-cell office:value-type="float" office:value="0.0011139503">
            <text:p>0.0011139503</text:p>
          </table:table-cell>
          <table:table-cell office:value-type="float" office:value="0.0011170917">
            <text:p>0.0011170917</text:p>
          </table:table-cell>
          <table:table-cell office:value-type="float" office:value="0.00112017">
            <text:p>0.00112017</text:p>
          </table:table-cell>
          <table:table-cell office:value-type="float" office:value="0.0011270815">
            <text:p>0.0011270815</text:p>
          </table:table-cell>
          <table:table-cell office:value-type="float" office:value="0.0011310936">
            <text:p>0.0011310936</text:p>
          </table:table-cell>
          <table:table-cell office:value-type="float" office:value="0.0011332574">
            <text:p>0.0011332574</text:p>
          </table:table-cell>
          <table:table-cell office:value-type="float" office:value="0.0011360387">
            <text:p>0.0011360387</text:p>
          </table:table-cell>
          <table:table-cell/>
        </table:table-row>
        <table:table-row table:style-name="ro1">
          <table:table-cell office:value-type="string">
            <text:p>000 Days/10 - Tool - Right In Two.mp3</text:p>
          </table:table-cell>
          <table:table-cell office:value-type="float" office:value="0.12529528">
            <text:p>0.12529528</text:p>
          </table:table-cell>
          <table:table-cell office:value-type="float" office:value="0.19309133">
            <text:p>0.19309133</text:p>
          </table:table-cell>
          <table:table-cell office:value-type="float" office:value="0.091282986">
            <text:p>0.091282986</text:p>
          </table:table-cell>
          <table:table-cell office:value-type="float" office:value="0.06421686">
            <text:p>0.06421686</text:p>
          </table:table-cell>
          <table:table-cell office:value-type="float" office:value="0.030036869">
            <text:p>0.030036869</text:p>
          </table:table-cell>
          <table:table-cell office:value-type="float" office:value="0.034534346">
            <text:p>0.034534346</text:p>
          </table:table-cell>
          <table:table-cell office:value-type="float" office:value="0.030330896">
            <text:p>0.030330896</text:p>
          </table:table-cell>
          <table:table-cell office:value-type="float" office:value="0.040100433">
            <text:p>0.040100433</text:p>
          </table:table-cell>
          <table:table-cell office:value-type="float" office:value="0.027780578">
            <text:p>0.027780578</text:p>
          </table:table-cell>
          <table:table-cell office:value-type="float" office:value="0.02482764">
            <text:p>0.02482764</text:p>
          </table:table-cell>
          <table:table-cell office:value-type="float" office:value="0.026770515">
            <text:p>0.026770515</text:p>
          </table:table-cell>
          <table:table-cell office:value-type="float" office:value="0.01695996">
            <text:p>0.01695996</text:p>
          </table:table-cell>
          <table:table-cell office:value-type="float" office:value="0.025159832">
            <text:p>0.025159832</text:p>
          </table:table-cell>
          <table:table-cell office:value-type="float" office:value="0.028836446">
            <text:p>0.028836446</text:p>
          </table:table-cell>
          <table:table-cell office:value-type="float" office:value="0.021620132">
            <text:p>0.021620132</text:p>
          </table:table-cell>
          <table:table-cell office:value-type="float" office:value="0.031871647">
            <text:p>0.031871647</text:p>
          </table:table-cell>
          <table:table-cell office:value-type="float" office:value="0.022452384">
            <text:p>0.022452384</text:p>
          </table:table-cell>
          <table:table-cell office:value-type="float" office:value="0.026535278">
            <text:p>0.026535278</text:p>
          </table:table-cell>
          <table:table-cell office:value-type="float" office:value="0.032486364">
            <text:p>0.032486364</text:p>
          </table:table-cell>
          <table:table-cell office:value-type="float" office:value="0.028151827">
            <text:p>0.028151827</text:p>
          </table:table-cell>
          <table:table-cell office:value-type="float" office:value="0.035068933">
            <text:p>0.035068933</text:p>
          </table:table-cell>
          <table:table-cell office:value-type="float" office:value="0.029561592">
            <text:p>0.029561592</text:p>
          </table:table-cell>
          <table:table-cell office:value-type="float" office:value="0.028493436">
            <text:p>0.028493436</text:p>
          </table:table-cell>
          <table:table-cell office:value-type="float" office:value="0.027491344">
            <text:p>0.027491344</text:p>
          </table:table-cell>
          <table:table-cell office:value-type="float" office:value="0.034491196">
            <text:p>0.034491196</text:p>
          </table:table-cell>
          <table:table-cell office:value-type="float" office:value="0.04811687">
            <text:p>0.04811687</text:p>
          </table:table-cell>
          <table:table-cell office:value-type="float" office:value="0.03955095">
            <text:p>0.03955095</text:p>
          </table:table-cell>
          <table:table-cell office:value-type="float" office:value="0.032269325">
            <text:p>0.032269325</text:p>
          </table:table-cell>
          <table:table-cell office:value-type="float" office:value="0.025876146">
            <text:p>0.025876146</text:p>
          </table:table-cell>
          <table:table-cell office:value-type="float" office:value="0.027004985">
            <text:p>0.027004985</text:p>
          </table:table-cell>
          <table:table-cell office:value-type="float" office:value="0.03410876">
            <text:p>0.03410876</text:p>
          </table:table-cell>
          <table:table-cell office:value-type="float" office:value="0.028113097">
            <text:p>0.028113097</text:p>
          </table:table-cell>
          <table:table-cell office:value-type="float" office:value="0.021146664">
            <text:p>0.021146664</text:p>
          </table:table-cell>
          <table:table-cell office:value-type="float" office:value="0.02173616">
            <text:p>0.02173616</text:p>
          </table:table-cell>
          <table:table-cell office:value-type="float" office:value="0.019332081">
            <text:p>0.019332081</text:p>
          </table:table-cell>
          <table:table-cell office:value-type="float" office:value="0.018744461">
            <text:p>0.018744461</text:p>
          </table:table-cell>
          <table:table-cell office:value-type="float" office:value="0.026437428">
            <text:p>0.026437428</text:p>
          </table:table-cell>
          <table:table-cell office:value-type="float" office:value="0.027208518">
            <text:p>0.027208518</text:p>
          </table:table-cell>
          <table:table-cell office:value-type="float" office:value="0.02737422">
            <text:p>0.02737422</text:p>
          </table:table-cell>
          <table:table-cell office:value-type="float" office:value="0.026045468">
            <text:p>0.026045468</text:p>
          </table:table-cell>
          <table:table-cell office:value-type="float" office:value="0.02671271">
            <text:p>0.02671271</text:p>
          </table:table-cell>
          <table:table-cell office:value-type="float" office:value="0.026255285">
            <text:p>0.026255285</text:p>
          </table:table-cell>
          <table:table-cell office:value-type="float" office:value="0.022919053">
            <text:p>0.022919053</text:p>
          </table:table-cell>
          <table:table-cell office:value-type="float" office:value="0.020902995">
            <text:p>0.020902995</text:p>
          </table:table-cell>
          <table:table-cell office:value-type="float" office:value="0.01980776">
            <text:p>0.01980776</text:p>
          </table:table-cell>
          <table:table-cell office:value-type="float" office:value="0.018523041">
            <text:p>0.018523041</text:p>
          </table:table-cell>
          <table:table-cell office:value-type="float" office:value="0.018256467">
            <text:p>0.018256467</text:p>
          </table:table-cell>
          <table:table-cell office:value-type="float" office:value="0.015778342">
            <text:p>0.015778342</text:p>
          </table:table-cell>
          <table:table-cell office:value-type="float" office:value="0.015803214">
            <text:p>0.015803214</text:p>
          </table:table-cell>
          <table:table-cell office:value-type="float" office:value="0.015863473">
            <text:p>0.015863473</text:p>
          </table:table-cell>
          <table:table-cell office:value-type="float" office:value="0.014485237">
            <text:p>0.014485237</text:p>
          </table:table-cell>
          <table:table-cell office:value-type="float" office:value="0.013029522">
            <text:p>0.013029522</text:p>
          </table:table-cell>
          <table:table-cell office:value-type="float" office:value="0.0140034435">
            <text:p>0.0140034435</text:p>
          </table:table-cell>
          <table:table-cell office:value-type="float" office:value="0.013709311">
            <text:p>0.013709311</text:p>
          </table:table-cell>
          <table:table-cell office:value-type="float" office:value="0.015047159">
            <text:p>0.015047159</text:p>
          </table:table-cell>
          <table:table-cell office:value-type="float" office:value="0.0145460265">
            <text:p>0.0145460265</text:p>
          </table:table-cell>
          <table:table-cell office:value-type="float" office:value="0.015563284">
            <text:p>0.015563284</text:p>
          </table:table-cell>
          <table:table-cell office:value-type="float" office:value="0.014543904">
            <text:p>0.014543904</text:p>
          </table:table-cell>
          <table:table-cell office:value-type="float" office:value="0.015370347">
            <text:p>0.015370347</text:p>
          </table:table-cell>
          <table:table-cell office:value-type="float" office:value="0.014625626">
            <text:p>0.014625626</text:p>
          </table:table-cell>
          <table:table-cell office:value-type="float" office:value="0.01639414">
            <text:p>0.01639414</text:p>
          </table:table-cell>
          <table:table-cell office:value-type="float" office:value="0.01240156">
            <text:p>0.01240156</text:p>
          </table:table-cell>
          <table:table-cell office:value-type="float" office:value="0.013061001">
            <text:p>0.013061001</text:p>
          </table:table-cell>
          <table:table-cell office:value-type="float" office:value="0.011990981">
            <text:p>0.011990981</text:p>
          </table:table-cell>
          <table:table-cell office:value-type="float" office:value="0.011701314">
            <text:p>0.011701314</text:p>
          </table:table-cell>
          <table:table-cell office:value-type="float" office:value="0.011369196">
            <text:p>0.011369196</text:p>
          </table:table-cell>
          <table:table-cell office:value-type="float" office:value="0.010647672">
            <text:p>0.010647672</text:p>
          </table:table-cell>
          <table:table-cell office:value-type="float" office:value="0.010758904">
            <text:p>0.010758904</text:p>
          </table:table-cell>
          <table:table-cell office:value-type="float" office:value="0.0119388625">
            <text:p>0.0119388625</text:p>
          </table:table-cell>
          <table:table-cell office:value-type="float" office:value="0.011264812">
            <text:p>0.011264812</text:p>
          </table:table-cell>
          <table:table-cell office:value-type="float" office:value="0.011439461">
            <text:p>0.011439461</text:p>
          </table:table-cell>
          <table:table-cell office:value-type="float" office:value="0.0110336635">
            <text:p>0.0110336635</text:p>
          </table:table-cell>
          <table:table-cell office:value-type="float" office:value="0.010756366">
            <text:p>0.010756366</text:p>
          </table:table-cell>
          <table:table-cell office:value-type="float" office:value="0.010690207">
            <text:p>0.010690207</text:p>
          </table:table-cell>
          <table:table-cell office:value-type="float" office:value="0.011135006">
            <text:p>0.011135006</text:p>
          </table:table-cell>
          <table:table-cell office:value-type="float" office:value="0.009130862">
            <text:p>0.009130862</text:p>
          </table:table-cell>
          <table:table-cell office:value-type="float" office:value="0.009267728">
            <text:p>0.009267728</text:p>
          </table:table-cell>
          <table:table-cell office:value-type="float" office:value="0.010195425">
            <text:p>0.010195425</text:p>
          </table:table-cell>
          <table:table-cell office:value-type="float" office:value="0.011052023">
            <text:p>0.011052023</text:p>
          </table:table-cell>
          <table:table-cell office:value-type="float" office:value="0.009079924">
            <text:p>0.009079924</text:p>
          </table:table-cell>
          <table:table-cell office:value-type="float" office:value="0.007951536">
            <text:p>0.007951536</text:p>
          </table:table-cell>
          <table:table-cell office:value-type="float" office:value="0.00997571">
            <text:p>0.00997571</text:p>
          </table:table-cell>
          <table:table-cell office:value-type="float" office:value="0.008174546">
            <text:p>0.008174546</text:p>
          </table:table-cell>
          <table:table-cell office:value-type="float" office:value="0.008865424">
            <text:p>0.008865424</text:p>
          </table:table-cell>
          <table:table-cell office:value-type="float" office:value="0.010768213">
            <text:p>0.010768213</text:p>
          </table:table-cell>
          <table:table-cell office:value-type="float" office:value="0.009734984">
            <text:p>0.009734984</text:p>
          </table:table-cell>
          <table:table-cell office:value-type="float" office:value="0.00821287">
            <text:p>0.00821287</text:p>
          </table:table-cell>
          <table:table-cell office:value-type="float" office:value="0.008189433">
            <text:p>0.008189433</text:p>
          </table:table-cell>
          <table:table-cell office:value-type="float" office:value="0.007406062">
            <text:p>0.007406062</text:p>
          </table:table-cell>
          <table:table-cell office:value-type="float" office:value="0.007864439">
            <text:p>0.007864439</text:p>
          </table:table-cell>
          <table:table-cell office:value-type="float" office:value="0.007064528">
            <text:p>0.007064528</text:p>
          </table:table-cell>
          <table:table-cell office:value-type="float" office:value="0.007821963">
            <text:p>0.007821963</text:p>
          </table:table-cell>
          <table:table-cell office:value-type="float" office:value="0.008789016">
            <text:p>0.008789016</text:p>
          </table:table-cell>
          <table:table-cell office:value-type="float" office:value="0.0077214446">
            <text:p>0.0077214446</text:p>
          </table:table-cell>
          <table:table-cell office:value-type="float" office:value="0.007809112">
            <text:p>0.007809112</text:p>
          </table:table-cell>
          <table:table-cell office:value-type="float" office:value="0.011046514">
            <text:p>0.011046514</text:p>
          </table:table-cell>
          <table:table-cell office:value-type="float" office:value="0.00917778">
            <text:p>0.00917778</text:p>
          </table:table-cell>
          <table:table-cell office:value-type="float" office:value="0.007851736">
            <text:p>0.007851736</text:p>
          </table:table-cell>
          <table:table-cell office:value-type="float" office:value="0.0069867773">
            <text:p>0.0069867773</text:p>
          </table:table-cell>
          <table:table-cell office:value-type="float" office:value="0.008454617">
            <text:p>0.008454617</text:p>
          </table:table-cell>
          <table:table-cell office:value-type="float" office:value="0.009804562">
            <text:p>0.009804562</text:p>
          </table:table-cell>
          <table:table-cell office:value-type="float" office:value="0.009321378">
            <text:p>0.009321378</text:p>
          </table:table-cell>
          <table:table-cell office:value-type="float" office:value="0.0075828875">
            <text:p>0.0075828875</text:p>
          </table:table-cell>
          <table:table-cell office:value-type="float" office:value="0.00805519">
            <text:p>0.00805519</text:p>
          </table:table-cell>
          <table:table-cell office:value-type="float" office:value="0.008074978">
            <text:p>0.008074978</text:p>
          </table:table-cell>
          <table:table-cell office:value-type="float" office:value="0.007543521">
            <text:p>0.007543521</text:p>
          </table:table-cell>
          <table:table-cell office:value-type="float" office:value="0.0073145907">
            <text:p>0.0073145907</text:p>
          </table:table-cell>
          <table:table-cell office:value-type="float" office:value="0.0076387394">
            <text:p>0.0076387394</text:p>
          </table:table-cell>
          <table:table-cell office:value-type="float" office:value="0.0070816684">
            <text:p>0.0070816684</text:p>
          </table:table-cell>
          <table:table-cell office:value-type="float" office:value="0.007406078">
            <text:p>0.007406078</text:p>
          </table:table-cell>
          <table:table-cell office:value-type="float" office:value="0.0069269184">
            <text:p>0.0069269184</text:p>
          </table:table-cell>
          <table:table-cell office:value-type="float" office:value="0.008459159">
            <text:p>0.008459159</text:p>
          </table:table-cell>
          <table:table-cell office:value-type="float" office:value="0.008179142">
            <text:p>0.008179142</text:p>
          </table:table-cell>
          <table:table-cell office:value-type="float" office:value="0.00828411">
            <text:p>0.00828411</text:p>
          </table:table-cell>
          <table:table-cell office:value-type="float" office:value="0.008760051">
            <text:p>0.008760051</text:p>
          </table:table-cell>
          <table:table-cell office:value-type="float" office:value="0.0077232523">
            <text:p>0.0077232523</text:p>
          </table:table-cell>
          <table:table-cell office:value-type="float" office:value="0.007748884">
            <text:p>0.007748884</text:p>
          </table:table-cell>
          <table:table-cell office:value-type="float" office:value="0.0073522744">
            <text:p>0.0073522744</text:p>
          </table:table-cell>
          <table:table-cell office:value-type="float" office:value="0.008154009">
            <text:p>0.008154009</text:p>
          </table:table-cell>
          <table:table-cell office:value-type="float" office:value="0.006914188">
            <text:p>0.006914188</text:p>
          </table:table-cell>
          <table:table-cell office:value-type="float" office:value="0.0065732794">
            <text:p>0.0065732794</text:p>
          </table:table-cell>
          <table:table-cell office:value-type="float" office:value="0.006718585">
            <text:p>0.006718585</text:p>
          </table:table-cell>
          <table:table-cell office:value-type="float" office:value="0.0068818848">
            <text:p>0.0068818848</text:p>
          </table:table-cell>
          <table:table-cell office:value-type="float" office:value="0.0073388494">
            <text:p>0.0073388494</text:p>
          </table:table-cell>
          <table:table-cell office:value-type="float" office:value="0.0065049245">
            <text:p>0.0065049245</text:p>
          </table:table-cell>
          <table:table-cell office:value-type="float" office:value="0.0062751113">
            <text:p>0.0062751113</text:p>
          </table:table-cell>
          <table:table-cell office:value-type="float" office:value="0.006927077">
            <text:p>0.006927077</text:p>
          </table:table-cell>
          <table:table-cell office:value-type="float" office:value="0.007312465">
            <text:p>0.007312465</text:p>
          </table:table-cell>
          <table:table-cell office:value-type="float" office:value="0.0065821568">
            <text:p>0.0065821568</text:p>
          </table:table-cell>
          <table:table-cell office:value-type="float" office:value="0.0063328687">
            <text:p>0.0063328687</text:p>
          </table:table-cell>
          <table:table-cell office:value-type="float" office:value="0.0063313097">
            <text:p>0.0063313097</text:p>
          </table:table-cell>
          <table:table-cell office:value-type="float" office:value="0.0059885154">
            <text:p>0.0059885154</text:p>
          </table:table-cell>
          <table:table-cell office:value-type="float" office:value="0.00624849">
            <text:p>0.00624849</text:p>
          </table:table-cell>
          <table:table-cell office:value-type="float" office:value="0.0058408533">
            <text:p>0.0058408533</text:p>
          </table:table-cell>
          <table:table-cell office:value-type="float" office:value="0.005645623">
            <text:p>0.005645623</text:p>
          </table:table-cell>
          <table:table-cell office:value-type="float" office:value="0.005344173">
            <text:p>0.005344173</text:p>
          </table:table-cell>
          <table:table-cell office:value-type="float" office:value="0.005814254">
            <text:p>0.005814254</text:p>
          </table:table-cell>
          <table:table-cell office:value-type="float" office:value="0.0058861165">
            <text:p>0.0058861165</text:p>
          </table:table-cell>
          <table:table-cell office:value-type="float" office:value="0.0053960355">
            <text:p>0.0053960355</text:p>
          </table:table-cell>
          <table:table-cell office:value-type="float" office:value="0.005133842">
            <text:p>0.005133842</text:p>
          </table:table-cell>
          <table:table-cell office:value-type="float" office:value="0.005413039">
            <text:p>0.005413039</text:p>
          </table:table-cell>
          <table:table-cell office:value-type="float" office:value="0.0053301468">
            <text:p>0.0053301468</text:p>
          </table:table-cell>
          <table:table-cell office:value-type="float" office:value="0.005264557">
            <text:p>0.005264557</text:p>
          </table:table-cell>
          <table:table-cell office:value-type="float" office:value="0.0052971817">
            <text:p>0.0052971817</text:p>
          </table:table-cell>
          <table:table-cell office:value-type="float" office:value="0.0052083796">
            <text:p>0.0052083796</text:p>
          </table:table-cell>
          <table:table-cell office:value-type="float" office:value="0.0051149623">
            <text:p>0.0051149623</text:p>
          </table:table-cell>
          <table:table-cell office:value-type="float" office:value="0.0046960674">
            <text:p>0.0046960674</text:p>
          </table:table-cell>
          <table:table-cell office:value-type="float" office:value="0.0048269355">
            <text:p>0.0048269355</text:p>
          </table:table-cell>
          <table:table-cell office:value-type="float" office:value="0.0050385515">
            <text:p>0.0050385515</text:p>
          </table:table-cell>
          <table:table-cell office:value-type="float" office:value="0.00463745">
            <text:p>0.00463745</text:p>
          </table:table-cell>
          <table:table-cell office:value-type="float" office:value="0.004686816">
            <text:p>0.004686816</text:p>
          </table:table-cell>
          <table:table-cell office:value-type="float" office:value="0.0047672642">
            <text:p>0.0047672642</text:p>
          </table:table-cell>
          <table:table-cell office:value-type="float" office:value="0.0049638753">
            <text:p>0.0049638753</text:p>
          </table:table-cell>
          <table:table-cell office:value-type="float" office:value="0.005152217">
            <text:p>0.005152217</text:p>
          </table:table-cell>
          <table:table-cell office:value-type="float" office:value="0.004442138">
            <text:p>0.004442138</text:p>
          </table:table-cell>
          <table:table-cell office:value-type="float" office:value="0.0040533235">
            <text:p>0.0040533235</text:p>
          </table:table-cell>
          <table:table-cell office:value-type="float" office:value="0.004011171">
            <text:p>0.004011171</text:p>
          </table:table-cell>
          <table:table-cell office:value-type="float" office:value="0.0039981306">
            <text:p>0.0039981306</text:p>
          </table:table-cell>
          <table:table-cell office:value-type="float" office:value="0.004205053">
            <text:p>0.004205053</text:p>
          </table:table-cell>
          <table:table-cell office:value-type="float" office:value="0.0039228974">
            <text:p>0.0039228974</text:p>
          </table:table-cell>
          <table:table-cell office:value-type="float" office:value="0.004130926">
            <text:p>0.004130926</text:p>
          </table:table-cell>
          <table:table-cell office:value-type="float" office:value="0.004017554">
            <text:p>0.004017554</text:p>
          </table:table-cell>
          <table:table-cell office:value-type="float" office:value="0.0038632345">
            <text:p>0.0038632345</text:p>
          </table:table-cell>
          <table:table-cell office:value-type="float" office:value="0.0038859413">
            <text:p>0.0038859413</text:p>
          </table:table-cell>
          <table:table-cell office:value-type="float" office:value="0.0037266044">
            <text:p>0.0037266044</text:p>
          </table:table-cell>
          <table:table-cell office:value-type="float" office:value="0.0036198506">
            <text:p>0.0036198506</text:p>
          </table:table-cell>
          <table:table-cell office:value-type="float" office:value="0.003587572">
            <text:p>0.003587572</text:p>
          </table:table-cell>
          <table:table-cell office:value-type="float" office:value="0.003544302">
            <text:p>0.003544302</text:p>
          </table:table-cell>
          <table:table-cell office:value-type="float" office:value="0.0034980364">
            <text:p>0.0034980364</text:p>
          </table:table-cell>
          <table:table-cell office:value-type="float" office:value="0.0032655222">
            <text:p>0.0032655222</text:p>
          </table:table-cell>
          <table:table-cell office:value-type="float" office:value="0.003267474">
            <text:p>0.003267474</text:p>
          </table:table-cell>
          <table:table-cell office:value-type="float" office:value="0.0032003047">
            <text:p>0.0032003047</text:p>
          </table:table-cell>
          <table:table-cell office:value-type="float" office:value="0.0032615007">
            <text:p>0.0032615007</text:p>
          </table:table-cell>
          <table:table-cell office:value-type="float" office:value="0.0032247864">
            <text:p>0.0032247864</text:p>
          </table:table-cell>
          <table:table-cell office:value-type="float" office:value="0.0031244094">
            <text:p>0.0031244094</text:p>
          </table:table-cell>
          <table:table-cell office:value-type="float" office:value="0.0031467802">
            <text:p>0.0031467802</text:p>
          </table:table-cell>
          <table:table-cell office:value-type="float" office:value="0.0030619674">
            <text:p>0.0030619674</text:p>
          </table:table-cell>
          <table:table-cell office:value-type="float" office:value="0.0029911394">
            <text:p>0.0029911394</text:p>
          </table:table-cell>
          <table:table-cell office:value-type="float" office:value="0.0029366734">
            <text:p>0.0029366734</text:p>
          </table:table-cell>
          <table:table-cell office:value-type="float" office:value="0.002905371">
            <text:p>0.002905371</text:p>
          </table:table-cell>
          <table:table-cell office:value-type="float" office:value="0.0028189495">
            <text:p>0.0028189495</text:p>
          </table:table-cell>
          <table:table-cell office:value-type="float" office:value="0.0027281255">
            <text:p>0.0027281255</text:p>
          </table:table-cell>
          <table:table-cell office:value-type="float" office:value="0.0026909895">
            <text:p>0.0026909895</text:p>
          </table:table-cell>
          <table:table-cell office:value-type="float" office:value="0.0026131882">
            <text:p>0.0026131882</text:p>
          </table:table-cell>
          <table:table-cell office:value-type="float" office:value="0.002544143">
            <text:p>0.002544143</text:p>
          </table:table-cell>
          <table:table-cell office:value-type="float" office:value="0.0025013129">
            <text:p>0.0025013129</text:p>
          </table:table-cell>
          <table:table-cell office:value-type="float" office:value="0.0025039122">
            <text:p>0.0025039122</text:p>
          </table:table-cell>
          <table:table-cell office:value-type="float" office:value="0.0024264792">
            <text:p>0.0024264792</text:p>
          </table:table-cell>
          <table:table-cell office:value-type="float" office:value="0.0022125135">
            <text:p>0.0022125135</text:p>
          </table:table-cell>
          <table:table-cell office:value-type="float" office:value="0.0021800182">
            <text:p>0.0021800182</text:p>
          </table:table-cell>
          <table:table-cell office:value-type="float" office:value="0.0021281159">
            <text:p>0.0021281159</text:p>
          </table:table-cell>
          <table:table-cell office:value-type="float" office:value="0.0019050698">
            <text:p>0.0019050698</text:p>
          </table:table-cell>
          <table:table-cell office:value-type="float" office:value="0.0017517335">
            <text:p>0.0017517335</text:p>
          </table:table-cell>
          <table:table-cell office:value-type="float" office:value="0.0017232583">
            <text:p>0.0017232583</text:p>
          </table:table-cell>
          <table:table-cell office:value-type="float" office:value="0.0016595548">
            <text:p>0.0016595548</text:p>
          </table:table-cell>
          <table:table-cell office:value-type="float" office:value="0.0015782302">
            <text:p>0.0015782302</text:p>
          </table:table-cell>
          <table:table-cell office:value-type="float" office:value="0.0014915457">
            <text:p>0.0014915457</text:p>
          </table:table-cell>
          <table:table-cell office:value-type="float" office:value="0.001421656">
            <text:p>0.001421656</text:p>
          </table:table-cell>
          <table:table-cell office:value-type="float" office:value="0.0013428174">
            <text:p>0.0013428174</text:p>
          </table:table-cell>
          <table:table-cell office:value-type="float" office:value="0.0012253888">
            <text:p>0.0012253888</text:p>
          </table:table-cell>
          <table:table-cell office:value-type="float" office:value="0.0011270007">
            <text:p>0.0011270007</text:p>
          </table:table-cell>
          <table:table-cell office:value-type="float" office:value="0.0010794258">
            <text:p>0.0010794258</text:p>
          </table:table-cell>
          <table:table-cell office:value-type="float" office:value="0.001055736">
            <text:p>0.001055736</text:p>
          </table:table-cell>
          <table:table-cell office:value-type="float" office:value="0.0010206745">
            <text:p>0.0010206745</text:p>
          </table:table-cell>
          <table:table-cell office:value-type="float" office:value="0.0010070449">
            <text:p>0.0010070449</text:p>
          </table:table-cell>
          <table:table-cell office:value-type="float" office:value="0.000997199">
            <text:p>9.97E-004</text:p>
          </table:table-cell>
          <table:table-cell office:value-type="float" office:value="0.0009981211">
            <text:p>9.98E-004</text:p>
          </table:table-cell>
          <table:table-cell table:style-name="ce1" office:value-type="float" office:value="0.0009995028">
            <text:p>1.00E-003</text:p>
          </table:table-cell>
          <table:table-cell office:value-type="float" office:value="0.001000863">
            <text:p>0.001000863</text:p>
          </table:table-cell>
          <table:table-cell office:value-type="float" office:value="0.001001932">
            <text:p>0.001001932</text:p>
          </table:table-cell>
          <table:table-cell office:value-type="float" office:value="0.0010027583">
            <text:p>0.0010027583</text:p>
          </table:table-cell>
          <table:table-cell office:value-type="float" office:value="0.0010050915">
            <text:p>0.0010050915</text:p>
          </table:table-cell>
          <table:table-cell office:value-type="float" office:value="0.0010072662">
            <text:p>0.0010072662</text:p>
          </table:table-cell>
          <table:table-cell office:value-type="float" office:value="0.0010090335">
            <text:p>0.0010090335</text:p>
          </table:table-cell>
          <table:table-cell office:value-type="float" office:value="0.0010107858">
            <text:p>0.0010107858</text:p>
          </table:table-cell>
          <table:table-cell office:value-type="float" office:value="0.0010132691">
            <text:p>0.0010132691</text:p>
          </table:table-cell>
          <table:table-cell office:value-type="float" office:value="0.0010168182">
            <text:p>0.0010168182</text:p>
          </table:table-cell>
          <table:table-cell office:value-type="float" office:value="0.0010182413">
            <text:p>0.0010182413</text:p>
          </table:table-cell>
          <table:table-cell office:value-type="float" office:value="0.0010203645">
            <text:p>0.0010203645</text:p>
          </table:table-cell>
          <table:table-cell office:value-type="float" office:value="0.0010229811">
            <text:p>0.0010229811</text:p>
          </table:table-cell>
          <table:table-cell office:value-type="float" office:value="0.0010266831">
            <text:p>0.0010266831</text:p>
          </table:table-cell>
          <table:table-cell office:value-type="float" office:value="0.0010293649">
            <text:p>0.0010293649</text:p>
          </table:table-cell>
          <table:table-cell office:value-type="float" office:value="0.0010312245">
            <text:p>0.0010312245</text:p>
          </table:table-cell>
          <table:table-cell office:value-type="float" office:value="0.001033706">
            <text:p>0.001033706</text:p>
          </table:table-cell>
          <table:table-cell office:value-type="float" office:value="0.0010364354">
            <text:p>0.0010364354</text:p>
          </table:table-cell>
          <table:table-cell office:value-type="float" office:value="0.0010404906">
            <text:p>0.0010404906</text:p>
          </table:table-cell>
          <table:table-cell office:value-type="float" office:value="0.0010433202">
            <text:p>0.0010433202</text:p>
          </table:table-cell>
          <table:table-cell office:value-type="float" office:value="0.0010453399">
            <text:p>0.0010453399</text:p>
          </table:table-cell>
          <table:table-cell office:value-type="float" office:value="0.001047812">
            <text:p>0.001047812</text:p>
          </table:table-cell>
          <table:table-cell office:value-type="float" office:value="0.001052793">
            <text:p>0.001052793</text:p>
          </table:table-cell>
          <table:table-cell office:value-type="float" office:value="0.001055394">
            <text:p>0.001055394</text:p>
          </table:table-cell>
          <table:table-cell office:value-type="float" office:value="0.0010574454">
            <text:p>0.0010574454</text:p>
          </table:table-cell>
          <table:table-cell office:value-type="float" office:value="0.0010592261">
            <text:p>0.0010592261</text:p>
          </table:table-cell>
          <table:table-cell office:value-type="float" office:value="0.0010633337">
            <text:p>0.0010633337</text:p>
          </table:table-cell>
          <table:table-cell office:value-type="float" office:value="0.001067758">
            <text:p>0.001067758</text:p>
          </table:table-cell>
          <table:table-cell office:value-type="float" office:value="0.001069512">
            <text:p>0.001069512</text:p>
          </table:table-cell>
          <table:table-cell office:value-type="float" office:value="0.0010725351">
            <text:p>0.0010725351</text:p>
          </table:table-cell>
          <table:table-cell office:value-type="float" office:value="0.0010748575">
            <text:p>0.0010748575</text:p>
          </table:table-cell>
          <table:table-cell office:value-type="float" office:value="0.0010803842">
            <text:p>0.0010803842</text:p>
          </table:table-cell>
          <table:table-cell office:value-type="float" office:value="0.0010832602">
            <text:p>0.0010832602</text:p>
          </table:table-cell>
          <table:table-cell office:value-type="float" office:value="0.0010861569">
            <text:p>0.0010861569</text:p>
          </table:table-cell>
          <table:table-cell office:value-type="float" office:value="0.0010891478">
            <text:p>0.0010891478</text:p>
          </table:table-cell>
          <table:table-cell office:value-type="float" office:value="0.0010937712">
            <text:p>0.0010937712</text:p>
          </table:table-cell>
          <table:table-cell office:value-type="float" office:value="0.0010979733">
            <text:p>0.0010979733</text:p>
          </table:table-cell>
          <table:table-cell office:value-type="float" office:value="0.0011007921">
            <text:p>0.0011007921</text:p>
          </table:table-cell>
          <table:table-cell office:value-type="float" office:value="0.0011033299">
            <text:p>0.0011033299</text:p>
          </table:table-cell>
          <table:table-cell office:value-type="float" office:value="0.0011072585">
            <text:p>0.0011072585</text:p>
          </table:table-cell>
          <table:table-cell office:value-type="float" office:value="0.0011131214">
            <text:p>0.0011131214</text:p>
          </table:table-cell>
          <table:table-cell office:value-type="float" office:value="0.0011155937">
            <text:p>0.0011155937</text:p>
          </table:table-cell>
          <table:table-cell office:value-type="float" office:value="0.0011189937">
            <text:p>0.0011189937</text:p>
          </table:table-cell>
          <table:table-cell office:value-type="float" office:value="0.0011222098">
            <text:p>0.0011222098</text:p>
          </table:table-cell>
          <table:table-cell office:value-type="float" office:value="0.0011285623">
            <text:p>0.0011285623</text:p>
          </table:table-cell>
          <table:table-cell office:value-type="float" office:value="0.00113111">
            <text:p>0.00113111</text:p>
          </table:table-cell>
          <table:table-cell office:value-type="float" office:value="0.0011337185">
            <text:p>0.0011337185</text:p>
          </table:table-cell>
          <table:table-cell office:value-type="float" office:value="0.001137403">
            <text:p>0.001137403</text:p>
          </table:table-cell>
          <table:table-cell/>
        </table:table-row>
        <table:table-row table:style-name="ro1">
          <table:table-cell office:value-type="string">
            <text:p>000 Days/11 - Tool - Viginti Tres.mp3</text:p>
          </table:table-cell>
          <table:table-cell office:value-type="float" office:value="0.03291962">
            <text:p>0.03291962</text:p>
          </table:table-cell>
          <table:table-cell office:value-type="float" office:value="0.015985772">
            <text:p>0.015985772</text:p>
          </table:table-cell>
          <table:table-cell office:value-type="float" office:value="0.014990697">
            <text:p>0.014990697</text:p>
          </table:table-cell>
          <table:table-cell office:value-type="float" office:value="0.01615559">
            <text:p>0.01615559</text:p>
          </table:table-cell>
          <table:table-cell office:value-type="float" office:value="0.014384948">
            <text:p>0.014384948</text:p>
          </table:table-cell>
          <table:table-cell office:value-type="float" office:value="0.011717408">
            <text:p>0.011717408</text:p>
          </table:table-cell>
          <table:table-cell office:value-type="float" office:value="0.0075637233">
            <text:p>0.0075637233</text:p>
          </table:table-cell>
          <table:table-cell office:value-type="float" office:value="0.006960359">
            <text:p>0.006960359</text:p>
          </table:table-cell>
          <table:table-cell office:value-type="float" office:value="0.0079614865">
            <text:p>0.0079614865</text:p>
          </table:table-cell>
          <table:table-cell office:value-type="float" office:value="0.0076145185">
            <text:p>0.0076145185</text:p>
          </table:table-cell>
          <table:table-cell office:value-type="float" office:value="0.0077578165">
            <text:p>0.0077578165</text:p>
          </table:table-cell>
          <table:table-cell office:value-type="float" office:value="0.007505101">
            <text:p>0.007505101</text:p>
          </table:table-cell>
          <table:table-cell office:value-type="float" office:value="0.006805482">
            <text:p>0.006805482</text:p>
          </table:table-cell>
          <table:table-cell office:value-type="float" office:value="0.006145364">
            <text:p>0.006145364</text:p>
          </table:table-cell>
          <table:table-cell office:value-type="float" office:value="0.0059704026">
            <text:p>0.0059704026</text:p>
          </table:table-cell>
          <table:table-cell office:value-type="float" office:value="0.005546226">
            <text:p>0.005546226</text:p>
          </table:table-cell>
          <table:table-cell office:value-type="float" office:value="0.004934677">
            <text:p>0.004934677</text:p>
          </table:table-cell>
          <table:table-cell office:value-type="float" office:value="0.0050752666">
            <text:p>0.0050752666</text:p>
          </table:table-cell>
          <table:table-cell office:value-type="float" office:value="0.005378747">
            <text:p>0.005378747</text:p>
          </table:table-cell>
          <table:table-cell office:value-type="float" office:value="0.0058110487">
            <text:p>0.0058110487</text:p>
          </table:table-cell>
          <table:table-cell office:value-type="float" office:value="0.0042471564">
            <text:p>0.0042471564</text:p>
          </table:table-cell>
          <table:table-cell office:value-type="float" office:value="0.003671792">
            <text:p>0.003671792</text:p>
          </table:table-cell>
          <table:table-cell office:value-type="float" office:value="0.0037943176">
            <text:p>0.0037943176</text:p>
          </table:table-cell>
          <table:table-cell office:value-type="float" office:value="0.0037537855">
            <text:p>0.0037537855</text:p>
          </table:table-cell>
          <table:table-cell office:value-type="float" office:value="0.0036573545">
            <text:p>0.0036573545</text:p>
          </table:table-cell>
          <table:table-cell office:value-type="float" office:value="0.004436634">
            <text:p>0.004436634</text:p>
          </table:table-cell>
          <table:table-cell office:value-type="float" office:value="0.004740423">
            <text:p>0.004740423</text:p>
          </table:table-cell>
          <table:table-cell office:value-type="float" office:value="0.0040368857">
            <text:p>0.0040368857</text:p>
          </table:table-cell>
          <table:table-cell office:value-type="float" office:value="0.0036557654">
            <text:p>0.0036557654</text:p>
          </table:table-cell>
          <table:table-cell office:value-type="float" office:value="0.0037537764">
            <text:p>0.0037537764</text:p>
          </table:table-cell>
          <table:table-cell office:value-type="float" office:value="0.003840015">
            <text:p>0.003840015</text:p>
          </table:table-cell>
          <table:table-cell office:value-type="float" office:value="0.0034843825">
            <text:p>0.0034843825</text:p>
          </table:table-cell>
          <table:table-cell office:value-type="float" office:value="0.0028910483">
            <text:p>0.0028910483</text:p>
          </table:table-cell>
          <table:table-cell office:value-type="float" office:value="0.0026189408">
            <text:p>0.0026189408</text:p>
          </table:table-cell>
          <table:table-cell office:value-type="float" office:value="0.0029838055">
            <text:p>0.0029838055</text:p>
          </table:table-cell>
          <table:table-cell office:value-type="float" office:value="0.0027108751">
            <text:p>0.0027108751</text:p>
          </table:table-cell>
          <table:table-cell office:value-type="float" office:value="0.0025551787">
            <text:p>0.0025551787</text:p>
          </table:table-cell>
          <table:table-cell office:value-type="float" office:value="0.0027040625">
            <text:p>0.0027040625</text:p>
          </table:table-cell>
          <table:table-cell office:value-type="float" office:value="0.00303632">
            <text:p>0.00303632</text:p>
          </table:table-cell>
          <table:table-cell office:value-type="float" office:value="0.0028327017">
            <text:p>0.0028327017</text:p>
          </table:table-cell>
          <table:table-cell office:value-type="float" office:value="0.0027470076">
            <text:p>0.0027470076</text:p>
          </table:table-cell>
          <table:table-cell office:value-type="float" office:value="0.0027003158">
            <text:p>0.0027003158</text:p>
          </table:table-cell>
          <table:table-cell office:value-type="float" office:value="0.0028130072">
            <text:p>0.0028130072</text:p>
          </table:table-cell>
          <table:table-cell office:value-type="float" office:value="0.0034412479">
            <text:p>0.0034412479</text:p>
          </table:table-cell>
          <table:table-cell office:value-type="float" office:value="0.0030311448">
            <text:p>0.0030311448</text:p>
          </table:table-cell>
          <table:table-cell office:value-type="float" office:value="0.002976081">
            <text:p>0.002976081</text:p>
          </table:table-cell>
          <table:table-cell office:value-type="float" office:value="0.0026240689">
            <text:p>0.0026240689</text:p>
          </table:table-cell>
          <table:table-cell office:value-type="float" office:value="0.0022577855">
            <text:p>0.0022577855</text:p>
          </table:table-cell>
          <table:table-cell office:value-type="float" office:value="0.0019272217">
            <text:p>0.0019272217</text:p>
          </table:table-cell>
          <table:table-cell office:value-type="float" office:value="0.002088179">
            <text:p>0.002088179</text:p>
          </table:table-cell>
          <table:table-cell office:value-type="float" office:value="0.0017872603">
            <text:p>0.0017872603</text:p>
          </table:table-cell>
          <table:table-cell office:value-type="float" office:value="0.0022546032">
            <text:p>0.0022546032</text:p>
          </table:table-cell>
          <table:table-cell office:value-type="float" office:value="0.0019565246">
            <text:p>0.0019565246</text:p>
          </table:table-cell>
          <table:table-cell office:value-type="float" office:value="0.0016132422">
            <text:p>0.0016132422</text:p>
          </table:table-cell>
          <table:table-cell office:value-type="float" office:value="0.0016190216">
            <text:p>0.0016190216</text:p>
          </table:table-cell>
          <table:table-cell office:value-type="float" office:value="0.0015339026">
            <text:p>0.0015339026</text:p>
          </table:table-cell>
          <table:table-cell office:value-type="float" office:value="0.001413593">
            <text:p>0.001413593</text:p>
          </table:table-cell>
          <table:table-cell office:value-type="float" office:value="0.0016479751">
            <text:p>0.0016479751</text:p>
          </table:table-cell>
          <table:table-cell office:value-type="float" office:value="0.0016342605">
            <text:p>0.0016342605</text:p>
          </table:table-cell>
          <table:table-cell office:value-type="float" office:value="0.0016083753">
            <text:p>0.0016083753</text:p>
          </table:table-cell>
          <table:table-cell office:value-type="float" office:value="0.0014758392">
            <text:p>0.0014758392</text:p>
          </table:table-cell>
          <table:table-cell office:value-type="float" office:value="0.0011920697">
            <text:p>0.0011920697</text:p>
          </table:table-cell>
          <table:table-cell office:value-type="float" office:value="0.0015663031">
            <text:p>0.0015663031</text:p>
          </table:table-cell>
          <table:table-cell office:value-type="float" office:value="0.0016052657">
            <text:p>0.0016052657</text:p>
          </table:table-cell>
          <table:table-cell office:value-type="float" office:value="0.0018122316">
            <text:p>0.0018122316</text:p>
          </table:table-cell>
          <table:table-cell office:value-type="float" office:value="0.0017643068">
            <text:p>0.0017643068</text:p>
          </table:table-cell>
          <table:table-cell office:value-type="float" office:value="0.0015290931">
            <text:p>0.0015290931</text:p>
          </table:table-cell>
          <table:table-cell office:value-type="float" office:value="0.0014205155">
            <text:p>0.0014205155</text:p>
          </table:table-cell>
          <table:table-cell office:value-type="float" office:value="0.0014011903">
            <text:p>0.0014011903</text:p>
          </table:table-cell>
          <table:table-cell office:value-type="float" office:value="0.0014487102">
            <text:p>0.0014487102</text:p>
          </table:table-cell>
          <table:table-cell office:value-type="float" office:value="0.0014242707">
            <text:p>0.0014242707</text:p>
          </table:table-cell>
          <table:table-cell office:value-type="float" office:value="0.0015424577">
            <text:p>0.0015424577</text:p>
          </table:table-cell>
          <table:table-cell office:value-type="float" office:value="0.0018509136">
            <text:p>0.0018509136</text:p>
          </table:table-cell>
          <table:table-cell office:value-type="float" office:value="0.0019736502">
            <text:p>0.0019736502</text:p>
          </table:table-cell>
          <table:table-cell office:value-type="float" office:value="0.0011683346">
            <text:p>0.0011683346</text:p>
          </table:table-cell>
          <table:table-cell office:value-type="float" office:value="0.0011602975">
            <text:p>0.0011602975</text:p>
          </table:table-cell>
          <table:table-cell office:value-type="float" office:value="0.0012494695">
            <text:p>0.0012494695</text:p>
          </table:table-cell>
          <table:table-cell office:value-type="float" office:value="0.0011460781">
            <text:p>0.0011460781</text:p>
          </table:table-cell>
          <table:table-cell office:value-type="float" office:value="0.0013887332">
            <text:p>0.0013887332</text:p>
          </table:table-cell>
          <table:table-cell office:value-type="float" office:value="0.0012543357">
            <text:p>0.0012543357</text:p>
          </table:table-cell>
          <table:table-cell office:value-type="float" office:value="0.0010546978">
            <text:p>0.0010546978</text:p>
          </table:table-cell>
          <table:table-cell table:style-name="ce1" office:value-type="float" office:value="0.0009369271">
            <text:p>9.37E-004</text:p>
          </table:table-cell>
          <table:table-cell table:style-name="ce1" office:value-type="float" office:value="0.0009150539">
            <text:p>9.15E-004</text:p>
          </table:table-cell>
          <table:table-cell table:style-name="ce1" office:value-type="float" office:value="0.0008693164">
            <text:p>8.69E-004</text:p>
          </table:table-cell>
          <table:table-cell table:style-name="ce1" office:value-type="float" office:value="0.0007872492">
            <text:p>7.87E-004</text:p>
          </table:table-cell>
          <table:table-cell table:style-name="ce1" office:value-type="float" office:value="0.0008517907">
            <text:p>8.52E-004</text:p>
          </table:table-cell>
          <table:table-cell table:style-name="ce1" office:value-type="float" office:value="0.00086204015">
            <text:p>8.62E-004</text:p>
          </table:table-cell>
          <table:table-cell table:style-name="ce1" office:value-type="float" office:value="0.0008741345">
            <text:p>8.74E-004</text:p>
          </table:table-cell>
          <table:table-cell table:style-name="ce1" office:value-type="float" office:value="0.0009922428">
            <text:p>9.92E-004</text:p>
          </table:table-cell>
          <table:table-cell table:style-name="ce1" office:value-type="float" office:value="0.00089507934">
            <text:p>8.95E-004</text:p>
          </table:table-cell>
          <table:table-cell table:style-name="ce1" office:value-type="float" office:value="0.0009037758">
            <text:p>9.04E-004</text:p>
          </table:table-cell>
          <table:table-cell table:style-name="ce1" office:value-type="float" office:value="0.0009295439">
            <text:p>9.30E-004</text:p>
          </table:table-cell>
          <table:table-cell office:value-type="float" office:value="0.0011191078">
            <text:p>0.0011191078</text:p>
          </table:table-cell>
          <table:table-cell table:style-name="ce1" office:value-type="float" office:value="0.0009739831">
            <text:p>9.74E-004</text:p>
          </table:table-cell>
          <table:table-cell table:style-name="ce1" office:value-type="float" office:value="0.00093761814">
            <text:p>9.38E-004</text:p>
          </table:table-cell>
          <table:table-cell table:style-name="ce1" office:value-type="float" office:value="0.00090126495">
            <text:p>9.01E-004</text:p>
          </table:table-cell>
          <table:table-cell table:style-name="ce1" office:value-type="float" office:value="0.00095032033">
            <text:p>9.50E-004</text:p>
          </table:table-cell>
          <table:table-cell table:style-name="ce1" office:value-type="float" office:value="0.00097497273">
            <text:p>9.75E-004</text:p>
          </table:table-cell>
          <table:table-cell table:style-name="ce1" office:value-type="float" office:value="0.0008717347">
            <text:p>8.72E-004</text:p>
          </table:table-cell>
          <table:table-cell table:style-name="ce1" office:value-type="float" office:value="0.00092293776">
            <text:p>9.23E-004</text:p>
          </table:table-cell>
          <table:table-cell office:value-type="float" office:value="0.0010790725">
            <text:p>0.0010790725</text:p>
          </table:table-cell>
          <table:table-cell office:value-type="float" office:value="0.001020223">
            <text:p>0.001020223</text:p>
          </table:table-cell>
          <table:table-cell table:style-name="ce1" office:value-type="float" office:value="0.0008484673">
            <text:p>8.48E-004</text:p>
          </table:table-cell>
          <table:table-cell table:style-name="ce1" office:value-type="float" office:value="0.00085647125">
            <text:p>8.56E-004</text:p>
          </table:table-cell>
          <table:table-cell table:style-name="ce1" office:value-type="float" office:value="0.000879766">
            <text:p>8.80E-004</text:p>
          </table:table-cell>
          <table:table-cell table:style-name="ce1" office:value-type="float" office:value="0.00087453803">
            <text:p>8.75E-004</text:p>
          </table:table-cell>
          <table:table-cell table:style-name="ce1" office:value-type="float" office:value="0.0009429403">
            <text:p>9.43E-004</text:p>
          </table:table-cell>
          <table:table-cell table:style-name="ce1" office:value-type="float" office:value="0.0008697855">
            <text:p>8.70E-004</text:p>
          </table:table-cell>
          <table:table-cell table:style-name="ce1" office:value-type="float" office:value="0.00088648783">
            <text:p>8.86E-004</text:p>
          </table:table-cell>
          <table:table-cell table:style-name="ce1" office:value-type="float" office:value="0.00085657433">
            <text:p>8.57E-004</text:p>
          </table:table-cell>
          <table:table-cell table:style-name="ce1" office:value-type="float" office:value="0.0007842137">
            <text:p>7.84E-004</text:p>
          </table:table-cell>
          <table:table-cell table:style-name="ce1" office:value-type="float" office:value="0.0007766773">
            <text:p>7.77E-004</text:p>
          </table:table-cell>
          <table:table-cell table:style-name="ce1" office:value-type="float" office:value="0.00069123885">
            <text:p>6.91E-004</text:p>
          </table:table-cell>
          <table:table-cell table:style-name="ce1" office:value-type="float" office:value="0.00068713096">
            <text:p>6.87E-004</text:p>
          </table:table-cell>
          <table:table-cell table:style-name="ce1" office:value-type="float" office:value="0.0006905292">
            <text:p>6.91E-004</text:p>
          </table:table-cell>
          <table:table-cell table:style-name="ce1" office:value-type="float" office:value="0.0007479917">
            <text:p>7.48E-004</text:p>
          </table:table-cell>
          <table:table-cell table:style-name="ce1" office:value-type="float" office:value="0.0008144056">
            <text:p>8.14E-004</text:p>
          </table:table-cell>
          <table:table-cell table:style-name="ce1" office:value-type="float" office:value="0.00071288034">
            <text:p>7.13E-004</text:p>
          </table:table-cell>
          <table:table-cell table:style-name="ce1" office:value-type="float" office:value="0.00068732473">
            <text:p>6.87E-004</text:p>
          </table:table-cell>
          <table:table-cell table:style-name="ce1" office:value-type="float" office:value="0.0006731562">
            <text:p>6.73E-004</text:p>
          </table:table-cell>
          <table:table-cell table:style-name="ce1" office:value-type="float" office:value="0.000663274">
            <text:p>6.63E-004</text:p>
          </table:table-cell>
          <table:table-cell table:style-name="ce1" office:value-type="float" office:value="0.0006732642">
            <text:p>6.73E-004</text:p>
          </table:table-cell>
          <table:table-cell table:style-name="ce1" office:value-type="float" office:value="0.00064112374">
            <text:p>6.41E-004</text:p>
          </table:table-cell>
          <table:table-cell table:style-name="ce1" office:value-type="float" office:value="0.0006150272">
            <text:p>6.15E-004</text:p>
          </table:table-cell>
          <table:table-cell table:style-name="ce1" office:value-type="float" office:value="0.0006010187">
            <text:p>6.01E-004</text:p>
          </table:table-cell>
          <table:table-cell table:style-name="ce1" office:value-type="float" office:value="0.0005840305">
            <text:p>5.84E-004</text:p>
          </table:table-cell>
          <table:table-cell table:style-name="ce1" office:value-type="float" office:value="0.00053972524">
            <text:p>5.40E-004</text:p>
          </table:table-cell>
          <table:table-cell table:style-name="ce1" office:value-type="float" office:value="0.0004903221">
            <text:p>4.90E-004</text:p>
          </table:table-cell>
          <table:table-cell table:style-name="ce1" office:value-type="float" office:value="0.00046340784">
            <text:p>4.63E-004</text:p>
          </table:table-cell>
          <table:table-cell table:style-name="ce1" office:value-type="float" office:value="0.0004449291">
            <text:p>4.45E-004</text:p>
          </table:table-cell>
          <table:table-cell table:style-name="ce1" office:value-type="float" office:value="0.00043243292">
            <text:p>4.32E-004</text:p>
          </table:table-cell>
          <table:table-cell table:style-name="ce1" office:value-type="float" office:value="0.00039666903">
            <text:p>3.97E-004</text:p>
          </table:table-cell>
          <table:table-cell table:style-name="ce1" office:value-type="float" office:value="0.00039111899">
            <text:p>3.91E-004</text:p>
          </table:table-cell>
          <table:table-cell table:style-name="ce1" office:value-type="float" office:value="0.00036606647">
            <text:p>3.66E-004</text:p>
          </table:table-cell>
          <table:table-cell table:style-name="ce1" office:value-type="float" office:value="0.00035651433">
            <text:p>3.57E-004</text:p>
          </table:table-cell>
          <table:table-cell table:style-name="ce1" office:value-type="float" office:value="0.0003761191">
            <text:p>3.76E-004</text:p>
          </table:table-cell>
          <table:table-cell table:style-name="ce1" office:value-type="float" office:value="0.00035884543">
            <text:p>3.59E-004</text:p>
          </table:table-cell>
          <table:table-cell table:style-name="ce1" office:value-type="float" office:value="0.0003436993">
            <text:p>3.44E-004</text:p>
          </table:table-cell>
          <table:table-cell table:style-name="ce1" office:value-type="float" office:value="0.00036622843">
            <text:p>3.66E-004</text:p>
          </table:table-cell>
          <table:table-cell table:style-name="ce1" office:value-type="float" office:value="0.00034699895">
            <text:p>3.47E-004</text:p>
          </table:table-cell>
          <table:table-cell table:style-name="ce1" office:value-type="float" office:value="0.0003587524">
            <text:p>3.59E-004</text:p>
          </table:table-cell>
          <table:table-cell table:style-name="ce1" office:value-type="float" office:value="0.00035532544">
            <text:p>3.55E-004</text:p>
          </table:table-cell>
          <table:table-cell table:style-name="ce1" office:value-type="float" office:value="0.0003438946">
            <text:p>3.44E-004</text:p>
          </table:table-cell>
          <table:table-cell table:style-name="ce1" office:value-type="float" office:value="0.00033711392">
            <text:p>3.37E-004</text:p>
          </table:table-cell>
          <table:table-cell table:style-name="ce1" office:value-type="float" office:value="0.0003365245">
            <text:p>3.37E-004</text:p>
          </table:table-cell>
          <table:table-cell table:style-name="ce1" office:value-type="float" office:value="0.00033882202">
            <text:p>3.39E-004</text:p>
          </table:table-cell>
          <table:table-cell table:style-name="ce1" office:value-type="float" office:value="0.000328107">
            <text:p>3.28E-004</text:p>
          </table:table-cell>
          <table:table-cell table:style-name="ce1" office:value-type="float" office:value="0.00032319548">
            <text:p>3.23E-004</text:p>
          </table:table-cell>
          <table:table-cell table:style-name="ce1" office:value-type="float" office:value="0.00032267964">
            <text:p>3.23E-004</text:p>
          </table:table-cell>
          <table:table-cell table:style-name="ce1" office:value-type="float" office:value="0.0003212868">
            <text:p>3.21E-004</text:p>
          </table:table-cell>
          <table:table-cell table:style-name="ce1" office:value-type="float" office:value="0.00031674412">
            <text:p>3.17E-004</text:p>
          </table:table-cell>
          <table:table-cell table:style-name="ce1" office:value-type="float" office:value="0.00031335079">
            <text:p>3.13E-004</text:p>
          </table:table-cell>
          <table:table-cell table:style-name="ce1" office:value-type="float" office:value="0.0003010733">
            <text:p>3.01E-004</text:p>
          </table:table-cell>
          <table:table-cell table:style-name="ce1" office:value-type="float" office:value="0.00030944173">
            <text:p>3.09E-004</text:p>
          </table:table-cell>
          <table:table-cell table:style-name="ce1" office:value-type="float" office:value="0.0003049214">
            <text:p>3.05E-004</text:p>
          </table:table-cell>
          <table:table-cell table:style-name="ce1" office:value-type="float" office:value="0.00030195556">
            <text:p>3.02E-004</text:p>
          </table:table-cell>
          <table:table-cell table:style-name="ce1" office:value-type="float" office:value="0.00029633197">
            <text:p>2.96E-004</text:p>
          </table:table-cell>
          <table:table-cell table:style-name="ce1" office:value-type="float" office:value="0.00028975483">
            <text:p>2.90E-004</text:p>
          </table:table-cell>
          <table:table-cell table:style-name="ce1" office:value-type="float" office:value="0.0002835515">
            <text:p>2.84E-004</text:p>
          </table:table-cell>
          <table:table-cell table:style-name="ce1" office:value-type="float" office:value="0.0002793324">
            <text:p>2.79E-004</text:p>
          </table:table-cell>
          <table:table-cell table:style-name="ce1" office:value-type="float" office:value="0.0002821066">
            <text:p>2.82E-004</text:p>
          </table:table-cell>
          <table:table-cell table:style-name="ce1" office:value-type="float" office:value="0.00028613335">
            <text:p>2.86E-004</text:p>
          </table:table-cell>
          <table:table-cell table:style-name="ce1" office:value-type="float" office:value="0.00028468092">
            <text:p>2.85E-004</text:p>
          </table:table-cell>
          <table:table-cell table:style-name="ce1" office:value-type="float" office:value="0.00028192208">
            <text:p>2.82E-004</text:p>
          </table:table-cell>
          <table:table-cell table:style-name="ce1" office:value-type="float" office:value="0.00026952496">
            <text:p>2.70E-004</text:p>
          </table:table-cell>
          <table:table-cell table:style-name="ce1" office:value-type="float" office:value="0.0002671123">
            <text:p>2.67E-004</text:p>
          </table:table-cell>
          <table:table-cell table:style-name="ce1" office:value-type="float" office:value="0.00027611363">
            <text:p>2.76E-004</text:p>
          </table:table-cell>
          <table:table-cell table:style-name="ce1" office:value-type="float" office:value="0.00026940444">
            <text:p>2.69E-004</text:p>
          </table:table-cell>
          <table:table-cell table:style-name="ce1" office:value-type="float" office:value="0.00028149408">
            <text:p>2.81E-004</text:p>
          </table:table-cell>
          <table:table-cell table:style-name="ce1" office:value-type="float" office:value="0.0002694046">
            <text:p>2.69E-004</text:p>
          </table:table-cell>
          <table:table-cell table:style-name="ce1" office:value-type="float" office:value="0.00027581013">
            <text:p>2.76E-004</text:p>
          </table:table-cell>
          <table:table-cell table:style-name="ce1" office:value-type="float" office:value="0.00026685421">
            <text:p>2.67E-004</text:p>
          </table:table-cell>
          <table:table-cell table:style-name="ce1" office:value-type="float" office:value="0.00026690436">
            <text:p>2.67E-004</text:p>
          </table:table-cell>
          <table:table-cell table:style-name="ce1" office:value-type="float" office:value="0.0002636151">
            <text:p>2.64E-004</text:p>
          </table:table-cell>
          <table:table-cell table:style-name="ce1" office:value-type="float" office:value="0.00026196492">
            <text:p>2.62E-004</text:p>
          </table:table-cell>
          <table:table-cell table:style-name="ce1" office:value-type="float" office:value="0.00026221358">
            <text:p>2.62E-004</text:p>
          </table:table-cell>
          <table:table-cell table:style-name="ce1" office:value-type="float" office:value="0.0002544101">
            <text:p>2.54E-004</text:p>
          </table:table-cell>
          <table:table-cell table:style-name="ce1" office:value-type="float" office:value="0.0002488576">
            <text:p>2.49E-004</text:p>
          </table:table-cell>
          <table:table-cell table:style-name="ce1" office:value-type="float" office:value="0.00025259395">
            <text:p>2.53E-004</text:p>
          </table:table-cell>
          <table:table-cell table:style-name="ce1" office:value-type="float" office:value="0.00025655542">
            <text:p>2.57E-004</text:p>
          </table:table-cell>
          <table:table-cell table:style-name="ce1" office:value-type="float" office:value="0.0002450398">
            <text:p>2.45E-004</text:p>
          </table:table-cell>
          <table:table-cell table:style-name="ce1" office:value-type="float" office:value="0.000257103">
            <text:p>2.57E-004</text:p>
          </table:table-cell>
          <table:table-cell table:style-name="ce1" office:value-type="float" office:value="0.00025326447">
            <text:p>2.53E-004</text:p>
          </table:table-cell>
          <table:table-cell table:style-name="ce1" office:value-type="float" office:value="0.00025726215">
            <text:p>2.57E-004</text:p>
          </table:table-cell>
          <table:table-cell table:style-name="ce1" office:value-type="float" office:value="0.00024598162">
            <text:p>2.46E-004</text:p>
          </table:table-cell>
          <table:table-cell table:style-name="ce1" office:value-type="float" office:value="0.00024811676">
            <text:p>2.48E-004</text:p>
          </table:table-cell>
          <table:table-cell table:style-name="ce1" office:value-type="float" office:value="0.0002447672">
            <text:p>2.45E-004</text:p>
          </table:table-cell>
          <table:table-cell table:style-name="ce1" office:value-type="float" office:value="0.00025094868">
            <text:p>2.51E-004</text:p>
          </table:table-cell>
          <table:table-cell table:style-name="ce1" office:value-type="float" office:value="0.00024773797">
            <text:p>2.48E-004</text:p>
          </table:table-cell>
          <table:table-cell table:style-name="ce1" office:value-type="float" office:value="0.00024180787">
            <text:p>2.42E-004</text:p>
          </table:table-cell>
          <table:table-cell table:style-name="ce1" office:value-type="float" office:value="0.0002356028">
            <text:p>2.36E-004</text:p>
          </table:table-cell>
          <table:table-cell table:style-name="ce1" office:value-type="float" office:value="0.00022920457">
            <text:p>2.29E-004</text:p>
          </table:table-cell>
          <table:table-cell table:style-name="ce1" office:value-type="float" office:value="0.00023150526">
            <text:p>2.32E-004</text:p>
          </table:table-cell>
          <table:table-cell table:style-name="ce1" office:value-type="float" office:value="0.00022240737">
            <text:p>2.22E-004</text:p>
          </table:table-cell>
          <table:table-cell table:style-name="ce1" office:value-type="float" office:value="0.00022614314">
            <text:p>2.26E-004</text:p>
          </table:table-cell>
          <table:table-cell table:style-name="ce1" office:value-type="float" office:value="0.0002188652">
            <text:p>2.19E-004</text:p>
          </table:table-cell>
          <table:table-cell table:style-name="ce1" office:value-type="float" office:value="0.00021484379">
            <text:p>2.15E-004</text:p>
          </table:table-cell>
          <table:table-cell table:style-name="ce1" office:value-type="float" office:value="0.00021113889">
            <text:p>2.11E-004</text:p>
          </table:table-cell>
          <table:table-cell table:style-name="ce1" office:value-type="float" office:value="0.00021378807">
            <text:p>2.14E-004</text:p>
          </table:table-cell>
          <table:table-cell table:style-name="ce1" office:value-type="float" office:value="0.00021014924">
            <text:p>2.10E-004</text:p>
          </table:table-cell>
          <table:table-cell table:style-name="ce1" office:value-type="float" office:value="0.0002095431">
            <text:p>2.10E-004</text:p>
          </table:table-cell>
          <table:table-cell table:style-name="ce1" office:value-type="float" office:value="0.00020859345">
            <text:p>2.09E-004</text:p>
          </table:table-cell>
          <table:table-cell table:style-name="ce1" office:value-type="float" office:value="0.0002089691">
            <text:p>2.09E-004</text:p>
          </table:table-cell>
          <table:table-cell table:style-name="ce1" office:value-type="float" office:value="0.00020961386">
            <text:p>2.10E-004</text:p>
          </table:table-cell>
          <table:table-cell table:style-name="ce1" office:value-type="float" office:value="0.000209158">
            <text:p>2.09E-004</text:p>
          </table:table-cell>
          <table:table-cell office:value-type="float" office:value="0.00020953015">
            <text:p>2.10E-004</text:p>
          </table:table-cell>
          <table:table-cell office:value-type="float" office:value="0.00021001016">
            <text:p>2.10E-004</text:p>
          </table:table-cell>
          <table:table-cell table:style-name="ce1" office:value-type="float" office:value="0.00021130574">
            <text:p>2.11E-004</text:p>
          </table:table-cell>
          <table:table-cell table:style-name="ce1" office:value-type="float" office:value="0.0002111464">
            <text:p>2.11E-004</text:p>
          </table:table-cell>
          <table:table-cell table:style-name="ce1" office:value-type="float" office:value="0.00021135905">
            <text:p>2.11E-004</text:p>
          </table:table-cell>
          <table:table-cell table:style-name="ce1" office:value-type="float" office:value="0.0002116675">
            <text:p>2.12E-004</text:p>
          </table:table-cell>
          <table:table-cell table:style-name="ce1" office:value-type="float" office:value="0.00021274392">
            <text:p>2.13E-004</text:p>
          </table:table-cell>
          <table:table-cell table:style-name="ce1" office:value-type="float" office:value="0.0002133342">
            <text:p>2.13E-004</text:p>
          </table:table-cell>
          <table:table-cell table:style-name="ce1" office:value-type="float" office:value="0.00021333402">
            <text:p>2.13E-004</text:p>
          </table:table-cell>
          <table:table-cell table:style-name="ce1" office:value-type="float" office:value="0.00021367725">
            <text:p>2.14E-004</text:p>
          </table:table-cell>
          <table:table-cell table:style-name="ce1" office:value-type="float" office:value="0.00021441748">
            <text:p>2.14E-004</text:p>
          </table:table-cell>
          <table:table-cell table:style-name="ce1" office:value-type="float" office:value="0.00021588926">
            <text:p>2.16E-004</text:p>
          </table:table-cell>
          <table:table-cell table:style-name="ce1" office:value-type="float" office:value="0.00021563181">
            <text:p>2.16E-004</text:p>
          </table:table-cell>
          <table:table-cell table:style-name="ce1" office:value-type="float" office:value="0.00021602106">
            <text:p>2.16E-004</text:p>
          </table:table-cell>
          <table:table-cell table:style-name="ce1" office:value-type="float" office:value="0.00021677285">
            <text:p>2.17E-004</text:p>
          </table:table-cell>
          <table:table-cell table:style-name="ce1" office:value-type="float" office:value="0.00021824415">
            <text:p>2.18E-004</text:p>
          </table:table-cell>
          <table:table-cell table:style-name="ce1" office:value-type="float" office:value="0.00021870938">
            <text:p>2.19E-004</text:p>
          </table:table-cell>
          <table:table-cell table:style-name="ce1" office:value-type="float" office:value="0.00021871009">
            <text:p>2.19E-004</text:p>
          </table:table-cell>
          <table:table-cell table:style-name="ce1" office:value-type="float" office:value="0.00021936843">
            <text:p>2.19E-004</text:p>
          </table:table-cell>
          <table:table-cell table:style-name="ce1" office:value-type="float" office:value="0.00022019121">
            <text:p>2.20E-004</text:p>
          </table:table-cell>
          <table:table-cell table:style-name="ce1" office:value-type="float" office:value="0.00022142711">
            <text:p>2.21E-004</text:p>
          </table:table-cell>
          <table:table-cell table:style-name="ce1" office:value-type="float" office:value="0.0002213904">
            <text:p>2.21E-004</text:p>
          </table:table-cell>
          <table:table-cell table:style-name="ce1" office:value-type="float" office:value="0.00022171269">
            <text:p>2.22E-004</text:p>
          </table:table-cell>
          <table:table-cell table:style-name="ce1" office:value-type="float" office:value="0.00022231932">
            <text:p>2.22E-004</text:p>
          </table:table-cell>
          <table:table-cell table:style-name="ce1" office:value-type="float" office:value="0.00022395643">
            <text:p>2.24E-004</text:p>
          </table:table-cell>
          <table:table-cell table:style-name="ce1" office:value-type="float" office:value="0.00022400467">
            <text:p>2.24E-004</text:p>
          </table:table-cell>
          <table:table-cell table:style-name="ce1" office:value-type="float" office:value="0.00022414725">
            <text:p>2.24E-004</text:p>
          </table:table-cell>
          <table:table-cell table:style-name="ce1" office:value-type="float" office:value="0.00022448106">
            <text:p>2.24E-004</text:p>
          </table:table-cell>
          <table:table-cell table:style-name="ce1" office:value-type="float" office:value="0.00022559326">
            <text:p>2.26E-004</text:p>
          </table:table-cell>
          <table:table-cell table:style-name="ce1" office:value-type="float" office:value="0.00022660417">
            <text:p>2.27E-004</text:p>
          </table:table-cell>
          <table:table-cell table:style-name="ce1" office:value-type="float" office:value="0.00022645267">
            <text:p>2.26E-004</text:p>
          </table:table-cell>
          <table:table-cell table:style-name="ce1" office:value-type="float" office:value="0.00022701663">
            <text:p>2.27E-004</text:p>
          </table:table-cell>
          <table:table-cell table:style-name="ce1" office:value-type="float" office:value="0.00022771883">
            <text:p>2.28E-004</text:p>
          </table:table-cell>
          <table:table-cell table:style-name="ce1" office:value-type="float" office:value="0.00022948299">
            <text:p>2.29E-004</text:p>
          </table:table-cell>
          <table:table-cell table:style-name="ce1" office:value-type="float" office:value="0.00022945319">
            <text:p>2.29E-004</text:p>
          </table:table-cell>
          <table:table-cell table:style-name="ce1" office:value-type="float" office:value="0.00023006301">
            <text:p>2.30E-004</text:p>
          </table:table-cell>
          <table:table-cell table:style-name="ce1" office:value-type="float" office:value="0.00023074496">
            <text:p>2.31E-004</text:p>
          </table:table-cell>
          <table:table-cell table:style-name="ce1" office:value-type="float" office:value="0.00023232041">
            <text:p>2.32E-004</text:p>
          </table:table-cell>
          <table:table-cell table:style-name="ce1" office:value-type="float" office:value="0.00023298961">
            <text:p>2.33E-004</text:p>
          </table:table-cell>
          <table:table-cell table:style-name="ce1" office:value-type="float" office:value="0.00023327554">
            <text:p>2.33E-004</text:p>
          </table:table-cell>
          <table:table-cell table:style-name="ce1" office:value-type="float" office:value="0.00023377688">
            <text:p>2.34E-004</text:p>
          </table:table-cell>
          <table:table-cell table:style-name="ce1" office:value-type="float" office:value="0.00023483463">
            <text:p>2.35E-004</text:p>
          </table:table-cell>
          <table:table-cell table:style-name="ce1" office:value-type="float" office:value="0.00023655193">
            <text:p>2.37E-004</text:p>
          </table:table-cell>
          <table:table-cell table:style-name="ce1" office:value-type="float" office:value="0.00023632006">
            <text:p>2.36E-004</text:p>
          </table:table-cell>
          <table:table-cell table:style-name="ce1" office:value-type="float" office:value="0.00023687312">
            <text:p>2.37E-004</text:p>
          </table:table-cell>
          <table:table-cell table:style-name="ce1" office:value-type="float" office:value="0.00023777378">
            <text:p>2.38E-004</text:p>
          </table:table-cell>
          <table:table-cell table:style-name="ce1" office:value-type="float" office:value="0.00023944778">
            <text:p>2.39E-004</text:p>
          </table:table-cell>
          <table:table-cell table:style-name="ce1" office:value-type="float" office:value="0.00023969907">
            <text:p>2.40E-004</text:p>
          </table:table-cell>
          <table:table-cell table:style-name="ce1" office:value-type="float" office:value="0.00024004273">
            <text:p>2.40E-004</text:p>
          </table:table-cell>
          <table:table-cell table:style-name="ce1" office:value-type="float" office:value="0.00024065847">
            <text:p>2.41E-004</text:p>
          </table:table-cell>
          <table:table-cell/>
        </table:table-row>
        <table:table-row table:style-name="ro1">
          <table:table-cell office:value-type="string">
            <text:p>/mnt/share/Music/Albums/Tool/Tool - Aenima/Tool - Aenima - 01 - Stinkfist.mp3</text:p>
          </table:table-cell>
          <table:table-cell office:value-type="float" office:value="0.13404037">
            <text:p>0.13404037</text:p>
          </table:table-cell>
          <table:table-cell office:value-type="float" office:value="0.2581508">
            <text:p>0.2581508</text:p>
          </table:table-cell>
          <table:table-cell office:value-type="float" office:value="0.100018926">
            <text:p>0.100018926</text:p>
          </table:table-cell>
          <table:table-cell office:value-type="float" office:value="0.057939216">
            <text:p>0.057939216</text:p>
          </table:table-cell>
          <table:table-cell office:value-type="float" office:value="0.03372546">
            <text:p>0.03372546</text:p>
          </table:table-cell>
          <table:table-cell office:value-type="float" office:value="0.037994217">
            <text:p>0.037994217</text:p>
          </table:table-cell>
          <table:table-cell office:value-type="float" office:value="0.028612588">
            <text:p>0.028612588</text:p>
          </table:table-cell>
          <table:table-cell office:value-type="float" office:value="0.036923375">
            <text:p>0.036923375</text:p>
          </table:table-cell>
          <table:table-cell office:value-type="float" office:value="0.03119025">
            <text:p>0.03119025</text:p>
          </table:table-cell>
          <table:table-cell office:value-type="float" office:value="0.026122129">
            <text:p>0.026122129</text:p>
          </table:table-cell>
          <table:table-cell office:value-type="float" office:value="0.028530177">
            <text:p>0.028530177</text:p>
          </table:table-cell>
          <table:table-cell office:value-type="float" office:value="0.023235358">
            <text:p>0.023235358</text:p>
          </table:table-cell>
          <table:table-cell office:value-type="float" office:value="0.0257709">
            <text:p>0.0257709</text:p>
          </table:table-cell>
          <table:table-cell office:value-type="float" office:value="0.031152701">
            <text:p>0.031152701</text:p>
          </table:table-cell>
          <table:table-cell office:value-type="float" office:value="0.03302888">
            <text:p>0.03302888</text:p>
          </table:table-cell>
          <table:table-cell office:value-type="float" office:value="0.035810407">
            <text:p>0.035810407</text:p>
          </table:table-cell>
          <table:table-cell office:value-type="float" office:value="0.023998113">
            <text:p>0.023998113</text:p>
          </table:table-cell>
          <table:table-cell office:value-type="float" office:value="0.036088936">
            <text:p>0.036088936</text:p>
          </table:table-cell>
          <table:table-cell office:value-type="float" office:value="0.035841294">
            <text:p>0.035841294</text:p>
          </table:table-cell>
          <table:table-cell office:value-type="float" office:value="0.048980445">
            <text:p>0.048980445</text:p>
          </table:table-cell>
          <table:table-cell office:value-type="float" office:value="0.047752276">
            <text:p>0.047752276</text:p>
          </table:table-cell>
          <table:table-cell office:value-type="float" office:value="0.036929995">
            <text:p>0.036929995</text:p>
          </table:table-cell>
          <table:table-cell office:value-type="float" office:value="0.03410989">
            <text:p>0.03410989</text:p>
          </table:table-cell>
          <table:table-cell office:value-type="float" office:value="0.044938732">
            <text:p>0.044938732</text:p>
          </table:table-cell>
          <table:table-cell office:value-type="float" office:value="0.054249942">
            <text:p>0.054249942</text:p>
          </table:table-cell>
          <table:table-cell office:value-type="float" office:value="0.05935325">
            <text:p>0.05935325</text:p>
          </table:table-cell>
          <table:table-cell office:value-type="float" office:value="0.060486913">
            <text:p>0.060486913</text:p>
          </table:table-cell>
          <table:table-cell office:value-type="float" office:value="0.053478546">
            <text:p>0.053478546</text:p>
          </table:table-cell>
          <table:table-cell office:value-type="float" office:value="0.04876457">
            <text:p>0.04876457</text:p>
          </table:table-cell>
          <table:table-cell office:value-type="float" office:value="0.05747569">
            <text:p>0.05747569</text:p>
          </table:table-cell>
          <table:table-cell office:value-type="float" office:value="0.06419735">
            <text:p>0.06419735</text:p>
          </table:table-cell>
          <table:table-cell office:value-type="float" office:value="0.06917608">
            <text:p>0.06917608</text:p>
          </table:table-cell>
          <table:table-cell office:value-type="float" office:value="0.05542914">
            <text:p>0.05542914</text:p>
          </table:table-cell>
          <table:table-cell office:value-type="float" office:value="0.042202342">
            <text:p>0.042202342</text:p>
          </table:table-cell>
          <table:table-cell office:value-type="float" office:value="0.04174045">
            <text:p>0.04174045</text:p>
          </table:table-cell>
          <table:table-cell office:value-type="float" office:value="0.038685847">
            <text:p>0.038685847</text:p>
          </table:table-cell>
          <table:table-cell office:value-type="float" office:value="0.044027943">
            <text:p>0.044027943</text:p>
          </table:table-cell>
          <table:table-cell office:value-type="float" office:value="0.053224213">
            <text:p>0.053224213</text:p>
          </table:table-cell>
          <table:table-cell office:value-type="float" office:value="0.059293237">
            <text:p>0.059293237</text:p>
          </table:table-cell>
          <table:table-cell office:value-type="float" office:value="0.05392382">
            <text:p>0.05392382</text:p>
          </table:table-cell>
          <table:table-cell office:value-type="float" office:value="0.044576693">
            <text:p>0.044576693</text:p>
          </table:table-cell>
          <table:table-cell office:value-type="float" office:value="0.038974356">
            <text:p>0.038974356</text:p>
          </table:table-cell>
          <table:table-cell office:value-type="float" office:value="0.03566343">
            <text:p>0.03566343</text:p>
          </table:table-cell>
          <table:table-cell office:value-type="float" office:value="0.03862085">
            <text:p>0.03862085</text:p>
          </table:table-cell>
          <table:table-cell office:value-type="float" office:value="0.037933085">
            <text:p>0.037933085</text:p>
          </table:table-cell>
          <table:table-cell office:value-type="float" office:value="0.038059335">
            <text:p>0.038059335</text:p>
          </table:table-cell>
          <table:table-cell office:value-type="float" office:value="0.04075157">
            <text:p>0.04075157</text:p>
          </table:table-cell>
          <table:table-cell office:value-type="float" office:value="0.0405807">
            <text:p>0.0405807</text:p>
          </table:table-cell>
          <table:table-cell office:value-type="float" office:value="0.040774476">
            <text:p>0.040774476</text:p>
          </table:table-cell>
          <table:table-cell office:value-type="float" office:value="0.032011822">
            <text:p>0.032011822</text:p>
          </table:table-cell>
          <table:table-cell office:value-type="float" office:value="0.027075814">
            <text:p>0.027075814</text:p>
          </table:table-cell>
          <table:table-cell office:value-type="float" office:value="0.023450911">
            <text:p>0.023450911</text:p>
          </table:table-cell>
          <table:table-cell office:value-type="float" office:value="0.023877556">
            <text:p>0.023877556</text:p>
          </table:table-cell>
          <table:table-cell office:value-type="float" office:value="0.025963683">
            <text:p>0.025963683</text:p>
          </table:table-cell>
          <table:table-cell office:value-type="float" office:value="0.021535404">
            <text:p>0.021535404</text:p>
          </table:table-cell>
          <table:table-cell office:value-type="float" office:value="0.018897321">
            <text:p>0.018897321</text:p>
          </table:table-cell>
          <table:table-cell office:value-type="float" office:value="0.016776664">
            <text:p>0.016776664</text:p>
          </table:table-cell>
          <table:table-cell office:value-type="float" office:value="0.01771324">
            <text:p>0.01771324</text:p>
          </table:table-cell>
          <table:table-cell office:value-type="float" office:value="0.018768866">
            <text:p>0.018768866</text:p>
          </table:table-cell>
          <table:table-cell office:value-type="float" office:value="0.018845925">
            <text:p>0.018845925</text:p>
          </table:table-cell>
          <table:table-cell office:value-type="float" office:value="0.01773742">
            <text:p>0.01773742</text:p>
          </table:table-cell>
          <table:table-cell office:value-type="float" office:value="0.018101305">
            <text:p>0.018101305</text:p>
          </table:table-cell>
          <table:table-cell office:value-type="float" office:value="0.0168641">
            <text:p>0.0168641</text:p>
          </table:table-cell>
          <table:table-cell office:value-type="float" office:value="0.017214792">
            <text:p>0.017214792</text:p>
          </table:table-cell>
          <table:table-cell office:value-type="float" office:value="0.018850422">
            <text:p>0.018850422</text:p>
          </table:table-cell>
          <table:table-cell office:value-type="float" office:value="0.015586917">
            <text:p>0.015586917</text:p>
          </table:table-cell>
          <table:table-cell office:value-type="float" office:value="0.016691333">
            <text:p>0.016691333</text:p>
          </table:table-cell>
          <table:table-cell office:value-type="float" office:value="0.0144728925">
            <text:p>0.0144728925</text:p>
          </table:table-cell>
          <table:table-cell office:value-type="float" office:value="0.0142835565">
            <text:p>0.0142835565</text:p>
          </table:table-cell>
          <table:table-cell office:value-type="float" office:value="0.014260123">
            <text:p>0.014260123</text:p>
          </table:table-cell>
          <table:table-cell office:value-type="float" office:value="0.0130649395">
            <text:p>0.0130649395</text:p>
          </table:table-cell>
          <table:table-cell office:value-type="float" office:value="0.013584098">
            <text:p>0.013584098</text:p>
          </table:table-cell>
          <table:table-cell office:value-type="float" office:value="0.011674833">
            <text:p>0.011674833</text:p>
          </table:table-cell>
          <table:table-cell office:value-type="float" office:value="0.0138337435">
            <text:p>0.0138337435</text:p>
          </table:table-cell>
          <table:table-cell office:value-type="float" office:value="0.013265253">
            <text:p>0.013265253</text:p>
          </table:table-cell>
          <table:table-cell office:value-type="float" office:value="0.013384996">
            <text:p>0.013384996</text:p>
          </table:table-cell>
          <table:table-cell office:value-type="float" office:value="0.012060132">
            <text:p>0.012060132</text:p>
          </table:table-cell>
          <table:table-cell office:value-type="float" office:value="0.0129754925">
            <text:p>0.0129754925</text:p>
          </table:table-cell>
          <table:table-cell office:value-type="float" office:value="0.012586936">
            <text:p>0.012586936</text:p>
          </table:table-cell>
          <table:table-cell office:value-type="float" office:value="0.014140773">
            <text:p>0.014140773</text:p>
          </table:table-cell>
          <table:table-cell office:value-type="float" office:value="0.012858668">
            <text:p>0.012858668</text:p>
          </table:table-cell>
          <table:table-cell office:value-type="float" office:value="0.013225185">
            <text:p>0.013225185</text:p>
          </table:table-cell>
          <table:table-cell office:value-type="float" office:value="0.011579749">
            <text:p>0.011579749</text:p>
          </table:table-cell>
          <table:table-cell office:value-type="float" office:value="0.012090243">
            <text:p>0.012090243</text:p>
          </table:table-cell>
          <table:table-cell office:value-type="float" office:value="0.011813166">
            <text:p>0.011813166</text:p>
          </table:table-cell>
          <table:table-cell office:value-type="float" office:value="0.011922327">
            <text:p>0.011922327</text:p>
          </table:table-cell>
          <table:table-cell office:value-type="float" office:value="0.010741822">
            <text:p>0.010741822</text:p>
          </table:table-cell>
          <table:table-cell office:value-type="float" office:value="0.01160536">
            <text:p>0.01160536</text:p>
          </table:table-cell>
          <table:table-cell office:value-type="float" office:value="0.011357082">
            <text:p>0.011357082</text:p>
          </table:table-cell>
          <table:table-cell office:value-type="float" office:value="0.011756793">
            <text:p>0.011756793</text:p>
          </table:table-cell>
          <table:table-cell office:value-type="float" office:value="0.011468656">
            <text:p>0.011468656</text:p>
          </table:table-cell>
          <table:table-cell office:value-type="float" office:value="0.010549853">
            <text:p>0.010549853</text:p>
          </table:table-cell>
          <table:table-cell office:value-type="float" office:value="0.010308858">
            <text:p>0.010308858</text:p>
          </table:table-cell>
          <table:table-cell office:value-type="float" office:value="0.011849648">
            <text:p>0.011849648</text:p>
          </table:table-cell>
          <table:table-cell office:value-type="float" office:value="0.010714735">
            <text:p>0.010714735</text:p>
          </table:table-cell>
          <table:table-cell office:value-type="float" office:value="0.010337499">
            <text:p>0.010337499</text:p>
          </table:table-cell>
          <table:table-cell office:value-type="float" office:value="0.010556432">
            <text:p>0.010556432</text:p>
          </table:table-cell>
          <table:table-cell office:value-type="float" office:value="0.010259838">
            <text:p>0.010259838</text:p>
          </table:table-cell>
          <table:table-cell office:value-type="float" office:value="0.010098983">
            <text:p>0.010098983</text:p>
          </table:table-cell>
          <table:table-cell office:value-type="float" office:value="0.010674157">
            <text:p>0.010674157</text:p>
          </table:table-cell>
          <table:table-cell office:value-type="float" office:value="0.010836803">
            <text:p>0.010836803</text:p>
          </table:table-cell>
          <table:table-cell office:value-type="float" office:value="0.009178722">
            <text:p>0.009178722</text:p>
          </table:table-cell>
          <table:table-cell office:value-type="float" office:value="0.011902869">
            <text:p>0.011902869</text:p>
          </table:table-cell>
          <table:table-cell office:value-type="float" office:value="0.011577498">
            <text:p>0.011577498</text:p>
          </table:table-cell>
          <table:table-cell office:value-type="float" office:value="0.011161462">
            <text:p>0.011161462</text:p>
          </table:table-cell>
          <table:table-cell office:value-type="float" office:value="0.009176084">
            <text:p>0.009176084</text:p>
          </table:table-cell>
          <table:table-cell office:value-type="float" office:value="0.00880081">
            <text:p>0.00880081</text:p>
          </table:table-cell>
          <table:table-cell office:value-type="float" office:value="0.010160028">
            <text:p>0.010160028</text:p>
          </table:table-cell>
          <table:table-cell office:value-type="float" office:value="0.009859996">
            <text:p>0.009859996</text:p>
          </table:table-cell>
          <table:table-cell office:value-type="float" office:value="0.009621458">
            <text:p>0.009621458</text:p>
          </table:table-cell>
          <table:table-cell office:value-type="float" office:value="0.010214875">
            <text:p>0.010214875</text:p>
          </table:table-cell>
          <table:table-cell office:value-type="float" office:value="0.009286712">
            <text:p>0.009286712</text:p>
          </table:table-cell>
          <table:table-cell office:value-type="float" office:value="0.010176035">
            <text:p>0.010176035</text:p>
          </table:table-cell>
          <table:table-cell office:value-type="float" office:value="0.008878904">
            <text:p>0.008878904</text:p>
          </table:table-cell>
          <table:table-cell office:value-type="float" office:value="0.009119012">
            <text:p>0.009119012</text:p>
          </table:table-cell>
          <table:table-cell office:value-type="float" office:value="0.009599586">
            <text:p>0.009599586</text:p>
          </table:table-cell>
          <table:table-cell office:value-type="float" office:value="0.009615762">
            <text:p>0.009615762</text:p>
          </table:table-cell>
          <table:table-cell office:value-type="float" office:value="0.010381432">
            <text:p>0.010381432</text:p>
          </table:table-cell>
          <table:table-cell office:value-type="float" office:value="0.011476978">
            <text:p>0.011476978</text:p>
          </table:table-cell>
          <table:table-cell office:value-type="float" office:value="0.009053367">
            <text:p>0.009053367</text:p>
          </table:table-cell>
          <table:table-cell office:value-type="float" office:value="0.00784398">
            <text:p>0.00784398</text:p>
          </table:table-cell>
          <table:table-cell office:value-type="float" office:value="0.008249188">
            <text:p>0.008249188</text:p>
          </table:table-cell>
          <table:table-cell office:value-type="float" office:value="0.009774035">
            <text:p>0.009774035</text:p>
          </table:table-cell>
          <table:table-cell office:value-type="float" office:value="0.008329982">
            <text:p>0.008329982</text:p>
          </table:table-cell>
          <table:table-cell office:value-type="float" office:value="0.008615728">
            <text:p>0.008615728</text:p>
          </table:table-cell>
          <table:table-cell office:value-type="float" office:value="0.008390799">
            <text:p>0.008390799</text:p>
          </table:table-cell>
          <table:table-cell office:value-type="float" office:value="0.008617044">
            <text:p>0.008617044</text:p>
          </table:table-cell>
          <table:table-cell office:value-type="float" office:value="0.008013189">
            <text:p>0.008013189</text:p>
          </table:table-cell>
          <table:table-cell office:value-type="float" office:value="0.008121937">
            <text:p>0.008121937</text:p>
          </table:table-cell>
          <table:table-cell office:value-type="float" office:value="0.008328926">
            <text:p>0.008328926</text:p>
          </table:table-cell>
          <table:table-cell office:value-type="float" office:value="0.008170347">
            <text:p>0.008170347</text:p>
          </table:table-cell>
          <table:table-cell office:value-type="float" office:value="0.0083859125">
            <text:p>0.0083859125</text:p>
          </table:table-cell>
          <table:table-cell office:value-type="float" office:value="0.009029747">
            <text:p>0.009029747</text:p>
          </table:table-cell>
          <table:table-cell office:value-type="float" office:value="0.0075602946">
            <text:p>0.0075602946</text:p>
          </table:table-cell>
          <table:table-cell office:value-type="float" office:value="0.0074792313">
            <text:p>0.0074792313</text:p>
          </table:table-cell>
          <table:table-cell office:value-type="float" office:value="0.008027313">
            <text:p>0.008027313</text:p>
          </table:table-cell>
          <table:table-cell office:value-type="float" office:value="0.0074996958">
            <text:p>0.0074996958</text:p>
          </table:table-cell>
          <table:table-cell office:value-type="float" office:value="0.007381906">
            <text:p>0.007381906</text:p>
          </table:table-cell>
          <table:table-cell office:value-type="float" office:value="0.0077600037">
            <text:p>0.0077600037</text:p>
          </table:table-cell>
          <table:table-cell office:value-type="float" office:value="0.007709009">
            <text:p>0.007709009</text:p>
          </table:table-cell>
          <table:table-cell office:value-type="float" office:value="0.007024436">
            <text:p>0.007024436</text:p>
          </table:table-cell>
          <table:table-cell office:value-type="float" office:value="0.0069672214">
            <text:p>0.0069672214</text:p>
          </table:table-cell>
          <table:table-cell office:value-type="float" office:value="0.0074486756">
            <text:p>0.0074486756</text:p>
          </table:table-cell>
          <table:table-cell office:value-type="float" office:value="0.007041994">
            <text:p>0.007041994</text:p>
          </table:table-cell>
          <table:table-cell office:value-type="float" office:value="0.0067349677">
            <text:p>0.0067349677</text:p>
          </table:table-cell>
          <table:table-cell office:value-type="float" office:value="0.0066417875">
            <text:p>0.0066417875</text:p>
          </table:table-cell>
          <table:table-cell office:value-type="float" office:value="0.0066039814">
            <text:p>0.0066039814</text:p>
          </table:table-cell>
          <table:table-cell office:value-type="float" office:value="0.0075023095">
            <text:p>0.0075023095</text:p>
          </table:table-cell>
          <table:table-cell office:value-type="float" office:value="0.0069338568">
            <text:p>0.0069338568</text:p>
          </table:table-cell>
          <table:table-cell office:value-type="float" office:value="0.0068348194">
            <text:p>0.0068348194</text:p>
          </table:table-cell>
          <table:table-cell office:value-type="float" office:value="0.006941443">
            <text:p>0.006941443</text:p>
          </table:table-cell>
          <table:table-cell office:value-type="float" office:value="0.0062291827">
            <text:p>0.0062291827</text:p>
          </table:table-cell>
          <table:table-cell office:value-type="float" office:value="0.0062567624">
            <text:p>0.0062567624</text:p>
          </table:table-cell>
          <table:table-cell office:value-type="float" office:value="0.0061891335">
            <text:p>0.0061891335</text:p>
          </table:table-cell>
          <table:table-cell office:value-type="float" office:value="0.0065055145">
            <text:p>0.0065055145</text:p>
          </table:table-cell>
          <table:table-cell office:value-type="float" office:value="0.005759479">
            <text:p>0.005759479</text:p>
          </table:table-cell>
          <table:table-cell office:value-type="float" office:value="0.0067285607">
            <text:p>0.0067285607</text:p>
          </table:table-cell>
          <table:table-cell office:value-type="float" office:value="0.0058248336">
            <text:p>0.0058248336</text:p>
          </table:table-cell>
          <table:table-cell office:value-type="float" office:value="0.0050024474">
            <text:p>0.0050024474</text:p>
          </table:table-cell>
          <table:table-cell office:value-type="float" office:value="0.005614084">
            <text:p>0.005614084</text:p>
          </table:table-cell>
          <table:table-cell office:value-type="float" office:value="0.0050518024">
            <text:p>0.0050518024</text:p>
          </table:table-cell>
          <table:table-cell office:value-type="float" office:value="0.005332656">
            <text:p>0.005332656</text:p>
          </table:table-cell>
          <table:table-cell office:value-type="float" office:value="0.005140273">
            <text:p>0.005140273</text:p>
          </table:table-cell>
          <table:table-cell office:value-type="float" office:value="0.0049211285">
            <text:p>0.0049211285</text:p>
          </table:table-cell>
          <table:table-cell office:value-type="float" office:value="0.0047993087">
            <text:p>0.0047993087</text:p>
          </table:table-cell>
          <table:table-cell office:value-type="float" office:value="0.0050064563">
            <text:p>0.0050064563</text:p>
          </table:table-cell>
          <table:table-cell office:value-type="float" office:value="0.0045993295">
            <text:p>0.0045993295</text:p>
          </table:table-cell>
          <table:table-cell office:value-type="float" office:value="0.0042987876">
            <text:p>0.0042987876</text:p>
          </table:table-cell>
          <table:table-cell office:value-type="float" office:value="0.0044926703">
            <text:p>0.0044926703</text:p>
          </table:table-cell>
          <table:table-cell office:value-type="float" office:value="0.004700894">
            <text:p>0.004700894</text:p>
          </table:table-cell>
          <table:table-cell office:value-type="float" office:value="0.0047213016">
            <text:p>0.0047213016</text:p>
          </table:table-cell>
          <table:table-cell office:value-type="float" office:value="0.004595657">
            <text:p>0.004595657</text:p>
          </table:table-cell>
          <table:table-cell office:value-type="float" office:value="0.0040672063">
            <text:p>0.0040672063</text:p>
          </table:table-cell>
          <table:table-cell office:value-type="float" office:value="0.0035549577">
            <text:p>0.0035549577</text:p>
          </table:table-cell>
          <table:table-cell office:value-type="float" office:value="0.0037795617">
            <text:p>0.0037795617</text:p>
          </table:table-cell>
          <table:table-cell office:value-type="float" office:value="0.0036601073">
            <text:p>0.0036601073</text:p>
          </table:table-cell>
          <table:table-cell office:value-type="float" office:value="0.003945685">
            <text:p>0.003945685</text:p>
          </table:table-cell>
          <table:table-cell office:value-type="float" office:value="0.004148996">
            <text:p>0.004148996</text:p>
          </table:table-cell>
          <table:table-cell office:value-type="float" office:value="0.0036579827">
            <text:p>0.0036579827</text:p>
          </table:table-cell>
          <table:table-cell office:value-type="float" office:value="0.003809458">
            <text:p>0.003809458</text:p>
          </table:table-cell>
          <table:table-cell office:value-type="float" office:value="0.0041258465">
            <text:p>0.0041258465</text:p>
          </table:table-cell>
          <table:table-cell office:value-type="float" office:value="0.0040144892">
            <text:p>0.0040144892</text:p>
          </table:table-cell>
          <table:table-cell office:value-type="float" office:value="0.0038335284">
            <text:p>0.0038335284</text:p>
          </table:table-cell>
          <table:table-cell office:value-type="float" office:value="0.0034970029">
            <text:p>0.0034970029</text:p>
          </table:table-cell>
          <table:table-cell office:value-type="float" office:value="0.0031799579">
            <text:p>0.0031799579</text:p>
          </table:table-cell>
          <table:table-cell office:value-type="float" office:value="0.0030089496">
            <text:p>0.0030089496</text:p>
          </table:table-cell>
          <table:table-cell office:value-type="float" office:value="0.0021078712">
            <text:p>0.0021078712</text:p>
          </table:table-cell>
          <table:table-cell office:value-type="float" office:value="0.0018692258">
            <text:p>0.0018692258</text:p>
          </table:table-cell>
          <table:table-cell office:value-type="float" office:value="0.0017119081">
            <text:p>0.0017119081</text:p>
          </table:table-cell>
          <table:table-cell office:value-type="float" office:value="0.0017722064">
            <text:p>0.0017722064</text:p>
          </table:table-cell>
          <table:table-cell office:value-type="float" office:value="0.0019874284">
            <text:p>0.0019874284</text:p>
          </table:table-cell>
          <table:table-cell office:value-type="float" office:value="0.002284297">
            <text:p>0.002284297</text:p>
          </table:table-cell>
          <table:table-cell office:value-type="float" office:value="0.0023085694">
            <text:p>0.0023085694</text:p>
          </table:table-cell>
          <table:table-cell office:value-type="float" office:value="0.0018078804">
            <text:p>0.0018078804</text:p>
          </table:table-cell>
          <table:table-cell office:value-type="float" office:value="0.0015158997">
            <text:p>0.0015158997</text:p>
          </table:table-cell>
          <table:table-cell office:value-type="float" office:value="0.0015127137">
            <text:p>0.0015127137</text:p>
          </table:table-cell>
          <table:table-cell office:value-type="float" office:value="0.0016031583">
            <text:p>0.0016031583</text:p>
          </table:table-cell>
          <table:table-cell office:value-type="float" office:value="0.0017694592">
            <text:p>0.0017694592</text:p>
          </table:table-cell>
          <table:table-cell office:value-type="float" office:value="0.0018460612">
            <text:p>0.0018460612</text:p>
          </table:table-cell>
          <table:table-cell office:value-type="float" office:value="0.0018736583">
            <text:p>0.0018736583</text:p>
          </table:table-cell>
          <table:table-cell office:value-type="float" office:value="0.0019901511">
            <text:p>0.0019901511</text:p>
          </table:table-cell>
          <table:table-cell office:value-type="float" office:value="0.0019162461">
            <text:p>0.0019162461</text:p>
          </table:table-cell>
          <table:table-cell office:value-type="float" office:value="0.0016334817">
            <text:p>0.0016334817</text:p>
          </table:table-cell>
          <table:table-cell office:value-type="float" office:value="0.0015143027">
            <text:p>0.0015143027</text:p>
          </table:table-cell>
          <table:table-cell office:value-type="float" office:value="0.0014603867">
            <text:p>0.0014603867</text:p>
          </table:table-cell>
          <table:table-cell table:style-name="Default" office:value-type="float" office:value="0.0014827867">
            <text:p>0.0014827867</text:p>
          </table:table-cell>
          <table:table-cell table:style-name="Default" office:value-type="float" office:value="0.0015958741">
            <text:p>0.0015958741</text:p>
          </table:table-cell>
          <table:table-cell office:value-type="float" office:value="0.0016041955">
            <text:p>0.0016041955</text:p>
          </table:table-cell>
          <table:table-cell office:value-type="float" office:value="0.0015975075">
            <text:p>0.0015975075</text:p>
          </table:table-cell>
          <table:table-cell office:value-type="float" office:value="0.0016177791">
            <text:p>0.0016177791</text:p>
          </table:table-cell>
          <table:table-cell office:value-type="float" office:value="0.001548997">
            <text:p>0.001548997</text:p>
          </table:table-cell>
          <table:table-cell office:value-type="float" office:value="0.0014770569">
            <text:p>0.0014770569</text:p>
          </table:table-cell>
          <table:table-cell office:value-type="float" office:value="0.0014993689">
            <text:p>0.0014993689</text:p>
          </table:table-cell>
          <table:table-cell office:value-type="float" office:value="0.0016173917">
            <text:p>0.0016173917</text:p>
          </table:table-cell>
          <table:table-cell office:value-type="float" office:value="0.0016331401">
            <text:p>0.0016331401</text:p>
          </table:table-cell>
          <table:table-cell office:value-type="float" office:value="0.0015272696">
            <text:p>0.0015272696</text:p>
          </table:table-cell>
          <table:table-cell office:value-type="float" office:value="0.0015260421">
            <text:p>0.0015260421</text:p>
          </table:table-cell>
          <table:table-cell office:value-type="float" office:value="0.0015127648">
            <text:p>0.0015127648</text:p>
          </table:table-cell>
          <table:table-cell office:value-type="float" office:value="0.0014267482">
            <text:p>0.0014267482</text:p>
          </table:table-cell>
          <table:table-cell office:value-type="float" office:value="0.0014030886">
            <text:p>0.0014030886</text:p>
          </table:table-cell>
          <table:table-cell office:value-type="float" office:value="0.0014006905">
            <text:p>0.0014006905</text:p>
          </table:table-cell>
          <table:table-cell office:value-type="float" office:value="0.001366578">
            <text:p>0.001366578</text:p>
          </table:table-cell>
          <table:table-cell office:value-type="float" office:value="0.001352625">
            <text:p>0.001352625</text:p>
          </table:table-cell>
          <table:table-cell office:value-type="float" office:value="0.0013508248">
            <text:p>0.0013508248</text:p>
          </table:table-cell>
          <table:table-cell office:value-type="float" office:value="0.0013737987">
            <text:p>0.0013737987</text:p>
          </table:table-cell>
          <table:table-cell office:value-type="float" office:value="0.0014060624">
            <text:p>0.0014060624</text:p>
          </table:table-cell>
          <table:table-cell office:value-type="float" office:value="0.0013995838">
            <text:p>0.0013995838</text:p>
          </table:table-cell>
          <table:table-cell office:value-type="float" office:value="0.0013837677">
            <text:p>0.0013837677</text:p>
          </table:table-cell>
          <table:table-cell office:value-type="float" office:value="0.0013724266">
            <text:p>0.0013724266</text:p>
          </table:table-cell>
          <table:table-cell office:value-type="float" office:value="0.001375799">
            <text:p>0.001375799</text:p>
          </table:table-cell>
          <table:table-cell office:value-type="float" office:value="0.0013923643">
            <text:p>0.0013923643</text:p>
          </table:table-cell>
          <table:table-cell office:value-type="float" office:value="0.0014091821">
            <text:p>0.0014091821</text:p>
          </table:table-cell>
          <table:table-cell office:value-type="float" office:value="0.0013981492">
            <text:p>0.0013981492</text:p>
          </table:table-cell>
          <table:table-cell office:value-type="float" office:value="0.0013643304">
            <text:p>0.0013643304</text:p>
          </table:table-cell>
          <table:table-cell office:value-type="float" office:value="0.0013577037">
            <text:p>0.0013577037</text:p>
          </table:table-cell>
          <table:table-cell office:value-type="float" office:value="0.0013588066">
            <text:p>0.0013588066</text:p>
          </table:table-cell>
          <table:table-cell office:value-type="float" office:value="0.0013610955">
            <text:p>0.0013610955</text:p>
          </table:table-cell>
          <table:table-cell office:value-type="float" office:value="0.0013668181">
            <text:p>0.0013668181</text:p>
          </table:table-cell>
          <table:table-cell office:value-type="float" office:value="0.0013745379">
            <text:p>0.0013745379</text:p>
          </table:table-cell>
          <table:table-cell office:value-type="float" office:value="0.0013767992">
            <text:p>0.0013767992</text:p>
          </table:table-cell>
          <table:table-cell office:value-type="float" office:value="0.0013811443">
            <text:p>0.0013811443</text:p>
          </table:table-cell>
          <table:table-cell office:value-type="float" office:value="0.0013848735">
            <text:p>0.0013848735</text:p>
          </table:table-cell>
          <table:table-cell office:value-type="float" office:value="0.001392091">
            <text:p>0.001392091</text:p>
          </table:table-cell>
          <table:table-cell office:value-type="float" office:value="0.0013959286">
            <text:p>0.0013959286</text:p>
          </table:table-cell>
          <table:table-cell office:value-type="float" office:value="0.0013987764">
            <text:p>0.0013987764</text:p>
          </table:table-cell>
          <table:table-cell office:value-type="float" office:value="0.0014037677">
            <text:p>0.0014037677</text:p>
          </table:table-cell>
          <table:table-cell office:value-type="float" office:value="0.001408399">
            <text:p>0.001408399</text:p>
          </table:table-cell>
          <table:table-cell office:value-type="float" office:value="0.0014133042">
            <text:p>0.0014133042</text:p>
          </table:table-cell>
          <table:table-cell office:value-type="float" office:value="0.0014187396">
            <text:p>0.0014187396</text:p>
          </table:table-cell>
          <table:table-cell office:value-type="float" office:value="0.0014225248">
            <text:p>0.0014225248</text:p>
          </table:table-cell>
          <table:table-cell office:value-type="float" office:value="0.0014261205">
            <text:p>0.0014261205</text:p>
          </table:table-cell>
          <table:table-cell office:value-type="float" office:value="0.0014334698">
            <text:p>0.0014334698</text:p>
          </table:table-cell>
          <table:table-cell office:value-type="float" office:value="0.0014368785">
            <text:p>0.0014368785</text:p>
          </table:table-cell>
          <table:table-cell office:value-type="float" office:value="0.0014400787">
            <text:p>0.0014400787</text:p>
          </table:table-cell>
          <table:table-cell office:value-type="float" office:value="0.001443651">
            <text:p>0.001443651</text:p>
          </table:table-cell>
          <table:table-cell/>
        </table:table-row>
        <table:table-row table:style-name="ro1">
          <table:table-cell office:value-type="string">
            <text:p>/mnt/share/Music/Albums/Tool/Tool - Aenima/Tool - Aenima - 02 - Eulogy.mp3</text:p>
          </table:table-cell>
          <table:table-cell office:value-type="float" office:value="0.13283932">
            <text:p>0.13283932</text:p>
          </table:table-cell>
          <table:table-cell office:value-type="float" office:value="0.2018314">
            <text:p>0.2018314</text:p>
          </table:table-cell>
          <table:table-cell office:value-type="float" office:value="0.10583087">
            <text:p>0.10583087</text:p>
          </table:table-cell>
          <table:table-cell office:value-type="float" office:value="0.039245702">
            <text:p>0.039245702</text:p>
          </table:table-cell>
          <table:table-cell office:value-type="float" office:value="0.02885125">
            <text:p>0.02885125</text:p>
          </table:table-cell>
          <table:table-cell office:value-type="float" office:value="0.027723154">
            <text:p>0.027723154</text:p>
          </table:table-cell>
          <table:table-cell office:value-type="float" office:value="0.019779386">
            <text:p>0.019779386</text:p>
          </table:table-cell>
          <table:table-cell office:value-type="float" office:value="0.02282133">
            <text:p>0.02282133</text:p>
          </table:table-cell>
          <table:table-cell office:value-type="float" office:value="0.026957033">
            <text:p>0.026957033</text:p>
          </table:table-cell>
          <table:table-cell office:value-type="float" office:value="0.027487822">
            <text:p>0.027487822</text:p>
          </table:table-cell>
          <table:table-cell office:value-type="float" office:value="0.023049753">
            <text:p>0.023049753</text:p>
          </table:table-cell>
          <table:table-cell office:value-type="float" office:value="0.027987279">
            <text:p>0.027987279</text:p>
          </table:table-cell>
          <table:table-cell office:value-type="float" office:value="0.021613114">
            <text:p>0.021613114</text:p>
          </table:table-cell>
          <table:table-cell office:value-type="float" office:value="0.026396295">
            <text:p>0.026396295</text:p>
          </table:table-cell>
          <table:table-cell office:value-type="float" office:value="0.030829206">
            <text:p>0.030829206</text:p>
          </table:table-cell>
          <table:table-cell office:value-type="float" office:value="0.023158332">
            <text:p>0.023158332</text:p>
          </table:table-cell>
          <table:table-cell office:value-type="float" office:value="0.018364524">
            <text:p>0.018364524</text:p>
          </table:table-cell>
          <table:table-cell office:value-type="float" office:value="0.028565677">
            <text:p>0.028565677</text:p>
          </table:table-cell>
          <table:table-cell office:value-type="float" office:value="0.02632679">
            <text:p>0.02632679</text:p>
          </table:table-cell>
          <table:table-cell office:value-type="float" office:value="0.0333173">
            <text:p>0.0333173</text:p>
          </table:table-cell>
          <table:table-cell office:value-type="float" office:value="0.030346412">
            <text:p>0.030346412</text:p>
          </table:table-cell>
          <table:table-cell office:value-type="float" office:value="0.023398578">
            <text:p>0.023398578</text:p>
          </table:table-cell>
          <table:table-cell office:value-type="float" office:value="0.021900004">
            <text:p>0.021900004</text:p>
          </table:table-cell>
          <table:table-cell office:value-type="float" office:value="0.025192864">
            <text:p>0.025192864</text:p>
          </table:table-cell>
          <table:table-cell office:value-type="float" office:value="0.030722562">
            <text:p>0.030722562</text:p>
          </table:table-cell>
          <table:table-cell office:value-type="float" office:value="0.03581844">
            <text:p>0.03581844</text:p>
          </table:table-cell>
          <table:table-cell office:value-type="float" office:value="0.03618492">
            <text:p>0.03618492</text:p>
          </table:table-cell>
          <table:table-cell office:value-type="float" office:value="0.033826653">
            <text:p>0.033826653</text:p>
          </table:table-cell>
          <table:table-cell office:value-type="float" office:value="0.03273871">
            <text:p>0.03273871</text:p>
          </table:table-cell>
          <table:table-cell office:value-type="float" office:value="0.039444935">
            <text:p>0.039444935</text:p>
          </table:table-cell>
          <table:table-cell office:value-type="float" office:value="0.048793912">
            <text:p>0.048793912</text:p>
          </table:table-cell>
          <table:table-cell office:value-type="float" office:value="0.04619257">
            <text:p>0.04619257</text:p>
          </table:table-cell>
          <table:table-cell office:value-type="float" office:value="0.037143704">
            <text:p>0.037143704</text:p>
          </table:table-cell>
          <table:table-cell office:value-type="float" office:value="0.029030329">
            <text:p>0.029030329</text:p>
          </table:table-cell>
          <table:table-cell office:value-type="float" office:value="0.029491693">
            <text:p>0.029491693</text:p>
          </table:table-cell>
          <table:table-cell office:value-type="float" office:value="0.028949996">
            <text:p>0.028949996</text:p>
          </table:table-cell>
          <table:table-cell office:value-type="float" office:value="0.03246458">
            <text:p>0.03246458</text:p>
          </table:table-cell>
          <table:table-cell office:value-type="float" office:value="0.03966343">
            <text:p>0.03966343</text:p>
          </table:table-cell>
          <table:table-cell office:value-type="float" office:value="0.044081338">
            <text:p>0.044081338</text:p>
          </table:table-cell>
          <table:table-cell office:value-type="float" office:value="0.041354116">
            <text:p>0.041354116</text:p>
          </table:table-cell>
          <table:table-cell office:value-type="float" office:value="0.033581387">
            <text:p>0.033581387</text:p>
          </table:table-cell>
          <table:table-cell office:value-type="float" office:value="0.027353346">
            <text:p>0.027353346</text:p>
          </table:table-cell>
          <table:table-cell office:value-type="float" office:value="0.025705274">
            <text:p>0.025705274</text:p>
          </table:table-cell>
          <table:table-cell office:value-type="float" office:value="0.02900567">
            <text:p>0.02900567</text:p>
          </table:table-cell>
          <table:table-cell office:value-type="float" office:value="0.029571846">
            <text:p>0.029571846</text:p>
          </table:table-cell>
          <table:table-cell office:value-type="float" office:value="0.030241467">
            <text:p>0.030241467</text:p>
          </table:table-cell>
          <table:table-cell office:value-type="float" office:value="0.033193">
            <text:p>0.033193</text:p>
          </table:table-cell>
          <table:table-cell office:value-type="float" office:value="0.033600476">
            <text:p>0.033600476</text:p>
          </table:table-cell>
          <table:table-cell office:value-type="float" office:value="0.033282883">
            <text:p>0.033282883</text:p>
          </table:table-cell>
          <table:table-cell office:value-type="float" office:value="0.028626738">
            <text:p>0.028626738</text:p>
          </table:table-cell>
          <table:table-cell office:value-type="float" office:value="0.02530422">
            <text:p>0.02530422</text:p>
          </table:table-cell>
          <table:table-cell office:value-type="float" office:value="0.023260439">
            <text:p>0.023260439</text:p>
          </table:table-cell>
          <table:table-cell office:value-type="float" office:value="0.023299357">
            <text:p>0.023299357</text:p>
          </table:table-cell>
          <table:table-cell office:value-type="float" office:value="0.023132047">
            <text:p>0.023132047</text:p>
          </table:table-cell>
          <table:table-cell office:value-type="float" office:value="0.020664984">
            <text:p>0.020664984</text:p>
          </table:table-cell>
          <table:table-cell office:value-type="float" office:value="0.01758511">
            <text:p>0.01758511</text:p>
          </table:table-cell>
          <table:table-cell office:value-type="float" office:value="0.014856198">
            <text:p>0.014856198</text:p>
          </table:table-cell>
          <table:table-cell office:value-type="float" office:value="0.014919311">
            <text:p>0.014919311</text:p>
          </table:table-cell>
          <table:table-cell office:value-type="float" office:value="0.016457345">
            <text:p>0.016457345</text:p>
          </table:table-cell>
          <table:table-cell office:value-type="float" office:value="0.01587332">
            <text:p>0.01587332</text:p>
          </table:table-cell>
          <table:table-cell office:value-type="float" office:value="0.017009454">
            <text:p>0.017009454</text:p>
          </table:table-cell>
          <table:table-cell office:value-type="float" office:value="0.016872097">
            <text:p>0.016872097</text:p>
          </table:table-cell>
          <table:table-cell office:value-type="float" office:value="0.014492123">
            <text:p>0.014492123</text:p>
          </table:table-cell>
          <table:table-cell office:value-type="float" office:value="0.015159355">
            <text:p>0.015159355</text:p>
          </table:table-cell>
          <table:table-cell office:value-type="float" office:value="0.016255714">
            <text:p>0.016255714</text:p>
          </table:table-cell>
          <table:table-cell office:value-type="float" office:value="0.016113253">
            <text:p>0.016113253</text:p>
          </table:table-cell>
          <table:table-cell office:value-type="float" office:value="0.017987011">
            <text:p>0.017987011</text:p>
          </table:table-cell>
          <table:table-cell office:value-type="float" office:value="0.014521054">
            <text:p>0.014521054</text:p>
          </table:table-cell>
          <table:table-cell office:value-type="float" office:value="0.013934438">
            <text:p>0.013934438</text:p>
          </table:table-cell>
          <table:table-cell office:value-type="float" office:value="0.011774806">
            <text:p>0.011774806</text:p>
          </table:table-cell>
          <table:table-cell office:value-type="float" office:value="0.011031001">
            <text:p>0.011031001</text:p>
          </table:table-cell>
          <table:table-cell office:value-type="float" office:value="0.011365432">
            <text:p>0.011365432</text:p>
          </table:table-cell>
          <table:table-cell office:value-type="float" office:value="0.011725612">
            <text:p>0.011725612</text:p>
          </table:table-cell>
          <table:table-cell office:value-type="float" office:value="0.0135544995">
            <text:p>0.0135544995</text:p>
          </table:table-cell>
          <table:table-cell office:value-type="float" office:value="0.013122558">
            <text:p>0.013122558</text:p>
          </table:table-cell>
          <table:table-cell office:value-type="float" office:value="0.011696253">
            <text:p>0.011696253</text:p>
          </table:table-cell>
          <table:table-cell office:value-type="float" office:value="0.010925487">
            <text:p>0.010925487</text:p>
          </table:table-cell>
          <table:table-cell office:value-type="float" office:value="0.01172355">
            <text:p>0.01172355</text:p>
          </table:table-cell>
          <table:table-cell office:value-type="float" office:value="0.012607416">
            <text:p>0.012607416</text:p>
          </table:table-cell>
          <table:table-cell office:value-type="float" office:value="0.012698896">
            <text:p>0.012698896</text:p>
          </table:table-cell>
          <table:table-cell office:value-type="float" office:value="0.011602213">
            <text:p>0.011602213</text:p>
          </table:table-cell>
          <table:table-cell office:value-type="float" office:value="0.012831553">
            <text:p>0.012831553</text:p>
          </table:table-cell>
          <table:table-cell office:value-type="float" office:value="0.012314744">
            <text:p>0.012314744</text:p>
          </table:table-cell>
          <table:table-cell office:value-type="float" office:value="0.011980982">
            <text:p>0.011980982</text:p>
          </table:table-cell>
          <table:table-cell office:value-type="float" office:value="0.0120906895">
            <text:p>0.0120906895</text:p>
          </table:table-cell>
          <table:table-cell office:value-type="float" office:value="0.013441403">
            <text:p>0.013441403</text:p>
          </table:table-cell>
          <table:table-cell office:value-type="float" office:value="0.011038771">
            <text:p>0.011038771</text:p>
          </table:table-cell>
          <table:table-cell office:value-type="float" office:value="0.0111234">
            <text:p>0.0111234</text:p>
          </table:table-cell>
          <table:table-cell office:value-type="float" office:value="0.012217936">
            <text:p>0.012217936</text:p>
          </table:table-cell>
          <table:table-cell office:value-type="float" office:value="0.013155581">
            <text:p>0.013155581</text:p>
          </table:table-cell>
          <table:table-cell office:value-type="float" office:value="0.011959098">
            <text:p>0.011959098</text:p>
          </table:table-cell>
          <table:table-cell office:value-type="float" office:value="0.010616907">
            <text:p>0.010616907</text:p>
          </table:table-cell>
          <table:table-cell office:value-type="float" office:value="0.0119055975">
            <text:p>0.0119055975</text:p>
          </table:table-cell>
          <table:table-cell office:value-type="float" office:value="0.011926843">
            <text:p>0.011926843</text:p>
          </table:table-cell>
          <table:table-cell office:value-type="float" office:value="0.01099794">
            <text:p>0.01099794</text:p>
          </table:table-cell>
          <table:table-cell office:value-type="float" office:value="0.011557286">
            <text:p>0.011557286</text:p>
          </table:table-cell>
          <table:table-cell office:value-type="float" office:value="0.010609714">
            <text:p>0.010609714</text:p>
          </table:table-cell>
          <table:table-cell office:value-type="float" office:value="0.011330836">
            <text:p>0.011330836</text:p>
          </table:table-cell>
          <table:table-cell office:value-type="float" office:value="0.01112648">
            <text:p>0.01112648</text:p>
          </table:table-cell>
          <table:table-cell office:value-type="float" office:value="0.011193007">
            <text:p>0.011193007</text:p>
          </table:table-cell>
          <table:table-cell office:value-type="float" office:value="0.011140256">
            <text:p>0.011140256</text:p>
          </table:table-cell>
          <table:table-cell office:value-type="float" office:value="0.01029359">
            <text:p>0.01029359</text:p>
          </table:table-cell>
          <table:table-cell office:value-type="float" office:value="0.013152106">
            <text:p>0.013152106</text:p>
          </table:table-cell>
          <table:table-cell office:value-type="float" office:value="0.013433167">
            <text:p>0.013433167</text:p>
          </table:table-cell>
          <table:table-cell office:value-type="float" office:value="0.012700799">
            <text:p>0.012700799</text:p>
          </table:table-cell>
          <table:table-cell office:value-type="float" office:value="0.009975953">
            <text:p>0.009975953</text:p>
          </table:table-cell>
          <table:table-cell office:value-type="float" office:value="0.010569542">
            <text:p>0.010569542</text:p>
          </table:table-cell>
          <table:table-cell office:value-type="float" office:value="0.011658176">
            <text:p>0.011658176</text:p>
          </table:table-cell>
          <table:table-cell office:value-type="float" office:value="0.011124594">
            <text:p>0.011124594</text:p>
          </table:table-cell>
          <table:table-cell office:value-type="float" office:value="0.011558221">
            <text:p>0.011558221</text:p>
          </table:table-cell>
          <table:table-cell office:value-type="float" office:value="0.011852888">
            <text:p>0.011852888</text:p>
          </table:table-cell>
          <table:table-cell office:value-type="float" office:value="0.011156764">
            <text:p>0.011156764</text:p>
          </table:table-cell>
          <table:table-cell office:value-type="float" office:value="0.011072378">
            <text:p>0.011072378</text:p>
          </table:table-cell>
          <table:table-cell office:value-type="float" office:value="0.010257718">
            <text:p>0.010257718</text:p>
          </table:table-cell>
          <table:table-cell office:value-type="float" office:value="0.01163824">
            <text:p>0.01163824</text:p>
          </table:table-cell>
          <table:table-cell office:value-type="float" office:value="0.011712938">
            <text:p>0.011712938</text:p>
          </table:table-cell>
          <table:table-cell office:value-type="float" office:value="0.011905294">
            <text:p>0.011905294</text:p>
          </table:table-cell>
          <table:table-cell office:value-type="float" office:value="0.013032278">
            <text:p>0.013032278</text:p>
          </table:table-cell>
          <table:table-cell office:value-type="float" office:value="0.012729903">
            <text:p>0.012729903</text:p>
          </table:table-cell>
          <table:table-cell office:value-type="float" office:value="0.0104781855">
            <text:p>0.0104781855</text:p>
          </table:table-cell>
          <table:table-cell office:value-type="float" office:value="0.009328948">
            <text:p>0.009328948</text:p>
          </table:table-cell>
          <table:table-cell office:value-type="float" office:value="0.012926655">
            <text:p>0.012926655</text:p>
          </table:table-cell>
          <table:table-cell office:value-type="float" office:value="0.012411028">
            <text:p>0.012411028</text:p>
          </table:table-cell>
          <table:table-cell office:value-type="float" office:value="0.010431499">
            <text:p>0.010431499</text:p>
          </table:table-cell>
          <table:table-cell office:value-type="float" office:value="0.010660924">
            <text:p>0.010660924</text:p>
          </table:table-cell>
          <table:table-cell office:value-type="float" office:value="0.010499113">
            <text:p>0.010499113</text:p>
          </table:table-cell>
          <table:table-cell office:value-type="float" office:value="0.010142806">
            <text:p>0.010142806</text:p>
          </table:table-cell>
          <table:table-cell office:value-type="float" office:value="0.011163049">
            <text:p>0.011163049</text:p>
          </table:table-cell>
          <table:table-cell office:value-type="float" office:value="0.011517119">
            <text:p>0.011517119</text:p>
          </table:table-cell>
          <table:table-cell office:value-type="float" office:value="0.012010898">
            <text:p>0.012010898</text:p>
          </table:table-cell>
          <table:table-cell office:value-type="float" office:value="0.011258946">
            <text:p>0.011258946</text:p>
          </table:table-cell>
          <table:table-cell office:value-type="float" office:value="0.011030582">
            <text:p>0.011030582</text:p>
          </table:table-cell>
          <table:table-cell office:value-type="float" office:value="0.011987">
            <text:p>0.011987</text:p>
          </table:table-cell>
          <table:table-cell office:value-type="float" office:value="0.010537566">
            <text:p>0.010537566</text:p>
          </table:table-cell>
          <table:table-cell office:value-type="float" office:value="0.01033436">
            <text:p>0.01033436</text:p>
          </table:table-cell>
          <table:table-cell office:value-type="float" office:value="0.011804474">
            <text:p>0.011804474</text:p>
          </table:table-cell>
          <table:table-cell office:value-type="float" office:value="0.011078056">
            <text:p>0.011078056</text:p>
          </table:table-cell>
          <table:table-cell office:value-type="float" office:value="0.010510758">
            <text:p>0.010510758</text:p>
          </table:table-cell>
          <table:table-cell office:value-type="float" office:value="0.01172294">
            <text:p>0.01172294</text:p>
          </table:table-cell>
          <table:table-cell office:value-type="float" office:value="0.012076639">
            <text:p>0.012076639</text:p>
          </table:table-cell>
          <table:table-cell office:value-type="float" office:value="0.010130211">
            <text:p>0.010130211</text:p>
          </table:table-cell>
          <table:table-cell office:value-type="float" office:value="0.010947636">
            <text:p>0.010947636</text:p>
          </table:table-cell>
          <table:table-cell office:value-type="float" office:value="0.012279091">
            <text:p>0.012279091</text:p>
          </table:table-cell>
          <table:table-cell office:value-type="float" office:value="0.010870848">
            <text:p>0.010870848</text:p>
          </table:table-cell>
          <table:table-cell office:value-type="float" office:value="0.010252364">
            <text:p>0.010252364</text:p>
          </table:table-cell>
          <table:table-cell office:value-type="float" office:value="0.009982925">
            <text:p>0.009982925</text:p>
          </table:table-cell>
          <table:table-cell office:value-type="float" office:value="0.010847114">
            <text:p>0.010847114</text:p>
          </table:table-cell>
          <table:table-cell office:value-type="float" office:value="0.011679296">
            <text:p>0.011679296</text:p>
          </table:table-cell>
          <table:table-cell office:value-type="float" office:value="0.010559891">
            <text:p>0.010559891</text:p>
          </table:table-cell>
          <table:table-cell office:value-type="float" office:value="0.011811461">
            <text:p>0.011811461</text:p>
          </table:table-cell>
          <table:table-cell office:value-type="float" office:value="0.011264861">
            <text:p>0.011264861</text:p>
          </table:table-cell>
          <table:table-cell office:value-type="float" office:value="0.010625107">
            <text:p>0.010625107</text:p>
          </table:table-cell>
          <table:table-cell office:value-type="float" office:value="0.0106781395">
            <text:p>0.0106781395</text:p>
          </table:table-cell>
          <table:table-cell office:value-type="float" office:value="0.011781843">
            <text:p>0.011781843</text:p>
          </table:table-cell>
          <table:table-cell office:value-type="float" office:value="0.010985191">
            <text:p>0.010985191</text:p>
          </table:table-cell>
          <table:table-cell office:value-type="float" office:value="0.010797683">
            <text:p>0.010797683</text:p>
          </table:table-cell>
          <table:table-cell office:value-type="float" office:value="0.012014183">
            <text:p>0.012014183</text:p>
          </table:table-cell>
          <table:table-cell office:value-type="float" office:value="0.010210878">
            <text:p>0.010210878</text:p>
          </table:table-cell>
          <table:table-cell office:value-type="float" office:value="0.010077797">
            <text:p>0.010077797</text:p>
          </table:table-cell>
          <table:table-cell office:value-type="float" office:value="0.010621387">
            <text:p>0.010621387</text:p>
          </table:table-cell>
          <table:table-cell office:value-type="float" office:value="0.009032349">
            <text:p>0.009032349</text:p>
          </table:table-cell>
          <table:table-cell office:value-type="float" office:value="0.0106075285">
            <text:p>0.0106075285</text:p>
          </table:table-cell>
          <table:table-cell office:value-type="float" office:value="0.010304262">
            <text:p>0.010304262</text:p>
          </table:table-cell>
          <table:table-cell office:value-type="float" office:value="0.009882884">
            <text:p>0.009882884</text:p>
          </table:table-cell>
          <table:table-cell office:value-type="float" office:value="0.009595381">
            <text:p>0.009595381</text:p>
          </table:table-cell>
          <table:table-cell office:value-type="float" office:value="0.009987573">
            <text:p>0.009987573</text:p>
          </table:table-cell>
          <table:table-cell office:value-type="float" office:value="0.0097614955">
            <text:p>0.0097614955</text:p>
          </table:table-cell>
          <table:table-cell office:value-type="float" office:value="0.009290296">
            <text:p>0.009290296</text:p>
          </table:table-cell>
          <table:table-cell office:value-type="float" office:value="0.010271137">
            <text:p>0.010271137</text:p>
          </table:table-cell>
          <table:table-cell office:value-type="float" office:value="0.010440213">
            <text:p>0.010440213</text:p>
          </table:table-cell>
          <table:table-cell office:value-type="float" office:value="0.011144787">
            <text:p>0.011144787</text:p>
          </table:table-cell>
          <table:table-cell office:value-type="float" office:value="0.0098743625">
            <text:p>0.0098743625</text:p>
          </table:table-cell>
          <table:table-cell office:value-type="float" office:value="0.008770523">
            <text:p>0.008770523</text:p>
          </table:table-cell>
          <table:table-cell office:value-type="float" office:value="0.008509129">
            <text:p>0.008509129</text:p>
          </table:table-cell>
          <table:table-cell office:value-type="float" office:value="0.008606091">
            <text:p>0.008606091</text:p>
          </table:table-cell>
          <table:table-cell office:value-type="float" office:value="0.0089494465">
            <text:p>0.0089494465</text:p>
          </table:table-cell>
          <table:table-cell office:value-type="float" office:value="0.009663279">
            <text:p>0.009663279</text:p>
          </table:table-cell>
          <table:table-cell office:value-type="float" office:value="0.010375668">
            <text:p>0.010375668</text:p>
          </table:table-cell>
          <table:table-cell office:value-type="float" office:value="0.008974044">
            <text:p>0.008974044</text:p>
          </table:table-cell>
          <table:table-cell office:value-type="float" office:value="0.010201221">
            <text:p>0.010201221</text:p>
          </table:table-cell>
          <table:table-cell office:value-type="float" office:value="0.009477948">
            <text:p>0.009477948</text:p>
          </table:table-cell>
          <table:table-cell office:value-type="float" office:value="0.0099359825">
            <text:p>0.0099359825</text:p>
          </table:table-cell>
          <table:table-cell office:value-type="float" office:value="0.009030554">
            <text:p>0.009030554</text:p>
          </table:table-cell>
          <table:table-cell office:value-type="float" office:value="0.008779337">
            <text:p>0.008779337</text:p>
          </table:table-cell>
          <table:table-cell office:value-type="float" office:value="0.008310859">
            <text:p>0.008310859</text:p>
          </table:table-cell>
          <table:table-cell office:value-type="float" office:value="0.007485735">
            <text:p>0.007485735</text:p>
          </table:table-cell>
          <table:table-cell office:value-type="float" office:value="0.0037227415">
            <text:p>0.0037227415</text:p>
          </table:table-cell>
          <table:table-cell office:value-type="float" office:value="0.0032718515">
            <text:p>0.0032718515</text:p>
          </table:table-cell>
          <table:table-cell office:value-type="float" office:value="0.0034640268">
            <text:p>0.0034640268</text:p>
          </table:table-cell>
          <table:table-cell office:value-type="float" office:value="0.0032235617">
            <text:p>0.0032235617</text:p>
          </table:table-cell>
          <table:table-cell office:value-type="float" office:value="0.003188295">
            <text:p>0.003188295</text:p>
          </table:table-cell>
          <table:table-cell office:value-type="float" office:value="0.0036286686">
            <text:p>0.0036286686</text:p>
          </table:table-cell>
          <table:table-cell office:value-type="float" office:value="0.00339093">
            <text:p>0.00339093</text:p>
          </table:table-cell>
          <table:table-cell office:value-type="float" office:value="0.0027527092">
            <text:p>0.0027527092</text:p>
          </table:table-cell>
          <table:table-cell office:value-type="float" office:value="0.002628617">
            <text:p>0.002628617</text:p>
          </table:table-cell>
          <table:table-cell office:value-type="float" office:value="0.0029791463">
            <text:p>0.0029791463</text:p>
          </table:table-cell>
          <table:table-cell office:value-type="float" office:value="0.0031187686">
            <text:p>0.0031187686</text:p>
          </table:table-cell>
          <table:table-cell office:value-type="float" office:value="0.0036493295">
            <text:p>0.0036493295</text:p>
          </table:table-cell>
          <table:table-cell office:value-type="float" office:value="0.0033780495">
            <text:p>0.0033780495</text:p>
          </table:table-cell>
          <table:table-cell office:value-type="float" office:value="0.0032663683">
            <text:p>0.0032663683</text:p>
          </table:table-cell>
          <table:table-cell office:value-type="float" office:value="0.0034755059">
            <text:p>0.0034755059</text:p>
          </table:table-cell>
          <table:table-cell office:value-type="float" office:value="0.0032080053">
            <text:p>0.0032080053</text:p>
          </table:table-cell>
          <table:table-cell office:value-type="float" office:value="0.0027534675">
            <text:p>0.0027534675</text:p>
          </table:table-cell>
          <table:table-cell office:value-type="float" office:value="0.002640577">
            <text:p>0.002640577</text:p>
          </table:table-cell>
          <table:table-cell office:value-type="float" office:value="0.00270986">
            <text:p>0.00270986</text:p>
          </table:table-cell>
          <table:table-cell table:style-name="Default" office:value-type="float" office:value="0.0029995274">
            <text:p>0.0029995274</text:p>
          </table:table-cell>
          <table:table-cell table:style-name="Default" office:value-type="float" office:value="0.0031955289">
            <text:p>0.0031955289</text:p>
          </table:table-cell>
          <table:table-cell office:value-type="float" office:value="0.003082481">
            <text:p>0.003082481</text:p>
          </table:table-cell>
          <table:table-cell office:value-type="float" office:value="0.0032148513">
            <text:p>0.0032148513</text:p>
          </table:table-cell>
          <table:table-cell office:value-type="float" office:value="0.00303604">
            <text:p>0.00303604</text:p>
          </table:table-cell>
          <table:table-cell office:value-type="float" office:value="0.0026940554">
            <text:p>0.0026940554</text:p>
          </table:table-cell>
          <table:table-cell office:value-type="float" office:value="0.002736342">
            <text:p>0.002736342</text:p>
          </table:table-cell>
          <table:table-cell office:value-type="float" office:value="0.0026758541">
            <text:p>0.0026758541</text:p>
          </table:table-cell>
          <table:table-cell office:value-type="float" office:value="0.002807053">
            <text:p>0.002807053</text:p>
          </table:table-cell>
          <table:table-cell office:value-type="float" office:value="0.0027703282">
            <text:p>0.0027703282</text:p>
          </table:table-cell>
          <table:table-cell office:value-type="float" office:value="0.0030760593">
            <text:p>0.0030760593</text:p>
          </table:table-cell>
          <table:table-cell office:value-type="float" office:value="0.0033023427">
            <text:p>0.0033023427</text:p>
          </table:table-cell>
          <table:table-cell office:value-type="float" office:value="0.0031670963">
            <text:p>0.0031670963</text:p>
          </table:table-cell>
          <table:table-cell office:value-type="float" office:value="0.0027099806">
            <text:p>0.0027099806</text:p>
          </table:table-cell>
          <table:table-cell office:value-type="float" office:value="0.0024690775">
            <text:p>0.0024690775</text:p>
          </table:table-cell>
          <table:table-cell office:value-type="float" office:value="0.002382302">
            <text:p>0.002382302</text:p>
          </table:table-cell>
          <table:table-cell office:value-type="float" office:value="0.0023085922">
            <text:p>0.0023085922</text:p>
          </table:table-cell>
          <table:table-cell office:value-type="float" office:value="0.0023387289">
            <text:p>0.0023387289</text:p>
          </table:table-cell>
          <table:table-cell office:value-type="float" office:value="0.002428206">
            <text:p>0.002428206</text:p>
          </table:table-cell>
          <table:table-cell office:value-type="float" office:value="0.0025768997">
            <text:p>0.0025768997</text:p>
          </table:table-cell>
          <table:table-cell office:value-type="float" office:value="0.0024287684">
            <text:p>0.0024287684</text:p>
          </table:table-cell>
          <table:table-cell office:value-type="float" office:value="0.002256443">
            <text:p>0.002256443</text:p>
          </table:table-cell>
          <table:table-cell office:value-type="float" office:value="0.002230609">
            <text:p>0.002230609</text:p>
          </table:table-cell>
          <table:table-cell office:value-type="float" office:value="0.0022685344">
            <text:p>0.0022685344</text:p>
          </table:table-cell>
          <table:table-cell office:value-type="float" office:value="0.0021879904">
            <text:p>0.0021879904</text:p>
          </table:table-cell>
          <table:table-cell office:value-type="float" office:value="0.001793308">
            <text:p>0.001793308</text:p>
          </table:table-cell>
          <table:table-cell office:value-type="float" office:value="0.0011950668">
            <text:p>0.0011950668</text:p>
          </table:table-cell>
          <table:table-cell office:value-type="float" office:value="0.0011755391">
            <text:p>0.0011755391</text:p>
          </table:table-cell>
          <table:table-cell office:value-type="float" office:value="0.001181012">
            <text:p>0.001181012</text:p>
          </table:table-cell>
          <table:table-cell office:value-type="float" office:value="0.001182271">
            <text:p>0.001182271</text:p>
          </table:table-cell>
          <table:table-cell office:value-type="float" office:value="0.0011705749">
            <text:p>0.0011705749</text:p>
          </table:table-cell>
          <table:table-cell office:value-type="float" office:value="0.0011712002">
            <text:p>0.0011712002</text:p>
          </table:table-cell>
          <table:table-cell office:value-type="float" office:value="0.0011732941">
            <text:p>0.0011732941</text:p>
          </table:table-cell>
          <table:table-cell office:value-type="float" office:value="0.0011797276">
            <text:p>0.0011797276</text:p>
          </table:table-cell>
          <table:table-cell office:value-type="float" office:value="0.0011802246">
            <text:p>0.0011802246</text:p>
          </table:table-cell>
          <table:table-cell office:value-type="float" office:value="0.0011813483">
            <text:p>0.0011813483</text:p>
          </table:table-cell>
          <table:table-cell office:value-type="float" office:value="0.001184854">
            <text:p>0.001184854</text:p>
          </table:table-cell>
          <table:table-cell office:value-type="float" office:value="0.0011907878">
            <text:p>0.0011907878</text:p>
          </table:table-cell>
          <table:table-cell office:value-type="float" office:value="0.0011958731">
            <text:p>0.0011958731</text:p>
          </table:table-cell>
          <table:table-cell office:value-type="float" office:value="0.0011978814">
            <text:p>0.0011978814</text:p>
          </table:table-cell>
          <table:table-cell office:value-type="float" office:value="0.0011996158">
            <text:p>0.0011996158</text:p>
          </table:table-cell>
          <table:table-cell office:value-type="float" office:value="0.0012034439">
            <text:p>0.0012034439</text:p>
          </table:table-cell>
          <table:table-cell office:value-type="float" office:value="0.0012123963">
            <text:p>0.0012123963</text:p>
          </table:table-cell>
          <table:table-cell office:value-type="float" office:value="0.0012140282">
            <text:p>0.0012140282</text:p>
          </table:table-cell>
          <table:table-cell office:value-type="float" office:value="0.0012172244">
            <text:p>0.0012172244</text:p>
          </table:table-cell>
          <table:table-cell office:value-type="float" office:value="0.0012217026">
            <text:p>0.0012217026</text:p>
          </table:table-cell>
          <table:table-cell office:value-type="float" office:value="0.0012304038">
            <text:p>0.0012304038</text:p>
          </table:table-cell>
          <table:table-cell office:value-type="float" office:value="0.0012340867">
            <text:p>0.0012340867</text:p>
          </table:table-cell>
          <table:table-cell office:value-type="float" office:value="0.001236746">
            <text:p>0.001236746</text:p>
          </table:table-cell>
          <table:table-cell office:value-type="float" office:value="0.0012415068">
            <text:p>0.0012415068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03 - H..mp3</text:p>
          </table:table-cell>
          <table:table-cell office:value-type="float" office:value="0.03291997">
            <text:p>0.03291997</text:p>
          </table:table-cell>
          <table:table-cell office:value-type="float" office:value="0.14025955">
            <text:p>0.14025955</text:p>
          </table:table-cell>
          <table:table-cell office:value-type="float" office:value="0.23745477">
            <text:p>0.23745477</text:p>
          </table:table-cell>
          <table:table-cell office:value-type="float" office:value="0.10240071">
            <text:p>0.10240071</text:p>
          </table:table-cell>
          <table:table-cell office:value-type="float" office:value="0.07601212">
            <text:p>0.07601212</text:p>
          </table:table-cell>
          <table:table-cell office:value-type="float" office:value="0.08311274">
            <text:p>0.08311274</text:p>
          </table:table-cell>
          <table:table-cell office:value-type="float" office:value="0.047777187">
            <text:p>0.047777187</text:p>
          </table:table-cell>
          <table:table-cell office:value-type="float" office:value="0.03486878">
            <text:p>0.03486878</text:p>
          </table:table-cell>
          <table:table-cell office:value-type="float" office:value="0.025692284">
            <text:p>0.025692284</text:p>
          </table:table-cell>
          <table:table-cell office:value-type="float" office:value="0.023167592">
            <text:p>0.023167592</text:p>
          </table:table-cell>
          <table:table-cell office:value-type="float" office:value="0.02712457">
            <text:p>0.02712457</text:p>
          </table:table-cell>
          <table:table-cell office:value-type="float" office:value="0.017425055">
            <text:p>0.017425055</text:p>
          </table:table-cell>
          <table:table-cell office:value-type="float" office:value="0.020019496">
            <text:p>0.020019496</text:p>
          </table:table-cell>
          <table:table-cell office:value-type="float" office:value="0.017142076">
            <text:p>0.017142076</text:p>
          </table:table-cell>
          <table:table-cell office:value-type="float" office:value="0.013619424">
            <text:p>0.013619424</text:p>
          </table:table-cell>
          <table:table-cell office:value-type="float" office:value="0.020497147">
            <text:p>0.020497147</text:p>
          </table:table-cell>
          <table:table-cell office:value-type="float" office:value="0.01530862">
            <text:p>0.01530862</text:p>
          </table:table-cell>
          <table:table-cell office:value-type="float" office:value="0.013364079">
            <text:p>0.013364079</text:p>
          </table:table-cell>
          <table:table-cell office:value-type="float" office:value="0.014961427">
            <text:p>0.014961427</text:p>
          </table:table-cell>
          <table:table-cell office:value-type="float" office:value="0.010491223">
            <text:p>0.010491223</text:p>
          </table:table-cell>
          <table:table-cell office:value-type="float" office:value="0.021781208">
            <text:p>0.021781208</text:p>
          </table:table-cell>
          <table:table-cell office:value-type="float" office:value="0.018630207">
            <text:p>0.018630207</text:p>
          </table:table-cell>
          <table:table-cell office:value-type="float" office:value="0.010011854">
            <text:p>0.010011854</text:p>
          </table:table-cell>
          <table:table-cell office:value-type="float" office:value="0.01181125">
            <text:p>0.01181125</text:p>
          </table:table-cell>
          <table:table-cell office:value-type="float" office:value="0.014510338">
            <text:p>0.014510338</text:p>
          </table:table-cell>
          <table:table-cell office:value-type="float" office:value="0.011578416">
            <text:p>0.011578416</text:p>
          </table:table-cell>
          <table:table-cell office:value-type="float" office:value="0.009579544">
            <text:p>0.009579544</text:p>
          </table:table-cell>
          <table:table-cell office:value-type="float" office:value="0.01531293">
            <text:p>0.01531293</text:p>
          </table:table-cell>
          <table:table-cell office:value-type="float" office:value="0.012998431">
            <text:p>0.012998431</text:p>
          </table:table-cell>
          <table:table-cell office:value-type="float" office:value="0.010461198">
            <text:p>0.010461198</text:p>
          </table:table-cell>
          <table:table-cell office:value-type="float" office:value="0.013233224">
            <text:p>0.013233224</text:p>
          </table:table-cell>
          <table:table-cell office:value-type="float" office:value="0.019751418">
            <text:p>0.019751418</text:p>
          </table:table-cell>
          <table:table-cell office:value-type="float" office:value="0.013273645">
            <text:p>0.013273645</text:p>
          </table:table-cell>
          <table:table-cell office:value-type="float" office:value="0.010868348">
            <text:p>0.010868348</text:p>
          </table:table-cell>
          <table:table-cell office:value-type="float" office:value="0.011321908">
            <text:p>0.011321908</text:p>
          </table:table-cell>
          <table:table-cell office:value-type="float" office:value="0.010887882">
            <text:p>0.010887882</text:p>
          </table:table-cell>
          <table:table-cell office:value-type="float" office:value="0.014237576">
            <text:p>0.014237576</text:p>
          </table:table-cell>
          <table:table-cell office:value-type="float" office:value="0.013879131">
            <text:p>0.013879131</text:p>
          </table:table-cell>
          <table:table-cell office:value-type="float" office:value="0.012848207">
            <text:p>0.012848207</text:p>
          </table:table-cell>
          <table:table-cell office:value-type="float" office:value="0.012876175">
            <text:p>0.012876175</text:p>
          </table:table-cell>
          <table:table-cell office:value-type="float" office:value="0.015807535">
            <text:p>0.015807535</text:p>
          </table:table-cell>
          <table:table-cell office:value-type="float" office:value="0.022235744">
            <text:p>0.022235744</text:p>
          </table:table-cell>
          <table:table-cell office:value-type="float" office:value="0.015366492">
            <text:p>0.015366492</text:p>
          </table:table-cell>
          <table:table-cell office:value-type="float" office:value="0.012978726">
            <text:p>0.012978726</text:p>
          </table:table-cell>
          <table:table-cell office:value-type="float" office:value="0.011544951">
            <text:p>0.011544951</text:p>
          </table:table-cell>
          <table:table-cell office:value-type="float" office:value="0.012669061">
            <text:p>0.012669061</text:p>
          </table:table-cell>
          <table:table-cell office:value-type="float" office:value="0.016035708">
            <text:p>0.016035708</text:p>
          </table:table-cell>
          <table:table-cell office:value-type="float" office:value="0.017792152">
            <text:p>0.017792152</text:p>
          </table:table-cell>
          <table:table-cell office:value-type="float" office:value="0.020848254">
            <text:p>0.020848254</text:p>
          </table:table-cell>
          <table:table-cell office:value-type="float" office:value="0.019469108">
            <text:p>0.019469108</text:p>
          </table:table-cell>
          <table:table-cell office:value-type="float" office:value="0.01941239">
            <text:p>0.01941239</text:p>
          </table:table-cell>
          <table:table-cell office:value-type="float" office:value="0.021053385">
            <text:p>0.021053385</text:p>
          </table:table-cell>
          <table:table-cell office:value-type="float" office:value="0.021671876">
            <text:p>0.021671876</text:p>
          </table:table-cell>
          <table:table-cell office:value-type="float" office:value="0.019871518">
            <text:p>0.019871518</text:p>
          </table:table-cell>
          <table:table-cell office:value-type="float" office:value="0.020887725">
            <text:p>0.020887725</text:p>
          </table:table-cell>
          <table:table-cell office:value-type="float" office:value="0.022778539">
            <text:p>0.022778539</text:p>
          </table:table-cell>
          <table:table-cell office:value-type="float" office:value="0.018407347">
            <text:p>0.018407347</text:p>
          </table:table-cell>
          <table:table-cell office:value-type="float" office:value="0.017259145">
            <text:p>0.017259145</text:p>
          </table:table-cell>
          <table:table-cell office:value-type="float" office:value="0.018287236">
            <text:p>0.018287236</text:p>
          </table:table-cell>
          <table:table-cell office:value-type="float" office:value="0.019951915">
            <text:p>0.019951915</text:p>
          </table:table-cell>
          <table:table-cell office:value-type="float" office:value="0.022396384">
            <text:p>0.022396384</text:p>
          </table:table-cell>
          <table:table-cell office:value-type="float" office:value="0.02859106">
            <text:p>0.02859106</text:p>
          </table:table-cell>
          <table:table-cell office:value-type="float" office:value="0.03127091">
            <text:p>0.03127091</text:p>
          </table:table-cell>
          <table:table-cell office:value-type="float" office:value="0.026156455">
            <text:p>0.026156455</text:p>
          </table:table-cell>
          <table:table-cell office:value-type="float" office:value="0.023231873">
            <text:p>0.023231873</text:p>
          </table:table-cell>
          <table:table-cell office:value-type="float" office:value="0.020292351">
            <text:p>0.020292351</text:p>
          </table:table-cell>
          <table:table-cell office:value-type="float" office:value="0.01907509">
            <text:p>0.01907509</text:p>
          </table:table-cell>
          <table:table-cell office:value-type="float" office:value="0.01796383">
            <text:p>0.01796383</text:p>
          </table:table-cell>
          <table:table-cell office:value-type="float" office:value="0.018853372">
            <text:p>0.018853372</text:p>
          </table:table-cell>
          <table:table-cell office:value-type="float" office:value="0.01821836">
            <text:p>0.01821836</text:p>
          </table:table-cell>
          <table:table-cell office:value-type="float" office:value="0.017215103">
            <text:p>0.017215103</text:p>
          </table:table-cell>
          <table:table-cell office:value-type="float" office:value="0.019197313">
            <text:p>0.019197313</text:p>
          </table:table-cell>
          <table:table-cell office:value-type="float" office:value="0.020820472">
            <text:p>0.020820472</text:p>
          </table:table-cell>
          <table:table-cell office:value-type="float" office:value="0.020586843">
            <text:p>0.020586843</text:p>
          </table:table-cell>
          <table:table-cell office:value-type="float" office:value="0.022079073">
            <text:p>0.022079073</text:p>
          </table:table-cell>
          <table:table-cell office:value-type="float" office:value="0.024450893">
            <text:p>0.024450893</text:p>
          </table:table-cell>
          <table:table-cell office:value-type="float" office:value="0.024980519">
            <text:p>0.024980519</text:p>
          </table:table-cell>
          <table:table-cell office:value-type="float" office:value="0.024606587">
            <text:p>0.024606587</text:p>
          </table:table-cell>
          <table:table-cell office:value-type="float" office:value="0.022356855">
            <text:p>0.022356855</text:p>
          </table:table-cell>
          <table:table-cell office:value-type="float" office:value="0.020690745">
            <text:p>0.020690745</text:p>
          </table:table-cell>
          <table:table-cell office:value-type="float" office:value="0.019205151">
            <text:p>0.019205151</text:p>
          </table:table-cell>
          <table:table-cell office:value-type="float" office:value="0.018672587">
            <text:p>0.018672587</text:p>
          </table:table-cell>
          <table:table-cell office:value-type="float" office:value="0.018912949">
            <text:p>0.018912949</text:p>
          </table:table-cell>
          <table:table-cell office:value-type="float" office:value="0.017840935">
            <text:p>0.017840935</text:p>
          </table:table-cell>
          <table:table-cell office:value-type="float" office:value="0.016786583">
            <text:p>0.016786583</text:p>
          </table:table-cell>
          <table:table-cell office:value-type="float" office:value="0.016579809">
            <text:p>0.016579809</text:p>
          </table:table-cell>
          <table:table-cell office:value-type="float" office:value="0.016751384">
            <text:p>0.016751384</text:p>
          </table:table-cell>
          <table:table-cell office:value-type="float" office:value="0.016861208">
            <text:p>0.016861208</text:p>
          </table:table-cell>
          <table:table-cell office:value-type="float" office:value="0.016405163">
            <text:p>0.016405163</text:p>
          </table:table-cell>
          <table:table-cell office:value-type="float" office:value="0.017161492">
            <text:p>0.017161492</text:p>
          </table:table-cell>
          <table:table-cell office:value-type="float" office:value="0.016979666">
            <text:p>0.016979666</text:p>
          </table:table-cell>
          <table:table-cell office:value-type="float" office:value="0.017297193">
            <text:p>0.017297193</text:p>
          </table:table-cell>
          <table:table-cell office:value-type="float" office:value="0.019603657">
            <text:p>0.019603657</text:p>
          </table:table-cell>
          <table:table-cell office:value-type="float" office:value="0.017871188">
            <text:p>0.017871188</text:p>
          </table:table-cell>
          <table:table-cell office:value-type="float" office:value="0.019400794">
            <text:p>0.019400794</text:p>
          </table:table-cell>
          <table:table-cell office:value-type="float" office:value="0.019789467">
            <text:p>0.019789467</text:p>
          </table:table-cell>
          <table:table-cell office:value-type="float" office:value="0.019102054">
            <text:p>0.019102054</text:p>
          </table:table-cell>
          <table:table-cell office:value-type="float" office:value="0.01773242">
            <text:p>0.01773242</text:p>
          </table:table-cell>
          <table:table-cell office:value-type="float" office:value="0.016156815">
            <text:p>0.016156815</text:p>
          </table:table-cell>
          <table:table-cell office:value-type="float" office:value="0.015281745">
            <text:p>0.015281745</text:p>
          </table:table-cell>
          <table:table-cell office:value-type="float" office:value="0.015314478">
            <text:p>0.015314478</text:p>
          </table:table-cell>
          <table:table-cell office:value-type="float" office:value="0.013806624">
            <text:p>0.013806624</text:p>
          </table:table-cell>
          <table:table-cell office:value-type="float" office:value="0.013284281">
            <text:p>0.013284281</text:p>
          </table:table-cell>
          <table:table-cell office:value-type="float" office:value="0.013934788">
            <text:p>0.013934788</text:p>
          </table:table-cell>
          <table:table-cell office:value-type="float" office:value="0.013831395">
            <text:p>0.013831395</text:p>
          </table:table-cell>
          <table:table-cell office:value-type="float" office:value="0.0136892535">
            <text:p>0.0136892535</text:p>
          </table:table-cell>
          <table:table-cell office:value-type="float" office:value="0.013778967">
            <text:p>0.013778967</text:p>
          </table:table-cell>
          <table:table-cell office:value-type="float" office:value="0.013224779">
            <text:p>0.013224779</text:p>
          </table:table-cell>
          <table:table-cell office:value-type="float" office:value="0.012957098">
            <text:p>0.012957098</text:p>
          </table:table-cell>
          <table:table-cell office:value-type="float" office:value="0.013719333">
            <text:p>0.013719333</text:p>
          </table:table-cell>
          <table:table-cell office:value-type="float" office:value="0.012338137">
            <text:p>0.012338137</text:p>
          </table:table-cell>
          <table:table-cell office:value-type="float" office:value="0.0101761855">
            <text:p>0.0101761855</text:p>
          </table:table-cell>
          <table:table-cell office:value-type="float" office:value="0.010286097">
            <text:p>0.010286097</text:p>
          </table:table-cell>
          <table:table-cell office:value-type="float" office:value="0.0097509455">
            <text:p>0.0097509455</text:p>
          </table:table-cell>
          <table:table-cell office:value-type="float" office:value="0.009771547">
            <text:p>0.009771547</text:p>
          </table:table-cell>
          <table:table-cell office:value-type="float" office:value="0.00991934">
            <text:p>0.00991934</text:p>
          </table:table-cell>
          <table:table-cell office:value-type="float" office:value="0.010131549">
            <text:p>0.010131549</text:p>
          </table:table-cell>
          <table:table-cell office:value-type="float" office:value="0.01169371">
            <text:p>0.01169371</text:p>
          </table:table-cell>
          <table:table-cell office:value-type="float" office:value="0.011161502">
            <text:p>0.011161502</text:p>
          </table:table-cell>
          <table:table-cell office:value-type="float" office:value="0.010973956">
            <text:p>0.010973956</text:p>
          </table:table-cell>
          <table:table-cell office:value-type="float" office:value="0.010001453">
            <text:p>0.010001453</text:p>
          </table:table-cell>
          <table:table-cell office:value-type="float" office:value="0.010590287">
            <text:p>0.010590287</text:p>
          </table:table-cell>
          <table:table-cell office:value-type="float" office:value="0.010971331">
            <text:p>0.010971331</text:p>
          </table:table-cell>
          <table:table-cell office:value-type="float" office:value="0.010209397">
            <text:p>0.010209397</text:p>
          </table:table-cell>
          <table:table-cell office:value-type="float" office:value="0.0109896045">
            <text:p>0.0109896045</text:p>
          </table:table-cell>
          <table:table-cell office:value-type="float" office:value="0.010813859">
            <text:p>0.010813859</text:p>
          </table:table-cell>
          <table:table-cell office:value-type="float" office:value="0.010053395">
            <text:p>0.010053395</text:p>
          </table:table-cell>
          <table:table-cell office:value-type="float" office:value="0.010805307">
            <text:p>0.010805307</text:p>
          </table:table-cell>
          <table:table-cell office:value-type="float" office:value="0.012183037">
            <text:p>0.012183037</text:p>
          </table:table-cell>
          <table:table-cell office:value-type="float" office:value="0.009528126">
            <text:p>0.009528126</text:p>
          </table:table-cell>
          <table:table-cell office:value-type="float" office:value="0.009229784">
            <text:p>0.009229784</text:p>
          </table:table-cell>
          <table:table-cell office:value-type="float" office:value="0.00962734">
            <text:p>0.00962734</text:p>
          </table:table-cell>
          <table:table-cell office:value-type="float" office:value="0.009746274">
            <text:p>0.009746274</text:p>
          </table:table-cell>
          <table:table-cell office:value-type="float" office:value="0.009426695">
            <text:p>0.009426695</text:p>
          </table:table-cell>
          <table:table-cell office:value-type="float" office:value="0.008697877">
            <text:p>0.008697877</text:p>
          </table:table-cell>
          <table:table-cell office:value-type="float" office:value="0.008583508">
            <text:p>0.008583508</text:p>
          </table:table-cell>
          <table:table-cell office:value-type="float" office:value="0.009224638">
            <text:p>0.009224638</text:p>
          </table:table-cell>
          <table:table-cell office:value-type="float" office:value="0.010246744">
            <text:p>0.010246744</text:p>
          </table:table-cell>
          <table:table-cell office:value-type="float" office:value="0.008549577">
            <text:p>0.008549577</text:p>
          </table:table-cell>
          <table:table-cell office:value-type="float" office:value="0.008393555">
            <text:p>0.008393555</text:p>
          </table:table-cell>
          <table:table-cell office:value-type="float" office:value="0.009504353">
            <text:p>0.009504353</text:p>
          </table:table-cell>
          <table:table-cell office:value-type="float" office:value="0.009341933">
            <text:p>0.009341933</text:p>
          </table:table-cell>
          <table:table-cell office:value-type="float" office:value="0.009030638">
            <text:p>0.009030638</text:p>
          </table:table-cell>
          <table:table-cell office:value-type="float" office:value="0.008962057">
            <text:p>0.008962057</text:p>
          </table:table-cell>
          <table:table-cell office:value-type="float" office:value="0.008660923">
            <text:p>0.008660923</text:p>
          </table:table-cell>
          <table:table-cell office:value-type="float" office:value="0.009698046">
            <text:p>0.009698046</text:p>
          </table:table-cell>
          <table:table-cell office:value-type="float" office:value="0.0102598155">
            <text:p>0.0102598155</text:p>
          </table:table-cell>
          <table:table-cell office:value-type="float" office:value="0.008965852">
            <text:p>0.008965852</text:p>
          </table:table-cell>
          <table:table-cell office:value-type="float" office:value="0.00936898">
            <text:p>0.00936898</text:p>
          </table:table-cell>
          <table:table-cell office:value-type="float" office:value="0.009122607">
            <text:p>0.009122607</text:p>
          </table:table-cell>
          <table:table-cell office:value-type="float" office:value="0.009172102">
            <text:p>0.009172102</text:p>
          </table:table-cell>
          <table:table-cell office:value-type="float" office:value="0.008647057">
            <text:p>0.008647057</text:p>
          </table:table-cell>
          <table:table-cell office:value-type="float" office:value="0.008020637">
            <text:p>0.008020637</text:p>
          </table:table-cell>
          <table:table-cell office:value-type="float" office:value="0.008360996">
            <text:p>0.008360996</text:p>
          </table:table-cell>
          <table:table-cell office:value-type="float" office:value="0.008036257">
            <text:p>0.008036257</text:p>
          </table:table-cell>
          <table:table-cell office:value-type="float" office:value="0.008252703">
            <text:p>0.008252703</text:p>
          </table:table-cell>
          <table:table-cell office:value-type="float" office:value="0.008635596">
            <text:p>0.008635596</text:p>
          </table:table-cell>
          <table:table-cell office:value-type="float" office:value="0.009585582">
            <text:p>0.009585582</text:p>
          </table:table-cell>
          <table:table-cell office:value-type="float" office:value="0.008950928">
            <text:p>0.008950928</text:p>
          </table:table-cell>
          <table:table-cell office:value-type="float" office:value="0.008352943">
            <text:p>0.008352943</text:p>
          </table:table-cell>
          <table:table-cell office:value-type="float" office:value="0.007931275">
            <text:p>0.007931275</text:p>
          </table:table-cell>
          <table:table-cell office:value-type="float" office:value="0.008522254">
            <text:p>0.008522254</text:p>
          </table:table-cell>
          <table:table-cell office:value-type="float" office:value="0.007882128">
            <text:p>0.007882128</text:p>
          </table:table-cell>
          <table:table-cell office:value-type="float" office:value="0.0075725396">
            <text:p>0.0075725396</text:p>
          </table:table-cell>
          <table:table-cell office:value-type="float" office:value="0.008586729">
            <text:p>0.008586729</text:p>
          </table:table-cell>
          <table:table-cell office:value-type="float" office:value="0.008534841">
            <text:p>0.008534841</text:p>
          </table:table-cell>
          <table:table-cell office:value-type="float" office:value="0.008103082">
            <text:p>0.008103082</text:p>
          </table:table-cell>
          <table:table-cell office:value-type="float" office:value="0.008946655">
            <text:p>0.008946655</text:p>
          </table:table-cell>
          <table:table-cell office:value-type="float" office:value="0.008412922">
            <text:p>0.008412922</text:p>
          </table:table-cell>
          <table:table-cell office:value-type="float" office:value="0.007881017">
            <text:p>0.007881017</text:p>
          </table:table-cell>
          <table:table-cell office:value-type="float" office:value="0.007712016">
            <text:p>0.007712016</text:p>
          </table:table-cell>
          <table:table-cell office:value-type="float" office:value="0.007358571">
            <text:p>0.007358571</text:p>
          </table:table-cell>
          <table:table-cell office:value-type="float" office:value="0.007517723">
            <text:p>0.007517723</text:p>
          </table:table-cell>
          <table:table-cell office:value-type="float" office:value="0.007837391">
            <text:p>0.007837391</text:p>
          </table:table-cell>
          <table:table-cell office:value-type="float" office:value="0.0077175805">
            <text:p>0.0077175805</text:p>
          </table:table-cell>
          <table:table-cell office:value-type="float" office:value="0.007825261">
            <text:p>0.007825261</text:p>
          </table:table-cell>
          <table:table-cell office:value-type="float" office:value="0.0069836886">
            <text:p>0.0069836886</text:p>
          </table:table-cell>
          <table:table-cell office:value-type="float" office:value="0.007986382">
            <text:p>0.007986382</text:p>
          </table:table-cell>
          <table:table-cell office:value-type="float" office:value="0.0076768855">
            <text:p>0.0076768855</text:p>
          </table:table-cell>
          <table:table-cell office:value-type="float" office:value="0.0070433104">
            <text:p>0.0070433104</text:p>
          </table:table-cell>
          <table:table-cell office:value-type="float" office:value="0.007957019">
            <text:p>0.007957019</text:p>
          </table:table-cell>
          <table:table-cell office:value-type="float" office:value="0.0080684">
            <text:p>0.0080684</text:p>
          </table:table-cell>
          <table:table-cell office:value-type="float" office:value="0.007079438">
            <text:p>0.007079438</text:p>
          </table:table-cell>
          <table:table-cell office:value-type="float" office:value="0.00671647">
            <text:p>0.00671647</text:p>
          </table:table-cell>
          <table:table-cell office:value-type="float" office:value="0.007985541">
            <text:p>0.007985541</text:p>
          </table:table-cell>
          <table:table-cell office:value-type="float" office:value="0.0076613654">
            <text:p>0.0076613654</text:p>
          </table:table-cell>
          <table:table-cell office:value-type="float" office:value="0.0073065488">
            <text:p>0.0073065488</text:p>
          </table:table-cell>
          <table:table-cell office:value-type="float" office:value="0.00729927">
            <text:p>0.00729927</text:p>
          </table:table-cell>
          <table:table-cell office:value-type="float" office:value="0.0071347356">
            <text:p>0.0071347356</text:p>
          </table:table-cell>
          <table:table-cell office:value-type="float" office:value="0.006782409">
            <text:p>0.006782409</text:p>
          </table:table-cell>
          <table:table-cell office:value-type="float" office:value="0.006917121">
            <text:p>0.006917121</text:p>
          </table:table-cell>
          <table:table-cell office:value-type="float" office:value="0.006571329">
            <text:p>0.006571329</text:p>
          </table:table-cell>
          <table:table-cell office:value-type="float" office:value="0.0069479346">
            <text:p>0.0069479346</text:p>
          </table:table-cell>
          <table:table-cell office:value-type="float" office:value="0.006557743">
            <text:p>0.006557743</text:p>
          </table:table-cell>
          <table:table-cell office:value-type="float" office:value="0.0066973474">
            <text:p>0.0066973474</text:p>
          </table:table-cell>
          <table:table-cell office:value-type="float" office:value="0.006570431">
            <text:p>0.006570431</text:p>
          </table:table-cell>
          <table:table-cell office:value-type="float" office:value="0.0063370657">
            <text:p>0.0063370657</text:p>
          </table:table-cell>
          <table:table-cell office:value-type="float" office:value="0.0065913065">
            <text:p>0.0065913065</text:p>
          </table:table-cell>
          <table:table-cell office:value-type="float" office:value="0.006810133">
            <text:p>0.006810133</text:p>
          </table:table-cell>
          <table:table-cell office:value-type="float" office:value="0.0064015575">
            <text:p>0.0064015575</text:p>
          </table:table-cell>
          <table:table-cell office:value-type="float" office:value="0.00709979">
            <text:p>0.00709979</text:p>
          </table:table-cell>
          <table:table-cell office:value-type="float" office:value="0.006607686">
            <text:p>0.006607686</text:p>
          </table:table-cell>
          <table:table-cell office:value-type="float" office:value="0.0063657383">
            <text:p>0.0063657383</text:p>
          </table:table-cell>
          <table:table-cell office:value-type="float" office:value="0.0068237795">
            <text:p>0.0068237795</text:p>
          </table:table-cell>
          <table:table-cell office:value-type="float" office:value="0.0075246645">
            <text:p>0.0075246645</text:p>
          </table:table-cell>
          <table:table-cell table:style-name="Default" office:value-type="float" office:value="0.00770446">
            <text:p>0.00770446</text:p>
          </table:table-cell>
          <table:table-cell table:style-name="Default" office:value-type="float" office:value="0.007933881">
            <text:p>0.007933881</text:p>
          </table:table-cell>
          <table:table-cell office:value-type="float" office:value="0.0068082386">
            <text:p>0.0068082386</text:p>
          </table:table-cell>
          <table:table-cell office:value-type="float" office:value="0.006351857">
            <text:p>0.006351857</text:p>
          </table:table-cell>
          <table:table-cell office:value-type="float" office:value="0.006776249">
            <text:p>0.006776249</text:p>
          </table:table-cell>
          <table:table-cell office:value-type="float" office:value="0.006124245">
            <text:p>0.006124245</text:p>
          </table:table-cell>
          <table:table-cell office:value-type="float" office:value="0.006355817">
            <text:p>0.006355817</text:p>
          </table:table-cell>
          <table:table-cell office:value-type="float" office:value="0.006110078">
            <text:p>0.006110078</text:p>
          </table:table-cell>
          <table:table-cell office:value-type="float" office:value="0.006327453">
            <text:p>0.006327453</text:p>
          </table:table-cell>
          <table:table-cell office:value-type="float" office:value="0.005967594">
            <text:p>0.005967594</text:p>
          </table:table-cell>
          <table:table-cell office:value-type="float" office:value="0.0064835665">
            <text:p>0.0064835665</text:p>
          </table:table-cell>
          <table:table-cell office:value-type="float" office:value="0.00632099">
            <text:p>0.00632099</text:p>
          </table:table-cell>
          <table:table-cell office:value-type="float" office:value="0.005822531">
            <text:p>0.005822531</text:p>
          </table:table-cell>
          <table:table-cell office:value-type="float" office:value="0.0055616405">
            <text:p>0.0055616405</text:p>
          </table:table-cell>
          <table:table-cell office:value-type="float" office:value="0.0062719127">
            <text:p>0.0062719127</text:p>
          </table:table-cell>
          <table:table-cell office:value-type="float" office:value="0.006021807">
            <text:p>0.006021807</text:p>
          </table:table-cell>
          <table:table-cell office:value-type="float" office:value="0.0048613693">
            <text:p>0.0048613693</text:p>
          </table:table-cell>
          <table:table-cell office:value-type="float" office:value="0.0042545428">
            <text:p>0.0042545428</text:p>
          </table:table-cell>
          <table:table-cell office:value-type="float" office:value="0.0042048413">
            <text:p>0.0042048413</text:p>
          </table:table-cell>
          <table:table-cell office:value-type="float" office:value="0.0030635241">
            <text:p>0.0030635241</text:p>
          </table:table-cell>
          <table:table-cell office:value-type="float" office:value="0.002159755">
            <text:p>0.002159755</text:p>
          </table:table-cell>
          <table:table-cell office:value-type="float" office:value="0.0015576433">
            <text:p>0.0015576433</text:p>
          </table:table-cell>
          <table:table-cell office:value-type="float" office:value="0.0013358676">
            <text:p>0.0013358676</text:p>
          </table:table-cell>
          <table:table-cell office:value-type="float" office:value="0.0013581411">
            <text:p>0.0013581411</text:p>
          </table:table-cell>
          <table:table-cell office:value-type="float" office:value="0.0013428696">
            <text:p>0.0013428696</text:p>
          </table:table-cell>
          <table:table-cell office:value-type="float" office:value="0.0013355311">
            <text:p>0.0013355311</text:p>
          </table:table-cell>
          <table:table-cell office:value-type="float" office:value="0.0013454166">
            <text:p>0.0013454166</text:p>
          </table:table-cell>
          <table:table-cell office:value-type="float" office:value="0.0012870951">
            <text:p>0.0012870951</text:p>
          </table:table-cell>
          <table:table-cell office:value-type="float" office:value="0.0013439277">
            <text:p>0.0013439277</text:p>
          </table:table-cell>
          <table:table-cell office:value-type="float" office:value="0.0013454157">
            <text:p>0.0013454157</text:p>
          </table:table-cell>
          <table:table-cell office:value-type="float" office:value="0.0013106478">
            <text:p>0.0013106478</text:p>
          </table:table-cell>
          <table:table-cell office:value-type="float" office:value="0.0013482822">
            <text:p>0.0013482822</text:p>
          </table:table-cell>
          <table:table-cell office:value-type="float" office:value="0.0013233202">
            <text:p>0.0013233202</text:p>
          </table:table-cell>
          <table:table-cell office:value-type="float" office:value="0.0013496549">
            <text:p>0.0013496549</text:p>
          </table:table-cell>
          <table:table-cell office:value-type="float" office:value="0.0013548557">
            <text:p>0.0013548557</text:p>
          </table:table-cell>
          <table:table-cell office:value-type="float" office:value="0.0012988133">
            <text:p>0.0012988133</text:p>
          </table:table-cell>
          <table:table-cell office:value-type="float" office:value="0.0013601029">
            <text:p>0.0013601029</text:p>
          </table:table-cell>
          <table:table-cell office:value-type="float" office:value="0.0013528477">
            <text:p>0.0013528477</text:p>
          </table:table-cell>
          <table:table-cell office:value-type="float" office:value="0.0013599196">
            <text:p>0.0013599196</text:p>
          </table:table-cell>
          <table:table-cell office:value-type="float" office:value="0.0013696597">
            <text:p>0.0013696597</text:p>
          </table:table-cell>
          <table:table-cell office:value-type="float" office:value="0.0012931199">
            <text:p>0.0012931199</text:p>
          </table:table-cell>
          <table:table-cell office:value-type="float" office:value="0.001375046">
            <text:p>0.001375046</text:p>
          </table:table-cell>
          <table:table-cell office:value-type="float" office:value="0.0013799204">
            <text:p>0.0013799204</text:p>
          </table:table-cell>
          <table:table-cell office:value-type="float" office:value="0.001355594">
            <text:p>0.001355594</text:p>
          </table:table-cell>
          <table:table-cell office:value-type="float" office:value="0.0013872413">
            <text:p>0.0013872413</text:p>
          </table:table-cell>
          <table:table-cell office:value-type="float" office:value="0.0013533725">
            <text:p>0.0013533725</text:p>
          </table:table-cell>
          <table:table-cell office:value-type="float" office:value="0.0013931285">
            <text:p>0.0013931285</text:p>
          </table:table-cell>
          <table:table-cell office:value-type="float" office:value="0.0014000932">
            <text:p>0.0014000932</text:p>
          </table:table-cell>
          <table:table-cell office:value-type="float" office:value="0.0013530985">
            <text:p>0.0013530985</text:p>
          </table:table-cell>
          <table:table-cell office:value-type="float" office:value="0.0014071321">
            <text:p>0.0014071321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04 - Useful Idiot.mp3</text:p>
          </table:table-cell>
          <table:table-cell office:value-type="float" office:value="0.027051145">
            <text:p>0.027051145</text:p>
          </table:table-cell>
          <table:table-cell office:value-type="float" office:value="0.03894034">
            <text:p>0.03894034</text:p>
          </table:table-cell>
          <table:table-cell office:value-type="float" office:value="0.009977714">
            <text:p>0.009977714</text:p>
          </table:table-cell>
          <table:table-cell office:value-type="float" office:value="0.005681857">
            <text:p>0.005681857</text:p>
          </table:table-cell>
          <table:table-cell office:value-type="float" office:value="0.0046210936">
            <text:p>0.0046210936</text:p>
          </table:table-cell>
          <table:table-cell office:value-type="float" office:value="0.014286089">
            <text:p>0.014286089</text:p>
          </table:table-cell>
          <table:table-cell office:value-type="float" office:value="0.0041269516">
            <text:p>0.0041269516</text:p>
          </table:table-cell>
          <table:table-cell office:value-type="float" office:value="0.0030586328">
            <text:p>0.0030586328</text:p>
          </table:table-cell>
          <table:table-cell office:value-type="float" office:value="0.002883508">
            <text:p>0.002883508</text:p>
          </table:table-cell>
          <table:table-cell office:value-type="float" office:value="0.002608187">
            <text:p>0.002608187</text:p>
          </table:table-cell>
          <table:table-cell office:value-type="float" office:value="0.0029985276">
            <text:p>0.0029985276</text:p>
          </table:table-cell>
          <table:table-cell office:value-type="float" office:value="0.0030958052">
            <text:p>0.0030958052</text:p>
          </table:table-cell>
          <table:table-cell office:value-type="float" office:value="0.0028383834">
            <text:p>0.0028383834</text:p>
          </table:table-cell>
          <table:table-cell office:value-type="float" office:value="0.003248115">
            <text:p>0.003248115</text:p>
          </table:table-cell>
          <table:table-cell office:value-type="float" office:value="0.0032387099">
            <text:p>0.0032387099</text:p>
          </table:table-cell>
          <table:table-cell office:value-type="float" office:value="0.0033206453">
            <text:p>0.0033206453</text:p>
          </table:table-cell>
          <table:table-cell office:value-type="float" office:value="0.0036523766">
            <text:p>0.0036523766</text:p>
          </table:table-cell>
          <table:table-cell office:value-type="float" office:value="0.003016998">
            <text:p>0.003016998</text:p>
          </table:table-cell>
          <table:table-cell office:value-type="float" office:value="0.003428489">
            <text:p>0.003428489</text:p>
          </table:table-cell>
          <table:table-cell office:value-type="float" office:value="0.0034092418">
            <text:p>0.0034092418</text:p>
          </table:table-cell>
          <table:table-cell office:value-type="float" office:value="0.0030050469">
            <text:p>0.0030050469</text:p>
          </table:table-cell>
          <table:table-cell office:value-type="float" office:value="0.0032959206">
            <text:p>0.0032959206</text:p>
          </table:table-cell>
          <table:table-cell office:value-type="float" office:value="0.0034586522">
            <text:p>0.0034586522</text:p>
          </table:table-cell>
          <table:table-cell office:value-type="float" office:value="0.0034405822">
            <text:p>0.0034405822</text:p>
          </table:table-cell>
          <table:table-cell office:value-type="float" office:value="0.0038663584">
            <text:p>0.0038663584</text:p>
          </table:table-cell>
          <table:table-cell office:value-type="float" office:value="0.0033810174">
            <text:p>0.0033810174</text:p>
          </table:table-cell>
          <table:table-cell office:value-type="float" office:value="0.003893906">
            <text:p>0.003893906</text:p>
          </table:table-cell>
          <table:table-cell office:value-type="float" office:value="0.003586946">
            <text:p>0.003586946</text:p>
          </table:table-cell>
          <table:table-cell office:value-type="float" office:value="0.0033802944">
            <text:p>0.0033802944</text:p>
          </table:table-cell>
          <table:table-cell office:value-type="float" office:value="0.0037728946">
            <text:p>0.0037728946</text:p>
          </table:table-cell>
          <table:table-cell office:value-type="float" office:value="0.0036326644">
            <text:p>0.0036326644</text:p>
          </table:table-cell>
          <table:table-cell office:value-type="float" office:value="0.0036843272">
            <text:p>0.0036843272</text:p>
          </table:table-cell>
          <table:table-cell office:value-type="float" office:value="0.003953847">
            <text:p>0.003953847</text:p>
          </table:table-cell>
          <table:table-cell office:value-type="float" office:value="0.0041209655">
            <text:p>0.0041209655</text:p>
          </table:table-cell>
          <table:table-cell office:value-type="float" office:value="0.0040150075">
            <text:p>0.0040150075</text:p>
          </table:table-cell>
          <table:table-cell office:value-type="float" office:value="0.0042601596">
            <text:p>0.0042601596</text:p>
          </table:table-cell>
          <table:table-cell office:value-type="float" office:value="0.0039423383">
            <text:p>0.0039423383</text:p>
          </table:table-cell>
          <table:table-cell office:value-type="float" office:value="0.0038357363">
            <text:p>0.0038357363</text:p>
          </table:table-cell>
          <table:table-cell office:value-type="float" office:value="0.0038774188">
            <text:p>0.0038774188</text:p>
          </table:table-cell>
          <table:table-cell office:value-type="float" office:value="0.0041829348">
            <text:p>0.0041829348</text:p>
          </table:table-cell>
          <table:table-cell office:value-type="float" office:value="0.004082414">
            <text:p>0.004082414</text:p>
          </table:table-cell>
          <table:table-cell office:value-type="float" office:value="0.004448915">
            <text:p>0.004448915</text:p>
          </table:table-cell>
          <table:table-cell office:value-type="float" office:value="0.0045145308">
            <text:p>0.0045145308</text:p>
          </table:table-cell>
          <table:table-cell office:value-type="float" office:value="0.0042928644">
            <text:p>0.0042928644</text:p>
          </table:table-cell>
          <table:table-cell office:value-type="float" office:value="0.0050771716">
            <text:p>0.0050771716</text:p>
          </table:table-cell>
          <table:table-cell office:value-type="float" office:value="0.0043524834">
            <text:p>0.0043524834</text:p>
          </table:table-cell>
          <table:table-cell office:value-type="float" office:value="0.004420807">
            <text:p>0.004420807</text:p>
          </table:table-cell>
          <table:table-cell office:value-type="float" office:value="0.004370848">
            <text:p>0.004370848</text:p>
          </table:table-cell>
          <table:table-cell office:value-type="float" office:value="0.0045616454">
            <text:p>0.0045616454</text:p>
          </table:table-cell>
          <table:table-cell office:value-type="float" office:value="0.004066988">
            <text:p>0.004066988</text:p>
          </table:table-cell>
          <table:table-cell office:value-type="float" office:value="0.0037805738">
            <text:p>0.0037805738</text:p>
          </table:table-cell>
          <table:table-cell office:value-type="float" office:value="0.004135028">
            <text:p>0.004135028</text:p>
          </table:table-cell>
          <table:table-cell office:value-type="float" office:value="0.0039777043">
            <text:p>0.0039777043</text:p>
          </table:table-cell>
          <table:table-cell office:value-type="float" office:value="0.004174635">
            <text:p>0.004174635</text:p>
          </table:table-cell>
          <table:table-cell office:value-type="float" office:value="0.0041826568">
            <text:p>0.0041826568</text:p>
          </table:table-cell>
          <table:table-cell office:value-type="float" office:value="0.0038362576">
            <text:p>0.0038362576</text:p>
          </table:table-cell>
          <table:table-cell office:value-type="float" office:value="0.003932529">
            <text:p>0.003932529</text:p>
          </table:table-cell>
          <table:table-cell office:value-type="float" office:value="0.0040252353">
            <text:p>0.0040252353</text:p>
          </table:table-cell>
          <table:table-cell office:value-type="float" office:value="0.0041501517">
            <text:p>0.0041501517</text:p>
          </table:table-cell>
          <table:table-cell office:value-type="float" office:value="0.004159641">
            <text:p>0.004159641</text:p>
          </table:table-cell>
          <table:table-cell office:value-type="float" office:value="0.0036081544">
            <text:p>0.0036081544</text:p>
          </table:table-cell>
          <table:table-cell office:value-type="float" office:value="0.0038993373">
            <text:p>0.0038993373</text:p>
          </table:table-cell>
          <table:table-cell office:value-type="float" office:value="0.0037665537">
            <text:p>0.0037665537</text:p>
          </table:table-cell>
          <table:table-cell office:value-type="float" office:value="0.0037006673">
            <text:p>0.0037006673</text:p>
          </table:table-cell>
          <table:table-cell office:value-type="float" office:value="0.0035757832">
            <text:p>0.0035757832</text:p>
          </table:table-cell>
          <table:table-cell office:value-type="float" office:value="0.0035015342">
            <text:p>0.0035015342</text:p>
          </table:table-cell>
          <table:table-cell office:value-type="float" office:value="0.0036090547">
            <text:p>0.0036090547</text:p>
          </table:table-cell>
          <table:table-cell office:value-type="float" office:value="0.0033432906">
            <text:p>0.0033432906</text:p>
          </table:table-cell>
          <table:table-cell office:value-type="float" office:value="0.0033712958">
            <text:p>0.0033712958</text:p>
          </table:table-cell>
          <table:table-cell office:value-type="float" office:value="0.003529307">
            <text:p>0.003529307</text:p>
          </table:table-cell>
          <table:table-cell office:value-type="float" office:value="0.0033430343">
            <text:p>0.0033430343</text:p>
          </table:table-cell>
          <table:table-cell office:value-type="float" office:value="0.0033618223">
            <text:p>0.0033618223</text:p>
          </table:table-cell>
          <table:table-cell office:value-type="float" office:value="0.003029212">
            <text:p>0.003029212</text:p>
          </table:table-cell>
          <table:table-cell office:value-type="float" office:value="0.003180417">
            <text:p>0.003180417</text:p>
          </table:table-cell>
          <table:table-cell office:value-type="float" office:value="0.0032244253">
            <text:p>0.0032244253</text:p>
          </table:table-cell>
          <table:table-cell office:value-type="float" office:value="0.002710619">
            <text:p>0.002710619</text:p>
          </table:table-cell>
          <table:table-cell office:value-type="float" office:value="0.0027398507">
            <text:p>0.0027398507</text:p>
          </table:table-cell>
          <table:table-cell office:value-type="float" office:value="0.002879883">
            <text:p>0.002879883</text:p>
          </table:table-cell>
          <table:table-cell office:value-type="float" office:value="0.002729833">
            <text:p>0.002729833</text:p>
          </table:table-cell>
          <table:table-cell office:value-type="float" office:value="0.002624919">
            <text:p>0.002624919</text:p>
          </table:table-cell>
          <table:table-cell office:value-type="float" office:value="0.0027482833">
            <text:p>0.0027482833</text:p>
          </table:table-cell>
          <table:table-cell office:value-type="float" office:value="0.0026571045">
            <text:p>0.0026571045</text:p>
          </table:table-cell>
          <table:table-cell office:value-type="float" office:value="0.0025863491">
            <text:p>0.0025863491</text:p>
          </table:table-cell>
          <table:table-cell office:value-type="float" office:value="0.0026503569">
            <text:p>0.0026503569</text:p>
          </table:table-cell>
          <table:table-cell office:value-type="float" office:value="0.0025395942">
            <text:p>0.0025395942</text:p>
          </table:table-cell>
          <table:table-cell office:value-type="float" office:value="0.0023685761">
            <text:p>0.0023685761</text:p>
          </table:table-cell>
          <table:table-cell office:value-type="float" office:value="0.0024608655">
            <text:p>0.0024608655</text:p>
          </table:table-cell>
          <table:table-cell office:value-type="float" office:value="0.0023810102">
            <text:p>0.0023810102</text:p>
          </table:table-cell>
          <table:table-cell office:value-type="float" office:value="0.0021661571">
            <text:p>0.0021661571</text:p>
          </table:table-cell>
          <table:table-cell office:value-type="float" office:value="0.0021919152">
            <text:p>0.0021919152</text:p>
          </table:table-cell>
          <table:table-cell office:value-type="float" office:value="0.0022923036">
            <text:p>0.0022923036</text:p>
          </table:table-cell>
          <table:table-cell office:value-type="float" office:value="0.0022877797">
            <text:p>0.0022877797</text:p>
          </table:table-cell>
          <table:table-cell office:value-type="float" office:value="0.0020417054">
            <text:p>0.0020417054</text:p>
          </table:table-cell>
          <table:table-cell office:value-type="float" office:value="0.0021619247">
            <text:p>0.0021619247</text:p>
          </table:table-cell>
          <table:table-cell office:value-type="float" office:value="0.002266048">
            <text:p>0.002266048</text:p>
          </table:table-cell>
          <table:table-cell office:value-type="float" office:value="0.0022189305">
            <text:p>0.0022189305</text:p>
          </table:table-cell>
          <table:table-cell office:value-type="float" office:value="0.0022406932">
            <text:p>0.0022406932</text:p>
          </table:table-cell>
          <table:table-cell office:value-type="float" office:value="0.0021171693">
            <text:p>0.0021171693</text:p>
          </table:table-cell>
          <table:table-cell office:value-type="float" office:value="0.0021901373">
            <text:p>0.0021901373</text:p>
          </table:table-cell>
          <table:table-cell office:value-type="float" office:value="0.0020462247">
            <text:p>0.0020462247</text:p>
          </table:table-cell>
          <table:table-cell office:value-type="float" office:value="0.0022004393">
            <text:p>0.0022004393</text:p>
          </table:table-cell>
          <table:table-cell office:value-type="float" office:value="0.0020850832">
            <text:p>0.0020850832</text:p>
          </table:table-cell>
          <table:table-cell office:value-type="float" office:value="0.002080739">
            <text:p>0.002080739</text:p>
          </table:table-cell>
          <table:table-cell office:value-type="float" office:value="0.002005501">
            <text:p>0.002005501</text:p>
          </table:table-cell>
          <table:table-cell office:value-type="float" office:value="0.0021283901">
            <text:p>0.0021283901</text:p>
          </table:table-cell>
          <table:table-cell office:value-type="float" office:value="0.0021013566">
            <text:p>0.0021013566</text:p>
          </table:table-cell>
          <table:table-cell office:value-type="float" office:value="0.0020403145">
            <text:p>0.0020403145</text:p>
          </table:table-cell>
          <table:table-cell office:value-type="float" office:value="0.002180447">
            <text:p>0.002180447</text:p>
          </table:table-cell>
          <table:table-cell office:value-type="float" office:value="0.001995175">
            <text:p>0.001995175</text:p>
          </table:table-cell>
          <table:table-cell office:value-type="float" office:value="0.0020099818">
            <text:p>0.0020099818</text:p>
          </table:table-cell>
          <table:table-cell office:value-type="float" office:value="0.0020426614">
            <text:p>0.0020426614</text:p>
          </table:table-cell>
          <table:table-cell office:value-type="float" office:value="0.0019052132">
            <text:p>0.0019052132</text:p>
          </table:table-cell>
          <table:table-cell office:value-type="float" office:value="0.0019857986">
            <text:p>0.0019857986</text:p>
          </table:table-cell>
          <table:table-cell office:value-type="float" office:value="0.0019341557">
            <text:p>0.0019341557</text:p>
          </table:table-cell>
          <table:table-cell office:value-type="float" office:value="0.0018793358">
            <text:p>0.0018793358</text:p>
          </table:table-cell>
          <table:table-cell office:value-type="float" office:value="0.00205882">
            <text:p>0.00205882</text:p>
          </table:table-cell>
          <table:table-cell office:value-type="float" office:value="0.0019666594">
            <text:p>0.0019666594</text:p>
          </table:table-cell>
          <table:table-cell office:value-type="float" office:value="0.0019080627">
            <text:p>0.0019080627</text:p>
          </table:table-cell>
          <table:table-cell office:value-type="float" office:value="0.0019494881">
            <text:p>0.0019494881</text:p>
          </table:table-cell>
          <table:table-cell office:value-type="float" office:value="0.0017950077">
            <text:p>0.0017950077</text:p>
          </table:table-cell>
          <table:table-cell office:value-type="float" office:value="0.001804856">
            <text:p>0.001804856</text:p>
          </table:table-cell>
          <table:table-cell office:value-type="float" office:value="0.0017879701">
            <text:p>0.0017879701</text:p>
          </table:table-cell>
          <table:table-cell office:value-type="float" office:value="0.0017889391">
            <text:p>0.0017889391</text:p>
          </table:table-cell>
          <table:table-cell office:value-type="float" office:value="0.0017695698">
            <text:p>0.0017695698</text:p>
          </table:table-cell>
          <table:table-cell office:value-type="float" office:value="0.0017779213">
            <text:p>0.0017779213</text:p>
          </table:table-cell>
          <table:table-cell office:value-type="float" office:value="0.0017570469">
            <text:p>0.0017570469</text:p>
          </table:table-cell>
          <table:table-cell office:value-type="float" office:value="0.0019037398">
            <text:p>0.0019037398</text:p>
          </table:table-cell>
          <table:table-cell office:value-type="float" office:value="0.0019207768">
            <text:p>0.0019207768</text:p>
          </table:table-cell>
          <table:table-cell office:value-type="float" office:value="0.0018535103">
            <text:p>0.0018535103</text:p>
          </table:table-cell>
          <table:table-cell office:value-type="float" office:value="0.0018547251">
            <text:p>0.0018547251</text:p>
          </table:table-cell>
          <table:table-cell office:value-type="float" office:value="0.001744954">
            <text:p>0.001744954</text:p>
          </table:table-cell>
          <table:table-cell office:value-type="float" office:value="0.0018039724">
            <text:p>0.0018039724</text:p>
          </table:table-cell>
          <table:table-cell office:value-type="float" office:value="0.0017768634">
            <text:p>0.0017768634</text:p>
          </table:table-cell>
          <table:table-cell office:value-type="float" office:value="0.0016684409">
            <text:p>0.0016684409</text:p>
          </table:table-cell>
          <table:table-cell office:value-type="float" office:value="0.0017480686">
            <text:p>0.0017480686</text:p>
          </table:table-cell>
          <table:table-cell office:value-type="float" office:value="0.0017020364">
            <text:p>0.0017020364</text:p>
          </table:table-cell>
          <table:table-cell office:value-type="float" office:value="0.0015622601">
            <text:p>0.0015622601</text:p>
          </table:table-cell>
          <table:table-cell office:value-type="float" office:value="0.0015970592">
            <text:p>0.0015970592</text:p>
          </table:table-cell>
          <table:table-cell office:value-type="float" office:value="0.0016122954">
            <text:p>0.0016122954</text:p>
          </table:table-cell>
          <table:table-cell office:value-type="float" office:value="0.0016067281">
            <text:p>0.0016067281</text:p>
          </table:table-cell>
          <table:table-cell office:value-type="float" office:value="0.0016284242">
            <text:p>0.0016284242</text:p>
          </table:table-cell>
          <table:table-cell office:value-type="float" office:value="0.0014584996">
            <text:p>0.0014584996</text:p>
          </table:table-cell>
          <table:table-cell office:value-type="float" office:value="0.0015603238">
            <text:p>0.0015603238</text:p>
          </table:table-cell>
          <table:table-cell office:value-type="float" office:value="0.00144747">
            <text:p>0.00144747</text:p>
          </table:table-cell>
          <table:table-cell office:value-type="float" office:value="0.0013123185">
            <text:p>0.0013123185</text:p>
          </table:table-cell>
          <table:table-cell office:value-type="float" office:value="0.0015798119">
            <text:p>0.0015798119</text:p>
          </table:table-cell>
          <table:table-cell office:value-type="float" office:value="0.0014320008">
            <text:p>0.0014320008</text:p>
          </table:table-cell>
          <table:table-cell office:value-type="float" office:value="0.0014494674">
            <text:p>0.0014494674</text:p>
          </table:table-cell>
          <table:table-cell office:value-type="float" office:value="0.0013190856">
            <text:p>0.0013190856</text:p>
          </table:table-cell>
          <table:table-cell office:value-type="float" office:value="0.0012678821">
            <text:p>0.0012678821</text:p>
          </table:table-cell>
          <table:table-cell office:value-type="float" office:value="0.0013494587">
            <text:p>0.0013494587</text:p>
          </table:table-cell>
          <table:table-cell office:value-type="float" office:value="0.001257255">
            <text:p>0.001257255</text:p>
          </table:table-cell>
          <table:table-cell office:value-type="float" office:value="0.0013007114">
            <text:p>0.0013007114</text:p>
          </table:table-cell>
          <table:table-cell office:value-type="float" office:value="0.0013524354">
            <text:p>0.0013524354</text:p>
          </table:table-cell>
          <table:table-cell office:value-type="float" office:value="0.001209002">
            <text:p>0.001209002</text:p>
          </table:table-cell>
          <table:table-cell office:value-type="float" office:value="0.0011947878">
            <text:p>0.0011947878</text:p>
          </table:table-cell>
          <table:table-cell office:value-type="float" office:value="0.0011564669">
            <text:p>0.0011564669</text:p>
          </table:table-cell>
          <table:table-cell office:value-type="float" office:value="0.0012062482">
            <text:p>0.0012062482</text:p>
          </table:table-cell>
          <table:table-cell office:value-type="float" office:value="0.0012068477">
            <text:p>0.0012068477</text:p>
          </table:table-cell>
          <table:table-cell office:value-type="float" office:value="0.0011917037">
            <text:p>0.0011917037</text:p>
          </table:table-cell>
          <table:table-cell office:value-type="float" office:value="0.0011201942">
            <text:p>0.0011201942</text:p>
          </table:table-cell>
          <table:table-cell office:value-type="float" office:value="0.0011073769">
            <text:p>0.0011073769</text:p>
          </table:table-cell>
          <table:table-cell office:value-type="float" office:value="0.0011129564">
            <text:p>0.0011129564</text:p>
          </table:table-cell>
          <table:table-cell office:value-type="float" office:value="0.0010567815">
            <text:p>0.0010567815</text:p>
          </table:table-cell>
          <table:table-cell office:value-type="float" office:value="0.0010693641">
            <text:p>0.0010693641</text:p>
          </table:table-cell>
          <table:table-cell office:value-type="float" office:value="0.0010740263">
            <text:p>0.0010740263</text:p>
          </table:table-cell>
          <table:table-cell office:value-type="float" office:value="0.0010377208">
            <text:p>0.0010377208</text:p>
          </table:table-cell>
          <table:table-cell office:value-type="float" office:value="0.0010191853">
            <text:p>0.0010191853</text:p>
          </table:table-cell>
          <table:table-cell table:style-name="ce1" office:value-type="float" office:value="0.0009677995">
            <text:p>9.68E-004</text:p>
          </table:table-cell>
          <table:table-cell table:style-name="ce1" office:value-type="float" office:value="0.00092544284">
            <text:p>9.25E-004</text:p>
          </table:table-cell>
          <table:table-cell table:style-name="ce1" office:value-type="float" office:value="0.0009186404">
            <text:p>9.19E-004</text:p>
          </table:table-cell>
          <table:table-cell table:style-name="ce1" office:value-type="float" office:value="0.00087733776">
            <text:p>8.77E-004</text:p>
          </table:table-cell>
          <table:table-cell table:style-name="ce1" office:value-type="float" office:value="0.00079868257">
            <text:p>7.99E-004</text:p>
          </table:table-cell>
          <table:table-cell table:style-name="ce1" office:value-type="float" office:value="0.00078668183">
            <text:p>7.87E-004</text:p>
          </table:table-cell>
          <table:table-cell table:style-name="ce1" office:value-type="float" office:value="0.0007735052">
            <text:p>7.74E-004</text:p>
          </table:table-cell>
          <table:table-cell table:style-name="ce1" office:value-type="float" office:value="0.0007321052">
            <text:p>7.32E-004</text:p>
          </table:table-cell>
          <table:table-cell table:style-name="ce1" office:value-type="float" office:value="0.0007282299">
            <text:p>7.28E-004</text:p>
          </table:table-cell>
          <table:table-cell table:style-name="ce1" office:value-type="float" office:value="0.00066183205">
            <text:p>6.62E-004</text:p>
          </table:table-cell>
          <table:table-cell table:style-name="ce1" office:value-type="float" office:value="0.00064010936">
            <text:p>6.40E-004</text:p>
          </table:table-cell>
          <table:table-cell table:style-name="ce1" office:value-type="float" office:value="0.00070110627">
            <text:p>7.01E-004</text:p>
          </table:table-cell>
          <table:table-cell table:style-name="ce1" office:value-type="float" office:value="0.0006671913">
            <text:p>6.67E-004</text:p>
          </table:table-cell>
          <table:table-cell table:style-name="ce1" office:value-type="float" office:value="0.00060433045">
            <text:p>6.04E-004</text:p>
          </table:table-cell>
          <table:table-cell table:style-name="ce1" office:value-type="float" office:value="0.0005446706">
            <text:p>5.45E-004</text:p>
          </table:table-cell>
          <table:table-cell table:style-name="ce1" office:value-type="float" office:value="0.00053420034">
            <text:p>5.34E-004</text:p>
          </table:table-cell>
          <table:table-cell table:style-name="ce1" office:value-type="float" office:value="0.0004695851">
            <text:p>4.70E-004</text:p>
          </table:table-cell>
          <table:table-cell table:style-name="ce1" office:value-type="float" office:value="0.00030448678">
            <text:p>3.04E-004</text:p>
          </table:table-cell>
          <table:table-cell table:style-name="ce1" office:value-type="float" office:value="0.00018749782">
            <text:p>1.87E-004</text:p>
          </table:table-cell>
          <table:table-cell table:style-name="ce1" office:value-type="float" office:value="0.00018144587">
            <text:p>1.81E-004</text:p>
          </table:table-cell>
          <table:table-cell table:style-name="ce1" office:value-type="float" office:value="0.00018010847">
            <text:p>1.80E-004</text:p>
          </table:table-cell>
          <table:table-cell table:style-name="ce1" office:value-type="float" office:value="0.00018044496">
            <text:p>1.80E-004</text:p>
          </table:table-cell>
          <table:table-cell table:style-name="ce1" office:value-type="float" office:value="0.0001802527">
            <text:p>1.80E-004</text:p>
          </table:table-cell>
          <table:table-cell table:style-name="ce1" office:value-type="float" office:value="0.00017999187">
            <text:p>1.80E-004</text:p>
          </table:table-cell>
          <table:table-cell table:style-name="ce1" office:value-type="float" office:value="0.00018040901">
            <text:p>1.80E-004</text:p>
          </table:table-cell>
          <table:table-cell table:style-name="ce1" office:value-type="float" office:value="0.0001811902">
            <text:p>1.81E-004</text:p>
          </table:table-cell>
          <table:table-cell table:style-name="ce1" office:value-type="float" office:value="0.00018151014">
            <text:p>1.82E-004</text:p>
          </table:table-cell>
          <table:table-cell table:style-name="ce1" office:value-type="float" office:value="0.0001812375">
            <text:p>1.81E-004</text:p>
          </table:table-cell>
          <table:table-cell table:style-name="ce1" office:value-type="float" office:value="0.00018138296">
            <text:p>1.81E-004</text:p>
          </table:table-cell>
          <table:table-cell table:style-name="ce1" office:value-type="float" office:value="0.00018108434">
            <text:p>1.81E-004</text:p>
          </table:table-cell>
          <table:table-cell table:style-name="ce1" office:value-type="float" office:value="0.0001817879">
            <text:p>1.82E-004</text:p>
          </table:table-cell>
          <table:table-cell table:style-name="ce1" office:value-type="float" office:value="0.00018188558">
            <text:p>1.82E-004</text:p>
          </table:table-cell>
          <table:table-cell table:style-name="ce1" office:value-type="float" office:value="0.00018187035">
            <text:p>1.82E-004</text:p>
          </table:table-cell>
          <table:table-cell table:style-name="ce1" office:value-type="float" office:value="0.00018185588">
            <text:p>1.82E-004</text:p>
          </table:table-cell>
          <table:table-cell table:style-name="ce1" office:value-type="float" office:value="0.00018243727">
            <text:p>1.82E-004</text:p>
          </table:table-cell>
          <table:table-cell table:style-name="ce1" office:value-type="float" office:value="0.00018315452">
            <text:p>1.83E-004</text:p>
          </table:table-cell>
          <table:table-cell table:style-name="ce1" office:value-type="float" office:value="0.0001830002">
            <text:p>1.83E-004</text:p>
          </table:table-cell>
          <table:table-cell office:value-type="float" office:value="0.0001835012">
            <text:p>1.84E-004</text:p>
          </table:table-cell>
          <table:table-cell office:value-type="float" office:value="0.00018383133">
            <text:p>1.84E-004</text:p>
          </table:table-cell>
          <table:table-cell table:style-name="ce1" office:value-type="float" office:value="0.00018498828">
            <text:p>1.85E-004</text:p>
          </table:table-cell>
          <table:table-cell table:style-name="ce1" office:value-type="float" office:value="0.00018496743">
            <text:p>1.85E-004</text:p>
          </table:table-cell>
          <table:table-cell table:style-name="ce1" office:value-type="float" office:value="0.00018509808">
            <text:p>1.85E-004</text:p>
          </table:table-cell>
          <table:table-cell table:style-name="ce1" office:value-type="float" office:value="0.00018558519">
            <text:p>1.86E-004</text:p>
          </table:table-cell>
          <table:table-cell table:style-name="ce1" office:value-type="float" office:value="0.00018695765">
            <text:p>1.87E-004</text:p>
          </table:table-cell>
          <table:table-cell table:style-name="ce1" office:value-type="float" office:value="0.00018806354">
            <text:p>1.88E-004</text:p>
          </table:table-cell>
          <table:table-cell table:style-name="ce1" office:value-type="float" office:value="0.0001877954">
            <text:p>1.88E-004</text:p>
          </table:table-cell>
          <table:table-cell table:style-name="ce1" office:value-type="float" office:value="0.00018837178">
            <text:p>1.88E-004</text:p>
          </table:table-cell>
          <table:table-cell table:style-name="ce1" office:value-type="float" office:value="0.00018887078">
            <text:p>1.89E-004</text:p>
          </table:table-cell>
          <table:table-cell table:style-name="ce1" office:value-type="float" office:value="0.0001899845">
            <text:p>1.90E-004</text:p>
          </table:table-cell>
          <table:table-cell table:style-name="ce1" office:value-type="float" office:value="0.00018998713">
            <text:p>1.90E-004</text:p>
          </table:table-cell>
          <table:table-cell table:style-name="ce1" office:value-type="float" office:value="0.00018977806">
            <text:p>1.90E-004</text:p>
          </table:table-cell>
          <table:table-cell table:style-name="ce1" office:value-type="float" office:value="0.00018973125">
            <text:p>1.90E-004</text:p>
          </table:table-cell>
          <table:table-cell table:style-name="ce1" office:value-type="float" office:value="0.00019122107">
            <text:p>1.91E-004</text:p>
          </table:table-cell>
          <table:table-cell table:style-name="ce1" office:value-type="float" office:value="0.00019091445">
            <text:p>1.91E-004</text:p>
          </table:table-cell>
          <table:table-cell table:style-name="ce1" office:value-type="float" office:value="0.00019157253">
            <text:p>1.92E-004</text:p>
          </table:table-cell>
          <table:table-cell table:style-name="ce1" office:value-type="float" office:value="0.00019166198">
            <text:p>1.92E-004</text:p>
          </table:table-cell>
          <table:table-cell table:style-name="ce1" office:value-type="float" office:value="0.00019244688">
            <text:p>1.92E-004</text:p>
          </table:table-cell>
          <table:table-cell table:style-name="ce1" office:value-type="float" office:value="0.00019329607">
            <text:p>1.93E-004</text:p>
          </table:table-cell>
          <table:table-cell table:style-name="ce1" office:value-type="float" office:value="0.00019315167">
            <text:p>1.93E-004</text:p>
          </table:table-cell>
          <table:table-cell table:style-name="ce1" office:value-type="float" office:value="0.00019370938">
            <text:p>1.94E-004</text:p>
          </table:table-cell>
          <table:table-cell table:style-name="ce1" office:value-type="float" office:value="0.00019441819">
            <text:p>1.94E-004</text:p>
          </table:table-cell>
          <table:table-cell table:style-name="ce1" office:value-type="float" office:value="0.00019594301">
            <text:p>1.96E-004</text:p>
          </table:table-cell>
          <table:table-cell table:style-name="ce1" office:value-type="float" office:value="0.00019611999">
            <text:p>1.96E-004</text:p>
          </table:table-cell>
          <table:table-cell table:style-name="ce1" office:value-type="float" office:value="0.00019628427">
            <text:p>1.96E-004</text:p>
          </table:table-cell>
          <table:table-cell table:style-name="ce1" office:value-type="float" office:value="0.00019699906">
            <text:p>1.97E-004</text:p>
          </table:table-cell>
          <table:table-cell table:style-name="ce1" office:value-type="float" office:value="0.00019831442">
            <text:p>1.98E-004</text:p>
          </table:table-cell>
          <table:table-cell table:style-name="ce1" office:value-type="float" office:value="0.00019946993">
            <text:p>1.99E-004</text:p>
          </table:table-cell>
          <table:table-cell table:style-name="ce1" office:value-type="float" office:value="0.00019945251">
            <text:p>1.99E-004</text:p>
          </table:table-cell>
          <table:table-cell table:style-name="ce1" office:value-type="float" office:value="0.00019960545">
            <text:p>2.00E-004</text:p>
          </table:table-cell>
          <table:table-cell table:style-name="ce1" office:value-type="float" office:value="0.00020038732">
            <text:p>2.00E-004</text:p>
          </table:table-cell>
          <table:table-cell table:style-name="ce1" office:value-type="float" office:value="0.00020159953">
            <text:p>2.02E-004</text:p>
          </table:table-cell>
          <table:table-cell table:style-name="ce1" office:value-type="float" office:value="0.0002011934">
            <text:p>2.01E-004</text:p>
          </table:table-cell>
          <table:table-cell table:style-name="ce1" office:value-type="float" office:value="0.00020141221">
            <text:p>2.01E-004</text:p>
          </table:table-cell>
          <table:table-cell table:style-name="ce1" office:value-type="float" office:value="0.00020215532">
            <text:p>2.02E-004</text:p>
          </table:table-cell>
          <table:table-cell table:style-name="ce1" office:value-type="float" office:value="0.00020329742">
            <text:p>2.03E-004</text:p>
          </table:table-cell>
          <table:table-cell table:style-name="ce1" office:value-type="float" office:value="0.00020392294">
            <text:p>2.04E-004</text:p>
          </table:table-cell>
          <table:table-cell table:style-name="ce1" office:value-type="float" office:value="0.00020412199">
            <text:p>2.04E-004</text:p>
          </table:table-cell>
          <table:table-cell table:style-name="ce1" office:value-type="float" office:value="0.00020416077">
            <text:p>2.04E-004</text:p>
          </table:table-cell>
          <table:table-cell table:style-name="ce1" office:value-type="float" office:value="0.00020525328">
            <text:p>2.05E-004</text:p>
          </table:table-cell>
          <table:table-cell table:style-name="ce1" office:value-type="float" office:value="0.00020698084">
            <text:p>2.07E-004</text:p>
          </table:table-cell>
          <table:table-cell table:style-name="ce1" office:value-type="float" office:value="0.00020693055">
            <text:p>2.07E-004</text:p>
          </table:table-cell>
          <table:table-cell table:style-name="ce1" office:value-type="float" office:value="0.00020790675">
            <text:p>2.08E-004</text:p>
          </table:table-cell>
          <table:table-cell table:style-name="ce1" office:value-type="float" office:value="0.00020811065">
            <text:p>2.08E-004</text:p>
          </table:table-cell>
          <table:table-cell table:style-name="ce1" office:value-type="float" office:value="0.00020997862">
            <text:p>2.10E-004</text:p>
          </table:table-cell>
          <table:table-cell table:style-name="ce1" office:value-type="float" office:value="0.00021049206">
            <text:p>2.10E-004</text:p>
          </table:table-cell>
          <table:table-cell table:style-name="ce1" office:value-type="float" office:value="0.0002115908">
            <text:p>2.12E-004</text:p>
          </table:table-cell>
          <table:table-cell table:style-name="ce1" office:value-type="float" office:value="0.00021202622">
            <text:p>2.12E-004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05 - Forty-Six and 2.mp3</text:p>
          </table:table-cell>
          <table:table-cell office:value-type="float" office:value="0.1680377">
            <text:p>0.1680377</text:p>
          </table:table-cell>
          <table:table-cell office:value-type="float" office:value="0.25866526">
            <text:p>0.25866526</text:p>
          </table:table-cell>
          <table:table-cell office:value-type="float" office:value="0.090179086">
            <text:p>0.090179086</text:p>
          </table:table-cell>
          <table:table-cell office:value-type="float" office:value="0.058186628">
            <text:p>0.058186628</text:p>
          </table:table-cell>
          <table:table-cell office:value-type="float" office:value="0.031265054">
            <text:p>0.031265054</text:p>
          </table:table-cell>
          <table:table-cell office:value-type="float" office:value="0.03690228">
            <text:p>0.03690228</text:p>
          </table:table-cell>
          <table:table-cell office:value-type="float" office:value="0.031091694">
            <text:p>0.031091694</text:p>
          </table:table-cell>
          <table:table-cell office:value-type="float" office:value="0.029048959">
            <text:p>0.029048959</text:p>
          </table:table-cell>
          <table:table-cell office:value-type="float" office:value="0.02406034">
            <text:p>0.02406034</text:p>
          </table:table-cell>
          <table:table-cell office:value-type="float" office:value="0.021438584">
            <text:p>0.021438584</text:p>
          </table:table-cell>
          <table:table-cell office:value-type="float" office:value="0.02266771">
            <text:p>0.02266771</text:p>
          </table:table-cell>
          <table:table-cell office:value-type="float" office:value="0.017468551">
            <text:p>0.017468551</text:p>
          </table:table-cell>
          <table:table-cell office:value-type="float" office:value="0.023631956">
            <text:p>0.023631956</text:p>
          </table:table-cell>
          <table:table-cell office:value-type="float" office:value="0.026206361">
            <text:p>0.026206361</text:p>
          </table:table-cell>
          <table:table-cell office:value-type="float" office:value="0.022194847">
            <text:p>0.022194847</text:p>
          </table:table-cell>
          <table:table-cell office:value-type="float" office:value="0.022519995">
            <text:p>0.022519995</text:p>
          </table:table-cell>
          <table:table-cell office:value-type="float" office:value="0.019763216">
            <text:p>0.019763216</text:p>
          </table:table-cell>
          <table:table-cell office:value-type="float" office:value="0.026396058">
            <text:p>0.026396058</text:p>
          </table:table-cell>
          <table:table-cell office:value-type="float" office:value="0.028112847">
            <text:p>0.028112847</text:p>
          </table:table-cell>
          <table:table-cell office:value-type="float" office:value="0.02906683">
            <text:p>0.02906683</text:p>
          </table:table-cell>
          <table:table-cell office:value-type="float" office:value="0.034428086">
            <text:p>0.034428086</text:p>
          </table:table-cell>
          <table:table-cell office:value-type="float" office:value="0.02977208">
            <text:p>0.02977208</text:p>
          </table:table-cell>
          <table:table-cell office:value-type="float" office:value="0.024930334">
            <text:p>0.024930334</text:p>
          </table:table-cell>
          <table:table-cell office:value-type="float" office:value="0.027845534">
            <text:p>0.027845534</text:p>
          </table:table-cell>
          <table:table-cell office:value-type="float" office:value="0.04014183">
            <text:p>0.04014183</text:p>
          </table:table-cell>
          <table:table-cell office:value-type="float" office:value="0.038727514">
            <text:p>0.038727514</text:p>
          </table:table-cell>
          <table:table-cell office:value-type="float" office:value="0.035364978">
            <text:p>0.035364978</text:p>
          </table:table-cell>
          <table:table-cell office:value-type="float" office:value="0.037581135">
            <text:p>0.037581135</text:p>
          </table:table-cell>
          <table:table-cell office:value-type="float" office:value="0.037624046">
            <text:p>0.037624046</text:p>
          </table:table-cell>
          <table:table-cell office:value-type="float" office:value="0.037098505">
            <text:p>0.037098505</text:p>
          </table:table-cell>
          <table:table-cell office:value-type="float" office:value="0.04305228">
            <text:p>0.04305228</text:p>
          </table:table-cell>
          <table:table-cell office:value-type="float" office:value="0.04806203">
            <text:p>0.04806203</text:p>
          </table:table-cell>
          <table:table-cell office:value-type="float" office:value="0.0381348">
            <text:p>0.0381348</text:p>
          </table:table-cell>
          <table:table-cell office:value-type="float" office:value="0.038830232">
            <text:p>0.038830232</text:p>
          </table:table-cell>
          <table:table-cell office:value-type="float" office:value="0.0356499">
            <text:p>0.0356499</text:p>
          </table:table-cell>
          <table:table-cell office:value-type="float" office:value="0.033399053">
            <text:p>0.033399053</text:p>
          </table:table-cell>
          <table:table-cell office:value-type="float" office:value="0.03163426">
            <text:p>0.03163426</text:p>
          </table:table-cell>
          <table:table-cell office:value-type="float" office:value="0.039475653">
            <text:p>0.039475653</text:p>
          </table:table-cell>
          <table:table-cell office:value-type="float" office:value="0.04517015">
            <text:p>0.04517015</text:p>
          </table:table-cell>
          <table:table-cell office:value-type="float" office:value="0.041634038">
            <text:p>0.041634038</text:p>
          </table:table-cell>
          <table:table-cell office:value-type="float" office:value="0.034372102">
            <text:p>0.034372102</text:p>
          </table:table-cell>
          <table:table-cell office:value-type="float" office:value="0.028831448">
            <text:p>0.028831448</text:p>
          </table:table-cell>
          <table:table-cell office:value-type="float" office:value="0.026820343">
            <text:p>0.026820343</text:p>
          </table:table-cell>
          <table:table-cell office:value-type="float" office:value="0.028284596">
            <text:p>0.028284596</text:p>
          </table:table-cell>
          <table:table-cell office:value-type="float" office:value="0.02941107">
            <text:p>0.02941107</text:p>
          </table:table-cell>
          <table:table-cell office:value-type="float" office:value="0.030036403">
            <text:p>0.030036403</text:p>
          </table:table-cell>
          <table:table-cell office:value-type="float" office:value="0.031938795">
            <text:p>0.031938795</text:p>
          </table:table-cell>
          <table:table-cell office:value-type="float" office:value="0.032335617">
            <text:p>0.032335617</text:p>
          </table:table-cell>
          <table:table-cell office:value-type="float" office:value="0.032396547">
            <text:p>0.032396547</text:p>
          </table:table-cell>
          <table:table-cell office:value-type="float" office:value="0.028172014">
            <text:p>0.028172014</text:p>
          </table:table-cell>
          <table:table-cell office:value-type="float" office:value="0.024558619">
            <text:p>0.024558619</text:p>
          </table:table-cell>
          <table:table-cell office:value-type="float" office:value="0.02233462">
            <text:p>0.02233462</text:p>
          </table:table-cell>
          <table:table-cell office:value-type="float" office:value="0.023331242">
            <text:p>0.023331242</text:p>
          </table:table-cell>
          <table:table-cell office:value-type="float" office:value="0.024991758">
            <text:p>0.024991758</text:p>
          </table:table-cell>
          <table:table-cell office:value-type="float" office:value="0.020959266">
            <text:p>0.020959266</text:p>
          </table:table-cell>
          <table:table-cell office:value-type="float" office:value="0.017999155">
            <text:p>0.017999155</text:p>
          </table:table-cell>
          <table:table-cell office:value-type="float" office:value="0.014489252">
            <text:p>0.014489252</text:p>
          </table:table-cell>
          <table:table-cell office:value-type="float" office:value="0.014602707">
            <text:p>0.014602707</text:p>
          </table:table-cell>
          <table:table-cell office:value-type="float" office:value="0.015175621">
            <text:p>0.015175621</text:p>
          </table:table-cell>
          <table:table-cell office:value-type="float" office:value="0.015691431">
            <text:p>0.015691431</text:p>
          </table:table-cell>
          <table:table-cell office:value-type="float" office:value="0.014769467">
            <text:p>0.014769467</text:p>
          </table:table-cell>
          <table:table-cell office:value-type="float" office:value="0.015132213">
            <text:p>0.015132213</text:p>
          </table:table-cell>
          <table:table-cell office:value-type="float" office:value="0.014091759">
            <text:p>0.014091759</text:p>
          </table:table-cell>
          <table:table-cell office:value-type="float" office:value="0.014503483">
            <text:p>0.014503483</text:p>
          </table:table-cell>
          <table:table-cell office:value-type="float" office:value="0.015397332">
            <text:p>0.015397332</text:p>
          </table:table-cell>
          <table:table-cell office:value-type="float" office:value="0.01304732">
            <text:p>0.01304732</text:p>
          </table:table-cell>
          <table:table-cell office:value-type="float" office:value="0.014109396">
            <text:p>0.014109396</text:p>
          </table:table-cell>
          <table:table-cell office:value-type="float" office:value="0.012421493">
            <text:p>0.012421493</text:p>
          </table:table-cell>
          <table:table-cell office:value-type="float" office:value="0.012859617">
            <text:p>0.012859617</text:p>
          </table:table-cell>
          <table:table-cell office:value-type="float" office:value="0.012227127">
            <text:p>0.012227127</text:p>
          </table:table-cell>
          <table:table-cell office:value-type="float" office:value="0.012111805">
            <text:p>0.012111805</text:p>
          </table:table-cell>
          <table:table-cell office:value-type="float" office:value="0.012104467">
            <text:p>0.012104467</text:p>
          </table:table-cell>
          <table:table-cell office:value-type="float" office:value="0.012060061">
            <text:p>0.012060061</text:p>
          </table:table-cell>
          <table:table-cell office:value-type="float" office:value="0.013525362">
            <text:p>0.013525362</text:p>
          </table:table-cell>
          <table:table-cell office:value-type="float" office:value="0.012757639">
            <text:p>0.012757639</text:p>
          </table:table-cell>
          <table:table-cell office:value-type="float" office:value="0.0120061245">
            <text:p>0.0120061245</text:p>
          </table:table-cell>
          <table:table-cell office:value-type="float" office:value="0.011518226">
            <text:p>0.011518226</text:p>
          </table:table-cell>
          <table:table-cell office:value-type="float" office:value="0.012192846">
            <text:p>0.012192846</text:p>
          </table:table-cell>
          <table:table-cell office:value-type="float" office:value="0.01176213">
            <text:p>0.01176213</text:p>
          </table:table-cell>
          <table:table-cell office:value-type="float" office:value="0.012697759">
            <text:p>0.012697759</text:p>
          </table:table-cell>
          <table:table-cell office:value-type="float" office:value="0.0121282805">
            <text:p>0.0121282805</text:p>
          </table:table-cell>
          <table:table-cell office:value-type="float" office:value="0.011522423">
            <text:p>0.011522423</text:p>
          </table:table-cell>
          <table:table-cell office:value-type="float" office:value="0.01120146">
            <text:p>0.01120146</text:p>
          </table:table-cell>
          <table:table-cell office:value-type="float" office:value="0.011239627">
            <text:p>0.011239627</text:p>
          </table:table-cell>
          <table:table-cell office:value-type="float" office:value="0.011737592">
            <text:p>0.011737592</text:p>
          </table:table-cell>
          <table:table-cell office:value-type="float" office:value="0.010953824">
            <text:p>0.010953824</text:p>
          </table:table-cell>
          <table:table-cell office:value-type="float" office:value="0.010133096">
            <text:p>0.010133096</text:p>
          </table:table-cell>
          <table:table-cell office:value-type="float" office:value="0.009923778">
            <text:p>0.009923778</text:p>
          </table:table-cell>
          <table:table-cell office:value-type="float" office:value="0.009773049">
            <text:p>0.009773049</text:p>
          </table:table-cell>
          <table:table-cell office:value-type="float" office:value="0.010447533">
            <text:p>0.010447533</text:p>
          </table:table-cell>
          <table:table-cell office:value-type="float" office:value="0.0105170235">
            <text:p>0.0105170235</text:p>
          </table:table-cell>
          <table:table-cell office:value-type="float" office:value="0.0095924325">
            <text:p>0.0095924325</text:p>
          </table:table-cell>
          <table:table-cell office:value-type="float" office:value="0.009366726">
            <text:p>0.009366726</text:p>
          </table:table-cell>
          <table:table-cell office:value-type="float" office:value="0.00984127">
            <text:p>0.00984127</text:p>
          </table:table-cell>
          <table:table-cell office:value-type="float" office:value="0.009470491">
            <text:p>0.009470491</text:p>
          </table:table-cell>
          <table:table-cell office:value-type="float" office:value="0.009636457">
            <text:p>0.009636457</text:p>
          </table:table-cell>
          <table:table-cell office:value-type="float" office:value="0.009067346">
            <text:p>0.009067346</text:p>
          </table:table-cell>
          <table:table-cell office:value-type="float" office:value="0.008737664">
            <text:p>0.008737664</text:p>
          </table:table-cell>
          <table:table-cell office:value-type="float" office:value="0.008305066">
            <text:p>0.008305066</text:p>
          </table:table-cell>
          <table:table-cell office:value-type="float" office:value="0.00880417">
            <text:p>0.00880417</text:p>
          </table:table-cell>
          <table:table-cell office:value-type="float" office:value="0.008713818">
            <text:p>0.008713818</text:p>
          </table:table-cell>
          <table:table-cell office:value-type="float" office:value="0.008001961">
            <text:p>0.008001961</text:p>
          </table:table-cell>
          <table:table-cell office:value-type="float" office:value="0.0089363335">
            <text:p>0.0089363335</text:p>
          </table:table-cell>
          <table:table-cell office:value-type="float" office:value="0.009244293">
            <text:p>0.009244293</text:p>
          </table:table-cell>
          <table:table-cell office:value-type="float" office:value="0.008831619">
            <text:p>0.008831619</text:p>
          </table:table-cell>
          <table:table-cell office:value-type="float" office:value="0.0075900718">
            <text:p>0.0075900718</text:p>
          </table:table-cell>
          <table:table-cell office:value-type="float" office:value="0.007190185">
            <text:p>0.007190185</text:p>
          </table:table-cell>
          <table:table-cell office:value-type="float" office:value="0.0077344035">
            <text:p>0.0077344035</text:p>
          </table:table-cell>
          <table:table-cell office:value-type="float" office:value="0.0075474344">
            <text:p>0.0075474344</text:p>
          </table:table-cell>
          <table:table-cell office:value-type="float" office:value="0.007318559">
            <text:p>0.007318559</text:p>
          </table:table-cell>
          <table:table-cell office:value-type="float" office:value="0.007391447">
            <text:p>0.007391447</text:p>
          </table:table-cell>
          <table:table-cell office:value-type="float" office:value="0.007168249">
            <text:p>0.007168249</text:p>
          </table:table-cell>
          <table:table-cell office:value-type="float" office:value="0.0076620714">
            <text:p>0.0076620714</text:p>
          </table:table-cell>
          <table:table-cell office:value-type="float" office:value="0.0067583583">
            <text:p>0.0067583583</text:p>
          </table:table-cell>
          <table:table-cell office:value-type="float" office:value="0.006797148">
            <text:p>0.006797148</text:p>
          </table:table-cell>
          <table:table-cell office:value-type="float" office:value="0.0068969987">
            <text:p>0.0068969987</text:p>
          </table:table-cell>
          <table:table-cell office:value-type="float" office:value="0.007084703">
            <text:p>0.007084703</text:p>
          </table:table-cell>
          <table:table-cell office:value-type="float" office:value="0.007541947">
            <text:p>0.007541947</text:p>
          </table:table-cell>
          <table:table-cell office:value-type="float" office:value="0.007365186">
            <text:p>0.007365186</text:p>
          </table:table-cell>
          <table:table-cell office:value-type="float" office:value="0.006404973">
            <text:p>0.006404973</text:p>
          </table:table-cell>
          <table:table-cell office:value-type="float" office:value="0.006034391">
            <text:p>0.006034391</text:p>
          </table:table-cell>
          <table:table-cell office:value-type="float" office:value="0.006551473">
            <text:p>0.006551473</text:p>
          </table:table-cell>
          <table:table-cell office:value-type="float" office:value="0.0068133087">
            <text:p>0.0068133087</text:p>
          </table:table-cell>
          <table:table-cell office:value-type="float" office:value="0.0062652975">
            <text:p>0.0062652975</text:p>
          </table:table-cell>
          <table:table-cell office:value-type="float" office:value="0.006495928">
            <text:p>0.006495928</text:p>
          </table:table-cell>
          <table:table-cell office:value-type="float" office:value="0.006087894">
            <text:p>0.006087894</text:p>
          </table:table-cell>
          <table:table-cell office:value-type="float" office:value="0.006015855">
            <text:p>0.006015855</text:p>
          </table:table-cell>
          <table:table-cell office:value-type="float" office:value="0.006254678">
            <text:p>0.006254678</text:p>
          </table:table-cell>
          <table:table-cell office:value-type="float" office:value="0.006577044">
            <text:p>0.006577044</text:p>
          </table:table-cell>
          <table:table-cell office:value-type="float" office:value="0.0065996544">
            <text:p>0.0065996544</text:p>
          </table:table-cell>
          <table:table-cell office:value-type="float" office:value="0.0061455634">
            <text:p>0.0061455634</text:p>
          </table:table-cell>
          <table:table-cell office:value-type="float" office:value="0.0060993074">
            <text:p>0.0060993074</text:p>
          </table:table-cell>
          <table:table-cell office:value-type="float" office:value="0.0062586777">
            <text:p>0.0062586777</text:p>
          </table:table-cell>
          <table:table-cell office:value-type="float" office:value="0.0057102586">
            <text:p>0.0057102586</text:p>
          </table:table-cell>
          <table:table-cell office:value-type="float" office:value="0.0059222737">
            <text:p>0.0059222737</text:p>
          </table:table-cell>
          <table:table-cell office:value-type="float" office:value="0.0061183213">
            <text:p>0.0061183213</text:p>
          </table:table-cell>
          <table:table-cell office:value-type="float" office:value="0.0057281223">
            <text:p>0.0057281223</text:p>
          </table:table-cell>
          <table:table-cell office:value-type="float" office:value="0.0056020995">
            <text:p>0.0056020995</text:p>
          </table:table-cell>
          <table:table-cell office:value-type="float" office:value="0.0056794044">
            <text:p>0.0056794044</text:p>
          </table:table-cell>
          <table:table-cell office:value-type="float" office:value="0.005547787">
            <text:p>0.005547787</text:p>
          </table:table-cell>
          <table:table-cell office:value-type="float" office:value="0.005127819">
            <text:p>0.005127819</text:p>
          </table:table-cell>
          <table:table-cell office:value-type="float" office:value="0.005244154">
            <text:p>0.005244154</text:p>
          </table:table-cell>
          <table:table-cell office:value-type="float" office:value="0.0054889307">
            <text:p>0.0054889307</text:p>
          </table:table-cell>
          <table:table-cell office:value-type="float" office:value="0.0053320113">
            <text:p>0.0053320113</text:p>
          </table:table-cell>
          <table:table-cell office:value-type="float" office:value="0.0051544826">
            <text:p>0.0051544826</text:p>
          </table:table-cell>
          <table:table-cell office:value-type="float" office:value="0.0049369647">
            <text:p>0.0049369647</text:p>
          </table:table-cell>
          <table:table-cell office:value-type="float" office:value="0.004926669">
            <text:p>0.004926669</text:p>
          </table:table-cell>
          <table:table-cell office:value-type="float" office:value="0.005050785">
            <text:p>0.005050785</text:p>
          </table:table-cell>
          <table:table-cell office:value-type="float" office:value="0.0049284324">
            <text:p>0.0049284324</text:p>
          </table:table-cell>
          <table:table-cell office:value-type="float" office:value="0.004993042">
            <text:p>0.004993042</text:p>
          </table:table-cell>
          <table:table-cell office:value-type="float" office:value="0.0049118656">
            <text:p>0.0049118656</text:p>
          </table:table-cell>
          <table:table-cell office:value-type="float" office:value="0.004560813">
            <text:p>0.004560813</text:p>
          </table:table-cell>
          <table:table-cell office:value-type="float" office:value="0.0047517684">
            <text:p>0.0047517684</text:p>
          </table:table-cell>
          <table:table-cell office:value-type="float" office:value="0.0045163087">
            <text:p>0.0045163087</text:p>
          </table:table-cell>
          <table:table-cell office:value-type="float" office:value="0.004393425">
            <text:p>0.004393425</text:p>
          </table:table-cell>
          <table:table-cell office:value-type="float" office:value="0.0042488524">
            <text:p>0.0042488524</text:p>
          </table:table-cell>
          <table:table-cell office:value-type="float" office:value="0.0048481603">
            <text:p>0.0048481603</text:p>
          </table:table-cell>
          <table:table-cell office:value-type="float" office:value="0.004199203">
            <text:p>0.004199203</text:p>
          </table:table-cell>
          <table:table-cell office:value-type="float" office:value="0.0039543295">
            <text:p>0.0039543295</text:p>
          </table:table-cell>
          <table:table-cell office:value-type="float" office:value="0.0041050445">
            <text:p>0.0041050445</text:p>
          </table:table-cell>
          <table:table-cell office:value-type="float" office:value="0.003716214">
            <text:p>0.003716214</text:p>
          </table:table-cell>
          <table:table-cell office:value-type="float" office:value="0.0038780265">
            <text:p>0.0038780265</text:p>
          </table:table-cell>
          <table:table-cell office:value-type="float" office:value="0.0037864733">
            <text:p>0.0037864733</text:p>
          </table:table-cell>
          <table:table-cell office:value-type="float" office:value="0.0036601583">
            <text:p>0.0036601583</text:p>
          </table:table-cell>
          <table:table-cell office:value-type="float" office:value="0.0035971228">
            <text:p>0.0035971228</text:p>
          </table:table-cell>
          <table:table-cell office:value-type="float" office:value="0.0036587983">
            <text:p>0.0036587983</text:p>
          </table:table-cell>
          <table:table-cell office:value-type="float" office:value="0.0035094945">
            <text:p>0.0035094945</text:p>
          </table:table-cell>
          <table:table-cell office:value-type="float" office:value="0.003292719">
            <text:p>0.003292719</text:p>
          </table:table-cell>
          <table:table-cell office:value-type="float" office:value="0.003423791">
            <text:p>0.003423791</text:p>
          </table:table-cell>
          <table:table-cell office:value-type="float" office:value="0.0034340157">
            <text:p>0.0034340157</text:p>
          </table:table-cell>
          <table:table-cell office:value-type="float" office:value="0.0033949292">
            <text:p>0.0033949292</text:p>
          </table:table-cell>
          <table:table-cell office:value-type="float" office:value="0.0033612493">
            <text:p>0.0033612493</text:p>
          </table:table-cell>
          <table:table-cell office:value-type="float" office:value="0.003249027">
            <text:p>0.003249027</text:p>
          </table:table-cell>
          <table:table-cell office:value-type="float" office:value="0.0029664217">
            <text:p>0.0029664217</text:p>
          </table:table-cell>
          <table:table-cell office:value-type="float" office:value="0.0029355877">
            <text:p>0.0029355877</text:p>
          </table:table-cell>
          <table:table-cell office:value-type="float" office:value="0.0029461498">
            <text:p>0.0029461498</text:p>
          </table:table-cell>
          <table:table-cell office:value-type="float" office:value="0.003048576">
            <text:p>0.003048576</text:p>
          </table:table-cell>
          <table:table-cell office:value-type="float" office:value="0.0032373862">
            <text:p>0.0032373862</text:p>
          </table:table-cell>
          <table:table-cell office:value-type="float" office:value="0.0029574998">
            <text:p>0.0029574998</text:p>
          </table:table-cell>
          <table:table-cell office:value-type="float" office:value="0.0030542484">
            <text:p>0.0030542484</text:p>
          </table:table-cell>
          <table:table-cell office:value-type="float" office:value="0.0029570218">
            <text:p>0.0029570218</text:p>
          </table:table-cell>
          <table:table-cell office:value-type="float" office:value="0.0027794812">
            <text:p>0.0027794812</text:p>
          </table:table-cell>
          <table:table-cell office:value-type="float" office:value="0.002550854">
            <text:p>0.002550854</text:p>
          </table:table-cell>
          <table:table-cell office:value-type="float" office:value="0.0023661996">
            <text:p>0.0023661996</text:p>
          </table:table-cell>
          <table:table-cell office:value-type="float" office:value="0.0023891781">
            <text:p>0.0023891781</text:p>
          </table:table-cell>
          <table:table-cell office:value-type="float" office:value="0.0022375344">
            <text:p>0.0022375344</text:p>
          </table:table-cell>
          <table:table-cell office:value-type="float" office:value="0.0015066847">
            <text:p>0.0015066847</text:p>
          </table:table-cell>
          <table:table-cell office:value-type="float" office:value="0.0013654297">
            <text:p>0.0013654297</text:p>
          </table:table-cell>
          <table:table-cell office:value-type="float" office:value="0.0013463245">
            <text:p>0.0013463245</text:p>
          </table:table-cell>
          <table:table-cell office:value-type="float" office:value="0.0013212817">
            <text:p>0.0013212817</text:p>
          </table:table-cell>
          <table:table-cell office:value-type="float" office:value="0.0013417086">
            <text:p>0.0013417086</text:p>
          </table:table-cell>
          <table:table-cell office:value-type="float" office:value="0.0013719072">
            <text:p>0.0013719072</text:p>
          </table:table-cell>
          <table:table-cell office:value-type="float" office:value="0.0013638635">
            <text:p>0.0013638635</text:p>
          </table:table-cell>
          <table:table-cell office:value-type="float" office:value="0.001318858">
            <text:p>0.001318858</text:p>
          </table:table-cell>
          <table:table-cell office:value-type="float" office:value="0.0012805106">
            <text:p>0.0012805106</text:p>
          </table:table-cell>
          <table:table-cell office:value-type="float" office:value="0.0012679113">
            <text:p>0.0012679113</text:p>
          </table:table-cell>
          <table:table-cell office:value-type="float" office:value="0.0012732551">
            <text:p>0.0012732551</text:p>
          </table:table-cell>
          <table:table-cell office:value-type="float" office:value="0.0013060542">
            <text:p>0.0013060542</text:p>
          </table:table-cell>
          <table:table-cell office:value-type="float" office:value="0.0013343879">
            <text:p>0.0013343879</text:p>
          </table:table-cell>
          <table:table-cell office:value-type="float" office:value="0.0013236275">
            <text:p>0.0013236275</text:p>
          </table:table-cell>
          <table:table-cell office:value-type="float" office:value="0.001338034">
            <text:p>0.001338034</text:p>
          </table:table-cell>
          <table:table-cell office:value-type="float" office:value="0.0013336901">
            <text:p>0.0013336901</text:p>
          </table:table-cell>
          <table:table-cell office:value-type="float" office:value="0.0012813692">
            <text:p>0.0012813692</text:p>
          </table:table-cell>
          <table:table-cell office:value-type="float" office:value="0.0012759524">
            <text:p>0.0012759524</text:p>
          </table:table-cell>
          <table:table-cell office:value-type="float" office:value="0.0012749309">
            <text:p>0.0012749309</text:p>
          </table:table-cell>
          <table:table-cell table:style-name="Default" office:value-type="float" office:value="0.0012787051">
            <text:p>0.0012787051</text:p>
          </table:table-cell>
          <table:table-cell table:style-name="Default" office:value-type="float" office:value="0.001281715">
            <text:p>0.001281715</text:p>
          </table:table-cell>
          <table:table-cell office:value-type="float" office:value="0.0012915841">
            <text:p>0.0012915841</text:p>
          </table:table-cell>
          <table:table-cell office:value-type="float" office:value="0.0012979141">
            <text:p>0.0012979141</text:p>
          </table:table-cell>
          <table:table-cell office:value-type="float" office:value="0.0013006297">
            <text:p>0.0013006297</text:p>
          </table:table-cell>
          <table:table-cell office:value-type="float" office:value="0.001300676">
            <text:p>0.001300676</text:p>
          </table:table-cell>
          <table:table-cell office:value-type="float" office:value="0.0013035265">
            <text:p>0.0013035265</text:p>
          </table:table-cell>
          <table:table-cell office:value-type="float" office:value="0.0012983995">
            <text:p>0.0012983995</text:p>
          </table:table-cell>
          <table:table-cell office:value-type="float" office:value="0.0012932431">
            <text:p>0.0012932431</text:p>
          </table:table-cell>
          <table:table-cell office:value-type="float" office:value="0.0012867622">
            <text:p>0.0012867622</text:p>
          </table:table-cell>
          <table:table-cell office:value-type="float" office:value="0.0012934798">
            <text:p>0.0012934798</text:p>
          </table:table-cell>
          <table:table-cell office:value-type="float" office:value="0.0013022406">
            <text:p>0.0013022406</text:p>
          </table:table-cell>
          <table:table-cell office:value-type="float" office:value="0.001306432">
            <text:p>0.001306432</text:p>
          </table:table-cell>
          <table:table-cell office:value-type="float" office:value="0.0013064002">
            <text:p>0.0013064002</text:p>
          </table:table-cell>
          <table:table-cell office:value-type="float" office:value="0.0013044735">
            <text:p>0.0013044735</text:p>
          </table:table-cell>
          <table:table-cell office:value-type="float" office:value="0.0012986701">
            <text:p>0.0012986701</text:p>
          </table:table-cell>
          <table:table-cell office:value-type="float" office:value="0.0012982993">
            <text:p>0.0012982993</text:p>
          </table:table-cell>
          <table:table-cell office:value-type="float" office:value="0.0012990604">
            <text:p>0.0012990604</text:p>
          </table:table-cell>
          <table:table-cell office:value-type="float" office:value="0.0013021559">
            <text:p>0.0013021559</text:p>
          </table:table-cell>
          <table:table-cell office:value-type="float" office:value="0.001307711">
            <text:p>0.001307711</text:p>
          </table:table-cell>
          <table:table-cell office:value-type="float" office:value="0.0013146864">
            <text:p>0.0013146864</text:p>
          </table:table-cell>
          <table:table-cell office:value-type="float" office:value="0.0013155787">
            <text:p>0.0013155787</text:p>
          </table:table-cell>
          <table:table-cell office:value-type="float" office:value="0.0013155665">
            <text:p>0.0013155665</text:p>
          </table:table-cell>
          <table:table-cell office:value-type="float" office:value="0.0013188">
            <text:p>0.0013188</text:p>
          </table:table-cell>
          <table:table-cell office:value-type="float" office:value="0.001325861">
            <text:p>0.001325861</text:p>
          </table:table-cell>
          <table:table-cell office:value-type="float" office:value="0.0013300013">
            <text:p>0.0013300013</text:p>
          </table:table-cell>
          <table:table-cell office:value-type="float" office:value="0.0013307655">
            <text:p>0.0013307655</text:p>
          </table:table-cell>
          <table:table-cell office:value-type="float" office:value="0.0013327484">
            <text:p>0.0013327484</text:p>
          </table:table-cell>
          <table:table-cell office:value-type="float" office:value="0.0013369212">
            <text:p>0.0013369212</text:p>
          </table:table-cell>
          <table:table-cell office:value-type="float" office:value="0.0013418013">
            <text:p>0.0013418013</text:p>
          </table:table-cell>
          <table:table-cell office:value-type="float" office:value="0.0013436339">
            <text:p>0.0013436339</text:p>
          </table:table-cell>
          <table:table-cell office:value-type="float" office:value="0.0013470999">
            <text:p>0.0013470999</text:p>
          </table:table-cell>
          <table:table-cell office:value-type="float" office:value="0.0013501109">
            <text:p>0.0013501109</text:p>
          </table:table-cell>
          <table:table-cell office:value-type="float" office:value="0.0013582666">
            <text:p>0.0013582666</text:p>
          </table:table-cell>
          <table:table-cell office:value-type="float" office:value="0.0013610857">
            <text:p>0.0013610857</text:p>
          </table:table-cell>
          <table:table-cell office:value-type="float" office:value="0.0013644159">
            <text:p>0.0013644159</text:p>
          </table:table-cell>
          <table:table-cell office:value-type="float" office:value="0.001368283">
            <text:p>0.001368283</text:p>
          </table:table-cell>
          <table:table-cell office:value-type="float" office:value="0.001374706">
            <text:p>0.001374706</text:p>
          </table:table-cell>
          <table:table-cell office:value-type="float" office:value="0.0013794181">
            <text:p>0.0013794181</text:p>
          </table:table-cell>
          <table:table-cell office:value-type="float" office:value="0.001383005">
            <text:p>0.001383005</text:p>
          </table:table-cell>
          <table:table-cell office:value-type="float" office:value="0.0013860278">
            <text:p>0.0013860278</text:p>
          </table:table-cell>
          <table:table-cell office:value-type="float" office:value="0.0013915113">
            <text:p>0.0013915113</text:p>
          </table:table-cell>
          <table:table-cell office:value-type="float" office:value="0.0013989237">
            <text:p>0.0013989237</text:p>
          </table:table-cell>
          <table:table-cell office:value-type="float" office:value="0.0014020262">
            <text:p>0.0014020262</text:p>
          </table:table-cell>
          <table:table-cell office:value-type="float" office:value="0.0014054294">
            <text:p>0.0014054294</text:p>
          </table:table-cell>
          <table:table-cell office:value-type="float" office:value="0.0014098661">
            <text:p>0.0014098661</text:p>
          </table:table-cell>
          <table:table-cell office:value-type="float" office:value="0.0014178563">
            <text:p>0.0014178563</text:p>
          </table:table-cell>
          <table:table-cell office:value-type="float" office:value="0.0014216701">
            <text:p>0.0014216701</text:p>
          </table:table-cell>
          <table:table-cell office:value-type="float" office:value="0.0014241477">
            <text:p>0.0014241477</text:p>
          </table:table-cell>
          <table:table-cell office:value-type="float" office:value="0.0014289938">
            <text:p>0.0014289938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06 - Message to Harry Manback.mp3</text:p>
          </table:table-cell>
          <table:table-cell office:value-type="float" office:value="0.012636928">
            <text:p>0.012636928</text:p>
          </table:table-cell>
          <table:table-cell office:value-type="float" office:value="0.0023249204">
            <text:p>0.0023249204</text:p>
          </table:table-cell>
          <table:table-cell office:value-type="float" office:value="0.003261481">
            <text:p>0.003261481</text:p>
          </table:table-cell>
          <table:table-cell office:value-type="float" office:value="0.0060245567">
            <text:p>0.0060245567</text:p>
          </table:table-cell>
          <table:table-cell office:value-type="float" office:value="0.009231617">
            <text:p>0.009231617</text:p>
          </table:table-cell>
          <table:table-cell office:value-type="float" office:value="0.011193201">
            <text:p>0.011193201</text:p>
          </table:table-cell>
          <table:table-cell office:value-type="float" office:value="0.011974692">
            <text:p>0.011974692</text:p>
          </table:table-cell>
          <table:table-cell office:value-type="float" office:value="0.00895225">
            <text:p>0.00895225</text:p>
          </table:table-cell>
          <table:table-cell office:value-type="float" office:value="0.0051302165">
            <text:p>0.0051302165</text:p>
          </table:table-cell>
          <table:table-cell office:value-type="float" office:value="0.0036958721">
            <text:p>0.0036958721</text:p>
          </table:table-cell>
          <table:table-cell office:value-type="float" office:value="0.0022124762">
            <text:p>0.0022124762</text:p>
          </table:table-cell>
          <table:table-cell office:value-type="float" office:value="0.0023899395">
            <text:p>0.0023899395</text:p>
          </table:table-cell>
          <table:table-cell office:value-type="float" office:value="0.0021638963">
            <text:p>0.0021638963</text:p>
          </table:table-cell>
          <table:table-cell office:value-type="float" office:value="0.0029893918">
            <text:p>0.0029893918</text:p>
          </table:table-cell>
          <table:table-cell office:value-type="float" office:value="0.0016839195">
            <text:p>0.0016839195</text:p>
          </table:table-cell>
          <table:table-cell office:value-type="float" office:value="0.0024588802">
            <text:p>0.0024588802</text:p>
          </table:table-cell>
          <table:table-cell office:value-type="float" office:value="0.0015648901">
            <text:p>0.0015648901</text:p>
          </table:table-cell>
          <table:table-cell office:value-type="float" office:value="0.0017825903">
            <text:p>0.0017825903</text:p>
          </table:table-cell>
          <table:table-cell office:value-type="float" office:value="0.0016315379">
            <text:p>0.0016315379</text:p>
          </table:table-cell>
          <table:table-cell office:value-type="float" office:value="0.0014840537">
            <text:p>0.0014840537</text:p>
          </table:table-cell>
          <table:table-cell office:value-type="float" office:value="0.0019089365">
            <text:p>0.0019089365</text:p>
          </table:table-cell>
          <table:table-cell office:value-type="float" office:value="0.0016350223">
            <text:p>0.0016350223</text:p>
          </table:table-cell>
          <table:table-cell office:value-type="float" office:value="0.0011802545">
            <text:p>0.0011802545</text:p>
          </table:table-cell>
          <table:table-cell office:value-type="float" office:value="0.0013986615">
            <text:p>0.0013986615</text:p>
          </table:table-cell>
          <table:table-cell table:style-name="ce1" office:value-type="float" office:value="0.00086700084">
            <text:p>8.67E-004</text:p>
          </table:table-cell>
          <table:table-cell table:style-name="ce1" office:value-type="float" office:value="0.00083523546">
            <text:p>8.35E-004</text:p>
          </table:table-cell>
          <table:table-cell office:value-type="float" office:value="0.0014229189">
            <text:p>0.0014229189</text:p>
          </table:table-cell>
          <table:table-cell table:style-name="ce1" office:value-type="float" office:value="0.0008848422">
            <text:p>8.85E-004</text:p>
          </table:table-cell>
          <table:table-cell table:style-name="ce1" office:value-type="float" office:value="0.0008726462">
            <text:p>8.73E-004</text:p>
          </table:table-cell>
          <table:table-cell table:style-name="ce1" office:value-type="float" office:value="0.0008377733">
            <text:p>8.38E-004</text:p>
          </table:table-cell>
          <table:table-cell table:style-name="ce1" office:value-type="float" office:value="0.00064693514">
            <text:p>6.47E-004</text:p>
          </table:table-cell>
          <table:table-cell table:style-name="ce1" office:value-type="float" office:value="0.0006863732">
            <text:p>6.86E-004</text:p>
          </table:table-cell>
          <table:table-cell table:style-name="ce1" office:value-type="float" office:value="0.00062465976">
            <text:p>6.25E-004</text:p>
          </table:table-cell>
          <table:table-cell table:style-name="ce1" office:value-type="float" office:value="0.0005522825">
            <text:p>5.52E-004</text:p>
          </table:table-cell>
          <table:table-cell table:style-name="ce1" office:value-type="float" office:value="0.00057848886">
            <text:p>5.78E-004</text:p>
          </table:table-cell>
          <table:table-cell table:style-name="ce1" office:value-type="float" office:value="0.00060933613">
            <text:p>6.09E-004</text:p>
          </table:table-cell>
          <table:table-cell table:style-name="ce1" office:value-type="float" office:value="0.00051987363">
            <text:p>5.20E-004</text:p>
          </table:table-cell>
          <table:table-cell table:style-name="ce1" office:value-type="float" office:value="0.00049557677">
            <text:p>4.96E-004</text:p>
          </table:table-cell>
          <table:table-cell table:style-name="ce1" office:value-type="float" office:value="0.00050426414">
            <text:p>5.04E-004</text:p>
          </table:table-cell>
          <table:table-cell table:style-name="ce1" office:value-type="float" office:value="0.00043771672">
            <text:p>4.38E-004</text:p>
          </table:table-cell>
          <table:table-cell table:style-name="ce1" office:value-type="float" office:value="0.0004108188">
            <text:p>4.11E-004</text:p>
          </table:table-cell>
          <table:table-cell table:style-name="ce1" office:value-type="float" office:value="0.00036097565">
            <text:p>3.61E-004</text:p>
          </table:table-cell>
          <table:table-cell table:style-name="ce1" office:value-type="float" office:value="0.00032746396">
            <text:p>3.27E-004</text:p>
          </table:table-cell>
          <table:table-cell table:style-name="ce1" office:value-type="float" office:value="0.00029573325">
            <text:p>2.96E-004</text:p>
          </table:table-cell>
          <table:table-cell table:style-name="ce1" office:value-type="float" office:value="0.00029964538">
            <text:p>3.00E-004</text:p>
          </table:table-cell>
          <table:table-cell table:style-name="ce1" office:value-type="float" office:value="0.00030054108">
            <text:p>3.01E-004</text:p>
          </table:table-cell>
          <table:table-cell table:style-name="ce1" office:value-type="float" office:value="0.00029128318">
            <text:p>2.91E-004</text:p>
          </table:table-cell>
          <table:table-cell table:style-name="ce1" office:value-type="float" office:value="0.00030239904">
            <text:p>3.02E-004</text:p>
          </table:table-cell>
          <table:table-cell table:style-name="ce1" office:value-type="float" office:value="0.00032059022">
            <text:p>3.21E-004</text:p>
          </table:table-cell>
          <table:table-cell table:style-name="ce1" office:value-type="float" office:value="0.000309668">
            <text:p>3.10E-004</text:p>
          </table:table-cell>
          <table:table-cell table:style-name="ce1" office:value-type="float" office:value="0.00026189772">
            <text:p>2.62E-004</text:p>
          </table:table-cell>
          <table:table-cell table:style-name="ce1" office:value-type="float" office:value="0.00023178814">
            <text:p>2.32E-004</text:p>
          </table:table-cell>
          <table:table-cell table:style-name="ce1" office:value-type="float" office:value="0.000211503">
            <text:p>2.12E-004</text:p>
          </table:table-cell>
          <table:table-cell table:style-name="ce1" office:value-type="float" office:value="0.00026808225">
            <text:p>2.68E-004</text:p>
          </table:table-cell>
          <table:table-cell table:style-name="ce1" office:value-type="float" office:value="0.00024175532">
            <text:p>2.42E-004</text:p>
          </table:table-cell>
          <table:table-cell table:style-name="ce1" office:value-type="float" office:value="0.00022482651">
            <text:p>2.25E-004</text:p>
          </table:table-cell>
          <table:table-cell table:style-name="ce1" office:value-type="float" office:value="0.00022820737">
            <text:p>2.28E-004</text:p>
          </table:table-cell>
          <table:table-cell table:style-name="ce1" office:value-type="float" office:value="0.00021686262">
            <text:p>2.17E-004</text:p>
          </table:table-cell>
          <table:table-cell table:style-name="ce1" office:value-type="float" office:value="0.0001887479">
            <text:p>1.89E-004</text:p>
          </table:table-cell>
          <table:table-cell table:style-name="ce1" office:value-type="float" office:value="0.00018051342">
            <text:p>1.81E-004</text:p>
          </table:table-cell>
          <table:table-cell table:style-name="ce1" office:value-type="float" office:value="0.00017507725">
            <text:p>1.75E-004</text:p>
          </table:table-cell>
          <table:table-cell table:style-name="ce1" office:value-type="float" office:value="0.0001592334">
            <text:p>1.59E-004</text:p>
          </table:table-cell>
          <table:table-cell table:style-name="ce1" office:value-type="float" office:value="0.00015489596">
            <text:p>1.55E-004</text:p>
          </table:table-cell>
          <table:table-cell table:style-name="ce1" office:value-type="float" office:value="0.00015089766">
            <text:p>1.51E-004</text:p>
          </table:table-cell>
          <table:table-cell table:style-name="ce1" office:value-type="float" office:value="0.00015775507">
            <text:p>1.58E-004</text:p>
          </table:table-cell>
          <table:table-cell table:style-name="ce1" office:value-type="float" office:value="0.00014366799">
            <text:p>1.44E-004</text:p>
          </table:table-cell>
          <table:table-cell table:style-name="ce1" office:value-type="float" office:value="0.00013397115">
            <text:p>1.34E-004</text:p>
          </table:table-cell>
          <table:table-cell table:style-name="ce1" office:value-type="float" office:value="0.00013521196">
            <text:p>1.35E-004</text:p>
          </table:table-cell>
          <table:table-cell table:style-name="ce1" office:value-type="float" office:value="0.00013315871">
            <text:p>1.33E-004</text:p>
          </table:table-cell>
          <table:table-cell table:style-name="ce1" office:value-type="float" office:value="0.00012792871">
            <text:p>1.28E-004</text:p>
          </table:table-cell>
          <table:table-cell table:style-name="ce1" office:value-type="float" office:value="0.0001255783">
            <text:p>1.26E-004</text:p>
          </table:table-cell>
          <table:table-cell table:style-name="ce1" office:value-type="float" office:value="0.00012392749">
            <text:p>1.24E-004</text:p>
          </table:table-cell>
          <table:table-cell table:style-name="ce1" office:value-type="float" office:value="0.0001179791">
            <text:p>1.18E-004</text:p>
          </table:table-cell>
          <table:table-cell table:style-name="ce1" office:value-type="float" office:value="0.00011768912">
            <text:p>1.18E-004</text:p>
          </table:table-cell>
          <table:table-cell table:style-name="ce1" office:value-type="float" office:value="0.00011598061">
            <text:p>1.16E-004</text:p>
          </table:table-cell>
          <table:table-cell table:style-name="ce1" office:value-type="float" office:value="0.000115378025">
            <text:p>1.15E-004</text:p>
          </table:table-cell>
          <table:table-cell table:style-name="ce1" office:value-type="float" office:value="0.00011255072">
            <text:p>1.13E-004</text:p>
          </table:table-cell>
          <table:table-cell table:style-name="ce1" office:value-type="float" office:value="0.00011291198">
            <text:p>1.13E-004</text:p>
          </table:table-cell>
          <table:table-cell table:style-name="ce1" office:value-type="float" office:value="0.00011375565">
            <text:p>1.14E-004</text:p>
          </table:table-cell>
          <table:table-cell table:style-name="ce1" office:value-type="float" office:value="0.00011298913">
            <text:p>1.13E-004</text:p>
          </table:table-cell>
          <table:table-cell table:style-name="ce1" office:value-type="float" office:value="0.0001109354">
            <text:p>1.11E-004</text:p>
          </table:table-cell>
          <table:table-cell table:style-name="ce1" office:value-type="float" office:value="0.00011004483">
            <text:p>1.10E-004</text:p>
          </table:table-cell>
          <table:table-cell table:style-name="ce1" office:value-type="float" office:value="0.00011072376">
            <text:p>1.11E-004</text:p>
          </table:table-cell>
          <table:table-cell table:style-name="ce1" office:value-type="float" office:value="0.00011100866">
            <text:p>1.11E-004</text:p>
          </table:table-cell>
          <table:table-cell table:style-name="ce1" office:value-type="float" office:value="0.000109320834">
            <text:p>1.09E-004</text:p>
          </table:table-cell>
          <table:table-cell table:style-name="ce1" office:value-type="float" office:value="0.00010793902">
            <text:p>1.08E-004</text:p>
          </table:table-cell>
          <table:table-cell table:style-name="ce1" office:value-type="float" office:value="0.0001086421">
            <text:p>1.09E-004</text:p>
          </table:table-cell>
          <table:table-cell table:style-name="ce1" office:value-type="float" office:value="0.0001115057">
            <text:p>1.12E-004</text:p>
          </table:table-cell>
          <table:table-cell table:style-name="ce1" office:value-type="float" office:value="0.000109804365">
            <text:p>1.10E-004</text:p>
          </table:table-cell>
          <table:table-cell table:style-name="ce1" office:value-type="float" office:value="0.000109850866">
            <text:p>1.10E-004</text:p>
          </table:table-cell>
          <table:table-cell table:style-name="ce1" office:value-type="float" office:value="0.00010905313">
            <text:p>1.09E-004</text:p>
          </table:table-cell>
          <table:table-cell table:style-name="ce1" office:value-type="float" office:value="0.00010988155">
            <text:p>1.10E-004</text:p>
          </table:table-cell>
          <table:table-cell table:style-name="ce1" office:value-type="float" office:value="0.00011094848">
            <text:p>1.11E-004</text:p>
          </table:table-cell>
          <table:table-cell table:style-name="ce1" office:value-type="float" office:value="0.00010930753">
            <text:p>1.09E-004</text:p>
          </table:table-cell>
          <table:table-cell table:style-name="ce1" office:value-type="float" office:value="0.00010687581">
            <text:p>1.07E-004</text:p>
          </table:table-cell>
          <table:table-cell table:style-name="ce1" office:value-type="float" office:value="0.00010762443">
            <text:p>1.08E-004</text:p>
          </table:table-cell>
          <table:table-cell table:style-name="ce1" office:value-type="float" office:value="0.00010885255">
            <text:p>1.09E-004</text:p>
          </table:table-cell>
          <table:table-cell table:style-name="ce1" office:value-type="float" office:value="0.00010903348">
            <text:p>1.09E-004</text:p>
          </table:table-cell>
          <table:table-cell table:style-name="ce1" office:value-type="float" office:value="0.00010654203">
            <text:p>1.07E-004</text:p>
          </table:table-cell>
          <table:table-cell table:style-name="ce1" office:value-type="float" office:value="0.00010587425">
            <text:p>1.06E-004</text:p>
          </table:table-cell>
          <table:table-cell table:style-name="ce1" office:value-type="float" office:value="0.000106769214">
            <text:p>1.07E-004</text:p>
          </table:table-cell>
          <table:table-cell table:style-name="ce1" office:value-type="float" office:value="0.000107123116">
            <text:p>1.07E-004</text:p>
          </table:table-cell>
          <table:table-cell table:style-name="ce1" office:value-type="float" office:value="0.00010567597">
            <text:p>1.06E-004</text:p>
          </table:table-cell>
          <table:table-cell table:style-name="ce1" office:value-type="float" office:value="0.00010322976">
            <text:p>1.03E-004</text:p>
          </table:table-cell>
          <table:table-cell table:style-name="ce1" office:value-type="float" office:value="0.00010362242">
            <text:p>1.04E-004</text:p>
          </table:table-cell>
          <table:table-cell table:style-name="ce1" office:value-type="float" office:value="0.00010719966">
            <text:p>1.07E-004</text:p>
          </table:table-cell>
          <table:table-cell table:style-name="ce1" office:value-type="float" office:value="0.00010653859">
            <text:p>1.07E-004</text:p>
          </table:table-cell>
          <table:table-cell table:style-name="ce1" office:value-type="float" office:value="0.000104431245">
            <text:p>1.04E-004</text:p>
          </table:table-cell>
          <table:table-cell table:style-name="ce1" office:value-type="float" office:value="0.00010326691">
            <text:p>1.03E-004</text:p>
          </table:table-cell>
          <table:table-cell table:style-name="ce1" office:value-type="float" office:value="0.000104273044">
            <text:p>1.04E-004</text:p>
          </table:table-cell>
          <table:table-cell table:style-name="ce1" office:value-type="float" office:value="0.00010580375">
            <text:p>1.06E-004</text:p>
          </table:table-cell>
          <table:table-cell table:style-name="ce1" office:value-type="float" office:value="0.00010617718">
            <text:p>1.06E-004</text:p>
          </table:table-cell>
          <table:table-cell table:style-name="ce1" office:value-type="float" office:value="0.00010383769">
            <text:p>1.04E-004</text:p>
          </table:table-cell>
          <table:table-cell table:style-name="ce1" office:value-type="float" office:value="0.00010282185">
            <text:p>1.03E-004</text:p>
          </table:table-cell>
          <table:table-cell table:style-name="ce1" office:value-type="float" office:value="0.000104409366">
            <text:p>1.04E-004</text:p>
          </table:table-cell>
          <table:table-cell table:style-name="ce1" office:value-type="float" office:value="0.000104949235">
            <text:p>1.05E-004</text:p>
          </table:table-cell>
          <table:table-cell table:style-name="ce1" office:value-type="float" office:value="0.000102900696">
            <text:p>1.03E-004</text:p>
          </table:table-cell>
          <table:table-cell table:style-name="ce1" office:value-type="float" office:value="0.00010129129">
            <text:p>1.01E-004</text:p>
          </table:table-cell>
          <table:table-cell table:style-name="ce1" office:value-type="float" office:value="0.00010187162">
            <text:p>1.02E-004</text:p>
          </table:table-cell>
          <table:table-cell table:style-name="ce1" office:value-type="float" office:value="0.00010329207">
            <text:p>1.03E-004</text:p>
          </table:table-cell>
          <table:table-cell table:style-name="ce1" office:value-type="float" office:value="0.00010207796">
            <text:p>1.02E-004</text:p>
          </table:table-cell>
          <table:table-cell table:style-name="ce1" office:value-type="float" office:value="0.000101789876">
            <text:p>1.02E-004</text:p>
          </table:table-cell>
          <table:table-cell table:style-name="ce1" office:value-type="float" office:value="0.00009969401">
            <text:p>9.97E-005</text:p>
          </table:table-cell>
          <table:table-cell table:style-name="ce1" office:value-type="float" office:value="0.00010149311">
            <text:p>1.01E-004</text:p>
          </table:table-cell>
          <table:table-cell table:style-name="ce1" office:value-type="float" office:value="0.00010119157">
            <text:p>1.01E-004</text:p>
          </table:table-cell>
          <table:table-cell table:style-name="ce1" office:value-type="float" office:value="0.000100939564">
            <text:p>1.01E-004</text:p>
          </table:table-cell>
          <table:table-cell table:style-name="ce1" office:value-type="float" office:value="0.000099956305">
            <text:p>1.00E-004</text:p>
          </table:table-cell>
          <table:table-cell table:style-name="ce1" office:value-type="float" office:value="0.00009918191">
            <text:p>9.92E-005</text:p>
          </table:table-cell>
          <table:table-cell table:style-name="ce1" office:value-type="float" office:value="0.0000995141">
            <text:p>9.95E-005</text:p>
          </table:table-cell>
          <table:table-cell table:style-name="ce1" office:value-type="float" office:value="0.00009870156">
            <text:p>9.87E-005</text:p>
          </table:table-cell>
          <table:table-cell table:style-name="ce1" office:value-type="float" office:value="0.000098152115">
            <text:p>9.82E-005</text:p>
          </table:table-cell>
          <table:table-cell table:style-name="ce1" office:value-type="float" office:value="0.000097697826">
            <text:p>9.77E-005</text:p>
          </table:table-cell>
          <table:table-cell table:style-name="ce1" office:value-type="float" office:value="0.00009916205">
            <text:p>9.92E-005</text:p>
          </table:table-cell>
          <table:table-cell table:style-name="ce1" office:value-type="float" office:value="0.00009891053">
            <text:p>9.89E-005</text:p>
          </table:table-cell>
          <table:table-cell table:style-name="ce1" office:value-type="float" office:value="0.00009672697">
            <text:p>9.67E-005</text:p>
          </table:table-cell>
          <table:table-cell table:style-name="ce1" office:value-type="float" office:value="0.00009775248">
            <text:p>9.78E-005</text:p>
          </table:table-cell>
          <table:table-cell table:style-name="ce1" office:value-type="float" office:value="0.000097401986">
            <text:p>9.74E-005</text:p>
          </table:table-cell>
          <table:table-cell table:style-name="ce1" office:value-type="float" office:value="0.000096347096">
            <text:p>9.63E-005</text:p>
          </table:table-cell>
          <table:table-cell table:style-name="ce1" office:value-type="float" office:value="0.0000981033">
            <text:p>9.81E-005</text:p>
          </table:table-cell>
          <table:table-cell table:style-name="ce1" office:value-type="float" office:value="0.00009798852">
            <text:p>9.80E-005</text:p>
          </table:table-cell>
          <table:table-cell table:style-name="ce1" office:value-type="float" office:value="0.000096290205">
            <text:p>9.63E-005</text:p>
          </table:table-cell>
          <table:table-cell table:style-name="ce1" office:value-type="float" office:value="0.00009898019">
            <text:p>9.90E-005</text:p>
          </table:table-cell>
          <table:table-cell table:style-name="ce1" office:value-type="float" office:value="0.00009832446">
            <text:p>9.83E-005</text:p>
          </table:table-cell>
          <table:table-cell table:style-name="ce1" office:value-type="float" office:value="0.0000965427">
            <text:p>9.65E-005</text:p>
          </table:table-cell>
          <table:table-cell table:style-name="ce1" office:value-type="float" office:value="0.0000961702">
            <text:p>9.62E-005</text:p>
          </table:table-cell>
          <table:table-cell table:style-name="ce1" office:value-type="float" office:value="0.00009934045">
            <text:p>9.93E-005</text:p>
          </table:table-cell>
          <table:table-cell table:style-name="ce1" office:value-type="float" office:value="0.0000963441">
            <text:p>9.63E-005</text:p>
          </table:table-cell>
          <table:table-cell table:style-name="ce1" office:value-type="float" office:value="0.0000937275">
            <text:p>9.37E-005</text:p>
          </table:table-cell>
          <table:table-cell table:style-name="ce1" office:value-type="float" office:value="0.00009859932">
            <text:p>9.86E-005</text:p>
          </table:table-cell>
          <table:table-cell table:style-name="ce1" office:value-type="float" office:value="0.000093861636">
            <text:p>9.39E-005</text:p>
          </table:table-cell>
          <table:table-cell table:style-name="ce1" office:value-type="float" office:value="0.000094867">
            <text:p>9.49E-005</text:p>
          </table:table-cell>
          <table:table-cell table:style-name="ce1" office:value-type="float" office:value="0.0000921745">
            <text:p>9.22E-005</text:p>
          </table:table-cell>
          <table:table-cell table:style-name="ce1" office:value-type="float" office:value="0.00007797973">
            <text:p>7.80E-005</text:p>
          </table:table-cell>
          <table:table-cell table:style-name="ce1" office:value-type="float" office:value="0.00007603487">
            <text:p>7.60E-005</text:p>
          </table:table-cell>
          <table:table-cell table:style-name="ce1" office:value-type="float" office:value="0.000076410826">
            <text:p>7.64E-005</text:p>
          </table:table-cell>
          <table:table-cell table:style-name="ce1" office:value-type="float" office:value="0.000075894626">
            <text:p>7.59E-005</text:p>
          </table:table-cell>
          <table:table-cell table:style-name="ce1" office:value-type="float" office:value="0.00007546874">
            <text:p>7.55E-005</text:p>
          </table:table-cell>
          <table:table-cell table:style-name="ce1" office:value-type="float" office:value="0.00007523377">
            <text:p>7.52E-005</text:p>
          </table:table-cell>
          <table:table-cell table:style-name="ce1" office:value-type="float" office:value="0.00007596629">
            <text:p>7.60E-005</text:p>
          </table:table-cell>
          <table:table-cell table:style-name="ce1" office:value-type="float" office:value="0.00007631436">
            <text:p>7.63E-005</text:p>
          </table:table-cell>
          <table:table-cell table:style-name="ce1" office:value-type="float" office:value="0.0000761606">
            <text:p>7.62E-005</text:p>
          </table:table-cell>
          <table:table-cell table:style-name="ce1" office:value-type="float" office:value="0.00007606075">
            <text:p>7.61E-005</text:p>
          </table:table-cell>
          <table:table-cell table:style-name="ce1" office:value-type="float" office:value="0.00007595696">
            <text:p>7.60E-005</text:p>
          </table:table-cell>
          <table:table-cell table:style-name="ce1" office:value-type="float" office:value="0.00007595195">
            <text:p>7.60E-005</text:p>
          </table:table-cell>
          <table:table-cell table:style-name="ce1" office:value-type="float" office:value="0.00007584808">
            <text:p>7.58E-005</text:p>
          </table:table-cell>
          <table:table-cell table:style-name="ce1" office:value-type="float" office:value="0.00007621935">
            <text:p>7.62E-005</text:p>
          </table:table-cell>
          <table:table-cell table:style-name="ce1" office:value-type="float" office:value="0.00007656736">
            <text:p>7.66E-005</text:p>
          </table:table-cell>
          <table:table-cell table:style-name="ce1" office:value-type="float" office:value="0.000077005374">
            <text:p>7.70E-005</text:p>
          </table:table-cell>
          <table:table-cell table:style-name="ce1" office:value-type="float" office:value="0.000076966884">
            <text:p>7.70E-005</text:p>
          </table:table-cell>
          <table:table-cell table:style-name="ce1" office:value-type="float" office:value="0.00007657174">
            <text:p>7.66E-005</text:p>
          </table:table-cell>
          <table:table-cell table:style-name="ce1" office:value-type="float" office:value="0.00007628573">
            <text:p>7.63E-005</text:p>
          </table:table-cell>
          <table:table-cell table:style-name="ce1" office:value-type="float" office:value="0.000077004894">
            <text:p>7.70E-005</text:p>
          </table:table-cell>
          <table:table-cell table:style-name="ce1" office:value-type="float" office:value="0.00007786493">
            <text:p>7.79E-005</text:p>
          </table:table-cell>
          <table:table-cell table:style-name="ce1" office:value-type="float" office:value="0.000077698816">
            <text:p>7.77E-005</text:p>
          </table:table-cell>
          <table:table-cell table:style-name="ce1" office:value-type="float" office:value="0.00007767877">
            <text:p>7.77E-005</text:p>
          </table:table-cell>
          <table:table-cell table:style-name="ce1" office:value-type="float" office:value="0.00007753623">
            <text:p>7.75E-005</text:p>
          </table:table-cell>
          <table:table-cell table:style-name="ce1" office:value-type="float" office:value="0.00007771499">
            <text:p>7.77E-005</text:p>
          </table:table-cell>
          <table:table-cell table:style-name="ce1" office:value-type="float" office:value="0.00007765772">
            <text:p>7.77E-005</text:p>
          </table:table-cell>
          <table:table-cell table:style-name="ce1" office:value-type="float" office:value="0.00007790277">
            <text:p>7.79E-005</text:p>
          </table:table-cell>
          <table:table-cell table:style-name="ce1" office:value-type="float" office:value="0.00007798867">
            <text:p>7.80E-005</text:p>
          </table:table-cell>
          <table:table-cell table:style-name="ce1" office:value-type="float" office:value="0.00007842877">
            <text:p>7.84E-005</text:p>
          </table:table-cell>
          <table:table-cell table:style-name="ce1" office:value-type="float" office:value="0.000078531026">
            <text:p>7.85E-005</text:p>
          </table:table-cell>
          <table:table-cell table:style-name="ce1" office:value-type="float" office:value="0.00007795188">
            <text:p>7.80E-005</text:p>
          </table:table-cell>
          <table:table-cell table:style-name="ce1" office:value-type="float" office:value="0.00007803191">
            <text:p>7.80E-005</text:p>
          </table:table-cell>
          <table:table-cell table:style-name="ce1" office:value-type="float" office:value="0.00007823448">
            <text:p>7.82E-005</text:p>
          </table:table-cell>
          <table:table-cell table:style-name="ce1" office:value-type="float" office:value="0.00007904365">
            <text:p>7.90E-005</text:p>
          </table:table-cell>
          <table:table-cell table:style-name="ce1" office:value-type="float" office:value="0.00007870258">
            <text:p>7.87E-005</text:p>
          </table:table-cell>
          <table:table-cell table:style-name="ce1" office:value-type="float" office:value="0.000078994424">
            <text:p>7.90E-005</text:p>
          </table:table-cell>
          <table:table-cell table:style-name="ce1" office:value-type="float" office:value="0.00007933431">
            <text:p>7.93E-005</text:p>
          </table:table-cell>
          <table:table-cell table:style-name="ce1" office:value-type="float" office:value="0.000079905105">
            <text:p>7.99E-005</text:p>
          </table:table-cell>
          <table:table-cell table:style-name="ce1" office:value-type="float" office:value="0.000080103826">
            <text:p>8.01E-005</text:p>
          </table:table-cell>
          <table:table-cell table:style-name="ce1" office:value-type="float" office:value="0.00007952705">
            <text:p>7.95E-005</text:p>
          </table:table-cell>
          <table:table-cell table:style-name="ce1" office:value-type="float" office:value="0.00007980272">
            <text:p>7.98E-005</text:p>
          </table:table-cell>
          <table:table-cell table:style-name="ce1" office:value-type="float" office:value="0.000080629274">
            <text:p>8.06E-005</text:p>
          </table:table-cell>
          <table:table-cell table:style-name="ce1" office:value-type="float" office:value="0.00008127734">
            <text:p>8.13E-005</text:p>
          </table:table-cell>
          <table:table-cell table:style-name="ce1" office:value-type="float" office:value="0.00008110047">
            <text:p>8.11E-005</text:p>
          </table:table-cell>
          <table:table-cell table:style-name="ce1" office:value-type="float" office:value="0.000081044476">
            <text:p>8.10E-005</text:p>
          </table:table-cell>
          <table:table-cell table:style-name="ce1" office:value-type="float" office:value="0.00008075248">
            <text:p>8.08E-005</text:p>
          </table:table-cell>
          <table:table-cell table:style-name="ce1" office:value-type="float" office:value="0.00008104833">
            <text:p>8.10E-005</text:p>
          </table:table-cell>
          <table:table-cell table:style-name="ce1" office:value-type="float" office:value="0.000081432474">
            <text:p>8.14E-005</text:p>
          </table:table-cell>
          <table:table-cell table:style-name="ce1" office:value-type="float" office:value="0.000081493825">
            <text:p>8.15E-005</text:p>
          </table:table-cell>
          <table:table-cell table:style-name="ce1" office:value-type="float" office:value="0.00008177341">
            <text:p>8.18E-005</text:p>
          </table:table-cell>
          <table:table-cell table:style-name="ce1" office:value-type="float" office:value="0.00008227819">
            <text:p>8.23E-005</text:p>
          </table:table-cell>
          <table:table-cell table:style-name="ce1" office:value-type="float" office:value="0.00008253822">
            <text:p>8.25E-005</text:p>
          </table:table-cell>
          <table:table-cell table:style-name="ce1" office:value-type="float" office:value="0.00008170265">
            <text:p>8.17E-005</text:p>
          </table:table-cell>
          <table:table-cell office:value-type="float" office:value="0.000081812024">
            <text:p>8.18E-005</text:p>
          </table:table-cell>
          <table:table-cell office:value-type="float" office:value="0.00008266383">
            <text:p>8.27E-005</text:p>
          </table:table-cell>
          <table:table-cell table:style-name="ce1" office:value-type="float" office:value="0.000083747815">
            <text:p>8.37E-005</text:p>
          </table:table-cell>
          <table:table-cell table:style-name="ce1" office:value-type="float" office:value="0.000083755636">
            <text:p>8.38E-005</text:p>
          </table:table-cell>
          <table:table-cell table:style-name="ce1" office:value-type="float" office:value="0.0000836738">
            <text:p>8.37E-005</text:p>
          </table:table-cell>
          <table:table-cell table:style-name="ce1" office:value-type="float" office:value="0.00008370212">
            <text:p>8.37E-005</text:p>
          </table:table-cell>
          <table:table-cell table:style-name="ce1" office:value-type="float" office:value="0.00008396998">
            <text:p>8.40E-005</text:p>
          </table:table-cell>
          <table:table-cell table:style-name="ce1" office:value-type="float" office:value="0.00008449388">
            <text:p>8.45E-005</text:p>
          </table:table-cell>
          <table:table-cell table:style-name="ce1" office:value-type="float" office:value="0.00008478663">
            <text:p>8.48E-005</text:p>
          </table:table-cell>
          <table:table-cell table:style-name="ce1" office:value-type="float" office:value="0.00008508119">
            <text:p>8.51E-005</text:p>
          </table:table-cell>
          <table:table-cell table:style-name="ce1" office:value-type="float" office:value="0.00008541013">
            <text:p>8.54E-005</text:p>
          </table:table-cell>
          <table:table-cell table:style-name="ce1" office:value-type="float" office:value="0.000085995875">
            <text:p>8.60E-005</text:p>
          </table:table-cell>
          <table:table-cell table:style-name="ce1" office:value-type="float" office:value="0.00008505488">
            <text:p>8.51E-005</text:p>
          </table:table-cell>
          <table:table-cell table:style-name="ce1" office:value-type="float" office:value="0.00008517581">
            <text:p>8.52E-005</text:p>
          </table:table-cell>
          <table:table-cell table:style-name="ce1" office:value-type="float" office:value="0.000085768035">
            <text:p>8.58E-005</text:p>
          </table:table-cell>
          <table:table-cell table:style-name="ce1" office:value-type="float" office:value="0.00008660833">
            <text:p>8.66E-005</text:p>
          </table:table-cell>
          <table:table-cell table:style-name="ce1" office:value-type="float" office:value="0.000086677246">
            <text:p>8.67E-005</text:p>
          </table:table-cell>
          <table:table-cell table:style-name="ce1" office:value-type="float" office:value="0.00008631753">
            <text:p>8.63E-005</text:p>
          </table:table-cell>
          <table:table-cell table:style-name="ce1" office:value-type="float" office:value="0.00008599787">
            <text:p>8.60E-005</text:p>
          </table:table-cell>
          <table:table-cell table:style-name="ce1" office:value-type="float" office:value="0.000086317355">
            <text:p>8.63E-005</text:p>
          </table:table-cell>
          <table:table-cell table:style-name="ce1" office:value-type="float" office:value="0.00008705208">
            <text:p>8.71E-005</text:p>
          </table:table-cell>
          <table:table-cell table:style-name="ce1" office:value-type="float" office:value="0.000086824504">
            <text:p>8.68E-005</text:p>
          </table:table-cell>
          <table:table-cell table:style-name="ce1" office:value-type="float" office:value="0.000087104396">
            <text:p>8.71E-005</text:p>
          </table:table-cell>
          <table:table-cell table:style-name="ce1" office:value-type="float" office:value="0.000087474975">
            <text:p>8.75E-005</text:p>
          </table:table-cell>
          <table:table-cell table:style-name="ce1" office:value-type="float" office:value="0.000088261164">
            <text:p>8.83E-005</text:p>
          </table:table-cell>
          <table:table-cell table:style-name="ce1" office:value-type="float" office:value="0.000088109984">
            <text:p>8.81E-005</text:p>
          </table:table-cell>
          <table:table-cell table:style-name="ce1" office:value-type="float" office:value="0.00008803876">
            <text:p>8.80E-005</text:p>
          </table:table-cell>
          <table:table-cell table:style-name="ce1" office:value-type="float" office:value="0.00008806612">
            <text:p>8.81E-005</text:p>
          </table:table-cell>
          <table:table-cell table:style-name="ce1" office:value-type="float" office:value="0.00008896777">
            <text:p>8.90E-005</text:p>
          </table:table-cell>
          <table:table-cell table:style-name="ce1" office:value-type="float" office:value="0.00008982463">
            <text:p>8.98E-005</text:p>
          </table:table-cell>
          <table:table-cell table:style-name="ce1" office:value-type="float" office:value="0.00008966527">
            <text:p>8.97E-005</text:p>
          </table:table-cell>
          <table:table-cell table:style-name="ce1" office:value-type="float" office:value="0.00008984183">
            <text:p>8.98E-005</text:p>
          </table:table-cell>
          <table:table-cell table:style-name="ce1" office:value-type="float" office:value="0.00009003419">
            <text:p>9.00E-005</text:p>
          </table:table-cell>
          <table:table-cell table:style-name="ce1" office:value-type="float" office:value="0.000090786096">
            <text:p>9.08E-005</text:p>
          </table:table-cell>
          <table:table-cell table:style-name="ce1" office:value-type="float" office:value="0.00009004713">
            <text:p>9.00E-005</text:p>
          </table:table-cell>
          <table:table-cell table:style-name="ce1" office:value-type="float" office:value="0.00009042208">
            <text:p>9.04E-005</text:p>
          </table:table-cell>
          <table:table-cell table:style-name="ce1" office:value-type="float" office:value="0.00009098845">
            <text:p>9.10E-005</text:p>
          </table:table-cell>
          <table:table-cell table:style-name="ce1" office:value-type="float" office:value="0.00009205717">
            <text:p>9.21E-005</text:p>
          </table:table-cell>
          <table:table-cell table:style-name="ce1" office:value-type="float" office:value="0.000092177295">
            <text:p>9.22E-005</text:p>
          </table:table-cell>
          <table:table-cell table:style-name="ce1" office:value-type="float" office:value="0.000091915725">
            <text:p>9.19E-005</text:p>
          </table:table-cell>
          <table:table-cell table:style-name="ce1" office:value-type="float" office:value="0.000091792266">
            <text:p>9.18E-005</text:p>
          </table:table-cell>
          <table:table-cell table:style-name="ce1" office:value-type="float" office:value="0.000092087146">
            <text:p>9.21E-005</text:p>
          </table:table-cell>
          <table:table-cell table:style-name="ce1" office:value-type="float" office:value="0.000093420786">
            <text:p>9.34E-005</text:p>
          </table:table-cell>
          <table:table-cell table:style-name="ce1" office:value-type="float" office:value="0.00009377986">
            <text:p>9.38E-005</text:p>
          </table:table-cell>
          <table:table-cell table:style-name="ce1" office:value-type="float" office:value="0.000094278985">
            <text:p>9.43E-005</text:p>
          </table:table-cell>
          <table:table-cell table:style-name="ce1" office:value-type="float" office:value="0.00009464532">
            <text:p>9.46E-005</text:p>
          </table:table-cell>
          <table:table-cell table:style-name="ce1" office:value-type="float" office:value="0.00009535365">
            <text:p>9.54E-005</text:p>
          </table:table-cell>
          <table:table-cell table:style-name="ce1" office:value-type="float" office:value="0.00009504423">
            <text:p>9.50E-005</text:p>
          </table:table-cell>
          <table:table-cell table:style-name="ce1" office:value-type="float" office:value="0.000095242554">
            <text:p>9.52E-005</text:p>
          </table:table-cell>
          <table:table-cell table:style-name="ce1" office:value-type="float" office:value="0.0000960696">
            <text:p>9.61E-005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07 - Hooker With A Penis.mp3</text:p>
          </table:table-cell>
          <table:table-cell office:value-type="float" office:value="0.14190689">
            <text:p>0.14190689</text:p>
          </table:table-cell>
          <table:table-cell office:value-type="float" office:value="0.2556179">
            <text:p>0.2556179</text:p>
          </table:table-cell>
          <table:table-cell office:value-type="float" office:value="0.12980692">
            <text:p>0.12980692</text:p>
          </table:table-cell>
          <table:table-cell office:value-type="float" office:value="0.08252157">
            <text:p>0.08252157</text:p>
          </table:table-cell>
          <table:table-cell office:value-type="float" office:value="0.047263764">
            <text:p>0.047263764</text:p>
          </table:table-cell>
          <table:table-cell office:value-type="float" office:value="0.04172141">
            <text:p>0.04172141</text:p>
          </table:table-cell>
          <table:table-cell office:value-type="float" office:value="0.03078394">
            <text:p>0.03078394</text:p>
          </table:table-cell>
          <table:table-cell office:value-type="float" office:value="0.03473955">
            <text:p>0.03473955</text:p>
          </table:table-cell>
          <table:table-cell office:value-type="float" office:value="0.030855622">
            <text:p>0.030855622</text:p>
          </table:table-cell>
          <table:table-cell office:value-type="float" office:value="0.028667143">
            <text:p>0.028667143</text:p>
          </table:table-cell>
          <table:table-cell office:value-type="float" office:value="0.033691164">
            <text:p>0.033691164</text:p>
          </table:table-cell>
          <table:table-cell office:value-type="float" office:value="0.019415196">
            <text:p>0.019415196</text:p>
          </table:table-cell>
          <table:table-cell office:value-type="float" office:value="0.020896347">
            <text:p>0.020896347</text:p>
          </table:table-cell>
          <table:table-cell office:value-type="float" office:value="0.021199133">
            <text:p>0.021199133</text:p>
          </table:table-cell>
          <table:table-cell office:value-type="float" office:value="0.027094947">
            <text:p>0.027094947</text:p>
          </table:table-cell>
          <table:table-cell office:value-type="float" office:value="0.029237408">
            <text:p>0.029237408</text:p>
          </table:table-cell>
          <table:table-cell office:value-type="float" office:value="0.021801837">
            <text:p>0.021801837</text:p>
          </table:table-cell>
          <table:table-cell office:value-type="float" office:value="0.02282401">
            <text:p>0.02282401</text:p>
          </table:table-cell>
          <table:table-cell office:value-type="float" office:value="0.025930036">
            <text:p>0.025930036</text:p>
          </table:table-cell>
          <table:table-cell office:value-type="float" office:value="0.02912915">
            <text:p>0.02912915</text:p>
          </table:table-cell>
          <table:table-cell office:value-type="float" office:value="0.031869527">
            <text:p>0.031869527</text:p>
          </table:table-cell>
          <table:table-cell office:value-type="float" office:value="0.031147601">
            <text:p>0.031147601</text:p>
          </table:table-cell>
          <table:table-cell office:value-type="float" office:value="0.024488486">
            <text:p>0.024488486</text:p>
          </table:table-cell>
          <table:table-cell office:value-type="float" office:value="0.027297666">
            <text:p>0.027297666</text:p>
          </table:table-cell>
          <table:table-cell office:value-type="float" office:value="0.03099563">
            <text:p>0.03099563</text:p>
          </table:table-cell>
          <table:table-cell office:value-type="float" office:value="0.035316326">
            <text:p>0.035316326</text:p>
          </table:table-cell>
          <table:table-cell office:value-type="float" office:value="0.035713192">
            <text:p>0.035713192</text:p>
          </table:table-cell>
          <table:table-cell office:value-type="float" office:value="0.038487583">
            <text:p>0.038487583</text:p>
          </table:table-cell>
          <table:table-cell office:value-type="float" office:value="0.041705705">
            <text:p>0.041705705</text:p>
          </table:table-cell>
          <table:table-cell office:value-type="float" office:value="0.04177423">
            <text:p>0.04177423</text:p>
          </table:table-cell>
          <table:table-cell office:value-type="float" office:value="0.04307648">
            <text:p>0.04307648</text:p>
          </table:table-cell>
          <table:table-cell office:value-type="float" office:value="0.042956796">
            <text:p>0.042956796</text:p>
          </table:table-cell>
          <table:table-cell office:value-type="float" office:value="0.037959095">
            <text:p>0.037959095</text:p>
          </table:table-cell>
          <table:table-cell office:value-type="float" office:value="0.034681536">
            <text:p>0.034681536</text:p>
          </table:table-cell>
          <table:table-cell office:value-type="float" office:value="0.034458194">
            <text:p>0.034458194</text:p>
          </table:table-cell>
          <table:table-cell office:value-type="float" office:value="0.034840528">
            <text:p>0.034840528</text:p>
          </table:table-cell>
          <table:table-cell office:value-type="float" office:value="0.038123436">
            <text:p>0.038123436</text:p>
          </table:table-cell>
          <table:table-cell office:value-type="float" office:value="0.037812375">
            <text:p>0.037812375</text:p>
          </table:table-cell>
          <table:table-cell office:value-type="float" office:value="0.03822027">
            <text:p>0.03822027</text:p>
          </table:table-cell>
          <table:table-cell office:value-type="float" office:value="0.035818823">
            <text:p>0.035818823</text:p>
          </table:table-cell>
          <table:table-cell office:value-type="float" office:value="0.032925766">
            <text:p>0.032925766</text:p>
          </table:table-cell>
          <table:table-cell office:value-type="float" office:value="0.033638556">
            <text:p>0.033638556</text:p>
          </table:table-cell>
          <table:table-cell office:value-type="float" office:value="0.03341151">
            <text:p>0.03341151</text:p>
          </table:table-cell>
          <table:table-cell office:value-type="float" office:value="0.032636333">
            <text:p>0.032636333</text:p>
          </table:table-cell>
          <table:table-cell office:value-type="float" office:value="0.030701546">
            <text:p>0.030701546</text:p>
          </table:table-cell>
          <table:table-cell office:value-type="float" office:value="0.030066185">
            <text:p>0.030066185</text:p>
          </table:table-cell>
          <table:table-cell office:value-type="float" office:value="0.030399207">
            <text:p>0.030399207</text:p>
          </table:table-cell>
          <table:table-cell office:value-type="float" office:value="0.03144213">
            <text:p>0.03144213</text:p>
          </table:table-cell>
          <table:table-cell office:value-type="float" office:value="0.029147021">
            <text:p>0.029147021</text:p>
          </table:table-cell>
          <table:table-cell office:value-type="float" office:value="0.027132178">
            <text:p>0.027132178</text:p>
          </table:table-cell>
          <table:table-cell office:value-type="float" office:value="0.025523948">
            <text:p>0.025523948</text:p>
          </table:table-cell>
          <table:table-cell office:value-type="float" office:value="0.023046318">
            <text:p>0.023046318</text:p>
          </table:table-cell>
          <table:table-cell office:value-type="float" office:value="0.023777837">
            <text:p>0.023777837</text:p>
          </table:table-cell>
          <table:table-cell office:value-type="float" office:value="0.023521531">
            <text:p>0.023521531</text:p>
          </table:table-cell>
          <table:table-cell office:value-type="float" office:value="0.022704264">
            <text:p>0.022704264</text:p>
          </table:table-cell>
          <table:table-cell office:value-type="float" office:value="0.02117124">
            <text:p>0.02117124</text:p>
          </table:table-cell>
          <table:table-cell office:value-type="float" office:value="0.019404473">
            <text:p>0.019404473</text:p>
          </table:table-cell>
          <table:table-cell office:value-type="float" office:value="0.020574398">
            <text:p>0.020574398</text:p>
          </table:table-cell>
          <table:table-cell office:value-type="float" office:value="0.020886825">
            <text:p>0.020886825</text:p>
          </table:table-cell>
          <table:table-cell office:value-type="float" office:value="0.019403514">
            <text:p>0.019403514</text:p>
          </table:table-cell>
          <table:table-cell office:value-type="float" office:value="0.019007852">
            <text:p>0.019007852</text:p>
          </table:table-cell>
          <table:table-cell office:value-type="float" office:value="0.01958122">
            <text:p>0.01958122</text:p>
          </table:table-cell>
          <table:table-cell office:value-type="float" office:value="0.018761419">
            <text:p>0.018761419</text:p>
          </table:table-cell>
          <table:table-cell office:value-type="float" office:value="0.018979603">
            <text:p>0.018979603</text:p>
          </table:table-cell>
          <table:table-cell office:value-type="float" office:value="0.021372125">
            <text:p>0.021372125</text:p>
          </table:table-cell>
          <table:table-cell office:value-type="float" office:value="0.020585716">
            <text:p>0.020585716</text:p>
          </table:table-cell>
          <table:table-cell office:value-type="float" office:value="0.018285953">
            <text:p>0.018285953</text:p>
          </table:table-cell>
          <table:table-cell office:value-type="float" office:value="0.016593874">
            <text:p>0.016593874</text:p>
          </table:table-cell>
          <table:table-cell office:value-type="float" office:value="0.018440213">
            <text:p>0.018440213</text:p>
          </table:table-cell>
          <table:table-cell office:value-type="float" office:value="0.01604847">
            <text:p>0.01604847</text:p>
          </table:table-cell>
          <table:table-cell office:value-type="float" office:value="0.016933348">
            <text:p>0.016933348</text:p>
          </table:table-cell>
          <table:table-cell office:value-type="float" office:value="0.017394744">
            <text:p>0.017394744</text:p>
          </table:table-cell>
          <table:table-cell office:value-type="float" office:value="0.017131684">
            <text:p>0.017131684</text:p>
          </table:table-cell>
          <table:table-cell office:value-type="float" office:value="0.01877439">
            <text:p>0.01877439</text:p>
          </table:table-cell>
          <table:table-cell office:value-type="float" office:value="0.018401844">
            <text:p>0.018401844</text:p>
          </table:table-cell>
          <table:table-cell office:value-type="float" office:value="0.016965225">
            <text:p>0.016965225</text:p>
          </table:table-cell>
          <table:table-cell office:value-type="float" office:value="0.017462317">
            <text:p>0.017462317</text:p>
          </table:table-cell>
          <table:table-cell office:value-type="float" office:value="0.01591303">
            <text:p>0.01591303</text:p>
          </table:table-cell>
          <table:table-cell office:value-type="float" office:value="0.017299188">
            <text:p>0.017299188</text:p>
          </table:table-cell>
          <table:table-cell office:value-type="float" office:value="0.01644947">
            <text:p>0.01644947</text:p>
          </table:table-cell>
          <table:table-cell office:value-type="float" office:value="0.015379523">
            <text:p>0.015379523</text:p>
          </table:table-cell>
          <table:table-cell office:value-type="float" office:value="0.015515323">
            <text:p>0.015515323</text:p>
          </table:table-cell>
          <table:table-cell office:value-type="float" office:value="0.015976897">
            <text:p>0.015976897</text:p>
          </table:table-cell>
          <table:table-cell office:value-type="float" office:value="0.01579634">
            <text:p>0.01579634</text:p>
          </table:table-cell>
          <table:table-cell office:value-type="float" office:value="0.014858324">
            <text:p>0.014858324</text:p>
          </table:table-cell>
          <table:table-cell office:value-type="float" office:value="0.01411197">
            <text:p>0.01411197</text:p>
          </table:table-cell>
          <table:table-cell office:value-type="float" office:value="0.013450703">
            <text:p>0.013450703</text:p>
          </table:table-cell>
          <table:table-cell office:value-type="float" office:value="0.013117067">
            <text:p>0.013117067</text:p>
          </table:table-cell>
          <table:table-cell office:value-type="float" office:value="0.013549773">
            <text:p>0.013549773</text:p>
          </table:table-cell>
          <table:table-cell office:value-type="float" office:value="0.013933523">
            <text:p>0.013933523</text:p>
          </table:table-cell>
          <table:table-cell office:value-type="float" office:value="0.013971724">
            <text:p>0.013971724</text:p>
          </table:table-cell>
          <table:table-cell office:value-type="float" office:value="0.0123935">
            <text:p>0.0123935</text:p>
          </table:table-cell>
          <table:table-cell office:value-type="float" office:value="0.0146858655">
            <text:p>0.0146858655</text:p>
          </table:table-cell>
          <table:table-cell office:value-type="float" office:value="0.013685281">
            <text:p>0.013685281</text:p>
          </table:table-cell>
          <table:table-cell office:value-type="float" office:value="0.012024502">
            <text:p>0.012024502</text:p>
          </table:table-cell>
          <table:table-cell office:value-type="float" office:value="0.012797988">
            <text:p>0.012797988</text:p>
          </table:table-cell>
          <table:table-cell office:value-type="float" office:value="0.013058998">
            <text:p>0.013058998</text:p>
          </table:table-cell>
          <table:table-cell office:value-type="float" office:value="0.01211586">
            <text:p>0.01211586</text:p>
          </table:table-cell>
          <table:table-cell office:value-type="float" office:value="0.0133174155">
            <text:p>0.0133174155</text:p>
          </table:table-cell>
          <table:table-cell office:value-type="float" office:value="0.012864443">
            <text:p>0.012864443</text:p>
          </table:table-cell>
          <table:table-cell office:value-type="float" office:value="0.012346365">
            <text:p>0.012346365</text:p>
          </table:table-cell>
          <table:table-cell office:value-type="float" office:value="0.0116633745">
            <text:p>0.0116633745</text:p>
          </table:table-cell>
          <table:table-cell office:value-type="float" office:value="0.012548599">
            <text:p>0.012548599</text:p>
          </table:table-cell>
          <table:table-cell office:value-type="float" office:value="0.012793263">
            <text:p>0.012793263</text:p>
          </table:table-cell>
          <table:table-cell office:value-type="float" office:value="0.011256008">
            <text:p>0.011256008</text:p>
          </table:table-cell>
          <table:table-cell office:value-type="float" office:value="0.01010868">
            <text:p>0.01010868</text:p>
          </table:table-cell>
          <table:table-cell office:value-type="float" office:value="0.01093588">
            <text:p>0.01093588</text:p>
          </table:table-cell>
          <table:table-cell office:value-type="float" office:value="0.011268657">
            <text:p>0.011268657</text:p>
          </table:table-cell>
          <table:table-cell office:value-type="float" office:value="0.01051529">
            <text:p>0.01051529</text:p>
          </table:table-cell>
          <table:table-cell office:value-type="float" office:value="0.011152008">
            <text:p>0.011152008</text:p>
          </table:table-cell>
          <table:table-cell office:value-type="float" office:value="0.010270777">
            <text:p>0.010270777</text:p>
          </table:table-cell>
          <table:table-cell office:value-type="float" office:value="0.010665942">
            <text:p>0.010665942</text:p>
          </table:table-cell>
          <table:table-cell office:value-type="float" office:value="0.010048695">
            <text:p>0.010048695</text:p>
          </table:table-cell>
          <table:table-cell office:value-type="float" office:value="0.010854612">
            <text:p>0.010854612</text:p>
          </table:table-cell>
          <table:table-cell office:value-type="float" office:value="0.010118196">
            <text:p>0.010118196</text:p>
          </table:table-cell>
          <table:table-cell office:value-type="float" office:value="0.010195232">
            <text:p>0.010195232</text:p>
          </table:table-cell>
          <table:table-cell office:value-type="float" office:value="0.010492815">
            <text:p>0.010492815</text:p>
          </table:table-cell>
          <table:table-cell office:value-type="float" office:value="0.01122983">
            <text:p>0.01122983</text:p>
          </table:table-cell>
          <table:table-cell office:value-type="float" office:value="0.009538593">
            <text:p>0.009538593</text:p>
          </table:table-cell>
          <table:table-cell office:value-type="float" office:value="0.009032155">
            <text:p>0.009032155</text:p>
          </table:table-cell>
          <table:table-cell office:value-type="float" office:value="0.009154894">
            <text:p>0.009154894</text:p>
          </table:table-cell>
          <table:table-cell office:value-type="float" office:value="0.010629159">
            <text:p>0.010629159</text:p>
          </table:table-cell>
          <table:table-cell office:value-type="float" office:value="0.009269546">
            <text:p>0.009269546</text:p>
          </table:table-cell>
          <table:table-cell office:value-type="float" office:value="0.009074723">
            <text:p>0.009074723</text:p>
          </table:table-cell>
          <table:table-cell office:value-type="float" office:value="0.00878029">
            <text:p>0.00878029</text:p>
          </table:table-cell>
          <table:table-cell office:value-type="float" office:value="0.008660668">
            <text:p>0.008660668</text:p>
          </table:table-cell>
          <table:table-cell office:value-type="float" office:value="0.008796368">
            <text:p>0.008796368</text:p>
          </table:table-cell>
          <table:table-cell office:value-type="float" office:value="0.009009949">
            <text:p>0.009009949</text:p>
          </table:table-cell>
          <table:table-cell office:value-type="float" office:value="0.008919283">
            <text:p>0.008919283</text:p>
          </table:table-cell>
          <table:table-cell office:value-type="float" office:value="0.008770482">
            <text:p>0.008770482</text:p>
          </table:table-cell>
          <table:table-cell office:value-type="float" office:value="0.009087322">
            <text:p>0.009087322</text:p>
          </table:table-cell>
          <table:table-cell office:value-type="float" office:value="0.008818688">
            <text:p>0.008818688</text:p>
          </table:table-cell>
          <table:table-cell office:value-type="float" office:value="0.008441114">
            <text:p>0.008441114</text:p>
          </table:table-cell>
          <table:table-cell office:value-type="float" office:value="0.008291605">
            <text:p>0.008291605</text:p>
          </table:table-cell>
          <table:table-cell office:value-type="float" office:value="0.008779024">
            <text:p>0.008779024</text:p>
          </table:table-cell>
          <table:table-cell office:value-type="float" office:value="0.007942856">
            <text:p>0.007942856</text:p>
          </table:table-cell>
          <table:table-cell office:value-type="float" office:value="0.007922533">
            <text:p>0.007922533</text:p>
          </table:table-cell>
          <table:table-cell office:value-type="float" office:value="0.007906029">
            <text:p>0.007906029</text:p>
          </table:table-cell>
          <table:table-cell office:value-type="float" office:value="0.007730035">
            <text:p>0.007730035</text:p>
          </table:table-cell>
          <table:table-cell office:value-type="float" office:value="0.0076405974">
            <text:p>0.0076405974</text:p>
          </table:table-cell>
          <table:table-cell office:value-type="float" office:value="0.0070826174">
            <text:p>0.0070826174</text:p>
          </table:table-cell>
          <table:table-cell office:value-type="float" office:value="0.0073178615">
            <text:p>0.0073178615</text:p>
          </table:table-cell>
          <table:table-cell office:value-type="float" office:value="0.007323415">
            <text:p>0.007323415</text:p>
          </table:table-cell>
          <table:table-cell office:value-type="float" office:value="0.0073671164">
            <text:p>0.0073671164</text:p>
          </table:table-cell>
          <table:table-cell office:value-type="float" office:value="0.007148593">
            <text:p>0.007148593</text:p>
          </table:table-cell>
          <table:table-cell office:value-type="float" office:value="0.006749707">
            <text:p>0.006749707</text:p>
          </table:table-cell>
          <table:table-cell office:value-type="float" office:value="0.007974034">
            <text:p>0.007974034</text:p>
          </table:table-cell>
          <table:table-cell office:value-type="float" office:value="0.007048831">
            <text:p>0.007048831</text:p>
          </table:table-cell>
          <table:table-cell office:value-type="float" office:value="0.006888506">
            <text:p>0.006888506</text:p>
          </table:table-cell>
          <table:table-cell office:value-type="float" office:value="0.0073695807">
            <text:p>0.0073695807</text:p>
          </table:table-cell>
          <table:table-cell office:value-type="float" office:value="0.0066068335">
            <text:p>0.0066068335</text:p>
          </table:table-cell>
          <table:table-cell office:value-type="float" office:value="0.0066214134">
            <text:p>0.0066214134</text:p>
          </table:table-cell>
          <table:table-cell office:value-type="float" office:value="0.0066631995">
            <text:p>0.0066631995</text:p>
          </table:table-cell>
          <table:table-cell office:value-type="float" office:value="0.0067186146">
            <text:p>0.0067186146</text:p>
          </table:table-cell>
          <table:table-cell office:value-type="float" office:value="0.0064006853">
            <text:p>0.0064006853</text:p>
          </table:table-cell>
          <table:table-cell office:value-type="float" office:value="0.007539745">
            <text:p>0.007539745</text:p>
          </table:table-cell>
          <table:table-cell office:value-type="float" office:value="0.0060189683">
            <text:p>0.0060189683</text:p>
          </table:table-cell>
          <table:table-cell office:value-type="float" office:value="0.005575756">
            <text:p>0.005575756</text:p>
          </table:table-cell>
          <table:table-cell office:value-type="float" office:value="0.006074463">
            <text:p>0.006074463</text:p>
          </table:table-cell>
          <table:table-cell office:value-type="float" office:value="0.0056660324">
            <text:p>0.0056660324</text:p>
          </table:table-cell>
          <table:table-cell office:value-type="float" office:value="0.0058151777">
            <text:p>0.0058151777</text:p>
          </table:table-cell>
          <table:table-cell office:value-type="float" office:value="0.0057772025">
            <text:p>0.0057772025</text:p>
          </table:table-cell>
          <table:table-cell office:value-type="float" office:value="0.0056542107">
            <text:p>0.0056542107</text:p>
          </table:table-cell>
          <table:table-cell office:value-type="float" office:value="0.005849227">
            <text:p>0.005849227</text:p>
          </table:table-cell>
          <table:table-cell office:value-type="float" office:value="0.0058441055">
            <text:p>0.0058441055</text:p>
          </table:table-cell>
          <table:table-cell office:value-type="float" office:value="0.005472677">
            <text:p>0.005472677</text:p>
          </table:table-cell>
          <table:table-cell office:value-type="float" office:value="0.0050737252">
            <text:p>0.0050737252</text:p>
          </table:table-cell>
          <table:table-cell office:value-type="float" office:value="0.0053482694">
            <text:p>0.0053482694</text:p>
          </table:table-cell>
          <table:table-cell office:value-type="float" office:value="0.005672834">
            <text:p>0.005672834</text:p>
          </table:table-cell>
          <table:table-cell office:value-type="float" office:value="0.005590446">
            <text:p>0.005590446</text:p>
          </table:table-cell>
          <table:table-cell office:value-type="float" office:value="0.0056354967">
            <text:p>0.0056354967</text:p>
          </table:table-cell>
          <table:table-cell office:value-type="float" office:value="0.0053072167">
            <text:p>0.0053072167</text:p>
          </table:table-cell>
          <table:table-cell office:value-type="float" office:value="0.004848135">
            <text:p>0.004848135</text:p>
          </table:table-cell>
          <table:table-cell office:value-type="float" office:value="0.004937118">
            <text:p>0.004937118</text:p>
          </table:table-cell>
          <table:table-cell office:value-type="float" office:value="0.0050101597">
            <text:p>0.0050101597</text:p>
          </table:table-cell>
          <table:table-cell office:value-type="float" office:value="0.0055138436">
            <text:p>0.0055138436</text:p>
          </table:table-cell>
          <table:table-cell office:value-type="float" office:value="0.0056229504">
            <text:p>0.0056229504</text:p>
          </table:table-cell>
          <table:table-cell office:value-type="float" office:value="0.0052653668">
            <text:p>0.0052653668</text:p>
          </table:table-cell>
          <table:table-cell office:value-type="float" office:value="0.0055735866">
            <text:p>0.0055735866</text:p>
          </table:table-cell>
          <table:table-cell office:value-type="float" office:value="0.005300648">
            <text:p>0.005300648</text:p>
          </table:table-cell>
          <table:table-cell office:value-type="float" office:value="0.0054389536">
            <text:p>0.0054389536</text:p>
          </table:table-cell>
          <table:table-cell office:value-type="float" office:value="0.0051366696">
            <text:p>0.0051366696</text:p>
          </table:table-cell>
          <table:table-cell office:value-type="float" office:value="0.0049176062">
            <text:p>0.0049176062</text:p>
          </table:table-cell>
          <table:table-cell office:value-type="float" office:value="0.004673383">
            <text:p>0.004673383</text:p>
          </table:table-cell>
          <table:table-cell office:value-type="float" office:value="0.004507464">
            <text:p>0.004507464</text:p>
          </table:table-cell>
          <table:table-cell office:value-type="float" office:value="0.00414791">
            <text:p>0.00414791</text:p>
          </table:table-cell>
          <table:table-cell office:value-type="float" office:value="0.0026055083">
            <text:p>0.0026055083</text:p>
          </table:table-cell>
          <table:table-cell office:value-type="float" office:value="0.002401838">
            <text:p>0.002401838</text:p>
          </table:table-cell>
          <table:table-cell office:value-type="float" office:value="0.0022821168">
            <text:p>0.0022821168</text:p>
          </table:table-cell>
          <table:table-cell office:value-type="float" office:value="0.0021474792">
            <text:p>0.0021474792</text:p>
          </table:table-cell>
          <table:table-cell office:value-type="float" office:value="0.0022629132">
            <text:p>0.0022629132</text:p>
          </table:table-cell>
          <table:table-cell office:value-type="float" office:value="0.0023311852">
            <text:p>0.0023311852</text:p>
          </table:table-cell>
          <table:table-cell office:value-type="float" office:value="0.0023203576">
            <text:p>0.0023203576</text:p>
          </table:table-cell>
          <table:table-cell office:value-type="float" office:value="0.0021598984">
            <text:p>0.0021598984</text:p>
          </table:table-cell>
          <table:table-cell office:value-type="float" office:value="0.0021754997">
            <text:p>0.0021754997</text:p>
          </table:table-cell>
          <table:table-cell office:value-type="float" office:value="0.0020915675">
            <text:p>0.0020915675</text:p>
          </table:table-cell>
          <table:table-cell office:value-type="float" office:value="0.0021926924">
            <text:p>0.0021926924</text:p>
          </table:table-cell>
          <table:table-cell office:value-type="float" office:value="0.002419315">
            <text:p>0.002419315</text:p>
          </table:table-cell>
          <table:table-cell office:value-type="float" office:value="0.0024661478">
            <text:p>0.0024661478</text:p>
          </table:table-cell>
          <table:table-cell office:value-type="float" office:value="0.0023358187">
            <text:p>0.0023358187</text:p>
          </table:table-cell>
          <table:table-cell office:value-type="float" office:value="0.0021587654">
            <text:p>0.0021587654</text:p>
          </table:table-cell>
          <table:table-cell office:value-type="float" office:value="0.0020728055">
            <text:p>0.0020728055</text:p>
          </table:table-cell>
          <table:table-cell office:value-type="float" office:value="0.0020670327">
            <text:p>0.0020670327</text:p>
          </table:table-cell>
          <table:table-cell office:value-type="float" office:value="0.0020151741">
            <text:p>0.0020151741</text:p>
          </table:table-cell>
          <table:table-cell office:value-type="float" office:value="0.002101778">
            <text:p>0.002101778</text:p>
          </table:table-cell>
          <table:table-cell table:style-name="Default" office:value-type="float" office:value="0.002163089">
            <text:p>0.002163089</text:p>
          </table:table-cell>
          <table:table-cell table:style-name="Default" office:value-type="float" office:value="0.0020707885">
            <text:p>0.0020707885</text:p>
          </table:table-cell>
          <table:table-cell office:value-type="float" office:value="0.0022751922">
            <text:p>0.0022751922</text:p>
          </table:table-cell>
          <table:table-cell office:value-type="float" office:value="0.0023732542">
            <text:p>0.0023732542</text:p>
          </table:table-cell>
          <table:table-cell office:value-type="float" office:value="0.0022732494">
            <text:p>0.0022732494</text:p>
          </table:table-cell>
          <table:table-cell office:value-type="float" office:value="0.0021818727">
            <text:p>0.0021818727</text:p>
          </table:table-cell>
          <table:table-cell office:value-type="float" office:value="0.0022928976">
            <text:p>0.0022928976</text:p>
          </table:table-cell>
          <table:table-cell office:value-type="float" office:value="0.0024013475">
            <text:p>0.0024013475</text:p>
          </table:table-cell>
          <table:table-cell office:value-type="float" office:value="0.0022484744">
            <text:p>0.0022484744</text:p>
          </table:table-cell>
          <table:table-cell office:value-type="float" office:value="0.0023381112">
            <text:p>0.0023381112</text:p>
          </table:table-cell>
          <table:table-cell office:value-type="float" office:value="0.0027036527">
            <text:p>0.0027036527</text:p>
          </table:table-cell>
          <table:table-cell office:value-type="float" office:value="0.0025042156">
            <text:p>0.0025042156</text:p>
          </table:table-cell>
          <table:table-cell office:value-type="float" office:value="0.002601181">
            <text:p>0.002601181</text:p>
          </table:table-cell>
          <table:table-cell office:value-type="float" office:value="0.0024387413">
            <text:p>0.0024387413</text:p>
          </table:table-cell>
          <table:table-cell office:value-type="float" office:value="0.0019983079">
            <text:p>0.0019983079</text:p>
          </table:table-cell>
          <table:table-cell office:value-type="float" office:value="0.0017487068">
            <text:p>0.0017487068</text:p>
          </table:table-cell>
          <table:table-cell office:value-type="float" office:value="0.0017749692">
            <text:p>0.0017749692</text:p>
          </table:table-cell>
          <table:table-cell office:value-type="float" office:value="0.00196212">
            <text:p>0.00196212</text:p>
          </table:table-cell>
          <table:table-cell office:value-type="float" office:value="0.0020544408">
            <text:p>0.0020544408</text:p>
          </table:table-cell>
          <table:table-cell office:value-type="float" office:value="0.002075256">
            <text:p>0.002075256</text:p>
          </table:table-cell>
          <table:table-cell office:value-type="float" office:value="0.0020324455">
            <text:p>0.0020324455</text:p>
          </table:table-cell>
          <table:table-cell office:value-type="float" office:value="0.0018850196">
            <text:p>0.0018850196</text:p>
          </table:table-cell>
          <table:table-cell office:value-type="float" office:value="0.0018846226">
            <text:p>0.0018846226</text:p>
          </table:table-cell>
          <table:table-cell office:value-type="float" office:value="0.00200488">
            <text:p>0.00200488</text:p>
          </table:table-cell>
          <table:table-cell office:value-type="float" office:value="0.002616535">
            <text:p>0.002616535</text:p>
          </table:table-cell>
          <table:table-cell office:value-type="float" office:value="0.0029409039">
            <text:p>0.0029409039</text:p>
          </table:table-cell>
          <table:table-cell office:value-type="float" office:value="0.0025913063">
            <text:p>0.0025913063</text:p>
          </table:table-cell>
          <table:table-cell office:value-type="float" office:value="0.0021314006">
            <text:p>0.0021314006</text:p>
          </table:table-cell>
          <table:table-cell office:value-type="float" office:value="0.0017130203">
            <text:p>0.0017130203</text:p>
          </table:table-cell>
          <table:table-cell office:value-type="float" office:value="0.0015067623">
            <text:p>0.0015067623</text:p>
          </table:table-cell>
          <table:table-cell office:value-type="float" office:value="0.0014509388">
            <text:p>0.0014509388</text:p>
          </table:table-cell>
          <table:table-cell office:value-type="float" office:value="0.0014515795">
            <text:p>0.0014515795</text:p>
          </table:table-cell>
          <table:table-cell office:value-type="float" office:value="0.0014533814">
            <text:p>0.0014533814</text:p>
          </table:table-cell>
          <table:table-cell office:value-type="float" office:value="0.0014604408">
            <text:p>0.0014604408</text:p>
          </table:table-cell>
          <table:table-cell office:value-type="float" office:value="0.0014624051">
            <text:p>0.0014624051</text:p>
          </table:table-cell>
          <table:table-cell office:value-type="float" office:value="0.0014652665">
            <text:p>0.0014652665</text:p>
          </table:table-cell>
          <table:table-cell office:value-type="float" office:value="0.0014690694">
            <text:p>0.0014690694</text:p>
          </table:table-cell>
          <table:table-cell office:value-type="float" office:value="0.0014753767">
            <text:p>0.0014753767</text:p>
          </table:table-cell>
          <table:table-cell office:value-type="float" office:value="0.0014794583">
            <text:p>0.0014794583</text:p>
          </table:table-cell>
          <table:table-cell office:value-type="float" office:value="0.001482507">
            <text:p>0.001482507</text:p>
          </table:table-cell>
          <table:table-cell office:value-type="float" office:value="0.001487303">
            <text:p>0.001487303</text:p>
          </table:table-cell>
          <table:table-cell office:value-type="float" office:value="0.0014915899">
            <text:p>0.0014915899</text:p>
          </table:table-cell>
          <table:table-cell office:value-type="float" office:value="0.0014980738">
            <text:p>0.0014980738</text:p>
          </table:table-cell>
          <table:table-cell office:value-type="float" office:value="0.0015034341">
            <text:p>0.0015034341</text:p>
          </table:table-cell>
          <table:table-cell office:value-type="float" office:value="0.0015076832">
            <text:p>0.0015076832</text:p>
          </table:table-cell>
          <table:table-cell office:value-type="float" office:value="0.001511712">
            <text:p>0.001511712</text:p>
          </table:table-cell>
          <table:table-cell office:value-type="float" office:value="0.0015194088">
            <text:p>0.0015194088</text:p>
          </table:table-cell>
          <table:table-cell office:value-type="float" office:value="0.0015245832">
            <text:p>0.0015245832</text:p>
          </table:table-cell>
          <table:table-cell office:value-type="float" office:value="0.0015282078">
            <text:p>0.0015282078</text:p>
          </table:table-cell>
          <table:table-cell office:value-type="float" office:value="0.0015323801">
            <text:p>0.0015323801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08 - Intermission.mp3</text:p>
          </table:table-cell>
          <table:table-cell office:value-type="float" office:value="0.012682479">
            <text:p>0.012682479</text:p>
          </table:table-cell>
          <table:table-cell office:value-type="float" office:value="0.0045437627">
            <text:p>0.0045437627</text:p>
          </table:table-cell>
          <table:table-cell office:value-type="float" office:value="0.014602029">
            <text:p>0.014602029</text:p>
          </table:table-cell>
          <table:table-cell office:value-type="float" office:value="0.021922097">
            <text:p>0.021922097</text:p>
          </table:table-cell>
          <table:table-cell office:value-type="float" office:value="0.016835518">
            <text:p>0.016835518</text:p>
          </table:table-cell>
          <table:table-cell office:value-type="float" office:value="0.014368698">
            <text:p>0.014368698</text:p>
          </table:table-cell>
          <table:table-cell office:value-type="float" office:value="0.018953735">
            <text:p>0.018953735</text:p>
          </table:table-cell>
          <table:table-cell office:value-type="float" office:value="0.015181584">
            <text:p>0.015181584</text:p>
          </table:table-cell>
          <table:table-cell office:value-type="float" office:value="0.007160067">
            <text:p>0.007160067</text:p>
          </table:table-cell>
          <table:table-cell office:value-type="float" office:value="0.006863139">
            <text:p>0.006863139</text:p>
          </table:table-cell>
          <table:table-cell office:value-type="float" office:value="0.010642099">
            <text:p>0.010642099</text:p>
          </table:table-cell>
          <table:table-cell office:value-type="float" office:value="0.0041191266">
            <text:p>0.0041191266</text:p>
          </table:table-cell>
          <table:table-cell office:value-type="float" office:value="0.009816729">
            <text:p>0.009816729</text:p>
          </table:table-cell>
          <table:table-cell office:value-type="float" office:value="0.0121056745">
            <text:p>0.0121056745</text:p>
          </table:table-cell>
          <table:table-cell office:value-type="float" office:value="0.005282421">
            <text:p>0.005282421</text:p>
          </table:table-cell>
          <table:table-cell office:value-type="float" office:value="0.009152652">
            <text:p>0.009152652</text:p>
          </table:table-cell>
          <table:table-cell office:value-type="float" office:value="0.0058708442">
            <text:p>0.0058708442</text:p>
          </table:table-cell>
          <table:table-cell office:value-type="float" office:value="0.003843501">
            <text:p>0.003843501</text:p>
          </table:table-cell>
          <table:table-cell office:value-type="float" office:value="0.013771585">
            <text:p>0.013771585</text:p>
          </table:table-cell>
          <table:table-cell office:value-type="float" office:value="0.0025714266">
            <text:p>0.0025714266</text:p>
          </table:table-cell>
          <table:table-cell office:value-type="float" office:value="0.010735733">
            <text:p>0.010735733</text:p>
          </table:table-cell>
          <table:table-cell office:value-type="float" office:value="0.00419566">
            <text:p>0.00419566</text:p>
          </table:table-cell>
          <table:table-cell office:value-type="float" office:value="0.0016371342">
            <text:p>0.0016371342</text:p>
          </table:table-cell>
          <table:table-cell office:value-type="float" office:value="0.0014996219">
            <text:p>0.0014996219</text:p>
          </table:table-cell>
          <table:table-cell office:value-type="float" office:value="0.0040570237">
            <text:p>0.0040570237</text:p>
          </table:table-cell>
          <table:table-cell table:style-name="ce1" office:value-type="float" office:value="0.0009843679">
            <text:p>9.84E-004</text:p>
          </table:table-cell>
          <table:table-cell office:value-type="float" office:value="0.0015845266">
            <text:p>0.0015845266</text:p>
          </table:table-cell>
          <table:table-cell office:value-type="float" office:value="0.005375685">
            <text:p>0.005375685</text:p>
          </table:table-cell>
          <table:table-cell office:value-type="float" office:value="0.001144122">
            <text:p>0.001144122</text:p>
          </table:table-cell>
          <table:table-cell table:style-name="ce1" office:value-type="float" office:value="0.0008535767">
            <text:p>8.54E-004</text:p>
          </table:table-cell>
          <table:table-cell office:value-type="float" office:value="0.0014579933">
            <text:p>0.0014579933</text:p>
          </table:table-cell>
          <table:table-cell table:style-name="ce1" office:value-type="float" office:value="0.00072096346">
            <text:p>7.21E-004</text:p>
          </table:table-cell>
          <table:table-cell office:value-type="float" office:value="0.0012135867">
            <text:p>0.0012135867</text:p>
          </table:table-cell>
          <table:table-cell table:style-name="ce1" office:value-type="float" office:value="0.0005090891">
            <text:p>5.09E-004</text:p>
          </table:table-cell>
          <table:table-cell table:style-name="ce1" office:value-type="float" office:value="0.0004326163">
            <text:p>4.33E-004</text:p>
          </table:table-cell>
          <table:table-cell table:style-name="ce1" office:value-type="float" office:value="0.00068652723">
            <text:p>6.87E-004</text:p>
          </table:table-cell>
          <table:table-cell office:value-type="float" office:value="0.0028734503">
            <text:p>0.0028734503</text:p>
          </table:table-cell>
          <table:table-cell table:style-name="ce1" office:value-type="float" office:value="0.0008953242">
            <text:p>8.95E-004</text:p>
          </table:table-cell>
          <table:table-cell table:style-name="ce1" office:value-type="float" office:value="0.0004955373">
            <text:p>4.96E-004</text:p>
          </table:table-cell>
          <table:table-cell table:style-name="ce1" office:value-type="float" office:value="0.00046129254">
            <text:p>4.61E-004</text:p>
          </table:table-cell>
          <table:table-cell office:value-type="float" office:value="0.0015334159">
            <text:p>0.0015334159</text:p>
          </table:table-cell>
          <table:table-cell office:value-type="float" office:value="0.002271847">
            <text:p>0.002271847</text:p>
          </table:table-cell>
          <table:table-cell table:style-name="ce1" office:value-type="float" office:value="0.000620719">
            <text:p>6.21E-004</text:p>
          </table:table-cell>
          <table:table-cell table:style-name="ce1" office:value-type="float" office:value="0.00082594744">
            <text:p>8.26E-004</text:p>
          </table:table-cell>
          <table:table-cell table:style-name="ce1" office:value-type="float" office:value="0.00045857936">
            <text:p>4.59E-004</text:p>
          </table:table-cell>
          <table:table-cell table:style-name="ce1" office:value-type="float" office:value="0.00031354898">
            <text:p>3.14E-004</text:p>
          </table:table-cell>
          <table:table-cell table:style-name="ce1" office:value-type="float" office:value="0.00039939393">
            <text:p>3.99E-004</text:p>
          </table:table-cell>
          <table:table-cell table:style-name="ce1" office:value-type="float" office:value="0.0003943002">
            <text:p>3.94E-004</text:p>
          </table:table-cell>
          <table:table-cell office:value-type="float" office:value="0.0015469057">
            <text:p>0.0015469057</text:p>
          </table:table-cell>
          <table:table-cell table:style-name="ce1" office:value-type="float" office:value="0.00093246746">
            <text:p>9.32E-004</text:p>
          </table:table-cell>
          <table:table-cell table:style-name="ce1" office:value-type="float" office:value="0.00030539214">
            <text:p>3.05E-004</text:p>
          </table:table-cell>
          <table:table-cell table:style-name="ce1" office:value-type="float" office:value="0.0003549544">
            <text:p>3.55E-004</text:p>
          </table:table-cell>
          <table:table-cell table:style-name="ce1" office:value-type="float" office:value="0.0003043403">
            <text:p>3.04E-004</text:p>
          </table:table-cell>
          <table:table-cell table:style-name="ce1" office:value-type="float" office:value="0.00053140015">
            <text:p>5.31E-004</text:p>
          </table:table-cell>
          <table:table-cell office:value-type="float" office:value="0.0035183302">
            <text:p>0.0035183302</text:p>
          </table:table-cell>
          <table:table-cell office:value-type="float" office:value="0.0010222329">
            <text:p>0.0010222329</text:p>
          </table:table-cell>
          <table:table-cell table:style-name="ce1" office:value-type="float" office:value="0.0003026512">
            <text:p>3.03E-004</text:p>
          </table:table-cell>
          <table:table-cell table:style-name="ce1" office:value-type="float" office:value="0.0003707235">
            <text:p>3.71E-004</text:p>
          </table:table-cell>
          <table:table-cell table:style-name="ce1" office:value-type="float" office:value="0.00036989685">
            <text:p>3.70E-004</text:p>
          </table:table-cell>
          <table:table-cell table:style-name="ce1" office:value-type="float" office:value="0.00024561156">
            <text:p>2.46E-004</text:p>
          </table:table-cell>
          <table:table-cell table:style-name="ce1" office:value-type="float" office:value="0.00040822613">
            <text:p>4.08E-004</text:p>
          </table:table-cell>
          <table:table-cell office:value-type="float" office:value="0.0015589104">
            <text:p>0.0015589104</text:p>
          </table:table-cell>
          <table:table-cell table:style-name="ce1" office:value-type="float" office:value="0.0004234066">
            <text:p>4.23E-004</text:p>
          </table:table-cell>
          <table:table-cell table:style-name="ce1" office:value-type="float" office:value="0.00024200908">
            <text:p>2.42E-004</text:p>
          </table:table-cell>
          <table:table-cell table:style-name="ce1" office:value-type="float" office:value="0.0003261411">
            <text:p>3.26E-004</text:p>
          </table:table-cell>
          <table:table-cell table:style-name="ce1" office:value-type="float" office:value="0.00055964605">
            <text:p>5.60E-004</text:p>
          </table:table-cell>
          <table:table-cell table:style-name="ce1" office:value-type="float" office:value="0.00022475352">
            <text:p>2.25E-004</text:p>
          </table:table-cell>
          <table:table-cell table:style-name="ce1" office:value-type="float" office:value="0.00019277702">
            <text:p>1.93E-004</text:p>
          </table:table-cell>
          <table:table-cell table:style-name="ce1" office:value-type="float" office:value="0.00019630576">
            <text:p>1.96E-004</text:p>
          </table:table-cell>
          <table:table-cell table:style-name="ce1" office:value-type="float" office:value="0.00019164734">
            <text:p>1.92E-004</text:p>
          </table:table-cell>
          <table:table-cell table:style-name="ce1" office:value-type="float" office:value="0.00018653793">
            <text:p>1.87E-004</text:p>
          </table:table-cell>
          <table:table-cell table:style-name="ce1" office:value-type="float" office:value="0.0002121538">
            <text:p>2.12E-004</text:p>
          </table:table-cell>
          <table:table-cell table:style-name="ce1" office:value-type="float" office:value="0.0002941916">
            <text:p>2.94E-004</text:p>
          </table:table-cell>
          <table:table-cell table:style-name="ce1" office:value-type="float" office:value="0.0006093777">
            <text:p>6.09E-004</text:p>
          </table:table-cell>
          <table:table-cell table:style-name="ce1" office:value-type="float" office:value="0.00021530995">
            <text:p>2.15E-004</text:p>
          </table:table-cell>
          <table:table-cell table:style-name="ce1" office:value-type="float" office:value="0.00017937814">
            <text:p>1.79E-004</text:p>
          </table:table-cell>
          <table:table-cell table:style-name="ce1" office:value-type="float" office:value="0.00017658253">
            <text:p>1.77E-004</text:p>
          </table:table-cell>
          <table:table-cell table:style-name="ce1" office:value-type="float" office:value="0.00017761208">
            <text:p>1.78E-004</text:p>
          </table:table-cell>
          <table:table-cell table:style-name="ce1" office:value-type="float" office:value="0.00017303118">
            <text:p>1.73E-004</text:p>
          </table:table-cell>
          <table:table-cell table:style-name="ce1" office:value-type="float" office:value="0.00017255536">
            <text:p>1.73E-004</text:p>
          </table:table-cell>
          <table:table-cell table:style-name="ce1" office:value-type="float" office:value="0.00017437982">
            <text:p>1.74E-004</text:p>
          </table:table-cell>
          <table:table-cell table:style-name="ce1" office:value-type="float" office:value="0.00020229633">
            <text:p>2.02E-004</text:p>
          </table:table-cell>
          <table:table-cell table:style-name="ce1" office:value-type="float" office:value="0.00033835537">
            <text:p>3.38E-004</text:p>
          </table:table-cell>
          <table:table-cell table:style-name="ce1" office:value-type="float" office:value="0.0001762798">
            <text:p>1.76E-004</text:p>
          </table:table-cell>
          <table:table-cell table:style-name="ce1" office:value-type="float" office:value="0.00016978687">
            <text:p>1.70E-004</text:p>
          </table:table-cell>
          <table:table-cell table:style-name="ce1" office:value-type="float" office:value="0.00016812366">
            <text:p>1.68E-004</text:p>
          </table:table-cell>
          <table:table-cell table:style-name="ce1" office:value-type="float" office:value="0.00016977068">
            <text:p>1.70E-004</text:p>
          </table:table-cell>
          <table:table-cell table:style-name="ce1" office:value-type="float" office:value="0.00017010185">
            <text:p>1.70E-004</text:p>
          </table:table-cell>
          <table:table-cell table:style-name="ce1" office:value-type="float" office:value="0.00016707685">
            <text:p>1.67E-004</text:p>
          </table:table-cell>
          <table:table-cell table:style-name="ce1" office:value-type="float" office:value="0.00016652436">
            <text:p>1.67E-004</text:p>
          </table:table-cell>
          <table:table-cell table:style-name="ce1" office:value-type="float" office:value="0.0001656419">
            <text:p>1.66E-004</text:p>
          </table:table-cell>
          <table:table-cell table:style-name="ce1" office:value-type="float" office:value="0.000166596">
            <text:p>1.67E-004</text:p>
          </table:table-cell>
          <table:table-cell table:style-name="ce1" office:value-type="float" office:value="0.00017386483">
            <text:p>1.74E-004</text:p>
          </table:table-cell>
          <table:table-cell table:style-name="ce1" office:value-type="float" office:value="0.00016471658">
            <text:p>1.65E-004</text:p>
          </table:table-cell>
          <table:table-cell table:style-name="ce1" office:value-type="float" office:value="0.00016406525">
            <text:p>1.64E-004</text:p>
          </table:table-cell>
          <table:table-cell table:style-name="ce1" office:value-type="float" office:value="0.00016364902">
            <text:p>1.64E-004</text:p>
          </table:table-cell>
          <table:table-cell table:style-name="ce1" office:value-type="float" office:value="0.0001634046">
            <text:p>1.63E-004</text:p>
          </table:table-cell>
          <table:table-cell table:style-name="ce1" office:value-type="float" office:value="0.00016629446">
            <text:p>1.66E-004</text:p>
          </table:table-cell>
          <table:table-cell table:style-name="ce1" office:value-type="float" office:value="0.00016317627">
            <text:p>1.63E-004</text:p>
          </table:table-cell>
          <table:table-cell table:style-name="ce1" office:value-type="float" office:value="0.00016251436">
            <text:p>1.63E-004</text:p>
          </table:table-cell>
          <table:table-cell table:style-name="ce1" office:value-type="float" office:value="0.00016237715">
            <text:p>1.62E-004</text:p>
          </table:table-cell>
          <table:table-cell table:style-name="ce1" office:value-type="float" office:value="0.00016338557">
            <text:p>1.63E-004</text:p>
          </table:table-cell>
          <table:table-cell table:style-name="ce1" office:value-type="float" office:value="0.00016439368">
            <text:p>1.64E-004</text:p>
          </table:table-cell>
          <table:table-cell table:style-name="ce1" office:value-type="float" office:value="0.00018909811">
            <text:p>1.89E-004</text:p>
          </table:table-cell>
          <table:table-cell table:style-name="ce1" office:value-type="float" office:value="0.00016366284">
            <text:p>1.64E-004</text:p>
          </table:table-cell>
          <table:table-cell table:style-name="ce1" office:value-type="float" office:value="0.00016385666">
            <text:p>1.64E-004</text:p>
          </table:table-cell>
          <table:table-cell table:style-name="ce1" office:value-type="float" office:value="0.00016549435">
            <text:p>1.65E-004</text:p>
          </table:table-cell>
          <table:table-cell table:style-name="ce1" office:value-type="float" office:value="0.00016994656">
            <text:p>1.70E-004</text:p>
          </table:table-cell>
          <table:table-cell table:style-name="ce1" office:value-type="float" office:value="0.00019733491">
            <text:p>1.97E-004</text:p>
          </table:table-cell>
          <table:table-cell office:value-type="float" office:value="0.0010245364">
            <text:p>0.0010245364</text:p>
          </table:table-cell>
          <table:table-cell table:style-name="ce1" office:value-type="float" office:value="0.00019921744">
            <text:p>1.99E-004</text:p>
          </table:table-cell>
          <table:table-cell table:style-name="ce1" office:value-type="float" office:value="0.00016997752">
            <text:p>1.70E-004</text:p>
          </table:table-cell>
          <table:table-cell table:style-name="ce1" office:value-type="float" office:value="0.00016504702">
            <text:p>1.65E-004</text:p>
          </table:table-cell>
          <table:table-cell table:style-name="ce1" office:value-type="float" office:value="0.00016446064">
            <text:p>1.64E-004</text:p>
          </table:table-cell>
          <table:table-cell table:style-name="ce1" office:value-type="float" office:value="0.00016582967">
            <text:p>1.66E-004</text:p>
          </table:table-cell>
          <table:table-cell table:style-name="ce1" office:value-type="float" office:value="0.00019902916">
            <text:p>1.99E-004</text:p>
          </table:table-cell>
          <table:table-cell table:style-name="ce1" office:value-type="float" office:value="0.00020066461">
            <text:p>2.01E-004</text:p>
          </table:table-cell>
          <table:table-cell table:style-name="ce1" office:value-type="float" office:value="0.00016355746">
            <text:p>1.64E-004</text:p>
          </table:table-cell>
          <table:table-cell table:style-name="ce1" office:value-type="float" office:value="0.0001627619">
            <text:p>1.63E-004</text:p>
          </table:table-cell>
          <table:table-cell table:style-name="ce1" office:value-type="float" office:value="0.00016317553">
            <text:p>1.63E-004</text:p>
          </table:table-cell>
          <table:table-cell table:style-name="ce1" office:value-type="float" office:value="0.00016357805">
            <text:p>1.64E-004</text:p>
          </table:table-cell>
          <table:table-cell table:style-name="ce1" office:value-type="float" office:value="0.00016694743">
            <text:p>1.67E-004</text:p>
          </table:table-cell>
          <table:table-cell table:style-name="ce1" office:value-type="float" office:value="0.00037920766">
            <text:p>3.79E-004</text:p>
          </table:table-cell>
          <table:table-cell table:style-name="ce1" office:value-type="float" office:value="0.00056016305">
            <text:p>5.60E-004</text:p>
          </table:table-cell>
          <table:table-cell table:style-name="ce1" office:value-type="float" office:value="0.00016868001">
            <text:p>1.69E-004</text:p>
          </table:table-cell>
          <table:table-cell table:style-name="ce1" office:value-type="float" office:value="0.00016340274">
            <text:p>1.63E-004</text:p>
          </table:table-cell>
          <table:table-cell table:style-name="ce1" office:value-type="float" office:value="0.00016188032">
            <text:p>1.62E-004</text:p>
          </table:table-cell>
          <table:table-cell table:style-name="ce1" office:value-type="float" office:value="0.00016215304">
            <text:p>1.62E-004</text:p>
          </table:table-cell>
          <table:table-cell table:style-name="ce1" office:value-type="float" office:value="0.00016182175">
            <text:p>1.62E-004</text:p>
          </table:table-cell>
          <table:table-cell table:style-name="ce1" office:value-type="float" office:value="0.00017016004">
            <text:p>1.70E-004</text:p>
          </table:table-cell>
          <table:table-cell table:style-name="ce1" office:value-type="float" office:value="0.00027735214">
            <text:p>2.77E-004</text:p>
          </table:table-cell>
          <table:table-cell table:style-name="ce1" office:value-type="float" office:value="0.00016446479">
            <text:p>1.64E-004</text:p>
          </table:table-cell>
          <table:table-cell table:style-name="ce1" office:value-type="float" office:value="0.00016225815">
            <text:p>1.62E-004</text:p>
          </table:table-cell>
          <table:table-cell table:style-name="ce1" office:value-type="float" office:value="0.00016102844">
            <text:p>1.61E-004</text:p>
          </table:table-cell>
          <table:table-cell table:style-name="ce1" office:value-type="float" office:value="0.00016091287">
            <text:p>1.61E-004</text:p>
          </table:table-cell>
          <table:table-cell table:style-name="ce1" office:value-type="float" office:value="0.00016105843">
            <text:p>1.61E-004</text:p>
          </table:table-cell>
          <table:table-cell table:style-name="ce1" office:value-type="float" office:value="0.00016140494">
            <text:p>1.61E-004</text:p>
          </table:table-cell>
          <table:table-cell table:style-name="ce1" office:value-type="float" office:value="0.00016278365">
            <text:p>1.63E-004</text:p>
          </table:table-cell>
          <table:table-cell table:style-name="ce1" office:value-type="float" office:value="0.00016190468">
            <text:p>1.62E-004</text:p>
          </table:table-cell>
          <table:table-cell table:style-name="ce1" office:value-type="float" office:value="0.0001612114">
            <text:p>1.61E-004</text:p>
          </table:table-cell>
          <table:table-cell table:style-name="ce1" office:value-type="float" office:value="0.00016148614">
            <text:p>1.61E-004</text:p>
          </table:table-cell>
          <table:table-cell table:style-name="ce1" office:value-type="float" office:value="0.00016299261">
            <text:p>1.63E-004</text:p>
          </table:table-cell>
          <table:table-cell table:style-name="ce1" office:value-type="float" office:value="0.00016217797">
            <text:p>1.62E-004</text:p>
          </table:table-cell>
          <table:table-cell table:style-name="ce1" office:value-type="float" office:value="0.00016216851">
            <text:p>1.62E-004</text:p>
          </table:table-cell>
          <table:table-cell table:style-name="ce1" office:value-type="float" office:value="0.00016354889">
            <text:p>1.64E-004</text:p>
          </table:table-cell>
          <table:table-cell table:style-name="ce1" office:value-type="float" office:value="0.00018284247">
            <text:p>1.83E-004</text:p>
          </table:table-cell>
          <table:table-cell table:style-name="ce1" office:value-type="float" office:value="0.00039212554">
            <text:p>3.92E-004</text:p>
          </table:table-cell>
          <table:table-cell table:style-name="ce1" office:value-type="float" office:value="0.0001664507">
            <text:p>1.66E-004</text:p>
          </table:table-cell>
          <table:table-cell table:style-name="ce1" office:value-type="float" office:value="0.0001622755">
            <text:p>1.62E-004</text:p>
          </table:table-cell>
          <table:table-cell table:style-name="ce1" office:value-type="float" office:value="0.00016227303">
            <text:p>1.62E-004</text:p>
          </table:table-cell>
          <table:table-cell table:style-name="ce1" office:value-type="float" office:value="0.00016277083">
            <text:p>1.63E-004</text:p>
          </table:table-cell>
          <table:table-cell table:style-name="ce1" office:value-type="float" office:value="0.0001622627">
            <text:p>1.62E-004</text:p>
          </table:table-cell>
          <table:table-cell table:style-name="ce1" office:value-type="float" office:value="0.00016201955">
            <text:p>1.62E-004</text:p>
          </table:table-cell>
          <table:table-cell table:style-name="ce1" office:value-type="float" office:value="0.00016214534">
            <text:p>1.62E-004</text:p>
          </table:table-cell>
          <table:table-cell table:style-name="ce1" office:value-type="float" office:value="0.00016411253">
            <text:p>1.64E-004</text:p>
          </table:table-cell>
          <table:table-cell table:style-name="ce1" office:value-type="float" office:value="0.00016482583">
            <text:p>1.65E-004</text:p>
          </table:table-cell>
          <table:table-cell table:style-name="ce1" office:value-type="float" office:value="0.00016290738">
            <text:p>1.63E-004</text:p>
          </table:table-cell>
          <table:table-cell table:style-name="ce1" office:value-type="float" office:value="0.0001630376">
            <text:p>1.63E-004</text:p>
          </table:table-cell>
          <table:table-cell table:style-name="ce1" office:value-type="float" office:value="0.0001633959">
            <text:p>1.63E-004</text:p>
          </table:table-cell>
          <table:table-cell table:style-name="ce1" office:value-type="float" office:value="0.00016365753">
            <text:p>1.64E-004</text:p>
          </table:table-cell>
          <table:table-cell table:style-name="ce1" office:value-type="float" office:value="0.0001636872">
            <text:p>1.64E-004</text:p>
          </table:table-cell>
          <table:table-cell table:style-name="ce1" office:value-type="float" office:value="0.00016393162">
            <text:p>1.64E-004</text:p>
          </table:table-cell>
          <table:table-cell table:style-name="ce1" office:value-type="float" office:value="0.0001659237">
            <text:p>1.66E-004</text:p>
          </table:table-cell>
          <table:table-cell table:style-name="ce1" office:value-type="float" office:value="0.00018190638">
            <text:p>1.82E-004</text:p>
          </table:table-cell>
          <table:table-cell table:style-name="ce1" office:value-type="float" office:value="0.0003371897">
            <text:p>3.37E-004</text:p>
          </table:table-cell>
          <table:table-cell table:style-name="ce1" office:value-type="float" office:value="0.00016814962">
            <text:p>1.68E-004</text:p>
          </table:table-cell>
          <table:table-cell table:style-name="ce1" office:value-type="float" office:value="0.00016532472">
            <text:p>1.65E-004</text:p>
          </table:table-cell>
          <table:table-cell table:style-name="ce1" office:value-type="float" office:value="0.00016610624">
            <text:p>1.66E-004</text:p>
          </table:table-cell>
          <table:table-cell table:style-name="ce1" office:value-type="float" office:value="0.00016551427">
            <text:p>1.66E-004</text:p>
          </table:table-cell>
          <table:table-cell table:style-name="ce1" office:value-type="float" office:value="0.00016529231">
            <text:p>1.65E-004</text:p>
          </table:table-cell>
          <table:table-cell table:style-name="ce1" office:value-type="float" office:value="0.0001657969">
            <text:p>1.66E-004</text:p>
          </table:table-cell>
          <table:table-cell table:style-name="ce1" office:value-type="float" office:value="0.00016585375">
            <text:p>1.66E-004</text:p>
          </table:table-cell>
          <table:table-cell table:style-name="ce1" office:value-type="float" office:value="0.00016692125">
            <text:p>1.67E-004</text:p>
          </table:table-cell>
          <table:table-cell table:style-name="ce1" office:value-type="float" office:value="0.00017162213">
            <text:p>1.72E-004</text:p>
          </table:table-cell>
          <table:table-cell table:style-name="ce1" office:value-type="float" office:value="0.00017067401">
            <text:p>1.71E-004</text:p>
          </table:table-cell>
          <table:table-cell table:style-name="ce1" office:value-type="float" office:value="0.00016660865">
            <text:p>1.67E-004</text:p>
          </table:table-cell>
          <table:table-cell table:style-name="ce1" office:value-type="float" office:value="0.0001676992">
            <text:p>1.68E-004</text:p>
          </table:table-cell>
          <table:table-cell table:style-name="ce1" office:value-type="float" office:value="0.00016774016">
            <text:p>1.68E-004</text:p>
          </table:table-cell>
          <table:table-cell table:style-name="ce1" office:value-type="float" office:value="0.0001675966">
            <text:p>1.68E-004</text:p>
          </table:table-cell>
          <table:table-cell table:style-name="ce1" office:value-type="float" office:value="0.00016762674">
            <text:p>1.68E-004</text:p>
          </table:table-cell>
          <table:table-cell table:style-name="ce1" office:value-type="float" office:value="0.00016876026">
            <text:p>1.69E-004</text:p>
          </table:table-cell>
          <table:table-cell table:style-name="ce1" office:value-type="float" office:value="0.00016922368">
            <text:p>1.69E-004</text:p>
          </table:table-cell>
          <table:table-cell table:style-name="ce1" office:value-type="float" office:value="0.0001692678">
            <text:p>1.69E-004</text:p>
          </table:table-cell>
          <table:table-cell table:style-name="ce1" office:value-type="float" office:value="0.00017155777">
            <text:p>1.72E-004</text:p>
          </table:table-cell>
          <table:table-cell table:style-name="ce1" office:value-type="float" office:value="0.00022224679">
            <text:p>2.22E-004</text:p>
          </table:table-cell>
          <table:table-cell table:style-name="ce1" office:value-type="float" office:value="0.0001735428">
            <text:p>1.74E-004</text:p>
          </table:table-cell>
          <table:table-cell table:style-name="ce1" office:value-type="float" office:value="0.0001695136">
            <text:p>1.70E-004</text:p>
          </table:table-cell>
          <table:table-cell table:style-name="ce1" office:value-type="float" office:value="0.00017004962">
            <text:p>1.70E-004</text:p>
          </table:table-cell>
          <table:table-cell table:style-name="ce1" office:value-type="float" office:value="0.00017025098">
            <text:p>1.70E-004</text:p>
          </table:table-cell>
          <table:table-cell table:style-name="ce1" office:value-type="float" office:value="0.00017069784">
            <text:p>1.71E-004</text:p>
          </table:table-cell>
          <table:table-cell table:style-name="ce1" office:value-type="float" office:value="0.00017144543">
            <text:p>1.71E-004</text:p>
          </table:table-cell>
          <table:table-cell table:style-name="ce1" office:value-type="float" office:value="0.00017147083">
            <text:p>1.71E-004</text:p>
          </table:table-cell>
          <table:table-cell table:style-name="ce1" office:value-type="float" office:value="0.00017151992">
            <text:p>1.72E-004</text:p>
          </table:table-cell>
          <table:table-cell table:style-name="ce1" office:value-type="float" office:value="0.00017216349">
            <text:p>1.72E-004</text:p>
          </table:table-cell>
          <table:table-cell table:style-name="ce1" office:value-type="float" office:value="0.00017421544">
            <text:p>1.74E-004</text:p>
          </table:table-cell>
          <table:table-cell table:style-name="ce1" office:value-type="float" office:value="0.00018381255">
            <text:p>1.84E-004</text:p>
          </table:table-cell>
          <table:table-cell table:style-name="ce1" office:value-type="float" office:value="0.0001735281">
            <text:p>1.74E-004</text:p>
          </table:table-cell>
          <table:table-cell table:style-name="ce1" office:value-type="float" office:value="0.00017354463">
            <text:p>1.74E-004</text:p>
          </table:table-cell>
          <table:table-cell table:style-name="ce1" office:value-type="float" office:value="0.00017425895">
            <text:p>1.74E-004</text:p>
          </table:table-cell>
          <table:table-cell table:style-name="ce1" office:value-type="float" office:value="0.000174057">
            <text:p>1.74E-004</text:p>
          </table:table-cell>
          <table:table-cell table:style-name="ce1" office:value-type="float" office:value="0.0001742362">
            <text:p>1.74E-004</text:p>
          </table:table-cell>
          <table:table-cell table:style-name="ce1" office:value-type="float" office:value="0.0001746215">
            <text:p>1.75E-004</text:p>
          </table:table-cell>
          <table:table-cell table:style-name="ce1" office:value-type="float" office:value="0.00017531712">
            <text:p>1.75E-004</text:p>
          </table:table-cell>
          <table:table-cell table:style-name="ce1" office:value-type="float" office:value="0.00017630347">
            <text:p>1.76E-004</text:p>
          </table:table-cell>
          <table:table-cell table:style-name="ce1" office:value-type="float" office:value="0.00017597458">
            <text:p>1.76E-004</text:p>
          </table:table-cell>
          <table:table-cell office:value-type="float" office:value="0.00017663141">
            <text:p>1.77E-004</text:p>
          </table:table-cell>
          <table:table-cell office:value-type="float" office:value="0.00017805328">
            <text:p>1.78E-004</text:p>
          </table:table-cell>
          <table:table-cell table:style-name="ce1" office:value-type="float" office:value="0.00017873979">
            <text:p>1.79E-004</text:p>
          </table:table-cell>
          <table:table-cell table:style-name="ce1" office:value-type="float" office:value="0.00017871808">
            <text:p>1.79E-004</text:p>
          </table:table-cell>
          <table:table-cell table:style-name="ce1" office:value-type="float" office:value="0.00017829993">
            <text:p>1.78E-004</text:p>
          </table:table-cell>
          <table:table-cell table:style-name="ce1" office:value-type="float" office:value="0.00017886628">
            <text:p>1.79E-004</text:p>
          </table:table-cell>
          <table:table-cell table:style-name="ce1" office:value-type="float" office:value="0.00018017481">
            <text:p>1.80E-004</text:p>
          </table:table-cell>
          <table:table-cell table:style-name="ce1" office:value-type="float" office:value="0.00018098009">
            <text:p>1.81E-004</text:p>
          </table:table-cell>
          <table:table-cell table:style-name="ce1" office:value-type="float" office:value="0.00018027387">
            <text:p>1.80E-004</text:p>
          </table:table-cell>
          <table:table-cell table:style-name="ce1" office:value-type="float" office:value="0.00018072134">
            <text:p>1.81E-004</text:p>
          </table:table-cell>
          <table:table-cell table:style-name="ce1" office:value-type="float" office:value="0.00018097476">
            <text:p>1.81E-004</text:p>
          </table:table-cell>
          <table:table-cell table:style-name="ce1" office:value-type="float" office:value="0.00018251195">
            <text:p>1.83E-004</text:p>
          </table:table-cell>
          <table:table-cell table:style-name="ce1" office:value-type="float" office:value="0.0001833429">
            <text:p>1.83E-004</text:p>
          </table:table-cell>
          <table:table-cell table:style-name="ce1" office:value-type="float" office:value="0.0002234622">
            <text:p>2.23E-004</text:p>
          </table:table-cell>
          <table:table-cell table:style-name="ce1" office:value-type="float" office:value="0.00020128679">
            <text:p>2.01E-004</text:p>
          </table:table-cell>
          <table:table-cell table:style-name="ce1" office:value-type="float" office:value="0.0001845742">
            <text:p>1.85E-004</text:p>
          </table:table-cell>
          <table:table-cell table:style-name="ce1" office:value-type="float" office:value="0.00018463102">
            <text:p>1.85E-004</text:p>
          </table:table-cell>
          <table:table-cell table:style-name="ce1" office:value-type="float" office:value="0.00018421172">
            <text:p>1.84E-004</text:p>
          </table:table-cell>
          <table:table-cell table:style-name="ce1" office:value-type="float" office:value="0.00018471695">
            <text:p>1.85E-004</text:p>
          </table:table-cell>
          <table:table-cell table:style-name="ce1" office:value-type="float" office:value="0.00018551486">
            <text:p>1.86E-004</text:p>
          </table:table-cell>
          <table:table-cell table:style-name="ce1" office:value-type="float" office:value="0.00018665493">
            <text:p>1.87E-004</text:p>
          </table:table-cell>
          <table:table-cell table:style-name="ce1" office:value-type="float" office:value="0.00018668198">
            <text:p>1.87E-004</text:p>
          </table:table-cell>
          <table:table-cell table:style-name="ce1" office:value-type="float" office:value="0.00018715051">
            <text:p>1.87E-004</text:p>
          </table:table-cell>
          <table:table-cell table:style-name="ce1" office:value-type="float" office:value="0.00018806846">
            <text:p>1.88E-004</text:p>
          </table:table-cell>
          <table:table-cell table:style-name="ce1" office:value-type="float" office:value="0.0001895066">
            <text:p>1.90E-004</text:p>
          </table:table-cell>
          <table:table-cell table:style-name="ce1" office:value-type="float" office:value="0.0001891783">
            <text:p>1.89E-004</text:p>
          </table:table-cell>
          <table:table-cell table:style-name="ce1" office:value-type="float" office:value="0.00018987877">
            <text:p>1.90E-004</text:p>
          </table:table-cell>
          <table:table-cell table:style-name="ce1" office:value-type="float" office:value="0.00019029727">
            <text:p>1.90E-004</text:p>
          </table:table-cell>
          <table:table-cell table:style-name="ce1" office:value-type="float" office:value="0.00019107446">
            <text:p>1.91E-004</text:p>
          </table:table-cell>
          <table:table-cell table:style-name="ce1" office:value-type="float" office:value="0.00019212549">
            <text:p>1.92E-004</text:p>
          </table:table-cell>
          <table:table-cell table:style-name="ce1" office:value-type="float" office:value="0.00019178355">
            <text:p>1.92E-004</text:p>
          </table:table-cell>
          <table:table-cell table:style-name="ce1" office:value-type="float" office:value="0.00019257312">
            <text:p>1.93E-004</text:p>
          </table:table-cell>
          <table:table-cell table:style-name="ce1" office:value-type="float" office:value="0.00019321356">
            <text:p>1.93E-004</text:p>
          </table:table-cell>
          <table:table-cell table:style-name="ce1" office:value-type="float" office:value="0.00019510041">
            <text:p>1.95E-004</text:p>
          </table:table-cell>
          <table:table-cell table:style-name="ce1" office:value-type="float" office:value="0.00019441584">
            <text:p>1.94E-004</text:p>
          </table:table-cell>
          <table:table-cell table:style-name="ce1" office:value-type="float" office:value="0.00019462337">
            <text:p>1.95E-004</text:p>
          </table:table-cell>
          <table:table-cell table:style-name="ce1" office:value-type="float" office:value="0.00019529933">
            <text:p>1.95E-004</text:p>
          </table:table-cell>
          <table:table-cell table:style-name="ce1" office:value-type="float" office:value="0.00019684322">
            <text:p>1.97E-004</text:p>
          </table:table-cell>
          <table:table-cell table:style-name="ce1" office:value-type="float" office:value="0.00019726227">
            <text:p>1.97E-004</text:p>
          </table:table-cell>
          <table:table-cell table:style-name="ce1" office:value-type="float" office:value="0.00019704555">
            <text:p>1.97E-004</text:p>
          </table:table-cell>
          <table:table-cell table:style-name="ce1" office:value-type="float" office:value="0.00019732415">
            <text:p>1.97E-004</text:p>
          </table:table-cell>
          <table:table-cell table:style-name="ce1" office:value-type="float" office:value="0.00019872746">
            <text:p>1.99E-004</text:p>
          </table:table-cell>
          <table:table-cell table:style-name="ce1" office:value-type="float" office:value="0.00020033901">
            <text:p>2.00E-004</text:p>
          </table:table-cell>
          <table:table-cell table:style-name="ce1" office:value-type="float" office:value="0.00020020356">
            <text:p>2.00E-004</text:p>
          </table:table-cell>
          <table:table-cell table:style-name="ce1" office:value-type="float" office:value="0.00020084371">
            <text:p>2.01E-004</text:p>
          </table:table-cell>
          <table:table-cell table:style-name="ce1" office:value-type="float" office:value="0.00020127973">
            <text:p>2.01E-004</text:p>
          </table:table-cell>
          <table:table-cell table:style-name="ce1" office:value-type="float" office:value="0.00020292017">
            <text:p>2.03E-004</text:p>
          </table:table-cell>
          <table:table-cell table:style-name="ce1" office:value-type="float" office:value="0.0002037815">
            <text:p>2.04E-004</text:p>
          </table:table-cell>
          <table:table-cell table:style-name="ce1" office:value-type="float" office:value="0.00020387403">
            <text:p>2.04E-004</text:p>
          </table:table-cell>
          <table:table-cell table:style-name="ce1" office:value-type="float" office:value="0.0002040448">
            <text:p>2.04E-004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09 - Jimmy.mp3</text:p>
          </table:table-cell>
          <table:table-cell office:value-type="float" office:value="0.10881876">
            <text:p>0.10881876</text:p>
          </table:table-cell>
          <table:table-cell office:value-type="float" office:value="0.2559579">
            <text:p>0.2559579</text:p>
          </table:table-cell>
          <table:table-cell office:value-type="float" office:value="0.10844121">
            <text:p>0.10844121</text:p>
          </table:table-cell>
          <table:table-cell office:value-type="float" office:value="0.08075828">
            <text:p>0.08075828</text:p>
          </table:table-cell>
          <table:table-cell office:value-type="float" office:value="0.055214453">
            <text:p>0.055214453</text:p>
          </table:table-cell>
          <table:table-cell office:value-type="float" office:value="0.06712083">
            <text:p>0.06712083</text:p>
          </table:table-cell>
          <table:table-cell office:value-type="float" office:value="0.03295">
            <text:p>0.03295</text:p>
          </table:table-cell>
          <table:table-cell office:value-type="float" office:value="0.033737093">
            <text:p>0.033737093</text:p>
          </table:table-cell>
          <table:table-cell office:value-type="float" office:value="0.02316359">
            <text:p>0.02316359</text:p>
          </table:table-cell>
          <table:table-cell office:value-type="float" office:value="0.023344595">
            <text:p>0.023344595</text:p>
          </table:table-cell>
          <table:table-cell office:value-type="float" office:value="0.03522117">
            <text:p>0.03522117</text:p>
          </table:table-cell>
          <table:table-cell office:value-type="float" office:value="0.016702589">
            <text:p>0.016702589</text:p>
          </table:table-cell>
          <table:table-cell office:value-type="float" office:value="0.020540286">
            <text:p>0.020540286</text:p>
          </table:table-cell>
          <table:table-cell office:value-type="float" office:value="0.023198713">
            <text:p>0.023198713</text:p>
          </table:table-cell>
          <table:table-cell office:value-type="float" office:value="0.02425185">
            <text:p>0.02425185</text:p>
          </table:table-cell>
          <table:table-cell office:value-type="float" office:value="0.03287825">
            <text:p>0.03287825</text:p>
          </table:table-cell>
          <table:table-cell office:value-type="float" office:value="0.022008713">
            <text:p>0.022008713</text:p>
          </table:table-cell>
          <table:table-cell office:value-type="float" office:value="0.019190261">
            <text:p>0.019190261</text:p>
          </table:table-cell>
          <table:table-cell office:value-type="float" office:value="0.025727302">
            <text:p>0.025727302</text:p>
          </table:table-cell>
          <table:table-cell office:value-type="float" office:value="0.025290808">
            <text:p>0.025290808</text:p>
          </table:table-cell>
          <table:table-cell office:value-type="float" office:value="0.028093329">
            <text:p>0.028093329</text:p>
          </table:table-cell>
          <table:table-cell office:value-type="float" office:value="0.023105763">
            <text:p>0.023105763</text:p>
          </table:table-cell>
          <table:table-cell office:value-type="float" office:value="0.018927116">
            <text:p>0.018927116</text:p>
          </table:table-cell>
          <table:table-cell office:value-type="float" office:value="0.01968556">
            <text:p>0.01968556</text:p>
          </table:table-cell>
          <table:table-cell office:value-type="float" office:value="0.0228411">
            <text:p>0.0228411</text:p>
          </table:table-cell>
          <table:table-cell office:value-type="float" office:value="0.02643959">
            <text:p>0.02643959</text:p>
          </table:table-cell>
          <table:table-cell office:value-type="float" office:value="0.026968757">
            <text:p>0.026968757</text:p>
          </table:table-cell>
          <table:table-cell office:value-type="float" office:value="0.028555853">
            <text:p>0.028555853</text:p>
          </table:table-cell>
          <table:table-cell office:value-type="float" office:value="0.025953427">
            <text:p>0.025953427</text:p>
          </table:table-cell>
          <table:table-cell office:value-type="float" office:value="0.02759377">
            <text:p>0.02759377</text:p>
          </table:table-cell>
          <table:table-cell office:value-type="float" office:value="0.030657727">
            <text:p>0.030657727</text:p>
          </table:table-cell>
          <table:table-cell office:value-type="float" office:value="0.03390493">
            <text:p>0.03390493</text:p>
          </table:table-cell>
          <table:table-cell office:value-type="float" office:value="0.027904205">
            <text:p>0.027904205</text:p>
          </table:table-cell>
          <table:table-cell office:value-type="float" office:value="0.021446655">
            <text:p>0.021446655</text:p>
          </table:table-cell>
          <table:table-cell office:value-type="float" office:value="0.022177614">
            <text:p>0.022177614</text:p>
          </table:table-cell>
          <table:table-cell office:value-type="float" office:value="0.02411396">
            <text:p>0.02411396</text:p>
          </table:table-cell>
          <table:table-cell office:value-type="float" office:value="0.026843388">
            <text:p>0.026843388</text:p>
          </table:table-cell>
          <table:table-cell office:value-type="float" office:value="0.022853188">
            <text:p>0.022853188</text:p>
          </table:table-cell>
          <table:table-cell office:value-type="float" office:value="0.021679776">
            <text:p>0.021679776</text:p>
          </table:table-cell>
          <table:table-cell office:value-type="float" office:value="0.021163665">
            <text:p>0.021163665</text:p>
          </table:table-cell>
          <table:table-cell office:value-type="float" office:value="0.020619612">
            <text:p>0.020619612</text:p>
          </table:table-cell>
          <table:table-cell office:value-type="float" office:value="0.021382606">
            <text:p>0.021382606</text:p>
          </table:table-cell>
          <table:table-cell office:value-type="float" office:value="0.021829743">
            <text:p>0.021829743</text:p>
          </table:table-cell>
          <table:table-cell office:value-type="float" office:value="0.020735053">
            <text:p>0.020735053</text:p>
          </table:table-cell>
          <table:table-cell office:value-type="float" office:value="0.019560412">
            <text:p>0.019560412</text:p>
          </table:table-cell>
          <table:table-cell office:value-type="float" office:value="0.018845221">
            <text:p>0.018845221</text:p>
          </table:table-cell>
          <table:table-cell office:value-type="float" office:value="0.018826682">
            <text:p>0.018826682</text:p>
          </table:table-cell>
          <table:table-cell office:value-type="float" office:value="0.021655848">
            <text:p>0.021655848</text:p>
          </table:table-cell>
          <table:table-cell office:value-type="float" office:value="0.019931026">
            <text:p>0.019931026</text:p>
          </table:table-cell>
          <table:table-cell office:value-type="float" office:value="0.019409383">
            <text:p>0.019409383</text:p>
          </table:table-cell>
          <table:table-cell office:value-type="float" office:value="0.017458247">
            <text:p>0.017458247</text:p>
          </table:table-cell>
          <table:table-cell office:value-type="float" office:value="0.014385488">
            <text:p>0.014385488</text:p>
          </table:table-cell>
          <table:table-cell office:value-type="float" office:value="0.015401212">
            <text:p>0.015401212</text:p>
          </table:table-cell>
          <table:table-cell office:value-type="float" office:value="0.01377442">
            <text:p>0.01377442</text:p>
          </table:table-cell>
          <table:table-cell office:value-type="float" office:value="0.014375432">
            <text:p>0.014375432</text:p>
          </table:table-cell>
          <table:table-cell office:value-type="float" office:value="0.012821076">
            <text:p>0.012821076</text:p>
          </table:table-cell>
          <table:table-cell office:value-type="float" office:value="0.012389393">
            <text:p>0.012389393</text:p>
          </table:table-cell>
          <table:table-cell office:value-type="float" office:value="0.014011395">
            <text:p>0.014011395</text:p>
          </table:table-cell>
          <table:table-cell office:value-type="float" office:value="0.015378145">
            <text:p>0.015378145</text:p>
          </table:table-cell>
          <table:table-cell office:value-type="float" office:value="0.01387234">
            <text:p>0.01387234</text:p>
          </table:table-cell>
          <table:table-cell office:value-type="float" office:value="0.012953843">
            <text:p>0.012953843</text:p>
          </table:table-cell>
          <table:table-cell office:value-type="float" office:value="0.014036174">
            <text:p>0.014036174</text:p>
          </table:table-cell>
          <table:table-cell office:value-type="float" office:value="0.012998062">
            <text:p>0.012998062</text:p>
          </table:table-cell>
          <table:table-cell office:value-type="float" office:value="0.013303602">
            <text:p>0.013303602</text:p>
          </table:table-cell>
          <table:table-cell office:value-type="float" office:value="0.0150661">
            <text:p>0.0150661</text:p>
          </table:table-cell>
          <table:table-cell office:value-type="float" office:value="0.013615412">
            <text:p>0.013615412</text:p>
          </table:table-cell>
          <table:table-cell office:value-type="float" office:value="0.0130359875">
            <text:p>0.0130359875</text:p>
          </table:table-cell>
          <table:table-cell office:value-type="float" office:value="0.011884448">
            <text:p>0.011884448</text:p>
          </table:table-cell>
          <table:table-cell office:value-type="float" office:value="0.01436229">
            <text:p>0.01436229</text:p>
          </table:table-cell>
          <table:table-cell office:value-type="float" office:value="0.012372858">
            <text:p>0.012372858</text:p>
          </table:table-cell>
          <table:table-cell office:value-type="float" office:value="0.012821068">
            <text:p>0.012821068</text:p>
          </table:table-cell>
          <table:table-cell office:value-type="float" office:value="0.013637026">
            <text:p>0.013637026</text:p>
          </table:table-cell>
          <table:table-cell office:value-type="float" office:value="0.014129941">
            <text:p>0.014129941</text:p>
          </table:table-cell>
          <table:table-cell office:value-type="float" office:value="0.0154865645">
            <text:p>0.0154865645</text:p>
          </table:table-cell>
          <table:table-cell office:value-type="float" office:value="0.013564434">
            <text:p>0.013564434</text:p>
          </table:table-cell>
          <table:table-cell office:value-type="float" office:value="0.01287053">
            <text:p>0.01287053</text:p>
          </table:table-cell>
          <table:table-cell office:value-type="float" office:value="0.0124079045">
            <text:p>0.0124079045</text:p>
          </table:table-cell>
          <table:table-cell office:value-type="float" office:value="0.011452139">
            <text:p>0.011452139</text:p>
          </table:table-cell>
          <table:table-cell office:value-type="float" office:value="0.012449261">
            <text:p>0.012449261</text:p>
          </table:table-cell>
          <table:table-cell office:value-type="float" office:value="0.012357341">
            <text:p>0.012357341</text:p>
          </table:table-cell>
          <table:table-cell office:value-type="float" office:value="0.0109978495">
            <text:p>0.0109978495</text:p>
          </table:table-cell>
          <table:table-cell office:value-type="float" office:value="0.010559826">
            <text:p>0.010559826</text:p>
          </table:table-cell>
          <table:table-cell office:value-type="float" office:value="0.011034489">
            <text:p>0.011034489</text:p>
          </table:table-cell>
          <table:table-cell office:value-type="float" office:value="0.011327223">
            <text:p>0.011327223</text:p>
          </table:table-cell>
          <table:table-cell office:value-type="float" office:value="0.011123838">
            <text:p>0.011123838</text:p>
          </table:table-cell>
          <table:table-cell office:value-type="float" office:value="0.011400128">
            <text:p>0.011400128</text:p>
          </table:table-cell>
          <table:table-cell office:value-type="float" office:value="0.010128856">
            <text:p>0.010128856</text:p>
          </table:table-cell>
          <table:table-cell office:value-type="float" office:value="0.010013161">
            <text:p>0.010013161</text:p>
          </table:table-cell>
          <table:table-cell office:value-type="float" office:value="0.010471079">
            <text:p>0.010471079</text:p>
          </table:table-cell>
          <table:table-cell office:value-type="float" office:value="0.010480358">
            <text:p>0.010480358</text:p>
          </table:table-cell>
          <table:table-cell office:value-type="float" office:value="0.0108832475">
            <text:p>0.0108832475</text:p>
          </table:table-cell>
          <table:table-cell office:value-type="float" office:value="0.009202429">
            <text:p>0.009202429</text:p>
          </table:table-cell>
          <table:table-cell office:value-type="float" office:value="0.010497062">
            <text:p>0.010497062</text:p>
          </table:table-cell>
          <table:table-cell office:value-type="float" office:value="0.010211273">
            <text:p>0.010211273</text:p>
          </table:table-cell>
          <table:table-cell office:value-type="float" office:value="0.009513494">
            <text:p>0.009513494</text:p>
          </table:table-cell>
          <table:table-cell office:value-type="float" office:value="0.00910589">
            <text:p>0.00910589</text:p>
          </table:table-cell>
          <table:table-cell office:value-type="float" office:value="0.009219091">
            <text:p>0.009219091</text:p>
          </table:table-cell>
          <table:table-cell office:value-type="float" office:value="0.00907141">
            <text:p>0.00907141</text:p>
          </table:table-cell>
          <table:table-cell office:value-type="float" office:value="0.009677818">
            <text:p>0.009677818</text:p>
          </table:table-cell>
          <table:table-cell office:value-type="float" office:value="0.0098178815">
            <text:p>0.0098178815</text:p>
          </table:table-cell>
          <table:table-cell office:value-type="float" office:value="0.009803213">
            <text:p>0.009803213</text:p>
          </table:table-cell>
          <table:table-cell office:value-type="float" office:value="0.008851899">
            <text:p>0.008851899</text:p>
          </table:table-cell>
          <table:table-cell office:value-type="float" office:value="0.010031688">
            <text:p>0.010031688</text:p>
          </table:table-cell>
          <table:table-cell office:value-type="float" office:value="0.010340003">
            <text:p>0.010340003</text:p>
          </table:table-cell>
          <table:table-cell office:value-type="float" office:value="0.008925213">
            <text:p>0.008925213</text:p>
          </table:table-cell>
          <table:table-cell office:value-type="float" office:value="0.0077359243">
            <text:p>0.0077359243</text:p>
          </table:table-cell>
          <table:table-cell office:value-type="float" office:value="0.008559584">
            <text:p>0.008559584</text:p>
          </table:table-cell>
          <table:table-cell office:value-type="float" office:value="0.009378089">
            <text:p>0.009378089</text:p>
          </table:table-cell>
          <table:table-cell office:value-type="float" office:value="0.008925347">
            <text:p>0.008925347</text:p>
          </table:table-cell>
          <table:table-cell office:value-type="float" office:value="0.008635798">
            <text:p>0.008635798</text:p>
          </table:table-cell>
          <table:table-cell office:value-type="float" office:value="0.0076584984">
            <text:p>0.0076584984</text:p>
          </table:table-cell>
          <table:table-cell office:value-type="float" office:value="0.008165337">
            <text:p>0.008165337</text:p>
          </table:table-cell>
          <table:table-cell office:value-type="float" office:value="0.008646967">
            <text:p>0.008646967</text:p>
          </table:table-cell>
          <table:table-cell office:value-type="float" office:value="0.007793194">
            <text:p>0.007793194</text:p>
          </table:table-cell>
          <table:table-cell office:value-type="float" office:value="0.008212568">
            <text:p>0.008212568</text:p>
          </table:table-cell>
          <table:table-cell office:value-type="float" office:value="0.008452871">
            <text:p>0.008452871</text:p>
          </table:table-cell>
          <table:table-cell office:value-type="float" office:value="0.009537757">
            <text:p>0.009537757</text:p>
          </table:table-cell>
          <table:table-cell office:value-type="float" office:value="0.009446089">
            <text:p>0.009446089</text:p>
          </table:table-cell>
          <table:table-cell office:value-type="float" office:value="0.0076687504">
            <text:p>0.0076687504</text:p>
          </table:table-cell>
          <table:table-cell office:value-type="float" office:value="0.0073576104">
            <text:p>0.0073576104</text:p>
          </table:table-cell>
          <table:table-cell office:value-type="float" office:value="0.007679396">
            <text:p>0.007679396</text:p>
          </table:table-cell>
          <table:table-cell office:value-type="float" office:value="0.008560371">
            <text:p>0.008560371</text:p>
          </table:table-cell>
          <table:table-cell office:value-type="float" office:value="0.0076378915">
            <text:p>0.0076378915</text:p>
          </table:table-cell>
          <table:table-cell office:value-type="float" office:value="0.0074294563">
            <text:p>0.0074294563</text:p>
          </table:table-cell>
          <table:table-cell office:value-type="float" office:value="0.007514423">
            <text:p>0.007514423</text:p>
          </table:table-cell>
          <table:table-cell office:value-type="float" office:value="0.007366443">
            <text:p>0.007366443</text:p>
          </table:table-cell>
          <table:table-cell office:value-type="float" office:value="0.0075349915">
            <text:p>0.0075349915</text:p>
          </table:table-cell>
          <table:table-cell office:value-type="float" office:value="0.007414324">
            <text:p>0.007414324</text:p>
          </table:table-cell>
          <table:table-cell office:value-type="float" office:value="0.0072961636">
            <text:p>0.0072961636</text:p>
          </table:table-cell>
          <table:table-cell office:value-type="float" office:value="0.007578765">
            <text:p>0.007578765</text:p>
          </table:table-cell>
          <table:table-cell office:value-type="float" office:value="0.007415882">
            <text:p>0.007415882</text:p>
          </table:table-cell>
          <table:table-cell office:value-type="float" office:value="0.0075028003">
            <text:p>0.0075028003</text:p>
          </table:table-cell>
          <table:table-cell office:value-type="float" office:value="0.00691679">
            <text:p>0.00691679</text:p>
          </table:table-cell>
          <table:table-cell office:value-type="float" office:value="0.006785532">
            <text:p>0.006785532</text:p>
          </table:table-cell>
          <table:table-cell office:value-type="float" office:value="0.0073499368">
            <text:p>0.0073499368</text:p>
          </table:table-cell>
          <table:table-cell office:value-type="float" office:value="0.0065944954">
            <text:p>0.0065944954</text:p>
          </table:table-cell>
          <table:table-cell office:value-type="float" office:value="0.006347469">
            <text:p>0.006347469</text:p>
          </table:table-cell>
          <table:table-cell office:value-type="float" office:value="0.006540949">
            <text:p>0.006540949</text:p>
          </table:table-cell>
          <table:table-cell office:value-type="float" office:value="0.0063092285">
            <text:p>0.0063092285</text:p>
          </table:table-cell>
          <table:table-cell office:value-type="float" office:value="0.0064173653">
            <text:p>0.0064173653</text:p>
          </table:table-cell>
          <table:table-cell office:value-type="float" office:value="0.0059050024">
            <text:p>0.0059050024</text:p>
          </table:table-cell>
          <table:table-cell office:value-type="float" office:value="0.0060073826">
            <text:p>0.0060073826</text:p>
          </table:table-cell>
          <table:table-cell office:value-type="float" office:value="0.0061248844">
            <text:p>0.0061248844</text:p>
          </table:table-cell>
          <table:table-cell office:value-type="float" office:value="0.0058959657">
            <text:p>0.0058959657</text:p>
          </table:table-cell>
          <table:table-cell office:value-type="float" office:value="0.00588916">
            <text:p>0.00588916</text:p>
          </table:table-cell>
          <table:table-cell office:value-type="float" office:value="0.0055661188">
            <text:p>0.0055661188</text:p>
          </table:table-cell>
          <table:table-cell office:value-type="float" office:value="0.006415475">
            <text:p>0.006415475</text:p>
          </table:table-cell>
          <table:table-cell office:value-type="float" office:value="0.0060707335">
            <text:p>0.0060707335</text:p>
          </table:table-cell>
          <table:table-cell office:value-type="float" office:value="0.0059879427">
            <text:p>0.0059879427</text:p>
          </table:table-cell>
          <table:table-cell office:value-type="float" office:value="0.0066819964">
            <text:p>0.0066819964</text:p>
          </table:table-cell>
          <table:table-cell office:value-type="float" office:value="0.005596061">
            <text:p>0.005596061</text:p>
          </table:table-cell>
          <table:table-cell office:value-type="float" office:value="0.005635288">
            <text:p>0.005635288</text:p>
          </table:table-cell>
          <table:table-cell office:value-type="float" office:value="0.0055817636">
            <text:p>0.0055817636</text:p>
          </table:table-cell>
          <table:table-cell office:value-type="float" office:value="0.0055169417">
            <text:p>0.0055169417</text:p>
          </table:table-cell>
          <table:table-cell office:value-type="float" office:value="0.0053617">
            <text:p>0.0053617</text:p>
          </table:table-cell>
          <table:table-cell office:value-type="float" office:value="0.005936443">
            <text:p>0.005936443</text:p>
          </table:table-cell>
          <table:table-cell office:value-type="float" office:value="0.0053083813">
            <text:p>0.0053083813</text:p>
          </table:table-cell>
          <table:table-cell office:value-type="float" office:value="0.004981291">
            <text:p>0.004981291</text:p>
          </table:table-cell>
          <table:table-cell office:value-type="float" office:value="0.0049502268">
            <text:p>0.0049502268</text:p>
          </table:table-cell>
          <table:table-cell office:value-type="float" office:value="0.0047098906">
            <text:p>0.0047098906</text:p>
          </table:table-cell>
          <table:table-cell office:value-type="float" office:value="0.0049931314">
            <text:p>0.0049931314</text:p>
          </table:table-cell>
          <table:table-cell office:value-type="float" office:value="0.005009062">
            <text:p>0.005009062</text:p>
          </table:table-cell>
          <table:table-cell office:value-type="float" office:value="0.0048023527">
            <text:p>0.0048023527</text:p>
          </table:table-cell>
          <table:table-cell office:value-type="float" office:value="0.004749341">
            <text:p>0.004749341</text:p>
          </table:table-cell>
          <table:table-cell office:value-type="float" office:value="0.0047703087">
            <text:p>0.0047703087</text:p>
          </table:table-cell>
          <table:table-cell office:value-type="float" office:value="0.004834098">
            <text:p>0.004834098</text:p>
          </table:table-cell>
          <table:table-cell office:value-type="float" office:value="0.004205377">
            <text:p>0.004205377</text:p>
          </table:table-cell>
          <table:table-cell office:value-type="float" office:value="0.004199446">
            <text:p>0.004199446</text:p>
          </table:table-cell>
          <table:table-cell office:value-type="float" office:value="0.004430339">
            <text:p>0.004430339</text:p>
          </table:table-cell>
          <table:table-cell office:value-type="float" office:value="0.0044523287">
            <text:p>0.0044523287</text:p>
          </table:table-cell>
          <table:table-cell office:value-type="float" office:value="0.0046278676">
            <text:p>0.0046278676</text:p>
          </table:table-cell>
          <table:table-cell office:value-type="float" office:value="0.0042819325">
            <text:p>0.0042819325</text:p>
          </table:table-cell>
          <table:table-cell office:value-type="float" office:value="0.0039222375">
            <text:p>0.0039222375</text:p>
          </table:table-cell>
          <table:table-cell office:value-type="float" office:value="0.004049125">
            <text:p>0.004049125</text:p>
          </table:table-cell>
          <table:table-cell office:value-type="float" office:value="0.0041777394">
            <text:p>0.0041777394</text:p>
          </table:table-cell>
          <table:table-cell office:value-type="float" office:value="0.0045717284">
            <text:p>0.0045717284</text:p>
          </table:table-cell>
          <table:table-cell office:value-type="float" office:value="0.004211741">
            <text:p>0.004211741</text:p>
          </table:table-cell>
          <table:table-cell office:value-type="float" office:value="0.0041165305">
            <text:p>0.0041165305</text:p>
          </table:table-cell>
          <table:table-cell office:value-type="float" office:value="0.0041479706">
            <text:p>0.0041479706</text:p>
          </table:table-cell>
          <table:table-cell office:value-type="float" office:value="0.00399259">
            <text:p>0.00399259</text:p>
          </table:table-cell>
          <table:table-cell office:value-type="float" office:value="0.0039648623">
            <text:p>0.0039648623</text:p>
          </table:table-cell>
          <table:table-cell office:value-type="float" office:value="0.0038214023">
            <text:p>0.0038214023</text:p>
          </table:table-cell>
          <table:table-cell office:value-type="float" office:value="0.003463303">
            <text:p>0.003463303</text:p>
          </table:table-cell>
          <table:table-cell office:value-type="float" office:value="0.0032942763">
            <text:p>0.0032942763</text:p>
          </table:table-cell>
          <table:table-cell office:value-type="float" office:value="0.0029510194">
            <text:p>0.0029510194</text:p>
          </table:table-cell>
          <table:table-cell office:value-type="float" office:value="0.002847392">
            <text:p>0.002847392</text:p>
          </table:table-cell>
          <table:table-cell office:value-type="float" office:value="0.0018170007">
            <text:p>0.0018170007</text:p>
          </table:table-cell>
          <table:table-cell office:value-type="float" office:value="0.0016909275">
            <text:p>0.0016909275</text:p>
          </table:table-cell>
          <table:table-cell office:value-type="float" office:value="0.0017371041">
            <text:p>0.0017371041</text:p>
          </table:table-cell>
          <table:table-cell office:value-type="float" office:value="0.001771026">
            <text:p>0.001771026</text:p>
          </table:table-cell>
          <table:table-cell office:value-type="float" office:value="0.0017818374">
            <text:p>0.0017818374</text:p>
          </table:table-cell>
          <table:table-cell office:value-type="float" office:value="0.0018342653">
            <text:p>0.0018342653</text:p>
          </table:table-cell>
          <table:table-cell office:value-type="float" office:value="0.0018888533">
            <text:p>0.0018888533</text:p>
          </table:table-cell>
          <table:table-cell office:value-type="float" office:value="0.0018090778">
            <text:p>0.0018090778</text:p>
          </table:table-cell>
          <table:table-cell office:value-type="float" office:value="0.001722727">
            <text:p>0.001722727</text:p>
          </table:table-cell>
          <table:table-cell office:value-type="float" office:value="0.0015927936">
            <text:p>0.0015927936</text:p>
          </table:table-cell>
          <table:table-cell office:value-type="float" office:value="0.0016245747">
            <text:p>0.0016245747</text:p>
          </table:table-cell>
          <table:table-cell office:value-type="float" office:value="0.0018262357">
            <text:p>0.0018262357</text:p>
          </table:table-cell>
          <table:table-cell office:value-type="float" office:value="0.0018844672">
            <text:p>0.0018844672</text:p>
          </table:table-cell>
          <table:table-cell office:value-type="float" office:value="0.0017794487">
            <text:p>0.0017794487</text:p>
          </table:table-cell>
          <table:table-cell office:value-type="float" office:value="0.0015991686">
            <text:p>0.0015991686</text:p>
          </table:table-cell>
          <table:table-cell office:value-type="float" office:value="0.0016110508">
            <text:p>0.0016110508</text:p>
          </table:table-cell>
          <table:table-cell office:value-type="float" office:value="0.0016309997">
            <text:p>0.0016309997</text:p>
          </table:table-cell>
          <table:table-cell office:value-type="float" office:value="0.0015422119">
            <text:p>0.0015422119</text:p>
          </table:table-cell>
          <table:table-cell office:value-type="float" office:value="0.001643876">
            <text:p>0.001643876</text:p>
          </table:table-cell>
          <table:table-cell table:style-name="Default" office:value-type="float" office:value="0.0018218055">
            <text:p>0.0018218055</text:p>
          </table:table-cell>
          <table:table-cell table:style-name="Default" office:value-type="float" office:value="0.001727559">
            <text:p>0.001727559</text:p>
          </table:table-cell>
          <table:table-cell office:value-type="float" office:value="0.00176276">
            <text:p>0.00176276</text:p>
          </table:table-cell>
          <table:table-cell office:value-type="float" office:value="0.0019115587">
            <text:p>0.0019115587</text:p>
          </table:table-cell>
          <table:table-cell office:value-type="float" office:value="0.0019037161">
            <text:p>0.0019037161</text:p>
          </table:table-cell>
          <table:table-cell office:value-type="float" office:value="0.0018093821">
            <text:p>0.0018093821</text:p>
          </table:table-cell>
          <table:table-cell office:value-type="float" office:value="0.0019467674">
            <text:p>0.0019467674</text:p>
          </table:table-cell>
          <table:table-cell office:value-type="float" office:value="0.0017262386">
            <text:p>0.0017262386</text:p>
          </table:table-cell>
          <table:table-cell office:value-type="float" office:value="0.0017101567">
            <text:p>0.0017101567</text:p>
          </table:table-cell>
          <table:table-cell office:value-type="float" office:value="0.0017479286">
            <text:p>0.0017479286</text:p>
          </table:table-cell>
          <table:table-cell office:value-type="float" office:value="0.0019224689">
            <text:p>0.0019224689</text:p>
          </table:table-cell>
          <table:table-cell office:value-type="float" office:value="0.0019391144">
            <text:p>0.0019391144</text:p>
          </table:table-cell>
          <table:table-cell office:value-type="float" office:value="0.0019247623">
            <text:p>0.0019247623</text:p>
          </table:table-cell>
          <table:table-cell office:value-type="float" office:value="0.0017034435">
            <text:p>0.0017034435</text:p>
          </table:table-cell>
          <table:table-cell office:value-type="float" office:value="0.0015066129">
            <text:p>0.0015066129</text:p>
          </table:table-cell>
          <table:table-cell office:value-type="float" office:value="0.0014480136">
            <text:p>0.0014480136</text:p>
          </table:table-cell>
          <table:table-cell office:value-type="float" office:value="0.0015109625">
            <text:p>0.0015109625</text:p>
          </table:table-cell>
          <table:table-cell office:value-type="float" office:value="0.0016145831">
            <text:p>0.0016145831</text:p>
          </table:table-cell>
          <table:table-cell office:value-type="float" office:value="0.0016044043">
            <text:p>0.0016044043</text:p>
          </table:table-cell>
          <table:table-cell office:value-type="float" office:value="0.001584099">
            <text:p>0.001584099</text:p>
          </table:table-cell>
          <table:table-cell office:value-type="float" office:value="0.0015356911">
            <text:p>0.0015356911</text:p>
          </table:table-cell>
          <table:table-cell office:value-type="float" office:value="0.0014888321">
            <text:p>0.0014888321</text:p>
          </table:table-cell>
          <table:table-cell office:value-type="float" office:value="0.0014907952">
            <text:p>0.0014907952</text:p>
          </table:table-cell>
          <table:table-cell office:value-type="float" office:value="0.0015910506">
            <text:p>0.0015910506</text:p>
          </table:table-cell>
          <table:table-cell office:value-type="float" office:value="0.0018827145">
            <text:p>0.0018827145</text:p>
          </table:table-cell>
          <table:table-cell office:value-type="float" office:value="0.002099859">
            <text:p>0.002099859</text:p>
          </table:table-cell>
          <table:table-cell office:value-type="float" office:value="0.0018823717">
            <text:p>0.0018823717</text:p>
          </table:table-cell>
          <table:table-cell office:value-type="float" office:value="0.0015922262">
            <text:p>0.0015922262</text:p>
          </table:table-cell>
          <table:table-cell office:value-type="float" office:value="0.0014259935">
            <text:p>0.0014259935</text:p>
          </table:table-cell>
          <table:table-cell office:value-type="float" office:value="0.0013050732">
            <text:p>0.0013050732</text:p>
          </table:table-cell>
          <table:table-cell office:value-type="float" office:value="0.0012769517">
            <text:p>0.0012769517</text:p>
          </table:table-cell>
          <table:table-cell office:value-type="float" office:value="0.0012768855">
            <text:p>0.0012768855</text:p>
          </table:table-cell>
          <table:table-cell office:value-type="float" office:value="0.001280156">
            <text:p>0.001280156</text:p>
          </table:table-cell>
          <table:table-cell office:value-type="float" office:value="0.0012881344">
            <text:p>0.0012881344</text:p>
          </table:table-cell>
          <table:table-cell office:value-type="float" office:value="0.0012903189">
            <text:p>0.0012903189</text:p>
          </table:table-cell>
          <table:table-cell office:value-type="float" office:value="0.0012923075">
            <text:p>0.0012923075</text:p>
          </table:table-cell>
          <table:table-cell office:value-type="float" office:value="0.001296265">
            <text:p>0.001296265</text:p>
          </table:table-cell>
          <table:table-cell office:value-type="float" office:value="0.0013025267">
            <text:p>0.0013025267</text:p>
          </table:table-cell>
          <table:table-cell office:value-type="float" office:value="0.0013059365">
            <text:p>0.0013059365</text:p>
          </table:table-cell>
          <table:table-cell office:value-type="float" office:value="0.0013094569">
            <text:p>0.0013094569</text:p>
          </table:table-cell>
          <table:table-cell office:value-type="float" office:value="0.0013125996">
            <text:p>0.0013125996</text:p>
          </table:table-cell>
          <table:table-cell office:value-type="float" office:value="0.0013178369">
            <text:p>0.0013178369</text:p>
          </table:table-cell>
          <table:table-cell office:value-type="float" office:value="0.0013237065">
            <text:p>0.0013237065</text:p>
          </table:table-cell>
          <table:table-cell office:value-type="float" office:value="0.0013275123">
            <text:p>0.0013275123</text:p>
          </table:table-cell>
          <table:table-cell office:value-type="float" office:value="0.0013313073">
            <text:p>0.0013313073</text:p>
          </table:table-cell>
          <table:table-cell office:value-type="float" office:value="0.0013340855">
            <text:p>0.0013340855</text:p>
          </table:table-cell>
          <table:table-cell office:value-type="float" office:value="0.0013425441">
            <text:p>0.0013425441</text:p>
          </table:table-cell>
          <table:table-cell office:value-type="float" office:value="0.0013457721">
            <text:p>0.0013457721</text:p>
          </table:table-cell>
          <table:table-cell office:value-type="float" office:value="0.0013489515">
            <text:p>0.0013489515</text:p>
          </table:table-cell>
          <table:table-cell office:value-type="float" office:value="0.0013518882">
            <text:p>0.0013518882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10 - Die Eier Von Satan.mp3</text:p>
          </table:table-cell>
          <table:table-cell office:value-type="float" office:value="0.13031173">
            <text:p>0.13031173</text:p>
          </table:table-cell>
          <table:table-cell office:value-type="float" office:value="0.103822924">
            <text:p>0.103822924</text:p>
          </table:table-cell>
          <table:table-cell office:value-type="float" office:value="0.060203698">
            <text:p>0.060203698</text:p>
          </table:table-cell>
          <table:table-cell office:value-type="float" office:value="0.037997756">
            <text:p>0.037997756</text:p>
          </table:table-cell>
          <table:table-cell office:value-type="float" office:value="0.032842025">
            <text:p>0.032842025</text:p>
          </table:table-cell>
          <table:table-cell office:value-type="float" office:value="0.028200481">
            <text:p>0.028200481</text:p>
          </table:table-cell>
          <table:table-cell office:value-type="float" office:value="0.028089521">
            <text:p>0.028089521</text:p>
          </table:table-cell>
          <table:table-cell office:value-type="float" office:value="0.0292139">
            <text:p>0.0292139</text:p>
          </table:table-cell>
          <table:table-cell office:value-type="float" office:value="0.026917575">
            <text:p>0.026917575</text:p>
          </table:table-cell>
          <table:table-cell office:value-type="float" office:value="0.025940577">
            <text:p>0.025940577</text:p>
          </table:table-cell>
          <table:table-cell office:value-type="float" office:value="0.027918817">
            <text:p>0.027918817</text:p>
          </table:table-cell>
          <table:table-cell office:value-type="float" office:value="0.025925854">
            <text:p>0.025925854</text:p>
          </table:table-cell>
          <table:table-cell office:value-type="float" office:value="0.024969159">
            <text:p>0.024969159</text:p>
          </table:table-cell>
          <table:table-cell office:value-type="float" office:value="0.021664012">
            <text:p>0.021664012</text:p>
          </table:table-cell>
          <table:table-cell office:value-type="float" office:value="0.024806954">
            <text:p>0.024806954</text:p>
          </table:table-cell>
          <table:table-cell office:value-type="float" office:value="0.02190286">
            <text:p>0.02190286</text:p>
          </table:table-cell>
          <table:table-cell office:value-type="float" office:value="0.021967255">
            <text:p>0.021967255</text:p>
          </table:table-cell>
          <table:table-cell office:value-type="float" office:value="0.021044439">
            <text:p>0.021044439</text:p>
          </table:table-cell>
          <table:table-cell office:value-type="float" office:value="0.02312251">
            <text:p>0.02312251</text:p>
          </table:table-cell>
          <table:table-cell office:value-type="float" office:value="0.0218228">
            <text:p>0.0218228</text:p>
          </table:table-cell>
          <table:table-cell office:value-type="float" office:value="0.022177076">
            <text:p>0.022177076</text:p>
          </table:table-cell>
          <table:table-cell office:value-type="float" office:value="0.02161544">
            <text:p>0.02161544</text:p>
          </table:table-cell>
          <table:table-cell office:value-type="float" office:value="0.021463431">
            <text:p>0.021463431</text:p>
          </table:table-cell>
          <table:table-cell office:value-type="float" office:value="0.019373013">
            <text:p>0.019373013</text:p>
          </table:table-cell>
          <table:table-cell office:value-type="float" office:value="0.021383261">
            <text:p>0.021383261</text:p>
          </table:table-cell>
          <table:table-cell office:value-type="float" office:value="0.024584616">
            <text:p>0.024584616</text:p>
          </table:table-cell>
          <table:table-cell office:value-type="float" office:value="0.024073021">
            <text:p>0.024073021</text:p>
          </table:table-cell>
          <table:table-cell office:value-type="float" office:value="0.024611104">
            <text:p>0.024611104</text:p>
          </table:table-cell>
          <table:table-cell office:value-type="float" office:value="0.023751307">
            <text:p>0.023751307</text:p>
          </table:table-cell>
          <table:table-cell office:value-type="float" office:value="0.022395771">
            <text:p>0.022395771</text:p>
          </table:table-cell>
          <table:table-cell office:value-type="float" office:value="0.021755492">
            <text:p>0.021755492</text:p>
          </table:table-cell>
          <table:table-cell office:value-type="float" office:value="0.020258673">
            <text:p>0.020258673</text:p>
          </table:table-cell>
          <table:table-cell office:value-type="float" office:value="0.021967001">
            <text:p>0.021967001</text:p>
          </table:table-cell>
          <table:table-cell office:value-type="float" office:value="0.021059893">
            <text:p>0.021059893</text:p>
          </table:table-cell>
          <table:table-cell office:value-type="float" office:value="0.022986682">
            <text:p>0.022986682</text:p>
          </table:table-cell>
          <table:table-cell office:value-type="float" office:value="0.0574624">
            <text:p>0.0574624</text:p>
          </table:table-cell>
          <table:table-cell office:value-type="float" office:value="0.024611108">
            <text:p>0.024611108</text:p>
          </table:table-cell>
          <table:table-cell office:value-type="float" office:value="0.024043946">
            <text:p>0.024043946</text:p>
          </table:table-cell>
          <table:table-cell office:value-type="float" office:value="0.02064126">
            <text:p>0.02064126</text:p>
          </table:table-cell>
          <table:table-cell office:value-type="float" office:value="0.022311738">
            <text:p>0.022311738</text:p>
          </table:table-cell>
          <table:table-cell office:value-type="float" office:value="0.02291552">
            <text:p>0.02291552</text:p>
          </table:table-cell>
          <table:table-cell office:value-type="float" office:value="0.019580044">
            <text:p>0.019580044</text:p>
          </table:table-cell>
          <table:table-cell office:value-type="float" office:value="0.019021433">
            <text:p>0.019021433</text:p>
          </table:table-cell>
          <table:table-cell office:value-type="float" office:value="0.018164346">
            <text:p>0.018164346</text:p>
          </table:table-cell>
          <table:table-cell office:value-type="float" office:value="0.01676314">
            <text:p>0.01676314</text:p>
          </table:table-cell>
          <table:table-cell office:value-type="float" office:value="0.018613255">
            <text:p>0.018613255</text:p>
          </table:table-cell>
          <table:table-cell office:value-type="float" office:value="0.017316619">
            <text:p>0.017316619</text:p>
          </table:table-cell>
          <table:table-cell office:value-type="float" office:value="0.016600762">
            <text:p>0.016600762</text:p>
          </table:table-cell>
          <table:table-cell office:value-type="float" office:value="0.016727937">
            <text:p>0.016727937</text:p>
          </table:table-cell>
          <table:table-cell office:value-type="float" office:value="0.016018262">
            <text:p>0.016018262</text:p>
          </table:table-cell>
          <table:table-cell office:value-type="float" office:value="0.016484652">
            <text:p>0.016484652</text:p>
          </table:table-cell>
          <table:table-cell office:value-type="float" office:value="0.015151253">
            <text:p>0.015151253</text:p>
          </table:table-cell>
          <table:table-cell office:value-type="float" office:value="0.0191622">
            <text:p>0.0191622</text:p>
          </table:table-cell>
          <table:table-cell office:value-type="float" office:value="0.017725375">
            <text:p>0.017725375</text:p>
          </table:table-cell>
          <table:table-cell office:value-type="float" office:value="0.018092424">
            <text:p>0.018092424</text:p>
          </table:table-cell>
          <table:table-cell office:value-type="float" office:value="0.016605714">
            <text:p>0.016605714</text:p>
          </table:table-cell>
          <table:table-cell office:value-type="float" office:value="0.019193852">
            <text:p>0.019193852</text:p>
          </table:table-cell>
          <table:table-cell office:value-type="float" office:value="0.019590858">
            <text:p>0.019590858</text:p>
          </table:table-cell>
          <table:table-cell office:value-type="float" office:value="0.01633785">
            <text:p>0.01633785</text:p>
          </table:table-cell>
          <table:table-cell office:value-type="float" office:value="0.01985186">
            <text:p>0.01985186</text:p>
          </table:table-cell>
          <table:table-cell office:value-type="float" office:value="0.017757077">
            <text:p>0.017757077</text:p>
          </table:table-cell>
          <table:table-cell office:value-type="float" office:value="0.020556837">
            <text:p>0.020556837</text:p>
          </table:table-cell>
          <table:table-cell office:value-type="float" office:value="0.018400399">
            <text:p>0.018400399</text:p>
          </table:table-cell>
          <table:table-cell office:value-type="float" office:value="0.019359674">
            <text:p>0.019359674</text:p>
          </table:table-cell>
          <table:table-cell office:value-type="float" office:value="0.018211432">
            <text:p>0.018211432</text:p>
          </table:table-cell>
          <table:table-cell office:value-type="float" office:value="0.017724827">
            <text:p>0.017724827</text:p>
          </table:table-cell>
          <table:table-cell office:value-type="float" office:value="0.017718805">
            <text:p>0.017718805</text:p>
          </table:table-cell>
          <table:table-cell office:value-type="float" office:value="0.01894657">
            <text:p>0.01894657</text:p>
          </table:table-cell>
          <table:table-cell office:value-type="float" office:value="0.018348867">
            <text:p>0.018348867</text:p>
          </table:table-cell>
          <table:table-cell office:value-type="float" office:value="0.019820547">
            <text:p>0.019820547</text:p>
          </table:table-cell>
          <table:table-cell office:value-type="float" office:value="0.021022778">
            <text:p>0.021022778</text:p>
          </table:table-cell>
          <table:table-cell office:value-type="float" office:value="0.019557502">
            <text:p>0.019557502</text:p>
          </table:table-cell>
          <table:table-cell office:value-type="float" office:value="0.019959405">
            <text:p>0.019959405</text:p>
          </table:table-cell>
          <table:table-cell office:value-type="float" office:value="0.018707763">
            <text:p>0.018707763</text:p>
          </table:table-cell>
          <table:table-cell office:value-type="float" office:value="0.017309934">
            <text:p>0.017309934</text:p>
          </table:table-cell>
          <table:table-cell office:value-type="float" office:value="0.017706972">
            <text:p>0.017706972</text:p>
          </table:table-cell>
          <table:table-cell office:value-type="float" office:value="0.016206237">
            <text:p>0.016206237</text:p>
          </table:table-cell>
          <table:table-cell office:value-type="float" office:value="0.01728677">
            <text:p>0.01728677</text:p>
          </table:table-cell>
          <table:table-cell office:value-type="float" office:value="0.016874524">
            <text:p>0.016874524</text:p>
          </table:table-cell>
          <table:table-cell office:value-type="float" office:value="0.015916785">
            <text:p>0.015916785</text:p>
          </table:table-cell>
          <table:table-cell office:value-type="float" office:value="0.016103819">
            <text:p>0.016103819</text:p>
          </table:table-cell>
          <table:table-cell office:value-type="float" office:value="0.015311163">
            <text:p>0.015311163</text:p>
          </table:table-cell>
          <table:table-cell office:value-type="float" office:value="0.015750378">
            <text:p>0.015750378</text:p>
          </table:table-cell>
          <table:table-cell office:value-type="float" office:value="0.016146794">
            <text:p>0.016146794</text:p>
          </table:table-cell>
          <table:table-cell office:value-type="float" office:value="0.01506066">
            <text:p>0.01506066</text:p>
          </table:table-cell>
          <table:table-cell office:value-type="float" office:value="0.013390639">
            <text:p>0.013390639</text:p>
          </table:table-cell>
          <table:table-cell office:value-type="float" office:value="0.013504143">
            <text:p>0.013504143</text:p>
          </table:table-cell>
          <table:table-cell office:value-type="float" office:value="0.013599506">
            <text:p>0.013599506</text:p>
          </table:table-cell>
          <table:table-cell office:value-type="float" office:value="0.012936798">
            <text:p>0.012936798</text:p>
          </table:table-cell>
          <table:table-cell office:value-type="float" office:value="0.01345578">
            <text:p>0.01345578</text:p>
          </table:table-cell>
          <table:table-cell office:value-type="float" office:value="0.013284453">
            <text:p>0.013284453</text:p>
          </table:table-cell>
          <table:table-cell office:value-type="float" office:value="0.013744695">
            <text:p>0.013744695</text:p>
          </table:table-cell>
          <table:table-cell office:value-type="float" office:value="0.013175799">
            <text:p>0.013175799</text:p>
          </table:table-cell>
          <table:table-cell office:value-type="float" office:value="0.012935588">
            <text:p>0.012935588</text:p>
          </table:table-cell>
          <table:table-cell office:value-type="float" office:value="0.014362518">
            <text:p>0.014362518</text:p>
          </table:table-cell>
          <table:table-cell office:value-type="float" office:value="0.0137933735">
            <text:p>0.0137933735</text:p>
          </table:table-cell>
          <table:table-cell office:value-type="float" office:value="0.013493653">
            <text:p>0.013493653</text:p>
          </table:table-cell>
          <table:table-cell office:value-type="float" office:value="0.013861224">
            <text:p>0.013861224</text:p>
          </table:table-cell>
          <table:table-cell office:value-type="float" office:value="0.01362322">
            <text:p>0.01362322</text:p>
          </table:table-cell>
          <table:table-cell office:value-type="float" office:value="0.012287471">
            <text:p>0.012287471</text:p>
          </table:table-cell>
          <table:table-cell office:value-type="float" office:value="0.01281543">
            <text:p>0.01281543</text:p>
          </table:table-cell>
          <table:table-cell office:value-type="float" office:value="0.012981496">
            <text:p>0.012981496</text:p>
          </table:table-cell>
          <table:table-cell office:value-type="float" office:value="0.012985667">
            <text:p>0.012985667</text:p>
          </table:table-cell>
          <table:table-cell office:value-type="float" office:value="0.012315341">
            <text:p>0.012315341</text:p>
          </table:table-cell>
          <table:table-cell office:value-type="float" office:value="0.012040746">
            <text:p>0.012040746</text:p>
          </table:table-cell>
          <table:table-cell office:value-type="float" office:value="0.013537617">
            <text:p>0.013537617</text:p>
          </table:table-cell>
          <table:table-cell office:value-type="float" office:value="0.013098894">
            <text:p>0.013098894</text:p>
          </table:table-cell>
          <table:table-cell office:value-type="float" office:value="0.012593114">
            <text:p>0.012593114</text:p>
          </table:table-cell>
          <table:table-cell office:value-type="float" office:value="0.0110911755">
            <text:p>0.0110911755</text:p>
          </table:table-cell>
          <table:table-cell office:value-type="float" office:value="0.011779536">
            <text:p>0.011779536</text:p>
          </table:table-cell>
          <table:table-cell office:value-type="float" office:value="0.011805086">
            <text:p>0.011805086</text:p>
          </table:table-cell>
          <table:table-cell office:value-type="float" office:value="0.011829475">
            <text:p>0.011829475</text:p>
          </table:table-cell>
          <table:table-cell office:value-type="float" office:value="0.011652925">
            <text:p>0.011652925</text:p>
          </table:table-cell>
          <table:table-cell office:value-type="float" office:value="0.011868739">
            <text:p>0.011868739</text:p>
          </table:table-cell>
          <table:table-cell office:value-type="float" office:value="0.011636441">
            <text:p>0.011636441</text:p>
          </table:table-cell>
          <table:table-cell office:value-type="float" office:value="0.011614952">
            <text:p>0.011614952</text:p>
          </table:table-cell>
          <table:table-cell office:value-type="float" office:value="0.0112725645">
            <text:p>0.0112725645</text:p>
          </table:table-cell>
          <table:table-cell office:value-type="float" office:value="0.010455029">
            <text:p>0.010455029</text:p>
          </table:table-cell>
          <table:table-cell office:value-type="float" office:value="0.01147485">
            <text:p>0.01147485</text:p>
          </table:table-cell>
          <table:table-cell office:value-type="float" office:value="0.010215073">
            <text:p>0.010215073</text:p>
          </table:table-cell>
          <table:table-cell office:value-type="float" office:value="0.009314304">
            <text:p>0.009314304</text:p>
          </table:table-cell>
          <table:table-cell office:value-type="float" office:value="0.0088265">
            <text:p>0.0088265</text:p>
          </table:table-cell>
          <table:table-cell office:value-type="float" office:value="0.00904107">
            <text:p>0.00904107</text:p>
          </table:table-cell>
          <table:table-cell office:value-type="float" office:value="0.008975583">
            <text:p>0.008975583</text:p>
          </table:table-cell>
          <table:table-cell office:value-type="float" office:value="0.008856845">
            <text:p>0.008856845</text:p>
          </table:table-cell>
          <table:table-cell office:value-type="float" office:value="0.0080112135">
            <text:p>0.0080112135</text:p>
          </table:table-cell>
          <table:table-cell office:value-type="float" office:value="0.008178273">
            <text:p>0.008178273</text:p>
          </table:table-cell>
          <table:table-cell office:value-type="float" office:value="0.008954994">
            <text:p>0.008954994</text:p>
          </table:table-cell>
          <table:table-cell office:value-type="float" office:value="0.008092348">
            <text:p>0.008092348</text:p>
          </table:table-cell>
          <table:table-cell office:value-type="float" office:value="0.008537746">
            <text:p>0.008537746</text:p>
          </table:table-cell>
          <table:table-cell office:value-type="float" office:value="0.008270358">
            <text:p>0.008270358</text:p>
          </table:table-cell>
          <table:table-cell office:value-type="float" office:value="0.0076209675">
            <text:p>0.0076209675</text:p>
          </table:table-cell>
          <table:table-cell office:value-type="float" office:value="0.007267735">
            <text:p>0.007267735</text:p>
          </table:table-cell>
          <table:table-cell office:value-type="float" office:value="0.007180304">
            <text:p>0.007180304</text:p>
          </table:table-cell>
          <table:table-cell office:value-type="float" office:value="0.006952279">
            <text:p>0.006952279</text:p>
          </table:table-cell>
          <table:table-cell office:value-type="float" office:value="0.006893881">
            <text:p>0.006893881</text:p>
          </table:table-cell>
          <table:table-cell office:value-type="float" office:value="0.007187109">
            <text:p>0.007187109</text:p>
          </table:table-cell>
          <table:table-cell office:value-type="float" office:value="0.0069586914">
            <text:p>0.0069586914</text:p>
          </table:table-cell>
          <table:table-cell office:value-type="float" office:value="0.0066245194">
            <text:p>0.0066245194</text:p>
          </table:table-cell>
          <table:table-cell office:value-type="float" office:value="0.006622219">
            <text:p>0.006622219</text:p>
          </table:table-cell>
          <table:table-cell office:value-type="float" office:value="0.006810918">
            <text:p>0.006810918</text:p>
          </table:table-cell>
          <table:table-cell office:value-type="float" office:value="0.006770298">
            <text:p>0.006770298</text:p>
          </table:table-cell>
          <table:table-cell office:value-type="float" office:value="0.0067886272">
            <text:p>0.0067886272</text:p>
          </table:table-cell>
          <table:table-cell office:value-type="float" office:value="0.006720321">
            <text:p>0.006720321</text:p>
          </table:table-cell>
          <table:table-cell office:value-type="float" office:value="0.006381796">
            <text:p>0.006381796</text:p>
          </table:table-cell>
          <table:table-cell office:value-type="float" office:value="0.006096773">
            <text:p>0.006096773</text:p>
          </table:table-cell>
          <table:table-cell office:value-type="float" office:value="0.0064250412">
            <text:p>0.0064250412</text:p>
          </table:table-cell>
          <table:table-cell office:value-type="float" office:value="0.0061147464">
            <text:p>0.0061147464</text:p>
          </table:table-cell>
          <table:table-cell office:value-type="float" office:value="0.005453579">
            <text:p>0.005453579</text:p>
          </table:table-cell>
          <table:table-cell office:value-type="float" office:value="0.0055157905">
            <text:p>0.0055157905</text:p>
          </table:table-cell>
          <table:table-cell office:value-type="float" office:value="0.0052796043">
            <text:p>0.0052796043</text:p>
          </table:table-cell>
          <table:table-cell office:value-type="float" office:value="0.0053645945">
            <text:p>0.0053645945</text:p>
          </table:table-cell>
          <table:table-cell office:value-type="float" office:value="0.004443086">
            <text:p>0.004443086</text:p>
          </table:table-cell>
          <table:table-cell office:value-type="float" office:value="0.0043475768">
            <text:p>0.0043475768</text:p>
          </table:table-cell>
          <table:table-cell office:value-type="float" office:value="0.0042304457">
            <text:p>0.0042304457</text:p>
          </table:table-cell>
          <table:table-cell office:value-type="float" office:value="0.004367647">
            <text:p>0.004367647</text:p>
          </table:table-cell>
          <table:table-cell office:value-type="float" office:value="0.0043799533">
            <text:p>0.0043799533</text:p>
          </table:table-cell>
          <table:table-cell office:value-type="float" office:value="0.0040549375">
            <text:p>0.0040549375</text:p>
          </table:table-cell>
          <table:table-cell office:value-type="float" office:value="0.0037570181">
            <text:p>0.0037570181</text:p>
          </table:table-cell>
          <table:table-cell office:value-type="float" office:value="0.0035867277">
            <text:p>0.0035867277</text:p>
          </table:table-cell>
          <table:table-cell office:value-type="float" office:value="0.0033642557">
            <text:p>0.0033642557</text:p>
          </table:table-cell>
          <table:table-cell office:value-type="float" office:value="0.0032753854">
            <text:p>0.0032753854</text:p>
          </table:table-cell>
          <table:table-cell office:value-type="float" office:value="0.003287412">
            <text:p>0.003287412</text:p>
          </table:table-cell>
          <table:table-cell office:value-type="float" office:value="0.003207089">
            <text:p>0.003207089</text:p>
          </table:table-cell>
          <table:table-cell office:value-type="float" office:value="0.003049094">
            <text:p>0.003049094</text:p>
          </table:table-cell>
          <table:table-cell office:value-type="float" office:value="0.002928877">
            <text:p>0.002928877</text:p>
          </table:table-cell>
          <table:table-cell office:value-type="float" office:value="0.0028311072">
            <text:p>0.0028311072</text:p>
          </table:table-cell>
          <table:table-cell office:value-type="float" office:value="0.0027762775">
            <text:p>0.0027762775</text:p>
          </table:table-cell>
          <table:table-cell office:value-type="float" office:value="0.0026096867">
            <text:p>0.0026096867</text:p>
          </table:table-cell>
          <table:table-cell office:value-type="float" office:value="0.002563069">
            <text:p>0.002563069</text:p>
          </table:table-cell>
          <table:table-cell office:value-type="float" office:value="0.002495902">
            <text:p>0.002495902</text:p>
          </table:table-cell>
          <table:table-cell office:value-type="float" office:value="0.0025579443">
            <text:p>0.0025579443</text:p>
          </table:table-cell>
          <table:table-cell office:value-type="float" office:value="0.002548413">
            <text:p>0.002548413</text:p>
          </table:table-cell>
          <table:table-cell office:value-type="float" office:value="0.0024631887">
            <text:p>0.0024631887</text:p>
          </table:table-cell>
          <table:table-cell office:value-type="float" office:value="0.0024084477">
            <text:p>0.0024084477</text:p>
          </table:table-cell>
          <table:table-cell office:value-type="float" office:value="0.0023900243">
            <text:p>0.0023900243</text:p>
          </table:table-cell>
          <table:table-cell office:value-type="float" office:value="0.0022843268">
            <text:p>0.0022843268</text:p>
          </table:table-cell>
          <table:table-cell office:value-type="float" office:value="0.0024135385">
            <text:p>0.0024135385</text:p>
          </table:table-cell>
          <table:table-cell office:value-type="float" office:value="0.002268157">
            <text:p>0.002268157</text:p>
          </table:table-cell>
          <table:table-cell office:value-type="float" office:value="0.002169468">
            <text:p>0.002169468</text:p>
          </table:table-cell>
          <table:table-cell office:value-type="float" office:value="0.0020932322">
            <text:p>0.0020932322</text:p>
          </table:table-cell>
          <table:table-cell office:value-type="float" office:value="0.0020299854">
            <text:p>0.0020299854</text:p>
          </table:table-cell>
          <table:table-cell office:value-type="float" office:value="0.0019257206">
            <text:p>0.0019257206</text:p>
          </table:table-cell>
          <table:table-cell office:value-type="float" office:value="0.0018219905">
            <text:p>0.0018219905</text:p>
          </table:table-cell>
          <table:table-cell office:value-type="float" office:value="0.0016238536">
            <text:p>0.0016238536</text:p>
          </table:table-cell>
          <table:table-cell office:value-type="float" office:value="0.0011574721">
            <text:p>0.0011574721</text:p>
          </table:table-cell>
          <table:table-cell table:style-name="ce1" office:value-type="float" office:value="0.00094306807">
            <text:p>9.43E-004</text:p>
          </table:table-cell>
          <table:table-cell table:style-name="ce1" office:value-type="float" office:value="0.00092716975">
            <text:p>9.27E-004</text:p>
          </table:table-cell>
          <table:table-cell table:style-name="ce1" office:value-type="float" office:value="0.0009019499">
            <text:p>9.02E-004</text:p>
          </table:table-cell>
          <table:table-cell table:style-name="ce1" office:value-type="float" office:value="0.0008704114">
            <text:p>8.70E-004</text:p>
          </table:table-cell>
          <table:table-cell table:style-name="ce1" office:value-type="float" office:value="0.0008792855">
            <text:p>8.79E-004</text:p>
          </table:table-cell>
          <table:table-cell table:style-name="ce1" office:value-type="float" office:value="0.00087846915">
            <text:p>8.78E-004</text:p>
          </table:table-cell>
          <table:table-cell table:style-name="ce1" office:value-type="float" office:value="0.0009005635">
            <text:p>9.01E-004</text:p>
          </table:table-cell>
          <table:table-cell table:style-name="ce1" office:value-type="float" office:value="0.0009437176">
            <text:p>9.44E-004</text:p>
          </table:table-cell>
          <table:table-cell table:style-name="ce1" office:value-type="float" office:value="0.0009182063">
            <text:p>9.18E-004</text:p>
          </table:table-cell>
          <table:table-cell table:style-name="ce1" office:value-type="float" office:value="0.00089392375">
            <text:p>8.94E-004</text:p>
          </table:table-cell>
          <table:table-cell table:style-name="ce1" office:value-type="float" office:value="0.0008701411">
            <text:p>8.70E-004</text:p>
          </table:table-cell>
          <table:table-cell table:style-name="ce1" office:value-type="float" office:value="0.00087922084">
            <text:p>8.79E-004</text:p>
          </table:table-cell>
          <table:table-cell table:style-name="ce1" office:value-type="float" office:value="0.00088233774">
            <text:p>8.82E-004</text:p>
          </table:table-cell>
          <table:table-cell table:style-name="ce1" office:value-type="float" office:value="0.0008833142">
            <text:p>8.83E-004</text:p>
          </table:table-cell>
          <table:table-cell table:style-name="ce1" office:value-type="float" office:value="0.0008809903">
            <text:p>8.81E-004</text:p>
          </table:table-cell>
          <table:table-cell table:style-name="ce1" office:value-type="float" office:value="0.00088106963">
            <text:p>8.81E-004</text:p>
          </table:table-cell>
          <table:table-cell table:style-name="ce1" office:value-type="float" office:value="0.0008884578">
            <text:p>8.88E-004</text:p>
          </table:table-cell>
          <table:table-cell table:style-name="ce1" office:value-type="float" office:value="0.0008931087">
            <text:p>8.93E-004</text:p>
          </table:table-cell>
          <table:table-cell table:style-name="ce1" office:value-type="float" office:value="0.0008931908">
            <text:p>8.93E-004</text:p>
          </table:table-cell>
          <table:table-cell office:value-type="float" office:value="0.00089477043">
            <text:p>8.95E-004</text:p>
          </table:table-cell>
          <table:table-cell office:value-type="float" office:value="0.0008951247">
            <text:p>8.95E-004</text:p>
          </table:table-cell>
          <table:table-cell table:style-name="ce1" office:value-type="float" office:value="0.0008923434">
            <text:p>8.92E-004</text:p>
          </table:table-cell>
          <table:table-cell table:style-name="ce1" office:value-type="float" office:value="0.0008939657">
            <text:p>8.94E-004</text:p>
          </table:table-cell>
          <table:table-cell table:style-name="ce1" office:value-type="float" office:value="0.00089647877">
            <text:p>8.96E-004</text:p>
          </table:table-cell>
          <table:table-cell table:style-name="ce1" office:value-type="float" office:value="0.0008951685">
            <text:p>8.95E-004</text:p>
          </table:table-cell>
          <table:table-cell table:style-name="ce1" office:value-type="float" office:value="0.0008973355">
            <text:p>8.97E-004</text:p>
          </table:table-cell>
          <table:table-cell table:style-name="ce1" office:value-type="float" office:value="0.0009025308">
            <text:p>9.03E-004</text:p>
          </table:table-cell>
          <table:table-cell table:style-name="ce1" office:value-type="float" office:value="0.00090627593">
            <text:p>9.06E-004</text:p>
          </table:table-cell>
          <table:table-cell table:style-name="ce1" office:value-type="float" office:value="0.00091035373">
            <text:p>9.10E-004</text:p>
          </table:table-cell>
          <table:table-cell table:style-name="ce1" office:value-type="float" office:value="0.00091070775">
            <text:p>9.11E-004</text:p>
          </table:table-cell>
          <table:table-cell table:style-name="ce1" office:value-type="float" office:value="0.00091086864">
            <text:p>9.11E-004</text:p>
          </table:table-cell>
          <table:table-cell table:style-name="ce1" office:value-type="float" office:value="0.0009201302">
            <text:p>9.20E-004</text:p>
          </table:table-cell>
          <table:table-cell table:style-name="ce1" office:value-type="float" office:value="0.0009130599">
            <text:p>9.13E-004</text:p>
          </table:table-cell>
          <table:table-cell table:style-name="ce1" office:value-type="float" office:value="0.00091741007">
            <text:p>9.17E-004</text:p>
          </table:table-cell>
          <table:table-cell table:style-name="ce1" office:value-type="float" office:value="0.0009253939">
            <text:p>9.25E-004</text:p>
          </table:table-cell>
          <table:table-cell table:style-name="ce1" office:value-type="float" office:value="0.00092774624">
            <text:p>9.28E-004</text:p>
          </table:table-cell>
          <table:table-cell table:style-name="ce1" office:value-type="float" office:value="0.0009310245">
            <text:p>9.31E-004</text:p>
          </table:table-cell>
          <table:table-cell table:style-name="ce1" office:value-type="float" office:value="0.0009326141">
            <text:p>9.33E-004</text:p>
          </table:table-cell>
          <table:table-cell table:style-name="ce1" office:value-type="float" office:value="0.00093281653">
            <text:p>9.33E-004</text:p>
          </table:table-cell>
          <table:table-cell table:style-name="ce1" office:value-type="float" office:value="0.00092884596">
            <text:p>9.29E-004</text:p>
          </table:table-cell>
          <table:table-cell table:style-name="ce1" office:value-type="float" office:value="0.00093101774">
            <text:p>9.31E-004</text:p>
          </table:table-cell>
          <table:table-cell table:style-name="ce1" office:value-type="float" office:value="0.00093692343">
            <text:p>9.37E-004</text:p>
          </table:table-cell>
          <table:table-cell table:style-name="ce1" office:value-type="float" office:value="0.0009636444">
            <text:p>9.64E-004</text:p>
          </table:table-cell>
          <table:table-cell office:value-type="float" office:value="0.0010010465">
            <text:p>0.0010010465</text:p>
          </table:table-cell>
          <table:table-cell office:value-type="float" office:value="0.0010020289">
            <text:p>0.0010020289</text:p>
          </table:table-cell>
          <table:table-cell table:style-name="ce1" office:value-type="float" office:value="0.0009776134">
            <text:p>9.78E-004</text:p>
          </table:table-cell>
          <table:table-cell table:style-name="ce1" office:value-type="float" office:value="0.0009610931">
            <text:p>9.61E-004</text:p>
          </table:table-cell>
          <table:table-cell table:style-name="ce1" office:value-type="float" office:value="0.0009720871">
            <text:p>9.72E-004</text:p>
          </table:table-cell>
          <table:table-cell table:style-name="ce1" office:value-type="float" office:value="0.0009781918">
            <text:p>9.78E-004</text:p>
          </table:table-cell>
          <table:table-cell table:style-name="ce1" office:value-type="float" office:value="0.00096344756">
            <text:p>9.63E-004</text:p>
          </table:table-cell>
          <table:table-cell table:style-name="ce1" office:value-type="float" office:value="0.00096581795">
            <text:p>9.66E-004</text:p>
          </table:table-cell>
          <table:table-cell table:style-name="ce1" office:value-type="float" office:value="0.00096678914">
            <text:p>9.67E-004</text:p>
          </table:table-cell>
          <table:table-cell table:style-name="ce1" office:value-type="float" office:value="0.00097033085">
            <text:p>9.70E-004</text:p>
          </table:table-cell>
          <table:table-cell table:style-name="ce1" office:value-type="float" office:value="0.00097315625">
            <text:p>9.73E-004</text:p>
          </table:table-cell>
          <table:table-cell table:style-name="ce1" office:value-type="float" office:value="0.0009916411">
            <text:p>9.92E-004</text:p>
          </table:table-cell>
          <table:table-cell office:value-type="float" office:value="0.001028156">
            <text:p>0.001028156</text:p>
          </table:table-cell>
          <table:table-cell office:value-type="float" office:value="0.0010356052">
            <text:p>0.0010356052</text:p>
          </table:table-cell>
          <table:table-cell office:value-type="float" office:value="0.0010225141">
            <text:p>0.0010225141</text:p>
          </table:table-cell>
          <table:table-cell office:value-type="float" office:value="0.0010075441">
            <text:p>0.0010075441</text:p>
          </table:table-cell>
          <table:table-cell office:value-type="float" office:value="0.0010122234">
            <text:p>0.0010122234</text:p>
          </table:table-cell>
          <table:table-cell office:value-type="float" office:value="0.0010482416">
            <text:p>0.0010482416</text:p>
          </table:table-cell>
          <table:table-cell office:value-type="float" office:value="0.00105655">
            <text:p>0.00105655</text:p>
          </table:table-cell>
          <table:table-cell office:value-type="float" office:value="0.001038752">
            <text:p>0.001038752</text:p>
          </table:table-cell>
          <table:table-cell office:value-type="float" office:value="0.0010251149">
            <text:p>0.0010251149</text:p>
          </table:table-cell>
          <table:table-cell office:value-type="float" office:value="0.0010134595">
            <text:p>0.0010134595</text:p>
          </table:table-cell>
          <table:table-cell office:value-type="float" office:value="0.0010384661">
            <text:p>0.0010384661</text:p>
          </table:table-cell>
          <table:table-cell office:value-type="float" office:value="0.0010392905">
            <text:p>0.0010392905</text:p>
          </table:table-cell>
          <table:table-cell office:value-type="float" office:value="0.0010496975">
            <text:p>0.0010496975</text:p>
          </table:table-cell>
          <table:table-cell office:value-type="float" office:value="0.0010717709">
            <text:p>0.0010717709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11 - Pushit.mp3</text:p>
          </table:table-cell>
          <table:table-cell office:value-type="float" office:value="0.114143446">
            <text:p>0.114143446</text:p>
          </table:table-cell>
          <table:table-cell office:value-type="float" office:value="0.2766358">
            <text:p>0.2766358</text:p>
          </table:table-cell>
          <table:table-cell office:value-type="float" office:value="0.08013378">
            <text:p>0.08013378</text:p>
          </table:table-cell>
          <table:table-cell office:value-type="float" office:value="0.05050388">
            <text:p>0.05050388</text:p>
          </table:table-cell>
          <table:table-cell office:value-type="float" office:value="0.027918713">
            <text:p>0.027918713</text:p>
          </table:table-cell>
          <table:table-cell office:value-type="float" office:value="0.038635164">
            <text:p>0.038635164</text:p>
          </table:table-cell>
          <table:table-cell office:value-type="float" office:value="0.025557345">
            <text:p>0.025557345</text:p>
          </table:table-cell>
          <table:table-cell office:value-type="float" office:value="0.030527271">
            <text:p>0.030527271</text:p>
          </table:table-cell>
          <table:table-cell office:value-type="float" office:value="0.01813784">
            <text:p>0.01813784</text:p>
          </table:table-cell>
          <table:table-cell office:value-type="float" office:value="0.022241553">
            <text:p>0.022241553</text:p>
          </table:table-cell>
          <table:table-cell office:value-type="float" office:value="0.02345159">
            <text:p>0.02345159</text:p>
          </table:table-cell>
          <table:table-cell office:value-type="float" office:value="0.013978024">
            <text:p>0.013978024</text:p>
          </table:table-cell>
          <table:table-cell office:value-type="float" office:value="0.0166153">
            <text:p>0.0166153</text:p>
          </table:table-cell>
          <table:table-cell office:value-type="float" office:value="0.018243061">
            <text:p>0.018243061</text:p>
          </table:table-cell>
          <table:table-cell office:value-type="float" office:value="0.017909613">
            <text:p>0.017909613</text:p>
          </table:table-cell>
          <table:table-cell office:value-type="float" office:value="0.020454818">
            <text:p>0.020454818</text:p>
          </table:table-cell>
          <table:table-cell office:value-type="float" office:value="0.013923041">
            <text:p>0.013923041</text:p>
          </table:table-cell>
          <table:table-cell office:value-type="float" office:value="0.018315867">
            <text:p>0.018315867</text:p>
          </table:table-cell>
          <table:table-cell office:value-type="float" office:value="0.02212049">
            <text:p>0.02212049</text:p>
          </table:table-cell>
          <table:table-cell office:value-type="float" office:value="0.021465788">
            <text:p>0.021465788</text:p>
          </table:table-cell>
          <table:table-cell office:value-type="float" office:value="0.031500753">
            <text:p>0.031500753</text:p>
          </table:table-cell>
          <table:table-cell office:value-type="float" office:value="0.01993262">
            <text:p>0.01993262</text:p>
          </table:table-cell>
          <table:table-cell office:value-type="float" office:value="0.018344918">
            <text:p>0.018344918</text:p>
          </table:table-cell>
          <table:table-cell office:value-type="float" office:value="0.02235292">
            <text:p>0.02235292</text:p>
          </table:table-cell>
          <table:table-cell office:value-type="float" office:value="0.024285858">
            <text:p>0.024285858</text:p>
          </table:table-cell>
          <table:table-cell office:value-type="float" office:value="0.03115674">
            <text:p>0.03115674</text:p>
          </table:table-cell>
          <table:table-cell office:value-type="float" office:value="0.028061781">
            <text:p>0.028061781</text:p>
          </table:table-cell>
          <table:table-cell office:value-type="float" office:value="0.02984125">
            <text:p>0.02984125</text:p>
          </table:table-cell>
          <table:table-cell office:value-type="float" office:value="0.028960535">
            <text:p>0.028960535</text:p>
          </table:table-cell>
          <table:table-cell office:value-type="float" office:value="0.030136203">
            <text:p>0.030136203</text:p>
          </table:table-cell>
          <table:table-cell office:value-type="float" office:value="0.041130316">
            <text:p>0.041130316</text:p>
          </table:table-cell>
          <table:table-cell office:value-type="float" office:value="0.03794587">
            <text:p>0.03794587</text:p>
          </table:table-cell>
          <table:table-cell office:value-type="float" office:value="0.032716844">
            <text:p>0.032716844</text:p>
          </table:table-cell>
          <table:table-cell office:value-type="float" office:value="0.030154677">
            <text:p>0.030154677</text:p>
          </table:table-cell>
          <table:table-cell office:value-type="float" office:value="0.029473606">
            <text:p>0.029473606</text:p>
          </table:table-cell>
          <table:table-cell office:value-type="float" office:value="0.030066129">
            <text:p>0.030066129</text:p>
          </table:table-cell>
          <table:table-cell office:value-type="float" office:value="0.036065925">
            <text:p>0.036065925</text:p>
          </table:table-cell>
          <table:table-cell office:value-type="float" office:value="0.04022837">
            <text:p>0.04022837</text:p>
          </table:table-cell>
          <table:table-cell office:value-type="float" office:value="0.046442516">
            <text:p>0.046442516</text:p>
          </table:table-cell>
          <table:table-cell office:value-type="float" office:value="0.04154082">
            <text:p>0.04154082</text:p>
          </table:table-cell>
          <table:table-cell office:value-type="float" office:value="0.032500643">
            <text:p>0.032500643</text:p>
          </table:table-cell>
          <table:table-cell office:value-type="float" office:value="0.03370296">
            <text:p>0.03370296</text:p>
          </table:table-cell>
          <table:table-cell office:value-type="float" office:value="0.031055987">
            <text:p>0.031055987</text:p>
          </table:table-cell>
          <table:table-cell office:value-type="float" office:value="0.030986557">
            <text:p>0.030986557</text:p>
          </table:table-cell>
          <table:table-cell office:value-type="float" office:value="0.031606644">
            <text:p>0.031606644</text:p>
          </table:table-cell>
          <table:table-cell office:value-type="float" office:value="0.032538164">
            <text:p>0.032538164</text:p>
          </table:table-cell>
          <table:table-cell office:value-type="float" office:value="0.03598266">
            <text:p>0.03598266</text:p>
          </table:table-cell>
          <table:table-cell office:value-type="float" office:value="0.03566429">
            <text:p>0.03566429</text:p>
          </table:table-cell>
          <table:table-cell office:value-type="float" office:value="0.032522194">
            <text:p>0.032522194</text:p>
          </table:table-cell>
          <table:table-cell office:value-type="float" office:value="0.027761431">
            <text:p>0.027761431</text:p>
          </table:table-cell>
          <table:table-cell office:value-type="float" office:value="0.02500946">
            <text:p>0.02500946</text:p>
          </table:table-cell>
          <table:table-cell office:value-type="float" office:value="0.022409474">
            <text:p>0.022409474</text:p>
          </table:table-cell>
          <table:table-cell office:value-type="float" office:value="0.025241895">
            <text:p>0.025241895</text:p>
          </table:table-cell>
          <table:table-cell office:value-type="float" office:value="0.022910172">
            <text:p>0.022910172</text:p>
          </table:table-cell>
          <table:table-cell office:value-type="float" office:value="0.021801988">
            <text:p>0.021801988</text:p>
          </table:table-cell>
          <table:table-cell office:value-type="float" office:value="0.018558938">
            <text:p>0.018558938</text:p>
          </table:table-cell>
          <table:table-cell office:value-type="float" office:value="0.017160047">
            <text:p>0.017160047</text:p>
          </table:table-cell>
          <table:table-cell office:value-type="float" office:value="0.018020887">
            <text:p>0.018020887</text:p>
          </table:table-cell>
          <table:table-cell office:value-type="float" office:value="0.01900568">
            <text:p>0.01900568</text:p>
          </table:table-cell>
          <table:table-cell office:value-type="float" office:value="0.018333778">
            <text:p>0.018333778</text:p>
          </table:table-cell>
          <table:table-cell office:value-type="float" office:value="0.016336475">
            <text:p>0.016336475</text:p>
          </table:table-cell>
          <table:table-cell office:value-type="float" office:value="0.017161114">
            <text:p>0.017161114</text:p>
          </table:table-cell>
          <table:table-cell office:value-type="float" office:value="0.016599549">
            <text:p>0.016599549</text:p>
          </table:table-cell>
          <table:table-cell office:value-type="float" office:value="0.01656239">
            <text:p>0.01656239</text:p>
          </table:table-cell>
          <table:table-cell office:value-type="float" office:value="0.018222794">
            <text:p>0.018222794</text:p>
          </table:table-cell>
          <table:table-cell office:value-type="float" office:value="0.0152174225">
            <text:p>0.0152174225</text:p>
          </table:table-cell>
          <table:table-cell office:value-type="float" office:value="0.014830285">
            <text:p>0.014830285</text:p>
          </table:table-cell>
          <table:table-cell office:value-type="float" office:value="0.012942761">
            <text:p>0.012942761</text:p>
          </table:table-cell>
          <table:table-cell office:value-type="float" office:value="0.017212402">
            <text:p>0.017212402</text:p>
          </table:table-cell>
          <table:table-cell office:value-type="float" office:value="0.014058152">
            <text:p>0.014058152</text:p>
          </table:table-cell>
          <table:table-cell office:value-type="float" office:value="0.016080892">
            <text:p>0.016080892</text:p>
          </table:table-cell>
          <table:table-cell office:value-type="float" office:value="0.016574347">
            <text:p>0.016574347</text:p>
          </table:table-cell>
          <table:table-cell office:value-type="float" office:value="0.016933603">
            <text:p>0.016933603</text:p>
          </table:table-cell>
          <table:table-cell office:value-type="float" office:value="0.01925503">
            <text:p>0.01925503</text:p>
          </table:table-cell>
          <table:table-cell office:value-type="float" office:value="0.018868996">
            <text:p>0.018868996</text:p>
          </table:table-cell>
          <table:table-cell office:value-type="float" office:value="0.0170178">
            <text:p>0.0170178</text:p>
          </table:table-cell>
          <table:table-cell office:value-type="float" office:value="0.01665959">
            <text:p>0.01665959</text:p>
          </table:table-cell>
          <table:table-cell office:value-type="float" office:value="0.015501954">
            <text:p>0.015501954</text:p>
          </table:table-cell>
          <table:table-cell office:value-type="float" office:value="0.017778346">
            <text:p>0.017778346</text:p>
          </table:table-cell>
          <table:table-cell office:value-type="float" office:value="0.017263502">
            <text:p>0.017263502</text:p>
          </table:table-cell>
          <table:table-cell office:value-type="float" office:value="0.015279072">
            <text:p>0.015279072</text:p>
          </table:table-cell>
          <table:table-cell office:value-type="float" office:value="0.014116442">
            <text:p>0.014116442</text:p>
          </table:table-cell>
          <table:table-cell office:value-type="float" office:value="0.014971007">
            <text:p>0.014971007</text:p>
          </table:table-cell>
          <table:table-cell office:value-type="float" office:value="0.016086336">
            <text:p>0.016086336</text:p>
          </table:table-cell>
          <table:table-cell office:value-type="float" office:value="0.014585134">
            <text:p>0.014585134</text:p>
          </table:table-cell>
          <table:table-cell office:value-type="float" office:value="0.014071581">
            <text:p>0.014071581</text:p>
          </table:table-cell>
          <table:table-cell office:value-type="float" office:value="0.012978276">
            <text:p>0.012978276</text:p>
          </table:table-cell>
          <table:table-cell office:value-type="float" office:value="0.013039311">
            <text:p>0.013039311</text:p>
          </table:table-cell>
          <table:table-cell office:value-type="float" office:value="0.014036128">
            <text:p>0.014036128</text:p>
          </table:table-cell>
          <table:table-cell office:value-type="float" office:value="0.012514699">
            <text:p>0.012514699</text:p>
          </table:table-cell>
          <table:table-cell office:value-type="float" office:value="0.01399953">
            <text:p>0.01399953</text:p>
          </table:table-cell>
          <table:table-cell office:value-type="float" office:value="0.011689886">
            <text:p>0.011689886</text:p>
          </table:table-cell>
          <table:table-cell office:value-type="float" office:value="0.014330643">
            <text:p>0.014330643</text:p>
          </table:table-cell>
          <table:table-cell office:value-type="float" office:value="0.0130505245">
            <text:p>0.0130505245</text:p>
          </table:table-cell>
          <table:table-cell office:value-type="float" office:value="0.012303235">
            <text:p>0.012303235</text:p>
          </table:table-cell>
          <table:table-cell office:value-type="float" office:value="0.01229034">
            <text:p>0.01229034</text:p>
          </table:table-cell>
          <table:table-cell office:value-type="float" office:value="0.013198813">
            <text:p>0.013198813</text:p>
          </table:table-cell>
          <table:table-cell office:value-type="float" office:value="0.012715907">
            <text:p>0.012715907</text:p>
          </table:table-cell>
          <table:table-cell office:value-type="float" office:value="0.012756031">
            <text:p>0.012756031</text:p>
          </table:table-cell>
          <table:table-cell office:value-type="float" office:value="0.012764531">
            <text:p>0.012764531</text:p>
          </table:table-cell>
          <table:table-cell office:value-type="float" office:value="0.0128884055">
            <text:p>0.0128884055</text:p>
          </table:table-cell>
          <table:table-cell office:value-type="float" office:value="0.012881924">
            <text:p>0.012881924</text:p>
          </table:table-cell>
          <table:table-cell office:value-type="float" office:value="0.014296726">
            <text:p>0.014296726</text:p>
          </table:table-cell>
          <table:table-cell office:value-type="float" office:value="0.014291809">
            <text:p>0.014291809</text:p>
          </table:table-cell>
          <table:table-cell office:value-type="float" office:value="0.012523267">
            <text:p>0.012523267</text:p>
          </table:table-cell>
          <table:table-cell office:value-type="float" office:value="0.010680456">
            <text:p>0.010680456</text:p>
          </table:table-cell>
          <table:table-cell office:value-type="float" office:value="0.012342655">
            <text:p>0.012342655</text:p>
          </table:table-cell>
          <table:table-cell office:value-type="float" office:value="0.01206971">
            <text:p>0.01206971</text:p>
          </table:table-cell>
          <table:table-cell office:value-type="float" office:value="0.011749743">
            <text:p>0.011749743</text:p>
          </table:table-cell>
          <table:table-cell office:value-type="float" office:value="0.012407616">
            <text:p>0.012407616</text:p>
          </table:table-cell>
          <table:table-cell office:value-type="float" office:value="0.010793425">
            <text:p>0.010793425</text:p>
          </table:table-cell>
          <table:table-cell office:value-type="float" office:value="0.011165907">
            <text:p>0.011165907</text:p>
          </table:table-cell>
          <table:table-cell office:value-type="float" office:value="0.011025323">
            <text:p>0.011025323</text:p>
          </table:table-cell>
          <table:table-cell office:value-type="float" office:value="0.010688047">
            <text:p>0.010688047</text:p>
          </table:table-cell>
          <table:table-cell office:value-type="float" office:value="0.010999291">
            <text:p>0.010999291</text:p>
          </table:table-cell>
          <table:table-cell office:value-type="float" office:value="0.011328198">
            <text:p>0.011328198</text:p>
          </table:table-cell>
          <table:table-cell office:value-type="float" office:value="0.012780935">
            <text:p>0.012780935</text:p>
          </table:table-cell>
          <table:table-cell office:value-type="float" office:value="0.012717872">
            <text:p>0.012717872</text:p>
          </table:table-cell>
          <table:table-cell office:value-type="float" office:value="0.010189683">
            <text:p>0.010189683</text:p>
          </table:table-cell>
          <table:table-cell office:value-type="float" office:value="0.009774879">
            <text:p>0.009774879</text:p>
          </table:table-cell>
          <table:table-cell office:value-type="float" office:value="0.009740613">
            <text:p>0.009740613</text:p>
          </table:table-cell>
          <table:table-cell office:value-type="float" office:value="0.011792195">
            <text:p>0.011792195</text:p>
          </table:table-cell>
          <table:table-cell office:value-type="float" office:value="0.009752778">
            <text:p>0.009752778</text:p>
          </table:table-cell>
          <table:table-cell office:value-type="float" office:value="0.009579218">
            <text:p>0.009579218</text:p>
          </table:table-cell>
          <table:table-cell office:value-type="float" office:value="0.009323492">
            <text:p>0.009323492</text:p>
          </table:table-cell>
          <table:table-cell office:value-type="float" office:value="0.008951109">
            <text:p>0.008951109</text:p>
          </table:table-cell>
          <table:table-cell office:value-type="float" office:value="0.010144529">
            <text:p>0.010144529</text:p>
          </table:table-cell>
          <table:table-cell office:value-type="float" office:value="0.009879741">
            <text:p>0.009879741</text:p>
          </table:table-cell>
          <table:table-cell office:value-type="float" office:value="0.009490487">
            <text:p>0.009490487</text:p>
          </table:table-cell>
          <table:table-cell office:value-type="float" office:value="0.0109134">
            <text:p>0.0109134</text:p>
          </table:table-cell>
          <table:table-cell office:value-type="float" office:value="0.010135142">
            <text:p>0.010135142</text:p>
          </table:table-cell>
          <table:table-cell office:value-type="float" office:value="0.009821161">
            <text:p>0.009821161</text:p>
          </table:table-cell>
          <table:table-cell office:value-type="float" office:value="0.009498012">
            <text:p>0.009498012</text:p>
          </table:table-cell>
          <table:table-cell office:value-type="float" office:value="0.009075846">
            <text:p>0.009075846</text:p>
          </table:table-cell>
          <table:table-cell office:value-type="float" office:value="0.009509242">
            <text:p>0.009509242</text:p>
          </table:table-cell>
          <table:table-cell office:value-type="float" office:value="0.008499223">
            <text:p>0.008499223</text:p>
          </table:table-cell>
          <table:table-cell office:value-type="float" office:value="0.008793548">
            <text:p>0.008793548</text:p>
          </table:table-cell>
          <table:table-cell office:value-type="float" office:value="0.009109117">
            <text:p>0.009109117</text:p>
          </table:table-cell>
          <table:table-cell office:value-type="float" office:value="0.008509506">
            <text:p>0.008509506</text:p>
          </table:table-cell>
          <table:table-cell office:value-type="float" office:value="0.008527777">
            <text:p>0.008527777</text:p>
          </table:table-cell>
          <table:table-cell office:value-type="float" office:value="0.007861286">
            <text:p>0.007861286</text:p>
          </table:table-cell>
          <table:table-cell office:value-type="float" office:value="0.008209987">
            <text:p>0.008209987</text:p>
          </table:table-cell>
          <table:table-cell office:value-type="float" office:value="0.00818168">
            <text:p>0.00818168</text:p>
          </table:table-cell>
          <table:table-cell office:value-type="float" office:value="0.007723367">
            <text:p>0.007723367</text:p>
          </table:table-cell>
          <table:table-cell office:value-type="float" office:value="0.007543772">
            <text:p>0.007543772</text:p>
          </table:table-cell>
          <table:table-cell office:value-type="float" office:value="0.007371563">
            <text:p>0.007371563</text:p>
          </table:table-cell>
          <table:table-cell office:value-type="float" office:value="0.0091335345">
            <text:p>0.0091335345</text:p>
          </table:table-cell>
          <table:table-cell office:value-type="float" office:value="0.008082904">
            <text:p>0.008082904</text:p>
          </table:table-cell>
          <table:table-cell office:value-type="float" office:value="0.008063982">
            <text:p>0.008063982</text:p>
          </table:table-cell>
          <table:table-cell office:value-type="float" office:value="0.00917738">
            <text:p>0.00917738</text:p>
          </table:table-cell>
          <table:table-cell office:value-type="float" office:value="0.0073614335">
            <text:p>0.0073614335</text:p>
          </table:table-cell>
          <table:table-cell office:value-type="float" office:value="0.0072953785">
            <text:p>0.0072953785</text:p>
          </table:table-cell>
          <table:table-cell office:value-type="float" office:value="0.007089267">
            <text:p>0.007089267</text:p>
          </table:table-cell>
          <table:table-cell office:value-type="float" office:value="0.007268421">
            <text:p>0.007268421</text:p>
          </table:table-cell>
          <table:table-cell office:value-type="float" office:value="0.0066314014">
            <text:p>0.0066314014</text:p>
          </table:table-cell>
          <table:table-cell office:value-type="float" office:value="0.008009633">
            <text:p>0.008009633</text:p>
          </table:table-cell>
          <table:table-cell office:value-type="float" office:value="0.0064369426">
            <text:p>0.0064369426</text:p>
          </table:table-cell>
          <table:table-cell office:value-type="float" office:value="0.0063496144">
            <text:p>0.0063496144</text:p>
          </table:table-cell>
          <table:table-cell office:value-type="float" office:value="0.0064027444">
            <text:p>0.0064027444</text:p>
          </table:table-cell>
          <table:table-cell office:value-type="float" office:value="0.0058380663">
            <text:p>0.0058380663</text:p>
          </table:table-cell>
          <table:table-cell office:value-type="float" office:value="0.0060517984">
            <text:p>0.0060517984</text:p>
          </table:table-cell>
          <table:table-cell office:value-type="float" office:value="0.0059119337">
            <text:p>0.0059119337</text:p>
          </table:table-cell>
          <table:table-cell office:value-type="float" office:value="0.005769481">
            <text:p>0.005769481</text:p>
          </table:table-cell>
          <table:table-cell office:value-type="float" office:value="0.0059265574">
            <text:p>0.0059265574</text:p>
          </table:table-cell>
          <table:table-cell office:value-type="float" office:value="0.0062428187">
            <text:p>0.0062428187</text:p>
          </table:table-cell>
          <table:table-cell office:value-type="float" office:value="0.0061502056">
            <text:p>0.0061502056</text:p>
          </table:table-cell>
          <table:table-cell office:value-type="float" office:value="0.00502851">
            <text:p>0.00502851</text:p>
          </table:table-cell>
          <table:table-cell office:value-type="float" office:value="0.0051251007">
            <text:p>0.0051251007</text:p>
          </table:table-cell>
          <table:table-cell office:value-type="float" office:value="0.0053269356">
            <text:p>0.0053269356</text:p>
          </table:table-cell>
          <table:table-cell office:value-type="float" office:value="0.0053445497">
            <text:p>0.0053445497</text:p>
          </table:table-cell>
          <table:table-cell office:value-type="float" office:value="0.005326699">
            <text:p>0.005326699</text:p>
          </table:table-cell>
          <table:table-cell office:value-type="float" office:value="0.0049781394">
            <text:p>0.0049781394</text:p>
          </table:table-cell>
          <table:table-cell office:value-type="float" office:value="0.004538917">
            <text:p>0.004538917</text:p>
          </table:table-cell>
          <table:table-cell office:value-type="float" office:value="0.0047544865">
            <text:p>0.0047544865</text:p>
          </table:table-cell>
          <table:table-cell office:value-type="float" office:value="0.0051307594">
            <text:p>0.0051307594</text:p>
          </table:table-cell>
          <table:table-cell office:value-type="float" office:value="0.0054622623">
            <text:p>0.0054622623</text:p>
          </table:table-cell>
          <table:table-cell office:value-type="float" office:value="0.0051730038">
            <text:p>0.0051730038</text:p>
          </table:table-cell>
          <table:table-cell office:value-type="float" office:value="0.0049176533">
            <text:p>0.0049176533</text:p>
          </table:table-cell>
          <table:table-cell office:value-type="float" office:value="0.0051079043">
            <text:p>0.0051079043</text:p>
          </table:table-cell>
          <table:table-cell office:value-type="float" office:value="0.0049598636">
            <text:p>0.0049598636</text:p>
          </table:table-cell>
          <table:table-cell office:value-type="float" office:value="0.005124459">
            <text:p>0.005124459</text:p>
          </table:table-cell>
          <table:table-cell office:value-type="float" office:value="0.005042079">
            <text:p>0.005042079</text:p>
          </table:table-cell>
          <table:table-cell office:value-type="float" office:value="0.004683863">
            <text:p>0.004683863</text:p>
          </table:table-cell>
          <table:table-cell office:value-type="float" office:value="0.0042725317">
            <text:p>0.0042725317</text:p>
          </table:table-cell>
          <table:table-cell office:value-type="float" office:value="0.0036009182">
            <text:p>0.0036009182</text:p>
          </table:table-cell>
          <table:table-cell office:value-type="float" office:value="0.0036166464">
            <text:p>0.0036166464</text:p>
          </table:table-cell>
          <table:table-cell office:value-type="float" office:value="0.0022722452">
            <text:p>0.0022722452</text:p>
          </table:table-cell>
          <table:table-cell office:value-type="float" office:value="0.0019239985">
            <text:p>0.0019239985</text:p>
          </table:table-cell>
          <table:table-cell office:value-type="float" office:value="0.0018540904">
            <text:p>0.0018540904</text:p>
          </table:table-cell>
          <table:table-cell office:value-type="float" office:value="0.0019634974">
            <text:p>0.0019634974</text:p>
          </table:table-cell>
          <table:table-cell office:value-type="float" office:value="0.0020031056">
            <text:p>0.0020031056</text:p>
          </table:table-cell>
          <table:table-cell office:value-type="float" office:value="0.0021575491">
            <text:p>0.0021575491</text:p>
          </table:table-cell>
          <table:table-cell office:value-type="float" office:value="0.0022039034">
            <text:p>0.0022039034</text:p>
          </table:table-cell>
          <table:table-cell office:value-type="float" office:value="0.002078187">
            <text:p>0.002078187</text:p>
          </table:table-cell>
          <table:table-cell office:value-type="float" office:value="0.001944351">
            <text:p>0.001944351</text:p>
          </table:table-cell>
          <table:table-cell office:value-type="float" office:value="0.0017471095">
            <text:p>0.0017471095</text:p>
          </table:table-cell>
          <table:table-cell office:value-type="float" office:value="0.0019384904">
            <text:p>0.0019384904</text:p>
          </table:table-cell>
          <table:table-cell office:value-type="float" office:value="0.0022324387">
            <text:p>0.0022324387</text:p>
          </table:table-cell>
          <table:table-cell office:value-type="float" office:value="0.0023499678">
            <text:p>0.0023499678</text:p>
          </table:table-cell>
          <table:table-cell office:value-type="float" office:value="0.002143877">
            <text:p>0.002143877</text:p>
          </table:table-cell>
          <table:table-cell office:value-type="float" office:value="0.0018522217">
            <text:p>0.0018522217</text:p>
          </table:table-cell>
          <table:table-cell office:value-type="float" office:value="0.0018990287">
            <text:p>0.0018990287</text:p>
          </table:table-cell>
          <table:table-cell office:value-type="float" office:value="0.0019386106">
            <text:p>0.0019386106</text:p>
          </table:table-cell>
          <table:table-cell office:value-type="float" office:value="0.001788327">
            <text:p>0.001788327</text:p>
          </table:table-cell>
          <table:table-cell office:value-type="float" office:value="0.0020471811">
            <text:p>0.0020471811</text:p>
          </table:table-cell>
          <table:table-cell table:style-name="Default" office:value-type="float" office:value="0.0022608065">
            <text:p>0.0022608065</text:p>
          </table:table-cell>
          <table:table-cell table:style-name="Default" office:value-type="float" office:value="0.0019706613">
            <text:p>0.0019706613</text:p>
          </table:table-cell>
          <table:table-cell office:value-type="float" office:value="0.002031273">
            <text:p>0.002031273</text:p>
          </table:table-cell>
          <table:table-cell office:value-type="float" office:value="0.0021692074">
            <text:p>0.0021692074</text:p>
          </table:table-cell>
          <table:table-cell office:value-type="float" office:value="0.002112723">
            <text:p>0.002112723</text:p>
          </table:table-cell>
          <table:table-cell office:value-type="float" office:value="0.0020494182">
            <text:p>0.0020494182</text:p>
          </table:table-cell>
          <table:table-cell office:value-type="float" office:value="0.0022310494">
            <text:p>0.0022310494</text:p>
          </table:table-cell>
          <table:table-cell office:value-type="float" office:value="0.0020982656">
            <text:p>0.0020982656</text:p>
          </table:table-cell>
          <table:table-cell office:value-type="float" office:value="0.0020229195">
            <text:p>0.0020229195</text:p>
          </table:table-cell>
          <table:table-cell office:value-type="float" office:value="0.0021192871">
            <text:p>0.0021192871</text:p>
          </table:table-cell>
          <table:table-cell office:value-type="float" office:value="0.0025315362">
            <text:p>0.0025315362</text:p>
          </table:table-cell>
          <table:table-cell office:value-type="float" office:value="0.0025434038">
            <text:p>0.0025434038</text:p>
          </table:table-cell>
          <table:table-cell office:value-type="float" office:value="0.0024804971">
            <text:p>0.0024804971</text:p>
          </table:table-cell>
          <table:table-cell office:value-type="float" office:value="0.00206939">
            <text:p>0.00206939</text:p>
          </table:table-cell>
          <table:table-cell office:value-type="float" office:value="0.0017250658">
            <text:p>0.0017250658</text:p>
          </table:table-cell>
          <table:table-cell office:value-type="float" office:value="0.0016042024">
            <text:p>0.0016042024</text:p>
          </table:table-cell>
          <table:table-cell office:value-type="float" office:value="0.0017819679">
            <text:p>0.0017819679</text:p>
          </table:table-cell>
          <table:table-cell office:value-type="float" office:value="0.001979418">
            <text:p>0.001979418</text:p>
          </table:table-cell>
          <table:table-cell office:value-type="float" office:value="0.0018550974">
            <text:p>0.0018550974</text:p>
          </table:table-cell>
          <table:table-cell office:value-type="float" office:value="0.0017622755">
            <text:p>0.0017622755</text:p>
          </table:table-cell>
          <table:table-cell office:value-type="float" office:value="0.001745065">
            <text:p>0.001745065</text:p>
          </table:table-cell>
          <table:table-cell office:value-type="float" office:value="0.0016354127">
            <text:p>0.0016354127</text:p>
          </table:table-cell>
          <table:table-cell office:value-type="float" office:value="0.001630941">
            <text:p>0.001630941</text:p>
          </table:table-cell>
          <table:table-cell office:value-type="float" office:value="0.001746201">
            <text:p>0.001746201</text:p>
          </table:table-cell>
          <table:table-cell office:value-type="float" office:value="0.0022041313">
            <text:p>0.0022041313</text:p>
          </table:table-cell>
          <table:table-cell office:value-type="float" office:value="0.002622992">
            <text:p>0.002622992</text:p>
          </table:table-cell>
          <table:table-cell office:value-type="float" office:value="0.0021722273">
            <text:p>0.0021722273</text:p>
          </table:table-cell>
          <table:table-cell office:value-type="float" office:value="0.0017339189">
            <text:p>0.0017339189</text:p>
          </table:table-cell>
          <table:table-cell office:value-type="float" office:value="0.0014557393">
            <text:p>0.0014557393</text:p>
          </table:table-cell>
          <table:table-cell office:value-type="float" office:value="0.0012702136">
            <text:p>0.0012702136</text:p>
          </table:table-cell>
          <table:table-cell office:value-type="float" office:value="0.001228353">
            <text:p>0.001228353</text:p>
          </table:table-cell>
          <table:table-cell office:value-type="float" office:value="0.0012296004">
            <text:p>0.0012296004</text:p>
          </table:table-cell>
          <table:table-cell office:value-type="float" office:value="0.0012330548">
            <text:p>0.0012330548</text:p>
          </table:table-cell>
          <table:table-cell office:value-type="float" office:value="0.0012386346">
            <text:p>0.0012386346</text:p>
          </table:table-cell>
          <table:table-cell office:value-type="float" office:value="0.001240273">
            <text:p>0.001240273</text:p>
          </table:table-cell>
          <table:table-cell office:value-type="float" office:value="0.0012427918">
            <text:p>0.0012427918</text:p>
          </table:table-cell>
          <table:table-cell office:value-type="float" office:value="0.0012463848">
            <text:p>0.0012463848</text:p>
          </table:table-cell>
          <table:table-cell office:value-type="float" office:value="0.0012522764">
            <text:p>0.0012522764</text:p>
          </table:table-cell>
          <table:table-cell office:value-type="float" office:value="0.001257313">
            <text:p>0.001257313</text:p>
          </table:table-cell>
          <table:table-cell office:value-type="float" office:value="0.0012596186">
            <text:p>0.0012596186</text:p>
          </table:table-cell>
          <table:table-cell office:value-type="float" office:value="0.0012622575">
            <text:p>0.0012622575</text:p>
          </table:table-cell>
          <table:table-cell office:value-type="float" office:value="0.0012670176">
            <text:p>0.0012670176</text:p>
          </table:table-cell>
          <table:table-cell office:value-type="float" office:value="0.0012727256">
            <text:p>0.0012727256</text:p>
          </table:table-cell>
          <table:table-cell office:value-type="float" office:value="0.0012753108">
            <text:p>0.0012753108</text:p>
          </table:table-cell>
          <table:table-cell office:value-type="float" office:value="0.001277549">
            <text:p>0.001277549</text:p>
          </table:table-cell>
          <table:table-cell office:value-type="float" office:value="0.0012809222">
            <text:p>0.0012809222</text:p>
          </table:table-cell>
          <table:table-cell office:value-type="float" office:value="0.0012877509">
            <text:p>0.0012877509</text:p>
          </table:table-cell>
          <table:table-cell office:value-type="float" office:value="0.0012906211">
            <text:p>0.0012906211</text:p>
          </table:table-cell>
          <table:table-cell office:value-type="float" office:value="0.0012928564">
            <text:p>0.0012928564</text:p>
          </table:table-cell>
          <table:table-cell office:value-type="float" office:value="0.0012963823">
            <text:p>0.0012963823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12 - Cesaro Summability.mp3</text:p>
          </table:table-cell>
          <table:table-cell office:value-type="float" office:value="0.055857062">
            <text:p>0.055857062</text:p>
          </table:table-cell>
          <table:table-cell office:value-type="float" office:value="0.0715189">
            <text:p>0.0715189</text:p>
          </table:table-cell>
          <table:table-cell office:value-type="float" office:value="0.02376051">
            <text:p>0.02376051</text:p>
          </table:table-cell>
          <table:table-cell office:value-type="float" office:value="0.007060183">
            <text:p>0.007060183</text:p>
          </table:table-cell>
          <table:table-cell office:value-type="float" office:value="0.0046160836">
            <text:p>0.0046160836</text:p>
          </table:table-cell>
          <table:table-cell office:value-type="float" office:value="0.0035722496">
            <text:p>0.0035722496</text:p>
          </table:table-cell>
          <table:table-cell office:value-type="float" office:value="0.0025663695">
            <text:p>0.0025663695</text:p>
          </table:table-cell>
          <table:table-cell office:value-type="float" office:value="0.0024190191">
            <text:p>0.0024190191</text:p>
          </table:table-cell>
          <table:table-cell office:value-type="float" office:value="0.002635958">
            <text:p>0.002635958</text:p>
          </table:table-cell>
          <table:table-cell office:value-type="float" office:value="0.0027228484">
            <text:p>0.0027228484</text:p>
          </table:table-cell>
          <table:table-cell office:value-type="float" office:value="0.0028638495">
            <text:p>0.0028638495</text:p>
          </table:table-cell>
          <table:table-cell office:value-type="float" office:value="0.0027394928">
            <text:p>0.0027394928</text:p>
          </table:table-cell>
          <table:table-cell office:value-type="float" office:value="0.0029446397">
            <text:p>0.0029446397</text:p>
          </table:table-cell>
          <table:table-cell office:value-type="float" office:value="0.002826355">
            <text:p>0.002826355</text:p>
          </table:table-cell>
          <table:table-cell office:value-type="float" office:value="0.0029971339">
            <text:p>0.0029971339</text:p>
          </table:table-cell>
          <table:table-cell office:value-type="float" office:value="0.0027750672">
            <text:p>0.0027750672</text:p>
          </table:table-cell>
          <table:table-cell office:value-type="float" office:value="0.0028624304">
            <text:p>0.0028624304</text:p>
          </table:table-cell>
          <table:table-cell office:value-type="float" office:value="0.0036644388">
            <text:p>0.0036644388</text:p>
          </table:table-cell>
          <table:table-cell office:value-type="float" office:value="0.004397565">
            <text:p>0.004397565</text:p>
          </table:table-cell>
          <table:table-cell office:value-type="float" office:value="0.0052521178">
            <text:p>0.0052521178</text:p>
          </table:table-cell>
          <table:table-cell office:value-type="float" office:value="0.0056355703">
            <text:p>0.0056355703</text:p>
          </table:table-cell>
          <table:table-cell office:value-type="float" office:value="0.0062747844">
            <text:p>0.0062747844</text:p>
          </table:table-cell>
          <table:table-cell office:value-type="float" office:value="0.0058043418">
            <text:p>0.0058043418</text:p>
          </table:table-cell>
          <table:table-cell office:value-type="float" office:value="0.007191764">
            <text:p>0.007191764</text:p>
          </table:table-cell>
          <table:table-cell office:value-type="float" office:value="0.008232814">
            <text:p>0.008232814</text:p>
          </table:table-cell>
          <table:table-cell office:value-type="float" office:value="0.009537172">
            <text:p>0.009537172</text:p>
          </table:table-cell>
          <table:table-cell office:value-type="float" office:value="0.007995862">
            <text:p>0.007995862</text:p>
          </table:table-cell>
          <table:table-cell office:value-type="float" office:value="0.010320133">
            <text:p>0.010320133</text:p>
          </table:table-cell>
          <table:table-cell office:value-type="float" office:value="0.011931495">
            <text:p>0.011931495</text:p>
          </table:table-cell>
          <table:table-cell office:value-type="float" office:value="0.013760964">
            <text:p>0.013760964</text:p>
          </table:table-cell>
          <table:table-cell office:value-type="float" office:value="0.01404985">
            <text:p>0.01404985</text:p>
          </table:table-cell>
          <table:table-cell office:value-type="float" office:value="0.012187712">
            <text:p>0.012187712</text:p>
          </table:table-cell>
          <table:table-cell office:value-type="float" office:value="0.008305975">
            <text:p>0.008305975</text:p>
          </table:table-cell>
          <table:table-cell office:value-type="float" office:value="0.008512276">
            <text:p>0.008512276</text:p>
          </table:table-cell>
          <table:table-cell office:value-type="float" office:value="0.012281507">
            <text:p>0.012281507</text:p>
          </table:table-cell>
          <table:table-cell office:value-type="float" office:value="0.016535012">
            <text:p>0.016535012</text:p>
          </table:table-cell>
          <table:table-cell office:value-type="float" office:value="0.015991362">
            <text:p>0.015991362</text:p>
          </table:table-cell>
          <table:table-cell office:value-type="float" office:value="0.015317754">
            <text:p>0.015317754</text:p>
          </table:table-cell>
          <table:table-cell office:value-type="float" office:value="0.0123145105">
            <text:p>0.0123145105</text:p>
          </table:table-cell>
          <table:table-cell office:value-type="float" office:value="0.011563822">
            <text:p>0.011563822</text:p>
          </table:table-cell>
          <table:table-cell office:value-type="float" office:value="0.01181973">
            <text:p>0.01181973</text:p>
          </table:table-cell>
          <table:table-cell office:value-type="float" office:value="0.013474617">
            <text:p>0.013474617</text:p>
          </table:table-cell>
          <table:table-cell office:value-type="float" office:value="0.013402869">
            <text:p>0.013402869</text:p>
          </table:table-cell>
          <table:table-cell office:value-type="float" office:value="0.010573473">
            <text:p>0.010573473</text:p>
          </table:table-cell>
          <table:table-cell office:value-type="float" office:value="0.013527716">
            <text:p>0.013527716</text:p>
          </table:table-cell>
          <table:table-cell office:value-type="float" office:value="0.012881557">
            <text:p>0.012881557</text:p>
          </table:table-cell>
          <table:table-cell office:value-type="float" office:value="0.0115767745">
            <text:p>0.0115767745</text:p>
          </table:table-cell>
          <table:table-cell office:value-type="float" office:value="0.011835492">
            <text:p>0.011835492</text:p>
          </table:table-cell>
          <table:table-cell office:value-type="float" office:value="0.012177106">
            <text:p>0.012177106</text:p>
          </table:table-cell>
          <table:table-cell office:value-type="float" office:value="0.013515433">
            <text:p>0.013515433</text:p>
          </table:table-cell>
          <table:table-cell office:value-type="float" office:value="0.010904597">
            <text:p>0.010904597</text:p>
          </table:table-cell>
          <table:table-cell office:value-type="float" office:value="0.01075998">
            <text:p>0.01075998</text:p>
          </table:table-cell>
          <table:table-cell office:value-type="float" office:value="0.008674153">
            <text:p>0.008674153</text:p>
          </table:table-cell>
          <table:table-cell office:value-type="float" office:value="0.0068428945">
            <text:p>0.0068428945</text:p>
          </table:table-cell>
          <table:table-cell office:value-type="float" office:value="0.0048131645">
            <text:p>0.0048131645</text:p>
          </table:table-cell>
          <table:table-cell office:value-type="float" office:value="0.0049585775">
            <text:p>0.0049585775</text:p>
          </table:table-cell>
          <table:table-cell office:value-type="float" office:value="0.0045727305">
            <text:p>0.0045727305</text:p>
          </table:table-cell>
          <table:table-cell office:value-type="float" office:value="0.0053290897">
            <text:p>0.0053290897</text:p>
          </table:table-cell>
          <table:table-cell office:value-type="float" office:value="0.0047300034">
            <text:p>0.0047300034</text:p>
          </table:table-cell>
          <table:table-cell office:value-type="float" office:value="0.004621231">
            <text:p>0.004621231</text:p>
          </table:table-cell>
          <table:table-cell office:value-type="float" office:value="0.0043403385">
            <text:p>0.0043403385</text:p>
          </table:table-cell>
          <table:table-cell office:value-type="float" office:value="0.0033839555">
            <text:p>0.0033839555</text:p>
          </table:table-cell>
          <table:table-cell office:value-type="float" office:value="0.0033339409">
            <text:p>0.0033339409</text:p>
          </table:table-cell>
          <table:table-cell office:value-type="float" office:value="0.004074751">
            <text:p>0.004074751</text:p>
          </table:table-cell>
          <table:table-cell office:value-type="float" office:value="0.004704046">
            <text:p>0.004704046</text:p>
          </table:table-cell>
          <table:table-cell office:value-type="float" office:value="0.0048052603">
            <text:p>0.0048052603</text:p>
          </table:table-cell>
          <table:table-cell office:value-type="float" office:value="0.003967099">
            <text:p>0.003967099</text:p>
          </table:table-cell>
          <table:table-cell office:value-type="float" office:value="0.004182931">
            <text:p>0.004182931</text:p>
          </table:table-cell>
          <table:table-cell office:value-type="float" office:value="0.0033541173">
            <text:p>0.0033541173</text:p>
          </table:table-cell>
          <table:table-cell office:value-type="float" office:value="0.0033080762">
            <text:p>0.0033080762</text:p>
          </table:table-cell>
          <table:table-cell office:value-type="float" office:value="0.0028457253">
            <text:p>0.0028457253</text:p>
          </table:table-cell>
          <table:table-cell office:value-type="float" office:value="0.0026227469">
            <text:p>0.0026227469</text:p>
          </table:table-cell>
          <table:table-cell office:value-type="float" office:value="0.0024000646">
            <text:p>0.0024000646</text:p>
          </table:table-cell>
          <table:table-cell office:value-type="float" office:value="0.0020558478">
            <text:p>0.0020558478</text:p>
          </table:table-cell>
          <table:table-cell office:value-type="float" office:value="0.0021112908">
            <text:p>0.0021112908</text:p>
          </table:table-cell>
          <table:table-cell office:value-type="float" office:value="0.002193747">
            <text:p>0.002193747</text:p>
          </table:table-cell>
          <table:table-cell office:value-type="float" office:value="0.0019730811">
            <text:p>0.0019730811</text:p>
          </table:table-cell>
          <table:table-cell office:value-type="float" office:value="0.0017137692">
            <text:p>0.0017137692</text:p>
          </table:table-cell>
          <table:table-cell office:value-type="float" office:value="0.0016663637">
            <text:p>0.0016663637</text:p>
          </table:table-cell>
          <table:table-cell office:value-type="float" office:value="0.0015628694">
            <text:p>0.0015628694</text:p>
          </table:table-cell>
          <table:table-cell office:value-type="float" office:value="0.0014204475">
            <text:p>0.0014204475</text:p>
          </table:table-cell>
          <table:table-cell office:value-type="float" office:value="0.0013941817">
            <text:p>0.0013941817</text:p>
          </table:table-cell>
          <table:table-cell office:value-type="float" office:value="0.001365615">
            <text:p>0.001365615</text:p>
          </table:table-cell>
          <table:table-cell office:value-type="float" office:value="0.0012833127">
            <text:p>0.0012833127</text:p>
          </table:table-cell>
          <table:table-cell office:value-type="float" office:value="0.00125815">
            <text:p>0.00125815</text:p>
          </table:table-cell>
          <table:table-cell office:value-type="float" office:value="0.0012232779">
            <text:p>0.0012232779</text:p>
          </table:table-cell>
          <table:table-cell office:value-type="float" office:value="0.0013338302">
            <text:p>0.0013338302</text:p>
          </table:table-cell>
          <table:table-cell office:value-type="float" office:value="0.0014135155">
            <text:p>0.0014135155</text:p>
          </table:table-cell>
          <table:table-cell office:value-type="float" office:value="0.001320133">
            <text:p>0.001320133</text:p>
          </table:table-cell>
          <table:table-cell office:value-type="float" office:value="0.0012527305">
            <text:p>0.0012527305</text:p>
          </table:table-cell>
          <table:table-cell office:value-type="float" office:value="0.0012194497">
            <text:p>0.0012194497</text:p>
          </table:table-cell>
          <table:table-cell office:value-type="float" office:value="0.0013350697">
            <text:p>0.0013350697</text:p>
          </table:table-cell>
          <table:table-cell office:value-type="float" office:value="0.0013271837">
            <text:p>0.0013271837</text:p>
          </table:table-cell>
          <table:table-cell office:value-type="float" office:value="0.0012783365">
            <text:p>0.0012783365</text:p>
          </table:table-cell>
          <table:table-cell office:value-type="float" office:value="0.0011852516">
            <text:p>0.0011852516</text:p>
          </table:table-cell>
          <table:table-cell office:value-type="float" office:value="0.0011419528">
            <text:p>0.0011419528</text:p>
          </table:table-cell>
          <table:table-cell office:value-type="float" office:value="0.0011029843">
            <text:p>0.0011029843</text:p>
          </table:table-cell>
          <table:table-cell office:value-type="float" office:value="0.001030547">
            <text:p>0.001030547</text:p>
          </table:table-cell>
          <table:table-cell office:value-type="float" office:value="0.0010010508">
            <text:p>0.0010010508</text:p>
          </table:table-cell>
          <table:table-cell table:style-name="ce1" office:value-type="float" office:value="0.00095895247">
            <text:p>9.59E-004</text:p>
          </table:table-cell>
          <table:table-cell table:style-name="ce1" office:value-type="float" office:value="0.00095232954">
            <text:p>9.52E-004</text:p>
          </table:table-cell>
          <table:table-cell table:style-name="ce1" office:value-type="float" office:value="0.00092538504">
            <text:p>9.25E-004</text:p>
          </table:table-cell>
          <table:table-cell table:style-name="ce1" office:value-type="float" office:value="0.0009586237">
            <text:p>9.59E-004</text:p>
          </table:table-cell>
          <table:table-cell office:value-type="float" office:value="0.0010031456">
            <text:p>0.0010031456</text:p>
          </table:table-cell>
          <table:table-cell office:value-type="float" office:value="0.0010067428">
            <text:p>0.0010067428</text:p>
          </table:table-cell>
          <table:table-cell office:value-type="float" office:value="0.0010769948">
            <text:p>0.0010769948</text:p>
          </table:table-cell>
          <table:table-cell office:value-type="float" office:value="0.00116971">
            <text:p>0.00116971</text:p>
          </table:table-cell>
          <table:table-cell office:value-type="float" office:value="0.0011105433">
            <text:p>0.0011105433</text:p>
          </table:table-cell>
          <table:table-cell office:value-type="float" office:value="0.0011462845">
            <text:p>0.0011462845</text:p>
          </table:table-cell>
          <table:table-cell office:value-type="float" office:value="0.0010735072">
            <text:p>0.0010735072</text:p>
          </table:table-cell>
          <table:table-cell office:value-type="float" office:value="0.0010274266">
            <text:p>0.0010274266</text:p>
          </table:table-cell>
          <table:table-cell table:style-name="ce1" office:value-type="float" office:value="0.00089089613">
            <text:p>8.91E-004</text:p>
          </table:table-cell>
          <table:table-cell table:style-name="ce1" office:value-type="float" office:value="0.0008495586">
            <text:p>8.50E-004</text:p>
          </table:table-cell>
          <table:table-cell table:style-name="ce1" office:value-type="float" office:value="0.00084703864">
            <text:p>8.47E-004</text:p>
          </table:table-cell>
          <table:table-cell table:style-name="ce1" office:value-type="float" office:value="0.00092078187">
            <text:p>9.21E-004</text:p>
          </table:table-cell>
          <table:table-cell table:style-name="ce1" office:value-type="float" office:value="0.0009927646">
            <text:p>9.93E-004</text:p>
          </table:table-cell>
          <table:table-cell office:value-type="float" office:value="0.0010284608">
            <text:p>0.0010284608</text:p>
          </table:table-cell>
          <table:table-cell office:value-type="float" office:value="0.00105211">
            <text:p>0.00105211</text:p>
          </table:table-cell>
          <table:table-cell office:value-type="float" office:value="0.0010183571">
            <text:p>0.0010183571</text:p>
          </table:table-cell>
          <table:table-cell table:style-name="ce1" office:value-type="float" office:value="0.00096748205">
            <text:p>9.67E-004</text:p>
          </table:table-cell>
          <table:table-cell table:style-name="ce1" office:value-type="float" office:value="0.00087040407">
            <text:p>8.70E-004</text:p>
          </table:table-cell>
          <table:table-cell table:style-name="ce1" office:value-type="float" office:value="0.00079824065">
            <text:p>7.98E-004</text:p>
          </table:table-cell>
          <table:table-cell table:style-name="ce1" office:value-type="float" office:value="0.0007753084">
            <text:p>7.75E-004</text:p>
          </table:table-cell>
          <table:table-cell table:style-name="ce1" office:value-type="float" office:value="0.0007919231">
            <text:p>7.92E-004</text:p>
          </table:table-cell>
          <table:table-cell table:style-name="ce1" office:value-type="float" office:value="0.00077324134">
            <text:p>7.73E-004</text:p>
          </table:table-cell>
          <table:table-cell table:style-name="ce1" office:value-type="float" office:value="0.00081912836">
            <text:p>8.19E-004</text:p>
          </table:table-cell>
          <table:table-cell table:style-name="ce1" office:value-type="float" office:value="0.00084749155">
            <text:p>8.47E-004</text:p>
          </table:table-cell>
          <table:table-cell table:style-name="ce1" office:value-type="float" office:value="0.00083820056">
            <text:p>8.38E-004</text:p>
          </table:table-cell>
          <table:table-cell table:style-name="ce1" office:value-type="float" office:value="0.00085074705">
            <text:p>8.51E-004</text:p>
          </table:table-cell>
          <table:table-cell table:style-name="ce1" office:value-type="float" office:value="0.0008059869">
            <text:p>8.06E-004</text:p>
          </table:table-cell>
          <table:table-cell table:style-name="ce1" office:value-type="float" office:value="0.00075321656">
            <text:p>7.53E-004</text:p>
          </table:table-cell>
          <table:table-cell table:style-name="ce1" office:value-type="float" office:value="0.0007385023">
            <text:p>7.39E-004</text:p>
          </table:table-cell>
          <table:table-cell table:style-name="ce1" office:value-type="float" office:value="0.0007536806">
            <text:p>7.54E-004</text:p>
          </table:table-cell>
          <table:table-cell table:style-name="ce1" office:value-type="float" office:value="0.0007493169">
            <text:p>7.49E-004</text:p>
          </table:table-cell>
          <table:table-cell table:style-name="ce1" office:value-type="float" office:value="0.00076038187">
            <text:p>7.60E-004</text:p>
          </table:table-cell>
          <table:table-cell table:style-name="ce1" office:value-type="float" office:value="0.00077598315">
            <text:p>7.76E-004</text:p>
          </table:table-cell>
          <table:table-cell table:style-name="ce1" office:value-type="float" office:value="0.00075112947">
            <text:p>7.51E-004</text:p>
          </table:table-cell>
          <table:table-cell table:style-name="ce1" office:value-type="float" office:value="0.0007186599">
            <text:p>7.19E-004</text:p>
          </table:table-cell>
          <table:table-cell table:style-name="ce1" office:value-type="float" office:value="0.0006704716">
            <text:p>6.70E-004</text:p>
          </table:table-cell>
          <table:table-cell table:style-name="ce1" office:value-type="float" office:value="0.0006601555">
            <text:p>6.60E-004</text:p>
          </table:table-cell>
          <table:table-cell table:style-name="ce1" office:value-type="float" office:value="0.0007027559">
            <text:p>7.03E-004</text:p>
          </table:table-cell>
          <table:table-cell table:style-name="ce1" office:value-type="float" office:value="0.00073061936">
            <text:p>7.31E-004</text:p>
          </table:table-cell>
          <table:table-cell table:style-name="ce1" office:value-type="float" office:value="0.0007774091">
            <text:p>7.77E-004</text:p>
          </table:table-cell>
          <table:table-cell table:style-name="ce1" office:value-type="float" office:value="0.0007702986">
            <text:p>7.70E-004</text:p>
          </table:table-cell>
          <table:table-cell table:style-name="ce1" office:value-type="float" office:value="0.00074484444">
            <text:p>7.45E-004</text:p>
          </table:table-cell>
          <table:table-cell table:style-name="ce1" office:value-type="float" office:value="0.00071367255">
            <text:p>7.14E-004</text:p>
          </table:table-cell>
          <table:table-cell table:style-name="ce1" office:value-type="float" office:value="0.0006466649">
            <text:p>6.47E-004</text:p>
          </table:table-cell>
          <table:table-cell table:style-name="ce1" office:value-type="float" office:value="0.00061794475">
            <text:p>6.18E-004</text:p>
          </table:table-cell>
          <table:table-cell table:style-name="ce1" office:value-type="float" office:value="0.0006273865">
            <text:p>6.27E-004</text:p>
          </table:table-cell>
          <table:table-cell table:style-name="ce1" office:value-type="float" office:value="0.0006994663">
            <text:p>6.99E-004</text:p>
          </table:table-cell>
          <table:table-cell table:style-name="ce1" office:value-type="float" office:value="0.0007578774">
            <text:p>7.58E-004</text:p>
          </table:table-cell>
          <table:table-cell table:style-name="ce1" office:value-type="float" office:value="0.00081470545">
            <text:p>8.15E-004</text:p>
          </table:table-cell>
          <table:table-cell table:style-name="ce1" office:value-type="float" office:value="0.00081366865">
            <text:p>8.14E-004</text:p>
          </table:table-cell>
          <table:table-cell table:style-name="ce1" office:value-type="float" office:value="0.0007752399">
            <text:p>7.75E-004</text:p>
          </table:table-cell>
          <table:table-cell table:style-name="ce1" office:value-type="float" office:value="0.00074543856">
            <text:p>7.45E-004</text:p>
          </table:table-cell>
          <table:table-cell table:style-name="ce1" office:value-type="float" office:value="0.000733655">
            <text:p>7.34E-004</text:p>
          </table:table-cell>
          <table:table-cell table:style-name="ce1" office:value-type="float" office:value="0.0006916297">
            <text:p>6.92E-004</text:p>
          </table:table-cell>
          <table:table-cell table:style-name="ce1" office:value-type="float" office:value="0.0007191573">
            <text:p>7.19E-004</text:p>
          </table:table-cell>
          <table:table-cell table:style-name="ce1" office:value-type="float" office:value="0.0007699077">
            <text:p>7.70E-004</text:p>
          </table:table-cell>
          <table:table-cell table:style-name="ce1" office:value-type="float" office:value="0.00079846685">
            <text:p>7.98E-004</text:p>
          </table:table-cell>
          <table:table-cell table:style-name="ce1" office:value-type="float" office:value="0.0007805886">
            <text:p>7.81E-004</text:p>
          </table:table-cell>
          <table:table-cell table:style-name="ce1" office:value-type="float" office:value="0.0007562895">
            <text:p>7.56E-004</text:p>
          </table:table-cell>
          <table:table-cell table:style-name="ce1" office:value-type="float" office:value="0.0007271491">
            <text:p>7.27E-004</text:p>
          </table:table-cell>
          <table:table-cell table:style-name="ce1" office:value-type="float" office:value="0.0006627844">
            <text:p>6.63E-004</text:p>
          </table:table-cell>
          <table:table-cell table:style-name="ce1" office:value-type="float" office:value="0.0006182125">
            <text:p>6.18E-004</text:p>
          </table:table-cell>
          <table:table-cell table:style-name="ce1" office:value-type="float" office:value="0.00063977647">
            <text:p>6.40E-004</text:p>
          </table:table-cell>
          <table:table-cell table:style-name="ce1" office:value-type="float" office:value="0.0007007966">
            <text:p>7.01E-004</text:p>
          </table:table-cell>
          <table:table-cell table:style-name="ce1" office:value-type="float" office:value="0.00071725796">
            <text:p>7.17E-004</text:p>
          </table:table-cell>
          <table:table-cell table:style-name="ce1" office:value-type="float" office:value="0.0007251132">
            <text:p>7.25E-004</text:p>
          </table:table-cell>
          <table:table-cell table:style-name="ce1" office:value-type="float" office:value="0.0007550363">
            <text:p>7.55E-004</text:p>
          </table:table-cell>
          <table:table-cell table:style-name="ce1" office:value-type="float" office:value="0.0007300862">
            <text:p>7.30E-004</text:p>
          </table:table-cell>
          <table:table-cell table:style-name="ce1" office:value-type="float" office:value="0.00072085566">
            <text:p>7.21E-004</text:p>
          </table:table-cell>
          <table:table-cell table:style-name="ce1" office:value-type="float" office:value="0.0007417913">
            <text:p>7.42E-004</text:p>
          </table:table-cell>
          <table:table-cell table:style-name="ce1" office:value-type="float" office:value="0.00074340595">
            <text:p>7.43E-004</text:p>
          </table:table-cell>
          <table:table-cell table:style-name="ce1" office:value-type="float" office:value="0.00072494743">
            <text:p>7.25E-004</text:p>
          </table:table-cell>
          <table:table-cell table:style-name="ce1" office:value-type="float" office:value="0.0006960352">
            <text:p>6.96E-004</text:p>
          </table:table-cell>
          <table:table-cell table:style-name="ce1" office:value-type="float" office:value="0.0006764961">
            <text:p>6.76E-004</text:p>
          </table:table-cell>
          <table:table-cell table:style-name="ce1" office:value-type="float" office:value="0.0006788102">
            <text:p>6.79E-004</text:p>
          </table:table-cell>
          <table:table-cell table:style-name="ce1" office:value-type="float" office:value="0.000713724">
            <text:p>7.14E-004</text:p>
          </table:table-cell>
          <table:table-cell table:style-name="ce1" office:value-type="float" office:value="0.00071573653">
            <text:p>7.16E-004</text:p>
          </table:table-cell>
          <table:table-cell table:style-name="ce1" office:value-type="float" office:value="0.0007096511">
            <text:p>7.10E-004</text:p>
          </table:table-cell>
          <table:table-cell table:style-name="ce1" office:value-type="float" office:value="0.0006880071">
            <text:p>6.88E-004</text:p>
          </table:table-cell>
          <table:table-cell table:style-name="ce1" office:value-type="float" office:value="0.00061358174">
            <text:p>6.14E-004</text:p>
          </table:table-cell>
          <table:table-cell table:style-name="ce1" office:value-type="float" office:value="0.0004575897">
            <text:p>4.58E-004</text:p>
          </table:table-cell>
          <table:table-cell table:style-name="ce1" office:value-type="float" office:value="0.00036414096">
            <text:p>3.64E-004</text:p>
          </table:table-cell>
          <table:table-cell table:style-name="ce1" office:value-type="float" office:value="0.00036728074">
            <text:p>3.67E-004</text:p>
          </table:table-cell>
          <table:table-cell table:style-name="ce1" office:value-type="float" office:value="0.0003624431">
            <text:p>3.62E-004</text:p>
          </table:table-cell>
          <table:table-cell table:style-name="ce1" office:value-type="float" office:value="0.00036065764">
            <text:p>3.61E-004</text:p>
          </table:table-cell>
          <table:table-cell table:style-name="ce1" office:value-type="float" office:value="0.0003609776">
            <text:p>3.61E-004</text:p>
          </table:table-cell>
          <table:table-cell table:style-name="ce1" office:value-type="float" office:value="0.00036195433">
            <text:p>3.62E-004</text:p>
          </table:table-cell>
          <table:table-cell table:style-name="ce1" office:value-type="float" office:value="0.0003628304">
            <text:p>3.63E-004</text:p>
          </table:table-cell>
          <table:table-cell table:style-name="ce1" office:value-type="float" office:value="0.00036313134">
            <text:p>3.63E-004</text:p>
          </table:table-cell>
          <table:table-cell table:style-name="ce1" office:value-type="float" office:value="0.00036373342">
            <text:p>3.64E-004</text:p>
          </table:table-cell>
          <table:table-cell table:style-name="ce1" office:value-type="float" office:value="0.00036471503">
            <text:p>3.65E-004</text:p>
          </table:table-cell>
          <table:table-cell table:style-name="ce1" office:value-type="float" office:value="0.00036580508">
            <text:p>3.66E-004</text:p>
          </table:table-cell>
          <table:table-cell table:style-name="ce1" office:value-type="float" office:value="0.00036609755">
            <text:p>3.66E-004</text:p>
          </table:table-cell>
          <table:table-cell table:style-name="ce1" office:value-type="float" office:value="0.00036657005">
            <text:p>3.67E-004</text:p>
          </table:table-cell>
          <table:table-cell table:style-name="ce1" office:value-type="float" office:value="0.00036713935">
            <text:p>3.67E-004</text:p>
          </table:table-cell>
          <table:table-cell table:style-name="ce1" office:value-type="float" office:value="0.00036845758">
            <text:p>3.68E-004</text:p>
          </table:table-cell>
          <table:table-cell table:style-name="ce1" office:value-type="float" office:value="0.00036886943">
            <text:p>3.69E-004</text:p>
          </table:table-cell>
          <table:table-cell table:style-name="ce1" office:value-type="float" office:value="0.00036923256">
            <text:p>3.69E-004</text:p>
          </table:table-cell>
          <table:table-cell table:style-name="ce1" office:value-type="float" office:value="0.00036992235">
            <text:p>3.70E-004</text:p>
          </table:table-cell>
          <table:table-cell table:style-name="ce1" office:value-type="float" office:value="0.0003707457">
            <text:p>3.71E-004</text:p>
          </table:table-cell>
          <table:table-cell table:style-name="ce1" office:value-type="float" office:value="0.00037209963">
            <text:p>3.72E-004</text:p>
          </table:table-cell>
          <table:table-cell table:style-name="ce1" office:value-type="float" office:value="0.00037222094">
            <text:p>3.72E-004</text:p>
          </table:table-cell>
          <table:table-cell office:value-type="float" office:value="0.00037303343">
            <text:p>3.73E-004</text:p>
          </table:table-cell>
          <table:table-cell office:value-type="float" office:value="0.00037369918">
            <text:p>3.74E-004</text:p>
          </table:table-cell>
          <table:table-cell table:style-name="ce1" office:value-type="float" office:value="0.00037536834">
            <text:p>3.75E-004</text:p>
          </table:table-cell>
          <table:table-cell table:style-name="ce1" office:value-type="float" office:value="0.0003761093">
            <text:p>3.76E-004</text:p>
          </table:table-cell>
          <table:table-cell table:style-name="ce1" office:value-type="float" office:value="0.0003767146">
            <text:p>3.77E-004</text:p>
          </table:table-cell>
          <table:table-cell table:style-name="ce1" office:value-type="float" office:value="0.00037755558">
            <text:p>3.78E-004</text:p>
          </table:table-cell>
          <table:table-cell table:style-name="ce1" office:value-type="float" office:value="0.00037890542">
            <text:p>3.79E-004</text:p>
          </table:table-cell>
          <table:table-cell table:style-name="ce1" office:value-type="float" office:value="0.00037993948">
            <text:p>3.80E-004</text:p>
          </table:table-cell>
          <table:table-cell table:style-name="ce1" office:value-type="float" office:value="0.00038049245">
            <text:p>3.80E-004</text:p>
          </table:table-cell>
          <table:table-cell table:style-name="ce1" office:value-type="float" office:value="0.0003813876">
            <text:p>3.81E-004</text:p>
          </table:table-cell>
          <table:table-cell table:style-name="ce1" office:value-type="float" office:value="0.00038237803">
            <text:p>3.82E-004</text:p>
          </table:table-cell>
          <table:table-cell table:style-name="ce1" office:value-type="float" office:value="0.0003839965">
            <text:p>3.84E-004</text:p>
          </table:table-cell>
          <table:table-cell table:style-name="ce1" office:value-type="float" office:value="0.00038441527">
            <text:p>3.84E-004</text:p>
          </table:table-cell>
          <table:table-cell table:style-name="ce1" office:value-type="float" office:value="0.000385105">
            <text:p>3.85E-004</text:p>
          </table:table-cell>
          <table:table-cell table:style-name="ce1" office:value-type="float" office:value="0.00038596833">
            <text:p>3.86E-004</text:p>
          </table:table-cell>
          <table:table-cell table:style-name="ce1" office:value-type="float" office:value="0.00038741506">
            <text:p>3.87E-004</text:p>
          </table:table-cell>
          <table:table-cell table:style-name="ce1" office:value-type="float" office:value="0.000388444">
            <text:p>3.88E-004</text:p>
          </table:table-cell>
          <table:table-cell table:style-name="ce1" office:value-type="float" office:value="0.00038913236">
            <text:p>3.89E-004</text:p>
          </table:table-cell>
          <table:table-cell table:style-name="ce1" office:value-type="float" office:value="0.00038979645">
            <text:p>3.90E-004</text:p>
          </table:table-cell>
          <table:table-cell table:style-name="ce1" office:value-type="float" office:value="0.00039093776">
            <text:p>3.91E-004</text:p>
          </table:table-cell>
          <table:table-cell table:style-name="ce1" office:value-type="float" office:value="0.00039284572">
            <text:p>3.93E-004</text:p>
          </table:table-cell>
          <table:table-cell table:style-name="ce1" office:value-type="float" office:value="0.00039349342">
            <text:p>3.93E-004</text:p>
          </table:table-cell>
          <table:table-cell table:style-name="ce1" office:value-type="float" office:value="0.000394228">
            <text:p>3.94E-004</text:p>
          </table:table-cell>
          <table:table-cell table:style-name="ce1" office:value-type="float" office:value="0.0003954303">
            <text:p>3.95E-004</text:p>
          </table:table-cell>
          <table:table-cell table:style-name="ce1" office:value-type="float" office:value="0.0003976104">
            <text:p>3.98E-004</text:p>
          </table:table-cell>
          <table:table-cell table:style-name="ce1" office:value-type="float" office:value="0.0003982718">
            <text:p>3.98E-004</text:p>
          </table:table-cell>
          <table:table-cell table:style-name="ce1" office:value-type="float" office:value="0.000399331">
            <text:p>3.99E-004</text:p>
          </table:table-cell>
          <table:table-cell table:style-name="ce1" office:value-type="float" office:value="0.00040020794">
            <text:p>4.00E-004</text:p>
          </table:table-cell>
          <table:table-cell table:style-name="ce1" office:value-type="float" office:value="0.00040166595">
            <text:p>4.02E-004</text:p>
          </table:table-cell>
          <table:table-cell table:style-name="ce1" office:value-type="float" office:value="0.00040360296">
            <text:p>4.04E-004</text:p>
          </table:table-cell>
          <table:table-cell table:style-name="ce1" office:value-type="float" office:value="0.00040415622">
            <text:p>4.04E-004</text:p>
          </table:table-cell>
          <table:table-cell table:style-name="ce1" office:value-type="float" office:value="0.00040524037">
            <text:p>4.05E-004</text:p>
          </table:table-cell>
          <table:table-cell table:style-name="ce1" office:value-type="float" office:value="0.00040630242">
            <text:p>4.06E-004</text:p>
          </table:table-cell>
          <table:table-cell table:style-name="ce1" office:value-type="float" office:value="0.0004086901">
            <text:p>4.09E-004</text:p>
          </table:table-cell>
          <table:table-cell table:style-name="ce1" office:value-type="float" office:value="0.0004092986">
            <text:p>4.09E-004</text:p>
          </table:table-cell>
          <table:table-cell table:style-name="ce1" office:value-type="float" office:value="0.00041026538">
            <text:p>4.10E-004</text:p>
          </table:table-cell>
          <table:table-cell table:style-name="ce1" office:value-type="float" office:value="0.00041119245">
            <text:p>4.11E-004</text:p>
          </table:table-cell>
          <table:table-cell table:style-name="ce1" office:value-type="float" office:value="0.00041308522">
            <text:p>4.13E-004</text:p>
          </table:table-cell>
          <table:table-cell table:style-name="ce1" office:value-type="float" office:value="0.00041450514">
            <text:p>4.15E-004</text:p>
          </table:table-cell>
          <table:table-cell table:style-name="ce1" office:value-type="float" office:value="0.0004153876">
            <text:p>4.15E-004</text:p>
          </table:table-cell>
          <table:table-cell table:style-name="ce1" office:value-type="float" office:value="0.0004163091">
            <text:p>4.16E-004</text:p>
          </table:table-cell>
          <table:table-cell table:style-name="ce1" office:value-type="float" office:value="0.00041789497">
            <text:p>4.18E-004</text:p>
          </table:table-cell>
          <table:table-cell table:style-name="ce1" office:value-type="float" office:value="0.00042050096">
            <text:p>4.21E-004</text:p>
          </table:table-cell>
          <table:table-cell table:style-name="ce1" office:value-type="float" office:value="0.0004210198">
            <text:p>4.21E-004</text:p>
          </table:table-cell>
          <table:table-cell table:style-name="ce1" office:value-type="float" office:value="0.00042237918">
            <text:p>4.22E-004</text:p>
          </table:table-cell>
          <table:table-cell table:style-name="ce1" office:value-type="float" office:value="0.00042363835">
            <text:p>4.24E-004</text:p>
          </table:table-cell>
          <table:table-cell table:style-name="ce1" office:value-type="float" office:value="0.00042640133">
            <text:p>4.26E-004</text:p>
          </table:table-cell>
          <table:table-cell table:style-name="ce1" office:value-type="float" office:value="0.0004273992">
            <text:p>4.27E-004</text:p>
          </table:table-cell>
          <table:table-cell table:style-name="ce1" office:value-type="float" office:value="0.0004283028">
            <text:p>4.28E-004</text:p>
          </table:table-cell>
          <table:table-cell table:style-name="ce1" office:value-type="float" office:value="0.00042955973">
            <text:p>4.30E-004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13 - Anemia.mp3</text:p>
          </table:table-cell>
          <table:table-cell office:value-type="float" office:value="0.1696967">
            <text:p>0.1696967</text:p>
          </table:table-cell>
          <table:table-cell office:value-type="float" office:value="0.24941154">
            <text:p>0.24941154</text:p>
          </table:table-cell>
          <table:table-cell office:value-type="float" office:value="0.11826164">
            <text:p>0.11826164</text:p>
          </table:table-cell>
          <table:table-cell office:value-type="float" office:value="0.0471197">
            <text:p>0.0471197</text:p>
          </table:table-cell>
          <table:table-cell office:value-type="float" office:value="0.03335076">
            <text:p>0.03335076</text:p>
          </table:table-cell>
          <table:table-cell office:value-type="float" office:value="0.045698836">
            <text:p>0.045698836</text:p>
          </table:table-cell>
          <table:table-cell office:value-type="float" office:value="0.032545913">
            <text:p>0.032545913</text:p>
          </table:table-cell>
          <table:table-cell office:value-type="float" office:value="0.0463199">
            <text:p>0.0463199</text:p>
          </table:table-cell>
          <table:table-cell office:value-type="float" office:value="0.039864887">
            <text:p>0.039864887</text:p>
          </table:table-cell>
          <table:table-cell office:value-type="float" office:value="0.029754788">
            <text:p>0.029754788</text:p>
          </table:table-cell>
          <table:table-cell office:value-type="float" office:value="0.026720205">
            <text:p>0.026720205</text:p>
          </table:table-cell>
          <table:table-cell office:value-type="float" office:value="0.023604468">
            <text:p>0.023604468</text:p>
          </table:table-cell>
          <table:table-cell office:value-type="float" office:value="0.020340247">
            <text:p>0.020340247</text:p>
          </table:table-cell>
          <table:table-cell office:value-type="float" office:value="0.022727855">
            <text:p>0.022727855</text:p>
          </table:table-cell>
          <table:table-cell office:value-type="float" office:value="0.022825409">
            <text:p>0.022825409</text:p>
          </table:table-cell>
          <table:table-cell office:value-type="float" office:value="0.02533334">
            <text:p>0.02533334</text:p>
          </table:table-cell>
          <table:table-cell office:value-type="float" office:value="0.019698204">
            <text:p>0.019698204</text:p>
          </table:table-cell>
          <table:table-cell office:value-type="float" office:value="0.03081305">
            <text:p>0.03081305</text:p>
          </table:table-cell>
          <table:table-cell office:value-type="float" office:value="0.032890312">
            <text:p>0.032890312</text:p>
          </table:table-cell>
          <table:table-cell office:value-type="float" office:value="0.03683391">
            <text:p>0.03683391</text:p>
          </table:table-cell>
          <table:table-cell office:value-type="float" office:value="0.038550068">
            <text:p>0.038550068</text:p>
          </table:table-cell>
          <table:table-cell office:value-type="float" office:value="0.027049372">
            <text:p>0.027049372</text:p>
          </table:table-cell>
          <table:table-cell office:value-type="float" office:value="0.027118402">
            <text:p>0.027118402</text:p>
          </table:table-cell>
          <table:table-cell office:value-type="float" office:value="0.031535603">
            <text:p>0.031535603</text:p>
          </table:table-cell>
          <table:table-cell office:value-type="float" office:value="0.029643234">
            <text:p>0.029643234</text:p>
          </table:table-cell>
          <table:table-cell office:value-type="float" office:value="0.0360673">
            <text:p>0.0360673</text:p>
          </table:table-cell>
          <table:table-cell office:value-type="float" office:value="0.040621728">
            <text:p>0.040621728</text:p>
          </table:table-cell>
          <table:table-cell office:value-type="float" office:value="0.04412841">
            <text:p>0.04412841</text:p>
          </table:table-cell>
          <table:table-cell office:value-type="float" office:value="0.037345544">
            <text:p>0.037345544</text:p>
          </table:table-cell>
          <table:table-cell office:value-type="float" office:value="0.03900694">
            <text:p>0.03900694</text:p>
          </table:table-cell>
          <table:table-cell office:value-type="float" office:value="0.04836431">
            <text:p>0.04836431</text:p>
          </table:table-cell>
          <table:table-cell office:value-type="float" office:value="0.05476292">
            <text:p>0.05476292</text:p>
          </table:table-cell>
          <table:table-cell office:value-type="float" office:value="0.044735864">
            <text:p>0.044735864</text:p>
          </table:table-cell>
          <table:table-cell office:value-type="float" office:value="0.033681117">
            <text:p>0.033681117</text:p>
          </table:table-cell>
          <table:table-cell office:value-type="float" office:value="0.032118835">
            <text:p>0.032118835</text:p>
          </table:table-cell>
          <table:table-cell office:value-type="float" office:value="0.030761616">
            <text:p>0.030761616</text:p>
          </table:table-cell>
          <table:table-cell office:value-type="float" office:value="0.034979433">
            <text:p>0.034979433</text:p>
          </table:table-cell>
          <table:table-cell office:value-type="float" office:value="0.04060187">
            <text:p>0.04060187</text:p>
          </table:table-cell>
          <table:table-cell office:value-type="float" office:value="0.044828374">
            <text:p>0.044828374</text:p>
          </table:table-cell>
          <table:table-cell office:value-type="float" office:value="0.040464286">
            <text:p>0.040464286</text:p>
          </table:table-cell>
          <table:table-cell office:value-type="float" office:value="0.034156047">
            <text:p>0.034156047</text:p>
          </table:table-cell>
          <table:table-cell office:value-type="float" office:value="0.031327397">
            <text:p>0.031327397</text:p>
          </table:table-cell>
          <table:table-cell office:value-type="float" office:value="0.029015813">
            <text:p>0.029015813</text:p>
          </table:table-cell>
          <table:table-cell office:value-type="float" office:value="0.029716665">
            <text:p>0.029716665</text:p>
          </table:table-cell>
          <table:table-cell office:value-type="float" office:value="0.028905496">
            <text:p>0.028905496</text:p>
          </table:table-cell>
          <table:table-cell office:value-type="float" office:value="0.03074874">
            <text:p>0.03074874</text:p>
          </table:table-cell>
          <table:table-cell office:value-type="float" office:value="0.031842876">
            <text:p>0.031842876</text:p>
          </table:table-cell>
          <table:table-cell office:value-type="float" office:value="0.029783245">
            <text:p>0.029783245</text:p>
          </table:table-cell>
          <table:table-cell office:value-type="float" office:value="0.029724432">
            <text:p>0.029724432</text:p>
          </table:table-cell>
          <table:table-cell office:value-type="float" office:value="0.028146822">
            <text:p>0.028146822</text:p>
          </table:table-cell>
          <table:table-cell office:value-type="float" office:value="0.026016992">
            <text:p>0.026016992</text:p>
          </table:table-cell>
          <table:table-cell office:value-type="float" office:value="0.021054987">
            <text:p>0.021054987</text:p>
          </table:table-cell>
          <table:table-cell office:value-type="float" office:value="0.02196511">
            <text:p>0.02196511</text:p>
          </table:table-cell>
          <table:table-cell office:value-type="float" office:value="0.02193334">
            <text:p>0.02193334</text:p>
          </table:table-cell>
          <table:table-cell office:value-type="float" office:value="0.020338776">
            <text:p>0.020338776</text:p>
          </table:table-cell>
          <table:table-cell office:value-type="float" office:value="0.018308919">
            <text:p>0.018308919</text:p>
          </table:table-cell>
          <table:table-cell office:value-type="float" office:value="0.014463818">
            <text:p>0.014463818</text:p>
          </table:table-cell>
          <table:table-cell office:value-type="float" office:value="0.014599572">
            <text:p>0.014599572</text:p>
          </table:table-cell>
          <table:table-cell office:value-type="float" office:value="0.014308356">
            <text:p>0.014308356</text:p>
          </table:table-cell>
          <table:table-cell office:value-type="float" office:value="0.014958156">
            <text:p>0.014958156</text:p>
          </table:table-cell>
          <table:table-cell office:value-type="float" office:value="0.014403852">
            <text:p>0.014403852</text:p>
          </table:table-cell>
          <table:table-cell office:value-type="float" office:value="0.014935337">
            <text:p>0.014935337</text:p>
          </table:table-cell>
          <table:table-cell office:value-type="float" office:value="0.013800264">
            <text:p>0.013800264</text:p>
          </table:table-cell>
          <table:table-cell office:value-type="float" office:value="0.013645196">
            <text:p>0.013645196</text:p>
          </table:table-cell>
          <table:table-cell office:value-type="float" office:value="0.015273509">
            <text:p>0.015273509</text:p>
          </table:table-cell>
          <table:table-cell office:value-type="float" office:value="0.013333898">
            <text:p>0.013333898</text:p>
          </table:table-cell>
          <table:table-cell office:value-type="float" office:value="0.012978387">
            <text:p>0.012978387</text:p>
          </table:table-cell>
          <table:table-cell office:value-type="float" office:value="0.012343812">
            <text:p>0.012343812</text:p>
          </table:table-cell>
          <table:table-cell office:value-type="float" office:value="0.012394205">
            <text:p>0.012394205</text:p>
          </table:table-cell>
          <table:table-cell office:value-type="float" office:value="0.012655968">
            <text:p>0.012655968</text:p>
          </table:table-cell>
          <table:table-cell office:value-type="float" office:value="0.011416842">
            <text:p>0.011416842</text:p>
          </table:table-cell>
          <table:table-cell office:value-type="float" office:value="0.0113836145">
            <text:p>0.0113836145</text:p>
          </table:table-cell>
          <table:table-cell office:value-type="float" office:value="0.011120522">
            <text:p>0.011120522</text:p>
          </table:table-cell>
          <table:table-cell office:value-type="float" office:value="0.01256579">
            <text:p>0.01256579</text:p>
          </table:table-cell>
          <table:table-cell office:value-type="float" office:value="0.012216435">
            <text:p>0.012216435</text:p>
          </table:table-cell>
          <table:table-cell office:value-type="float" office:value="0.011952889">
            <text:p>0.011952889</text:p>
          </table:table-cell>
          <table:table-cell office:value-type="float" office:value="0.011182539">
            <text:p>0.011182539</text:p>
          </table:table-cell>
          <table:table-cell office:value-type="float" office:value="0.011262075">
            <text:p>0.011262075</text:p>
          </table:table-cell>
          <table:table-cell office:value-type="float" office:value="0.011550276">
            <text:p>0.011550276</text:p>
          </table:table-cell>
          <table:table-cell office:value-type="float" office:value="0.012118149">
            <text:p>0.012118149</text:p>
          </table:table-cell>
          <table:table-cell office:value-type="float" office:value="0.01112699">
            <text:p>0.01112699</text:p>
          </table:table-cell>
          <table:table-cell office:value-type="float" office:value="0.010937611">
            <text:p>0.010937611</text:p>
          </table:table-cell>
          <table:table-cell office:value-type="float" office:value="0.011256147">
            <text:p>0.011256147</text:p>
          </table:table-cell>
          <table:table-cell office:value-type="float" office:value="0.011827842">
            <text:p>0.011827842</text:p>
          </table:table-cell>
          <table:table-cell office:value-type="float" office:value="0.010928004">
            <text:p>0.010928004</text:p>
          </table:table-cell>
          <table:table-cell office:value-type="float" office:value="0.010543716">
            <text:p>0.010543716</text:p>
          </table:table-cell>
          <table:table-cell office:value-type="float" office:value="0.0101974355">
            <text:p>0.0101974355</text:p>
          </table:table-cell>
          <table:table-cell office:value-type="float" office:value="0.010584351">
            <text:p>0.010584351</text:p>
          </table:table-cell>
          <table:table-cell office:value-type="float" office:value="0.009957684">
            <text:p>0.009957684</text:p>
          </table:table-cell>
          <table:table-cell office:value-type="float" office:value="0.010164281">
            <text:p>0.010164281</text:p>
          </table:table-cell>
          <table:table-cell office:value-type="float" office:value="0.010077023">
            <text:p>0.010077023</text:p>
          </table:table-cell>
          <table:table-cell office:value-type="float" office:value="0.009788771">
            <text:p>0.009788771</text:p>
          </table:table-cell>
          <table:table-cell office:value-type="float" office:value="0.009149306">
            <text:p>0.009149306</text:p>
          </table:table-cell>
          <table:table-cell office:value-type="float" office:value="0.010057298">
            <text:p>0.010057298</text:p>
          </table:table-cell>
          <table:table-cell office:value-type="float" office:value="0.009052073">
            <text:p>0.009052073</text:p>
          </table:table-cell>
          <table:table-cell office:value-type="float" office:value="0.008637451">
            <text:p>0.008637451</text:p>
          </table:table-cell>
          <table:table-cell office:value-type="float" office:value="0.00860492">
            <text:p>0.00860492</text:p>
          </table:table-cell>
          <table:table-cell office:value-type="float" office:value="0.008633934">
            <text:p>0.008633934</text:p>
          </table:table-cell>
          <table:table-cell office:value-type="float" office:value="0.0078919465">
            <text:p>0.0078919465</text:p>
          </table:table-cell>
          <table:table-cell office:value-type="float" office:value="0.009096306">
            <text:p>0.009096306</text:p>
          </table:table-cell>
          <table:table-cell office:value-type="float" office:value="0.008907203">
            <text:p>0.008907203</text:p>
          </table:table-cell>
          <table:table-cell office:value-type="float" office:value="0.007903315">
            <text:p>0.007903315</text:p>
          </table:table-cell>
          <table:table-cell office:value-type="float" office:value="0.0084553575">
            <text:p>0.0084553575</text:p>
          </table:table-cell>
          <table:table-cell office:value-type="float" office:value="0.00872647">
            <text:p>0.00872647</text:p>
          </table:table-cell>
          <table:table-cell office:value-type="float" office:value="0.008793291">
            <text:p>0.008793291</text:p>
          </table:table-cell>
          <table:table-cell office:value-type="float" office:value="0.0077734306">
            <text:p>0.0077734306</text:p>
          </table:table-cell>
          <table:table-cell office:value-type="float" office:value="0.0069522895">
            <text:p>0.0069522895</text:p>
          </table:table-cell>
          <table:table-cell office:value-type="float" office:value="0.0071939914">
            <text:p>0.0071939914</text:p>
          </table:table-cell>
          <table:table-cell office:value-type="float" office:value="0.007507921">
            <text:p>0.007507921</text:p>
          </table:table-cell>
          <table:table-cell office:value-type="float" office:value="0.007244659">
            <text:p>0.007244659</text:p>
          </table:table-cell>
          <table:table-cell office:value-type="float" office:value="0.007429981">
            <text:p>0.007429981</text:p>
          </table:table-cell>
          <table:table-cell office:value-type="float" office:value="0.006806997">
            <text:p>0.006806997</text:p>
          </table:table-cell>
          <table:table-cell office:value-type="float" office:value="0.0071699484">
            <text:p>0.0071699484</text:p>
          </table:table-cell>
          <table:table-cell office:value-type="float" office:value="0.0068349913">
            <text:p>0.0068349913</text:p>
          </table:table-cell>
          <table:table-cell office:value-type="float" office:value="0.0068075866">
            <text:p>0.0068075866</text:p>
          </table:table-cell>
          <table:table-cell office:value-type="float" office:value="0.0068349843">
            <text:p>0.0068349843</text:p>
          </table:table-cell>
          <table:table-cell office:value-type="float" office:value="0.007086894">
            <text:p>0.007086894</text:p>
          </table:table-cell>
          <table:table-cell office:value-type="float" office:value="0.007373045">
            <text:p>0.007373045</text:p>
          </table:table-cell>
          <table:table-cell office:value-type="float" office:value="0.0076899757">
            <text:p>0.0076899757</text:p>
          </table:table-cell>
          <table:table-cell office:value-type="float" office:value="0.0066234744">
            <text:p>0.0066234744</text:p>
          </table:table-cell>
          <table:table-cell office:value-type="float" office:value="0.0063838307">
            <text:p>0.0063838307</text:p>
          </table:table-cell>
          <table:table-cell office:value-type="float" office:value="0.0066511454">
            <text:p>0.0066511454</text:p>
          </table:table-cell>
          <table:table-cell office:value-type="float" office:value="0.0072573484">
            <text:p>0.0072573484</text:p>
          </table:table-cell>
          <table:table-cell office:value-type="float" office:value="0.006750578">
            <text:p>0.006750578</text:p>
          </table:table-cell>
          <table:table-cell office:value-type="float" office:value="0.0064218477">
            <text:p>0.0064218477</text:p>
          </table:table-cell>
          <table:table-cell office:value-type="float" office:value="0.0062005506">
            <text:p>0.0062005506</text:p>
          </table:table-cell>
          <table:table-cell office:value-type="float" office:value="0.006259626">
            <text:p>0.006259626</text:p>
          </table:table-cell>
          <table:table-cell office:value-type="float" office:value="0.006189083">
            <text:p>0.006189083</text:p>
          </table:table-cell>
          <table:table-cell office:value-type="float" office:value="0.0062810443">
            <text:p>0.0062810443</text:p>
          </table:table-cell>
          <table:table-cell office:value-type="float" office:value="0.006304528">
            <text:p>0.006304528</text:p>
          </table:table-cell>
          <table:table-cell office:value-type="float" office:value="0.0062106787">
            <text:p>0.0062106787</text:p>
          </table:table-cell>
          <table:table-cell office:value-type="float" office:value="0.0059543154">
            <text:p>0.0059543154</text:p>
          </table:table-cell>
          <table:table-cell office:value-type="float" office:value="0.006315209">
            <text:p>0.006315209</text:p>
          </table:table-cell>
          <table:table-cell office:value-type="float" office:value="0.0061331503">
            <text:p>0.0061331503</text:p>
          </table:table-cell>
          <table:table-cell office:value-type="float" office:value="0.005653045">
            <text:p>0.005653045</text:p>
          </table:table-cell>
          <table:table-cell office:value-type="float" office:value="0.0058903634">
            <text:p>0.0058903634</text:p>
          </table:table-cell>
          <table:table-cell office:value-type="float" office:value="0.005590655">
            <text:p>0.005590655</text:p>
          </table:table-cell>
          <table:table-cell office:value-type="float" office:value="0.005510492">
            <text:p>0.005510492</text:p>
          </table:table-cell>
          <table:table-cell office:value-type="float" office:value="0.0056731477">
            <text:p>0.0056731477</text:p>
          </table:table-cell>
          <table:table-cell office:value-type="float" office:value="0.0053947023">
            <text:p>0.0053947023</text:p>
          </table:table-cell>
          <table:table-cell office:value-type="float" office:value="0.0053818393">
            <text:p>0.0053818393</text:p>
          </table:table-cell>
          <table:table-cell office:value-type="float" office:value="0.0052668597">
            <text:p>0.0052668597</text:p>
          </table:table-cell>
          <table:table-cell office:value-type="float" office:value="0.0052014147">
            <text:p>0.0052014147</text:p>
          </table:table-cell>
          <table:table-cell office:value-type="float" office:value="0.005165345">
            <text:p>0.005165345</text:p>
          </table:table-cell>
          <table:table-cell office:value-type="float" office:value="0.004880136">
            <text:p>0.004880136</text:p>
          </table:table-cell>
          <table:table-cell office:value-type="float" office:value="0.004914882">
            <text:p>0.004914882</text:p>
          </table:table-cell>
          <table:table-cell office:value-type="float" office:value="0.004738618">
            <text:p>0.004738618</text:p>
          </table:table-cell>
          <table:table-cell office:value-type="float" office:value="0.0052928203">
            <text:p>0.0052928203</text:p>
          </table:table-cell>
          <table:table-cell office:value-type="float" office:value="0.0051217675">
            <text:p>0.0051217675</text:p>
          </table:table-cell>
          <table:table-cell office:value-type="float" office:value="0.0047073998">
            <text:p>0.0047073998</text:p>
          </table:table-cell>
          <table:table-cell office:value-type="float" office:value="0.0051249443">
            <text:p>0.0051249443</text:p>
          </table:table-cell>
          <table:table-cell office:value-type="float" office:value="0.0047939233">
            <text:p>0.0047939233</text:p>
          </table:table-cell>
          <table:table-cell office:value-type="float" office:value="0.0046994556">
            <text:p>0.0046994556</text:p>
          </table:table-cell>
          <table:table-cell office:value-type="float" office:value="0.004665594">
            <text:p>0.004665594</text:p>
          </table:table-cell>
          <table:table-cell office:value-type="float" office:value="0.0046843733">
            <text:p>0.0046843733</text:p>
          </table:table-cell>
          <table:table-cell office:value-type="float" office:value="0.004422866">
            <text:p>0.004422866</text:p>
          </table:table-cell>
          <table:table-cell office:value-type="float" office:value="0.0048121302">
            <text:p>0.0048121302</text:p>
          </table:table-cell>
          <table:table-cell office:value-type="float" office:value="0.0043905573">
            <text:p>0.0043905573</text:p>
          </table:table-cell>
          <table:table-cell office:value-type="float" office:value="0.003951567">
            <text:p>0.003951567</text:p>
          </table:table-cell>
          <table:table-cell office:value-type="float" office:value="0.004053225">
            <text:p>0.004053225</text:p>
          </table:table-cell>
          <table:table-cell office:value-type="float" office:value="0.003955229">
            <text:p>0.003955229</text:p>
          </table:table-cell>
          <table:table-cell office:value-type="float" office:value="0.0039032148">
            <text:p>0.0039032148</text:p>
          </table:table-cell>
          <table:table-cell office:value-type="float" office:value="0.003912835">
            <text:p>0.003912835</text:p>
          </table:table-cell>
          <table:table-cell office:value-type="float" office:value="0.0038599006">
            <text:p>0.0038599006</text:p>
          </table:table-cell>
          <table:table-cell office:value-type="float" office:value="0.0038174402">
            <text:p>0.0038174402</text:p>
          </table:table-cell>
          <table:table-cell office:value-type="float" office:value="0.0038004483">
            <text:p>0.0038004483</text:p>
          </table:table-cell>
          <table:table-cell office:value-type="float" office:value="0.003728607">
            <text:p>0.003728607</text:p>
          </table:table-cell>
          <table:table-cell office:value-type="float" office:value="0.003436127">
            <text:p>0.003436127</text:p>
          </table:table-cell>
          <table:table-cell office:value-type="float" office:value="0.0034222635">
            <text:p>0.0034222635</text:p>
          </table:table-cell>
          <table:table-cell office:value-type="float" office:value="0.0034910794">
            <text:p>0.0034910794</text:p>
          </table:table-cell>
          <table:table-cell office:value-type="float" office:value="0.003475044">
            <text:p>0.003475044</text:p>
          </table:table-cell>
          <table:table-cell office:value-type="float" office:value="0.003524897">
            <text:p>0.003524897</text:p>
          </table:table-cell>
          <table:table-cell office:value-type="float" office:value="0.0034044592">
            <text:p>0.0034044592</text:p>
          </table:table-cell>
          <table:table-cell office:value-type="float" office:value="0.003094698">
            <text:p>0.003094698</text:p>
          </table:table-cell>
          <table:table-cell office:value-type="float" office:value="0.0030740362">
            <text:p>0.0030740362</text:p>
          </table:table-cell>
          <table:table-cell office:value-type="float" office:value="0.0030315947">
            <text:p>0.0030315947</text:p>
          </table:table-cell>
          <table:table-cell office:value-type="float" office:value="0.0032476564">
            <text:p>0.0032476564</text:p>
          </table:table-cell>
          <table:table-cell office:value-type="float" office:value="0.0030755196">
            <text:p>0.0030755196</text:p>
          </table:table-cell>
          <table:table-cell office:value-type="float" office:value="0.0030122495">
            <text:p>0.0030122495</text:p>
          </table:table-cell>
          <table:table-cell office:value-type="float" office:value="0.002899348">
            <text:p>0.002899348</text:p>
          </table:table-cell>
          <table:table-cell office:value-type="float" office:value="0.003020206">
            <text:p>0.003020206</text:p>
          </table:table-cell>
          <table:table-cell office:value-type="float" office:value="0.0028171132">
            <text:p>0.0028171132</text:p>
          </table:table-cell>
          <table:table-cell office:value-type="float" office:value="0.0028310192">
            <text:p>0.0028310192</text:p>
          </table:table-cell>
          <table:table-cell office:value-type="float" office:value="0.002682925">
            <text:p>0.002682925</text:p>
          </table:table-cell>
          <table:table-cell office:value-type="float" office:value="0.0026309667">
            <text:p>0.0026309667</text:p>
          </table:table-cell>
          <table:table-cell office:value-type="float" office:value="0.002300402">
            <text:p>0.002300402</text:p>
          </table:table-cell>
          <table:table-cell office:value-type="float" office:value="0.001687331">
            <text:p>0.001687331</text:p>
          </table:table-cell>
          <table:table-cell office:value-type="float" office:value="0.0016615473">
            <text:p>0.0016615473</text:p>
          </table:table-cell>
          <table:table-cell office:value-type="float" office:value="0.0016427544">
            <text:p>0.0016427544</text:p>
          </table:table-cell>
          <table:table-cell office:value-type="float" office:value="0.0015981669">
            <text:p>0.0015981669</text:p>
          </table:table-cell>
          <table:table-cell office:value-type="float" office:value="0.0016053088">
            <text:p>0.0016053088</text:p>
          </table:table-cell>
          <table:table-cell office:value-type="float" office:value="0.0016179036">
            <text:p>0.0016179036</text:p>
          </table:table-cell>
          <table:table-cell office:value-type="float" office:value="0.0016219845">
            <text:p>0.0016219845</text:p>
          </table:table-cell>
          <table:table-cell office:value-type="float" office:value="0.0016306788">
            <text:p>0.0016306788</text:p>
          </table:table-cell>
          <table:table-cell office:value-type="float" office:value="0.0015965998">
            <text:p>0.0015965998</text:p>
          </table:table-cell>
          <table:table-cell office:value-type="float" office:value="0.001546584">
            <text:p>0.001546584</text:p>
          </table:table-cell>
          <table:table-cell office:value-type="float" office:value="0.0015058912">
            <text:p>0.0015058912</text:p>
          </table:table-cell>
          <table:table-cell office:value-type="float" office:value="0.0014974293">
            <text:p>0.0014974293</text:p>
          </table:table-cell>
          <table:table-cell office:value-type="float" office:value="0.0015401553">
            <text:p>0.0015401553</text:p>
          </table:table-cell>
          <table:table-cell office:value-type="float" office:value="0.0016013775">
            <text:p>0.0016013775</text:p>
          </table:table-cell>
          <table:table-cell office:value-type="float" office:value="0.0016050016">
            <text:p>0.0016050016</text:p>
          </table:table-cell>
          <table:table-cell office:value-type="float" office:value="0.0015522216">
            <text:p>0.0015522216</text:p>
          </table:table-cell>
          <table:table-cell office:value-type="float" office:value="0.001504779">
            <text:p>0.001504779</text:p>
          </table:table-cell>
          <table:table-cell office:value-type="float" office:value="0.0015120078">
            <text:p>0.0015120078</text:p>
          </table:table-cell>
          <table:table-cell office:value-type="float" office:value="0.0015320677">
            <text:p>0.0015320677</text:p>
          </table:table-cell>
          <table:table-cell table:style-name="Default" office:value-type="float" office:value="0.0015753485">
            <text:p>0.0015753485</text:p>
          </table:table-cell>
          <table:table-cell table:style-name="Default" office:value-type="float" office:value="0.0016375338">
            <text:p>0.0016375338</text:p>
          </table:table-cell>
          <table:table-cell office:value-type="float" office:value="0.0016060756">
            <text:p>0.0016060756</text:p>
          </table:table-cell>
          <table:table-cell office:value-type="float" office:value="0.0015873687">
            <text:p>0.0015873687</text:p>
          </table:table-cell>
          <table:table-cell office:value-type="float" office:value="0.0016085956">
            <text:p>0.0016085956</text:p>
          </table:table-cell>
          <table:table-cell office:value-type="float" office:value="0.0016205477">
            <text:p>0.0016205477</text:p>
          </table:table-cell>
          <table:table-cell office:value-type="float" office:value="0.0016171992">
            <text:p>0.0016171992</text:p>
          </table:table-cell>
          <table:table-cell office:value-type="float" office:value="0.0016177916">
            <text:p>0.0016177916</text:p>
          </table:table-cell>
          <table:table-cell office:value-type="float" office:value="0.001609732">
            <text:p>0.001609732</text:p>
          </table:table-cell>
          <table:table-cell office:value-type="float" office:value="0.0016230862">
            <text:p>0.0016230862</text:p>
          </table:table-cell>
          <table:table-cell office:value-type="float" office:value="0.0016300939">
            <text:p>0.0016300939</text:p>
          </table:table-cell>
          <table:table-cell office:value-type="float" office:value="0.0016510652">
            <text:p>0.0016510652</text:p>
          </table:table-cell>
          <table:table-cell office:value-type="float" office:value="0.0016657083">
            <text:p>0.0016657083</text:p>
          </table:table-cell>
          <table:table-cell office:value-type="float" office:value="0.001648265">
            <text:p>0.001648265</text:p>
          </table:table-cell>
          <table:table-cell office:value-type="float" office:value="0.0016275666">
            <text:p>0.0016275666</text:p>
          </table:table-cell>
          <table:table-cell office:value-type="float" office:value="0.001564903">
            <text:p>0.001564903</text:p>
          </table:table-cell>
          <table:table-cell office:value-type="float" office:value="0.0014956489">
            <text:p>0.0014956489</text:p>
          </table:table-cell>
          <table:table-cell office:value-type="float" office:value="0.0014836966">
            <text:p>0.0014836966</text:p>
          </table:table-cell>
          <table:table-cell office:value-type="float" office:value="0.0015045871">
            <text:p>0.0015045871</text:p>
          </table:table-cell>
          <table:table-cell office:value-type="float" office:value="0.0015259328">
            <text:p>0.0015259328</text:p>
          </table:table-cell>
          <table:table-cell office:value-type="float" office:value="0.0015411163">
            <text:p>0.0015411163</text:p>
          </table:table-cell>
          <table:table-cell office:value-type="float" office:value="0.001545154">
            <text:p>0.001545154</text:p>
          </table:table-cell>
          <table:table-cell office:value-type="float" office:value="0.001549251">
            <text:p>0.001549251</text:p>
          </table:table-cell>
          <table:table-cell office:value-type="float" office:value="0.0015613952">
            <text:p>0.0015613952</text:p>
          </table:table-cell>
          <table:table-cell office:value-type="float" office:value="0.0015584892">
            <text:p>0.0015584892</text:p>
          </table:table-cell>
          <table:table-cell office:value-type="float" office:value="0.0015901808">
            <text:p>0.0015901808</text:p>
          </table:table-cell>
          <table:table-cell office:value-type="float" office:value="0.0016623732">
            <text:p>0.0016623732</text:p>
          </table:table-cell>
          <table:table-cell office:value-type="float" office:value="0.0016539757">
            <text:p>0.0016539757</text:p>
          </table:table-cell>
          <table:table-cell office:value-type="float" office:value="0.0015605356">
            <text:p>0.0015605356</text:p>
          </table:table-cell>
          <table:table-cell office:value-type="float" office:value="0.001463094">
            <text:p>0.001463094</text:p>
          </table:table-cell>
          <table:table-cell office:value-type="float" office:value="0.0014362012">
            <text:p>0.0014362012</text:p>
          </table:table-cell>
          <table:table-cell office:value-type="float" office:value="0.0014373398">
            <text:p>0.0014373398</text:p>
          </table:table-cell>
          <table:table-cell office:value-type="float" office:value="0.0014395611">
            <text:p>0.0014395611</text:p>
          </table:table-cell>
          <table:table-cell office:value-type="float" office:value="0.0014483919">
            <text:p>0.0014483919</text:p>
          </table:table-cell>
          <table:table-cell office:value-type="float" office:value="0.0014514289">
            <text:p>0.0014514289</text:p>
          </table:table-cell>
          <table:table-cell office:value-type="float" office:value="0.0014543147">
            <text:p>0.0014543147</text:p>
          </table:table-cell>
          <table:table-cell office:value-type="float" office:value="0.0014592912">
            <text:p>0.0014592912</text:p>
          </table:table-cell>
          <table:table-cell office:value-type="float" office:value="0.0014661419">
            <text:p>0.0014661419</text:p>
          </table:table-cell>
          <table:table-cell office:value-type="float" office:value="0.0014705188">
            <text:p>0.0014705188</text:p>
          </table:table-cell>
          <table:table-cell office:value-type="float" office:value="0.001473556">
            <text:p>0.001473556</text:p>
          </table:table-cell>
          <table:table-cell office:value-type="float" office:value="0.001477342">
            <text:p>0.001477342</text:p>
          </table:table-cell>
          <table:table-cell office:value-type="float" office:value="0.0014826417">
            <text:p>0.0014826417</text:p>
          </table:table-cell>
          <table:table-cell office:value-type="float" office:value="0.0014895733">
            <text:p>0.0014895733</text:p>
          </table:table-cell>
          <table:table-cell office:value-type="float" office:value="0.0014943542">
            <text:p>0.0014943542</text:p>
          </table:table-cell>
          <table:table-cell office:value-type="float" office:value="0.0014989291">
            <text:p>0.0014989291</text:p>
          </table:table-cell>
          <table:table-cell office:value-type="float" office:value="0.0015026677">
            <text:p>0.0015026677</text:p>
          </table:table-cell>
          <table:table-cell office:value-type="float" office:value="0.0015096198">
            <text:p>0.0015096198</text:p>
          </table:table-cell>
          <table:table-cell office:value-type="float" office:value="0.0015134405">
            <text:p>0.0015134405</text:p>
          </table:table-cell>
          <table:table-cell office:value-type="float" office:value="0.0015171028">
            <text:p>0.0015171028</text:p>
          </table:table-cell>
          <table:table-cell office:value-type="float" office:value="0.0015205789">
            <text:p>0.0015205789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14 - (-) Ions.mp3</text:p>
          </table:table-cell>
          <table:table-cell office:value-type="float" office:value="0.037248883">
            <text:p>0.037248883</text:p>
          </table:table-cell>
          <table:table-cell office:value-type="float" office:value="0.043743283">
            <text:p>0.043743283</text:p>
          </table:table-cell>
          <table:table-cell office:value-type="float" office:value="0.03052253">
            <text:p>0.03052253</text:p>
          </table:table-cell>
          <table:table-cell office:value-type="float" office:value="0.027964318">
            <text:p>0.027964318</text:p>
          </table:table-cell>
          <table:table-cell office:value-type="float" office:value="0.025805939">
            <text:p>0.025805939</text:p>
          </table:table-cell>
          <table:table-cell office:value-type="float" office:value="0.020354899">
            <text:p>0.020354899</text:p>
          </table:table-cell>
          <table:table-cell office:value-type="float" office:value="0.016747944">
            <text:p>0.016747944</text:p>
          </table:table-cell>
          <table:table-cell office:value-type="float" office:value="0.013971826">
            <text:p>0.013971826</text:p>
          </table:table-cell>
          <table:table-cell office:value-type="float" office:value="0.012739557">
            <text:p>0.012739557</text:p>
          </table:table-cell>
          <table:table-cell office:value-type="float" office:value="0.012404217">
            <text:p>0.012404217</text:p>
          </table:table-cell>
          <table:table-cell office:value-type="float" office:value="0.011625292">
            <text:p>0.011625292</text:p>
          </table:table-cell>
          <table:table-cell office:value-type="float" office:value="0.01021769">
            <text:p>0.01021769</text:p>
          </table:table-cell>
          <table:table-cell office:value-type="float" office:value="0.0090804575">
            <text:p>0.0090804575</text:p>
          </table:table-cell>
          <table:table-cell office:value-type="float" office:value="0.007266622">
            <text:p>0.007266622</text:p>
          </table:table-cell>
          <table:table-cell office:value-type="float" office:value="0.0062100478">
            <text:p>0.0062100478</text:p>
          </table:table-cell>
          <table:table-cell office:value-type="float" office:value="0.005830996">
            <text:p>0.005830996</text:p>
          </table:table-cell>
          <table:table-cell office:value-type="float" office:value="0.0055083437">
            <text:p>0.0055083437</text:p>
          </table:table-cell>
          <table:table-cell office:value-type="float" office:value="0.0050003314">
            <text:p>0.0050003314</text:p>
          </table:table-cell>
          <table:table-cell office:value-type="float" office:value="0.0043415786">
            <text:p>0.0043415786</text:p>
          </table:table-cell>
          <table:table-cell office:value-type="float" office:value="0.004028988">
            <text:p>0.004028988</text:p>
          </table:table-cell>
          <table:table-cell office:value-type="float" office:value="0.003601281">
            <text:p>0.003601281</text:p>
          </table:table-cell>
          <table:table-cell office:value-type="float" office:value="0.003296725">
            <text:p>0.003296725</text:p>
          </table:table-cell>
          <table:table-cell office:value-type="float" office:value="0.0031405198">
            <text:p>0.0031405198</text:p>
          </table:table-cell>
          <table:table-cell office:value-type="float" office:value="0.002791902">
            <text:p>0.002791902</text:p>
          </table:table-cell>
          <table:table-cell office:value-type="float" office:value="0.0025116438">
            <text:p>0.0025116438</text:p>
          </table:table-cell>
          <table:table-cell office:value-type="float" office:value="0.0024487658">
            <text:p>0.0024487658</text:p>
          </table:table-cell>
          <table:table-cell office:value-type="float" office:value="0.002326011">
            <text:p>0.002326011</text:p>
          </table:table-cell>
          <table:table-cell office:value-type="float" office:value="0.0021252348">
            <text:p>0.0021252348</text:p>
          </table:table-cell>
          <table:table-cell office:value-type="float" office:value="0.0020241772">
            <text:p>0.0020241772</text:p>
          </table:table-cell>
          <table:table-cell office:value-type="float" office:value="0.0019677945">
            <text:p>0.0019677945</text:p>
          </table:table-cell>
          <table:table-cell office:value-type="float" office:value="0.0019165063">
            <text:p>0.0019165063</text:p>
          </table:table-cell>
          <table:table-cell office:value-type="float" office:value="0.0017623878">
            <text:p>0.0017623878</text:p>
          </table:table-cell>
          <table:table-cell office:value-type="float" office:value="0.0017458504">
            <text:p>0.0017458504</text:p>
          </table:table-cell>
          <table:table-cell office:value-type="float" office:value="0.0016623494">
            <text:p>0.0016623494</text:p>
          </table:table-cell>
          <table:table-cell office:value-type="float" office:value="0.0016121399">
            <text:p>0.0016121399</text:p>
          </table:table-cell>
          <table:table-cell office:value-type="float" office:value="0.0016272644">
            <text:p>0.0016272644</text:p>
          </table:table-cell>
          <table:table-cell office:value-type="float" office:value="0.0015390577">
            <text:p>0.0015390577</text:p>
          </table:table-cell>
          <table:table-cell office:value-type="float" office:value="0.0015102184">
            <text:p>0.0015102184</text:p>
          </table:table-cell>
          <table:table-cell office:value-type="float" office:value="0.0014705553">
            <text:p>0.0014705553</text:p>
          </table:table-cell>
          <table:table-cell office:value-type="float" office:value="0.001485082">
            <text:p>0.001485082</text:p>
          </table:table-cell>
          <table:table-cell office:value-type="float" office:value="0.0014560344">
            <text:p>0.0014560344</text:p>
          </table:table-cell>
          <table:table-cell office:value-type="float" office:value="0.0013377974">
            <text:p>0.0013377974</text:p>
          </table:table-cell>
          <table:table-cell office:value-type="float" office:value="0.0013964645">
            <text:p>0.0013964645</text:p>
          </table:table-cell>
          <table:table-cell office:value-type="float" office:value="0.00145006">
            <text:p>0.00145006</text:p>
          </table:table-cell>
          <table:table-cell office:value-type="float" office:value="0.0014456047">
            <text:p>0.0014456047</text:p>
          </table:table-cell>
          <table:table-cell office:value-type="float" office:value="0.0013097635">
            <text:p>0.0013097635</text:p>
          </table:table-cell>
          <table:table-cell office:value-type="float" office:value="0.001394891">
            <text:p>0.001394891</text:p>
          </table:table-cell>
          <table:table-cell office:value-type="float" office:value="0.0014282354">
            <text:p>0.0014282354</text:p>
          </table:table-cell>
          <table:table-cell office:value-type="float" office:value="0.0012262135">
            <text:p>0.0012262135</text:p>
          </table:table-cell>
          <table:table-cell office:value-type="float" office:value="0.0012746475">
            <text:p>0.0012746475</text:p>
          </table:table-cell>
          <table:table-cell office:value-type="float" office:value="0.0012952483">
            <text:p>0.0012952483</text:p>
          </table:table-cell>
          <table:table-cell office:value-type="float" office:value="0.0013132012">
            <text:p>0.0013132012</text:p>
          </table:table-cell>
          <table:table-cell office:value-type="float" office:value="0.0012707905">
            <text:p>0.0012707905</text:p>
          </table:table-cell>
          <table:table-cell office:value-type="float" office:value="0.0014229646">
            <text:p>0.0014229646</text:p>
          </table:table-cell>
          <table:table-cell office:value-type="float" office:value="0.0015116722">
            <text:p>0.0015116722</text:p>
          </table:table-cell>
          <table:table-cell office:value-type="float" office:value="0.0013394221">
            <text:p>0.0013394221</text:p>
          </table:table-cell>
          <table:table-cell office:value-type="float" office:value="0.0014461589">
            <text:p>0.0014461589</text:p>
          </table:table-cell>
          <table:table-cell office:value-type="float" office:value="0.0014562559">
            <text:p>0.0014562559</text:p>
          </table:table-cell>
          <table:table-cell office:value-type="float" office:value="0.001533162">
            <text:p>0.001533162</text:p>
          </table:table-cell>
          <table:table-cell office:value-type="float" office:value="0.0013624092">
            <text:p>0.0013624092</text:p>
          </table:table-cell>
          <table:table-cell office:value-type="float" office:value="0.0015055592">
            <text:p>0.0015055592</text:p>
          </table:table-cell>
          <table:table-cell office:value-type="float" office:value="0.0015042736">
            <text:p>0.0015042736</text:p>
          </table:table-cell>
          <table:table-cell office:value-type="float" office:value="0.0014028458">
            <text:p>0.0014028458</text:p>
          </table:table-cell>
          <table:table-cell office:value-type="float" office:value="0.0015363109">
            <text:p>0.0015363109</text:p>
          </table:table-cell>
          <table:table-cell office:value-type="float" office:value="0.0015720889">
            <text:p>0.0015720889</text:p>
          </table:table-cell>
          <table:table-cell office:value-type="float" office:value="0.001651984">
            <text:p>0.001651984</text:p>
          </table:table-cell>
          <table:table-cell office:value-type="float" office:value="0.0014487229">
            <text:p>0.0014487229</text:p>
          </table:table-cell>
          <table:table-cell office:value-type="float" office:value="0.0016484987">
            <text:p>0.0016484987</text:p>
          </table:table-cell>
          <table:table-cell office:value-type="float" office:value="0.0016642215">
            <text:p>0.0016642215</text:p>
          </table:table-cell>
          <table:table-cell office:value-type="float" office:value="0.0015347566">
            <text:p>0.0015347566</text:p>
          </table:table-cell>
          <table:table-cell office:value-type="float" office:value="0.0017587758">
            <text:p>0.0017587758</text:p>
          </table:table-cell>
          <table:table-cell office:value-type="float" office:value="0.0018102846">
            <text:p>0.0018102846</text:p>
          </table:table-cell>
          <table:table-cell office:value-type="float" office:value="0.0018422434">
            <text:p>0.0018422434</text:p>
          </table:table-cell>
          <table:table-cell office:value-type="float" office:value="0.0016925056">
            <text:p>0.0016925056</text:p>
          </table:table-cell>
          <table:table-cell office:value-type="float" office:value="0.0018704636">
            <text:p>0.0018704636</text:p>
          </table:table-cell>
          <table:table-cell office:value-type="float" office:value="0.0018141255">
            <text:p>0.0018141255</text:p>
          </table:table-cell>
          <table:table-cell office:value-type="float" office:value="0.0016307276">
            <text:p>0.0016307276</text:p>
          </table:table-cell>
          <table:table-cell office:value-type="float" office:value="0.001775671">
            <text:p>0.001775671</text:p>
          </table:table-cell>
          <table:table-cell office:value-type="float" office:value="0.001829637">
            <text:p>0.001829637</text:p>
          </table:table-cell>
          <table:table-cell office:value-type="float" office:value="0.0018500851">
            <text:p>0.0018500851</text:p>
          </table:table-cell>
          <table:table-cell office:value-type="float" office:value="0.001684141">
            <text:p>0.001684141</text:p>
          </table:table-cell>
          <table:table-cell office:value-type="float" office:value="0.0018368295">
            <text:p>0.0018368295</text:p>
          </table:table-cell>
          <table:table-cell office:value-type="float" office:value="0.0018614226">
            <text:p>0.0018614226</text:p>
          </table:table-cell>
          <table:table-cell office:value-type="float" office:value="0.0017874605">
            <text:p>0.0017874605</text:p>
          </table:table-cell>
          <table:table-cell office:value-type="float" office:value="0.0019379454">
            <text:p>0.0019379454</text:p>
          </table:table-cell>
          <table:table-cell office:value-type="float" office:value="0.0019376671">
            <text:p>0.0019376671</text:p>
          </table:table-cell>
          <table:table-cell office:value-type="float" office:value="0.0019842698">
            <text:p>0.0019842698</text:p>
          </table:table-cell>
          <table:table-cell office:value-type="float" office:value="0.0018016152">
            <text:p>0.0018016152</text:p>
          </table:table-cell>
          <table:table-cell office:value-type="float" office:value="0.001862775">
            <text:p>0.001862775</text:p>
          </table:table-cell>
          <table:table-cell office:value-type="float" office:value="0.0018750264">
            <text:p>0.0018750264</text:p>
          </table:table-cell>
          <table:table-cell office:value-type="float" office:value="0.0017022347">
            <text:p>0.0017022347</text:p>
          </table:table-cell>
          <table:table-cell office:value-type="float" office:value="0.0017610287">
            <text:p>0.0017610287</text:p>
          </table:table-cell>
          <table:table-cell office:value-type="float" office:value="0.0016884161">
            <text:p>0.0016884161</text:p>
          </table:table-cell>
          <table:table-cell office:value-type="float" office:value="0.0017463703">
            <text:p>0.0017463703</text:p>
          </table:table-cell>
          <table:table-cell office:value-type="float" office:value="0.0016612937">
            <text:p>0.0016612937</text:p>
          </table:table-cell>
          <table:table-cell office:value-type="float" office:value="0.0016642142">
            <text:p>0.0016642142</text:p>
          </table:table-cell>
          <table:table-cell office:value-type="float" office:value="0.0017109854">
            <text:p>0.0017109854</text:p>
          </table:table-cell>
          <table:table-cell office:value-type="float" office:value="0.0016538319">
            <text:p>0.0016538319</text:p>
          </table:table-cell>
          <table:table-cell office:value-type="float" office:value="0.0017604915">
            <text:p>0.0017604915</text:p>
          </table:table-cell>
          <table:table-cell office:value-type="float" office:value="0.0017474121">
            <text:p>0.0017474121</text:p>
          </table:table-cell>
          <table:table-cell office:value-type="float" office:value="0.0018289634">
            <text:p>0.0018289634</text:p>
          </table:table-cell>
          <table:table-cell office:value-type="float" office:value="0.001872487">
            <text:p>0.001872487</text:p>
          </table:table-cell>
          <table:table-cell office:value-type="float" office:value="0.0019154422">
            <text:p>0.0019154422</text:p>
          </table:table-cell>
          <table:table-cell office:value-type="float" office:value="0.0019350027">
            <text:p>0.0019350027</text:p>
          </table:table-cell>
          <table:table-cell office:value-type="float" office:value="0.0018564533">
            <text:p>0.0018564533</text:p>
          </table:table-cell>
          <table:table-cell office:value-type="float" office:value="0.0019740958">
            <text:p>0.0019740958</text:p>
          </table:table-cell>
          <table:table-cell office:value-type="float" office:value="0.0019602794">
            <text:p>0.0019602794</text:p>
          </table:table-cell>
          <table:table-cell office:value-type="float" office:value="0.0019551152">
            <text:p>0.0019551152</text:p>
          </table:table-cell>
          <table:table-cell office:value-type="float" office:value="0.001916165">
            <text:p>0.001916165</text:p>
          </table:table-cell>
          <table:table-cell office:value-type="float" office:value="0.0018800909">
            <text:p>0.0018800909</text:p>
          </table:table-cell>
          <table:table-cell office:value-type="float" office:value="0.0019175415">
            <text:p>0.0019175415</text:p>
          </table:table-cell>
          <table:table-cell office:value-type="float" office:value="0.0018313294">
            <text:p>0.0018313294</text:p>
          </table:table-cell>
          <table:table-cell office:value-type="float" office:value="0.0018773623">
            <text:p>0.0018773623</text:p>
          </table:table-cell>
          <table:table-cell office:value-type="float" office:value="0.0018490853">
            <text:p>0.0018490853</text:p>
          </table:table-cell>
          <table:table-cell office:value-type="float" office:value="0.0019190251">
            <text:p>0.0019190251</text:p>
          </table:table-cell>
          <table:table-cell office:value-type="float" office:value="0.0019214245">
            <text:p>0.0019214245</text:p>
          </table:table-cell>
          <table:table-cell office:value-type="float" office:value="0.001970165">
            <text:p>0.001970165</text:p>
          </table:table-cell>
          <table:table-cell office:value-type="float" office:value="0.0020488284">
            <text:p>0.0020488284</text:p>
          </table:table-cell>
          <table:table-cell office:value-type="float" office:value="0.0019524582">
            <text:p>0.0019524582</text:p>
          </table:table-cell>
          <table:table-cell office:value-type="float" office:value="0.002039263">
            <text:p>0.002039263</text:p>
          </table:table-cell>
          <table:table-cell office:value-type="float" office:value="0.002053208">
            <text:p>0.002053208</text:p>
          </table:table-cell>
          <table:table-cell office:value-type="float" office:value="0.002118238">
            <text:p>0.002118238</text:p>
          </table:table-cell>
          <table:table-cell office:value-type="float" office:value="0.0020807756">
            <text:p>0.0020807756</text:p>
          </table:table-cell>
          <table:table-cell office:value-type="float" office:value="0.0021590213">
            <text:p>0.0021590213</text:p>
          </table:table-cell>
          <table:table-cell office:value-type="float" office:value="0.0021478296">
            <text:p>0.0021478296</text:p>
          </table:table-cell>
          <table:table-cell office:value-type="float" office:value="0.0020292655">
            <text:p>0.0020292655</text:p>
          </table:table-cell>
          <table:table-cell office:value-type="float" office:value="0.002124684">
            <text:p>0.002124684</text:p>
          </table:table-cell>
          <table:table-cell office:value-type="float" office:value="0.0020827039">
            <text:p>0.0020827039</text:p>
          </table:table-cell>
          <table:table-cell office:value-type="float" office:value="0.0020848275">
            <text:p>0.0020848275</text:p>
          </table:table-cell>
          <table:table-cell office:value-type="float" office:value="0.002051741">
            <text:p>0.002051741</text:p>
          </table:table-cell>
          <table:table-cell office:value-type="float" office:value="0.0020944308">
            <text:p>0.0020944308</text:p>
          </table:table-cell>
          <table:table-cell office:value-type="float" office:value="0.0021062312">
            <text:p>0.0021062312</text:p>
          </table:table-cell>
          <table:table-cell office:value-type="float" office:value="0.0019844002">
            <text:p>0.0019844002</text:p>
          </table:table-cell>
          <table:table-cell office:value-type="float" office:value="0.0021649078">
            <text:p>0.0021649078</text:p>
          </table:table-cell>
          <table:table-cell office:value-type="float" office:value="0.002110197">
            <text:p>0.002110197</text:p>
          </table:table-cell>
          <table:table-cell office:value-type="float" office:value="0.0021231666">
            <text:p>0.0021231666</text:p>
          </table:table-cell>
          <table:table-cell office:value-type="float" office:value="0.0020808468">
            <text:p>0.0020808468</text:p>
          </table:table-cell>
          <table:table-cell office:value-type="float" office:value="0.002091189">
            <text:p>0.002091189</text:p>
          </table:table-cell>
          <table:table-cell office:value-type="float" office:value="0.0021208143">
            <text:p>0.0021208143</text:p>
          </table:table-cell>
          <table:table-cell office:value-type="float" office:value="0.0019830354">
            <text:p>0.0019830354</text:p>
          </table:table-cell>
          <table:table-cell office:value-type="float" office:value="0.0020068036">
            <text:p>0.0020068036</text:p>
          </table:table-cell>
          <table:table-cell office:value-type="float" office:value="0.0019168102">
            <text:p>0.0019168102</text:p>
          </table:table-cell>
          <table:table-cell office:value-type="float" office:value="0.0018661462">
            <text:p>0.0018661462</text:p>
          </table:table-cell>
          <table:table-cell office:value-type="float" office:value="0.001818704">
            <text:p>0.001818704</text:p>
          </table:table-cell>
          <table:table-cell office:value-type="float" office:value="0.0017725101">
            <text:p>0.0017725101</text:p>
          </table:table-cell>
          <table:table-cell office:value-type="float" office:value="0.0018049993">
            <text:p>0.0018049993</text:p>
          </table:table-cell>
          <table:table-cell office:value-type="float" office:value="0.0017708342">
            <text:p>0.0017708342</text:p>
          </table:table-cell>
          <table:table-cell office:value-type="float" office:value="0.0018125316">
            <text:p>0.0018125316</text:p>
          </table:table-cell>
          <table:table-cell office:value-type="float" office:value="0.0017421519">
            <text:p>0.0017421519</text:p>
          </table:table-cell>
          <table:table-cell office:value-type="float" office:value="0.0017999359">
            <text:p>0.0017999359</text:p>
          </table:table-cell>
          <table:table-cell office:value-type="float" office:value="0.0017928338">
            <text:p>0.0017928338</text:p>
          </table:table-cell>
          <table:table-cell office:value-type="float" office:value="0.0017414003">
            <text:p>0.0017414003</text:p>
          </table:table-cell>
          <table:table-cell office:value-type="float" office:value="0.0018485243">
            <text:p>0.0018485243</text:p>
          </table:table-cell>
          <table:table-cell office:value-type="float" office:value="0.0018183708">
            <text:p>0.0018183708</text:p>
          </table:table-cell>
          <table:table-cell office:value-type="float" office:value="0.0018938048">
            <text:p>0.0018938048</text:p>
          </table:table-cell>
          <table:table-cell office:value-type="float" office:value="0.0018225057">
            <text:p>0.0018225057</text:p>
          </table:table-cell>
          <table:table-cell office:value-type="float" office:value="0.0017970492">
            <text:p>0.0017970492</text:p>
          </table:table-cell>
          <table:table-cell office:value-type="float" office:value="0.0017736405">
            <text:p>0.0017736405</text:p>
          </table:table-cell>
          <table:table-cell office:value-type="float" office:value="0.0017119157">
            <text:p>0.0017119157</text:p>
          </table:table-cell>
          <table:table-cell office:value-type="float" office:value="0.0017338807">
            <text:p>0.0017338807</text:p>
          </table:table-cell>
          <table:table-cell office:value-type="float" office:value="0.0016177964">
            <text:p>0.0016177964</text:p>
          </table:table-cell>
          <table:table-cell office:value-type="float" office:value="0.0016076247">
            <text:p>0.0016076247</text:p>
          </table:table-cell>
          <table:table-cell office:value-type="float" office:value="0.0015846776">
            <text:p>0.0015846776</text:p>
          </table:table-cell>
          <table:table-cell office:value-type="float" office:value="0.0015612307">
            <text:p>0.0015612307</text:p>
          </table:table-cell>
          <table:table-cell office:value-type="float" office:value="0.0015558499">
            <text:p>0.0015558499</text:p>
          </table:table-cell>
          <table:table-cell office:value-type="float" office:value="0.0015417901">
            <text:p>0.0015417901</text:p>
          </table:table-cell>
          <table:table-cell office:value-type="float" office:value="0.0015479451">
            <text:p>0.0015479451</text:p>
          </table:table-cell>
          <table:table-cell office:value-type="float" office:value="0.0015259902">
            <text:p>0.0015259902</text:p>
          </table:table-cell>
          <table:table-cell office:value-type="float" office:value="0.0015413038">
            <text:p>0.0015413038</text:p>
          </table:table-cell>
          <table:table-cell office:value-type="float" office:value="0.0015338869">
            <text:p>0.0015338869</text:p>
          </table:table-cell>
          <table:table-cell office:value-type="float" office:value="0.0015192389">
            <text:p>0.0015192389</text:p>
          </table:table-cell>
          <table:table-cell office:value-type="float" office:value="0.0014518296">
            <text:p>0.0014518296</text:p>
          </table:table-cell>
          <table:table-cell office:value-type="float" office:value="0.0014008549">
            <text:p>0.0014008549</text:p>
          </table:table-cell>
          <table:table-cell office:value-type="float" office:value="0.0013656776">
            <text:p>0.0013656776</text:p>
          </table:table-cell>
          <table:table-cell office:value-type="float" office:value="0.0012975921">
            <text:p>0.0012975921</text:p>
          </table:table-cell>
          <table:table-cell office:value-type="float" office:value="0.0012558125">
            <text:p>0.0012558125</text:p>
          </table:table-cell>
          <table:table-cell office:value-type="float" office:value="0.0012277187">
            <text:p>0.0012277187</text:p>
          </table:table-cell>
          <table:table-cell office:value-type="float" office:value="0.0012042928">
            <text:p>0.0012042928</text:p>
          </table:table-cell>
          <table:table-cell office:value-type="float" office:value="0.0011777905">
            <text:p>0.0011777905</text:p>
          </table:table-cell>
          <table:table-cell office:value-type="float" office:value="0.0011317249">
            <text:p>0.0011317249</text:p>
          </table:table-cell>
          <table:table-cell office:value-type="float" office:value="0.0011196806">
            <text:p>0.0011196806</text:p>
          </table:table-cell>
          <table:table-cell office:value-type="float" office:value="0.0011089086">
            <text:p>0.0011089086</text:p>
          </table:table-cell>
          <table:table-cell office:value-type="float" office:value="0.0010955044">
            <text:p>0.0010955044</text:p>
          </table:table-cell>
          <table:table-cell office:value-type="float" office:value="0.0010800672">
            <text:p>0.0010800672</text:p>
          </table:table-cell>
          <table:table-cell office:value-type="float" office:value="0.0010758651">
            <text:p>0.0010758651</text:p>
          </table:table-cell>
          <table:table-cell table:style-name="ce1" office:value-type="float" office:value="0.0009835819">
            <text:p>9.84E-004</text:p>
          </table:table-cell>
          <table:table-cell table:style-name="ce1" office:value-type="float" office:value="0.00046475802">
            <text:p>4.65E-004</text:p>
          </table:table-cell>
          <table:table-cell table:style-name="ce1" office:value-type="float" office:value="0.000368662">
            <text:p>3.69E-004</text:p>
          </table:table-cell>
          <table:table-cell table:style-name="ce1" office:value-type="float" office:value="0.00035485942">
            <text:p>3.55E-004</text:p>
          </table:table-cell>
          <table:table-cell table:style-name="ce1" office:value-type="float" office:value="0.00035024315">
            <text:p>3.50E-004</text:p>
          </table:table-cell>
          <table:table-cell table:style-name="ce1" office:value-type="float" office:value="0.00034693154">
            <text:p>3.47E-004</text:p>
          </table:table-cell>
          <table:table-cell table:style-name="ce1" office:value-type="float" office:value="0.00034201687">
            <text:p>3.42E-004</text:p>
          </table:table-cell>
          <table:table-cell table:style-name="ce1" office:value-type="float" office:value="0.00034280383">
            <text:p>3.43E-004</text:p>
          </table:table-cell>
          <table:table-cell table:style-name="ce1" office:value-type="float" office:value="0.00034363885">
            <text:p>3.44E-004</text:p>
          </table:table-cell>
          <table:table-cell table:style-name="ce1" office:value-type="float" office:value="0.00034389077">
            <text:p>3.44E-004</text:p>
          </table:table-cell>
          <table:table-cell table:style-name="ce1" office:value-type="float" office:value="0.0003445139">
            <text:p>3.45E-004</text:p>
          </table:table-cell>
          <table:table-cell table:style-name="ce1" office:value-type="float" office:value="0.00034317875">
            <text:p>3.43E-004</text:p>
          </table:table-cell>
          <table:table-cell table:style-name="ce1" office:value-type="float" office:value="0.00034371848">
            <text:p>3.44E-004</text:p>
          </table:table-cell>
          <table:table-cell table:style-name="ce1" office:value-type="float" office:value="0.00034606663">
            <text:p>3.46E-004</text:p>
          </table:table-cell>
          <table:table-cell table:style-name="ce1" office:value-type="float" office:value="0.0003462123">
            <text:p>3.46E-004</text:p>
          </table:table-cell>
          <table:table-cell table:style-name="ce1" office:value-type="float" office:value="0.0003462948">
            <text:p>3.46E-004</text:p>
          </table:table-cell>
          <table:table-cell table:style-name="ce1" office:value-type="float" office:value="0.00034746068">
            <text:p>3.47E-004</text:p>
          </table:table-cell>
          <table:table-cell table:style-name="ce1" office:value-type="float" office:value="0.00034991078">
            <text:p>3.50E-004</text:p>
          </table:table-cell>
          <table:table-cell table:style-name="ce1" office:value-type="float" office:value="0.0003531657">
            <text:p>3.53E-004</text:p>
          </table:table-cell>
          <table:table-cell table:style-name="ce1" office:value-type="float" office:value="0.00035314832">
            <text:p>3.53E-004</text:p>
          </table:table-cell>
          <table:table-cell office:value-type="float" office:value="0.00035360057">
            <text:p>3.54E-004</text:p>
          </table:table-cell>
          <table:table-cell office:value-type="float" office:value="0.000354245">
            <text:p>3.54E-004</text:p>
          </table:table-cell>
          <table:table-cell table:style-name="ce1" office:value-type="float" office:value="0.00035736573">
            <text:p>3.57E-004</text:p>
          </table:table-cell>
          <table:table-cell table:style-name="ce1" office:value-type="float" office:value="0.0003577337">
            <text:p>3.58E-004</text:p>
          </table:table-cell>
          <table:table-cell table:style-name="ce1" office:value-type="float" office:value="0.00035841294">
            <text:p>3.58E-004</text:p>
          </table:table-cell>
          <table:table-cell table:style-name="ce1" office:value-type="float" office:value="0.00035896047">
            <text:p>3.59E-004</text:p>
          </table:table-cell>
          <table:table-cell table:style-name="ce1" office:value-type="float" office:value="0.00036049954">
            <text:p>3.60E-004</text:p>
          </table:table-cell>
          <table:table-cell table:style-name="ce1" office:value-type="float" office:value="0.0003608699">
            <text:p>3.61E-004</text:p>
          </table:table-cell>
          <table:table-cell table:style-name="ce1" office:value-type="float" office:value="0.00036073627">
            <text:p>3.61E-004</text:p>
          </table:table-cell>
          <table:table-cell table:style-name="ce1" office:value-type="float" office:value="0.0003643282">
            <text:p>3.64E-004</text:p>
          </table:table-cell>
          <table:table-cell table:style-name="ce1" office:value-type="float" office:value="0.00036893485">
            <text:p>3.69E-004</text:p>
          </table:table-cell>
          <table:table-cell table:style-name="ce1" office:value-type="float" office:value="0.00037101435">
            <text:p>3.71E-004</text:p>
          </table:table-cell>
          <table:table-cell table:style-name="ce1" office:value-type="float" office:value="0.00036934015">
            <text:p>3.69E-004</text:p>
          </table:table-cell>
          <table:table-cell table:style-name="ce1" office:value-type="float" office:value="0.00037370189">
            <text:p>3.74E-004</text:p>
          </table:table-cell>
          <table:table-cell table:style-name="ce1" office:value-type="float" office:value="0.00037061577">
            <text:p>3.71E-004</text:p>
          </table:table-cell>
          <table:table-cell table:style-name="ce1" office:value-type="float" office:value="0.00037518237">
            <text:p>3.75E-004</text:p>
          </table:table-cell>
          <table:table-cell table:style-name="ce1" office:value-type="float" office:value="0.0003751252">
            <text:p>3.75E-004</text:p>
          </table:table-cell>
          <table:table-cell table:style-name="ce1" office:value-type="float" office:value="0.000373866">
            <text:p>3.74E-004</text:p>
          </table:table-cell>
          <table:table-cell table:style-name="ce1" office:value-type="float" office:value="0.00037342147">
            <text:p>3.73E-004</text:p>
          </table:table-cell>
          <table:table-cell table:style-name="ce1" office:value-type="float" office:value="0.0003755829">
            <text:p>3.76E-004</text:p>
          </table:table-cell>
          <table:table-cell table:style-name="ce1" office:value-type="float" office:value="0.00038082554">
            <text:p>3.81E-004</text:p>
          </table:table-cell>
          <table:table-cell table:style-name="ce1" office:value-type="float" office:value="0.00038277102">
            <text:p>3.83E-004</text:p>
          </table:table-cell>
          <table:table-cell table:style-name="ce1" office:value-type="float" office:value="0.00038575692">
            <text:p>3.86E-004</text:p>
          </table:table-cell>
          <table:table-cell table:style-name="ce1" office:value-type="float" office:value="0.00038668804">
            <text:p>3.87E-004</text:p>
          </table:table-cell>
          <table:table-cell table:style-name="ce1" office:value-type="float" office:value="0.00039066598">
            <text:p>3.91E-004</text:p>
          </table:table-cell>
          <table:table-cell table:style-name="ce1" office:value-type="float" office:value="0.00037519942">
            <text:p>3.75E-004</text:p>
          </table:table-cell>
          <table:table-cell table:style-name="ce1" office:value-type="float" office:value="0.0003646087">
            <text:p>3.65E-004</text:p>
          </table:table-cell>
          <table:table-cell table:style-name="ce1" office:value-type="float" office:value="0.0003648524">
            <text:p>3.65E-004</text:p>
          </table:table-cell>
          <table:table-cell table:style-name="ce1" office:value-type="float" office:value="0.0003663461">
            <text:p>3.66E-004</text:p>
          </table:table-cell>
          <table:table-cell table:style-name="ce1" office:value-type="float" office:value="0.000367921">
            <text:p>3.68E-004</text:p>
          </table:table-cell>
          <table:table-cell table:style-name="ce1" office:value-type="float" office:value="0.00036821645">
            <text:p>3.68E-004</text:p>
          </table:table-cell>
          <table:table-cell table:style-name="ce1" office:value-type="float" office:value="0.00036929804">
            <text:p>3.69E-004</text:p>
          </table:table-cell>
          <table:table-cell table:style-name="ce1" office:value-type="float" office:value="0.0003705044">
            <text:p>3.71E-004</text:p>
          </table:table-cell>
          <table:table-cell table:style-name="ce1" office:value-type="float" office:value="0.00037274577">
            <text:p>3.73E-004</text:p>
          </table:table-cell>
          <table:table-cell table:style-name="ce1" office:value-type="float" office:value="0.0003737379">
            <text:p>3.74E-004</text:p>
          </table:table-cell>
          <table:table-cell table:style-name="ce1" office:value-type="float" office:value="0.00037469305">
            <text:p>3.75E-004</text:p>
          </table:table-cell>
          <table:table-cell table:style-name="ce1" office:value-type="float" office:value="0.00037579314">
            <text:p>3.76E-004</text:p>
          </table:table-cell>
          <table:table-cell table:style-name="ce1" office:value-type="float" office:value="0.0003775887">
            <text:p>3.78E-004</text:p>
          </table:table-cell>
          <table:table-cell table:style-name="ce1" office:value-type="float" office:value="0.00037841886">
            <text:p>3.78E-004</text:p>
          </table:table-cell>
          <table:table-cell table:style-name="ce1" office:value-type="float" office:value="0.00037944355">
            <text:p>3.79E-004</text:p>
          </table:table-cell>
          <table:table-cell table:style-name="ce1" office:value-type="float" office:value="0.00038034396">
            <text:p>3.80E-004</text:p>
          </table:table-cell>
          <table:table-cell table:style-name="ce1" office:value-type="float" office:value="0.00038168498">
            <text:p>3.82E-004</text:p>
          </table:table-cell>
          <table:table-cell table:style-name="ce1" office:value-type="float" office:value="0.00038394413">
            <text:p>3.84E-004</text:p>
          </table:table-cell>
          <table:table-cell table:style-name="ce1" office:value-type="float" office:value="0.00038441742">
            <text:p>3.84E-004</text:p>
          </table:table-cell>
          <table:table-cell table:style-name="ce1" office:value-type="float" office:value="0.00038577424">
            <text:p>3.86E-004</text:p>
          </table:table-cell>
          <table:table-cell table:style-name="ce1" office:value-type="float" office:value="0.00038717166">
            <text:p>3.87E-004</text:p>
          </table:table-cell>
          <table:table-cell table:style-name="ce1" office:value-type="float" office:value="0.00038950035">
            <text:p>3.90E-004</text:p>
          </table:table-cell>
          <table:table-cell table:style-name="ce1" office:value-type="float" office:value="0.00038997066">
            <text:p>3.90E-004</text:p>
          </table:table-cell>
          <table:table-cell table:style-name="ce1" office:value-type="float" office:value="0.00039056473">
            <text:p>3.91E-004</text:p>
          </table:table-cell>
          <table:table-cell table:style-name="ce1" office:value-type="float" office:value="0.00039170418">
            <text:p>3.92E-004</text:p>
          </table:table-cell>
          <table:table-cell/>
        </table:table-row>
        <table:table-row table:style-name="ro1">
          <table:table-cell office:value-type="string">
            <text:p>/mnt/share/Music/Albums/Tool/Tool - Aenima/Tool - Anemia - 15 - Third Eye.mp3</text:p>
          </table:table-cell>
          <table:table-cell office:value-type="float" office:value="0.086111985">
            <text:p>0.086111985</text:p>
          </table:table-cell>
          <table:table-cell office:value-type="float" office:value="0.20190983">
            <text:p>0.20190983</text:p>
          </table:table-cell>
          <table:table-cell office:value-type="float" office:value="0.08723786">
            <text:p>0.08723786</text:p>
          </table:table-cell>
          <table:table-cell office:value-type="float" office:value="0.04695813">
            <text:p>0.04695813</text:p>
          </table:table-cell>
          <table:table-cell office:value-type="float" office:value="0.025315875">
            <text:p>0.025315875</text:p>
          </table:table-cell>
          <table:table-cell office:value-type="float" office:value="0.025741838">
            <text:p>0.025741838</text:p>
          </table:table-cell>
          <table:table-cell office:value-type="float" office:value="0.018490372">
            <text:p>0.018490372</text:p>
          </table:table-cell>
          <table:table-cell office:value-type="float" office:value="0.021939253">
            <text:p>0.021939253</text:p>
          </table:table-cell>
          <table:table-cell office:value-type="float" office:value="0.018460851">
            <text:p>0.018460851</text:p>
          </table:table-cell>
          <table:table-cell office:value-type="float" office:value="0.016465135">
            <text:p>0.016465135</text:p>
          </table:table-cell>
          <table:table-cell office:value-type="float" office:value="0.017213434">
            <text:p>0.017213434</text:p>
          </table:table-cell>
          <table:table-cell office:value-type="float" office:value="0.011332759">
            <text:p>0.011332759</text:p>
          </table:table-cell>
          <table:table-cell office:value-type="float" office:value="0.0114541445">
            <text:p>0.0114541445</text:p>
          </table:table-cell>
          <table:table-cell office:value-type="float" office:value="0.014638044">
            <text:p>0.014638044</text:p>
          </table:table-cell>
          <table:table-cell office:value-type="float" office:value="0.012541062">
            <text:p>0.012541062</text:p>
          </table:table-cell>
          <table:table-cell office:value-type="float" office:value="0.01767819">
            <text:p>0.01767819</text:p>
          </table:table-cell>
          <table:table-cell office:value-type="float" office:value="0.0162774">
            <text:p>0.0162774</text:p>
          </table:table-cell>
          <table:table-cell office:value-type="float" office:value="0.017840967">
            <text:p>0.017840967</text:p>
          </table:table-cell>
          <table:table-cell office:value-type="float" office:value="0.017739356">
            <text:p>0.017739356</text:p>
          </table:table-cell>
          <table:table-cell office:value-type="float" office:value="0.017886765">
            <text:p>0.017886765</text:p>
          </table:table-cell>
          <table:table-cell office:value-type="float" office:value="0.022087155">
            <text:p>0.022087155</text:p>
          </table:table-cell>
          <table:table-cell office:value-type="float" office:value="0.01513336">
            <text:p>0.01513336</text:p>
          </table:table-cell>
          <table:table-cell office:value-type="float" office:value="0.016570505">
            <text:p>0.016570505</text:p>
          </table:table-cell>
          <table:table-cell office:value-type="float" office:value="0.01711697">
            <text:p>0.01711697</text:p>
          </table:table-cell>
          <table:table-cell office:value-type="float" office:value="0.018855754">
            <text:p>0.018855754</text:p>
          </table:table-cell>
          <table:table-cell office:value-type="float" office:value="0.024931876">
            <text:p>0.024931876</text:p>
          </table:table-cell>
          <table:table-cell office:value-type="float" office:value="0.023494055">
            <text:p>0.023494055</text:p>
          </table:table-cell>
          <table:table-cell office:value-type="float" office:value="0.029634425">
            <text:p>0.029634425</text:p>
          </table:table-cell>
          <table:table-cell office:value-type="float" office:value="0.024676548">
            <text:p>0.024676548</text:p>
          </table:table-cell>
          <table:table-cell office:value-type="float" office:value="0.023073737">
            <text:p>0.023073737</text:p>
          </table:table-cell>
          <table:table-cell office:value-type="float" office:value="0.026737208">
            <text:p>0.026737208</text:p>
          </table:table-cell>
          <table:table-cell office:value-type="float" office:value="0.024466312">
            <text:p>0.024466312</text:p>
          </table:table-cell>
          <table:table-cell office:value-type="float" office:value="0.019018015">
            <text:p>0.019018015</text:p>
          </table:table-cell>
          <table:table-cell office:value-type="float" office:value="0.017750207">
            <text:p>0.017750207</text:p>
          </table:table-cell>
          <table:table-cell office:value-type="float" office:value="0.01830031">
            <text:p>0.01830031</text:p>
          </table:table-cell>
          <table:table-cell office:value-type="float" office:value="0.018004693">
            <text:p>0.018004693</text:p>
          </table:table-cell>
          <table:table-cell office:value-type="float" office:value="0.019461138">
            <text:p>0.019461138</text:p>
          </table:table-cell>
          <table:table-cell office:value-type="float" office:value="0.020045208">
            <text:p>0.020045208</text:p>
          </table:table-cell>
          <table:table-cell office:value-type="float" office:value="0.020681567">
            <text:p>0.020681567</text:p>
          </table:table-cell>
          <table:table-cell office:value-type="float" office:value="0.018208178">
            <text:p>0.018208178</text:p>
          </table:table-cell>
          <table:table-cell office:value-type="float" office:value="0.01750897">
            <text:p>0.01750897</text:p>
          </table:table-cell>
          <table:table-cell office:value-type="float" office:value="0.016539222">
            <text:p>0.016539222</text:p>
          </table:table-cell>
          <table:table-cell office:value-type="float" office:value="0.014702042">
            <text:p>0.014702042</text:p>
          </table:table-cell>
          <table:table-cell office:value-type="float" office:value="0.015499283">
            <text:p>0.015499283</text:p>
          </table:table-cell>
          <table:table-cell office:value-type="float" office:value="0.015247804">
            <text:p>0.015247804</text:p>
          </table:table-cell>
          <table:table-cell office:value-type="float" office:value="0.015965857">
            <text:p>0.015965857</text:p>
          </table:table-cell>
          <table:table-cell office:value-type="float" office:value="0.016744006">
            <text:p>0.016744006</text:p>
          </table:table-cell>
          <table:table-cell office:value-type="float" office:value="0.016639609">
            <text:p>0.016639609</text:p>
          </table:table-cell>
          <table:table-cell office:value-type="float" office:value="0.015514583">
            <text:p>0.015514583</text:p>
          </table:table-cell>
          <table:table-cell office:value-type="float" office:value="0.013845014">
            <text:p>0.013845014</text:p>
          </table:table-cell>
          <table:table-cell office:value-type="float" office:value="0.012923496">
            <text:p>0.012923496</text:p>
          </table:table-cell>
          <table:table-cell office:value-type="float" office:value="0.011828119">
            <text:p>0.011828119</text:p>
          </table:table-cell>
          <table:table-cell office:value-type="float" office:value="0.011929311">
            <text:p>0.011929311</text:p>
          </table:table-cell>
          <table:table-cell office:value-type="float" office:value="0.011254777">
            <text:p>0.011254777</text:p>
          </table:table-cell>
          <table:table-cell office:value-type="float" office:value="0.01169266">
            <text:p>0.01169266</text:p>
          </table:table-cell>
          <table:table-cell office:value-type="float" office:value="0.00977095">
            <text:p>0.00977095</text:p>
          </table:table-cell>
          <table:table-cell office:value-type="float" office:value="0.0087258695">
            <text:p>0.0087258695</text:p>
          </table:table-cell>
          <table:table-cell office:value-type="float" office:value="0.008697731">
            <text:p>0.008697731</text:p>
          </table:table-cell>
          <table:table-cell office:value-type="float" office:value="0.00950635">
            <text:p>0.00950635</text:p>
          </table:table-cell>
          <table:table-cell office:value-type="float" office:value="0.009202247">
            <text:p>0.009202247</text:p>
          </table:table-cell>
          <table:table-cell office:value-type="float" office:value="0.008971939">
            <text:p>0.008971939</text:p>
          </table:table-cell>
          <table:table-cell office:value-type="float" office:value="0.008813104">
            <text:p>0.008813104</text:p>
          </table:table-cell>
          <table:table-cell office:value-type="float" office:value="0.008354376">
            <text:p>0.008354376</text:p>
          </table:table-cell>
          <table:table-cell office:value-type="float" office:value="0.008470611">
            <text:p>0.008470611</text:p>
          </table:table-cell>
          <table:table-cell office:value-type="float" office:value="0.008777386">
            <text:p>0.008777386</text:p>
          </table:table-cell>
          <table:table-cell office:value-type="float" office:value="0.0077049327">
            <text:p>0.0077049327</text:p>
          </table:table-cell>
          <table:table-cell office:value-type="float" office:value="0.0072625168">
            <text:p>0.0072625168</text:p>
          </table:table-cell>
          <table:table-cell office:value-type="float" office:value="0.0068039075">
            <text:p>0.0068039075</text:p>
          </table:table-cell>
          <table:table-cell office:value-type="float" office:value="0.0072457944">
            <text:p>0.0072457944</text:p>
          </table:table-cell>
          <table:table-cell office:value-type="float" office:value="0.006505014">
            <text:p>0.006505014</text:p>
          </table:table-cell>
          <table:table-cell office:value-type="float" office:value="0.0065869805">
            <text:p>0.0065869805</text:p>
          </table:table-cell>
          <table:table-cell office:value-type="float" office:value="0.0067474465">
            <text:p>0.0067474465</text:p>
          </table:table-cell>
          <table:table-cell office:value-type="float" office:value="0.007023801">
            <text:p>0.007023801</text:p>
          </table:table-cell>
          <table:table-cell office:value-type="float" office:value="0.0069739628">
            <text:p>0.0069739628</text:p>
          </table:table-cell>
          <table:table-cell office:value-type="float" office:value="0.006784939">
            <text:p>0.006784939</text:p>
          </table:table-cell>
          <table:table-cell office:value-type="float" office:value="0.0066771763">
            <text:p>0.0066771763</text:p>
          </table:table-cell>
          <table:table-cell office:value-type="float" office:value="0.0068349973">
            <text:p>0.0068349973</text:p>
          </table:table-cell>
          <table:table-cell office:value-type="float" office:value="0.006283668">
            <text:p>0.006283668</text:p>
          </table:table-cell>
          <table:table-cell office:value-type="float" office:value="0.0068194484">
            <text:p>0.0068194484</text:p>
          </table:table-cell>
          <table:table-cell office:value-type="float" office:value="0.006173661">
            <text:p>0.006173661</text:p>
          </table:table-cell>
          <table:table-cell office:value-type="float" office:value="0.0057942285">
            <text:p>0.0057942285</text:p>
          </table:table-cell>
          <table:table-cell office:value-type="float" office:value="0.005727926">
            <text:p>0.005727926</text:p>
          </table:table-cell>
          <table:table-cell office:value-type="float" office:value="0.0058803204">
            <text:p>0.0058803204</text:p>
          </table:table-cell>
          <table:table-cell office:value-type="float" office:value="0.0058880216">
            <text:p>0.0058880216</text:p>
          </table:table-cell>
          <table:table-cell office:value-type="float" office:value="0.0054536466">
            <text:p>0.0054536466</text:p>
          </table:table-cell>
          <table:table-cell office:value-type="float" office:value="0.0052747927">
            <text:p>0.0052747927</text:p>
          </table:table-cell>
          <table:table-cell office:value-type="float" office:value="0.00537488">
            <text:p>0.00537488</text:p>
          </table:table-cell>
          <table:table-cell office:value-type="float" office:value="0.0051365243">
            <text:p>0.0051365243</text:p>
          </table:table-cell>
          <table:table-cell office:value-type="float" office:value="0.0052045574">
            <text:p>0.0052045574</text:p>
          </table:table-cell>
          <table:table-cell office:value-type="float" office:value="0.0051596803">
            <text:p>0.0051596803</text:p>
          </table:table-cell>
          <table:table-cell office:value-type="float" office:value="0.005088651">
            <text:p>0.005088651</text:p>
          </table:table-cell>
          <table:table-cell office:value-type="float" office:value="0.0049465653">
            <text:p>0.0049465653</text:p>
          </table:table-cell>
          <table:table-cell office:value-type="float" office:value="0.005457565">
            <text:p>0.005457565</text:p>
          </table:table-cell>
          <table:table-cell office:value-type="float" office:value="0.0052545425">
            <text:p>0.0052545425</text:p>
          </table:table-cell>
          <table:table-cell office:value-type="float" office:value="0.0047078477">
            <text:p>0.0047078477</text:p>
          </table:table-cell>
          <table:table-cell office:value-type="float" office:value="0.004646287">
            <text:p>0.004646287</text:p>
          </table:table-cell>
          <table:table-cell office:value-type="float" office:value="0.0046391855">
            <text:p>0.0046391855</text:p>
          </table:table-cell>
          <table:table-cell office:value-type="float" office:value="0.004427431">
            <text:p>0.004427431</text:p>
          </table:table-cell>
          <table:table-cell office:value-type="float" office:value="0.0049596177">
            <text:p>0.0049596177</text:p>
          </table:table-cell>
          <table:table-cell office:value-type="float" office:value="0.004817999">
            <text:p>0.004817999</text:p>
          </table:table-cell>
          <table:table-cell office:value-type="float" office:value="0.004641264">
            <text:p>0.004641264</text:p>
          </table:table-cell>
          <table:table-cell office:value-type="float" office:value="0.0047286726">
            <text:p>0.0047286726</text:p>
          </table:table-cell>
          <table:table-cell office:value-type="float" office:value="0.0048190635">
            <text:p>0.0048190635</text:p>
          </table:table-cell>
          <table:table-cell office:value-type="float" office:value="0.004906518">
            <text:p>0.004906518</text:p>
          </table:table-cell>
          <table:table-cell office:value-type="float" office:value="0.0045120833">
            <text:p>0.0045120833</text:p>
          </table:table-cell>
          <table:table-cell office:value-type="float" office:value="0.0043047615">
            <text:p>0.0043047615</text:p>
          </table:table-cell>
          <table:table-cell office:value-type="float" office:value="0.0042548515">
            <text:p>0.0042548515</text:p>
          </table:table-cell>
          <table:table-cell office:value-type="float" office:value="0.004493355">
            <text:p>0.004493355</text:p>
          </table:table-cell>
          <table:table-cell office:value-type="float" office:value="0.004362341">
            <text:p>0.004362341</text:p>
          </table:table-cell>
          <table:table-cell office:value-type="float" office:value="0.004435969">
            <text:p>0.004435969</text:p>
          </table:table-cell>
          <table:table-cell office:value-type="float" office:value="0.0041242214">
            <text:p>0.0041242214</text:p>
          </table:table-cell>
          <table:table-cell office:value-type="float" office:value="0.0041262205">
            <text:p>0.0041262205</text:p>
          </table:table-cell>
          <table:table-cell office:value-type="float" office:value="0.004092864">
            <text:p>0.004092864</text:p>
          </table:table-cell>
          <table:table-cell office:value-type="float" office:value="0.0038823271">
            <text:p>0.0038823271</text:p>
          </table:table-cell>
          <table:table-cell office:value-type="float" office:value="0.0038871535">
            <text:p>0.0038871535</text:p>
          </table:table-cell>
          <table:table-cell office:value-type="float" office:value="0.004003518">
            <text:p>0.004003518</text:p>
          </table:table-cell>
          <table:table-cell office:value-type="float" office:value="0.0041129035">
            <text:p>0.0041129035</text:p>
          </table:table-cell>
          <table:table-cell office:value-type="float" office:value="0.0039384505">
            <text:p>0.0039384505</text:p>
          </table:table-cell>
          <table:table-cell office:value-type="float" office:value="0.003577177">
            <text:p>0.003577177</text:p>
          </table:table-cell>
          <table:table-cell office:value-type="float" office:value="0.0034805785">
            <text:p>0.0034805785</text:p>
          </table:table-cell>
          <table:table-cell office:value-type="float" office:value="0.0035942886">
            <text:p>0.0035942886</text:p>
          </table:table-cell>
          <table:table-cell office:value-type="float" office:value="0.0037361328">
            <text:p>0.0037361328</text:p>
          </table:table-cell>
          <table:table-cell office:value-type="float" office:value="0.0035364663">
            <text:p>0.0035364663</text:p>
          </table:table-cell>
          <table:table-cell office:value-type="float" office:value="0.0033515773">
            <text:p>0.0033515773</text:p>
          </table:table-cell>
          <table:table-cell office:value-type="float" office:value="0.0031786743">
            <text:p>0.0031786743</text:p>
          </table:table-cell>
          <table:table-cell office:value-type="float" office:value="0.0032799966">
            <text:p>0.0032799966</text:p>
          </table:table-cell>
          <table:table-cell office:value-type="float" office:value="0.0034048408">
            <text:p>0.0034048408</text:p>
          </table:table-cell>
          <table:table-cell office:value-type="float" office:value="0.0033414003">
            <text:p>0.0033414003</text:p>
          </table:table-cell>
          <table:table-cell office:value-type="float" office:value="0.0032974163">
            <text:p>0.0032974163</text:p>
          </table:table-cell>
          <table:table-cell office:value-type="float" office:value="0.003304977">
            <text:p>0.003304977</text:p>
          </table:table-cell>
          <table:table-cell office:value-type="float" office:value="0.0030999908">
            <text:p>0.0030999908</text:p>
          </table:table-cell>
          <table:table-cell office:value-type="float" office:value="0.0031787653">
            <text:p>0.0031787653</text:p>
          </table:table-cell>
          <table:table-cell office:value-type="float" office:value="0.0029545312">
            <text:p>0.0029545312</text:p>
          </table:table-cell>
          <table:table-cell office:value-type="float" office:value="0.0029156075">
            <text:p>0.0029156075</text:p>
          </table:table-cell>
          <table:table-cell office:value-type="float" office:value="0.0027445334">
            <text:p>0.0027445334</text:p>
          </table:table-cell>
          <table:table-cell office:value-type="float" office:value="0.0027240142">
            <text:p>0.0027240142</text:p>
          </table:table-cell>
          <table:table-cell office:value-type="float" office:value="0.0027450847">
            <text:p>0.0027450847</text:p>
          </table:table-cell>
          <table:table-cell office:value-type="float" office:value="0.002680106">
            <text:p>0.002680106</text:p>
          </table:table-cell>
          <table:table-cell office:value-type="float" office:value="0.0026390136">
            <text:p>0.0026390136</text:p>
          </table:table-cell>
          <table:table-cell office:value-type="float" office:value="0.002512289">
            <text:p>0.002512289</text:p>
          </table:table-cell>
          <table:table-cell office:value-type="float" office:value="0.0024801735">
            <text:p>0.0024801735</text:p>
          </table:table-cell>
          <table:table-cell office:value-type="float" office:value="0.0024461548">
            <text:p>0.0024461548</text:p>
          </table:table-cell>
          <table:table-cell office:value-type="float" office:value="0.0024710984">
            <text:p>0.0024710984</text:p>
          </table:table-cell>
          <table:table-cell office:value-type="float" office:value="0.0023716658">
            <text:p>0.0023716658</text:p>
          </table:table-cell>
          <table:table-cell office:value-type="float" office:value="0.0023971424">
            <text:p>0.0023971424</text:p>
          </table:table-cell>
          <table:table-cell office:value-type="float" office:value="0.002459717">
            <text:p>0.002459717</text:p>
          </table:table-cell>
          <table:table-cell office:value-type="float" office:value="0.0023327041">
            <text:p>0.0023327041</text:p>
          </table:table-cell>
          <table:table-cell office:value-type="float" office:value="0.0022418287">
            <text:p>0.0022418287</text:p>
          </table:table-cell>
          <table:table-cell office:value-type="float" office:value="0.0022423032">
            <text:p>0.0022423032</text:p>
          </table:table-cell>
          <table:table-cell office:value-type="float" office:value="0.0021910968">
            <text:p>0.0021910968</text:p>
          </table:table-cell>
          <table:table-cell office:value-type="float" office:value="0.0021669285">
            <text:p>0.0021669285</text:p>
          </table:table-cell>
          <table:table-cell office:value-type="float" office:value="0.0022107346">
            <text:p>0.0022107346</text:p>
          </table:table-cell>
          <table:table-cell office:value-type="float" office:value="0.0021027962">
            <text:p>0.0021027962</text:p>
          </table:table-cell>
          <table:table-cell office:value-type="float" office:value="0.0022472523">
            <text:p>0.0022472523</text:p>
          </table:table-cell>
          <table:table-cell office:value-type="float" office:value="0.0022686354">
            <text:p>0.0022686354</text:p>
          </table:table-cell>
          <table:table-cell office:value-type="float" office:value="0.0021055036">
            <text:p>0.0021055036</text:p>
          </table:table-cell>
          <table:table-cell office:value-type="float" office:value="0.0018951582">
            <text:p>0.0018951582</text:p>
          </table:table-cell>
          <table:table-cell office:value-type="float" office:value="0.0016954145">
            <text:p>0.0016954145</text:p>
          </table:table-cell>
          <table:table-cell office:value-type="float" office:value="0.0017108618">
            <text:p>0.0017108618</text:p>
          </table:table-cell>
          <table:table-cell office:value-type="float" office:value="0.0017478428">
            <text:p>0.0017478428</text:p>
          </table:table-cell>
          <table:table-cell office:value-type="float" office:value="0.0017146834">
            <text:p>0.0017146834</text:p>
          </table:table-cell>
          <table:table-cell office:value-type="float" office:value="0.001650014">
            <text:p>0.001650014</text:p>
          </table:table-cell>
          <table:table-cell office:value-type="float" office:value="0.0015951656">
            <text:p>0.0015951656</text:p>
          </table:table-cell>
          <table:table-cell office:value-type="float" office:value="0.0014806748">
            <text:p>0.0014806748</text:p>
          </table:table-cell>
          <table:table-cell office:value-type="float" office:value="0.0014153344">
            <text:p>0.0014153344</text:p>
          </table:table-cell>
          <table:table-cell office:value-type="float" office:value="0.0012736772">
            <text:p>0.0012736772</text:p>
          </table:table-cell>
          <table:table-cell office:value-type="float" office:value="0.0012678333">
            <text:p>0.0012678333</text:p>
          </table:table-cell>
          <table:table-cell office:value-type="float" office:value="0.0013202574">
            <text:p>0.0013202574</text:p>
          </table:table-cell>
          <table:table-cell office:value-type="float" office:value="0.0013617623">
            <text:p>0.0013617623</text:p>
          </table:table-cell>
          <table:table-cell office:value-type="float" office:value="0.001390826">
            <text:p>0.001390826</text:p>
          </table:table-cell>
          <table:table-cell office:value-type="float" office:value="0.0013354581">
            <text:p>0.0013354581</text:p>
          </table:table-cell>
          <table:table-cell office:value-type="float" office:value="0.0012812739">
            <text:p>0.0012812739</text:p>
          </table:table-cell>
          <table:table-cell office:value-type="float" office:value="0.001271119">
            <text:p>0.001271119</text:p>
          </table:table-cell>
          <table:table-cell office:value-type="float" office:value="0.0013180267">
            <text:p>0.0013180267</text:p>
          </table:table-cell>
          <table:table-cell office:value-type="float" office:value="0.0013886616">
            <text:p>0.0013886616</text:p>
          </table:table-cell>
          <table:table-cell office:value-type="float" office:value="0.0014582573">
            <text:p>0.0014582573</text:p>
          </table:table-cell>
          <table:table-cell office:value-type="float" office:value="0.0014277865">
            <text:p>0.0014277865</text:p>
          </table:table-cell>
          <table:table-cell office:value-type="float" office:value="0.0014816896">
            <text:p>0.0014816896</text:p>
          </table:table-cell>
          <table:table-cell office:value-type="float" office:value="0.0013280421">
            <text:p>0.0013280421</text:p>
          </table:table-cell>
          <table:table-cell office:value-type="float" office:value="0.0012823228">
            <text:p>0.0012823228</text:p>
          </table:table-cell>
          <table:table-cell office:value-type="float" office:value="0.0012211925">
            <text:p>0.0012211925</text:p>
          </table:table-cell>
          <table:table-cell office:value-type="float" office:value="0.0011841113">
            <text:p>0.0011841113</text:p>
          </table:table-cell>
          <table:table-cell office:value-type="float" office:value="0.0011523439">
            <text:p>0.0011523439</text:p>
          </table:table-cell>
          <table:table-cell office:value-type="float" office:value="0.0011316903">
            <text:p>0.0011316903</text:p>
          </table:table-cell>
          <table:table-cell office:value-type="float" office:value="0.0011524927">
            <text:p>0.0011524927</text:p>
          </table:table-cell>
          <table:table-cell office:value-type="float" office:value="0.0011610343">
            <text:p>0.0011610343</text:p>
          </table:table-cell>
          <table:table-cell office:value-type="float" office:value="0.00113522">
            <text:p>0.00113522</text:p>
          </table:table-cell>
          <table:table-cell office:value-type="float" office:value="0.0011358922">
            <text:p>0.0011358922</text:p>
          </table:table-cell>
          <table:table-cell office:value-type="float" office:value="0.0010875596">
            <text:p>0.0010875596</text:p>
          </table:table-cell>
          <table:table-cell office:value-type="float" office:value="0.0011038146">
            <text:p>0.0011038146</text:p>
          </table:table-cell>
          <table:table-cell office:value-type="float" office:value="0.0011293741">
            <text:p>0.0011293741</text:p>
          </table:table-cell>
          <table:table-cell office:value-type="float" office:value="0.0010925247">
            <text:p>0.0010925247</text:p>
          </table:table-cell>
          <table:table-cell office:value-type="float" office:value="0.0010941682">
            <text:p>0.0010941682</text:p>
          </table:table-cell>
          <table:table-cell office:value-type="float" office:value="0.0010589792">
            <text:p>0.0010589792</text:p>
          </table:table-cell>
          <table:table-cell office:value-type="float" office:value="0.0010307604">
            <text:p>0.0010307604</text:p>
          </table:table-cell>
          <table:table-cell office:value-type="float" office:value="0.0011257633">
            <text:p>0.0011257633</text:p>
          </table:table-cell>
          <table:table-cell office:value-type="float" office:value="0.0012309527">
            <text:p>0.0012309527</text:p>
          </table:table-cell>
          <table:table-cell office:value-type="float" office:value="0.0012548782">
            <text:p>0.0012548782</text:p>
          </table:table-cell>
          <table:table-cell office:value-type="float" office:value="0.0012235177">
            <text:p>0.0012235177</text:p>
          </table:table-cell>
          <table:table-cell office:value-type="float" office:value="0.001165605">
            <text:p>0.001165605</text:p>
          </table:table-cell>
          <table:table-cell office:value-type="float" office:value="0.0010974754">
            <text:p>0.0010974754</text:p>
          </table:table-cell>
          <table:table-cell office:value-type="float" office:value="0.0010809588">
            <text:p>0.0010809588</text:p>
          </table:table-cell>
          <table:table-cell office:value-type="float" office:value="0.0010462505">
            <text:p>0.0010462505</text:p>
          </table:table-cell>
          <table:table-cell office:value-type="float" office:value="0.0010723337">
            <text:p>0.0010723337</text:p>
          </table:table-cell>
          <table:table-cell office:value-type="float" office:value="0.0010963758">
            <text:p>0.0010963758</text:p>
          </table:table-cell>
          <table:table-cell table:style-name="Default" office:value-type="float" office:value="0.0011218055">
            <text:p>0.0011218055</text:p>
          </table:table-cell>
          <table:table-cell table:style-name="Default" office:value-type="float" office:value="0.0010953773">
            <text:p>0.0010953773</text:p>
          </table:table-cell>
          <table:table-cell office:value-type="float" office:value="0.0011537578">
            <text:p>0.0011537578</text:p>
          </table:table-cell>
          <table:table-cell office:value-type="float" office:value="0.0011805621">
            <text:p>0.0011805621</text:p>
          </table:table-cell>
          <table:table-cell office:value-type="float" office:value="0.0011070484">
            <text:p>0.0011070484</text:p>
          </table:table-cell>
          <table:table-cell office:value-type="float" office:value="0.0011192166">
            <text:p>0.0011192166</text:p>
          </table:table-cell>
          <table:table-cell office:value-type="float" office:value="0.0011544437">
            <text:p>0.0011544437</text:p>
          </table:table-cell>
          <table:table-cell office:value-type="float" office:value="0.0012231207">
            <text:p>0.0012231207</text:p>
          </table:table-cell>
          <table:table-cell office:value-type="float" office:value="0.0012385781">
            <text:p>0.0012385781</text:p>
          </table:table-cell>
          <table:table-cell office:value-type="float" office:value="0.0014241082">
            <text:p>0.0014241082</text:p>
          </table:table-cell>
          <table:table-cell office:value-type="float" office:value="0.0014387709">
            <text:p>0.0014387709</text:p>
          </table:table-cell>
          <table:table-cell office:value-type="float" office:value="0.0014343514">
            <text:p>0.0014343514</text:p>
          </table:table-cell>
          <table:table-cell office:value-type="float" office:value="0.0012934979">
            <text:p>0.0012934979</text:p>
          </table:table-cell>
          <table:table-cell office:value-type="float" office:value="0.0012611718">
            <text:p>0.0012611718</text:p>
          </table:table-cell>
          <table:table-cell office:value-type="float" office:value="0.0010887756">
            <text:p>0.0010887756</text:p>
          </table:table-cell>
          <table:table-cell office:value-type="float" office:value="0.001121655">
            <text:p>0.001121655</text:p>
          </table:table-cell>
          <table:table-cell office:value-type="float" office:value="0.0011428661">
            <text:p>0.0011428661</text:p>
          </table:table-cell>
          <table:table-cell office:value-type="float" office:value="0.0011648202">
            <text:p>0.0011648202</text:p>
          </table:table-cell>
          <table:table-cell office:value-type="float" office:value="0.0011217218">
            <text:p>0.0011217218</text:p>
          </table:table-cell>
          <table:table-cell office:value-type="float" office:value="0.0010864795">
            <text:p>0.0010864795</text:p>
          </table:table-cell>
          <table:table-cell office:value-type="float" office:value="0.0011025423">
            <text:p>0.0011025423</text:p>
          </table:table-cell>
          <table:table-cell office:value-type="float" office:value="0.0010657026">
            <text:p>0.0010657026</text:p>
          </table:table-cell>
          <table:table-cell office:value-type="float" office:value="0.0011481261">
            <text:p>0.0011481261</text:p>
          </table:table-cell>
          <table:table-cell office:value-type="float" office:value="0.0012551467">
            <text:p>0.0012551467</text:p>
          </table:table-cell>
          <table:table-cell office:value-type="float" office:value="0.0012610988">
            <text:p>0.0012610988</text:p>
          </table:table-cell>
          <table:table-cell office:value-type="float" office:value="0.0013606132">
            <text:p>0.0013606132</text:p>
          </table:table-cell>
          <table:table-cell office:value-type="float" office:value="0.0014786922">
            <text:p>0.0014786922</text:p>
          </table:table-cell>
          <table:table-cell office:value-type="float" office:value="0.00157397">
            <text:p>0.00157397</text:p>
          </table:table-cell>
          <table:table-cell office:value-type="float" office:value="0.0015186231">
            <text:p>0.0015186231</text:p>
          </table:table-cell>
          <table:table-cell office:value-type="float" office:value="0.0014308128">
            <text:p>0.0014308128</text:p>
          </table:table-cell>
          <table:table-cell office:value-type="float" office:value="0.0013877812">
            <text:p>0.0013877812</text:p>
          </table:table-cell>
          <table:table-cell office:value-type="float" office:value="0.0012119886">
            <text:p>0.0012119886</text:p>
          </table:table-cell>
          <table:table-cell office:value-type="float" office:value="0.0011862364">
            <text:p>0.0011862364</text:p>
          </table:table-cell>
          <table:table-cell office:value-type="float" office:value="0.0012301892">
            <text:p>0.0012301892</text:p>
          </table:table-cell>
          <table:table-cell office:value-type="float" office:value="0.0012478187">
            <text:p>0.0012478187</text:p>
          </table:table-cell>
          <table:table-cell office:value-type="float" office:value="0.0011567009">
            <text:p>0.0011567009</text:p>
          </table:table-cell>
          <table:table-cell office:value-type="float" office:value="0.0010788825">
            <text:p>0.0010788825</text:p>
          </table:table-cell>
          <table:table-cell office:value-type="float" office:value="0.0010438171">
            <text:p>0.0010438171</text:p>
          </table:table-cell>
          <table:table-cell office:value-type="float" office:value="0.001018901">
            <text:p>0.001018901</text:p>
          </table:table-cell>
          <table:table-cell office:value-type="float" office:value="0.0010171379">
            <text:p>0.0010171379</text:p>
          </table:table-cell>
          <table:table-cell office:value-type="float" office:value="0.0010184533">
            <text:p>0.0010184533</text:p>
          </table:table-cell>
          <table:table-cell office:value-type="float" office:value="0.001019736">
            <text:p>0.001019736</text:p>
          </table:table-cell>
          <table:table-cell office:value-type="float" office:value="0.0010258292">
            <text:p>0.0010258292</text:p>
          </table:table-cell>
          <table:table-cell office:value-type="float" office:value="0.001028201">
            <text:p>0.001028201</text:p>
          </table:table-cell>
          <table:table-cell office:value-type="float" office:value="0.0010302112">
            <text:p>0.0010302112</text:p>
          </table:table-cell>
          <table:table-cell office:value-type="float" office:value="0.0010332614">
            <text:p>0.0010332614</text:p>
          </table:table-cell>
          <table:table-cell office:value-type="float" office:value="0.0010385931">
            <text:p>0.0010385931</text:p>
          </table:table-cell>
          <table:table-cell office:value-type="float" office:value="0.0010427812">
            <text:p>0.0010427812</text:p>
          </table:table-cell>
          <table:table-cell office:value-type="float" office:value="0.0010434738">
            <text:p>0.0010434738</text:p>
          </table:table-cell>
          <table:table-cell office:value-type="float" office:value="0.0010455862">
            <text:p>0.0010455862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01 - The Grudge.mp3</text:p>
          </table:table-cell>
          <table:table-cell office:value-type="float" office:value="0.12774055">
            <text:p>0.12774055</text:p>
          </table:table-cell>
          <table:table-cell office:value-type="float" office:value="0.18510553">
            <text:p>0.18510553</text:p>
          </table:table-cell>
          <table:table-cell office:value-type="float" office:value="0.076455586">
            <text:p>0.076455586</text:p>
          </table:table-cell>
          <table:table-cell office:value-type="float" office:value="0.04870645">
            <text:p>0.04870645</text:p>
          </table:table-cell>
          <table:table-cell office:value-type="float" office:value="0.03396877">
            <text:p>0.03396877</text:p>
          </table:table-cell>
          <table:table-cell office:value-type="float" office:value="0.034497246">
            <text:p>0.034497246</text:p>
          </table:table-cell>
          <table:table-cell office:value-type="float" office:value="0.029149337">
            <text:p>0.029149337</text:p>
          </table:table-cell>
          <table:table-cell office:value-type="float" office:value="0.025176084">
            <text:p>0.025176084</text:p>
          </table:table-cell>
          <table:table-cell office:value-type="float" office:value="0.023646448">
            <text:p>0.023646448</text:p>
          </table:table-cell>
          <table:table-cell office:value-type="float" office:value="0.026802622">
            <text:p>0.026802622</text:p>
          </table:table-cell>
          <table:table-cell office:value-type="float" office:value="0.02597358">
            <text:p>0.02597358</text:p>
          </table:table-cell>
          <table:table-cell office:value-type="float" office:value="0.02024941">
            <text:p>0.02024941</text:p>
          </table:table-cell>
          <table:table-cell office:value-type="float" office:value="0.021418843">
            <text:p>0.021418843</text:p>
          </table:table-cell>
          <table:table-cell office:value-type="float" office:value="0.026988667">
            <text:p>0.026988667</text:p>
          </table:table-cell>
          <table:table-cell office:value-type="float" office:value="0.029914903">
            <text:p>0.029914903</text:p>
          </table:table-cell>
          <table:table-cell office:value-type="float" office:value="0.027839556">
            <text:p>0.027839556</text:p>
          </table:table-cell>
          <table:table-cell office:value-type="float" office:value="0.02631862">
            <text:p>0.02631862</text:p>
          </table:table-cell>
          <table:table-cell office:value-type="float" office:value="0.028912865">
            <text:p>0.028912865</text:p>
          </table:table-cell>
          <table:table-cell office:value-type="float" office:value="0.03515362">
            <text:p>0.03515362</text:p>
          </table:table-cell>
          <table:table-cell office:value-type="float" office:value="0.03262045">
            <text:p>0.03262045</text:p>
          </table:table-cell>
          <table:table-cell office:value-type="float" office:value="0.03373416">
            <text:p>0.03373416</text:p>
          </table:table-cell>
          <table:table-cell office:value-type="float" office:value="0.027859287">
            <text:p>0.027859287</text:p>
          </table:table-cell>
          <table:table-cell office:value-type="float" office:value="0.029811073">
            <text:p>0.029811073</text:p>
          </table:table-cell>
          <table:table-cell office:value-type="float" office:value="0.0374734">
            <text:p>0.0374734</text:p>
          </table:table-cell>
          <table:table-cell office:value-type="float" office:value="0.047233194">
            <text:p>0.047233194</text:p>
          </table:table-cell>
          <table:table-cell office:value-type="float" office:value="0.05194274">
            <text:p>0.05194274</text:p>
          </table:table-cell>
          <table:table-cell office:value-type="float" office:value="0.046879463">
            <text:p>0.046879463</text:p>
          </table:table-cell>
          <table:table-cell office:value-type="float" office:value="0.057348303">
            <text:p>0.057348303</text:p>
          </table:table-cell>
          <table:table-cell office:value-type="float" office:value="0.056681108">
            <text:p>0.056681108</text:p>
          </table:table-cell>
          <table:table-cell office:value-type="float" office:value="0.050159436">
            <text:p>0.050159436</text:p>
          </table:table-cell>
          <table:table-cell office:value-type="float" office:value="0.04631487">
            <text:p>0.04631487</text:p>
          </table:table-cell>
          <table:table-cell office:value-type="float" office:value="0.043264326">
            <text:p>0.043264326</text:p>
          </table:table-cell>
          <table:table-cell office:value-type="float" office:value="0.037199978">
            <text:p>0.037199978</text:p>
          </table:table-cell>
          <table:table-cell office:value-type="float" office:value="0.034101535">
            <text:p>0.034101535</text:p>
          </table:table-cell>
          <table:table-cell office:value-type="float" office:value="0.04045056">
            <text:p>0.04045056</text:p>
          </table:table-cell>
          <table:table-cell office:value-type="float" office:value="0.043862138">
            <text:p>0.043862138</text:p>
          </table:table-cell>
          <table:table-cell office:value-type="float" office:value="0.0474272">
            <text:p>0.0474272</text:p>
          </table:table-cell>
          <table:table-cell office:value-type="float" office:value="0.047212925">
            <text:p>0.047212925</text:p>
          </table:table-cell>
          <table:table-cell office:value-type="float" office:value="0.043139387">
            <text:p>0.043139387</text:p>
          </table:table-cell>
          <table:table-cell office:value-type="float" office:value="0.041032784">
            <text:p>0.041032784</text:p>
          </table:table-cell>
          <table:table-cell office:value-type="float" office:value="0.03742359">
            <text:p>0.03742359</text:p>
          </table:table-cell>
          <table:table-cell office:value-type="float" office:value="0.03673969">
            <text:p>0.03673969</text:p>
          </table:table-cell>
          <table:table-cell office:value-type="float" office:value="0.033560805">
            <text:p>0.033560805</text:p>
          </table:table-cell>
          <table:table-cell office:value-type="float" office:value="0.033817053">
            <text:p>0.033817053</text:p>
          </table:table-cell>
          <table:table-cell office:value-type="float" office:value="0.034260664">
            <text:p>0.034260664</text:p>
          </table:table-cell>
          <table:table-cell office:value-type="float" office:value="0.031105561">
            <text:p>0.031105561</text:p>
          </table:table-cell>
          <table:table-cell office:value-type="float" office:value="0.028731924">
            <text:p>0.028731924</text:p>
          </table:table-cell>
          <table:table-cell office:value-type="float" office:value="0.031533085">
            <text:p>0.031533085</text:p>
          </table:table-cell>
          <table:table-cell office:value-type="float" office:value="0.035021465">
            <text:p>0.035021465</text:p>
          </table:table-cell>
          <table:table-cell office:value-type="float" office:value="0.031144619">
            <text:p>0.031144619</text:p>
          </table:table-cell>
          <table:table-cell office:value-type="float" office:value="0.029137995">
            <text:p>0.029137995</text:p>
          </table:table-cell>
          <table:table-cell office:value-type="float" office:value="0.028925844">
            <text:p>0.028925844</text:p>
          </table:table-cell>
          <table:table-cell office:value-type="float" office:value="0.026725296">
            <text:p>0.026725296</text:p>
          </table:table-cell>
          <table:table-cell office:value-type="float" office:value="0.02460948">
            <text:p>0.02460948</text:p>
          </table:table-cell>
          <table:table-cell office:value-type="float" office:value="0.02178894">
            <text:p>0.02178894</text:p>
          </table:table-cell>
          <table:table-cell office:value-type="float" office:value="0.02114797">
            <text:p>0.02114797</text:p>
          </table:table-cell>
          <table:table-cell office:value-type="float" office:value="0.019802185">
            <text:p>0.019802185</text:p>
          </table:table-cell>
          <table:table-cell office:value-type="float" office:value="0.018316153">
            <text:p>0.018316153</text:p>
          </table:table-cell>
          <table:table-cell office:value-type="float" office:value="0.018495075">
            <text:p>0.018495075</text:p>
          </table:table-cell>
          <table:table-cell office:value-type="float" office:value="0.018333534">
            <text:p>0.018333534</text:p>
          </table:table-cell>
          <table:table-cell office:value-type="float" office:value="0.017746588">
            <text:p>0.017746588</text:p>
          </table:table-cell>
          <table:table-cell office:value-type="float" office:value="0.021639187">
            <text:p>0.021639187</text:p>
          </table:table-cell>
          <table:table-cell office:value-type="float" office:value="0.016040154">
            <text:p>0.016040154</text:p>
          </table:table-cell>
          <table:table-cell office:value-type="float" office:value="0.01520093">
            <text:p>0.01520093</text:p>
          </table:table-cell>
          <table:table-cell office:value-type="float" office:value="0.014331589">
            <text:p>0.014331589</text:p>
          </table:table-cell>
          <table:table-cell office:value-type="float" office:value="0.014305099">
            <text:p>0.014305099</text:p>
          </table:table-cell>
          <table:table-cell office:value-type="float" office:value="0.014171512">
            <text:p>0.014171512</text:p>
          </table:table-cell>
          <table:table-cell office:value-type="float" office:value="0.013679938">
            <text:p>0.013679938</text:p>
          </table:table-cell>
          <table:table-cell office:value-type="float" office:value="0.014659392">
            <text:p>0.014659392</text:p>
          </table:table-cell>
          <table:table-cell office:value-type="float" office:value="0.014576626">
            <text:p>0.014576626</text:p>
          </table:table-cell>
          <table:table-cell office:value-type="float" office:value="0.014005775">
            <text:p>0.014005775</text:p>
          </table:table-cell>
          <table:table-cell office:value-type="float" office:value="0.014199262">
            <text:p>0.014199262</text:p>
          </table:table-cell>
          <table:table-cell office:value-type="float" office:value="0.01637867">
            <text:p>0.01637867</text:p>
          </table:table-cell>
          <table:table-cell office:value-type="float" office:value="0.014777206">
            <text:p>0.014777206</text:p>
          </table:table-cell>
          <table:table-cell office:value-type="float" office:value="0.013522706">
            <text:p>0.013522706</text:p>
          </table:table-cell>
          <table:table-cell office:value-type="float" office:value="0.0121986605">
            <text:p>0.0121986605</text:p>
          </table:table-cell>
          <table:table-cell office:value-type="float" office:value="0.0119310105">
            <text:p>0.0119310105</text:p>
          </table:table-cell>
          <table:table-cell office:value-type="float" office:value="0.012106736">
            <text:p>0.012106736</text:p>
          </table:table-cell>
          <table:table-cell office:value-type="float" office:value="0.013238736">
            <text:p>0.013238736</text:p>
          </table:table-cell>
          <table:table-cell office:value-type="float" office:value="0.012958879">
            <text:p>0.012958879</text:p>
          </table:table-cell>
          <table:table-cell office:value-type="float" office:value="0.010792737">
            <text:p>0.010792737</text:p>
          </table:table-cell>
          <table:table-cell office:value-type="float" office:value="0.011078552">
            <text:p>0.011078552</text:p>
          </table:table-cell>
          <table:table-cell office:value-type="float" office:value="0.011842071">
            <text:p>0.011842071</text:p>
          </table:table-cell>
          <table:table-cell office:value-type="float" office:value="0.012199773">
            <text:p>0.012199773</text:p>
          </table:table-cell>
          <table:table-cell office:value-type="float" office:value="0.010551356">
            <text:p>0.010551356</text:p>
          </table:table-cell>
          <table:table-cell office:value-type="float" office:value="0.010391674">
            <text:p>0.010391674</text:p>
          </table:table-cell>
          <table:table-cell office:value-type="float" office:value="0.011155903">
            <text:p>0.011155903</text:p>
          </table:table-cell>
          <table:table-cell office:value-type="float" office:value="0.012110143">
            <text:p>0.012110143</text:p>
          </table:table-cell>
          <table:table-cell office:value-type="float" office:value="0.010347439">
            <text:p>0.010347439</text:p>
          </table:table-cell>
          <table:table-cell office:value-type="float" office:value="0.011074113">
            <text:p>0.011074113</text:p>
          </table:table-cell>
          <table:table-cell office:value-type="float" office:value="0.009842883">
            <text:p>0.009842883</text:p>
          </table:table-cell>
          <table:table-cell office:value-type="float" office:value="0.010845022">
            <text:p>0.010845022</text:p>
          </table:table-cell>
          <table:table-cell office:value-type="float" office:value="0.009965991">
            <text:p>0.009965991</text:p>
          </table:table-cell>
          <table:table-cell office:value-type="float" office:value="0.010878748">
            <text:p>0.010878748</text:p>
          </table:table-cell>
          <table:table-cell office:value-type="float" office:value="0.011197217">
            <text:p>0.011197217</text:p>
          </table:table-cell>
          <table:table-cell office:value-type="float" office:value="0.009120055">
            <text:p>0.009120055</text:p>
          </table:table-cell>
          <table:table-cell office:value-type="float" office:value="0.009130119">
            <text:p>0.009130119</text:p>
          </table:table-cell>
          <table:table-cell office:value-type="float" office:value="0.010531321">
            <text:p>0.010531321</text:p>
          </table:table-cell>
          <table:table-cell office:value-type="float" office:value="0.008570658">
            <text:p>0.008570658</text:p>
          </table:table-cell>
          <table:table-cell office:value-type="float" office:value="0.008677543">
            <text:p>0.008677543</text:p>
          </table:table-cell>
          <table:table-cell office:value-type="float" office:value="0.009199885">
            <text:p>0.009199885</text:p>
          </table:table-cell>
          <table:table-cell office:value-type="float" office:value="0.009870526">
            <text:p>0.009870526</text:p>
          </table:table-cell>
          <table:table-cell office:value-type="float" office:value="0.009596837">
            <text:p>0.009596837</text:p>
          </table:table-cell>
          <table:table-cell office:value-type="float" office:value="0.0095021855">
            <text:p>0.0095021855</text:p>
          </table:table-cell>
          <table:table-cell office:value-type="float" office:value="0.009238241">
            <text:p>0.009238241</text:p>
          </table:table-cell>
          <table:table-cell office:value-type="float" office:value="0.0076850588">
            <text:p>0.0076850588</text:p>
          </table:table-cell>
          <table:table-cell office:value-type="float" office:value="0.008079876">
            <text:p>0.008079876</text:p>
          </table:table-cell>
          <table:table-cell office:value-type="float" office:value="0.0085952515">
            <text:p>0.0085952515</text:p>
          </table:table-cell>
          <table:table-cell office:value-type="float" office:value="0.008754956">
            <text:p>0.008754956</text:p>
          </table:table-cell>
          <table:table-cell office:value-type="float" office:value="0.007949948">
            <text:p>0.007949948</text:p>
          </table:table-cell>
          <table:table-cell office:value-type="float" office:value="0.008801818">
            <text:p>0.008801818</text:p>
          </table:table-cell>
          <table:table-cell office:value-type="float" office:value="0.008368909">
            <text:p>0.008368909</text:p>
          </table:table-cell>
          <table:table-cell office:value-type="float" office:value="0.008125439">
            <text:p>0.008125439</text:p>
          </table:table-cell>
          <table:table-cell office:value-type="float" office:value="0.00839426">
            <text:p>0.00839426</text:p>
          </table:table-cell>
          <table:table-cell office:value-type="float" office:value="0.0084202215">
            <text:p>0.0084202215</text:p>
          </table:table-cell>
          <table:table-cell office:value-type="float" office:value="0.00812766">
            <text:p>0.00812766</text:p>
          </table:table-cell>
          <table:table-cell office:value-type="float" office:value="0.008180316">
            <text:p>0.008180316</text:p>
          </table:table-cell>
          <table:table-cell office:value-type="float" office:value="0.008878363">
            <text:p>0.008878363</text:p>
          </table:table-cell>
          <table:table-cell office:value-type="float" office:value="0.009914149">
            <text:p>0.009914149</text:p>
          </table:table-cell>
          <table:table-cell office:value-type="float" office:value="0.007670539">
            <text:p>0.007670539</text:p>
          </table:table-cell>
          <table:table-cell office:value-type="float" office:value="0.0077556167">
            <text:p>0.0077556167</text:p>
          </table:table-cell>
          <table:table-cell office:value-type="float" office:value="0.0077868463">
            <text:p>0.0077868463</text:p>
          </table:table-cell>
          <table:table-cell office:value-type="float" office:value="0.008196416">
            <text:p>0.008196416</text:p>
          </table:table-cell>
          <table:table-cell office:value-type="float" office:value="0.007834726">
            <text:p>0.007834726</text:p>
          </table:table-cell>
          <table:table-cell office:value-type="float" office:value="0.007309508">
            <text:p>0.007309508</text:p>
          </table:table-cell>
          <table:table-cell office:value-type="float" office:value="0.0070973267">
            <text:p>0.0070973267</text:p>
          </table:table-cell>
          <table:table-cell office:value-type="float" office:value="0.007860756">
            <text:p>0.007860756</text:p>
          </table:table-cell>
          <table:table-cell office:value-type="float" office:value="0.0075720474">
            <text:p>0.0075720474</text:p>
          </table:table-cell>
          <table:table-cell office:value-type="float" office:value="0.0078372825">
            <text:p>0.0078372825</text:p>
          </table:table-cell>
          <table:table-cell office:value-type="float" office:value="0.006879201">
            <text:p>0.006879201</text:p>
          </table:table-cell>
          <table:table-cell office:value-type="float" office:value="0.007714864">
            <text:p>0.007714864</text:p>
          </table:table-cell>
          <table:table-cell office:value-type="float" office:value="0.007509856">
            <text:p>0.007509856</text:p>
          </table:table-cell>
          <table:table-cell office:value-type="float" office:value="0.00651666">
            <text:p>0.00651666</text:p>
          </table:table-cell>
          <table:table-cell office:value-type="float" office:value="0.0069136987">
            <text:p>0.0069136987</text:p>
          </table:table-cell>
          <table:table-cell office:value-type="float" office:value="0.0067233033">
            <text:p>0.0067233033</text:p>
          </table:table-cell>
          <table:table-cell office:value-type="float" office:value="0.0064495066">
            <text:p>0.0064495066</text:p>
          </table:table-cell>
          <table:table-cell office:value-type="float" office:value="0.0063384124">
            <text:p>0.0063384124</text:p>
          </table:table-cell>
          <table:table-cell office:value-type="float" office:value="0.006814664">
            <text:p>0.006814664</text:p>
          </table:table-cell>
          <table:table-cell office:value-type="float" office:value="0.0074537275">
            <text:p>0.0074537275</text:p>
          </table:table-cell>
          <table:table-cell office:value-type="float" office:value="0.0071373605">
            <text:p>0.0071373605</text:p>
          </table:table-cell>
          <table:table-cell office:value-type="float" office:value="0.006433374">
            <text:p>0.006433374</text:p>
          </table:table-cell>
          <table:table-cell office:value-type="float" office:value="0.006532396">
            <text:p>0.006532396</text:p>
          </table:table-cell>
          <table:table-cell office:value-type="float" office:value="0.006378582">
            <text:p>0.006378582</text:p>
          </table:table-cell>
          <table:table-cell office:value-type="float" office:value="0.0065155397">
            <text:p>0.0065155397</text:p>
          </table:table-cell>
          <table:table-cell office:value-type="float" office:value="0.006247521">
            <text:p>0.006247521</text:p>
          </table:table-cell>
          <table:table-cell office:value-type="float" office:value="0.0060906145">
            <text:p>0.0060906145</text:p>
          </table:table-cell>
          <table:table-cell office:value-type="float" office:value="0.0068911687">
            <text:p>0.0068911687</text:p>
          </table:table-cell>
          <table:table-cell office:value-type="float" office:value="0.0086683305">
            <text:p>0.0086683305</text:p>
          </table:table-cell>
          <table:table-cell office:value-type="float" office:value="0.0062946924">
            <text:p>0.0062946924</text:p>
          </table:table-cell>
          <table:table-cell office:value-type="float" office:value="0.0059561483">
            <text:p>0.0059561483</text:p>
          </table:table-cell>
          <table:table-cell office:value-type="float" office:value="0.0058809784">
            <text:p>0.0058809784</text:p>
          </table:table-cell>
          <table:table-cell office:value-type="float" office:value="0.005938357">
            <text:p>0.005938357</text:p>
          </table:table-cell>
          <table:table-cell office:value-type="float" office:value="0.0056239497">
            <text:p>0.0056239497</text:p>
          </table:table-cell>
          <table:table-cell office:value-type="float" office:value="0.0058770333">
            <text:p>0.0058770333</text:p>
          </table:table-cell>
          <table:table-cell office:value-type="float" office:value="0.006331685">
            <text:p>0.006331685</text:p>
          </table:table-cell>
          <table:table-cell office:value-type="float" office:value="0.0071048588">
            <text:p>0.0071048588</text:p>
          </table:table-cell>
          <table:table-cell office:value-type="float" office:value="0.0057497597">
            <text:p>0.0057497597</text:p>
          </table:table-cell>
          <table:table-cell office:value-type="float" office:value="0.0061178757">
            <text:p>0.0061178757</text:p>
          </table:table-cell>
          <table:table-cell office:value-type="float" office:value="0.00599344">
            <text:p>0.00599344</text:p>
          </table:table-cell>
          <table:table-cell office:value-type="float" office:value="0.0053470344">
            <text:p>0.0053470344</text:p>
          </table:table-cell>
          <table:table-cell office:value-type="float" office:value="0.0060018077">
            <text:p>0.0060018077</text:p>
          </table:table-cell>
          <table:table-cell office:value-type="float" office:value="0.0060710716">
            <text:p>0.0060710716</text:p>
          </table:table-cell>
          <table:table-cell office:value-type="float" office:value="0.0059310216">
            <text:p>0.0059310216</text:p>
          </table:table-cell>
          <table:table-cell office:value-type="float" office:value="0.006299029">
            <text:p>0.006299029</text:p>
          </table:table-cell>
          <table:table-cell office:value-type="float" office:value="0.005856114">
            <text:p>0.005856114</text:p>
          </table:table-cell>
          <table:table-cell office:value-type="float" office:value="0.0056673037">
            <text:p>0.0056673037</text:p>
          </table:table-cell>
          <table:table-cell office:value-type="float" office:value="0.005820801">
            <text:p>0.005820801</text:p>
          </table:table-cell>
          <table:table-cell office:value-type="float" office:value="0.005649097">
            <text:p>0.005649097</text:p>
          </table:table-cell>
          <table:table-cell office:value-type="float" office:value="0.0053647216">
            <text:p>0.0053647216</text:p>
          </table:table-cell>
          <table:table-cell office:value-type="float" office:value="0.0052969786">
            <text:p>0.0052969786</text:p>
          </table:table-cell>
          <table:table-cell office:value-type="float" office:value="0.005566425">
            <text:p>0.005566425</text:p>
          </table:table-cell>
          <table:table-cell office:value-type="float" office:value="0.005507175">
            <text:p>0.005507175</text:p>
          </table:table-cell>
          <table:table-cell office:value-type="float" office:value="0.005272491">
            <text:p>0.005272491</text:p>
          </table:table-cell>
          <table:table-cell office:value-type="float" office:value="0.005464609">
            <text:p>0.005464609</text:p>
          </table:table-cell>
          <table:table-cell office:value-type="float" office:value="0.0052980566">
            <text:p>0.0052980566</text:p>
          </table:table-cell>
          <table:table-cell office:value-type="float" office:value="0.0050490736">
            <text:p>0.0050490736</text:p>
          </table:table-cell>
          <table:table-cell office:value-type="float" office:value="0.0047018933">
            <text:p>0.0047018933</text:p>
          </table:table-cell>
          <table:table-cell office:value-type="float" office:value="0.0046077506">
            <text:p>0.0046077506</text:p>
          </table:table-cell>
          <table:table-cell office:value-type="float" office:value="0.0047834925">
            <text:p>0.0047834925</text:p>
          </table:table-cell>
          <table:table-cell office:value-type="float" office:value="0.0051960787">
            <text:p>0.0051960787</text:p>
          </table:table-cell>
          <table:table-cell office:value-type="float" office:value="0.0053101047">
            <text:p>0.0053101047</text:p>
          </table:table-cell>
          <table:table-cell office:value-type="float" office:value="0.0051381034">
            <text:p>0.0051381034</text:p>
          </table:table-cell>
          <table:table-cell office:value-type="float" office:value="0.004432294">
            <text:p>0.004432294</text:p>
          </table:table-cell>
          <table:table-cell office:value-type="float" office:value="0.002548585">
            <text:p>0.002548585</text:p>
          </table:table-cell>
          <table:table-cell office:value-type="float" office:value="0.0011298492">
            <text:p>0.0011298492</text:p>
          </table:table-cell>
          <table:table-cell office:value-type="float" office:value="0.0011439889">
            <text:p>0.0011439889</text:p>
          </table:table-cell>
          <table:table-cell office:value-type="float" office:value="0.001059339">
            <text:p>0.001059339</text:p>
          </table:table-cell>
          <table:table-cell office:value-type="float" office:value="0.0010119911">
            <text:p>0.0010119911</text:p>
          </table:table-cell>
          <table:table-cell office:value-type="float" office:value="0.0010040065">
            <text:p>0.0010040065</text:p>
          </table:table-cell>
          <table:table-cell office:value-type="float" office:value="0.0010024436">
            <text:p>0.0010024436</text:p>
          </table:table-cell>
          <table:table-cell office:value-type="float" office:value="0.0010014527">
            <text:p>0.0010014527</text:p>
          </table:table-cell>
          <table:table-cell office:value-type="float" office:value="0.0010002971">
            <text:p>0.0010002971</text:p>
          </table:table-cell>
          <table:table-cell table:style-name="ce1" office:value-type="float" office:value="0.0009996747">
            <text:p>1.00E-003</text:p>
          </table:table-cell>
          <table:table-cell office:value-type="float" office:value="0.0010008911">
            <text:p>0.0010008911</text:p>
          </table:table-cell>
          <table:table-cell office:value-type="float" office:value="0.0010018594">
            <text:p>0.0010018594</text:p>
          </table:table-cell>
          <table:table-cell office:value-type="float" office:value="0.0010028257">
            <text:p>0.0010028257</text:p>
          </table:table-cell>
          <table:table-cell office:value-type="float" office:value="0.0010035811">
            <text:p>0.0010035811</text:p>
          </table:table-cell>
          <table:table-cell office:value-type="float" office:value="0.0010046844">
            <text:p>0.0010046844</text:p>
          </table:table-cell>
          <table:table-cell office:value-type="float" office:value="0.0010069454">
            <text:p>0.0010069454</text:p>
          </table:table-cell>
          <table:table-cell office:value-type="float" office:value="0.0010083938">
            <text:p>0.0010083938</text:p>
          </table:table-cell>
          <table:table-cell office:value-type="float" office:value="0.0010100799">
            <text:p>0.0010100799</text:p>
          </table:table-cell>
          <table:table-cell office:value-type="float" office:value="0.0010110653">
            <text:p>0.0010110653</text:p>
          </table:table-cell>
          <table:table-cell office:value-type="float" office:value="0.001011954">
            <text:p>0.001011954</text:p>
          </table:table-cell>
          <table:table-cell office:value-type="float" office:value="0.0010149635">
            <text:p>0.0010149635</text:p>
          </table:table-cell>
          <table:table-cell office:value-type="float" office:value="0.0010172944">
            <text:p>0.0010172944</text:p>
          </table:table-cell>
          <table:table-cell table:style-name="Default" office:value-type="float" office:value="0.0010186987">
            <text:p>0.0010186987</text:p>
          </table:table-cell>
          <table:table-cell table:style-name="Default" office:value-type="float" office:value="0.001019576">
            <text:p>0.001019576</text:p>
          </table:table-cell>
          <table:table-cell office:value-type="float" office:value="0.0010230846">
            <text:p>0.0010230846</text:p>
          </table:table-cell>
          <table:table-cell office:value-type="float" office:value="0.001025177">
            <text:p>0.001025177</text:p>
          </table:table-cell>
          <table:table-cell office:value-type="float" office:value="0.001026671">
            <text:p>0.001026671</text:p>
          </table:table-cell>
          <table:table-cell office:value-type="float" office:value="0.0010286532">
            <text:p>0.0010286532</text:p>
          </table:table-cell>
          <table:table-cell office:value-type="float" office:value="0.0010308562">
            <text:p>0.0010308562</text:p>
          </table:table-cell>
          <table:table-cell office:value-type="float" office:value="0.0010331104">
            <text:p>0.0010331104</text:p>
          </table:table-cell>
          <table:table-cell office:value-type="float" office:value="0.0010346171">
            <text:p>0.0010346171</text:p>
          </table:table-cell>
          <table:table-cell office:value-type="float" office:value="0.0010369116">
            <text:p>0.0010369116</text:p>
          </table:table-cell>
          <table:table-cell office:value-type="float" office:value="0.0010387329">
            <text:p>0.0010387329</text:p>
          </table:table-cell>
          <table:table-cell office:value-type="float" office:value="0.0010418512">
            <text:p>0.0010418512</text:p>
          </table:table-cell>
          <table:table-cell office:value-type="float" office:value="0.0010444068">
            <text:p>0.0010444068</text:p>
          </table:table-cell>
          <table:table-cell office:value-type="float" office:value="0.0010469343">
            <text:p>0.0010469343</text:p>
          </table:table-cell>
          <table:table-cell office:value-type="float" office:value="0.0010491249">
            <text:p>0.0010491249</text:p>
          </table:table-cell>
          <table:table-cell office:value-type="float" office:value="0.0010530265">
            <text:p>0.0010530265</text:p>
          </table:table-cell>
          <table:table-cell office:value-type="float" office:value="0.001056368">
            <text:p>0.001056368</text:p>
          </table:table-cell>
          <table:table-cell office:value-type="float" office:value="0.0010583358">
            <text:p>0.0010583358</text:p>
          </table:table-cell>
          <table:table-cell office:value-type="float" office:value="0.0010604954">
            <text:p>0.0010604954</text:p>
          </table:table-cell>
          <table:table-cell office:value-type="float" office:value="0.001063813">
            <text:p>0.001063813</text:p>
          </table:table-cell>
          <table:table-cell office:value-type="float" office:value="0.001067781">
            <text:p>0.001067781</text:p>
          </table:table-cell>
          <table:table-cell office:value-type="float" office:value="0.001070186">
            <text:p>0.001070186</text:p>
          </table:table-cell>
          <table:table-cell office:value-type="float" office:value="0.0010718328">
            <text:p>0.0010718328</text:p>
          </table:table-cell>
          <table:table-cell office:value-type="float" office:value="0.0010745911">
            <text:p>0.0010745911</text:p>
          </table:table-cell>
          <table:table-cell office:value-type="float" office:value="0.0010791996">
            <text:p>0.0010791996</text:p>
          </table:table-cell>
          <table:table-cell office:value-type="float" office:value="0.0010814118">
            <text:p>0.0010814118</text:p>
          </table:table-cell>
          <table:table-cell office:value-type="float" office:value="0.0010838365">
            <text:p>0.0010838365</text:p>
          </table:table-cell>
          <table:table-cell office:value-type="float" office:value="0.0010861052">
            <text:p>0.0010861052</text:p>
          </table:table-cell>
          <table:table-cell office:value-type="float" office:value="0.0010886086">
            <text:p>0.0010886086</text:p>
          </table:table-cell>
          <table:table-cell office:value-type="float" office:value="0.001093355">
            <text:p>0.001093355</text:p>
          </table:table-cell>
          <table:table-cell office:value-type="float" office:value="0.001095945">
            <text:p>0.001095945</text:p>
          </table:table-cell>
          <table:table-cell office:value-type="float" office:value="0.0010984999">
            <text:p>0.0010984999</text:p>
          </table:table-cell>
          <table:table-cell office:value-type="float" office:value="0.0011013675">
            <text:p>0.0011013675</text:p>
          </table:table-cell>
          <table:table-cell office:value-type="float" office:value="0.0011073787">
            <text:p>0.0011073787</text:p>
          </table:table-cell>
          <table:table-cell office:value-type="float" office:value="0.0011105264">
            <text:p>0.0011105264</text:p>
          </table:table-cell>
          <table:table-cell office:value-type="float" office:value="0.0011131176">
            <text:p>0.0011131176</text:p>
          </table:table-cell>
          <table:table-cell office:value-type="float" office:value="0.0011166378">
            <text:p>0.0011166378</text:p>
          </table:table-cell>
          <table:table-cell office:value-type="float" office:value="0.0011209183">
            <text:p>0.0011209183</text:p>
          </table:table-cell>
          <table:table-cell office:value-type="float" office:value="0.0011244154">
            <text:p>0.0011244154</text:p>
          </table:table-cell>
          <table:table-cell office:value-type="float" office:value="0.001127875">
            <text:p>0.001127875</text:p>
          </table:table-cell>
          <table:table-cell office:value-type="float" office:value="0.0011316976">
            <text:p>0.0011316976</text:p>
          </table:table-cell>
          <table:table-cell office:value-type="float" office:value="0.001134969">
            <text:p>0.001134969</text:p>
          </table:table-cell>
          <table:table-cell office:value-type="float" office:value="0.0011395407">
            <text:p>0.0011395407</text:p>
          </table:table-cell>
          <table:table-cell office:value-type="float" office:value="0.0011433063">
            <text:p>0.0011433063</text:p>
          </table:table-cell>
          <table:table-cell office:value-type="float" office:value="0.0011466239">
            <text:p>0.0011466239</text:p>
          </table:table-cell>
          <table:table-cell office:value-type="float" office:value="0.0011495581">
            <text:p>0.0011495581</text:p>
          </table:table-cell>
          <table:table-cell office:value-type="float" office:value="0.0011550648">
            <text:p>0.0011550648</text:p>
          </table:table-cell>
          <table:table-cell office:value-type="float" office:value="0.0011585378">
            <text:p>0.0011585378</text:p>
          </table:table-cell>
          <table:table-cell office:value-type="float" office:value="0.0011607817">
            <text:p>0.0011607817</text:p>
          </table:table-cell>
          <table:table-cell office:value-type="float" office:value="0.0011633419">
            <text:p>0.0011633419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02 - Eon Blue Apocalypse.mp3</text:p>
          </table:table-cell>
          <table:table-cell office:value-type="float" office:value="0.10400914">
            <text:p>0.10400914</text:p>
          </table:table-cell>
          <table:table-cell office:value-type="float" office:value="0.30956635">
            <text:p>0.30956635</text:p>
          </table:table-cell>
          <table:table-cell office:value-type="float" office:value="0.16592842">
            <text:p>0.16592842</text:p>
          </table:table-cell>
          <table:table-cell office:value-type="float" office:value="0.11002264">
            <text:p>0.11002264</text:p>
          </table:table-cell>
          <table:table-cell office:value-type="float" office:value="0.06828534">
            <text:p>0.06828534</text:p>
          </table:table-cell>
          <table:table-cell office:value-type="float" office:value="0.049782127">
            <text:p>0.049782127</text:p>
          </table:table-cell>
          <table:table-cell office:value-type="float" office:value="0.06208985">
            <text:p>0.06208985</text:p>
          </table:table-cell>
          <table:table-cell office:value-type="float" office:value="0.061279148">
            <text:p>0.061279148</text:p>
          </table:table-cell>
          <table:table-cell office:value-type="float" office:value="0.041775312">
            <text:p>0.041775312</text:p>
          </table:table-cell>
          <table:table-cell office:value-type="float" office:value="0.032984257">
            <text:p>0.032984257</text:p>
          </table:table-cell>
          <table:table-cell office:value-type="float" office:value="0.032009333">
            <text:p>0.032009333</text:p>
          </table:table-cell>
          <table:table-cell office:value-type="float" office:value="0.025511649">
            <text:p>0.025511649</text:p>
          </table:table-cell>
          <table:table-cell office:value-type="float" office:value="0.026133884">
            <text:p>0.026133884</text:p>
          </table:table-cell>
          <table:table-cell office:value-type="float" office:value="0.02678174">
            <text:p>0.02678174</text:p>
          </table:table-cell>
          <table:table-cell office:value-type="float" office:value="0.027938752">
            <text:p>0.027938752</text:p>
          </table:table-cell>
          <table:table-cell office:value-type="float" office:value="0.024199653">
            <text:p>0.024199653</text:p>
          </table:table-cell>
          <table:table-cell office:value-type="float" office:value="0.022115672">
            <text:p>0.022115672</text:p>
          </table:table-cell>
          <table:table-cell office:value-type="float" office:value="0.021301888">
            <text:p>0.021301888</text:p>
          </table:table-cell>
          <table:table-cell office:value-type="float" office:value="0.023925804">
            <text:p>0.023925804</text:p>
          </table:table-cell>
          <table:table-cell office:value-type="float" office:value="0.021450475">
            <text:p>0.021450475</text:p>
          </table:table-cell>
          <table:table-cell office:value-type="float" office:value="0.027973538">
            <text:p>0.027973538</text:p>
          </table:table-cell>
          <table:table-cell office:value-type="float" office:value="0.02528052">
            <text:p>0.02528052</text:p>
          </table:table-cell>
          <table:table-cell office:value-type="float" office:value="0.02230341">
            <text:p>0.02230341</text:p>
          </table:table-cell>
          <table:table-cell office:value-type="float" office:value="0.02573137">
            <text:p>0.02573137</text:p>
          </table:table-cell>
          <table:table-cell office:value-type="float" office:value="0.027252926">
            <text:p>0.027252926</text:p>
          </table:table-cell>
          <table:table-cell office:value-type="float" office:value="0.029492766">
            <text:p>0.029492766</text:p>
          </table:table-cell>
          <table:table-cell office:value-type="float" office:value="0.031431876">
            <text:p>0.031431876</text:p>
          </table:table-cell>
          <table:table-cell office:value-type="float" office:value="0.039131906">
            <text:p>0.039131906</text:p>
          </table:table-cell>
          <table:table-cell office:value-type="float" office:value="0.043223664">
            <text:p>0.043223664</text:p>
          </table:table-cell>
          <table:table-cell office:value-type="float" office:value="0.04596005">
            <text:p>0.04596005</text:p>
          </table:table-cell>
          <table:table-cell office:value-type="float" office:value="0.038487088">
            <text:p>0.038487088</text:p>
          </table:table-cell>
          <table:table-cell office:value-type="float" office:value="0.03271088">
            <text:p>0.03271088</text:p>
          </table:table-cell>
          <table:table-cell office:value-type="float" office:value="0.036247313">
            <text:p>0.036247313</text:p>
          </table:table-cell>
          <table:table-cell office:value-type="float" office:value="0.033786256">
            <text:p>0.033786256</text:p>
          </table:table-cell>
          <table:table-cell office:value-type="float" office:value="0.03980428">
            <text:p>0.03980428</text:p>
          </table:table-cell>
          <table:table-cell office:value-type="float" office:value="0.034197688">
            <text:p>0.034197688</text:p>
          </table:table-cell>
          <table:table-cell office:value-type="float" office:value="0.039661385">
            <text:p>0.039661385</text:p>
          </table:table-cell>
          <table:table-cell office:value-type="float" office:value="0.036258824">
            <text:p>0.036258824</text:p>
          </table:table-cell>
          <table:table-cell office:value-type="float" office:value="0.03994671">
            <text:p>0.03994671</text:p>
          </table:table-cell>
          <table:table-cell office:value-type="float" office:value="0.0501935">
            <text:p>0.0501935</text:p>
          </table:table-cell>
          <table:table-cell office:value-type="float" office:value="0.051616356">
            <text:p>0.051616356</text:p>
          </table:table-cell>
          <table:table-cell office:value-type="float" office:value="0.045479182">
            <text:p>0.045479182</text:p>
          </table:table-cell>
          <table:table-cell office:value-type="float" office:value="0.039485566">
            <text:p>0.039485566</text:p>
          </table:table-cell>
          <table:table-cell office:value-type="float" office:value="0.050906383">
            <text:p>0.050906383</text:p>
          </table:table-cell>
          <table:table-cell office:value-type="float" office:value="0.05660113">
            <text:p>0.05660113</text:p>
          </table:table-cell>
          <table:table-cell office:value-type="float" office:value="0.061282534">
            <text:p>0.061282534</text:p>
          </table:table-cell>
          <table:table-cell office:value-type="float" office:value="0.06696632">
            <text:p>0.06696632</text:p>
          </table:table-cell>
          <table:table-cell office:value-type="float" office:value="0.05445662">
            <text:p>0.05445662</text:p>
          </table:table-cell>
          <table:table-cell office:value-type="float" office:value="0.05287266">
            <text:p>0.05287266</text:p>
          </table:table-cell>
          <table:table-cell office:value-type="float" office:value="0.052328352">
            <text:p>0.052328352</text:p>
          </table:table-cell>
          <table:table-cell office:value-type="float" office:value="0.049985766">
            <text:p>0.049985766</text:p>
          </table:table-cell>
          <table:table-cell office:value-type="float" office:value="0.04097994">
            <text:p>0.04097994</text:p>
          </table:table-cell>
          <table:table-cell office:value-type="float" office:value="0.03387894">
            <text:p>0.03387894</text:p>
          </table:table-cell>
          <table:table-cell office:value-type="float" office:value="0.03159989">
            <text:p>0.03159989</text:p>
          </table:table-cell>
          <table:table-cell office:value-type="float" office:value="0.03378324">
            <text:p>0.03378324</text:p>
          </table:table-cell>
          <table:table-cell office:value-type="float" office:value="0.03390194">
            <text:p>0.03390194</text:p>
          </table:table-cell>
          <table:table-cell office:value-type="float" office:value="0.02799914">
            <text:p>0.02799914</text:p>
          </table:table-cell>
          <table:table-cell office:value-type="float" office:value="0.027729282">
            <text:p>0.027729282</text:p>
          </table:table-cell>
          <table:table-cell office:value-type="float" office:value="0.03548358">
            <text:p>0.03548358</text:p>
          </table:table-cell>
          <table:table-cell office:value-type="float" office:value="0.031139856">
            <text:p>0.031139856</text:p>
          </table:table-cell>
          <table:table-cell office:value-type="float" office:value="0.025990319">
            <text:p>0.025990319</text:p>
          </table:table-cell>
          <table:table-cell office:value-type="float" office:value="0.025031058">
            <text:p>0.025031058</text:p>
          </table:table-cell>
          <table:table-cell office:value-type="float" office:value="0.02239205">
            <text:p>0.02239205</text:p>
          </table:table-cell>
          <table:table-cell office:value-type="float" office:value="0.022859542">
            <text:p>0.022859542</text:p>
          </table:table-cell>
          <table:table-cell office:value-type="float" office:value="0.021915836">
            <text:p>0.021915836</text:p>
          </table:table-cell>
          <table:table-cell office:value-type="float" office:value="0.022633841">
            <text:p>0.022633841</text:p>
          </table:table-cell>
          <table:table-cell office:value-type="float" office:value="0.019452479">
            <text:p>0.019452479</text:p>
          </table:table-cell>
          <table:table-cell office:value-type="float" office:value="0.020350508">
            <text:p>0.020350508</text:p>
          </table:table-cell>
          <table:table-cell office:value-type="float" office:value="0.021247288">
            <text:p>0.021247288</text:p>
          </table:table-cell>
          <table:table-cell office:value-type="float" office:value="0.021226307">
            <text:p>0.021226307</text:p>
          </table:table-cell>
          <table:table-cell office:value-type="float" office:value="0.01863698">
            <text:p>0.01863698</text:p>
          </table:table-cell>
          <table:table-cell office:value-type="float" office:value="0.02012019">
            <text:p>0.02012019</text:p>
          </table:table-cell>
          <table:table-cell office:value-type="float" office:value="0.017108105">
            <text:p>0.017108105</text:p>
          </table:table-cell>
          <table:table-cell office:value-type="float" office:value="0.014760701">
            <text:p>0.014760701</text:p>
          </table:table-cell>
          <table:table-cell office:value-type="float" office:value="0.019244762">
            <text:p>0.019244762</text:p>
          </table:table-cell>
          <table:table-cell office:value-type="float" office:value="0.022042135">
            <text:p>0.022042135</text:p>
          </table:table-cell>
          <table:table-cell office:value-type="float" office:value="0.017225718">
            <text:p>0.017225718</text:p>
          </table:table-cell>
          <table:table-cell office:value-type="float" office:value="0.014948357">
            <text:p>0.014948357</text:p>
          </table:table-cell>
          <table:table-cell office:value-type="float" office:value="0.017766424">
            <text:p>0.017766424</text:p>
          </table:table-cell>
          <table:table-cell office:value-type="float" office:value="0.014258271">
            <text:p>0.014258271</text:p>
          </table:table-cell>
          <table:table-cell office:value-type="float" office:value="0.014661074">
            <text:p>0.014661074</text:p>
          </table:table-cell>
          <table:table-cell office:value-type="float" office:value="0.015650993">
            <text:p>0.015650993</text:p>
          </table:table-cell>
          <table:table-cell office:value-type="float" office:value="0.015860256">
            <text:p>0.015860256</text:p>
          </table:table-cell>
          <table:table-cell office:value-type="float" office:value="0.014077393">
            <text:p>0.014077393</text:p>
          </table:table-cell>
          <table:table-cell office:value-type="float" office:value="0.01411012">
            <text:p>0.01411012</text:p>
          </table:table-cell>
          <table:table-cell office:value-type="float" office:value="0.013484899">
            <text:p>0.013484899</text:p>
          </table:table-cell>
          <table:table-cell office:value-type="float" office:value="0.017036514">
            <text:p>0.017036514</text:p>
          </table:table-cell>
          <table:table-cell office:value-type="float" office:value="0.013413566">
            <text:p>0.013413566</text:p>
          </table:table-cell>
          <table:table-cell office:value-type="float" office:value="0.014918562">
            <text:p>0.014918562</text:p>
          </table:table-cell>
          <table:table-cell office:value-type="float" office:value="0.014819737">
            <text:p>0.014819737</text:p>
          </table:table-cell>
          <table:table-cell office:value-type="float" office:value="0.013922452">
            <text:p>0.013922452</text:p>
          </table:table-cell>
          <table:table-cell office:value-type="float" office:value="0.014022424">
            <text:p>0.014022424</text:p>
          </table:table-cell>
          <table:table-cell office:value-type="float" office:value="0.014257118">
            <text:p>0.014257118</text:p>
          </table:table-cell>
          <table:table-cell office:value-type="float" office:value="0.01618629">
            <text:p>0.01618629</text:p>
          </table:table-cell>
          <table:table-cell office:value-type="float" office:value="0.014659937">
            <text:p>0.014659937</text:p>
          </table:table-cell>
          <table:table-cell office:value-type="float" office:value="0.015257789">
            <text:p>0.015257789</text:p>
          </table:table-cell>
          <table:table-cell office:value-type="float" office:value="0.013490481">
            <text:p>0.013490481</text:p>
          </table:table-cell>
          <table:table-cell office:value-type="float" office:value="0.013653291">
            <text:p>0.013653291</text:p>
          </table:table-cell>
          <table:table-cell office:value-type="float" office:value="0.01370107">
            <text:p>0.01370107</text:p>
          </table:table-cell>
          <table:table-cell office:value-type="float" office:value="0.013083491">
            <text:p>0.013083491</text:p>
          </table:table-cell>
          <table:table-cell office:value-type="float" office:value="0.013456708">
            <text:p>0.013456708</text:p>
          </table:table-cell>
          <table:table-cell office:value-type="float" office:value="0.012512319">
            <text:p>0.012512319</text:p>
          </table:table-cell>
          <table:table-cell office:value-type="float" office:value="0.011906143">
            <text:p>0.011906143</text:p>
          </table:table-cell>
          <table:table-cell office:value-type="float" office:value="0.012947787">
            <text:p>0.012947787</text:p>
          </table:table-cell>
          <table:table-cell office:value-type="float" office:value="0.013361633">
            <text:p>0.013361633</text:p>
          </table:table-cell>
          <table:table-cell office:value-type="float" office:value="0.014243909">
            <text:p>0.014243909</text:p>
          </table:table-cell>
          <table:table-cell office:value-type="float" office:value="0.011092457">
            <text:p>0.011092457</text:p>
          </table:table-cell>
          <table:table-cell office:value-type="float" office:value="0.012517802">
            <text:p>0.012517802</text:p>
          </table:table-cell>
          <table:table-cell office:value-type="float" office:value="0.014229456">
            <text:p>0.014229456</text:p>
          </table:table-cell>
          <table:table-cell office:value-type="float" office:value="0.012970975">
            <text:p>0.012970975</text:p>
          </table:table-cell>
          <table:table-cell office:value-type="float" office:value="0.012334234">
            <text:p>0.012334234</text:p>
          </table:table-cell>
          <table:table-cell office:value-type="float" office:value="0.013088213">
            <text:p>0.013088213</text:p>
          </table:table-cell>
          <table:table-cell office:value-type="float" office:value="0.013399206">
            <text:p>0.013399206</text:p>
          </table:table-cell>
          <table:table-cell office:value-type="float" office:value="0.010656594">
            <text:p>0.010656594</text:p>
          </table:table-cell>
          <table:table-cell office:value-type="float" office:value="0.009899032">
            <text:p>0.009899032</text:p>
          </table:table-cell>
          <table:table-cell office:value-type="float" office:value="0.012454022">
            <text:p>0.012454022</text:p>
          </table:table-cell>
          <table:table-cell office:value-type="float" office:value="0.012967957">
            <text:p>0.012967957</text:p>
          </table:table-cell>
          <table:table-cell office:value-type="float" office:value="0.009789442">
            <text:p>0.009789442</text:p>
          </table:table-cell>
          <table:table-cell office:value-type="float" office:value="0.010865152">
            <text:p>0.010865152</text:p>
          </table:table-cell>
          <table:table-cell office:value-type="float" office:value="0.0117013315">
            <text:p>0.0117013315</text:p>
          </table:table-cell>
          <table:table-cell office:value-type="float" office:value="0.010080589">
            <text:p>0.010080589</text:p>
          </table:table-cell>
          <table:table-cell office:value-type="float" office:value="0.009663152">
            <text:p>0.009663152</text:p>
          </table:table-cell>
          <table:table-cell office:value-type="float" office:value="0.010543172">
            <text:p>0.010543172</text:p>
          </table:table-cell>
          <table:table-cell office:value-type="float" office:value="0.010964972">
            <text:p>0.010964972</text:p>
          </table:table-cell>
          <table:table-cell office:value-type="float" office:value="0.011316096">
            <text:p>0.011316096</text:p>
          </table:table-cell>
          <table:table-cell office:value-type="float" office:value="0.011407285">
            <text:p>0.011407285</text:p>
          </table:table-cell>
          <table:table-cell office:value-type="float" office:value="0.010756856">
            <text:p>0.010756856</text:p>
          </table:table-cell>
          <table:table-cell office:value-type="float" office:value="0.009469086">
            <text:p>0.009469086</text:p>
          </table:table-cell>
          <table:table-cell office:value-type="float" office:value="0.0087388065">
            <text:p>0.0087388065</text:p>
          </table:table-cell>
          <table:table-cell office:value-type="float" office:value="0.009183816">
            <text:p>0.009183816</text:p>
          </table:table-cell>
          <table:table-cell office:value-type="float" office:value="0.011619404">
            <text:p>0.011619404</text:p>
          </table:table-cell>
          <table:table-cell office:value-type="float" office:value="0.007793727">
            <text:p>0.007793727</text:p>
          </table:table-cell>
          <table:table-cell office:value-type="float" office:value="0.008221906">
            <text:p>0.008221906</text:p>
          </table:table-cell>
          <table:table-cell office:value-type="float" office:value="0.008037692">
            <text:p>0.008037692</text:p>
          </table:table-cell>
          <table:table-cell office:value-type="float" office:value="0.0072014485">
            <text:p>0.0072014485</text:p>
          </table:table-cell>
          <table:table-cell office:value-type="float" office:value="0.0063335034">
            <text:p>0.0063335034</text:p>
          </table:table-cell>
          <table:table-cell office:value-type="float" office:value="0.005746137">
            <text:p>0.005746137</text:p>
          </table:table-cell>
          <table:table-cell office:value-type="float" office:value="0.006106476">
            <text:p>0.006106476</text:p>
          </table:table-cell>
          <table:table-cell office:value-type="float" office:value="0.0062671546">
            <text:p>0.0062671546</text:p>
          </table:table-cell>
          <table:table-cell office:value-type="float" office:value="0.0055649527">
            <text:p>0.0055649527</text:p>
          </table:table-cell>
          <table:table-cell office:value-type="float" office:value="0.0061667333">
            <text:p>0.0061667333</text:p>
          </table:table-cell>
          <table:table-cell office:value-type="float" office:value="0.0057286713">
            <text:p>0.0057286713</text:p>
          </table:table-cell>
          <table:table-cell office:value-type="float" office:value="0.0050059967">
            <text:p>0.0050059967</text:p>
          </table:table-cell>
          <table:table-cell office:value-type="float" office:value="0.0051713795">
            <text:p>0.0051713795</text:p>
          </table:table-cell>
          <table:table-cell office:value-type="float" office:value="0.0053589544">
            <text:p>0.0053589544</text:p>
          </table:table-cell>
          <table:table-cell office:value-type="float" office:value="0.0060231583">
            <text:p>0.0060231583</text:p>
          </table:table-cell>
          <table:table-cell office:value-type="float" office:value="0.00638932">
            <text:p>0.00638932</text:p>
          </table:table-cell>
          <table:table-cell office:value-type="float" office:value="0.0059591834">
            <text:p>0.0059591834</text:p>
          </table:table-cell>
          <table:table-cell office:value-type="float" office:value="0.0062902756">
            <text:p>0.0062902756</text:p>
          </table:table-cell>
          <table:table-cell office:value-type="float" office:value="0.007029145">
            <text:p>0.007029145</text:p>
          </table:table-cell>
          <table:table-cell office:value-type="float" office:value="0.0071549737">
            <text:p>0.0071549737</text:p>
          </table:table-cell>
          <table:table-cell office:value-type="float" office:value="0.006854842">
            <text:p>0.006854842</text:p>
          </table:table-cell>
          <table:table-cell office:value-type="float" office:value="0.0072582494">
            <text:p>0.0072582494</text:p>
          </table:table-cell>
          <table:table-cell office:value-type="float" office:value="0.007425704">
            <text:p>0.007425704</text:p>
          </table:table-cell>
          <table:table-cell office:value-type="float" office:value="0.006998062">
            <text:p>0.006998062</text:p>
          </table:table-cell>
          <table:table-cell office:value-type="float" office:value="0.006401936">
            <text:p>0.006401936</text:p>
          </table:table-cell>
          <table:table-cell office:value-type="float" office:value="0.0066381297">
            <text:p>0.0066381297</text:p>
          </table:table-cell>
          <table:table-cell office:value-type="float" office:value="0.0062792636">
            <text:p>0.0062792636</text:p>
          </table:table-cell>
          <table:table-cell office:value-type="float" office:value="0.006486615">
            <text:p>0.006486615</text:p>
          </table:table-cell>
          <table:table-cell office:value-type="float" office:value="0.0064297365">
            <text:p>0.0064297365</text:p>
          </table:table-cell>
          <table:table-cell office:value-type="float" office:value="0.0053320504">
            <text:p>0.0053320504</text:p>
          </table:table-cell>
          <table:table-cell office:value-type="float" office:value="0.0054342146">
            <text:p>0.0054342146</text:p>
          </table:table-cell>
          <table:table-cell office:value-type="float" office:value="0.0055121956">
            <text:p>0.0055121956</text:p>
          </table:table-cell>
          <table:table-cell office:value-type="float" office:value="0.005138992">
            <text:p>0.005138992</text:p>
          </table:table-cell>
          <table:table-cell office:value-type="float" office:value="0.0050540413">
            <text:p>0.0050540413</text:p>
          </table:table-cell>
          <table:table-cell office:value-type="float" office:value="0.0056596594">
            <text:p>0.0056596594</text:p>
          </table:table-cell>
          <table:table-cell office:value-type="float" office:value="0.0061244927">
            <text:p>0.0061244927</text:p>
          </table:table-cell>
          <table:table-cell office:value-type="float" office:value="0.006274671">
            <text:p>0.006274671</text:p>
          </table:table-cell>
          <table:table-cell office:value-type="float" office:value="0.0064228796">
            <text:p>0.0064228796</text:p>
          </table:table-cell>
          <table:table-cell office:value-type="float" office:value="0.006675521">
            <text:p>0.006675521</text:p>
          </table:table-cell>
          <table:table-cell office:value-type="float" office:value="0.0065556425">
            <text:p>0.0065556425</text:p>
          </table:table-cell>
          <table:table-cell office:value-type="float" office:value="0.006115342">
            <text:p>0.006115342</text:p>
          </table:table-cell>
          <table:table-cell office:value-type="float" office:value="0.006055585">
            <text:p>0.006055585</text:p>
          </table:table-cell>
          <table:table-cell office:value-type="float" office:value="0.0058990796">
            <text:p>0.0058990796</text:p>
          </table:table-cell>
          <table:table-cell office:value-type="float" office:value="0.0060471906">
            <text:p>0.0060471906</text:p>
          </table:table-cell>
          <table:table-cell office:value-type="float" office:value="0.0054035424">
            <text:p>0.0054035424</text:p>
          </table:table-cell>
          <table:table-cell office:value-type="float" office:value="0.0035399704">
            <text:p>0.0035399704</text:p>
          </table:table-cell>
          <table:table-cell office:value-type="float" office:value="0.002042111">
            <text:p>0.002042111</text:p>
          </table:table-cell>
          <table:table-cell office:value-type="float" office:value="0.0016040627">
            <text:p>0.0016040627</text:p>
          </table:table-cell>
          <table:table-cell office:value-type="float" office:value="0.0015557263">
            <text:p>0.0015557263</text:p>
          </table:table-cell>
          <table:table-cell office:value-type="float" office:value="0.0015523892">
            <text:p>0.0015523892</text:p>
          </table:table-cell>
          <table:table-cell office:value-type="float" office:value="0.0015508991">
            <text:p>0.0015508991</text:p>
          </table:table-cell>
          <table:table-cell office:value-type="float" office:value="0.0015422503">
            <text:p>0.0015422503</text:p>
          </table:table-cell>
          <table:table-cell office:value-type="float" office:value="0.0015401586">
            <text:p>0.0015401586</text:p>
          </table:table-cell>
          <table:table-cell office:value-type="float" office:value="0.00154288">
            <text:p>0.00154288</text:p>
          </table:table-cell>
          <table:table-cell office:value-type="float" office:value="0.0015508435">
            <text:p>0.0015508435</text:p>
          </table:table-cell>
          <table:table-cell office:value-type="float" office:value="0.0015443907">
            <text:p>0.0015443907</text:p>
          </table:table-cell>
          <table:table-cell office:value-type="float" office:value="0.0015384494">
            <text:p>0.0015384494</text:p>
          </table:table-cell>
          <table:table-cell office:value-type="float" office:value="0.0015412798">
            <text:p>0.0015412798</text:p>
          </table:table-cell>
          <table:table-cell office:value-type="float" office:value="0.0015521141">
            <text:p>0.0015521141</text:p>
          </table:table-cell>
          <table:table-cell office:value-type="float" office:value="0.0015538738">
            <text:p>0.0015538738</text:p>
          </table:table-cell>
          <table:table-cell office:value-type="float" office:value="0.0015487891">
            <text:p>0.0015487891</text:p>
          </table:table-cell>
          <table:table-cell office:value-type="float" office:value="0.0015467796">
            <text:p>0.0015467796</text:p>
          </table:table-cell>
          <table:table-cell office:value-type="float" office:value="0.0015581232">
            <text:p>0.0015581232</text:p>
          </table:table-cell>
          <table:table-cell office:value-type="float" office:value="0.00155877">
            <text:p>0.00155877</text:p>
          </table:table-cell>
          <table:table-cell office:value-type="float" office:value="0.0015577712">
            <text:p>0.0015577712</text:p>
          </table:table-cell>
          <table:table-cell office:value-type="float" office:value="0.0015557046">
            <text:p>0.0015557046</text:p>
          </table:table-cell>
          <table:table-cell office:value-type="float" office:value="0.0015599634">
            <text:p>0.0015599634</text:p>
          </table:table-cell>
          <table:table-cell office:value-type="float" office:value="0.0015725772">
            <text:p>0.0015725772</text:p>
          </table:table-cell>
          <table:table-cell office:value-type="float" office:value="0.0015704639">
            <text:p>0.0015704639</text:p>
          </table:table-cell>
          <table:table-cell office:value-type="float" office:value="0.0015647638">
            <text:p>0.0015647638</text:p>
          </table:table-cell>
          <table:table-cell office:value-type="float" office:value="0.0015709989">
            <text:p>0.0015709989</text:p>
          </table:table-cell>
          <table:table-cell office:value-type="float" office:value="0.0015771022">
            <text:p>0.0015771022</text:p>
          </table:table-cell>
          <table:table-cell office:value-type="float" office:value="0.00158513">
            <text:p>0.00158513</text:p>
          </table:table-cell>
          <table:table-cell office:value-type="float" office:value="0.0015771539">
            <text:p>0.0015771539</text:p>
          </table:table-cell>
          <table:table-cell table:style-name="Default" office:value-type="float" office:value="0.0015814211">
            <text:p>0.0015814211</text:p>
          </table:table-cell>
          <table:table-cell table:style-name="Default" office:value-type="float" office:value="0.0015864425">
            <text:p>0.0015864425</text:p>
          </table:table-cell>
          <table:table-cell office:value-type="float" office:value="0.0015947907">
            <text:p>0.0015947907</text:p>
          </table:table-cell>
          <table:table-cell office:value-type="float" office:value="0.0015926893">
            <text:p>0.0015926893</text:p>
          </table:table-cell>
          <table:table-cell office:value-type="float" office:value="0.001594664">
            <text:p>0.001594664</text:p>
          </table:table-cell>
          <table:table-cell office:value-type="float" office:value="0.0015978274">
            <text:p>0.0015978274</text:p>
          </table:table-cell>
          <table:table-cell office:value-type="float" office:value="0.0016076344">
            <text:p>0.0016076344</text:p>
          </table:table-cell>
          <table:table-cell office:value-type="float" office:value="0.0016111474">
            <text:p>0.0016111474</text:p>
          </table:table-cell>
          <table:table-cell office:value-type="float" office:value="0.0016093106">
            <text:p>0.0016093106</text:p>
          </table:table-cell>
          <table:table-cell office:value-type="float" office:value="0.0016076054">
            <text:p>0.0016076054</text:p>
          </table:table-cell>
          <table:table-cell office:value-type="float" office:value="0.0016166267">
            <text:p>0.0016166267</text:p>
          </table:table-cell>
          <table:table-cell office:value-type="float" office:value="0.0016284091">
            <text:p>0.0016284091</text:p>
          </table:table-cell>
          <table:table-cell office:value-type="float" office:value="0.0016231627">
            <text:p>0.0016231627</text:p>
          </table:table-cell>
          <table:table-cell office:value-type="float" office:value="0.0016216597">
            <text:p>0.0016216597</text:p>
          </table:table-cell>
          <table:table-cell office:value-type="float" office:value="0.0016283543">
            <text:p>0.0016283543</text:p>
          </table:table-cell>
          <table:table-cell office:value-type="float" office:value="0.0016406769">
            <text:p>0.0016406769</text:p>
          </table:table-cell>
          <table:table-cell office:value-type="float" office:value="0.0016439488">
            <text:p>0.0016439488</text:p>
          </table:table-cell>
          <table:table-cell office:value-type="float" office:value="0.0016401331">
            <text:p>0.0016401331</text:p>
          </table:table-cell>
          <table:table-cell office:value-type="float" office:value="0.0016394232">
            <text:p>0.0016394232</text:p>
          </table:table-cell>
          <table:table-cell office:value-type="float" office:value="0.0016518258">
            <text:p>0.0016518258</text:p>
          </table:table-cell>
          <table:table-cell office:value-type="float" office:value="0.00166038">
            <text:p>0.00166038</text:p>
          </table:table-cell>
          <table:table-cell office:value-type="float" office:value="0.0016513969">
            <text:p>0.0016513969</text:p>
          </table:table-cell>
          <table:table-cell office:value-type="float" office:value="0.0016558201">
            <text:p>0.0016558201</text:p>
          </table:table-cell>
          <table:table-cell office:value-type="float" office:value="0.0016620496">
            <text:p>0.0016620496</text:p>
          </table:table-cell>
          <table:table-cell office:value-type="float" office:value="0.001677076">
            <text:p>0.001677076</text:p>
          </table:table-cell>
          <table:table-cell office:value-type="float" office:value="0.0016788647">
            <text:p>0.0016788647</text:p>
          </table:table-cell>
          <table:table-cell office:value-type="float" office:value="0.0016742003">
            <text:p>0.0016742003</text:p>
          </table:table-cell>
          <table:table-cell office:value-type="float" office:value="0.0016804395">
            <text:p>0.0016804395</text:p>
          </table:table-cell>
          <table:table-cell office:value-type="float" office:value="0.0016919181">
            <text:p>0.0016919181</text:p>
          </table:table-cell>
          <table:table-cell office:value-type="float" office:value="0.0017004561">
            <text:p>0.0017004561</text:p>
          </table:table-cell>
          <table:table-cell office:value-type="float" office:value="0.0016926677">
            <text:p>0.0016926677</text:p>
          </table:table-cell>
          <table:table-cell office:value-type="float" office:value="0.0016982899">
            <text:p>0.0016982899</text:p>
          </table:table-cell>
          <table:table-cell office:value-type="float" office:value="0.0017033872">
            <text:p>0.0017033872</text:p>
          </table:table-cell>
          <table:table-cell office:value-type="float" office:value="0.0017196861">
            <text:p>0.0017196861</text:p>
          </table:table-cell>
          <table:table-cell office:value-type="float" office:value="0.0017170245">
            <text:p>0.0017170245</text:p>
          </table:table-cell>
          <table:table-cell office:value-type="float" office:value="0.0017176548">
            <text:p>0.0017176548</text:p>
          </table:table-cell>
          <table:table-cell office:value-type="float" office:value="0.001722696">
            <text:p>0.001722696</text:p>
          </table:table-cell>
          <table:table-cell office:value-type="float" office:value="0.0017363391">
            <text:p>0.0017363391</text:p>
          </table:table-cell>
          <table:table-cell office:value-type="float" office:value="0.001744066">
            <text:p>0.001744066</text:p>
          </table:table-cell>
          <table:table-cell office:value-type="float" office:value="0.0017404049">
            <text:p>0.0017404049</text:p>
          </table:table-cell>
          <table:table-cell office:value-type="float" office:value="0.0017407151">
            <text:p>0.0017407151</text:p>
          </table:table-cell>
          <table:table-cell office:value-type="float" office:value="0.0017542833">
            <text:p>0.0017542833</text:p>
          </table:table-cell>
          <table:table-cell office:value-type="float" office:value="0.0017658395">
            <text:p>0.0017658395</text:p>
          </table:table-cell>
          <table:table-cell office:value-type="float" office:value="0.0017638588">
            <text:p>0.0017638588</text:p>
          </table:table-cell>
          <table:table-cell office:value-type="float" office:value="0.0017679996">
            <text:p>0.0017679996</text:p>
          </table:table-cell>
          <table:table-cell office:value-type="float" office:value="0.0017734702">
            <text:p>0.0017734702</text:p>
          </table:table-cell>
          <table:table-cell office:value-type="float" office:value="0.0017912721">
            <text:p>0.0017912721</text:p>
          </table:table-cell>
          <table:table-cell office:value-type="float" office:value="0.0017936715">
            <text:p>0.0017936715</text:p>
          </table:table-cell>
          <table:table-cell office:value-type="float" office:value="0.0017923698">
            <text:p>0.0017923698</text:p>
          </table:table-cell>
          <table:table-cell office:value-type="float" office:value="0.001794886">
            <text:p>0.001794886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03 - The Patient.mp3</text:p>
          </table:table-cell>
          <table:table-cell office:value-type="float" office:value="0.09274406">
            <text:p>0.09274406</text:p>
          </table:table-cell>
          <table:table-cell office:value-type="float" office:value="0.14447698">
            <text:p>0.14447698</text:p>
          </table:table-cell>
          <table:table-cell office:value-type="float" office:value="0.05468817">
            <text:p>0.05468817</text:p>
          </table:table-cell>
          <table:table-cell office:value-type="float" office:value="0.032812174">
            <text:p>0.032812174</text:p>
          </table:table-cell>
          <table:table-cell office:value-type="float" office:value="0.016832106">
            <text:p>0.016832106</text:p>
          </table:table-cell>
          <table:table-cell office:value-type="float" office:value="0.020145265">
            <text:p>0.020145265</text:p>
          </table:table-cell>
          <table:table-cell office:value-type="float" office:value="0.019970693">
            <text:p>0.019970693</text:p>
          </table:table-cell>
          <table:table-cell office:value-type="float" office:value="0.029777754">
            <text:p>0.029777754</text:p>
          </table:table-cell>
          <table:table-cell office:value-type="float" office:value="0.015024317">
            <text:p>0.015024317</text:p>
          </table:table-cell>
          <table:table-cell office:value-type="float" office:value="0.014572692">
            <text:p>0.014572692</text:p>
          </table:table-cell>
          <table:table-cell office:value-type="float" office:value="0.016005276">
            <text:p>0.016005276</text:p>
          </table:table-cell>
          <table:table-cell office:value-type="float" office:value="0.017734509">
            <text:p>0.017734509</text:p>
          </table:table-cell>
          <table:table-cell office:value-type="float" office:value="0.015416049">
            <text:p>0.015416049</text:p>
          </table:table-cell>
          <table:table-cell office:value-type="float" office:value="0.01912369">
            <text:p>0.01912369</text:p>
          </table:table-cell>
          <table:table-cell office:value-type="float" office:value="0.013826955">
            <text:p>0.013826955</text:p>
          </table:table-cell>
          <table:table-cell office:value-type="float" office:value="0.022183973">
            <text:p>0.022183973</text:p>
          </table:table-cell>
          <table:table-cell office:value-type="float" office:value="0.014684027">
            <text:p>0.014684027</text:p>
          </table:table-cell>
          <table:table-cell office:value-type="float" office:value="0.020441452">
            <text:p>0.020441452</text:p>
          </table:table-cell>
          <table:table-cell office:value-type="float" office:value="0.023233263">
            <text:p>0.023233263</text:p>
          </table:table-cell>
          <table:table-cell office:value-type="float" office:value="0.026755035">
            <text:p>0.026755035</text:p>
          </table:table-cell>
          <table:table-cell office:value-type="float" office:value="0.022382973">
            <text:p>0.022382973</text:p>
          </table:table-cell>
          <table:table-cell office:value-type="float" office:value="0.0154466005">
            <text:p>0.0154466005</text:p>
          </table:table-cell>
          <table:table-cell office:value-type="float" office:value="0.021891404">
            <text:p>0.021891404</text:p>
          </table:table-cell>
          <table:table-cell office:value-type="float" office:value="0.029234177">
            <text:p>0.029234177</text:p>
          </table:table-cell>
          <table:table-cell office:value-type="float" office:value="0.025703749">
            <text:p>0.025703749</text:p>
          </table:table-cell>
          <table:table-cell office:value-type="float" office:value="0.029362177">
            <text:p>0.029362177</text:p>
          </table:table-cell>
          <table:table-cell office:value-type="float" office:value="0.02765966">
            <text:p>0.02765966</text:p>
          </table:table-cell>
          <table:table-cell office:value-type="float" office:value="0.035398647">
            <text:p>0.035398647</text:p>
          </table:table-cell>
          <table:table-cell office:value-type="float" office:value="0.03526915">
            <text:p>0.03526915</text:p>
          </table:table-cell>
          <table:table-cell office:value-type="float" office:value="0.03395465">
            <text:p>0.03395465</text:p>
          </table:table-cell>
          <table:table-cell office:value-type="float" office:value="0.038128573">
            <text:p>0.038128573</text:p>
          </table:table-cell>
          <table:table-cell office:value-type="float" office:value="0.02828581">
            <text:p>0.02828581</text:p>
          </table:table-cell>
          <table:table-cell office:value-type="float" office:value="0.02167576">
            <text:p>0.02167576</text:p>
          </table:table-cell>
          <table:table-cell office:value-type="float" office:value="0.020820683">
            <text:p>0.020820683</text:p>
          </table:table-cell>
          <table:table-cell office:value-type="float" office:value="0.026633814">
            <text:p>0.026633814</text:p>
          </table:table-cell>
          <table:table-cell office:value-type="float" office:value="0.02923946">
            <text:p>0.02923946</text:p>
          </table:table-cell>
          <table:table-cell office:value-type="float" office:value="0.032842815">
            <text:p>0.032842815</text:p>
          </table:table-cell>
          <table:table-cell office:value-type="float" office:value="0.034133766">
            <text:p>0.034133766</text:p>
          </table:table-cell>
          <table:table-cell office:value-type="float" office:value="0.032955315">
            <text:p>0.032955315</text:p>
          </table:table-cell>
          <table:table-cell office:value-type="float" office:value="0.027308203">
            <text:p>0.027308203</text:p>
          </table:table-cell>
          <table:table-cell office:value-type="float" office:value="0.028958894">
            <text:p>0.028958894</text:p>
          </table:table-cell>
          <table:table-cell office:value-type="float" office:value="0.030220944">
            <text:p>0.030220944</text:p>
          </table:table-cell>
          <table:table-cell office:value-type="float" office:value="0.02632758">
            <text:p>0.02632758</text:p>
          </table:table-cell>
          <table:table-cell office:value-type="float" office:value="0.025549518">
            <text:p>0.025549518</text:p>
          </table:table-cell>
          <table:table-cell office:value-type="float" office:value="0.024672816">
            <text:p>0.024672816</text:p>
          </table:table-cell>
          <table:table-cell office:value-type="float" office:value="0.022456616">
            <text:p>0.022456616</text:p>
          </table:table-cell>
          <table:table-cell office:value-type="float" office:value="0.02095668">
            <text:p>0.02095668</text:p>
          </table:table-cell>
          <table:table-cell office:value-type="float" office:value="0.02168028">
            <text:p>0.02168028</text:p>
          </table:table-cell>
          <table:table-cell office:value-type="float" office:value="0.022373544">
            <text:p>0.022373544</text:p>
          </table:table-cell>
          <table:table-cell office:value-type="float" office:value="0.021032194">
            <text:p>0.021032194</text:p>
          </table:table-cell>
          <table:table-cell office:value-type="float" office:value="0.019699173">
            <text:p>0.019699173</text:p>
          </table:table-cell>
          <table:table-cell office:value-type="float" office:value="0.018177541">
            <text:p>0.018177541</text:p>
          </table:table-cell>
          <table:table-cell office:value-type="float" office:value="0.016109413">
            <text:p>0.016109413</text:p>
          </table:table-cell>
          <table:table-cell office:value-type="float" office:value="0.015690647">
            <text:p>0.015690647</text:p>
          </table:table-cell>
          <table:table-cell office:value-type="float" office:value="0.01539442">
            <text:p>0.01539442</text:p>
          </table:table-cell>
          <table:table-cell office:value-type="float" office:value="0.015644485">
            <text:p>0.015644485</text:p>
          </table:table-cell>
          <table:table-cell office:value-type="float" office:value="0.015348035">
            <text:p>0.015348035</text:p>
          </table:table-cell>
          <table:table-cell office:value-type="float" office:value="0.014174783">
            <text:p>0.014174783</text:p>
          </table:table-cell>
          <table:table-cell office:value-type="float" office:value="0.014901966">
            <text:p>0.014901966</text:p>
          </table:table-cell>
          <table:table-cell office:value-type="float" office:value="0.0148255555">
            <text:p>0.0148255555</text:p>
          </table:table-cell>
          <table:table-cell office:value-type="float" office:value="0.012845264">
            <text:p>0.012845264</text:p>
          </table:table-cell>
          <table:table-cell office:value-type="float" office:value="0.019878864">
            <text:p>0.019878864</text:p>
          </table:table-cell>
          <table:table-cell office:value-type="float" office:value="0.013082254">
            <text:p>0.013082254</text:p>
          </table:table-cell>
          <table:table-cell office:value-type="float" office:value="0.012668982">
            <text:p>0.012668982</text:p>
          </table:table-cell>
          <table:table-cell office:value-type="float" office:value="0.014001846">
            <text:p>0.014001846</text:p>
          </table:table-cell>
          <table:table-cell office:value-type="float" office:value="0.012388047">
            <text:p>0.012388047</text:p>
          </table:table-cell>
          <table:table-cell office:value-type="float" office:value="0.01212321">
            <text:p>0.01212321</text:p>
          </table:table-cell>
          <table:table-cell office:value-type="float" office:value="0.01116378">
            <text:p>0.01116378</text:p>
          </table:table-cell>
          <table:table-cell office:value-type="float" office:value="0.012901316">
            <text:p>0.012901316</text:p>
          </table:table-cell>
          <table:table-cell office:value-type="float" office:value="0.013431312">
            <text:p>0.013431312</text:p>
          </table:table-cell>
          <table:table-cell office:value-type="float" office:value="0.012274763">
            <text:p>0.012274763</text:p>
          </table:table-cell>
          <table:table-cell office:value-type="float" office:value="0.013107339">
            <text:p>0.013107339</text:p>
          </table:table-cell>
          <table:table-cell office:value-type="float" office:value="0.013756838">
            <text:p>0.013756838</text:p>
          </table:table-cell>
          <table:table-cell office:value-type="float" office:value="0.013452151">
            <text:p>0.013452151</text:p>
          </table:table-cell>
          <table:table-cell office:value-type="float" office:value="0.011338614">
            <text:p>0.011338614</text:p>
          </table:table-cell>
          <table:table-cell office:value-type="float" office:value="0.01064353">
            <text:p>0.01064353</text:p>
          </table:table-cell>
          <table:table-cell office:value-type="float" office:value="0.011435709">
            <text:p>0.011435709</text:p>
          </table:table-cell>
          <table:table-cell office:value-type="float" office:value="0.01275636">
            <text:p>0.01275636</text:p>
          </table:table-cell>
          <table:table-cell office:value-type="float" office:value="0.012840926">
            <text:p>0.012840926</text:p>
          </table:table-cell>
          <table:table-cell office:value-type="float" office:value="0.013751871">
            <text:p>0.013751871</text:p>
          </table:table-cell>
          <table:table-cell office:value-type="float" office:value="0.00974136">
            <text:p>0.00974136</text:p>
          </table:table-cell>
          <table:table-cell office:value-type="float" office:value="0.009759963">
            <text:p>0.009759963</text:p>
          </table:table-cell>
          <table:table-cell office:value-type="float" office:value="0.0108735645">
            <text:p>0.0108735645</text:p>
          </table:table-cell>
          <table:table-cell office:value-type="float" office:value="0.013378976">
            <text:p>0.013378976</text:p>
          </table:table-cell>
          <table:table-cell office:value-type="float" office:value="0.010791058">
            <text:p>0.010791058</text:p>
          </table:table-cell>
          <table:table-cell office:value-type="float" office:value="0.009468457">
            <text:p>0.009468457</text:p>
          </table:table-cell>
          <table:table-cell office:value-type="float" office:value="0.00959135">
            <text:p>0.00959135</text:p>
          </table:table-cell>
          <table:table-cell office:value-type="float" office:value="0.010085726">
            <text:p>0.010085726</text:p>
          </table:table-cell>
          <table:table-cell office:value-type="float" office:value="0.009212873">
            <text:p>0.009212873</text:p>
          </table:table-cell>
          <table:table-cell office:value-type="float" office:value="0.011843465">
            <text:p>0.011843465</text:p>
          </table:table-cell>
          <table:table-cell office:value-type="float" office:value="0.009202631">
            <text:p>0.009202631</text:p>
          </table:table-cell>
          <table:table-cell office:value-type="float" office:value="0.010913662">
            <text:p>0.010913662</text:p>
          </table:table-cell>
          <table:table-cell office:value-type="float" office:value="0.010998806">
            <text:p>0.010998806</text:p>
          </table:table-cell>
          <table:table-cell office:value-type="float" office:value="0.011637646">
            <text:p>0.011637646</text:p>
          </table:table-cell>
          <table:table-cell office:value-type="float" office:value="0.011360506">
            <text:p>0.011360506</text:p>
          </table:table-cell>
          <table:table-cell office:value-type="float" office:value="0.008722764">
            <text:p>0.008722764</text:p>
          </table:table-cell>
          <table:table-cell office:value-type="float" office:value="0.009083903">
            <text:p>0.009083903</text:p>
          </table:table-cell>
          <table:table-cell office:value-type="float" office:value="0.012159719">
            <text:p>0.012159719</text:p>
          </table:table-cell>
          <table:table-cell office:value-type="float" office:value="0.008441966">
            <text:p>0.008441966</text:p>
          </table:table-cell>
          <table:table-cell office:value-type="float" office:value="0.009170189">
            <text:p>0.009170189</text:p>
          </table:table-cell>
          <table:table-cell office:value-type="float" office:value="0.010641894">
            <text:p>0.010641894</text:p>
          </table:table-cell>
          <table:table-cell office:value-type="float" office:value="0.012067984">
            <text:p>0.012067984</text:p>
          </table:table-cell>
          <table:table-cell office:value-type="float" office:value="0.011024625">
            <text:p>0.011024625</text:p>
          </table:table-cell>
          <table:table-cell office:value-type="float" office:value="0.011180484">
            <text:p>0.011180484</text:p>
          </table:table-cell>
          <table:table-cell office:value-type="float" office:value="0.011238555">
            <text:p>0.011238555</text:p>
          </table:table-cell>
          <table:table-cell office:value-type="float" office:value="0.009708522">
            <text:p>0.009708522</text:p>
          </table:table-cell>
          <table:table-cell office:value-type="float" office:value="0.0105982">
            <text:p>0.0105982</text:p>
          </table:table-cell>
          <table:table-cell office:value-type="float" office:value="0.0099074105">
            <text:p>0.0099074105</text:p>
          </table:table-cell>
          <table:table-cell office:value-type="float" office:value="0.010149748">
            <text:p>0.010149748</text:p>
          </table:table-cell>
          <table:table-cell office:value-type="float" office:value="0.008160417">
            <text:p>0.008160417</text:p>
          </table:table-cell>
          <table:table-cell office:value-type="float" office:value="0.009919267">
            <text:p>0.009919267</text:p>
          </table:table-cell>
          <table:table-cell office:value-type="float" office:value="0.010076449">
            <text:p>0.010076449</text:p>
          </table:table-cell>
          <table:table-cell office:value-type="float" office:value="0.009438858">
            <text:p>0.009438858</text:p>
          </table:table-cell>
          <table:table-cell office:value-type="float" office:value="0.010280149">
            <text:p>0.010280149</text:p>
          </table:table-cell>
          <table:table-cell office:value-type="float" office:value="0.009999973">
            <text:p>0.009999973</text:p>
          </table:table-cell>
          <table:table-cell office:value-type="float" office:value="0.009202174">
            <text:p>0.009202174</text:p>
          </table:table-cell>
          <table:table-cell office:value-type="float" office:value="0.010281151">
            <text:p>0.010281151</text:p>
          </table:table-cell>
          <table:table-cell office:value-type="float" office:value="0.010919477">
            <text:p>0.010919477</text:p>
          </table:table-cell>
          <table:table-cell office:value-type="float" office:value="0.013306594">
            <text:p>0.013306594</text:p>
          </table:table-cell>
          <table:table-cell office:value-type="float" office:value="0.009860736">
            <text:p>0.009860736</text:p>
          </table:table-cell>
          <table:table-cell office:value-type="float" office:value="0.010263489">
            <text:p>0.010263489</text:p>
          </table:table-cell>
          <table:table-cell office:value-type="float" office:value="0.009013781">
            <text:p>0.009013781</text:p>
          </table:table-cell>
          <table:table-cell office:value-type="float" office:value="0.009956879">
            <text:p>0.009956879</text:p>
          </table:table-cell>
          <table:table-cell office:value-type="float" office:value="0.010473616">
            <text:p>0.010473616</text:p>
          </table:table-cell>
          <table:table-cell office:value-type="float" office:value="0.009420602">
            <text:p>0.009420602</text:p>
          </table:table-cell>
          <table:table-cell office:value-type="float" office:value="0.007627489">
            <text:p>0.007627489</text:p>
          </table:table-cell>
          <table:table-cell office:value-type="float" office:value="0.009626087">
            <text:p>0.009626087</text:p>
          </table:table-cell>
          <table:table-cell office:value-type="float" office:value="0.009692477">
            <text:p>0.009692477</text:p>
          </table:table-cell>
          <table:table-cell office:value-type="float" office:value="0.010336645">
            <text:p>0.010336645</text:p>
          </table:table-cell>
          <table:table-cell office:value-type="float" office:value="0.008767777">
            <text:p>0.008767777</text:p>
          </table:table-cell>
          <table:table-cell office:value-type="float" office:value="0.009297255">
            <text:p>0.009297255</text:p>
          </table:table-cell>
          <table:table-cell office:value-type="float" office:value="0.009146657">
            <text:p>0.009146657</text:p>
          </table:table-cell>
          <table:table-cell office:value-type="float" office:value="0.00932589">
            <text:p>0.00932589</text:p>
          </table:table-cell>
          <table:table-cell office:value-type="float" office:value="0.008582725">
            <text:p>0.008582725</text:p>
          </table:table-cell>
          <table:table-cell office:value-type="float" office:value="0.0077313217">
            <text:p>0.0077313217</text:p>
          </table:table-cell>
          <table:table-cell office:value-type="float" office:value="0.007588487">
            <text:p>0.007588487</text:p>
          </table:table-cell>
          <table:table-cell office:value-type="float" office:value="0.008294634">
            <text:p>0.008294634</text:p>
          </table:table-cell>
          <table:table-cell office:value-type="float" office:value="0.008191293">
            <text:p>0.008191293</text:p>
          </table:table-cell>
          <table:table-cell office:value-type="float" office:value="0.00906671">
            <text:p>0.00906671</text:p>
          </table:table-cell>
          <table:table-cell office:value-type="float" office:value="0.008489673">
            <text:p>0.008489673</text:p>
          </table:table-cell>
          <table:table-cell office:value-type="float" office:value="0.0072868187">
            <text:p>0.0072868187</text:p>
          </table:table-cell>
          <table:table-cell office:value-type="float" office:value="0.0070586777">
            <text:p>0.0070586777</text:p>
          </table:table-cell>
          <table:table-cell office:value-type="float" office:value="0.0073297494">
            <text:p>0.0073297494</text:p>
          </table:table-cell>
          <table:table-cell office:value-type="float" office:value="0.009381272">
            <text:p>0.009381272</text:p>
          </table:table-cell>
          <table:table-cell office:value-type="float" office:value="0.008669728">
            <text:p>0.008669728</text:p>
          </table:table-cell>
          <table:table-cell office:value-type="float" office:value="0.007369573">
            <text:p>0.007369573</text:p>
          </table:table-cell>
          <table:table-cell office:value-type="float" office:value="0.008771241">
            <text:p>0.008771241</text:p>
          </table:table-cell>
          <table:table-cell office:value-type="float" office:value="0.011363628">
            <text:p>0.011363628</text:p>
          </table:table-cell>
          <table:table-cell office:value-type="float" office:value="0.00905368">
            <text:p>0.00905368</text:p>
          </table:table-cell>
          <table:table-cell office:value-type="float" office:value="0.008603578">
            <text:p>0.008603578</text:p>
          </table:table-cell>
          <table:table-cell office:value-type="float" office:value="0.0076325103">
            <text:p>0.0076325103</text:p>
          </table:table-cell>
          <table:table-cell office:value-type="float" office:value="0.008145344">
            <text:p>0.008145344</text:p>
          </table:table-cell>
          <table:table-cell office:value-type="float" office:value="0.008531689">
            <text:p>0.008531689</text:p>
          </table:table-cell>
          <table:table-cell office:value-type="float" office:value="0.008508593">
            <text:p>0.008508593</text:p>
          </table:table-cell>
          <table:table-cell office:value-type="float" office:value="0.009403675">
            <text:p>0.009403675</text:p>
          </table:table-cell>
          <table:table-cell office:value-type="float" office:value="0.010132143">
            <text:p>0.010132143</text:p>
          </table:table-cell>
          <table:table-cell office:value-type="float" office:value="0.0079843">
            <text:p>0.0079843</text:p>
          </table:table-cell>
          <table:table-cell office:value-type="float" office:value="0.007738372">
            <text:p>0.007738372</text:p>
          </table:table-cell>
          <table:table-cell office:value-type="float" office:value="0.007461389">
            <text:p>0.007461389</text:p>
          </table:table-cell>
          <table:table-cell office:value-type="float" office:value="0.006565465">
            <text:p>0.006565465</text:p>
          </table:table-cell>
          <table:table-cell office:value-type="float" office:value="0.007916278">
            <text:p>0.007916278</text:p>
          </table:table-cell>
          <table:table-cell office:value-type="float" office:value="0.0075086295">
            <text:p>0.0075086295</text:p>
          </table:table-cell>
          <table:table-cell office:value-type="float" office:value="0.007240946">
            <text:p>0.007240946</text:p>
          </table:table-cell>
          <table:table-cell office:value-type="float" office:value="0.008076201">
            <text:p>0.008076201</text:p>
          </table:table-cell>
          <table:table-cell office:value-type="float" office:value="0.0077262353">
            <text:p>0.0077262353</text:p>
          </table:table-cell>
          <table:table-cell office:value-type="float" office:value="0.007203465">
            <text:p>0.007203465</text:p>
          </table:table-cell>
          <table:table-cell office:value-type="float" office:value="0.0070225764">
            <text:p>0.0070225764</text:p>
          </table:table-cell>
          <table:table-cell office:value-type="float" office:value="0.006539816">
            <text:p>0.006539816</text:p>
          </table:table-cell>
          <table:table-cell office:value-type="float" office:value="0.005734977">
            <text:p>0.005734977</text:p>
          </table:table-cell>
          <table:table-cell office:value-type="float" office:value="0.00639976">
            <text:p>0.00639976</text:p>
          </table:table-cell>
          <table:table-cell office:value-type="float" office:value="0.006646449">
            <text:p>0.006646449</text:p>
          </table:table-cell>
          <table:table-cell office:value-type="float" office:value="0.0062693353">
            <text:p>0.0062693353</text:p>
          </table:table-cell>
          <table:table-cell office:value-type="float" office:value="0.0062395586">
            <text:p>0.0062395586</text:p>
          </table:table-cell>
          <table:table-cell office:value-type="float" office:value="0.0066845887">
            <text:p>0.0066845887</text:p>
          </table:table-cell>
          <table:table-cell office:value-type="float" office:value="0.00637636">
            <text:p>0.00637636</text:p>
          </table:table-cell>
          <table:table-cell office:value-type="float" office:value="0.0059686955">
            <text:p>0.0059686955</text:p>
          </table:table-cell>
          <table:table-cell office:value-type="float" office:value="0.005368694">
            <text:p>0.005368694</text:p>
          </table:table-cell>
          <table:table-cell office:value-type="float" office:value="0.0055061327">
            <text:p>0.0055061327</text:p>
          </table:table-cell>
          <table:table-cell office:value-type="float" office:value="0.005603407">
            <text:p>0.005603407</text:p>
          </table:table-cell>
          <table:table-cell office:value-type="float" office:value="0.0067412197">
            <text:p>0.0067412197</text:p>
          </table:table-cell>
          <table:table-cell office:value-type="float" office:value="0.0063518044">
            <text:p>0.0063518044</text:p>
          </table:table-cell>
          <table:table-cell office:value-type="float" office:value="0.005854643">
            <text:p>0.005854643</text:p>
          </table:table-cell>
          <table:table-cell office:value-type="float" office:value="0.0048649386">
            <text:p>0.0048649386</text:p>
          </table:table-cell>
          <table:table-cell office:value-type="float" office:value="0.0025857934">
            <text:p>0.0025857934</text:p>
          </table:table-cell>
          <table:table-cell table:style-name="ce1" office:value-type="float" office:value="0.0008933245">
            <text:p>8.93E-004</text:p>
          </table:table-cell>
          <table:table-cell table:style-name="ce1" office:value-type="float" office:value="0.0009118977">
            <text:p>9.12E-004</text:p>
          </table:table-cell>
          <table:table-cell table:style-name="ce1" office:value-type="float" office:value="0.0008068891">
            <text:p>8.07E-004</text:p>
          </table:table-cell>
          <table:table-cell table:style-name="ce1" office:value-type="float" office:value="0.0007451916">
            <text:p>7.45E-004</text:p>
          </table:table-cell>
          <table:table-cell table:style-name="ce1" office:value-type="float" office:value="0.00073373946">
            <text:p>7.34E-004</text:p>
          </table:table-cell>
          <table:table-cell table:style-name="ce1" office:value-type="float" office:value="0.0007311528">
            <text:p>7.31E-004</text:p>
          </table:table-cell>
          <table:table-cell table:style-name="ce1" office:value-type="float" office:value="0.0007285864">
            <text:p>7.29E-004</text:p>
          </table:table-cell>
          <table:table-cell table:style-name="ce1" office:value-type="float" office:value="0.00072606205">
            <text:p>7.26E-004</text:p>
          </table:table-cell>
          <table:table-cell table:style-name="ce1" office:value-type="float" office:value="0.000725253">
            <text:p>7.25E-004</text:p>
          </table:table-cell>
          <table:table-cell table:style-name="ce1" office:value-type="float" office:value="0.00072513625">
            <text:p>7.25E-004</text:p>
          </table:table-cell>
          <table:table-cell table:style-name="ce1" office:value-type="float" office:value="0.0007249929">
            <text:p>7.25E-004</text:p>
          </table:table-cell>
          <table:table-cell table:style-name="ce1" office:value-type="float" office:value="0.000725054">
            <text:p>7.25E-004</text:p>
          </table:table-cell>
          <table:table-cell table:style-name="ce1" office:value-type="float" office:value="0.0007247682">
            <text:p>7.25E-004</text:p>
          </table:table-cell>
          <table:table-cell table:style-name="ce1" office:value-type="float" office:value="0.000724627">
            <text:p>7.25E-004</text:p>
          </table:table-cell>
          <table:table-cell table:style-name="ce1" office:value-type="float" office:value="0.00072648807">
            <text:p>7.26E-004</text:p>
          </table:table-cell>
          <table:table-cell table:style-name="ce1" office:value-type="float" office:value="0.00072707766">
            <text:p>7.27E-004</text:p>
          </table:table-cell>
          <table:table-cell table:style-name="ce1" office:value-type="float" office:value="0.0007271663">
            <text:p>7.27E-004</text:p>
          </table:table-cell>
          <table:table-cell table:style-name="ce1" office:value-type="float" office:value="0.0007279148">
            <text:p>7.28E-004</text:p>
          </table:table-cell>
          <table:table-cell table:style-name="ce1" office:value-type="float" office:value="0.00072894426">
            <text:p>7.29E-004</text:p>
          </table:table-cell>
          <table:table-cell table:style-name="ce1" office:value-type="float" office:value="0.000730239">
            <text:p>7.30E-004</text:p>
          </table:table-cell>
          <table:table-cell table:style-name="ce1" office:value-type="float" office:value="0.0007314941">
            <text:p>7.31E-004</text:p>
          </table:table-cell>
          <table:table-cell office:value-type="float" office:value="0.000732271">
            <text:p>7.32E-004</text:p>
          </table:table-cell>
          <table:table-cell office:value-type="float" office:value="0.0007330514">
            <text:p>7.33E-004</text:p>
          </table:table-cell>
          <table:table-cell table:style-name="ce1" office:value-type="float" office:value="0.0007352855">
            <text:p>7.35E-004</text:p>
          </table:table-cell>
          <table:table-cell table:style-name="ce1" office:value-type="float" office:value="0.0007360489">
            <text:p>7.36E-004</text:p>
          </table:table-cell>
          <table:table-cell table:style-name="ce1" office:value-type="float" office:value="0.0007372081">
            <text:p>7.37E-004</text:p>
          </table:table-cell>
          <table:table-cell table:style-name="ce1" office:value-type="float" office:value="0.00073840696">
            <text:p>7.38E-004</text:p>
          </table:table-cell>
          <table:table-cell table:style-name="ce1" office:value-type="float" office:value="0.00073965447">
            <text:p>7.40E-004</text:p>
          </table:table-cell>
          <table:table-cell table:style-name="ce1" office:value-type="float" office:value="0.0007408633">
            <text:p>7.41E-004</text:p>
          </table:table-cell>
          <table:table-cell table:style-name="ce1" office:value-type="float" office:value="0.0007422968">
            <text:p>7.42E-004</text:p>
          </table:table-cell>
          <table:table-cell table:style-name="ce1" office:value-type="float" office:value="0.00074347685">
            <text:p>7.43E-004</text:p>
          </table:table-cell>
          <table:table-cell table:style-name="ce1" office:value-type="float" office:value="0.00074460276">
            <text:p>7.45E-004</text:p>
          </table:table-cell>
          <table:table-cell table:style-name="ce1" office:value-type="float" office:value="0.00074700004">
            <text:p>7.47E-004</text:p>
          </table:table-cell>
          <table:table-cell table:style-name="ce1" office:value-type="float" office:value="0.0007480335">
            <text:p>7.48E-004</text:p>
          </table:table-cell>
          <table:table-cell table:style-name="ce1" office:value-type="float" office:value="0.0007494434">
            <text:p>7.49E-004</text:p>
          </table:table-cell>
          <table:table-cell table:style-name="ce1" office:value-type="float" office:value="0.0007512839">
            <text:p>7.51E-004</text:p>
          </table:table-cell>
          <table:table-cell table:style-name="ce1" office:value-type="float" office:value="0.0007537437">
            <text:p>7.54E-004</text:p>
          </table:table-cell>
          <table:table-cell table:style-name="ce1" office:value-type="float" office:value="0.0007556132">
            <text:p>7.56E-004</text:p>
          </table:table-cell>
          <table:table-cell table:style-name="ce1" office:value-type="float" office:value="0.00075717206">
            <text:p>7.57E-004</text:p>
          </table:table-cell>
          <table:table-cell table:style-name="ce1" office:value-type="float" office:value="0.00075871305">
            <text:p>7.59E-004</text:p>
          </table:table-cell>
          <table:table-cell table:style-name="ce1" office:value-type="float" office:value="0.00076083123">
            <text:p>7.61E-004</text:p>
          </table:table-cell>
          <table:table-cell table:style-name="ce1" office:value-type="float" office:value="0.0007635356">
            <text:p>7.64E-004</text:p>
          </table:table-cell>
          <table:table-cell table:style-name="ce1" office:value-type="float" office:value="0.0007652195">
            <text:p>7.65E-004</text:p>
          </table:table-cell>
          <table:table-cell table:style-name="ce1" office:value-type="float" office:value="0.00076673843">
            <text:p>7.67E-004</text:p>
          </table:table-cell>
          <table:table-cell table:style-name="ce1" office:value-type="float" office:value="0.00076849276">
            <text:p>7.68E-004</text:p>
          </table:table-cell>
          <table:table-cell table:style-name="ce1" office:value-type="float" office:value="0.0007714387">
            <text:p>7.71E-004</text:p>
          </table:table-cell>
          <table:table-cell table:style-name="ce1" office:value-type="float" office:value="0.0007736076">
            <text:p>7.74E-004</text:p>
          </table:table-cell>
          <table:table-cell table:style-name="ce1" office:value-type="float" office:value="0.00077498285">
            <text:p>7.75E-004</text:p>
          </table:table-cell>
          <table:table-cell table:style-name="ce1" office:value-type="float" office:value="0.00077598024">
            <text:p>7.76E-004</text:p>
          </table:table-cell>
          <table:table-cell table:style-name="ce1" office:value-type="float" office:value="0.0007785094">
            <text:p>7.79E-004</text:p>
          </table:table-cell>
          <table:table-cell table:style-name="ce1" office:value-type="float" office:value="0.00078163436">
            <text:p>7.82E-004</text:p>
          </table:table-cell>
          <table:table-cell table:style-name="ce1" office:value-type="float" office:value="0.0007832343">
            <text:p>7.83E-004</text:p>
          </table:table-cell>
          <table:table-cell table:style-name="ce1" office:value-type="float" office:value="0.0007848328">
            <text:p>7.85E-004</text:p>
          </table:table-cell>
          <table:table-cell table:style-name="ce1" office:value-type="float" office:value="0.0007866417">
            <text:p>7.87E-004</text:p>
          </table:table-cell>
          <table:table-cell table:style-name="ce1" office:value-type="float" office:value="0.00079055835">
            <text:p>7.91E-004</text:p>
          </table:table-cell>
          <table:table-cell table:style-name="ce1" office:value-type="float" office:value="0.0007927931">
            <text:p>7.93E-004</text:p>
          </table:table-cell>
          <table:table-cell table:style-name="ce1" office:value-type="float" office:value="0.00079508434">
            <text:p>7.95E-004</text:p>
          </table:table-cell>
          <table:table-cell table:style-name="ce1" office:value-type="float" office:value="0.00079699786">
            <text:p>7.97E-004</text:p>
          </table:table-cell>
          <table:table-cell table:style-name="ce1" office:value-type="float" office:value="0.00080034905">
            <text:p>8.00E-004</text:p>
          </table:table-cell>
          <table:table-cell table:style-name="ce1" office:value-type="float" office:value="0.0008033406">
            <text:p>8.03E-004</text:p>
          </table:table-cell>
          <table:table-cell table:style-name="ce1" office:value-type="float" office:value="0.0008053099">
            <text:p>8.05E-004</text:p>
          </table:table-cell>
          <table:table-cell table:style-name="ce1" office:value-type="float" office:value="0.0008077317">
            <text:p>8.08E-004</text:p>
          </table:table-cell>
          <table:table-cell table:style-name="ce1" office:value-type="float" office:value="0.0008100433">
            <text:p>8.10E-004</text:p>
          </table:table-cell>
          <table:table-cell table:style-name="ce1" office:value-type="float" office:value="0.0008138876">
            <text:p>8.14E-004</text:p>
          </table:table-cell>
          <table:table-cell table:style-name="ce1" office:value-type="float" office:value="0.0008161921">
            <text:p>8.16E-004</text:p>
          </table:table-cell>
          <table:table-cell table:style-name="ce1" office:value-type="float" office:value="0.0008182212">
            <text:p>8.18E-004</text:p>
          </table:table-cell>
          <table:table-cell table:style-name="ce1" office:value-type="float" office:value="0.00082051806">
            <text:p>8.21E-004</text:p>
          </table:table-cell>
          <table:table-cell table:style-name="ce1" office:value-type="float" office:value="0.00082493183">
            <text:p>8.25E-004</text:p>
          </table:table-cell>
          <table:table-cell table:style-name="ce1" office:value-type="float" office:value="0.0008269419">
            <text:p>8.27E-004</text:p>
          </table:table-cell>
          <table:table-cell table:style-name="ce1" office:value-type="float" office:value="0.00082841725">
            <text:p>8.28E-004</text:p>
          </table:table-cell>
          <table:table-cell table:style-name="ce1" office:value-type="float" office:value="0.00083103724">
            <text:p>8.31E-004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04 - Mantra.mp3</text:p>
          </table:table-cell>
          <table:table-cell office:value-type="float" office:value="0.07084267">
            <text:p>0.07084267</text:p>
          </table:table-cell>
          <table:table-cell office:value-type="float" office:value="0.16634643">
            <text:p>0.16634643</text:p>
          </table:table-cell>
          <table:table-cell office:value-type="float" office:value="0.097523995">
            <text:p>0.097523995</text:p>
          </table:table-cell>
          <table:table-cell office:value-type="float" office:value="0.070375144">
            <text:p>0.070375144</text:p>
          </table:table-cell>
          <table:table-cell office:value-type="float" office:value="0.047197215">
            <text:p>0.047197215</text:p>
          </table:table-cell>
          <table:table-cell office:value-type="float" office:value="0.03786449">
            <text:p>0.03786449</text:p>
          </table:table-cell>
          <table:table-cell office:value-type="float" office:value="0.025999201">
            <text:p>0.025999201</text:p>
          </table:table-cell>
          <table:table-cell office:value-type="float" office:value="0.03222862">
            <text:p>0.03222862</text:p>
          </table:table-cell>
          <table:table-cell office:value-type="float" office:value="0.032778062">
            <text:p>0.032778062</text:p>
          </table:table-cell>
          <table:table-cell office:value-type="float" office:value="0.028395694">
            <text:p>0.028395694</text:p>
          </table:table-cell>
          <table:table-cell office:value-type="float" office:value="0.024670884">
            <text:p>0.024670884</text:p>
          </table:table-cell>
          <table:table-cell office:value-type="float" office:value="0.030428706">
            <text:p>0.030428706</text:p>
          </table:table-cell>
          <table:table-cell office:value-type="float" office:value="0.017833268">
            <text:p>0.017833268</text:p>
          </table:table-cell>
          <table:table-cell office:value-type="float" office:value="0.019740885">
            <text:p>0.019740885</text:p>
          </table:table-cell>
          <table:table-cell office:value-type="float" office:value="0.026625944">
            <text:p>0.026625944</text:p>
          </table:table-cell>
          <table:table-cell office:value-type="float" office:value="0.025131471">
            <text:p>0.025131471</text:p>
          </table:table-cell>
          <table:table-cell office:value-type="float" office:value="0.023930691">
            <text:p>0.023930691</text:p>
          </table:table-cell>
          <table:table-cell office:value-type="float" office:value="0.030517478">
            <text:p>0.030517478</text:p>
          </table:table-cell>
          <table:table-cell office:value-type="float" office:value="0.026443256">
            <text:p>0.026443256</text:p>
          </table:table-cell>
          <table:table-cell office:value-type="float" office:value="0.034424964">
            <text:p>0.034424964</text:p>
          </table:table-cell>
          <table:table-cell office:value-type="float" office:value="0.038039465">
            <text:p>0.038039465</text:p>
          </table:table-cell>
          <table:table-cell office:value-type="float" office:value="0.026812827">
            <text:p>0.026812827</text:p>
          </table:table-cell>
          <table:table-cell office:value-type="float" office:value="0.029282125">
            <text:p>0.029282125</text:p>
          </table:table-cell>
          <table:table-cell office:value-type="float" office:value="0.03468191">
            <text:p>0.03468191</text:p>
          </table:table-cell>
          <table:table-cell office:value-type="float" office:value="0.022579633">
            <text:p>0.022579633</text:p>
          </table:table-cell>
          <table:table-cell office:value-type="float" office:value="0.023739612">
            <text:p>0.023739612</text:p>
          </table:table-cell>
          <table:table-cell office:value-type="float" office:value="0.027091838">
            <text:p>0.027091838</text:p>
          </table:table-cell>
          <table:table-cell office:value-type="float" office:value="0.032428954">
            <text:p>0.032428954</text:p>
          </table:table-cell>
          <table:table-cell office:value-type="float" office:value="0.04688838">
            <text:p>0.04688838</text:p>
          </table:table-cell>
          <table:table-cell office:value-type="float" office:value="0.044949315">
            <text:p>0.044949315</text:p>
          </table:table-cell>
          <table:table-cell office:value-type="float" office:value="0.037237663">
            <text:p>0.037237663</text:p>
          </table:table-cell>
          <table:table-cell office:value-type="float" office:value="0.034900274">
            <text:p>0.034900274</text:p>
          </table:table-cell>
          <table:table-cell office:value-type="float" office:value="0.036432024">
            <text:p>0.036432024</text:p>
          </table:table-cell>
          <table:table-cell office:value-type="float" office:value="0.03462092">
            <text:p>0.03462092</text:p>
          </table:table-cell>
          <table:table-cell office:value-type="float" office:value="0.043584075">
            <text:p>0.043584075</text:p>
          </table:table-cell>
          <table:table-cell office:value-type="float" office:value="0.03559153">
            <text:p>0.03559153</text:p>
          </table:table-cell>
          <table:table-cell office:value-type="float" office:value="0.029781152">
            <text:p>0.029781152</text:p>
          </table:table-cell>
          <table:table-cell office:value-type="float" office:value="0.029737297">
            <text:p>0.029737297</text:p>
          </table:table-cell>
          <table:table-cell office:value-type="float" office:value="0.028092975">
            <text:p>0.028092975</text:p>
          </table:table-cell>
          <table:table-cell office:value-type="float" office:value="0.03314245">
            <text:p>0.03314245</text:p>
          </table:table-cell>
          <table:table-cell office:value-type="float" office:value="0.036219135">
            <text:p>0.036219135</text:p>
          </table:table-cell>
          <table:table-cell office:value-type="float" office:value="0.027971795">
            <text:p>0.027971795</text:p>
          </table:table-cell>
          <table:table-cell office:value-type="float" office:value="0.024586445">
            <text:p>0.024586445</text:p>
          </table:table-cell>
          <table:table-cell office:value-type="float" office:value="0.022702856">
            <text:p>0.022702856</text:p>
          </table:table-cell>
          <table:table-cell office:value-type="float" office:value="0.020676926">
            <text:p>0.020676926</text:p>
          </table:table-cell>
          <table:table-cell office:value-type="float" office:value="0.023820065">
            <text:p>0.023820065</text:p>
          </table:table-cell>
          <table:table-cell office:value-type="float" office:value="0.024443138">
            <text:p>0.024443138</text:p>
          </table:table-cell>
          <table:table-cell office:value-type="float" office:value="0.019893302">
            <text:p>0.019893302</text:p>
          </table:table-cell>
          <table:table-cell office:value-type="float" office:value="0.019997284">
            <text:p>0.019997284</text:p>
          </table:table-cell>
          <table:table-cell office:value-type="float" office:value="0.016829703">
            <text:p>0.016829703</text:p>
          </table:table-cell>
          <table:table-cell office:value-type="float" office:value="0.014204378">
            <text:p>0.014204378</text:p>
          </table:table-cell>
          <table:table-cell office:value-type="float" office:value="0.018759405">
            <text:p>0.018759405</text:p>
          </table:table-cell>
          <table:table-cell office:value-type="float" office:value="0.019961612">
            <text:p>0.019961612</text:p>
          </table:table-cell>
          <table:table-cell office:value-type="float" office:value="0.024662198">
            <text:p>0.024662198</text:p>
          </table:table-cell>
          <table:table-cell office:value-type="float" office:value="0.029723993">
            <text:p>0.029723993</text:p>
          </table:table-cell>
          <table:table-cell office:value-type="float" office:value="0.02744635">
            <text:p>0.02744635</text:p>
          </table:table-cell>
          <table:table-cell office:value-type="float" office:value="0.020173842">
            <text:p>0.020173842</text:p>
          </table:table-cell>
          <table:table-cell office:value-type="float" office:value="0.022886917">
            <text:p>0.022886917</text:p>
          </table:table-cell>
          <table:table-cell office:value-type="float" office:value="0.027357241">
            <text:p>0.027357241</text:p>
          </table:table-cell>
          <table:table-cell office:value-type="float" office:value="0.031435974">
            <text:p>0.031435974</text:p>
          </table:table-cell>
          <table:table-cell office:value-type="float" office:value="0.040192444">
            <text:p>0.040192444</text:p>
          </table:table-cell>
          <table:table-cell office:value-type="float" office:value="0.034023777">
            <text:p>0.034023777</text:p>
          </table:table-cell>
          <table:table-cell office:value-type="float" office:value="0.026720544">
            <text:p>0.026720544</text:p>
          </table:table-cell>
          <table:table-cell office:value-type="float" office:value="0.027350444">
            <text:p>0.027350444</text:p>
          </table:table-cell>
          <table:table-cell office:value-type="float" office:value="0.028588392">
            <text:p>0.028588392</text:p>
          </table:table-cell>
          <table:table-cell office:value-type="float" office:value="0.035739634">
            <text:p>0.035739634</text:p>
          </table:table-cell>
          <table:table-cell office:value-type="float" office:value="0.03314263">
            <text:p>0.03314263</text:p>
          </table:table-cell>
          <table:table-cell office:value-type="float" office:value="0.02427467">
            <text:p>0.02427467</text:p>
          </table:table-cell>
          <table:table-cell office:value-type="float" office:value="0.019957738">
            <text:p>0.019957738</text:p>
          </table:table-cell>
          <table:table-cell office:value-type="float" office:value="0.016981794">
            <text:p>0.016981794</text:p>
          </table:table-cell>
          <table:table-cell office:value-type="float" office:value="0.01762245">
            <text:p>0.01762245</text:p>
          </table:table-cell>
          <table:table-cell office:value-type="float" office:value="0.01854832">
            <text:p>0.01854832</text:p>
          </table:table-cell>
          <table:table-cell office:value-type="float" office:value="0.019205661">
            <text:p>0.019205661</text:p>
          </table:table-cell>
          <table:table-cell office:value-type="float" office:value="0.018798226">
            <text:p>0.018798226</text:p>
          </table:table-cell>
          <table:table-cell office:value-type="float" office:value="0.018666508">
            <text:p>0.018666508</text:p>
          </table:table-cell>
          <table:table-cell office:value-type="float" office:value="0.01753011">
            <text:p>0.01753011</text:p>
          </table:table-cell>
          <table:table-cell office:value-type="float" office:value="0.016838782">
            <text:p>0.016838782</text:p>
          </table:table-cell>
          <table:table-cell office:value-type="float" office:value="0.018284269">
            <text:p>0.018284269</text:p>
          </table:table-cell>
          <table:table-cell office:value-type="float" office:value="0.017772568">
            <text:p>0.017772568</text:p>
          </table:table-cell>
          <table:table-cell office:value-type="float" office:value="0.017350249">
            <text:p>0.017350249</text:p>
          </table:table-cell>
          <table:table-cell office:value-type="float" office:value="0.01844807">
            <text:p>0.01844807</text:p>
          </table:table-cell>
          <table:table-cell office:value-type="float" office:value="0.018950002">
            <text:p>0.018950002</text:p>
          </table:table-cell>
          <table:table-cell office:value-type="float" office:value="0.015947621">
            <text:p>0.015947621</text:p>
          </table:table-cell>
          <table:table-cell office:value-type="float" office:value="0.021757523">
            <text:p>0.021757523</text:p>
          </table:table-cell>
          <table:table-cell office:value-type="float" office:value="0.019326381">
            <text:p>0.019326381</text:p>
          </table:table-cell>
          <table:table-cell office:value-type="float" office:value="0.018639693">
            <text:p>0.018639693</text:p>
          </table:table-cell>
          <table:table-cell office:value-type="float" office:value="0.016077451">
            <text:p>0.016077451</text:p>
          </table:table-cell>
          <table:table-cell office:value-type="float" office:value="0.016928196">
            <text:p>0.016928196</text:p>
          </table:table-cell>
          <table:table-cell office:value-type="float" office:value="0.01859611">
            <text:p>0.01859611</text:p>
          </table:table-cell>
          <table:table-cell office:value-type="float" office:value="0.01729139">
            <text:p>0.01729139</text:p>
          </table:table-cell>
          <table:table-cell office:value-type="float" office:value="0.016414199">
            <text:p>0.016414199</text:p>
          </table:table-cell>
          <table:table-cell office:value-type="float" office:value="0.017423373">
            <text:p>0.017423373</text:p>
          </table:table-cell>
          <table:table-cell office:value-type="float" office:value="0.014777486">
            <text:p>0.014777486</text:p>
          </table:table-cell>
          <table:table-cell office:value-type="float" office:value="0.014508782">
            <text:p>0.014508782</text:p>
          </table:table-cell>
          <table:table-cell office:value-type="float" office:value="0.013298424">
            <text:p>0.013298424</text:p>
          </table:table-cell>
          <table:table-cell office:value-type="float" office:value="0.012524983">
            <text:p>0.012524983</text:p>
          </table:table-cell>
          <table:table-cell office:value-type="float" office:value="0.013568921">
            <text:p>0.013568921</text:p>
          </table:table-cell>
          <table:table-cell office:value-type="float" office:value="0.012687484">
            <text:p>0.012687484</text:p>
          </table:table-cell>
          <table:table-cell office:value-type="float" office:value="0.010164454">
            <text:p>0.010164454</text:p>
          </table:table-cell>
          <table:table-cell office:value-type="float" office:value="0.009226867">
            <text:p>0.009226867</text:p>
          </table:table-cell>
          <table:table-cell office:value-type="float" office:value="0.01043026">
            <text:p>0.01043026</text:p>
          </table:table-cell>
          <table:table-cell office:value-type="float" office:value="0.00955731">
            <text:p>0.00955731</text:p>
          </table:table-cell>
          <table:table-cell office:value-type="float" office:value="0.010475474">
            <text:p>0.010475474</text:p>
          </table:table-cell>
          <table:table-cell office:value-type="float" office:value="0.010212614">
            <text:p>0.010212614</text:p>
          </table:table-cell>
          <table:table-cell office:value-type="float" office:value="0.010912415">
            <text:p>0.010912415</text:p>
          </table:table-cell>
          <table:table-cell office:value-type="float" office:value="0.011369204">
            <text:p>0.011369204</text:p>
          </table:table-cell>
          <table:table-cell office:value-type="float" office:value="0.011799787">
            <text:p>0.011799787</text:p>
          </table:table-cell>
          <table:table-cell office:value-type="float" office:value="0.011034153">
            <text:p>0.011034153</text:p>
          </table:table-cell>
          <table:table-cell office:value-type="float" office:value="0.009145673">
            <text:p>0.009145673</text:p>
          </table:table-cell>
          <table:table-cell office:value-type="float" office:value="0.011140468">
            <text:p>0.011140468</text:p>
          </table:table-cell>
          <table:table-cell office:value-type="float" office:value="0.010614702">
            <text:p>0.010614702</text:p>
          </table:table-cell>
          <table:table-cell office:value-type="float" office:value="0.012300819">
            <text:p>0.012300819</text:p>
          </table:table-cell>
          <table:table-cell office:value-type="float" office:value="0.010231878">
            <text:p>0.010231878</text:p>
          </table:table-cell>
          <table:table-cell office:value-type="float" office:value="0.009958092">
            <text:p>0.009958092</text:p>
          </table:table-cell>
          <table:table-cell office:value-type="float" office:value="0.012139776">
            <text:p>0.012139776</text:p>
          </table:table-cell>
          <table:table-cell office:value-type="float" office:value="0.010599908">
            <text:p>0.010599908</text:p>
          </table:table-cell>
          <table:table-cell office:value-type="float" office:value="0.009892418">
            <text:p>0.009892418</text:p>
          </table:table-cell>
          <table:table-cell office:value-type="float" office:value="0.012040958">
            <text:p>0.012040958</text:p>
          </table:table-cell>
          <table:table-cell office:value-type="float" office:value="0.0130643705">
            <text:p>0.0130643705</text:p>
          </table:table-cell>
          <table:table-cell office:value-type="float" office:value="0.013102477">
            <text:p>0.013102477</text:p>
          </table:table-cell>
          <table:table-cell office:value-type="float" office:value="0.00946902">
            <text:p>0.00946902</text:p>
          </table:table-cell>
          <table:table-cell office:value-type="float" office:value="0.012768233">
            <text:p>0.012768233</text:p>
          </table:table-cell>
          <table:table-cell office:value-type="float" office:value="0.009069878">
            <text:p>0.009069878</text:p>
          </table:table-cell>
          <table:table-cell office:value-type="float" office:value="0.008442804">
            <text:p>0.008442804</text:p>
          </table:table-cell>
          <table:table-cell office:value-type="float" office:value="0.00825749">
            <text:p>0.00825749</text:p>
          </table:table-cell>
          <table:table-cell office:value-type="float" office:value="0.009060071">
            <text:p>0.009060071</text:p>
          </table:table-cell>
          <table:table-cell office:value-type="float" office:value="0.01042412">
            <text:p>0.01042412</text:p>
          </table:table-cell>
          <table:table-cell office:value-type="float" office:value="0.010000699">
            <text:p>0.010000699</text:p>
          </table:table-cell>
          <table:table-cell office:value-type="float" office:value="0.010687889">
            <text:p>0.010687889</text:p>
          </table:table-cell>
          <table:table-cell office:value-type="float" office:value="0.008461557">
            <text:p>0.008461557</text:p>
          </table:table-cell>
          <table:table-cell office:value-type="float" office:value="0.006516695">
            <text:p>0.006516695</text:p>
          </table:table-cell>
          <table:table-cell office:value-type="float" office:value="0.0075864242">
            <text:p>0.0075864242</text:p>
          </table:table-cell>
          <table:table-cell office:value-type="float" office:value="0.008091373">
            <text:p>0.008091373</text:p>
          </table:table-cell>
          <table:table-cell office:value-type="float" office:value="0.008293987">
            <text:p>0.008293987</text:p>
          </table:table-cell>
          <table:table-cell office:value-type="float" office:value="0.008501894">
            <text:p>0.008501894</text:p>
          </table:table-cell>
          <table:table-cell office:value-type="float" office:value="0.01045537">
            <text:p>0.01045537</text:p>
          </table:table-cell>
          <table:table-cell office:value-type="float" office:value="0.0077884644">
            <text:p>0.0077884644</text:p>
          </table:table-cell>
          <table:table-cell office:value-type="float" office:value="0.0059892526">
            <text:p>0.0059892526</text:p>
          </table:table-cell>
          <table:table-cell office:value-type="float" office:value="0.0058942777">
            <text:p>0.0058942777</text:p>
          </table:table-cell>
          <table:table-cell office:value-type="float" office:value="0.00719636">
            <text:p>0.00719636</text:p>
          </table:table-cell>
          <table:table-cell office:value-type="float" office:value="0.008927373">
            <text:p>0.008927373</text:p>
          </table:table-cell>
          <table:table-cell office:value-type="float" office:value="0.010220588">
            <text:p>0.010220588</text:p>
          </table:table-cell>
          <table:table-cell office:value-type="float" office:value="0.009089773">
            <text:p>0.009089773</text:p>
          </table:table-cell>
          <table:table-cell office:value-type="float" office:value="0.010326019">
            <text:p>0.010326019</text:p>
          </table:table-cell>
          <table:table-cell office:value-type="float" office:value="0.0087710945">
            <text:p>0.0087710945</text:p>
          </table:table-cell>
          <table:table-cell office:value-type="float" office:value="0.0061587207">
            <text:p>0.0061587207</text:p>
          </table:table-cell>
          <table:table-cell office:value-type="float" office:value="0.0068109008">
            <text:p>0.0068109008</text:p>
          </table:table-cell>
          <table:table-cell office:value-type="float" office:value="0.0065071895">
            <text:p>0.0065071895</text:p>
          </table:table-cell>
          <table:table-cell office:value-type="float" office:value="0.007974491">
            <text:p>0.007974491</text:p>
          </table:table-cell>
          <table:table-cell office:value-type="float" office:value="0.007784482">
            <text:p>0.007784482</text:p>
          </table:table-cell>
          <table:table-cell office:value-type="float" office:value="0.006932544">
            <text:p>0.006932544</text:p>
          </table:table-cell>
          <table:table-cell office:value-type="float" office:value="0.0080832625">
            <text:p>0.0080832625</text:p>
          </table:table-cell>
          <table:table-cell office:value-type="float" office:value="0.008239879">
            <text:p>0.008239879</text:p>
          </table:table-cell>
          <table:table-cell office:value-type="float" office:value="0.0071182614">
            <text:p>0.0071182614</text:p>
          </table:table-cell>
          <table:table-cell office:value-type="float" office:value="0.0068424735">
            <text:p>0.0068424735</text:p>
          </table:table-cell>
          <table:table-cell office:value-type="float" office:value="0.008091755">
            <text:p>0.008091755</text:p>
          </table:table-cell>
          <table:table-cell office:value-type="float" office:value="0.007857427">
            <text:p>0.007857427</text:p>
          </table:table-cell>
          <table:table-cell office:value-type="float" office:value="0.008766888">
            <text:p>0.008766888</text:p>
          </table:table-cell>
          <table:table-cell office:value-type="float" office:value="0.006603804">
            <text:p>0.006603804</text:p>
          </table:table-cell>
          <table:table-cell office:value-type="float" office:value="0.0068342574">
            <text:p>0.0068342574</text:p>
          </table:table-cell>
          <table:table-cell office:value-type="float" office:value="0.007631608">
            <text:p>0.007631608</text:p>
          </table:table-cell>
          <table:table-cell office:value-type="float" office:value="0.008118755">
            <text:p>0.008118755</text:p>
          </table:table-cell>
          <table:table-cell office:value-type="float" office:value="0.006571371">
            <text:p>0.006571371</text:p>
          </table:table-cell>
          <table:table-cell office:value-type="float" office:value="0.0069451397">
            <text:p>0.0069451397</text:p>
          </table:table-cell>
          <table:table-cell office:value-type="float" office:value="0.006040457">
            <text:p>0.006040457</text:p>
          </table:table-cell>
          <table:table-cell office:value-type="float" office:value="0.006692473">
            <text:p>0.006692473</text:p>
          </table:table-cell>
          <table:table-cell office:value-type="float" office:value="0.0071425587">
            <text:p>0.0071425587</text:p>
          </table:table-cell>
          <table:table-cell office:value-type="float" office:value="0.0060160486">
            <text:p>0.0060160486</text:p>
          </table:table-cell>
          <table:table-cell office:value-type="float" office:value="0.00623526">
            <text:p>0.00623526</text:p>
          </table:table-cell>
          <table:table-cell office:value-type="float" office:value="0.007111959">
            <text:p>0.007111959</text:p>
          </table:table-cell>
          <table:table-cell office:value-type="float" office:value="0.006533516">
            <text:p>0.006533516</text:p>
          </table:table-cell>
          <table:table-cell office:value-type="float" office:value="0.0064042704">
            <text:p>0.0064042704</text:p>
          </table:table-cell>
          <table:table-cell office:value-type="float" office:value="0.005184339">
            <text:p>0.005184339</text:p>
          </table:table-cell>
          <table:table-cell office:value-type="float" office:value="0.0047678007">
            <text:p>0.0047678007</text:p>
          </table:table-cell>
          <table:table-cell office:value-type="float" office:value="0.0051952447">
            <text:p>0.0051952447</text:p>
          </table:table-cell>
          <table:table-cell office:value-type="float" office:value="0.004649751">
            <text:p>0.004649751</text:p>
          </table:table-cell>
          <table:table-cell office:value-type="float" office:value="0.0055361837">
            <text:p>0.0055361837</text:p>
          </table:table-cell>
          <table:table-cell office:value-type="float" office:value="0.0060669165">
            <text:p>0.0060669165</text:p>
          </table:table-cell>
          <table:table-cell office:value-type="float" office:value="0.0065060114">
            <text:p>0.0065060114</text:p>
          </table:table-cell>
          <table:table-cell office:value-type="float" office:value="0.006008577">
            <text:p>0.006008577</text:p>
          </table:table-cell>
          <table:table-cell office:value-type="float" office:value="0.0054581068">
            <text:p>0.0054581068</text:p>
          </table:table-cell>
          <table:table-cell office:value-type="float" office:value="0.004518377">
            <text:p>0.004518377</text:p>
          </table:table-cell>
          <table:table-cell office:value-type="float" office:value="0.004517361">
            <text:p>0.004517361</text:p>
          </table:table-cell>
          <table:table-cell office:value-type="float" office:value="0.004239381">
            <text:p>0.004239381</text:p>
          </table:table-cell>
          <table:table-cell office:value-type="float" office:value="0.0049302937">
            <text:p>0.0049302937</text:p>
          </table:table-cell>
          <table:table-cell office:value-type="float" office:value="0.0040947683">
            <text:p>0.0040947683</text:p>
          </table:table-cell>
          <table:table-cell office:value-type="float" office:value="0.0012959834">
            <text:p>0.0012959834</text:p>
          </table:table-cell>
          <table:table-cell table:style-name="ce1" office:value-type="float" office:value="0.00095479086">
            <text:p>9.55E-004</text:p>
          </table:table-cell>
          <table:table-cell table:style-name="ce1" office:value-type="float" office:value="0.0009334779">
            <text:p>9.33E-004</text:p>
          </table:table-cell>
          <table:table-cell table:style-name="ce1" office:value-type="float" office:value="0.0009283266">
            <text:p>9.28E-004</text:p>
          </table:table-cell>
          <table:table-cell table:style-name="ce1" office:value-type="float" office:value="0.0009234952">
            <text:p>9.23E-004</text:p>
          </table:table-cell>
          <table:table-cell table:style-name="ce1" office:value-type="float" office:value="0.0009189018">
            <text:p>9.19E-004</text:p>
          </table:table-cell>
          <table:table-cell table:style-name="ce1" office:value-type="float" office:value="0.0009184632">
            <text:p>9.18E-004</text:p>
          </table:table-cell>
          <table:table-cell table:style-name="ce1" office:value-type="float" office:value="0.00091877993">
            <text:p>9.19E-004</text:p>
          </table:table-cell>
          <table:table-cell table:style-name="ce1" office:value-type="float" office:value="0.0009189514">
            <text:p>9.19E-004</text:p>
          </table:table-cell>
          <table:table-cell table:style-name="ce1" office:value-type="float" office:value="0.00091798557">
            <text:p>9.18E-004</text:p>
          </table:table-cell>
          <table:table-cell table:style-name="ce1" office:value-type="float" office:value="0.0009191521">
            <text:p>9.19E-004</text:p>
          </table:table-cell>
          <table:table-cell table:style-name="ce1" office:value-type="float" office:value="0.0009203564">
            <text:p>9.20E-004</text:p>
          </table:table-cell>
          <table:table-cell table:style-name="ce1" office:value-type="float" office:value="0.0009229273">
            <text:p>9.23E-004</text:p>
          </table:table-cell>
          <table:table-cell table:style-name="ce1" office:value-type="float" office:value="0.00092327426">
            <text:p>9.23E-004</text:p>
          </table:table-cell>
          <table:table-cell table:style-name="ce1" office:value-type="float" office:value="0.0009221711">
            <text:p>9.22E-004</text:p>
          </table:table-cell>
          <table:table-cell table:style-name="ce1" office:value-type="float" office:value="0.00092261255">
            <text:p>9.23E-004</text:p>
          </table:table-cell>
          <table:table-cell table:style-name="ce1" office:value-type="float" office:value="0.0009261927">
            <text:p>9.26E-004</text:p>
          </table:table-cell>
          <table:table-cell table:style-name="ce1" office:value-type="float" office:value="0.0009287663">
            <text:p>9.29E-004</text:p>
          </table:table-cell>
          <table:table-cell table:style-name="ce1" office:value-type="float" office:value="0.00092763256">
            <text:p>9.28E-004</text:p>
          </table:table-cell>
          <table:table-cell office:value-type="float" office:value="0.0009290775">
            <text:p>9.29E-004</text:p>
          </table:table-cell>
          <table:table-cell office:value-type="float" office:value="0.000930731">
            <text:p>9.31E-004</text:p>
          </table:table-cell>
          <table:table-cell table:style-name="ce1" office:value-type="float" office:value="0.00093463005">
            <text:p>9.35E-004</text:p>
          </table:table-cell>
          <table:table-cell table:style-name="ce1" office:value-type="float" office:value="0.00093538495">
            <text:p>9.35E-004</text:p>
          </table:table-cell>
          <table:table-cell table:style-name="ce1" office:value-type="float" office:value="0.0009355052">
            <text:p>9.36E-004</text:p>
          </table:table-cell>
          <table:table-cell table:style-name="ce1" office:value-type="float" office:value="0.0009370718">
            <text:p>9.37E-004</text:p>
          </table:table-cell>
          <table:table-cell table:style-name="ce1" office:value-type="float" office:value="0.0009423821">
            <text:p>9.42E-004</text:p>
          </table:table-cell>
          <table:table-cell table:style-name="ce1" office:value-type="float" office:value="0.000944548">
            <text:p>9.45E-004</text:p>
          </table:table-cell>
          <table:table-cell table:style-name="ce1" office:value-type="float" office:value="0.0009431731">
            <text:p>9.43E-004</text:p>
          </table:table-cell>
          <table:table-cell table:style-name="ce1" office:value-type="float" office:value="0.0009438762">
            <text:p>9.44E-004</text:p>
          </table:table-cell>
          <table:table-cell table:style-name="ce1" office:value-type="float" office:value="0.00094731833">
            <text:p>9.47E-004</text:p>
          </table:table-cell>
          <table:table-cell table:style-name="ce1" office:value-type="float" office:value="0.0009514857">
            <text:p>9.51E-004</text:p>
          </table:table-cell>
          <table:table-cell table:style-name="ce1" office:value-type="float" office:value="0.0009526139">
            <text:p>9.53E-004</text:p>
          </table:table-cell>
          <table:table-cell table:style-name="ce1" office:value-type="float" office:value="0.00095294206">
            <text:p>9.53E-004</text:p>
          </table:table-cell>
          <table:table-cell table:style-name="ce1" office:value-type="float" office:value="0.00095578434">
            <text:p>9.56E-004</text:p>
          </table:table-cell>
          <table:table-cell table:style-name="ce1" office:value-type="float" office:value="0.00096113456">
            <text:p>9.61E-004</text:p>
          </table:table-cell>
          <table:table-cell table:style-name="ce1" office:value-type="float" office:value="0.0009630514">
            <text:p>9.63E-004</text:p>
          </table:table-cell>
          <table:table-cell table:style-name="ce1" office:value-type="float" office:value="0.0009616425">
            <text:p>9.62E-004</text:p>
          </table:table-cell>
          <table:table-cell table:style-name="ce1" office:value-type="float" office:value="0.00096437434">
            <text:p>9.64E-004</text:p>
          </table:table-cell>
          <table:table-cell table:style-name="ce1" office:value-type="float" office:value="0.00096942374">
            <text:p>9.69E-004</text:p>
          </table:table-cell>
          <table:table-cell table:style-name="ce1" office:value-type="float" office:value="0.00097275357">
            <text:p>9.73E-004</text:p>
          </table:table-cell>
          <table:table-cell table:style-name="ce1" office:value-type="float" office:value="0.00097259635">
            <text:p>9.73E-004</text:p>
          </table:table-cell>
          <table:table-cell table:style-name="ce1" office:value-type="float" office:value="0.00097368716">
            <text:p>9.74E-004</text:p>
          </table:table-cell>
          <table:table-cell table:style-name="ce1" office:value-type="float" office:value="0.0009774596">
            <text:p>9.77E-004</text:p>
          </table:table-cell>
          <table:table-cell table:style-name="ce1" office:value-type="float" office:value="0.0009837396">
            <text:p>9.84E-004</text:p>
          </table:table-cell>
          <table:table-cell table:style-name="ce1" office:value-type="float" office:value="0.0009853999">
            <text:p>9.85E-004</text:p>
          </table:table-cell>
          <table:table-cell table:style-name="ce1" office:value-type="float" office:value="0.000985709">
            <text:p>9.86E-004</text:p>
          </table:table-cell>
          <table:table-cell table:style-name="ce1" office:value-type="float" office:value="0.000988441">
            <text:p>9.88E-004</text:p>
          </table:table-cell>
          <table:table-cell table:style-name="ce1" office:value-type="float" office:value="0.0009931565">
            <text:p>9.93E-004</text:p>
          </table:table-cell>
          <table:table-cell table:style-name="ce1" office:value-type="float" office:value="0.0009969996">
            <text:p>9.97E-004</text:p>
          </table:table-cell>
          <table:table-cell table:style-name="ce1" office:value-type="float" office:value="0.0009960195">
            <text:p>9.96E-004</text:p>
          </table:table-cell>
          <table:table-cell table:style-name="ce1" office:value-type="float" office:value="0.000999052">
            <text:p>9.99E-004</text:p>
          </table:table-cell>
          <table:table-cell office:value-type="float" office:value="0.0010025335">
            <text:p>0.0010025335</text:p>
          </table:table-cell>
          <table:table-cell office:value-type="float" office:value="0.0010094108">
            <text:p>0.0010094108</text:p>
          </table:table-cell>
          <table:table-cell office:value-type="float" office:value="0.0010097857">
            <text:p>0.0010097857</text:p>
          </table:table-cell>
          <table:table-cell office:value-type="float" office:value="0.0010102332">
            <text:p>0.0010102332</text:p>
          </table:table-cell>
          <table:table-cell office:value-type="float" office:value="0.001011918">
            <text:p>0.001011918</text:p>
          </table:table-cell>
          <table:table-cell office:value-type="float" office:value="0.0010193605">
            <text:p>0.0010193605</text:p>
          </table:table-cell>
          <table:table-cell office:value-type="float" office:value="0.0010227035">
            <text:p>0.0010227035</text:p>
          </table:table-cell>
          <table:table-cell office:value-type="float" office:value="0.0010250157">
            <text:p>0.0010250157</text:p>
          </table:table-cell>
          <table:table-cell office:value-type="float" office:value="0.0010280433">
            <text:p>0.0010280433</text:p>
          </table:table-cell>
          <table:table-cell office:value-type="float" office:value="0.0010307673">
            <text:p>0.0010307673</text:p>
          </table:table-cell>
          <table:table-cell office:value-type="float" office:value="0.0010349327">
            <text:p>0.0010349327</text:p>
          </table:table-cell>
          <table:table-cell office:value-type="float" office:value="0.0010374798">
            <text:p>0.0010374798</text:p>
          </table:table-cell>
          <table:table-cell office:value-type="float" office:value="0.0010383702">
            <text:p>0.0010383702</text:p>
          </table:table-cell>
          <table:table-cell office:value-type="float" office:value="0.0010427089">
            <text:p>0.0010427089</text:p>
          </table:table-cell>
          <table:table-cell office:value-type="float" office:value="0.0010501363">
            <text:p>0.0010501363</text:p>
          </table:table-cell>
          <table:table-cell office:value-type="float" office:value="0.0010516716">
            <text:p>0.0010516716</text:p>
          </table:table-cell>
          <table:table-cell office:value-type="float" office:value="0.0010533826">
            <text:p>0.0010533826</text:p>
          </table:table-cell>
          <table:table-cell office:value-type="float" office:value="0.0010566241">
            <text:p>0.0010566241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05 - Schizim.mp3</text:p>
          </table:table-cell>
          <table:table-cell office:value-type="float" office:value="0.09275283">
            <text:p>0.09275283</text:p>
          </table:table-cell>
          <table:table-cell office:value-type="float" office:value="0.19125085">
            <text:p>0.19125085</text:p>
          </table:table-cell>
          <table:table-cell office:value-type="float" office:value="0.08001653">
            <text:p>0.08001653</text:p>
          </table:table-cell>
          <table:table-cell office:value-type="float" office:value="0.058661662">
            <text:p>0.058661662</text:p>
          </table:table-cell>
          <table:table-cell office:value-type="float" office:value="0.027520077">
            <text:p>0.027520077</text:p>
          </table:table-cell>
          <table:table-cell office:value-type="float" office:value="0.03675847">
            <text:p>0.03675847</text:p>
          </table:table-cell>
          <table:table-cell office:value-type="float" office:value="0.031192856">
            <text:p>0.031192856</text:p>
          </table:table-cell>
          <table:table-cell office:value-type="float" office:value="0.029947866">
            <text:p>0.029947866</text:p>
          </table:table-cell>
          <table:table-cell office:value-type="float" office:value="0.019692812">
            <text:p>0.019692812</text:p>
          </table:table-cell>
          <table:table-cell office:value-type="float" office:value="0.01773559">
            <text:p>0.01773559</text:p>
          </table:table-cell>
          <table:table-cell office:value-type="float" office:value="0.018733667">
            <text:p>0.018733667</text:p>
          </table:table-cell>
          <table:table-cell office:value-type="float" office:value="0.018547768">
            <text:p>0.018547768</text:p>
          </table:table-cell>
          <table:table-cell office:value-type="float" office:value="0.01566954">
            <text:p>0.01566954</text:p>
          </table:table-cell>
          <table:table-cell office:value-type="float" office:value="0.02213376">
            <text:p>0.02213376</text:p>
          </table:table-cell>
          <table:table-cell office:value-type="float" office:value="0.021315917">
            <text:p>0.021315917</text:p>
          </table:table-cell>
          <table:table-cell office:value-type="float" office:value="0.025804106">
            <text:p>0.025804106</text:p>
          </table:table-cell>
          <table:table-cell office:value-type="float" office:value="0.019796247">
            <text:p>0.019796247</text:p>
          </table:table-cell>
          <table:table-cell office:value-type="float" office:value="0.023876503">
            <text:p>0.023876503</text:p>
          </table:table-cell>
          <table:table-cell office:value-type="float" office:value="0.027323443">
            <text:p>0.027323443</text:p>
          </table:table-cell>
          <table:table-cell office:value-type="float" office:value="0.031684544">
            <text:p>0.031684544</text:p>
          </table:table-cell>
          <table:table-cell office:value-type="float" office:value="0.031876747">
            <text:p>0.031876747</text:p>
          </table:table-cell>
          <table:table-cell office:value-type="float" office:value="0.024108518">
            <text:p>0.024108518</text:p>
          </table:table-cell>
          <table:table-cell office:value-type="float" office:value="0.02511857">
            <text:p>0.02511857</text:p>
          </table:table-cell>
          <table:table-cell office:value-type="float" office:value="0.029516002">
            <text:p>0.029516002</text:p>
          </table:table-cell>
          <table:table-cell office:value-type="float" office:value="0.03715137">
            <text:p>0.03715137</text:p>
          </table:table-cell>
          <table:table-cell office:value-type="float" office:value="0.04147621">
            <text:p>0.04147621</text:p>
          </table:table-cell>
          <table:table-cell office:value-type="float" office:value="0.042223956">
            <text:p>0.042223956</text:p>
          </table:table-cell>
          <table:table-cell office:value-type="float" office:value="0.04509344">
            <text:p>0.04509344</text:p>
          </table:table-cell>
          <table:table-cell office:value-type="float" office:value="0.040147997">
            <text:p>0.040147997</text:p>
          </table:table-cell>
          <table:table-cell office:value-type="float" office:value="0.0361676">
            <text:p>0.0361676</text:p>
          </table:table-cell>
          <table:table-cell office:value-type="float" office:value="0.036225177">
            <text:p>0.036225177</text:p>
          </table:table-cell>
          <table:table-cell office:value-type="float" office:value="0.02941045">
            <text:p>0.02941045</text:p>
          </table:table-cell>
          <table:table-cell office:value-type="float" office:value="0.026465163">
            <text:p>0.026465163</text:p>
          </table:table-cell>
          <table:table-cell office:value-type="float" office:value="0.023767581">
            <text:p>0.023767581</text:p>
          </table:table-cell>
          <table:table-cell office:value-type="float" office:value="0.03239892">
            <text:p>0.03239892</text:p>
          </table:table-cell>
          <table:table-cell office:value-type="float" office:value="0.029544232">
            <text:p>0.029544232</text:p>
          </table:table-cell>
          <table:table-cell office:value-type="float" office:value="0.033649016">
            <text:p>0.033649016</text:p>
          </table:table-cell>
          <table:table-cell office:value-type="float" office:value="0.03342543">
            <text:p>0.03342543</text:p>
          </table:table-cell>
          <table:table-cell office:value-type="float" office:value="0.03129511">
            <text:p>0.03129511</text:p>
          </table:table-cell>
          <table:table-cell office:value-type="float" office:value="0.027479153">
            <text:p>0.027479153</text:p>
          </table:table-cell>
          <table:table-cell office:value-type="float" office:value="0.0258807">
            <text:p>0.0258807</text:p>
          </table:table-cell>
          <table:table-cell office:value-type="float" office:value="0.02668901">
            <text:p>0.02668901</text:p>
          </table:table-cell>
          <table:table-cell office:value-type="float" office:value="0.026174366">
            <text:p>0.026174366</text:p>
          </table:table-cell>
          <table:table-cell office:value-type="float" office:value="0.024856884">
            <text:p>0.024856884</text:p>
          </table:table-cell>
          <table:table-cell office:value-type="float" office:value="0.023830498">
            <text:p>0.023830498</text:p>
          </table:table-cell>
          <table:table-cell office:value-type="float" office:value="0.022034317">
            <text:p>0.022034317</text:p>
          </table:table-cell>
          <table:table-cell office:value-type="float" office:value="0.021085959">
            <text:p>0.021085959</text:p>
          </table:table-cell>
          <table:table-cell office:value-type="float" office:value="0.021241644">
            <text:p>0.021241644</text:p>
          </table:table-cell>
          <table:table-cell office:value-type="float" office:value="0.021207953">
            <text:p>0.021207953</text:p>
          </table:table-cell>
          <table:table-cell office:value-type="float" office:value="0.020348411">
            <text:p>0.020348411</text:p>
          </table:table-cell>
          <table:table-cell office:value-type="float" office:value="0.019764302">
            <text:p>0.019764302</text:p>
          </table:table-cell>
          <table:table-cell office:value-type="float" office:value="0.018435912">
            <text:p>0.018435912</text:p>
          </table:table-cell>
          <table:table-cell office:value-type="float" office:value="0.017781781">
            <text:p>0.017781781</text:p>
          </table:table-cell>
          <table:table-cell office:value-type="float" office:value="0.016811028">
            <text:p>0.016811028</text:p>
          </table:table-cell>
          <table:table-cell office:value-type="float" office:value="0.016087014">
            <text:p>0.016087014</text:p>
          </table:table-cell>
          <table:table-cell office:value-type="float" office:value="0.017024642">
            <text:p>0.017024642</text:p>
          </table:table-cell>
          <table:table-cell office:value-type="float" office:value="0.015373364">
            <text:p>0.015373364</text:p>
          </table:table-cell>
          <table:table-cell office:value-type="float" office:value="0.014357281">
            <text:p>0.014357281</text:p>
          </table:table-cell>
          <table:table-cell office:value-type="float" office:value="0.013939057">
            <text:p>0.013939057</text:p>
          </table:table-cell>
          <table:table-cell office:value-type="float" office:value="0.014076072">
            <text:p>0.014076072</text:p>
          </table:table-cell>
          <table:table-cell office:value-type="float" office:value="0.014947033">
            <text:p>0.014947033</text:p>
          </table:table-cell>
          <table:table-cell office:value-type="float" office:value="0.017810985">
            <text:p>0.017810985</text:p>
          </table:table-cell>
          <table:table-cell office:value-type="float" office:value="0.012628911">
            <text:p>0.012628911</text:p>
          </table:table-cell>
          <table:table-cell office:value-type="float" office:value="0.012234178">
            <text:p>0.012234178</text:p>
          </table:table-cell>
          <table:table-cell office:value-type="float" office:value="0.010844133">
            <text:p>0.010844133</text:p>
          </table:table-cell>
          <table:table-cell office:value-type="float" office:value="0.011867276">
            <text:p>0.011867276</text:p>
          </table:table-cell>
          <table:table-cell office:value-type="float" office:value="0.010296228">
            <text:p>0.010296228</text:p>
          </table:table-cell>
          <table:table-cell office:value-type="float" office:value="0.010193535">
            <text:p>0.010193535</text:p>
          </table:table-cell>
          <table:table-cell office:value-type="float" office:value="0.011978762">
            <text:p>0.011978762</text:p>
          </table:table-cell>
          <table:table-cell office:value-type="float" office:value="0.014500667">
            <text:p>0.014500667</text:p>
          </table:table-cell>
          <table:table-cell office:value-type="float" office:value="0.0130542535">
            <text:p>0.0130542535</text:p>
          </table:table-cell>
          <table:table-cell office:value-type="float" office:value="0.01416403">
            <text:p>0.01416403</text:p>
          </table:table-cell>
          <table:table-cell office:value-type="float" office:value="0.014204898">
            <text:p>0.014204898</text:p>
          </table:table-cell>
          <table:table-cell office:value-type="float" office:value="0.012687904">
            <text:p>0.012687904</text:p>
          </table:table-cell>
          <table:table-cell office:value-type="float" office:value="0.01185417">
            <text:p>0.01185417</text:p>
          </table:table-cell>
          <table:table-cell office:value-type="float" office:value="0.010110611">
            <text:p>0.010110611</text:p>
          </table:table-cell>
          <table:table-cell office:value-type="float" office:value="0.010676179">
            <text:p>0.010676179</text:p>
          </table:table-cell>
          <table:table-cell office:value-type="float" office:value="0.010328114">
            <text:p>0.010328114</text:p>
          </table:table-cell>
          <table:table-cell office:value-type="float" office:value="0.011183317">
            <text:p>0.011183317</text:p>
          </table:table-cell>
          <table:table-cell office:value-type="float" office:value="0.01041283">
            <text:p>0.01041283</text:p>
          </table:table-cell>
          <table:table-cell office:value-type="float" office:value="0.009051555">
            <text:p>0.009051555</text:p>
          </table:table-cell>
          <table:table-cell office:value-type="float" office:value="0.0092231175">
            <text:p>0.0092231175</text:p>
          </table:table-cell>
          <table:table-cell office:value-type="float" office:value="0.009297372">
            <text:p>0.009297372</text:p>
          </table:table-cell>
          <table:table-cell office:value-type="float" office:value="0.010451341">
            <text:p>0.010451341</text:p>
          </table:table-cell>
          <table:table-cell office:value-type="float" office:value="0.009391453">
            <text:p>0.009391453</text:p>
          </table:table-cell>
          <table:table-cell office:value-type="float" office:value="0.0112608075">
            <text:p>0.0112608075</text:p>
          </table:table-cell>
          <table:table-cell office:value-type="float" office:value="0.009317644">
            <text:p>0.009317644</text:p>
          </table:table-cell>
          <table:table-cell office:value-type="float" office:value="0.009195295">
            <text:p>0.009195295</text:p>
          </table:table-cell>
          <table:table-cell office:value-type="float" office:value="0.008243935">
            <text:p>0.008243935</text:p>
          </table:table-cell>
          <table:table-cell office:value-type="float" office:value="0.009087229">
            <text:p>0.009087229</text:p>
          </table:table-cell>
          <table:table-cell office:value-type="float" office:value="0.007844244">
            <text:p>0.007844244</text:p>
          </table:table-cell>
          <table:table-cell office:value-type="float" office:value="0.008397473">
            <text:p>0.008397473</text:p>
          </table:table-cell>
          <table:table-cell office:value-type="float" office:value="0.008749996">
            <text:p>0.008749996</text:p>
          </table:table-cell>
          <table:table-cell office:value-type="float" office:value="0.009485879">
            <text:p>0.009485879</text:p>
          </table:table-cell>
          <table:table-cell office:value-type="float" office:value="0.008414473">
            <text:p>0.008414473</text:p>
          </table:table-cell>
          <table:table-cell office:value-type="float" office:value="0.0073168627">
            <text:p>0.0073168627</text:p>
          </table:table-cell>
          <table:table-cell office:value-type="float" office:value="0.007655438">
            <text:p>0.007655438</text:p>
          </table:table-cell>
          <table:table-cell office:value-type="float" office:value="0.0087676775">
            <text:p>0.0087676775</text:p>
          </table:table-cell>
          <table:table-cell office:value-type="float" office:value="0.007534581">
            <text:p>0.007534581</text:p>
          </table:table-cell>
          <table:table-cell office:value-type="float" office:value="0.008123978">
            <text:p>0.008123978</text:p>
          </table:table-cell>
          <table:table-cell office:value-type="float" office:value="0.008567478">
            <text:p>0.008567478</text:p>
          </table:table-cell>
          <table:table-cell office:value-type="float" office:value="0.009884183">
            <text:p>0.009884183</text:p>
          </table:table-cell>
          <table:table-cell office:value-type="float" office:value="0.008526927">
            <text:p>0.008526927</text:p>
          </table:table-cell>
          <table:table-cell office:value-type="float" office:value="0.0097006485">
            <text:p>0.0097006485</text:p>
          </table:table-cell>
          <table:table-cell office:value-type="float" office:value="0.008739461">
            <text:p>0.008739461</text:p>
          </table:table-cell>
          <table:table-cell office:value-type="float" office:value="0.006486488">
            <text:p>0.006486488</text:p>
          </table:table-cell>
          <table:table-cell office:value-type="float" office:value="0.0076185195">
            <text:p>0.0076185195</text:p>
          </table:table-cell>
          <table:table-cell office:value-type="float" office:value="0.0075133163">
            <text:p>0.0075133163</text:p>
          </table:table-cell>
          <table:table-cell office:value-type="float" office:value="0.008427697">
            <text:p>0.008427697</text:p>
          </table:table-cell>
          <table:table-cell office:value-type="float" office:value="0.006847482">
            <text:p>0.006847482</text:p>
          </table:table-cell>
          <table:table-cell office:value-type="float" office:value="0.0070433193">
            <text:p>0.0070433193</text:p>
          </table:table-cell>
          <table:table-cell office:value-type="float" office:value="0.0075738067">
            <text:p>0.0075738067</text:p>
          </table:table-cell>
          <table:table-cell office:value-type="float" office:value="0.0076971385">
            <text:p>0.0076971385</text:p>
          </table:table-cell>
          <table:table-cell office:value-type="float" office:value="0.008803831">
            <text:p>0.008803831</text:p>
          </table:table-cell>
          <table:table-cell office:value-type="float" office:value="0.0077799386">
            <text:p>0.0077799386</text:p>
          </table:table-cell>
          <table:table-cell office:value-type="float" office:value="0.0073186615">
            <text:p>0.0073186615</text:p>
          </table:table-cell>
          <table:table-cell office:value-type="float" office:value="0.008230506">
            <text:p>0.008230506</text:p>
          </table:table-cell>
          <table:table-cell office:value-type="float" office:value="0.009539901">
            <text:p>0.009539901</text:p>
          </table:table-cell>
          <table:table-cell office:value-type="float" office:value="0.008840953">
            <text:p>0.008840953</text:p>
          </table:table-cell>
          <table:table-cell office:value-type="float" office:value="0.0070626694">
            <text:p>0.0070626694</text:p>
          </table:table-cell>
          <table:table-cell office:value-type="float" office:value="0.0071685356">
            <text:p>0.0071685356</text:p>
          </table:table-cell>
          <table:table-cell office:value-type="float" office:value="0.0073145595">
            <text:p>0.0073145595</text:p>
          </table:table-cell>
          <table:table-cell office:value-type="float" office:value="0.00849257">
            <text:p>0.00849257</text:p>
          </table:table-cell>
          <table:table-cell office:value-type="float" office:value="0.007869616">
            <text:p>0.007869616</text:p>
          </table:table-cell>
          <table:table-cell office:value-type="float" office:value="0.0066471174">
            <text:p>0.0066471174</text:p>
          </table:table-cell>
          <table:table-cell office:value-type="float" office:value="0.006476436">
            <text:p>0.006476436</text:p>
          </table:table-cell>
          <table:table-cell office:value-type="float" office:value="0.007961215">
            <text:p>0.007961215</text:p>
          </table:table-cell>
          <table:table-cell office:value-type="float" office:value="0.0073191593">
            <text:p>0.0073191593</text:p>
          </table:table-cell>
          <table:table-cell office:value-type="float" office:value="0.008355406">
            <text:p>0.008355406</text:p>
          </table:table-cell>
          <table:table-cell office:value-type="float" office:value="0.006232486">
            <text:p>0.006232486</text:p>
          </table:table-cell>
          <table:table-cell office:value-type="float" office:value="0.00726188">
            <text:p>0.00726188</text:p>
          </table:table-cell>
          <table:table-cell office:value-type="float" office:value="0.007831629">
            <text:p>0.007831629</text:p>
          </table:table-cell>
          <table:table-cell office:value-type="float" office:value="0.0071534547">
            <text:p>0.0071534547</text:p>
          </table:table-cell>
          <table:table-cell office:value-type="float" office:value="0.007742114">
            <text:p>0.007742114</text:p>
          </table:table-cell>
          <table:table-cell office:value-type="float" office:value="0.0067557916">
            <text:p>0.0067557916</text:p>
          </table:table-cell>
          <table:table-cell office:value-type="float" office:value="0.0064333878">
            <text:p>0.0064333878</text:p>
          </table:table-cell>
          <table:table-cell office:value-type="float" office:value="0.0073070778">
            <text:p>0.0073070778</text:p>
          </table:table-cell>
          <table:table-cell office:value-type="float" office:value="0.006987701">
            <text:p>0.006987701</text:p>
          </table:table-cell>
          <table:table-cell office:value-type="float" office:value="0.007843434">
            <text:p>0.007843434</text:p>
          </table:table-cell>
          <table:table-cell office:value-type="float" office:value="0.0085080275">
            <text:p>0.0085080275</text:p>
          </table:table-cell>
          <table:table-cell office:value-type="float" office:value="0.007099891">
            <text:p>0.007099891</text:p>
          </table:table-cell>
          <table:table-cell office:value-type="float" office:value="0.0059338403">
            <text:p>0.0059338403</text:p>
          </table:table-cell>
          <table:table-cell office:value-type="float" office:value="0.0070953975">
            <text:p>0.0070953975</text:p>
          </table:table-cell>
          <table:table-cell office:value-type="float" office:value="0.0072248">
            <text:p>0.0072248</text:p>
          </table:table-cell>
          <table:table-cell office:value-type="float" office:value="0.006691853">
            <text:p>0.006691853</text:p>
          </table:table-cell>
          <table:table-cell office:value-type="float" office:value="0.006761857">
            <text:p>0.006761857</text:p>
          </table:table-cell>
          <table:table-cell office:value-type="float" office:value="0.00825172">
            <text:p>0.00825172</text:p>
          </table:table-cell>
          <table:table-cell office:value-type="float" office:value="0.009177798">
            <text:p>0.009177798</text:p>
          </table:table-cell>
          <table:table-cell office:value-type="float" office:value="0.007913999">
            <text:p>0.007913999</text:p>
          </table:table-cell>
          <table:table-cell office:value-type="float" office:value="0.008335486">
            <text:p>0.008335486</text:p>
          </table:table-cell>
          <table:table-cell office:value-type="float" office:value="0.0070460844">
            <text:p>0.0070460844</text:p>
          </table:table-cell>
          <table:table-cell office:value-type="float" office:value="0.0069528874">
            <text:p>0.0069528874</text:p>
          </table:table-cell>
          <table:table-cell office:value-type="float" office:value="0.007528839">
            <text:p>0.007528839</text:p>
          </table:table-cell>
          <table:table-cell office:value-type="float" office:value="0.0071630445">
            <text:p>0.0071630445</text:p>
          </table:table-cell>
          <table:table-cell office:value-type="float" office:value="0.00782011">
            <text:p>0.00782011</text:p>
          </table:table-cell>
          <table:table-cell office:value-type="float" office:value="0.008280483">
            <text:p>0.008280483</text:p>
          </table:table-cell>
          <table:table-cell office:value-type="float" office:value="0.0075508216">
            <text:p>0.0075508216</text:p>
          </table:table-cell>
          <table:table-cell office:value-type="float" office:value="0.0084629515">
            <text:p>0.0084629515</text:p>
          </table:table-cell>
          <table:table-cell office:value-type="float" office:value="0.006889423">
            <text:p>0.006889423</text:p>
          </table:table-cell>
          <table:table-cell office:value-type="float" office:value="0.005575393">
            <text:p>0.005575393</text:p>
          </table:table-cell>
          <table:table-cell office:value-type="float" office:value="0.0070179906">
            <text:p>0.0070179906</text:p>
          </table:table-cell>
          <table:table-cell office:value-type="float" office:value="0.0070559406">
            <text:p>0.0070559406</text:p>
          </table:table-cell>
          <table:table-cell office:value-type="float" office:value="0.0068764747">
            <text:p>0.0068764747</text:p>
          </table:table-cell>
          <table:table-cell office:value-type="float" office:value="0.006680586">
            <text:p>0.006680586</text:p>
          </table:table-cell>
          <table:table-cell office:value-type="float" office:value="0.007429107">
            <text:p>0.007429107</text:p>
          </table:table-cell>
          <table:table-cell office:value-type="float" office:value="0.0075240377">
            <text:p>0.0075240377</text:p>
          </table:table-cell>
          <table:table-cell office:value-type="float" office:value="0.0065128007">
            <text:p>0.0065128007</text:p>
          </table:table-cell>
          <table:table-cell office:value-type="float" office:value="0.0065957205">
            <text:p>0.0065957205</text:p>
          </table:table-cell>
          <table:table-cell office:value-type="float" office:value="0.0055580293">
            <text:p>0.0055580293</text:p>
          </table:table-cell>
          <table:table-cell office:value-type="float" office:value="0.0058601373">
            <text:p>0.0058601373</text:p>
          </table:table-cell>
          <table:table-cell office:value-type="float" office:value="0.0064089587">
            <text:p>0.0064089587</text:p>
          </table:table-cell>
          <table:table-cell office:value-type="float" office:value="0.0060588527">
            <text:p>0.0060588527</text:p>
          </table:table-cell>
          <table:table-cell office:value-type="float" office:value="0.0056209695">
            <text:p>0.0056209695</text:p>
          </table:table-cell>
          <table:table-cell office:value-type="float" office:value="0.006592383">
            <text:p>0.006592383</text:p>
          </table:table-cell>
          <table:table-cell office:value-type="float" office:value="0.0067870226">
            <text:p>0.0067870226</text:p>
          </table:table-cell>
          <table:table-cell office:value-type="float" office:value="0.005933311">
            <text:p>0.005933311</text:p>
          </table:table-cell>
          <table:table-cell office:value-type="float" office:value="0.005266882">
            <text:p>0.005266882</text:p>
          </table:table-cell>
          <table:table-cell office:value-type="float" office:value="0.0049178232">
            <text:p>0.0049178232</text:p>
          </table:table-cell>
          <table:table-cell office:value-type="float" office:value="0.0054040737">
            <text:p>0.0054040737</text:p>
          </table:table-cell>
          <table:table-cell office:value-type="float" office:value="0.0056325444">
            <text:p>0.0056325444</text:p>
          </table:table-cell>
          <table:table-cell office:value-type="float" office:value="0.0070103137">
            <text:p>0.0070103137</text:p>
          </table:table-cell>
          <table:table-cell office:value-type="float" office:value="0.007183842">
            <text:p>0.007183842</text:p>
          </table:table-cell>
          <table:table-cell office:value-type="float" office:value="0.005306632">
            <text:p>0.005306632</text:p>
          </table:table-cell>
          <table:table-cell office:value-type="float" office:value="0.0051239473">
            <text:p>0.0051239473</text:p>
          </table:table-cell>
          <table:table-cell office:value-type="float" office:value="0.0043497444">
            <text:p>0.0043497444</text:p>
          </table:table-cell>
          <table:table-cell office:value-type="float" office:value="0.0036587524">
            <text:p>0.0036587524</text:p>
          </table:table-cell>
          <table:table-cell office:value-type="float" office:value="0.001775923">
            <text:p>0.001775923</text:p>
          </table:table-cell>
          <table:table-cell office:value-type="float" office:value="0.0016437054">
            <text:p>0.0016437054</text:p>
          </table:table-cell>
          <table:table-cell office:value-type="float" office:value="0.0016760188">
            <text:p>0.0016760188</text:p>
          </table:table-cell>
          <table:table-cell office:value-type="float" office:value="0.0015855372">
            <text:p>0.0015855372</text:p>
          </table:table-cell>
          <table:table-cell office:value-type="float" office:value="0.0015795877">
            <text:p>0.0015795877</text:p>
          </table:table-cell>
          <table:table-cell office:value-type="float" office:value="0.0014879028">
            <text:p>0.0014879028</text:p>
          </table:table-cell>
          <table:table-cell office:value-type="float" office:value="0.0014723551">
            <text:p>0.0014723551</text:p>
          </table:table-cell>
          <table:table-cell office:value-type="float" office:value="0.0015028184">
            <text:p>0.0015028184</text:p>
          </table:table-cell>
          <table:table-cell office:value-type="float" office:value="0.0014184584">
            <text:p>0.0014184584</text:p>
          </table:table-cell>
          <table:table-cell office:value-type="float" office:value="0.0013138325">
            <text:p>0.0013138325</text:p>
          </table:table-cell>
          <table:table-cell office:value-type="float" office:value="0.0013975736">
            <text:p>0.0013975736</text:p>
          </table:table-cell>
          <table:table-cell office:value-type="float" office:value="0.0013742183">
            <text:p>0.0013742183</text:p>
          </table:table-cell>
          <table:table-cell office:value-type="float" office:value="0.0013924196">
            <text:p>0.0013924196</text:p>
          </table:table-cell>
          <table:table-cell office:value-type="float" office:value="0.0013287469">
            <text:p>0.0013287469</text:p>
          </table:table-cell>
          <table:table-cell office:value-type="float" office:value="0.0012118152">
            <text:p>0.0012118152</text:p>
          </table:table-cell>
          <table:table-cell office:value-type="float" office:value="0.001116096">
            <text:p>0.001116096</text:p>
          </table:table-cell>
          <table:table-cell office:value-type="float" office:value="0.0010781079">
            <text:p>0.0010781079</text:p>
          </table:table-cell>
          <table:table-cell office:value-type="float" office:value="0.0012225787">
            <text:p>0.0012225787</text:p>
          </table:table-cell>
          <table:table-cell office:value-type="float" office:value="0.0012965013">
            <text:p>0.0012965013</text:p>
          </table:table-cell>
          <table:table-cell table:style-name="Default" office:value-type="float" office:value="0.0012262607">
            <text:p>0.0012262607</text:p>
          </table:table-cell>
          <table:table-cell table:style-name="Default" office:value-type="float" office:value="0.0011481514">
            <text:p>0.0011481514</text:p>
          </table:table-cell>
          <table:table-cell office:value-type="float" office:value="0.0011393045">
            <text:p>0.0011393045</text:p>
          </table:table-cell>
          <table:table-cell office:value-type="float" office:value="0.0011047791">
            <text:p>0.0011047791</text:p>
          </table:table-cell>
          <table:table-cell office:value-type="float" office:value="0.0011133986">
            <text:p>0.0011133986</text:p>
          </table:table-cell>
          <table:table-cell office:value-type="float" office:value="0.0010640811">
            <text:p>0.0010640811</text:p>
          </table:table-cell>
          <table:table-cell office:value-type="float" office:value="0.0010133018">
            <text:p>0.0010133018</text:p>
          </table:table-cell>
          <table:table-cell office:value-type="float" office:value="0.0010777934">
            <text:p>0.0010777934</text:p>
          </table:table-cell>
          <table:table-cell office:value-type="float" office:value="0.0011524113">
            <text:p>0.0011524113</text:p>
          </table:table-cell>
          <table:table-cell office:value-type="float" office:value="0.0011264535">
            <text:p>0.0011264535</text:p>
          </table:table-cell>
          <table:table-cell office:value-type="float" office:value="0.001081409">
            <text:p>0.001081409</text:p>
          </table:table-cell>
          <table:table-cell office:value-type="float" office:value="0.0010021522">
            <text:p>0.0010021522</text:p>
          </table:table-cell>
          <table:table-cell office:value-type="float" office:value="0.0010242092">
            <text:p>0.0010242092</text:p>
          </table:table-cell>
          <table:table-cell office:value-type="float" office:value="0.0010477692">
            <text:p>0.0010477692</text:p>
          </table:table-cell>
          <table:table-cell office:value-type="float" office:value="0.0010512556">
            <text:p>0.0010512556</text:p>
          </table:table-cell>
          <table:table-cell office:value-type="float" office:value="0.0010098352">
            <text:p>0.0010098352</text:p>
          </table:table-cell>
          <table:table-cell table:style-name="ce1" office:value-type="float" office:value="0.000976942">
            <text:p>9.77E-004</text:p>
          </table:table-cell>
          <table:table-cell table:style-name="ce1" office:value-type="float" office:value="0.00096297305">
            <text:p>9.63E-004</text:p>
          </table:table-cell>
          <table:table-cell table:style-name="ce1" office:value-type="float" office:value="0.00095915166">
            <text:p>9.59E-004</text:p>
          </table:table-cell>
          <table:table-cell table:style-name="ce1" office:value-type="float" office:value="0.00096197426">
            <text:p>9.62E-004</text:p>
          </table:table-cell>
          <table:table-cell table:style-name="ce1" office:value-type="float" office:value="0.0009666579">
            <text:p>9.67E-004</text:p>
          </table:table-cell>
          <table:table-cell table:style-name="ce1" office:value-type="float" office:value="0.0009773517">
            <text:p>9.77E-004</text:p>
          </table:table-cell>
          <table:table-cell table:style-name="ce1" office:value-type="float" office:value="0.00097554026">
            <text:p>9.76E-004</text:p>
          </table:table-cell>
          <table:table-cell table:style-name="ce1" office:value-type="float" office:value="0.0009931556">
            <text:p>9.93E-004</text:p>
          </table:table-cell>
          <table:table-cell office:value-type="float" office:value="0.0010182599">
            <text:p>0.0010182599</text:p>
          </table:table-cell>
          <table:table-cell table:style-name="ce1" office:value-type="float" office:value="0.0009946459">
            <text:p>9.95E-004</text:p>
          </table:table-cell>
          <table:table-cell table:style-name="ce1" office:value-type="float" office:value="0.0009785976">
            <text:p>9.79E-004</text:p>
          </table:table-cell>
          <table:table-cell table:style-name="ce1" office:value-type="float" office:value="0.0009797324">
            <text:p>9.80E-004</text:p>
          </table:table-cell>
          <table:table-cell table:style-name="ce1" office:value-type="float" office:value="0.000982948">
            <text:p>9.83E-004</text:p>
          </table:table-cell>
          <table:table-cell table:style-name="ce1" office:value-type="float" office:value="0.0009869849">
            <text:p>9.87E-004</text:p>
          </table:table-cell>
          <table:table-cell table:style-name="ce1" office:value-type="float" office:value="0.0009877695">
            <text:p>9.88E-004</text:p>
          </table:table-cell>
          <table:table-cell table:style-name="ce1" office:value-type="float" office:value="0.0009909834">
            <text:p>9.91E-004</text:p>
          </table:table-cell>
          <table:table-cell table:style-name="ce1" office:value-type="float" office:value="0.0009938461">
            <text:p>9.94E-004</text:p>
          </table:table-cell>
          <table:table-cell office:value-type="float" office:value="0.0010002404">
            <text:p>0.0010002404</text:p>
          </table:table-cell>
          <table:table-cell office:value-type="float" office:value="0.0010021864">
            <text:p>0.0010021864</text:p>
          </table:table-cell>
          <table:table-cell office:value-type="float" office:value="0.0010030811">
            <text:p>0.0010030811</text:p>
          </table:table-cell>
          <table:table-cell office:value-type="float" office:value="0.0010071858">
            <text:p>0.0010071858</text:p>
          </table:table-cell>
          <table:table-cell office:value-type="float" office:value="0.0010130099">
            <text:p>0.0010130099</text:p>
          </table:table-cell>
          <table:table-cell office:value-type="float" office:value="0.0010163953">
            <text:p>0.0010163953</text:p>
          </table:table-cell>
          <table:table-cell office:value-type="float" office:value="0.0010187391">
            <text:p>0.0010187391</text:p>
          </table:table-cell>
          <table:table-cell office:value-type="float" office:value="0.001021192">
            <text:p>0.001021192</text:p>
          </table:table-cell>
          <table:table-cell office:value-type="float" office:value="0.0010240164">
            <text:p>0.0010240164</text:p>
          </table:table-cell>
          <table:table-cell office:value-type="float" office:value="0.0010287135">
            <text:p>0.0010287135</text:p>
          </table:table-cell>
          <table:table-cell office:value-type="float" office:value="0.0010327323">
            <text:p>0.0010327323</text:p>
          </table:table-cell>
          <table:table-cell office:value-type="float" office:value="0.001034034">
            <text:p>0.001034034</text:p>
          </table:table-cell>
          <table:table-cell office:value-type="float" office:value="0.0010354472">
            <text:p>0.0010354472</text:p>
          </table:table-cell>
          <table:table-cell office:value-type="float" office:value="0.0010411007">
            <text:p>0.0010411007</text:p>
          </table:table-cell>
          <table:table-cell office:value-type="float" office:value="0.0010444663">
            <text:p>0.0010444663</text:p>
          </table:table-cell>
          <table:table-cell office:value-type="float" office:value="0.0010462148">
            <text:p>0.0010462148</text:p>
          </table:table-cell>
          <table:table-cell office:value-type="float" office:value="0.0010488963">
            <text:p>0.0010488963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06 - Parabol.mp3</text:p>
          </table:table-cell>
          <table:table-cell office:value-type="float" office:value="0.07298391">
            <text:p>0.07298391</text:p>
          </table:table-cell>
          <table:table-cell office:value-type="float" office:value="0.09198959">
            <text:p>0.09198959</text:p>
          </table:table-cell>
          <table:table-cell office:value-type="float" office:value="0.050183825">
            <text:p>0.050183825</text:p>
          </table:table-cell>
          <table:table-cell office:value-type="float" office:value="0.03884173">
            <text:p>0.03884173</text:p>
          </table:table-cell>
          <table:table-cell office:value-type="float" office:value="0.022399334">
            <text:p>0.022399334</text:p>
          </table:table-cell>
          <table:table-cell office:value-type="float" office:value="0.01927355">
            <text:p>0.01927355</text:p>
          </table:table-cell>
          <table:table-cell office:value-type="float" office:value="0.0111945905">
            <text:p>0.0111945905</text:p>
          </table:table-cell>
          <table:table-cell office:value-type="float" office:value="0.009074254">
            <text:p>0.009074254</text:p>
          </table:table-cell>
          <table:table-cell office:value-type="float" office:value="0.006157461">
            <text:p>0.006157461</text:p>
          </table:table-cell>
          <table:table-cell office:value-type="float" office:value="0.004236194">
            <text:p>0.004236194</text:p>
          </table:table-cell>
          <table:table-cell office:value-type="float" office:value="0.0048403232">
            <text:p>0.0048403232</text:p>
          </table:table-cell>
          <table:table-cell office:value-type="float" office:value="0.004293523">
            <text:p>0.004293523</text:p>
          </table:table-cell>
          <table:table-cell office:value-type="float" office:value="0.0030584582">
            <text:p>0.0030584582</text:p>
          </table:table-cell>
          <table:table-cell office:value-type="float" office:value="0.0038406143">
            <text:p>0.0038406143</text:p>
          </table:table-cell>
          <table:table-cell office:value-type="float" office:value="0.0039183917">
            <text:p>0.0039183917</text:p>
          </table:table-cell>
          <table:table-cell office:value-type="float" office:value="0.0036065946">
            <text:p>0.0036065946</text:p>
          </table:table-cell>
          <table:table-cell office:value-type="float" office:value="0.0024554706">
            <text:p>0.0024554706</text:p>
          </table:table-cell>
          <table:table-cell office:value-type="float" office:value="0.0042779497">
            <text:p>0.0042779497</text:p>
          </table:table-cell>
          <table:table-cell office:value-type="float" office:value="0.003884245">
            <text:p>0.003884245</text:p>
          </table:table-cell>
          <table:table-cell office:value-type="float" office:value="0.0044697654">
            <text:p>0.0044697654</text:p>
          </table:table-cell>
          <table:table-cell office:value-type="float" office:value="0.0053384686">
            <text:p>0.0053384686</text:p>
          </table:table-cell>
          <table:table-cell office:value-type="float" office:value="0.0039647613">
            <text:p>0.0039647613</text:p>
          </table:table-cell>
          <table:table-cell office:value-type="float" office:value="0.0047026617">
            <text:p>0.0047026617</text:p>
          </table:table-cell>
          <table:table-cell office:value-type="float" office:value="0.004158169">
            <text:p>0.004158169</text:p>
          </table:table-cell>
          <table:table-cell office:value-type="float" office:value="0.0041166036">
            <text:p>0.0041166036</text:p>
          </table:table-cell>
          <table:table-cell office:value-type="float" office:value="0.004437742">
            <text:p>0.004437742</text:p>
          </table:table-cell>
          <table:table-cell office:value-type="float" office:value="0.00380858">
            <text:p>0.00380858</text:p>
          </table:table-cell>
          <table:table-cell office:value-type="float" office:value="0.0037988166">
            <text:p>0.0037988166</text:p>
          </table:table-cell>
          <table:table-cell office:value-type="float" office:value="0.0039796773">
            <text:p>0.0039796773</text:p>
          </table:table-cell>
          <table:table-cell office:value-type="float" office:value="0.0039428878">
            <text:p>0.0039428878</text:p>
          </table:table-cell>
          <table:table-cell office:value-type="float" office:value="0.0048700976">
            <text:p>0.0048700976</text:p>
          </table:table-cell>
          <table:table-cell office:value-type="float" office:value="0.0037096674">
            <text:p>0.0037096674</text:p>
          </table:table-cell>
          <table:table-cell office:value-type="float" office:value="0.0037790963">
            <text:p>0.0037790963</text:p>
          </table:table-cell>
          <table:table-cell office:value-type="float" office:value="0.0035448598">
            <text:p>0.0035448598</text:p>
          </table:table-cell>
          <table:table-cell office:value-type="float" office:value="0.004362227">
            <text:p>0.004362227</text:p>
          </table:table-cell>
          <table:table-cell office:value-type="float" office:value="0.0030106974">
            <text:p>0.0030106974</text:p>
          </table:table-cell>
          <table:table-cell office:value-type="float" office:value="0.0033038289">
            <text:p>0.0033038289</text:p>
          </table:table-cell>
          <table:table-cell office:value-type="float" office:value="0.003593409">
            <text:p>0.003593409</text:p>
          </table:table-cell>
          <table:table-cell office:value-type="float" office:value="0.0032914674">
            <text:p>0.0032914674</text:p>
          </table:table-cell>
          <table:table-cell office:value-type="float" office:value="0.002915189">
            <text:p>0.002915189</text:p>
          </table:table-cell>
          <table:table-cell office:value-type="float" office:value="0.0031278501">
            <text:p>0.0031278501</text:p>
          </table:table-cell>
          <table:table-cell office:value-type="float" office:value="0.0025691725">
            <text:p>0.0025691725</text:p>
          </table:table-cell>
          <table:table-cell office:value-type="float" office:value="0.0027898597">
            <text:p>0.0027898597</text:p>
          </table:table-cell>
          <table:table-cell office:value-type="float" office:value="0.0025343208">
            <text:p>0.0025343208</text:p>
          </table:table-cell>
          <table:table-cell office:value-type="float" office:value="0.0030759652">
            <text:p>0.0030759652</text:p>
          </table:table-cell>
          <table:table-cell office:value-type="float" office:value="0.0027131487">
            <text:p>0.0027131487</text:p>
          </table:table-cell>
          <table:table-cell office:value-type="float" office:value="0.0021938137">
            <text:p>0.0021938137</text:p>
          </table:table-cell>
          <table:table-cell office:value-type="float" office:value="0.0026630356">
            <text:p>0.0026630356</text:p>
          </table:table-cell>
          <table:table-cell office:value-type="float" office:value="0.0021711926">
            <text:p>0.0021711926</text:p>
          </table:table-cell>
          <table:table-cell office:value-type="float" office:value="0.0021627909">
            <text:p>0.0021627909</text:p>
          </table:table-cell>
          <table:table-cell office:value-type="float" office:value="0.002070887">
            <text:p>0.002070887</text:p>
          </table:table-cell>
          <table:table-cell office:value-type="float" office:value="0.0016680912">
            <text:p>0.0016680912</text:p>
          </table:table-cell>
          <table:table-cell office:value-type="float" office:value="0.0017812254">
            <text:p>0.0017812254</text:p>
          </table:table-cell>
          <table:table-cell office:value-type="float" office:value="0.0019021817">
            <text:p>0.0019021817</text:p>
          </table:table-cell>
          <table:table-cell office:value-type="float" office:value="0.0019422002">
            <text:p>0.0019422002</text:p>
          </table:table-cell>
          <table:table-cell office:value-type="float" office:value="0.002129921">
            <text:p>0.002129921</text:p>
          </table:table-cell>
          <table:table-cell office:value-type="float" office:value="0.0019053696">
            <text:p>0.0019053696</text:p>
          </table:table-cell>
          <table:table-cell office:value-type="float" office:value="0.0020728686">
            <text:p>0.0020728686</text:p>
          </table:table-cell>
          <table:table-cell office:value-type="float" office:value="0.0018009205">
            <text:p>0.0018009205</text:p>
          </table:table-cell>
          <table:table-cell office:value-type="float" office:value="0.0017998492">
            <text:p>0.0017998492</text:p>
          </table:table-cell>
          <table:table-cell office:value-type="float" office:value="0.0017957215">
            <text:p>0.0017957215</text:p>
          </table:table-cell>
          <table:table-cell office:value-type="float" office:value="0.0018460474">
            <text:p>0.0018460474</text:p>
          </table:table-cell>
          <table:table-cell office:value-type="float" office:value="0.0015227649">
            <text:p>0.0015227649</text:p>
          </table:table-cell>
          <table:table-cell office:value-type="float" office:value="0.0016471511">
            <text:p>0.0016471511</text:p>
          </table:table-cell>
          <table:table-cell office:value-type="float" office:value="0.0015124704">
            <text:p>0.0015124704</text:p>
          </table:table-cell>
          <table:table-cell office:value-type="float" office:value="0.0015485352">
            <text:p>0.0015485352</text:p>
          </table:table-cell>
          <table:table-cell office:value-type="float" office:value="0.0016063869">
            <text:p>0.0016063869</text:p>
          </table:table-cell>
          <table:table-cell office:value-type="float" office:value="0.0015074674">
            <text:p>0.0015074674</text:p>
          </table:table-cell>
          <table:table-cell office:value-type="float" office:value="0.0015909504">
            <text:p>0.0015909504</text:p>
          </table:table-cell>
          <table:table-cell office:value-type="float" office:value="0.0015107116">
            <text:p>0.0015107116</text:p>
          </table:table-cell>
          <table:table-cell office:value-type="float" office:value="0.0014348216">
            <text:p>0.0014348216</text:p>
          </table:table-cell>
          <table:table-cell office:value-type="float" office:value="0.0014096375">
            <text:p>0.0014096375</text:p>
          </table:table-cell>
          <table:table-cell office:value-type="float" office:value="0.001361094">
            <text:p>0.001361094</text:p>
          </table:table-cell>
          <table:table-cell office:value-type="float" office:value="0.001116806">
            <text:p>0.001116806</text:p>
          </table:table-cell>
          <table:table-cell office:value-type="float" office:value="0.0011825947">
            <text:p>0.0011825947</text:p>
          </table:table-cell>
          <table:table-cell office:value-type="float" office:value="0.0010493813">
            <text:p>0.0010493813</text:p>
          </table:table-cell>
          <table:table-cell office:value-type="float" office:value="0.0010489005">
            <text:p>0.0010489005</text:p>
          </table:table-cell>
          <table:table-cell table:style-name="ce1" office:value-type="float" office:value="0.0009837014">
            <text:p>9.84E-004</text:p>
          </table:table-cell>
          <table:table-cell table:style-name="ce1" office:value-type="float" office:value="0.00094769895">
            <text:p>9.48E-004</text:p>
          </table:table-cell>
          <table:table-cell table:style-name="ce1" office:value-type="float" office:value="0.0009054833">
            <text:p>9.05E-004</text:p>
          </table:table-cell>
          <table:table-cell table:style-name="ce1" office:value-type="float" office:value="0.00090136856">
            <text:p>9.01E-004</text:p>
          </table:table-cell>
          <table:table-cell table:style-name="ce1" office:value-type="float" office:value="0.00082606456">
            <text:p>8.26E-004</text:p>
          </table:table-cell>
          <table:table-cell table:style-name="ce1" office:value-type="float" office:value="0.0007881676">
            <text:p>7.88E-004</text:p>
          </table:table-cell>
          <table:table-cell table:style-name="ce1" office:value-type="float" office:value="0.00087507925">
            <text:p>8.75E-004</text:p>
          </table:table-cell>
          <table:table-cell table:style-name="ce1" office:value-type="float" office:value="0.00081800704">
            <text:p>8.18E-004</text:p>
          </table:table-cell>
          <table:table-cell table:style-name="ce1" office:value-type="float" office:value="0.00096188905">
            <text:p>9.62E-004</text:p>
          </table:table-cell>
          <table:table-cell table:style-name="ce1" office:value-type="float" office:value="0.0008501685">
            <text:p>8.50E-004</text:p>
          </table:table-cell>
          <table:table-cell table:style-name="ce1" office:value-type="float" office:value="0.00084034284">
            <text:p>8.40E-004</text:p>
          </table:table-cell>
          <table:table-cell table:style-name="ce1" office:value-type="float" office:value="0.00079984084">
            <text:p>8.00E-004</text:p>
          </table:table-cell>
          <table:table-cell table:style-name="ce1" office:value-type="float" office:value="0.00080579857">
            <text:p>8.06E-004</text:p>
          </table:table-cell>
          <table:table-cell table:style-name="ce1" office:value-type="float" office:value="0.00072884856">
            <text:p>7.29E-004</text:p>
          </table:table-cell>
          <table:table-cell table:style-name="ce1" office:value-type="float" office:value="0.0007005778">
            <text:p>7.01E-004</text:p>
          </table:table-cell>
          <table:table-cell table:style-name="ce1" office:value-type="float" office:value="0.000714338">
            <text:p>7.14E-004</text:p>
          </table:table-cell>
          <table:table-cell table:style-name="ce1" office:value-type="float" office:value="0.0006922224">
            <text:p>6.92E-004</text:p>
          </table:table-cell>
          <table:table-cell table:style-name="ce1" office:value-type="float" office:value="0.00066460815">
            <text:p>6.65E-004</text:p>
          </table:table-cell>
          <table:table-cell table:style-name="ce1" office:value-type="float" office:value="0.0006378842">
            <text:p>6.38E-004</text:p>
          </table:table-cell>
          <table:table-cell table:style-name="ce1" office:value-type="float" office:value="0.00064788247">
            <text:p>6.48E-004</text:p>
          </table:table-cell>
          <table:table-cell table:style-name="ce1" office:value-type="float" office:value="0.0006729957">
            <text:p>6.73E-004</text:p>
          </table:table-cell>
          <table:table-cell table:style-name="ce1" office:value-type="float" office:value="0.00064780185">
            <text:p>6.48E-004</text:p>
          </table:table-cell>
          <table:table-cell table:style-name="ce1" office:value-type="float" office:value="0.0006383618">
            <text:p>6.38E-004</text:p>
          </table:table-cell>
          <table:table-cell table:style-name="ce1" office:value-type="float" office:value="0.00070359587">
            <text:p>7.04E-004</text:p>
          </table:table-cell>
          <table:table-cell table:style-name="ce1" office:value-type="float" office:value="0.0007304711">
            <text:p>7.30E-004</text:p>
          </table:table-cell>
          <table:table-cell table:style-name="ce1" office:value-type="float" office:value="0.000664035">
            <text:p>6.64E-004</text:p>
          </table:table-cell>
          <table:table-cell table:style-name="ce1" office:value-type="float" office:value="0.0006641112">
            <text:p>6.64E-004</text:p>
          </table:table-cell>
          <table:table-cell table:style-name="ce1" office:value-type="float" office:value="0.0007025284">
            <text:p>7.03E-004</text:p>
          </table:table-cell>
          <table:table-cell table:style-name="ce1" office:value-type="float" office:value="0.00072891853">
            <text:p>7.29E-004</text:p>
          </table:table-cell>
          <table:table-cell table:style-name="ce1" office:value-type="float" office:value="0.00075335783">
            <text:p>7.53E-004</text:p>
          </table:table-cell>
          <table:table-cell table:style-name="ce1" office:value-type="float" office:value="0.0007599964">
            <text:p>7.60E-004</text:p>
          </table:table-cell>
          <table:table-cell table:style-name="ce1" office:value-type="float" office:value="0.0007741206">
            <text:p>7.74E-004</text:p>
          </table:table-cell>
          <table:table-cell table:style-name="ce1" office:value-type="float" office:value="0.0007419308">
            <text:p>7.42E-004</text:p>
          </table:table-cell>
          <table:table-cell table:style-name="ce1" office:value-type="float" office:value="0.00073407043">
            <text:p>7.34E-004</text:p>
          </table:table-cell>
          <table:table-cell table:style-name="ce1" office:value-type="float" office:value="0.00074502296">
            <text:p>7.45E-004</text:p>
          </table:table-cell>
          <table:table-cell table:style-name="ce1" office:value-type="float" office:value="0.000776388">
            <text:p>7.76E-004</text:p>
          </table:table-cell>
          <table:table-cell table:style-name="ce1" office:value-type="float" office:value="0.00078662566">
            <text:p>7.87E-004</text:p>
          </table:table-cell>
          <table:table-cell table:style-name="ce1" office:value-type="float" office:value="0.00078392687">
            <text:p>7.84E-004</text:p>
          </table:table-cell>
          <table:table-cell table:style-name="ce1" office:value-type="float" office:value="0.0007823006">
            <text:p>7.82E-004</text:p>
          </table:table-cell>
          <table:table-cell table:style-name="ce1" office:value-type="float" office:value="0.0007547786">
            <text:p>7.55E-004</text:p>
          </table:table-cell>
          <table:table-cell table:style-name="ce1" office:value-type="float" office:value="0.00074988324">
            <text:p>7.50E-004</text:p>
          </table:table-cell>
          <table:table-cell table:style-name="ce1" office:value-type="float" office:value="0.0007561364">
            <text:p>7.56E-004</text:p>
          </table:table-cell>
          <table:table-cell table:style-name="ce1" office:value-type="float" office:value="0.00075248576">
            <text:p>7.52E-004</text:p>
          </table:table-cell>
          <table:table-cell table:style-name="ce1" office:value-type="float" office:value="0.0007721616">
            <text:p>7.72E-004</text:p>
          </table:table-cell>
          <table:table-cell table:style-name="ce1" office:value-type="float" office:value="0.00077817024">
            <text:p>7.78E-004</text:p>
          </table:table-cell>
          <table:table-cell table:style-name="ce1" office:value-type="float" office:value="0.00077943585">
            <text:p>7.79E-004</text:p>
          </table:table-cell>
          <table:table-cell table:style-name="ce1" office:value-type="float" office:value="0.00074475724">
            <text:p>7.45E-004</text:p>
          </table:table-cell>
          <table:table-cell table:style-name="ce1" office:value-type="float" office:value="0.00074565323">
            <text:p>7.46E-004</text:p>
          </table:table-cell>
          <table:table-cell table:style-name="ce1" office:value-type="float" office:value="0.0007164479">
            <text:p>7.16E-004</text:p>
          </table:table-cell>
          <table:table-cell table:style-name="ce1" office:value-type="float" office:value="0.0007132346">
            <text:p>7.13E-004</text:p>
          </table:table-cell>
          <table:table-cell table:style-name="ce1" office:value-type="float" office:value="0.00070504285">
            <text:p>7.05E-004</text:p>
          </table:table-cell>
          <table:table-cell table:style-name="ce1" office:value-type="float" office:value="0.0006852726">
            <text:p>6.85E-004</text:p>
          </table:table-cell>
          <table:table-cell table:style-name="ce1" office:value-type="float" office:value="0.00066675904">
            <text:p>6.67E-004</text:p>
          </table:table-cell>
          <table:table-cell table:style-name="ce1" office:value-type="float" office:value="0.0006615448">
            <text:p>6.62E-004</text:p>
          </table:table-cell>
          <table:table-cell table:style-name="ce1" office:value-type="float" office:value="0.0006631642">
            <text:p>6.63E-004</text:p>
          </table:table-cell>
          <table:table-cell table:style-name="ce1" office:value-type="float" office:value="0.0006555604">
            <text:p>6.56E-004</text:p>
          </table:table-cell>
          <table:table-cell table:style-name="ce1" office:value-type="float" office:value="0.0006552378">
            <text:p>6.55E-004</text:p>
          </table:table-cell>
          <table:table-cell table:style-name="ce1" office:value-type="float" office:value="0.00064157776">
            <text:p>6.42E-004</text:p>
          </table:table-cell>
          <table:table-cell table:style-name="ce1" office:value-type="float" office:value="0.00064873684">
            <text:p>6.49E-004</text:p>
          </table:table-cell>
          <table:table-cell table:style-name="ce1" office:value-type="float" office:value="0.0006544287">
            <text:p>6.54E-004</text:p>
          </table:table-cell>
          <table:table-cell table:style-name="ce1" office:value-type="float" office:value="0.0006485891">
            <text:p>6.49E-004</text:p>
          </table:table-cell>
          <table:table-cell table:style-name="ce1" office:value-type="float" office:value="0.0006654225">
            <text:p>6.65E-004</text:p>
          </table:table-cell>
          <table:table-cell table:style-name="ce1" office:value-type="float" office:value="0.0006635512">
            <text:p>6.64E-004</text:p>
          </table:table-cell>
          <table:table-cell table:style-name="ce1" office:value-type="float" office:value="0.000682432">
            <text:p>6.82E-004</text:p>
          </table:table-cell>
          <table:table-cell table:style-name="ce1" office:value-type="float" office:value="0.0006964028">
            <text:p>6.96E-004</text:p>
          </table:table-cell>
          <table:table-cell table:style-name="ce1" office:value-type="float" office:value="0.0006827648">
            <text:p>6.83E-004</text:p>
          </table:table-cell>
          <table:table-cell table:style-name="ce1" office:value-type="float" office:value="0.00069761823">
            <text:p>6.98E-004</text:p>
          </table:table-cell>
          <table:table-cell table:style-name="ce1" office:value-type="float" office:value="0.0007032108">
            <text:p>7.03E-004</text:p>
          </table:table-cell>
          <table:table-cell table:style-name="ce1" office:value-type="float" office:value="0.0006756096">
            <text:p>6.76E-004</text:p>
          </table:table-cell>
          <table:table-cell table:style-name="ce1" office:value-type="float" office:value="0.0007114946">
            <text:p>7.11E-004</text:p>
          </table:table-cell>
          <table:table-cell table:style-name="ce1" office:value-type="float" office:value="0.00071232114">
            <text:p>7.12E-004</text:p>
          </table:table-cell>
          <table:table-cell table:style-name="ce1" office:value-type="float" office:value="0.000693339">
            <text:p>6.93E-004</text:p>
          </table:table-cell>
          <table:table-cell table:style-name="ce1" office:value-type="float" office:value="0.0006982132">
            <text:p>6.98E-004</text:p>
          </table:table-cell>
          <table:table-cell table:style-name="ce1" office:value-type="float" office:value="0.0006928313">
            <text:p>6.93E-004</text:p>
          </table:table-cell>
          <table:table-cell table:style-name="ce1" office:value-type="float" office:value="0.0006904311">
            <text:p>6.90E-004</text:p>
          </table:table-cell>
          <table:table-cell table:style-name="ce1" office:value-type="float" office:value="0.0006804135">
            <text:p>6.80E-004</text:p>
          </table:table-cell>
          <table:table-cell table:style-name="ce1" office:value-type="float" office:value="0.0006775108">
            <text:p>6.78E-004</text:p>
          </table:table-cell>
          <table:table-cell table:style-name="ce1" office:value-type="float" office:value="0.000687582">
            <text:p>6.88E-004</text:p>
          </table:table-cell>
          <table:table-cell table:style-name="ce1" office:value-type="float" office:value="0.0006710209">
            <text:p>6.71E-004</text:p>
          </table:table-cell>
          <table:table-cell table:style-name="ce1" office:value-type="float" office:value="0.0006810181">
            <text:p>6.81E-004</text:p>
          </table:table-cell>
          <table:table-cell table:style-name="ce1" office:value-type="float" office:value="0.0006657439">
            <text:p>6.66E-004</text:p>
          </table:table-cell>
          <table:table-cell table:style-name="ce1" office:value-type="float" office:value="0.0006556916">
            <text:p>6.56E-004</text:p>
          </table:table-cell>
          <table:table-cell table:style-name="ce1" office:value-type="float" office:value="0.00064653304">
            <text:p>6.47E-004</text:p>
          </table:table-cell>
          <table:table-cell table:style-name="ce1" office:value-type="float" office:value="0.00064229296">
            <text:p>6.42E-004</text:p>
          </table:table-cell>
          <table:table-cell table:style-name="ce1" office:value-type="float" office:value="0.0006454846">
            <text:p>6.45E-004</text:p>
          </table:table-cell>
          <table:table-cell table:style-name="ce1" office:value-type="float" office:value="0.00063252234">
            <text:p>6.33E-004</text:p>
          </table:table-cell>
          <table:table-cell table:style-name="ce1" office:value-type="float" office:value="0.00061967433">
            <text:p>6.20E-004</text:p>
          </table:table-cell>
          <table:table-cell table:style-name="ce1" office:value-type="float" office:value="0.00060490915">
            <text:p>6.05E-004</text:p>
          </table:table-cell>
          <table:table-cell table:style-name="ce1" office:value-type="float" office:value="0.0005945358">
            <text:p>5.95E-004</text:p>
          </table:table-cell>
          <table:table-cell table:style-name="ce1" office:value-type="float" office:value="0.0005961705">
            <text:p>5.96E-004</text:p>
          </table:table-cell>
          <table:table-cell table:style-name="ce1" office:value-type="float" office:value="0.0005869705">
            <text:p>5.87E-004</text:p>
          </table:table-cell>
          <table:table-cell table:style-name="ce1" office:value-type="float" office:value="0.0005708975">
            <text:p>5.71E-004</text:p>
          </table:table-cell>
          <table:table-cell table:style-name="ce1" office:value-type="float" office:value="0.00058085157">
            <text:p>5.81E-004</text:p>
          </table:table-cell>
          <table:table-cell table:style-name="ce1" office:value-type="float" office:value="0.00057047245">
            <text:p>5.70E-004</text:p>
          </table:table-cell>
          <table:table-cell table:style-name="ce1" office:value-type="float" office:value="0.00056685944">
            <text:p>5.67E-004</text:p>
          </table:table-cell>
          <table:table-cell table:style-name="ce1" office:value-type="float" office:value="0.00057302346">
            <text:p>5.73E-004</text:p>
          </table:table-cell>
          <table:table-cell table:style-name="ce1" office:value-type="float" office:value="0.00056561735">
            <text:p>5.66E-004</text:p>
          </table:table-cell>
          <table:table-cell table:style-name="ce1" office:value-type="float" office:value="0.0005542785">
            <text:p>5.54E-004</text:p>
          </table:table-cell>
          <table:table-cell table:style-name="ce1" office:value-type="float" office:value="0.000556804">
            <text:p>5.57E-004</text:p>
          </table:table-cell>
          <table:table-cell table:style-name="ce1" office:value-type="float" office:value="0.00055830844">
            <text:p>5.58E-004</text:p>
          </table:table-cell>
          <table:table-cell table:style-name="ce1" office:value-type="float" office:value="0.00056996325">
            <text:p>5.70E-004</text:p>
          </table:table-cell>
          <table:table-cell table:style-name="ce1" office:value-type="float" office:value="0.000549853">
            <text:p>5.50E-004</text:p>
          </table:table-cell>
          <table:table-cell table:style-name="ce1" office:value-type="float" office:value="0.0005630721">
            <text:p>5.63E-004</text:p>
          </table:table-cell>
          <table:table-cell table:style-name="ce1" office:value-type="float" office:value="0.0005888627">
            <text:p>5.89E-004</text:p>
          </table:table-cell>
          <table:table-cell table:style-name="ce1" office:value-type="float" office:value="0.00060869765">
            <text:p>6.09E-004</text:p>
          </table:table-cell>
          <table:table-cell table:style-name="ce1" office:value-type="float" office:value="0.00085424446">
            <text:p>8.54E-004</text:p>
          </table:table-cell>
          <table:table-cell table:style-name="ce1" office:value-type="float" office:value="0.000548162">
            <text:p>5.48E-004</text:p>
          </table:table-cell>
          <table:table-cell table:style-name="ce1" office:value-type="float" office:value="0.00039551576">
            <text:p>3.96E-004</text:p>
          </table:table-cell>
          <table:table-cell table:style-name="ce1" office:value-type="float" office:value="0.00039670122">
            <text:p>3.97E-004</text:p>
          </table:table-cell>
          <table:table-cell table:style-name="ce1" office:value-type="float" office:value="0.00038953754">
            <text:p>3.90E-004</text:p>
          </table:table-cell>
          <table:table-cell table:style-name="ce1" office:value-type="float" office:value="0.0003884797">
            <text:p>3.88E-004</text:p>
          </table:table-cell>
          <table:table-cell table:style-name="ce1" office:value-type="float" office:value="0.00038884705">
            <text:p>3.89E-004</text:p>
          </table:table-cell>
          <table:table-cell table:style-name="ce1" office:value-type="float" office:value="0.00038994677">
            <text:p>3.90E-004</text:p>
          </table:table-cell>
          <table:table-cell table:style-name="ce1" office:value-type="float" office:value="0.0003910069">
            <text:p>3.91E-004</text:p>
          </table:table-cell>
          <table:table-cell table:style-name="ce1" office:value-type="float" office:value="0.00039147076">
            <text:p>3.91E-004</text:p>
          </table:table-cell>
          <table:table-cell table:style-name="ce1" office:value-type="float" office:value="0.0003918235">
            <text:p>3.92E-004</text:p>
          </table:table-cell>
          <table:table-cell table:style-name="ce1" office:value-type="float" office:value="0.0003926066">
            <text:p>3.93E-004</text:p>
          </table:table-cell>
          <table:table-cell table:style-name="ce1" office:value-type="float" office:value="0.00039406764">
            <text:p>3.94E-004</text:p>
          </table:table-cell>
          <table:table-cell table:style-name="ce1" office:value-type="float" office:value="0.00039432853">
            <text:p>3.94E-004</text:p>
          </table:table-cell>
          <table:table-cell table:style-name="ce1" office:value-type="float" office:value="0.00039501357">
            <text:p>3.95E-004</text:p>
          </table:table-cell>
          <table:table-cell table:style-name="ce1" office:value-type="float" office:value="0.00039624565">
            <text:p>3.96E-004</text:p>
          </table:table-cell>
          <table:table-cell table:style-name="ce1" office:value-type="float" office:value="0.00039782294">
            <text:p>3.98E-004</text:p>
          </table:table-cell>
          <table:table-cell table:style-name="ce1" office:value-type="float" office:value="0.00039810577">
            <text:p>3.98E-004</text:p>
          </table:table-cell>
          <table:table-cell table:style-name="ce1" office:value-type="float" office:value="0.00039847792">
            <text:p>3.98E-004</text:p>
          </table:table-cell>
          <table:table-cell table:style-name="ce1" office:value-type="float" office:value="0.00039949117">
            <text:p>3.99E-004</text:p>
          </table:table-cell>
          <table:table-cell table:style-name="ce1" office:value-type="float" office:value="0.00040058824">
            <text:p>4.01E-004</text:p>
          </table:table-cell>
          <table:table-cell table:style-name="ce1" office:value-type="float" office:value="0.0004021486">
            <text:p>4.02E-004</text:p>
          </table:table-cell>
          <table:table-cell table:style-name="ce1" office:value-type="float" office:value="0.0004028839">
            <text:p>4.03E-004</text:p>
          </table:table-cell>
          <table:table-cell office:value-type="float" office:value="0.00040349507">
            <text:p>4.03E-004</text:p>
          </table:table-cell>
          <table:table-cell office:value-type="float" office:value="0.00040411166">
            <text:p>4.04E-004</text:p>
          </table:table-cell>
          <table:table-cell table:style-name="ce1" office:value-type="float" office:value="0.00040652195">
            <text:p>4.07E-004</text:p>
          </table:table-cell>
          <table:table-cell table:style-name="ce1" office:value-type="float" office:value="0.0004066844">
            <text:p>4.07E-004</text:p>
          </table:table-cell>
          <table:table-cell table:style-name="ce1" office:value-type="float" office:value="0.00040732045">
            <text:p>4.07E-004</text:p>
          </table:table-cell>
          <table:table-cell table:style-name="ce1" office:value-type="float" office:value="0.00040820116">
            <text:p>4.08E-004</text:p>
          </table:table-cell>
          <table:table-cell table:style-name="ce1" office:value-type="float" office:value="0.00040998048">
            <text:p>4.10E-004</text:p>
          </table:table-cell>
          <table:table-cell table:style-name="ce1" office:value-type="float" office:value="0.00041119958">
            <text:p>4.11E-004</text:p>
          </table:table-cell>
          <table:table-cell table:style-name="ce1" office:value-type="float" office:value="0.000410999">
            <text:p>4.11E-004</text:p>
          </table:table-cell>
          <table:table-cell table:style-name="ce1" office:value-type="float" office:value="0.00041195">
            <text:p>4.12E-004</text:p>
          </table:table-cell>
          <table:table-cell table:style-name="ce1" office:value-type="float" office:value="0.00041319805">
            <text:p>4.13E-004</text:p>
          </table:table-cell>
          <table:table-cell table:style-name="ce1" office:value-type="float" office:value="0.00041489772">
            <text:p>4.15E-004</text:p>
          </table:table-cell>
          <table:table-cell table:style-name="ce1" office:value-type="float" office:value="0.0004157068">
            <text:p>4.16E-004</text:p>
          </table:table-cell>
          <table:table-cell table:style-name="ce1" office:value-type="float" office:value="0.00041671222">
            <text:p>4.17E-004</text:p>
          </table:table-cell>
          <table:table-cell table:style-name="ce1" office:value-type="float" office:value="0.00041739954">
            <text:p>4.17E-004</text:p>
          </table:table-cell>
          <table:table-cell table:style-name="ce1" office:value-type="float" office:value="0.00041938384">
            <text:p>4.19E-004</text:p>
          </table:table-cell>
          <table:table-cell table:style-name="ce1" office:value-type="float" office:value="0.00042064022">
            <text:p>4.21E-004</text:p>
          </table:table-cell>
          <table:table-cell table:style-name="ce1" office:value-type="float" office:value="0.00042138027">
            <text:p>4.21E-004</text:p>
          </table:table-cell>
          <table:table-cell table:style-name="ce1" office:value-type="float" office:value="0.0004222399">
            <text:p>4.22E-004</text:p>
          </table:table-cell>
          <table:table-cell table:style-name="ce1" office:value-type="float" office:value="0.00042369575">
            <text:p>4.24E-004</text:p>
          </table:table-cell>
          <table:table-cell table:style-name="ce1" office:value-type="float" office:value="0.00042599667">
            <text:p>4.26E-004</text:p>
          </table:table-cell>
          <table:table-cell table:style-name="ce1" office:value-type="float" office:value="0.00042634882">
            <text:p>4.26E-004</text:p>
          </table:table-cell>
          <table:table-cell table:style-name="ce1" office:value-type="float" office:value="0.0004273284">
            <text:p>4.27E-004</text:p>
          </table:table-cell>
          <table:table-cell table:style-name="ce1" office:value-type="float" office:value="0.00042847302">
            <text:p>4.28E-004</text:p>
          </table:table-cell>
          <table:table-cell table:style-name="ce1" office:value-type="float" office:value="0.00043098407">
            <text:p>4.31E-004</text:p>
          </table:table-cell>
          <table:table-cell table:style-name="ce1" office:value-type="float" office:value="0.00043123055">
            <text:p>4.31E-004</text:p>
          </table:table-cell>
          <table:table-cell table:style-name="ce1" office:value-type="float" office:value="0.00043232847">
            <text:p>4.32E-004</text:p>
          </table:table-cell>
          <table:table-cell table:style-name="ce1" office:value-type="float" office:value="0.00043362041">
            <text:p>4.34E-004</text:p>
          </table:table-cell>
          <table:table-cell table:style-name="ce1" office:value-type="float" office:value="0.00043502747">
            <text:p>4.35E-004</text:p>
          </table:table-cell>
          <table:table-cell table:style-name="ce1" office:value-type="float" office:value="0.00043675015">
            <text:p>4.37E-004</text:p>
          </table:table-cell>
          <table:table-cell table:style-name="ce1" office:value-type="float" office:value="0.0004376128">
            <text:p>4.38E-004</text:p>
          </table:table-cell>
          <table:table-cell table:style-name="ce1" office:value-type="float" office:value="0.0004385121">
            <text:p>4.39E-004</text:p>
          </table:table-cell>
          <table:table-cell table:style-name="ce1" office:value-type="float" office:value="0.00043980865">
            <text:p>4.40E-004</text:p>
          </table:table-cell>
          <table:table-cell table:style-name="ce1" office:value-type="float" office:value="0.00044324595">
            <text:p>4.43E-004</text:p>
          </table:table-cell>
          <table:table-cell table:style-name="ce1" office:value-type="float" office:value="0.00044350003">
            <text:p>4.44E-004</text:p>
          </table:table-cell>
          <table:table-cell table:style-name="ce1" office:value-type="float" office:value="0.0004443985">
            <text:p>4.44E-004</text:p>
          </table:table-cell>
          <table:table-cell table:style-name="ce1" office:value-type="float" office:value="0.00044593858">
            <text:p>4.46E-004</text:p>
          </table:table-cell>
          <table:table-cell table:style-name="ce1" office:value-type="float" office:value="0.0004481983">
            <text:p>4.48E-004</text:p>
          </table:table-cell>
          <table:table-cell table:style-name="ce1" office:value-type="float" office:value="0.00044972205">
            <text:p>4.50E-004</text:p>
          </table:table-cell>
          <table:table-cell table:style-name="ce1" office:value-type="float" office:value="0.00045059263">
            <text:p>4.51E-004</text:p>
          </table:table-cell>
          <table:table-cell table:style-name="ce1" office:value-type="float" office:value="0.0004520516">
            <text:p>4.52E-004</text:p>
          </table:table-cell>
          <table:table-cell table:style-name="ce1" office:value-type="float" office:value="0.00045354513">
            <text:p>4.54E-004</text:p>
          </table:table-cell>
          <table:table-cell table:style-name="ce1" office:value-type="float" office:value="0.00045586866">
            <text:p>4.56E-004</text:p>
          </table:table-cell>
          <table:table-cell table:style-name="ce1" office:value-type="float" office:value="0.00045678014">
            <text:p>4.57E-004</text:p>
          </table:table-cell>
          <table:table-cell table:style-name="ce1" office:value-type="float" office:value="0.00045787415">
            <text:p>4.58E-004</text:p>
          </table:table-cell>
          <table:table-cell table:style-name="ce1" office:value-type="float" office:value="0.00045886674">
            <text:p>4.59E-004</text:p>
          </table:table-cell>
          <table:table-cell table:style-name="ce1" office:value-type="float" office:value="0.00046219263">
            <text:p>4.62E-004</text:p>
          </table:table-cell>
          <table:table-cell table:style-name="ce1" office:value-type="float" office:value="0.00046332413">
            <text:p>4.63E-004</text:p>
          </table:table-cell>
          <table:table-cell table:style-name="ce1" office:value-type="float" office:value="0.00046432763">
            <text:p>4.64E-004</text:p>
          </table:table-cell>
          <table:table-cell table:style-name="ce1" office:value-type="float" office:value="0.0004650595">
            <text:p>4.65E-004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07 - Parabola.mp3</text:p>
          </table:table-cell>
          <table:table-cell office:value-type="float" office:value="0.17076445">
            <text:p>0.17076445</text:p>
          </table:table-cell>
          <table:table-cell office:value-type="float" office:value="0.18904433">
            <text:p>0.18904433</text:p>
          </table:table-cell>
          <table:table-cell office:value-type="float" office:value="0.08064134">
            <text:p>0.08064134</text:p>
          </table:table-cell>
          <table:table-cell office:value-type="float" office:value="0.052144077">
            <text:p>0.052144077</text:p>
          </table:table-cell>
          <table:table-cell office:value-type="float" office:value="0.044348877">
            <text:p>0.044348877</text:p>
          </table:table-cell>
          <table:table-cell office:value-type="float" office:value="0.042658694">
            <text:p>0.042658694</text:p>
          </table:table-cell>
          <table:table-cell office:value-type="float" office:value="0.029227797">
            <text:p>0.029227797</text:p>
          </table:table-cell>
          <table:table-cell office:value-type="float" office:value="0.02676436">
            <text:p>0.02676436</text:p>
          </table:table-cell>
          <table:table-cell office:value-type="float" office:value="0.024582295">
            <text:p>0.024582295</text:p>
          </table:table-cell>
          <table:table-cell office:value-type="float" office:value="0.021330277">
            <text:p>0.021330277</text:p>
          </table:table-cell>
          <table:table-cell office:value-type="float" office:value="0.019945903">
            <text:p>0.019945903</text:p>
          </table:table-cell>
          <table:table-cell office:value-type="float" office:value="0.022521978">
            <text:p>0.022521978</text:p>
          </table:table-cell>
          <table:table-cell office:value-type="float" office:value="0.016792707">
            <text:p>0.016792707</text:p>
          </table:table-cell>
          <table:table-cell office:value-type="float" office:value="0.02235802">
            <text:p>0.02235802</text:p>
          </table:table-cell>
          <table:table-cell office:value-type="float" office:value="0.020324932">
            <text:p>0.020324932</text:p>
          </table:table-cell>
          <table:table-cell office:value-type="float" office:value="0.021954255">
            <text:p>0.021954255</text:p>
          </table:table-cell>
          <table:table-cell office:value-type="float" office:value="0.020527123">
            <text:p>0.020527123</text:p>
          </table:table-cell>
          <table:table-cell office:value-type="float" office:value="0.025490707">
            <text:p>0.025490707</text:p>
          </table:table-cell>
          <table:table-cell office:value-type="float" office:value="0.028513784">
            <text:p>0.028513784</text:p>
          </table:table-cell>
          <table:table-cell office:value-type="float" office:value="0.030084498">
            <text:p>0.030084498</text:p>
          </table:table-cell>
          <table:table-cell office:value-type="float" office:value="0.03046465">
            <text:p>0.03046465</text:p>
          </table:table-cell>
          <table:table-cell office:value-type="float" office:value="0.02556994">
            <text:p>0.02556994</text:p>
          </table:table-cell>
          <table:table-cell office:value-type="float" office:value="0.030811813">
            <text:p>0.030811813</text:p>
          </table:table-cell>
          <table:table-cell office:value-type="float" office:value="0.03844352">
            <text:p>0.03844352</text:p>
          </table:table-cell>
          <table:table-cell office:value-type="float" office:value="0.037078418">
            <text:p>0.037078418</text:p>
          </table:table-cell>
          <table:table-cell office:value-type="float" office:value="0.04074783">
            <text:p>0.04074783</text:p>
          </table:table-cell>
          <table:table-cell office:value-type="float" office:value="0.040254615">
            <text:p>0.040254615</text:p>
          </table:table-cell>
          <table:table-cell office:value-type="float" office:value="0.047683775">
            <text:p>0.047683775</text:p>
          </table:table-cell>
          <table:table-cell office:value-type="float" office:value="0.049147964">
            <text:p>0.049147964</text:p>
          </table:table-cell>
          <table:table-cell office:value-type="float" office:value="0.042863432">
            <text:p>0.042863432</text:p>
          </table:table-cell>
          <table:table-cell office:value-type="float" office:value="0.045370966">
            <text:p>0.045370966</text:p>
          </table:table-cell>
          <table:table-cell office:value-type="float" office:value="0.042586684">
            <text:p>0.042586684</text:p>
          </table:table-cell>
          <table:table-cell office:value-type="float" office:value="0.03595469">
            <text:p>0.03595469</text:p>
          </table:table-cell>
          <table:table-cell office:value-type="float" office:value="0.033026945">
            <text:p>0.033026945</text:p>
          </table:table-cell>
          <table:table-cell office:value-type="float" office:value="0.042001724">
            <text:p>0.042001724</text:p>
          </table:table-cell>
          <table:table-cell office:value-type="float" office:value="0.04478901">
            <text:p>0.04478901</text:p>
          </table:table-cell>
          <table:table-cell office:value-type="float" office:value="0.0453836">
            <text:p>0.0453836</text:p>
          </table:table-cell>
          <table:table-cell office:value-type="float" office:value="0.046352327">
            <text:p>0.046352327</text:p>
          </table:table-cell>
          <table:table-cell office:value-type="float" office:value="0.04449454">
            <text:p>0.04449454</text:p>
          </table:table-cell>
          <table:table-cell office:value-type="float" office:value="0.03968077">
            <text:p>0.03968077</text:p>
          </table:table-cell>
          <table:table-cell office:value-type="float" office:value="0.041077346">
            <text:p>0.041077346</text:p>
          </table:table-cell>
          <table:table-cell office:value-type="float" office:value="0.037268165">
            <text:p>0.037268165</text:p>
          </table:table-cell>
          <table:table-cell office:value-type="float" office:value="0.036070947">
            <text:p>0.036070947</text:p>
          </table:table-cell>
          <table:table-cell office:value-type="float" office:value="0.034941986">
            <text:p>0.034941986</text:p>
          </table:table-cell>
          <table:table-cell office:value-type="float" office:value="0.036894564">
            <text:p>0.036894564</text:p>
          </table:table-cell>
          <table:table-cell office:value-type="float" office:value="0.034094654">
            <text:p>0.034094654</text:p>
          </table:table-cell>
          <table:table-cell office:value-type="float" office:value="0.032550164">
            <text:p>0.032550164</text:p>
          </table:table-cell>
          <table:table-cell office:value-type="float" office:value="0.034974217">
            <text:p>0.034974217</text:p>
          </table:table-cell>
          <table:table-cell office:value-type="float" office:value="0.03479513">
            <text:p>0.03479513</text:p>
          </table:table-cell>
          <table:table-cell office:value-type="float" office:value="0.03298249">
            <text:p>0.03298249</text:p>
          </table:table-cell>
          <table:table-cell office:value-type="float" office:value="0.03241786">
            <text:p>0.03241786</text:p>
          </table:table-cell>
          <table:table-cell office:value-type="float" office:value="0.029812204">
            <text:p>0.029812204</text:p>
          </table:table-cell>
          <table:table-cell office:value-type="float" office:value="0.029105362">
            <text:p>0.029105362</text:p>
          </table:table-cell>
          <table:table-cell office:value-type="float" office:value="0.027231272">
            <text:p>0.027231272</text:p>
          </table:table-cell>
          <table:table-cell office:value-type="float" office:value="0.024911694">
            <text:p>0.024911694</text:p>
          </table:table-cell>
          <table:table-cell office:value-type="float" office:value="0.027425516">
            <text:p>0.027425516</text:p>
          </table:table-cell>
          <table:table-cell office:value-type="float" office:value="0.024225205">
            <text:p>0.024225205</text:p>
          </table:table-cell>
          <table:table-cell office:value-type="float" office:value="0.023411028">
            <text:p>0.023411028</text:p>
          </table:table-cell>
          <table:table-cell office:value-type="float" office:value="0.021698207">
            <text:p>0.021698207</text:p>
          </table:table-cell>
          <table:table-cell office:value-type="float" office:value="0.021125596">
            <text:p>0.021125596</text:p>
          </table:table-cell>
          <table:table-cell office:value-type="float" office:value="0.021051077">
            <text:p>0.021051077</text:p>
          </table:table-cell>
          <table:table-cell office:value-type="float" office:value="0.025570642">
            <text:p>0.025570642</text:p>
          </table:table-cell>
          <table:table-cell office:value-type="float" office:value="0.021182414">
            <text:p>0.021182414</text:p>
          </table:table-cell>
          <table:table-cell office:value-type="float" office:value="0.019745685">
            <text:p>0.019745685</text:p>
          </table:table-cell>
          <table:table-cell office:value-type="float" office:value="0.018481368">
            <text:p>0.018481368</text:p>
          </table:table-cell>
          <table:table-cell office:value-type="float" office:value="0.019674905">
            <text:p>0.019674905</text:p>
          </table:table-cell>
          <table:table-cell office:value-type="float" office:value="0.019832155">
            <text:p>0.019832155</text:p>
          </table:table-cell>
          <table:table-cell office:value-type="float" office:value="0.019062435">
            <text:p>0.019062435</text:p>
          </table:table-cell>
          <table:table-cell office:value-type="float" office:value="0.01866062">
            <text:p>0.01866062</text:p>
          </table:table-cell>
          <table:table-cell office:value-type="float" office:value="0.021677285">
            <text:p>0.021677285</text:p>
          </table:table-cell>
          <table:table-cell office:value-type="float" office:value="0.021535294">
            <text:p>0.021535294</text:p>
          </table:table-cell>
          <table:table-cell office:value-type="float" office:value="0.021075115">
            <text:p>0.021075115</text:p>
          </table:table-cell>
          <table:table-cell office:value-type="float" office:value="0.02206924">
            <text:p>0.02206924</text:p>
          </table:table-cell>
          <table:table-cell office:value-type="float" office:value="0.019916851">
            <text:p>0.019916851</text:p>
          </table:table-cell>
          <table:table-cell office:value-type="float" office:value="0.019392936">
            <text:p>0.019392936</text:p>
          </table:table-cell>
          <table:table-cell office:value-type="float" office:value="0.016379908">
            <text:p>0.016379908</text:p>
          </table:table-cell>
          <table:table-cell office:value-type="float" office:value="0.01643657">
            <text:p>0.01643657</text:p>
          </table:table-cell>
          <table:table-cell office:value-type="float" office:value="0.016444793">
            <text:p>0.016444793</text:p>
          </table:table-cell>
          <table:table-cell office:value-type="float" office:value="0.017304195">
            <text:p>0.017304195</text:p>
          </table:table-cell>
          <table:table-cell office:value-type="float" office:value="0.016787063">
            <text:p>0.016787063</text:p>
          </table:table-cell>
          <table:table-cell office:value-type="float" office:value="0.014584362">
            <text:p>0.014584362</text:p>
          </table:table-cell>
          <table:table-cell office:value-type="float" office:value="0.015133556">
            <text:p>0.015133556</text:p>
          </table:table-cell>
          <table:table-cell office:value-type="float" office:value="0.015478897">
            <text:p>0.015478897</text:p>
          </table:table-cell>
          <table:table-cell office:value-type="float" office:value="0.016855868">
            <text:p>0.016855868</text:p>
          </table:table-cell>
          <table:table-cell office:value-type="float" office:value="0.015101389">
            <text:p>0.015101389</text:p>
          </table:table-cell>
          <table:table-cell office:value-type="float" office:value="0.01751577">
            <text:p>0.01751577</text:p>
          </table:table-cell>
          <table:table-cell office:value-type="float" office:value="0.015849078">
            <text:p>0.015849078</text:p>
          </table:table-cell>
          <table:table-cell office:value-type="float" office:value="0.015117531">
            <text:p>0.015117531</text:p>
          </table:table-cell>
          <table:table-cell office:value-type="float" office:value="0.013836148">
            <text:p>0.013836148</text:p>
          </table:table-cell>
          <table:table-cell office:value-type="float" office:value="0.015433734">
            <text:p>0.015433734</text:p>
          </table:table-cell>
          <table:table-cell office:value-type="float" office:value="0.012916885">
            <text:p>0.012916885</text:p>
          </table:table-cell>
          <table:table-cell office:value-type="float" office:value="0.01373168">
            <text:p>0.01373168</text:p>
          </table:table-cell>
          <table:table-cell office:value-type="float" office:value="0.013520528">
            <text:p>0.013520528</text:p>
          </table:table-cell>
          <table:table-cell office:value-type="float" office:value="0.014804376">
            <text:p>0.014804376</text:p>
          </table:table-cell>
          <table:table-cell office:value-type="float" office:value="0.013667526">
            <text:p>0.013667526</text:p>
          </table:table-cell>
          <table:table-cell office:value-type="float" office:value="0.011757267">
            <text:p>0.011757267</text:p>
          </table:table-cell>
          <table:table-cell office:value-type="float" office:value="0.013600374">
            <text:p>0.013600374</text:p>
          </table:table-cell>
          <table:table-cell office:value-type="float" office:value="0.015374066">
            <text:p>0.015374066</text:p>
          </table:table-cell>
          <table:table-cell office:value-type="float" office:value="0.013465134">
            <text:p>0.013465134</text:p>
          </table:table-cell>
          <table:table-cell office:value-type="float" office:value="0.013728397">
            <text:p>0.013728397</text:p>
          </table:table-cell>
          <table:table-cell office:value-type="float" office:value="0.01557384">
            <text:p>0.01557384</text:p>
          </table:table-cell>
          <table:table-cell office:value-type="float" office:value="0.01787727">
            <text:p>0.01787727</text:p>
          </table:table-cell>
          <table:table-cell office:value-type="float" office:value="0.015314097">
            <text:p>0.015314097</text:p>
          </table:table-cell>
          <table:table-cell office:value-type="float" office:value="0.01807662">
            <text:p>0.01807662</text:p>
          </table:table-cell>
          <table:table-cell office:value-type="float" office:value="0.014902522">
            <text:p>0.014902522</text:p>
          </table:table-cell>
          <table:table-cell office:value-type="float" office:value="0.011739499">
            <text:p>0.011739499</text:p>
          </table:table-cell>
          <table:table-cell office:value-type="float" office:value="0.013656627">
            <text:p>0.013656627</text:p>
          </table:table-cell>
          <table:table-cell office:value-type="float" office:value="0.0124545125">
            <text:p>0.0124545125</text:p>
          </table:table-cell>
          <table:table-cell office:value-type="float" office:value="0.013846554">
            <text:p>0.013846554</text:p>
          </table:table-cell>
          <table:table-cell office:value-type="float" office:value="0.011585908">
            <text:p>0.011585908</text:p>
          </table:table-cell>
          <table:table-cell office:value-type="float" office:value="0.013670927">
            <text:p>0.013670927</text:p>
          </table:table-cell>
          <table:table-cell office:value-type="float" office:value="0.014274844">
            <text:p>0.014274844</text:p>
          </table:table-cell>
          <table:table-cell office:value-type="float" office:value="0.012899337">
            <text:p>0.012899337</text:p>
          </table:table-cell>
          <table:table-cell office:value-type="float" office:value="0.014991173">
            <text:p>0.014991173</text:p>
          </table:table-cell>
          <table:table-cell office:value-type="float" office:value="0.014092689">
            <text:p>0.014092689</text:p>
          </table:table-cell>
          <table:table-cell office:value-type="float" office:value="0.0129707595">
            <text:p>0.0129707595</text:p>
          </table:table-cell>
          <table:table-cell office:value-type="float" office:value="0.013186208">
            <text:p>0.013186208</text:p>
          </table:table-cell>
          <table:table-cell office:value-type="float" office:value="0.018289879">
            <text:p>0.018289879</text:p>
          </table:table-cell>
          <table:table-cell office:value-type="float" office:value="0.016049908">
            <text:p>0.016049908</text:p>
          </table:table-cell>
          <table:table-cell office:value-type="float" office:value="0.013419705">
            <text:p>0.013419705</text:p>
          </table:table-cell>
          <table:table-cell office:value-type="float" office:value="0.013528386">
            <text:p>0.013528386</text:p>
          </table:table-cell>
          <table:table-cell office:value-type="float" office:value="0.013347121">
            <text:p>0.013347121</text:p>
          </table:table-cell>
          <table:table-cell office:value-type="float" office:value="0.015030916">
            <text:p>0.015030916</text:p>
          </table:table-cell>
          <table:table-cell office:value-type="float" office:value="0.013148818">
            <text:p>0.013148818</text:p>
          </table:table-cell>
          <table:table-cell office:value-type="float" office:value="0.012389154">
            <text:p>0.012389154</text:p>
          </table:table-cell>
          <table:table-cell office:value-type="float" office:value="0.012220922">
            <text:p>0.012220922</text:p>
          </table:table-cell>
          <table:table-cell office:value-type="float" office:value="0.014396422">
            <text:p>0.014396422</text:p>
          </table:table-cell>
          <table:table-cell office:value-type="float" office:value="0.013516025">
            <text:p>0.013516025</text:p>
          </table:table-cell>
          <table:table-cell office:value-type="float" office:value="0.01510405">
            <text:p>0.01510405</text:p>
          </table:table-cell>
          <table:table-cell office:value-type="float" office:value="0.010875331">
            <text:p>0.010875331</text:p>
          </table:table-cell>
          <table:table-cell office:value-type="float" office:value="0.012822056">
            <text:p>0.012822056</text:p>
          </table:table-cell>
          <table:table-cell office:value-type="float" office:value="0.013834601">
            <text:p>0.013834601</text:p>
          </table:table-cell>
          <table:table-cell office:value-type="float" office:value="0.012478045">
            <text:p>0.012478045</text:p>
          </table:table-cell>
          <table:table-cell office:value-type="float" office:value="0.013534621">
            <text:p>0.013534621</text:p>
          </table:table-cell>
          <table:table-cell office:value-type="float" office:value="0.011622107">
            <text:p>0.011622107</text:p>
          </table:table-cell>
          <table:table-cell office:value-type="float" office:value="0.011279361">
            <text:p>0.011279361</text:p>
          </table:table-cell>
          <table:table-cell office:value-type="float" office:value="0.013160344">
            <text:p>0.013160344</text:p>
          </table:table-cell>
          <table:table-cell office:value-type="float" office:value="0.0115085915">
            <text:p>0.0115085915</text:p>
          </table:table-cell>
          <table:table-cell office:value-type="float" office:value="0.013118009">
            <text:p>0.013118009</text:p>
          </table:table-cell>
          <table:table-cell office:value-type="float" office:value="0.014908679">
            <text:p>0.014908679</text:p>
          </table:table-cell>
          <table:table-cell office:value-type="float" office:value="0.012277014">
            <text:p>0.012277014</text:p>
          </table:table-cell>
          <table:table-cell office:value-type="float" office:value="0.009581345">
            <text:p>0.009581345</text:p>
          </table:table-cell>
          <table:table-cell office:value-type="float" office:value="0.012106005">
            <text:p>0.012106005</text:p>
          </table:table-cell>
          <table:table-cell office:value-type="float" office:value="0.0127844075">
            <text:p>0.0127844075</text:p>
          </table:table-cell>
          <table:table-cell office:value-type="float" office:value="0.01180855">
            <text:p>0.01180855</text:p>
          </table:table-cell>
          <table:table-cell office:value-type="float" office:value="0.011793382">
            <text:p>0.011793382</text:p>
          </table:table-cell>
          <table:table-cell office:value-type="float" office:value="0.013855522">
            <text:p>0.013855522</text:p>
          </table:table-cell>
          <table:table-cell office:value-type="float" office:value="0.016437087">
            <text:p>0.016437087</text:p>
          </table:table-cell>
          <table:table-cell office:value-type="float" office:value="0.013584441">
            <text:p>0.013584441</text:p>
          </table:table-cell>
          <table:table-cell office:value-type="float" office:value="0.014540204">
            <text:p>0.014540204</text:p>
          </table:table-cell>
          <table:table-cell office:value-type="float" office:value="0.012072565">
            <text:p>0.012072565</text:p>
          </table:table-cell>
          <table:table-cell office:value-type="float" office:value="0.011942434">
            <text:p>0.011942434</text:p>
          </table:table-cell>
          <table:table-cell office:value-type="float" office:value="0.012122099">
            <text:p>0.012122099</text:p>
          </table:table-cell>
          <table:table-cell office:value-type="float" office:value="0.011014352">
            <text:p>0.011014352</text:p>
          </table:table-cell>
          <table:table-cell office:value-type="float" office:value="0.013188702">
            <text:p>0.013188702</text:p>
          </table:table-cell>
          <table:table-cell office:value-type="float" office:value="0.013021765">
            <text:p>0.013021765</text:p>
          </table:table-cell>
          <table:table-cell office:value-type="float" office:value="0.011859711">
            <text:p>0.011859711</text:p>
          </table:table-cell>
          <table:table-cell office:value-type="float" office:value="0.014842001">
            <text:p>0.014842001</text:p>
          </table:table-cell>
          <table:table-cell office:value-type="float" office:value="0.011394583">
            <text:p>0.011394583</text:p>
          </table:table-cell>
          <table:table-cell office:value-type="float" office:value="0.009286945">
            <text:p>0.009286945</text:p>
          </table:table-cell>
          <table:table-cell office:value-type="float" office:value="0.011707001">
            <text:p>0.011707001</text:p>
          </table:table-cell>
          <table:table-cell office:value-type="float" office:value="0.010664465">
            <text:p>0.010664465</text:p>
          </table:table-cell>
          <table:table-cell office:value-type="float" office:value="0.010401876">
            <text:p>0.010401876</text:p>
          </table:table-cell>
          <table:table-cell office:value-type="float" office:value="0.010473995">
            <text:p>0.010473995</text:p>
          </table:table-cell>
          <table:table-cell office:value-type="float" office:value="0.01170975">
            <text:p>0.01170975</text:p>
          </table:table-cell>
          <table:table-cell office:value-type="float" office:value="0.012054162">
            <text:p>0.012054162</text:p>
          </table:table-cell>
          <table:table-cell office:value-type="float" office:value="0.011397735">
            <text:p>0.011397735</text:p>
          </table:table-cell>
          <table:table-cell office:value-type="float" office:value="0.011682943">
            <text:p>0.011682943</text:p>
          </table:table-cell>
          <table:table-cell office:value-type="float" office:value="0.008408769">
            <text:p>0.008408769</text:p>
          </table:table-cell>
          <table:table-cell office:value-type="float" office:value="0.008711934">
            <text:p>0.008711934</text:p>
          </table:table-cell>
          <table:table-cell office:value-type="float" office:value="0.010542489">
            <text:p>0.010542489</text:p>
          </table:table-cell>
          <table:table-cell office:value-type="float" office:value="0.00994266">
            <text:p>0.00994266</text:p>
          </table:table-cell>
          <table:table-cell office:value-type="float" office:value="0.008536365">
            <text:p>0.008536365</text:p>
          </table:table-cell>
          <table:table-cell office:value-type="float" office:value="0.010477561">
            <text:p>0.010477561</text:p>
          </table:table-cell>
          <table:table-cell office:value-type="float" office:value="0.010855901">
            <text:p>0.010855901</text:p>
          </table:table-cell>
          <table:table-cell office:value-type="float" office:value="0.009233488">
            <text:p>0.009233488</text:p>
          </table:table-cell>
          <table:table-cell office:value-type="float" office:value="0.007848405">
            <text:p>0.007848405</text:p>
          </table:table-cell>
          <table:table-cell office:value-type="float" office:value="0.007170048">
            <text:p>0.007170048</text:p>
          </table:table-cell>
          <table:table-cell office:value-type="float" office:value="0.008698535">
            <text:p>0.008698535</text:p>
          </table:table-cell>
          <table:table-cell office:value-type="float" office:value="0.009527711">
            <text:p>0.009527711</text:p>
          </table:table-cell>
          <table:table-cell office:value-type="float" office:value="0.011762189">
            <text:p>0.011762189</text:p>
          </table:table-cell>
          <table:table-cell office:value-type="float" office:value="0.012376995">
            <text:p>0.012376995</text:p>
          </table:table-cell>
          <table:table-cell office:value-type="float" office:value="0.008196458">
            <text:p>0.008196458</text:p>
          </table:table-cell>
          <table:table-cell office:value-type="float" office:value="0.0047731185">
            <text:p>0.0047731185</text:p>
          </table:table-cell>
          <table:table-cell office:value-type="float" office:value="0.0014131718">
            <text:p>0.0014131718</text:p>
          </table:table-cell>
          <table:table-cell office:value-type="float" office:value="0.0014176179">
            <text:p>0.0014176179</text:p>
          </table:table-cell>
          <table:table-cell office:value-type="float" office:value="0.0012432499">
            <text:p>0.0012432499</text:p>
          </table:table-cell>
          <table:table-cell office:value-type="float" office:value="0.0011243479">
            <text:p>0.0011243479</text:p>
          </table:table-cell>
          <table:table-cell office:value-type="float" office:value="0.0010983866">
            <text:p>0.0010983866</text:p>
          </table:table-cell>
          <table:table-cell office:value-type="float" office:value="0.0010905886">
            <text:p>0.0010905886</text:p>
          </table:table-cell>
          <table:table-cell office:value-type="float" office:value="0.0010849572">
            <text:p>0.0010849572</text:p>
          </table:table-cell>
          <table:table-cell office:value-type="float" office:value="0.0010804628">
            <text:p>0.0010804628</text:p>
          </table:table-cell>
          <table:table-cell office:value-type="float" office:value="0.0010775368">
            <text:p>0.0010775368</text:p>
          </table:table-cell>
          <table:table-cell office:value-type="float" office:value="0.0010767702">
            <text:p>0.0010767702</text:p>
          </table:table-cell>
          <table:table-cell office:value-type="float" office:value="0.0010761985">
            <text:p>0.0010761985</text:p>
          </table:table-cell>
          <table:table-cell office:value-type="float" office:value="0.0010751978">
            <text:p>0.0010751978</text:p>
          </table:table-cell>
          <table:table-cell office:value-type="float" office:value="0.0010740564">
            <text:p>0.0010740564</text:p>
          </table:table-cell>
          <table:table-cell office:value-type="float" office:value="0.0010741407">
            <text:p>0.0010741407</text:p>
          </table:table-cell>
          <table:table-cell office:value-type="float" office:value="0.0010752454">
            <text:p>0.0010752454</text:p>
          </table:table-cell>
          <table:table-cell office:value-type="float" office:value="0.0010760829">
            <text:p>0.0010760829</text:p>
          </table:table-cell>
          <table:table-cell office:value-type="float" office:value="0.0010760765">
            <text:p>0.0010760765</text:p>
          </table:table-cell>
          <table:table-cell office:value-type="float" office:value="0.0010766432">
            <text:p>0.0010766432</text:p>
          </table:table-cell>
          <table:table-cell office:value-type="float" office:value="0.0010779132">
            <text:p>0.0010779132</text:p>
          </table:table-cell>
          <table:table-cell office:value-type="float" office:value="0.001079664">
            <text:p>0.001079664</text:p>
          </table:table-cell>
          <table:table-cell office:value-type="float" office:value="0.0010803737">
            <text:p>0.0010803737</text:p>
          </table:table-cell>
          <table:table-cell table:style-name="Default" office:value-type="float" office:value="0.0010817088">
            <text:p>0.0010817088</text:p>
          </table:table-cell>
          <table:table-cell table:style-name="Default" office:value-type="float" office:value="0.0010830337">
            <text:p>0.0010830337</text:p>
          </table:table-cell>
          <table:table-cell office:value-type="float" office:value="0.001086022">
            <text:p>0.001086022</text:p>
          </table:table-cell>
          <table:table-cell office:value-type="float" office:value="0.0010875606">
            <text:p>0.0010875606</text:p>
          </table:table-cell>
          <table:table-cell office:value-type="float" office:value="0.0010891822">
            <text:p>0.0010891822</text:p>
          </table:table-cell>
          <table:table-cell office:value-type="float" office:value="0.0010906719">
            <text:p>0.0010906719</text:p>
          </table:table-cell>
          <table:table-cell office:value-type="float" office:value="0.0010926968">
            <text:p>0.0010926968</text:p>
          </table:table-cell>
          <table:table-cell office:value-type="float" office:value="0.0010953713">
            <text:p>0.0010953713</text:p>
          </table:table-cell>
          <table:table-cell office:value-type="float" office:value="0.0010969545">
            <text:p>0.0010969545</text:p>
          </table:table-cell>
          <table:table-cell office:value-type="float" office:value="0.0010991351">
            <text:p>0.0010991351</text:p>
          </table:table-cell>
          <table:table-cell office:value-type="float" office:value="0.001101428">
            <text:p>0.001101428</text:p>
          </table:table-cell>
          <table:table-cell office:value-type="float" office:value="0.001104093">
            <text:p>0.001104093</text:p>
          </table:table-cell>
          <table:table-cell office:value-type="float" office:value="0.0011063113">
            <text:p>0.0011063113</text:p>
          </table:table-cell>
          <table:table-cell office:value-type="float" office:value="0.0011082197">
            <text:p>0.0011082197</text:p>
          </table:table-cell>
          <table:table-cell office:value-type="float" office:value="0.0011107479">
            <text:p>0.0011107479</text:p>
          </table:table-cell>
          <table:table-cell office:value-type="float" office:value="0.0011138972">
            <text:p>0.0011138972</text:p>
          </table:table-cell>
          <table:table-cell office:value-type="float" office:value="0.0011164272">
            <text:p>0.0011164272</text:p>
          </table:table-cell>
          <table:table-cell office:value-type="float" office:value="0.0011187224">
            <text:p>0.0011187224</text:p>
          </table:table-cell>
          <table:table-cell office:value-type="float" office:value="0.001120721">
            <text:p>0.001120721</text:p>
          </table:table-cell>
          <table:table-cell office:value-type="float" office:value="0.0011232902">
            <text:p>0.0011232902</text:p>
          </table:table-cell>
          <table:table-cell office:value-type="float" office:value="0.0011264759">
            <text:p>0.0011264759</text:p>
          </table:table-cell>
          <table:table-cell office:value-type="float" office:value="0.001129924">
            <text:p>0.001129924</text:p>
          </table:table-cell>
          <table:table-cell office:value-type="float" office:value="0.00113217">
            <text:p>0.00113217</text:p>
          </table:table-cell>
          <table:table-cell office:value-type="float" office:value="0.0011344333">
            <text:p>0.0011344333</text:p>
          </table:table-cell>
          <table:table-cell office:value-type="float" office:value="0.0011388167">
            <text:p>0.0011388167</text:p>
          </table:table-cell>
          <table:table-cell office:value-type="float" office:value="0.0011420541">
            <text:p>0.0011420541</text:p>
          </table:table-cell>
          <table:table-cell office:value-type="float" office:value="0.0011444213">
            <text:p>0.0011444213</text:p>
          </table:table-cell>
          <table:table-cell office:value-type="float" office:value="0.0011469333">
            <text:p>0.0011469333</text:p>
          </table:table-cell>
          <table:table-cell office:value-type="float" office:value="0.0011498678">
            <text:p>0.0011498678</text:p>
          </table:table-cell>
          <table:table-cell office:value-type="float" office:value="0.0011547832">
            <text:p>0.0011547832</text:p>
          </table:table-cell>
          <table:table-cell office:value-type="float" office:value="0.0011575653">
            <text:p>0.0011575653</text:p>
          </table:table-cell>
          <table:table-cell office:value-type="float" office:value="0.0011598608">
            <text:p>0.0011598608</text:p>
          </table:table-cell>
          <table:table-cell office:value-type="float" office:value="0.001162365">
            <text:p>0.001162365</text:p>
          </table:table-cell>
          <table:table-cell office:value-type="float" office:value="0.0011686542">
            <text:p>0.0011686542</text:p>
          </table:table-cell>
          <table:table-cell office:value-type="float" office:value="0.0011715083">
            <text:p>0.0011715083</text:p>
          </table:table-cell>
          <table:table-cell office:value-type="float" office:value="0.0011744676">
            <text:p>0.0011744676</text:p>
          </table:table-cell>
          <table:table-cell office:value-type="float" office:value="0.0011772162">
            <text:p>0.0011772162</text:p>
          </table:table-cell>
          <table:table-cell office:value-type="float" office:value="0.001181758">
            <text:p>0.001181758</text:p>
          </table:table-cell>
          <table:table-cell office:value-type="float" office:value="0.0011865569">
            <text:p>0.0011865569</text:p>
          </table:table-cell>
          <table:table-cell office:value-type="float" office:value="0.0011893866">
            <text:p>0.0011893866</text:p>
          </table:table-cell>
          <table:table-cell office:value-type="float" office:value="0.0011920593">
            <text:p>0.0011920593</text:p>
          </table:table-cell>
          <table:table-cell office:value-type="float" office:value="0.0011956695">
            <text:p>0.0011956695</text:p>
          </table:table-cell>
          <table:table-cell office:value-type="float" office:value="0.001201772">
            <text:p>0.001201772</text:p>
          </table:table-cell>
          <table:table-cell office:value-type="float" office:value="0.0012053632">
            <text:p>0.0012053632</text:p>
          </table:table-cell>
          <table:table-cell office:value-type="float" office:value="0.0012082943">
            <text:p>0.0012082943</text:p>
          </table:table-cell>
          <table:table-cell office:value-type="float" office:value="0.0012120855">
            <text:p>0.0012120855</text:p>
          </table:table-cell>
          <table:table-cell office:value-type="float" office:value="0.0012186163">
            <text:p>0.0012186163</text:p>
          </table:table-cell>
          <table:table-cell office:value-type="float" office:value="0.0012218073">
            <text:p>0.0012218073</text:p>
          </table:table-cell>
          <table:table-cell office:value-type="float" office:value="0.0012250227">
            <text:p>0.0012250227</text:p>
          </table:table-cell>
          <table:table-cell office:value-type="float" office:value="0.0012283262">
            <text:p>0.0012283262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08 - Ticks And Leaches.mp3</text:p>
          </table:table-cell>
          <table:table-cell office:value-type="float" office:value="0.13915677">
            <text:p>0.13915677</text:p>
          </table:table-cell>
          <table:table-cell office:value-type="float" office:value="0.17420459">
            <text:p>0.17420459</text:p>
          </table:table-cell>
          <table:table-cell office:value-type="float" office:value="0.06007409">
            <text:p>0.06007409</text:p>
          </table:table-cell>
          <table:table-cell office:value-type="float" office:value="0.032387227">
            <text:p>0.032387227</text:p>
          </table:table-cell>
          <table:table-cell office:value-type="float" office:value="0.024234593">
            <text:p>0.024234593</text:p>
          </table:table-cell>
          <table:table-cell office:value-type="float" office:value="0.022424608">
            <text:p>0.022424608</text:p>
          </table:table-cell>
          <table:table-cell office:value-type="float" office:value="0.016722519">
            <text:p>0.016722519</text:p>
          </table:table-cell>
          <table:table-cell office:value-type="float" office:value="0.018311847">
            <text:p>0.018311847</text:p>
          </table:table-cell>
          <table:table-cell office:value-type="float" office:value="0.016546134">
            <text:p>0.016546134</text:p>
          </table:table-cell>
          <table:table-cell office:value-type="float" office:value="0.012278255">
            <text:p>0.012278255</text:p>
          </table:table-cell>
          <table:table-cell office:value-type="float" office:value="0.013336184">
            <text:p>0.013336184</text:p>
          </table:table-cell>
          <table:table-cell office:value-type="float" office:value="0.015470335">
            <text:p>0.015470335</text:p>
          </table:table-cell>
          <table:table-cell office:value-type="float" office:value="0.012159882">
            <text:p>0.012159882</text:p>
          </table:table-cell>
          <table:table-cell office:value-type="float" office:value="0.016291777">
            <text:p>0.016291777</text:p>
          </table:table-cell>
          <table:table-cell office:value-type="float" office:value="0.014464807">
            <text:p>0.014464807</text:p>
          </table:table-cell>
          <table:table-cell office:value-type="float" office:value="0.016972812">
            <text:p>0.016972812</text:p>
          </table:table-cell>
          <table:table-cell office:value-type="float" office:value="0.015165105">
            <text:p>0.015165105</text:p>
          </table:table-cell>
          <table:table-cell office:value-type="float" office:value="0.020167215">
            <text:p>0.020167215</text:p>
          </table:table-cell>
          <table:table-cell office:value-type="float" office:value="0.019286208">
            <text:p>0.019286208</text:p>
          </table:table-cell>
          <table:table-cell office:value-type="float" office:value="0.023559086">
            <text:p>0.023559086</text:p>
          </table:table-cell>
          <table:table-cell office:value-type="float" office:value="0.023152582">
            <text:p>0.023152582</text:p>
          </table:table-cell>
          <table:table-cell office:value-type="float" office:value="0.021621667">
            <text:p>0.021621667</text:p>
          </table:table-cell>
          <table:table-cell office:value-type="float" office:value="0.024846079">
            <text:p>0.024846079</text:p>
          </table:table-cell>
          <table:table-cell office:value-type="float" office:value="0.029975614">
            <text:p>0.029975614</text:p>
          </table:table-cell>
          <table:table-cell office:value-type="float" office:value="0.03086186">
            <text:p>0.03086186</text:p>
          </table:table-cell>
          <table:table-cell office:value-type="float" office:value="0.036330305">
            <text:p>0.036330305</text:p>
          </table:table-cell>
          <table:table-cell office:value-type="float" office:value="0.040955696">
            <text:p>0.040955696</text:p>
          </table:table-cell>
          <table:table-cell office:value-type="float" office:value="0.040389284">
            <text:p>0.040389284</text:p>
          </table:table-cell>
          <table:table-cell office:value-type="float" office:value="0.036902193">
            <text:p>0.036902193</text:p>
          </table:table-cell>
          <table:table-cell office:value-type="float" office:value="0.034332775">
            <text:p>0.034332775</text:p>
          </table:table-cell>
          <table:table-cell office:value-type="float" office:value="0.036925513">
            <text:p>0.036925513</text:p>
          </table:table-cell>
          <table:table-cell office:value-type="float" office:value="0.029582495">
            <text:p>0.029582495</text:p>
          </table:table-cell>
          <table:table-cell office:value-type="float" office:value="0.025086854">
            <text:p>0.025086854</text:p>
          </table:table-cell>
          <table:table-cell office:value-type="float" office:value="0.022013279">
            <text:p>0.022013279</text:p>
          </table:table-cell>
          <table:table-cell office:value-type="float" office:value="0.028057247">
            <text:p>0.028057247</text:p>
          </table:table-cell>
          <table:table-cell office:value-type="float" office:value="0.02763813">
            <text:p>0.02763813</text:p>
          </table:table-cell>
          <table:table-cell office:value-type="float" office:value="0.032025717">
            <text:p>0.032025717</text:p>
          </table:table-cell>
          <table:table-cell office:value-type="float" office:value="0.033969242">
            <text:p>0.033969242</text:p>
          </table:table-cell>
          <table:table-cell office:value-type="float" office:value="0.034383137">
            <text:p>0.034383137</text:p>
          </table:table-cell>
          <table:table-cell office:value-type="float" office:value="0.029436529">
            <text:p>0.029436529</text:p>
          </table:table-cell>
          <table:table-cell office:value-type="float" office:value="0.029943144">
            <text:p>0.029943144</text:p>
          </table:table-cell>
          <table:table-cell office:value-type="float" office:value="0.02935326">
            <text:p>0.02935326</text:p>
          </table:table-cell>
          <table:table-cell office:value-type="float" office:value="0.02798665">
            <text:p>0.02798665</text:p>
          </table:table-cell>
          <table:table-cell office:value-type="float" office:value="0.028994141">
            <text:p>0.028994141</text:p>
          </table:table-cell>
          <table:table-cell office:value-type="float" office:value="0.030010588">
            <text:p>0.030010588</text:p>
          </table:table-cell>
          <table:table-cell office:value-type="float" office:value="0.029257746">
            <text:p>0.029257746</text:p>
          </table:table-cell>
          <table:table-cell office:value-type="float" office:value="0.025915137">
            <text:p>0.025915137</text:p>
          </table:table-cell>
          <table:table-cell office:value-type="float" office:value="0.025268432">
            <text:p>0.025268432</text:p>
          </table:table-cell>
          <table:table-cell office:value-type="float" office:value="0.025781339">
            <text:p>0.025781339</text:p>
          </table:table-cell>
          <table:table-cell office:value-type="float" office:value="0.026917687">
            <text:p>0.026917687</text:p>
          </table:table-cell>
          <table:table-cell office:value-type="float" office:value="0.02603181">
            <text:p>0.02603181</text:p>
          </table:table-cell>
          <table:table-cell office:value-type="float" office:value="0.024009291">
            <text:p>0.024009291</text:p>
          </table:table-cell>
          <table:table-cell office:value-type="float" office:value="0.022141386">
            <text:p>0.022141386</text:p>
          </table:table-cell>
          <table:table-cell office:value-type="float" office:value="0.023490058">
            <text:p>0.023490058</text:p>
          </table:table-cell>
          <table:table-cell office:value-type="float" office:value="0.023790278">
            <text:p>0.023790278</text:p>
          </table:table-cell>
          <table:table-cell office:value-type="float" office:value="0.023705635">
            <text:p>0.023705635</text:p>
          </table:table-cell>
          <table:table-cell office:value-type="float" office:value="0.020277353">
            <text:p>0.020277353</text:p>
          </table:table-cell>
          <table:table-cell office:value-type="float" office:value="0.020708438">
            <text:p>0.020708438</text:p>
          </table:table-cell>
          <table:table-cell office:value-type="float" office:value="0.020161994">
            <text:p>0.020161994</text:p>
          </table:table-cell>
          <table:table-cell office:value-type="float" office:value="0.017765066">
            <text:p>0.017765066</text:p>
          </table:table-cell>
          <table:table-cell office:value-type="float" office:value="0.015745021">
            <text:p>0.015745021</text:p>
          </table:table-cell>
          <table:table-cell office:value-type="float" office:value="0.021861382">
            <text:p>0.021861382</text:p>
          </table:table-cell>
          <table:table-cell office:value-type="float" office:value="0.016334228">
            <text:p>0.016334228</text:p>
          </table:table-cell>
          <table:table-cell office:value-type="float" office:value="0.017146425">
            <text:p>0.017146425</text:p>
          </table:table-cell>
          <table:table-cell office:value-type="float" office:value="0.015386225">
            <text:p>0.015386225</text:p>
          </table:table-cell>
          <table:table-cell office:value-type="float" office:value="0.015969932">
            <text:p>0.015969932</text:p>
          </table:table-cell>
          <table:table-cell office:value-type="float" office:value="0.015092806">
            <text:p>0.015092806</text:p>
          </table:table-cell>
          <table:table-cell office:value-type="float" office:value="0.014387353">
            <text:p>0.014387353</text:p>
          </table:table-cell>
          <table:table-cell office:value-type="float" office:value="0.014787194">
            <text:p>0.014787194</text:p>
          </table:table-cell>
          <table:table-cell office:value-type="float" office:value="0.014503108">
            <text:p>0.014503108</text:p>
          </table:table-cell>
          <table:table-cell office:value-type="float" office:value="0.013445219">
            <text:p>0.013445219</text:p>
          </table:table-cell>
          <table:table-cell office:value-type="float" office:value="0.013403684">
            <text:p>0.013403684</text:p>
          </table:table-cell>
          <table:table-cell office:value-type="float" office:value="0.01465042">
            <text:p>0.01465042</text:p>
          </table:table-cell>
          <table:table-cell office:value-type="float" office:value="0.013158461">
            <text:p>0.013158461</text:p>
          </table:table-cell>
          <table:table-cell office:value-type="float" office:value="0.01248374">
            <text:p>0.01248374</text:p>
          </table:table-cell>
          <table:table-cell office:value-type="float" office:value="0.010842681">
            <text:p>0.010842681</text:p>
          </table:table-cell>
          <table:table-cell office:value-type="float" office:value="0.010477445">
            <text:p>0.010477445</text:p>
          </table:table-cell>
          <table:table-cell office:value-type="float" office:value="0.0110808415">
            <text:p>0.0110808415</text:p>
          </table:table-cell>
          <table:table-cell office:value-type="float" office:value="0.012163463">
            <text:p>0.012163463</text:p>
          </table:table-cell>
          <table:table-cell office:value-type="float" office:value="0.012022686">
            <text:p>0.012022686</text:p>
          </table:table-cell>
          <table:table-cell office:value-type="float" office:value="0.009794705">
            <text:p>0.009794705</text:p>
          </table:table-cell>
          <table:table-cell office:value-type="float" office:value="0.010220366">
            <text:p>0.010220366</text:p>
          </table:table-cell>
          <table:table-cell office:value-type="float" office:value="0.010977893">
            <text:p>0.010977893</text:p>
          </table:table-cell>
          <table:table-cell office:value-type="float" office:value="0.0112822335">
            <text:p>0.0112822335</text:p>
          </table:table-cell>
          <table:table-cell office:value-type="float" office:value="0.0097627975">
            <text:p>0.0097627975</text:p>
          </table:table-cell>
          <table:table-cell office:value-type="float" office:value="0.009495458">
            <text:p>0.009495458</text:p>
          </table:table-cell>
          <table:table-cell office:value-type="float" office:value="0.010440591">
            <text:p>0.010440591</text:p>
          </table:table-cell>
          <table:table-cell office:value-type="float" office:value="0.011174082">
            <text:p>0.011174082</text:p>
          </table:table-cell>
          <table:table-cell office:value-type="float" office:value="0.009636386">
            <text:p>0.009636386</text:p>
          </table:table-cell>
          <table:table-cell office:value-type="float" office:value="0.010233833">
            <text:p>0.010233833</text:p>
          </table:table-cell>
          <table:table-cell office:value-type="float" office:value="0.0091164205">
            <text:p>0.0091164205</text:p>
          </table:table-cell>
          <table:table-cell office:value-type="float" office:value="0.009997408">
            <text:p>0.009997408</text:p>
          </table:table-cell>
          <table:table-cell office:value-type="float" office:value="0.008876187">
            <text:p>0.008876187</text:p>
          </table:table-cell>
          <table:table-cell office:value-type="float" office:value="0.010107583">
            <text:p>0.010107583</text:p>
          </table:table-cell>
          <table:table-cell office:value-type="float" office:value="0.01029314">
            <text:p>0.01029314</text:p>
          </table:table-cell>
          <table:table-cell office:value-type="float" office:value="0.009001395">
            <text:p>0.009001395</text:p>
          </table:table-cell>
          <table:table-cell office:value-type="float" office:value="0.009260816">
            <text:p>0.009260816</text:p>
          </table:table-cell>
          <table:table-cell office:value-type="float" office:value="0.010992276">
            <text:p>0.010992276</text:p>
          </table:table-cell>
          <table:table-cell office:value-type="float" office:value="0.009521699">
            <text:p>0.009521699</text:p>
          </table:table-cell>
          <table:table-cell office:value-type="float" office:value="0.009847488">
            <text:p>0.009847488</text:p>
          </table:table-cell>
          <table:table-cell office:value-type="float" office:value="0.010135537">
            <text:p>0.010135537</text:p>
          </table:table-cell>
          <table:table-cell office:value-type="float" office:value="0.010713317">
            <text:p>0.010713317</text:p>
          </table:table-cell>
          <table:table-cell office:value-type="float" office:value="0.010418332">
            <text:p>0.010418332</text:p>
          </table:table-cell>
          <table:table-cell office:value-type="float" office:value="0.010444961">
            <text:p>0.010444961</text:p>
          </table:table-cell>
          <table:table-cell office:value-type="float" office:value="0.010395325">
            <text:p>0.010395325</text:p>
          </table:table-cell>
          <table:table-cell office:value-type="float" office:value="0.009238597">
            <text:p>0.009238597</text:p>
          </table:table-cell>
          <table:table-cell office:value-type="float" office:value="0.008794299">
            <text:p>0.008794299</text:p>
          </table:table-cell>
          <table:table-cell office:value-type="float" office:value="0.009216054">
            <text:p>0.009216054</text:p>
          </table:table-cell>
          <table:table-cell office:value-type="float" office:value="0.009464157">
            <text:p>0.009464157</text:p>
          </table:table-cell>
          <table:table-cell office:value-type="float" office:value="0.009247166">
            <text:p>0.009247166</text:p>
          </table:table-cell>
          <table:table-cell office:value-type="float" office:value="0.010387321">
            <text:p>0.010387321</text:p>
          </table:table-cell>
          <table:table-cell office:value-type="float" office:value="0.009519756">
            <text:p>0.009519756</text:p>
          </table:table-cell>
          <table:table-cell office:value-type="float" office:value="0.00931818">
            <text:p>0.00931818</text:p>
          </table:table-cell>
          <table:table-cell office:value-type="float" office:value="0.009448032">
            <text:p>0.009448032</text:p>
          </table:table-cell>
          <table:table-cell office:value-type="float" office:value="0.009358008">
            <text:p>0.009358008</text:p>
          </table:table-cell>
          <table:table-cell office:value-type="float" office:value="0.009193887">
            <text:p>0.009193887</text:p>
          </table:table-cell>
          <table:table-cell office:value-type="float" office:value="0.00870793">
            <text:p>0.00870793</text:p>
          </table:table-cell>
          <table:table-cell office:value-type="float" office:value="0.010623021">
            <text:p>0.010623021</text:p>
          </table:table-cell>
          <table:table-cell office:value-type="float" office:value="0.011081119">
            <text:p>0.011081119</text:p>
          </table:table-cell>
          <table:table-cell office:value-type="float" office:value="0.008650217">
            <text:p>0.008650217</text:p>
          </table:table-cell>
          <table:table-cell office:value-type="float" office:value="0.008135404">
            <text:p>0.008135404</text:p>
          </table:table-cell>
          <table:table-cell office:value-type="float" office:value="0.008716611">
            <text:p>0.008716611</text:p>
          </table:table-cell>
          <table:table-cell office:value-type="float" office:value="0.009230195">
            <text:p>0.009230195</text:p>
          </table:table-cell>
          <table:table-cell office:value-type="float" office:value="0.008252989">
            <text:p>0.008252989</text:p>
          </table:table-cell>
          <table:table-cell office:value-type="float" office:value="0.008317353">
            <text:p>0.008317353</text:p>
          </table:table-cell>
          <table:table-cell office:value-type="float" office:value="0.008237865">
            <text:p>0.008237865</text:p>
          </table:table-cell>
          <table:table-cell office:value-type="float" office:value="0.009044678">
            <text:p>0.009044678</text:p>
          </table:table-cell>
          <table:table-cell office:value-type="float" office:value="0.008035748">
            <text:p>0.008035748</text:p>
          </table:table-cell>
          <table:table-cell office:value-type="float" office:value="0.008223063">
            <text:p>0.008223063</text:p>
          </table:table-cell>
          <table:table-cell office:value-type="float" office:value="0.007540093">
            <text:p>0.007540093</text:p>
          </table:table-cell>
          <table:table-cell office:value-type="float" office:value="0.00875728">
            <text:p>0.00875728</text:p>
          </table:table-cell>
          <table:table-cell office:value-type="float" office:value="0.008859507">
            <text:p>0.008859507</text:p>
          </table:table-cell>
          <table:table-cell office:value-type="float" office:value="0.007455942">
            <text:p>0.007455942</text:p>
          </table:table-cell>
          <table:table-cell office:value-type="float" office:value="0.007788286">
            <text:p>0.007788286</text:p>
          </table:table-cell>
          <table:table-cell office:value-type="float" office:value="0.007478127">
            <text:p>0.007478127</text:p>
          </table:table-cell>
          <table:table-cell office:value-type="float" office:value="0.007364158">
            <text:p>0.007364158</text:p>
          </table:table-cell>
          <table:table-cell office:value-type="float" office:value="0.0071158293">
            <text:p>0.0071158293</text:p>
          </table:table-cell>
          <table:table-cell office:value-type="float" office:value="0.007435724">
            <text:p>0.007435724</text:p>
          </table:table-cell>
          <table:table-cell office:value-type="float" office:value="0.0083707655">
            <text:p>0.0083707655</text:p>
          </table:table-cell>
          <table:table-cell office:value-type="float" office:value="0.008460108">
            <text:p>0.008460108</text:p>
          </table:table-cell>
          <table:table-cell office:value-type="float" office:value="0.007856928">
            <text:p>0.007856928</text:p>
          </table:table-cell>
          <table:table-cell office:value-type="float" office:value="0.007880349">
            <text:p>0.007880349</text:p>
          </table:table-cell>
          <table:table-cell office:value-type="float" office:value="0.007228354">
            <text:p>0.007228354</text:p>
          </table:table-cell>
          <table:table-cell office:value-type="float" office:value="0.0074837795">
            <text:p>0.0074837795</text:p>
          </table:table-cell>
          <table:table-cell office:value-type="float" office:value="0.007577628">
            <text:p>0.007577628</text:p>
          </table:table-cell>
          <table:table-cell office:value-type="float" office:value="0.0069046333">
            <text:p>0.0069046333</text:p>
          </table:table-cell>
          <table:table-cell office:value-type="float" office:value="0.007921857">
            <text:p>0.007921857</text:p>
          </table:table-cell>
          <table:table-cell office:value-type="float" office:value="0.009303848">
            <text:p>0.009303848</text:p>
          </table:table-cell>
          <table:table-cell office:value-type="float" office:value="0.007499858">
            <text:p>0.007499858</text:p>
          </table:table-cell>
          <table:table-cell office:value-type="float" office:value="0.0069834427">
            <text:p>0.0069834427</text:p>
          </table:table-cell>
          <table:table-cell office:value-type="float" office:value="0.006879047">
            <text:p>0.006879047</text:p>
          </table:table-cell>
          <table:table-cell office:value-type="float" office:value="0.0071351626">
            <text:p>0.0071351626</text:p>
          </table:table-cell>
          <table:table-cell office:value-type="float" office:value="0.0067740697">
            <text:p>0.0067740697</text:p>
          </table:table-cell>
          <table:table-cell office:value-type="float" office:value="0.0067629293">
            <text:p>0.0067629293</text:p>
          </table:table-cell>
          <table:table-cell office:value-type="float" office:value="0.0071425927">
            <text:p>0.0071425927</text:p>
          </table:table-cell>
          <table:table-cell office:value-type="float" office:value="0.0080715725">
            <text:p>0.0080715725</text:p>
          </table:table-cell>
          <table:table-cell office:value-type="float" office:value="0.0071101417">
            <text:p>0.0071101417</text:p>
          </table:table-cell>
          <table:table-cell office:value-type="float" office:value="0.0077041658">
            <text:p>0.0077041658</text:p>
          </table:table-cell>
          <table:table-cell office:value-type="float" office:value="0.0071609584">
            <text:p>0.0071609584</text:p>
          </table:table-cell>
          <table:table-cell office:value-type="float" office:value="0.0066581927">
            <text:p>0.0066581927</text:p>
          </table:table-cell>
          <table:table-cell office:value-type="float" office:value="0.006710803">
            <text:p>0.006710803</text:p>
          </table:table-cell>
          <table:table-cell office:value-type="float" office:value="0.0072552925">
            <text:p>0.0072552925</text:p>
          </table:table-cell>
          <table:table-cell office:value-type="float" office:value="0.0070496374">
            <text:p>0.0070496374</text:p>
          </table:table-cell>
          <table:table-cell office:value-type="float" office:value="0.007189512">
            <text:p>0.007189512</text:p>
          </table:table-cell>
          <table:table-cell office:value-type="float" office:value="0.0067231366">
            <text:p>0.0067231366</text:p>
          </table:table-cell>
          <table:table-cell office:value-type="float" office:value="0.0066951867">
            <text:p>0.0066951867</text:p>
          </table:table-cell>
          <table:table-cell office:value-type="float" office:value="0.00678977">
            <text:p>0.00678977</text:p>
          </table:table-cell>
          <table:table-cell office:value-type="float" office:value="0.006743352">
            <text:p>0.006743352</text:p>
          </table:table-cell>
          <table:table-cell office:value-type="float" office:value="0.006384958">
            <text:p>0.006384958</text:p>
          </table:table-cell>
          <table:table-cell office:value-type="float" office:value="0.006102874">
            <text:p>0.006102874</text:p>
          </table:table-cell>
          <table:table-cell office:value-type="float" office:value="0.006675409">
            <text:p>0.006675409</text:p>
          </table:table-cell>
          <table:table-cell office:value-type="float" office:value="0.006382226">
            <text:p>0.006382226</text:p>
          </table:table-cell>
          <table:table-cell office:value-type="float" office:value="0.0063350825">
            <text:p>0.0063350825</text:p>
          </table:table-cell>
          <table:table-cell office:value-type="float" office:value="0.0067135324">
            <text:p>0.0067135324</text:p>
          </table:table-cell>
          <table:table-cell office:value-type="float" office:value="0.006239713">
            <text:p>0.006239713</text:p>
          </table:table-cell>
          <table:table-cell office:value-type="float" office:value="0.005764725">
            <text:p>0.005764725</text:p>
          </table:table-cell>
          <table:table-cell office:value-type="float" office:value="0.005537435">
            <text:p>0.005537435</text:p>
          </table:table-cell>
          <table:table-cell office:value-type="float" office:value="0.005208072">
            <text:p>0.005208072</text:p>
          </table:table-cell>
          <table:table-cell office:value-type="float" office:value="0.00538582">
            <text:p>0.00538582</text:p>
          </table:table-cell>
          <table:table-cell office:value-type="float" office:value="0.0062439726">
            <text:p>0.0062439726</text:p>
          </table:table-cell>
          <table:table-cell office:value-type="float" office:value="0.0060939635">
            <text:p>0.0060939635</text:p>
          </table:table-cell>
          <table:table-cell office:value-type="float" office:value="0.0062790234">
            <text:p>0.0062790234</text:p>
          </table:table-cell>
          <table:table-cell office:value-type="float" office:value="0.005513404">
            <text:p>0.005513404</text:p>
          </table:table-cell>
          <table:table-cell office:value-type="float" office:value="0.005060203">
            <text:p>0.005060203</text:p>
          </table:table-cell>
          <table:table-cell office:value-type="float" office:value="0.004536203">
            <text:p>0.004536203</text:p>
          </table:table-cell>
          <table:table-cell office:value-type="float" office:value="0.0034475198">
            <text:p>0.0034475198</text:p>
          </table:table-cell>
          <table:table-cell office:value-type="float" office:value="0.0010796218">
            <text:p>0.0010796218</text:p>
          </table:table-cell>
          <table:table-cell table:style-name="ce1" office:value-type="float" office:value="0.0009289864">
            <text:p>9.29E-004</text:p>
          </table:table-cell>
          <table:table-cell table:style-name="ce1" office:value-type="float" office:value="0.00089963817">
            <text:p>9.00E-004</text:p>
          </table:table-cell>
          <table:table-cell table:style-name="ce1" office:value-type="float" office:value="0.000889111">
            <text:p>8.89E-004</text:p>
          </table:table-cell>
          <table:table-cell table:style-name="ce1" office:value-type="float" office:value="0.0008827195">
            <text:p>8.83E-004</text:p>
          </table:table-cell>
          <table:table-cell table:style-name="ce1" office:value-type="float" office:value="0.00087856536">
            <text:p>8.79E-004</text:p>
          </table:table-cell>
          <table:table-cell table:style-name="ce1" office:value-type="float" office:value="0.00087678724">
            <text:p>8.77E-004</text:p>
          </table:table-cell>
          <table:table-cell table:style-name="ce1" office:value-type="float" office:value="0.0008757624">
            <text:p>8.76E-004</text:p>
          </table:table-cell>
          <table:table-cell table:style-name="ce1" office:value-type="float" office:value="0.0008752746">
            <text:p>8.75E-004</text:p>
          </table:table-cell>
          <table:table-cell table:style-name="ce1" office:value-type="float" office:value="0.0008748267">
            <text:p>8.75E-004</text:p>
          </table:table-cell>
          <table:table-cell table:style-name="ce1" office:value-type="float" office:value="0.000875147">
            <text:p>8.75E-004</text:p>
          </table:table-cell>
          <table:table-cell table:style-name="ce1" office:value-type="float" office:value="0.00087573176">
            <text:p>8.76E-004</text:p>
          </table:table-cell>
          <table:table-cell table:style-name="ce1" office:value-type="float" office:value="0.00087750936">
            <text:p>8.78E-004</text:p>
          </table:table-cell>
          <table:table-cell table:style-name="ce1" office:value-type="float" office:value="0.0008784392">
            <text:p>8.78E-004</text:p>
          </table:table-cell>
          <table:table-cell table:style-name="ce1" office:value-type="float" office:value="0.00087941316">
            <text:p>8.79E-004</text:p>
          </table:table-cell>
          <table:table-cell table:style-name="ce1" office:value-type="float" office:value="0.00088084175">
            <text:p>8.81E-004</text:p>
          </table:table-cell>
          <table:table-cell table:style-name="ce1" office:value-type="float" office:value="0.00088192336">
            <text:p>8.82E-004</text:p>
          </table:table-cell>
          <table:table-cell table:style-name="ce1" office:value-type="float" office:value="0.00088378385">
            <text:p>8.84E-004</text:p>
          </table:table-cell>
          <table:table-cell table:style-name="ce1" office:value-type="float" office:value="0.0008852119">
            <text:p>8.85E-004</text:p>
          </table:table-cell>
          <table:table-cell office:value-type="float" office:value="0.0008860555">
            <text:p>8.86E-004</text:p>
          </table:table-cell>
          <table:table-cell office:value-type="float" office:value="0.00088754273">
            <text:p>8.88E-004</text:p>
          </table:table-cell>
          <table:table-cell table:style-name="ce1" office:value-type="float" office:value="0.0008908533">
            <text:p>8.91E-004</text:p>
          </table:table-cell>
          <table:table-cell table:style-name="ce1" office:value-type="float" office:value="0.000892363">
            <text:p>8.92E-004</text:p>
          </table:table-cell>
          <table:table-cell table:style-name="ce1" office:value-type="float" office:value="0.0008928405">
            <text:p>8.93E-004</text:p>
          </table:table-cell>
          <table:table-cell table:style-name="ce1" office:value-type="float" office:value="0.0008936418">
            <text:p>8.94E-004</text:p>
          </table:table-cell>
          <table:table-cell table:style-name="ce1" office:value-type="float" office:value="0.0008958986">
            <text:p>8.96E-004</text:p>
          </table:table-cell>
          <table:table-cell table:style-name="ce1" office:value-type="float" office:value="0.000898341">
            <text:p>8.98E-004</text:p>
          </table:table-cell>
          <table:table-cell table:style-name="ce1" office:value-type="float" office:value="0.0008993737">
            <text:p>8.99E-004</text:p>
          </table:table-cell>
          <table:table-cell table:style-name="ce1" office:value-type="float" office:value="0.00090002874">
            <text:p>9.00E-004</text:p>
          </table:table-cell>
          <table:table-cell table:style-name="ce1" office:value-type="float" office:value="0.0009014492">
            <text:p>9.01E-004</text:p>
          </table:table-cell>
          <table:table-cell table:style-name="ce1" office:value-type="float" office:value="0.00090525905">
            <text:p>9.05E-004</text:p>
          </table:table-cell>
          <table:table-cell table:style-name="ce1" office:value-type="float" office:value="0.00090723584">
            <text:p>9.07E-004</text:p>
          </table:table-cell>
          <table:table-cell table:style-name="ce1" office:value-type="float" office:value="0.0009087151">
            <text:p>9.09E-004</text:p>
          </table:table-cell>
          <table:table-cell table:style-name="ce1" office:value-type="float" office:value="0.00091066153">
            <text:p>9.11E-004</text:p>
          </table:table-cell>
          <table:table-cell table:style-name="ce1" office:value-type="float" office:value="0.00091413653">
            <text:p>9.14E-004</text:p>
          </table:table-cell>
          <table:table-cell table:style-name="ce1" office:value-type="float" office:value="0.0009170292">
            <text:p>9.17E-004</text:p>
          </table:table-cell>
          <table:table-cell table:style-name="ce1" office:value-type="float" office:value="0.0009188415">
            <text:p>9.19E-004</text:p>
          </table:table-cell>
          <table:table-cell table:style-name="ce1" office:value-type="float" office:value="0.0009205216">
            <text:p>9.21E-004</text:p>
          </table:table-cell>
          <table:table-cell table:style-name="ce1" office:value-type="float" office:value="0.00092302955">
            <text:p>9.23E-004</text:p>
          </table:table-cell>
          <table:table-cell table:style-name="ce1" office:value-type="float" office:value="0.00092602655">
            <text:p>9.26E-004</text:p>
          </table:table-cell>
          <table:table-cell table:style-name="ce1" office:value-type="float" office:value="0.0009278825">
            <text:p>9.28E-004</text:p>
          </table:table-cell>
          <table:table-cell table:style-name="ce1" office:value-type="float" office:value="0.0009302443">
            <text:p>9.30E-004</text:p>
          </table:table-cell>
          <table:table-cell table:style-name="ce1" office:value-type="float" office:value="0.0009329936">
            <text:p>9.33E-004</text:p>
          </table:table-cell>
          <table:table-cell table:style-name="ce1" office:value-type="float" office:value="0.00093704386">
            <text:p>9.37E-004</text:p>
          </table:table-cell>
          <table:table-cell table:style-name="ce1" office:value-type="float" office:value="0.00093825476">
            <text:p>9.38E-004</text:p>
          </table:table-cell>
          <table:table-cell table:style-name="ce1" office:value-type="float" office:value="0.00093941897">
            <text:p>9.39E-004</text:p>
          </table:table-cell>
          <table:table-cell table:style-name="ce1" office:value-type="float" office:value="0.0009416144">
            <text:p>9.42E-004</text:p>
          </table:table-cell>
          <table:table-cell table:style-name="ce1" office:value-type="float" office:value="0.0009449666">
            <text:p>9.45E-004</text:p>
          </table:table-cell>
          <table:table-cell table:style-name="ce1" office:value-type="float" office:value="0.00094796804">
            <text:p>9.48E-004</text:p>
          </table:table-cell>
          <table:table-cell table:style-name="ce1" office:value-type="float" office:value="0.0009489119">
            <text:p>9.49E-004</text:p>
          </table:table-cell>
          <table:table-cell table:style-name="ce1" office:value-type="float" office:value="0.0009517255">
            <text:p>9.52E-004</text:p>
          </table:table-cell>
          <table:table-cell table:style-name="ce1" office:value-type="float" office:value="0.00095479976">
            <text:p>9.55E-004</text:p>
          </table:table-cell>
          <table:table-cell table:style-name="ce1" office:value-type="float" office:value="0.00095996726">
            <text:p>9.60E-004</text:p>
          </table:table-cell>
          <table:table-cell table:style-name="ce1" office:value-type="float" office:value="0.0009620495">
            <text:p>9.62E-004</text:p>
          </table:table-cell>
          <table:table-cell table:style-name="ce1" office:value-type="float" office:value="0.0009648872">
            <text:p>9.65E-004</text:p>
          </table:table-cell>
          <table:table-cell table:style-name="ce1" office:value-type="float" office:value="0.00096840784">
            <text:p>9.68E-004</text:p>
          </table:table-cell>
          <table:table-cell table:style-name="ce1" office:value-type="float" office:value="0.0009725156">
            <text:p>9.73E-004</text:p>
          </table:table-cell>
          <table:table-cell table:style-name="ce1" office:value-type="float" office:value="0.00097595796">
            <text:p>9.76E-004</text:p>
          </table:table-cell>
          <table:table-cell table:style-name="ce1" office:value-type="float" office:value="0.000978117">
            <text:p>9.78E-004</text:p>
          </table:table-cell>
          <table:table-cell table:style-name="ce1" office:value-type="float" office:value="0.0009808448">
            <text:p>9.81E-004</text:p>
          </table:table-cell>
          <table:table-cell table:style-name="ce1" office:value-type="float" office:value="0.0009838148">
            <text:p>9.84E-004</text:p>
          </table:table-cell>
          <table:table-cell table:style-name="ce1" office:value-type="float" office:value="0.0009887398">
            <text:p>9.89E-004</text:p>
          </table:table-cell>
          <table:table-cell table:style-name="ce1" office:value-type="float" office:value="0.0009920864">
            <text:p>9.92E-004</text:p>
          </table:table-cell>
          <table:table-cell table:style-name="ce1" office:value-type="float" office:value="0.0009948311">
            <text:p>9.95E-004</text:p>
          </table:table-cell>
          <table:table-cell table:style-name="ce1" office:value-type="float" office:value="0.0009971333">
            <text:p>9.97E-004</text:p>
          </table:table-cell>
          <table:table-cell office:value-type="float" office:value="0.0010016825">
            <text:p>0.0010016825</text:p>
          </table:table-cell>
          <table:table-cell office:value-type="float" office:value="0.0010043848">
            <text:p>0.0010043848</text:p>
          </table:table-cell>
          <table:table-cell office:value-type="float" office:value="0.0010069011">
            <text:p>0.0010069011</text:p>
          </table:table-cell>
          <table:table-cell office:value-type="float" office:value="0.0010093895">
            <text:p>0.0010093895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09 - Lateralis.mp3</text:p>
          </table:table-cell>
          <table:table-cell office:value-type="float" office:value="0.13149759">
            <text:p>0.13149759</text:p>
          </table:table-cell>
          <table:table-cell office:value-type="float" office:value="0.17786957">
            <text:p>0.17786957</text:p>
          </table:table-cell>
          <table:table-cell office:value-type="float" office:value="0.072423525">
            <text:p>0.072423525</text:p>
          </table:table-cell>
          <table:table-cell office:value-type="float" office:value="0.038995326">
            <text:p>0.038995326</text:p>
          </table:table-cell>
          <table:table-cell office:value-type="float" office:value="0.026187463">
            <text:p>0.026187463</text:p>
          </table:table-cell>
          <table:table-cell office:value-type="float" office:value="0.028866636">
            <text:p>0.028866636</text:p>
          </table:table-cell>
          <table:table-cell office:value-type="float" office:value="0.028842777">
            <text:p>0.028842777</text:p>
          </table:table-cell>
          <table:table-cell office:value-type="float" office:value="0.022684831">
            <text:p>0.022684831</text:p>
          </table:table-cell>
          <table:table-cell office:value-type="float" office:value="0.018496964">
            <text:p>0.018496964</text:p>
          </table:table-cell>
          <table:table-cell office:value-type="float" office:value="0.01697537">
            <text:p>0.01697537</text:p>
          </table:table-cell>
          <table:table-cell office:value-type="float" office:value="0.025192766">
            <text:p>0.025192766</text:p>
          </table:table-cell>
          <table:table-cell office:value-type="float" office:value="0.01665915">
            <text:p>0.01665915</text:p>
          </table:table-cell>
          <table:table-cell office:value-type="float" office:value="0.019273005">
            <text:p>0.019273005</text:p>
          </table:table-cell>
          <table:table-cell office:value-type="float" office:value="0.02479836">
            <text:p>0.02479836</text:p>
          </table:table-cell>
          <table:table-cell office:value-type="float" office:value="0.018238446">
            <text:p>0.018238446</text:p>
          </table:table-cell>
          <table:table-cell office:value-type="float" office:value="0.022937533">
            <text:p>0.022937533</text:p>
          </table:table-cell>
          <table:table-cell office:value-type="float" office:value="0.02007016">
            <text:p>0.02007016</text:p>
          </table:table-cell>
          <table:table-cell office:value-type="float" office:value="0.024757562">
            <text:p>0.024757562</text:p>
          </table:table-cell>
          <table:table-cell office:value-type="float" office:value="0.028322326">
            <text:p>0.028322326</text:p>
          </table:table-cell>
          <table:table-cell office:value-type="float" office:value="0.021095332">
            <text:p>0.021095332</text:p>
          </table:table-cell>
          <table:table-cell office:value-type="float" office:value="0.028726112">
            <text:p>0.028726112</text:p>
          </table:table-cell>
          <table:table-cell office:value-type="float" office:value="0.021193879">
            <text:p>0.021193879</text:p>
          </table:table-cell>
          <table:table-cell office:value-type="float" office:value="0.02334039">
            <text:p>0.02334039</text:p>
          </table:table-cell>
          <table:table-cell office:value-type="float" office:value="0.029360836">
            <text:p>0.029360836</text:p>
          </table:table-cell>
          <table:table-cell office:value-type="float" office:value="0.032774612">
            <text:p>0.032774612</text:p>
          </table:table-cell>
          <table:table-cell office:value-type="float" office:value="0.037048873">
            <text:p>0.037048873</text:p>
          </table:table-cell>
          <table:table-cell office:value-type="float" office:value="0.032355018">
            <text:p>0.032355018</text:p>
          </table:table-cell>
          <table:table-cell office:value-type="float" office:value="0.04158405">
            <text:p>0.04158405</text:p>
          </table:table-cell>
          <table:table-cell office:value-type="float" office:value="0.042538">
            <text:p>0.042538</text:p>
          </table:table-cell>
          <table:table-cell office:value-type="float" office:value="0.035909783">
            <text:p>0.035909783</text:p>
          </table:table-cell>
          <table:table-cell office:value-type="float" office:value="0.03862752">
            <text:p>0.03862752</text:p>
          </table:table-cell>
          <table:table-cell office:value-type="float" office:value="0.032607086">
            <text:p>0.032607086</text:p>
          </table:table-cell>
          <table:table-cell office:value-type="float" office:value="0.026454378">
            <text:p>0.026454378</text:p>
          </table:table-cell>
          <table:table-cell office:value-type="float" office:value="0.027034774">
            <text:p>0.027034774</text:p>
          </table:table-cell>
          <table:table-cell office:value-type="float" office:value="0.032504335">
            <text:p>0.032504335</text:p>
          </table:table-cell>
          <table:table-cell office:value-type="float" office:value="0.0327437">
            <text:p>0.0327437</text:p>
          </table:table-cell>
          <table:table-cell office:value-type="float" office:value="0.04064648">
            <text:p>0.04064648</text:p>
          </table:table-cell>
          <table:table-cell office:value-type="float" office:value="0.03732224">
            <text:p>0.03732224</text:p>
          </table:table-cell>
          <table:table-cell office:value-type="float" office:value="0.035352774">
            <text:p>0.035352774</text:p>
          </table:table-cell>
          <table:table-cell office:value-type="float" office:value="0.033032242">
            <text:p>0.033032242</text:p>
          </table:table-cell>
          <table:table-cell office:value-type="float" office:value="0.03149227">
            <text:p>0.03149227</text:p>
          </table:table-cell>
          <table:table-cell office:value-type="float" office:value="0.03158895">
            <text:p>0.03158895</text:p>
          </table:table-cell>
          <table:table-cell office:value-type="float" office:value="0.028094305">
            <text:p>0.028094305</text:p>
          </table:table-cell>
          <table:table-cell office:value-type="float" office:value="0.02973809">
            <text:p>0.02973809</text:p>
          </table:table-cell>
          <table:table-cell office:value-type="float" office:value="0.0285797">
            <text:p>0.0285797</text:p>
          </table:table-cell>
          <table:table-cell office:value-type="float" office:value="0.025814373">
            <text:p>0.025814373</text:p>
          </table:table-cell>
          <table:table-cell office:value-type="float" office:value="0.022475904">
            <text:p>0.022475904</text:p>
          </table:table-cell>
          <table:table-cell office:value-type="float" office:value="0.023278086">
            <text:p>0.023278086</text:p>
          </table:table-cell>
          <table:table-cell office:value-type="float" office:value="0.025312467">
            <text:p>0.025312467</text:p>
          </table:table-cell>
          <table:table-cell office:value-type="float" office:value="0.023898391">
            <text:p>0.023898391</text:p>
          </table:table-cell>
          <table:table-cell office:value-type="float" office:value="0.023101225">
            <text:p>0.023101225</text:p>
          </table:table-cell>
          <table:table-cell office:value-type="float" office:value="0.022734009">
            <text:p>0.022734009</text:p>
          </table:table-cell>
          <table:table-cell office:value-type="float" office:value="0.020878108">
            <text:p>0.020878108</text:p>
          </table:table-cell>
          <table:table-cell office:value-type="float" office:value="0.021738527">
            <text:p>0.021738527</text:p>
          </table:table-cell>
          <table:table-cell office:value-type="float" office:value="0.020534644">
            <text:p>0.020534644</text:p>
          </table:table-cell>
          <table:table-cell office:value-type="float" office:value="0.020075144">
            <text:p>0.020075144</text:p>
          </table:table-cell>
          <table:table-cell office:value-type="float" office:value="0.018625269">
            <text:p>0.018625269</text:p>
          </table:table-cell>
          <table:table-cell office:value-type="float" office:value="0.017683536">
            <text:p>0.017683536</text:p>
          </table:table-cell>
          <table:table-cell office:value-type="float" office:value="0.01812888">
            <text:p>0.01812888</text:p>
          </table:table-cell>
          <table:table-cell office:value-type="float" office:value="0.018791761">
            <text:p>0.018791761</text:p>
          </table:table-cell>
          <table:table-cell office:value-type="float" office:value="0.01713857">
            <text:p>0.01713857</text:p>
          </table:table-cell>
          <table:table-cell office:value-type="float" office:value="0.021966014">
            <text:p>0.021966014</text:p>
          </table:table-cell>
          <table:table-cell office:value-type="float" office:value="0.016903093">
            <text:p>0.016903093</text:p>
          </table:table-cell>
          <table:table-cell office:value-type="float" office:value="0.01645858">
            <text:p>0.01645858</text:p>
          </table:table-cell>
          <table:table-cell office:value-type="float" office:value="0.016319793">
            <text:p>0.016319793</text:p>
          </table:table-cell>
          <table:table-cell office:value-type="float" office:value="0.016026095">
            <text:p>0.016026095</text:p>
          </table:table-cell>
          <table:table-cell office:value-type="float" office:value="0.01645506">
            <text:p>0.01645506</text:p>
          </table:table-cell>
          <table:table-cell office:value-type="float" office:value="0.015653983">
            <text:p>0.015653983</text:p>
          </table:table-cell>
          <table:table-cell office:value-type="float" office:value="0.016442198">
            <text:p>0.016442198</text:p>
          </table:table-cell>
          <table:table-cell office:value-type="float" office:value="0.016846934">
            <text:p>0.016846934</text:p>
          </table:table-cell>
          <table:table-cell office:value-type="float" office:value="0.016935153">
            <text:p>0.016935153</text:p>
          </table:table-cell>
          <table:table-cell office:value-type="float" office:value="0.017328313">
            <text:p>0.017328313</text:p>
          </table:table-cell>
          <table:table-cell office:value-type="float" office:value="0.019678166">
            <text:p>0.019678166</text:p>
          </table:table-cell>
          <table:table-cell office:value-type="float" office:value="0.017523874">
            <text:p>0.017523874</text:p>
          </table:table-cell>
          <table:table-cell office:value-type="float" office:value="0.016411938">
            <text:p>0.016411938</text:p>
          </table:table-cell>
          <table:table-cell office:value-type="float" office:value="0.0147036025">
            <text:p>0.0147036025</text:p>
          </table:table-cell>
          <table:table-cell office:value-type="float" office:value="0.015612588">
            <text:p>0.015612588</text:p>
          </table:table-cell>
          <table:table-cell office:value-type="float" office:value="0.016466238">
            <text:p>0.016466238</text:p>
          </table:table-cell>
          <table:table-cell office:value-type="float" office:value="0.01634071">
            <text:p>0.01634071</text:p>
          </table:table-cell>
          <table:table-cell office:value-type="float" office:value="0.016958686">
            <text:p>0.016958686</text:p>
          </table:table-cell>
          <table:table-cell office:value-type="float" office:value="0.014177091">
            <text:p>0.014177091</text:p>
          </table:table-cell>
          <table:table-cell office:value-type="float" office:value="0.014570168">
            <text:p>0.014570168</text:p>
          </table:table-cell>
          <table:table-cell office:value-type="float" office:value="0.01633166">
            <text:p>0.01633166</text:p>
          </table:table-cell>
          <table:table-cell office:value-type="float" office:value="0.019045753">
            <text:p>0.019045753</text:p>
          </table:table-cell>
          <table:table-cell office:value-type="float" office:value="0.014273591">
            <text:p>0.014273591</text:p>
          </table:table-cell>
          <table:table-cell office:value-type="float" office:value="0.013147107">
            <text:p>0.013147107</text:p>
          </table:table-cell>
          <table:table-cell office:value-type="float" office:value="0.013251241">
            <text:p>0.013251241</text:p>
          </table:table-cell>
          <table:table-cell office:value-type="float" office:value="0.013634649">
            <text:p>0.013634649</text:p>
          </table:table-cell>
          <table:table-cell office:value-type="float" office:value="0.013122624">
            <text:p>0.013122624</text:p>
          </table:table-cell>
          <table:table-cell office:value-type="float" office:value="0.015439382">
            <text:p>0.015439382</text:p>
          </table:table-cell>
          <table:table-cell office:value-type="float" office:value="0.012924569">
            <text:p>0.012924569</text:p>
          </table:table-cell>
          <table:table-cell office:value-type="float" office:value="0.014576848">
            <text:p>0.014576848</text:p>
          </table:table-cell>
          <table:table-cell office:value-type="float" office:value="0.013342224">
            <text:p>0.013342224</text:p>
          </table:table-cell>
          <table:table-cell office:value-type="float" office:value="0.015241603">
            <text:p>0.015241603</text:p>
          </table:table-cell>
          <table:table-cell office:value-type="float" office:value="0.01601793">
            <text:p>0.01601793</text:p>
          </table:table-cell>
          <table:table-cell office:value-type="float" office:value="0.012250156">
            <text:p>0.012250156</text:p>
          </table:table-cell>
          <table:table-cell office:value-type="float" office:value="0.013055744">
            <text:p>0.013055744</text:p>
          </table:table-cell>
          <table:table-cell office:value-type="float" office:value="0.014882072">
            <text:p>0.014882072</text:p>
          </table:table-cell>
          <table:table-cell office:value-type="float" office:value="0.012230467">
            <text:p>0.012230467</text:p>
          </table:table-cell>
          <table:table-cell office:value-type="float" office:value="0.01240901">
            <text:p>0.01240901</text:p>
          </table:table-cell>
          <table:table-cell office:value-type="float" office:value="0.015066656">
            <text:p>0.015066656</text:p>
          </table:table-cell>
          <table:table-cell office:value-type="float" office:value="0.017525628">
            <text:p>0.017525628</text:p>
          </table:table-cell>
          <table:table-cell office:value-type="float" office:value="0.014740552">
            <text:p>0.014740552</text:p>
          </table:table-cell>
          <table:table-cell office:value-type="float" office:value="0.015276431">
            <text:p>0.015276431</text:p>
          </table:table-cell>
          <table:table-cell office:value-type="float" office:value="0.015013101">
            <text:p>0.015013101</text:p>
          </table:table-cell>
          <table:table-cell office:value-type="float" office:value="0.013554179">
            <text:p>0.013554179</text:p>
          </table:table-cell>
          <table:table-cell office:value-type="float" office:value="0.01404752">
            <text:p>0.01404752</text:p>
          </table:table-cell>
          <table:table-cell office:value-type="float" office:value="0.012474538">
            <text:p>0.012474538</text:p>
          </table:table-cell>
          <table:table-cell office:value-type="float" office:value="0.013042883">
            <text:p>0.013042883</text:p>
          </table:table-cell>
          <table:table-cell office:value-type="float" office:value="0.01131753">
            <text:p>0.01131753</text:p>
          </table:table-cell>
          <table:table-cell office:value-type="float" office:value="0.013997003">
            <text:p>0.013997003</text:p>
          </table:table-cell>
          <table:table-cell office:value-type="float" office:value="0.014309325">
            <text:p>0.014309325</text:p>
          </table:table-cell>
          <table:table-cell office:value-type="float" office:value="0.011945347">
            <text:p>0.011945347</text:p>
          </table:table-cell>
          <table:table-cell office:value-type="float" office:value="0.012369605">
            <text:p>0.012369605</text:p>
          </table:table-cell>
          <table:table-cell office:value-type="float" office:value="0.012987896">
            <text:p>0.012987896</text:p>
          </table:table-cell>
          <table:table-cell office:value-type="float" office:value="0.0120381">
            <text:p>0.0120381</text:p>
          </table:table-cell>
          <table:table-cell office:value-type="float" office:value="0.013724001">
            <text:p>0.013724001</text:p>
          </table:table-cell>
          <table:table-cell office:value-type="float" office:value="0.014731226">
            <text:p>0.014731226</text:p>
          </table:table-cell>
          <table:table-cell office:value-type="float" office:value="0.016135268">
            <text:p>0.016135268</text:p>
          </table:table-cell>
          <table:table-cell office:value-type="float" office:value="0.012656556">
            <text:p>0.012656556</text:p>
          </table:table-cell>
          <table:table-cell office:value-type="float" office:value="0.01245487">
            <text:p>0.01245487</text:p>
          </table:table-cell>
          <table:table-cell office:value-type="float" office:value="0.012394972">
            <text:p>0.012394972</text:p>
          </table:table-cell>
          <table:table-cell office:value-type="float" office:value="0.01324573">
            <text:p>0.01324573</text:p>
          </table:table-cell>
          <table:table-cell office:value-type="float" office:value="0.01310537">
            <text:p>0.01310537</text:p>
          </table:table-cell>
          <table:table-cell office:value-type="float" office:value="0.01346648">
            <text:p>0.01346648</text:p>
          </table:table-cell>
          <table:table-cell office:value-type="float" office:value="0.011164137">
            <text:p>0.011164137</text:p>
          </table:table-cell>
          <table:table-cell office:value-type="float" office:value="0.012588585">
            <text:p>0.012588585</text:p>
          </table:table-cell>
          <table:table-cell office:value-type="float" office:value="0.013480094">
            <text:p>0.013480094</text:p>
          </table:table-cell>
          <table:table-cell office:value-type="float" office:value="0.013322775">
            <text:p>0.013322775</text:p>
          </table:table-cell>
          <table:table-cell office:value-type="float" office:value="0.011424811">
            <text:p>0.011424811</text:p>
          </table:table-cell>
          <table:table-cell office:value-type="float" office:value="0.013138351">
            <text:p>0.013138351</text:p>
          </table:table-cell>
          <table:table-cell office:value-type="float" office:value="0.012773622">
            <text:p>0.012773622</text:p>
          </table:table-cell>
          <table:table-cell office:value-type="float" office:value="0.013249111">
            <text:p>0.013249111</text:p>
          </table:table-cell>
          <table:table-cell office:value-type="float" office:value="0.011897891">
            <text:p>0.011897891</text:p>
          </table:table-cell>
          <table:table-cell office:value-type="float" office:value="0.0099970745">
            <text:p>0.0099970745</text:p>
          </table:table-cell>
          <table:table-cell office:value-type="float" office:value="0.009690957">
            <text:p>0.009690957</text:p>
          </table:table-cell>
          <table:table-cell office:value-type="float" office:value="0.011193147">
            <text:p>0.011193147</text:p>
          </table:table-cell>
          <table:table-cell office:value-type="float" office:value="0.010913189">
            <text:p>0.010913189</text:p>
          </table:table-cell>
          <table:table-cell office:value-type="float" office:value="0.012298111">
            <text:p>0.012298111</text:p>
          </table:table-cell>
          <table:table-cell office:value-type="float" office:value="0.011886667">
            <text:p>0.011886667</text:p>
          </table:table-cell>
          <table:table-cell office:value-type="float" office:value="0.0098791085">
            <text:p>0.0098791085</text:p>
          </table:table-cell>
          <table:table-cell office:value-type="float" office:value="0.008844932">
            <text:p>0.008844932</text:p>
          </table:table-cell>
          <table:table-cell office:value-type="float" office:value="0.008696124">
            <text:p>0.008696124</text:p>
          </table:table-cell>
          <table:table-cell office:value-type="float" office:value="0.012696092">
            <text:p>0.012696092</text:p>
          </table:table-cell>
          <table:table-cell office:value-type="float" office:value="0.01176274">
            <text:p>0.01176274</text:p>
          </table:table-cell>
          <table:table-cell office:value-type="float" office:value="0.01015396">
            <text:p>0.01015396</text:p>
          </table:table-cell>
          <table:table-cell office:value-type="float" office:value="0.011384076">
            <text:p>0.011384076</text:p>
          </table:table-cell>
          <table:table-cell office:value-type="float" office:value="0.01469075">
            <text:p>0.01469075</text:p>
          </table:table-cell>
          <table:table-cell office:value-type="float" office:value="0.012275585">
            <text:p>0.012275585</text:p>
          </table:table-cell>
          <table:table-cell office:value-type="float" office:value="0.011387784">
            <text:p>0.011387784</text:p>
          </table:table-cell>
          <table:table-cell office:value-type="float" office:value="0.010193032">
            <text:p>0.010193032</text:p>
          </table:table-cell>
          <table:table-cell office:value-type="float" office:value="0.0105553735">
            <text:p>0.0105553735</text:p>
          </table:table-cell>
          <table:table-cell office:value-type="float" office:value="0.010581172">
            <text:p>0.010581172</text:p>
          </table:table-cell>
          <table:table-cell office:value-type="float" office:value="0.010126523">
            <text:p>0.010126523</text:p>
          </table:table-cell>
          <table:table-cell office:value-type="float" office:value="0.012050596">
            <text:p>0.012050596</text:p>
          </table:table-cell>
          <table:table-cell office:value-type="float" office:value="0.01262298">
            <text:p>0.01262298</text:p>
          </table:table-cell>
          <table:table-cell office:value-type="float" office:value="0.00974321">
            <text:p>0.00974321</text:p>
          </table:table-cell>
          <table:table-cell office:value-type="float" office:value="0.0101258885">
            <text:p>0.0101258885</text:p>
          </table:table-cell>
          <table:table-cell office:value-type="float" office:value="0.009774193">
            <text:p>0.009774193</text:p>
          </table:table-cell>
          <table:table-cell office:value-type="float" office:value="0.008357238">
            <text:p>0.008357238</text:p>
          </table:table-cell>
          <table:table-cell office:value-type="float" office:value="0.010130316">
            <text:p>0.010130316</text:p>
          </table:table-cell>
          <table:table-cell office:value-type="float" office:value="0.009312784">
            <text:p>0.009312784</text:p>
          </table:table-cell>
          <table:table-cell office:value-type="float" office:value="0.009073039">
            <text:p>0.009073039</text:p>
          </table:table-cell>
          <table:table-cell office:value-type="float" office:value="0.010607593">
            <text:p>0.010607593</text:p>
          </table:table-cell>
          <table:table-cell office:value-type="float" office:value="0.010031634">
            <text:p>0.010031634</text:p>
          </table:table-cell>
          <table:table-cell office:value-type="float" office:value="0.009324712">
            <text:p>0.009324712</text:p>
          </table:table-cell>
          <table:table-cell office:value-type="float" office:value="0.009149003">
            <text:p>0.009149003</text:p>
          </table:table-cell>
          <table:table-cell office:value-type="float" office:value="0.008855609">
            <text:p>0.008855609</text:p>
          </table:table-cell>
          <table:table-cell office:value-type="float" office:value="0.0069253333">
            <text:p>0.0069253333</text:p>
          </table:table-cell>
          <table:table-cell office:value-type="float" office:value="0.0072290613">
            <text:p>0.0072290613</text:p>
          </table:table-cell>
          <table:table-cell office:value-type="float" office:value="0.008068851">
            <text:p>0.008068851</text:p>
          </table:table-cell>
          <table:table-cell office:value-type="float" office:value="0.007798362">
            <text:p>0.007798362</text:p>
          </table:table-cell>
          <table:table-cell office:value-type="float" office:value="0.007873551">
            <text:p>0.007873551</text:p>
          </table:table-cell>
          <table:table-cell office:value-type="float" office:value="0.009222014">
            <text:p>0.009222014</text:p>
          </table:table-cell>
          <table:table-cell office:value-type="float" office:value="0.008793844">
            <text:p>0.008793844</text:p>
          </table:table-cell>
          <table:table-cell office:value-type="float" office:value="0.0063748616">
            <text:p>0.0063748616</text:p>
          </table:table-cell>
          <table:table-cell office:value-type="float" office:value="0.0031413378">
            <text:p>0.0031413378</text:p>
          </table:table-cell>
          <table:table-cell office:value-type="float" office:value="0.0017311827">
            <text:p>0.0017311827</text:p>
          </table:table-cell>
          <table:table-cell office:value-type="float" office:value="0.0011350632">
            <text:p>0.0011350632</text:p>
          </table:table-cell>
          <table:table-cell table:style-name="ce1" office:value-type="float" office:value="0.0009989229">
            <text:p>9.99E-004</text:p>
          </table:table-cell>
          <table:table-cell table:style-name="ce1" office:value-type="float" office:value="0.000973253">
            <text:p>9.73E-004</text:p>
          </table:table-cell>
          <table:table-cell table:style-name="ce1" office:value-type="float" office:value="0.00096326217">
            <text:p>9.63E-004</text:p>
          </table:table-cell>
          <table:table-cell table:style-name="ce1" office:value-type="float" office:value="0.0009553069">
            <text:p>9.55E-004</text:p>
          </table:table-cell>
          <table:table-cell table:style-name="ce1" office:value-type="float" office:value="0.00095096056">
            <text:p>9.51E-004</text:p>
          </table:table-cell>
          <table:table-cell table:style-name="ce1" office:value-type="float" office:value="0.0009484992">
            <text:p>9.48E-004</text:p>
          </table:table-cell>
          <table:table-cell table:style-name="ce1" office:value-type="float" office:value="0.0009471935">
            <text:p>9.47E-004</text:p>
          </table:table-cell>
          <table:table-cell table:style-name="ce1" office:value-type="float" office:value="0.0009450645">
            <text:p>9.45E-004</text:p>
          </table:table-cell>
          <table:table-cell table:style-name="ce1" office:value-type="float" office:value="0.00094376644">
            <text:p>9.44E-004</text:p>
          </table:table-cell>
          <table:table-cell table:style-name="ce1" office:value-type="float" office:value="0.00094379624">
            <text:p>9.44E-004</text:p>
          </table:table-cell>
          <table:table-cell table:style-name="ce1" office:value-type="float" office:value="0.0009431783">
            <text:p>9.43E-004</text:p>
          </table:table-cell>
          <table:table-cell table:style-name="ce1" office:value-type="float" office:value="0.0009436466">
            <text:p>9.44E-004</text:p>
          </table:table-cell>
          <table:table-cell table:style-name="ce1" office:value-type="float" office:value="0.00094274955">
            <text:p>9.43E-004</text:p>
          </table:table-cell>
          <table:table-cell table:style-name="ce1" office:value-type="float" office:value="0.0009427518">
            <text:p>9.43E-004</text:p>
          </table:table-cell>
          <table:table-cell table:style-name="ce1" office:value-type="float" office:value="0.0009433357">
            <text:p>9.43E-004</text:p>
          </table:table-cell>
          <table:table-cell table:style-name="ce1" office:value-type="float" office:value="0.00094430166">
            <text:p>9.44E-004</text:p>
          </table:table-cell>
          <table:table-cell table:style-name="ce1" office:value-type="float" office:value="0.00094481884">
            <text:p>9.45E-004</text:p>
          </table:table-cell>
          <table:table-cell table:style-name="ce1" office:value-type="float" office:value="0.00094478216">
            <text:p>9.45E-004</text:p>
          </table:table-cell>
          <table:table-cell table:style-name="ce1" office:value-type="float" office:value="0.00094617554">
            <text:p>9.46E-004</text:p>
          </table:table-cell>
          <table:table-cell table:style-name="ce1" office:value-type="float" office:value="0.0009478038">
            <text:p>9.48E-004</text:p>
          </table:table-cell>
          <table:table-cell table:style-name="ce1" office:value-type="float" office:value="0.00094939576">
            <text:p>9.49E-004</text:p>
          </table:table-cell>
          <table:table-cell table:style-name="ce1" office:value-type="float" office:value="0.0009500588">
            <text:p>9.50E-004</text:p>
          </table:table-cell>
          <table:table-cell table:style-name="ce1" office:value-type="float" office:value="0.0009508107">
            <text:p>9.51E-004</text:p>
          </table:table-cell>
          <table:table-cell table:style-name="ce1" office:value-type="float" office:value="0.0009522943">
            <text:p>9.52E-004</text:p>
          </table:table-cell>
          <table:table-cell table:style-name="ce1" office:value-type="float" office:value="0.000954304">
            <text:p>9.54E-004</text:p>
          </table:table-cell>
          <table:table-cell table:style-name="ce1" office:value-type="float" office:value="0.00095568673">
            <text:p>9.56E-004</text:p>
          </table:table-cell>
          <table:table-cell office:value-type="float" office:value="0.00095695053">
            <text:p>9.57E-004</text:p>
          </table:table-cell>
          <table:table-cell office:value-type="float" office:value="0.0009582804">
            <text:p>9.58E-004</text:p>
          </table:table-cell>
          <table:table-cell table:style-name="ce1" office:value-type="float" office:value="0.0009610102">
            <text:p>9.61E-004</text:p>
          </table:table-cell>
          <table:table-cell table:style-name="ce1" office:value-type="float" office:value="0.00096283236">
            <text:p>9.63E-004</text:p>
          </table:table-cell>
          <table:table-cell table:style-name="ce1" office:value-type="float" office:value="0.0009641752">
            <text:p>9.64E-004</text:p>
          </table:table-cell>
          <table:table-cell table:style-name="ce1" office:value-type="float" office:value="0.000965612">
            <text:p>9.66E-004</text:p>
          </table:table-cell>
          <table:table-cell table:style-name="ce1" office:value-type="float" office:value="0.0009676819">
            <text:p>9.68E-004</text:p>
          </table:table-cell>
          <table:table-cell table:style-name="ce1" office:value-type="float" office:value="0.0009698376">
            <text:p>9.70E-004</text:p>
          </table:table-cell>
          <table:table-cell table:style-name="ce1" office:value-type="float" office:value="0.0009708768">
            <text:p>9.71E-004</text:p>
          </table:table-cell>
          <table:table-cell table:style-name="ce1" office:value-type="float" office:value="0.0009723796">
            <text:p>9.72E-004</text:p>
          </table:table-cell>
          <table:table-cell table:style-name="ce1" office:value-type="float" office:value="0.000974593">
            <text:p>9.75E-004</text:p>
          </table:table-cell>
          <table:table-cell table:style-name="ce1" office:value-type="float" office:value="0.0009773443">
            <text:p>9.77E-004</text:p>
          </table:table-cell>
          <table:table-cell table:style-name="ce1" office:value-type="float" office:value="0.0009789915">
            <text:p>9.79E-004</text:p>
          </table:table-cell>
          <table:table-cell table:style-name="ce1" office:value-type="float" office:value="0.0009809502">
            <text:p>9.81E-004</text:p>
          </table:table-cell>
          <table:table-cell table:style-name="ce1" office:value-type="float" office:value="0.0009832106">
            <text:p>9.83E-004</text:p>
          </table:table-cell>
          <table:table-cell table:style-name="ce1" office:value-type="float" office:value="0.000986853">
            <text:p>9.87E-004</text:p>
          </table:table-cell>
          <table:table-cell table:style-name="ce1" office:value-type="float" office:value="0.0009889393">
            <text:p>9.89E-004</text:p>
          </table:table-cell>
          <table:table-cell table:style-name="ce1" office:value-type="float" office:value="0.000990535">
            <text:p>9.91E-004</text:p>
          </table:table-cell>
          <table:table-cell table:style-name="ce1" office:value-type="float" office:value="0.0009919249">
            <text:p>9.92E-004</text:p>
          </table:table-cell>
          <table:table-cell table:style-name="ce1" office:value-type="float" office:value="0.0009954001">
            <text:p>9.95E-004</text:p>
          </table:table-cell>
          <table:table-cell table:style-name="ce1" office:value-type="float" office:value="0.0009988791">
            <text:p>9.99E-004</text:p>
          </table:table-cell>
          <table:table-cell office:value-type="float" office:value="0.0010008374">
            <text:p>0.0010008374</text:p>
          </table:table-cell>
          <table:table-cell office:value-type="float" office:value="0.001002727">
            <text:p>0.001002727</text:p>
          </table:table-cell>
          <table:table-cell office:value-type="float" office:value="0.0010052939">
            <text:p>0.0010052939</text:p>
          </table:table-cell>
          <table:table-cell office:value-type="float" office:value="0.0010097341">
            <text:p>0.0010097341</text:p>
          </table:table-cell>
          <table:table-cell office:value-type="float" office:value="0.0010122693">
            <text:p>0.0010122693</text:p>
          </table:table-cell>
          <table:table-cell office:value-type="float" office:value="0.0010139481">
            <text:p>0.0010139481</text:p>
          </table:table-cell>
          <table:table-cell office:value-type="float" office:value="0.0010160966">
            <text:p>0.0010160966</text:p>
          </table:table-cell>
          <table:table-cell office:value-type="float" office:value="0.0010191964">
            <text:p>0.0010191964</text:p>
          </table:table-cell>
          <table:table-cell office:value-type="float" office:value="0.001023069">
            <text:p>0.001023069</text:p>
          </table:table-cell>
          <table:table-cell office:value-type="float" office:value="0.0010249356">
            <text:p>0.0010249356</text:p>
          </table:table-cell>
          <table:table-cell office:value-type="float" office:value="0.0010271706">
            <text:p>0.0010271706</text:p>
          </table:table-cell>
          <table:table-cell office:value-type="float" office:value="0.001029817">
            <text:p>0.001029817</text:p>
          </table:table-cell>
          <table:table-cell office:value-type="float" office:value="0.0010362292">
            <text:p>0.0010362292</text:p>
          </table:table-cell>
          <table:table-cell office:value-type="float" office:value="0.0010384712">
            <text:p>0.0010384712</text:p>
          </table:table-cell>
          <table:table-cell office:value-type="float" office:value="0.0010405923">
            <text:p>0.0010405923</text:p>
          </table:table-cell>
          <table:table-cell office:value-type="float" office:value="0.001043754">
            <text:p>0.001043754</text:p>
          </table:table-cell>
          <table:table-cell office:value-type="float" office:value="0.0010480973">
            <text:p>0.0010480973</text:p>
          </table:table-cell>
          <table:table-cell office:value-type="float" office:value="0.0010518096">
            <text:p>0.0010518096</text:p>
          </table:table-cell>
          <table:table-cell office:value-type="float" office:value="0.0010542145">
            <text:p>0.0010542145</text:p>
          </table:table-cell>
          <table:table-cell office:value-type="float" office:value="0.0010570887">
            <text:p>0.0010570887</text:p>
          </table:table-cell>
          <table:table-cell office:value-type="float" office:value="0.0010608144">
            <text:p>0.0010608144</text:p>
          </table:table-cell>
          <table:table-cell office:value-type="float" office:value="0.0010653338">
            <text:p>0.0010653338</text:p>
          </table:table-cell>
          <table:table-cell office:value-type="float" office:value="0.0010684796">
            <text:p>0.0010684796</text:p>
          </table:table-cell>
          <table:table-cell office:value-type="float" office:value="0.0010714944">
            <text:p>0.0010714944</text:p>
          </table:table-cell>
          <table:table-cell office:value-type="float" office:value="0.0010745464">
            <text:p>0.0010745464</text:p>
          </table:table-cell>
          <table:table-cell office:value-type="float" office:value="0.0010807415">
            <text:p>0.0010807415</text:p>
          </table:table-cell>
          <table:table-cell office:value-type="float" office:value="0.0010830628">
            <text:p>0.0010830628</text:p>
          </table:table-cell>
          <table:table-cell office:value-type="float" office:value="0.0010854478">
            <text:p>0.0010854478</text:p>
          </table:table-cell>
          <table:table-cell office:value-type="float" office:value="0.0010879296">
            <text:p>0.0010879296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10 - Disposition.mp3</text:p>
          </table:table-cell>
          <table:table-cell office:value-type="float" office:value="0.09742981">
            <text:p>0.09742981</text:p>
          </table:table-cell>
          <table:table-cell office:value-type="float" office:value="0.13308662">
            <text:p>0.13308662</text:p>
          </table:table-cell>
          <table:table-cell office:value-type="float" office:value="0.06408849">
            <text:p>0.06408849</text:p>
          </table:table-cell>
          <table:table-cell office:value-type="float" office:value="0.026963769">
            <text:p>0.026963769</text:p>
          </table:table-cell>
          <table:table-cell office:value-type="float" office:value="0.021243118">
            <text:p>0.021243118</text:p>
          </table:table-cell>
          <table:table-cell office:value-type="float" office:value="0.018695634">
            <text:p>0.018695634</text:p>
          </table:table-cell>
          <table:table-cell office:value-type="float" office:value="0.0100635905">
            <text:p>0.0100635905</text:p>
          </table:table-cell>
          <table:table-cell office:value-type="float" office:value="0.014212331">
            <text:p>0.014212331</text:p>
          </table:table-cell>
          <table:table-cell office:value-type="float" office:value="0.029467959">
            <text:p>0.029467959</text:p>
          </table:table-cell>
          <table:table-cell office:value-type="float" office:value="0.00701811">
            <text:p>0.00701811</text:p>
          </table:table-cell>
          <table:table-cell office:value-type="float" office:value="0.006638918">
            <text:p>0.006638918</text:p>
          </table:table-cell>
          <table:table-cell office:value-type="float" office:value="0.014588439">
            <text:p>0.014588439</text:p>
          </table:table-cell>
          <table:table-cell office:value-type="float" office:value="0.010099706">
            <text:p>0.010099706</text:p>
          </table:table-cell>
          <table:table-cell office:value-type="float" office:value="0.011290748">
            <text:p>0.011290748</text:p>
          </table:table-cell>
          <table:table-cell office:value-type="float" office:value="0.008701686">
            <text:p>0.008701686</text:p>
          </table:table-cell>
          <table:table-cell office:value-type="float" office:value="0.011812236">
            <text:p>0.011812236</text:p>
          </table:table-cell>
          <table:table-cell office:value-type="float" office:value="0.005030161">
            <text:p>0.005030161</text:p>
          </table:table-cell>
          <table:table-cell office:value-type="float" office:value="0.012808356">
            <text:p>0.012808356</text:p>
          </table:table-cell>
          <table:table-cell office:value-type="float" office:value="0.0062249694">
            <text:p>0.0062249694</text:p>
          </table:table-cell>
          <table:table-cell office:value-type="float" office:value="0.0103944875">
            <text:p>0.0103944875</text:p>
          </table:table-cell>
          <table:table-cell office:value-type="float" office:value="0.01041282">
            <text:p>0.01041282</text:p>
          </table:table-cell>
          <table:table-cell office:value-type="float" office:value="0.00930593">
            <text:p>0.00930593</text:p>
          </table:table-cell>
          <table:table-cell office:value-type="float" office:value="0.0078707915">
            <text:p>0.0078707915</text:p>
          </table:table-cell>
          <table:table-cell office:value-type="float" office:value="0.008785029">
            <text:p>0.008785029</text:p>
          </table:table-cell>
          <table:table-cell office:value-type="float" office:value="0.007742933">
            <text:p>0.007742933</text:p>
          </table:table-cell>
          <table:table-cell office:value-type="float" office:value="0.016848419">
            <text:p>0.016848419</text:p>
          </table:table-cell>
          <table:table-cell office:value-type="float" office:value="0.011453314">
            <text:p>0.011453314</text:p>
          </table:table-cell>
          <table:table-cell office:value-type="float" office:value="0.0091189835">
            <text:p>0.0091189835</text:p>
          </table:table-cell>
          <table:table-cell office:value-type="float" office:value="0.01017209">
            <text:p>0.01017209</text:p>
          </table:table-cell>
          <table:table-cell office:value-type="float" office:value="0.011375307">
            <text:p>0.011375307</text:p>
          </table:table-cell>
          <table:table-cell office:value-type="float" office:value="0.018424276">
            <text:p>0.018424276</text:p>
          </table:table-cell>
          <table:table-cell office:value-type="float" office:value="0.010736027">
            <text:p>0.010736027</text:p>
          </table:table-cell>
          <table:table-cell office:value-type="float" office:value="0.008492364">
            <text:p>0.008492364</text:p>
          </table:table-cell>
          <table:table-cell office:value-type="float" office:value="0.005746161">
            <text:p>0.005746161</text:p>
          </table:table-cell>
          <table:table-cell office:value-type="float" office:value="0.012269383">
            <text:p>0.012269383</text:p>
          </table:table-cell>
          <table:table-cell office:value-type="float" office:value="0.0076955557">
            <text:p>0.0076955557</text:p>
          </table:table-cell>
          <table:table-cell office:value-type="float" office:value="0.008508115">
            <text:p>0.008508115</text:p>
          </table:table-cell>
          <table:table-cell office:value-type="float" office:value="0.007028672">
            <text:p>0.007028672</text:p>
          </table:table-cell>
          <table:table-cell office:value-type="float" office:value="0.013278582">
            <text:p>0.013278582</text:p>
          </table:table-cell>
          <table:table-cell office:value-type="float" office:value="0.010227949">
            <text:p>0.010227949</text:p>
          </table:table-cell>
          <table:table-cell office:value-type="float" office:value="0.008648989">
            <text:p>0.008648989</text:p>
          </table:table-cell>
          <table:table-cell office:value-type="float" office:value="0.009487677">
            <text:p>0.009487677</text:p>
          </table:table-cell>
          <table:table-cell office:value-type="float" office:value="0.007013618">
            <text:p>0.007013618</text:p>
          </table:table-cell>
          <table:table-cell office:value-type="float" office:value="0.007958845">
            <text:p>0.007958845</text:p>
          </table:table-cell>
          <table:table-cell office:value-type="float" office:value="0.0046571936">
            <text:p>0.0046571936</text:p>
          </table:table-cell>
          <table:table-cell office:value-type="float" office:value="0.004334721">
            <text:p>0.004334721</text:p>
          </table:table-cell>
          <table:table-cell office:value-type="float" office:value="0.0042779413">
            <text:p>0.0042779413</text:p>
          </table:table-cell>
          <table:table-cell office:value-type="float" office:value="0.0041871783">
            <text:p>0.0041871783</text:p>
          </table:table-cell>
          <table:table-cell office:value-type="float" office:value="0.0038669545">
            <text:p>0.0038669545</text:p>
          </table:table-cell>
          <table:table-cell office:value-type="float" office:value="0.003883873">
            <text:p>0.003883873</text:p>
          </table:table-cell>
          <table:table-cell office:value-type="float" office:value="0.0039643142">
            <text:p>0.0039643142</text:p>
          </table:table-cell>
          <table:table-cell office:value-type="float" office:value="0.005922304">
            <text:p>0.005922304</text:p>
          </table:table-cell>
          <table:table-cell office:value-type="float" office:value="0.003952827">
            <text:p>0.003952827</text:p>
          </table:table-cell>
          <table:table-cell office:value-type="float" office:value="0.0035960735">
            <text:p>0.0035960735</text:p>
          </table:table-cell>
          <table:table-cell office:value-type="float" office:value="0.0035402393">
            <text:p>0.0035402393</text:p>
          </table:table-cell>
          <table:table-cell office:value-type="float" office:value="0.0034683666">
            <text:p>0.0034683666</text:p>
          </table:table-cell>
          <table:table-cell office:value-type="float" office:value="0.004213288">
            <text:p>0.004213288</text:p>
          </table:table-cell>
          <table:table-cell office:value-type="float" office:value="0.0042089163">
            <text:p>0.0042089163</text:p>
          </table:table-cell>
          <table:table-cell office:value-type="float" office:value="0.0030472549">
            <text:p>0.0030472549</text:p>
          </table:table-cell>
          <table:table-cell office:value-type="float" office:value="0.003104088">
            <text:p>0.003104088</text:p>
          </table:table-cell>
          <table:table-cell office:value-type="float" office:value="0.0044215987">
            <text:p>0.0044215987</text:p>
          </table:table-cell>
          <table:table-cell office:value-type="float" office:value="0.0033900868">
            <text:p>0.0033900868</text:p>
          </table:table-cell>
          <table:table-cell office:value-type="float" office:value="0.00272975">
            <text:p>0.00272975</text:p>
          </table:table-cell>
          <table:table-cell office:value-type="float" office:value="0.0025132536">
            <text:p>0.0025132536</text:p>
          </table:table-cell>
          <table:table-cell office:value-type="float" office:value="0.002840353">
            <text:p>0.002840353</text:p>
          </table:table-cell>
          <table:table-cell office:value-type="float" office:value="0.002501313">
            <text:p>0.002501313</text:p>
          </table:table-cell>
          <table:table-cell office:value-type="float" office:value="0.002271648">
            <text:p>0.002271648</text:p>
          </table:table-cell>
          <table:table-cell office:value-type="float" office:value="0.002217616">
            <text:p>0.002217616</text:p>
          </table:table-cell>
          <table:table-cell office:value-type="float" office:value="0.0023361004">
            <text:p>0.0023361004</text:p>
          </table:table-cell>
          <table:table-cell office:value-type="float" office:value="0.0024683373">
            <text:p>0.0024683373</text:p>
          </table:table-cell>
          <table:table-cell office:value-type="float" office:value="0.002174708">
            <text:p>0.002174708</text:p>
          </table:table-cell>
          <table:table-cell office:value-type="float" office:value="0.0021510283">
            <text:p>0.0021510283</text:p>
          </table:table-cell>
          <table:table-cell office:value-type="float" office:value="0.0019742262">
            <text:p>0.0019742262</text:p>
          </table:table-cell>
          <table:table-cell office:value-type="float" office:value="0.002105428">
            <text:p>0.002105428</text:p>
          </table:table-cell>
          <table:table-cell office:value-type="float" office:value="0.0020587747">
            <text:p>0.0020587747</text:p>
          </table:table-cell>
          <table:table-cell office:value-type="float" office:value="0.0021787577">
            <text:p>0.0021787577</text:p>
          </table:table-cell>
          <table:table-cell office:value-type="float" office:value="0.002098657">
            <text:p>0.002098657</text:p>
          </table:table-cell>
          <table:table-cell office:value-type="float" office:value="0.002073928">
            <text:p>0.002073928</text:p>
          </table:table-cell>
          <table:table-cell office:value-type="float" office:value="0.0019137007">
            <text:p>0.0019137007</text:p>
          </table:table-cell>
          <table:table-cell office:value-type="float" office:value="0.0018692642">
            <text:p>0.0018692642</text:p>
          </table:table-cell>
          <table:table-cell office:value-type="float" office:value="0.0017644003">
            <text:p>0.0017644003</text:p>
          </table:table-cell>
          <table:table-cell office:value-type="float" office:value="0.001734109">
            <text:p>0.001734109</text:p>
          </table:table-cell>
          <table:table-cell office:value-type="float" office:value="0.0017232579">
            <text:p>0.0017232579</text:p>
          </table:table-cell>
          <table:table-cell office:value-type="float" office:value="0.0017324606">
            <text:p>0.0017324606</text:p>
          </table:table-cell>
          <table:table-cell office:value-type="float" office:value="0.0016672955">
            <text:p>0.0016672955</text:p>
          </table:table-cell>
          <table:table-cell office:value-type="float" office:value="0.0015520155">
            <text:p>0.0015520155</text:p>
          </table:table-cell>
          <table:table-cell office:value-type="float" office:value="0.0015086221">
            <text:p>0.0015086221</text:p>
          </table:table-cell>
          <table:table-cell office:value-type="float" office:value="0.0014761686">
            <text:p>0.0014761686</text:p>
          </table:table-cell>
          <table:table-cell office:value-type="float" office:value="0.0014680737">
            <text:p>0.0014680737</text:p>
          </table:table-cell>
          <table:table-cell office:value-type="float" office:value="0.0013922635">
            <text:p>0.0013922635</text:p>
          </table:table-cell>
          <table:table-cell office:value-type="float" office:value="0.0014115237">
            <text:p>0.0014115237</text:p>
          </table:table-cell>
          <table:table-cell office:value-type="float" office:value="0.0013738389">
            <text:p>0.0013738389</text:p>
          </table:table-cell>
          <table:table-cell office:value-type="float" office:value="0.00132405">
            <text:p>0.00132405</text:p>
          </table:table-cell>
          <table:table-cell office:value-type="float" office:value="0.0012930905">
            <text:p>0.0012930905</text:p>
          </table:table-cell>
          <table:table-cell office:value-type="float" office:value="0.0012832122">
            <text:p>0.0012832122</text:p>
          </table:table-cell>
          <table:table-cell office:value-type="float" office:value="0.0012467426">
            <text:p>0.0012467426</text:p>
          </table:table-cell>
          <table:table-cell office:value-type="float" office:value="0.0011697434">
            <text:p>0.0011697434</text:p>
          </table:table-cell>
          <table:table-cell office:value-type="float" office:value="0.0011290134">
            <text:p>0.0011290134</text:p>
          </table:table-cell>
          <table:table-cell office:value-type="float" office:value="0.0011151022">
            <text:p>0.0011151022</text:p>
          </table:table-cell>
          <table:table-cell office:value-type="float" office:value="0.0011155113">
            <text:p>0.0011155113</text:p>
          </table:table-cell>
          <table:table-cell office:value-type="float" office:value="0.0011154974">
            <text:p>0.0011154974</text:p>
          </table:table-cell>
          <table:table-cell office:value-type="float" office:value="0.0011175611">
            <text:p>0.0011175611</text:p>
          </table:table-cell>
          <table:table-cell office:value-type="float" office:value="0.0010388293">
            <text:p>0.0010388293</text:p>
          </table:table-cell>
          <table:table-cell office:value-type="float" office:value="0.001030764">
            <text:p>0.001030764</text:p>
          </table:table-cell>
          <table:table-cell office:value-type="float" office:value="0.0010594842">
            <text:p>0.0010594842</text:p>
          </table:table-cell>
          <table:table-cell office:value-type="float" office:value="0.0010317747">
            <text:p>0.0010317747</text:p>
          </table:table-cell>
          <table:table-cell office:value-type="float" office:value="0.001033244">
            <text:p>0.001033244</text:p>
          </table:table-cell>
          <table:table-cell office:value-type="float" office:value="0.0010735145">
            <text:p>0.0010735145</text:p>
          </table:table-cell>
          <table:table-cell office:value-type="float" office:value="0.001074448">
            <text:p>0.001074448</text:p>
          </table:table-cell>
          <table:table-cell office:value-type="float" office:value="0.0011072751">
            <text:p>0.0011072751</text:p>
          </table:table-cell>
          <table:table-cell office:value-type="float" office:value="0.001092895">
            <text:p>0.001092895</text:p>
          </table:table-cell>
          <table:table-cell office:value-type="float" office:value="0.0010786332">
            <text:p>0.0010786332</text:p>
          </table:table-cell>
          <table:table-cell office:value-type="float" office:value="0.0010721817">
            <text:p>0.0010721817</text:p>
          </table:table-cell>
          <table:table-cell office:value-type="float" office:value="0.0010985418">
            <text:p>0.0010985418</text:p>
          </table:table-cell>
          <table:table-cell office:value-type="float" office:value="0.0011149615">
            <text:p>0.0011149615</text:p>
          </table:table-cell>
          <table:table-cell office:value-type="float" office:value="0.0011143072">
            <text:p>0.0011143072</text:p>
          </table:table-cell>
          <table:table-cell office:value-type="float" office:value="0.001056461">
            <text:p>0.001056461</text:p>
          </table:table-cell>
          <table:table-cell office:value-type="float" office:value="0.001085194">
            <text:p>0.001085194</text:p>
          </table:table-cell>
          <table:table-cell office:value-type="float" office:value="0.0010808929">
            <text:p>0.0010808929</text:p>
          </table:table-cell>
          <table:table-cell office:value-type="float" office:value="0.0010984599">
            <text:p>0.0010984599</text:p>
          </table:table-cell>
          <table:table-cell office:value-type="float" office:value="0.0011182387">
            <text:p>0.0011182387</text:p>
          </table:table-cell>
          <table:table-cell office:value-type="float" office:value="0.0011309541">
            <text:p>0.0011309541</text:p>
          </table:table-cell>
          <table:table-cell office:value-type="float" office:value="0.0011226762">
            <text:p>0.0011226762</text:p>
          </table:table-cell>
          <table:table-cell office:value-type="float" office:value="0.0011521755">
            <text:p>0.0011521755</text:p>
          </table:table-cell>
          <table:table-cell office:value-type="float" office:value="0.0011480921">
            <text:p>0.0011480921</text:p>
          </table:table-cell>
          <table:table-cell office:value-type="float" office:value="0.0011082486">
            <text:p>0.0011082486</text:p>
          </table:table-cell>
          <table:table-cell office:value-type="float" office:value="0.0010932088">
            <text:p>0.0010932088</text:p>
          </table:table-cell>
          <table:table-cell office:value-type="float" office:value="0.0010740266">
            <text:p>0.0010740266</text:p>
          </table:table-cell>
          <table:table-cell office:value-type="float" office:value="0.0010292511">
            <text:p>0.0010292511</text:p>
          </table:table-cell>
          <table:table-cell office:value-type="float" office:value="0.0010112006">
            <text:p>0.0010112006</text:p>
          </table:table-cell>
          <table:table-cell table:style-name="ce1" office:value-type="float" office:value="0.0009880897">
            <text:p>9.88E-004</text:p>
          </table:table-cell>
          <table:table-cell table:style-name="ce1" office:value-type="float" office:value="0.000947758">
            <text:p>9.48E-004</text:p>
          </table:table-cell>
          <table:table-cell table:style-name="ce1" office:value-type="float" office:value="0.0009599094">
            <text:p>9.60E-004</text:p>
          </table:table-cell>
          <table:table-cell table:style-name="ce1" office:value-type="float" office:value="0.00092008605">
            <text:p>9.20E-004</text:p>
          </table:table-cell>
          <table:table-cell table:style-name="ce1" office:value-type="float" office:value="0.0009098847">
            <text:p>9.10E-004</text:p>
          </table:table-cell>
          <table:table-cell table:style-name="ce1" office:value-type="float" office:value="0.00093260285">
            <text:p>9.33E-004</text:p>
          </table:table-cell>
          <table:table-cell table:style-name="ce1" office:value-type="float" office:value="0.00093260256">
            <text:p>9.33E-004</text:p>
          </table:table-cell>
          <table:table-cell table:style-name="ce1" office:value-type="float" office:value="0.00093571475">
            <text:p>9.36E-004</text:p>
          </table:table-cell>
          <table:table-cell table:style-name="ce1" office:value-type="float" office:value="0.000935019">
            <text:p>9.35E-004</text:p>
          </table:table-cell>
          <table:table-cell table:style-name="ce1" office:value-type="float" office:value="0.00092631846">
            <text:p>9.26E-004</text:p>
          </table:table-cell>
          <table:table-cell table:style-name="ce1" office:value-type="float" office:value="0.0009183854">
            <text:p>9.18E-004</text:p>
          </table:table-cell>
          <table:table-cell table:style-name="ce1" office:value-type="float" office:value="0.00092309824">
            <text:p>9.23E-004</text:p>
          </table:table-cell>
          <table:table-cell table:style-name="ce1" office:value-type="float" office:value="0.00090766215">
            <text:p>9.08E-004</text:p>
          </table:table-cell>
          <table:table-cell table:style-name="ce1" office:value-type="float" office:value="0.0009119026">
            <text:p>9.12E-004</text:p>
          </table:table-cell>
          <table:table-cell table:style-name="ce1" office:value-type="float" office:value="0.00091533683">
            <text:p>9.15E-004</text:p>
          </table:table-cell>
          <table:table-cell table:style-name="ce1" office:value-type="float" office:value="0.00092175516">
            <text:p>9.22E-004</text:p>
          </table:table-cell>
          <table:table-cell table:style-name="ce1" office:value-type="float" office:value="0.0009080622">
            <text:p>9.08E-004</text:p>
          </table:table-cell>
          <table:table-cell table:style-name="ce1" office:value-type="float" office:value="0.0009245614">
            <text:p>9.25E-004</text:p>
          </table:table-cell>
          <table:table-cell table:style-name="ce1" office:value-type="float" office:value="0.00091265835">
            <text:p>9.13E-004</text:p>
          </table:table-cell>
          <table:table-cell table:style-name="ce1" office:value-type="float" office:value="0.0009040336">
            <text:p>9.04E-004</text:p>
          </table:table-cell>
          <table:table-cell table:style-name="ce1" office:value-type="float" office:value="0.00091640226">
            <text:p>9.16E-004</text:p>
          </table:table-cell>
          <table:table-cell table:style-name="ce1" office:value-type="float" office:value="0.0009032536">
            <text:p>9.03E-004</text:p>
          </table:table-cell>
          <table:table-cell table:style-name="ce1" office:value-type="float" office:value="0.0008202552">
            <text:p>8.20E-004</text:p>
          </table:table-cell>
          <table:table-cell table:style-name="ce1" office:value-type="float" office:value="0.0008152303">
            <text:p>8.15E-004</text:p>
          </table:table-cell>
          <table:table-cell table:style-name="ce1" office:value-type="float" office:value="0.0008121107">
            <text:p>8.12E-004</text:p>
          </table:table-cell>
          <table:table-cell table:style-name="ce1" office:value-type="float" office:value="0.0008023493">
            <text:p>8.02E-004</text:p>
          </table:table-cell>
          <table:table-cell table:style-name="ce1" office:value-type="float" office:value="0.0008001495">
            <text:p>8.00E-004</text:p>
          </table:table-cell>
          <table:table-cell table:style-name="ce1" office:value-type="float" office:value="0.00079452246">
            <text:p>7.95E-004</text:p>
          </table:table-cell>
          <table:table-cell table:style-name="ce1" office:value-type="float" office:value="0.0007799367">
            <text:p>7.80E-004</text:p>
          </table:table-cell>
          <table:table-cell table:style-name="ce1" office:value-type="float" office:value="0.0007651348">
            <text:p>7.65E-004</text:p>
          </table:table-cell>
          <table:table-cell table:style-name="ce1" office:value-type="float" office:value="0.0007557914">
            <text:p>7.56E-004</text:p>
          </table:table-cell>
          <table:table-cell table:style-name="ce1" office:value-type="float" office:value="0.0007400417">
            <text:p>7.40E-004</text:p>
          </table:table-cell>
          <table:table-cell table:style-name="ce1" office:value-type="float" office:value="0.0007402323">
            <text:p>7.40E-004</text:p>
          </table:table-cell>
          <table:table-cell table:style-name="ce1" office:value-type="float" office:value="0.00072054344">
            <text:p>7.21E-004</text:p>
          </table:table-cell>
          <table:table-cell table:style-name="ce1" office:value-type="float" office:value="0.0007234192">
            <text:p>7.23E-004</text:p>
          </table:table-cell>
          <table:table-cell table:style-name="ce1" office:value-type="float" office:value="0.000695743">
            <text:p>6.96E-004</text:p>
          </table:table-cell>
          <table:table-cell table:style-name="ce1" office:value-type="float" office:value="0.00071490015">
            <text:p>7.15E-004</text:p>
          </table:table-cell>
          <table:table-cell table:style-name="ce1" office:value-type="float" office:value="0.0006958529">
            <text:p>6.96E-004</text:p>
          </table:table-cell>
          <table:table-cell table:style-name="ce1" office:value-type="float" office:value="0.0006867568">
            <text:p>6.87E-004</text:p>
          </table:table-cell>
          <table:table-cell table:style-name="ce1" office:value-type="float" office:value="0.00068721245">
            <text:p>6.87E-004</text:p>
          </table:table-cell>
          <table:table-cell table:style-name="ce1" office:value-type="float" office:value="0.0006755697">
            <text:p>6.76E-004</text:p>
          </table:table-cell>
          <table:table-cell table:style-name="ce1" office:value-type="float" office:value="0.00067656493">
            <text:p>6.77E-004</text:p>
          </table:table-cell>
          <table:table-cell table:style-name="ce1" office:value-type="float" office:value="0.0006776142">
            <text:p>6.78E-004</text:p>
          </table:table-cell>
          <table:table-cell table:style-name="ce1" office:value-type="float" office:value="0.000671626">
            <text:p>6.72E-004</text:p>
          </table:table-cell>
          <table:table-cell table:style-name="ce1" office:value-type="float" office:value="0.000670343">
            <text:p>6.70E-004</text:p>
          </table:table-cell>
          <table:table-cell table:style-name="ce1" office:value-type="float" office:value="0.00064658537">
            <text:p>6.47E-004</text:p>
          </table:table-cell>
          <table:table-cell table:style-name="ce1" office:value-type="float" office:value="0.0005936508">
            <text:p>5.94E-004</text:p>
          </table:table-cell>
          <table:table-cell table:style-name="ce1" office:value-type="float" office:value="0.00055851904">
            <text:p>5.59E-004</text:p>
          </table:table-cell>
          <table:table-cell table:style-name="ce1" office:value-type="float" office:value="0.00055054954">
            <text:p>5.51E-004</text:p>
          </table:table-cell>
          <table:table-cell table:style-name="ce1" office:value-type="float" office:value="0.0005504381">
            <text:p>5.50E-004</text:p>
          </table:table-cell>
          <table:table-cell table:style-name="ce1" office:value-type="float" office:value="0.0005514608">
            <text:p>5.51E-004</text:p>
          </table:table-cell>
          <table:table-cell table:style-name="ce1" office:value-type="float" office:value="0.0005527344">
            <text:p>5.53E-004</text:p>
          </table:table-cell>
          <table:table-cell table:style-name="ce1" office:value-type="float" office:value="0.0005529428">
            <text:p>5.53E-004</text:p>
          </table:table-cell>
          <table:table-cell table:style-name="ce1" office:value-type="float" office:value="0.0005536839">
            <text:p>5.54E-004</text:p>
          </table:table-cell>
          <table:table-cell table:style-name="ce1" office:value-type="float" office:value="0.0005541861">
            <text:p>5.54E-004</text:p>
          </table:table-cell>
          <table:table-cell table:style-name="ce1" office:value-type="float" office:value="0.0005561444">
            <text:p>5.56E-004</text:p>
          </table:table-cell>
          <table:table-cell table:style-name="ce1" office:value-type="float" office:value="0.000557215">
            <text:p>5.57E-004</text:p>
          </table:table-cell>
          <table:table-cell table:style-name="ce1" office:value-type="float" office:value="0.0005584346">
            <text:p>5.58E-004</text:p>
          </table:table-cell>
          <table:table-cell table:style-name="ce1" office:value-type="float" office:value="0.00055898377">
            <text:p>5.59E-004</text:p>
          </table:table-cell>
          <table:table-cell table:style-name="ce1" office:value-type="float" office:value="0.0005600006">
            <text:p>5.60E-004</text:p>
          </table:table-cell>
          <table:table-cell table:style-name="ce1" office:value-type="float" office:value="0.00056132657">
            <text:p>5.61E-004</text:p>
          </table:table-cell>
          <table:table-cell table:style-name="ce1" office:value-type="float" office:value="0.00056238327">
            <text:p>5.62E-004</text:p>
          </table:table-cell>
          <table:table-cell table:style-name="ce1" office:value-type="float" office:value="0.0005632455">
            <text:p>5.63E-004</text:p>
          </table:table-cell>
          <table:table-cell table:style-name="ce1" office:value-type="float" office:value="0.000564144">
            <text:p>5.64E-004</text:p>
          </table:table-cell>
          <table:table-cell table:style-name="ce1" office:value-type="float" office:value="0.00056575023">
            <text:p>5.66E-004</text:p>
          </table:table-cell>
          <table:table-cell table:style-name="ce1" office:value-type="float" office:value="0.000566458">
            <text:p>5.66E-004</text:p>
          </table:table-cell>
          <table:table-cell table:style-name="ce1" office:value-type="float" office:value="0.00056752336">
            <text:p>5.68E-004</text:p>
          </table:table-cell>
          <table:table-cell table:style-name="ce1" office:value-type="float" office:value="0.0005687921">
            <text:p>5.69E-004</text:p>
          </table:table-cell>
          <table:table-cell table:style-name="ce1" office:value-type="float" office:value="0.0005705343">
            <text:p>5.71E-004</text:p>
          </table:table-cell>
          <table:table-cell table:style-name="ce1" office:value-type="float" office:value="0.000570932">
            <text:p>5.71E-004</text:p>
          </table:table-cell>
          <table:table-cell table:style-name="ce1" office:value-type="float" office:value="0.0005724852">
            <text:p>5.72E-004</text:p>
          </table:table-cell>
          <table:table-cell table:style-name="ce1" office:value-type="float" office:value="0.0005737685">
            <text:p>5.74E-004</text:p>
          </table:table-cell>
          <table:table-cell table:style-name="ce1" office:value-type="float" office:value="0.0005748626">
            <text:p>5.75E-004</text:p>
          </table:table-cell>
          <table:table-cell table:style-name="ce1" office:value-type="float" office:value="0.0005767129">
            <text:p>5.77E-004</text:p>
          </table:table-cell>
          <table:table-cell table:style-name="ce1" office:value-type="float" office:value="0.0005776224">
            <text:p>5.78E-004</text:p>
          </table:table-cell>
          <table:table-cell office:value-type="float" office:value="0.00057885726">
            <text:p>5.79E-004</text:p>
          </table:table-cell>
          <table:table-cell office:value-type="float" office:value="0.00058018876">
            <text:p>5.80E-004</text:p>
          </table:table-cell>
          <table:table-cell table:style-name="ce1" office:value-type="float" office:value="0.0005832852">
            <text:p>5.83E-004</text:p>
          </table:table-cell>
          <table:table-cell table:style-name="ce1" office:value-type="float" office:value="0.000584369">
            <text:p>5.84E-004</text:p>
          </table:table-cell>
          <table:table-cell table:style-name="ce1" office:value-type="float" office:value="0.00058532826">
            <text:p>5.85E-004</text:p>
          </table:table-cell>
          <table:table-cell table:style-name="ce1" office:value-type="float" office:value="0.0005861148">
            <text:p>5.86E-004</text:p>
          </table:table-cell>
          <table:table-cell table:style-name="ce1" office:value-type="float" office:value="0.0005881036">
            <text:p>5.88E-004</text:p>
          </table:table-cell>
          <table:table-cell table:style-name="ce1" office:value-type="float" office:value="0.00059016777">
            <text:p>5.90E-004</text:p>
          </table:table-cell>
          <table:table-cell table:style-name="ce1" office:value-type="float" office:value="0.0005912043">
            <text:p>5.91E-004</text:p>
          </table:table-cell>
          <table:table-cell table:style-name="ce1" office:value-type="float" office:value="0.0005922183">
            <text:p>5.92E-004</text:p>
          </table:table-cell>
          <table:table-cell table:style-name="ce1" office:value-type="float" office:value="0.00059335725">
            <text:p>5.93E-004</text:p>
          </table:table-cell>
          <table:table-cell table:style-name="ce1" office:value-type="float" office:value="0.000596265">
            <text:p>5.96E-004</text:p>
          </table:table-cell>
          <table:table-cell table:style-name="ce1" office:value-type="float" office:value="0.0005976268">
            <text:p>5.98E-004</text:p>
          </table:table-cell>
          <table:table-cell table:style-name="ce1" office:value-type="float" office:value="0.00059872714">
            <text:p>5.99E-004</text:p>
          </table:table-cell>
          <table:table-cell table:style-name="ce1" office:value-type="float" office:value="0.00059960014">
            <text:p>6.00E-004</text:p>
          </table:table-cell>
          <table:table-cell table:style-name="ce1" office:value-type="float" office:value="0.00060287834">
            <text:p>6.03E-004</text:p>
          </table:table-cell>
          <table:table-cell table:style-name="ce1" office:value-type="float" office:value="0.00060469203">
            <text:p>6.05E-004</text:p>
          </table:table-cell>
          <table:table-cell table:style-name="ce1" office:value-type="float" office:value="0.0006058812">
            <text:p>6.06E-004</text:p>
          </table:table-cell>
          <table:table-cell table:style-name="ce1" office:value-type="float" office:value="0.0006066965">
            <text:p>6.07E-004</text:p>
          </table:table-cell>
          <table:table-cell table:style-name="ce1" office:value-type="float" office:value="0.0006082224">
            <text:p>6.08E-004</text:p>
          </table:table-cell>
          <table:table-cell table:style-name="ce1" office:value-type="float" office:value="0.0006109184">
            <text:p>6.11E-004</text:p>
          </table:table-cell>
          <table:table-cell table:style-name="ce1" office:value-type="float" office:value="0.00061223994">
            <text:p>6.12E-004</text:p>
          </table:table-cell>
          <table:table-cell table:style-name="ce1" office:value-type="float" office:value="0.00061405555">
            <text:p>6.14E-004</text:p>
          </table:table-cell>
          <table:table-cell table:style-name="ce1" office:value-type="float" office:value="0.0006157363">
            <text:p>6.16E-004</text:p>
          </table:table-cell>
          <table:table-cell table:style-name="ce1" office:value-type="float" office:value="0.00061861356">
            <text:p>6.19E-004</text:p>
          </table:table-cell>
          <table:table-cell table:style-name="ce1" office:value-type="float" office:value="0.0006189812">
            <text:p>6.19E-004</text:p>
          </table:table-cell>
          <table:table-cell table:style-name="ce1" office:value-type="float" office:value="0.0006207007">
            <text:p>6.21E-004</text:p>
          </table:table-cell>
          <table:table-cell table:style-name="ce1" office:value-type="float" office:value="0.00062252133">
            <text:p>6.23E-004</text:p>
          </table:table-cell>
          <table:table-cell table:style-name="ce1" office:value-type="float" office:value="0.0006244537">
            <text:p>6.24E-004</text:p>
          </table:table-cell>
          <table:table-cell table:style-name="ce1" office:value-type="float" office:value="0.0006265743">
            <text:p>6.27E-004</text:p>
          </table:table-cell>
          <table:table-cell table:style-name="ce1" office:value-type="float" office:value="0.000627915">
            <text:p>6.28E-004</text:p>
          </table:table-cell>
          <table:table-cell table:style-name="ce1" office:value-type="float" office:value="0.0006295106">
            <text:p>6.30E-004</text:p>
          </table:table-cell>
          <table:table-cell table:style-name="ce1" office:value-type="float" office:value="0.0006313393">
            <text:p>6.31E-004</text:p>
          </table:table-cell>
          <table:table-cell table:style-name="ce1" office:value-type="float" office:value="0.00063530524">
            <text:p>6.35E-004</text:p>
          </table:table-cell>
          <table:table-cell table:style-name="ce1" office:value-type="float" office:value="0.0006364619">
            <text:p>6.36E-004</text:p>
          </table:table-cell>
          <table:table-cell table:style-name="ce1" office:value-type="float" office:value="0.00063792">
            <text:p>6.38E-004</text:p>
          </table:table-cell>
          <table:table-cell table:style-name="ce1" office:value-type="float" office:value="0.0006403646">
            <text:p>6.40E-004</text:p>
          </table:table-cell>
          <table:table-cell table:style-name="ce1" office:value-type="float" office:value="0.00064338313">
            <text:p>6.43E-004</text:p>
          </table:table-cell>
          <table:table-cell table:style-name="ce1" office:value-type="float" office:value="0.00064566685">
            <text:p>6.46E-004</text:p>
          </table:table-cell>
          <table:table-cell table:style-name="ce1" office:value-type="float" office:value="0.0006469657">
            <text:p>6.47E-004</text:p>
          </table:table-cell>
          <table:table-cell table:style-name="ce1" office:value-type="float" office:value="0.00064842193">
            <text:p>6.48E-004</text:p>
          </table:table-cell>
          <table:table-cell table:style-name="ce1" office:value-type="float" office:value="0.0006507698">
            <text:p>6.51E-004</text:p>
          </table:table-cell>
          <table:table-cell table:style-name="ce1" office:value-type="float" office:value="0.00065439206">
            <text:p>6.54E-004</text:p>
          </table:table-cell>
          <table:table-cell table:style-name="ce1" office:value-type="float" office:value="0.0006564581">
            <text:p>6.56E-004</text:p>
          </table:table-cell>
          <table:table-cell table:style-name="ce1" office:value-type="float" office:value="0.0006584282">
            <text:p>6.58E-004</text:p>
          </table:table-cell>
          <table:table-cell table:style-name="ce1" office:value-type="float" office:value="0.0006596395">
            <text:p>6.60E-004</text:p>
          </table:table-cell>
          <table:table-cell table:style-name="ce1" office:value-type="float" office:value="0.0006630204">
            <text:p>6.63E-004</text:p>
          </table:table-cell>
          <table:table-cell table:style-name="ce1" office:value-type="float" office:value="0.0006653575">
            <text:p>6.65E-004</text:p>
          </table:table-cell>
          <table:table-cell table:style-name="ce1" office:value-type="float" office:value="0.00066712935">
            <text:p>6.67E-004</text:p>
          </table:table-cell>
          <table:table-cell table:style-name="ce1" office:value-type="float" office:value="0.0006687568">
            <text:p>6.69E-004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11 - Reflection.mp3</text:p>
          </table:table-cell>
          <table:table-cell office:value-type="float" office:value="0.036298912">
            <text:p>0.036298912</text:p>
          </table:table-cell>
          <table:table-cell office:value-type="float" office:value="0.10230984">
            <text:p>0.10230984</text:p>
          </table:table-cell>
          <table:table-cell office:value-type="float" office:value="0.16213103">
            <text:p>0.16213103</text:p>
          </table:table-cell>
          <table:table-cell office:value-type="float" office:value="0.18018661">
            <text:p>0.18018661</text:p>
          </table:table-cell>
          <table:table-cell office:value-type="float" office:value="0.08522246">
            <text:p>0.08522246</text:p>
          </table:table-cell>
          <table:table-cell office:value-type="float" office:value="0.064123504">
            <text:p>0.064123504</text:p>
          </table:table-cell>
          <table:table-cell office:value-type="float" office:value="0.074824795">
            <text:p>0.074824795</text:p>
          </table:table-cell>
          <table:table-cell office:value-type="float" office:value="0.06203581">
            <text:p>0.06203581</text:p>
          </table:table-cell>
          <table:table-cell office:value-type="float" office:value="0.029928956">
            <text:p>0.029928956</text:p>
          </table:table-cell>
          <table:table-cell office:value-type="float" office:value="0.035494328">
            <text:p>0.035494328</text:p>
          </table:table-cell>
          <table:table-cell office:value-type="float" office:value="0.032833494">
            <text:p>0.032833494</text:p>
          </table:table-cell>
          <table:table-cell office:value-type="float" office:value="0.020357193">
            <text:p>0.020357193</text:p>
          </table:table-cell>
          <table:table-cell office:value-type="float" office:value="0.016592503">
            <text:p>0.016592503</text:p>
          </table:table-cell>
          <table:table-cell office:value-type="float" office:value="0.021146685">
            <text:p>0.021146685</text:p>
          </table:table-cell>
          <table:table-cell office:value-type="float" office:value="0.01518111">
            <text:p>0.01518111</text:p>
          </table:table-cell>
          <table:table-cell office:value-type="float" office:value="0.010265209">
            <text:p>0.010265209</text:p>
          </table:table-cell>
          <table:table-cell office:value-type="float" office:value="0.014204032">
            <text:p>0.014204032</text:p>
          </table:table-cell>
          <table:table-cell office:value-type="float" office:value="0.010140325">
            <text:p>0.010140325</text:p>
          </table:table-cell>
          <table:table-cell office:value-type="float" office:value="0.0105355345">
            <text:p>0.0105355345</text:p>
          </table:table-cell>
          <table:table-cell office:value-type="float" office:value="0.0071054604">
            <text:p>0.0071054604</text:p>
          </table:table-cell>
          <table:table-cell office:value-type="float" office:value="0.009758529">
            <text:p>0.009758529</text:p>
          </table:table-cell>
          <table:table-cell office:value-type="float" office:value="0.012701412">
            <text:p>0.012701412</text:p>
          </table:table-cell>
          <table:table-cell office:value-type="float" office:value="0.0059286524">
            <text:p>0.0059286524</text:p>
          </table:table-cell>
          <table:table-cell office:value-type="float" office:value="0.0061128223">
            <text:p>0.0061128223</text:p>
          </table:table-cell>
          <table:table-cell office:value-type="float" office:value="0.012661208">
            <text:p>0.012661208</text:p>
          </table:table-cell>
          <table:table-cell office:value-type="float" office:value="0.008411023">
            <text:p>0.008411023</text:p>
          </table:table-cell>
          <table:table-cell office:value-type="float" office:value="0.0070999446">
            <text:p>0.0070999446</text:p>
          </table:table-cell>
          <table:table-cell office:value-type="float" office:value="0.0108806">
            <text:p>0.0108806</text:p>
          </table:table-cell>
          <table:table-cell office:value-type="float" office:value="0.0061334">
            <text:p>0.0061334</text:p>
          </table:table-cell>
          <table:table-cell office:value-type="float" office:value="0.009911905">
            <text:p>0.009911905</text:p>
          </table:table-cell>
          <table:table-cell office:value-type="float" office:value="0.01394091">
            <text:p>0.01394091</text:p>
          </table:table-cell>
          <table:table-cell office:value-type="float" office:value="0.012764095">
            <text:p>0.012764095</text:p>
          </table:table-cell>
          <table:table-cell office:value-type="float" office:value="0.020733727">
            <text:p>0.020733727</text:p>
          </table:table-cell>
          <table:table-cell office:value-type="float" office:value="0.013327567">
            <text:p>0.013327567</text:p>
          </table:table-cell>
          <table:table-cell office:value-type="float" office:value="0.008699219">
            <text:p>0.008699219</text:p>
          </table:table-cell>
          <table:table-cell office:value-type="float" office:value="0.008774257">
            <text:p>0.008774257</text:p>
          </table:table-cell>
          <table:table-cell office:value-type="float" office:value="0.01119144">
            <text:p>0.01119144</text:p>
          </table:table-cell>
          <table:table-cell office:value-type="float" office:value="0.008045698">
            <text:p>0.008045698</text:p>
          </table:table-cell>
          <table:table-cell office:value-type="float" office:value="0.011546081">
            <text:p>0.011546081</text:p>
          </table:table-cell>
          <table:table-cell office:value-type="float" office:value="0.01099496">
            <text:p>0.01099496</text:p>
          </table:table-cell>
          <table:table-cell office:value-type="float" office:value="0.012492856">
            <text:p>0.012492856</text:p>
          </table:table-cell>
          <table:table-cell office:value-type="float" office:value="0.012020755">
            <text:p>0.012020755</text:p>
          </table:table-cell>
          <table:table-cell office:value-type="float" office:value="0.010797209">
            <text:p>0.010797209</text:p>
          </table:table-cell>
          <table:table-cell office:value-type="float" office:value="0.0146869">
            <text:p>0.0146869</text:p>
          </table:table-cell>
          <table:table-cell office:value-type="float" office:value="0.011966134">
            <text:p>0.011966134</text:p>
          </table:table-cell>
          <table:table-cell office:value-type="float" office:value="0.0112582175">
            <text:p>0.0112582175</text:p>
          </table:table-cell>
          <table:table-cell office:value-type="float" office:value="0.012192337">
            <text:p>0.012192337</text:p>
          </table:table-cell>
          <table:table-cell office:value-type="float" office:value="0.009617223">
            <text:p>0.009617223</text:p>
          </table:table-cell>
          <table:table-cell office:value-type="float" office:value="0.0070803314">
            <text:p>0.0070803314</text:p>
          </table:table-cell>
          <table:table-cell office:value-type="float" office:value="0.0066943034">
            <text:p>0.0066943034</text:p>
          </table:table-cell>
          <table:table-cell office:value-type="float" office:value="0.0068048257">
            <text:p>0.0068048257</text:p>
          </table:table-cell>
          <table:table-cell office:value-type="float" office:value="0.006831911">
            <text:p>0.006831911</text:p>
          </table:table-cell>
          <table:table-cell office:value-type="float" office:value="0.008310129">
            <text:p>0.008310129</text:p>
          </table:table-cell>
          <table:table-cell office:value-type="float" office:value="0.0063921018">
            <text:p>0.0063921018</text:p>
          </table:table-cell>
          <table:table-cell office:value-type="float" office:value="0.013050209">
            <text:p>0.013050209</text:p>
          </table:table-cell>
          <table:table-cell office:value-type="float" office:value="0.011753552">
            <text:p>0.011753552</text:p>
          </table:table-cell>
          <table:table-cell office:value-type="float" office:value="0.0065521845">
            <text:p>0.0065521845</text:p>
          </table:table-cell>
          <table:table-cell office:value-type="float" office:value="0.008356982">
            <text:p>0.008356982</text:p>
          </table:table-cell>
          <table:table-cell office:value-type="float" office:value="0.00986044">
            <text:p>0.00986044</text:p>
          </table:table-cell>
          <table:table-cell office:value-type="float" office:value="0.007878721">
            <text:p>0.007878721</text:p>
          </table:table-cell>
          <table:table-cell office:value-type="float" office:value="0.011241273">
            <text:p>0.011241273</text:p>
          </table:table-cell>
          <table:table-cell office:value-type="float" office:value="0.011550118">
            <text:p>0.011550118</text:p>
          </table:table-cell>
          <table:table-cell office:value-type="float" office:value="0.00769134">
            <text:p>0.00769134</text:p>
          </table:table-cell>
          <table:table-cell office:value-type="float" office:value="0.008923904">
            <text:p>0.008923904</text:p>
          </table:table-cell>
          <table:table-cell office:value-type="float" office:value="0.006069448">
            <text:p>0.006069448</text:p>
          </table:table-cell>
          <table:table-cell office:value-type="float" office:value="0.00762534">
            <text:p>0.00762534</text:p>
          </table:table-cell>
          <table:table-cell office:value-type="float" office:value="0.0075758835">
            <text:p>0.0075758835</text:p>
          </table:table-cell>
          <table:table-cell office:value-type="float" office:value="0.004850644">
            <text:p>0.004850644</text:p>
          </table:table-cell>
          <table:table-cell office:value-type="float" office:value="0.006290452">
            <text:p>0.006290452</text:p>
          </table:table-cell>
          <table:table-cell office:value-type="float" office:value="0.006593209">
            <text:p>0.006593209</text:p>
          </table:table-cell>
          <table:table-cell office:value-type="float" office:value="0.0040101428">
            <text:p>0.0040101428</text:p>
          </table:table-cell>
          <table:table-cell office:value-type="float" office:value="0.0043705967">
            <text:p>0.0043705967</text:p>
          </table:table-cell>
          <table:table-cell office:value-type="float" office:value="0.0052335397">
            <text:p>0.0052335397</text:p>
          </table:table-cell>
          <table:table-cell office:value-type="float" office:value="0.0035101147">
            <text:p>0.0035101147</text:p>
          </table:table-cell>
          <table:table-cell office:value-type="float" office:value="0.002931772">
            <text:p>0.002931772</text:p>
          </table:table-cell>
          <table:table-cell office:value-type="float" office:value="0.0025773635">
            <text:p>0.0025773635</text:p>
          </table:table-cell>
          <table:table-cell office:value-type="float" office:value="0.0022060717">
            <text:p>0.0022060717</text:p>
          </table:table-cell>
          <table:table-cell office:value-type="float" office:value="0.002624006">
            <text:p>0.002624006</text:p>
          </table:table-cell>
          <table:table-cell office:value-type="float" office:value="0.0032042142">
            <text:p>0.0032042142</text:p>
          </table:table-cell>
          <table:table-cell office:value-type="float" office:value="0.0026935441">
            <text:p>0.0026935441</text:p>
          </table:table-cell>
          <table:table-cell office:value-type="float" office:value="0.002819988">
            <text:p>0.002819988</text:p>
          </table:table-cell>
          <table:table-cell office:value-type="float" office:value="0.0031738053">
            <text:p>0.0031738053</text:p>
          </table:table-cell>
          <table:table-cell office:value-type="float" office:value="0.002589846">
            <text:p>0.002589846</text:p>
          </table:table-cell>
          <table:table-cell office:value-type="float" office:value="0.0026106606">
            <text:p>0.0026106606</text:p>
          </table:table-cell>
          <table:table-cell office:value-type="float" office:value="0.002847776">
            <text:p>0.002847776</text:p>
          </table:table-cell>
          <table:table-cell office:value-type="float" office:value="0.0030166095">
            <text:p>0.0030166095</text:p>
          </table:table-cell>
          <table:table-cell office:value-type="float" office:value="0.0031889554">
            <text:p>0.0031889554</text:p>
          </table:table-cell>
          <table:table-cell office:value-type="float" office:value="0.0037821718">
            <text:p>0.0037821718</text:p>
          </table:table-cell>
          <table:table-cell office:value-type="float" office:value="0.0036970794">
            <text:p>0.0036970794</text:p>
          </table:table-cell>
          <table:table-cell office:value-type="float" office:value="0.0042862217">
            <text:p>0.0042862217</text:p>
          </table:table-cell>
          <table:table-cell office:value-type="float" office:value="0.004591764">
            <text:p>0.004591764</text:p>
          </table:table-cell>
          <table:table-cell office:value-type="float" office:value="0.0055086315">
            <text:p>0.0055086315</text:p>
          </table:table-cell>
          <table:table-cell office:value-type="float" office:value="0.004933849">
            <text:p>0.004933849</text:p>
          </table:table-cell>
          <table:table-cell office:value-type="float" office:value="0.0050636274">
            <text:p>0.0050636274</text:p>
          </table:table-cell>
          <table:table-cell office:value-type="float" office:value="0.0063574156">
            <text:p>0.0063574156</text:p>
          </table:table-cell>
          <table:table-cell office:value-type="float" office:value="0.0061839647">
            <text:p>0.0061839647</text:p>
          </table:table-cell>
          <table:table-cell office:value-type="float" office:value="0.0056436216">
            <text:p>0.0056436216</text:p>
          </table:table-cell>
          <table:table-cell office:value-type="float" office:value="0.004147087">
            <text:p>0.004147087</text:p>
          </table:table-cell>
          <table:table-cell office:value-type="float" office:value="0.005486857">
            <text:p>0.005486857</text:p>
          </table:table-cell>
          <table:table-cell office:value-type="float" office:value="0.0044904617">
            <text:p>0.0044904617</text:p>
          </table:table-cell>
          <table:table-cell office:value-type="float" office:value="0.0032440703">
            <text:p>0.0032440703</text:p>
          </table:table-cell>
          <table:table-cell office:value-type="float" office:value="0.0035284038">
            <text:p>0.0035284038</text:p>
          </table:table-cell>
          <table:table-cell office:value-type="float" office:value="0.0036435116">
            <text:p>0.0036435116</text:p>
          </table:table-cell>
          <table:table-cell office:value-type="float" office:value="0.0026232512">
            <text:p>0.0026232512</text:p>
          </table:table-cell>
          <table:table-cell office:value-type="float" office:value="0.0024735122">
            <text:p>0.0024735122</text:p>
          </table:table-cell>
          <table:table-cell office:value-type="float" office:value="0.0025191344">
            <text:p>0.0025191344</text:p>
          </table:table-cell>
          <table:table-cell office:value-type="float" office:value="0.0025900758">
            <text:p>0.0025900758</text:p>
          </table:table-cell>
          <table:table-cell office:value-type="float" office:value="0.0026209943">
            <text:p>0.0026209943</text:p>
          </table:table-cell>
          <table:table-cell office:value-type="float" office:value="0.002778084">
            <text:p>0.002778084</text:p>
          </table:table-cell>
          <table:table-cell office:value-type="float" office:value="0.002793137">
            <text:p>0.002793137</text:p>
          </table:table-cell>
          <table:table-cell office:value-type="float" office:value="0.0025402026">
            <text:p>0.0025402026</text:p>
          </table:table-cell>
          <table:table-cell office:value-type="float" office:value="0.0024679713">
            <text:p>0.0024679713</text:p>
          </table:table-cell>
          <table:table-cell office:value-type="float" office:value="0.002409125">
            <text:p>0.002409125</text:p>
          </table:table-cell>
          <table:table-cell office:value-type="float" office:value="0.0025662112">
            <text:p>0.0025662112</text:p>
          </table:table-cell>
          <table:table-cell office:value-type="float" office:value="0.0026614007">
            <text:p>0.0026614007</text:p>
          </table:table-cell>
          <table:table-cell office:value-type="float" office:value="0.0022353784">
            <text:p>0.0022353784</text:p>
          </table:table-cell>
          <table:table-cell office:value-type="float" office:value="0.0022760571">
            <text:p>0.0022760571</text:p>
          </table:table-cell>
          <table:table-cell office:value-type="float" office:value="0.0023011325">
            <text:p>0.0023011325</text:p>
          </table:table-cell>
          <table:table-cell office:value-type="float" office:value="0.0023280163">
            <text:p>0.0023280163</text:p>
          </table:table-cell>
          <table:table-cell office:value-type="float" office:value="0.002337983">
            <text:p>0.002337983</text:p>
          </table:table-cell>
          <table:table-cell office:value-type="float" office:value="0.002609057">
            <text:p>0.002609057</text:p>
          </table:table-cell>
          <table:table-cell office:value-type="float" office:value="0.0023288368">
            <text:p>0.0023288368</text:p>
          </table:table-cell>
          <table:table-cell office:value-type="float" office:value="0.0023786784">
            <text:p>0.0023786784</text:p>
          </table:table-cell>
          <table:table-cell office:value-type="float" office:value="0.0027679629">
            <text:p>0.0027679629</text:p>
          </table:table-cell>
          <table:table-cell office:value-type="float" office:value="0.0027479508">
            <text:p>0.0027479508</text:p>
          </table:table-cell>
          <table:table-cell office:value-type="float" office:value="0.002267174">
            <text:p>0.002267174</text:p>
          </table:table-cell>
          <table:table-cell office:value-type="float" office:value="0.0023124581">
            <text:p>0.0023124581</text:p>
          </table:table-cell>
          <table:table-cell office:value-type="float" office:value="0.0026436285">
            <text:p>0.0026436285</text:p>
          </table:table-cell>
          <table:table-cell office:value-type="float" office:value="0.0025452138">
            <text:p>0.0025452138</text:p>
          </table:table-cell>
          <table:table-cell office:value-type="float" office:value="0.0023568217">
            <text:p>0.0023568217</text:p>
          </table:table-cell>
          <table:table-cell office:value-type="float" office:value="0.0028819332">
            <text:p>0.0028819332</text:p>
          </table:table-cell>
          <table:table-cell office:value-type="float" office:value="0.0031161036">
            <text:p>0.0031161036</text:p>
          </table:table-cell>
          <table:table-cell office:value-type="float" office:value="0.0025378629">
            <text:p>0.0025378629</text:p>
          </table:table-cell>
          <table:table-cell office:value-type="float" office:value="0.0025725306">
            <text:p>0.0025725306</text:p>
          </table:table-cell>
          <table:table-cell office:value-type="float" office:value="0.0020818412">
            <text:p>0.0020818412</text:p>
          </table:table-cell>
          <table:table-cell office:value-type="float" office:value="0.0019642035">
            <text:p>0.0019642035</text:p>
          </table:table-cell>
          <table:table-cell office:value-type="float" office:value="0.001664924">
            <text:p>0.001664924</text:p>
          </table:table-cell>
          <table:table-cell office:value-type="float" office:value="0.0015692301">
            <text:p>0.0015692301</text:p>
          </table:table-cell>
          <table:table-cell office:value-type="float" office:value="0.0015628313">
            <text:p>0.0015628313</text:p>
          </table:table-cell>
          <table:table-cell office:value-type="float" office:value="0.0015004454">
            <text:p>0.0015004454</text:p>
          </table:table-cell>
          <table:table-cell office:value-type="float" office:value="0.0015376502">
            <text:p>0.0015376502</text:p>
          </table:table-cell>
          <table:table-cell office:value-type="float" office:value="0.0015632083">
            <text:p>0.0015632083</text:p>
          </table:table-cell>
          <table:table-cell office:value-type="float" office:value="0.0017257223">
            <text:p>0.0017257223</text:p>
          </table:table-cell>
          <table:table-cell office:value-type="float" office:value="0.0019647772">
            <text:p>0.0019647772</text:p>
          </table:table-cell>
          <table:table-cell office:value-type="float" office:value="0.0021808944">
            <text:p>0.0021808944</text:p>
          </table:table-cell>
          <table:table-cell office:value-type="float" office:value="0.0025153218">
            <text:p>0.0025153218</text:p>
          </table:table-cell>
          <table:table-cell office:value-type="float" office:value="0.0027423794">
            <text:p>0.0027423794</text:p>
          </table:table-cell>
          <table:table-cell office:value-type="float" office:value="0.0029464911">
            <text:p>0.0029464911</text:p>
          </table:table-cell>
          <table:table-cell office:value-type="float" office:value="0.002770961">
            <text:p>0.002770961</text:p>
          </table:table-cell>
          <table:table-cell office:value-type="float" office:value="0.0022331928">
            <text:p>0.0022331928</text:p>
          </table:table-cell>
          <table:table-cell office:value-type="float" office:value="0.002428983">
            <text:p>0.002428983</text:p>
          </table:table-cell>
          <table:table-cell office:value-type="float" office:value="0.0024996432">
            <text:p>0.0024996432</text:p>
          </table:table-cell>
          <table:table-cell office:value-type="float" office:value="0.0021317217">
            <text:p>0.0021317217</text:p>
          </table:table-cell>
          <table:table-cell office:value-type="float" office:value="0.0021951364">
            <text:p>0.0021951364</text:p>
          </table:table-cell>
          <table:table-cell office:value-type="float" office:value="0.0028008528">
            <text:p>0.0028008528</text:p>
          </table:table-cell>
          <table:table-cell office:value-type="float" office:value="0.002312815">
            <text:p>0.002312815</text:p>
          </table:table-cell>
          <table:table-cell office:value-type="float" office:value="0.0021089008">
            <text:p>0.0021089008</text:p>
          </table:table-cell>
          <table:table-cell office:value-type="float" office:value="0.0022730017">
            <text:p>0.0022730017</text:p>
          </table:table-cell>
          <table:table-cell office:value-type="float" office:value="0.0023783443">
            <text:p>0.0023783443</text:p>
          </table:table-cell>
          <table:table-cell office:value-type="float" office:value="0.0021913417">
            <text:p>0.0021913417</text:p>
          </table:table-cell>
          <table:table-cell office:value-type="float" office:value="0.0020697755">
            <text:p>0.0020697755</text:p>
          </table:table-cell>
          <table:table-cell office:value-type="float" office:value="0.0021983765">
            <text:p>0.0021983765</text:p>
          </table:table-cell>
          <table:table-cell office:value-type="float" office:value="0.0019580435">
            <text:p>0.0019580435</text:p>
          </table:table-cell>
          <table:table-cell office:value-type="float" office:value="0.0022293604">
            <text:p>0.0022293604</text:p>
          </table:table-cell>
          <table:table-cell office:value-type="float" office:value="0.0024927075">
            <text:p>0.0024927075</text:p>
          </table:table-cell>
          <table:table-cell office:value-type="float" office:value="0.0023430872">
            <text:p>0.0023430872</text:p>
          </table:table-cell>
          <table:table-cell office:value-type="float" office:value="0.0022466225">
            <text:p>0.0022466225</text:p>
          </table:table-cell>
          <table:table-cell office:value-type="float" office:value="0.0022946321">
            <text:p>0.0022946321</text:p>
          </table:table-cell>
          <table:table-cell office:value-type="float" office:value="0.0024613405">
            <text:p>0.0024613405</text:p>
          </table:table-cell>
          <table:table-cell office:value-type="float" office:value="0.0025983416">
            <text:p>0.0025983416</text:p>
          </table:table-cell>
          <table:table-cell office:value-type="float" office:value="0.002598888">
            <text:p>0.002598888</text:p>
          </table:table-cell>
          <table:table-cell office:value-type="float" office:value="0.0024127807">
            <text:p>0.0024127807</text:p>
          </table:table-cell>
          <table:table-cell office:value-type="float" office:value="0.0024922783">
            <text:p>0.0024922783</text:p>
          </table:table-cell>
          <table:table-cell office:value-type="float" office:value="0.0024091532">
            <text:p>0.0024091532</text:p>
          </table:table-cell>
          <table:table-cell office:value-type="float" office:value="0.0024225377">
            <text:p>0.0024225377</text:p>
          </table:table-cell>
          <table:table-cell office:value-type="float" office:value="0.0025848802">
            <text:p>0.0025848802</text:p>
          </table:table-cell>
          <table:table-cell office:value-type="float" office:value="0.0018210605">
            <text:p>0.0018210605</text:p>
          </table:table-cell>
          <table:table-cell office:value-type="float" office:value="0.0011101086">
            <text:p>0.0011101086</text:p>
          </table:table-cell>
          <table:table-cell table:style-name="ce1" office:value-type="float" office:value="0.00093733054">
            <text:p>9.37E-004</text:p>
          </table:table-cell>
          <table:table-cell table:style-name="ce1" office:value-type="float" office:value="0.0009231928">
            <text:p>9.23E-004</text:p>
          </table:table-cell>
          <table:table-cell table:style-name="ce1" office:value-type="float" office:value="0.00092400995">
            <text:p>9.24E-004</text:p>
          </table:table-cell>
          <table:table-cell table:style-name="ce1" office:value-type="float" office:value="0.0009223441">
            <text:p>9.22E-004</text:p>
          </table:table-cell>
          <table:table-cell table:style-name="ce1" office:value-type="float" office:value="0.00092045043">
            <text:p>9.20E-004</text:p>
          </table:table-cell>
          <table:table-cell table:style-name="ce1" office:value-type="float" office:value="0.000922546">
            <text:p>9.23E-004</text:p>
          </table:table-cell>
          <table:table-cell table:style-name="ce1" office:value-type="float" office:value="0.0009250309">
            <text:p>9.25E-004</text:p>
          </table:table-cell>
          <table:table-cell table:style-name="ce1" office:value-type="float" office:value="0.0009269429">
            <text:p>9.27E-004</text:p>
          </table:table-cell>
          <table:table-cell table:style-name="ce1" office:value-type="float" office:value="0.0009263218">
            <text:p>9.26E-004</text:p>
          </table:table-cell>
          <table:table-cell table:style-name="ce1" office:value-type="float" office:value="0.0009274676">
            <text:p>9.27E-004</text:p>
          </table:table-cell>
          <table:table-cell table:style-name="ce1" office:value-type="float" office:value="0.0009288432">
            <text:p>9.29E-004</text:p>
          </table:table-cell>
          <table:table-cell table:style-name="ce1" office:value-type="float" office:value="0.000933122">
            <text:p>9.33E-004</text:p>
          </table:table-cell>
          <table:table-cell table:style-name="ce1" office:value-type="float" office:value="0.000933087">
            <text:p>9.33E-004</text:p>
          </table:table-cell>
          <table:table-cell table:style-name="ce1" office:value-type="float" office:value="0.000934026">
            <text:p>9.34E-004</text:p>
          </table:table-cell>
          <table:table-cell table:style-name="ce1" office:value-type="float" office:value="0.00093591306">
            <text:p>9.36E-004</text:p>
          </table:table-cell>
          <table:table-cell table:style-name="ce1" office:value-type="float" office:value="0.0009369674">
            <text:p>9.37E-004</text:p>
          </table:table-cell>
          <table:table-cell table:style-name="ce1" office:value-type="float" office:value="0.00094093924">
            <text:p>9.41E-004</text:p>
          </table:table-cell>
          <table:table-cell table:style-name="ce1" office:value-type="float" office:value="0.00094244326">
            <text:p>9.42E-004</text:p>
          </table:table-cell>
          <table:table-cell table:style-name="ce1" office:value-type="float" office:value="0.0009428173">
            <text:p>9.43E-004</text:p>
          </table:table-cell>
          <table:table-cell table:style-name="ce1" office:value-type="float" office:value="0.0009445965">
            <text:p>9.45E-004</text:p>
          </table:table-cell>
          <table:table-cell table:style-name="ce1" office:value-type="float" office:value="0.0009477445">
            <text:p>9.48E-004</text:p>
          </table:table-cell>
          <table:table-cell table:style-name="ce1" office:value-type="float" office:value="0.0009504222">
            <text:p>9.50E-004</text:p>
          </table:table-cell>
          <table:table-cell table:style-name="ce1" office:value-type="float" office:value="0.00095282216">
            <text:p>9.53E-004</text:p>
          </table:table-cell>
          <table:table-cell table:style-name="ce1" office:value-type="float" office:value="0.00095329597">
            <text:p>9.53E-004</text:p>
          </table:table-cell>
          <table:table-cell table:style-name="ce1" office:value-type="float" office:value="0.0009553003">
            <text:p>9.55E-004</text:p>
          </table:table-cell>
          <table:table-cell table:style-name="ce1" office:value-type="float" office:value="0.00096013315">
            <text:p>9.60E-004</text:p>
          </table:table-cell>
          <table:table-cell table:style-name="ce1" office:value-type="float" office:value="0.0009620107">
            <text:p>9.62E-004</text:p>
          </table:table-cell>
          <table:table-cell office:value-type="float" office:value="0.00096304074">
            <text:p>9.63E-004</text:p>
          </table:table-cell>
          <table:table-cell office:value-type="float" office:value="0.000963392">
            <text:p>9.63E-004</text:p>
          </table:table-cell>
          <table:table-cell table:style-name="ce1" office:value-type="float" office:value="0.0009676087">
            <text:p>9.68E-004</text:p>
          </table:table-cell>
          <table:table-cell table:style-name="ce1" office:value-type="float" office:value="0.0009705617">
            <text:p>9.71E-004</text:p>
          </table:table-cell>
          <table:table-cell table:style-name="ce1" office:value-type="float" office:value="0.0009717813">
            <text:p>9.72E-004</text:p>
          </table:table-cell>
          <table:table-cell table:style-name="ce1" office:value-type="float" office:value="0.0009727443">
            <text:p>9.73E-004</text:p>
          </table:table-cell>
          <table:table-cell table:style-name="ce1" office:value-type="float" office:value="0.0009755714">
            <text:p>9.76E-004</text:p>
          </table:table-cell>
          <table:table-cell table:style-name="ce1" office:value-type="float" office:value="0.0009791842">
            <text:p>9.79E-004</text:p>
          </table:table-cell>
          <table:table-cell table:style-name="ce1" office:value-type="float" office:value="0.0009802121">
            <text:p>9.80E-004</text:p>
          </table:table-cell>
          <table:table-cell table:style-name="ce1" office:value-type="float" office:value="0.0009816239">
            <text:p>9.82E-004</text:p>
          </table:table-cell>
          <table:table-cell table:style-name="ce1" office:value-type="float" office:value="0.0009833359">
            <text:p>9.83E-004</text:p>
          </table:table-cell>
          <table:table-cell table:style-name="ce1" office:value-type="float" office:value="0.0009881891">
            <text:p>9.88E-004</text:p>
          </table:table-cell>
          <table:table-cell table:style-name="ce1" office:value-type="float" office:value="0.0009906015">
            <text:p>9.91E-004</text:p>
          </table:table-cell>
          <table:table-cell table:style-name="ce1" office:value-type="float" office:value="0.0009915557">
            <text:p>9.92E-004</text:p>
          </table:table-cell>
          <table:table-cell table:style-name="ce1" office:value-type="float" office:value="0.0009951994">
            <text:p>9.95E-004</text:p>
          </table:table-cell>
          <table:table-cell office:value-type="float" office:value="0.0010002255">
            <text:p>0.0010002255</text:p>
          </table:table-cell>
          <table:table-cell office:value-type="float" office:value="0.0010030546">
            <text:p>0.0010030546</text:p>
          </table:table-cell>
          <table:table-cell office:value-type="float" office:value="0.0010034611">
            <text:p>0.0010034611</text:p>
          </table:table-cell>
          <table:table-cell office:value-type="float" office:value="0.0010061933">
            <text:p>0.0010061933</text:p>
          </table:table-cell>
          <table:table-cell office:value-type="float" office:value="0.0010108561">
            <text:p>0.0010108561</text:p>
          </table:table-cell>
          <table:table-cell office:value-type="float" office:value="0.001015126">
            <text:p>0.001015126</text:p>
          </table:table-cell>
          <table:table-cell office:value-type="float" office:value="0.0010171848">
            <text:p>0.0010171848</text:p>
          </table:table-cell>
          <table:table-cell office:value-type="float" office:value="0.0010169351">
            <text:p>0.0010169351</text:p>
          </table:table-cell>
          <table:table-cell office:value-type="float" office:value="0.0010213373">
            <text:p>0.0010213373</text:p>
          </table:table-cell>
          <table:table-cell office:value-type="float" office:value="0.0010268546">
            <text:p>0.0010268546</text:p>
          </table:table-cell>
          <table:table-cell office:value-type="float" office:value="0.0010282001">
            <text:p>0.0010282001</text:p>
          </table:table-cell>
          <table:table-cell office:value-type="float" office:value="0.0010291103">
            <text:p>0.0010291103</text:p>
          </table:table-cell>
          <table:table-cell office:value-type="float" office:value="0.0010316306">
            <text:p>0.0010316306</text:p>
          </table:table-cell>
          <table:table-cell office:value-type="float" office:value="0.00103643">
            <text:p>0.00103643</text:p>
          </table:table-cell>
          <table:table-cell office:value-type="float" office:value="0.0010403607">
            <text:p>0.0010403607</text:p>
          </table:table-cell>
          <table:table-cell office:value-type="float" office:value="0.0010404871">
            <text:p>0.0010404871</text:p>
          </table:table-cell>
          <table:table-cell office:value-type="float" office:value="0.0010423453">
            <text:p>0.0010423453</text:p>
          </table:table-cell>
          <table:table-cell office:value-type="float" office:value="0.0010454725">
            <text:p>0.0010454725</text:p>
          </table:table-cell>
          <table:table-cell office:value-type="float" office:value="0.0010517379">
            <text:p>0.0010517379</text:p>
          </table:table-cell>
          <table:table-cell office:value-type="float" office:value="0.0010528987">
            <text:p>0.0010528987</text:p>
          </table:table-cell>
          <table:table-cell office:value-type="float" office:value="0.0010571148">
            <text:p>0.0010571148</text:p>
          </table:table-cell>
          <table:table-cell office:value-type="float" office:value="0.0010608892">
            <text:p>0.0010608892</text:p>
          </table:table-cell>
          <table:table-cell office:value-type="float" office:value="0.0010642001">
            <text:p>0.0010642001</text:p>
          </table:table-cell>
          <table:table-cell office:value-type="float" office:value="0.0010682871">
            <text:p>0.0010682871</text:p>
          </table:table-cell>
          <table:table-cell office:value-type="float" office:value="0.001072783">
            <text:p>0.001072783</text:p>
          </table:table-cell>
          <table:table-cell office:value-type="float" office:value="0.0010763265">
            <text:p>0.0010763265</text:p>
          </table:table-cell>
          <table:table-cell office:value-type="float" office:value="0.0010804023">
            <text:p>0.0010804023</text:p>
          </table:table-cell>
          <table:table-cell office:value-type="float" office:value="0.0010844416">
            <text:p>0.0010844416</text:p>
          </table:table-cell>
          <table:table-cell office:value-type="float" office:value="0.0010862391">
            <text:p>0.0010862391</text:p>
          </table:table-cell>
          <table:table-cell office:value-type="float" office:value="0.0010901692">
            <text:p>0.0010901692</text:p>
          </table:table-cell>
          <table:table-cell office:value-type="float" office:value="0.001092949">
            <text:p>0.001092949</text:p>
          </table:table-cell>
          <table:table-cell office:value-type="float" office:value="0.0010991206">
            <text:p>0.0010991206</text:p>
          </table:table-cell>
          <table:table-cell office:value-type="float" office:value="0.0011021073">
            <text:p>0.0011021073</text:p>
          </table:table-cell>
          <table:table-cell office:value-type="float" office:value="0.0011051224">
            <text:p>0.0011051224</text:p>
          </table:table-cell>
          <table:table-cell office:value-type="float" office:value="0.0011090323">
            <text:p>0.0011090323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12 - Triad.mp3</text:p>
          </table:table-cell>
          <table:table-cell office:value-type="float" office:value="0.056511283">
            <text:p>0.056511283</text:p>
          </table:table-cell>
          <table:table-cell office:value-type="float" office:value="0.03889166">
            <text:p>0.03889166</text:p>
          </table:table-cell>
          <table:table-cell office:value-type="float" office:value="0.0524888">
            <text:p>0.0524888</text:p>
          </table:table-cell>
          <table:table-cell office:value-type="float" office:value="0.028222987">
            <text:p>0.028222987</text:p>
          </table:table-cell>
          <table:table-cell office:value-type="float" office:value="0.031842437">
            <text:p>0.031842437</text:p>
          </table:table-cell>
          <table:table-cell office:value-type="float" office:value="0.0324973">
            <text:p>0.0324973</text:p>
          </table:table-cell>
          <table:table-cell office:value-type="float" office:value="0.012127197">
            <text:p>0.012127197</text:p>
          </table:table-cell>
          <table:table-cell office:value-type="float" office:value="0.0082662">
            <text:p>0.0082662</text:p>
          </table:table-cell>
          <table:table-cell office:value-type="float" office:value="0.009289629">
            <text:p>0.009289629</text:p>
          </table:table-cell>
          <table:table-cell office:value-type="float" office:value="0.010524878">
            <text:p>0.010524878</text:p>
          </table:table-cell>
          <table:table-cell office:value-type="float" office:value="0.013450739">
            <text:p>0.013450739</text:p>
          </table:table-cell>
          <table:table-cell office:value-type="float" office:value="0.0063983547">
            <text:p>0.0063983547</text:p>
          </table:table-cell>
          <table:table-cell office:value-type="float" office:value="0.006101478">
            <text:p>0.006101478</text:p>
          </table:table-cell>
          <table:table-cell office:value-type="float" office:value="0.0054090433">
            <text:p>0.0054090433</text:p>
          </table:table-cell>
          <table:table-cell office:value-type="float" office:value="0.006135499">
            <text:p>0.006135499</text:p>
          </table:table-cell>
          <table:table-cell office:value-type="float" office:value="0.018293476">
            <text:p>0.018293476</text:p>
          </table:table-cell>
          <table:table-cell office:value-type="float" office:value="0.0059706653">
            <text:p>0.0059706653</text:p>
          </table:table-cell>
          <table:table-cell office:value-type="float" office:value="0.006339211">
            <text:p>0.006339211</text:p>
          </table:table-cell>
          <table:table-cell office:value-type="float" office:value="0.009572531">
            <text:p>0.009572531</text:p>
          </table:table-cell>
          <table:table-cell office:value-type="float" office:value="0.0059874747">
            <text:p>0.0059874747</text:p>
          </table:table-cell>
          <table:table-cell office:value-type="float" office:value="0.0101948315">
            <text:p>0.0101948315</text:p>
          </table:table-cell>
          <table:table-cell office:value-type="float" office:value="0.0058096685">
            <text:p>0.0058096685</text:p>
          </table:table-cell>
          <table:table-cell office:value-type="float" office:value="0.0053362786">
            <text:p>0.0053362786</text:p>
          </table:table-cell>
          <table:table-cell office:value-type="float" office:value="0.0050773434">
            <text:p>0.0050773434</text:p>
          </table:table-cell>
          <table:table-cell office:value-type="float" office:value="0.0055826097">
            <text:p>0.0055826097</text:p>
          </table:table-cell>
          <table:table-cell office:value-type="float" office:value="0.010470467">
            <text:p>0.010470467</text:p>
          </table:table-cell>
          <table:table-cell office:value-type="float" office:value="0.0067843795">
            <text:p>0.0067843795</text:p>
          </table:table-cell>
          <table:table-cell office:value-type="float" office:value="0.0059743295">
            <text:p>0.0059743295</text:p>
          </table:table-cell>
          <table:table-cell office:value-type="float" office:value="0.0052024564">
            <text:p>0.0052024564</text:p>
          </table:table-cell>
          <table:table-cell office:value-type="float" office:value="0.005317495">
            <text:p>0.005317495</text:p>
          </table:table-cell>
          <table:table-cell office:value-type="float" office:value="0.008598042">
            <text:p>0.008598042</text:p>
          </table:table-cell>
          <table:table-cell office:value-type="float" office:value="0.006626061">
            <text:p>0.006626061</text:p>
          </table:table-cell>
          <table:table-cell office:value-type="float" office:value="0.0057099047">
            <text:p>0.0057099047</text:p>
          </table:table-cell>
          <table:table-cell office:value-type="float" office:value="0.0052553318">
            <text:p>0.0052553318</text:p>
          </table:table-cell>
          <table:table-cell office:value-type="float" office:value="0.00560597">
            <text:p>0.00560597</text:p>
          </table:table-cell>
          <table:table-cell office:value-type="float" office:value="0.006623986">
            <text:p>0.006623986</text:p>
          </table:table-cell>
          <table:table-cell office:value-type="float" office:value="0.006015375">
            <text:p>0.006015375</text:p>
          </table:table-cell>
          <table:table-cell office:value-type="float" office:value="0.006994795">
            <text:p>0.006994795</text:p>
          </table:table-cell>
          <table:table-cell office:value-type="float" office:value="0.006915731">
            <text:p>0.006915731</text:p>
          </table:table-cell>
          <table:table-cell office:value-type="float" office:value="0.0049524736">
            <text:p>0.0049524736</text:p>
          </table:table-cell>
          <table:table-cell office:value-type="float" office:value="0.0065289116">
            <text:p>0.0065289116</text:p>
          </table:table-cell>
          <table:table-cell office:value-type="float" office:value="0.0058087194">
            <text:p>0.0058087194</text:p>
          </table:table-cell>
          <table:table-cell office:value-type="float" office:value="0.0058447653">
            <text:p>0.0058447653</text:p>
          </table:table-cell>
          <table:table-cell office:value-type="float" office:value="0.0065905154">
            <text:p>0.0065905154</text:p>
          </table:table-cell>
          <table:table-cell office:value-type="float" office:value="0.01098313">
            <text:p>0.01098313</text:p>
          </table:table-cell>
          <table:table-cell office:value-type="float" office:value="0.0073898975">
            <text:p>0.0073898975</text:p>
          </table:table-cell>
          <table:table-cell office:value-type="float" office:value="0.009759236">
            <text:p>0.009759236</text:p>
          </table:table-cell>
          <table:table-cell office:value-type="float" office:value="0.009679001">
            <text:p>0.009679001</text:p>
          </table:table-cell>
          <table:table-cell office:value-type="float" office:value="0.0050684633">
            <text:p>0.0050684633</text:p>
          </table:table-cell>
          <table:table-cell office:value-type="float" office:value="0.0070895655">
            <text:p>0.0070895655</text:p>
          </table:table-cell>
          <table:table-cell office:value-type="float" office:value="0.0067010005">
            <text:p>0.0067010005</text:p>
          </table:table-cell>
          <table:table-cell office:value-type="float" office:value="0.00777434">
            <text:p>0.00777434</text:p>
          </table:table-cell>
          <table:table-cell office:value-type="float" office:value="0.007633589">
            <text:p>0.007633589</text:p>
          </table:table-cell>
          <table:table-cell office:value-type="float" office:value="0.012834505">
            <text:p>0.012834505</text:p>
          </table:table-cell>
          <table:table-cell office:value-type="float" office:value="0.0054760245">
            <text:p>0.0054760245</text:p>
          </table:table-cell>
          <table:table-cell office:value-type="float" office:value="0.0057846773">
            <text:p>0.0057846773</text:p>
          </table:table-cell>
          <table:table-cell office:value-type="float" office:value="0.018417612">
            <text:p>0.018417612</text:p>
          </table:table-cell>
          <table:table-cell office:value-type="float" office:value="0.008647733">
            <text:p>0.008647733</text:p>
          </table:table-cell>
          <table:table-cell office:value-type="float" office:value="0.0071574356">
            <text:p>0.0071574356</text:p>
          </table:table-cell>
          <table:table-cell office:value-type="float" office:value="0.0067316936">
            <text:p>0.0067316936</text:p>
          </table:table-cell>
          <table:table-cell office:value-type="float" office:value="0.0076778647">
            <text:p>0.0076778647</text:p>
          </table:table-cell>
          <table:table-cell office:value-type="float" office:value="0.007717142">
            <text:p>0.007717142</text:p>
          </table:table-cell>
          <table:table-cell office:value-type="float" office:value="0.009191563">
            <text:p>0.009191563</text:p>
          </table:table-cell>
          <table:table-cell office:value-type="float" office:value="0.009259662">
            <text:p>0.009259662</text:p>
          </table:table-cell>
          <table:table-cell office:value-type="float" office:value="0.007891599">
            <text:p>0.007891599</text:p>
          </table:table-cell>
          <table:table-cell office:value-type="float" office:value="0.009361373">
            <text:p>0.009361373</text:p>
          </table:table-cell>
          <table:table-cell office:value-type="float" office:value="0.010732982">
            <text:p>0.010732982</text:p>
          </table:table-cell>
          <table:table-cell office:value-type="float" office:value="0.012023492">
            <text:p>0.012023492</text:p>
          </table:table-cell>
          <table:table-cell office:value-type="float" office:value="0.011862974">
            <text:p>0.011862974</text:p>
          </table:table-cell>
          <table:table-cell office:value-type="float" office:value="0.011908864">
            <text:p>0.011908864</text:p>
          </table:table-cell>
          <table:table-cell office:value-type="float" office:value="0.013861719">
            <text:p>0.013861719</text:p>
          </table:table-cell>
          <table:table-cell office:value-type="float" office:value="0.013353493">
            <text:p>0.013353493</text:p>
          </table:table-cell>
          <table:table-cell office:value-type="float" office:value="0.01997226">
            <text:p>0.01997226</text:p>
          </table:table-cell>
          <table:table-cell office:value-type="float" office:value="0.017851505">
            <text:p>0.017851505</text:p>
          </table:table-cell>
          <table:table-cell office:value-type="float" office:value="0.027344618">
            <text:p>0.027344618</text:p>
          </table:table-cell>
          <table:table-cell office:value-type="float" office:value="0.04125778">
            <text:p>0.04125778</text:p>
          </table:table-cell>
          <table:table-cell office:value-type="float" office:value="0.0383487">
            <text:p>0.0383487</text:p>
          </table:table-cell>
          <table:table-cell office:value-type="float" office:value="0.037897278">
            <text:p>0.037897278</text:p>
          </table:table-cell>
          <table:table-cell office:value-type="float" office:value="0.04458859">
            <text:p>0.04458859</text:p>
          </table:table-cell>
          <table:table-cell office:value-type="float" office:value="0.103244714">
            <text:p>0.103244714</text:p>
          </table:table-cell>
          <table:table-cell office:value-type="float" office:value="0.10164848">
            <text:p>0.10164848</text:p>
          </table:table-cell>
          <table:table-cell office:value-type="float" office:value="0.0520693">
            <text:p>0.0520693</text:p>
          </table:table-cell>
          <table:table-cell office:value-type="float" office:value="0.039859865">
            <text:p>0.039859865</text:p>
          </table:table-cell>
          <table:table-cell office:value-type="float" office:value="0.03302696">
            <text:p>0.03302696</text:p>
          </table:table-cell>
          <table:table-cell office:value-type="float" office:value="0.02363272">
            <text:p>0.02363272</text:p>
          </table:table-cell>
          <table:table-cell office:value-type="float" office:value="0.02369159">
            <text:p>0.02369159</text:p>
          </table:table-cell>
          <table:table-cell office:value-type="float" office:value="0.026310146">
            <text:p>0.026310146</text:p>
          </table:table-cell>
          <table:table-cell office:value-type="float" office:value="0.021956617">
            <text:p>0.021956617</text:p>
          </table:table-cell>
          <table:table-cell office:value-type="float" office:value="0.022710029">
            <text:p>0.022710029</text:p>
          </table:table-cell>
          <table:table-cell office:value-type="float" office:value="0.023334175">
            <text:p>0.023334175</text:p>
          </table:table-cell>
          <table:table-cell office:value-type="float" office:value="0.01915389">
            <text:p>0.01915389</text:p>
          </table:table-cell>
          <table:table-cell office:value-type="float" office:value="0.01574247">
            <text:p>0.01574247</text:p>
          </table:table-cell>
          <table:table-cell office:value-type="float" office:value="0.018752603">
            <text:p>0.018752603</text:p>
          </table:table-cell>
          <table:table-cell office:value-type="float" office:value="0.018886449">
            <text:p>0.018886449</text:p>
          </table:table-cell>
          <table:table-cell office:value-type="float" office:value="0.020577615">
            <text:p>0.020577615</text:p>
          </table:table-cell>
          <table:table-cell office:value-type="float" office:value="0.017611165">
            <text:p>0.017611165</text:p>
          </table:table-cell>
          <table:table-cell office:value-type="float" office:value="0.017338661">
            <text:p>0.017338661</text:p>
          </table:table-cell>
          <table:table-cell office:value-type="float" office:value="0.01782884">
            <text:p>0.01782884</text:p>
          </table:table-cell>
          <table:table-cell office:value-type="float" office:value="0.016643483">
            <text:p>0.016643483</text:p>
          </table:table-cell>
          <table:table-cell office:value-type="float" office:value="0.017028749">
            <text:p>0.017028749</text:p>
          </table:table-cell>
          <table:table-cell office:value-type="float" office:value="0.018566217">
            <text:p>0.018566217</text:p>
          </table:table-cell>
          <table:table-cell office:value-type="float" office:value="0.016399356">
            <text:p>0.016399356</text:p>
          </table:table-cell>
          <table:table-cell office:value-type="float" office:value="0.017712634">
            <text:p>0.017712634</text:p>
          </table:table-cell>
          <table:table-cell office:value-type="float" office:value="0.018796066">
            <text:p>0.018796066</text:p>
          </table:table-cell>
          <table:table-cell office:value-type="float" office:value="0.01745109">
            <text:p>0.01745109</text:p>
          </table:table-cell>
          <table:table-cell office:value-type="float" office:value="0.018590676">
            <text:p>0.018590676</text:p>
          </table:table-cell>
          <table:table-cell office:value-type="float" office:value="0.022535669">
            <text:p>0.022535669</text:p>
          </table:table-cell>
          <table:table-cell office:value-type="float" office:value="0.022067675">
            <text:p>0.022067675</text:p>
          </table:table-cell>
          <table:table-cell office:value-type="float" office:value="0.016682457">
            <text:p>0.016682457</text:p>
          </table:table-cell>
          <table:table-cell office:value-type="float" office:value="0.022533936">
            <text:p>0.022533936</text:p>
          </table:table-cell>
          <table:table-cell office:value-type="float" office:value="0.020453285">
            <text:p>0.020453285</text:p>
          </table:table-cell>
          <table:table-cell office:value-type="float" office:value="0.017968986">
            <text:p>0.017968986</text:p>
          </table:table-cell>
          <table:table-cell office:value-type="float" office:value="0.021290777">
            <text:p>0.021290777</text:p>
          </table:table-cell>
          <table:table-cell office:value-type="float" office:value="0.035075437">
            <text:p>0.035075437</text:p>
          </table:table-cell>
          <table:table-cell office:value-type="float" office:value="0.019719688">
            <text:p>0.019719688</text:p>
          </table:table-cell>
          <table:table-cell office:value-type="float" office:value="0.016324343">
            <text:p>0.016324343</text:p>
          </table:table-cell>
          <table:table-cell office:value-type="float" office:value="0.018849269">
            <text:p>0.018849269</text:p>
          </table:table-cell>
          <table:table-cell office:value-type="float" office:value="0.017398825">
            <text:p>0.017398825</text:p>
          </table:table-cell>
          <table:table-cell office:value-type="float" office:value="0.016659927">
            <text:p>0.016659927</text:p>
          </table:table-cell>
          <table:table-cell office:value-type="float" office:value="0.015666852">
            <text:p>0.015666852</text:p>
          </table:table-cell>
          <table:table-cell office:value-type="float" office:value="0.015308162">
            <text:p>0.015308162</text:p>
          </table:table-cell>
          <table:table-cell office:value-type="float" office:value="0.015277783">
            <text:p>0.015277783</text:p>
          </table:table-cell>
          <table:table-cell office:value-type="float" office:value="0.014446356">
            <text:p>0.014446356</text:p>
          </table:table-cell>
          <table:table-cell office:value-type="float" office:value="0.015338665">
            <text:p>0.015338665</text:p>
          </table:table-cell>
          <table:table-cell office:value-type="float" office:value="0.014265252">
            <text:p>0.014265252</text:p>
          </table:table-cell>
          <table:table-cell office:value-type="float" office:value="0.013621639">
            <text:p>0.013621639</text:p>
          </table:table-cell>
          <table:table-cell office:value-type="float" office:value="0.012176775">
            <text:p>0.012176775</text:p>
          </table:table-cell>
          <table:table-cell office:value-type="float" office:value="0.01178526">
            <text:p>0.01178526</text:p>
          </table:table-cell>
          <table:table-cell office:value-type="float" office:value="0.011982923">
            <text:p>0.011982923</text:p>
          </table:table-cell>
          <table:table-cell office:value-type="float" office:value="0.012077445">
            <text:p>0.012077445</text:p>
          </table:table-cell>
          <table:table-cell office:value-type="float" office:value="0.010628671">
            <text:p>0.010628671</text:p>
          </table:table-cell>
          <table:table-cell office:value-type="float" office:value="0.010272905">
            <text:p>0.010272905</text:p>
          </table:table-cell>
          <table:table-cell office:value-type="float" office:value="0.011044759">
            <text:p>0.011044759</text:p>
          </table:table-cell>
          <table:table-cell office:value-type="float" office:value="0.010100497">
            <text:p>0.010100497</text:p>
          </table:table-cell>
          <table:table-cell office:value-type="float" office:value="0.009209764">
            <text:p>0.009209764</text:p>
          </table:table-cell>
          <table:table-cell office:value-type="float" office:value="0.008509497">
            <text:p>0.008509497</text:p>
          </table:table-cell>
          <table:table-cell office:value-type="float" office:value="0.008915147">
            <text:p>0.008915147</text:p>
          </table:table-cell>
          <table:table-cell office:value-type="float" office:value="0.00832812">
            <text:p>0.00832812</text:p>
          </table:table-cell>
          <table:table-cell office:value-type="float" office:value="0.0093348725">
            <text:p>0.0093348725</text:p>
          </table:table-cell>
          <table:table-cell office:value-type="float" office:value="0.009038216">
            <text:p>0.009038216</text:p>
          </table:table-cell>
          <table:table-cell office:value-type="float" office:value="0.007926522">
            <text:p>0.007926522</text:p>
          </table:table-cell>
          <table:table-cell office:value-type="float" office:value="0.0068872487">
            <text:p>0.0068872487</text:p>
          </table:table-cell>
          <table:table-cell office:value-type="float" office:value="0.007014114">
            <text:p>0.007014114</text:p>
          </table:table-cell>
          <table:table-cell office:value-type="float" office:value="0.00684372">
            <text:p>0.00684372</text:p>
          </table:table-cell>
          <table:table-cell office:value-type="float" office:value="0.0061389725">
            <text:p>0.0061389725</text:p>
          </table:table-cell>
          <table:table-cell office:value-type="float" office:value="0.0061075017">
            <text:p>0.0061075017</text:p>
          </table:table-cell>
          <table:table-cell office:value-type="float" office:value="0.0076435576">
            <text:p>0.0076435576</text:p>
          </table:table-cell>
          <table:table-cell office:value-type="float" office:value="0.0069454145">
            <text:p>0.0069454145</text:p>
          </table:table-cell>
          <table:table-cell office:value-type="float" office:value="0.00595095">
            <text:p>0.00595095</text:p>
          </table:table-cell>
          <table:table-cell office:value-type="float" office:value="0.005431217">
            <text:p>0.005431217</text:p>
          </table:table-cell>
          <table:table-cell office:value-type="float" office:value="0.00543927">
            <text:p>0.00543927</text:p>
          </table:table-cell>
          <table:table-cell office:value-type="float" office:value="0.0046796906">
            <text:p>0.0046796906</text:p>
          </table:table-cell>
          <table:table-cell office:value-type="float" office:value="0.005082461">
            <text:p>0.005082461</text:p>
          </table:table-cell>
          <table:table-cell office:value-type="float" office:value="0.004982589">
            <text:p>0.004982589</text:p>
          </table:table-cell>
          <table:table-cell office:value-type="float" office:value="0.0040392624">
            <text:p>0.0040392624</text:p>
          </table:table-cell>
          <table:table-cell office:value-type="float" office:value="0.0045791594">
            <text:p>0.0045791594</text:p>
          </table:table-cell>
          <table:table-cell office:value-type="float" office:value="0.004677042">
            <text:p>0.004677042</text:p>
          </table:table-cell>
          <table:table-cell office:value-type="float" office:value="0.004588761">
            <text:p>0.004588761</text:p>
          </table:table-cell>
          <table:table-cell office:value-type="float" office:value="0.00390328">
            <text:p>0.00390328</text:p>
          </table:table-cell>
          <table:table-cell office:value-type="float" office:value="0.0053585675">
            <text:p>0.0053585675</text:p>
          </table:table-cell>
          <table:table-cell office:value-type="float" office:value="0.00947196">
            <text:p>0.00947196</text:p>
          </table:table-cell>
          <table:table-cell office:value-type="float" office:value="0.00363339">
            <text:p>0.00363339</text:p>
          </table:table-cell>
          <table:table-cell office:value-type="float" office:value="0.0036700107">
            <text:p>0.0036700107</text:p>
          </table:table-cell>
          <table:table-cell office:value-type="float" office:value="0.003529632">
            <text:p>0.003529632</text:p>
          </table:table-cell>
          <table:table-cell office:value-type="float" office:value="0.0036365283">
            <text:p>0.0036365283</text:p>
          </table:table-cell>
          <table:table-cell office:value-type="float" office:value="0.003038305">
            <text:p>0.003038305</text:p>
          </table:table-cell>
          <table:table-cell office:value-type="float" office:value="0.0027388188">
            <text:p>0.0027388188</text:p>
          </table:table-cell>
          <table:table-cell office:value-type="float" office:value="0.003112106">
            <text:p>0.003112106</text:p>
          </table:table-cell>
          <table:table-cell office:value-type="float" office:value="0.0029260716">
            <text:p>0.0029260716</text:p>
          </table:table-cell>
          <table:table-cell office:value-type="float" office:value="0.006164624">
            <text:p>0.006164624</text:p>
          </table:table-cell>
          <table:table-cell office:value-type="float" office:value="0.003172682">
            <text:p>0.003172682</text:p>
          </table:table-cell>
          <table:table-cell office:value-type="float" office:value="0.0025707171">
            <text:p>0.0025707171</text:p>
          </table:table-cell>
          <table:table-cell office:value-type="float" office:value="0.0029097262">
            <text:p>0.0029097262</text:p>
          </table:table-cell>
          <table:table-cell office:value-type="float" office:value="0.0025913226">
            <text:p>0.0025913226</text:p>
          </table:table-cell>
          <table:table-cell office:value-type="float" office:value="0.0022828262">
            <text:p>0.0022828262</text:p>
          </table:table-cell>
          <table:table-cell office:value-type="float" office:value="0.0027973007">
            <text:p>0.0027973007</text:p>
          </table:table-cell>
          <table:table-cell office:value-type="float" office:value="0.0026233909">
            <text:p>0.0026233909</text:p>
          </table:table-cell>
          <table:table-cell office:value-type="float" office:value="0.0027749757">
            <text:p>0.0027749757</text:p>
          </table:table-cell>
          <table:table-cell office:value-type="float" office:value="0.0030013314">
            <text:p>0.0030013314</text:p>
          </table:table-cell>
          <table:table-cell office:value-type="float" office:value="0.0031052965">
            <text:p>0.0031052965</text:p>
          </table:table-cell>
          <table:table-cell office:value-type="float" office:value="0.003031733">
            <text:p>0.003031733</text:p>
          </table:table-cell>
          <table:table-cell office:value-type="float" office:value="0.0031579365">
            <text:p>0.0031579365</text:p>
          </table:table-cell>
          <table:table-cell office:value-type="float" office:value="0.0037130604">
            <text:p>0.0037130604</text:p>
          </table:table-cell>
          <table:table-cell office:value-type="float" office:value="0.0017214955">
            <text:p>0.0017214955</text:p>
          </table:table-cell>
          <table:table-cell table:style-name="ce1" office:value-type="float" office:value="0.0007526769">
            <text:p>7.53E-004</text:p>
          </table:table-cell>
          <table:table-cell table:style-name="ce1" office:value-type="float" office:value="0.0007837972">
            <text:p>7.84E-004</text:p>
          </table:table-cell>
          <table:table-cell table:style-name="ce1" office:value-type="float" office:value="0.00068369985">
            <text:p>6.84E-004</text:p>
          </table:table-cell>
          <table:table-cell table:style-name="ce1" office:value-type="float" office:value="0.000643276">
            <text:p>6.43E-004</text:p>
          </table:table-cell>
          <table:table-cell table:style-name="ce1" office:value-type="float" office:value="0.0006368341">
            <text:p>6.37E-004</text:p>
          </table:table-cell>
          <table:table-cell table:style-name="ce1" office:value-type="float" office:value="0.0006356019">
            <text:p>6.36E-004</text:p>
          </table:table-cell>
          <table:table-cell table:style-name="ce1" office:value-type="float" office:value="0.000634003">
            <text:p>6.34E-004</text:p>
          </table:table-cell>
          <table:table-cell table:style-name="ce1" office:value-type="float" office:value="0.0006325064">
            <text:p>6.33E-004</text:p>
          </table:table-cell>
          <table:table-cell table:style-name="ce1" office:value-type="float" office:value="0.0006319292">
            <text:p>6.32E-004</text:p>
          </table:table-cell>
          <table:table-cell table:style-name="ce1" office:value-type="float" office:value="0.00063173193">
            <text:p>6.32E-004</text:p>
          </table:table-cell>
          <table:table-cell table:style-name="ce1" office:value-type="float" office:value="0.00063137786">
            <text:p>6.31E-004</text:p>
          </table:table-cell>
          <table:table-cell table:style-name="ce1" office:value-type="float" office:value="0.0006307452">
            <text:p>6.31E-004</text:p>
          </table:table-cell>
          <table:table-cell table:style-name="ce1" office:value-type="float" office:value="0.0006304891">
            <text:p>6.30E-004</text:p>
          </table:table-cell>
          <table:table-cell table:style-name="ce1" office:value-type="float" office:value="0.00063029054">
            <text:p>6.30E-004</text:p>
          </table:table-cell>
          <table:table-cell table:style-name="ce1" office:value-type="float" office:value="0.00063095574">
            <text:p>6.31E-004</text:p>
          </table:table-cell>
          <table:table-cell table:style-name="ce1" office:value-type="float" office:value="0.0006309998">
            <text:p>6.31E-004</text:p>
          </table:table-cell>
          <table:table-cell table:style-name="ce1" office:value-type="float" office:value="0.0006306046">
            <text:p>6.31E-004</text:p>
          </table:table-cell>
          <table:table-cell table:style-name="ce1" office:value-type="float" office:value="0.00063070416">
            <text:p>6.31E-004</text:p>
          </table:table-cell>
          <table:table-cell table:style-name="ce1" office:value-type="float" office:value="0.00063138374">
            <text:p>6.31E-004</text:p>
          </table:table-cell>
          <table:table-cell table:style-name="ce1" office:value-type="float" office:value="0.000631906">
            <text:p>6.32E-004</text:p>
          </table:table-cell>
          <table:table-cell table:style-name="ce1" office:value-type="float" office:value="0.0006313517">
            <text:p>6.31E-004</text:p>
          </table:table-cell>
          <table:table-cell office:value-type="float" office:value="0.0006318771">
            <text:p>6.32E-004</text:p>
          </table:table-cell>
          <table:table-cell office:value-type="float" office:value="0.0006323937">
            <text:p>6.32E-004</text:p>
          </table:table-cell>
          <table:table-cell table:style-name="ce1" office:value-type="float" office:value="0.0006337466">
            <text:p>6.34E-004</text:p>
          </table:table-cell>
          <table:table-cell table:style-name="ce1" office:value-type="float" office:value="0.0006337577">
            <text:p>6.34E-004</text:p>
          </table:table-cell>
          <table:table-cell table:style-name="ce1" office:value-type="float" office:value="0.00063422095">
            <text:p>6.34E-004</text:p>
          </table:table-cell>
          <table:table-cell table:style-name="ce1" office:value-type="float" office:value="0.0006348347">
            <text:p>6.35E-004</text:p>
          </table:table-cell>
          <table:table-cell table:style-name="ce1" office:value-type="float" office:value="0.0006355303">
            <text:p>6.36E-004</text:p>
          </table:table-cell>
          <table:table-cell table:style-name="ce1" office:value-type="float" office:value="0.00063642935">
            <text:p>6.36E-004</text:p>
          </table:table-cell>
          <table:table-cell table:style-name="ce1" office:value-type="float" office:value="0.00063657475">
            <text:p>6.37E-004</text:p>
          </table:table-cell>
          <table:table-cell table:style-name="ce1" office:value-type="float" office:value="0.00063707586">
            <text:p>6.37E-004</text:p>
          </table:table-cell>
          <table:table-cell table:style-name="ce1" office:value-type="float" office:value="0.0006377376">
            <text:p>6.38E-004</text:p>
          </table:table-cell>
          <table:table-cell table:style-name="ce1" office:value-type="float" office:value="0.0006395412">
            <text:p>6.40E-004</text:p>
          </table:table-cell>
          <table:table-cell table:style-name="ce1" office:value-type="float" office:value="0.0006402163">
            <text:p>6.40E-004</text:p>
          </table:table-cell>
          <table:table-cell table:style-name="ce1" office:value-type="float" office:value="0.00064061745">
            <text:p>6.41E-004</text:p>
          </table:table-cell>
          <table:table-cell table:style-name="ce1" office:value-type="float" office:value="0.00064193923">
            <text:p>6.42E-004</text:p>
          </table:table-cell>
          <table:table-cell table:style-name="ce1" office:value-type="float" office:value="0.0006437372">
            <text:p>6.44E-004</text:p>
          </table:table-cell>
          <table:table-cell table:style-name="ce1" office:value-type="float" office:value="0.00064470427">
            <text:p>6.45E-004</text:p>
          </table:table-cell>
          <table:table-cell table:style-name="ce1" office:value-type="float" office:value="0.00064518314">
            <text:p>6.45E-004</text:p>
          </table:table-cell>
          <table:table-cell table:style-name="ce1" office:value-type="float" office:value="0.0006460492">
            <text:p>6.46E-004</text:p>
          </table:table-cell>
          <table:table-cell table:style-name="ce1" office:value-type="float" office:value="0.0006473689">
            <text:p>6.47E-004</text:p>
          </table:table-cell>
          <table:table-cell table:style-name="ce1" office:value-type="float" office:value="0.0006491948">
            <text:p>6.49E-004</text:p>
          </table:table-cell>
          <table:table-cell table:style-name="ce1" office:value-type="float" office:value="0.0006502505">
            <text:p>6.50E-004</text:p>
          </table:table-cell>
          <table:table-cell table:style-name="ce1" office:value-type="float" office:value="0.00065128884">
            <text:p>6.51E-004</text:p>
          </table:table-cell>
          <table:table-cell table:style-name="ce1" office:value-type="float" office:value="0.00065227173">
            <text:p>6.52E-004</text:p>
          </table:table-cell>
          <table:table-cell table:style-name="ce1" office:value-type="float" office:value="0.0006551418">
            <text:p>6.55E-004</text:p>
          </table:table-cell>
          <table:table-cell table:style-name="ce1" office:value-type="float" office:value="0.00065634237">
            <text:p>6.56E-004</text:p>
          </table:table-cell>
          <table:table-cell table:style-name="ce1" office:value-type="float" office:value="0.0006570264">
            <text:p>6.57E-004</text:p>
          </table:table-cell>
          <table:table-cell table:style-name="ce1" office:value-type="float" office:value="0.0006578314">
            <text:p>6.58E-004</text:p>
          </table:table-cell>
          <table:table-cell table:style-name="ce1" office:value-type="float" office:value="0.000659947">
            <text:p>6.60E-004</text:p>
          </table:table-cell>
          <table:table-cell table:style-name="ce1" office:value-type="float" office:value="0.000661896">
            <text:p>6.62E-004</text:p>
          </table:table-cell>
          <table:table-cell table:style-name="ce1" office:value-type="float" office:value="0.00066264364">
            <text:p>6.63E-004</text:p>
          </table:table-cell>
          <table:table-cell table:style-name="ce1" office:value-type="float" office:value="0.0006640227">
            <text:p>6.64E-004</text:p>
          </table:table-cell>
          <table:table-cell table:style-name="ce1" office:value-type="float" office:value="0.0006656363">
            <text:p>6.66E-004</text:p>
          </table:table-cell>
          <table:table-cell table:style-name="ce1" office:value-type="float" office:value="0.0006689703">
            <text:p>6.69E-004</text:p>
          </table:table-cell>
          <table:table-cell table:style-name="ce1" office:value-type="float" office:value="0.0006700658">
            <text:p>6.70E-004</text:p>
          </table:table-cell>
          <table:table-cell table:style-name="ce1" office:value-type="float" office:value="0.00067164685">
            <text:p>6.72E-004</text:p>
          </table:table-cell>
          <table:table-cell table:style-name="ce1" office:value-type="float" office:value="0.00067296496">
            <text:p>6.73E-004</text:p>
          </table:table-cell>
          <table:table-cell table:style-name="ce1" office:value-type="float" office:value="0.00067545037">
            <text:p>6.75E-004</text:p>
          </table:table-cell>
          <table:table-cell table:style-name="ce1" office:value-type="float" office:value="0.00067786436">
            <text:p>6.78E-004</text:p>
          </table:table-cell>
          <table:table-cell table:style-name="ce1" office:value-type="float" office:value="0.0006788758">
            <text:p>6.79E-004</text:p>
          </table:table-cell>
          <table:table-cell table:style-name="ce1" office:value-type="float" office:value="0.0006802493">
            <text:p>6.80E-004</text:p>
          </table:table-cell>
          <table:table-cell table:style-name="ce1" office:value-type="float" office:value="0.0006821627">
            <text:p>6.82E-004</text:p>
          </table:table-cell>
          <table:table-cell table:style-name="ce1" office:value-type="float" office:value="0.0006861652">
            <text:p>6.86E-004</text:p>
          </table:table-cell>
          <table:table-cell table:style-name="ce1" office:value-type="float" office:value="0.0006875337">
            <text:p>6.88E-004</text:p>
          </table:table-cell>
          <table:table-cell table:style-name="ce1" office:value-type="float" office:value="0.0006891092">
            <text:p>6.89E-004</text:p>
          </table:table-cell>
          <table:table-cell table:style-name="ce1" office:value-type="float" office:value="0.00069111906">
            <text:p>6.91E-004</text:p>
          </table:table-cell>
          <table:table-cell table:style-name="ce1" office:value-type="float" office:value="0.0006948097">
            <text:p>6.95E-004</text:p>
          </table:table-cell>
          <table:table-cell table:style-name="ce1" office:value-type="float" office:value="0.00069637125">
            <text:p>6.96E-004</text:p>
          </table:table-cell>
          <table:table-cell table:style-name="ce1" office:value-type="float" office:value="0.0006979212">
            <text:p>6.98E-004</text:p>
          </table:table-cell>
          <table:table-cell table:style-name="ce1" office:value-type="float" office:value="0.00069985766">
            <text:p>7.00E-004</text:p>
          </table:table-cell>
          <table:table-cell/>
        </table:table-row>
        <table:table-row table:style-name="ro1">
          <table:table-cell office:value-type="string">
            <text:p>/mnt/share/Music/Albums/Tool/Tool - Lateralus/Tool - Lateralus - 13 - Faaip De Oiad.mp3</text:p>
          </table:table-cell>
          <table:table-cell office:value-type="float" office:value="0.040731557">
            <text:p>0.040731557</text:p>
          </table:table-cell>
          <table:table-cell office:value-type="float" office:value="0.04232789">
            <text:p>0.04232789</text:p>
          </table:table-cell>
          <table:table-cell office:value-type="float" office:value="0.05556391">
            <text:p>0.05556391</text:p>
          </table:table-cell>
          <table:table-cell office:value-type="float" office:value="0.036407676">
            <text:p>0.036407676</text:p>
          </table:table-cell>
          <table:table-cell office:value-type="float" office:value="0.03268653">
            <text:p>0.03268653</text:p>
          </table:table-cell>
          <table:table-cell office:value-type="float" office:value="0.04275332">
            <text:p>0.04275332</text:p>
          </table:table-cell>
          <table:table-cell office:value-type="float" office:value="0.041249547">
            <text:p>0.041249547</text:p>
          </table:table-cell>
          <table:table-cell office:value-type="float" office:value="0.04035049">
            <text:p>0.04035049</text:p>
          </table:table-cell>
          <table:table-cell office:value-type="float" office:value="0.033577412">
            <text:p>0.033577412</text:p>
          </table:table-cell>
          <table:table-cell office:value-type="float" office:value="0.025191598">
            <text:p>0.025191598</text:p>
          </table:table-cell>
          <table:table-cell office:value-type="float" office:value="0.023843715">
            <text:p>0.023843715</text:p>
          </table:table-cell>
          <table:table-cell office:value-type="float" office:value="0.03243456">
            <text:p>0.03243456</text:p>
          </table:table-cell>
          <table:table-cell office:value-type="float" office:value="0.040874083">
            <text:p>0.040874083</text:p>
          </table:table-cell>
          <table:table-cell office:value-type="float" office:value="0.029978251">
            <text:p>0.029978251</text:p>
          </table:table-cell>
          <table:table-cell office:value-type="float" office:value="0.028450517">
            <text:p>0.028450517</text:p>
          </table:table-cell>
          <table:table-cell office:value-type="float" office:value="0.02788806">
            <text:p>0.02788806</text:p>
          </table:table-cell>
          <table:table-cell office:value-type="float" office:value="0.034864556">
            <text:p>0.034864556</text:p>
          </table:table-cell>
          <table:table-cell office:value-type="float" office:value="0.048218526">
            <text:p>0.048218526</text:p>
          </table:table-cell>
          <table:table-cell office:value-type="float" office:value="0.036017887">
            <text:p>0.036017887</text:p>
          </table:table-cell>
          <table:table-cell office:value-type="float" office:value="0.028903784">
            <text:p>0.028903784</text:p>
          </table:table-cell>
          <table:table-cell office:value-type="float" office:value="0.024468549">
            <text:p>0.024468549</text:p>
          </table:table-cell>
          <table:table-cell office:value-type="float" office:value="0.028486399">
            <text:p>0.028486399</text:p>
          </table:table-cell>
          <table:table-cell office:value-type="float" office:value="0.03277586">
            <text:p>0.03277586</text:p>
          </table:table-cell>
          <table:table-cell office:value-type="float" office:value="0.023099376">
            <text:p>0.023099376</text:p>
          </table:table-cell>
          <table:table-cell office:value-type="float" office:value="0.019312544">
            <text:p>0.019312544</text:p>
          </table:table-cell>
          <table:table-cell office:value-type="float" office:value="0.019652016">
            <text:p>0.019652016</text:p>
          </table:table-cell>
          <table:table-cell office:value-type="float" office:value="0.020664638">
            <text:p>0.020664638</text:p>
          </table:table-cell>
          <table:table-cell office:value-type="float" office:value="0.02072744">
            <text:p>0.02072744</text:p>
          </table:table-cell>
          <table:table-cell office:value-type="float" office:value="0.01787838">
            <text:p>0.01787838</text:p>
          </table:table-cell>
          <table:table-cell office:value-type="float" office:value="0.016363192">
            <text:p>0.016363192</text:p>
          </table:table-cell>
          <table:table-cell office:value-type="float" office:value="0.015596961">
            <text:p>0.015596961</text:p>
          </table:table-cell>
          <table:table-cell office:value-type="float" office:value="0.0130145885">
            <text:p>0.0130145885</text:p>
          </table:table-cell>
          <table:table-cell office:value-type="float" office:value="0.01456943">
            <text:p>0.01456943</text:p>
          </table:table-cell>
          <table:table-cell office:value-type="float" office:value="0.013836677">
            <text:p>0.013836677</text:p>
          </table:table-cell>
          <table:table-cell office:value-type="float" office:value="0.016617032">
            <text:p>0.016617032</text:p>
          </table:table-cell>
          <table:table-cell office:value-type="float" office:value="0.011803177">
            <text:p>0.011803177</text:p>
          </table:table-cell>
          <table:table-cell office:value-type="float" office:value="0.013658811">
            <text:p>0.013658811</text:p>
          </table:table-cell>
          <table:table-cell office:value-type="float" office:value="0.014648403">
            <text:p>0.014648403</text:p>
          </table:table-cell>
          <table:table-cell office:value-type="float" office:value="0.012872851">
            <text:p>0.012872851</text:p>
          </table:table-cell>
          <table:table-cell office:value-type="float" office:value="0.013131401">
            <text:p>0.013131401</text:p>
          </table:table-cell>
          <table:table-cell office:value-type="float" office:value="0.012781591">
            <text:p>0.012781591</text:p>
          </table:table-cell>
          <table:table-cell office:value-type="float" office:value="0.012265688">
            <text:p>0.012265688</text:p>
          </table:table-cell>
          <table:table-cell office:value-type="float" office:value="0.010754091">
            <text:p>0.010754091</text:p>
          </table:table-cell>
          <table:table-cell office:value-type="float" office:value="0.013289709">
            <text:p>0.013289709</text:p>
          </table:table-cell>
          <table:table-cell office:value-type="float" office:value="0.014876968">
            <text:p>0.014876968</text:p>
          </table:table-cell>
          <table:table-cell office:value-type="float" office:value="0.01407101">
            <text:p>0.01407101</text:p>
          </table:table-cell>
          <table:table-cell office:value-type="float" office:value="0.011937959">
            <text:p>0.011937959</text:p>
          </table:table-cell>
          <table:table-cell office:value-type="float" office:value="0.011521672">
            <text:p>0.011521672</text:p>
          </table:table-cell>
          <table:table-cell office:value-type="float" office:value="0.012822125">
            <text:p>0.012822125</text:p>
          </table:table-cell>
          <table:table-cell office:value-type="float" office:value="0.010928899">
            <text:p>0.010928899</text:p>
          </table:table-cell>
          <table:table-cell office:value-type="float" office:value="0.011178672">
            <text:p>0.011178672</text:p>
          </table:table-cell>
          <table:table-cell office:value-type="float" office:value="0.009597237">
            <text:p>0.009597237</text:p>
          </table:table-cell>
          <table:table-cell office:value-type="float" office:value="0.009889697">
            <text:p>0.009889697</text:p>
          </table:table-cell>
          <table:table-cell office:value-type="float" office:value="0.010195319">
            <text:p>0.010195319</text:p>
          </table:table-cell>
          <table:table-cell office:value-type="float" office:value="0.010121932">
            <text:p>0.010121932</text:p>
          </table:table-cell>
          <table:table-cell office:value-type="float" office:value="0.012103629">
            <text:p>0.012103629</text:p>
          </table:table-cell>
          <table:table-cell office:value-type="float" office:value="0.012394087">
            <text:p>0.012394087</text:p>
          </table:table-cell>
          <table:table-cell office:value-type="float" office:value="0.009924914">
            <text:p>0.009924914</text:p>
          </table:table-cell>
          <table:table-cell office:value-type="float" office:value="0.009523625">
            <text:p>0.009523625</text:p>
          </table:table-cell>
          <table:table-cell office:value-type="float" office:value="0.008892876">
            <text:p>0.008892876</text:p>
          </table:table-cell>
          <table:table-cell office:value-type="float" office:value="0.010301529">
            <text:p>0.010301529</text:p>
          </table:table-cell>
          <table:table-cell office:value-type="float" office:value="0.012310721">
            <text:p>0.012310721</text:p>
          </table:table-cell>
          <table:table-cell office:value-type="float" office:value="0.008945135">
            <text:p>0.008945135</text:p>
          </table:table-cell>
          <table:table-cell office:value-type="float" office:value="0.009807094">
            <text:p>0.009807094</text:p>
          </table:table-cell>
          <table:table-cell office:value-type="float" office:value="0.009927583">
            <text:p>0.009927583</text:p>
          </table:table-cell>
          <table:table-cell office:value-type="float" office:value="0.011919525">
            <text:p>0.011919525</text:p>
          </table:table-cell>
          <table:table-cell office:value-type="float" office:value="0.012155817">
            <text:p>0.012155817</text:p>
          </table:table-cell>
          <table:table-cell office:value-type="float" office:value="0.015726354">
            <text:p>0.015726354</text:p>
          </table:table-cell>
          <table:table-cell office:value-type="float" office:value="0.022852564">
            <text:p>0.022852564</text:p>
          </table:table-cell>
          <table:table-cell office:value-type="float" office:value="0.015255193">
            <text:p>0.015255193</text:p>
          </table:table-cell>
          <table:table-cell office:value-type="float" office:value="0.011399044">
            <text:p>0.011399044</text:p>
          </table:table-cell>
          <table:table-cell office:value-type="float" office:value="0.01245038">
            <text:p>0.01245038</text:p>
          </table:table-cell>
          <table:table-cell office:value-type="float" office:value="0.011253438">
            <text:p>0.011253438</text:p>
          </table:table-cell>
          <table:table-cell office:value-type="float" office:value="0.009064817">
            <text:p>0.009064817</text:p>
          </table:table-cell>
          <table:table-cell office:value-type="float" office:value="0.010530017">
            <text:p>0.010530017</text:p>
          </table:table-cell>
          <table:table-cell office:value-type="float" office:value="0.012023577">
            <text:p>0.012023577</text:p>
          </table:table-cell>
          <table:table-cell office:value-type="float" office:value="0.009367415">
            <text:p>0.009367415</text:p>
          </table:table-cell>
          <table:table-cell office:value-type="float" office:value="0.009312231">
            <text:p>0.009312231</text:p>
          </table:table-cell>
          <table:table-cell office:value-type="float" office:value="0.009600373">
            <text:p>0.009600373</text:p>
          </table:table-cell>
          <table:table-cell office:value-type="float" office:value="0.008499997">
            <text:p>0.008499997</text:p>
          </table:table-cell>
          <table:table-cell office:value-type="float" office:value="0.008620854">
            <text:p>0.008620854</text:p>
          </table:table-cell>
          <table:table-cell office:value-type="float" office:value="0.0076442966">
            <text:p>0.0076442966</text:p>
          </table:table-cell>
          <table:table-cell office:value-type="float" office:value="0.0078000026">
            <text:p>0.0078000026</text:p>
          </table:table-cell>
          <table:table-cell office:value-type="float" office:value="0.007803329">
            <text:p>0.007803329</text:p>
          </table:table-cell>
          <table:table-cell office:value-type="float" office:value="0.0073091183">
            <text:p>0.0073091183</text:p>
          </table:table-cell>
          <table:table-cell office:value-type="float" office:value="0.0071688606">
            <text:p>0.0071688606</text:p>
          </table:table-cell>
          <table:table-cell office:value-type="float" office:value="0.007500058">
            <text:p>0.007500058</text:p>
          </table:table-cell>
          <table:table-cell office:value-type="float" office:value="0.0072382353">
            <text:p>0.0072382353</text:p>
          </table:table-cell>
          <table:table-cell office:value-type="float" office:value="0.006989417">
            <text:p>0.006989417</text:p>
          </table:table-cell>
          <table:table-cell office:value-type="float" office:value="0.007088512">
            <text:p>0.007088512</text:p>
          </table:table-cell>
          <table:table-cell office:value-type="float" office:value="0.006203021">
            <text:p>0.006203021</text:p>
          </table:table-cell>
          <table:table-cell office:value-type="float" office:value="0.006759164">
            <text:p>0.006759164</text:p>
          </table:table-cell>
          <table:table-cell office:value-type="float" office:value="0.0062959">
            <text:p>0.0062959</text:p>
          </table:table-cell>
          <table:table-cell office:value-type="float" office:value="0.007541632">
            <text:p>0.007541632</text:p>
          </table:table-cell>
          <table:table-cell office:value-type="float" office:value="0.0063198796">
            <text:p>0.0063198796</text:p>
          </table:table-cell>
          <table:table-cell office:value-type="float" office:value="0.0071837013">
            <text:p>0.0071837013</text:p>
          </table:table-cell>
          <table:table-cell office:value-type="float" office:value="0.0062848404">
            <text:p>0.0062848404</text:p>
          </table:table-cell>
          <table:table-cell office:value-type="float" office:value="0.006339558">
            <text:p>0.006339558</text:p>
          </table:table-cell>
          <table:table-cell office:value-type="float" office:value="0.006022749">
            <text:p>0.006022749</text:p>
          </table:table-cell>
          <table:table-cell office:value-type="float" office:value="0.006889953">
            <text:p>0.006889953</text:p>
          </table:table-cell>
          <table:table-cell office:value-type="float" office:value="0.0069403728">
            <text:p>0.0069403728</text:p>
          </table:table-cell>
          <table:table-cell office:value-type="float" office:value="0.0067968336">
            <text:p>0.0067968336</text:p>
          </table:table-cell>
          <table:table-cell office:value-type="float" office:value="0.007824845">
            <text:p>0.007824845</text:p>
          </table:table-cell>
          <table:table-cell office:value-type="float" office:value="0.006825005">
            <text:p>0.006825005</text:p>
          </table:table-cell>
          <table:table-cell office:value-type="float" office:value="0.00643485">
            <text:p>0.00643485</text:p>
          </table:table-cell>
          <table:table-cell office:value-type="float" office:value="0.0070348363">
            <text:p>0.0070348363</text:p>
          </table:table-cell>
          <table:table-cell office:value-type="float" office:value="0.0068788105">
            <text:p>0.0068788105</text:p>
          </table:table-cell>
          <table:table-cell office:value-type="float" office:value="0.0067382627">
            <text:p>0.0067382627</text:p>
          </table:table-cell>
          <table:table-cell office:value-type="float" office:value="0.0066899923">
            <text:p>0.0066899923</text:p>
          </table:table-cell>
          <table:table-cell office:value-type="float" office:value="0.006729874">
            <text:p>0.006729874</text:p>
          </table:table-cell>
          <table:table-cell office:value-type="float" office:value="0.0063956333">
            <text:p>0.0063956333</text:p>
          </table:table-cell>
          <table:table-cell office:value-type="float" office:value="0.006174017">
            <text:p>0.006174017</text:p>
          </table:table-cell>
          <table:table-cell office:value-type="float" office:value="0.0066869333">
            <text:p>0.0066869333</text:p>
          </table:table-cell>
          <table:table-cell office:value-type="float" office:value="0.006199736">
            <text:p>0.006199736</text:p>
          </table:table-cell>
          <table:table-cell office:value-type="float" office:value="0.005494372">
            <text:p>0.005494372</text:p>
          </table:table-cell>
          <table:table-cell office:value-type="float" office:value="0.0052423733">
            <text:p>0.0052423733</text:p>
          </table:table-cell>
          <table:table-cell office:value-type="float" office:value="0.005542968">
            <text:p>0.005542968</text:p>
          </table:table-cell>
          <table:table-cell office:value-type="float" office:value="0.0056604487">
            <text:p>0.0056604487</text:p>
          </table:table-cell>
          <table:table-cell office:value-type="float" office:value="0.0059338473">
            <text:p>0.0059338473</text:p>
          </table:table-cell>
          <table:table-cell office:value-type="float" office:value="0.005575784">
            <text:p>0.005575784</text:p>
          </table:table-cell>
          <table:table-cell office:value-type="float" office:value="0.0051288954">
            <text:p>0.0051288954</text:p>
          </table:table-cell>
          <table:table-cell office:value-type="float" office:value="0.0047312025">
            <text:p>0.0047312025</text:p>
          </table:table-cell>
          <table:table-cell office:value-type="float" office:value="0.0046846266">
            <text:p>0.0046846266</text:p>
          </table:table-cell>
          <table:table-cell office:value-type="float" office:value="0.0046254806">
            <text:p>0.0046254806</text:p>
          </table:table-cell>
          <table:table-cell office:value-type="float" office:value="0.0041914894">
            <text:p>0.0041914894</text:p>
          </table:table-cell>
          <table:table-cell office:value-type="float" office:value="0.0041706557">
            <text:p>0.0041706557</text:p>
          </table:table-cell>
          <table:table-cell office:value-type="float" office:value="0.00437351">
            <text:p>0.00437351</text:p>
          </table:table-cell>
          <table:table-cell office:value-type="float" office:value="0.004750211">
            <text:p>0.004750211</text:p>
          </table:table-cell>
          <table:table-cell office:value-type="float" office:value="0.0045535676">
            <text:p>0.0045535676</text:p>
          </table:table-cell>
          <table:table-cell office:value-type="float" office:value="0.0043079895">
            <text:p>0.0043079895</text:p>
          </table:table-cell>
          <table:table-cell office:value-type="float" office:value="0.0043709124">
            <text:p>0.0043709124</text:p>
          </table:table-cell>
          <table:table-cell office:value-type="float" office:value="0.0040712906">
            <text:p>0.0040712906</text:p>
          </table:table-cell>
          <table:table-cell office:value-type="float" office:value="0.0039336067">
            <text:p>0.0039336067</text:p>
          </table:table-cell>
          <table:table-cell office:value-type="float" office:value="0.0037732355">
            <text:p>0.0037732355</text:p>
          </table:table-cell>
          <table:table-cell office:value-type="float" office:value="0.003800024">
            <text:p>0.003800024</text:p>
          </table:table-cell>
          <table:table-cell office:value-type="float" office:value="0.0035775595">
            <text:p>0.0035775595</text:p>
          </table:table-cell>
          <table:table-cell office:value-type="float" office:value="0.0035854983">
            <text:p>0.0035854983</text:p>
          </table:table-cell>
          <table:table-cell office:value-type="float" office:value="0.0037465873">
            <text:p>0.0037465873</text:p>
          </table:table-cell>
          <table:table-cell office:value-type="float" office:value="0.0036644682">
            <text:p>0.0036644682</text:p>
          </table:table-cell>
          <table:table-cell office:value-type="float" office:value="0.0035642115">
            <text:p>0.0035642115</text:p>
          </table:table-cell>
          <table:table-cell office:value-type="float" office:value="0.0031715278">
            <text:p>0.0031715278</text:p>
          </table:table-cell>
          <table:table-cell office:value-type="float" office:value="0.0032218285">
            <text:p>0.0032218285</text:p>
          </table:table-cell>
          <table:table-cell office:value-type="float" office:value="0.003216263">
            <text:p>0.003216263</text:p>
          </table:table-cell>
          <table:table-cell office:value-type="float" office:value="0.0032032426">
            <text:p>0.0032032426</text:p>
          </table:table-cell>
          <table:table-cell office:value-type="float" office:value="0.0037167019">
            <text:p>0.0037167019</text:p>
          </table:table-cell>
          <table:table-cell office:value-type="float" office:value="0.0032372843">
            <text:p>0.0032372843</text:p>
          </table:table-cell>
          <table:table-cell office:value-type="float" office:value="0.0033799077">
            <text:p>0.0033799077</text:p>
          </table:table-cell>
          <table:table-cell office:value-type="float" office:value="0.0032228248">
            <text:p>0.0032228248</text:p>
          </table:table-cell>
          <table:table-cell office:value-type="float" office:value="0.0028936437">
            <text:p>0.0028936437</text:p>
          </table:table-cell>
          <table:table-cell office:value-type="float" office:value="0.0028625655">
            <text:p>0.0028625655</text:p>
          </table:table-cell>
          <table:table-cell office:value-type="float" office:value="0.0029019255">
            <text:p>0.0029019255</text:p>
          </table:table-cell>
          <table:table-cell office:value-type="float" office:value="0.002842041">
            <text:p>0.002842041</text:p>
          </table:table-cell>
          <table:table-cell office:value-type="float" office:value="0.0026297078">
            <text:p>0.0026297078</text:p>
          </table:table-cell>
          <table:table-cell office:value-type="float" office:value="0.00284033">
            <text:p>0.00284033</text:p>
          </table:table-cell>
          <table:table-cell office:value-type="float" office:value="0.0030115044">
            <text:p>0.0030115044</text:p>
          </table:table-cell>
          <table:table-cell office:value-type="float" office:value="0.0026800716">
            <text:p>0.0026800716</text:p>
          </table:table-cell>
          <table:table-cell office:value-type="float" office:value="0.0024422186">
            <text:p>0.0024422186</text:p>
          </table:table-cell>
          <table:table-cell office:value-type="float" office:value="0.0025800639">
            <text:p>0.0025800639</text:p>
          </table:table-cell>
          <table:table-cell office:value-type="float" office:value="0.0024697038">
            <text:p>0.0024697038</text:p>
          </table:table-cell>
          <table:table-cell office:value-type="float" office:value="0.0022313653">
            <text:p>0.0022313653</text:p>
          </table:table-cell>
          <table:table-cell office:value-type="float" office:value="0.0024285968">
            <text:p>0.0024285968</text:p>
          </table:table-cell>
          <table:table-cell office:value-type="float" office:value="0.002505809">
            <text:p>0.002505809</text:p>
          </table:table-cell>
          <table:table-cell office:value-type="float" office:value="0.0023710954">
            <text:p>0.0023710954</text:p>
          </table:table-cell>
          <table:table-cell office:value-type="float" office:value="0.0023948257">
            <text:p>0.0023948257</text:p>
          </table:table-cell>
          <table:table-cell office:value-type="float" office:value="0.0023121976">
            <text:p>0.0023121976</text:p>
          </table:table-cell>
          <table:table-cell office:value-type="float" office:value="0.002192725">
            <text:p>0.002192725</text:p>
          </table:table-cell>
          <table:table-cell office:value-type="float" office:value="0.0021563151">
            <text:p>0.0021563151</text:p>
          </table:table-cell>
          <table:table-cell office:value-type="float" office:value="0.0022266184">
            <text:p>0.0022266184</text:p>
          </table:table-cell>
          <table:table-cell office:value-type="float" office:value="0.0020613805">
            <text:p>0.0020613805</text:p>
          </table:table-cell>
          <table:table-cell office:value-type="float" office:value="0.0020794522">
            <text:p>0.0020794522</text:p>
          </table:table-cell>
          <table:table-cell office:value-type="float" office:value="0.0022615897">
            <text:p>0.0022615897</text:p>
          </table:table-cell>
          <table:table-cell office:value-type="float" office:value="0.002032705">
            <text:p>0.002032705</text:p>
          </table:table-cell>
          <table:table-cell office:value-type="float" office:value="0.002104531">
            <text:p>0.002104531</text:p>
          </table:table-cell>
          <table:table-cell office:value-type="float" office:value="0.0021077313">
            <text:p>0.0021077313</text:p>
          </table:table-cell>
          <table:table-cell office:value-type="float" office:value="0.002027057">
            <text:p>0.002027057</text:p>
          </table:table-cell>
          <table:table-cell office:value-type="float" office:value="0.0018607653">
            <text:p>0.0018607653</text:p>
          </table:table-cell>
          <table:table-cell office:value-type="float" office:value="0.0020604886">
            <text:p>0.0020604886</text:p>
          </table:table-cell>
          <table:table-cell office:value-type="float" office:value="0.0020967904">
            <text:p>0.0020967904</text:p>
          </table:table-cell>
          <table:table-cell office:value-type="float" office:value="0.002017404">
            <text:p>0.002017404</text:p>
          </table:table-cell>
          <table:table-cell office:value-type="float" office:value="0.002111936">
            <text:p>0.002111936</text:p>
          </table:table-cell>
          <table:table-cell office:value-type="float" office:value="0.0021517123">
            <text:p>0.0021517123</text:p>
          </table:table-cell>
          <table:table-cell office:value-type="float" office:value="0.002059113">
            <text:p>0.002059113</text:p>
          </table:table-cell>
          <table:table-cell office:value-type="float" office:value="0.0018562165">
            <text:p>0.0018562165</text:p>
          </table:table-cell>
          <table:table-cell office:value-type="float" office:value="0.0017838874">
            <text:p>0.0017838874</text:p>
          </table:table-cell>
          <table:table-cell office:value-type="float" office:value="0.0017310561">
            <text:p>0.0017310561</text:p>
          </table:table-cell>
          <table:table-cell office:value-type="float" office:value="0.0018233211">
            <text:p>0.0018233211</text:p>
          </table:table-cell>
          <table:table-cell table:style-name="ce1" office:value-type="float" office:value="0.00077533326">
            <text:p>7.75E-004</text:p>
          </table:table-cell>
          <table:table-cell table:style-name="ce1" office:value-type="float" office:value="0.0006478652">
            <text:p>6.48E-004</text:p>
          </table:table-cell>
          <table:table-cell table:style-name="ce1" office:value-type="float" office:value="0.00063669495">
            <text:p>6.37E-004</text:p>
          </table:table-cell>
          <table:table-cell table:style-name="ce1" office:value-type="float" office:value="0.0006351804">
            <text:p>6.35E-004</text:p>
          </table:table-cell>
          <table:table-cell table:style-name="ce1" office:value-type="float" office:value="0.0006340529">
            <text:p>6.34E-004</text:p>
          </table:table-cell>
          <table:table-cell table:style-name="ce1" office:value-type="float" office:value="0.0006287758">
            <text:p>6.29E-004</text:p>
          </table:table-cell>
          <table:table-cell table:style-name="ce1" office:value-type="float" office:value="0.0006214435">
            <text:p>6.21E-004</text:p>
          </table:table-cell>
          <table:table-cell table:style-name="ce1" office:value-type="float" office:value="0.0006259876">
            <text:p>6.26E-004</text:p>
          </table:table-cell>
          <table:table-cell table:style-name="ce1" office:value-type="float" office:value="0.00062800426">
            <text:p>6.28E-004</text:p>
          </table:table-cell>
          <table:table-cell table:style-name="ce1" office:value-type="float" office:value="0.00069451035">
            <text:p>6.95E-004</text:p>
          </table:table-cell>
          <table:table-cell table:style-name="ce1" office:value-type="float" office:value="0.00072984735">
            <text:p>7.30E-004</text:p>
          </table:table-cell>
          <table:table-cell table:style-name="ce1" office:value-type="float" office:value="0.0006602896">
            <text:p>6.60E-004</text:p>
          </table:table-cell>
          <table:table-cell table:style-name="ce1" office:value-type="float" office:value="0.0006430565">
            <text:p>6.43E-004</text:p>
          </table:table-cell>
          <table:table-cell table:style-name="ce1" office:value-type="float" office:value="0.0006413152">
            <text:p>6.41E-004</text:p>
          </table:table-cell>
          <table:table-cell table:style-name="ce1" office:value-type="float" office:value="0.00064321165">
            <text:p>6.43E-004</text:p>
          </table:table-cell>
          <table:table-cell table:style-name="ce1" office:value-type="float" office:value="0.00064208574">
            <text:p>6.42E-004</text:p>
          </table:table-cell>
          <table:table-cell table:style-name="ce1" office:value-type="float" office:value="0.000639197">
            <text:p>6.39E-004</text:p>
          </table:table-cell>
          <table:table-cell table:style-name="ce1" office:value-type="float" office:value="0.00063869735">
            <text:p>6.39E-004</text:p>
          </table:table-cell>
          <table:table-cell table:style-name="ce1" office:value-type="float" office:value="0.00069735525">
            <text:p>6.97E-004</text:p>
          </table:table-cell>
          <table:table-cell office:value-type="float" office:value="0.00075277785">
            <text:p>7.53E-004</text:p>
          </table:table-cell>
          <table:table-cell office:value-type="float" office:value="0.0006472421">
            <text:p>6.47E-004</text:p>
          </table:table-cell>
          <table:table-cell table:style-name="ce1" office:value-type="float" office:value="0.00063921383">
            <text:p>6.39E-004</text:p>
          </table:table-cell>
          <table:table-cell table:style-name="ce1" office:value-type="float" office:value="0.0006348502">
            <text:p>6.35E-004</text:p>
          </table:table-cell>
          <table:table-cell table:style-name="ce1" office:value-type="float" office:value="0.0006379591">
            <text:p>6.38E-004</text:p>
          </table:table-cell>
          <table:table-cell table:style-name="ce1" office:value-type="float" office:value="0.00064226746">
            <text:p>6.42E-004</text:p>
          </table:table-cell>
          <table:table-cell table:style-name="ce1" office:value-type="float" office:value="0.0006398673">
            <text:p>6.40E-004</text:p>
          </table:table-cell>
          <table:table-cell table:style-name="ce1" office:value-type="float" office:value="0.00064157916">
            <text:p>6.42E-004</text:p>
          </table:table-cell>
          <table:table-cell table:style-name="ce1" office:value-type="float" office:value="0.00064044906">
            <text:p>6.40E-004</text:p>
          </table:table-cell>
          <table:table-cell table:style-name="ce1" office:value-type="float" office:value="0.00063984614">
            <text:p>6.40E-004</text:p>
          </table:table-cell>
          <table:table-cell table:style-name="ce1" office:value-type="float" office:value="0.00064284087">
            <text:p>6.43E-004</text:p>
          </table:table-cell>
          <table:table-cell table:style-name="ce1" office:value-type="float" office:value="0.0006427441">
            <text:p>6.43E-004</text:p>
          </table:table-cell>
          <table:table-cell table:style-name="ce1" office:value-type="float" office:value="0.0006444657">
            <text:p>6.44E-004</text:p>
          </table:table-cell>
          <table:table-cell table:style-name="ce1" office:value-type="float" office:value="0.0006457553">
            <text:p>6.46E-004</text:p>
          </table:table-cell>
          <table:table-cell table:style-name="ce1" office:value-type="float" office:value="0.00064563536">
            <text:p>6.46E-004</text:p>
          </table:table-cell>
          <table:table-cell table:style-name="ce1" office:value-type="float" office:value="0.00064833637">
            <text:p>6.48E-004</text:p>
          </table:table-cell>
          <table:table-cell table:style-name="ce1" office:value-type="float" office:value="0.00065074186">
            <text:p>6.51E-004</text:p>
          </table:table-cell>
          <table:table-cell table:style-name="ce1" office:value-type="float" office:value="0.000652436">
            <text:p>6.52E-004</text:p>
          </table:table-cell>
          <table:table-cell table:style-name="ce1" office:value-type="float" office:value="0.0006526436">
            <text:p>6.53E-004</text:p>
          </table:table-cell>
          <table:table-cell table:style-name="ce1" office:value-type="float" office:value="0.0006549843">
            <text:p>6.55E-004</text:p>
          </table:table-cell>
          <table:table-cell table:style-name="ce1" office:value-type="float" office:value="0.00065711327">
            <text:p>6.57E-004</text:p>
          </table:table-cell>
          <table:table-cell table:style-name="ce1" office:value-type="float" office:value="0.0006594023">
            <text:p>6.59E-004</text:p>
          </table:table-cell>
          <table:table-cell table:style-name="ce1" office:value-type="float" office:value="0.0006602186">
            <text:p>6.60E-004</text:p>
          </table:table-cell>
          <table:table-cell table:style-name="ce1" office:value-type="float" office:value="0.00066248013">
            <text:p>6.62E-004</text:p>
          </table:table-cell>
          <table:table-cell table:style-name="ce1" office:value-type="float" office:value="0.0006644329">
            <text:p>6.64E-004</text:p>
          </table:table-cell>
          <table:table-cell table:style-name="ce1" office:value-type="float" office:value="0.0006652">
            <text:p>6.65E-004</text:p>
          </table:table-cell>
          <table:table-cell table:style-name="ce1" office:value-type="float" office:value="0.0006668589">
            <text:p>6.67E-004</text:p>
          </table:table-cell>
          <table:table-cell table:style-name="ce1" office:value-type="float" office:value="0.00066872995">
            <text:p>6.69E-004</text:p>
          </table:table-cell>
          <table:table-cell table:style-name="ce1" office:value-type="float" office:value="0.0006701249">
            <text:p>6.70E-004</text:p>
          </table:table-cell>
          <table:table-cell table:style-name="ce1" office:value-type="float" office:value="0.0006732601">
            <text:p>6.73E-004</text:p>
          </table:table-cell>
          <table:table-cell table:style-name="ce1" office:value-type="float" office:value="0.00067532004">
            <text:p>6.75E-004</text:p>
          </table:table-cell>
          <table:table-cell table:style-name="ce1" office:value-type="float" office:value="0.00067640806">
            <text:p>6.76E-004</text:p>
          </table:table-cell>
          <table:table-cell table:style-name="ce1" office:value-type="float" office:value="0.00067734247">
            <text:p>6.77E-004</text:p>
          </table:table-cell>
          <table:table-cell table:style-name="ce1" office:value-type="float" office:value="0.0006822552">
            <text:p>6.82E-004</text:p>
          </table:table-cell>
          <table:table-cell table:style-name="ce1" office:value-type="float" office:value="0.00068334024">
            <text:p>6.83E-004</text:p>
          </table:table-cell>
          <table:table-cell table:style-name="ce1" office:value-type="float" office:value="0.0006839249">
            <text:p>6.84E-004</text:p>
          </table:table-cell>
          <table:table-cell table:style-name="ce1" office:value-type="float" office:value="0.00068629853">
            <text:p>6.86E-004</text:p>
          </table:table-cell>
          <table:table-cell table:style-name="ce1" office:value-type="float" office:value="0.0006902097">
            <text:p>6.90E-004</text:p>
          </table:table-cell>
          <table:table-cell table:style-name="ce1" office:value-type="float" office:value="0.0006923799">
            <text:p>6.92E-004</text:p>
          </table:table-cell>
          <table:table-cell table:style-name="ce1" office:value-type="float" office:value="0.0006927752">
            <text:p>6.93E-004</text:p>
          </table:table-cell>
          <table:table-cell table:style-name="ce1" office:value-type="float" office:value="0.0006949444">
            <text:p>6.95E-004</text:p>
          </table:table-cell>
          <table:table-cell table:style-name="ce1" office:value-type="float" office:value="0.00069759897">
            <text:p>6.98E-004</text:p>
          </table:table-cell>
          <table:table-cell table:style-name="ce1" office:value-type="float" office:value="0.00070073386">
            <text:p>7.01E-004</text:p>
          </table:table-cell>
          <table:table-cell table:style-name="ce1" office:value-type="float" office:value="0.0007031425">
            <text:p>7.03E-004</text:p>
          </table:table-cell>
          <table:table-cell table:style-name="ce1" office:value-type="float" office:value="0.00070522464">
            <text:p>7.05E-004</text:p>
          </table:table-cell>
          <table:table-cell table:style-name="ce1" office:value-type="float" office:value="0.0007063601">
            <text:p>7.06E-004</text:p>
          </table:table-cell>
          <table:table-cell table:style-name="ce1" office:value-type="float" office:value="0.0007110284">
            <text:p>7.11E-004</text:p>
          </table:table-cell>
          <table:table-cell table:style-name="ce1" office:value-type="float" office:value="0.00071320264">
            <text:p>7.13E-004</text:p>
          </table:table-cell>
          <table:table-cell table:style-name="ce1" office:value-type="float" office:value="0.0007146344">
            <text:p>7.15E-004</text:p>
          </table:table-cell>
          <table:table-cell table:style-name="ce1" office:value-type="float" office:value="0.0007157725">
            <text:p>7.16E-004</text:p>
          </table:table-cell>
          <table:table-cell/>
        </table:table-row>
        <table:table-row table:style-name="ro1">
          <table:table-cell office:value-type="string">
            <text:p>/mnt/share/Music/Albums/Tool/Tool - Opiate/Tool - Opiate - 01 - Sweat.mp3</text:p>
          </table:table-cell>
          <table:table-cell office:value-type="float" office:value="0.14940418">
            <text:p>0.14940418</text:p>
          </table:table-cell>
          <table:table-cell office:value-type="float" office:value="0.11958587">
            <text:p>0.11958587</text:p>
          </table:table-cell>
          <table:table-cell office:value-type="float" office:value="0.07687711">
            <text:p>0.07687711</text:p>
          </table:table-cell>
          <table:table-cell office:value-type="float" office:value="0.04156541">
            <text:p>0.04156541</text:p>
          </table:table-cell>
          <table:table-cell office:value-type="float" office:value="0.026338277">
            <text:p>0.026338277</text:p>
          </table:table-cell>
          <table:table-cell office:value-type="float" office:value="0.02767424">
            <text:p>0.02767424</text:p>
          </table:table-cell>
          <table:table-cell office:value-type="float" office:value="0.027054707">
            <text:p>0.027054707</text:p>
          </table:table-cell>
          <table:table-cell office:value-type="float" office:value="0.025245307">
            <text:p>0.025245307</text:p>
          </table:table-cell>
          <table:table-cell office:value-type="float" office:value="0.019066382">
            <text:p>0.019066382</text:p>
          </table:table-cell>
          <table:table-cell office:value-type="float" office:value="0.021903958">
            <text:p>0.021903958</text:p>
          </table:table-cell>
          <table:table-cell office:value-type="float" office:value="0.033150118">
            <text:p>0.033150118</text:p>
          </table:table-cell>
          <table:table-cell office:value-type="float" office:value="0.018520048">
            <text:p>0.018520048</text:p>
          </table:table-cell>
          <table:table-cell office:value-type="float" office:value="0.022319598">
            <text:p>0.022319598</text:p>
          </table:table-cell>
          <table:table-cell office:value-type="float" office:value="0.031616386">
            <text:p>0.031616386</text:p>
          </table:table-cell>
          <table:table-cell office:value-type="float" office:value="0.02675008">
            <text:p>0.02675008</text:p>
          </table:table-cell>
          <table:table-cell office:value-type="float" office:value="0.035649545">
            <text:p>0.035649545</text:p>
          </table:table-cell>
          <table:table-cell office:value-type="float" office:value="0.02671321">
            <text:p>0.02671321</text:p>
          </table:table-cell>
          <table:table-cell office:value-type="float" office:value="0.03507095">
            <text:p>0.03507095</text:p>
          </table:table-cell>
          <table:table-cell office:value-type="float" office:value="0.034429625">
            <text:p>0.034429625</text:p>
          </table:table-cell>
          <table:table-cell office:value-type="float" office:value="0.03397695">
            <text:p>0.03397695</text:p>
          </table:table-cell>
          <table:table-cell office:value-type="float" office:value="0.037378043">
            <text:p>0.037378043</text:p>
          </table:table-cell>
          <table:table-cell office:value-type="float" office:value="0.023965448">
            <text:p>0.023965448</text:p>
          </table:table-cell>
          <table:table-cell office:value-type="float" office:value="0.023996582">
            <text:p>0.023996582</text:p>
          </table:table-cell>
          <table:table-cell office:value-type="float" office:value="0.026044037">
            <text:p>0.026044037</text:p>
          </table:table-cell>
          <table:table-cell office:value-type="float" office:value="0.02774902">
            <text:p>0.02774902</text:p>
          </table:table-cell>
          <table:table-cell office:value-type="float" office:value="0.027402852">
            <text:p>0.027402852</text:p>
          </table:table-cell>
          <table:table-cell office:value-type="float" office:value="0.028738212">
            <text:p>0.028738212</text:p>
          </table:table-cell>
          <table:table-cell office:value-type="float" office:value="0.026838236">
            <text:p>0.026838236</text:p>
          </table:table-cell>
          <table:table-cell office:value-type="float" office:value="0.025851857">
            <text:p>0.025851857</text:p>
          </table:table-cell>
          <table:table-cell office:value-type="float" office:value="0.032553144">
            <text:p>0.032553144</text:p>
          </table:table-cell>
          <table:table-cell office:value-type="float" office:value="0.04565808">
            <text:p>0.04565808</text:p>
          </table:table-cell>
          <table:table-cell office:value-type="float" office:value="0.04908129">
            <text:p>0.04908129</text:p>
          </table:table-cell>
          <table:table-cell office:value-type="float" office:value="0.044389896">
            <text:p>0.044389896</text:p>
          </table:table-cell>
          <table:table-cell office:value-type="float" office:value="0.039000988">
            <text:p>0.039000988</text:p>
          </table:table-cell>
          <table:table-cell office:value-type="float" office:value="0.037160035">
            <text:p>0.037160035</text:p>
          </table:table-cell>
          <table:table-cell office:value-type="float" office:value="0.0329355">
            <text:p>0.0329355</text:p>
          </table:table-cell>
          <table:table-cell office:value-type="float" office:value="0.038870674">
            <text:p>0.038870674</text:p>
          </table:table-cell>
          <table:table-cell office:value-type="float" office:value="0.042828497">
            <text:p>0.042828497</text:p>
          </table:table-cell>
          <table:table-cell office:value-type="float" office:value="0.045471683">
            <text:p>0.045471683</text:p>
          </table:table-cell>
          <table:table-cell office:value-type="float" office:value="0.042916887">
            <text:p>0.042916887</text:p>
          </table:table-cell>
          <table:table-cell office:value-type="float" office:value="0.042913277">
            <text:p>0.042913277</text:p>
          </table:table-cell>
          <table:table-cell office:value-type="float" office:value="0.038242795">
            <text:p>0.038242795</text:p>
          </table:table-cell>
          <table:table-cell office:value-type="float" office:value="0.03296184">
            <text:p>0.03296184</text:p>
          </table:table-cell>
          <table:table-cell office:value-type="float" office:value="0.03224923">
            <text:p>0.03224923</text:p>
          </table:table-cell>
          <table:table-cell office:value-type="float" office:value="0.03498776">
            <text:p>0.03498776</text:p>
          </table:table-cell>
          <table:table-cell office:value-type="float" office:value="0.03220509">
            <text:p>0.03220509</text:p>
          </table:table-cell>
          <table:table-cell office:value-type="float" office:value="0.02986302">
            <text:p>0.02986302</text:p>
          </table:table-cell>
          <table:table-cell office:value-type="float" office:value="0.024456229">
            <text:p>0.024456229</text:p>
          </table:table-cell>
          <table:table-cell office:value-type="float" office:value="0.024156926">
            <text:p>0.024156926</text:p>
          </table:table-cell>
          <table:table-cell office:value-type="float" office:value="0.026708493">
            <text:p>0.026708493</text:p>
          </table:table-cell>
          <table:table-cell office:value-type="float" office:value="0.023937222">
            <text:p>0.023937222</text:p>
          </table:table-cell>
          <table:table-cell office:value-type="float" office:value="0.027207682">
            <text:p>0.027207682</text:p>
          </table:table-cell>
          <table:table-cell office:value-type="float" office:value="0.025300492">
            <text:p>0.025300492</text:p>
          </table:table-cell>
          <table:table-cell office:value-type="float" office:value="0.022838235">
            <text:p>0.022838235</text:p>
          </table:table-cell>
          <table:table-cell office:value-type="float" office:value="0.026616177">
            <text:p>0.026616177</text:p>
          </table:table-cell>
          <table:table-cell office:value-type="float" office:value="0.029162187">
            <text:p>0.029162187</text:p>
          </table:table-cell>
          <table:table-cell office:value-type="float" office:value="0.027172094">
            <text:p>0.027172094</text:p>
          </table:table-cell>
          <table:table-cell office:value-type="float" office:value="0.028067024">
            <text:p>0.028067024</text:p>
          </table:table-cell>
          <table:table-cell office:value-type="float" office:value="0.027509695">
            <text:p>0.027509695</text:p>
          </table:table-cell>
          <table:table-cell office:value-type="float" office:value="0.029278582">
            <text:p>0.029278582</text:p>
          </table:table-cell>
          <table:table-cell office:value-type="float" office:value="0.03176358">
            <text:p>0.03176358</text:p>
          </table:table-cell>
          <table:table-cell office:value-type="float" office:value="0.039773304">
            <text:p>0.039773304</text:p>
          </table:table-cell>
          <table:table-cell office:value-type="float" office:value="0.03098715">
            <text:p>0.03098715</text:p>
          </table:table-cell>
          <table:table-cell office:value-type="float" office:value="0.0338483">
            <text:p>0.0338483</text:p>
          </table:table-cell>
          <table:table-cell office:value-type="float" office:value="0.028628688">
            <text:p>0.028628688</text:p>
          </table:table-cell>
          <table:table-cell office:value-type="float" office:value="0.026476577">
            <text:p>0.026476577</text:p>
          </table:table-cell>
          <table:table-cell office:value-type="float" office:value="0.025792299">
            <text:p>0.025792299</text:p>
          </table:table-cell>
          <table:table-cell office:value-type="float" office:value="0.027208386">
            <text:p>0.027208386</text:p>
          </table:table-cell>
          <table:table-cell office:value-type="float" office:value="0.024669914">
            <text:p>0.024669914</text:p>
          </table:table-cell>
          <table:table-cell office:value-type="float" office:value="0.024511477">
            <text:p>0.024511477</text:p>
          </table:table-cell>
          <table:table-cell office:value-type="float" office:value="0.025672644">
            <text:p>0.025672644</text:p>
          </table:table-cell>
          <table:table-cell office:value-type="float" office:value="0.027226096">
            <text:p>0.027226096</text:p>
          </table:table-cell>
          <table:table-cell office:value-type="float" office:value="0.029065141">
            <text:p>0.029065141</text:p>
          </table:table-cell>
          <table:table-cell office:value-type="float" office:value="0.023931803">
            <text:p>0.023931803</text:p>
          </table:table-cell>
          <table:table-cell office:value-type="float" office:value="0.024397098">
            <text:p>0.024397098</text:p>
          </table:table-cell>
          <table:table-cell office:value-type="float" office:value="0.024120076">
            <text:p>0.024120076</text:p>
          </table:table-cell>
          <table:table-cell office:value-type="float" office:value="0.01927637">
            <text:p>0.01927637</text:p>
          </table:table-cell>
          <table:table-cell office:value-type="float" office:value="0.01934872">
            <text:p>0.01934872</text:p>
          </table:table-cell>
          <table:table-cell office:value-type="float" office:value="0.023099847">
            <text:p>0.023099847</text:p>
          </table:table-cell>
          <table:table-cell office:value-type="float" office:value="0.027561376">
            <text:p>0.027561376</text:p>
          </table:table-cell>
          <table:table-cell office:value-type="float" office:value="0.018448671">
            <text:p>0.018448671</text:p>
          </table:table-cell>
          <table:table-cell office:value-type="float" office:value="0.019463139">
            <text:p>0.019463139</text:p>
          </table:table-cell>
          <table:table-cell office:value-type="float" office:value="0.019819856">
            <text:p>0.019819856</text:p>
          </table:table-cell>
          <table:table-cell office:value-type="float" office:value="0.019097146">
            <text:p>0.019097146</text:p>
          </table:table-cell>
          <table:table-cell office:value-type="float" office:value="0.01900321">
            <text:p>0.01900321</text:p>
          </table:table-cell>
          <table:table-cell office:value-type="float" office:value="0.023299787">
            <text:p>0.023299787</text:p>
          </table:table-cell>
          <table:table-cell office:value-type="float" office:value="0.023638973">
            <text:p>0.023638973</text:p>
          </table:table-cell>
          <table:table-cell office:value-type="float" office:value="0.021642143">
            <text:p>0.021642143</text:p>
          </table:table-cell>
          <table:table-cell office:value-type="float" office:value="0.02168716">
            <text:p>0.02168716</text:p>
          </table:table-cell>
          <table:table-cell office:value-type="float" office:value="0.027284333">
            <text:p>0.027284333</text:p>
          </table:table-cell>
          <table:table-cell office:value-type="float" office:value="0.025874639">
            <text:p>0.025874639</text:p>
          </table:table-cell>
          <table:table-cell office:value-type="float" office:value="0.02284252">
            <text:p>0.02284252</text:p>
          </table:table-cell>
          <table:table-cell office:value-type="float" office:value="0.030272057">
            <text:p>0.030272057</text:p>
          </table:table-cell>
          <table:table-cell office:value-type="float" office:value="0.023600979">
            <text:p>0.023600979</text:p>
          </table:table-cell>
          <table:table-cell office:value-type="float" office:value="0.020251712">
            <text:p>0.020251712</text:p>
          </table:table-cell>
          <table:table-cell office:value-type="float" office:value="0.018783804">
            <text:p>0.018783804</text:p>
          </table:table-cell>
          <table:table-cell office:value-type="float" office:value="0.01712426">
            <text:p>0.01712426</text:p>
          </table:table-cell>
          <table:table-cell office:value-type="float" office:value="0.019622544">
            <text:p>0.019622544</text:p>
          </table:table-cell>
          <table:table-cell office:value-type="float" office:value="0.019706333">
            <text:p>0.019706333</text:p>
          </table:table-cell>
          <table:table-cell office:value-type="float" office:value="0.024070619">
            <text:p>0.024070619</text:p>
          </table:table-cell>
          <table:table-cell office:value-type="float" office:value="0.02565641">
            <text:p>0.02565641</text:p>
          </table:table-cell>
          <table:table-cell office:value-type="float" office:value="0.023908088">
            <text:p>0.023908088</text:p>
          </table:table-cell>
          <table:table-cell office:value-type="float" office:value="0.019273901">
            <text:p>0.019273901</text:p>
          </table:table-cell>
          <table:table-cell office:value-type="float" office:value="0.012835796">
            <text:p>0.012835796</text:p>
          </table:table-cell>
          <table:table-cell office:value-type="float" office:value="0.013389979">
            <text:p>0.013389979</text:p>
          </table:table-cell>
          <table:table-cell office:value-type="float" office:value="0.013396768">
            <text:p>0.013396768</text:p>
          </table:table-cell>
          <table:table-cell office:value-type="float" office:value="0.015561065">
            <text:p>0.015561065</text:p>
          </table:table-cell>
          <table:table-cell office:value-type="float" office:value="0.01720997">
            <text:p>0.01720997</text:p>
          </table:table-cell>
          <table:table-cell office:value-type="float" office:value="0.015095011">
            <text:p>0.015095011</text:p>
          </table:table-cell>
          <table:table-cell office:value-type="float" office:value="0.017852826">
            <text:p>0.017852826</text:p>
          </table:table-cell>
          <table:table-cell office:value-type="float" office:value="0.019481141">
            <text:p>0.019481141</text:p>
          </table:table-cell>
          <table:table-cell office:value-type="float" office:value="0.02143235">
            <text:p>0.02143235</text:p>
          </table:table-cell>
          <table:table-cell office:value-type="float" office:value="0.021891478">
            <text:p>0.021891478</text:p>
          </table:table-cell>
          <table:table-cell office:value-type="float" office:value="0.0185846">
            <text:p>0.0185846</text:p>
          </table:table-cell>
          <table:table-cell office:value-type="float" office:value="0.016344802">
            <text:p>0.016344802</text:p>
          </table:table-cell>
          <table:table-cell office:value-type="float" office:value="0.017742818">
            <text:p>0.017742818</text:p>
          </table:table-cell>
          <table:table-cell office:value-type="float" office:value="0.019802574">
            <text:p>0.019802574</text:p>
          </table:table-cell>
          <table:table-cell office:value-type="float" office:value="0.01889936">
            <text:p>0.01889936</text:p>
          </table:table-cell>
          <table:table-cell office:value-type="float" office:value="0.023080787">
            <text:p>0.023080787</text:p>
          </table:table-cell>
          <table:table-cell office:value-type="float" office:value="0.01967294">
            <text:p>0.01967294</text:p>
          </table:table-cell>
          <table:table-cell office:value-type="float" office:value="0.031332906">
            <text:p>0.031332906</text:p>
          </table:table-cell>
          <table:table-cell office:value-type="float" office:value="0.03003868">
            <text:p>0.03003868</text:p>
          </table:table-cell>
          <table:table-cell office:value-type="float" office:value="0.029679107">
            <text:p>0.029679107</text:p>
          </table:table-cell>
          <table:table-cell office:value-type="float" office:value="0.03154501">
            <text:p>0.03154501</text:p>
          </table:table-cell>
          <table:table-cell office:value-type="float" office:value="0.030922007">
            <text:p>0.030922007</text:p>
          </table:table-cell>
          <table:table-cell office:value-type="float" office:value="0.036269713">
            <text:p>0.036269713</text:p>
          </table:table-cell>
          <table:table-cell office:value-type="float" office:value="0.038101107">
            <text:p>0.038101107</text:p>
          </table:table-cell>
          <table:table-cell office:value-type="float" office:value="0.037247326">
            <text:p>0.037247326</text:p>
          </table:table-cell>
          <table:table-cell office:value-type="float" office:value="0.035054002">
            <text:p>0.035054002</text:p>
          </table:table-cell>
          <table:table-cell office:value-type="float" office:value="0.040870436">
            <text:p>0.040870436</text:p>
          </table:table-cell>
          <table:table-cell office:value-type="float" office:value="0.04308458">
            <text:p>0.04308458</text:p>
          </table:table-cell>
          <table:table-cell office:value-type="float" office:value="0.040602587">
            <text:p>0.040602587</text:p>
          </table:table-cell>
          <table:table-cell office:value-type="float" office:value="0.034511168">
            <text:p>0.034511168</text:p>
          </table:table-cell>
          <table:table-cell office:value-type="float" office:value="0.026267854">
            <text:p>0.026267854</text:p>
          </table:table-cell>
          <table:table-cell office:value-type="float" office:value="0.026541349">
            <text:p>0.026541349</text:p>
          </table:table-cell>
          <table:table-cell office:value-type="float" office:value="0.020350322">
            <text:p>0.020350322</text:p>
          </table:table-cell>
          <table:table-cell office:value-type="float" office:value="0.018636936">
            <text:p>0.018636936</text:p>
          </table:table-cell>
          <table:table-cell office:value-type="float" office:value="0.017558644">
            <text:p>0.017558644</text:p>
          </table:table-cell>
          <table:table-cell office:value-type="float" office:value="0.0178056">
            <text:p>0.0178056</text:p>
          </table:table-cell>
          <table:table-cell office:value-type="float" office:value="0.01505952">
            <text:p>0.01505952</text:p>
          </table:table-cell>
          <table:table-cell office:value-type="float" office:value="0.013352969">
            <text:p>0.013352969</text:p>
          </table:table-cell>
          <table:table-cell office:value-type="float" office:value="0.011976099">
            <text:p>0.011976099</text:p>
          </table:table-cell>
          <table:table-cell office:value-type="float" office:value="0.012972556">
            <text:p>0.012972556</text:p>
          </table:table-cell>
          <table:table-cell office:value-type="float" office:value="0.01314309">
            <text:p>0.01314309</text:p>
          </table:table-cell>
          <table:table-cell office:value-type="float" office:value="0.011834714">
            <text:p>0.011834714</text:p>
          </table:table-cell>
          <table:table-cell office:value-type="float" office:value="0.011100637">
            <text:p>0.011100637</text:p>
          </table:table-cell>
          <table:table-cell office:value-type="float" office:value="0.011496248">
            <text:p>0.011496248</text:p>
          </table:table-cell>
          <table:table-cell office:value-type="float" office:value="0.013528306">
            <text:p>0.013528306</text:p>
          </table:table-cell>
          <table:table-cell office:value-type="float" office:value="0.014696763">
            <text:p>0.014696763</text:p>
          </table:table-cell>
          <table:table-cell office:value-type="float" office:value="0.015235252">
            <text:p>0.015235252</text:p>
          </table:table-cell>
          <table:table-cell office:value-type="float" office:value="0.017928354">
            <text:p>0.017928354</text:p>
          </table:table-cell>
          <table:table-cell office:value-type="float" office:value="0.018142808">
            <text:p>0.018142808</text:p>
          </table:table-cell>
          <table:table-cell office:value-type="float" office:value="0.016540118">
            <text:p>0.016540118</text:p>
          </table:table-cell>
          <table:table-cell office:value-type="float" office:value="0.017625742">
            <text:p>0.017625742</text:p>
          </table:table-cell>
          <table:table-cell office:value-type="float" office:value="0.014437413">
            <text:p>0.014437413</text:p>
          </table:table-cell>
          <table:table-cell office:value-type="float" office:value="0.016695596">
            <text:p>0.016695596</text:p>
          </table:table-cell>
          <table:table-cell office:value-type="float" office:value="0.01526757">
            <text:p>0.01526757</text:p>
          </table:table-cell>
          <table:table-cell office:value-type="float" office:value="0.015286261">
            <text:p>0.015286261</text:p>
          </table:table-cell>
          <table:table-cell office:value-type="float" office:value="0.014951382">
            <text:p>0.014951382</text:p>
          </table:table-cell>
          <table:table-cell office:value-type="float" office:value="0.013595782">
            <text:p>0.013595782</text:p>
          </table:table-cell>
          <table:table-cell office:value-type="float" office:value="0.01038036">
            <text:p>0.01038036</text:p>
          </table:table-cell>
          <table:table-cell office:value-type="float" office:value="0.01067443">
            <text:p>0.01067443</text:p>
          </table:table-cell>
          <table:table-cell office:value-type="float" office:value="0.010896024">
            <text:p>0.010896024</text:p>
          </table:table-cell>
          <table:table-cell office:value-type="float" office:value="0.01004047">
            <text:p>0.01004047</text:p>
          </table:table-cell>
          <table:table-cell office:value-type="float" office:value="0.009811714">
            <text:p>0.009811714</text:p>
          </table:table-cell>
          <table:table-cell office:value-type="float" office:value="0.012300091">
            <text:p>0.012300091</text:p>
          </table:table-cell>
          <table:table-cell office:value-type="float" office:value="0.011247811">
            <text:p>0.011247811</text:p>
          </table:table-cell>
          <table:table-cell office:value-type="float" office:value="0.00979719">
            <text:p>0.00979719</text:p>
          </table:table-cell>
          <table:table-cell office:value-type="float" office:value="0.0100073805">
            <text:p>0.0100073805</text:p>
          </table:table-cell>
          <table:table-cell office:value-type="float" office:value="0.009021787">
            <text:p>0.009021787</text:p>
          </table:table-cell>
          <table:table-cell office:value-type="float" office:value="0.00778957">
            <text:p>0.00778957</text:p>
          </table:table-cell>
          <table:table-cell office:value-type="float" office:value="0.0073751435">
            <text:p>0.0073751435</text:p>
          </table:table-cell>
          <table:table-cell office:value-type="float" office:value="0.0082472935">
            <text:p>0.0082472935</text:p>
          </table:table-cell>
          <table:table-cell office:value-type="float" office:value="0.009888954">
            <text:p>0.009888954</text:p>
          </table:table-cell>
          <table:table-cell office:value-type="float" office:value="0.009795855">
            <text:p>0.009795855</text:p>
          </table:table-cell>
          <table:table-cell office:value-type="float" office:value="0.0076769236">
            <text:p>0.0076769236</text:p>
          </table:table-cell>
          <table:table-cell office:value-type="float" office:value="0.006690119">
            <text:p>0.006690119</text:p>
          </table:table-cell>
          <table:table-cell office:value-type="float" office:value="0.0067565627">
            <text:p>0.0067565627</text:p>
          </table:table-cell>
          <table:table-cell office:value-type="float" office:value="0.007639365">
            <text:p>0.007639365</text:p>
          </table:table-cell>
          <table:table-cell office:value-type="float" office:value="0.00724068">
            <text:p>0.00724068</text:p>
          </table:table-cell>
          <table:table-cell office:value-type="float" office:value="0.007144238">
            <text:p>0.007144238</text:p>
          </table:table-cell>
          <table:table-cell office:value-type="float" office:value="0.006930518">
            <text:p>0.006930518</text:p>
          </table:table-cell>
          <table:table-cell office:value-type="float" office:value="0.0055408427">
            <text:p>0.0055408427</text:p>
          </table:table-cell>
          <table:table-cell office:value-type="float" office:value="0.0028264748">
            <text:p>0.0028264748</text:p>
          </table:table-cell>
          <table:table-cell office:value-type="float" office:value="0.001170945">
            <text:p>0.001170945</text:p>
          </table:table-cell>
          <table:table-cell office:value-type="float" office:value="0.0011859819">
            <text:p>0.0011859819</text:p>
          </table:table-cell>
          <table:table-cell office:value-type="float" office:value="0.0010717203">
            <text:p>0.0010717203</text:p>
          </table:table-cell>
          <table:table-cell table:style-name="ce1" office:value-type="float" office:value="0.0009985561">
            <text:p>9.99E-004</text:p>
          </table:table-cell>
          <table:table-cell table:style-name="ce1" office:value-type="float" office:value="0.0009866252">
            <text:p>9.87E-004</text:p>
          </table:table-cell>
          <table:table-cell table:style-name="ce1" office:value-type="float" office:value="0.0009828715">
            <text:p>9.83E-004</text:p>
          </table:table-cell>
          <table:table-cell table:style-name="ce1" office:value-type="float" office:value="0.0009794856">
            <text:p>9.79E-004</text:p>
          </table:table-cell>
          <table:table-cell table:style-name="ce1" office:value-type="float" office:value="0.0009771195">
            <text:p>9.77E-004</text:p>
          </table:table-cell>
          <table:table-cell table:style-name="ce1" office:value-type="float" office:value="0.00097538537">
            <text:p>9.75E-004</text:p>
          </table:table-cell>
          <table:table-cell table:style-name="ce1" office:value-type="float" office:value="0.0009740246">
            <text:p>9.74E-004</text:p>
          </table:table-cell>
          <table:table-cell table:style-name="ce1" office:value-type="float" office:value="0.0009732356">
            <text:p>9.73E-004</text:p>
          </table:table-cell>
          <table:table-cell table:style-name="ce1" office:value-type="float" office:value="0.000973209">
            <text:p>9.73E-004</text:p>
          </table:table-cell>
          <table:table-cell table:style-name="ce1" office:value-type="float" office:value="0.00097306963">
            <text:p>9.73E-004</text:p>
          </table:table-cell>
          <table:table-cell table:style-name="ce1" office:value-type="float" office:value="0.00097272237">
            <text:p>9.73E-004</text:p>
          </table:table-cell>
          <table:table-cell table:style-name="ce1" office:value-type="float" office:value="0.0009730669">
            <text:p>9.73E-004</text:p>
          </table:table-cell>
          <table:table-cell table:style-name="ce1" office:value-type="float" office:value="0.000973836">
            <text:p>9.74E-004</text:p>
          </table:table-cell>
          <table:table-cell table:style-name="ce1" office:value-type="float" office:value="0.0009743138">
            <text:p>9.74E-004</text:p>
          </table:table-cell>
          <table:table-cell table:style-name="ce1" office:value-type="float" office:value="0.0009747299">
            <text:p>9.75E-004</text:p>
          </table:table-cell>
          <table:table-cell table:style-name="ce1" office:value-type="float" office:value="0.0009749728">
            <text:p>9.75E-004</text:p>
          </table:table-cell>
          <table:table-cell table:style-name="ce1" office:value-type="float" office:value="0.0009768812">
            <text:p>9.77E-004</text:p>
          </table:table-cell>
          <table:table-cell table:style-name="ce1" office:value-type="float" office:value="0.0009780017">
            <text:p>9.78E-004</text:p>
          </table:table-cell>
          <table:table-cell office:value-type="float" office:value="0.0009785247">
            <text:p>9.79E-004</text:p>
          </table:table-cell>
          <table:table-cell office:value-type="float" office:value="0.0009795172">
            <text:p>9.80E-004</text:p>
          </table:table-cell>
          <table:table-cell table:style-name="ce1" office:value-type="float" office:value="0.0009813">
            <text:p>9.81E-004</text:p>
          </table:table-cell>
          <table:table-cell table:style-name="ce1" office:value-type="float" office:value="0.000983102">
            <text:p>9.83E-004</text:p>
          </table:table-cell>
          <table:table-cell table:style-name="ce1" office:value-type="float" office:value="0.0009838946">
            <text:p>9.84E-004</text:p>
          </table:table-cell>
          <table:table-cell table:style-name="ce1" office:value-type="float" office:value="0.0009847147">
            <text:p>9.85E-004</text:p>
          </table:table-cell>
          <table:table-cell table:style-name="ce1" office:value-type="float" office:value="0.0009868554">
            <text:p>9.87E-004</text:p>
          </table:table-cell>
          <table:table-cell table:style-name="ce1" office:value-type="float" office:value="0.0009886962">
            <text:p>9.89E-004</text:p>
          </table:table-cell>
          <table:table-cell table:style-name="ce1" office:value-type="float" office:value="0.000990168">
            <text:p>9.90E-004</text:p>
          </table:table-cell>
          <table:table-cell table:style-name="ce1" office:value-type="float" office:value="0.000991133">
            <text:p>9.91E-004</text:p>
          </table:table-cell>
          <table:table-cell table:style-name="ce1" office:value-type="float" office:value="0.0009926796">
            <text:p>9.93E-004</text:p>
          </table:table-cell>
          <table:table-cell table:style-name="ce1" office:value-type="float" office:value="0.0009958689">
            <text:p>9.96E-004</text:p>
          </table:table-cell>
          <table:table-cell table:style-name="ce1" office:value-type="float" office:value="0.000997761">
            <text:p>9.98E-004</text:p>
          </table:table-cell>
          <table:table-cell table:style-name="ce1" office:value-type="float" office:value="0.0009991897">
            <text:p>9.99E-004</text:p>
          </table:table-cell>
          <table:table-cell office:value-type="float" office:value="0.0010007315">
            <text:p>0.0010007315</text:p>
          </table:table-cell>
          <table:table-cell office:value-type="float" office:value="0.0010037774">
            <text:p>0.0010037774</text:p>
          </table:table-cell>
          <table:table-cell office:value-type="float" office:value="0.0010060929">
            <text:p>0.0010060929</text:p>
          </table:table-cell>
          <table:table-cell office:value-type="float" office:value="0.0010078052">
            <text:p>0.0010078052</text:p>
          </table:table-cell>
          <table:table-cell office:value-type="float" office:value="0.0010097256">
            <text:p>0.0010097256</text:p>
          </table:table-cell>
          <table:table-cell office:value-type="float" office:value="0.0010121381">
            <text:p>0.0010121381</text:p>
          </table:table-cell>
          <table:table-cell office:value-type="float" office:value="0.0010153761">
            <text:p>0.0010153761</text:p>
          </table:table-cell>
          <table:table-cell office:value-type="float" office:value="0.001017534">
            <text:p>0.001017534</text:p>
          </table:table-cell>
          <table:table-cell office:value-type="float" office:value="0.0010188903">
            <text:p>0.0010188903</text:p>
          </table:table-cell>
          <table:table-cell office:value-type="float" office:value="0.0010215129">
            <text:p>0.0010215129</text:p>
          </table:table-cell>
          <table:table-cell office:value-type="float" office:value="0.0010253687">
            <text:p>0.0010253687</text:p>
          </table:table-cell>
          <table:table-cell office:value-type="float" office:value="0.001027533">
            <text:p>0.001027533</text:p>
          </table:table-cell>
          <table:table-cell office:value-type="float" office:value="0.0010293799">
            <text:p>0.0010293799</text:p>
          </table:table-cell>
          <table:table-cell office:value-type="float" office:value="0.0010315846">
            <text:p>0.0010315846</text:p>
          </table:table-cell>
          <table:table-cell office:value-type="float" office:value="0.0010347072">
            <text:p>0.0010347072</text:p>
          </table:table-cell>
          <table:table-cell office:value-type="float" office:value="0.0010379609">
            <text:p>0.0010379609</text:p>
          </table:table-cell>
          <table:table-cell office:value-type="float" office:value="0.0010397055">
            <text:p>0.0010397055</text:p>
          </table:table-cell>
          <table:table-cell office:value-type="float" office:value="0.0010425434">
            <text:p>0.0010425434</text:p>
          </table:table-cell>
          <table:table-cell office:value-type="float" office:value="0.0010450402">
            <text:p>0.0010450402</text:p>
          </table:table-cell>
          <table:table-cell office:value-type="float" office:value="0.0010500209">
            <text:p>0.0010500209</text:p>
          </table:table-cell>
          <table:table-cell office:value-type="float" office:value="0.0010522244">
            <text:p>0.0010522244</text:p>
          </table:table-cell>
          <table:table-cell office:value-type="float" office:value="0.0010549843">
            <text:p>0.0010549843</text:p>
          </table:table-cell>
          <table:table-cell office:value-type="float" office:value="0.0010579097">
            <text:p>0.0010579097</text:p>
          </table:table-cell>
          <table:table-cell office:value-type="float" office:value="0.00106203">
            <text:p>0.00106203</text:p>
          </table:table-cell>
          <table:table-cell office:value-type="float" office:value="0.0010654267">
            <text:p>0.0010654267</text:p>
          </table:table-cell>
          <table:table-cell office:value-type="float" office:value="0.0010687443">
            <text:p>0.0010687443</text:p>
          </table:table-cell>
          <table:table-cell office:value-type="float" office:value="0.0010714825">
            <text:p>0.0010714825</text:p>
          </table:table-cell>
          <table:table-cell office:value-type="float" office:value="0.0010745579">
            <text:p>0.0010745579</text:p>
          </table:table-cell>
          <table:table-cell office:value-type="float" office:value="0.001079524">
            <text:p>0.001079524</text:p>
          </table:table-cell>
          <table:table-cell office:value-type="float" office:value="0.0010822715">
            <text:p>0.0010822715</text:p>
          </table:table-cell>
          <table:table-cell office:value-type="float" office:value="0.0010855522">
            <text:p>0.0010855522</text:p>
          </table:table-cell>
          <table:table-cell office:value-type="float" office:value="0.0010882358">
            <text:p>0.0010882358</text:p>
          </table:table-cell>
          <table:table-cell office:value-type="float" office:value="0.0010936725">
            <text:p>0.0010936725</text:p>
          </table:table-cell>
          <table:table-cell office:value-type="float" office:value="0.0010966939">
            <text:p>0.0010966939</text:p>
          </table:table-cell>
          <table:table-cell office:value-type="float" office:value="0.0010997658">
            <text:p>0.0010997658</text:p>
          </table:table-cell>
          <table:table-cell office:value-type="float" office:value="0.0011027555">
            <text:p>0.0011027555</text:p>
          </table:table-cell>
          <table:table-cell/>
        </table:table-row>
        <table:table-row table:style-name="ro1">
          <table:table-cell office:value-type="string">
            <text:p>/mnt/share/Music/Albums/Tool/Tool - Opiate/Tool - Opiate - 02 - Hush.mp3</text:p>
          </table:table-cell>
          <table:table-cell office:value-type="float" office:value="0.13079865">
            <text:p>0.13079865</text:p>
          </table:table-cell>
          <table:table-cell office:value-type="float" office:value="0.1258833">
            <text:p>0.1258833</text:p>
          </table:table-cell>
          <table:table-cell office:value-type="float" office:value="0.06055189">
            <text:p>0.06055189</text:p>
          </table:table-cell>
          <table:table-cell office:value-type="float" office:value="0.034486968">
            <text:p>0.034486968</text:p>
          </table:table-cell>
          <table:table-cell office:value-type="float" office:value="0.02876948">
            <text:p>0.02876948</text:p>
          </table:table-cell>
          <table:table-cell office:value-type="float" office:value="0.021480521">
            <text:p>0.021480521</text:p>
          </table:table-cell>
          <table:table-cell office:value-type="float" office:value="0.021710584">
            <text:p>0.021710584</text:p>
          </table:table-cell>
          <table:table-cell office:value-type="float" office:value="0.02341796">
            <text:p>0.02341796</text:p>
          </table:table-cell>
          <table:table-cell office:value-type="float" office:value="0.023727538">
            <text:p>0.023727538</text:p>
          </table:table-cell>
          <table:table-cell office:value-type="float" office:value="0.016046522">
            <text:p>0.016046522</text:p>
          </table:table-cell>
          <table:table-cell office:value-type="float" office:value="0.024541011">
            <text:p>0.024541011</text:p>
          </table:table-cell>
          <table:table-cell office:value-type="float" office:value="0.037955903">
            <text:p>0.037955903</text:p>
          </table:table-cell>
          <table:table-cell office:value-type="float" office:value="0.02929599">
            <text:p>0.02929599</text:p>
          </table:table-cell>
          <table:table-cell office:value-type="float" office:value="0.035680547">
            <text:p>0.035680547</text:p>
          </table:table-cell>
          <table:table-cell office:value-type="float" office:value="0.033265747">
            <text:p>0.033265747</text:p>
          </table:table-cell>
          <table:table-cell office:value-type="float" office:value="0.028160846">
            <text:p>0.028160846</text:p>
          </table:table-cell>
          <table:table-cell office:value-type="float" office:value="0.028144551">
            <text:p>0.028144551</text:p>
          </table:table-cell>
          <table:table-cell office:value-type="float" office:value="0.03481794">
            <text:p>0.03481794</text:p>
          </table:table-cell>
          <table:table-cell office:value-type="float" office:value="0.029402632">
            <text:p>0.029402632</text:p>
          </table:table-cell>
          <table:table-cell office:value-type="float" office:value="0.035703335">
            <text:p>0.035703335</text:p>
          </table:table-cell>
          <table:table-cell office:value-type="float" office:value="0.030968115">
            <text:p>0.030968115</text:p>
          </table:table-cell>
          <table:table-cell office:value-type="float" office:value="0.027400991">
            <text:p>0.027400991</text:p>
          </table:table-cell>
          <table:table-cell office:value-type="float" office:value="0.028042661">
            <text:p>0.028042661</text:p>
          </table:table-cell>
          <table:table-cell office:value-type="float" office:value="0.0371885">
            <text:p>0.0371885</text:p>
          </table:table-cell>
          <table:table-cell office:value-type="float" office:value="0.039829142">
            <text:p>0.039829142</text:p>
          </table:table-cell>
          <table:table-cell office:value-type="float" office:value="0.034604557">
            <text:p>0.034604557</text:p>
          </table:table-cell>
          <table:table-cell office:value-type="float" office:value="0.030267432">
            <text:p>0.030267432</text:p>
          </table:table-cell>
          <table:table-cell office:value-type="float" office:value="0.02544674">
            <text:p>0.02544674</text:p>
          </table:table-cell>
          <table:table-cell office:value-type="float" office:value="0.031781897">
            <text:p>0.031781897</text:p>
          </table:table-cell>
          <table:table-cell office:value-type="float" office:value="0.03979696">
            <text:p>0.03979696</text:p>
          </table:table-cell>
          <table:table-cell office:value-type="float" office:value="0.056510556">
            <text:p>0.056510556</text:p>
          </table:table-cell>
          <table:table-cell office:value-type="float" office:value="0.06404231">
            <text:p>0.06404231</text:p>
          </table:table-cell>
          <table:table-cell office:value-type="float" office:value="0.05711055">
            <text:p>0.05711055</text:p>
          </table:table-cell>
          <table:table-cell office:value-type="float" office:value="0.05315287">
            <text:p>0.05315287</text:p>
          </table:table-cell>
          <table:table-cell office:value-type="float" office:value="0.04832022">
            <text:p>0.04832022</text:p>
          </table:table-cell>
          <table:table-cell office:value-type="float" office:value="0.03833806">
            <text:p>0.03833806</text:p>
          </table:table-cell>
          <table:table-cell office:value-type="float" office:value="0.039985012">
            <text:p>0.039985012</text:p>
          </table:table-cell>
          <table:table-cell office:value-type="float" office:value="0.04222896">
            <text:p>0.04222896</text:p>
          </table:table-cell>
          <table:table-cell office:value-type="float" office:value="0.040216766">
            <text:p>0.040216766</text:p>
          </table:table-cell>
          <table:table-cell office:value-type="float" office:value="0.03921038">
            <text:p>0.03921038</text:p>
          </table:table-cell>
          <table:table-cell office:value-type="float" office:value="0.037287448">
            <text:p>0.037287448</text:p>
          </table:table-cell>
          <table:table-cell office:value-type="float" office:value="0.033215646">
            <text:p>0.033215646</text:p>
          </table:table-cell>
          <table:table-cell office:value-type="float" office:value="0.037764594">
            <text:p>0.037764594</text:p>
          </table:table-cell>
          <table:table-cell office:value-type="float" office:value="0.049209718">
            <text:p>0.049209718</text:p>
          </table:table-cell>
          <table:table-cell office:value-type="float" office:value="0.048639778">
            <text:p>0.048639778</text:p>
          </table:table-cell>
          <table:table-cell office:value-type="float" office:value="0.046533685">
            <text:p>0.046533685</text:p>
          </table:table-cell>
          <table:table-cell office:value-type="float" office:value="0.040161207">
            <text:p>0.040161207</text:p>
          </table:table-cell>
          <table:table-cell office:value-type="float" office:value="0.04016303">
            <text:p>0.04016303</text:p>
          </table:table-cell>
          <table:table-cell office:value-type="float" office:value="0.028828174">
            <text:p>0.028828174</text:p>
          </table:table-cell>
          <table:table-cell office:value-type="float" office:value="0.024046252">
            <text:p>0.024046252</text:p>
          </table:table-cell>
          <table:table-cell office:value-type="float" office:value="0.028120732">
            <text:p>0.028120732</text:p>
          </table:table-cell>
          <table:table-cell office:value-type="float" office:value="0.025002042">
            <text:p>0.025002042</text:p>
          </table:table-cell>
          <table:table-cell office:value-type="float" office:value="0.024482273">
            <text:p>0.024482273</text:p>
          </table:table-cell>
          <table:table-cell office:value-type="float" office:value="0.02635503">
            <text:p>0.02635503</text:p>
          </table:table-cell>
          <table:table-cell office:value-type="float" office:value="0.033501778">
            <text:p>0.033501778</text:p>
          </table:table-cell>
          <table:table-cell office:value-type="float" office:value="0.035467163">
            <text:p>0.035467163</text:p>
          </table:table-cell>
          <table:table-cell office:value-type="float" office:value="0.035819586">
            <text:p>0.035819586</text:p>
          </table:table-cell>
          <table:table-cell office:value-type="float" office:value="0.03326741">
            <text:p>0.03326741</text:p>
          </table:table-cell>
          <table:table-cell office:value-type="float" office:value="0.031425938">
            <text:p>0.031425938</text:p>
          </table:table-cell>
          <table:table-cell office:value-type="float" office:value="0.029719045">
            <text:p>0.029719045</text:p>
          </table:table-cell>
          <table:table-cell office:value-type="float" office:value="0.023528926">
            <text:p>0.023528926</text:p>
          </table:table-cell>
          <table:table-cell office:value-type="float" office:value="0.029964462">
            <text:p>0.029964462</text:p>
          </table:table-cell>
          <table:table-cell office:value-type="float" office:value="0.02420914">
            <text:p>0.02420914</text:p>
          </table:table-cell>
          <table:table-cell office:value-type="float" office:value="0.028987773">
            <text:p>0.028987773</text:p>
          </table:table-cell>
          <table:table-cell office:value-type="float" office:value="0.027778117">
            <text:p>0.027778117</text:p>
          </table:table-cell>
          <table:table-cell office:value-type="float" office:value="0.026099341">
            <text:p>0.026099341</text:p>
          </table:table-cell>
          <table:table-cell office:value-type="float" office:value="0.026062746">
            <text:p>0.026062746</text:p>
          </table:table-cell>
          <table:table-cell office:value-type="float" office:value="0.027203355">
            <text:p>0.027203355</text:p>
          </table:table-cell>
          <table:table-cell office:value-type="float" office:value="0.024815151">
            <text:p>0.024815151</text:p>
          </table:table-cell>
          <table:table-cell office:value-type="float" office:value="0.02369457">
            <text:p>0.02369457</text:p>
          </table:table-cell>
          <table:table-cell office:value-type="float" office:value="0.023004193">
            <text:p>0.023004193</text:p>
          </table:table-cell>
          <table:table-cell office:value-type="float" office:value="0.020860773">
            <text:p>0.020860773</text:p>
          </table:table-cell>
          <table:table-cell office:value-type="float" office:value="0.023529744">
            <text:p>0.023529744</text:p>
          </table:table-cell>
          <table:table-cell office:value-type="float" office:value="0.021845125">
            <text:p>0.021845125</text:p>
          </table:table-cell>
          <table:table-cell office:value-type="float" office:value="0.021481123">
            <text:p>0.021481123</text:p>
          </table:table-cell>
          <table:table-cell office:value-type="float" office:value="0.024991937">
            <text:p>0.024991937</text:p>
          </table:table-cell>
          <table:table-cell office:value-type="float" office:value="0.022000944">
            <text:p>0.022000944</text:p>
          </table:table-cell>
          <table:table-cell office:value-type="float" office:value="0.022387667">
            <text:p>0.022387667</text:p>
          </table:table-cell>
          <table:table-cell office:value-type="float" office:value="0.028626576">
            <text:p>0.028626576</text:p>
          </table:table-cell>
          <table:table-cell office:value-type="float" office:value="0.027278945">
            <text:p>0.027278945</text:p>
          </table:table-cell>
          <table:table-cell office:value-type="float" office:value="0.020823581">
            <text:p>0.020823581</text:p>
          </table:table-cell>
          <table:table-cell office:value-type="float" office:value="0.019976065">
            <text:p>0.019976065</text:p>
          </table:table-cell>
          <table:table-cell office:value-type="float" office:value="0.023652904">
            <text:p>0.023652904</text:p>
          </table:table-cell>
          <table:table-cell office:value-type="float" office:value="0.020658828">
            <text:p>0.020658828</text:p>
          </table:table-cell>
          <table:table-cell office:value-type="float" office:value="0.020158183">
            <text:p>0.020158183</text:p>
          </table:table-cell>
          <table:table-cell office:value-type="float" office:value="0.025039535">
            <text:p>0.025039535</text:p>
          </table:table-cell>
          <table:table-cell office:value-type="float" office:value="0.027112277">
            <text:p>0.027112277</text:p>
          </table:table-cell>
          <table:table-cell office:value-type="float" office:value="0.024960278">
            <text:p>0.024960278</text:p>
          </table:table-cell>
          <table:table-cell office:value-type="float" office:value="0.028409643">
            <text:p>0.028409643</text:p>
          </table:table-cell>
          <table:table-cell office:value-type="float" office:value="0.02858436">
            <text:p>0.02858436</text:p>
          </table:table-cell>
          <table:table-cell office:value-type="float" office:value="0.027258515">
            <text:p>0.027258515</text:p>
          </table:table-cell>
          <table:table-cell office:value-type="float" office:value="0.02403158">
            <text:p>0.02403158</text:p>
          </table:table-cell>
          <table:table-cell office:value-type="float" office:value="0.028456515">
            <text:p>0.028456515</text:p>
          </table:table-cell>
          <table:table-cell office:value-type="float" office:value="0.026825858">
            <text:p>0.026825858</text:p>
          </table:table-cell>
          <table:table-cell office:value-type="float" office:value="0.024871888">
            <text:p>0.024871888</text:p>
          </table:table-cell>
          <table:table-cell office:value-type="float" office:value="0.023678696">
            <text:p>0.023678696</text:p>
          </table:table-cell>
          <table:table-cell office:value-type="float" office:value="0.02321843">
            <text:p>0.02321843</text:p>
          </table:table-cell>
          <table:table-cell office:value-type="float" office:value="0.028934391">
            <text:p>0.028934391</text:p>
          </table:table-cell>
          <table:table-cell office:value-type="float" office:value="0.022832505">
            <text:p>0.022832505</text:p>
          </table:table-cell>
          <table:table-cell office:value-type="float" office:value="0.023145258">
            <text:p>0.023145258</text:p>
          </table:table-cell>
          <table:table-cell office:value-type="float" office:value="0.022855287">
            <text:p>0.022855287</text:p>
          </table:table-cell>
          <table:table-cell office:value-type="float" office:value="0.028498538">
            <text:p>0.028498538</text:p>
          </table:table-cell>
          <table:table-cell office:value-type="float" office:value="0.02849907">
            <text:p>0.02849907</text:p>
          </table:table-cell>
          <table:table-cell office:value-type="float" office:value="0.021834133">
            <text:p>0.021834133</text:p>
          </table:table-cell>
          <table:table-cell office:value-type="float" office:value="0.023833403">
            <text:p>0.023833403</text:p>
          </table:table-cell>
          <table:table-cell office:value-type="float" office:value="0.026587222">
            <text:p>0.026587222</text:p>
          </table:table-cell>
          <table:table-cell office:value-type="float" office:value="0.026142351">
            <text:p>0.026142351</text:p>
          </table:table-cell>
          <table:table-cell office:value-type="float" office:value="0.027330965">
            <text:p>0.027330965</text:p>
          </table:table-cell>
          <table:table-cell office:value-type="float" office:value="0.023698758">
            <text:p>0.023698758</text:p>
          </table:table-cell>
          <table:table-cell office:value-type="float" office:value="0.026964791">
            <text:p>0.026964791</text:p>
          </table:table-cell>
          <table:table-cell office:value-type="float" office:value="0.029284677">
            <text:p>0.029284677</text:p>
          </table:table-cell>
          <table:table-cell office:value-type="float" office:value="0.028329466">
            <text:p>0.028329466</text:p>
          </table:table-cell>
          <table:table-cell office:value-type="float" office:value="0.028339297">
            <text:p>0.028339297</text:p>
          </table:table-cell>
          <table:table-cell office:value-type="float" office:value="0.026126772">
            <text:p>0.026126772</text:p>
          </table:table-cell>
          <table:table-cell office:value-type="float" office:value="0.02346326">
            <text:p>0.02346326</text:p>
          </table:table-cell>
          <table:table-cell office:value-type="float" office:value="0.02817527">
            <text:p>0.02817527</text:p>
          </table:table-cell>
          <table:table-cell office:value-type="float" office:value="0.03194682">
            <text:p>0.03194682</text:p>
          </table:table-cell>
          <table:table-cell office:value-type="float" office:value="0.032141328">
            <text:p>0.032141328</text:p>
          </table:table-cell>
          <table:table-cell office:value-type="float" office:value="0.031061178">
            <text:p>0.031061178</text:p>
          </table:table-cell>
          <table:table-cell office:value-type="float" office:value="0.02383094">
            <text:p>0.02383094</text:p>
          </table:table-cell>
          <table:table-cell office:value-type="float" office:value="0.031493183">
            <text:p>0.031493183</text:p>
          </table:table-cell>
          <table:table-cell office:value-type="float" office:value="0.029957477">
            <text:p>0.029957477</text:p>
          </table:table-cell>
          <table:table-cell office:value-type="float" office:value="0.026010778">
            <text:p>0.026010778</text:p>
          </table:table-cell>
          <table:table-cell office:value-type="float" office:value="0.022994133">
            <text:p>0.022994133</text:p>
          </table:table-cell>
          <table:table-cell office:value-type="float" office:value="0.020314142">
            <text:p>0.020314142</text:p>
          </table:table-cell>
          <table:table-cell office:value-type="float" office:value="0.02488908">
            <text:p>0.02488908</text:p>
          </table:table-cell>
          <table:table-cell office:value-type="float" office:value="0.0291519">
            <text:p>0.0291519</text:p>
          </table:table-cell>
          <table:table-cell office:value-type="float" office:value="0.02793888">
            <text:p>0.02793888</text:p>
          </table:table-cell>
          <table:table-cell office:value-type="float" office:value="0.03615475">
            <text:p>0.03615475</text:p>
          </table:table-cell>
          <table:table-cell office:value-type="float" office:value="0.037120536">
            <text:p>0.037120536</text:p>
          </table:table-cell>
          <table:table-cell office:value-type="float" office:value="0.04032904">
            <text:p>0.04032904</text:p>
          </table:table-cell>
          <table:table-cell office:value-type="float" office:value="0.03800061">
            <text:p>0.03800061</text:p>
          </table:table-cell>
          <table:table-cell office:value-type="float" office:value="0.033178117">
            <text:p>0.033178117</text:p>
          </table:table-cell>
          <table:table-cell office:value-type="float" office:value="0.026654253">
            <text:p>0.026654253</text:p>
          </table:table-cell>
          <table:table-cell office:value-type="float" office:value="0.025117083">
            <text:p>0.025117083</text:p>
          </table:table-cell>
          <table:table-cell office:value-type="float" office:value="0.027981265">
            <text:p>0.027981265</text:p>
          </table:table-cell>
          <table:table-cell office:value-type="float" office:value="0.028217481">
            <text:p>0.028217481</text:p>
          </table:table-cell>
          <table:table-cell office:value-type="float" office:value="0.029746715">
            <text:p>0.029746715</text:p>
          </table:table-cell>
          <table:table-cell office:value-type="float" office:value="0.031231811">
            <text:p>0.031231811</text:p>
          </table:table-cell>
          <table:table-cell office:value-type="float" office:value="0.030240012">
            <text:p>0.030240012</text:p>
          </table:table-cell>
          <table:table-cell office:value-type="float" office:value="0.028717693">
            <text:p>0.028717693</text:p>
          </table:table-cell>
          <table:table-cell office:value-type="float" office:value="0.024232486">
            <text:p>0.024232486</text:p>
          </table:table-cell>
          <table:table-cell office:value-type="float" office:value="0.03057501">
            <text:p>0.03057501</text:p>
          </table:table-cell>
          <table:table-cell office:value-type="float" office:value="0.030435007">
            <text:p>0.030435007</text:p>
          </table:table-cell>
          <table:table-cell office:value-type="float" office:value="0.023298355">
            <text:p>0.023298355</text:p>
          </table:table-cell>
          <table:table-cell office:value-type="float" office:value="0.027198572">
            <text:p>0.027198572</text:p>
          </table:table-cell>
          <table:table-cell office:value-type="float" office:value="0.026255522">
            <text:p>0.026255522</text:p>
          </table:table-cell>
          <table:table-cell office:value-type="float" office:value="0.025036044">
            <text:p>0.025036044</text:p>
          </table:table-cell>
          <table:table-cell office:value-type="float" office:value="0.025281832">
            <text:p>0.025281832</text:p>
          </table:table-cell>
          <table:table-cell office:value-type="float" office:value="0.024090761">
            <text:p>0.024090761</text:p>
          </table:table-cell>
          <table:table-cell office:value-type="float" office:value="0.026785033">
            <text:p>0.026785033</text:p>
          </table:table-cell>
          <table:table-cell office:value-type="float" office:value="0.02673943">
            <text:p>0.02673943</text:p>
          </table:table-cell>
          <table:table-cell office:value-type="float" office:value="0.021486247">
            <text:p>0.021486247</text:p>
          </table:table-cell>
          <table:table-cell office:value-type="float" office:value="0.019663734">
            <text:p>0.019663734</text:p>
          </table:table-cell>
          <table:table-cell office:value-type="float" office:value="0.023240028">
            <text:p>0.023240028</text:p>
          </table:table-cell>
          <table:table-cell office:value-type="float" office:value="0.025791261">
            <text:p>0.025791261</text:p>
          </table:table-cell>
          <table:table-cell office:value-type="float" office:value="0.02174503">
            <text:p>0.02174503</text:p>
          </table:table-cell>
          <table:table-cell office:value-type="float" office:value="0.024593329">
            <text:p>0.024593329</text:p>
          </table:table-cell>
          <table:table-cell office:value-type="float" office:value="0.022663118">
            <text:p>0.022663118</text:p>
          </table:table-cell>
          <table:table-cell office:value-type="float" office:value="0.02154464">
            <text:p>0.02154464</text:p>
          </table:table-cell>
          <table:table-cell office:value-type="float" office:value="0.016560646">
            <text:p>0.016560646</text:p>
          </table:table-cell>
          <table:table-cell office:value-type="float" office:value="0.017320478">
            <text:p>0.017320478</text:p>
          </table:table-cell>
          <table:table-cell office:value-type="float" office:value="0.018530818">
            <text:p>0.018530818</text:p>
          </table:table-cell>
          <table:table-cell office:value-type="float" office:value="0.018887464">
            <text:p>0.018887464</text:p>
          </table:table-cell>
          <table:table-cell office:value-type="float" office:value="0.01667467">
            <text:p>0.01667467</text:p>
          </table:table-cell>
          <table:table-cell office:value-type="float" office:value="0.01813933">
            <text:p>0.01813933</text:p>
          </table:table-cell>
          <table:table-cell office:value-type="float" office:value="0.018181281">
            <text:p>0.018181281</text:p>
          </table:table-cell>
          <table:table-cell office:value-type="float" office:value="0.015256777">
            <text:p>0.015256777</text:p>
          </table:table-cell>
          <table:table-cell office:value-type="float" office:value="0.018358799">
            <text:p>0.018358799</text:p>
          </table:table-cell>
          <table:table-cell office:value-type="float" office:value="0.016691819">
            <text:p>0.016691819</text:p>
          </table:table-cell>
          <table:table-cell office:value-type="float" office:value="0.014159751">
            <text:p>0.014159751</text:p>
          </table:table-cell>
          <table:table-cell office:value-type="float" office:value="0.01372043">
            <text:p>0.01372043</text:p>
          </table:table-cell>
          <table:table-cell office:value-type="float" office:value="0.014911939">
            <text:p>0.014911939</text:p>
          </table:table-cell>
          <table:table-cell office:value-type="float" office:value="0.01789428">
            <text:p>0.01789428</text:p>
          </table:table-cell>
          <table:table-cell office:value-type="float" office:value="0.01755654">
            <text:p>0.01755654</text:p>
          </table:table-cell>
          <table:table-cell office:value-type="float" office:value="0.011250908">
            <text:p>0.011250908</text:p>
          </table:table-cell>
          <table:table-cell office:value-type="float" office:value="0.0048038694">
            <text:p>0.0048038694</text:p>
          </table:table-cell>
          <table:table-cell office:value-type="float" office:value="0.0018346456">
            <text:p>0.0018346456</text:p>
          </table:table-cell>
          <table:table-cell office:value-type="float" office:value="0.0013808582">
            <text:p>0.0013808582</text:p>
          </table:table-cell>
          <table:table-cell office:value-type="float" office:value="0.0011399272">
            <text:p>0.0011399272</text:p>
          </table:table-cell>
          <table:table-cell office:value-type="float" office:value="0.0010910853">
            <text:p>0.0010910853</text:p>
          </table:table-cell>
          <table:table-cell office:value-type="float" office:value="0.0010684348">
            <text:p>0.0010684348</text:p>
          </table:table-cell>
          <table:table-cell office:value-type="float" office:value="0.0010501611">
            <text:p>0.0010501611</text:p>
          </table:table-cell>
          <table:table-cell office:value-type="float" office:value="0.0010393044">
            <text:p>0.0010393044</text:p>
          </table:table-cell>
          <table:table-cell office:value-type="float" office:value="0.0010310942">
            <text:p>0.0010310942</text:p>
          </table:table-cell>
          <table:table-cell office:value-type="float" office:value="0.0010253701">
            <text:p>0.0010253701</text:p>
          </table:table-cell>
          <table:table-cell office:value-type="float" office:value="0.0010185781">
            <text:p>0.0010185781</text:p>
          </table:table-cell>
          <table:table-cell office:value-type="float" office:value="0.001013791">
            <text:p>0.001013791</text:p>
          </table:table-cell>
          <table:table-cell office:value-type="float" office:value="0.0010105193">
            <text:p>0.0010105193</text:p>
          </table:table-cell>
          <table:table-cell office:value-type="float" office:value="0.0010080893">
            <text:p>0.0010080893</text:p>
          </table:table-cell>
          <table:table-cell office:value-type="float" office:value="0.0010051162">
            <text:p>0.0010051162</text:p>
          </table:table-cell>
          <table:table-cell office:value-type="float" office:value="0.0010023289">
            <text:p>0.0010023289</text:p>
          </table:table-cell>
          <table:table-cell office:value-type="float" office:value="0.0010005918">
            <text:p>0.0010005918</text:p>
          </table:table-cell>
          <table:table-cell table:style-name="ce1" office:value-type="float" office:value="0.0009999076">
            <text:p>1.00E-003</text:p>
          </table:table-cell>
          <table:table-cell table:style-name="ce1" office:value-type="float" office:value="0.0009986066">
            <text:p>9.99E-004</text:p>
          </table:table-cell>
          <table:table-cell table:style-name="ce1" office:value-type="float" office:value="0.0009976015">
            <text:p>9.98E-004</text:p>
          </table:table-cell>
          <table:table-cell table:style-name="ce1" office:value-type="float" office:value="0.0009964656">
            <text:p>9.96E-004</text:p>
          </table:table-cell>
          <table:table-cell table:style-name="ce1" office:value-type="float" office:value="0.0009957125">
            <text:p>9.96E-004</text:p>
          </table:table-cell>
          <table:table-cell table:style-name="ce1" office:value-type="float" office:value="0.0009958653">
            <text:p>9.96E-004</text:p>
          </table:table-cell>
          <table:table-cell table:style-name="ce1" office:value-type="float" office:value="0.0009954865">
            <text:p>9.95E-004</text:p>
          </table:table-cell>
          <table:table-cell table:style-name="ce1" office:value-type="float" office:value="0.0009951709">
            <text:p>9.95E-004</text:p>
          </table:table-cell>
          <table:table-cell table:style-name="ce1" office:value-type="float" office:value="0.0009960547">
            <text:p>9.96E-004</text:p>
          </table:table-cell>
          <table:table-cell table:style-name="ce1" office:value-type="float" office:value="0.0009966514">
            <text:p>9.97E-004</text:p>
          </table:table-cell>
          <table:table-cell table:style-name="ce1" office:value-type="float" office:value="0.000996273">
            <text:p>9.96E-004</text:p>
          </table:table-cell>
          <table:table-cell table:style-name="ce1" office:value-type="float" office:value="0.0009960915">
            <text:p>9.96E-004</text:p>
          </table:table-cell>
          <table:table-cell office:value-type="float" office:value="0.0009967826">
            <text:p>9.97E-004</text:p>
          </table:table-cell>
          <table:table-cell office:value-type="float" office:value="0.0009987676">
            <text:p>9.99E-004</text:p>
          </table:table-cell>
          <table:table-cell office:value-type="float" office:value="0.0010002867">
            <text:p>0.0010002867</text:p>
          </table:table-cell>
          <table:table-cell office:value-type="float" office:value="0.0010007572">
            <text:p>0.0010007572</text:p>
          </table:table-cell>
          <table:table-cell office:value-type="float" office:value="0.001000677">
            <text:p>0.001000677</text:p>
          </table:table-cell>
          <table:table-cell office:value-type="float" office:value="0.0010021802">
            <text:p>0.0010021802</text:p>
          </table:table-cell>
          <table:table-cell office:value-type="float" office:value="0.0010039425">
            <text:p>0.0010039425</text:p>
          </table:table-cell>
          <table:table-cell office:value-type="float" office:value="0.0010053986">
            <text:p>0.0010053986</text:p>
          </table:table-cell>
          <table:table-cell office:value-type="float" office:value="0.0010068861">
            <text:p>0.0010068861</text:p>
          </table:table-cell>
          <table:table-cell office:value-type="float" office:value="0.0010075141">
            <text:p>0.0010075141</text:p>
          </table:table-cell>
          <table:table-cell office:value-type="float" office:value="0.0010084978">
            <text:p>0.0010084978</text:p>
          </table:table-cell>
          <table:table-cell office:value-type="float" office:value="0.0010118798">
            <text:p>0.0010118798</text:p>
          </table:table-cell>
          <table:table-cell office:value-type="float" office:value="0.0010126098">
            <text:p>0.0010126098</text:p>
          </table:table-cell>
          <table:table-cell office:value-type="float" office:value="0.0010131026">
            <text:p>0.0010131026</text:p>
          </table:table-cell>
          <table:table-cell office:value-type="float" office:value="0.0010149727">
            <text:p>0.0010149727</text:p>
          </table:table-cell>
          <table:table-cell office:value-type="float" office:value="0.0010174925">
            <text:p>0.0010174925</text:p>
          </table:table-cell>
          <table:table-cell office:value-type="float" office:value="0.0010193585">
            <text:p>0.0010193585</text:p>
          </table:table-cell>
          <table:table-cell office:value-type="float" office:value="0.0010208504">
            <text:p>0.0010208504</text:p>
          </table:table-cell>
          <table:table-cell office:value-type="float" office:value="0.001023201">
            <text:p>0.001023201</text:p>
          </table:table-cell>
          <table:table-cell office:value-type="float" office:value="0.0010245614">
            <text:p>0.0010245614</text:p>
          </table:table-cell>
          <table:table-cell office:value-type="float" office:value="0.0010271396">
            <text:p>0.0010271396</text:p>
          </table:table-cell>
          <table:table-cell office:value-type="float" office:value="0.0010293941">
            <text:p>0.0010293941</text:p>
          </table:table-cell>
          <table:table-cell office:value-type="float" office:value="0.0010316251">
            <text:p>0.0010316251</text:p>
          </table:table-cell>
          <table:table-cell office:value-type="float" office:value="0.0010340472">
            <text:p>0.0010340472</text:p>
          </table:table-cell>
          <table:table-cell office:value-type="float" office:value="0.0010377478">
            <text:p>0.0010377478</text:p>
          </table:table-cell>
          <table:table-cell office:value-type="float" office:value="0.0010395057">
            <text:p>0.0010395057</text:p>
          </table:table-cell>
          <table:table-cell office:value-type="float" office:value="0.0010404878">
            <text:p>0.0010404878</text:p>
          </table:table-cell>
          <table:table-cell office:value-type="float" office:value="0.001043712">
            <text:p>0.001043712</text:p>
          </table:table-cell>
          <table:table-cell office:value-type="float" office:value="0.0010477419">
            <text:p>0.0010477419</text:p>
          </table:table-cell>
          <table:table-cell office:value-type="float" office:value="0.0010508797">
            <text:p>0.0010508797</text:p>
          </table:table-cell>
          <table:table-cell office:value-type="float" office:value="0.0010529408">
            <text:p>0.0010529408</text:p>
          </table:table-cell>
          <table:table-cell office:value-type="float" office:value="0.0010538846">
            <text:p>0.0010538846</text:p>
          </table:table-cell>
          <table:table-cell office:value-type="float" office:value="0.001056645">
            <text:p>0.001056645</text:p>
          </table:table-cell>
          <table:table-cell office:value-type="float" office:value="0.0010621065">
            <text:p>0.0010621065</text:p>
          </table:table-cell>
          <table:table-cell office:value-type="float" office:value="0.0010645604">
            <text:p>0.0010645604</text:p>
          </table:table-cell>
          <table:table-cell office:value-type="float" office:value="0.0010665458">
            <text:p>0.0010665458</text:p>
          </table:table-cell>
          <table:table-cell office:value-type="float" office:value="0.0010688584">
            <text:p>0.0010688584</text:p>
          </table:table-cell>
          <table:table-cell office:value-type="float" office:value="0.0010730749">
            <text:p>0.0010730749</text:p>
          </table:table-cell>
          <table:table-cell office:value-type="float" office:value="0.0010762801">
            <text:p>0.0010762801</text:p>
          </table:table-cell>
          <table:table-cell office:value-type="float" office:value="0.0010797349">
            <text:p>0.0010797349</text:p>
          </table:table-cell>
          <table:table-cell office:value-type="float" office:value="0.001081124">
            <text:p>0.001081124</text:p>
          </table:table-cell>
          <table:table-cell office:value-type="float" office:value="0.0010842702">
            <text:p>0.0010842702</text:p>
          </table:table-cell>
          <table:table-cell office:value-type="float" office:value="0.0010898224">
            <text:p>0.0010898224</text:p>
          </table:table-cell>
          <table:table-cell office:value-type="float" office:value="0.0010929944">
            <text:p>0.0010929944</text:p>
          </table:table-cell>
          <table:table-cell office:value-type="float" office:value="0.0010956136">
            <text:p>0.0010956136</text:p>
          </table:table-cell>
          <table:table-cell office:value-type="float" office:value="0.0010996998">
            <text:p>0.0010996998</text:p>
          </table:table-cell>
          <table:table-cell office:value-type="float" office:value="0.0011043837">
            <text:p>0.0011043837</text:p>
          </table:table-cell>
          <table:table-cell office:value-type="float" office:value="0.0011072732">
            <text:p>0.0011072732</text:p>
          </table:table-cell>
          <table:table-cell office:value-type="float" office:value="0.0011101568">
            <text:p>0.0011101568</text:p>
          </table:table-cell>
          <table:table-cell office:value-type="float" office:value="0.0011142099">
            <text:p>0.0011142099</text:p>
          </table:table-cell>
          <table:table-cell/>
        </table:table-row>
        <table:table-row table:style-name="ro1">
          <table:table-cell office:value-type="string">
            <text:p>/mnt/share/Music/Albums/Tool/Tool - Opiate/Tool - Opiate - 03 - Part Of Me.mp3</text:p>
          </table:table-cell>
          <table:table-cell office:value-type="float" office:value="0.1634008">
            <text:p>0.1634008</text:p>
          </table:table-cell>
          <table:table-cell office:value-type="float" office:value="0.13147105">
            <text:p>0.13147105</text:p>
          </table:table-cell>
          <table:table-cell office:value-type="float" office:value="0.089947216">
            <text:p>0.089947216</text:p>
          </table:table-cell>
          <table:table-cell office:value-type="float" office:value="0.050120376">
            <text:p>0.050120376</text:p>
          </table:table-cell>
          <table:table-cell office:value-type="float" office:value="0.031191833">
            <text:p>0.031191833</text:p>
          </table:table-cell>
          <table:table-cell office:value-type="float" office:value="0.022107009">
            <text:p>0.022107009</text:p>
          </table:table-cell>
          <table:table-cell office:value-type="float" office:value="0.027144652">
            <text:p>0.027144652</text:p>
          </table:table-cell>
          <table:table-cell office:value-type="float" office:value="0.023623321">
            <text:p>0.023623321</text:p>
          </table:table-cell>
          <table:table-cell office:value-type="float" office:value="0.023364153">
            <text:p>0.023364153</text:p>
          </table:table-cell>
          <table:table-cell office:value-type="float" office:value="0.022701032">
            <text:p>0.022701032</text:p>
          </table:table-cell>
          <table:table-cell office:value-type="float" office:value="0.022587556">
            <text:p>0.022587556</text:p>
          </table:table-cell>
          <table:table-cell office:value-type="float" office:value="0.021404117">
            <text:p>0.021404117</text:p>
          </table:table-cell>
          <table:table-cell office:value-type="float" office:value="0.022806672">
            <text:p>0.022806672</text:p>
          </table:table-cell>
          <table:table-cell office:value-type="float" office:value="0.023042899">
            <text:p>0.023042899</text:p>
          </table:table-cell>
          <table:table-cell office:value-type="float" office:value="0.02516852">
            <text:p>0.02516852</text:p>
          </table:table-cell>
          <table:table-cell office:value-type="float" office:value="0.024670403">
            <text:p>0.024670403</text:p>
          </table:table-cell>
          <table:table-cell office:value-type="float" office:value="0.027857153">
            <text:p>0.027857153</text:p>
          </table:table-cell>
          <table:table-cell office:value-type="float" office:value="0.030052533">
            <text:p>0.030052533</text:p>
          </table:table-cell>
          <table:table-cell office:value-type="float" office:value="0.02942725">
            <text:p>0.02942725</text:p>
          </table:table-cell>
          <table:table-cell office:value-type="float" office:value="0.027841356">
            <text:p>0.027841356</text:p>
          </table:table-cell>
          <table:table-cell office:value-type="float" office:value="0.029440705">
            <text:p>0.029440705</text:p>
          </table:table-cell>
          <table:table-cell office:value-type="float" office:value="0.021953655">
            <text:p>0.021953655</text:p>
          </table:table-cell>
          <table:table-cell office:value-type="float" office:value="0.023371235">
            <text:p>0.023371235</text:p>
          </table:table-cell>
          <table:table-cell office:value-type="float" office:value="0.024693586">
            <text:p>0.024693586</text:p>
          </table:table-cell>
          <table:table-cell office:value-type="float" office:value="0.026622118">
            <text:p>0.026622118</text:p>
          </table:table-cell>
          <table:table-cell office:value-type="float" office:value="0.029821845">
            <text:p>0.029821845</text:p>
          </table:table-cell>
          <table:table-cell office:value-type="float" office:value="0.030187652">
            <text:p>0.030187652</text:p>
          </table:table-cell>
          <table:table-cell office:value-type="float" office:value="0.022807328">
            <text:p>0.022807328</text:p>
          </table:table-cell>
          <table:table-cell office:value-type="float" office:value="0.025600322">
            <text:p>0.025600322</text:p>
          </table:table-cell>
          <table:table-cell office:value-type="float" office:value="0.030249352">
            <text:p>0.030249352</text:p>
          </table:table-cell>
          <table:table-cell office:value-type="float" office:value="0.040864184">
            <text:p>0.040864184</text:p>
          </table:table-cell>
          <table:table-cell office:value-type="float" office:value="0.048011705">
            <text:p>0.048011705</text:p>
          </table:table-cell>
          <table:table-cell office:value-type="float" office:value="0.04337784">
            <text:p>0.04337784</text:p>
          </table:table-cell>
          <table:table-cell office:value-type="float" office:value="0.038958047">
            <text:p>0.038958047</text:p>
          </table:table-cell>
          <table:table-cell office:value-type="float" office:value="0.039082486">
            <text:p>0.039082486</text:p>
          </table:table-cell>
          <table:table-cell office:value-type="float" office:value="0.034010306">
            <text:p>0.034010306</text:p>
          </table:table-cell>
          <table:table-cell office:value-type="float" office:value="0.03659871">
            <text:p>0.03659871</text:p>
          </table:table-cell>
          <table:table-cell office:value-type="float" office:value="0.03609166">
            <text:p>0.03609166</text:p>
          </table:table-cell>
          <table:table-cell office:value-type="float" office:value="0.040580902">
            <text:p>0.040580902</text:p>
          </table:table-cell>
          <table:table-cell office:value-type="float" office:value="0.03735487">
            <text:p>0.03735487</text:p>
          </table:table-cell>
          <table:table-cell office:value-type="float" office:value="0.036219">
            <text:p>0.036219</text:p>
          </table:table-cell>
          <table:table-cell office:value-type="float" office:value="0.031300258">
            <text:p>0.031300258</text:p>
          </table:table-cell>
          <table:table-cell office:value-type="float" office:value="0.034442704">
            <text:p>0.034442704</text:p>
          </table:table-cell>
          <table:table-cell office:value-type="float" office:value="0.042037383">
            <text:p>0.042037383</text:p>
          </table:table-cell>
          <table:table-cell office:value-type="float" office:value="0.042040426">
            <text:p>0.042040426</text:p>
          </table:table-cell>
          <table:table-cell office:value-type="float" office:value="0.051157128">
            <text:p>0.051157128</text:p>
          </table:table-cell>
          <table:table-cell office:value-type="float" office:value="0.04285004">
            <text:p>0.04285004</text:p>
          </table:table-cell>
          <table:table-cell office:value-type="float" office:value="0.03214598">
            <text:p>0.03214598</text:p>
          </table:table-cell>
          <table:table-cell office:value-type="float" office:value="0.02859353">
            <text:p>0.02859353</text:p>
          </table:table-cell>
          <table:table-cell office:value-type="float" office:value="0.030883484">
            <text:p>0.030883484</text:p>
          </table:table-cell>
          <table:table-cell office:value-type="float" office:value="0.026982957">
            <text:p>0.026982957</text:p>
          </table:table-cell>
          <table:table-cell office:value-type="float" office:value="0.029597212">
            <text:p>0.029597212</text:p>
          </table:table-cell>
          <table:table-cell office:value-type="float" office:value="0.027024455">
            <text:p>0.027024455</text:p>
          </table:table-cell>
          <table:table-cell office:value-type="float" office:value="0.02774782">
            <text:p>0.02774782</text:p>
          </table:table-cell>
          <table:table-cell office:value-type="float" office:value="0.03260239">
            <text:p>0.03260239</text:p>
          </table:table-cell>
          <table:table-cell office:value-type="float" office:value="0.037498444">
            <text:p>0.037498444</text:p>
          </table:table-cell>
          <table:table-cell office:value-type="float" office:value="0.03421023">
            <text:p>0.03421023</text:p>
          </table:table-cell>
          <table:table-cell office:value-type="float" office:value="0.033022184">
            <text:p>0.033022184</text:p>
          </table:table-cell>
          <table:table-cell office:value-type="float" office:value="0.033048496">
            <text:p>0.033048496</text:p>
          </table:table-cell>
          <table:table-cell office:value-type="float" office:value="0.032208808">
            <text:p>0.032208808</text:p>
          </table:table-cell>
          <table:table-cell office:value-type="float" office:value="0.028387336">
            <text:p>0.028387336</text:p>
          </table:table-cell>
          <table:table-cell office:value-type="float" office:value="0.037428554">
            <text:p>0.037428554</text:p>
          </table:table-cell>
          <table:table-cell office:value-type="float" office:value="0.029633958">
            <text:p>0.029633958</text:p>
          </table:table-cell>
          <table:table-cell office:value-type="float" office:value="0.038135074">
            <text:p>0.038135074</text:p>
          </table:table-cell>
          <table:table-cell office:value-type="float" office:value="0.0345324">
            <text:p>0.0345324</text:p>
          </table:table-cell>
          <table:table-cell office:value-type="float" office:value="0.033070233">
            <text:p>0.033070233</text:p>
          </table:table-cell>
          <table:table-cell office:value-type="float" office:value="0.030984886">
            <text:p>0.030984886</text:p>
          </table:table-cell>
          <table:table-cell office:value-type="float" office:value="0.030465351">
            <text:p>0.030465351</text:p>
          </table:table-cell>
          <table:table-cell office:value-type="float" office:value="0.029136794">
            <text:p>0.029136794</text:p>
          </table:table-cell>
          <table:table-cell office:value-type="float" office:value="0.02924311">
            <text:p>0.02924311</text:p>
          </table:table-cell>
          <table:table-cell office:value-type="float" office:value="0.03293959">
            <text:p>0.03293959</text:p>
          </table:table-cell>
          <table:table-cell office:value-type="float" office:value="0.0330763">
            <text:p>0.0330763</text:p>
          </table:table-cell>
          <table:table-cell office:value-type="float" office:value="0.037149828">
            <text:p>0.037149828</text:p>
          </table:table-cell>
          <table:table-cell office:value-type="float" office:value="0.038175885">
            <text:p>0.038175885</text:p>
          </table:table-cell>
          <table:table-cell office:value-type="float" office:value="0.035240818">
            <text:p>0.035240818</text:p>
          </table:table-cell>
          <table:table-cell office:value-type="float" office:value="0.04194306">
            <text:p>0.04194306</text:p>
          </table:table-cell>
          <table:table-cell office:value-type="float" office:value="0.0315487">
            <text:p>0.0315487</text:p>
          </table:table-cell>
          <table:table-cell office:value-type="float" office:value="0.031163627">
            <text:p>0.031163627</text:p>
          </table:table-cell>
          <table:table-cell office:value-type="float" office:value="0.03740419">
            <text:p>0.03740419</text:p>
          </table:table-cell>
          <table:table-cell office:value-type="float" office:value="0.034483645">
            <text:p>0.034483645</text:p>
          </table:table-cell>
          <table:table-cell office:value-type="float" office:value="0.028465156">
            <text:p>0.028465156</text:p>
          </table:table-cell>
          <table:table-cell office:value-type="float" office:value="0.029401671">
            <text:p>0.029401671</text:p>
          </table:table-cell>
          <table:table-cell office:value-type="float" office:value="0.031919226">
            <text:p>0.031919226</text:p>
          </table:table-cell>
          <table:table-cell office:value-type="float" office:value="0.030044999">
            <text:p>0.030044999</text:p>
          </table:table-cell>
          <table:table-cell office:value-type="float" office:value="0.029760556">
            <text:p>0.029760556</text:p>
          </table:table-cell>
          <table:table-cell office:value-type="float" office:value="0.035819683">
            <text:p>0.035819683</text:p>
          </table:table-cell>
          <table:table-cell office:value-type="float" office:value="0.03625328">
            <text:p>0.03625328</text:p>
          </table:table-cell>
          <table:table-cell office:value-type="float" office:value="0.032551218">
            <text:p>0.032551218</text:p>
          </table:table-cell>
          <table:table-cell office:value-type="float" office:value="0.0346621">
            <text:p>0.0346621</text:p>
          </table:table-cell>
          <table:table-cell office:value-type="float" office:value="0.046967793">
            <text:p>0.046967793</text:p>
          </table:table-cell>
          <table:table-cell office:value-type="float" office:value="0.049863745">
            <text:p>0.049863745</text:p>
          </table:table-cell>
          <table:table-cell office:value-type="float" office:value="0.042089615">
            <text:p>0.042089615</text:p>
          </table:table-cell>
          <table:table-cell office:value-type="float" office:value="0.052045666">
            <text:p>0.052045666</text:p>
          </table:table-cell>
          <table:table-cell office:value-type="float" office:value="0.04216002">
            <text:p>0.04216002</text:p>
          </table:table-cell>
          <table:table-cell office:value-type="float" office:value="0.03234726">
            <text:p>0.03234726</text:p>
          </table:table-cell>
          <table:table-cell office:value-type="float" office:value="0.03236283">
            <text:p>0.03236283</text:p>
          </table:table-cell>
          <table:table-cell office:value-type="float" office:value="0.025688527">
            <text:p>0.025688527</text:p>
          </table:table-cell>
          <table:table-cell office:value-type="float" office:value="0.027336182">
            <text:p>0.027336182</text:p>
          </table:table-cell>
          <table:table-cell office:value-type="float" office:value="0.026424209">
            <text:p>0.026424209</text:p>
          </table:table-cell>
          <table:table-cell office:value-type="float" office:value="0.028251706">
            <text:p>0.028251706</text:p>
          </table:table-cell>
          <table:table-cell office:value-type="float" office:value="0.030714024">
            <text:p>0.030714024</text:p>
          </table:table-cell>
          <table:table-cell office:value-type="float" office:value="0.03175219">
            <text:p>0.03175219</text:p>
          </table:table-cell>
          <table:table-cell office:value-type="float" office:value="0.029943772">
            <text:p>0.029943772</text:p>
          </table:table-cell>
          <table:table-cell office:value-type="float" office:value="0.025821783">
            <text:p>0.025821783</text:p>
          </table:table-cell>
          <table:table-cell office:value-type="float" office:value="0.029551473">
            <text:p>0.029551473</text:p>
          </table:table-cell>
          <table:table-cell office:value-type="float" office:value="0.027881064">
            <text:p>0.027881064</text:p>
          </table:table-cell>
          <table:table-cell office:value-type="float" office:value="0.03026647">
            <text:p>0.03026647</text:p>
          </table:table-cell>
          <table:table-cell office:value-type="float" office:value="0.02773647">
            <text:p>0.02773647</text:p>
          </table:table-cell>
          <table:table-cell office:value-type="float" office:value="0.026996005">
            <text:p>0.026996005</text:p>
          </table:table-cell>
          <table:table-cell office:value-type="float" office:value="0.02919336">
            <text:p>0.02919336</text:p>
          </table:table-cell>
          <table:table-cell office:value-type="float" office:value="0.030942244">
            <text:p>0.030942244</text:p>
          </table:table-cell>
          <table:table-cell office:value-type="float" office:value="0.02715042">
            <text:p>0.02715042</text:p>
          </table:table-cell>
          <table:table-cell office:value-type="float" office:value="0.034387432">
            <text:p>0.034387432</text:p>
          </table:table-cell>
          <table:table-cell office:value-type="float" office:value="0.032406416">
            <text:p>0.032406416</text:p>
          </table:table-cell>
          <table:table-cell office:value-type="float" office:value="0.02710624">
            <text:p>0.02710624</text:p>
          </table:table-cell>
          <table:table-cell office:value-type="float" office:value="0.033494778">
            <text:p>0.033494778</text:p>
          </table:table-cell>
          <table:table-cell office:value-type="float" office:value="0.031125879">
            <text:p>0.031125879</text:p>
          </table:table-cell>
          <table:table-cell office:value-type="float" office:value="0.031666663">
            <text:p>0.031666663</text:p>
          </table:table-cell>
          <table:table-cell office:value-type="float" office:value="0.034774017">
            <text:p>0.034774017</text:p>
          </table:table-cell>
          <table:table-cell office:value-type="float" office:value="0.030629529">
            <text:p>0.030629529</text:p>
          </table:table-cell>
          <table:table-cell office:value-type="float" office:value="0.040779702">
            <text:p>0.040779702</text:p>
          </table:table-cell>
          <table:table-cell office:value-type="float" office:value="0.041199714">
            <text:p>0.041199714</text:p>
          </table:table-cell>
          <table:table-cell office:value-type="float" office:value="0.03447801">
            <text:p>0.03447801</text:p>
          </table:table-cell>
          <table:table-cell office:value-type="float" office:value="0.041547727">
            <text:p>0.041547727</text:p>
          </table:table-cell>
          <table:table-cell office:value-type="float" office:value="0.032874025">
            <text:p>0.032874025</text:p>
          </table:table-cell>
          <table:table-cell office:value-type="float" office:value="0.041332833">
            <text:p>0.041332833</text:p>
          </table:table-cell>
          <table:table-cell office:value-type="float" office:value="0.05199482">
            <text:p>0.05199482</text:p>
          </table:table-cell>
          <table:table-cell office:value-type="float" office:value="0.04116682">
            <text:p>0.04116682</text:p>
          </table:table-cell>
          <table:table-cell office:value-type="float" office:value="0.043908905">
            <text:p>0.043908905</text:p>
          </table:table-cell>
          <table:table-cell office:value-type="float" office:value="0.042419683">
            <text:p>0.042419683</text:p>
          </table:table-cell>
          <table:table-cell office:value-type="float" office:value="0.045513395">
            <text:p>0.045513395</text:p>
          </table:table-cell>
          <table:table-cell office:value-type="float" office:value="0.047264084">
            <text:p>0.047264084</text:p>
          </table:table-cell>
          <table:table-cell office:value-type="float" office:value="0.04539173">
            <text:p>0.04539173</text:p>
          </table:table-cell>
          <table:table-cell office:value-type="float" office:value="0.03614066">
            <text:p>0.03614066</text:p>
          </table:table-cell>
          <table:table-cell office:value-type="float" office:value="0.03448444">
            <text:p>0.03448444</text:p>
          </table:table-cell>
          <table:table-cell office:value-type="float" office:value="0.03696806">
            <text:p>0.03696806</text:p>
          </table:table-cell>
          <table:table-cell office:value-type="float" office:value="0.035595026">
            <text:p>0.035595026</text:p>
          </table:table-cell>
          <table:table-cell office:value-type="float" office:value="0.03170368">
            <text:p>0.03170368</text:p>
          </table:table-cell>
          <table:table-cell office:value-type="float" office:value="0.034606885">
            <text:p>0.034606885</text:p>
          </table:table-cell>
          <table:table-cell office:value-type="float" office:value="0.029763523">
            <text:p>0.029763523</text:p>
          </table:table-cell>
          <table:table-cell office:value-type="float" office:value="0.029218966">
            <text:p>0.029218966</text:p>
          </table:table-cell>
          <table:table-cell office:value-type="float" office:value="0.024607262">
            <text:p>0.024607262</text:p>
          </table:table-cell>
          <table:table-cell office:value-type="float" office:value="0.029022677">
            <text:p>0.029022677</text:p>
          </table:table-cell>
          <table:table-cell office:value-type="float" office:value="0.030551238">
            <text:p>0.030551238</text:p>
          </table:table-cell>
          <table:table-cell office:value-type="float" office:value="0.029185923">
            <text:p>0.029185923</text:p>
          </table:table-cell>
          <table:table-cell office:value-type="float" office:value="0.025635974">
            <text:p>0.025635974</text:p>
          </table:table-cell>
          <table:table-cell office:value-type="float" office:value="0.022250539">
            <text:p>0.022250539</text:p>
          </table:table-cell>
          <table:table-cell office:value-type="float" office:value="0.025985489">
            <text:p>0.025985489</text:p>
          </table:table-cell>
          <table:table-cell office:value-type="float" office:value="0.024778286">
            <text:p>0.024778286</text:p>
          </table:table-cell>
          <table:table-cell office:value-type="float" office:value="0.02464242">
            <text:p>0.02464242</text:p>
          </table:table-cell>
          <table:table-cell office:value-type="float" office:value="0.026861412">
            <text:p>0.026861412</text:p>
          </table:table-cell>
          <table:table-cell office:value-type="float" office:value="0.023456503">
            <text:p>0.023456503</text:p>
          </table:table-cell>
          <table:table-cell office:value-type="float" office:value="0.019878553">
            <text:p>0.019878553</text:p>
          </table:table-cell>
          <table:table-cell office:value-type="float" office:value="0.020968096">
            <text:p>0.020968096</text:p>
          </table:table-cell>
          <table:table-cell office:value-type="float" office:value="0.016688263">
            <text:p>0.016688263</text:p>
          </table:table-cell>
          <table:table-cell office:value-type="float" office:value="0.019116024">
            <text:p>0.019116024</text:p>
          </table:table-cell>
          <table:table-cell office:value-type="float" office:value="0.0200671">
            <text:p>0.0200671</text:p>
          </table:table-cell>
          <table:table-cell office:value-type="float" office:value="0.019421242">
            <text:p>0.019421242</text:p>
          </table:table-cell>
          <table:table-cell office:value-type="float" office:value="0.019303361">
            <text:p>0.019303361</text:p>
          </table:table-cell>
          <table:table-cell office:value-type="float" office:value="0.017506601">
            <text:p>0.017506601</text:p>
          </table:table-cell>
          <table:table-cell office:value-type="float" office:value="0.014528813">
            <text:p>0.014528813</text:p>
          </table:table-cell>
          <table:table-cell office:value-type="float" office:value="0.015001541">
            <text:p>0.015001541</text:p>
          </table:table-cell>
          <table:table-cell office:value-type="float" office:value="0.014807989">
            <text:p>0.014807989</text:p>
          </table:table-cell>
          <table:table-cell office:value-type="float" office:value="0.014154754">
            <text:p>0.014154754</text:p>
          </table:table-cell>
          <table:table-cell office:value-type="float" office:value="0.01348353">
            <text:p>0.01348353</text:p>
          </table:table-cell>
          <table:table-cell office:value-type="float" office:value="0.015537834">
            <text:p>0.015537834</text:p>
          </table:table-cell>
          <table:table-cell office:value-type="float" office:value="0.015947573">
            <text:p>0.015947573</text:p>
          </table:table-cell>
          <table:table-cell office:value-type="float" office:value="0.013475914">
            <text:p>0.013475914</text:p>
          </table:table-cell>
          <table:table-cell office:value-type="float" office:value="0.013778697">
            <text:p>0.013778697</text:p>
          </table:table-cell>
          <table:table-cell office:value-type="float" office:value="0.013011858">
            <text:p>0.013011858</text:p>
          </table:table-cell>
          <table:table-cell office:value-type="float" office:value="0.0121547235">
            <text:p>0.0121547235</text:p>
          </table:table-cell>
          <table:table-cell office:value-type="float" office:value="0.01100751">
            <text:p>0.01100751</text:p>
          </table:table-cell>
          <table:table-cell office:value-type="float" office:value="0.011310448">
            <text:p>0.011310448</text:p>
          </table:table-cell>
          <table:table-cell office:value-type="float" office:value="0.012638567">
            <text:p>0.012638567</text:p>
          </table:table-cell>
          <table:table-cell office:value-type="float" office:value="0.013466879">
            <text:p>0.013466879</text:p>
          </table:table-cell>
          <table:table-cell office:value-type="float" office:value="0.011629784">
            <text:p>0.011629784</text:p>
          </table:table-cell>
          <table:table-cell office:value-type="float" office:value="0.010193475">
            <text:p>0.010193475</text:p>
          </table:table-cell>
          <table:table-cell office:value-type="float" office:value="0.010291052">
            <text:p>0.010291052</text:p>
          </table:table-cell>
          <table:table-cell office:value-type="float" office:value="0.011147004">
            <text:p>0.011147004</text:p>
          </table:table-cell>
          <table:table-cell office:value-type="float" office:value="0.010822367">
            <text:p>0.010822367</text:p>
          </table:table-cell>
          <table:table-cell office:value-type="float" office:value="0.010125085">
            <text:p>0.010125085</text:p>
          </table:table-cell>
          <table:table-cell office:value-type="float" office:value="0.01066879">
            <text:p>0.01066879</text:p>
          </table:table-cell>
          <table:table-cell office:value-type="float" office:value="0.00869087">
            <text:p>0.00869087</text:p>
          </table:table-cell>
          <table:table-cell office:value-type="float" office:value="0.010420464">
            <text:p>0.010420464</text:p>
          </table:table-cell>
          <table:table-cell office:value-type="float" office:value="0.010294352">
            <text:p>0.010294352</text:p>
          </table:table-cell>
          <table:table-cell office:value-type="float" office:value="0.009233088">
            <text:p>0.009233088</text:p>
          </table:table-cell>
          <table:table-cell office:value-type="float" office:value="0.002335591">
            <text:p>0.002335591</text:p>
          </table:table-cell>
          <table:table-cell office:value-type="float" office:value="0.0012349377">
            <text:p>0.0012349377</text:p>
          </table:table-cell>
          <table:table-cell office:value-type="float" office:value="0.0011662904">
            <text:p>0.0011662904</text:p>
          </table:table-cell>
          <table:table-cell office:value-type="float" office:value="0.0011398024">
            <text:p>0.0011398024</text:p>
          </table:table-cell>
          <table:table-cell office:value-type="float" office:value="0.0011239664">
            <text:p>0.0011239664</text:p>
          </table:table-cell>
          <table:table-cell office:value-type="float" office:value="0.001113351">
            <text:p>0.001113351</text:p>
          </table:table-cell>
          <table:table-cell office:value-type="float" office:value="0.0011065765">
            <text:p>0.0011065765</text:p>
          </table:table-cell>
          <table:table-cell office:value-type="float" office:value="0.0011039202">
            <text:p>0.0011039202</text:p>
          </table:table-cell>
          <table:table-cell office:value-type="float" office:value="0.0011020425">
            <text:p>0.0011020425</text:p>
          </table:table-cell>
          <table:table-cell office:value-type="float" office:value="0.0010988988">
            <text:p>0.0010988988</text:p>
          </table:table-cell>
          <table:table-cell office:value-type="float" office:value="0.0010958619">
            <text:p>0.0010958619</text:p>
          </table:table-cell>
          <table:table-cell office:value-type="float" office:value="0.0010947753">
            <text:p>0.0010947753</text:p>
          </table:table-cell>
          <table:table-cell office:value-type="float" office:value="0.0010956306">
            <text:p>0.0010956306</text:p>
          </table:table-cell>
          <table:table-cell office:value-type="float" office:value="0.0010944487">
            <text:p>0.0010944487</text:p>
          </table:table-cell>
          <table:table-cell office:value-type="float" office:value="0.0010929593">
            <text:p>0.0010929593</text:p>
          </table:table-cell>
          <table:table-cell office:value-type="float" office:value="0.0010937307">
            <text:p>0.0010937307</text:p>
          </table:table-cell>
          <table:table-cell office:value-type="float" office:value="0.0010932089">
            <text:p>0.0010932089</text:p>
          </table:table-cell>
          <table:table-cell office:value-type="float" office:value="0.0010942469">
            <text:p>0.0010942469</text:p>
          </table:table-cell>
          <table:table-cell office:value-type="float" office:value="0.0010944577">
            <text:p>0.0010944577</text:p>
          </table:table-cell>
          <table:table-cell table:style-name="Default" office:value-type="float" office:value="0.0010950183">
            <text:p>0.0010950183</text:p>
          </table:table-cell>
          <table:table-cell table:style-name="Default" office:value-type="float" office:value="0.0010952314">
            <text:p>0.0010952314</text:p>
          </table:table-cell>
          <table:table-cell office:value-type="float" office:value="0.001096051">
            <text:p>0.001096051</text:p>
          </table:table-cell>
          <table:table-cell office:value-type="float" office:value="0.0010976201">
            <text:p>0.0010976201</text:p>
          </table:table-cell>
          <table:table-cell office:value-type="float" office:value="0.0010982658">
            <text:p>0.0010982658</text:p>
          </table:table-cell>
          <table:table-cell office:value-type="float" office:value="0.0010995469">
            <text:p>0.0010995469</text:p>
          </table:table-cell>
          <table:table-cell office:value-type="float" office:value="0.0011013633">
            <text:p>0.0011013633</text:p>
          </table:table-cell>
          <table:table-cell office:value-type="float" office:value="0.0011020412">
            <text:p>0.0011020412</text:p>
          </table:table-cell>
          <table:table-cell office:value-type="float" office:value="0.0011032964">
            <text:p>0.0011032964</text:p>
          </table:table-cell>
          <table:table-cell office:value-type="float" office:value="0.0011056727">
            <text:p>0.0011056727</text:p>
          </table:table-cell>
          <table:table-cell office:value-type="float" office:value="0.0011076516">
            <text:p>0.0011076516</text:p>
          </table:table-cell>
          <table:table-cell office:value-type="float" office:value="0.0011094722">
            <text:p>0.0011094722</text:p>
          </table:table-cell>
          <table:table-cell office:value-type="float" office:value="0.0011101401">
            <text:p>0.0011101401</text:p>
          </table:table-cell>
          <table:table-cell office:value-type="float" office:value="0.0011134051">
            <text:p>0.0011134051</text:p>
          </table:table-cell>
          <table:table-cell office:value-type="float" office:value="0.0011150613">
            <text:p>0.0011150613</text:p>
          </table:table-cell>
          <table:table-cell office:value-type="float" office:value="0.001117495">
            <text:p>0.001117495</text:p>
          </table:table-cell>
          <table:table-cell office:value-type="float" office:value="0.0011197551">
            <text:p>0.0011197551</text:p>
          </table:table-cell>
          <table:table-cell office:value-type="float" office:value="0.0011217179">
            <text:p>0.0011217179</text:p>
          </table:table-cell>
          <table:table-cell office:value-type="float" office:value="0.0011237357">
            <text:p>0.0011237357</text:p>
          </table:table-cell>
          <table:table-cell office:value-type="float" office:value="0.0011261418">
            <text:p>0.0011261418</text:p>
          </table:table-cell>
          <table:table-cell office:value-type="float" office:value="0.0011288512">
            <text:p>0.0011288512</text:p>
          </table:table-cell>
          <table:table-cell office:value-type="float" office:value="0.0011317164">
            <text:p>0.0011317164</text:p>
          </table:table-cell>
          <table:table-cell office:value-type="float" office:value="0.0011331894">
            <text:p>0.0011331894</text:p>
          </table:table-cell>
          <table:table-cell office:value-type="float" office:value="0.00113478">
            <text:p>0.00113478</text:p>
          </table:table-cell>
          <table:table-cell office:value-type="float" office:value="0.0011389543">
            <text:p>0.0011389543</text:p>
          </table:table-cell>
          <table:table-cell office:value-type="float" office:value="0.001140876">
            <text:p>0.001140876</text:p>
          </table:table-cell>
          <table:table-cell office:value-type="float" office:value="0.0011436787">
            <text:p>0.0011436787</text:p>
          </table:table-cell>
          <table:table-cell office:value-type="float" office:value="0.0011455131">
            <text:p>0.0011455131</text:p>
          </table:table-cell>
          <table:table-cell office:value-type="float" office:value="0.0011474105">
            <text:p>0.0011474105</text:p>
          </table:table-cell>
          <table:table-cell office:value-type="float" office:value="0.0011519918">
            <text:p>0.0011519918</text:p>
          </table:table-cell>
          <table:table-cell office:value-type="float" office:value="0.0011554486">
            <text:p>0.0011554486</text:p>
          </table:table-cell>
          <table:table-cell office:value-type="float" office:value="0.0011578059">
            <text:p>0.0011578059</text:p>
          </table:table-cell>
          <table:table-cell office:value-type="float" office:value="0.0011594353">
            <text:p>0.0011594353</text:p>
          </table:table-cell>
          <table:table-cell office:value-type="float" office:value="0.0011648082">
            <text:p>0.0011648082</text:p>
          </table:table-cell>
          <table:table-cell office:value-type="float" office:value="0.0011688414">
            <text:p>0.0011688414</text:p>
          </table:table-cell>
          <table:table-cell office:value-type="float" office:value="0.0011711874">
            <text:p>0.0011711874</text:p>
          </table:table-cell>
          <table:table-cell office:value-type="float" office:value="0.0011739564">
            <text:p>0.0011739564</text:p>
          </table:table-cell>
          <table:table-cell office:value-type="float" office:value="0.0011785328">
            <text:p>0.0011785328</text:p>
          </table:table-cell>
          <table:table-cell office:value-type="float" office:value="0.0011826543">
            <text:p>0.0011826543</text:p>
          </table:table-cell>
          <table:table-cell office:value-type="float" office:value="0.001185978">
            <text:p>0.001185978</text:p>
          </table:table-cell>
          <table:table-cell office:value-type="float" office:value="0.0011886529">
            <text:p>0.0011886529</text:p>
          </table:table-cell>
          <table:table-cell office:value-type="float" office:value="0.0011925005">
            <text:p>0.0011925005</text:p>
          </table:table-cell>
          <table:table-cell office:value-type="float" office:value="0.0011977764">
            <text:p>0.0011977764</text:p>
          </table:table-cell>
          <table:table-cell office:value-type="float" office:value="0.0012007639">
            <text:p>0.0012007639</text:p>
          </table:table-cell>
          <table:table-cell office:value-type="float" office:value="0.0012038571">
            <text:p>0.0012038571</text:p>
          </table:table-cell>
          <table:table-cell office:value-type="float" office:value="0.0012067704">
            <text:p>0.0012067704</text:p>
          </table:table-cell>
          <table:table-cell office:value-type="float" office:value="0.0012134087">
            <text:p>0.0012134087</text:p>
          </table:table-cell>
          <table:table-cell office:value-type="float" office:value="0.0012167176">
            <text:p>0.0012167176</text:p>
          </table:table-cell>
          <table:table-cell office:value-type="float" office:value="0.0012184732">
            <text:p>0.0012184732</text:p>
          </table:table-cell>
          <table:table-cell office:value-type="float" office:value="0.0012222239">
            <text:p>0.0012222239</text:p>
          </table:table-cell>
          <table:table-cell/>
        </table:table-row>
        <table:table-row table:style-name="ro1">
          <table:table-cell office:value-type="string">
            <text:p>/mnt/share/Music/Albums/Tool/Tool - Opiate/Tool - Opiate - 04 - Cold and Ugly.mp3</text:p>
          </table:table-cell>
          <table:table-cell office:value-type="float" office:value="0.10424617">
            <text:p>0.10424617</text:p>
          </table:table-cell>
          <table:table-cell office:value-type="float" office:value="0.14240117">
            <text:p>0.14240117</text:p>
          </table:table-cell>
          <table:table-cell office:value-type="float" office:value="0.09344978">
            <text:p>0.09344978</text:p>
          </table:table-cell>
          <table:table-cell office:value-type="float" office:value="0.051590182">
            <text:p>0.051590182</text:p>
          </table:table-cell>
          <table:table-cell office:value-type="float" office:value="0.04695477">
            <text:p>0.04695477</text:p>
          </table:table-cell>
          <table:table-cell office:value-type="float" office:value="0.045276232">
            <text:p>0.045276232</text:p>
          </table:table-cell>
          <table:table-cell office:value-type="float" office:value="0.05225507">
            <text:p>0.05225507</text:p>
          </table:table-cell>
          <table:table-cell office:value-type="float" office:value="0.0409244">
            <text:p>0.0409244</text:p>
          </table:table-cell>
          <table:table-cell office:value-type="float" office:value="0.043659452">
            <text:p>0.043659452</text:p>
          </table:table-cell>
          <table:table-cell office:value-type="float" office:value="0.04141923">
            <text:p>0.04141923</text:p>
          </table:table-cell>
          <table:table-cell office:value-type="float" office:value="0.059651352">
            <text:p>0.059651352</text:p>
          </table:table-cell>
          <table:table-cell office:value-type="float" office:value="0.026668664">
            <text:p>0.026668664</text:p>
          </table:table-cell>
          <table:table-cell office:value-type="float" office:value="0.038548876">
            <text:p>0.038548876</text:p>
          </table:table-cell>
          <table:table-cell office:value-type="float" office:value="0.03972585">
            <text:p>0.03972585</text:p>
          </table:table-cell>
          <table:table-cell office:value-type="float" office:value="0.03279138">
            <text:p>0.03279138</text:p>
          </table:table-cell>
          <table:table-cell office:value-type="float" office:value="0.029907685">
            <text:p>0.029907685</text:p>
          </table:table-cell>
          <table:table-cell office:value-type="float" office:value="0.025985874">
            <text:p>0.025985874</text:p>
          </table:table-cell>
          <table:table-cell office:value-type="float" office:value="0.0258761">
            <text:p>0.0258761</text:p>
          </table:table-cell>
          <table:table-cell office:value-type="float" office:value="0.038748603">
            <text:p>0.038748603</text:p>
          </table:table-cell>
          <table:table-cell office:value-type="float" office:value="0.040508498">
            <text:p>0.040508498</text:p>
          </table:table-cell>
          <table:table-cell office:value-type="float" office:value="0.044737294">
            <text:p>0.044737294</text:p>
          </table:table-cell>
          <table:table-cell office:value-type="float" office:value="0.029633846">
            <text:p>0.029633846</text:p>
          </table:table-cell>
          <table:table-cell office:value-type="float" office:value="0.02444464">
            <text:p>0.02444464</text:p>
          </table:table-cell>
          <table:table-cell office:value-type="float" office:value="0.025951894">
            <text:p>0.025951894</text:p>
          </table:table-cell>
          <table:table-cell office:value-type="float" office:value="0.03362249">
            <text:p>0.03362249</text:p>
          </table:table-cell>
          <table:table-cell office:value-type="float" office:value="0.03981529">
            <text:p>0.03981529</text:p>
          </table:table-cell>
          <table:table-cell office:value-type="float" office:value="0.038792748">
            <text:p>0.038792748</text:p>
          </table:table-cell>
          <table:table-cell office:value-type="float" office:value="0.037526444">
            <text:p>0.037526444</text:p>
          </table:table-cell>
          <table:table-cell office:value-type="float" office:value="0.036407582">
            <text:p>0.036407582</text:p>
          </table:table-cell>
          <table:table-cell office:value-type="float" office:value="0.043518584">
            <text:p>0.043518584</text:p>
          </table:table-cell>
          <table:table-cell office:value-type="float" office:value="0.057320897">
            <text:p>0.057320897</text:p>
          </table:table-cell>
          <table:table-cell office:value-type="float" office:value="0.06560628">
            <text:p>0.06560628</text:p>
          </table:table-cell>
          <table:table-cell office:value-type="float" office:value="0.06169198">
            <text:p>0.06169198</text:p>
          </table:table-cell>
          <table:table-cell office:value-type="float" office:value="0.051198285">
            <text:p>0.051198285</text:p>
          </table:table-cell>
          <table:table-cell office:value-type="float" office:value="0.044916615">
            <text:p>0.044916615</text:p>
          </table:table-cell>
          <table:table-cell office:value-type="float" office:value="0.038818438">
            <text:p>0.038818438</text:p>
          </table:table-cell>
          <table:table-cell office:value-type="float" office:value="0.04389289">
            <text:p>0.04389289</text:p>
          </table:table-cell>
          <table:table-cell office:value-type="float" office:value="0.04795763">
            <text:p>0.04795763</text:p>
          </table:table-cell>
          <table:table-cell office:value-type="float" office:value="0.051257238">
            <text:p>0.051257238</text:p>
          </table:table-cell>
          <table:table-cell office:value-type="float" office:value="0.04696693">
            <text:p>0.04696693</text:p>
          </table:table-cell>
          <table:table-cell office:value-type="float" office:value="0.04434078">
            <text:p>0.04434078</text:p>
          </table:table-cell>
          <table:table-cell office:value-type="float" office:value="0.039880235">
            <text:p>0.039880235</text:p>
          </table:table-cell>
          <table:table-cell office:value-type="float" office:value="0.035274677">
            <text:p>0.035274677</text:p>
          </table:table-cell>
          <table:table-cell office:value-type="float" office:value="0.04471268">
            <text:p>0.04471268</text:p>
          </table:table-cell>
          <table:table-cell office:value-type="float" office:value="0.0508924">
            <text:p>0.0508924</text:p>
          </table:table-cell>
          <table:table-cell office:value-type="float" office:value="0.04872765">
            <text:p>0.04872765</text:p>
          </table:table-cell>
          <table:table-cell office:value-type="float" office:value="0.04253558">
            <text:p>0.04253558</text:p>
          </table:table-cell>
          <table:table-cell office:value-type="float" office:value="0.036352072">
            <text:p>0.036352072</text:p>
          </table:table-cell>
          <table:table-cell office:value-type="float" office:value="0.03125668">
            <text:p>0.03125668</text:p>
          </table:table-cell>
          <table:table-cell office:value-type="float" office:value="0.033340693">
            <text:p>0.033340693</text:p>
          </table:table-cell>
          <table:table-cell office:value-type="float" office:value="0.028619522">
            <text:p>0.028619522</text:p>
          </table:table-cell>
          <table:table-cell office:value-type="float" office:value="0.035743434">
            <text:p>0.035743434</text:p>
          </table:table-cell>
          <table:table-cell office:value-type="float" office:value="0.029016834">
            <text:p>0.029016834</text:p>
          </table:table-cell>
          <table:table-cell office:value-type="float" office:value="0.026927471">
            <text:p>0.026927471</text:p>
          </table:table-cell>
          <table:table-cell office:value-type="float" office:value="0.030018242">
            <text:p>0.030018242</text:p>
          </table:table-cell>
          <table:table-cell office:value-type="float" office:value="0.037459187">
            <text:p>0.037459187</text:p>
          </table:table-cell>
          <table:table-cell office:value-type="float" office:value="0.034295555">
            <text:p>0.034295555</text:p>
          </table:table-cell>
          <table:table-cell office:value-type="float" office:value="0.03848548">
            <text:p>0.03848548</text:p>
          </table:table-cell>
          <table:table-cell office:value-type="float" office:value="0.033829886">
            <text:p>0.033829886</text:p>
          </table:table-cell>
          <table:table-cell office:value-type="float" office:value="0.034209467">
            <text:p>0.034209467</text:p>
          </table:table-cell>
          <table:table-cell office:value-type="float" office:value="0.027968502">
            <text:p>0.027968502</text:p>
          </table:table-cell>
          <table:table-cell office:value-type="float" office:value="0.031135887">
            <text:p>0.031135887</text:p>
          </table:table-cell>
          <table:table-cell office:value-type="float" office:value="0.027172921">
            <text:p>0.027172921</text:p>
          </table:table-cell>
          <table:table-cell office:value-type="float" office:value="0.03154304">
            <text:p>0.03154304</text:p>
          </table:table-cell>
          <table:table-cell office:value-type="float" office:value="0.035247795">
            <text:p>0.035247795</text:p>
          </table:table-cell>
          <table:table-cell office:value-type="float" office:value="0.03330377">
            <text:p>0.03330377</text:p>
          </table:table-cell>
          <table:table-cell office:value-type="float" office:value="0.028836612">
            <text:p>0.028836612</text:p>
          </table:table-cell>
          <table:table-cell office:value-type="float" office:value="0.028874403">
            <text:p>0.028874403</text:p>
          </table:table-cell>
          <table:table-cell office:value-type="float" office:value="0.027469872">
            <text:p>0.027469872</text:p>
          </table:table-cell>
          <table:table-cell office:value-type="float" office:value="0.022850247">
            <text:p>0.022850247</text:p>
          </table:table-cell>
          <table:table-cell office:value-type="float" office:value="0.020276345">
            <text:p>0.020276345</text:p>
          </table:table-cell>
          <table:table-cell office:value-type="float" office:value="0.019593416">
            <text:p>0.019593416</text:p>
          </table:table-cell>
          <table:table-cell office:value-type="float" office:value="0.019029487">
            <text:p>0.019029487</text:p>
          </table:table-cell>
          <table:table-cell office:value-type="float" office:value="0.020775346">
            <text:p>0.020775346</text:p>
          </table:table-cell>
          <table:table-cell office:value-type="float" office:value="0.020147078">
            <text:p>0.020147078</text:p>
          </table:table-cell>
          <table:table-cell office:value-type="float" office:value="0.020533869">
            <text:p>0.020533869</text:p>
          </table:table-cell>
          <table:table-cell office:value-type="float" office:value="0.01848179">
            <text:p>0.01848179</text:p>
          </table:table-cell>
          <table:table-cell office:value-type="float" office:value="0.018049734">
            <text:p>0.018049734</text:p>
          </table:table-cell>
          <table:table-cell office:value-type="float" office:value="0.018032629">
            <text:p>0.018032629</text:p>
          </table:table-cell>
          <table:table-cell office:value-type="float" office:value="0.019751536">
            <text:p>0.019751536</text:p>
          </table:table-cell>
          <table:table-cell office:value-type="float" office:value="0.015254588">
            <text:p>0.015254588</text:p>
          </table:table-cell>
          <table:table-cell office:value-type="float" office:value="0.013917434">
            <text:p>0.013917434</text:p>
          </table:table-cell>
          <table:table-cell office:value-type="float" office:value="0.0143788215">
            <text:p>0.0143788215</text:p>
          </table:table-cell>
          <table:table-cell office:value-type="float" office:value="0.013915002">
            <text:p>0.013915002</text:p>
          </table:table-cell>
          <table:table-cell office:value-type="float" office:value="0.013406964">
            <text:p>0.013406964</text:p>
          </table:table-cell>
          <table:table-cell office:value-type="float" office:value="0.016153852">
            <text:p>0.016153852</text:p>
          </table:table-cell>
          <table:table-cell office:value-type="float" office:value="0.021122215">
            <text:p>0.021122215</text:p>
          </table:table-cell>
          <table:table-cell office:value-type="float" office:value="0.018203147">
            <text:p>0.018203147</text:p>
          </table:table-cell>
          <table:table-cell office:value-type="float" office:value="0.017541157">
            <text:p>0.017541157</text:p>
          </table:table-cell>
          <table:table-cell office:value-type="float" office:value="0.01918522">
            <text:p>0.01918522</text:p>
          </table:table-cell>
          <table:table-cell office:value-type="float" office:value="0.017336613">
            <text:p>0.017336613</text:p>
          </table:table-cell>
          <table:table-cell office:value-type="float" office:value="0.01467523">
            <text:p>0.01467523</text:p>
          </table:table-cell>
          <table:table-cell office:value-type="float" office:value="0.01643003">
            <text:p>0.01643003</text:p>
          </table:table-cell>
          <table:table-cell office:value-type="float" office:value="0.017646585">
            <text:p>0.017646585</text:p>
          </table:table-cell>
          <table:table-cell office:value-type="float" office:value="0.016508056">
            <text:p>0.016508056</text:p>
          </table:table-cell>
          <table:table-cell office:value-type="float" office:value="0.01657212">
            <text:p>0.01657212</text:p>
          </table:table-cell>
          <table:table-cell office:value-type="float" office:value="0.016090086">
            <text:p>0.016090086</text:p>
          </table:table-cell>
          <table:table-cell office:value-type="float" office:value="0.015821382">
            <text:p>0.015821382</text:p>
          </table:table-cell>
          <table:table-cell office:value-type="float" office:value="0.014747047">
            <text:p>0.014747047</text:p>
          </table:table-cell>
          <table:table-cell office:value-type="float" office:value="0.015531051">
            <text:p>0.015531051</text:p>
          </table:table-cell>
          <table:table-cell office:value-type="float" office:value="0.016002383">
            <text:p>0.016002383</text:p>
          </table:table-cell>
          <table:table-cell office:value-type="float" office:value="0.014987277">
            <text:p>0.014987277</text:p>
          </table:table-cell>
          <table:table-cell office:value-type="float" office:value="0.01606902">
            <text:p>0.01606902</text:p>
          </table:table-cell>
          <table:table-cell office:value-type="float" office:value="0.014257276">
            <text:p>0.014257276</text:p>
          </table:table-cell>
          <table:table-cell office:value-type="float" office:value="0.013836918">
            <text:p>0.013836918</text:p>
          </table:table-cell>
          <table:table-cell office:value-type="float" office:value="0.014859413">
            <text:p>0.014859413</text:p>
          </table:table-cell>
          <table:table-cell office:value-type="float" office:value="0.015465872">
            <text:p>0.015465872</text:p>
          </table:table-cell>
          <table:table-cell office:value-type="float" office:value="0.015116103">
            <text:p>0.015116103</text:p>
          </table:table-cell>
          <table:table-cell office:value-type="float" office:value="0.013038465">
            <text:p>0.013038465</text:p>
          </table:table-cell>
          <table:table-cell office:value-type="float" office:value="0.013308872">
            <text:p>0.013308872</text:p>
          </table:table-cell>
          <table:table-cell office:value-type="float" office:value="0.014045845">
            <text:p>0.014045845</text:p>
          </table:table-cell>
          <table:table-cell office:value-type="float" office:value="0.012328675">
            <text:p>0.012328675</text:p>
          </table:table-cell>
          <table:table-cell office:value-type="float" office:value="0.015157479">
            <text:p>0.015157479</text:p>
          </table:table-cell>
          <table:table-cell office:value-type="float" office:value="0.013460176">
            <text:p>0.013460176</text:p>
          </table:table-cell>
          <table:table-cell office:value-type="float" office:value="0.012598129">
            <text:p>0.012598129</text:p>
          </table:table-cell>
          <table:table-cell office:value-type="float" office:value="0.012638225">
            <text:p>0.012638225</text:p>
          </table:table-cell>
          <table:table-cell office:value-type="float" office:value="0.013304629">
            <text:p>0.013304629</text:p>
          </table:table-cell>
          <table:table-cell office:value-type="float" office:value="0.014099709">
            <text:p>0.014099709</text:p>
          </table:table-cell>
          <table:table-cell office:value-type="float" office:value="0.017694712">
            <text:p>0.017694712</text:p>
          </table:table-cell>
          <table:table-cell office:value-type="float" office:value="0.01605683">
            <text:p>0.01605683</text:p>
          </table:table-cell>
          <table:table-cell office:value-type="float" office:value="0.015104602">
            <text:p>0.015104602</text:p>
          </table:table-cell>
          <table:table-cell office:value-type="float" office:value="0.019328529">
            <text:p>0.019328529</text:p>
          </table:table-cell>
          <table:table-cell office:value-type="float" office:value="0.015169351">
            <text:p>0.015169351</text:p>
          </table:table-cell>
          <table:table-cell office:value-type="float" office:value="0.013465412">
            <text:p>0.013465412</text:p>
          </table:table-cell>
          <table:table-cell office:value-type="float" office:value="0.011460043">
            <text:p>0.011460043</text:p>
          </table:table-cell>
          <table:table-cell office:value-type="float" office:value="0.009945623">
            <text:p>0.009945623</text:p>
          </table:table-cell>
          <table:table-cell office:value-type="float" office:value="0.0151226595">
            <text:p>0.0151226595</text:p>
          </table:table-cell>
          <table:table-cell office:value-type="float" office:value="0.0155059295">
            <text:p>0.0155059295</text:p>
          </table:table-cell>
          <table:table-cell office:value-type="float" office:value="0.017570108">
            <text:p>0.017570108</text:p>
          </table:table-cell>
          <table:table-cell office:value-type="float" office:value="0.018487293">
            <text:p>0.018487293</text:p>
          </table:table-cell>
          <table:table-cell office:value-type="float" office:value="0.017697189">
            <text:p>0.017697189</text:p>
          </table:table-cell>
          <table:table-cell office:value-type="float" office:value="0.01632229">
            <text:p>0.01632229</text:p>
          </table:table-cell>
          <table:table-cell office:value-type="float" office:value="0.015410219">
            <text:p>0.015410219</text:p>
          </table:table-cell>
          <table:table-cell office:value-type="float" office:value="0.013415905">
            <text:p>0.013415905</text:p>
          </table:table-cell>
          <table:table-cell office:value-type="float" office:value="0.0115096895">
            <text:p>0.0115096895</text:p>
          </table:table-cell>
          <table:table-cell office:value-type="float" office:value="0.012350983">
            <text:p>0.012350983</text:p>
          </table:table-cell>
          <table:table-cell office:value-type="float" office:value="0.012428872">
            <text:p>0.012428872</text:p>
          </table:table-cell>
          <table:table-cell office:value-type="float" office:value="0.014282004">
            <text:p>0.014282004</text:p>
          </table:table-cell>
          <table:table-cell office:value-type="float" office:value="0.014214709">
            <text:p>0.014214709</text:p>
          </table:table-cell>
          <table:table-cell office:value-type="float" office:value="0.014135808">
            <text:p>0.014135808</text:p>
          </table:table-cell>
          <table:table-cell office:value-type="float" office:value="0.012951965">
            <text:p>0.012951965</text:p>
          </table:table-cell>
          <table:table-cell office:value-type="float" office:value="0.011738757">
            <text:p>0.011738757</text:p>
          </table:table-cell>
          <table:table-cell office:value-type="float" office:value="0.010846509">
            <text:p>0.010846509</text:p>
          </table:table-cell>
          <table:table-cell office:value-type="float" office:value="0.011223223">
            <text:p>0.011223223</text:p>
          </table:table-cell>
          <table:table-cell office:value-type="float" office:value="0.010293901">
            <text:p>0.010293901</text:p>
          </table:table-cell>
          <table:table-cell office:value-type="float" office:value="0.009709296">
            <text:p>0.009709296</text:p>
          </table:table-cell>
          <table:table-cell office:value-type="float" office:value="0.010062984">
            <text:p>0.010062984</text:p>
          </table:table-cell>
          <table:table-cell office:value-type="float" office:value="0.010858901">
            <text:p>0.010858901</text:p>
          </table:table-cell>
          <table:table-cell office:value-type="float" office:value="0.011325444">
            <text:p>0.011325444</text:p>
          </table:table-cell>
          <table:table-cell office:value-type="float" office:value="0.011555867">
            <text:p>0.011555867</text:p>
          </table:table-cell>
          <table:table-cell office:value-type="float" office:value="0.011567699">
            <text:p>0.011567699</text:p>
          </table:table-cell>
          <table:table-cell office:value-type="float" office:value="0.01179133">
            <text:p>0.01179133</text:p>
          </table:table-cell>
          <table:table-cell office:value-type="float" office:value="0.0096811475">
            <text:p>0.0096811475</text:p>
          </table:table-cell>
          <table:table-cell office:value-type="float" office:value="0.01003959">
            <text:p>0.01003959</text:p>
          </table:table-cell>
          <table:table-cell office:value-type="float" office:value="0.009725908">
            <text:p>0.009725908</text:p>
          </table:table-cell>
          <table:table-cell office:value-type="float" office:value="0.009668839">
            <text:p>0.009668839</text:p>
          </table:table-cell>
          <table:table-cell office:value-type="float" office:value="0.009617812">
            <text:p>0.009617812</text:p>
          </table:table-cell>
          <table:table-cell office:value-type="float" office:value="0.010095809">
            <text:p>0.010095809</text:p>
          </table:table-cell>
          <table:table-cell office:value-type="float" office:value="0.010600945">
            <text:p>0.010600945</text:p>
          </table:table-cell>
          <table:table-cell office:value-type="float" office:value="0.009513371">
            <text:p>0.009513371</text:p>
          </table:table-cell>
          <table:table-cell office:value-type="float" office:value="0.008817484">
            <text:p>0.008817484</text:p>
          </table:table-cell>
          <table:table-cell office:value-type="float" office:value="0.008549599">
            <text:p>0.008549599</text:p>
          </table:table-cell>
          <table:table-cell office:value-type="float" office:value="0.009148162">
            <text:p>0.009148162</text:p>
          </table:table-cell>
          <table:table-cell office:value-type="float" office:value="0.008442528">
            <text:p>0.008442528</text:p>
          </table:table-cell>
          <table:table-cell office:value-type="float" office:value="0.0078227">
            <text:p>0.0078227</text:p>
          </table:table-cell>
          <table:table-cell office:value-type="float" office:value="0.0077981874">
            <text:p>0.0077981874</text:p>
          </table:table-cell>
          <table:table-cell office:value-type="float" office:value="0.0083378125">
            <text:p>0.0083378125</text:p>
          </table:table-cell>
          <table:table-cell office:value-type="float" office:value="0.00817841">
            <text:p>0.00817841</text:p>
          </table:table-cell>
          <table:table-cell office:value-type="float" office:value="0.0067830845">
            <text:p>0.0067830845</text:p>
          </table:table-cell>
          <table:table-cell office:value-type="float" office:value="0.006549043">
            <text:p>0.006549043</text:p>
          </table:table-cell>
          <table:table-cell office:value-type="float" office:value="0.007041096">
            <text:p>0.007041096</text:p>
          </table:table-cell>
          <table:table-cell office:value-type="float" office:value="0.0062553533">
            <text:p>0.0062553533</text:p>
          </table:table-cell>
          <table:table-cell office:value-type="float" office:value="0.006232236">
            <text:p>0.006232236</text:p>
          </table:table-cell>
          <table:table-cell office:value-type="float" office:value="0.0065834275">
            <text:p>0.0065834275</text:p>
          </table:table-cell>
          <table:table-cell office:value-type="float" office:value="0.006720351">
            <text:p>0.006720351</text:p>
          </table:table-cell>
          <table:table-cell office:value-type="float" office:value="0.0065535116">
            <text:p>0.0065535116</text:p>
          </table:table-cell>
          <table:table-cell office:value-type="float" office:value="0.005384084">
            <text:p>0.005384084</text:p>
          </table:table-cell>
          <table:table-cell office:value-type="float" office:value="0.0047030887">
            <text:p>0.0047030887</text:p>
          </table:table-cell>
          <table:table-cell office:value-type="float" office:value="0.0048649227">
            <text:p>0.0048649227</text:p>
          </table:table-cell>
          <table:table-cell office:value-type="float" office:value="0.005669406">
            <text:p>0.005669406</text:p>
          </table:table-cell>
          <table:table-cell office:value-type="float" office:value="0.0054809316">
            <text:p>0.0054809316</text:p>
          </table:table-cell>
          <table:table-cell office:value-type="float" office:value="0.005501372">
            <text:p>0.005501372</text:p>
          </table:table-cell>
          <table:table-cell office:value-type="float" office:value="0.004900704">
            <text:p>0.004900704</text:p>
          </table:table-cell>
          <table:table-cell office:value-type="float" office:value="0.0043761013">
            <text:p>0.0043761013</text:p>
          </table:table-cell>
          <table:table-cell office:value-type="float" office:value="0.004920445">
            <text:p>0.004920445</text:p>
          </table:table-cell>
          <table:table-cell office:value-type="float" office:value="0.0041906363">
            <text:p>0.0041906363</text:p>
          </table:table-cell>
          <table:table-cell office:value-type="float" office:value="0.0015196755">
            <text:p>0.0015196755</text:p>
          </table:table-cell>
          <table:table-cell office:value-type="float" office:value="0.001143759">
            <text:p>0.001143759</text:p>
          </table:table-cell>
          <table:table-cell office:value-type="float" office:value="0.0011059595">
            <text:p>0.0011059595</text:p>
          </table:table-cell>
          <table:table-cell office:value-type="float" office:value="0.0010747844">
            <text:p>0.0010747844</text:p>
          </table:table-cell>
          <table:table-cell office:value-type="float" office:value="0.0010670477">
            <text:p>0.0010670477</text:p>
          </table:table-cell>
          <table:table-cell office:value-type="float" office:value="0.0010539187">
            <text:p>0.0010539187</text:p>
          </table:table-cell>
          <table:table-cell office:value-type="float" office:value="0.0010695994">
            <text:p>0.0010695994</text:p>
          </table:table-cell>
          <table:table-cell office:value-type="float" office:value="0.0010774726">
            <text:p>0.0010774726</text:p>
          </table:table-cell>
          <table:table-cell office:value-type="float" office:value="0.0010729368">
            <text:p>0.0010729368</text:p>
          </table:table-cell>
          <table:table-cell office:value-type="float" office:value="0.0011122996">
            <text:p>0.0011122996</text:p>
          </table:table-cell>
          <table:table-cell office:value-type="float" office:value="0.0010909805">
            <text:p>0.0010909805</text:p>
          </table:table-cell>
          <table:table-cell office:value-type="float" office:value="0.0010577006">
            <text:p>0.0010577006</text:p>
          </table:table-cell>
          <table:table-cell office:value-type="float" office:value="0.0010561242">
            <text:p>0.0010561242</text:p>
          </table:table-cell>
          <table:table-cell office:value-type="float" office:value="0.0010549676">
            <text:p>0.0010549676</text:p>
          </table:table-cell>
          <table:table-cell office:value-type="float" office:value="0.0010571311">
            <text:p>0.0010571311</text:p>
          </table:table-cell>
          <table:table-cell office:value-type="float" office:value="0.0010698476">
            <text:p>0.0010698476</text:p>
          </table:table-cell>
          <table:table-cell office:value-type="float" office:value="0.0010644203">
            <text:p>0.0010644203</text:p>
          </table:table-cell>
          <table:table-cell office:value-type="float" office:value="0.0010581168">
            <text:p>0.0010581168</text:p>
          </table:table-cell>
          <table:table-cell office:value-type="float" office:value="0.0010678594">
            <text:p>0.0010678594</text:p>
          </table:table-cell>
          <table:table-cell table:style-name="Default" office:value-type="float" office:value="0.0010580734">
            <text:p>0.0010580734</text:p>
          </table:table-cell>
          <table:table-cell table:style-name="Default" office:value-type="float" office:value="0.0010558034">
            <text:p>0.0010558034</text:p>
          </table:table-cell>
          <table:table-cell office:value-type="float" office:value="0.001061154">
            <text:p>0.001061154</text:p>
          </table:table-cell>
          <table:table-cell office:value-type="float" office:value="0.0010648234">
            <text:p>0.0010648234</text:p>
          </table:table-cell>
          <table:table-cell office:value-type="float" office:value="0.0010657893">
            <text:p>0.0010657893</text:p>
          </table:table-cell>
          <table:table-cell office:value-type="float" office:value="0.0010676621">
            <text:p>0.0010676621</text:p>
          </table:table-cell>
          <table:table-cell office:value-type="float" office:value="0.0010650833">
            <text:p>0.0010650833</text:p>
          </table:table-cell>
          <table:table-cell office:value-type="float" office:value="0.0010640037">
            <text:p>0.0010640037</text:p>
          </table:table-cell>
          <table:table-cell office:value-type="float" office:value="0.0010654783">
            <text:p>0.0010654783</text:p>
          </table:table-cell>
          <table:table-cell office:value-type="float" office:value="0.0010712028">
            <text:p>0.0010712028</text:p>
          </table:table-cell>
          <table:table-cell office:value-type="float" office:value="0.0010772194">
            <text:p>0.0010772194</text:p>
          </table:table-cell>
          <table:table-cell office:value-type="float" office:value="0.0010738636">
            <text:p>0.0010738636</text:p>
          </table:table-cell>
          <table:table-cell office:value-type="float" office:value="0.0010813578">
            <text:p>0.0010813578</text:p>
          </table:table-cell>
          <table:table-cell office:value-type="float" office:value="0.0010760291">
            <text:p>0.0010760291</text:p>
          </table:table-cell>
          <table:table-cell office:value-type="float" office:value="0.0010806771">
            <text:p>0.0010806771</text:p>
          </table:table-cell>
          <table:table-cell office:value-type="float" office:value="0.0010866605">
            <text:p>0.0010866605</text:p>
          </table:table-cell>
          <table:table-cell office:value-type="float" office:value="0.0010831542">
            <text:p>0.0010831542</text:p>
          </table:table-cell>
          <table:table-cell office:value-type="float" office:value="0.001083594">
            <text:p>0.001083594</text:p>
          </table:table-cell>
          <table:table-cell office:value-type="float" office:value="0.0010861707">
            <text:p>0.0010861707</text:p>
          </table:table-cell>
          <table:table-cell office:value-type="float" office:value="0.0010905667">
            <text:p>0.0010905667</text:p>
          </table:table-cell>
          <table:table-cell office:value-type="float" office:value="0.0010940033">
            <text:p>0.0010940033</text:p>
          </table:table-cell>
          <table:table-cell office:value-type="float" office:value="0.001096476">
            <text:p>0.001096476</text:p>
          </table:table-cell>
          <table:table-cell office:value-type="float" office:value="0.001097715">
            <text:p>0.001097715</text:p>
          </table:table-cell>
          <table:table-cell office:value-type="float" office:value="0.0011012818">
            <text:p>0.0011012818</text:p>
          </table:table-cell>
          <table:table-cell office:value-type="float" office:value="0.0011064663">
            <text:p>0.0011064663</text:p>
          </table:table-cell>
          <table:table-cell office:value-type="float" office:value="0.0011080728">
            <text:p>0.0011080728</text:p>
          </table:table-cell>
          <table:table-cell office:value-type="float" office:value="0.0011113118">
            <text:p>0.0011113118</text:p>
          </table:table-cell>
          <table:table-cell office:value-type="float" office:value="0.0011124064">
            <text:p>0.0011124064</text:p>
          </table:table-cell>
          <table:table-cell office:value-type="float" office:value="0.0011145152">
            <text:p>0.0011145152</text:p>
          </table:table-cell>
          <table:table-cell office:value-type="float" office:value="0.0011205114">
            <text:p>0.0011205114</text:p>
          </table:table-cell>
          <table:table-cell office:value-type="float" office:value="0.0011238201">
            <text:p>0.0011238201</text:p>
          </table:table-cell>
          <table:table-cell office:value-type="float" office:value="0.0011254248">
            <text:p>0.0011254248</text:p>
          </table:table-cell>
          <table:table-cell office:value-type="float" office:value="0.0011264823">
            <text:p>0.0011264823</text:p>
          </table:table-cell>
          <table:table-cell office:value-type="float" office:value="0.0011313257">
            <text:p>0.0011313257</text:p>
          </table:table-cell>
          <table:table-cell office:value-type="float" office:value="0.0011370351">
            <text:p>0.0011370351</text:p>
          </table:table-cell>
          <table:table-cell office:value-type="float" office:value="0.0011400112">
            <text:p>0.0011400112</text:p>
          </table:table-cell>
          <table:table-cell office:value-type="float" office:value="0.0011427968">
            <text:p>0.0011427968</text:p>
          </table:table-cell>
          <table:table-cell office:value-type="float" office:value="0.0011456807">
            <text:p>0.0011456807</text:p>
          </table:table-cell>
          <table:table-cell office:value-type="float" office:value="0.0011488198">
            <text:p>0.0011488198</text:p>
          </table:table-cell>
          <table:table-cell office:value-type="float" office:value="0.001153148">
            <text:p>0.001153148</text:p>
          </table:table-cell>
          <table:table-cell office:value-type="float" office:value="0.0011574073">
            <text:p>0.0011574073</text:p>
          </table:table-cell>
          <table:table-cell office:value-type="float" office:value="0.0011599665">
            <text:p>0.0011599665</text:p>
          </table:table-cell>
          <table:table-cell office:value-type="float" office:value="0.0011637295">
            <text:p>0.0011637295</text:p>
          </table:table-cell>
          <table:table-cell office:value-type="float" office:value="0.0011665457">
            <text:p>0.0011665457</text:p>
          </table:table-cell>
          <table:table-cell office:value-type="float" office:value="0.0011713133">
            <text:p>0.0011713133</text:p>
          </table:table-cell>
          <table:table-cell office:value-type="float" office:value="0.001175017">
            <text:p>0.001175017</text:p>
          </table:table-cell>
          <table:table-cell office:value-type="float" office:value="0.0011807953">
            <text:p>0.0011807953</text:p>
          </table:table-cell>
          <table:table-cell office:value-type="float" office:value="0.001183756">
            <text:p>0.001183756</text:p>
          </table:table-cell>
          <table:table-cell office:value-type="float" office:value="0.0011850807">
            <text:p>0.0011850807</text:p>
          </table:table-cell>
          <table:table-cell office:value-type="float" office:value="0.0011894">
            <text:p>0.0011894</text:p>
          </table:table-cell>
          <table:table-cell/>
        </table:table-row>
        <table:table-row table:style-name="ro1">
          <table:table-cell office:value-type="string">
            <text:p>/mnt/share/Music/Albums/Tool/Tool - Opiate/Tool - Opiate - 05 - Jerk Off.mp3</text:p>
          </table:table-cell>
          <table:table-cell office:value-type="float" office:value="0.083429135">
            <text:p>0.083429135</text:p>
          </table:table-cell>
          <table:table-cell office:value-type="float" office:value="0.116067626">
            <text:p>0.116067626</text:p>
          </table:table-cell>
          <table:table-cell office:value-type="float" office:value="0.09425665">
            <text:p>0.09425665</text:p>
          </table:table-cell>
          <table:table-cell office:value-type="float" office:value="0.0534195">
            <text:p>0.0534195</text:p>
          </table:table-cell>
          <table:table-cell office:value-type="float" office:value="0.041583914">
            <text:p>0.041583914</text:p>
          </table:table-cell>
          <table:table-cell office:value-type="float" office:value="0.04182054">
            <text:p>0.04182054</text:p>
          </table:table-cell>
          <table:table-cell office:value-type="float" office:value="0.040188085">
            <text:p>0.040188085</text:p>
          </table:table-cell>
          <table:table-cell office:value-type="float" office:value="0.038802456">
            <text:p>0.038802456</text:p>
          </table:table-cell>
          <table:table-cell office:value-type="float" office:value="0.03289676">
            <text:p>0.03289676</text:p>
          </table:table-cell>
          <table:table-cell office:value-type="float" office:value="0.029513333">
            <text:p>0.029513333</text:p>
          </table:table-cell>
          <table:table-cell office:value-type="float" office:value="0.039664768">
            <text:p>0.039664768</text:p>
          </table:table-cell>
          <table:table-cell office:value-type="float" office:value="0.027062912">
            <text:p>0.027062912</text:p>
          </table:table-cell>
          <table:table-cell office:value-type="float" office:value="0.034764852">
            <text:p>0.034764852</text:p>
          </table:table-cell>
          <table:table-cell office:value-type="float" office:value="0.040750034">
            <text:p>0.040750034</text:p>
          </table:table-cell>
          <table:table-cell office:value-type="float" office:value="0.03285038">
            <text:p>0.03285038</text:p>
          </table:table-cell>
          <table:table-cell office:value-type="float" office:value="0.027450835">
            <text:p>0.027450835</text:p>
          </table:table-cell>
          <table:table-cell office:value-type="float" office:value="0.024745088">
            <text:p>0.024745088</text:p>
          </table:table-cell>
          <table:table-cell office:value-type="float" office:value="0.025013449">
            <text:p>0.025013449</text:p>
          </table:table-cell>
          <table:table-cell office:value-type="float" office:value="0.038277827">
            <text:p>0.038277827</text:p>
          </table:table-cell>
          <table:table-cell office:value-type="float" office:value="0.034903824">
            <text:p>0.034903824</text:p>
          </table:table-cell>
          <table:table-cell office:value-type="float" office:value="0.041441794">
            <text:p>0.041441794</text:p>
          </table:table-cell>
          <table:table-cell office:value-type="float" office:value="0.031836495">
            <text:p>0.031836495</text:p>
          </table:table-cell>
          <table:table-cell office:value-type="float" office:value="0.026476104">
            <text:p>0.026476104</text:p>
          </table:table-cell>
          <table:table-cell office:value-type="float" office:value="0.0278221">
            <text:p>0.0278221</text:p>
          </table:table-cell>
          <table:table-cell office:value-type="float" office:value="0.03103072">
            <text:p>0.03103072</text:p>
          </table:table-cell>
          <table:table-cell office:value-type="float" office:value="0.038155805">
            <text:p>0.038155805</text:p>
          </table:table-cell>
          <table:table-cell office:value-type="float" office:value="0.039834507">
            <text:p>0.039834507</text:p>
          </table:table-cell>
          <table:table-cell office:value-type="float" office:value="0.043893058">
            <text:p>0.043893058</text:p>
          </table:table-cell>
          <table:table-cell office:value-type="float" office:value="0.040599443">
            <text:p>0.040599443</text:p>
          </table:table-cell>
          <table:table-cell office:value-type="float" office:value="0.04685352">
            <text:p>0.04685352</text:p>
          </table:table-cell>
          <table:table-cell office:value-type="float" office:value="0.062095016">
            <text:p>0.062095016</text:p>
          </table:table-cell>
          <table:table-cell office:value-type="float" office:value="0.07358178">
            <text:p>0.07358178</text:p>
          </table:table-cell>
          <table:table-cell office:value-type="float" office:value="0.067151934">
            <text:p>0.067151934</text:p>
          </table:table-cell>
          <table:table-cell office:value-type="float" office:value="0.057568755">
            <text:p>0.057568755</text:p>
          </table:table-cell>
          <table:table-cell office:value-type="float" office:value="0.052142058">
            <text:p>0.052142058</text:p>
          </table:table-cell>
          <table:table-cell office:value-type="float" office:value="0.04519637">
            <text:p>0.04519637</text:p>
          </table:table-cell>
          <table:table-cell office:value-type="float" office:value="0.051310897">
            <text:p>0.051310897</text:p>
          </table:table-cell>
          <table:table-cell office:value-type="float" office:value="0.059898052">
            <text:p>0.059898052</text:p>
          </table:table-cell>
          <table:table-cell office:value-type="float" office:value="0.06545468">
            <text:p>0.06545468</text:p>
          </table:table-cell>
          <table:table-cell office:value-type="float" office:value="0.05864758">
            <text:p>0.05864758</text:p>
          </table:table-cell>
          <table:table-cell office:value-type="float" office:value="0.055312745">
            <text:p>0.055312745</text:p>
          </table:table-cell>
          <table:table-cell office:value-type="float" office:value="0.05350588">
            <text:p>0.05350588</text:p>
          </table:table-cell>
          <table:table-cell office:value-type="float" office:value="0.046250664">
            <text:p>0.046250664</text:p>
          </table:table-cell>
          <table:table-cell office:value-type="float" office:value="0.05284995">
            <text:p>0.05284995</text:p>
          </table:table-cell>
          <table:table-cell office:value-type="float" office:value="0.051558916">
            <text:p>0.051558916</text:p>
          </table:table-cell>
          <table:table-cell office:value-type="float" office:value="0.053787373">
            <text:p>0.053787373</text:p>
          </table:table-cell>
          <table:table-cell office:value-type="float" office:value="0.04772774">
            <text:p>0.04772774</text:p>
          </table:table-cell>
          <table:table-cell office:value-type="float" office:value="0.037513897">
            <text:p>0.037513897</text:p>
          </table:table-cell>
          <table:table-cell office:value-type="float" office:value="0.03467186">
            <text:p>0.03467186</text:p>
          </table:table-cell>
          <table:table-cell office:value-type="float" office:value="0.03745858">
            <text:p>0.03745858</text:p>
          </table:table-cell>
          <table:table-cell office:value-type="float" office:value="0.031252153">
            <text:p>0.031252153</text:p>
          </table:table-cell>
          <table:table-cell office:value-type="float" office:value="0.035309747">
            <text:p>0.035309747</text:p>
          </table:table-cell>
          <table:table-cell office:value-type="float" office:value="0.02953518">
            <text:p>0.02953518</text:p>
          </table:table-cell>
          <table:table-cell office:value-type="float" office:value="0.027866548">
            <text:p>0.027866548</text:p>
          </table:table-cell>
          <table:table-cell office:value-type="float" office:value="0.033524733">
            <text:p>0.033524733</text:p>
          </table:table-cell>
          <table:table-cell office:value-type="float" office:value="0.04253857">
            <text:p>0.04253857</text:p>
          </table:table-cell>
          <table:table-cell office:value-type="float" office:value="0.03586703">
            <text:p>0.03586703</text:p>
          </table:table-cell>
          <table:table-cell office:value-type="float" office:value="0.039019182">
            <text:p>0.039019182</text:p>
          </table:table-cell>
          <table:table-cell office:value-type="float" office:value="0.03334103">
            <text:p>0.03334103</text:p>
          </table:table-cell>
          <table:table-cell office:value-type="float" office:value="0.036340855">
            <text:p>0.036340855</text:p>
          </table:table-cell>
          <table:table-cell office:value-type="float" office:value="0.029486006">
            <text:p>0.029486006</text:p>
          </table:table-cell>
          <table:table-cell office:value-type="float" office:value="0.035125814">
            <text:p>0.035125814</text:p>
          </table:table-cell>
          <table:table-cell office:value-type="float" office:value="0.030790824">
            <text:p>0.030790824</text:p>
          </table:table-cell>
          <table:table-cell office:value-type="float" office:value="0.035769697">
            <text:p>0.035769697</text:p>
          </table:table-cell>
          <table:table-cell office:value-type="float" office:value="0.039948415">
            <text:p>0.039948415</text:p>
          </table:table-cell>
          <table:table-cell office:value-type="float" office:value="0.034263868">
            <text:p>0.034263868</text:p>
          </table:table-cell>
          <table:table-cell office:value-type="float" office:value="0.031791918">
            <text:p>0.031791918</text:p>
          </table:table-cell>
          <table:table-cell office:value-type="float" office:value="0.032908827">
            <text:p>0.032908827</text:p>
          </table:table-cell>
          <table:table-cell office:value-type="float" office:value="0.03156166">
            <text:p>0.03156166</text:p>
          </table:table-cell>
          <table:table-cell office:value-type="float" office:value="0.027212456">
            <text:p>0.027212456</text:p>
          </table:table-cell>
          <table:table-cell office:value-type="float" office:value="0.026454488">
            <text:p>0.026454488</text:p>
          </table:table-cell>
          <table:table-cell office:value-type="float" office:value="0.027919177">
            <text:p>0.027919177</text:p>
          </table:table-cell>
          <table:table-cell office:value-type="float" office:value="0.026848787">
            <text:p>0.026848787</text:p>
          </table:table-cell>
          <table:table-cell office:value-type="float" office:value="0.02564299">
            <text:p>0.02564299</text:p>
          </table:table-cell>
          <table:table-cell office:value-type="float" office:value="0.022930171">
            <text:p>0.022930171</text:p>
          </table:table-cell>
          <table:table-cell office:value-type="float" office:value="0.027254835">
            <text:p>0.027254835</text:p>
          </table:table-cell>
          <table:table-cell office:value-type="float" office:value="0.021664778">
            <text:p>0.021664778</text:p>
          </table:table-cell>
          <table:table-cell office:value-type="float" office:value="0.022479687">
            <text:p>0.022479687</text:p>
          </table:table-cell>
          <table:table-cell office:value-type="float" office:value="0.022588799">
            <text:p>0.022588799</text:p>
          </table:table-cell>
          <table:table-cell office:value-type="float" office:value="0.023836376">
            <text:p>0.023836376</text:p>
          </table:table-cell>
          <table:table-cell office:value-type="float" office:value="0.01745187">
            <text:p>0.01745187</text:p>
          </table:table-cell>
          <table:table-cell office:value-type="float" office:value="0.01712246">
            <text:p>0.01712246</text:p>
          </table:table-cell>
          <table:table-cell office:value-type="float" office:value="0.018529067">
            <text:p>0.018529067</text:p>
          </table:table-cell>
          <table:table-cell office:value-type="float" office:value="0.016702589">
            <text:p>0.016702589</text:p>
          </table:table-cell>
          <table:table-cell office:value-type="float" office:value="0.014834141">
            <text:p>0.014834141</text:p>
          </table:table-cell>
          <table:table-cell office:value-type="float" office:value="0.01784742">
            <text:p>0.01784742</text:p>
          </table:table-cell>
          <table:table-cell office:value-type="float" office:value="0.020391101">
            <text:p>0.020391101</text:p>
          </table:table-cell>
          <table:table-cell office:value-type="float" office:value="0.018914048">
            <text:p>0.018914048</text:p>
          </table:table-cell>
          <table:table-cell office:value-type="float" office:value="0.018541642">
            <text:p>0.018541642</text:p>
          </table:table-cell>
          <table:table-cell office:value-type="float" office:value="0.019090777">
            <text:p>0.019090777</text:p>
          </table:table-cell>
          <table:table-cell office:value-type="float" office:value="0.018369844">
            <text:p>0.018369844</text:p>
          </table:table-cell>
          <table:table-cell office:value-type="float" office:value="0.016015891">
            <text:p>0.016015891</text:p>
          </table:table-cell>
          <table:table-cell office:value-type="float" office:value="0.015785038">
            <text:p>0.015785038</text:p>
          </table:table-cell>
          <table:table-cell office:value-type="float" office:value="0.016866317">
            <text:p>0.016866317</text:p>
          </table:table-cell>
          <table:table-cell office:value-type="float" office:value="0.015225396">
            <text:p>0.015225396</text:p>
          </table:table-cell>
          <table:table-cell office:value-type="float" office:value="0.016313635">
            <text:p>0.016313635</text:p>
          </table:table-cell>
          <table:table-cell office:value-type="float" office:value="0.015222423">
            <text:p>0.015222423</text:p>
          </table:table-cell>
          <table:table-cell office:value-type="float" office:value="0.016613344">
            <text:p>0.016613344</text:p>
          </table:table-cell>
          <table:table-cell office:value-type="float" office:value="0.013811892">
            <text:p>0.013811892</text:p>
          </table:table-cell>
          <table:table-cell office:value-type="float" office:value="0.015244987">
            <text:p>0.015244987</text:p>
          </table:table-cell>
          <table:table-cell office:value-type="float" office:value="0.017295519">
            <text:p>0.017295519</text:p>
          </table:table-cell>
          <table:table-cell office:value-type="float" office:value="0.017811392">
            <text:p>0.017811392</text:p>
          </table:table-cell>
          <table:table-cell office:value-type="float" office:value="0.018712375">
            <text:p>0.018712375</text:p>
          </table:table-cell>
          <table:table-cell office:value-type="float" office:value="0.014817611">
            <text:p>0.014817611</text:p>
          </table:table-cell>
          <table:table-cell office:value-type="float" office:value="0.015374858">
            <text:p>0.015374858</text:p>
          </table:table-cell>
          <table:table-cell office:value-type="float" office:value="0.01640949">
            <text:p>0.01640949</text:p>
          </table:table-cell>
          <table:table-cell office:value-type="float" office:value="0.01791445">
            <text:p>0.01791445</text:p>
          </table:table-cell>
          <table:table-cell office:value-type="float" office:value="0.015777547">
            <text:p>0.015777547</text:p>
          </table:table-cell>
          <table:table-cell office:value-type="float" office:value="0.014287804">
            <text:p>0.014287804</text:p>
          </table:table-cell>
          <table:table-cell office:value-type="float" office:value="0.015284441">
            <text:p>0.015284441</text:p>
          </table:table-cell>
          <table:table-cell office:value-type="float" office:value="0.015588219">
            <text:p>0.015588219</text:p>
          </table:table-cell>
          <table:table-cell office:value-type="float" office:value="0.013992739">
            <text:p>0.013992739</text:p>
          </table:table-cell>
          <table:table-cell office:value-type="float" office:value="0.016148807">
            <text:p>0.016148807</text:p>
          </table:table-cell>
          <table:table-cell office:value-type="float" office:value="0.015279113">
            <text:p>0.015279113</text:p>
          </table:table-cell>
          <table:table-cell office:value-type="float" office:value="0.014268299">
            <text:p>0.014268299</text:p>
          </table:table-cell>
          <table:table-cell office:value-type="float" office:value="0.01700981">
            <text:p>0.01700981</text:p>
          </table:table-cell>
          <table:table-cell office:value-type="float" office:value="0.01587439">
            <text:p>0.01587439</text:p>
          </table:table-cell>
          <table:table-cell office:value-type="float" office:value="0.015914248">
            <text:p>0.015914248</text:p>
          </table:table-cell>
          <table:table-cell office:value-type="float" office:value="0.01888946">
            <text:p>0.01888946</text:p>
          </table:table-cell>
          <table:table-cell office:value-type="float" office:value="0.016424913">
            <text:p>0.016424913</text:p>
          </table:table-cell>
          <table:table-cell office:value-type="float" office:value="0.01600487">
            <text:p>0.01600487</text:p>
          </table:table-cell>
          <table:table-cell office:value-type="float" office:value="0.018585024">
            <text:p>0.018585024</text:p>
          </table:table-cell>
          <table:table-cell office:value-type="float" office:value="0.016056912">
            <text:p>0.016056912</text:p>
          </table:table-cell>
          <table:table-cell office:value-type="float" office:value="0.015872283">
            <text:p>0.015872283</text:p>
          </table:table-cell>
          <table:table-cell office:value-type="float" office:value="0.013085809">
            <text:p>0.013085809</text:p>
          </table:table-cell>
          <table:table-cell office:value-type="float" office:value="0.012259195">
            <text:p>0.012259195</text:p>
          </table:table-cell>
          <table:table-cell office:value-type="float" office:value="0.016723966">
            <text:p>0.016723966</text:p>
          </table:table-cell>
          <table:table-cell office:value-type="float" office:value="0.015787125">
            <text:p>0.015787125</text:p>
          </table:table-cell>
          <table:table-cell office:value-type="float" office:value="0.01801908">
            <text:p>0.01801908</text:p>
          </table:table-cell>
          <table:table-cell office:value-type="float" office:value="0.017118651">
            <text:p>0.017118651</text:p>
          </table:table-cell>
          <table:table-cell office:value-type="float" office:value="0.016792212">
            <text:p>0.016792212</text:p>
          </table:table-cell>
          <table:table-cell office:value-type="float" office:value="0.015117467">
            <text:p>0.015117467</text:p>
          </table:table-cell>
          <table:table-cell office:value-type="float" office:value="0.015015555">
            <text:p>0.015015555</text:p>
          </table:table-cell>
          <table:table-cell office:value-type="float" office:value="0.01286931">
            <text:p>0.01286931</text:p>
          </table:table-cell>
          <table:table-cell office:value-type="float" office:value="0.012155526">
            <text:p>0.012155526</text:p>
          </table:table-cell>
          <table:table-cell office:value-type="float" office:value="0.012661177">
            <text:p>0.012661177</text:p>
          </table:table-cell>
          <table:table-cell office:value-type="float" office:value="0.012315122">
            <text:p>0.012315122</text:p>
          </table:table-cell>
          <table:table-cell office:value-type="float" office:value="0.012878882">
            <text:p>0.012878882</text:p>
          </table:table-cell>
          <table:table-cell office:value-type="float" office:value="0.0141702015">
            <text:p>0.0141702015</text:p>
          </table:table-cell>
          <table:table-cell office:value-type="float" office:value="0.012340748">
            <text:p>0.012340748</text:p>
          </table:table-cell>
          <table:table-cell office:value-type="float" office:value="0.010867588">
            <text:p>0.010867588</text:p>
          </table:table-cell>
          <table:table-cell office:value-type="float" office:value="0.010271323">
            <text:p>0.010271323</text:p>
          </table:table-cell>
          <table:table-cell office:value-type="float" office:value="0.009408064">
            <text:p>0.009408064</text:p>
          </table:table-cell>
          <table:table-cell office:value-type="float" office:value="0.009883851">
            <text:p>0.009883851</text:p>
          </table:table-cell>
          <table:table-cell office:value-type="float" office:value="0.009443323">
            <text:p>0.009443323</text:p>
          </table:table-cell>
          <table:table-cell office:value-type="float" office:value="0.008421755">
            <text:p>0.008421755</text:p>
          </table:table-cell>
          <table:table-cell office:value-type="float" office:value="0.008922616">
            <text:p>0.008922616</text:p>
          </table:table-cell>
          <table:table-cell office:value-type="float" office:value="0.008897005">
            <text:p>0.008897005</text:p>
          </table:table-cell>
          <table:table-cell office:value-type="float" office:value="0.00984164">
            <text:p>0.00984164</text:p>
          </table:table-cell>
          <table:table-cell office:value-type="float" office:value="0.010161722">
            <text:p>0.010161722</text:p>
          </table:table-cell>
          <table:table-cell office:value-type="float" office:value="0.010395296">
            <text:p>0.010395296</text:p>
          </table:table-cell>
          <table:table-cell office:value-type="float" office:value="0.009331643">
            <text:p>0.009331643</text:p>
          </table:table-cell>
          <table:table-cell office:value-type="float" office:value="0.008580214">
            <text:p>0.008580214</text:p>
          </table:table-cell>
          <table:table-cell office:value-type="float" office:value="0.009578324">
            <text:p>0.009578324</text:p>
          </table:table-cell>
          <table:table-cell office:value-type="float" office:value="0.009454063">
            <text:p>0.009454063</text:p>
          </table:table-cell>
          <table:table-cell office:value-type="float" office:value="0.0089356415">
            <text:p>0.0089356415</text:p>
          </table:table-cell>
          <table:table-cell office:value-type="float" office:value="0.008400653">
            <text:p>0.008400653</text:p>
          </table:table-cell>
          <table:table-cell office:value-type="float" office:value="0.009381933">
            <text:p>0.009381933</text:p>
          </table:table-cell>
          <table:table-cell office:value-type="float" office:value="0.009438393">
            <text:p>0.009438393</text:p>
          </table:table-cell>
          <table:table-cell office:value-type="float" office:value="0.008217892">
            <text:p>0.008217892</text:p>
          </table:table-cell>
          <table:table-cell office:value-type="float" office:value="0.0074665584">
            <text:p>0.0074665584</text:p>
          </table:table-cell>
          <table:table-cell office:value-type="float" office:value="0.006952905">
            <text:p>0.006952905</text:p>
          </table:table-cell>
          <table:table-cell office:value-type="float" office:value="0.007540927">
            <text:p>0.007540927</text:p>
          </table:table-cell>
          <table:table-cell office:value-type="float" office:value="0.0070583983">
            <text:p>0.0070583983</text:p>
          </table:table-cell>
          <table:table-cell office:value-type="float" office:value="0.005839334">
            <text:p>0.005839334</text:p>
          </table:table-cell>
          <table:table-cell office:value-type="float" office:value="0.006605177">
            <text:p>0.006605177</text:p>
          </table:table-cell>
          <table:table-cell office:value-type="float" office:value="0.0073211803">
            <text:p>0.0073211803</text:p>
          </table:table-cell>
          <table:table-cell office:value-type="float" office:value="0.006998211">
            <text:p>0.006998211</text:p>
          </table:table-cell>
          <table:table-cell office:value-type="float" office:value="0.0055636903">
            <text:p>0.0055636903</text:p>
          </table:table-cell>
          <table:table-cell office:value-type="float" office:value="0.0057341354">
            <text:p>0.0057341354</text:p>
          </table:table-cell>
          <table:table-cell office:value-type="float" office:value="0.0059159533">
            <text:p>0.0059159533</text:p>
          </table:table-cell>
          <table:table-cell office:value-type="float" office:value="0.0053333114">
            <text:p>0.0053333114</text:p>
          </table:table-cell>
          <table:table-cell office:value-type="float" office:value="0.004799319">
            <text:p>0.004799319</text:p>
          </table:table-cell>
          <table:table-cell office:value-type="float" office:value="0.0054899296">
            <text:p>0.0054899296</text:p>
          </table:table-cell>
          <table:table-cell office:value-type="float" office:value="0.0057743276">
            <text:p>0.0057743276</text:p>
          </table:table-cell>
          <table:table-cell office:value-type="float" office:value="0.0053423233">
            <text:p>0.0053423233</text:p>
          </table:table-cell>
          <table:table-cell office:value-type="float" office:value="0.0046087196">
            <text:p>0.0046087196</text:p>
          </table:table-cell>
          <table:table-cell office:value-type="float" office:value="0.0039690626">
            <text:p>0.0039690626</text:p>
          </table:table-cell>
          <table:table-cell office:value-type="float" office:value="0.004271952">
            <text:p>0.004271952</text:p>
          </table:table-cell>
          <table:table-cell office:value-type="float" office:value="0.005191334">
            <text:p>0.005191334</text:p>
          </table:table-cell>
          <table:table-cell office:value-type="float" office:value="0.004734499">
            <text:p>0.004734499</text:p>
          </table:table-cell>
          <table:table-cell office:value-type="float" office:value="0.0049226875">
            <text:p>0.0049226875</text:p>
          </table:table-cell>
          <table:table-cell office:value-type="float" office:value="0.004334381">
            <text:p>0.004334381</text:p>
          </table:table-cell>
          <table:table-cell office:value-type="float" office:value="0.004217153">
            <text:p>0.004217153</text:p>
          </table:table-cell>
          <table:table-cell office:value-type="float" office:value="0.0044826246">
            <text:p>0.0044826246</text:p>
          </table:table-cell>
          <table:table-cell office:value-type="float" office:value="0.003899096">
            <text:p>0.003899096</text:p>
          </table:table-cell>
          <table:table-cell office:value-type="float" office:value="0.0014443474">
            <text:p>0.0014443474</text:p>
          </table:table-cell>
          <table:table-cell office:value-type="float" office:value="0.0010924925">
            <text:p>0.0010924925</text:p>
          </table:table-cell>
          <table:table-cell office:value-type="float" office:value="0.0010548445">
            <text:p>0.0010548445</text:p>
          </table:table-cell>
          <table:table-cell office:value-type="float" office:value="0.0010095278">
            <text:p>0.0010095278</text:p>
          </table:table-cell>
          <table:table-cell office:value-type="float" office:value="0.0010101035">
            <text:p>0.0010101035</text:p>
          </table:table-cell>
          <table:table-cell table:style-name="ce1" office:value-type="float" office:value="0.0009878209">
            <text:p>9.88E-004</text:p>
          </table:table-cell>
          <table:table-cell table:style-name="ce1" office:value-type="float" office:value="0.0009888014">
            <text:p>9.89E-004</text:p>
          </table:table-cell>
          <table:table-cell office:value-type="float" office:value="0.0010269602">
            <text:p>0.0010269602</text:p>
          </table:table-cell>
          <table:table-cell office:value-type="float" office:value="0.001022552">
            <text:p>0.001022552</text:p>
          </table:table-cell>
          <table:table-cell office:value-type="float" office:value="0.0010324745">
            <text:p>0.0010324745</text:p>
          </table:table-cell>
          <table:table-cell office:value-type="float" office:value="0.0010234495">
            <text:p>0.0010234495</text:p>
          </table:table-cell>
          <table:table-cell office:value-type="float" office:value="0.0010020403">
            <text:p>0.0010020403</text:p>
          </table:table-cell>
          <table:table-cell table:style-name="ce1" office:value-type="float" office:value="0.000989906">
            <text:p>9.90E-004</text:p>
          </table:table-cell>
          <table:table-cell table:style-name="ce1" office:value-type="float" office:value="0.0009717441">
            <text:p>9.72E-004</text:p>
          </table:table-cell>
          <table:table-cell table:style-name="ce1" office:value-type="float" office:value="0.00097409583">
            <text:p>9.74E-004</text:p>
          </table:table-cell>
          <table:table-cell table:style-name="ce1" office:value-type="float" office:value="0.0009794746">
            <text:p>9.79E-004</text:p>
          </table:table-cell>
          <table:table-cell table:style-name="ce1" office:value-type="float" office:value="0.0009843562">
            <text:p>9.84E-004</text:p>
          </table:table-cell>
          <table:table-cell office:value-type="float" office:value="0.0010004351">
            <text:p>0.0010004351</text:p>
          </table:table-cell>
          <table:table-cell office:value-type="float" office:value="0.0010221712">
            <text:p>0.0010221712</text:p>
          </table:table-cell>
          <table:table-cell table:style-name="Default" office:value-type="float" office:value="0.001014038">
            <text:p>0.001014038</text:p>
          </table:table-cell>
          <table:table-cell office:value-type="float" office:value="0.0009984903">
            <text:p>9.98E-004</text:p>
          </table:table-cell>
          <table:table-cell office:value-type="float" office:value="0.0010008626">
            <text:p>0.0010008626</text:p>
          </table:table-cell>
          <table:table-cell table:style-name="ce1" office:value-type="float" office:value="0.0009848052">
            <text:p>9.85E-004</text:p>
          </table:table-cell>
          <table:table-cell table:style-name="ce1" office:value-type="float" office:value="0.0009888221">
            <text:p>9.89E-004</text:p>
          </table:table-cell>
          <table:table-cell table:style-name="ce1" office:value-type="float" office:value="0.0009914957">
            <text:p>9.91E-004</text:p>
          </table:table-cell>
          <table:table-cell table:style-name="ce1" office:value-type="float" office:value="0.0009864895">
            <text:p>9.86E-004</text:p>
          </table:table-cell>
          <table:table-cell table:style-name="ce1" office:value-type="float" office:value="0.0009906163">
            <text:p>9.91E-004</text:p>
          </table:table-cell>
          <table:table-cell table:style-name="ce1" office:value-type="float" office:value="0.0009901955">
            <text:p>9.90E-004</text:p>
          </table:table-cell>
          <table:table-cell table:style-name="ce1" office:value-type="float" office:value="0.0009863373">
            <text:p>9.86E-004</text:p>
          </table:table-cell>
          <table:table-cell table:style-name="ce1" office:value-type="float" office:value="0.0009880769">
            <text:p>9.88E-004</text:p>
          </table:table-cell>
          <table:table-cell table:style-name="ce1" office:value-type="float" office:value="0.0009917645">
            <text:p>9.92E-004</text:p>
          </table:table-cell>
          <table:table-cell table:style-name="ce1" office:value-type="float" office:value="0.0009940364">
            <text:p>9.94E-004</text:p>
          </table:table-cell>
          <table:table-cell table:style-name="ce1" office:value-type="float" office:value="0.0009956445">
            <text:p>9.96E-004</text:p>
          </table:table-cell>
          <table:table-cell table:style-name="ce1" office:value-type="float" office:value="0.0009973906">
            <text:p>9.97E-004</text:p>
          </table:table-cell>
          <table:table-cell office:value-type="float" office:value="0.0010052525">
            <text:p>0.0010052525</text:p>
          </table:table-cell>
          <table:table-cell office:value-type="float" office:value="0.0010071509">
            <text:p>0.0010071509</text:p>
          </table:table-cell>
          <table:table-cell office:value-type="float" office:value="0.0010061744">
            <text:p>0.0010061744</text:p>
          </table:table-cell>
          <table:table-cell office:value-type="float" office:value="0.0010078754">
            <text:p>0.0010078754</text:p>
          </table:table-cell>
          <table:table-cell office:value-type="float" office:value="0.0010097938">
            <text:p>0.0010097938</text:p>
          </table:table-cell>
          <table:table-cell office:value-type="float" office:value="0.0010130157">
            <text:p>0.0010130157</text:p>
          </table:table-cell>
          <table:table-cell office:value-type="float" office:value="0.0010164103">
            <text:p>0.0010164103</text:p>
          </table:table-cell>
          <table:table-cell office:value-type="float" office:value="0.00101847">
            <text:p>0.00101847</text:p>
          </table:table-cell>
          <table:table-cell office:value-type="float" office:value="0.001024571">
            <text:p>0.001024571</text:p>
          </table:table-cell>
          <table:table-cell office:value-type="float" office:value="0.0010293464">
            <text:p>0.0010293464</text:p>
          </table:table-cell>
          <table:table-cell office:value-type="float" office:value="0.00103006">
            <text:p>0.00103006</text:p>
          </table:table-cell>
          <table:table-cell office:value-type="float" office:value="0.0010284416">
            <text:p>0.0010284416</text:p>
          </table:table-cell>
          <table:table-cell office:value-type="float" office:value="0.0010308622">
            <text:p>0.0010308622</text:p>
          </table:table-cell>
          <table:table-cell office:value-type="float" office:value="0.0010339961">
            <text:p>0.0010339961</text:p>
          </table:table-cell>
          <table:table-cell office:value-type="float" office:value="0.0010371899">
            <text:p>0.0010371899</text:p>
          </table:table-cell>
          <table:table-cell office:value-type="float" office:value="0.0010383916">
            <text:p>0.0010383916</text:p>
          </table:table-cell>
          <table:table-cell office:value-type="float" office:value="0.001041405">
            <text:p>0.001041405</text:p>
          </table:table-cell>
          <table:table-cell office:value-type="float" office:value="0.0010444466">
            <text:p>0.0010444466</text:p>
          </table:table-cell>
          <table:table-cell office:value-type="float" office:value="0.0010495622">
            <text:p>0.0010495622</text:p>
          </table:table-cell>
          <table:table-cell office:value-type="float" office:value="0.0010519277">
            <text:p>0.0010519277</text:p>
          </table:table-cell>
          <table:table-cell office:value-type="float" office:value="0.0010544448">
            <text:p>0.0010544448</text:p>
          </table:table-cell>
          <table:table-cell office:value-type="float" office:value="0.0010580531">
            <text:p>0.0010580531</text:p>
          </table:table-cell>
          <table:table-cell office:value-type="float" office:value="0.0010627975">
            <text:p>0.0010627975</text:p>
          </table:table-cell>
          <table:table-cell office:value-type="float" office:value="0.0010664912">
            <text:p>0.0010664912</text:p>
          </table:table-cell>
          <table:table-cell office:value-type="float" office:value="0.0010690792">
            <text:p>0.0010690792</text:p>
          </table:table-cell>
          <table:table-cell office:value-type="float" office:value="0.0010708371">
            <text:p>0.0010708371</text:p>
          </table:table-cell>
          <table:table-cell office:value-type="float" office:value="0.0010748634">
            <text:p>0.0010748634</text:p>
          </table:table-cell>
          <table:table-cell office:value-type="float" office:value="0.0010806305">
            <text:p>0.0010806305</text:p>
          </table:table-cell>
          <table:table-cell office:value-type="float" office:value="0.0010839216">
            <text:p>0.0010839216</text:p>
          </table:table-cell>
          <table:table-cell office:value-type="float" office:value="0.0010866809">
            <text:p>0.0010866809</text:p>
          </table:table-cell>
          <table:table-cell office:value-type="float" office:value="0.0010890798">
            <text:p>0.0010890798</text:p>
          </table:table-cell>
          <table:table-cell office:value-type="float" office:value="0.0010943011">
            <text:p>0.0010943011</text:p>
          </table:table-cell>
          <table:table-cell office:value-type="float" office:value="0.0010977667">
            <text:p>0.0010977667</text:p>
          </table:table-cell>
          <table:table-cell office:value-type="float" office:value="0.001100874">
            <text:p>0.001100874</text:p>
          </table:table-cell>
          <table:table-cell office:value-type="float" office:value="0.0011036604">
            <text:p>0.0011036604</text:p>
          </table:table-cell>
          <table:table-cell/>
        </table:table-row>
        <table:table-row table:style-name="ro1">
          <table:table-cell office:value-type="string">
            <text:p>/mnt/share/Music/Albums/Tool/Tool - Opiate/Tool - Opiate - 06 - Opiate.mp3</text:p>
          </table:table-cell>
          <table:table-cell office:value-type="float" office:value="0.11392967">
            <text:p>0.11392967</text:p>
          </table:table-cell>
          <table:table-cell office:value-type="float" office:value="0.1144276">
            <text:p>0.1144276</text:p>
          </table:table-cell>
          <table:table-cell office:value-type="float" office:value="0.04242574">
            <text:p>0.04242574</text:p>
          </table:table-cell>
          <table:table-cell office:value-type="float" office:value="0.022483066">
            <text:p>0.022483066</text:p>
          </table:table-cell>
          <table:table-cell office:value-type="float" office:value="0.015302272">
            <text:p>0.015302272</text:p>
          </table:table-cell>
          <table:table-cell office:value-type="float" office:value="0.01600474">
            <text:p>0.01600474</text:p>
          </table:table-cell>
          <table:table-cell office:value-type="float" office:value="0.016987488">
            <text:p>0.016987488</text:p>
          </table:table-cell>
          <table:table-cell office:value-type="float" office:value="0.015278246">
            <text:p>0.015278246</text:p>
          </table:table-cell>
          <table:table-cell office:value-type="float" office:value="0.012191129">
            <text:p>0.012191129</text:p>
          </table:table-cell>
          <table:table-cell office:value-type="float" office:value="0.01186134">
            <text:p>0.01186134</text:p>
          </table:table-cell>
          <table:table-cell office:value-type="float" office:value="0.016906952">
            <text:p>0.016906952</text:p>
          </table:table-cell>
          <table:table-cell office:value-type="float" office:value="0.012649326">
            <text:p>0.012649326</text:p>
          </table:table-cell>
          <table:table-cell office:value-type="float" office:value="0.017792536">
            <text:p>0.017792536</text:p>
          </table:table-cell>
          <table:table-cell office:value-type="float" office:value="0.022868019">
            <text:p>0.022868019</text:p>
          </table:table-cell>
          <table:table-cell office:value-type="float" office:value="0.019310025">
            <text:p>0.019310025</text:p>
          </table:table-cell>
          <table:table-cell office:value-type="float" office:value="0.017806178">
            <text:p>0.017806178</text:p>
          </table:table-cell>
          <table:table-cell office:value-type="float" office:value="0.015087044">
            <text:p>0.015087044</text:p>
          </table:table-cell>
          <table:table-cell office:value-type="float" office:value="0.019801656">
            <text:p>0.019801656</text:p>
          </table:table-cell>
          <table:table-cell office:value-type="float" office:value="0.020750526">
            <text:p>0.020750526</text:p>
          </table:table-cell>
          <table:table-cell office:value-type="float" office:value="0.021983132">
            <text:p>0.021983132</text:p>
          </table:table-cell>
          <table:table-cell office:value-type="float" office:value="0.021805076">
            <text:p>0.021805076</text:p>
          </table:table-cell>
          <table:table-cell office:value-type="float" office:value="0.014552509">
            <text:p>0.014552509</text:p>
          </table:table-cell>
          <table:table-cell office:value-type="float" office:value="0.016836416">
            <text:p>0.016836416</text:p>
          </table:table-cell>
          <table:table-cell office:value-type="float" office:value="0.020597834">
            <text:p>0.020597834</text:p>
          </table:table-cell>
          <table:table-cell office:value-type="float" office:value="0.023988817">
            <text:p>0.023988817</text:p>
          </table:table-cell>
          <table:table-cell office:value-type="float" office:value="0.019075936">
            <text:p>0.019075936</text:p>
          </table:table-cell>
          <table:table-cell office:value-type="float" office:value="0.015354315">
            <text:p>0.015354315</text:p>
          </table:table-cell>
          <table:table-cell office:value-type="float" office:value="0.014483869">
            <text:p>0.014483869</text:p>
          </table:table-cell>
          <table:table-cell office:value-type="float" office:value="0.015626991">
            <text:p>0.015626991</text:p>
          </table:table-cell>
          <table:table-cell office:value-type="float" office:value="0.019494087">
            <text:p>0.019494087</text:p>
          </table:table-cell>
          <table:table-cell office:value-type="float" office:value="0.031772785">
            <text:p>0.031772785</text:p>
          </table:table-cell>
          <table:table-cell office:value-type="float" office:value="0.035810575">
            <text:p>0.035810575</text:p>
          </table:table-cell>
          <table:table-cell office:value-type="float" office:value="0.031877432">
            <text:p>0.031877432</text:p>
          </table:table-cell>
          <table:table-cell office:value-type="float" office:value="0.024852484">
            <text:p>0.024852484</text:p>
          </table:table-cell>
          <table:table-cell office:value-type="float" office:value="0.022792218">
            <text:p>0.022792218</text:p>
          </table:table-cell>
          <table:table-cell office:value-type="float" office:value="0.01646907">
            <text:p>0.01646907</text:p>
          </table:table-cell>
          <table:table-cell office:value-type="float" office:value="0.016206741">
            <text:p>0.016206741</text:p>
          </table:table-cell>
          <table:table-cell office:value-type="float" office:value="0.017480405">
            <text:p>0.017480405</text:p>
          </table:table-cell>
          <table:table-cell office:value-type="float" office:value="0.019748762">
            <text:p>0.019748762</text:p>
          </table:table-cell>
          <table:table-cell office:value-type="float" office:value="0.018505773">
            <text:p>0.018505773</text:p>
          </table:table-cell>
          <table:table-cell office:value-type="float" office:value="0.017997969">
            <text:p>0.017997969</text:p>
          </table:table-cell>
          <table:table-cell office:value-type="float" office:value="0.01743635">
            <text:p>0.01743635</text:p>
          </table:table-cell>
          <table:table-cell office:value-type="float" office:value="0.01771948">
            <text:p>0.01771948</text:p>
          </table:table-cell>
          <table:table-cell office:value-type="float" office:value="0.018870935">
            <text:p>0.018870935</text:p>
          </table:table-cell>
          <table:table-cell office:value-type="float" office:value="0.019570665">
            <text:p>0.019570665</text:p>
          </table:table-cell>
          <table:table-cell office:value-type="float" office:value="0.019483296">
            <text:p>0.019483296</text:p>
          </table:table-cell>
          <table:table-cell office:value-type="float" office:value="0.016183544">
            <text:p>0.016183544</text:p>
          </table:table-cell>
          <table:table-cell office:value-type="float" office:value="0.01281921">
            <text:p>0.01281921</text:p>
          </table:table-cell>
          <table:table-cell office:value-type="float" office:value="0.011260476">
            <text:p>0.011260476</text:p>
          </table:table-cell>
          <table:table-cell office:value-type="float" office:value="0.011192294">
            <text:p>0.011192294</text:p>
          </table:table-cell>
          <table:table-cell office:value-type="float" office:value="0.011756556">
            <text:p>0.011756556</text:p>
          </table:table-cell>
          <table:table-cell office:value-type="float" office:value="0.011660486">
            <text:p>0.011660486</text:p>
          </table:table-cell>
          <table:table-cell office:value-type="float" office:value="0.010796541">
            <text:p>0.010796541</text:p>
          </table:table-cell>
          <table:table-cell office:value-type="float" office:value="0.011151854">
            <text:p>0.011151854</text:p>
          </table:table-cell>
          <table:table-cell office:value-type="float" office:value="0.013455473">
            <text:p>0.013455473</text:p>
          </table:table-cell>
          <table:table-cell office:value-type="float" office:value="0.017098444">
            <text:p>0.017098444</text:p>
          </table:table-cell>
          <table:table-cell office:value-type="float" office:value="0.013430133">
            <text:p>0.013430133</text:p>
          </table:table-cell>
          <table:table-cell office:value-type="float" office:value="0.013901661">
            <text:p>0.013901661</text:p>
          </table:table-cell>
          <table:table-cell office:value-type="float" office:value="0.013332199">
            <text:p>0.013332199</text:p>
          </table:table-cell>
          <table:table-cell office:value-type="float" office:value="0.012046713">
            <text:p>0.012046713</text:p>
          </table:table-cell>
          <table:table-cell office:value-type="float" office:value="0.010325942">
            <text:p>0.010325942</text:p>
          </table:table-cell>
          <table:table-cell office:value-type="float" office:value="0.011500881">
            <text:p>0.011500881</text:p>
          </table:table-cell>
          <table:table-cell office:value-type="float" office:value="0.011817626">
            <text:p>0.011817626</text:p>
          </table:table-cell>
          <table:table-cell office:value-type="float" office:value="0.014393453">
            <text:p>0.014393453</text:p>
          </table:table-cell>
          <table:table-cell office:value-type="float" office:value="0.013789135">
            <text:p>0.013789135</text:p>
          </table:table-cell>
          <table:table-cell office:value-type="float" office:value="0.012899134">
            <text:p>0.012899134</text:p>
          </table:table-cell>
          <table:table-cell office:value-type="float" office:value="0.01260916">
            <text:p>0.01260916</text:p>
          </table:table-cell>
          <table:table-cell office:value-type="float" office:value="0.012468433">
            <text:p>0.012468433</text:p>
          </table:table-cell>
          <table:table-cell office:value-type="float" office:value="0.011357064">
            <text:p>0.011357064</text:p>
          </table:table-cell>
          <table:table-cell office:value-type="float" office:value="0.011362478">
            <text:p>0.011362478</text:p>
          </table:table-cell>
          <table:table-cell office:value-type="float" office:value="0.010910131">
            <text:p>0.010910131</text:p>
          </table:table-cell>
          <table:table-cell office:value-type="float" office:value="0.009999505">
            <text:p>0.009999505</text:p>
          </table:table-cell>
          <table:table-cell office:value-type="float" office:value="0.010130762">
            <text:p>0.010130762</text:p>
          </table:table-cell>
          <table:table-cell office:value-type="float" office:value="0.0107334005">
            <text:p>0.0107334005</text:p>
          </table:table-cell>
          <table:table-cell office:value-type="float" office:value="0.010831229">
            <text:p>0.010831229</text:p>
          </table:table-cell>
          <table:table-cell office:value-type="float" office:value="0.013162653">
            <text:p>0.013162653</text:p>
          </table:table-cell>
          <table:table-cell office:value-type="float" office:value="0.010675541">
            <text:p>0.010675541</text:p>
          </table:table-cell>
          <table:table-cell office:value-type="float" office:value="0.010983882">
            <text:p>0.010983882</text:p>
          </table:table-cell>
          <table:table-cell office:value-type="float" office:value="0.012994032">
            <text:p>0.012994032</text:p>
          </table:table-cell>
          <table:table-cell office:value-type="float" office:value="0.011334263">
            <text:p>0.011334263</text:p>
          </table:table-cell>
          <table:table-cell office:value-type="float" office:value="0.009312878">
            <text:p>0.009312878</text:p>
          </table:table-cell>
          <table:table-cell office:value-type="float" office:value="0.009555255">
            <text:p>0.009555255</text:p>
          </table:table-cell>
          <table:table-cell office:value-type="float" office:value="0.00926466">
            <text:p>0.00926466</text:p>
          </table:table-cell>
          <table:table-cell office:value-type="float" office:value="0.009409755">
            <text:p>0.009409755</text:p>
          </table:table-cell>
          <table:table-cell office:value-type="float" office:value="0.01003926">
            <text:p>0.01003926</text:p>
          </table:table-cell>
          <table:table-cell office:value-type="float" office:value="0.014781779">
            <text:p>0.014781779</text:p>
          </table:table-cell>
          <table:table-cell office:value-type="float" office:value="0.014648244">
            <text:p>0.014648244</text:p>
          </table:table-cell>
          <table:table-cell office:value-type="float" office:value="0.013852723">
            <text:p>0.013852723</text:p>
          </table:table-cell>
          <table:table-cell office:value-type="float" office:value="0.014534991">
            <text:p>0.014534991</text:p>
          </table:table-cell>
          <table:table-cell office:value-type="float" office:value="0.01647916">
            <text:p>0.01647916</text:p>
          </table:table-cell>
          <table:table-cell office:value-type="float" office:value="0.016197387">
            <text:p>0.016197387</text:p>
          </table:table-cell>
          <table:table-cell office:value-type="float" office:value="0.013506741">
            <text:p>0.013506741</text:p>
          </table:table-cell>
          <table:table-cell office:value-type="float" office:value="0.017873157">
            <text:p>0.017873157</text:p>
          </table:table-cell>
          <table:table-cell office:value-type="float" office:value="0.013623129">
            <text:p>0.013623129</text:p>
          </table:table-cell>
          <table:table-cell office:value-type="float" office:value="0.012764455">
            <text:p>0.012764455</text:p>
          </table:table-cell>
          <table:table-cell office:value-type="float" office:value="0.012132784">
            <text:p>0.012132784</text:p>
          </table:table-cell>
          <table:table-cell office:value-type="float" office:value="0.011186867">
            <text:p>0.011186867</text:p>
          </table:table-cell>
          <table:table-cell office:value-type="float" office:value="0.010953061">
            <text:p>0.010953061</text:p>
          </table:table-cell>
          <table:table-cell office:value-type="float" office:value="0.00990479">
            <text:p>0.00990479</text:p>
          </table:table-cell>
          <table:table-cell office:value-type="float" office:value="0.009843392">
            <text:p>0.009843392</text:p>
          </table:table-cell>
          <table:table-cell office:value-type="float" office:value="0.00997895">
            <text:p>0.00997895</text:p>
          </table:table-cell>
          <table:table-cell office:value-type="float" office:value="0.00923623">
            <text:p>0.00923623</text:p>
          </table:table-cell>
          <table:table-cell office:value-type="float" office:value="0.008274406">
            <text:p>0.008274406</text:p>
          </table:table-cell>
          <table:table-cell office:value-type="float" office:value="0.007594091">
            <text:p>0.007594091</text:p>
          </table:table-cell>
          <table:table-cell office:value-type="float" office:value="0.008876322">
            <text:p>0.008876322</text:p>
          </table:table-cell>
          <table:table-cell office:value-type="float" office:value="0.008747582">
            <text:p>0.008747582</text:p>
          </table:table-cell>
          <table:table-cell office:value-type="float" office:value="0.008850684">
            <text:p>0.008850684</text:p>
          </table:table-cell>
          <table:table-cell office:value-type="float" office:value="0.009010402">
            <text:p>0.009010402</text:p>
          </table:table-cell>
          <table:table-cell office:value-type="float" office:value="0.008423812">
            <text:p>0.008423812</text:p>
          </table:table-cell>
          <table:table-cell office:value-type="float" office:value="0.009175272">
            <text:p>0.009175272</text:p>
          </table:table-cell>
          <table:table-cell office:value-type="float" office:value="0.010584147">
            <text:p>0.010584147</text:p>
          </table:table-cell>
          <table:table-cell office:value-type="float" office:value="0.010428608">
            <text:p>0.010428608</text:p>
          </table:table-cell>
          <table:table-cell office:value-type="float" office:value="0.010675866">
            <text:p>0.010675866</text:p>
          </table:table-cell>
          <table:table-cell office:value-type="float" office:value="0.00887898">
            <text:p>0.00887898</text:p>
          </table:table-cell>
          <table:table-cell office:value-type="float" office:value="0.008260348">
            <text:p>0.008260348</text:p>
          </table:table-cell>
          <table:table-cell office:value-type="float" office:value="0.009775725">
            <text:p>0.009775725</text:p>
          </table:table-cell>
          <table:table-cell office:value-type="float" office:value="0.010616283">
            <text:p>0.010616283</text:p>
          </table:table-cell>
          <table:table-cell office:value-type="float" office:value="0.011701611">
            <text:p>0.011701611</text:p>
          </table:table-cell>
          <table:table-cell office:value-type="float" office:value="0.012565066">
            <text:p>0.012565066</text:p>
          </table:table-cell>
          <table:table-cell office:value-type="float" office:value="0.011113105">
            <text:p>0.011113105</text:p>
          </table:table-cell>
          <table:table-cell office:value-type="float" office:value="0.014079672">
            <text:p>0.014079672</text:p>
          </table:table-cell>
          <table:table-cell office:value-type="float" office:value="0.013226204">
            <text:p>0.013226204</text:p>
          </table:table-cell>
          <table:table-cell office:value-type="float" office:value="0.0126012275">
            <text:p>0.0126012275</text:p>
          </table:table-cell>
          <table:table-cell office:value-type="float" office:value="0.013197424">
            <text:p>0.013197424</text:p>
          </table:table-cell>
          <table:table-cell office:value-type="float" office:value="0.009888036">
            <text:p>0.009888036</text:p>
          </table:table-cell>
          <table:table-cell office:value-type="float" office:value="0.011279844">
            <text:p>0.011279844</text:p>
          </table:table-cell>
          <table:table-cell office:value-type="float" office:value="0.013952854">
            <text:p>0.013952854</text:p>
          </table:table-cell>
          <table:table-cell office:value-type="float" office:value="0.014204173">
            <text:p>0.014204173</text:p>
          </table:table-cell>
          <table:table-cell office:value-type="float" office:value="0.015537262">
            <text:p>0.015537262</text:p>
          </table:table-cell>
          <table:table-cell office:value-type="float" office:value="0.01567796">
            <text:p>0.01567796</text:p>
          </table:table-cell>
          <table:table-cell office:value-type="float" office:value="0.014851632">
            <text:p>0.014851632</text:p>
          </table:table-cell>
          <table:table-cell office:value-type="float" office:value="0.0151772695">
            <text:p>0.0151772695</text:p>
          </table:table-cell>
          <table:table-cell office:value-type="float" office:value="0.013315926">
            <text:p>0.013315926</text:p>
          </table:table-cell>
          <table:table-cell office:value-type="float" office:value="0.010435265">
            <text:p>0.010435265</text:p>
          </table:table-cell>
          <table:table-cell office:value-type="float" office:value="0.009394861">
            <text:p>0.009394861</text:p>
          </table:table-cell>
          <table:table-cell office:value-type="float" office:value="0.010270956">
            <text:p>0.010270956</text:p>
          </table:table-cell>
          <table:table-cell office:value-type="float" office:value="0.01152689">
            <text:p>0.01152689</text:p>
          </table:table-cell>
          <table:table-cell office:value-type="float" office:value="0.011163567">
            <text:p>0.011163567</text:p>
          </table:table-cell>
          <table:table-cell office:value-type="float" office:value="0.012171022">
            <text:p>0.012171022</text:p>
          </table:table-cell>
          <table:table-cell office:value-type="float" office:value="0.011479001">
            <text:p>0.011479001</text:p>
          </table:table-cell>
          <table:table-cell office:value-type="float" office:value="0.010916859">
            <text:p>0.010916859</text:p>
          </table:table-cell>
          <table:table-cell office:value-type="float" office:value="0.008545682">
            <text:p>0.008545682</text:p>
          </table:table-cell>
          <table:table-cell office:value-type="float" office:value="0.010145682">
            <text:p>0.010145682</text:p>
          </table:table-cell>
          <table:table-cell office:value-type="float" office:value="0.008427711">
            <text:p>0.008427711</text:p>
          </table:table-cell>
          <table:table-cell office:value-type="float" office:value="0.0070481524">
            <text:p>0.0070481524</text:p>
          </table:table-cell>
          <table:table-cell office:value-type="float" office:value="0.007516755">
            <text:p>0.007516755</text:p>
          </table:table-cell>
          <table:table-cell office:value-type="float" office:value="0.0077938805">
            <text:p>0.0077938805</text:p>
          </table:table-cell>
          <table:table-cell office:value-type="float" office:value="0.009200522">
            <text:p>0.009200522</text:p>
          </table:table-cell>
          <table:table-cell office:value-type="float" office:value="0.009216498">
            <text:p>0.009216498</text:p>
          </table:table-cell>
          <table:table-cell office:value-type="float" office:value="0.009238506">
            <text:p>0.009238506</text:p>
          </table:table-cell>
          <table:table-cell office:value-type="float" office:value="0.009681685">
            <text:p>0.009681685</text:p>
          </table:table-cell>
          <table:table-cell office:value-type="float" office:value="0.007897687">
            <text:p>0.007897687</text:p>
          </table:table-cell>
          <table:table-cell office:value-type="float" office:value="0.006330125">
            <text:p>0.006330125</text:p>
          </table:table-cell>
          <table:table-cell office:value-type="float" office:value="0.0064896485">
            <text:p>0.0064896485</text:p>
          </table:table-cell>
          <table:table-cell office:value-type="float" office:value="0.005014683">
            <text:p>0.005014683</text:p>
          </table:table-cell>
          <table:table-cell office:value-type="float" office:value="0.00642162">
            <text:p>0.00642162</text:p>
          </table:table-cell>
          <table:table-cell office:value-type="float" office:value="0.0068542743">
            <text:p>0.0068542743</text:p>
          </table:table-cell>
          <table:table-cell office:value-type="float" office:value="0.0068850983">
            <text:p>0.0068850983</text:p>
          </table:table-cell>
          <table:table-cell office:value-type="float" office:value="0.006909807">
            <text:p>0.006909807</text:p>
          </table:table-cell>
          <table:table-cell office:value-type="float" office:value="0.0058009354">
            <text:p>0.0058009354</text:p>
          </table:table-cell>
          <table:table-cell office:value-type="float" office:value="0.004911985">
            <text:p>0.004911985</text:p>
          </table:table-cell>
          <table:table-cell office:value-type="float" office:value="0.005288986">
            <text:p>0.005288986</text:p>
          </table:table-cell>
          <table:table-cell office:value-type="float" office:value="0.0046355147">
            <text:p>0.0046355147</text:p>
          </table:table-cell>
          <table:table-cell office:value-type="float" office:value="0.0044359625">
            <text:p>0.0044359625</text:p>
          </table:table-cell>
          <table:table-cell office:value-type="float" office:value="0.004390434">
            <text:p>0.004390434</text:p>
          </table:table-cell>
          <table:table-cell office:value-type="float" office:value="0.0048974324">
            <text:p>0.0048974324</text:p>
          </table:table-cell>
          <table:table-cell office:value-type="float" office:value="0.004551932">
            <text:p>0.004551932</text:p>
          </table:table-cell>
          <table:table-cell office:value-type="float" office:value="0.0038414719">
            <text:p>0.0038414719</text:p>
          </table:table-cell>
          <table:table-cell office:value-type="float" office:value="0.0037502262">
            <text:p>0.0037502262</text:p>
          </table:table-cell>
          <table:table-cell office:value-type="float" office:value="0.004229589">
            <text:p>0.004229589</text:p>
          </table:table-cell>
          <table:table-cell office:value-type="float" office:value="0.0037093326">
            <text:p>0.0037093326</text:p>
          </table:table-cell>
          <table:table-cell office:value-type="float" office:value="0.0035553516">
            <text:p>0.0035553516</text:p>
          </table:table-cell>
          <table:table-cell office:value-type="float" office:value="0.003725574">
            <text:p>0.003725574</text:p>
          </table:table-cell>
          <table:table-cell office:value-type="float" office:value="0.0047080973">
            <text:p>0.0047080973</text:p>
          </table:table-cell>
          <table:table-cell office:value-type="float" office:value="0.00386224">
            <text:p>0.00386224</text:p>
          </table:table-cell>
          <table:table-cell office:value-type="float" office:value="0.002979432">
            <text:p>0.002979432</text:p>
          </table:table-cell>
          <table:table-cell office:value-type="float" office:value="0.0024462002">
            <text:p>0.0024462002</text:p>
          </table:table-cell>
          <table:table-cell office:value-type="float" office:value="0.002358184">
            <text:p>0.002358184</text:p>
          </table:table-cell>
          <table:table-cell office:value-type="float" office:value="0.0029104953">
            <text:p>0.0029104953</text:p>
          </table:table-cell>
          <table:table-cell office:value-type="float" office:value="0.002802968">
            <text:p>0.002802968</text:p>
          </table:table-cell>
          <table:table-cell office:value-type="float" office:value="0.0025919983">
            <text:p>0.0025919983</text:p>
          </table:table-cell>
          <table:table-cell office:value-type="float" office:value="0.0026897334">
            <text:p>0.0026897334</text:p>
          </table:table-cell>
          <table:table-cell office:value-type="float" office:value="0.0019543248">
            <text:p>0.0019543248</text:p>
          </table:table-cell>
          <table:table-cell office:value-type="float" office:value="0.0013346563">
            <text:p>0.0013346563</text:p>
          </table:table-cell>
          <table:table-cell table:style-name="ce1" office:value-type="float" office:value="0.00074820535">
            <text:p>7.48E-004</text:p>
          </table:table-cell>
          <table:table-cell table:style-name="ce1" office:value-type="float" office:value="0.0007470631">
            <text:p>7.47E-004</text:p>
          </table:table-cell>
          <table:table-cell table:style-name="ce1" office:value-type="float" office:value="0.0007131738">
            <text:p>7.13E-004</text:p>
          </table:table-cell>
          <table:table-cell table:style-name="ce1" office:value-type="float" office:value="0.0006927719">
            <text:p>6.93E-004</text:p>
          </table:table-cell>
          <table:table-cell table:style-name="ce1" office:value-type="float" office:value="0.00069025747">
            <text:p>6.90E-004</text:p>
          </table:table-cell>
          <table:table-cell table:style-name="ce1" office:value-type="float" office:value="0.0006892342">
            <text:p>6.89E-004</text:p>
          </table:table-cell>
          <table:table-cell table:style-name="ce1" office:value-type="float" office:value="0.00068873545">
            <text:p>6.89E-004</text:p>
          </table:table-cell>
          <table:table-cell table:style-name="ce1" office:value-type="float" office:value="0.00068852626">
            <text:p>6.89E-004</text:p>
          </table:table-cell>
          <table:table-cell table:style-name="ce1" office:value-type="float" office:value="0.0006881933">
            <text:p>6.88E-004</text:p>
          </table:table-cell>
          <table:table-cell table:style-name="ce1" office:value-type="float" office:value="0.00068839744">
            <text:p>6.88E-004</text:p>
          </table:table-cell>
          <table:table-cell table:style-name="ce1" office:value-type="float" office:value="0.0006889029">
            <text:p>6.89E-004</text:p>
          </table:table-cell>
          <table:table-cell table:style-name="ce1" office:value-type="float" office:value="0.00068912876">
            <text:p>6.89E-004</text:p>
          </table:table-cell>
          <table:table-cell table:style-name="ce1" office:value-type="float" office:value="0.00068965147">
            <text:p>6.90E-004</text:p>
          </table:table-cell>
          <table:table-cell table:style-name="ce1" office:value-type="float" office:value="0.0006904687">
            <text:p>6.90E-004</text:p>
          </table:table-cell>
          <table:table-cell table:style-name="ce1" office:value-type="float" office:value="0.0006916851">
            <text:p>6.92E-004</text:p>
          </table:table-cell>
          <table:table-cell table:style-name="ce1" office:value-type="float" office:value="0.0006926749">
            <text:p>6.93E-004</text:p>
          </table:table-cell>
          <table:table-cell table:style-name="ce1" office:value-type="float" office:value="0.0006944283">
            <text:p>6.94E-004</text:p>
          </table:table-cell>
          <table:table-cell table:style-name="ce1" office:value-type="float" office:value="0.00069512613">
            <text:p>6.95E-004</text:p>
          </table:table-cell>
          <table:table-cell table:style-name="ce1" office:value-type="float" office:value="0.0006960355">
            <text:p>6.96E-004</text:p>
          </table:table-cell>
          <table:table-cell table:style-name="ce1" office:value-type="float" office:value="0.00069761113">
            <text:p>6.98E-004</text:p>
          </table:table-cell>
          <table:table-cell table:style-name="ce1" office:value-type="float" office:value="0.0006986427">
            <text:p>6.99E-004</text:p>
          </table:table-cell>
          <table:table-cell office:value-type="float" office:value="0.00069962227">
            <text:p>7.00E-004</text:p>
          </table:table-cell>
          <table:table-cell office:value-type="float" office:value="0.0007007065">
            <text:p>7.01E-004</text:p>
          </table:table-cell>
          <table:table-cell table:style-name="ce1" office:value-type="float" office:value="0.0007028466">
            <text:p>7.03E-004</text:p>
          </table:table-cell>
          <table:table-cell table:style-name="ce1" office:value-type="float" office:value="0.00070440414">
            <text:p>7.04E-004</text:p>
          </table:table-cell>
          <table:table-cell table:style-name="ce1" office:value-type="float" office:value="0.00070503453">
            <text:p>7.05E-004</text:p>
          </table:table-cell>
          <table:table-cell table:style-name="ce1" office:value-type="float" office:value="0.0007055203">
            <text:p>7.06E-004</text:p>
          </table:table-cell>
          <table:table-cell table:style-name="ce1" office:value-type="float" office:value="0.0007072361">
            <text:p>7.07E-004</text:p>
          </table:table-cell>
          <table:table-cell table:style-name="ce1" office:value-type="float" office:value="0.0007090461">
            <text:p>7.09E-004</text:p>
          </table:table-cell>
          <table:table-cell table:style-name="ce1" office:value-type="float" office:value="0.0007095231">
            <text:p>7.10E-004</text:p>
          </table:table-cell>
          <table:table-cell table:style-name="ce1" office:value-type="float" office:value="0.00071075716">
            <text:p>7.11E-004</text:p>
          </table:table-cell>
          <table:table-cell table:style-name="ce1" office:value-type="float" office:value="0.0007116899">
            <text:p>7.12E-004</text:p>
          </table:table-cell>
          <table:table-cell table:style-name="ce1" office:value-type="float" office:value="0.0007140438">
            <text:p>7.14E-004</text:p>
          </table:table-cell>
          <table:table-cell table:style-name="ce1" office:value-type="float" office:value="0.0007158074">
            <text:p>7.16E-004</text:p>
          </table:table-cell>
          <table:table-cell table:style-name="ce1" office:value-type="float" office:value="0.0007170448">
            <text:p>7.17E-004</text:p>
          </table:table-cell>
          <table:table-cell table:style-name="ce1" office:value-type="float" office:value="0.0007182557">
            <text:p>7.18E-004</text:p>
          </table:table-cell>
          <table:table-cell table:style-name="ce1" office:value-type="float" office:value="0.00072148367">
            <text:p>7.21E-004</text:p>
          </table:table-cell>
          <table:table-cell table:style-name="ce1" office:value-type="float" office:value="0.0007236813">
            <text:p>7.24E-004</text:p>
          </table:table-cell>
          <table:table-cell table:style-name="ce1" office:value-type="float" office:value="0.0007247491">
            <text:p>7.25E-004</text:p>
          </table:table-cell>
          <table:table-cell table:style-name="ce1" office:value-type="float" office:value="0.0007261777">
            <text:p>7.26E-004</text:p>
          </table:table-cell>
          <table:table-cell table:style-name="ce1" office:value-type="float" office:value="0.00072799873">
            <text:p>7.28E-004</text:p>
          </table:table-cell>
          <table:table-cell table:style-name="ce1" office:value-type="float" office:value="0.00073052396">
            <text:p>7.31E-004</text:p>
          </table:table-cell>
          <table:table-cell table:style-name="ce1" office:value-type="float" office:value="0.00073233014">
            <text:p>7.32E-004</text:p>
          </table:table-cell>
          <table:table-cell table:style-name="ce1" office:value-type="float" office:value="0.0007338602">
            <text:p>7.34E-004</text:p>
          </table:table-cell>
          <table:table-cell table:style-name="ce1" office:value-type="float" office:value="0.0007355939">
            <text:p>7.36E-004</text:p>
          </table:table-cell>
          <table:table-cell table:style-name="ce1" office:value-type="float" office:value="0.0007387286">
            <text:p>7.39E-004</text:p>
          </table:table-cell>
          <table:table-cell table:style-name="ce1" office:value-type="float" office:value="0.00074011815">
            <text:p>7.40E-004</text:p>
          </table:table-cell>
          <table:table-cell table:style-name="ce1" office:value-type="float" office:value="0.00074113917">
            <text:p>7.41E-004</text:p>
          </table:table-cell>
          <table:table-cell table:style-name="ce1" office:value-type="float" office:value="0.0007427">
            <text:p>7.43E-004</text:p>
          </table:table-cell>
          <table:table-cell table:style-name="ce1" office:value-type="float" office:value="0.00074519985">
            <text:p>7.45E-004</text:p>
          </table:table-cell>
          <table:table-cell table:style-name="ce1" office:value-type="float" office:value="0.00074772956">
            <text:p>7.48E-004</text:p>
          </table:table-cell>
          <table:table-cell table:style-name="ce1" office:value-type="float" office:value="0.00074920926">
            <text:p>7.49E-004</text:p>
          </table:table-cell>
          <table:table-cell table:style-name="ce1" office:value-type="float" office:value="0.00075103814">
            <text:p>7.51E-004</text:p>
          </table:table-cell>
          <table:table-cell table:style-name="ce1" office:value-type="float" office:value="0.0007533167">
            <text:p>7.53E-004</text:p>
          </table:table-cell>
          <table:table-cell table:style-name="ce1" office:value-type="float" office:value="0.0007575617">
            <text:p>7.58E-004</text:p>
          </table:table-cell>
          <table:table-cell table:style-name="ce1" office:value-type="float" office:value="0.00075886486">
            <text:p>7.59E-004</text:p>
          </table:table-cell>
          <table:table-cell table:style-name="ce1" office:value-type="float" office:value="0.0007614871">
            <text:p>7.61E-004</text:p>
          </table:table-cell>
          <table:table-cell table:style-name="ce1" office:value-type="float" office:value="0.00076414074">
            <text:p>7.64E-004</text:p>
          </table:table-cell>
          <table:table-cell table:style-name="ce1" office:value-type="float" office:value="0.00076724606">
            <text:p>7.67E-004</text:p>
          </table:table-cell>
          <table:table-cell table:style-name="ce1" office:value-type="float" office:value="0.0007697445">
            <text:p>7.70E-004</text:p>
          </table:table-cell>
          <table:table-cell table:style-name="ce1" office:value-type="float" office:value="0.00077195733">
            <text:p>7.72E-004</text:p>
          </table:table-cell>
          <table:table-cell table:style-name="ce1" office:value-type="float" office:value="0.0007738185">
            <text:p>7.74E-004</text:p>
          </table:table-cell>
          <table:table-cell table:style-name="ce1" office:value-type="float" office:value="0.0007761616">
            <text:p>7.76E-004</text:p>
          </table:table-cell>
          <table:table-cell table:style-name="ce1" office:value-type="float" office:value="0.00078013324">
            <text:p>7.80E-004</text:p>
          </table:table-cell>
          <table:table-cell table:style-name="ce1" office:value-type="float" office:value="0.0007823387">
            <text:p>7.82E-004</text:p>
          </table:table-cell>
          <table:table-cell table:style-name="ce1" office:value-type="float" office:value="0.0007845753">
            <text:p>7.85E-004</text:p>
          </table:table-cell>
          <table:table-cell table:style-name="ce1" office:value-type="float" office:value="0.0007865389">
            <text:p>7.87E-004</text:p>
          </table:table-cell>
          <table:table-cell table:style-name="ce1" office:value-type="float" office:value="0.00078996544">
            <text:p>7.90E-004</text:p>
          </table:table-cell>
          <table:table-cell table:style-name="ce1" office:value-type="float" office:value="0.00079210015">
            <text:p>7.92E-004</text:p>
          </table:table-cell>
          <table:table-cell table:style-name="ce1" office:value-type="float" office:value="0.00079410325">
            <text:p>7.94E-004</text:p>
          </table:table-cell>
          <table:table-cell table:style-name="ce1" office:value-type="float" office:value="0.00079568074">
            <text:p>7.96E-004</text:p>
          </table:table-cell>
          <table:table-cell/>
        </table:table-row>
        <table:table-row table:style-name="ro1">
          <table:table-cell office:value-type="string">
            <text:p>/mnt/share/Music/Albums/Tool/Tool - Salival/Tool - Salival - 01 - Third Eye.mp3</text:p>
          </table:table-cell>
          <table:table-cell office:value-type="float" office:value="0.086101815">
            <text:p>0.086101815</text:p>
          </table:table-cell>
          <table:table-cell office:value-type="float" office:value="0.20169574">
            <text:p>0.20169574</text:p>
          </table:table-cell>
          <table:table-cell office:value-type="float" office:value="0.086899325">
            <text:p>0.086899325</text:p>
          </table:table-cell>
          <table:table-cell office:value-type="float" office:value="0.046871014">
            <text:p>0.046871014</text:p>
          </table:table-cell>
          <table:table-cell office:value-type="float" office:value="0.025322175">
            <text:p>0.025322175</text:p>
          </table:table-cell>
          <table:table-cell office:value-type="float" office:value="0.025879221">
            <text:p>0.025879221</text:p>
          </table:table-cell>
          <table:table-cell office:value-type="float" office:value="0.01818682">
            <text:p>0.01818682</text:p>
          </table:table-cell>
          <table:table-cell office:value-type="float" office:value="0.02175939">
            <text:p>0.02175939</text:p>
          </table:table-cell>
          <table:table-cell office:value-type="float" office:value="0.018333586">
            <text:p>0.018333586</text:p>
          </table:table-cell>
          <table:table-cell office:value-type="float" office:value="0.016315928">
            <text:p>0.016315928</text:p>
          </table:table-cell>
          <table:table-cell office:value-type="float" office:value="0.01719223">
            <text:p>0.01719223</text:p>
          </table:table-cell>
          <table:table-cell office:value-type="float" office:value="0.011367734">
            <text:p>0.011367734</text:p>
          </table:table-cell>
          <table:table-cell office:value-type="float" office:value="0.011393116">
            <text:p>0.011393116</text:p>
          </table:table-cell>
          <table:table-cell office:value-type="float" office:value="0.014570439">
            <text:p>0.014570439</text:p>
          </table:table-cell>
          <table:table-cell office:value-type="float" office:value="0.012482048">
            <text:p>0.012482048</text:p>
          </table:table-cell>
          <table:table-cell office:value-type="float" office:value="0.017686227">
            <text:p>0.017686227</text:p>
          </table:table-cell>
          <table:table-cell office:value-type="float" office:value="0.016029427">
            <text:p>0.016029427</text:p>
          </table:table-cell>
          <table:table-cell office:value-type="float" office:value="0.01776449">
            <text:p>0.01776449</text:p>
          </table:table-cell>
          <table:table-cell office:value-type="float" office:value="0.017715855">
            <text:p>0.017715855</text:p>
          </table:table-cell>
          <table:table-cell office:value-type="float" office:value="0.017838202">
            <text:p>0.017838202</text:p>
          </table:table-cell>
          <table:table-cell office:value-type="float" office:value="0.022011885">
            <text:p>0.022011885</text:p>
          </table:table-cell>
          <table:table-cell office:value-type="float" office:value="0.015126685">
            <text:p>0.015126685</text:p>
          </table:table-cell>
          <table:table-cell office:value-type="float" office:value="0.016579613">
            <text:p>0.016579613</text:p>
          </table:table-cell>
          <table:table-cell office:value-type="float" office:value="0.017032688">
            <text:p>0.017032688</text:p>
          </table:table-cell>
          <table:table-cell office:value-type="float" office:value="0.01888">
            <text:p>0.01888</text:p>
          </table:table-cell>
          <table:table-cell office:value-type="float" office:value="0.024817297">
            <text:p>0.024817297</text:p>
          </table:table-cell>
          <table:table-cell office:value-type="float" office:value="0.02340855">
            <text:p>0.02340855</text:p>
          </table:table-cell>
          <table:table-cell office:value-type="float" office:value="0.02965209">
            <text:p>0.02965209</text:p>
          </table:table-cell>
          <table:table-cell office:value-type="float" office:value="0.024820868">
            <text:p>0.024820868</text:p>
          </table:table-cell>
          <table:table-cell office:value-type="float" office:value="0.02300589">
            <text:p>0.02300589</text:p>
          </table:table-cell>
          <table:table-cell office:value-type="float" office:value="0.026664056">
            <text:p>0.026664056</text:p>
          </table:table-cell>
          <table:table-cell office:value-type="float" office:value="0.024316305">
            <text:p>0.024316305</text:p>
          </table:table-cell>
          <table:table-cell office:value-type="float" office:value="0.018917436">
            <text:p>0.018917436</text:p>
          </table:table-cell>
          <table:table-cell office:value-type="float" office:value="0.017805273">
            <text:p>0.017805273</text:p>
          </table:table-cell>
          <table:table-cell office:value-type="float" office:value="0.018253272">
            <text:p>0.018253272</text:p>
          </table:table-cell>
          <table:table-cell office:value-type="float" office:value="0.017760303">
            <text:p>0.017760303</text:p>
          </table:table-cell>
          <table:table-cell office:value-type="float" office:value="0.019299688">
            <text:p>0.019299688</text:p>
          </table:table-cell>
          <table:table-cell office:value-type="float" office:value="0.02000835">
            <text:p>0.02000835</text:p>
          </table:table-cell>
          <table:table-cell office:value-type="float" office:value="0.020549512">
            <text:p>0.020549512</text:p>
          </table:table-cell>
          <table:table-cell office:value-type="float" office:value="0.018161125">
            <text:p>0.018161125</text:p>
          </table:table-cell>
          <table:table-cell office:value-type="float" office:value="0.017332362">
            <text:p>0.017332362</text:p>
          </table:table-cell>
          <table:table-cell office:value-type="float" office:value="0.016369732">
            <text:p>0.016369732</text:p>
          </table:table-cell>
          <table:table-cell office:value-type="float" office:value="0.014688331">
            <text:p>0.014688331</text:p>
          </table:table-cell>
          <table:table-cell office:value-type="float" office:value="0.015448247">
            <text:p>0.015448247</text:p>
          </table:table-cell>
          <table:table-cell office:value-type="float" office:value="0.015135029">
            <text:p>0.015135029</text:p>
          </table:table-cell>
          <table:table-cell office:value-type="float" office:value="0.015882319">
            <text:p>0.015882319</text:p>
          </table:table-cell>
          <table:table-cell office:value-type="float" office:value="0.016526507">
            <text:p>0.016526507</text:p>
          </table:table-cell>
          <table:table-cell office:value-type="float" office:value="0.016570184">
            <text:p>0.016570184</text:p>
          </table:table-cell>
          <table:table-cell office:value-type="float" office:value="0.015376096">
            <text:p>0.015376096</text:p>
          </table:table-cell>
          <table:table-cell office:value-type="float" office:value="0.013905578">
            <text:p>0.013905578</text:p>
          </table:table-cell>
          <table:table-cell office:value-type="float" office:value="0.01286967">
            <text:p>0.01286967</text:p>
          </table:table-cell>
          <table:table-cell office:value-type="float" office:value="0.011759475">
            <text:p>0.011759475</text:p>
          </table:table-cell>
          <table:table-cell office:value-type="float" office:value="0.011913611">
            <text:p>0.011913611</text:p>
          </table:table-cell>
          <table:table-cell office:value-type="float" office:value="0.011183101">
            <text:p>0.011183101</text:p>
          </table:table-cell>
          <table:table-cell office:value-type="float" office:value="0.011703268">
            <text:p>0.011703268</text:p>
          </table:table-cell>
          <table:table-cell office:value-type="float" office:value="0.009646096">
            <text:p>0.009646096</text:p>
          </table:table-cell>
          <table:table-cell office:value-type="float" office:value="0.008714873">
            <text:p>0.008714873</text:p>
          </table:table-cell>
          <table:table-cell office:value-type="float" office:value="0.008662932">
            <text:p>0.008662932</text:p>
          </table:table-cell>
          <table:table-cell office:value-type="float" office:value="0.009499598">
            <text:p>0.009499598</text:p>
          </table:table-cell>
          <table:table-cell office:value-type="float" office:value="0.009117254">
            <text:p>0.009117254</text:p>
          </table:table-cell>
          <table:table-cell office:value-type="float" office:value="0.008889262">
            <text:p>0.008889262</text:p>
          </table:table-cell>
          <table:table-cell office:value-type="float" office:value="0.00880912">
            <text:p>0.00880912</text:p>
          </table:table-cell>
          <table:table-cell office:value-type="float" office:value="0.008245474">
            <text:p>0.008245474</text:p>
          </table:table-cell>
          <table:table-cell office:value-type="float" office:value="0.008424841">
            <text:p>0.008424841</text:p>
          </table:table-cell>
          <table:table-cell office:value-type="float" office:value="0.008748383">
            <text:p>0.008748383</text:p>
          </table:table-cell>
          <table:table-cell office:value-type="float" office:value="0.007664782">
            <text:p>0.007664782</text:p>
          </table:table-cell>
          <table:table-cell office:value-type="float" office:value="0.0071786703">
            <text:p>0.0071786703</text:p>
          </table:table-cell>
          <table:table-cell office:value-type="float" office:value="0.006802188">
            <text:p>0.006802188</text:p>
          </table:table-cell>
          <table:table-cell office:value-type="float" office:value="0.007223383">
            <text:p>0.007223383</text:p>
          </table:table-cell>
          <table:table-cell office:value-type="float" office:value="0.006485114">
            <text:p>0.006485114</text:p>
          </table:table-cell>
          <table:table-cell office:value-type="float" office:value="0.006589002">
            <text:p>0.006589002</text:p>
          </table:table-cell>
          <table:table-cell office:value-type="float" office:value="0.006669468">
            <text:p>0.006669468</text:p>
          </table:table-cell>
          <table:table-cell office:value-type="float" office:value="0.0070035974">
            <text:p>0.0070035974</text:p>
          </table:table-cell>
          <table:table-cell office:value-type="float" office:value="0.0069616474">
            <text:p>0.0069616474</text:p>
          </table:table-cell>
          <table:table-cell office:value-type="float" office:value="0.0066915858">
            <text:p>0.0066915858</text:p>
          </table:table-cell>
          <table:table-cell office:value-type="float" office:value="0.006662921">
            <text:p>0.006662921</text:p>
          </table:table-cell>
          <table:table-cell office:value-type="float" office:value="0.0068327216">
            <text:p>0.0068327216</text:p>
          </table:table-cell>
          <table:table-cell office:value-type="float" office:value="0.006236502">
            <text:p>0.006236502</text:p>
          </table:table-cell>
          <table:table-cell office:value-type="float" office:value="0.0067612743">
            <text:p>0.0067612743</text:p>
          </table:table-cell>
          <table:table-cell office:value-type="float" office:value="0.0061472165">
            <text:p>0.0061472165</text:p>
          </table:table-cell>
          <table:table-cell office:value-type="float" office:value="0.005780351">
            <text:p>0.005780351</text:p>
          </table:table-cell>
          <table:table-cell office:value-type="float" office:value="0.0057481737">
            <text:p>0.0057481737</text:p>
          </table:table-cell>
          <table:table-cell office:value-type="float" office:value="0.005900592">
            <text:p>0.005900592</text:p>
          </table:table-cell>
          <table:table-cell office:value-type="float" office:value="0.005865158">
            <text:p>0.005865158</text:p>
          </table:table-cell>
          <table:table-cell office:value-type="float" office:value="0.005418311">
            <text:p>0.005418311</text:p>
          </table:table-cell>
          <table:table-cell office:value-type="float" office:value="0.0053348816">
            <text:p>0.0053348816</text:p>
          </table:table-cell>
          <table:table-cell office:value-type="float" office:value="0.005364262">
            <text:p>0.005364262</text:p>
          </table:table-cell>
          <table:table-cell office:value-type="float" office:value="0.005081921">
            <text:p>0.005081921</text:p>
          </table:table-cell>
          <table:table-cell office:value-type="float" office:value="0.0051848353">
            <text:p>0.0051848353</text:p>
          </table:table-cell>
          <table:table-cell office:value-type="float" office:value="0.005155208">
            <text:p>0.005155208</text:p>
          </table:table-cell>
          <table:table-cell office:value-type="float" office:value="0.005081159">
            <text:p>0.005081159</text:p>
          </table:table-cell>
          <table:table-cell office:value-type="float" office:value="0.0049295165">
            <text:p>0.0049295165</text:p>
          </table:table-cell>
          <table:table-cell office:value-type="float" office:value="0.005433467">
            <text:p>0.005433467</text:p>
          </table:table-cell>
          <table:table-cell office:value-type="float" office:value="0.005191984">
            <text:p>0.005191984</text:p>
          </table:table-cell>
          <table:table-cell office:value-type="float" office:value="0.004744568">
            <text:p>0.004744568</text:p>
          </table:table-cell>
          <table:table-cell office:value-type="float" office:value="0.0046712863">
            <text:p>0.0046712863</text:p>
          </table:table-cell>
          <table:table-cell office:value-type="float" office:value="0.00464071">
            <text:p>0.00464071</text:p>
          </table:table-cell>
          <table:table-cell office:value-type="float" office:value="0.004425338">
            <text:p>0.004425338</text:p>
          </table:table-cell>
          <table:table-cell office:value-type="float" office:value="0.0049770763">
            <text:p>0.0049770763</text:p>
          </table:table-cell>
          <table:table-cell office:value-type="float" office:value="0.00482">
            <text:p>0.00482</text:p>
          </table:table-cell>
          <table:table-cell office:value-type="float" office:value="0.004616562">
            <text:p>0.004616562</text:p>
          </table:table-cell>
          <table:table-cell office:value-type="float" office:value="0.0047055217">
            <text:p>0.0047055217</text:p>
          </table:table-cell>
          <table:table-cell office:value-type="float" office:value="0.0047962484">
            <text:p>0.0047962484</text:p>
          </table:table-cell>
          <table:table-cell office:value-type="float" office:value="0.0048530945">
            <text:p>0.0048530945</text:p>
          </table:table-cell>
          <table:table-cell office:value-type="float" office:value="0.004537507">
            <text:p>0.004537507</text:p>
          </table:table-cell>
          <table:table-cell office:value-type="float" office:value="0.004326622">
            <text:p>0.004326622</text:p>
          </table:table-cell>
          <table:table-cell office:value-type="float" office:value="0.004266818">
            <text:p>0.004266818</text:p>
          </table:table-cell>
          <table:table-cell office:value-type="float" office:value="0.0045001423">
            <text:p>0.0045001423</text:p>
          </table:table-cell>
          <table:table-cell office:value-type="float" office:value="0.0043664267">
            <text:p>0.0043664267</text:p>
          </table:table-cell>
          <table:table-cell office:value-type="float" office:value="0.004456747">
            <text:p>0.004456747</text:p>
          </table:table-cell>
          <table:table-cell office:value-type="float" office:value="0.004116093">
            <text:p>0.004116093</text:p>
          </table:table-cell>
          <table:table-cell office:value-type="float" office:value="0.004066313">
            <text:p>0.004066313</text:p>
          </table:table-cell>
          <table:table-cell office:value-type="float" office:value="0.004066869">
            <text:p>0.004066869</text:p>
          </table:table-cell>
          <table:table-cell office:value-type="float" office:value="0.0039051925">
            <text:p>0.0039051925</text:p>
          </table:table-cell>
          <table:table-cell office:value-type="float" office:value="0.0039154678">
            <text:p>0.0039154678</text:p>
          </table:table-cell>
          <table:table-cell office:value-type="float" office:value="0.004002726">
            <text:p>0.004002726</text:p>
          </table:table-cell>
          <table:table-cell office:value-type="float" office:value="0.004054091">
            <text:p>0.004054091</text:p>
          </table:table-cell>
          <table:table-cell office:value-type="float" office:value="0.0039109644">
            <text:p>0.0039109644</text:p>
          </table:table-cell>
          <table:table-cell office:value-type="float" office:value="0.0036038333">
            <text:p>0.0036038333</text:p>
          </table:table-cell>
          <table:table-cell office:value-type="float" office:value="0.0034857455">
            <text:p>0.0034857455</text:p>
          </table:table-cell>
          <table:table-cell office:value-type="float" office:value="0.0035952476">
            <text:p>0.0035952476</text:p>
          </table:table-cell>
          <table:table-cell office:value-type="float" office:value="0.0036980235">
            <text:p>0.0036980235</text:p>
          </table:table-cell>
          <table:table-cell office:value-type="float" office:value="0.003527934">
            <text:p>0.003527934</text:p>
          </table:table-cell>
          <table:table-cell office:value-type="float" office:value="0.0033806143">
            <text:p>0.0033806143</text:p>
          </table:table-cell>
          <table:table-cell office:value-type="float" office:value="0.0031887037">
            <text:p>0.0031887037</text:p>
          </table:table-cell>
          <table:table-cell office:value-type="float" office:value="0.0032993844">
            <text:p>0.0032993844</text:p>
          </table:table-cell>
          <table:table-cell office:value-type="float" office:value="0.0034022068">
            <text:p>0.0034022068</text:p>
          </table:table-cell>
          <table:table-cell office:value-type="float" office:value="0.0033131659">
            <text:p>0.0033131659</text:p>
          </table:table-cell>
          <table:table-cell office:value-type="float" office:value="0.0032495724">
            <text:p>0.0032495724</text:p>
          </table:table-cell>
          <table:table-cell office:value-type="float" office:value="0.0032906898">
            <text:p>0.0032906898</text:p>
          </table:table-cell>
          <table:table-cell office:value-type="float" office:value="0.0030749599">
            <text:p>0.0030749599</text:p>
          </table:table-cell>
          <table:table-cell office:value-type="float" office:value="0.0031460598">
            <text:p>0.0031460598</text:p>
          </table:table-cell>
          <table:table-cell office:value-type="float" office:value="0.0029223755">
            <text:p>0.0029223755</text:p>
          </table:table-cell>
          <table:table-cell office:value-type="float" office:value="0.0028797071">
            <text:p>0.0028797071</text:p>
          </table:table-cell>
          <table:table-cell office:value-type="float" office:value="0.0027149138">
            <text:p>0.0027149138</text:p>
          </table:table-cell>
          <table:table-cell office:value-type="float" office:value="0.0027130358">
            <text:p>0.0027130358</text:p>
          </table:table-cell>
          <table:table-cell office:value-type="float" office:value="0.0027337102">
            <text:p>0.0027337102</text:p>
          </table:table-cell>
          <table:table-cell office:value-type="float" office:value="0.0026700012">
            <text:p>0.0026700012</text:p>
          </table:table-cell>
          <table:table-cell office:value-type="float" office:value="0.0026528924">
            <text:p>0.0026528924</text:p>
          </table:table-cell>
          <table:table-cell office:value-type="float" office:value="0.0025218017">
            <text:p>0.0025218017</text:p>
          </table:table-cell>
          <table:table-cell office:value-type="float" office:value="0.00246367">
            <text:p>0.00246367</text:p>
          </table:table-cell>
          <table:table-cell office:value-type="float" office:value="0.0024455958">
            <text:p>0.0024455958</text:p>
          </table:table-cell>
          <table:table-cell office:value-type="float" office:value="0.0024225693">
            <text:p>0.0024225693</text:p>
          </table:table-cell>
          <table:table-cell office:value-type="float" office:value="0.002340031">
            <text:p>0.002340031</text:p>
          </table:table-cell>
          <table:table-cell office:value-type="float" office:value="0.002403648">
            <text:p>0.002403648</text:p>
          </table:table-cell>
          <table:table-cell office:value-type="float" office:value="0.0024557423">
            <text:p>0.0024557423</text:p>
          </table:table-cell>
          <table:table-cell office:value-type="float" office:value="0.0023316469">
            <text:p>0.0023316469</text:p>
          </table:table-cell>
          <table:table-cell office:value-type="float" office:value="0.0022523047">
            <text:p>0.0022523047</text:p>
          </table:table-cell>
          <table:table-cell office:value-type="float" office:value="0.0022233091">
            <text:p>0.0022233091</text:p>
          </table:table-cell>
          <table:table-cell office:value-type="float" office:value="0.002215941">
            <text:p>0.002215941</text:p>
          </table:table-cell>
          <table:table-cell office:value-type="float" office:value="0.0021688219">
            <text:p>0.0021688219</text:p>
          </table:table-cell>
          <table:table-cell office:value-type="float" office:value="0.002193005">
            <text:p>0.002193005</text:p>
          </table:table-cell>
          <table:table-cell office:value-type="float" office:value="0.002123496">
            <text:p>0.002123496</text:p>
          </table:table-cell>
          <table:table-cell office:value-type="float" office:value="0.0022360152">
            <text:p>0.0022360152</text:p>
          </table:table-cell>
          <table:table-cell office:value-type="float" office:value="0.0022669456">
            <text:p>0.0022669456</text:p>
          </table:table-cell>
          <table:table-cell office:value-type="float" office:value="0.00208789">
            <text:p>0.00208789</text:p>
          </table:table-cell>
          <table:table-cell office:value-type="float" office:value="0.0018763228">
            <text:p>0.0018763228</text:p>
          </table:table-cell>
          <table:table-cell office:value-type="float" office:value="0.0016862035">
            <text:p>0.0016862035</text:p>
          </table:table-cell>
          <table:table-cell office:value-type="float" office:value="0.0017278006">
            <text:p>0.0017278006</text:p>
          </table:table-cell>
          <table:table-cell office:value-type="float" office:value="0.0017568525">
            <text:p>0.0017568525</text:p>
          </table:table-cell>
          <table:table-cell office:value-type="float" office:value="0.0016891112">
            <text:p>0.0016891112</text:p>
          </table:table-cell>
          <table:table-cell office:value-type="float" office:value="0.0016503885">
            <text:p>0.0016503885</text:p>
          </table:table-cell>
          <table:table-cell office:value-type="float" office:value="0.0015941624">
            <text:p>0.0015941624</text:p>
          </table:table-cell>
          <table:table-cell office:value-type="float" office:value="0.0014935442">
            <text:p>0.0014935442</text:p>
          </table:table-cell>
          <table:table-cell office:value-type="float" office:value="0.0014051616">
            <text:p>0.0014051616</text:p>
          </table:table-cell>
          <table:table-cell office:value-type="float" office:value="0.0012630741">
            <text:p>0.0012630741</text:p>
          </table:table-cell>
          <table:table-cell office:value-type="float" office:value="0.0012638466">
            <text:p>0.0012638466</text:p>
          </table:table-cell>
          <table:table-cell office:value-type="float" office:value="0.0013149307">
            <text:p>0.0013149307</text:p>
          </table:table-cell>
          <table:table-cell office:value-type="float" office:value="0.0013753003">
            <text:p>0.0013753003</text:p>
          </table:table-cell>
          <table:table-cell office:value-type="float" office:value="0.0014026668">
            <text:p>0.0014026668</text:p>
          </table:table-cell>
          <table:table-cell office:value-type="float" office:value="0.0013392818">
            <text:p>0.0013392818</text:p>
          </table:table-cell>
          <table:table-cell office:value-type="float" office:value="0.0012824556">
            <text:p>0.0012824556</text:p>
          </table:table-cell>
          <table:table-cell office:value-type="float" office:value="0.0012693513">
            <text:p>0.0012693513</text:p>
          </table:table-cell>
          <table:table-cell office:value-type="float" office:value="0.0013154147">
            <text:p>0.0013154147</text:p>
          </table:table-cell>
          <table:table-cell office:value-type="float" office:value="0.0013694606">
            <text:p>0.0013694606</text:p>
          </table:table-cell>
          <table:table-cell office:value-type="float" office:value="0.0014547058">
            <text:p>0.0014547058</text:p>
          </table:table-cell>
          <table:table-cell office:value-type="float" office:value="0.0014330451">
            <text:p>0.0014330451</text:p>
          </table:table-cell>
          <table:table-cell office:value-type="float" office:value="0.0014850232">
            <text:p>0.0014850232</text:p>
          </table:table-cell>
          <table:table-cell office:value-type="float" office:value="0.0013415145">
            <text:p>0.0013415145</text:p>
          </table:table-cell>
          <table:table-cell office:value-type="float" office:value="0.0012852917">
            <text:p>0.0012852917</text:p>
          </table:table-cell>
          <table:table-cell office:value-type="float" office:value="0.0011994853">
            <text:p>0.0011994853</text:p>
          </table:table-cell>
          <table:table-cell office:value-type="float" office:value="0.0011920149">
            <text:p>0.0011920149</text:p>
          </table:table-cell>
          <table:table-cell office:value-type="float" office:value="0.0011668601">
            <text:p>0.0011668601</text:p>
          </table:table-cell>
          <table:table-cell office:value-type="float" office:value="0.0011261726">
            <text:p>0.0011261726</text:p>
          </table:table-cell>
          <table:table-cell office:value-type="float" office:value="0.0011560438">
            <text:p>0.0011560438</text:p>
          </table:table-cell>
          <table:table-cell office:value-type="float" office:value="0.0011531843">
            <text:p>0.0011531843</text:p>
          </table:table-cell>
          <table:table-cell office:value-type="float" office:value="0.0011241435">
            <text:p>0.0011241435</text:p>
          </table:table-cell>
          <table:table-cell office:value-type="float" office:value="0.0011316845">
            <text:p>0.0011316845</text:p>
          </table:table-cell>
          <table:table-cell office:value-type="float" office:value="0.001075923">
            <text:p>0.001075923</text:p>
          </table:table-cell>
          <table:table-cell office:value-type="float" office:value="0.0010911971">
            <text:p>0.0010911971</text:p>
          </table:table-cell>
          <table:table-cell office:value-type="float" office:value="0.0011152722">
            <text:p>0.0011152722</text:p>
          </table:table-cell>
          <table:table-cell office:value-type="float" office:value="0.0010839861">
            <text:p>0.0010839861</text:p>
          </table:table-cell>
          <table:table-cell office:value-type="float" office:value="0.0010825922">
            <text:p>0.0010825922</text:p>
          </table:table-cell>
          <table:table-cell office:value-type="float" office:value="0.001068469">
            <text:p>0.001068469</text:p>
          </table:table-cell>
          <table:table-cell office:value-type="float" office:value="0.0010261843">
            <text:p>0.0010261843</text:p>
          </table:table-cell>
          <table:table-cell office:value-type="float" office:value="0.0011110129">
            <text:p>0.0011110129</text:p>
          </table:table-cell>
          <table:table-cell office:value-type="float" office:value="0.0012246629">
            <text:p>0.0012246629</text:p>
          </table:table-cell>
          <table:table-cell office:value-type="float" office:value="0.001229457">
            <text:p>0.001229457</text:p>
          </table:table-cell>
          <table:table-cell office:value-type="float" office:value="0.0012004676">
            <text:p>0.0012004676</text:p>
          </table:table-cell>
          <table:table-cell office:value-type="float" office:value="0.0011455489">
            <text:p>0.0011455489</text:p>
          </table:table-cell>
          <table:table-cell office:value-type="float" office:value="0.001071564">
            <text:p>0.001071564</text:p>
          </table:table-cell>
          <table:table-cell office:value-type="float" office:value="0.0010665663">
            <text:p>0.0010665663</text:p>
          </table:table-cell>
          <table:table-cell office:value-type="float" office:value="0.0010380973">
            <text:p>0.0010380973</text:p>
          </table:table-cell>
          <table:table-cell office:value-type="float" office:value="0.0010612567">
            <text:p>0.0010612567</text:p>
          </table:table-cell>
          <table:table-cell office:value-type="float" office:value="0.0010741482">
            <text:p>0.0010741482</text:p>
          </table:table-cell>
          <table:table-cell table:style-name="Default" office:value-type="float" office:value="0.0011097171">
            <text:p>0.0011097171</text:p>
          </table:table-cell>
          <table:table-cell table:style-name="Default" office:value-type="float" office:value="0.0010905707">
            <text:p>0.0010905707</text:p>
          </table:table-cell>
          <table:table-cell office:value-type="float" office:value="0.0011376321">
            <text:p>0.0011376321</text:p>
          </table:table-cell>
          <table:table-cell office:value-type="float" office:value="0.0011607202">
            <text:p>0.0011607202</text:p>
          </table:table-cell>
          <table:table-cell office:value-type="float" office:value="0.0010842293">
            <text:p>0.0010842293</text:p>
          </table:table-cell>
          <table:table-cell office:value-type="float" office:value="0.0011153364">
            <text:p>0.0011153364</text:p>
          </table:table-cell>
          <table:table-cell office:value-type="float" office:value="0.0011477395">
            <text:p>0.0011477395</text:p>
          </table:table-cell>
          <table:table-cell office:value-type="float" office:value="0.0011941063">
            <text:p>0.0011941063</text:p>
          </table:table-cell>
          <table:table-cell office:value-type="float" office:value="0.0012144747">
            <text:p>0.0012144747</text:p>
          </table:table-cell>
          <table:table-cell office:value-type="float" office:value="0.0014146246">
            <text:p>0.0014146246</text:p>
          </table:table-cell>
          <table:table-cell office:value-type="float" office:value="0.0014342553">
            <text:p>0.0014342553</text:p>
          </table:table-cell>
          <table:table-cell office:value-type="float" office:value="0.0014144239">
            <text:p>0.0014144239</text:p>
          </table:table-cell>
          <table:table-cell office:value-type="float" office:value="0.0012748273">
            <text:p>0.0012748273</text:p>
          </table:table-cell>
          <table:table-cell office:value-type="float" office:value="0.0012423533">
            <text:p>0.0012423533</text:p>
          </table:table-cell>
          <table:table-cell office:value-type="float" office:value="0.0010763229">
            <text:p>0.0010763229</text:p>
          </table:table-cell>
          <table:table-cell office:value-type="float" office:value="0.0011149679">
            <text:p>0.0011149679</text:p>
          </table:table-cell>
          <table:table-cell office:value-type="float" office:value="0.0011412852">
            <text:p>0.0011412852</text:p>
          </table:table-cell>
          <table:table-cell office:value-type="float" office:value="0.001156578">
            <text:p>0.001156578</text:p>
          </table:table-cell>
          <table:table-cell office:value-type="float" office:value="0.0011102718">
            <text:p>0.0011102718</text:p>
          </table:table-cell>
          <table:table-cell office:value-type="float" office:value="0.0010676185">
            <text:p>0.0010676185</text:p>
          </table:table-cell>
          <table:table-cell office:value-type="float" office:value="0.0010953163">
            <text:p>0.0010953163</text:p>
          </table:table-cell>
          <table:table-cell office:value-type="float" office:value="0.0010547586">
            <text:p>0.0010547586</text:p>
          </table:table-cell>
          <table:table-cell office:value-type="float" office:value="0.0011391852">
            <text:p>0.0011391852</text:p>
          </table:table-cell>
          <table:table-cell office:value-type="float" office:value="0.0012387922">
            <text:p>0.0012387922</text:p>
          </table:table-cell>
          <table:table-cell office:value-type="float" office:value="0.0012473143">
            <text:p>0.0012473143</text:p>
          </table:table-cell>
          <table:table-cell office:value-type="float" office:value="0.001340473">
            <text:p>0.001340473</text:p>
          </table:table-cell>
          <table:table-cell office:value-type="float" office:value="0.0014634288">
            <text:p>0.0014634288</text:p>
          </table:table-cell>
          <table:table-cell office:value-type="float" office:value="0.0015521761">
            <text:p>0.0015521761</text:p>
          </table:table-cell>
          <table:table-cell office:value-type="float" office:value="0.0014969603">
            <text:p>0.0014969603</text:p>
          </table:table-cell>
          <table:table-cell office:value-type="float" office:value="0.0014227125">
            <text:p>0.0014227125</text:p>
          </table:table-cell>
          <table:table-cell office:value-type="float" office:value="0.0013549642">
            <text:p>0.0013549642</text:p>
          </table:table-cell>
          <table:table-cell office:value-type="float" office:value="0.0012139373">
            <text:p>0.0012139373</text:p>
          </table:table-cell>
          <table:table-cell office:value-type="float" office:value="0.0011944232">
            <text:p>0.0011944232</text:p>
          </table:table-cell>
          <table:table-cell office:value-type="float" office:value="0.0012166861">
            <text:p>0.0012166861</text:p>
          </table:table-cell>
          <table:table-cell office:value-type="float" office:value="0.001233965">
            <text:p>0.001233965</text:p>
          </table:table-cell>
          <table:table-cell office:value-type="float" office:value="0.0011347437">
            <text:p>0.0011347437</text:p>
          </table:table-cell>
          <table:table-cell office:value-type="float" office:value="0.0010607528">
            <text:p>0.0010607528</text:p>
          </table:table-cell>
          <table:table-cell office:value-type="float" office:value="0.0010259486">
            <text:p>0.0010259486</text:p>
          </table:table-cell>
          <table:table-cell office:value-type="float" office:value="0.001006871">
            <text:p>0.001006871</text:p>
          </table:table-cell>
          <table:table-cell office:value-type="float" office:value="0.0010061766">
            <text:p>0.0010061766</text:p>
          </table:table-cell>
          <table:table-cell office:value-type="float" office:value="0.0010073845">
            <text:p>0.0010073845</text:p>
          </table:table-cell>
          <table:table-cell office:value-type="float" office:value="0.0010094569">
            <text:p>0.0010094569</text:p>
          </table:table-cell>
          <table:table-cell office:value-type="float" office:value="0.0010144821">
            <text:p>0.0010144821</text:p>
          </table:table-cell>
          <table:table-cell office:value-type="float" office:value="0.0010165967">
            <text:p>0.0010165967</text:p>
          </table:table-cell>
          <table:table-cell office:value-type="float" office:value="0.0010197181">
            <text:p>0.0010197181</text:p>
          </table:table-cell>
          <table:table-cell office:value-type="float" office:value="0.0010222981">
            <text:p>0.0010222981</text:p>
          </table:table-cell>
          <table:table-cell office:value-type="float" office:value="0.0010275166">
            <text:p>0.0010275166</text:p>
          </table:table-cell>
          <table:table-cell office:value-type="float" office:value="0.0010306957">
            <text:p>0.0010306957</text:p>
          </table:table-cell>
          <table:table-cell office:value-type="float" office:value="0.0010321696">
            <text:p>0.0010321696</text:p>
          </table:table-cell>
          <table:table-cell office:value-type="float" office:value="0.0010342718">
            <text:p>0.0010342718</text:p>
          </table:table-cell>
          <table:table-cell/>
        </table:table-row>
        <table:table-row table:style-name="ro1">
          <table:table-cell office:value-type="string">
            <text:p>/mnt/share/Music/Albums/Tool/Tool - Salival/Tool - Salival - 02 - Part Of Me (Live).mp3</text:p>
          </table:table-cell>
          <table:table-cell office:value-type="float" office:value="0.2148225">
            <text:p>0.2148225</text:p>
          </table:table-cell>
          <table:table-cell office:value-type="float" office:value="0.22622691">
            <text:p>0.22622691</text:p>
          </table:table-cell>
          <table:table-cell office:value-type="float" office:value="0.15436932">
            <text:p>0.15436932</text:p>
          </table:table-cell>
          <table:table-cell office:value-type="float" office:value="0.08982148">
            <text:p>0.08982148</text:p>
          </table:table-cell>
          <table:table-cell office:value-type="float" office:value="0.07686823">
            <text:p>0.07686823</text:p>
          </table:table-cell>
          <table:table-cell office:value-type="float" office:value="0.061922025">
            <text:p>0.061922025</text:p>
          </table:table-cell>
          <table:table-cell office:value-type="float" office:value="0.050003268">
            <text:p>0.050003268</text:p>
          </table:table-cell>
          <table:table-cell office:value-type="float" office:value="0.06136306">
            <text:p>0.06136306</text:p>
          </table:table-cell>
          <table:table-cell office:value-type="float" office:value="0.06534817">
            <text:p>0.06534817</text:p>
          </table:table-cell>
          <table:table-cell office:value-type="float" office:value="0.07034076">
            <text:p>0.07034076</text:p>
          </table:table-cell>
          <table:table-cell office:value-type="float" office:value="0.06665854">
            <text:p>0.06665854</text:p>
          </table:table-cell>
          <table:table-cell office:value-type="float" office:value="0.047399268">
            <text:p>0.047399268</text:p>
          </table:table-cell>
          <table:table-cell office:value-type="float" office:value="0.05496426">
            <text:p>0.05496426</text:p>
          </table:table-cell>
          <table:table-cell office:value-type="float" office:value="0.051755555">
            <text:p>0.051755555</text:p>
          </table:table-cell>
          <table:table-cell office:value-type="float" office:value="0.050135523">
            <text:p>0.050135523</text:p>
          </table:table-cell>
          <table:table-cell office:value-type="float" office:value="0.043209687">
            <text:p>0.043209687</text:p>
          </table:table-cell>
          <table:table-cell office:value-type="float" office:value="0.04663824">
            <text:p>0.04663824</text:p>
          </table:table-cell>
          <table:table-cell office:value-type="float" office:value="0.046684902">
            <text:p>0.046684902</text:p>
          </table:table-cell>
          <table:table-cell office:value-type="float" office:value="0.0552522">
            <text:p>0.0552522</text:p>
          </table:table-cell>
          <table:table-cell office:value-type="float" office:value="0.05909577">
            <text:p>0.05909577</text:p>
          </table:table-cell>
          <table:table-cell office:value-type="float" office:value="0.057603206">
            <text:p>0.057603206</text:p>
          </table:table-cell>
          <table:table-cell office:value-type="float" office:value="0.041593183">
            <text:p>0.041593183</text:p>
          </table:table-cell>
          <table:table-cell office:value-type="float" office:value="0.046252545">
            <text:p>0.046252545</text:p>
          </table:table-cell>
          <table:table-cell office:value-type="float" office:value="0.06025148">
            <text:p>0.06025148</text:p>
          </table:table-cell>
          <table:table-cell office:value-type="float" office:value="0.06405934">
            <text:p>0.06405934</text:p>
          </table:table-cell>
          <table:table-cell office:value-type="float" office:value="0.0772508">
            <text:p>0.0772508</text:p>
          </table:table-cell>
          <table:table-cell office:value-type="float" office:value="0.095307626">
            <text:p>0.095307626</text:p>
          </table:table-cell>
          <table:table-cell office:value-type="float" office:value="0.09471598">
            <text:p>0.09471598</text:p>
          </table:table-cell>
          <table:table-cell office:value-type="float" office:value="0.06956626">
            <text:p>0.06956626</text:p>
          </table:table-cell>
          <table:table-cell office:value-type="float" office:value="0.062292267">
            <text:p>0.062292267</text:p>
          </table:table-cell>
          <table:table-cell office:value-type="float" office:value="0.06732056">
            <text:p>0.06732056</text:p>
          </table:table-cell>
          <table:table-cell office:value-type="float" office:value="0.06668582">
            <text:p>0.06668582</text:p>
          </table:table-cell>
          <table:table-cell office:value-type="float" office:value="0.058403168">
            <text:p>0.058403168</text:p>
          </table:table-cell>
          <table:table-cell office:value-type="float" office:value="0.053781945">
            <text:p>0.053781945</text:p>
          </table:table-cell>
          <table:table-cell office:value-type="float" office:value="0.062017765">
            <text:p>0.062017765</text:p>
          </table:table-cell>
          <table:table-cell office:value-type="float" office:value="0.06410038">
            <text:p>0.06410038</text:p>
          </table:table-cell>
          <table:table-cell office:value-type="float" office:value="0.063991345">
            <text:p>0.063991345</text:p>
          </table:table-cell>
          <table:table-cell office:value-type="float" office:value="0.06048484">
            <text:p>0.06048484</text:p>
          </table:table-cell>
          <table:table-cell office:value-type="float" office:value="0.05925334">
            <text:p>0.05925334</text:p>
          </table:table-cell>
          <table:table-cell office:value-type="float" office:value="0.06019496">
            <text:p>0.06019496</text:p>
          </table:table-cell>
          <table:table-cell office:value-type="float" office:value="0.057053857">
            <text:p>0.057053857</text:p>
          </table:table-cell>
          <table:table-cell office:value-type="float" office:value="0.050583668">
            <text:p>0.050583668</text:p>
          </table:table-cell>
          <table:table-cell office:value-type="float" office:value="0.04287711">
            <text:p>0.04287711</text:p>
          </table:table-cell>
          <table:table-cell office:value-type="float" office:value="0.041735932">
            <text:p>0.041735932</text:p>
          </table:table-cell>
          <table:table-cell office:value-type="float" office:value="0.051759187">
            <text:p>0.051759187</text:p>
          </table:table-cell>
          <table:table-cell office:value-type="float" office:value="0.049421147">
            <text:p>0.049421147</text:p>
          </table:table-cell>
          <table:table-cell office:value-type="float" office:value="0.046478875">
            <text:p>0.046478875</text:p>
          </table:table-cell>
          <table:table-cell office:value-type="float" office:value="0.04563046">
            <text:p>0.04563046</text:p>
          </table:table-cell>
          <table:table-cell office:value-type="float" office:value="0.04554128">
            <text:p>0.04554128</text:p>
          </table:table-cell>
          <table:table-cell office:value-type="float" office:value="0.03864967">
            <text:p>0.03864967</text:p>
          </table:table-cell>
          <table:table-cell office:value-type="float" office:value="0.04004213">
            <text:p>0.04004213</text:p>
          </table:table-cell>
          <table:table-cell office:value-type="float" office:value="0.041669432">
            <text:p>0.041669432</text:p>
          </table:table-cell>
          <table:table-cell office:value-type="float" office:value="0.041044377">
            <text:p>0.041044377</text:p>
          </table:table-cell>
          <table:table-cell office:value-type="float" office:value="0.044760093">
            <text:p>0.044760093</text:p>
          </table:table-cell>
          <table:table-cell office:value-type="float" office:value="0.042105556">
            <text:p>0.042105556</text:p>
          </table:table-cell>
          <table:table-cell office:value-type="float" office:value="0.03938783">
            <text:p>0.03938783</text:p>
          </table:table-cell>
          <table:table-cell office:value-type="float" office:value="0.04126449">
            <text:p>0.04126449</text:p>
          </table:table-cell>
          <table:table-cell office:value-type="float" office:value="0.035903424">
            <text:p>0.035903424</text:p>
          </table:table-cell>
          <table:table-cell office:value-type="float" office:value="0.032012045">
            <text:p>0.032012045</text:p>
          </table:table-cell>
          <table:table-cell office:value-type="float" office:value="0.031477723">
            <text:p>0.031477723</text:p>
          </table:table-cell>
          <table:table-cell office:value-type="float" office:value="0.038757667">
            <text:p>0.038757667</text:p>
          </table:table-cell>
          <table:table-cell office:value-type="float" office:value="0.033324845">
            <text:p>0.033324845</text:p>
          </table:table-cell>
          <table:table-cell office:value-type="float" office:value="0.028379798">
            <text:p>0.028379798</text:p>
          </table:table-cell>
          <table:table-cell office:value-type="float" office:value="0.024166847">
            <text:p>0.024166847</text:p>
          </table:table-cell>
          <table:table-cell office:value-type="float" office:value="0.02281021">
            <text:p>0.02281021</text:p>
          </table:table-cell>
          <table:table-cell office:value-type="float" office:value="0.030038103">
            <text:p>0.030038103</text:p>
          </table:table-cell>
          <table:table-cell office:value-type="float" office:value="0.02949183">
            <text:p>0.02949183</text:p>
          </table:table-cell>
          <table:table-cell office:value-type="float" office:value="0.026883215">
            <text:p>0.026883215</text:p>
          </table:table-cell>
          <table:table-cell office:value-type="float" office:value="0.025367616">
            <text:p>0.025367616</text:p>
          </table:table-cell>
          <table:table-cell office:value-type="float" office:value="0.028151194">
            <text:p>0.028151194</text:p>
          </table:table-cell>
          <table:table-cell office:value-type="float" office:value="0.028876739">
            <text:p>0.028876739</text:p>
          </table:table-cell>
          <table:table-cell office:value-type="float" office:value="0.028052785">
            <text:p>0.028052785</text:p>
          </table:table-cell>
          <table:table-cell office:value-type="float" office:value="0.02704202">
            <text:p>0.02704202</text:p>
          </table:table-cell>
          <table:table-cell office:value-type="float" office:value="0.027327195">
            <text:p>0.027327195</text:p>
          </table:table-cell>
          <table:table-cell office:value-type="float" office:value="0.021323536">
            <text:p>0.021323536</text:p>
          </table:table-cell>
          <table:table-cell office:value-type="float" office:value="0.022309545">
            <text:p>0.022309545</text:p>
          </table:table-cell>
          <table:table-cell office:value-type="float" office:value="0.022084782">
            <text:p>0.022084782</text:p>
          </table:table-cell>
          <table:table-cell office:value-type="float" office:value="0.023819074">
            <text:p>0.023819074</text:p>
          </table:table-cell>
          <table:table-cell office:value-type="float" office:value="0.028107075">
            <text:p>0.028107075</text:p>
          </table:table-cell>
          <table:table-cell office:value-type="float" office:value="0.02421904">
            <text:p>0.02421904</text:p>
          </table:table-cell>
          <table:table-cell office:value-type="float" office:value="0.02284995">
            <text:p>0.02284995</text:p>
          </table:table-cell>
          <table:table-cell office:value-type="float" office:value="0.02320233">
            <text:p>0.02320233</text:p>
          </table:table-cell>
          <table:table-cell office:value-type="float" office:value="0.02066259">
            <text:p>0.02066259</text:p>
          </table:table-cell>
          <table:table-cell office:value-type="float" office:value="0.02030842">
            <text:p>0.02030842</text:p>
          </table:table-cell>
          <table:table-cell office:value-type="float" office:value="0.02145337">
            <text:p>0.02145337</text:p>
          </table:table-cell>
          <table:table-cell office:value-type="float" office:value="0.018553793">
            <text:p>0.018553793</text:p>
          </table:table-cell>
          <table:table-cell office:value-type="float" office:value="0.017967802">
            <text:p>0.017967802</text:p>
          </table:table-cell>
          <table:table-cell office:value-type="float" office:value="0.017671162">
            <text:p>0.017671162</text:p>
          </table:table-cell>
          <table:table-cell office:value-type="float" office:value="0.020047363">
            <text:p>0.020047363</text:p>
          </table:table-cell>
          <table:table-cell office:value-type="float" office:value="0.017452337">
            <text:p>0.017452337</text:p>
          </table:table-cell>
          <table:table-cell office:value-type="float" office:value="0.020114416">
            <text:p>0.020114416</text:p>
          </table:table-cell>
          <table:table-cell office:value-type="float" office:value="0.018323721">
            <text:p>0.018323721</text:p>
          </table:table-cell>
          <table:table-cell office:value-type="float" office:value="0.022246055">
            <text:p>0.022246055</text:p>
          </table:table-cell>
          <table:table-cell office:value-type="float" office:value="0.019328512">
            <text:p>0.019328512</text:p>
          </table:table-cell>
          <table:table-cell office:value-type="float" office:value="0.02142973">
            <text:p>0.02142973</text:p>
          </table:table-cell>
          <table:table-cell office:value-type="float" office:value="0.02346026">
            <text:p>0.02346026</text:p>
          </table:table-cell>
          <table:table-cell office:value-type="float" office:value="0.02048819">
            <text:p>0.02048819</text:p>
          </table:table-cell>
          <table:table-cell office:value-type="float" office:value="0.018768596">
            <text:p>0.018768596</text:p>
          </table:table-cell>
          <table:table-cell office:value-type="float" office:value="0.01677249">
            <text:p>0.01677249</text:p>
          </table:table-cell>
          <table:table-cell office:value-type="float" office:value="0.017967205">
            <text:p>0.017967205</text:p>
          </table:table-cell>
          <table:table-cell office:value-type="float" office:value="0.016442139">
            <text:p>0.016442139</text:p>
          </table:table-cell>
          <table:table-cell office:value-type="float" office:value="0.017538264">
            <text:p>0.017538264</text:p>
          </table:table-cell>
          <table:table-cell office:value-type="float" office:value="0.018276734">
            <text:p>0.018276734</text:p>
          </table:table-cell>
          <table:table-cell office:value-type="float" office:value="0.018778073">
            <text:p>0.018778073</text:p>
          </table:table-cell>
          <table:table-cell office:value-type="float" office:value="0.019897869">
            <text:p>0.019897869</text:p>
          </table:table-cell>
          <table:table-cell office:value-type="float" office:value="0.015995504">
            <text:p>0.015995504</text:p>
          </table:table-cell>
          <table:table-cell office:value-type="float" office:value="0.015822498">
            <text:p>0.015822498</text:p>
          </table:table-cell>
          <table:table-cell office:value-type="float" office:value="0.015475446">
            <text:p>0.015475446</text:p>
          </table:table-cell>
          <table:table-cell office:value-type="float" office:value="0.017995227">
            <text:p>0.017995227</text:p>
          </table:table-cell>
          <table:table-cell office:value-type="float" office:value="0.016766325">
            <text:p>0.016766325</text:p>
          </table:table-cell>
          <table:table-cell office:value-type="float" office:value="0.021249466">
            <text:p>0.021249466</text:p>
          </table:table-cell>
          <table:table-cell office:value-type="float" office:value="0.019256342">
            <text:p>0.019256342</text:p>
          </table:table-cell>
          <table:table-cell office:value-type="float" office:value="0.016967524">
            <text:p>0.016967524</text:p>
          </table:table-cell>
          <table:table-cell office:value-type="float" office:value="0.0186918">
            <text:p>0.0186918</text:p>
          </table:table-cell>
          <table:table-cell office:value-type="float" office:value="0.0162943">
            <text:p>0.0162943</text:p>
          </table:table-cell>
          <table:table-cell office:value-type="float" office:value="0.019835541">
            <text:p>0.019835541</text:p>
          </table:table-cell>
          <table:table-cell office:value-type="float" office:value="0.016331833">
            <text:p>0.016331833</text:p>
          </table:table-cell>
          <table:table-cell office:value-type="float" office:value="0.02115987">
            <text:p>0.02115987</text:p>
          </table:table-cell>
          <table:table-cell office:value-type="float" office:value="0.016681682">
            <text:p>0.016681682</text:p>
          </table:table-cell>
          <table:table-cell office:value-type="float" office:value="0.01569534">
            <text:p>0.01569534</text:p>
          </table:table-cell>
          <table:table-cell office:value-type="float" office:value="0.017193735">
            <text:p>0.017193735</text:p>
          </table:table-cell>
          <table:table-cell office:value-type="float" office:value="0.018037997">
            <text:p>0.018037997</text:p>
          </table:table-cell>
          <table:table-cell office:value-type="float" office:value="0.017818555">
            <text:p>0.017818555</text:p>
          </table:table-cell>
          <table:table-cell office:value-type="float" office:value="0.018427085">
            <text:p>0.018427085</text:p>
          </table:table-cell>
          <table:table-cell office:value-type="float" office:value="0.016577065">
            <text:p>0.016577065</text:p>
          </table:table-cell>
          <table:table-cell office:value-type="float" office:value="0.0187643">
            <text:p>0.0187643</text:p>
          </table:table-cell>
          <table:table-cell office:value-type="float" office:value="0.0164627">
            <text:p>0.0164627</text:p>
          </table:table-cell>
          <table:table-cell office:value-type="float" office:value="0.01718013">
            <text:p>0.01718013</text:p>
          </table:table-cell>
          <table:table-cell office:value-type="float" office:value="0.017678041">
            <text:p>0.017678041</text:p>
          </table:table-cell>
          <table:table-cell office:value-type="float" office:value="0.020053068">
            <text:p>0.020053068</text:p>
          </table:table-cell>
          <table:table-cell office:value-type="float" office:value="0.021784771">
            <text:p>0.021784771</text:p>
          </table:table-cell>
          <table:table-cell office:value-type="float" office:value="0.0158319">
            <text:p>0.0158319</text:p>
          </table:table-cell>
          <table:table-cell office:value-type="float" office:value="0.015403759">
            <text:p>0.015403759</text:p>
          </table:table-cell>
          <table:table-cell office:value-type="float" office:value="0.0175876">
            <text:p>0.0175876</text:p>
          </table:table-cell>
          <table:table-cell office:value-type="float" office:value="0.017530963">
            <text:p>0.017530963</text:p>
          </table:table-cell>
          <table:table-cell office:value-type="float" office:value="0.016108626">
            <text:p>0.016108626</text:p>
          </table:table-cell>
          <table:table-cell office:value-type="float" office:value="0.014291299">
            <text:p>0.014291299</text:p>
          </table:table-cell>
          <table:table-cell office:value-type="float" office:value="0.014146031">
            <text:p>0.014146031</text:p>
          </table:table-cell>
          <table:table-cell office:value-type="float" office:value="0.016652623">
            <text:p>0.016652623</text:p>
          </table:table-cell>
          <table:table-cell office:value-type="float" office:value="0.015363151">
            <text:p>0.015363151</text:p>
          </table:table-cell>
          <table:table-cell office:value-type="float" office:value="0.0147661315">
            <text:p>0.0147661315</text:p>
          </table:table-cell>
          <table:table-cell office:value-type="float" office:value="0.015616733">
            <text:p>0.015616733</text:p>
          </table:table-cell>
          <table:table-cell office:value-type="float" office:value="0.014988829">
            <text:p>0.014988829</text:p>
          </table:table-cell>
          <table:table-cell office:value-type="float" office:value="0.017751202">
            <text:p>0.017751202</text:p>
          </table:table-cell>
          <table:table-cell office:value-type="float" office:value="0.014136332">
            <text:p>0.014136332</text:p>
          </table:table-cell>
          <table:table-cell office:value-type="float" office:value="0.014729495">
            <text:p>0.014729495</text:p>
          </table:table-cell>
          <table:table-cell office:value-type="float" office:value="0.014317922">
            <text:p>0.014317922</text:p>
          </table:table-cell>
          <table:table-cell office:value-type="float" office:value="0.012317052">
            <text:p>0.012317052</text:p>
          </table:table-cell>
          <table:table-cell office:value-type="float" office:value="0.014813035">
            <text:p>0.014813035</text:p>
          </table:table-cell>
          <table:table-cell office:value-type="float" office:value="0.012113492">
            <text:p>0.012113492</text:p>
          </table:table-cell>
          <table:table-cell office:value-type="float" office:value="0.0137350885">
            <text:p>0.0137350885</text:p>
          </table:table-cell>
          <table:table-cell office:value-type="float" office:value="0.01650005">
            <text:p>0.01650005</text:p>
          </table:table-cell>
          <table:table-cell office:value-type="float" office:value="0.013177327">
            <text:p>0.013177327</text:p>
          </table:table-cell>
          <table:table-cell office:value-type="float" office:value="0.01587915">
            <text:p>0.01587915</text:p>
          </table:table-cell>
          <table:table-cell office:value-type="float" office:value="0.01553293">
            <text:p>0.01553293</text:p>
          </table:table-cell>
          <table:table-cell office:value-type="float" office:value="0.013573538">
            <text:p>0.013573538</text:p>
          </table:table-cell>
          <table:table-cell office:value-type="float" office:value="0.0116771115">
            <text:p>0.0116771115</text:p>
          </table:table-cell>
          <table:table-cell office:value-type="float" office:value="0.012073629">
            <text:p>0.012073629</text:p>
          </table:table-cell>
          <table:table-cell office:value-type="float" office:value="0.014213699">
            <text:p>0.014213699</text:p>
          </table:table-cell>
          <table:table-cell office:value-type="float" office:value="0.010600002">
            <text:p>0.010600002</text:p>
          </table:table-cell>
          <table:table-cell office:value-type="float" office:value="0.013664885">
            <text:p>0.013664885</text:p>
          </table:table-cell>
          <table:table-cell office:value-type="float" office:value="0.012626561">
            <text:p>0.012626561</text:p>
          </table:table-cell>
          <table:table-cell office:value-type="float" office:value="0.00979723">
            <text:p>0.00979723</text:p>
          </table:table-cell>
          <table:table-cell office:value-type="float" office:value="0.010054249">
            <text:p>0.010054249</text:p>
          </table:table-cell>
          <table:table-cell office:value-type="float" office:value="0.00970636">
            <text:p>0.00970636</text:p>
          </table:table-cell>
          <table:table-cell office:value-type="float" office:value="0.0097456165">
            <text:p>0.0097456165</text:p>
          </table:table-cell>
          <table:table-cell office:value-type="float" office:value="0.009803103">
            <text:p>0.009803103</text:p>
          </table:table-cell>
          <table:table-cell office:value-type="float" office:value="0.0107809445">
            <text:p>0.0107809445</text:p>
          </table:table-cell>
          <table:table-cell office:value-type="float" office:value="0.010617319">
            <text:p>0.010617319</text:p>
          </table:table-cell>
          <table:table-cell office:value-type="float" office:value="0.0105561605">
            <text:p>0.0105561605</text:p>
          </table:table-cell>
          <table:table-cell office:value-type="float" office:value="0.009259955">
            <text:p>0.009259955</text:p>
          </table:table-cell>
          <table:table-cell office:value-type="float" office:value="0.009043742">
            <text:p>0.009043742</text:p>
          </table:table-cell>
          <table:table-cell office:value-type="float" office:value="0.009355227">
            <text:p>0.009355227</text:p>
          </table:table-cell>
          <table:table-cell office:value-type="float" office:value="0.0085820565">
            <text:p>0.0085820565</text:p>
          </table:table-cell>
          <table:table-cell office:value-type="float" office:value="0.008253489">
            <text:p>0.008253489</text:p>
          </table:table-cell>
          <table:table-cell office:value-type="float" office:value="0.009337772">
            <text:p>0.009337772</text:p>
          </table:table-cell>
          <table:table-cell office:value-type="float" office:value="0.00928174">
            <text:p>0.00928174</text:p>
          </table:table-cell>
          <table:table-cell office:value-type="float" office:value="0.009172007">
            <text:p>0.009172007</text:p>
          </table:table-cell>
          <table:table-cell office:value-type="float" office:value="0.009654702">
            <text:p>0.009654702</text:p>
          </table:table-cell>
          <table:table-cell office:value-type="float" office:value="0.009528268">
            <text:p>0.009528268</text:p>
          </table:table-cell>
          <table:table-cell office:value-type="float" office:value="0.009236952">
            <text:p>0.009236952</text:p>
          </table:table-cell>
          <table:table-cell office:value-type="float" office:value="0.0077184387">
            <text:p>0.0077184387</text:p>
          </table:table-cell>
          <table:table-cell office:value-type="float" office:value="0.006550733">
            <text:p>0.006550733</text:p>
          </table:table-cell>
          <table:table-cell office:value-type="float" office:value="0.008716254">
            <text:p>0.008716254</text:p>
          </table:table-cell>
          <table:table-cell office:value-type="float" office:value="0.008031985">
            <text:p>0.008031985</text:p>
          </table:table-cell>
          <table:table-cell office:value-type="float" office:value="0.007624862">
            <text:p>0.007624862</text:p>
          </table:table-cell>
          <table:table-cell office:value-type="float" office:value="0.0035668933">
            <text:p>0.0035668933</text:p>
          </table:table-cell>
          <table:table-cell office:value-type="float" office:value="0.002539072">
            <text:p>0.002539072</text:p>
          </table:table-cell>
          <table:table-cell office:value-type="float" office:value="0.0026763566">
            <text:p>0.0026763566</text:p>
          </table:table-cell>
          <table:table-cell office:value-type="float" office:value="0.002651509">
            <text:p>0.002651509</text:p>
          </table:table-cell>
          <table:table-cell office:value-type="float" office:value="0.0024789027">
            <text:p>0.0024789027</text:p>
          </table:table-cell>
          <table:table-cell office:value-type="float" office:value="0.0021472266">
            <text:p>0.0021472266</text:p>
          </table:table-cell>
          <table:table-cell office:value-type="float" office:value="0.0019516968">
            <text:p>0.0019516968</text:p>
          </table:table-cell>
          <table:table-cell office:value-type="float" office:value="0.0022634305">
            <text:p>0.0022634305</text:p>
          </table:table-cell>
          <table:table-cell office:value-type="float" office:value="0.0026132057">
            <text:p>0.0026132057</text:p>
          </table:table-cell>
          <table:table-cell office:value-type="float" office:value="0.0026484083">
            <text:p>0.0026484083</text:p>
          </table:table-cell>
          <table:table-cell office:value-type="float" office:value="0.0028489493">
            <text:p>0.0028489493</text:p>
          </table:table-cell>
          <table:table-cell office:value-type="float" office:value="0.0025162618">
            <text:p>0.0025162618</text:p>
          </table:table-cell>
          <table:table-cell office:value-type="float" office:value="0.0021699574">
            <text:p>0.0021699574</text:p>
          </table:table-cell>
          <table:table-cell office:value-type="float" office:value="0.002355725">
            <text:p>0.002355725</text:p>
          </table:table-cell>
          <table:table-cell office:value-type="float" office:value="0.0020601812">
            <text:p>0.0020601812</text:p>
          </table:table-cell>
          <table:table-cell office:value-type="float" office:value="0.0018160171">
            <text:p>0.0018160171</text:p>
          </table:table-cell>
          <table:table-cell office:value-type="float" office:value="0.001956952">
            <text:p>0.001956952</text:p>
          </table:table-cell>
          <table:table-cell office:value-type="float" office:value="0.001952823">
            <text:p>0.001952823</text:p>
          </table:table-cell>
          <table:table-cell office:value-type="float" office:value="0.001969717">
            <text:p>0.001969717</text:p>
          </table:table-cell>
          <table:table-cell table:style-name="Default" office:value-type="float" office:value="0.0020073575">
            <text:p>0.0020073575</text:p>
          </table:table-cell>
          <table:table-cell table:style-name="Default" office:value-type="float" office:value="0.0019151312">
            <text:p>0.0019151312</text:p>
          </table:table-cell>
          <table:table-cell office:value-type="float" office:value="0.0019504137">
            <text:p>0.0019504137</text:p>
          </table:table-cell>
          <table:table-cell office:value-type="float" office:value="0.001890644">
            <text:p>0.001890644</text:p>
          </table:table-cell>
          <table:table-cell office:value-type="float" office:value="0.0018010614">
            <text:p>0.0018010614</text:p>
          </table:table-cell>
          <table:table-cell office:value-type="float" office:value="0.0018149832">
            <text:p>0.0018149832</text:p>
          </table:table-cell>
          <table:table-cell office:value-type="float" office:value="0.0017960977">
            <text:p>0.0017960977</text:p>
          </table:table-cell>
          <table:table-cell office:value-type="float" office:value="0.0018021159">
            <text:p>0.0018021159</text:p>
          </table:table-cell>
          <table:table-cell office:value-type="float" office:value="0.0018088652">
            <text:p>0.0018088652</text:p>
          </table:table-cell>
          <table:table-cell office:value-type="float" office:value="0.001818441">
            <text:p>0.001818441</text:p>
          </table:table-cell>
          <table:table-cell office:value-type="float" office:value="0.0018044391">
            <text:p>0.0018044391</text:p>
          </table:table-cell>
          <table:table-cell office:value-type="float" office:value="0.0017936688">
            <text:p>0.0017936688</text:p>
          </table:table-cell>
          <table:table-cell office:value-type="float" office:value="0.0017840374">
            <text:p>0.0017840374</text:p>
          </table:table-cell>
          <table:table-cell office:value-type="float" office:value="0.0018208367">
            <text:p>0.0018208367</text:p>
          </table:table-cell>
          <table:table-cell office:value-type="float" office:value="0.0018207773">
            <text:p>0.0018207773</text:p>
          </table:table-cell>
          <table:table-cell office:value-type="float" office:value="0.0018026389">
            <text:p>0.0018026389</text:p>
          </table:table-cell>
          <table:table-cell office:value-type="float" office:value="0.0018117705">
            <text:p>0.0018117705</text:p>
          </table:table-cell>
          <table:table-cell office:value-type="float" office:value="0.0018204688">
            <text:p>0.0018204688</text:p>
          </table:table-cell>
          <table:table-cell office:value-type="float" office:value="0.0018523076">
            <text:p>0.0018523076</text:p>
          </table:table-cell>
          <table:table-cell office:value-type="float" office:value="0.0018499774">
            <text:p>0.0018499774</text:p>
          </table:table-cell>
          <table:table-cell office:value-type="float" office:value="0.0018238418">
            <text:p>0.0018238418</text:p>
          </table:table-cell>
          <table:table-cell office:value-type="float" office:value="0.001811649">
            <text:p>0.001811649</text:p>
          </table:table-cell>
          <table:table-cell office:value-type="float" office:value="0.0018136433">
            <text:p>0.0018136433</text:p>
          </table:table-cell>
          <table:table-cell office:value-type="float" office:value="0.0018255939">
            <text:p>0.0018255939</text:p>
          </table:table-cell>
          <table:table-cell office:value-type="float" office:value="0.0018381783">
            <text:p>0.0018381783</text:p>
          </table:table-cell>
          <table:table-cell office:value-type="float" office:value="0.0018403947">
            <text:p>0.0018403947</text:p>
          </table:table-cell>
          <table:table-cell office:value-type="float" office:value="0.0018326042">
            <text:p>0.0018326042</text:p>
          </table:table-cell>
          <table:table-cell office:value-type="float" office:value="0.0018407067">
            <text:p>0.0018407067</text:p>
          </table:table-cell>
          <table:table-cell office:value-type="float" office:value="0.0018530798">
            <text:p>0.0018530798</text:p>
          </table:table-cell>
          <table:table-cell office:value-type="float" office:value="0.0018583413">
            <text:p>0.0018583413</text:p>
          </table:table-cell>
          <table:table-cell office:value-type="float" office:value="0.0018528141">
            <text:p>0.0018528141</text:p>
          </table:table-cell>
          <table:table-cell office:value-type="float" office:value="0.0018568815">
            <text:p>0.0018568815</text:p>
          </table:table-cell>
          <table:table-cell office:value-type="float" office:value="0.0018692135">
            <text:p>0.0018692135</text:p>
          </table:table-cell>
          <table:table-cell office:value-type="float" office:value="0.001889553">
            <text:p>0.001889553</text:p>
          </table:table-cell>
          <table:table-cell office:value-type="float" office:value="0.0018802608">
            <text:p>0.0018802608</text:p>
          </table:table-cell>
          <table:table-cell office:value-type="float" office:value="0.0018819087">
            <text:p>0.0018819087</text:p>
          </table:table-cell>
          <table:table-cell office:value-type="float" office:value="0.0018893648">
            <text:p>0.0018893648</text:p>
          </table:table-cell>
          <table:table-cell office:value-type="float" office:value="0.0019074122">
            <text:p>0.0019074122</text:p>
          </table:table-cell>
          <table:table-cell office:value-type="float" office:value="0.0019092507">
            <text:p>0.0019092507</text:p>
          </table:table-cell>
          <table:table-cell office:value-type="float" office:value="0.0019087051">
            <text:p>0.0019087051</text:p>
          </table:table-cell>
          <table:table-cell office:value-type="float" office:value="0.0019109184">
            <text:p>0.0019109184</text:p>
          </table:table-cell>
          <table:table-cell office:value-type="float" office:value="0.0019253915">
            <text:p>0.0019253915</text:p>
          </table:table-cell>
          <table:table-cell office:value-type="float" office:value="0.001939331">
            <text:p>0.001939331</text:p>
          </table:table-cell>
          <table:table-cell office:value-type="float" office:value="0.0019321357">
            <text:p>0.0019321357</text:p>
          </table:table-cell>
          <table:table-cell office:value-type="float" office:value="0.0019387945">
            <text:p>0.0019387945</text:p>
          </table:table-cell>
          <table:table-cell office:value-type="float" office:value="0.0019450585">
            <text:p>0.0019450585</text:p>
          </table:table-cell>
          <table:table-cell office:value-type="float" office:value="0.0019659738">
            <text:p>0.0019659738</text:p>
          </table:table-cell>
          <table:table-cell office:value-type="float" office:value="0.0019666585">
            <text:p>0.0019666585</text:p>
          </table:table-cell>
          <table:table-cell office:value-type="float" office:value="0.0019609937">
            <text:p>0.0019609937</text:p>
          </table:table-cell>
          <table:table-cell office:value-type="float" office:value="0.001968061">
            <text:p>0.001968061</text:p>
          </table:table-cell>
          <table:table-cell/>
        </table:table-row>
        <table:table-row table:style-name="ro1">
          <table:table-cell office:value-type="string">
            <text:p>/mnt/share/Music/Albums/Tool/Tool - Salival/Tool - Salival - 03 - Pushit Live.mp3</text:p>
          </table:table-cell>
          <table:table-cell office:value-type="float" office:value="0.022367384">
            <text:p>0.022367384</text:p>
          </table:table-cell>
          <table:table-cell office:value-type="float" office:value="0.043746814">
            <text:p>0.043746814</text:p>
          </table:table-cell>
          <table:table-cell office:value-type="float" office:value="0.043700606">
            <text:p>0.043700606</text:p>
          </table:table-cell>
          <table:table-cell office:value-type="float" office:value="0.048250522">
            <text:p>0.048250522</text:p>
          </table:table-cell>
          <table:table-cell office:value-type="float" office:value="0.05606288">
            <text:p>0.05606288</text:p>
          </table:table-cell>
          <table:table-cell office:value-type="float" office:value="0.05104663">
            <text:p>0.05104663</text:p>
          </table:table-cell>
          <table:table-cell office:value-type="float" office:value="0.033975318">
            <text:p>0.033975318</text:p>
          </table:table-cell>
          <table:table-cell office:value-type="float" office:value="0.030429263">
            <text:p>0.030429263</text:p>
          </table:table-cell>
          <table:table-cell office:value-type="float" office:value="0.024736848">
            <text:p>0.024736848</text:p>
          </table:table-cell>
          <table:table-cell office:value-type="float" office:value="0.019967115">
            <text:p>0.019967115</text:p>
          </table:table-cell>
          <table:table-cell office:value-type="float" office:value="0.021926507">
            <text:p>0.021926507</text:p>
          </table:table-cell>
          <table:table-cell office:value-type="float" office:value="0.012360492">
            <text:p>0.012360492</text:p>
          </table:table-cell>
          <table:table-cell office:value-type="float" office:value="0.015971007">
            <text:p>0.015971007</text:p>
          </table:table-cell>
          <table:table-cell office:value-type="float" office:value="0.009522907">
            <text:p>0.009522907</text:p>
          </table:table-cell>
          <table:table-cell office:value-type="float" office:value="0.010294589">
            <text:p>0.010294589</text:p>
          </table:table-cell>
          <table:table-cell office:value-type="float" office:value="0.012097859">
            <text:p>0.012097859</text:p>
          </table:table-cell>
          <table:table-cell office:value-type="float" office:value="0.006856306">
            <text:p>0.006856306</text:p>
          </table:table-cell>
          <table:table-cell office:value-type="float" office:value="0.009352386">
            <text:p>0.009352386</text:p>
          </table:table-cell>
          <table:table-cell office:value-type="float" office:value="0.008913691">
            <text:p>0.008913691</text:p>
          </table:table-cell>
          <table:table-cell office:value-type="float" office:value="0.007828444">
            <text:p>0.007828444</text:p>
          </table:table-cell>
          <table:table-cell office:value-type="float" office:value="0.007980202">
            <text:p>0.007980202</text:p>
          </table:table-cell>
          <table:table-cell office:value-type="float" office:value="0.005934788">
            <text:p>0.005934788</text:p>
          </table:table-cell>
          <table:table-cell office:value-type="float" office:value="0.005787582">
            <text:p>0.005787582</text:p>
          </table:table-cell>
          <table:table-cell office:value-type="float" office:value="0.00604226">
            <text:p>0.00604226</text:p>
          </table:table-cell>
          <table:table-cell office:value-type="float" office:value="0.0067393878">
            <text:p>0.0067393878</text:p>
          </table:table-cell>
          <table:table-cell office:value-type="float" office:value="0.0076055583">
            <text:p>0.0076055583</text:p>
          </table:table-cell>
          <table:table-cell office:value-type="float" office:value="0.0057982225">
            <text:p>0.0057982225</text:p>
          </table:table-cell>
          <table:table-cell office:value-type="float" office:value="0.008033568">
            <text:p>0.008033568</text:p>
          </table:table-cell>
          <table:table-cell office:value-type="float" office:value="0.0067725363">
            <text:p>0.0067725363</text:p>
          </table:table-cell>
          <table:table-cell office:value-type="float" office:value="0.0057704267">
            <text:p>0.0057704267</text:p>
          </table:table-cell>
          <table:table-cell office:value-type="float" office:value="0.0074307066">
            <text:p>0.0074307066</text:p>
          </table:table-cell>
          <table:table-cell office:value-type="float" office:value="0.0056536407">
            <text:p>0.0056536407</text:p>
          </table:table-cell>
          <table:table-cell office:value-type="float" office:value="0.005099989">
            <text:p>0.005099989</text:p>
          </table:table-cell>
          <table:table-cell office:value-type="float" office:value="0.005882867">
            <text:p>0.005882867</text:p>
          </table:table-cell>
          <table:table-cell office:value-type="float" office:value="0.0058410605">
            <text:p>0.0058410605</text:p>
          </table:table-cell>
          <table:table-cell office:value-type="float" office:value="0.006144408">
            <text:p>0.006144408</text:p>
          </table:table-cell>
          <table:table-cell office:value-type="float" office:value="0.0065305624">
            <text:p>0.0065305624</text:p>
          </table:table-cell>
          <table:table-cell office:value-type="float" office:value="0.00655637">
            <text:p>0.00655637</text:p>
          </table:table-cell>
          <table:table-cell office:value-type="float" office:value="0.007156262">
            <text:p>0.007156262</text:p>
          </table:table-cell>
          <table:table-cell office:value-type="float" office:value="0.007934306">
            <text:p>0.007934306</text:p>
          </table:table-cell>
          <table:table-cell office:value-type="float" office:value="0.007264065">
            <text:p>0.007264065</text:p>
          </table:table-cell>
          <table:table-cell office:value-type="float" office:value="0.005427283">
            <text:p>0.005427283</text:p>
          </table:table-cell>
          <table:table-cell office:value-type="float" office:value="0.005136215">
            <text:p>0.005136215</text:p>
          </table:table-cell>
          <table:table-cell office:value-type="float" office:value="0.0042050667">
            <text:p>0.0042050667</text:p>
          </table:table-cell>
          <table:table-cell office:value-type="float" office:value="0.0041479864">
            <text:p>0.0041479864</text:p>
          </table:table-cell>
          <table:table-cell office:value-type="float" office:value="0.0041844686">
            <text:p>0.0041844686</text:p>
          </table:table-cell>
          <table:table-cell office:value-type="float" office:value="0.003339339">
            <text:p>0.003339339</text:p>
          </table:table-cell>
          <table:table-cell office:value-type="float" office:value="0.0034696227">
            <text:p>0.0034696227</text:p>
          </table:table-cell>
          <table:table-cell office:value-type="float" office:value="0.003260162">
            <text:p>0.003260162</text:p>
          </table:table-cell>
          <table:table-cell office:value-type="float" office:value="0.0031987263">
            <text:p>0.0031987263</text:p>
          </table:table-cell>
          <table:table-cell office:value-type="float" office:value="0.0033569103">
            <text:p>0.0033569103</text:p>
          </table:table-cell>
          <table:table-cell office:value-type="float" office:value="0.0033182416">
            <text:p>0.0033182416</text:p>
          </table:table-cell>
          <table:table-cell office:value-type="float" office:value="0.003327566">
            <text:p>0.003327566</text:p>
          </table:table-cell>
          <table:table-cell office:value-type="float" office:value="0.0033719738">
            <text:p>0.0033719738</text:p>
          </table:table-cell>
          <table:table-cell office:value-type="float" office:value="0.003810387">
            <text:p>0.003810387</text:p>
          </table:table-cell>
          <table:table-cell office:value-type="float" office:value="0.0032218657">
            <text:p>0.0032218657</text:p>
          </table:table-cell>
          <table:table-cell office:value-type="float" office:value="0.0035580255">
            <text:p>0.0035580255</text:p>
          </table:table-cell>
          <table:table-cell office:value-type="float" office:value="0.003651644">
            <text:p>0.003651644</text:p>
          </table:table-cell>
          <table:table-cell office:value-type="float" office:value="0.003019263">
            <text:p>0.003019263</text:p>
          </table:table-cell>
          <table:table-cell office:value-type="float" office:value="0.00313746">
            <text:p>0.00313746</text:p>
          </table:table-cell>
          <table:table-cell office:value-type="float" office:value="0.003721965">
            <text:p>0.003721965</text:p>
          </table:table-cell>
          <table:table-cell office:value-type="float" office:value="0.0029789258">
            <text:p>0.0029789258</text:p>
          </table:table-cell>
          <table:table-cell office:value-type="float" office:value="0.0031194065">
            <text:p>0.0031194065</text:p>
          </table:table-cell>
          <table:table-cell office:value-type="float" office:value="0.0033881816">
            <text:p>0.0033881816</text:p>
          </table:table-cell>
          <table:table-cell office:value-type="float" office:value="0.0027848892">
            <text:p>0.0027848892</text:p>
          </table:table-cell>
          <table:table-cell office:value-type="float" office:value="0.0027050287">
            <text:p>0.0027050287</text:p>
          </table:table-cell>
          <table:table-cell office:value-type="float" office:value="0.003000374">
            <text:p>0.003000374</text:p>
          </table:table-cell>
          <table:table-cell office:value-type="float" office:value="0.0024046618">
            <text:p>0.0024046618</text:p>
          </table:table-cell>
          <table:table-cell office:value-type="float" office:value="0.002715164">
            <text:p>0.002715164</text:p>
          </table:table-cell>
          <table:table-cell office:value-type="float" office:value="0.002613811">
            <text:p>0.002613811</text:p>
          </table:table-cell>
          <table:table-cell office:value-type="float" office:value="0.0024770128">
            <text:p>0.0024770128</text:p>
          </table:table-cell>
          <table:table-cell office:value-type="float" office:value="0.0025222723">
            <text:p>0.0025222723</text:p>
          </table:table-cell>
          <table:table-cell office:value-type="float" office:value="0.00276972">
            <text:p>0.00276972</text:p>
          </table:table-cell>
          <table:table-cell office:value-type="float" office:value="0.002597004">
            <text:p>0.002597004</text:p>
          </table:table-cell>
          <table:table-cell office:value-type="float" office:value="0.0025102252">
            <text:p>0.0025102252</text:p>
          </table:table-cell>
          <table:table-cell office:value-type="float" office:value="0.0024923023">
            <text:p>0.0024923023</text:p>
          </table:table-cell>
          <table:table-cell office:value-type="float" office:value="0.0023095435">
            <text:p>0.0023095435</text:p>
          </table:table-cell>
          <table:table-cell office:value-type="float" office:value="0.0022418268">
            <text:p>0.0022418268</text:p>
          </table:table-cell>
          <table:table-cell office:value-type="float" office:value="0.002524755">
            <text:p>0.002524755</text:p>
          </table:table-cell>
          <table:table-cell office:value-type="float" office:value="0.0020127508">
            <text:p>0.0020127508</text:p>
          </table:table-cell>
          <table:table-cell office:value-type="float" office:value="0.0020324301">
            <text:p>0.0020324301</text:p>
          </table:table-cell>
          <table:table-cell office:value-type="float" office:value="0.0017967676">
            <text:p>0.0017967676</text:p>
          </table:table-cell>
          <table:table-cell office:value-type="float" office:value="0.0017878169">
            <text:p>0.0017878169</text:p>
          </table:table-cell>
          <table:table-cell office:value-type="float" office:value="0.0019273096">
            <text:p>0.0019273096</text:p>
          </table:table-cell>
          <table:table-cell office:value-type="float" office:value="0.0020934225">
            <text:p>0.0020934225</text:p>
          </table:table-cell>
          <table:table-cell office:value-type="float" office:value="0.001980091">
            <text:p>0.001980091</text:p>
          </table:table-cell>
          <table:table-cell office:value-type="float" office:value="0.0021942768">
            <text:p>0.0021942768</text:p>
          </table:table-cell>
          <table:table-cell office:value-type="float" office:value="0.0020647903">
            <text:p>0.0020647903</text:p>
          </table:table-cell>
          <table:table-cell office:value-type="float" office:value="0.0023143776">
            <text:p>0.0023143776</text:p>
          </table:table-cell>
          <table:table-cell office:value-type="float" office:value="0.0023977498">
            <text:p>0.0023977498</text:p>
          </table:table-cell>
          <table:table-cell office:value-type="float" office:value="0.0022628733">
            <text:p>0.0022628733</text:p>
          </table:table-cell>
          <table:table-cell office:value-type="float" office:value="0.0022060408">
            <text:p>0.0022060408</text:p>
          </table:table-cell>
          <table:table-cell office:value-type="float" office:value="0.0019064875">
            <text:p>0.0019064875</text:p>
          </table:table-cell>
          <table:table-cell office:value-type="float" office:value="0.0017963358">
            <text:p>0.0017963358</text:p>
          </table:table-cell>
          <table:table-cell office:value-type="float" office:value="0.0018583561">
            <text:p>0.0018583561</text:p>
          </table:table-cell>
          <table:table-cell office:value-type="float" office:value="0.0017898937">
            <text:p>0.0017898937</text:p>
          </table:table-cell>
          <table:table-cell office:value-type="float" office:value="0.0016977363">
            <text:p>0.0016977363</text:p>
          </table:table-cell>
          <table:table-cell office:value-type="float" office:value="0.0015480728">
            <text:p>0.0015480728</text:p>
          </table:table-cell>
          <table:table-cell office:value-type="float" office:value="0.0015352574">
            <text:p>0.0015352574</text:p>
          </table:table-cell>
          <table:table-cell office:value-type="float" office:value="0.0014892869">
            <text:p>0.0014892869</text:p>
          </table:table-cell>
          <table:table-cell office:value-type="float" office:value="0.001370221">
            <text:p>0.001370221</text:p>
          </table:table-cell>
          <table:table-cell office:value-type="float" office:value="0.0014065376">
            <text:p>0.0014065376</text:p>
          </table:table-cell>
          <table:table-cell office:value-type="float" office:value="0.0012224162">
            <text:p>0.0012224162</text:p>
          </table:table-cell>
          <table:table-cell office:value-type="float" office:value="0.0012480287">
            <text:p>0.0012480287</text:p>
          </table:table-cell>
          <table:table-cell office:value-type="float" office:value="0.0012287577">
            <text:p>0.0012287577</text:p>
          </table:table-cell>
          <table:table-cell office:value-type="float" office:value="0.0013230529">
            <text:p>0.0013230529</text:p>
          </table:table-cell>
          <table:table-cell office:value-type="float" office:value="0.0013476283">
            <text:p>0.0013476283</text:p>
          </table:table-cell>
          <table:table-cell office:value-type="float" office:value="0.0014692588">
            <text:p>0.0014692588</text:p>
          </table:table-cell>
          <table:table-cell office:value-type="float" office:value="0.0015391401">
            <text:p>0.0015391401</text:p>
          </table:table-cell>
          <table:table-cell office:value-type="float" office:value="0.0015060961">
            <text:p>0.0015060961</text:p>
          </table:table-cell>
          <table:table-cell office:value-type="float" office:value="0.001519389">
            <text:p>0.001519389</text:p>
          </table:table-cell>
          <table:table-cell office:value-type="float" office:value="0.0015861276">
            <text:p>0.0015861276</text:p>
          </table:table-cell>
          <table:table-cell office:value-type="float" office:value="0.0015813047">
            <text:p>0.0015813047</text:p>
          </table:table-cell>
          <table:table-cell office:value-type="float" office:value="0.001618606">
            <text:p>0.001618606</text:p>
          </table:table-cell>
          <table:table-cell office:value-type="float" office:value="0.0016251839">
            <text:p>0.0016251839</text:p>
          </table:table-cell>
          <table:table-cell office:value-type="float" office:value="0.0016144504">
            <text:p>0.0016144504</text:p>
          </table:table-cell>
          <table:table-cell office:value-type="float" office:value="0.0015728812">
            <text:p>0.0015728812</text:p>
          </table:table-cell>
          <table:table-cell office:value-type="float" office:value="0.0016775746">
            <text:p>0.0016775746</text:p>
          </table:table-cell>
          <table:table-cell office:value-type="float" office:value="0.0018193927">
            <text:p>0.0018193927</text:p>
          </table:table-cell>
          <table:table-cell office:value-type="float" office:value="0.001781813">
            <text:p>0.001781813</text:p>
          </table:table-cell>
          <table:table-cell office:value-type="float" office:value="0.0018570411">
            <text:p>0.0018570411</text:p>
          </table:table-cell>
          <table:table-cell office:value-type="float" office:value="0.0019383044">
            <text:p>0.0019383044</text:p>
          </table:table-cell>
          <table:table-cell office:value-type="float" office:value="0.0019297524">
            <text:p>0.0019297524</text:p>
          </table:table-cell>
          <table:table-cell office:value-type="float" office:value="0.0018811886">
            <text:p>0.0018811886</text:p>
          </table:table-cell>
          <table:table-cell office:value-type="float" office:value="0.0019162353">
            <text:p>0.0019162353</text:p>
          </table:table-cell>
          <table:table-cell office:value-type="float" office:value="0.0020060735">
            <text:p>0.0020060735</text:p>
          </table:table-cell>
          <table:table-cell office:value-type="float" office:value="0.0018387884">
            <text:p>0.0018387884</text:p>
          </table:table-cell>
          <table:table-cell office:value-type="float" office:value="0.0018262916">
            <text:p>0.0018262916</text:p>
          </table:table-cell>
          <table:table-cell office:value-type="float" office:value="0.0016757457">
            <text:p>0.0016757457</text:p>
          </table:table-cell>
          <table:table-cell office:value-type="float" office:value="0.0016979662">
            <text:p>0.0016979662</text:p>
          </table:table-cell>
          <table:table-cell office:value-type="float" office:value="0.0016371699">
            <text:p>0.0016371699</text:p>
          </table:table-cell>
          <table:table-cell office:value-type="float" office:value="0.0015003287">
            <text:p>0.0015003287</text:p>
          </table:table-cell>
          <table:table-cell office:value-type="float" office:value="0.001409391">
            <text:p>0.001409391</text:p>
          </table:table-cell>
          <table:table-cell office:value-type="float" office:value="0.0013915508">
            <text:p>0.0013915508</text:p>
          </table:table-cell>
          <table:table-cell office:value-type="float" office:value="0.0013491906">
            <text:p>0.0013491906</text:p>
          </table:table-cell>
          <table:table-cell office:value-type="float" office:value="0.0012886471">
            <text:p>0.0012886471</text:p>
          </table:table-cell>
          <table:table-cell office:value-type="float" office:value="0.0012856567">
            <text:p>0.0012856567</text:p>
          </table:table-cell>
          <table:table-cell office:value-type="float" office:value="0.0012748654">
            <text:p>0.0012748654</text:p>
          </table:table-cell>
          <table:table-cell office:value-type="float" office:value="0.0012933145">
            <text:p>0.0012933145</text:p>
          </table:table-cell>
          <table:table-cell office:value-type="float" office:value="0.0012616379">
            <text:p>0.0012616379</text:p>
          </table:table-cell>
          <table:table-cell office:value-type="float" office:value="0.0012211985">
            <text:p>0.0012211985</text:p>
          </table:table-cell>
          <table:table-cell office:value-type="float" office:value="0.0012883483">
            <text:p>0.0012883483</text:p>
          </table:table-cell>
          <table:table-cell office:value-type="float" office:value="0.0012812123">
            <text:p>0.0012812123</text:p>
          </table:table-cell>
          <table:table-cell office:value-type="float" office:value="0.0011335409">
            <text:p>0.0011335409</text:p>
          </table:table-cell>
          <table:table-cell office:value-type="float" office:value="0.0011303939">
            <text:p>0.0011303939</text:p>
          </table:table-cell>
          <table:table-cell office:value-type="float" office:value="0.0011905266">
            <text:p>0.0011905266</text:p>
          </table:table-cell>
          <table:table-cell office:value-type="float" office:value="0.0011812586">
            <text:p>0.0011812586</text:p>
          </table:table-cell>
          <table:table-cell office:value-type="float" office:value="0.0010687682">
            <text:p>0.0010687682</text:p>
          </table:table-cell>
          <table:table-cell office:value-type="float" office:value="0.0010999388">
            <text:p>0.0010999388</text:p>
          </table:table-cell>
          <table:table-cell office:value-type="float" office:value="0.0010058881">
            <text:p>0.0010058881</text:p>
          </table:table-cell>
          <table:table-cell table:style-name="ce1" office:value-type="float" office:value="0.00090604485">
            <text:p>9.06E-004</text:p>
          </table:table-cell>
          <table:table-cell table:style-name="ce1" office:value-type="float" office:value="0.00089261093">
            <text:p>8.93E-004</text:p>
          </table:table-cell>
          <table:table-cell table:style-name="ce1" office:value-type="float" office:value="0.00074503396">
            <text:p>7.45E-004</text:p>
          </table:table-cell>
          <table:table-cell table:style-name="ce1" office:value-type="float" office:value="0.0007362632">
            <text:p>7.36E-004</text:p>
          </table:table-cell>
          <table:table-cell table:style-name="ce1" office:value-type="float" office:value="0.0007156012">
            <text:p>7.16E-004</text:p>
          </table:table-cell>
          <table:table-cell table:style-name="ce1" office:value-type="float" office:value="0.0006854876">
            <text:p>6.85E-004</text:p>
          </table:table-cell>
          <table:table-cell table:style-name="ce1" office:value-type="float" office:value="0.00064300944">
            <text:p>6.43E-004</text:p>
          </table:table-cell>
          <table:table-cell table:style-name="ce1" office:value-type="float" office:value="0.000673973">
            <text:p>6.74E-004</text:p>
          </table:table-cell>
          <table:table-cell table:style-name="ce1" office:value-type="float" office:value="0.00064950896">
            <text:p>6.50E-004</text:p>
          </table:table-cell>
          <table:table-cell table:style-name="ce1" office:value-type="float" office:value="0.0006768578">
            <text:p>6.77E-004</text:p>
          </table:table-cell>
          <table:table-cell table:style-name="ce1" office:value-type="float" office:value="0.0006224486">
            <text:p>6.22E-004</text:p>
          </table:table-cell>
          <table:table-cell table:style-name="ce1" office:value-type="float" office:value="0.00057807035">
            <text:p>5.78E-004</text:p>
          </table:table-cell>
          <table:table-cell table:style-name="ce1" office:value-type="float" office:value="0.00056166126">
            <text:p>5.62E-004</text:p>
          </table:table-cell>
          <table:table-cell table:style-name="ce1" office:value-type="float" office:value="0.0005600707">
            <text:p>5.60E-004</text:p>
          </table:table-cell>
          <table:table-cell table:style-name="ce1" office:value-type="float" office:value="0.00055114186">
            <text:p>5.51E-004</text:p>
          </table:table-cell>
          <table:table-cell table:style-name="ce1" office:value-type="float" office:value="0.00054213847">
            <text:p>5.42E-004</text:p>
          </table:table-cell>
          <table:table-cell table:style-name="ce1" office:value-type="float" office:value="0.00052987493">
            <text:p>5.30E-004</text:p>
          </table:table-cell>
          <table:table-cell table:style-name="ce1" office:value-type="float" office:value="0.00051612675">
            <text:p>5.16E-004</text:p>
          </table:table-cell>
          <table:table-cell table:style-name="ce1" office:value-type="float" office:value="0.000513733">
            <text:p>5.14E-004</text:p>
          </table:table-cell>
          <table:table-cell table:style-name="ce1" office:value-type="float" office:value="0.0005080954">
            <text:p>5.08E-004</text:p>
          </table:table-cell>
          <table:table-cell table:style-name="ce1" office:value-type="float" office:value="0.00050646573">
            <text:p>5.06E-004</text:p>
          </table:table-cell>
          <table:table-cell table:style-name="ce1" office:value-type="float" office:value="0.0004934149">
            <text:p>4.93E-004</text:p>
          </table:table-cell>
          <table:table-cell table:style-name="ce1" office:value-type="float" office:value="0.00047169093">
            <text:p>4.72E-004</text:p>
          </table:table-cell>
          <table:table-cell table:style-name="ce1" office:value-type="float" office:value="0.00046577156">
            <text:p>4.66E-004</text:p>
          </table:table-cell>
          <table:table-cell table:style-name="ce1" office:value-type="float" office:value="0.00045456912">
            <text:p>4.55E-004</text:p>
          </table:table-cell>
          <table:table-cell table:style-name="ce1" office:value-type="float" office:value="0.0004499996">
            <text:p>4.50E-004</text:p>
          </table:table-cell>
          <table:table-cell table:style-name="ce1" office:value-type="float" office:value="0.00042672147">
            <text:p>4.27E-004</text:p>
          </table:table-cell>
          <table:table-cell table:style-name="ce1" office:value-type="float" office:value="0.00041220288">
            <text:p>4.12E-004</text:p>
          </table:table-cell>
          <table:table-cell table:style-name="ce1" office:value-type="float" office:value="0.00040678965">
            <text:p>4.07E-004</text:p>
          </table:table-cell>
          <table:table-cell table:style-name="ce1" office:value-type="float" office:value="0.00040663106">
            <text:p>4.07E-004</text:p>
          </table:table-cell>
          <table:table-cell table:style-name="ce1" office:value-type="float" office:value="0.0004075274">
            <text:p>4.08E-004</text:p>
          </table:table-cell>
          <table:table-cell table:style-name="ce1" office:value-type="float" office:value="0.0004081902">
            <text:p>4.08E-004</text:p>
          </table:table-cell>
          <table:table-cell table:style-name="ce1" office:value-type="float" office:value="0.00040818378">
            <text:p>4.08E-004</text:p>
          </table:table-cell>
          <table:table-cell table:style-name="ce1" office:value-type="float" office:value="0.00040945804">
            <text:p>4.09E-004</text:p>
          </table:table-cell>
          <table:table-cell table:style-name="ce1" office:value-type="float" office:value="0.0004103274">
            <text:p>4.10E-004</text:p>
          </table:table-cell>
          <table:table-cell table:style-name="ce1" office:value-type="float" office:value="0.00041135005">
            <text:p>4.11E-004</text:p>
          </table:table-cell>
          <table:table-cell table:style-name="ce1" office:value-type="float" office:value="0.00041105482">
            <text:p>4.11E-004</text:p>
          </table:table-cell>
          <table:table-cell table:style-name="ce1" office:value-type="float" office:value="0.00041197354">
            <text:p>4.12E-004</text:p>
          </table:table-cell>
          <table:table-cell table:style-name="ce1" office:value-type="float" office:value="0.0004129248">
            <text:p>4.13E-004</text:p>
          </table:table-cell>
          <table:table-cell table:style-name="ce1" office:value-type="float" office:value="0.00041367483">
            <text:p>4.14E-004</text:p>
          </table:table-cell>
          <table:table-cell table:style-name="ce1" office:value-type="float" office:value="0.00041477307">
            <text:p>4.15E-004</text:p>
          </table:table-cell>
          <table:table-cell table:style-name="ce1" office:value-type="float" office:value="0.00041561387">
            <text:p>4.16E-004</text:p>
          </table:table-cell>
          <table:table-cell table:style-name="ce1" office:value-type="float" office:value="0.00041611042">
            <text:p>4.16E-004</text:p>
          </table:table-cell>
          <table:table-cell table:style-name="ce1" office:value-type="float" office:value="0.00041654662">
            <text:p>4.17E-004</text:p>
          </table:table-cell>
          <table:table-cell table:style-name="ce1" office:value-type="float" office:value="0.0004175883">
            <text:p>4.18E-004</text:p>
          </table:table-cell>
          <table:table-cell table:style-name="ce1" office:value-type="float" office:value="0.0004186581">
            <text:p>4.19E-004</text:p>
          </table:table-cell>
          <table:table-cell table:style-name="ce1" office:value-type="float" office:value="0.00041937147">
            <text:p>4.19E-004</text:p>
          </table:table-cell>
          <table:table-cell table:style-name="ce1" office:value-type="float" office:value="0.00042034432">
            <text:p>4.20E-004</text:p>
          </table:table-cell>
          <table:table-cell table:style-name="ce1" office:value-type="float" office:value="0.00042177827">
            <text:p>4.22E-004</text:p>
          </table:table-cell>
          <table:table-cell table:style-name="ce1" office:value-type="float" office:value="0.000422186">
            <text:p>4.22E-004</text:p>
          </table:table-cell>
          <table:table-cell table:style-name="ce1" office:value-type="float" office:value="0.00042307226">
            <text:p>4.23E-004</text:p>
          </table:table-cell>
          <table:table-cell table:style-name="ce1" office:value-type="float" office:value="0.00042384965">
            <text:p>4.24E-004</text:p>
          </table:table-cell>
          <table:table-cell table:style-name="ce1" office:value-type="float" office:value="0.0004245443">
            <text:p>4.25E-004</text:p>
          </table:table-cell>
          <table:table-cell table:style-name="ce1" office:value-type="float" office:value="0.00042621474">
            <text:p>4.26E-004</text:p>
          </table:table-cell>
          <table:table-cell table:style-name="ce1" office:value-type="float" office:value="0.00042774412">
            <text:p>4.28E-004</text:p>
          </table:table-cell>
          <table:table-cell office:value-type="float" office:value="0.00042825766">
            <text:p>4.28E-004</text:p>
          </table:table-cell>
          <table:table-cell office:value-type="float" office:value="0.0004283811">
            <text:p>4.28E-004</text:p>
          </table:table-cell>
          <table:table-cell table:style-name="ce1" office:value-type="float" office:value="0.00043058483">
            <text:p>4.31E-004</text:p>
          </table:table-cell>
          <table:table-cell table:style-name="ce1" office:value-type="float" office:value="0.00043146068">
            <text:p>4.31E-004</text:p>
          </table:table-cell>
          <table:table-cell table:style-name="ce1" office:value-type="float" office:value="0.00043219433">
            <text:p>4.32E-004</text:p>
          </table:table-cell>
          <table:table-cell table:style-name="ce1" office:value-type="float" office:value="0.00043290624">
            <text:p>4.33E-004</text:p>
          </table:table-cell>
          <table:table-cell table:style-name="ce1" office:value-type="float" office:value="0.0004346715">
            <text:p>4.35E-004</text:p>
          </table:table-cell>
          <table:table-cell table:style-name="ce1" office:value-type="float" office:value="0.00043618912">
            <text:p>4.36E-004</text:p>
          </table:table-cell>
          <table:table-cell table:style-name="ce1" office:value-type="float" office:value="0.00043611616">
            <text:p>4.36E-004</text:p>
          </table:table-cell>
          <table:table-cell table:style-name="ce1" office:value-type="float" office:value="0.00043671115">
            <text:p>4.37E-004</text:p>
          </table:table-cell>
          <table:table-cell table:style-name="ce1" office:value-type="float" office:value="0.00043761206">
            <text:p>4.38E-004</text:p>
          </table:table-cell>
          <table:table-cell table:style-name="ce1" office:value-type="float" office:value="0.00043984715">
            <text:p>4.40E-004</text:p>
          </table:table-cell>
          <table:table-cell table:style-name="ce1" office:value-type="float" office:value="0.0004406774">
            <text:p>4.41E-004</text:p>
          </table:table-cell>
          <table:table-cell table:style-name="ce1" office:value-type="float" office:value="0.00044165645">
            <text:p>4.42E-004</text:p>
          </table:table-cell>
          <table:table-cell table:style-name="ce1" office:value-type="float" office:value="0.00044222616">
            <text:p>4.42E-004</text:p>
          </table:table-cell>
          <table:table-cell table:style-name="ce1" office:value-type="float" office:value="0.00044431988">
            <text:p>4.44E-004</text:p>
          </table:table-cell>
          <table:table-cell table:style-name="ce1" office:value-type="float" office:value="0.00044566012">
            <text:p>4.46E-004</text:p>
          </table:table-cell>
          <table:table-cell table:style-name="ce1" office:value-type="float" office:value="0.0004461221">
            <text:p>4.46E-004</text:p>
          </table:table-cell>
          <table:table-cell table:style-name="ce1" office:value-type="float" office:value="0.00044683868">
            <text:p>4.47E-004</text:p>
          </table:table-cell>
          <table:table-cell table:style-name="ce1" office:value-type="float" office:value="0.00044925697">
            <text:p>4.49E-004</text:p>
          </table:table-cell>
          <table:table-cell table:style-name="ce1" office:value-type="float" office:value="0.00045148964">
            <text:p>4.51E-004</text:p>
          </table:table-cell>
          <table:table-cell table:style-name="ce1" office:value-type="float" office:value="0.0004519412">
            <text:p>4.52E-004</text:p>
          </table:table-cell>
          <table:table-cell table:style-name="ce1" office:value-type="float" office:value="0.0004524976">
            <text:p>4.52E-004</text:p>
          </table:table-cell>
          <table:table-cell table:style-name="ce1" office:value-type="float" office:value="0.00045398896">
            <text:p>4.54E-004</text:p>
          </table:table-cell>
          <table:table-cell table:style-name="ce1" office:value-type="float" office:value="0.00045686137">
            <text:p>4.57E-004</text:p>
          </table:table-cell>
          <table:table-cell table:style-name="ce1" office:value-type="float" office:value="0.0004572151">
            <text:p>4.57E-004</text:p>
          </table:table-cell>
          <table:table-cell table:style-name="ce1" office:value-type="float" office:value="0.00045832468">
            <text:p>4.58E-004</text:p>
          </table:table-cell>
          <table:table-cell table:style-name="ce1" office:value-type="float" office:value="0.0004599795">
            <text:p>4.60E-004</text:p>
          </table:table-cell>
          <table:table-cell table:style-name="ce1" office:value-type="float" office:value="0.00046122528">
            <text:p>4.61E-004</text:p>
          </table:table-cell>
          <table:table-cell table:style-name="ce1" office:value-type="float" office:value="0.0004630626">
            <text:p>4.63E-004</text:p>
          </table:table-cell>
          <table:table-cell table:style-name="ce1" office:value-type="float" office:value="0.00046335737">
            <text:p>4.63E-004</text:p>
          </table:table-cell>
          <table:table-cell table:style-name="ce1" office:value-type="float" office:value="0.00046491076">
            <text:p>4.65E-004</text:p>
          </table:table-cell>
          <table:table-cell table:style-name="ce1" office:value-type="float" office:value="0.00046647573">
            <text:p>4.66E-004</text:p>
          </table:table-cell>
          <table:table-cell table:style-name="ce1" office:value-type="float" office:value="0.00046964272">
            <text:p>4.70E-004</text:p>
          </table:table-cell>
          <table:table-cell table:style-name="ce1" office:value-type="float" office:value="0.0004698127">
            <text:p>4.70E-004</text:p>
          </table:table-cell>
          <table:table-cell table:style-name="ce1" office:value-type="float" office:value="0.000471025">
            <text:p>4.71E-004</text:p>
          </table:table-cell>
          <table:table-cell table:style-name="ce1" office:value-type="float" office:value="0.00047253194">
            <text:p>4.73E-004</text:p>
          </table:table-cell>
          <table:table-cell table:style-name="ce1" office:value-type="float" office:value="0.0004747224">
            <text:p>4.75E-004</text:p>
          </table:table-cell>
          <table:table-cell table:style-name="ce1" office:value-type="float" office:value="0.00047596006">
            <text:p>4.76E-004</text:p>
          </table:table-cell>
          <table:table-cell table:style-name="ce1" office:value-type="float" office:value="0.0004771771">
            <text:p>4.77E-004</text:p>
          </table:table-cell>
          <table:table-cell table:style-name="ce1" office:value-type="float" office:value="0.00047918138">
            <text:p>4.79E-004</text:p>
          </table:table-cell>
          <table:table-cell table:style-name="ce1" office:value-type="float" office:value="0.00048060546">
            <text:p>4.81E-004</text:p>
          </table:table-cell>
          <table:table-cell table:style-name="ce1" office:value-type="float" office:value="0.00048209025">
            <text:p>4.82E-004</text:p>
          </table:table-cell>
          <table:table-cell table:style-name="ce1" office:value-type="float" office:value="0.00048337207">
            <text:p>4.83E-004</text:p>
          </table:table-cell>
          <table:table-cell table:style-name="ce1" office:value-type="float" office:value="0.0004849424">
            <text:p>4.85E-004</text:p>
          </table:table-cell>
          <table:table-cell table:style-name="ce1" office:value-type="float" office:value="0.00048620606">
            <text:p>4.86E-004</text:p>
          </table:table-cell>
          <table:table-cell table:style-name="ce1" office:value-type="float" office:value="0.0004890254">
            <text:p>4.89E-004</text:p>
          </table:table-cell>
          <table:table-cell table:style-name="ce1" office:value-type="float" office:value="0.0004903393">
            <text:p>4.90E-004</text:p>
          </table:table-cell>
          <table:table-cell table:style-name="ce1" office:value-type="float" office:value="0.0004917007">
            <text:p>4.92E-004</text:p>
          </table:table-cell>
          <table:table-cell table:style-name="ce1" office:value-type="float" office:value="0.000492688">
            <text:p>4.93E-004</text:p>
          </table:table-cell>
          <table:table-cell/>
        </table:table-row>
        <table:table-row table:style-name="ro1">
          <table:table-cell office:value-type="string">
            <text:p>/mnt/share/Music/Albums/Tool/Tool - Salival/Tool - Salival - 04 - Message to Harry Manback II.mp3</text:p>
          </table:table-cell>
          <table:table-cell office:value-type="float" office:value="0.012919367">
            <text:p>0.012919367</text:p>
          </table:table-cell>
          <table:table-cell office:value-type="float" office:value="0.06736119">
            <text:p>0.06736119</text:p>
          </table:table-cell>
          <table:table-cell office:value-type="float" office:value="0.0406417">
            <text:p>0.0406417</text:p>
          </table:table-cell>
          <table:table-cell office:value-type="float" office:value="0.046633862">
            <text:p>0.046633862</text:p>
          </table:table-cell>
          <table:table-cell office:value-type="float" office:value="0.038107336">
            <text:p>0.038107336</text:p>
          </table:table-cell>
          <table:table-cell office:value-type="float" office:value="0.04715281">
            <text:p>0.04715281</text:p>
          </table:table-cell>
          <table:table-cell office:value-type="float" office:value="0.05109619">
            <text:p>0.05109619</text:p>
          </table:table-cell>
          <table:table-cell office:value-type="float" office:value="0.04607195">
            <text:p>0.04607195</text:p>
          </table:table-cell>
          <table:table-cell office:value-type="float" office:value="0.029209815">
            <text:p>0.029209815</text:p>
          </table:table-cell>
          <table:table-cell office:value-type="float" office:value="0.021176537">
            <text:p>0.021176537</text:p>
          </table:table-cell>
          <table:table-cell office:value-type="float" office:value="0.010882757">
            <text:p>0.010882757</text:p>
          </table:table-cell>
          <table:table-cell office:value-type="float" office:value="0.012719565">
            <text:p>0.012719565</text:p>
          </table:table-cell>
          <table:table-cell office:value-type="float" office:value="0.0097446535">
            <text:p>0.0097446535</text:p>
          </table:table-cell>
          <table:table-cell office:value-type="float" office:value="0.012845398">
            <text:p>0.012845398</text:p>
          </table:table-cell>
          <table:table-cell office:value-type="float" office:value="0.011508275">
            <text:p>0.011508275</text:p>
          </table:table-cell>
          <table:table-cell office:value-type="float" office:value="0.00919097">
            <text:p>0.00919097</text:p>
          </table:table-cell>
          <table:table-cell office:value-type="float" office:value="0.0077968067">
            <text:p>0.0077968067</text:p>
          </table:table-cell>
          <table:table-cell office:value-type="float" office:value="0.016707754">
            <text:p>0.016707754</text:p>
          </table:table-cell>
          <table:table-cell office:value-type="float" office:value="0.0096483175">
            <text:p>0.0096483175</text:p>
          </table:table-cell>
          <table:table-cell office:value-type="float" office:value="0.0070921504">
            <text:p>0.0070921504</text:p>
          </table:table-cell>
          <table:table-cell office:value-type="float" office:value="0.0076515297">
            <text:p>0.0076515297</text:p>
          </table:table-cell>
          <table:table-cell office:value-type="float" office:value="0.010412779">
            <text:p>0.010412779</text:p>
          </table:table-cell>
          <table:table-cell office:value-type="float" office:value="0.008056804">
            <text:p>0.008056804</text:p>
          </table:table-cell>
          <table:table-cell office:value-type="float" office:value="0.013583525">
            <text:p>0.013583525</text:p>
          </table:table-cell>
          <table:table-cell office:value-type="float" office:value="0.0059008286">
            <text:p>0.0059008286</text:p>
          </table:table-cell>
          <table:table-cell office:value-type="float" office:value="0.013293904">
            <text:p>0.013293904</text:p>
          </table:table-cell>
          <table:table-cell office:value-type="float" office:value="0.011845344">
            <text:p>0.011845344</text:p>
          </table:table-cell>
          <table:table-cell office:value-type="float" office:value="0.005992746">
            <text:p>0.005992746</text:p>
          </table:table-cell>
          <table:table-cell office:value-type="float" office:value="0.0057975873">
            <text:p>0.0057975873</text:p>
          </table:table-cell>
          <table:table-cell office:value-type="float" office:value="0.004588404">
            <text:p>0.004588404</text:p>
          </table:table-cell>
          <table:table-cell office:value-type="float" office:value="0.0075235893">
            <text:p>0.0075235893</text:p>
          </table:table-cell>
          <table:table-cell office:value-type="float" office:value="0.0058907853">
            <text:p>0.0058907853</text:p>
          </table:table-cell>
          <table:table-cell office:value-type="float" office:value="0.0036774874">
            <text:p>0.0036774874</text:p>
          </table:table-cell>
          <table:table-cell office:value-type="float" office:value="0.004427443">
            <text:p>0.004427443</text:p>
          </table:table-cell>
          <table:table-cell office:value-type="float" office:value="0.008386356">
            <text:p>0.008386356</text:p>
          </table:table-cell>
          <table:table-cell office:value-type="float" office:value="0.0032669439">
            <text:p>0.0032669439</text:p>
          </table:table-cell>
          <table:table-cell office:value-type="float" office:value="0.003714234">
            <text:p>0.003714234</text:p>
          </table:table-cell>
          <table:table-cell office:value-type="float" office:value="0.0042190296">
            <text:p>0.0042190296</text:p>
          </table:table-cell>
          <table:table-cell office:value-type="float" office:value="0.004498255">
            <text:p>0.004498255</text:p>
          </table:table-cell>
          <table:table-cell office:value-type="float" office:value="0.0036335113">
            <text:p>0.0036335113</text:p>
          </table:table-cell>
          <table:table-cell office:value-type="float" office:value="0.0037972438">
            <text:p>0.0037972438</text:p>
          </table:table-cell>
          <table:table-cell office:value-type="float" office:value="0.0038455587">
            <text:p>0.0038455587</text:p>
          </table:table-cell>
          <table:table-cell office:value-type="float" office:value="0.003084602">
            <text:p>0.003084602</text:p>
          </table:table-cell>
          <table:table-cell office:value-type="float" office:value="0.0045761853">
            <text:p>0.0045761853</text:p>
          </table:table-cell>
          <table:table-cell office:value-type="float" office:value="0.0016372055">
            <text:p>0.0016372055</text:p>
          </table:table-cell>
          <table:table-cell office:value-type="float" office:value="0.0048614913">
            <text:p>0.0048614913</text:p>
          </table:table-cell>
          <table:table-cell office:value-type="float" office:value="0.0033878018">
            <text:p>0.0033878018</text:p>
          </table:table-cell>
          <table:table-cell office:value-type="float" office:value="0.0024096104">
            <text:p>0.0024096104</text:p>
          </table:table-cell>
          <table:table-cell office:value-type="float" office:value="0.003112106">
            <text:p>0.003112106</text:p>
          </table:table-cell>
          <table:table-cell office:value-type="float" office:value="0.0024515898">
            <text:p>0.0024515898</text:p>
          </table:table-cell>
          <table:table-cell office:value-type="float" office:value="0.0016255304">
            <text:p>0.0016255304</text:p>
          </table:table-cell>
          <table:table-cell office:value-type="float" office:value="0.0028991415">
            <text:p>0.0028991415</text:p>
          </table:table-cell>
          <table:table-cell office:value-type="float" office:value="0.0023252403">
            <text:p>0.0023252403</text:p>
          </table:table-cell>
          <table:table-cell office:value-type="float" office:value="0.0013147527">
            <text:p>0.0013147527</text:p>
          </table:table-cell>
          <table:table-cell office:value-type="float" office:value="0.002401566">
            <text:p>0.002401566</text:p>
          </table:table-cell>
          <table:table-cell office:value-type="float" office:value="0.00266142">
            <text:p>0.00266142</text:p>
          </table:table-cell>
          <table:table-cell office:value-type="float" office:value="0.0023156526">
            <text:p>0.0023156526</text:p>
          </table:table-cell>
          <table:table-cell office:value-type="float" office:value="0.0023341007">
            <text:p>0.0023341007</text:p>
          </table:table-cell>
          <table:table-cell office:value-type="float" office:value="0.0019502824">
            <text:p>0.0019502824</text:p>
          </table:table-cell>
          <table:table-cell office:value-type="float" office:value="0.0013053943">
            <text:p>0.0013053943</text:p>
          </table:table-cell>
          <table:table-cell office:value-type="float" office:value="0.0028346004">
            <text:p>0.0028346004</text:p>
          </table:table-cell>
          <table:table-cell office:value-type="float" office:value="0.0018697309">
            <text:p>0.0018697309</text:p>
          </table:table-cell>
          <table:table-cell office:value-type="float" office:value="0.0013018891">
            <text:p>0.0013018891</text:p>
          </table:table-cell>
          <table:table-cell office:value-type="float" office:value="0.0014467229">
            <text:p>0.0014467229</text:p>
          </table:table-cell>
          <table:table-cell office:value-type="float" office:value="0.0024306038">
            <text:p>0.0024306038</text:p>
          </table:table-cell>
          <table:table-cell office:value-type="float" office:value="0.00200457">
            <text:p>0.00200457</text:p>
          </table:table-cell>
          <table:table-cell office:value-type="float" office:value="0.0014766912">
            <text:p>0.0014766912</text:p>
          </table:table-cell>
          <table:table-cell table:style-name="ce1" office:value-type="float" office:value="0.00097419444">
            <text:p>9.74E-004</text:p>
          </table:table-cell>
          <table:table-cell office:value-type="float" office:value="0.0014606783">
            <text:p>0.0014606783</text:p>
          </table:table-cell>
          <table:table-cell office:value-type="float" office:value="0.0013440248">
            <text:p>0.0013440248</text:p>
          </table:table-cell>
          <table:table-cell table:style-name="ce1" office:value-type="float" office:value="0.00095727225">
            <text:p>9.57E-004</text:p>
          </table:table-cell>
          <table:table-cell office:value-type="float" office:value="0.0012112855">
            <text:p>0.0012112855</text:p>
          </table:table-cell>
          <table:table-cell office:value-type="float" office:value="0.0011885994">
            <text:p>0.0011885994</text:p>
          </table:table-cell>
          <table:table-cell office:value-type="float" office:value="0.0012045174">
            <text:p>0.0012045174</text:p>
          </table:table-cell>
          <table:table-cell office:value-type="float" office:value="0.0010462668">
            <text:p>0.0010462668</text:p>
          </table:table-cell>
          <table:table-cell office:value-type="float" office:value="0.0011942171">
            <text:p>0.0011942171</text:p>
          </table:table-cell>
          <table:table-cell office:value-type="float" office:value="0.0010041146">
            <text:p>0.0010041146</text:p>
          </table:table-cell>
          <table:table-cell office:value-type="float" office:value="0.0012028923">
            <text:p>0.0012028923</text:p>
          </table:table-cell>
          <table:table-cell office:value-type="float" office:value="0.0011648426">
            <text:p>0.0011648426</text:p>
          </table:table-cell>
          <table:table-cell table:style-name="ce1" office:value-type="float" office:value="0.0009056511">
            <text:p>9.06E-004</text:p>
          </table:table-cell>
          <table:table-cell office:value-type="float" office:value="0.0010044101">
            <text:p>0.0010044101</text:p>
          </table:table-cell>
          <table:table-cell office:value-type="float" office:value="0.0010243678">
            <text:p>0.0010243678</text:p>
          </table:table-cell>
          <table:table-cell office:value-type="float" office:value="0.0012309332">
            <text:p>0.0012309332</text:p>
          </table:table-cell>
          <table:table-cell table:style-name="ce1" office:value-type="float" office:value="0.0008638292">
            <text:p>8.64E-004</text:p>
          </table:table-cell>
          <table:table-cell table:style-name="ce1" office:value-type="float" office:value="0.00079909345">
            <text:p>7.99E-004</text:p>
          </table:table-cell>
          <table:table-cell table:style-name="ce1" office:value-type="float" office:value="0.00088553835">
            <text:p>8.86E-004</text:p>
          </table:table-cell>
          <table:table-cell office:value-type="float" office:value="0.0010545764">
            <text:p>0.0010545764</text:p>
          </table:table-cell>
          <table:table-cell table:style-name="ce1" office:value-type="float" office:value="0.0009153708">
            <text:p>9.15E-004</text:p>
          </table:table-cell>
          <table:table-cell table:style-name="ce1" office:value-type="float" office:value="0.0007551906">
            <text:p>7.55E-004</text:p>
          </table:table-cell>
          <table:table-cell table:style-name="ce1" office:value-type="float" office:value="0.0007863454">
            <text:p>7.86E-004</text:p>
          </table:table-cell>
          <table:table-cell table:style-name="ce1" office:value-type="float" office:value="0.00075069437">
            <text:p>7.51E-004</text:p>
          </table:table-cell>
          <table:table-cell table:style-name="ce1" office:value-type="float" office:value="0.00084886444">
            <text:p>8.49E-004</text:p>
          </table:table-cell>
          <table:table-cell table:style-name="ce1" office:value-type="float" office:value="0.00086845394">
            <text:p>8.68E-004</text:p>
          </table:table-cell>
          <table:table-cell table:style-name="ce1" office:value-type="float" office:value="0.00068791845">
            <text:p>6.88E-004</text:p>
          </table:table-cell>
          <table:table-cell table:style-name="ce1" office:value-type="float" office:value="0.0007506904">
            <text:p>7.51E-004</text:p>
          </table:table-cell>
          <table:table-cell table:style-name="ce1" office:value-type="float" office:value="0.0007882756">
            <text:p>7.88E-004</text:p>
          </table:table-cell>
          <table:table-cell table:style-name="ce1" office:value-type="float" office:value="0.0007594929">
            <text:p>7.59E-004</text:p>
          </table:table-cell>
          <table:table-cell table:style-name="ce1" office:value-type="float" office:value="0.00071550504">
            <text:p>7.16E-004</text:p>
          </table:table-cell>
          <table:table-cell table:style-name="ce1" office:value-type="float" office:value="0.0007414858">
            <text:p>7.41E-004</text:p>
          </table:table-cell>
          <table:table-cell table:style-name="ce1" office:value-type="float" office:value="0.0006631834">
            <text:p>6.63E-004</text:p>
          </table:table-cell>
          <table:table-cell table:style-name="ce1" office:value-type="float" office:value="0.0006718056">
            <text:p>6.72E-004</text:p>
          </table:table-cell>
          <table:table-cell table:style-name="ce1" office:value-type="float" office:value="0.0006513655">
            <text:p>6.51E-004</text:p>
          </table:table-cell>
          <table:table-cell table:style-name="ce1" office:value-type="float" office:value="0.00064744445">
            <text:p>6.47E-004</text:p>
          </table:table-cell>
          <table:table-cell table:style-name="ce1" office:value-type="float" office:value="0.000724739">
            <text:p>7.25E-004</text:p>
          </table:table-cell>
          <table:table-cell table:style-name="ce1" office:value-type="float" office:value="0.0006647599">
            <text:p>6.65E-004</text:p>
          </table:table-cell>
          <table:table-cell table:style-name="ce1" office:value-type="float" office:value="0.0005797408">
            <text:p>5.80E-004</text:p>
          </table:table-cell>
          <table:table-cell table:style-name="ce1" office:value-type="float" office:value="0.0005932042">
            <text:p>5.93E-004</text:p>
          </table:table-cell>
          <table:table-cell table:style-name="ce1" office:value-type="float" office:value="0.0005921319">
            <text:p>5.92E-004</text:p>
          </table:table-cell>
          <table:table-cell table:style-name="ce1" office:value-type="float" office:value="0.00056486216">
            <text:p>5.65E-004</text:p>
          </table:table-cell>
          <table:table-cell table:style-name="ce1" office:value-type="float" office:value="0.0005979319">
            <text:p>5.98E-004</text:p>
          </table:table-cell>
          <table:table-cell table:style-name="ce1" office:value-type="float" office:value="0.00058814057">
            <text:p>5.88E-004</text:p>
          </table:table-cell>
          <table:table-cell table:style-name="ce1" office:value-type="float" office:value="0.00054899906">
            <text:p>5.49E-004</text:p>
          </table:table-cell>
          <table:table-cell table:style-name="ce1" office:value-type="float" office:value="0.00055475865">
            <text:p>5.55E-004</text:p>
          </table:table-cell>
          <table:table-cell table:style-name="ce1" office:value-type="float" office:value="0.00053607346">
            <text:p>5.36E-004</text:p>
          </table:table-cell>
          <table:table-cell table:style-name="ce1" office:value-type="float" office:value="0.00052420335">
            <text:p>5.24E-004</text:p>
          </table:table-cell>
          <table:table-cell table:style-name="ce1" office:value-type="float" office:value="0.00055730174">
            <text:p>5.57E-004</text:p>
          </table:table-cell>
          <table:table-cell table:style-name="ce1" office:value-type="float" office:value="0.0005623785">
            <text:p>5.62E-004</text:p>
          </table:table-cell>
          <table:table-cell table:style-name="ce1" office:value-type="float" office:value="0.0005420187">
            <text:p>5.42E-004</text:p>
          </table:table-cell>
          <table:table-cell table:style-name="ce1" office:value-type="float" office:value="0.00051604654">
            <text:p>5.16E-004</text:p>
          </table:table-cell>
          <table:table-cell table:style-name="ce1" office:value-type="float" office:value="0.0005049317">
            <text:p>5.05E-004</text:p>
          </table:table-cell>
          <table:table-cell table:style-name="ce1" office:value-type="float" office:value="0.0004916089">
            <text:p>4.92E-004</text:p>
          </table:table-cell>
          <table:table-cell table:style-name="ce1" office:value-type="float" office:value="0.00048346058">
            <text:p>4.83E-004</text:p>
          </table:table-cell>
          <table:table-cell table:style-name="ce1" office:value-type="float" office:value="0.00049241044">
            <text:p>4.92E-004</text:p>
          </table:table-cell>
          <table:table-cell table:style-name="ce1" office:value-type="float" office:value="0.0004972738">
            <text:p>4.97E-004</text:p>
          </table:table-cell>
          <table:table-cell table:style-name="ce1" office:value-type="float" office:value="0.00048374533">
            <text:p>4.84E-004</text:p>
          </table:table-cell>
          <table:table-cell table:style-name="ce1" office:value-type="float" office:value="0.00047002782">
            <text:p>4.70E-004</text:p>
          </table:table-cell>
          <table:table-cell table:style-name="ce1" office:value-type="float" office:value="0.00047051566">
            <text:p>4.71E-004</text:p>
          </table:table-cell>
          <table:table-cell table:style-name="ce1" office:value-type="float" office:value="0.0004679342">
            <text:p>4.68E-004</text:p>
          </table:table-cell>
          <table:table-cell table:style-name="ce1" office:value-type="float" office:value="0.00046169062">
            <text:p>4.62E-004</text:p>
          </table:table-cell>
          <table:table-cell table:style-name="ce1" office:value-type="float" office:value="0.00046171492">
            <text:p>4.62E-004</text:p>
          </table:table-cell>
          <table:table-cell table:style-name="ce1" office:value-type="float" office:value="0.00045445294">
            <text:p>4.54E-004</text:p>
          </table:table-cell>
          <table:table-cell table:style-name="ce1" office:value-type="float" office:value="0.00045381315">
            <text:p>4.54E-004</text:p>
          </table:table-cell>
          <table:table-cell table:style-name="ce1" office:value-type="float" office:value="0.00045780552">
            <text:p>4.58E-004</text:p>
          </table:table-cell>
          <table:table-cell table:style-name="ce1" office:value-type="float" office:value="0.00045586258">
            <text:p>4.56E-004</text:p>
          </table:table-cell>
          <table:table-cell table:style-name="ce1" office:value-type="float" office:value="0.00045300793">
            <text:p>4.53E-004</text:p>
          </table:table-cell>
          <table:table-cell table:style-name="ce1" office:value-type="float" office:value="0.00045144052">
            <text:p>4.51E-004</text:p>
          </table:table-cell>
          <table:table-cell table:style-name="ce1" office:value-type="float" office:value="0.0004561005">
            <text:p>4.56E-004</text:p>
          </table:table-cell>
          <table:table-cell table:style-name="ce1" office:value-type="float" office:value="0.00045538123">
            <text:p>4.55E-004</text:p>
          </table:table-cell>
          <table:table-cell table:style-name="ce1" office:value-type="float" office:value="0.0004526901">
            <text:p>4.53E-004</text:p>
          </table:table-cell>
          <table:table-cell table:style-name="ce1" office:value-type="float" office:value="0.00045185877">
            <text:p>4.52E-004</text:p>
          </table:table-cell>
          <table:table-cell table:style-name="ce1" office:value-type="float" office:value="0.0004524065">
            <text:p>4.52E-004</text:p>
          </table:table-cell>
          <table:table-cell table:style-name="ce1" office:value-type="float" office:value="0.0004517256">
            <text:p>4.52E-004</text:p>
          </table:table-cell>
          <table:table-cell table:style-name="ce1" office:value-type="float" office:value="0.00044934635">
            <text:p>4.49E-004</text:p>
          </table:table-cell>
          <table:table-cell table:style-name="ce1" office:value-type="float" office:value="0.0004488012">
            <text:p>4.49E-004</text:p>
          </table:table-cell>
          <table:table-cell table:style-name="ce1" office:value-type="float" office:value="0.0004495713">
            <text:p>4.50E-004</text:p>
          </table:table-cell>
          <table:table-cell table:style-name="ce1" office:value-type="float" office:value="0.00045223313">
            <text:p>4.52E-004</text:p>
          </table:table-cell>
          <table:table-cell table:style-name="ce1" office:value-type="float" office:value="0.00045549686">
            <text:p>4.55E-004</text:p>
          </table:table-cell>
          <table:table-cell table:style-name="ce1" office:value-type="float" office:value="0.00045191293">
            <text:p>4.52E-004</text:p>
          </table:table-cell>
          <table:table-cell table:style-name="ce1" office:value-type="float" office:value="0.0004500267">
            <text:p>4.50E-004</text:p>
          </table:table-cell>
          <table:table-cell table:style-name="ce1" office:value-type="float" office:value="0.0004533389">
            <text:p>4.53E-004</text:p>
          </table:table-cell>
          <table:table-cell table:style-name="ce1" office:value-type="float" office:value="0.00045310892">
            <text:p>4.53E-004</text:p>
          </table:table-cell>
          <table:table-cell table:style-name="ce1" office:value-type="float" office:value="0.0004545346">
            <text:p>4.55E-004</text:p>
          </table:table-cell>
          <table:table-cell table:style-name="ce1" office:value-type="float" office:value="0.00044816922">
            <text:p>4.48E-004</text:p>
          </table:table-cell>
          <table:table-cell table:style-name="ce1" office:value-type="float" office:value="0.00044775492">
            <text:p>4.48E-004</text:p>
          </table:table-cell>
          <table:table-cell table:style-name="ce1" office:value-type="float" office:value="0.0004525831">
            <text:p>4.53E-004</text:p>
          </table:table-cell>
          <table:table-cell table:style-name="ce1" office:value-type="float" office:value="0.00045031923">
            <text:p>4.50E-004</text:p>
          </table:table-cell>
          <table:table-cell table:style-name="ce1" office:value-type="float" office:value="0.00044986172">
            <text:p>4.50E-004</text:p>
          </table:table-cell>
          <table:table-cell table:style-name="ce1" office:value-type="float" office:value="0.00044656396">
            <text:p>4.47E-004</text:p>
          </table:table-cell>
          <table:table-cell table:style-name="ce1" office:value-type="float" office:value="0.00045242763">
            <text:p>4.52E-004</text:p>
          </table:table-cell>
          <table:table-cell table:style-name="ce1" office:value-type="float" office:value="0.0004558423">
            <text:p>4.56E-004</text:p>
          </table:table-cell>
          <table:table-cell table:style-name="ce1" office:value-type="float" office:value="0.00045728692">
            <text:p>4.57E-004</text:p>
          </table:table-cell>
          <table:table-cell table:style-name="ce1" office:value-type="float" office:value="0.0004558127">
            <text:p>4.56E-004</text:p>
          </table:table-cell>
          <table:table-cell table:style-name="ce1" office:value-type="float" office:value="0.00045564707">
            <text:p>4.56E-004</text:p>
          </table:table-cell>
          <table:table-cell table:style-name="ce1" office:value-type="float" office:value="0.00045932896">
            <text:p>4.59E-004</text:p>
          </table:table-cell>
          <table:table-cell table:style-name="ce1" office:value-type="float" office:value="0.00045619695">
            <text:p>4.56E-004</text:p>
          </table:table-cell>
          <table:table-cell table:style-name="ce1" office:value-type="float" office:value="0.00045764688">
            <text:p>4.58E-004</text:p>
          </table:table-cell>
          <table:table-cell table:style-name="ce1" office:value-type="float" office:value="0.0004547456">
            <text:p>4.55E-004</text:p>
          </table:table-cell>
          <table:table-cell table:style-name="ce1" office:value-type="float" office:value="0.00045985405">
            <text:p>4.60E-004</text:p>
          </table:table-cell>
          <table:table-cell table:style-name="ce1" office:value-type="float" office:value="0.00045933085">
            <text:p>4.59E-004</text:p>
          </table:table-cell>
          <table:table-cell table:style-name="ce1" office:value-type="float" office:value="0.00045357295">
            <text:p>4.54E-004</text:p>
          </table:table-cell>
          <table:table-cell table:style-name="ce1" office:value-type="float" office:value="0.0004610229">
            <text:p>4.61E-004</text:p>
          </table:table-cell>
          <table:table-cell table:style-name="ce1" office:value-type="float" office:value="0.00046260966">
            <text:p>4.63E-004</text:p>
          </table:table-cell>
          <table:table-cell table:style-name="ce1" office:value-type="float" office:value="0.0004636259">
            <text:p>4.64E-004</text:p>
          </table:table-cell>
          <table:table-cell table:style-name="ce1" office:value-type="float" office:value="0.00046019407">
            <text:p>4.60E-004</text:p>
          </table:table-cell>
          <table:table-cell table:style-name="ce1" office:value-type="float" office:value="0.00046108523">
            <text:p>4.61E-004</text:p>
          </table:table-cell>
          <table:table-cell table:style-name="ce1" office:value-type="float" office:value="0.00046616848">
            <text:p>4.66E-004</text:p>
          </table:table-cell>
          <table:table-cell table:style-name="ce1" office:value-type="float" office:value="0.0004701035">
            <text:p>4.70E-004</text:p>
          </table:table-cell>
          <table:table-cell table:style-name="ce1" office:value-type="float" office:value="0.00046577558">
            <text:p>4.66E-004</text:p>
          </table:table-cell>
          <table:table-cell table:style-name="ce1" office:value-type="float" office:value="0.00046464714">
            <text:p>4.65E-004</text:p>
          </table:table-cell>
          <table:table-cell table:style-name="ce1" office:value-type="float" office:value="0.00046222386">
            <text:p>4.62E-004</text:p>
          </table:table-cell>
          <table:table-cell table:style-name="ce1" office:value-type="float" office:value="0.00047193264">
            <text:p>4.72E-004</text:p>
          </table:table-cell>
          <table:table-cell table:style-name="ce1" office:value-type="float" office:value="0.00046963795">
            <text:p>4.70E-004</text:p>
          </table:table-cell>
          <table:table-cell table:style-name="ce1" office:value-type="float" office:value="0.00048710287">
            <text:p>4.87E-004</text:p>
          </table:table-cell>
          <table:table-cell table:style-name="ce1" office:value-type="float" office:value="0.0005346355">
            <text:p>5.35E-004</text:p>
          </table:table-cell>
          <table:table-cell table:style-name="ce1" office:value-type="float" office:value="0.0004826207">
            <text:p>4.83E-004</text:p>
          </table:table-cell>
          <table:table-cell table:style-name="ce1" office:value-type="float" office:value="0.00047367884">
            <text:p>4.74E-004</text:p>
          </table:table-cell>
          <table:table-cell table:style-name="ce1" office:value-type="float" office:value="0.00045032604">
            <text:p>4.50E-004</text:p>
          </table:table-cell>
          <table:table-cell table:style-name="ce1" office:value-type="float" office:value="0.00044879623">
            <text:p>4.49E-004</text:p>
          </table:table-cell>
          <table:table-cell table:style-name="ce1" office:value-type="float" office:value="0.00044995913">
            <text:p>4.50E-004</text:p>
          </table:table-cell>
          <table:table-cell table:style-name="ce1" office:value-type="float" office:value="0.00045168085">
            <text:p>4.52E-004</text:p>
          </table:table-cell>
          <table:table-cell table:style-name="ce1" office:value-type="float" office:value="0.0004522649">
            <text:p>4.52E-004</text:p>
          </table:table-cell>
          <table:table-cell table:style-name="ce1" office:value-type="float" office:value="0.00045355165">
            <text:p>4.54E-004</text:p>
          </table:table-cell>
          <table:table-cell table:style-name="ce1" office:value-type="float" office:value="0.00045410288">
            <text:p>4.54E-004</text:p>
          </table:table-cell>
          <table:table-cell table:style-name="ce1" office:value-type="float" office:value="0.00045490643">
            <text:p>4.55E-004</text:p>
          </table:table-cell>
          <table:table-cell table:style-name="ce1" office:value-type="float" office:value="0.00045663398">
            <text:p>4.57E-004</text:p>
          </table:table-cell>
          <table:table-cell table:style-name="ce1" office:value-type="float" office:value="0.00045786527">
            <text:p>4.58E-004</text:p>
          </table:table-cell>
          <table:table-cell table:style-name="ce1" office:value-type="float" office:value="0.0004583949">
            <text:p>4.58E-004</text:p>
          </table:table-cell>
          <table:table-cell table:style-name="ce1" office:value-type="float" office:value="0.00045963298">
            <text:p>4.60E-004</text:p>
          </table:table-cell>
          <table:table-cell table:style-name="ce1" office:value-type="float" office:value="0.00046077353">
            <text:p>4.61E-004</text:p>
          </table:table-cell>
          <table:table-cell table:style-name="ce1" office:value-type="float" office:value="0.0004619519">
            <text:p>4.62E-004</text:p>
          </table:table-cell>
          <table:table-cell table:style-name="ce1" office:value-type="float" office:value="0.00046270082">
            <text:p>4.63E-004</text:p>
          </table:table-cell>
          <table:table-cell table:style-name="ce1" office:value-type="float" office:value="0.0004639116">
            <text:p>4.64E-004</text:p>
          </table:table-cell>
          <table:table-cell table:style-name="ce1" office:value-type="float" office:value="0.00046590282">
            <text:p>4.66E-004</text:p>
          </table:table-cell>
          <table:table-cell table:style-name="ce1" office:value-type="float" office:value="0.00046658164">
            <text:p>4.67E-004</text:p>
          </table:table-cell>
          <table:table-cell table:style-name="ce1" office:value-type="float" office:value="0.00046754483">
            <text:p>4.68E-004</text:p>
          </table:table-cell>
          <table:table-cell office:value-type="float" office:value="0.0004690007">
            <text:p>4.69E-004</text:p>
          </table:table-cell>
          <table:table-cell office:value-type="float" office:value="0.00047008053">
            <text:p>4.70E-004</text:p>
          </table:table-cell>
          <table:table-cell table:style-name="ce1" office:value-type="float" office:value="0.00047213555">
            <text:p>4.72E-004</text:p>
          </table:table-cell>
          <table:table-cell table:style-name="ce1" office:value-type="float" office:value="0.0004732211">
            <text:p>4.73E-004</text:p>
          </table:table-cell>
          <table:table-cell table:style-name="ce1" office:value-type="float" office:value="0.00047418676">
            <text:p>4.74E-004</text:p>
          </table:table-cell>
          <table:table-cell table:style-name="ce1" office:value-type="float" office:value="0.00047491174">
            <text:p>4.75E-004</text:p>
          </table:table-cell>
          <table:table-cell table:style-name="ce1" office:value-type="float" office:value="0.00047585412">
            <text:p>4.76E-004</text:p>
          </table:table-cell>
          <table:table-cell table:style-name="ce1" office:value-type="float" office:value="0.00047827768">
            <text:p>4.78E-004</text:p>
          </table:table-cell>
          <table:table-cell table:style-name="ce1" office:value-type="float" office:value="0.00047896444">
            <text:p>4.79E-004</text:p>
          </table:table-cell>
          <table:table-cell table:style-name="ce1" office:value-type="float" office:value="0.00048039484">
            <text:p>4.80E-004</text:p>
          </table:table-cell>
          <table:table-cell table:style-name="ce1" office:value-type="float" office:value="0.0004816874">
            <text:p>4.82E-004</text:p>
          </table:table-cell>
          <table:table-cell table:style-name="ce1" office:value-type="float" office:value="0.00048386995">
            <text:p>4.84E-004</text:p>
          </table:table-cell>
          <table:table-cell table:style-name="ce1" office:value-type="float" office:value="0.0004847187">
            <text:p>4.85E-004</text:p>
          </table:table-cell>
          <table:table-cell table:style-name="ce1" office:value-type="float" office:value="0.00048577663">
            <text:p>4.86E-004</text:p>
          </table:table-cell>
          <table:table-cell table:style-name="ce1" office:value-type="float" office:value="0.0004859284">
            <text:p>4.86E-004</text:p>
          </table:table-cell>
          <table:table-cell table:style-name="ce1" office:value-type="float" office:value="0.00048890605">
            <text:p>4.89E-004</text:p>
          </table:table-cell>
          <table:table-cell table:style-name="ce1" office:value-type="float" office:value="0.00048956746">
            <text:p>4.90E-004</text:p>
          </table:table-cell>
          <table:table-cell table:style-name="ce1" office:value-type="float" office:value="0.0004906664">
            <text:p>4.91E-004</text:p>
          </table:table-cell>
          <table:table-cell table:style-name="ce1" office:value-type="float" office:value="0.00049198617">
            <text:p>4.92E-004</text:p>
          </table:table-cell>
          <table:table-cell table:style-name="ce1" office:value-type="float" office:value="0.0004933917">
            <text:p>4.93E-004</text:p>
          </table:table-cell>
          <table:table-cell table:style-name="ce1" office:value-type="float" office:value="0.0004948765">
            <text:p>4.95E-004</text:p>
          </table:table-cell>
          <table:table-cell table:style-name="ce1" office:value-type="float" office:value="0.00049705396">
            <text:p>4.97E-004</text:p>
          </table:table-cell>
          <table:table-cell table:style-name="ce1" office:value-type="float" office:value="0.00049761764">
            <text:p>4.98E-004</text:p>
          </table:table-cell>
          <table:table-cell table:style-name="ce1" office:value-type="float" office:value="0.0004991407">
            <text:p>4.99E-004</text:p>
          </table:table-cell>
          <table:table-cell table:style-name="ce1" office:value-type="float" office:value="0.00050132757">
            <text:p>5.01E-004</text:p>
          </table:table-cell>
          <table:table-cell table:style-name="ce1" office:value-type="float" office:value="0.00049748685">
            <text:p>4.97E-004</text:p>
          </table:table-cell>
          <table:table-cell table:style-name="ce1" office:value-type="float" office:value="0.00049491704">
            <text:p>4.95E-004</text:p>
          </table:table-cell>
          <table:table-cell table:style-name="ce1" office:value-type="float" office:value="0.0004965468">
            <text:p>4.97E-004</text:p>
          </table:table-cell>
          <table:table-cell table:style-name="ce1" office:value-type="float" office:value="0.00049858366">
            <text:p>4.99E-004</text:p>
          </table:table-cell>
          <table:table-cell table:style-name="ce1" office:value-type="float" office:value="0.00050008774">
            <text:p>5.00E-004</text:p>
          </table:table-cell>
          <table:table-cell table:style-name="ce1" office:value-type="float" office:value="0.00050105783">
            <text:p>5.01E-004</text:p>
          </table:table-cell>
          <table:table-cell table:style-name="ce1" office:value-type="float" office:value="0.00050213916">
            <text:p>5.02E-004</text:p>
          </table:table-cell>
          <table:table-cell table:style-name="ce1" office:value-type="float" office:value="0.0005036898">
            <text:p>5.04E-004</text:p>
          </table:table-cell>
          <table:table-cell table:style-name="ce1" office:value-type="float" office:value="0.0005067685">
            <text:p>5.07E-004</text:p>
          </table:table-cell>
          <table:table-cell table:style-name="ce1" office:value-type="float" office:value="0.0005076001">
            <text:p>5.08E-004</text:p>
          </table:table-cell>
          <table:table-cell table:style-name="ce1" office:value-type="float" office:value="0.00050879404">
            <text:p>5.09E-004</text:p>
          </table:table-cell>
          <table:table-cell table:style-name="ce1" office:value-type="float" office:value="0.0005099824">
            <text:p>5.10E-004</text:p>
          </table:table-cell>
          <table:table-cell table:style-name="ce1" office:value-type="float" office:value="0.00051246997">
            <text:p>5.12E-004</text:p>
          </table:table-cell>
          <table:table-cell table:style-name="ce1" office:value-type="float" office:value="0.0005143892">
            <text:p>5.14E-004</text:p>
          </table:table-cell>
          <table:table-cell table:style-name="ce1" office:value-type="float" office:value="0.00051552046">
            <text:p>5.16E-004</text:p>
          </table:table-cell>
          <table:table-cell table:style-name="ce1" office:value-type="float" office:value="0.00051665277">
            <text:p>5.17E-004</text:p>
          </table:table-cell>
          <table:table-cell table:style-name="ce1" office:value-type="float" office:value="0.00051873794">
            <text:p>5.19E-004</text:p>
          </table:table-cell>
          <table:table-cell table:style-name="ce1" office:value-type="float" office:value="0.00052195013">
            <text:p>5.22E-004</text:p>
          </table:table-cell>
          <table:table-cell table:style-name="ce1" office:value-type="float" office:value="0.0005229942">
            <text:p>5.23E-004</text:p>
          </table:table-cell>
          <table:table-cell table:style-name="ce1" office:value-type="float" office:value="0.0005241521">
            <text:p>5.24E-004</text:p>
          </table:table-cell>
          <table:table-cell table:style-name="ce1" office:value-type="float" office:value="0.00052573194">
            <text:p>5.26E-004</text:p>
          </table:table-cell>
          <table:table-cell table:style-name="ce1" office:value-type="float" office:value="0.00052883936">
            <text:p>5.29E-004</text:p>
          </table:table-cell>
          <table:table-cell table:style-name="ce1" office:value-type="float" office:value="0.00053054537">
            <text:p>5.31E-004</text:p>
          </table:table-cell>
          <table:table-cell table:style-name="ce1" office:value-type="float" office:value="0.000531909">
            <text:p>5.32E-004</text:p>
          </table:table-cell>
          <table:table-cell table:style-name="ce1" office:value-type="float" office:value="0.0005334181">
            <text:p>5.33E-004</text:p>
          </table:table-cell>
          <table:table-cell/>
        </table:table-row>
        <table:table-row table:style-name="ro1">
          <table:table-cell office:value-type="string">
            <text:p>/mnt/share/Music/Albums/Tool/Tool - Salival/Tool - Salival - 05 - Merkaba (Live).mp3</text:p>
          </table:table-cell>
          <table:table-cell office:value-type="float" office:value="0.0985725">
            <text:p>0.0985725</text:p>
          </table:table-cell>
          <table:table-cell office:value-type="float" office:value="0.27114713">
            <text:p>0.27114713</text:p>
          </table:table-cell>
          <table:table-cell office:value-type="float" office:value="0.18379039">
            <text:p>0.18379039</text:p>
          </table:table-cell>
          <table:table-cell office:value-type="float" office:value="0.094970606">
            <text:p>0.094970606</text:p>
          </table:table-cell>
          <table:table-cell office:value-type="float" office:value="0.07401078">
            <text:p>0.07401078</text:p>
          </table:table-cell>
          <table:table-cell office:value-type="float" office:value="0.0760775">
            <text:p>0.0760775</text:p>
          </table:table-cell>
          <table:table-cell office:value-type="float" office:value="0.05867612">
            <text:p>0.05867612</text:p>
          </table:table-cell>
          <table:table-cell office:value-type="float" office:value="0.046669442">
            <text:p>0.046669442</text:p>
          </table:table-cell>
          <table:table-cell office:value-type="float" office:value="0.05205284">
            <text:p>0.05205284</text:p>
          </table:table-cell>
          <table:table-cell office:value-type="float" office:value="0.036470197">
            <text:p>0.036470197</text:p>
          </table:table-cell>
          <table:table-cell office:value-type="float" office:value="0.04009979">
            <text:p>0.04009979</text:p>
          </table:table-cell>
          <table:table-cell office:value-type="float" office:value="0.033064183">
            <text:p>0.033064183</text:p>
          </table:table-cell>
          <table:table-cell office:value-type="float" office:value="0.031321656">
            <text:p>0.031321656</text:p>
          </table:table-cell>
          <table:table-cell office:value-type="float" office:value="0.026623106">
            <text:p>0.026623106</text:p>
          </table:table-cell>
          <table:table-cell office:value-type="float" office:value="0.028234238">
            <text:p>0.028234238</text:p>
          </table:table-cell>
          <table:table-cell office:value-type="float" office:value="0.025479963">
            <text:p>0.025479963</text:p>
          </table:table-cell>
          <table:table-cell office:value-type="float" office:value="0.023441581">
            <text:p>0.023441581</text:p>
          </table:table-cell>
          <table:table-cell office:value-type="float" office:value="0.032274272">
            <text:p>0.032274272</text:p>
          </table:table-cell>
          <table:table-cell office:value-type="float" office:value="0.026101112">
            <text:p>0.026101112</text:p>
          </table:table-cell>
          <table:table-cell office:value-type="float" office:value="0.027539557">
            <text:p>0.027539557</text:p>
          </table:table-cell>
          <table:table-cell office:value-type="float" office:value="0.027871335">
            <text:p>0.027871335</text:p>
          </table:table-cell>
          <table:table-cell office:value-type="float" office:value="0.019073317">
            <text:p>0.019073317</text:p>
          </table:table-cell>
          <table:table-cell office:value-type="float" office:value="0.027017454">
            <text:p>0.027017454</text:p>
          </table:table-cell>
          <table:table-cell office:value-type="float" office:value="0.03370557">
            <text:p>0.03370557</text:p>
          </table:table-cell>
          <table:table-cell office:value-type="float" office:value="0.031985138">
            <text:p>0.031985138</text:p>
          </table:table-cell>
          <table:table-cell office:value-type="float" office:value="0.046275117">
            <text:p>0.046275117</text:p>
          </table:table-cell>
          <table:table-cell office:value-type="float" office:value="0.04246286">
            <text:p>0.04246286</text:p>
          </table:table-cell>
          <table:table-cell office:value-type="float" office:value="0.04424339">
            <text:p>0.04424339</text:p>
          </table:table-cell>
          <table:table-cell office:value-type="float" office:value="0.048253667">
            <text:p>0.048253667</text:p>
          </table:table-cell>
          <table:table-cell office:value-type="float" office:value="0.033776794">
            <text:p>0.033776794</text:p>
          </table:table-cell>
          <table:table-cell office:value-type="float" office:value="0.035425358">
            <text:p>0.035425358</text:p>
          </table:table-cell>
          <table:table-cell office:value-type="float" office:value="0.027909506">
            <text:p>0.027909506</text:p>
          </table:table-cell>
          <table:table-cell office:value-type="float" office:value="0.024694838">
            <text:p>0.024694838</text:p>
          </table:table-cell>
          <table:table-cell office:value-type="float" office:value="0.02460846">
            <text:p>0.02460846</text:p>
          </table:table-cell>
          <table:table-cell office:value-type="float" office:value="0.03023876">
            <text:p>0.03023876</text:p>
          </table:table-cell>
          <table:table-cell office:value-type="float" office:value="0.026672013">
            <text:p>0.026672013</text:p>
          </table:table-cell>
          <table:table-cell office:value-type="float" office:value="0.027472194">
            <text:p>0.027472194</text:p>
          </table:table-cell>
          <table:table-cell office:value-type="float" office:value="0.032031942">
            <text:p>0.032031942</text:p>
          </table:table-cell>
          <table:table-cell office:value-type="float" office:value="0.031172382">
            <text:p>0.031172382</text:p>
          </table:table-cell>
          <table:table-cell office:value-type="float" office:value="0.026458917">
            <text:p>0.026458917</text:p>
          </table:table-cell>
          <table:table-cell office:value-type="float" office:value="0.032994933">
            <text:p>0.032994933</text:p>
          </table:table-cell>
          <table:table-cell office:value-type="float" office:value="0.028163645">
            <text:p>0.028163645</text:p>
          </table:table-cell>
          <table:table-cell office:value-type="float" office:value="0.029007208">
            <text:p>0.029007208</text:p>
          </table:table-cell>
          <table:table-cell office:value-type="float" office:value="0.029731143">
            <text:p>0.029731143</text:p>
          </table:table-cell>
          <table:table-cell office:value-type="float" office:value="0.03327251">
            <text:p>0.03327251</text:p>
          </table:table-cell>
          <table:table-cell office:value-type="float" office:value="0.03517332">
            <text:p>0.03517332</text:p>
          </table:table-cell>
          <table:table-cell office:value-type="float" office:value="0.03180558">
            <text:p>0.03180558</text:p>
          </table:table-cell>
          <table:table-cell office:value-type="float" office:value="0.025953518">
            <text:p>0.025953518</text:p>
          </table:table-cell>
          <table:table-cell office:value-type="float" office:value="0.026468823">
            <text:p>0.026468823</text:p>
          </table:table-cell>
          <table:table-cell office:value-type="float" office:value="0.01897726">
            <text:p>0.01897726</text:p>
          </table:table-cell>
          <table:table-cell office:value-type="float" office:value="0.017510073">
            <text:p>0.017510073</text:p>
          </table:table-cell>
          <table:table-cell office:value-type="float" office:value="0.01886907">
            <text:p>0.01886907</text:p>
          </table:table-cell>
          <table:table-cell office:value-type="float" office:value="0.019126669">
            <text:p>0.019126669</text:p>
          </table:table-cell>
          <table:table-cell office:value-type="float" office:value="0.022468055">
            <text:p>0.022468055</text:p>
          </table:table-cell>
          <table:table-cell office:value-type="float" office:value="0.021115754">
            <text:p>0.021115754</text:p>
          </table:table-cell>
          <table:table-cell office:value-type="float" office:value="0.019241698">
            <text:p>0.019241698</text:p>
          </table:table-cell>
          <table:table-cell office:value-type="float" office:value="0.02119728">
            <text:p>0.02119728</text:p>
          </table:table-cell>
          <table:table-cell office:value-type="float" office:value="0.018130707">
            <text:p>0.018130707</text:p>
          </table:table-cell>
          <table:table-cell office:value-type="float" office:value="0.017712329">
            <text:p>0.017712329</text:p>
          </table:table-cell>
          <table:table-cell office:value-type="float" office:value="0.015687853">
            <text:p>0.015687853</text:p>
          </table:table-cell>
          <table:table-cell office:value-type="float" office:value="0.020220421">
            <text:p>0.020220421</text:p>
          </table:table-cell>
          <table:table-cell office:value-type="float" office:value="0.018372014">
            <text:p>0.018372014</text:p>
          </table:table-cell>
          <table:table-cell office:value-type="float" office:value="0.01484204">
            <text:p>0.01484204</text:p>
          </table:table-cell>
          <table:table-cell office:value-type="float" office:value="0.013016804">
            <text:p>0.013016804</text:p>
          </table:table-cell>
          <table:table-cell office:value-type="float" office:value="0.01228643">
            <text:p>0.01228643</text:p>
          </table:table-cell>
          <table:table-cell office:value-type="float" office:value="0.01648192">
            <text:p>0.01648192</text:p>
          </table:table-cell>
          <table:table-cell office:value-type="float" office:value="0.015037376">
            <text:p>0.015037376</text:p>
          </table:table-cell>
          <table:table-cell office:value-type="float" office:value="0.014147251">
            <text:p>0.014147251</text:p>
          </table:table-cell>
          <table:table-cell office:value-type="float" office:value="0.011343464">
            <text:p>0.011343464</text:p>
          </table:table-cell>
          <table:table-cell office:value-type="float" office:value="0.013068198">
            <text:p>0.013068198</text:p>
          </table:table-cell>
          <table:table-cell office:value-type="float" office:value="0.012396355">
            <text:p>0.012396355</text:p>
          </table:table-cell>
          <table:table-cell office:value-type="float" office:value="0.011714593">
            <text:p>0.011714593</text:p>
          </table:table-cell>
          <table:table-cell office:value-type="float" office:value="0.013345733">
            <text:p>0.013345733</text:p>
          </table:table-cell>
          <table:table-cell office:value-type="float" office:value="0.012843011">
            <text:p>0.012843011</text:p>
          </table:table-cell>
          <table:table-cell office:value-type="float" office:value="0.009842233">
            <text:p>0.009842233</text:p>
          </table:table-cell>
          <table:table-cell office:value-type="float" office:value="0.010219314">
            <text:p>0.010219314</text:p>
          </table:table-cell>
          <table:table-cell office:value-type="float" office:value="0.010611797">
            <text:p>0.010611797</text:p>
          </table:table-cell>
          <table:table-cell office:value-type="float" office:value="0.012039634">
            <text:p>0.012039634</text:p>
          </table:table-cell>
          <table:table-cell office:value-type="float" office:value="0.01492197">
            <text:p>0.01492197</text:p>
          </table:table-cell>
          <table:table-cell office:value-type="float" office:value="0.010190161">
            <text:p>0.010190161</text:p>
          </table:table-cell>
          <table:table-cell office:value-type="float" office:value="0.011367582">
            <text:p>0.011367582</text:p>
          </table:table-cell>
          <table:table-cell office:value-type="float" office:value="0.011473476">
            <text:p>0.011473476</text:p>
          </table:table-cell>
          <table:table-cell office:value-type="float" office:value="0.010856514">
            <text:p>0.010856514</text:p>
          </table:table-cell>
          <table:table-cell office:value-type="float" office:value="0.009549963">
            <text:p>0.009549963</text:p>
          </table:table-cell>
          <table:table-cell office:value-type="float" office:value="0.010252816">
            <text:p>0.010252816</text:p>
          </table:table-cell>
          <table:table-cell office:value-type="float" office:value="0.008526351">
            <text:p>0.008526351</text:p>
          </table:table-cell>
          <table:table-cell office:value-type="float" office:value="0.008291186">
            <text:p>0.008291186</text:p>
          </table:table-cell>
          <table:table-cell office:value-type="float" office:value="0.008067907">
            <text:p>0.008067907</text:p>
          </table:table-cell>
          <table:table-cell office:value-type="float" office:value="0.009779204">
            <text:p>0.009779204</text:p>
          </table:table-cell>
          <table:table-cell office:value-type="float" office:value="0.00832405">
            <text:p>0.00832405</text:p>
          </table:table-cell>
          <table:table-cell office:value-type="float" office:value="0.010607752">
            <text:p>0.010607752</text:p>
          </table:table-cell>
          <table:table-cell office:value-type="float" office:value="0.007907355">
            <text:p>0.007907355</text:p>
          </table:table-cell>
          <table:table-cell office:value-type="float" office:value="0.009648559">
            <text:p>0.009648559</text:p>
          </table:table-cell>
          <table:table-cell office:value-type="float" office:value="0.008178271">
            <text:p>0.008178271</text:p>
          </table:table-cell>
          <table:table-cell office:value-type="float" office:value="0.009340016">
            <text:p>0.009340016</text:p>
          </table:table-cell>
          <table:table-cell office:value-type="float" office:value="0.009743938">
            <text:p>0.009743938</text:p>
          </table:table-cell>
          <table:table-cell office:value-type="float" office:value="0.010713017">
            <text:p>0.010713017</text:p>
          </table:table-cell>
          <table:table-cell office:value-type="float" office:value="0.00701507">
            <text:p>0.00701507</text:p>
          </table:table-cell>
          <table:table-cell office:value-type="float" office:value="0.0074668555">
            <text:p>0.0074668555</text:p>
          </table:table-cell>
          <table:table-cell office:value-type="float" office:value="0.0070546325">
            <text:p>0.0070546325</text:p>
          </table:table-cell>
          <table:table-cell office:value-type="float" office:value="0.006370318">
            <text:p>0.006370318</text:p>
          </table:table-cell>
          <table:table-cell office:value-type="float" office:value="0.008156354">
            <text:p>0.008156354</text:p>
          </table:table-cell>
          <table:table-cell office:value-type="float" office:value="0.008180953">
            <text:p>0.008180953</text:p>
          </table:table-cell>
          <table:table-cell office:value-type="float" office:value="0.0086133">
            <text:p>0.0086133</text:p>
          </table:table-cell>
          <table:table-cell office:value-type="float" office:value="0.0078055565">
            <text:p>0.0078055565</text:p>
          </table:table-cell>
          <table:table-cell office:value-type="float" office:value="0.0075605507">
            <text:p>0.0075605507</text:p>
          </table:table-cell>
          <table:table-cell office:value-type="float" office:value="0.0063958494">
            <text:p>0.0063958494</text:p>
          </table:table-cell>
          <table:table-cell office:value-type="float" office:value="0.006678152">
            <text:p>0.006678152</text:p>
          </table:table-cell>
          <table:table-cell office:value-type="float" office:value="0.008903271">
            <text:p>0.008903271</text:p>
          </table:table-cell>
          <table:table-cell office:value-type="float" office:value="0.007538391">
            <text:p>0.007538391</text:p>
          </table:table-cell>
          <table:table-cell office:value-type="float" office:value="0.008470845">
            <text:p>0.008470845</text:p>
          </table:table-cell>
          <table:table-cell office:value-type="float" office:value="0.007397391">
            <text:p>0.007397391</text:p>
          </table:table-cell>
          <table:table-cell office:value-type="float" office:value="0.008481382">
            <text:p>0.008481382</text:p>
          </table:table-cell>
          <table:table-cell office:value-type="float" office:value="0.007934762">
            <text:p>0.007934762</text:p>
          </table:table-cell>
          <table:table-cell office:value-type="float" office:value="0.007732044">
            <text:p>0.007732044</text:p>
          </table:table-cell>
          <table:table-cell office:value-type="float" office:value="0.00904622">
            <text:p>0.00904622</text:p>
          </table:table-cell>
          <table:table-cell office:value-type="float" office:value="0.007250193">
            <text:p>0.007250193</text:p>
          </table:table-cell>
          <table:table-cell office:value-type="float" office:value="0.009956807">
            <text:p>0.009956807</text:p>
          </table:table-cell>
          <table:table-cell office:value-type="float" office:value="0.007981667">
            <text:p>0.007981667</text:p>
          </table:table-cell>
          <table:table-cell office:value-type="float" office:value="0.0060964264">
            <text:p>0.0060964264</text:p>
          </table:table-cell>
          <table:table-cell office:value-type="float" office:value="0.007943509">
            <text:p>0.007943509</text:p>
          </table:table-cell>
          <table:table-cell office:value-type="float" office:value="0.008356905">
            <text:p>0.008356905</text:p>
          </table:table-cell>
          <table:table-cell office:value-type="float" office:value="0.0067366515">
            <text:p>0.0067366515</text:p>
          </table:table-cell>
          <table:table-cell office:value-type="float" office:value="0.0071407645">
            <text:p>0.0071407645</text:p>
          </table:table-cell>
          <table:table-cell office:value-type="float" office:value="0.006535979">
            <text:p>0.006535979</text:p>
          </table:table-cell>
          <table:table-cell office:value-type="float" office:value="0.0067617865">
            <text:p>0.0067617865</text:p>
          </table:table-cell>
          <table:table-cell office:value-type="float" office:value="0.007522567">
            <text:p>0.007522567</text:p>
          </table:table-cell>
          <table:table-cell office:value-type="float" office:value="0.00803235">
            <text:p>0.00803235</text:p>
          </table:table-cell>
          <table:table-cell office:value-type="float" office:value="0.008046192">
            <text:p>0.008046192</text:p>
          </table:table-cell>
          <table:table-cell office:value-type="float" office:value="0.00839768">
            <text:p>0.00839768</text:p>
          </table:table-cell>
          <table:table-cell office:value-type="float" office:value="0.009782329">
            <text:p>0.009782329</text:p>
          </table:table-cell>
          <table:table-cell office:value-type="float" office:value="0.0069046416">
            <text:p>0.0069046416</text:p>
          </table:table-cell>
          <table:table-cell office:value-type="float" office:value="0.007399801">
            <text:p>0.007399801</text:p>
          </table:table-cell>
          <table:table-cell office:value-type="float" office:value="0.008359317">
            <text:p>0.008359317</text:p>
          </table:table-cell>
          <table:table-cell office:value-type="float" office:value="0.008344437">
            <text:p>0.008344437</text:p>
          </table:table-cell>
          <table:table-cell office:value-type="float" office:value="0.007612419">
            <text:p>0.007612419</text:p>
          </table:table-cell>
          <table:table-cell office:value-type="float" office:value="0.0068432265">
            <text:p>0.0068432265</text:p>
          </table:table-cell>
          <table:table-cell office:value-type="float" office:value="0.0064951302">
            <text:p>0.0064951302</text:p>
          </table:table-cell>
          <table:table-cell office:value-type="float" office:value="0.008079923">
            <text:p>0.008079923</text:p>
          </table:table-cell>
          <table:table-cell office:value-type="float" office:value="0.0077615716">
            <text:p>0.0077615716</text:p>
          </table:table-cell>
          <table:table-cell office:value-type="float" office:value="0.007102132">
            <text:p>0.007102132</text:p>
          </table:table-cell>
          <table:table-cell office:value-type="float" office:value="0.00774657">
            <text:p>0.00774657</text:p>
          </table:table-cell>
          <table:table-cell office:value-type="float" office:value="0.007289293">
            <text:p>0.007289293</text:p>
          </table:table-cell>
          <table:table-cell office:value-type="float" office:value="0.0076648677">
            <text:p>0.0076648677</text:p>
          </table:table-cell>
          <table:table-cell office:value-type="float" office:value="0.008272962">
            <text:p>0.008272962</text:p>
          </table:table-cell>
          <table:table-cell office:value-type="float" office:value="0.008222666">
            <text:p>0.008222666</text:p>
          </table:table-cell>
          <table:table-cell office:value-type="float" office:value="0.007892731">
            <text:p>0.007892731</text:p>
          </table:table-cell>
          <table:table-cell office:value-type="float" office:value="0.0067880675">
            <text:p>0.0067880675</text:p>
          </table:table-cell>
          <table:table-cell office:value-type="float" office:value="0.006666741">
            <text:p>0.006666741</text:p>
          </table:table-cell>
          <table:table-cell office:value-type="float" office:value="0.0054542557">
            <text:p>0.0054542557</text:p>
          </table:table-cell>
          <table:table-cell office:value-type="float" office:value="0.006223948">
            <text:p>0.006223948</text:p>
          </table:table-cell>
          <table:table-cell office:value-type="float" office:value="0.0074343802">
            <text:p>0.0074343802</text:p>
          </table:table-cell>
          <table:table-cell office:value-type="float" office:value="0.006191324">
            <text:p>0.006191324</text:p>
          </table:table-cell>
          <table:table-cell office:value-type="float" office:value="0.0074814083">
            <text:p>0.0074814083</text:p>
          </table:table-cell>
          <table:table-cell office:value-type="float" office:value="0.0060778945">
            <text:p>0.0060778945</text:p>
          </table:table-cell>
          <table:table-cell office:value-type="float" office:value="0.005809639">
            <text:p>0.005809639</text:p>
          </table:table-cell>
          <table:table-cell office:value-type="float" office:value="0.00474085">
            <text:p>0.00474085</text:p>
          </table:table-cell>
          <table:table-cell office:value-type="float" office:value="0.0050379243">
            <text:p>0.0050379243</text:p>
          </table:table-cell>
          <table:table-cell office:value-type="float" office:value="0.0056854873">
            <text:p>0.0056854873</text:p>
          </table:table-cell>
          <table:table-cell office:value-type="float" office:value="0.004978383">
            <text:p>0.004978383</text:p>
          </table:table-cell>
          <table:table-cell office:value-type="float" office:value="0.0066034007">
            <text:p>0.0066034007</text:p>
          </table:table-cell>
          <table:table-cell office:value-type="float" office:value="0.0060701803">
            <text:p>0.0060701803</text:p>
          </table:table-cell>
          <table:table-cell office:value-type="float" office:value="0.004239679">
            <text:p>0.004239679</text:p>
          </table:table-cell>
          <table:table-cell office:value-type="float" office:value="0.0043619405">
            <text:p>0.0043619405</text:p>
          </table:table-cell>
          <table:table-cell office:value-type="float" office:value="0.0037912927">
            <text:p>0.0037912927</text:p>
          </table:table-cell>
          <table:table-cell office:value-type="float" office:value="0.003553611">
            <text:p>0.003553611</text:p>
          </table:table-cell>
          <table:table-cell office:value-type="float" office:value="0.003967169">
            <text:p>0.003967169</text:p>
          </table:table-cell>
          <table:table-cell office:value-type="float" office:value="0.0038106982">
            <text:p>0.0038106982</text:p>
          </table:table-cell>
          <table:table-cell office:value-type="float" office:value="0.0038386367">
            <text:p>0.0038386367</text:p>
          </table:table-cell>
          <table:table-cell office:value-type="float" office:value="0.003959094">
            <text:p>0.003959094</text:p>
          </table:table-cell>
          <table:table-cell office:value-type="float" office:value="0.0032217335">
            <text:p>0.0032217335</text:p>
          </table:table-cell>
          <table:table-cell office:value-type="float" office:value="0.003070247">
            <text:p>0.003070247</text:p>
          </table:table-cell>
          <table:table-cell office:value-type="float" office:value="0.0031605822">
            <text:p>0.0031605822</text:p>
          </table:table-cell>
          <table:table-cell office:value-type="float" office:value="0.0033170995">
            <text:p>0.0033170995</text:p>
          </table:table-cell>
          <table:table-cell office:value-type="float" office:value="0.0029464846">
            <text:p>0.0029464846</text:p>
          </table:table-cell>
          <table:table-cell office:value-type="float" office:value="0.0029152774">
            <text:p>0.0029152774</text:p>
          </table:table-cell>
          <table:table-cell office:value-type="float" office:value="0.0021533028">
            <text:p>0.0021533028</text:p>
          </table:table-cell>
          <table:table-cell office:value-type="float" office:value="0.0014461634">
            <text:p>0.0014461634</text:p>
          </table:table-cell>
          <table:table-cell office:value-type="float" office:value="0.0013235692">
            <text:p>0.0013235692</text:p>
          </table:table-cell>
          <table:table-cell office:value-type="float" office:value="0.0013053145">
            <text:p>0.0013053145</text:p>
          </table:table-cell>
          <table:table-cell office:value-type="float" office:value="0.001304697">
            <text:p>0.001304697</text:p>
          </table:table-cell>
          <table:table-cell office:value-type="float" office:value="0.0013062184">
            <text:p>0.0013062184</text:p>
          </table:table-cell>
          <table:table-cell office:value-type="float" office:value="0.0013048042">
            <text:p>0.0013048042</text:p>
          </table:table-cell>
          <table:table-cell office:value-type="float" office:value="0.0013048255">
            <text:p>0.0013048255</text:p>
          </table:table-cell>
          <table:table-cell office:value-type="float" office:value="0.0013064087">
            <text:p>0.0013064087</text:p>
          </table:table-cell>
          <table:table-cell office:value-type="float" office:value="0.0013106674">
            <text:p>0.0013106674</text:p>
          </table:table-cell>
          <table:table-cell office:value-type="float" office:value="0.001311804">
            <text:p>0.001311804</text:p>
          </table:table-cell>
          <table:table-cell office:value-type="float" office:value="0.0013123427">
            <text:p>0.0013123427</text:p>
          </table:table-cell>
          <table:table-cell office:value-type="float" office:value="0.0013137566">
            <text:p>0.0013137566</text:p>
          </table:table-cell>
          <table:table-cell office:value-type="float" office:value="0.0013176474">
            <text:p>0.0013176474</text:p>
          </table:table-cell>
          <table:table-cell office:value-type="float" office:value="0.0013199641">
            <text:p>0.0013199641</text:p>
          </table:table-cell>
          <table:table-cell office:value-type="float" office:value="0.0013203048">
            <text:p>0.0013203048</text:p>
          </table:table-cell>
          <table:table-cell office:value-type="float" office:value="0.0013223777">
            <text:p>0.0013223777</text:p>
          </table:table-cell>
          <table:table-cell office:value-type="float" office:value="0.0013258223">
            <text:p>0.0013258223</text:p>
          </table:table-cell>
          <table:table-cell office:value-type="float" office:value="0.0013289613">
            <text:p>0.0013289613</text:p>
          </table:table-cell>
          <table:table-cell office:value-type="float" office:value="0.0013309333">
            <text:p>0.0013309333</text:p>
          </table:table-cell>
          <table:table-cell office:value-type="float" office:value="0.001332504">
            <text:p>0.001332504</text:p>
          </table:table-cell>
          <table:table-cell office:value-type="float" office:value="0.0013348799">
            <text:p>0.0013348799</text:p>
          </table:table-cell>
          <table:table-cell office:value-type="float" office:value="0.0013393515">
            <text:p>0.0013393515</text:p>
          </table:table-cell>
          <table:table-cell office:value-type="float" office:value="0.0013411893">
            <text:p>0.0013411893</text:p>
          </table:table-cell>
          <table:table-cell office:value-type="float" office:value="0.0013428507">
            <text:p>0.0013428507</text:p>
          </table:table-cell>
          <table:table-cell office:value-type="float" office:value="0.0013452425">
            <text:p>0.0013452425</text:p>
          </table:table-cell>
          <table:table-cell office:value-type="float" office:value="0.0013490136">
            <text:p>0.0013490136</text:p>
          </table:table-cell>
          <table:table-cell office:value-type="float" office:value="0.0013529705">
            <text:p>0.0013529705</text:p>
          </table:table-cell>
          <table:table-cell office:value-type="float" office:value="0.0013541763">
            <text:p>0.0013541763</text:p>
          </table:table-cell>
          <table:table-cell table:style-name="Default" office:value-type="float" office:value="0.001356746">
            <text:p>0.001356746</text:p>
          </table:table-cell>
          <table:table-cell table:style-name="Default" office:value-type="float" office:value="0.0013597851">
            <text:p>0.0013597851</text:p>
          </table:table-cell>
          <table:table-cell office:value-type="float" office:value="0.0013663016">
            <text:p>0.0013663016</text:p>
          </table:table-cell>
          <table:table-cell office:value-type="float" office:value="0.001368757">
            <text:p>0.001368757</text:p>
          </table:table-cell>
          <table:table-cell office:value-type="float" office:value="0.0013706763">
            <text:p>0.0013706763</text:p>
          </table:table-cell>
          <table:table-cell office:value-type="float" office:value="0.0013733605">
            <text:p>0.0013733605</text:p>
          </table:table-cell>
          <table:table-cell office:value-type="float" office:value="0.0013783594">
            <text:p>0.0013783594</text:p>
          </table:table-cell>
          <table:table-cell office:value-type="float" office:value="0.0013819587">
            <text:p>0.0013819587</text:p>
          </table:table-cell>
          <table:table-cell office:value-type="float" office:value="0.0013837114">
            <text:p>0.0013837114</text:p>
          </table:table-cell>
          <table:table-cell office:value-type="float" office:value="0.0013859728">
            <text:p>0.0013859728</text:p>
          </table:table-cell>
          <table:table-cell office:value-type="float" office:value="0.0013895605">
            <text:p>0.0013895605</text:p>
          </table:table-cell>
          <table:table-cell office:value-type="float" office:value="0.0013968032">
            <text:p>0.0013968032</text:p>
          </table:table-cell>
          <table:table-cell office:value-type="float" office:value="0.0013988399">
            <text:p>0.0013988399</text:p>
          </table:table-cell>
          <table:table-cell office:value-type="float" office:value="0.001400907">
            <text:p>0.001400907</text:p>
          </table:table-cell>
          <table:table-cell office:value-type="float" office:value="0.0014041632">
            <text:p>0.0014041632</text:p>
          </table:table-cell>
          <table:table-cell office:value-type="float" office:value="0.001410415">
            <text:p>0.001410415</text:p>
          </table:table-cell>
          <table:table-cell office:value-type="float" office:value="0.0014145448">
            <text:p>0.0014145448</text:p>
          </table:table-cell>
          <table:table-cell office:value-type="float" office:value="0.0014157813">
            <text:p>0.0014157813</text:p>
          </table:table-cell>
          <table:table-cell office:value-type="float" office:value="0.0014188032">
            <text:p>0.0014188032</text:p>
          </table:table-cell>
          <table:table-cell office:value-type="float" office:value="0.0014232094">
            <text:p>0.0014232094</text:p>
          </table:table-cell>
          <table:table-cell office:value-type="float" office:value="0.001429506">
            <text:p>0.001429506</text:p>
          </table:table-cell>
          <table:table-cell office:value-type="float" office:value="0.0014320087">
            <text:p>0.0014320087</text:p>
          </table:table-cell>
          <table:table-cell office:value-type="float" office:value="0.0014351697">
            <text:p>0.0014351697</text:p>
          </table:table-cell>
          <table:table-cell office:value-type="float" office:value="0.0014389006">
            <text:p>0.0014389006</text:p>
          </table:table-cell>
          <table:table-cell office:value-type="float" office:value="0.0014461596">
            <text:p>0.0014461596</text:p>
          </table:table-cell>
          <table:table-cell office:value-type="float" office:value="0.0014491286">
            <text:p>0.0014491286</text:p>
          </table:table-cell>
          <table:table-cell office:value-type="float" office:value="0.0014509158">
            <text:p>0.0014509158</text:p>
          </table:table-cell>
          <table:table-cell office:value-type="float" office:value="0.0014543916">
            <text:p>0.0014543916</text:p>
          </table:table-cell>
          <table:table-cell office:value-type="float" office:value="0.001460814">
            <text:p>0.001460814</text:p>
          </table:table-cell>
          <table:table-cell office:value-type="float" office:value="0.0014660846">
            <text:p>0.0014660846</text:p>
          </table:table-cell>
          <table:table-cell office:value-type="float" office:value="0.0014673164">
            <text:p>0.0014673164</text:p>
          </table:table-cell>
          <table:table-cell office:value-type="float" office:value="0.0014719784">
            <text:p>0.0014719784</text:p>
          </table:table-cell>
          <table:table-cell office:value-type="float" office:value="0.0014760692">
            <text:p>0.0014760692</text:p>
          </table:table-cell>
          <table:table-cell office:value-type="float" office:value="0.0014853869">
            <text:p>0.0014853869</text:p>
          </table:table-cell>
          <table:table-cell office:value-type="float" office:value="0.0014878088">
            <text:p>0.0014878088</text:p>
          </table:table-cell>
          <table:table-cell office:value-type="float" office:value="0.0014914108">
            <text:p>0.0014914108</text:p>
          </table:table-cell>
          <table:table-cell office:value-type="float" office:value="0.0014959015">
            <text:p>0.0014959015</text:p>
          </table:table-cell>
          <table:table-cell office:value-type="float" office:value="0.0015044829">
            <text:p>0.0015044829</text:p>
          </table:table-cell>
          <table:table-cell office:value-type="float" office:value="0.0015088809">
            <text:p>0.0015088809</text:p>
          </table:table-cell>
          <table:table-cell office:value-type="float" office:value="0.001511889">
            <text:p>0.001511889</text:p>
          </table:table-cell>
          <table:table-cell office:value-type="float" office:value="0.0015152696">
            <text:p>0.0015152696</text:p>
          </table:table-cell>
          <table:table-cell office:value-type="float" office:value="0.001521094">
            <text:p>0.001521094</text:p>
          </table:table-cell>
          <table:table-cell office:value-type="float" office:value="0.0015308287">
            <text:p>0.0015308287</text:p>
          </table:table-cell>
          <table:table-cell office:value-type="float" office:value="0.0015332352">
            <text:p>0.0015332352</text:p>
          </table:table-cell>
          <table:table-cell office:value-type="float" office:value="0.0015372436">
            <text:p>0.0015372436</text:p>
          </table:table-cell>
          <table:table-cell office:value-type="float" office:value="0.0015413228">
            <text:p>0.0015413228</text:p>
          </table:table-cell>
          <table:table-cell office:value-type="float" office:value="0.0015513727">
            <text:p>0.0015513727</text:p>
          </table:table-cell>
          <table:table-cell office:value-type="float" office:value="0.0015552326">
            <text:p>0.0015552326</text:p>
          </table:table-cell>
          <table:table-cell office:value-type="float" office:value="0.0015583469">
            <text:p>0.0015583469</text:p>
          </table:table-cell>
          <table:table-cell office:value-type="float" office:value="0.0015626091">
            <text:p>0.0015626091</text:p>
          </table:table-cell>
          <table:table-cell/>
        </table:table-row>
        <table:table-row table:style-name="ro1">
          <table:table-cell office:value-type="string">
            <text:p>/mnt/share/Music/Albums/Tool/Tool - Salival/Tool - Salival - 06 - You Lied (Live).mp3</text:p>
          </table:table-cell>
          <table:table-cell office:value-type="float" office:value="0.13210726">
            <text:p>0.13210726</text:p>
          </table:table-cell>
          <table:table-cell office:value-type="float" office:value="0.18917547">
            <text:p>0.18917547</text:p>
          </table:table-cell>
          <table:table-cell office:value-type="float" office:value="0.09490258">
            <text:p>0.09490258</text:p>
          </table:table-cell>
          <table:table-cell office:value-type="float" office:value="0.057709813">
            <text:p>0.057709813</text:p>
          </table:table-cell>
          <table:table-cell office:value-type="float" office:value="0.046286717">
            <text:p>0.046286717</text:p>
          </table:table-cell>
          <table:table-cell office:value-type="float" office:value="0.047082976">
            <text:p>0.047082976</text:p>
          </table:table-cell>
          <table:table-cell office:value-type="float" office:value="0.026687484">
            <text:p>0.026687484</text:p>
          </table:table-cell>
          <table:table-cell office:value-type="float" office:value="0.022290682">
            <text:p>0.022290682</text:p>
          </table:table-cell>
          <table:table-cell office:value-type="float" office:value="0.021674212">
            <text:p>0.021674212</text:p>
          </table:table-cell>
          <table:table-cell office:value-type="float" office:value="0.025980882">
            <text:p>0.025980882</text:p>
          </table:table-cell>
          <table:table-cell office:value-type="float" office:value="0.030837096">
            <text:p>0.030837096</text:p>
          </table:table-cell>
          <table:table-cell office:value-type="float" office:value="0.015806261">
            <text:p>0.015806261</text:p>
          </table:table-cell>
          <table:table-cell office:value-type="float" office:value="0.018625904">
            <text:p>0.018625904</text:p>
          </table:table-cell>
          <table:table-cell office:value-type="float" office:value="0.019323738">
            <text:p>0.019323738</text:p>
          </table:table-cell>
          <table:table-cell office:value-type="float" office:value="0.017406479">
            <text:p>0.017406479</text:p>
          </table:table-cell>
          <table:table-cell office:value-type="float" office:value="0.017846145">
            <text:p>0.017846145</text:p>
          </table:table-cell>
          <table:table-cell office:value-type="float" office:value="0.01829801">
            <text:p>0.01829801</text:p>
          </table:table-cell>
          <table:table-cell office:value-type="float" office:value="0.018861879">
            <text:p>0.018861879</text:p>
          </table:table-cell>
          <table:table-cell office:value-type="float" office:value="0.02326424">
            <text:p>0.02326424</text:p>
          </table:table-cell>
          <table:table-cell office:value-type="float" office:value="0.023027143">
            <text:p>0.023027143</text:p>
          </table:table-cell>
          <table:table-cell office:value-type="float" office:value="0.02211803">
            <text:p>0.02211803</text:p>
          </table:table-cell>
          <table:table-cell office:value-type="float" office:value="0.016300876">
            <text:p>0.016300876</text:p>
          </table:table-cell>
          <table:table-cell office:value-type="float" office:value="0.017178718">
            <text:p>0.017178718</text:p>
          </table:table-cell>
          <table:table-cell office:value-type="float" office:value="0.019710086">
            <text:p>0.019710086</text:p>
          </table:table-cell>
          <table:table-cell office:value-type="float" office:value="0.019914897">
            <text:p>0.019914897</text:p>
          </table:table-cell>
          <table:table-cell office:value-type="float" office:value="0.021705218">
            <text:p>0.021705218</text:p>
          </table:table-cell>
          <table:table-cell office:value-type="float" office:value="0.024131333">
            <text:p>0.024131333</text:p>
          </table:table-cell>
          <table:table-cell office:value-type="float" office:value="0.022135023">
            <text:p>0.022135023</text:p>
          </table:table-cell>
          <table:table-cell office:value-type="float" office:value="0.018570432">
            <text:p>0.018570432</text:p>
          </table:table-cell>
          <table:table-cell office:value-type="float" office:value="0.016766313">
            <text:p>0.016766313</text:p>
          </table:table-cell>
          <table:table-cell office:value-type="float" office:value="0.018312389">
            <text:p>0.018312389</text:p>
          </table:table-cell>
          <table:table-cell office:value-type="float" office:value="0.01826439">
            <text:p>0.01826439</text:p>
          </table:table-cell>
          <table:table-cell office:value-type="float" office:value="0.016715117">
            <text:p>0.016715117</text:p>
          </table:table-cell>
          <table:table-cell office:value-type="float" office:value="0.016352752">
            <text:p>0.016352752</text:p>
          </table:table-cell>
          <table:table-cell office:value-type="float" office:value="0.01681435">
            <text:p>0.01681435</text:p>
          </table:table-cell>
          <table:table-cell office:value-type="float" office:value="0.017642733">
            <text:p>0.017642733</text:p>
          </table:table-cell>
          <table:table-cell office:value-type="float" office:value="0.018620603">
            <text:p>0.018620603</text:p>
          </table:table-cell>
          <table:table-cell office:value-type="float" office:value="0.018171739">
            <text:p>0.018171739</text:p>
          </table:table-cell>
          <table:table-cell office:value-type="float" office:value="0.017544184">
            <text:p>0.017544184</text:p>
          </table:table-cell>
          <table:table-cell office:value-type="float" office:value="0.01666114">
            <text:p>0.01666114</text:p>
          </table:table-cell>
          <table:table-cell office:value-type="float" office:value="0.01686489">
            <text:p>0.01686489</text:p>
          </table:table-cell>
          <table:table-cell office:value-type="float" office:value="0.015979154">
            <text:p>0.015979154</text:p>
          </table:table-cell>
          <table:table-cell office:value-type="float" office:value="0.014031875">
            <text:p>0.014031875</text:p>
          </table:table-cell>
          <table:table-cell office:value-type="float" office:value="0.015538957">
            <text:p>0.015538957</text:p>
          </table:table-cell>
          <table:table-cell office:value-type="float" office:value="0.01861271">
            <text:p>0.01861271</text:p>
          </table:table-cell>
          <table:table-cell office:value-type="float" office:value="0.01738615">
            <text:p>0.01738615</text:p>
          </table:table-cell>
          <table:table-cell office:value-type="float" office:value="0.016580597">
            <text:p>0.016580597</text:p>
          </table:table-cell>
          <table:table-cell office:value-type="float" office:value="0.01498619">
            <text:p>0.01498619</text:p>
          </table:table-cell>
          <table:table-cell office:value-type="float" office:value="0.016330913">
            <text:p>0.016330913</text:p>
          </table:table-cell>
          <table:table-cell office:value-type="float" office:value="0.014846076">
            <text:p>0.014846076</text:p>
          </table:table-cell>
          <table:table-cell office:value-type="float" office:value="0.015999777">
            <text:p>0.015999777</text:p>
          </table:table-cell>
          <table:table-cell office:value-type="float" office:value="0.015605417">
            <text:p>0.015605417</text:p>
          </table:table-cell>
          <table:table-cell office:value-type="float" office:value="0.015103259">
            <text:p>0.015103259</text:p>
          </table:table-cell>
          <table:table-cell office:value-type="float" office:value="0.015056592">
            <text:p>0.015056592</text:p>
          </table:table-cell>
          <table:table-cell office:value-type="float" office:value="0.015732737">
            <text:p>0.015732737</text:p>
          </table:table-cell>
          <table:table-cell office:value-type="float" office:value="0.015268545">
            <text:p>0.015268545</text:p>
          </table:table-cell>
          <table:table-cell office:value-type="float" office:value="0.014865194">
            <text:p>0.014865194</text:p>
          </table:table-cell>
          <table:table-cell office:value-type="float" office:value="0.013645116">
            <text:p>0.013645116</text:p>
          </table:table-cell>
          <table:table-cell office:value-type="float" office:value="0.012105938">
            <text:p>0.012105938</text:p>
          </table:table-cell>
          <table:table-cell office:value-type="float" office:value="0.012243503">
            <text:p>0.012243503</text:p>
          </table:table-cell>
          <table:table-cell office:value-type="float" office:value="0.014621026">
            <text:p>0.014621026</text:p>
          </table:table-cell>
          <table:table-cell office:value-type="float" office:value="0.012312656">
            <text:p>0.012312656</text:p>
          </table:table-cell>
          <table:table-cell office:value-type="float" office:value="0.011336077">
            <text:p>0.011336077</text:p>
          </table:table-cell>
          <table:table-cell office:value-type="float" office:value="0.010518393">
            <text:p>0.010518393</text:p>
          </table:table-cell>
          <table:table-cell office:value-type="float" office:value="0.010225799">
            <text:p>0.010225799</text:p>
          </table:table-cell>
          <table:table-cell office:value-type="float" office:value="0.010149634">
            <text:p>0.010149634</text:p>
          </table:table-cell>
          <table:table-cell office:value-type="float" office:value="0.009899752">
            <text:p>0.009899752</text:p>
          </table:table-cell>
          <table:table-cell office:value-type="float" office:value="0.010301952">
            <text:p>0.010301952</text:p>
          </table:table-cell>
          <table:table-cell office:value-type="float" office:value="0.0094854785">
            <text:p>0.0094854785</text:p>
          </table:table-cell>
          <table:table-cell office:value-type="float" office:value="0.010358322">
            <text:p>0.010358322</text:p>
          </table:table-cell>
          <table:table-cell office:value-type="float" office:value="0.009676415">
            <text:p>0.009676415</text:p>
          </table:table-cell>
          <table:table-cell office:value-type="float" office:value="0.010750115">
            <text:p>0.010750115</text:p>
          </table:table-cell>
          <table:table-cell office:value-type="float" office:value="0.0103219915">
            <text:p>0.0103219915</text:p>
          </table:table-cell>
          <table:table-cell office:value-type="float" office:value="0.009918139">
            <text:p>0.009918139</text:p>
          </table:table-cell>
          <table:table-cell office:value-type="float" office:value="0.008214603">
            <text:p>0.008214603</text:p>
          </table:table-cell>
          <table:table-cell office:value-type="float" office:value="0.008720766">
            <text:p>0.008720766</text:p>
          </table:table-cell>
          <table:table-cell office:value-type="float" office:value="0.008617162">
            <text:p>0.008617162</text:p>
          </table:table-cell>
          <table:table-cell office:value-type="float" office:value="0.008591342">
            <text:p>0.008591342</text:p>
          </table:table-cell>
          <table:table-cell office:value-type="float" office:value="0.010234582">
            <text:p>0.010234582</text:p>
          </table:table-cell>
          <table:table-cell office:value-type="float" office:value="0.007908451">
            <text:p>0.007908451</text:p>
          </table:table-cell>
          <table:table-cell office:value-type="float" office:value="0.0075634983">
            <text:p>0.0075634983</text:p>
          </table:table-cell>
          <table:table-cell office:value-type="float" office:value="0.0075341444">
            <text:p>0.0075341444</text:p>
          </table:table-cell>
          <table:table-cell office:value-type="float" office:value="0.0070334496">
            <text:p>0.0070334496</text:p>
          </table:table-cell>
          <table:table-cell office:value-type="float" office:value="0.007704225">
            <text:p>0.007704225</text:p>
          </table:table-cell>
          <table:table-cell office:value-type="float" office:value="0.007046094">
            <text:p>0.007046094</text:p>
          </table:table-cell>
          <table:table-cell office:value-type="float" office:value="0.0066822916">
            <text:p>0.0066822916</text:p>
          </table:table-cell>
          <table:table-cell office:value-type="float" office:value="0.0068435734">
            <text:p>0.0068435734</text:p>
          </table:table-cell>
          <table:table-cell office:value-type="float" office:value="0.0063292086">
            <text:p>0.0063292086</text:p>
          </table:table-cell>
          <table:table-cell office:value-type="float" office:value="0.0067434856">
            <text:p>0.0067434856</text:p>
          </table:table-cell>
          <table:table-cell office:value-type="float" office:value="0.0065436265">
            <text:p>0.0065436265</text:p>
          </table:table-cell>
          <table:table-cell office:value-type="float" office:value="0.00746925">
            <text:p>0.00746925</text:p>
          </table:table-cell>
          <table:table-cell office:value-type="float" office:value="0.0067124413">
            <text:p>0.0067124413</text:p>
          </table:table-cell>
          <table:table-cell office:value-type="float" office:value="0.006773663">
            <text:p>0.006773663</text:p>
          </table:table-cell>
          <table:table-cell office:value-type="float" office:value="0.006844611">
            <text:p>0.006844611</text:p>
          </table:table-cell>
          <table:table-cell office:value-type="float" office:value="0.0070013953">
            <text:p>0.0070013953</text:p>
          </table:table-cell>
          <table:table-cell office:value-type="float" office:value="0.0068870266">
            <text:p>0.0068870266</text:p>
          </table:table-cell>
          <table:table-cell office:value-type="float" office:value="0.0071711503">
            <text:p>0.0071711503</text:p>
          </table:table-cell>
          <table:table-cell office:value-type="float" office:value="0.0057153627">
            <text:p>0.0057153627</text:p>
          </table:table-cell>
          <table:table-cell office:value-type="float" office:value="0.0059648">
            <text:p>0.0059648</text:p>
          </table:table-cell>
          <table:table-cell office:value-type="float" office:value="0.00608505">
            <text:p>0.00608505</text:p>
          </table:table-cell>
          <table:table-cell office:value-type="float" office:value="0.00590806">
            <text:p>0.00590806</text:p>
          </table:table-cell>
          <table:table-cell office:value-type="float" office:value="0.006372288">
            <text:p>0.006372288</text:p>
          </table:table-cell>
          <table:table-cell office:value-type="float" office:value="0.0065335087">
            <text:p>0.0065335087</text:p>
          </table:table-cell>
          <table:table-cell office:value-type="float" office:value="0.006205923">
            <text:p>0.006205923</text:p>
          </table:table-cell>
          <table:table-cell office:value-type="float" office:value="0.005994946">
            <text:p>0.005994946</text:p>
          </table:table-cell>
          <table:table-cell office:value-type="float" office:value="0.0060464987">
            <text:p>0.0060464987</text:p>
          </table:table-cell>
          <table:table-cell office:value-type="float" office:value="0.0059194397">
            <text:p>0.0059194397</text:p>
          </table:table-cell>
          <table:table-cell office:value-type="float" office:value="0.005681089">
            <text:p>0.005681089</text:p>
          </table:table-cell>
          <table:table-cell office:value-type="float" office:value="0.006411048">
            <text:p>0.006411048</text:p>
          </table:table-cell>
          <table:table-cell office:value-type="float" office:value="0.005987756">
            <text:p>0.005987756</text:p>
          </table:table-cell>
          <table:table-cell office:value-type="float" office:value="0.0063684974">
            <text:p>0.0063684974</text:p>
          </table:table-cell>
          <table:table-cell office:value-type="float" office:value="0.0057564313">
            <text:p>0.0057564313</text:p>
          </table:table-cell>
          <table:table-cell office:value-type="float" office:value="0.006161882">
            <text:p>0.006161882</text:p>
          </table:table-cell>
          <table:table-cell office:value-type="float" office:value="0.006501183">
            <text:p>0.006501183</text:p>
          </table:table-cell>
          <table:table-cell office:value-type="float" office:value="0.006157155">
            <text:p>0.006157155</text:p>
          </table:table-cell>
          <table:table-cell office:value-type="float" office:value="0.0065795616">
            <text:p>0.0065795616</text:p>
          </table:table-cell>
          <table:table-cell office:value-type="float" office:value="0.0060586124">
            <text:p>0.0060586124</text:p>
          </table:table-cell>
          <table:table-cell office:value-type="float" office:value="0.0066070007">
            <text:p>0.0066070007</text:p>
          </table:table-cell>
          <table:table-cell office:value-type="float" office:value="0.006174364">
            <text:p>0.006174364</text:p>
          </table:table-cell>
          <table:table-cell office:value-type="float" office:value="0.0057055103">
            <text:p>0.0057055103</text:p>
          </table:table-cell>
          <table:table-cell office:value-type="float" office:value="0.006010744">
            <text:p>0.006010744</text:p>
          </table:table-cell>
          <table:table-cell office:value-type="float" office:value="0.0062142867">
            <text:p>0.0062142867</text:p>
          </table:table-cell>
          <table:table-cell office:value-type="float" office:value="0.0060163033">
            <text:p>0.0060163033</text:p>
          </table:table-cell>
          <table:table-cell office:value-type="float" office:value="0.0056306324">
            <text:p>0.0056306324</text:p>
          </table:table-cell>
          <table:table-cell office:value-type="float" office:value="0.005713723">
            <text:p>0.005713723</text:p>
          </table:table-cell>
          <table:table-cell office:value-type="float" office:value="0.0060807015">
            <text:p>0.0060807015</text:p>
          </table:table-cell>
          <table:table-cell office:value-type="float" office:value="0.0060982336">
            <text:p>0.0060982336</text:p>
          </table:table-cell>
          <table:table-cell office:value-type="float" office:value="0.0061625885">
            <text:p>0.0061625885</text:p>
          </table:table-cell>
          <table:table-cell office:value-type="float" office:value="0.0060363454">
            <text:p>0.0060363454</text:p>
          </table:table-cell>
          <table:table-cell office:value-type="float" office:value="0.007116322">
            <text:p>0.007116322</text:p>
          </table:table-cell>
          <table:table-cell office:value-type="float" office:value="0.007546205">
            <text:p>0.007546205</text:p>
          </table:table-cell>
          <table:table-cell office:value-type="float" office:value="0.005875976">
            <text:p>0.005875976</text:p>
          </table:table-cell>
          <table:table-cell office:value-type="float" office:value="0.0060440195">
            <text:p>0.0060440195</text:p>
          </table:table-cell>
          <table:table-cell office:value-type="float" office:value="0.0061035515">
            <text:p>0.0061035515</text:p>
          </table:table-cell>
          <table:table-cell office:value-type="float" office:value="0.005651306">
            <text:p>0.005651306</text:p>
          </table:table-cell>
          <table:table-cell office:value-type="float" office:value="0.0055473046">
            <text:p>0.0055473046</text:p>
          </table:table-cell>
          <table:table-cell office:value-type="float" office:value="0.005754482">
            <text:p>0.005754482</text:p>
          </table:table-cell>
          <table:table-cell office:value-type="float" office:value="0.0059793624">
            <text:p>0.0059793624</text:p>
          </table:table-cell>
          <table:table-cell office:value-type="float" office:value="0.0066439738">
            <text:p>0.0066439738</text:p>
          </table:table-cell>
          <table:table-cell office:value-type="float" office:value="0.0057207486">
            <text:p>0.0057207486</text:p>
          </table:table-cell>
          <table:table-cell office:value-type="float" office:value="0.0054233586">
            <text:p>0.0054233586</text:p>
          </table:table-cell>
          <table:table-cell office:value-type="float" office:value="0.0055937">
            <text:p>0.0055937</text:p>
          </table:table-cell>
          <table:table-cell office:value-type="float" office:value="0.005441252">
            <text:p>0.005441252</text:p>
          </table:table-cell>
          <table:table-cell office:value-type="float" office:value="0.005563751">
            <text:p>0.005563751</text:p>
          </table:table-cell>
          <table:table-cell office:value-type="float" office:value="0.005596172">
            <text:p>0.005596172</text:p>
          </table:table-cell>
          <table:table-cell office:value-type="float" office:value="0.005660856">
            <text:p>0.005660856</text:p>
          </table:table-cell>
          <table:table-cell office:value-type="float" office:value="0.0058267796">
            <text:p>0.0058267796</text:p>
          </table:table-cell>
          <table:table-cell office:value-type="float" office:value="0.004922905">
            <text:p>0.004922905</text:p>
          </table:table-cell>
          <table:table-cell office:value-type="float" office:value="0.005160547">
            <text:p>0.005160547</text:p>
          </table:table-cell>
          <table:table-cell office:value-type="float" office:value="0.0052181766">
            <text:p>0.0052181766</text:p>
          </table:table-cell>
          <table:table-cell office:value-type="float" office:value="0.005118314">
            <text:p>0.005118314</text:p>
          </table:table-cell>
          <table:table-cell office:value-type="float" office:value="0.0048522693">
            <text:p>0.0048522693</text:p>
          </table:table-cell>
          <table:table-cell office:value-type="float" office:value="0.0052832915">
            <text:p>0.0052832915</text:p>
          </table:table-cell>
          <table:table-cell office:value-type="float" office:value="0.005606777">
            <text:p>0.005606777</text:p>
          </table:table-cell>
          <table:table-cell office:value-type="float" office:value="0.0052473764">
            <text:p>0.0052473764</text:p>
          </table:table-cell>
          <table:table-cell office:value-type="float" office:value="0.005090553">
            <text:p>0.005090553</text:p>
          </table:table-cell>
          <table:table-cell office:value-type="float" office:value="0.0045390856">
            <text:p>0.0045390856</text:p>
          </table:table-cell>
          <table:table-cell office:value-type="float" office:value="0.0045330687">
            <text:p>0.0045330687</text:p>
          </table:table-cell>
          <table:table-cell office:value-type="float" office:value="0.004997856">
            <text:p>0.004997856</text:p>
          </table:table-cell>
          <table:table-cell office:value-type="float" office:value="0.0045386273">
            <text:p>0.0045386273</text:p>
          </table:table-cell>
          <table:table-cell office:value-type="float" office:value="0.004781971">
            <text:p>0.004781971</text:p>
          </table:table-cell>
          <table:table-cell office:value-type="float" office:value="0.004931271">
            <text:p>0.004931271</text:p>
          </table:table-cell>
          <table:table-cell office:value-type="float" office:value="0.0041439557">
            <text:p>0.0041439557</text:p>
          </table:table-cell>
          <table:table-cell office:value-type="float" office:value="0.0040211934">
            <text:p>0.0040211934</text:p>
          </table:table-cell>
          <table:table-cell office:value-type="float" office:value="0.0039271493">
            <text:p>0.0039271493</text:p>
          </table:table-cell>
          <table:table-cell office:value-type="float" office:value="0.003960961">
            <text:p>0.003960961</text:p>
          </table:table-cell>
          <table:table-cell office:value-type="float" office:value="0.003925709">
            <text:p>0.003925709</text:p>
          </table:table-cell>
          <table:table-cell office:value-type="float" office:value="0.0037531941">
            <text:p>0.0037531941</text:p>
          </table:table-cell>
          <table:table-cell office:value-type="float" office:value="0.0037216695">
            <text:p>0.0037216695</text:p>
          </table:table-cell>
          <table:table-cell office:value-type="float" office:value="0.0036778394">
            <text:p>0.0036778394</text:p>
          </table:table-cell>
          <table:table-cell office:value-type="float" office:value="0.0037797403">
            <text:p>0.0037797403</text:p>
          </table:table-cell>
          <table:table-cell office:value-type="float" office:value="0.0035398107">
            <text:p>0.0035398107</text:p>
          </table:table-cell>
          <table:table-cell office:value-type="float" office:value="0.0034286818">
            <text:p>0.0034286818</text:p>
          </table:table-cell>
          <table:table-cell office:value-type="float" office:value="0.003460132">
            <text:p>0.003460132</text:p>
          </table:table-cell>
          <table:table-cell office:value-type="float" office:value="0.0034714811">
            <text:p>0.0034714811</text:p>
          </table:table-cell>
          <table:table-cell office:value-type="float" office:value="0.003481036">
            <text:p>0.003481036</text:p>
          </table:table-cell>
          <table:table-cell office:value-type="float" office:value="0.0035651464">
            <text:p>0.0035651464</text:p>
          </table:table-cell>
          <table:table-cell office:value-type="float" office:value="0.0035935256">
            <text:p>0.0035935256</text:p>
          </table:table-cell>
          <table:table-cell office:value-type="float" office:value="0.003376122">
            <text:p>0.003376122</text:p>
          </table:table-cell>
          <table:table-cell office:value-type="float" office:value="0.0033159342">
            <text:p>0.0033159342</text:p>
          </table:table-cell>
          <table:table-cell office:value-type="float" office:value="0.003192946">
            <text:p>0.003192946</text:p>
          </table:table-cell>
          <table:table-cell office:value-type="float" office:value="0.0029045271">
            <text:p>0.0029045271</text:p>
          </table:table-cell>
          <table:table-cell office:value-type="float" office:value="0.0027954585">
            <text:p>0.0027954585</text:p>
          </table:table-cell>
          <table:table-cell office:value-type="float" office:value="0.0028106242">
            <text:p>0.0028106242</text:p>
          </table:table-cell>
          <table:table-cell office:value-type="float" office:value="0.0028672467">
            <text:p>0.0028672467</text:p>
          </table:table-cell>
          <table:table-cell office:value-type="float" office:value="0.0026386275">
            <text:p>0.0026386275</text:p>
          </table:table-cell>
          <table:table-cell office:value-type="float" office:value="0.0019092758">
            <text:p>0.0019092758</text:p>
          </table:table-cell>
          <table:table-cell office:value-type="float" office:value="0.0018082566">
            <text:p>0.0018082566</text:p>
          </table:table-cell>
          <table:table-cell office:value-type="float" office:value="0.0017628924">
            <text:p>0.0017628924</text:p>
          </table:table-cell>
          <table:table-cell office:value-type="float" office:value="0.0017105616">
            <text:p>0.0017105616</text:p>
          </table:table-cell>
          <table:table-cell office:value-type="float" office:value="0.0015299546">
            <text:p>0.0015299546</text:p>
          </table:table-cell>
          <table:table-cell office:value-type="float" office:value="0.0014445413">
            <text:p>0.0014445413</text:p>
          </table:table-cell>
          <table:table-cell office:value-type="float" office:value="0.0014238802">
            <text:p>0.0014238802</text:p>
          </table:table-cell>
          <table:table-cell office:value-type="float" office:value="0.0014979036">
            <text:p>0.0014979036</text:p>
          </table:table-cell>
          <table:table-cell office:value-type="float" office:value="0.0016132959">
            <text:p>0.0016132959</text:p>
          </table:table-cell>
          <table:table-cell office:value-type="float" office:value="0.0015797754">
            <text:p>0.0015797754</text:p>
          </table:table-cell>
          <table:table-cell office:value-type="float" office:value="0.0016995723">
            <text:p>0.0016995723</text:p>
          </table:table-cell>
          <table:table-cell office:value-type="float" office:value="0.0016081377">
            <text:p>0.0016081377</text:p>
          </table:table-cell>
          <table:table-cell office:value-type="float" office:value="0.0015076167">
            <text:p>0.0015076167</text:p>
          </table:table-cell>
          <table:table-cell office:value-type="float" office:value="0.0015409823">
            <text:p>0.0015409823</text:p>
          </table:table-cell>
          <table:table-cell office:value-type="float" office:value="0.0014344907">
            <text:p>0.0014344907</text:p>
          </table:table-cell>
          <table:table-cell office:value-type="float" office:value="0.0013343361">
            <text:p>0.0013343361</text:p>
          </table:table-cell>
          <table:table-cell office:value-type="float" office:value="0.0013770992">
            <text:p>0.0013770992</text:p>
          </table:table-cell>
          <table:table-cell office:value-type="float" office:value="0.0014438408">
            <text:p>0.0014438408</text:p>
          </table:table-cell>
          <table:table-cell office:value-type="float" office:value="0.0015592644">
            <text:p>0.0015592644</text:p>
          </table:table-cell>
          <table:table-cell table:style-name="Default" office:value-type="float" office:value="0.0014385871">
            <text:p>0.0014385871</text:p>
          </table:table-cell>
          <table:table-cell table:style-name="Default" office:value-type="float" office:value="0.0014386447">
            <text:p>0.0014386447</text:p>
          </table:table-cell>
          <table:table-cell office:value-type="float" office:value="0.001451332">
            <text:p>0.001451332</text:p>
          </table:table-cell>
          <table:table-cell office:value-type="float" office:value="0.0014131608">
            <text:p>0.0014131608</text:p>
          </table:table-cell>
          <table:table-cell office:value-type="float" office:value="0.0012848116">
            <text:p>0.0012848116</text:p>
          </table:table-cell>
          <table:table-cell office:value-type="float" office:value="0.0012649582">
            <text:p>0.0012649582</text:p>
          </table:table-cell>
          <table:table-cell office:value-type="float" office:value="0.0012472976">
            <text:p>0.0012472976</text:p>
          </table:table-cell>
          <table:table-cell office:value-type="float" office:value="0.0012741942">
            <text:p>0.0012741942</text:p>
          </table:table-cell>
          <table:table-cell office:value-type="float" office:value="0.0013045088">
            <text:p>0.0013045088</text:p>
          </table:table-cell>
          <table:table-cell office:value-type="float" office:value="0.0013168361">
            <text:p>0.0013168361</text:p>
          </table:table-cell>
          <table:table-cell office:value-type="float" office:value="0.0013110524">
            <text:p>0.0013110524</text:p>
          </table:table-cell>
          <table:table-cell office:value-type="float" office:value="0.0012418667">
            <text:p>0.0012418667</text:p>
          </table:table-cell>
          <table:table-cell office:value-type="float" office:value="0.0012360661">
            <text:p>0.0012360661</text:p>
          </table:table-cell>
          <table:table-cell office:value-type="float" office:value="0.0012284582">
            <text:p>0.0012284582</text:p>
          </table:table-cell>
          <table:table-cell office:value-type="float" office:value="0.0011924538">
            <text:p>0.0011924538</text:p>
          </table:table-cell>
          <table:table-cell office:value-type="float" office:value="0.0011702937">
            <text:p>0.0011702937</text:p>
          </table:table-cell>
          <table:table-cell office:value-type="float" office:value="0.0011761718">
            <text:p>0.0011761718</text:p>
          </table:table-cell>
          <table:table-cell office:value-type="float" office:value="0.0013600182">
            <text:p>0.0013600182</text:p>
          </table:table-cell>
          <table:table-cell office:value-type="float" office:value="0.0014002689">
            <text:p>0.0014002689</text:p>
          </table:table-cell>
          <table:table-cell office:value-type="float" office:value="0.0012963333">
            <text:p>0.0012963333</text:p>
          </table:table-cell>
          <table:table-cell office:value-type="float" office:value="0.0012371424">
            <text:p>0.0012371424</text:p>
          </table:table-cell>
          <table:table-cell office:value-type="float" office:value="0.0012221723">
            <text:p>0.0012221723</text:p>
          </table:table-cell>
          <table:table-cell office:value-type="float" office:value="0.0012666696">
            <text:p>0.0012666696</text:p>
          </table:table-cell>
          <table:table-cell office:value-type="float" office:value="0.0012129114">
            <text:p>0.0012129114</text:p>
          </table:table-cell>
          <table:table-cell office:value-type="float" office:value="0.0012467977">
            <text:p>0.0012467977</text:p>
          </table:table-cell>
          <table:table-cell office:value-type="float" office:value="0.0012207562">
            <text:p>0.0012207562</text:p>
          </table:table-cell>
          <table:table-cell office:value-type="float" office:value="0.0011333409">
            <text:p>0.0011333409</text:p>
          </table:table-cell>
          <table:table-cell office:value-type="float" office:value="0.0011332317">
            <text:p>0.0011332317</text:p>
          </table:table-cell>
          <table:table-cell office:value-type="float" office:value="0.0011387657">
            <text:p>0.0011387657</text:p>
          </table:table-cell>
          <table:table-cell office:value-type="float" office:value="0.0011421959">
            <text:p>0.0011421959</text:p>
          </table:table-cell>
          <table:table-cell office:value-type="float" office:value="0.0011414904">
            <text:p>0.0011414904</text:p>
          </table:table-cell>
          <table:table-cell office:value-type="float" office:value="0.0011451996">
            <text:p>0.0011451996</text:p>
          </table:table-cell>
          <table:table-cell office:value-type="float" office:value="0.0011488632">
            <text:p>0.0011488632</text:p>
          </table:table-cell>
          <table:table-cell office:value-type="float" office:value="0.0011560282">
            <text:p>0.0011560282</text:p>
          </table:table-cell>
          <table:table-cell office:value-type="float" office:value="0.0011581327">
            <text:p>0.0011581327</text:p>
          </table:table-cell>
          <table:table-cell office:value-type="float" office:value="0.0011612304">
            <text:p>0.0011612304</text:p>
          </table:table-cell>
          <table:table-cell office:value-type="float" office:value="0.0011641548">
            <text:p>0.0011641548</text:p>
          </table:table-cell>
          <table:table-cell office:value-type="float" office:value="0.0011700464">
            <text:p>0.0011700464</text:p>
          </table:table-cell>
          <table:table-cell office:value-type="float" office:value="0.0011736939">
            <text:p>0.0011736939</text:p>
          </table:table-cell>
          <table:table-cell office:value-type="float" office:value="0.0011757251">
            <text:p>0.0011757251</text:p>
          </table:table-cell>
          <table:table-cell office:value-type="float" office:value="0.0011796032">
            <text:p>0.0011796032</text:p>
          </table:table-cell>
          <table:table-cell office:value-type="float" office:value="0.0011834105">
            <text:p>0.0011834105</text:p>
          </table:table-cell>
          <table:table-cell office:value-type="float" office:value="0.0011883684">
            <text:p>0.0011883684</text:p>
          </table:table-cell>
          <table:table-cell office:value-type="float" office:value="0.0011917286">
            <text:p>0.0011917286</text:p>
          </table:table-cell>
          <table:table-cell office:value-type="float" office:value="0.0011948782">
            <text:p>0.0011948782</text:p>
          </table:table-cell>
          <table:table-cell office:value-type="float" office:value="0.0011981355">
            <text:p>0.0011981355</text:p>
          </table:table-cell>
          <table:table-cell office:value-type="float" office:value="0.0012050234">
            <text:p>0.0012050234</text:p>
          </table:table-cell>
          <table:table-cell office:value-type="float" office:value="0.0012084539">
            <text:p>0.0012084539</text:p>
          </table:table-cell>
          <table:table-cell office:value-type="float" office:value="0.0012107252">
            <text:p>0.0012107252</text:p>
          </table:table-cell>
          <table:table-cell office:value-type="float" office:value="0.0012129784">
            <text:p>0.0012129784</text:p>
          </table:table-cell>
          <table:table-cell/>
        </table:table-row>
        <table:table-row table:style-name="ro1">
          <table:table-cell office:value-type="string">
            <text:p>/mnt/share/Music/Albums/Tool/Tool - Salival/Tool - Salival - 07 - No Quarter.mp3</text:p>
          </table:table-cell>
          <table:table-cell office:value-type="float" office:value="0.07401391">
            <text:p>0.07401391</text:p>
          </table:table-cell>
          <table:table-cell office:value-type="float" office:value="0.14597917">
            <text:p>0.14597917</text:p>
          </table:table-cell>
          <table:table-cell office:value-type="float" office:value="0.07391137">
            <text:p>0.07391137</text:p>
          </table:table-cell>
          <table:table-cell office:value-type="float" office:value="0.03564467">
            <text:p>0.03564467</text:p>
          </table:table-cell>
          <table:table-cell office:value-type="float" office:value="0.020761188">
            <text:p>0.020761188</text:p>
          </table:table-cell>
          <table:table-cell office:value-type="float" office:value="0.020038743">
            <text:p>0.020038743</text:p>
          </table:table-cell>
          <table:table-cell office:value-type="float" office:value="0.015238825">
            <text:p>0.015238825</text:p>
          </table:table-cell>
          <table:table-cell office:value-type="float" office:value="0.01954006">
            <text:p>0.01954006</text:p>
          </table:table-cell>
          <table:table-cell office:value-type="float" office:value="0.016256953">
            <text:p>0.016256953</text:p>
          </table:table-cell>
          <table:table-cell office:value-type="float" office:value="0.01853776">
            <text:p>0.01853776</text:p>
          </table:table-cell>
          <table:table-cell office:value-type="float" office:value="0.025659997">
            <text:p>0.025659997</text:p>
          </table:table-cell>
          <table:table-cell office:value-type="float" office:value="0.013165245">
            <text:p>0.013165245</text:p>
          </table:table-cell>
          <table:table-cell office:value-type="float" office:value="0.01667613">
            <text:p>0.01667613</text:p>
          </table:table-cell>
          <table:table-cell office:value-type="float" office:value="0.015015362">
            <text:p>0.015015362</text:p>
          </table:table-cell>
          <table:table-cell office:value-type="float" office:value="0.01651585">
            <text:p>0.01651585</text:p>
          </table:table-cell>
          <table:table-cell office:value-type="float" office:value="0.026224963">
            <text:p>0.026224963</text:p>
          </table:table-cell>
          <table:table-cell office:value-type="float" office:value="0.01489804">
            <text:p>0.01489804</text:p>
          </table:table-cell>
          <table:table-cell office:value-type="float" office:value="0.012934634">
            <text:p>0.012934634</text:p>
          </table:table-cell>
          <table:table-cell office:value-type="float" office:value="0.01678462">
            <text:p>0.01678462</text:p>
          </table:table-cell>
          <table:table-cell office:value-type="float" office:value="0.016563602">
            <text:p>0.016563602</text:p>
          </table:table-cell>
          <table:table-cell office:value-type="float" office:value="0.020452883">
            <text:p>0.020452883</text:p>
          </table:table-cell>
          <table:table-cell office:value-type="float" office:value="0.017949415">
            <text:p>0.017949415</text:p>
          </table:table-cell>
          <table:table-cell office:value-type="float" office:value="0.013136416">
            <text:p>0.013136416</text:p>
          </table:table-cell>
          <table:table-cell office:value-type="float" office:value="0.014314269">
            <text:p>0.014314269</text:p>
          </table:table-cell>
          <table:table-cell office:value-type="float" office:value="0.016706599">
            <text:p>0.016706599</text:p>
          </table:table-cell>
          <table:table-cell office:value-type="float" office:value="0.018288385">
            <text:p>0.018288385</text:p>
          </table:table-cell>
          <table:table-cell office:value-type="float" office:value="0.020463571">
            <text:p>0.020463571</text:p>
          </table:table-cell>
          <table:table-cell office:value-type="float" office:value="0.019331498">
            <text:p>0.019331498</text:p>
          </table:table-cell>
          <table:table-cell office:value-type="float" office:value="0.018175328">
            <text:p>0.018175328</text:p>
          </table:table-cell>
          <table:table-cell office:value-type="float" office:value="0.017119974">
            <text:p>0.017119974</text:p>
          </table:table-cell>
          <table:table-cell office:value-type="float" office:value="0.02015522">
            <text:p>0.02015522</text:p>
          </table:table-cell>
          <table:table-cell office:value-type="float" office:value="0.026967784">
            <text:p>0.026967784</text:p>
          </table:table-cell>
          <table:table-cell office:value-type="float" office:value="0.020587165">
            <text:p>0.020587165</text:p>
          </table:table-cell>
          <table:table-cell office:value-type="float" office:value="0.016961873">
            <text:p>0.016961873</text:p>
          </table:table-cell>
          <table:table-cell office:value-type="float" office:value="0.015447698">
            <text:p>0.015447698</text:p>
          </table:table-cell>
          <table:table-cell office:value-type="float" office:value="0.016390368">
            <text:p>0.016390368</text:p>
          </table:table-cell>
          <table:table-cell office:value-type="float" office:value="0.017151766">
            <text:p>0.017151766</text:p>
          </table:table-cell>
          <table:table-cell office:value-type="float" office:value="0.018526508">
            <text:p>0.018526508</text:p>
          </table:table-cell>
          <table:table-cell office:value-type="float" office:value="0.020275664">
            <text:p>0.020275664</text:p>
          </table:table-cell>
          <table:table-cell office:value-type="float" office:value="0.020249903">
            <text:p>0.020249903</text:p>
          </table:table-cell>
          <table:table-cell office:value-type="float" office:value="0.017695047">
            <text:p>0.017695047</text:p>
          </table:table-cell>
          <table:table-cell office:value-type="float" office:value="0.016391713">
            <text:p>0.016391713</text:p>
          </table:table-cell>
          <table:table-cell office:value-type="float" office:value="0.015205191">
            <text:p>0.015205191</text:p>
          </table:table-cell>
          <table:table-cell office:value-type="float" office:value="0.014282989">
            <text:p>0.014282989</text:p>
          </table:table-cell>
          <table:table-cell office:value-type="float" office:value="0.014159956">
            <text:p>0.014159956</text:p>
          </table:table-cell>
          <table:table-cell office:value-type="float" office:value="0.015097306">
            <text:p>0.015097306</text:p>
          </table:table-cell>
          <table:table-cell office:value-type="float" office:value="0.016508227">
            <text:p>0.016508227</text:p>
          </table:table-cell>
          <table:table-cell office:value-type="float" office:value="0.01758348">
            <text:p>0.01758348</text:p>
          </table:table-cell>
          <table:table-cell office:value-type="float" office:value="0.016034324">
            <text:p>0.016034324</text:p>
          </table:table-cell>
          <table:table-cell office:value-type="float" office:value="0.014225786">
            <text:p>0.014225786</text:p>
          </table:table-cell>
          <table:table-cell office:value-type="float" office:value="0.013476956">
            <text:p>0.013476956</text:p>
          </table:table-cell>
          <table:table-cell office:value-type="float" office:value="0.011416456">
            <text:p>0.011416456</text:p>
          </table:table-cell>
          <table:table-cell office:value-type="float" office:value="0.010012447">
            <text:p>0.010012447</text:p>
          </table:table-cell>
          <table:table-cell office:value-type="float" office:value="0.010028995">
            <text:p>0.010028995</text:p>
          </table:table-cell>
          <table:table-cell office:value-type="float" office:value="0.010275417">
            <text:p>0.010275417</text:p>
          </table:table-cell>
          <table:table-cell office:value-type="float" office:value="0.008923147">
            <text:p>0.008923147</text:p>
          </table:table-cell>
          <table:table-cell office:value-type="float" office:value="0.0077960566">
            <text:p>0.0077960566</text:p>
          </table:table-cell>
          <table:table-cell office:value-type="float" office:value="0.0072342893">
            <text:p>0.0072342893</text:p>
          </table:table-cell>
          <table:table-cell office:value-type="float" office:value="0.0069952514">
            <text:p>0.0069952514</text:p>
          </table:table-cell>
          <table:table-cell office:value-type="float" office:value="0.00789523">
            <text:p>0.00789523</text:p>
          </table:table-cell>
          <table:table-cell office:value-type="float" office:value="0.006818538">
            <text:p>0.006818538</text:p>
          </table:table-cell>
          <table:table-cell office:value-type="float" office:value="0.006573586">
            <text:p>0.006573586</text:p>
          </table:table-cell>
          <table:table-cell office:value-type="float" office:value="0.0068535903">
            <text:p>0.0068535903</text:p>
          </table:table-cell>
          <table:table-cell office:value-type="float" office:value="0.00611644">
            <text:p>0.00611644</text:p>
          </table:table-cell>
          <table:table-cell office:value-type="float" office:value="0.0063281963">
            <text:p>0.0063281963</text:p>
          </table:table-cell>
          <table:table-cell office:value-type="float" office:value="0.006831881">
            <text:p>0.006831881</text:p>
          </table:table-cell>
          <table:table-cell office:value-type="float" office:value="0.006464513">
            <text:p>0.006464513</text:p>
          </table:table-cell>
          <table:table-cell office:value-type="float" office:value="0.0063802064">
            <text:p>0.0063802064</text:p>
          </table:table-cell>
          <table:table-cell office:value-type="float" office:value="0.005248348">
            <text:p>0.005248348</text:p>
          </table:table-cell>
          <table:table-cell office:value-type="float" office:value="0.004845996">
            <text:p>0.004845996</text:p>
          </table:table-cell>
          <table:table-cell office:value-type="float" office:value="0.004259825">
            <text:p>0.004259825</text:p>
          </table:table-cell>
          <table:table-cell office:value-type="float" office:value="0.0040824055">
            <text:p>0.0040824055</text:p>
          </table:table-cell>
          <table:table-cell office:value-type="float" office:value="0.004424363">
            <text:p>0.004424363</text:p>
          </table:table-cell>
          <table:table-cell office:value-type="float" office:value="0.0046463613">
            <text:p>0.0046463613</text:p>
          </table:table-cell>
          <table:table-cell office:value-type="float" office:value="0.004980814">
            <text:p>0.004980814</text:p>
          </table:table-cell>
          <table:table-cell office:value-type="float" office:value="0.0046878722">
            <text:p>0.0046878722</text:p>
          </table:table-cell>
          <table:table-cell office:value-type="float" office:value="0.0040539657">
            <text:p>0.0040539657</text:p>
          </table:table-cell>
          <table:table-cell office:value-type="float" office:value="0.003570045">
            <text:p>0.003570045</text:p>
          </table:table-cell>
          <table:table-cell office:value-type="float" office:value="0.0036042493">
            <text:p>0.0036042493</text:p>
          </table:table-cell>
          <table:table-cell office:value-type="float" office:value="0.0036803312">
            <text:p>0.0036803312</text:p>
          </table:table-cell>
          <table:table-cell office:value-type="float" office:value="0.003595024">
            <text:p>0.003595024</text:p>
          </table:table-cell>
          <table:table-cell office:value-type="float" office:value="0.0032082724">
            <text:p>0.0032082724</text:p>
          </table:table-cell>
          <table:table-cell office:value-type="float" office:value="0.0031558012">
            <text:p>0.0031558012</text:p>
          </table:table-cell>
          <table:table-cell office:value-type="float" office:value="0.0031989345">
            <text:p>0.0031989345</text:p>
          </table:table-cell>
          <table:table-cell office:value-type="float" office:value="0.0031189742">
            <text:p>0.0031189742</text:p>
          </table:table-cell>
          <table:table-cell office:value-type="float" office:value="0.0030830891">
            <text:p>0.0030830891</text:p>
          </table:table-cell>
          <table:table-cell office:value-type="float" office:value="0.002934802">
            <text:p>0.002934802</text:p>
          </table:table-cell>
          <table:table-cell office:value-type="float" office:value="0.0028701657">
            <text:p>0.0028701657</text:p>
          </table:table-cell>
          <table:table-cell office:value-type="float" office:value="0.0028054372">
            <text:p>0.0028054372</text:p>
          </table:table-cell>
          <table:table-cell office:value-type="float" office:value="0.002827223">
            <text:p>0.002827223</text:p>
          </table:table-cell>
          <table:table-cell office:value-type="float" office:value="0.002780635">
            <text:p>0.002780635</text:p>
          </table:table-cell>
          <table:table-cell office:value-type="float" office:value="0.0026944373">
            <text:p>0.0026944373</text:p>
          </table:table-cell>
          <table:table-cell office:value-type="float" office:value="0.0025538802">
            <text:p>0.0025538802</text:p>
          </table:table-cell>
          <table:table-cell office:value-type="float" office:value="0.0023845187">
            <text:p>0.0023845187</text:p>
          </table:table-cell>
          <table:table-cell office:value-type="float" office:value="0.0024283687">
            <text:p>0.0024283687</text:p>
          </table:table-cell>
          <table:table-cell office:value-type="float" office:value="0.0022451673">
            <text:p>0.0022451673</text:p>
          </table:table-cell>
          <table:table-cell office:value-type="float" office:value="0.0021404834">
            <text:p>0.0021404834</text:p>
          </table:table-cell>
          <table:table-cell office:value-type="float" office:value="0.0021108177">
            <text:p>0.0021108177</text:p>
          </table:table-cell>
          <table:table-cell office:value-type="float" office:value="0.0020468403">
            <text:p>0.0020468403</text:p>
          </table:table-cell>
          <table:table-cell office:value-type="float" office:value="0.0019539706">
            <text:p>0.0019539706</text:p>
          </table:table-cell>
          <table:table-cell office:value-type="float" office:value="0.0018924194">
            <text:p>0.0018924194</text:p>
          </table:table-cell>
          <table:table-cell office:value-type="float" office:value="0.0018043224">
            <text:p>0.0018043224</text:p>
          </table:table-cell>
          <table:table-cell office:value-type="float" office:value="0.001704016">
            <text:p>0.001704016</text:p>
          </table:table-cell>
          <table:table-cell office:value-type="float" office:value="0.0017505421">
            <text:p>0.0017505421</text:p>
          </table:table-cell>
          <table:table-cell office:value-type="float" office:value="0.0018592316">
            <text:p>0.0018592316</text:p>
          </table:table-cell>
          <table:table-cell office:value-type="float" office:value="0.0017419168">
            <text:p>0.0017419168</text:p>
          </table:table-cell>
          <table:table-cell office:value-type="float" office:value="0.0017073052">
            <text:p>0.0017073052</text:p>
          </table:table-cell>
          <table:table-cell office:value-type="float" office:value="0.0015532881">
            <text:p>0.0015532881</text:p>
          </table:table-cell>
          <table:table-cell office:value-type="float" office:value="0.0015088184">
            <text:p>0.0015088184</text:p>
          </table:table-cell>
          <table:table-cell office:value-type="float" office:value="0.0014972662">
            <text:p>0.0014972662</text:p>
          </table:table-cell>
          <table:table-cell office:value-type="float" office:value="0.001477838">
            <text:p>0.001477838</text:p>
          </table:table-cell>
          <table:table-cell office:value-type="float" office:value="0.001438075">
            <text:p>0.001438075</text:p>
          </table:table-cell>
          <table:table-cell office:value-type="float" office:value="0.0013780392">
            <text:p>0.0013780392</text:p>
          </table:table-cell>
          <table:table-cell office:value-type="float" office:value="0.0013289222">
            <text:p>0.0013289222</text:p>
          </table:table-cell>
          <table:table-cell office:value-type="float" office:value="0.0014207523">
            <text:p>0.0014207523</text:p>
          </table:table-cell>
          <table:table-cell office:value-type="float" office:value="0.001284728">
            <text:p>0.001284728</text:p>
          </table:table-cell>
          <table:table-cell office:value-type="float" office:value="0.0012230047">
            <text:p>0.0012230047</text:p>
          </table:table-cell>
          <table:table-cell office:value-type="float" office:value="0.0012080584">
            <text:p>0.0012080584</text:p>
          </table:table-cell>
          <table:table-cell office:value-type="float" office:value="0.0011982988">
            <text:p>0.0011982988</text:p>
          </table:table-cell>
          <table:table-cell office:value-type="float" office:value="0.0011736073">
            <text:p>0.0011736073</text:p>
          </table:table-cell>
          <table:table-cell office:value-type="float" office:value="0.0011096984">
            <text:p>0.0011096984</text:p>
          </table:table-cell>
          <table:table-cell office:value-type="float" office:value="0.0010320725">
            <text:p>0.0010320725</text:p>
          </table:table-cell>
          <table:table-cell table:style-name="ce1" office:value-type="float" office:value="0.0009889243">
            <text:p>9.89E-004</text:p>
          </table:table-cell>
          <table:table-cell table:style-name="ce1" office:value-type="float" office:value="0.0009712643">
            <text:p>9.71E-004</text:p>
          </table:table-cell>
          <table:table-cell table:style-name="ce1" office:value-type="float" office:value="0.0009536319">
            <text:p>9.54E-004</text:p>
          </table:table-cell>
          <table:table-cell office:value-type="float" office:value="0.001119158">
            <text:p>0.001119158</text:p>
          </table:table-cell>
          <table:table-cell table:style-name="ce1" office:value-type="float" office:value="0.00087715505">
            <text:p>8.77E-004</text:p>
          </table:table-cell>
          <table:table-cell table:style-name="ce1" office:value-type="float" office:value="0.000881755">
            <text:p>8.82E-004</text:p>
          </table:table-cell>
          <table:table-cell table:style-name="ce1" office:value-type="float" office:value="0.0009726366">
            <text:p>9.73E-004</text:p>
          </table:table-cell>
          <table:table-cell table:style-name="ce1" office:value-type="float" office:value="0.0009625631">
            <text:p>9.63E-004</text:p>
          </table:table-cell>
          <table:table-cell table:style-name="ce1" office:value-type="float" office:value="0.00095273176">
            <text:p>9.53E-004</text:p>
          </table:table-cell>
          <table:table-cell table:style-name="ce1" office:value-type="float" office:value="0.00094617595">
            <text:p>9.46E-004</text:p>
          </table:table-cell>
          <table:table-cell table:style-name="ce1" office:value-type="float" office:value="0.0009320713">
            <text:p>9.32E-004</text:p>
          </table:table-cell>
          <table:table-cell table:style-name="ce1" office:value-type="float" office:value="0.0009217991">
            <text:p>9.22E-004</text:p>
          </table:table-cell>
          <table:table-cell table:style-name="ce1" office:value-type="float" office:value="0.0009071343">
            <text:p>9.07E-004</text:p>
          </table:table-cell>
          <table:table-cell office:value-type="float" office:value="0.0012091191">
            <text:p>0.0012091191</text:p>
          </table:table-cell>
          <table:table-cell table:style-name="ce1" office:value-type="float" office:value="0.0009311721">
            <text:p>9.31E-004</text:p>
          </table:table-cell>
          <table:table-cell table:style-name="ce1" office:value-type="float" office:value="0.00088889484">
            <text:p>8.89E-004</text:p>
          </table:table-cell>
          <table:table-cell table:style-name="ce1" office:value-type="float" office:value="0.000874356">
            <text:p>8.74E-004</text:p>
          </table:table-cell>
          <table:table-cell table:style-name="ce1" office:value-type="float" office:value="0.0008702902">
            <text:p>8.70E-004</text:p>
          </table:table-cell>
          <table:table-cell table:style-name="ce1" office:value-type="float" office:value="0.00087074045">
            <text:p>8.71E-004</text:p>
          </table:table-cell>
          <table:table-cell table:style-name="ce1" office:value-type="float" office:value="0.000865046">
            <text:p>8.65E-004</text:p>
          </table:table-cell>
          <table:table-cell table:style-name="ce1" office:value-type="float" office:value="0.00085470924">
            <text:p>8.55E-004</text:p>
          </table:table-cell>
          <table:table-cell table:style-name="ce1" office:value-type="float" office:value="0.00084672193">
            <text:p>8.47E-004</text:p>
          </table:table-cell>
          <table:table-cell table:style-name="ce1" office:value-type="float" office:value="0.0008523765">
            <text:p>8.52E-004</text:p>
          </table:table-cell>
          <table:table-cell table:style-name="ce1" office:value-type="float" office:value="0.0008877145">
            <text:p>8.88E-004</text:p>
          </table:table-cell>
          <table:table-cell office:value-type="float" office:value="0.0012116081">
            <text:p>0.0012116081</text:p>
          </table:table-cell>
          <table:table-cell table:style-name="ce1" office:value-type="float" office:value="0.0008486861">
            <text:p>8.49E-004</text:p>
          </table:table-cell>
          <table:table-cell table:style-name="ce1" office:value-type="float" office:value="0.0008551259">
            <text:p>8.55E-004</text:p>
          </table:table-cell>
          <table:table-cell table:style-name="ce1" office:value-type="float" office:value="0.00085861655">
            <text:p>8.59E-004</text:p>
          </table:table-cell>
          <table:table-cell table:style-name="ce1" office:value-type="float" office:value="0.0008561559">
            <text:p>8.56E-004</text:p>
          </table:table-cell>
          <table:table-cell table:style-name="ce1" office:value-type="float" office:value="0.0008522712">
            <text:p>8.52E-004</text:p>
          </table:table-cell>
          <table:table-cell table:style-name="ce1" office:value-type="float" office:value="0.0008499875">
            <text:p>8.50E-004</text:p>
          </table:table-cell>
          <table:table-cell table:style-name="ce1" office:value-type="float" office:value="0.0008501044">
            <text:p>8.50E-004</text:p>
          </table:table-cell>
          <table:table-cell table:style-name="ce1" office:value-type="float" office:value="0.0008563529">
            <text:p>8.56E-004</text:p>
          </table:table-cell>
          <table:table-cell table:style-name="ce1" office:value-type="float" office:value="0.0008590939">
            <text:p>8.59E-004</text:p>
          </table:table-cell>
          <table:table-cell office:value-type="float" office:value="0.0012232091">
            <text:p>0.0012232091</text:p>
          </table:table-cell>
          <table:table-cell table:style-name="ce1" office:value-type="float" office:value="0.0009100459">
            <text:p>9.10E-004</text:p>
          </table:table-cell>
          <table:table-cell table:style-name="ce1" office:value-type="float" office:value="0.0008599311">
            <text:p>8.60E-004</text:p>
          </table:table-cell>
          <table:table-cell table:style-name="ce1" office:value-type="float" office:value="0.0008580225">
            <text:p>8.58E-004</text:p>
          </table:table-cell>
          <table:table-cell table:style-name="ce1" office:value-type="float" office:value="0.0008519064">
            <text:p>8.52E-004</text:p>
          </table:table-cell>
          <table:table-cell table:style-name="ce1" office:value-type="float" office:value="0.00084907946">
            <text:p>8.49E-004</text:p>
          </table:table-cell>
          <table:table-cell table:style-name="ce1" office:value-type="float" office:value="0.00085072493">
            <text:p>8.51E-004</text:p>
          </table:table-cell>
          <table:table-cell table:style-name="ce1" office:value-type="float" office:value="0.000852748">
            <text:p>8.53E-004</text:p>
          </table:table-cell>
          <table:table-cell table:style-name="ce1" office:value-type="float" office:value="0.0008496721">
            <text:p>8.50E-004</text:p>
          </table:table-cell>
          <table:table-cell table:style-name="ce1" office:value-type="float" office:value="0.0008518383">
            <text:p>8.52E-004</text:p>
          </table:table-cell>
          <table:table-cell office:value-type="float" office:value="0.0010440222">
            <text:p>0.0010440222</text:p>
          </table:table-cell>
          <table:table-cell office:value-type="float" office:value="0.0039439886">
            <text:p>0.0039439886</text:p>
          </table:table-cell>
          <table:table-cell table:style-name="ce1" office:value-type="float" office:value="0.00089881534">
            <text:p>8.99E-004</text:p>
          </table:table-cell>
          <table:table-cell table:style-name="ce1" office:value-type="float" office:value="0.0008646037">
            <text:p>8.65E-004</text:p>
          </table:table-cell>
          <table:table-cell table:style-name="ce1" office:value-type="float" office:value="0.00084077404">
            <text:p>8.41E-004</text:p>
          </table:table-cell>
          <table:table-cell table:style-name="ce1" office:value-type="float" office:value="0.00084330916">
            <text:p>8.43E-004</text:p>
          </table:table-cell>
          <table:table-cell table:style-name="ce1" office:value-type="float" office:value="0.00084358925">
            <text:p>8.44E-004</text:p>
          </table:table-cell>
          <table:table-cell table:style-name="ce1" office:value-type="float" office:value="0.0008364614">
            <text:p>8.36E-004</text:p>
          </table:table-cell>
          <table:table-cell table:style-name="ce1" office:value-type="float" office:value="0.0008318266">
            <text:p>8.32E-004</text:p>
          </table:table-cell>
          <table:table-cell table:style-name="ce1" office:value-type="float" office:value="0.00083128264">
            <text:p>8.31E-004</text:p>
          </table:table-cell>
          <table:table-cell table:style-name="ce1" office:value-type="float" office:value="0.00084978284">
            <text:p>8.50E-004</text:p>
          </table:table-cell>
          <table:table-cell office:value-type="float" office:value="0.0011508657">
            <text:p>0.0011508657</text:p>
          </table:table-cell>
          <table:table-cell table:style-name="ce1" office:value-type="float" office:value="0.0008623384">
            <text:p>8.62E-004</text:p>
          </table:table-cell>
          <table:table-cell table:style-name="ce1" office:value-type="float" office:value="0.0008267813">
            <text:p>8.27E-004</text:p>
          </table:table-cell>
          <table:table-cell table:style-name="ce1" office:value-type="float" office:value="0.0008411527">
            <text:p>8.41E-004</text:p>
          </table:table-cell>
          <table:table-cell table:style-name="ce1" office:value-type="float" office:value="0.00085285754">
            <text:p>8.53E-004</text:p>
          </table:table-cell>
          <table:table-cell table:style-name="ce1" office:value-type="float" office:value="0.0008505504">
            <text:p>8.51E-004</text:p>
          </table:table-cell>
          <table:table-cell table:style-name="ce1" office:value-type="float" office:value="0.00083985267">
            <text:p>8.40E-004</text:p>
          </table:table-cell>
          <table:table-cell table:style-name="ce1" office:value-type="float" office:value="0.0008361673">
            <text:p>8.36E-004</text:p>
          </table:table-cell>
          <table:table-cell table:style-name="ce1" office:value-type="float" office:value="0.00081532716">
            <text:p>8.15E-004</text:p>
          </table:table-cell>
          <table:table-cell table:style-name="ce1" office:value-type="float" office:value="0.0007083428">
            <text:p>7.08E-004</text:p>
          </table:table-cell>
          <table:table-cell table:style-name="ce1" office:value-type="float" office:value="0.0007367522">
            <text:p>7.37E-004</text:p>
          </table:table-cell>
          <table:table-cell table:style-name="ce1" office:value-type="float" office:value="0.0007750748">
            <text:p>7.75E-004</text:p>
          </table:table-cell>
          <table:table-cell table:style-name="ce1" office:value-type="float" office:value="0.0007016172">
            <text:p>7.02E-004</text:p>
          </table:table-cell>
          <table:table-cell table:style-name="ce1" office:value-type="float" office:value="0.0007001262">
            <text:p>7.00E-004</text:p>
          </table:table-cell>
          <table:table-cell table:style-name="ce1" office:value-type="float" office:value="0.00070106774">
            <text:p>7.01E-004</text:p>
          </table:table-cell>
          <table:table-cell table:style-name="ce1" office:value-type="float" office:value="0.000701091">
            <text:p>7.01E-004</text:p>
          </table:table-cell>
          <table:table-cell table:style-name="ce1" office:value-type="float" office:value="0.0007038697">
            <text:p>7.04E-004</text:p>
          </table:table-cell>
          <table:table-cell table:style-name="ce1" office:value-type="float" office:value="0.0007061381">
            <text:p>7.06E-004</text:p>
          </table:table-cell>
          <table:table-cell table:style-name="ce1" office:value-type="float" office:value="0.0007058372">
            <text:p>7.06E-004</text:p>
          </table:table-cell>
          <table:table-cell table:style-name="ce1" office:value-type="float" office:value="0.0007043284">
            <text:p>7.04E-004</text:p>
          </table:table-cell>
          <table:table-cell table:style-name="ce1" office:value-type="float" office:value="0.0007121695">
            <text:p>7.12E-004</text:p>
          </table:table-cell>
          <table:table-cell table:style-name="ce1" office:value-type="float" office:value="0.00076207623">
            <text:p>7.62E-004</text:p>
          </table:table-cell>
          <table:table-cell table:style-name="ce1" office:value-type="float" office:value="0.00071693154">
            <text:p>7.17E-004</text:p>
          </table:table-cell>
          <table:table-cell table:style-name="ce1" office:value-type="float" office:value="0.0007122087">
            <text:p>7.12E-004</text:p>
          </table:table-cell>
          <table:table-cell table:style-name="ce1" office:value-type="float" office:value="0.00071315665">
            <text:p>7.13E-004</text:p>
          </table:table-cell>
          <table:table-cell table:style-name="ce1" office:value-type="float" office:value="0.0007168727">
            <text:p>7.17E-004</text:p>
          </table:table-cell>
          <table:table-cell table:style-name="ce1" office:value-type="float" office:value="0.0007201521">
            <text:p>7.20E-004</text:p>
          </table:table-cell>
          <table:table-cell table:style-name="ce1" office:value-type="float" office:value="0.00071949256">
            <text:p>7.19E-004</text:p>
          </table:table-cell>
          <table:table-cell office:value-type="float" office:value="0.00071863865">
            <text:p>7.19E-004</text:p>
          </table:table-cell>
          <table:table-cell office:value-type="float" office:value="0.00072013325">
            <text:p>7.20E-004</text:p>
          </table:table-cell>
          <table:table-cell table:style-name="ce1" office:value-type="float" office:value="0.0007283682">
            <text:p>7.28E-004</text:p>
          </table:table-cell>
          <table:table-cell table:style-name="ce1" office:value-type="float" office:value="0.00074719253">
            <text:p>7.47E-004</text:p>
          </table:table-cell>
          <table:table-cell table:style-name="ce1" office:value-type="float" office:value="0.0007453265">
            <text:p>7.45E-004</text:p>
          </table:table-cell>
          <table:table-cell table:style-name="ce1" office:value-type="float" office:value="0.0007240172">
            <text:p>7.24E-004</text:p>
          </table:table-cell>
          <table:table-cell table:style-name="ce1" office:value-type="float" office:value="0.0007257658">
            <text:p>7.26E-004</text:p>
          </table:table-cell>
          <table:table-cell table:style-name="ce1" office:value-type="float" office:value="0.0007280333">
            <text:p>7.28E-004</text:p>
          </table:table-cell>
          <table:table-cell table:style-name="ce1" office:value-type="float" office:value="0.0007269755">
            <text:p>7.27E-004</text:p>
          </table:table-cell>
          <table:table-cell table:style-name="ce1" office:value-type="float" office:value="0.0007283001">
            <text:p>7.28E-004</text:p>
          </table:table-cell>
          <table:table-cell table:style-name="ce1" office:value-type="float" office:value="0.00072925916">
            <text:p>7.29E-004</text:p>
          </table:table-cell>
          <table:table-cell table:style-name="ce1" office:value-type="float" office:value="0.0007319758">
            <text:p>7.32E-004</text:p>
          </table:table-cell>
          <table:table-cell table:style-name="ce1" office:value-type="float" office:value="0.0007488241">
            <text:p>7.49E-004</text:p>
          </table:table-cell>
          <table:table-cell table:style-name="ce1" office:value-type="float" office:value="0.0007906307">
            <text:p>7.91E-004</text:p>
          </table:table-cell>
          <table:table-cell table:style-name="ce1" office:value-type="float" office:value="0.00075612">
            <text:p>7.56E-004</text:p>
          </table:table-cell>
          <table:table-cell table:style-name="ce1" office:value-type="float" office:value="0.00074840465">
            <text:p>7.48E-004</text:p>
          </table:table-cell>
          <table:table-cell table:style-name="ce1" office:value-type="float" office:value="0.0007480591">
            <text:p>7.48E-004</text:p>
          </table:table-cell>
          <table:table-cell table:style-name="ce1" office:value-type="float" office:value="0.00074288883">
            <text:p>7.43E-004</text:p>
          </table:table-cell>
          <table:table-cell table:style-name="ce1" office:value-type="float" office:value="0.0007423077">
            <text:p>7.42E-004</text:p>
          </table:table-cell>
          <table:table-cell table:style-name="ce1" office:value-type="float" office:value="0.0007434543">
            <text:p>7.43E-004</text:p>
          </table:table-cell>
          <table:table-cell table:style-name="ce1" office:value-type="float" office:value="0.0007442574">
            <text:p>7.44E-004</text:p>
          </table:table-cell>
          <table:table-cell table:style-name="ce1" office:value-type="float" office:value="0.0007456273">
            <text:p>7.46E-004</text:p>
          </table:table-cell>
          <table:table-cell table:style-name="ce1" office:value-type="float" office:value="0.00074631243">
            <text:p>7.46E-004</text:p>
          </table:table-cell>
          <table:table-cell table:style-name="ce1" office:value-type="float" office:value="0.0007491033">
            <text:p>7.49E-004</text:p>
          </table:table-cell>
          <table:table-cell table:style-name="ce1" office:value-type="float" office:value="0.0007553857">
            <text:p>7.55E-004</text:p>
          </table:table-cell>
          <table:table-cell table:style-name="ce1" office:value-type="float" office:value="0.0007434487">
            <text:p>7.43E-004</text:p>
          </table:table-cell>
          <table:table-cell table:style-name="ce1" office:value-type="float" office:value="0.0007352809">
            <text:p>7.35E-004</text:p>
          </table:table-cell>
          <table:table-cell table:style-name="ce1" office:value-type="float" office:value="0.0007369956">
            <text:p>7.37E-004</text:p>
          </table:table-cell>
          <table:table-cell table:style-name="ce1" office:value-type="float" office:value="0.00073982886">
            <text:p>7.40E-004</text:p>
          </table:table-cell>
          <table:table-cell table:style-name="ce1" office:value-type="float" office:value="0.00074250036">
            <text:p>7.43E-004</text:p>
          </table:table-cell>
          <table:table-cell table:style-name="ce1" office:value-type="float" office:value="0.00074376503">
            <text:p>7.44E-004</text:p>
          </table:table-cell>
          <table:table-cell table:style-name="ce1" office:value-type="float" office:value="0.00074597687">
            <text:p>7.46E-004</text:p>
          </table:table-cell>
          <table:table-cell table:style-name="ce1" office:value-type="float" office:value="0.0007478905">
            <text:p>7.48E-004</text:p>
          </table:table-cell>
          <table:table-cell table:style-name="ce1" office:value-type="float" office:value="0.00075186195">
            <text:p>7.52E-004</text:p>
          </table:table-cell>
          <table:table-cell table:style-name="ce1" office:value-type="float" office:value="0.00075354823">
            <text:p>7.54E-004</text:p>
          </table:table-cell>
          <table:table-cell table:style-name="ce1" office:value-type="float" office:value="0.00075567246">
            <text:p>7.56E-004</text:p>
          </table:table-cell>
          <table:table-cell table:style-name="ce1" office:value-type="float" office:value="0.000758507">
            <text:p>7.59E-004</text:p>
          </table:table-cell>
          <table:table-cell table:style-name="ce1" office:value-type="float" office:value="0.0007621136">
            <text:p>7.62E-004</text:p>
          </table:table-cell>
          <table:table-cell table:style-name="ce1" office:value-type="float" office:value="0.00076400425">
            <text:p>7.64E-004</text:p>
          </table:table-cell>
          <table:table-cell table:style-name="ce1" office:value-type="float" office:value="0.000765768">
            <text:p>7.66E-004</text:p>
          </table:table-cell>
          <table:table-cell table:style-name="ce1" office:value-type="float" office:value="0.0007678465">
            <text:p>7.68E-004</text:p>
          </table:table-cell>
          <table:table-cell table:style-name="ce1" office:value-type="float" office:value="0.00077038776">
            <text:p>7.70E-004</text:p>
          </table:table-cell>
          <table:table-cell table:style-name="ce1" office:value-type="float" office:value="0.0007738738">
            <text:p>7.74E-004</text:p>
          </table:table-cell>
          <table:table-cell table:style-name="ce1" office:value-type="float" office:value="0.00077656884">
            <text:p>7.77E-004</text:p>
          </table:table-cell>
          <table:table-cell table:style-name="ce1" office:value-type="float" office:value="0.0007792361">
            <text:p>7.79E-004</text:p>
          </table:table-cell>
          <table:table-cell table:style-name="ce1" office:value-type="float" office:value="0.00078059593">
            <text:p>7.81E-004</text:p>
          </table:table-cell>
          <table:table-cell table:style-name="ce1" office:value-type="float" office:value="0.0007845711">
            <text:p>7.85E-004</text:p>
          </table:table-cell>
          <table:table-cell table:style-name="ce1" office:value-type="float" office:value="0.0007867273">
            <text:p>7.87E-004</text:p>
          </table:table-cell>
          <table:table-cell table:style-name="ce1" office:value-type="float" office:value="0.00078892417">
            <text:p>7.89E-004</text:p>
          </table:table-cell>
          <table:table-cell table:style-name="ce1" office:value-type="float" office:value="0.0007910395">
            <text:p>7.91E-004</text:p>
          </table:table-cell>
          <table:table-cell/>
        </table:table-row>
        <table:table-row table:style-name="ro1">
          <table:table-cell office:value-type="string">
            <text:p>/mnt/share/Music/Albums/Tool/Tool - Salival/Tool - Salival - 08 - L.A. Municipal Court.mp3</text:p>
          </table:table-cell>
          <table:table-cell office:value-type="float" office:value="0.13908604">
            <text:p>0.13908604</text:p>
          </table:table-cell>
          <table:table-cell office:value-type="float" office:value="0.15192159">
            <text:p>0.15192159</text:p>
          </table:table-cell>
          <table:table-cell office:value-type="float" office:value="0.09117114">
            <text:p>0.09117114</text:p>
          </table:table-cell>
          <table:table-cell office:value-type="float" office:value="0.05553782">
            <text:p>0.05553782</text:p>
          </table:table-cell>
          <table:table-cell office:value-type="float" office:value="0.04093659">
            <text:p>0.04093659</text:p>
          </table:table-cell>
          <table:table-cell office:value-type="float" office:value="0.051894575">
            <text:p>0.051894575</text:p>
          </table:table-cell>
          <table:table-cell office:value-type="float" office:value="0.03597977">
            <text:p>0.03597977</text:p>
          </table:table-cell>
          <table:table-cell office:value-type="float" office:value="0.046063084">
            <text:p>0.046063084</text:p>
          </table:table-cell>
          <table:table-cell office:value-type="float" office:value="0.03631618">
            <text:p>0.03631618</text:p>
          </table:table-cell>
          <table:table-cell office:value-type="float" office:value="0.038092848">
            <text:p>0.038092848</text:p>
          </table:table-cell>
          <table:table-cell office:value-type="float" office:value="0.033284873">
            <text:p>0.033284873</text:p>
          </table:table-cell>
          <table:table-cell office:value-type="float" office:value="0.037914388">
            <text:p>0.037914388</text:p>
          </table:table-cell>
          <table:table-cell office:value-type="float" office:value="0.028083416">
            <text:p>0.028083416</text:p>
          </table:table-cell>
          <table:table-cell office:value-type="float" office:value="0.034841996">
            <text:p>0.034841996</text:p>
          </table:table-cell>
          <table:table-cell office:value-type="float" office:value="0.029036585">
            <text:p>0.029036585</text:p>
          </table:table-cell>
          <table:table-cell office:value-type="float" office:value="0.032994896">
            <text:p>0.032994896</text:p>
          </table:table-cell>
          <table:table-cell office:value-type="float" office:value="0.03011577">
            <text:p>0.03011577</text:p>
          </table:table-cell>
          <table:table-cell office:value-type="float" office:value="0.03803384">
            <text:p>0.03803384</text:p>
          </table:table-cell>
          <table:table-cell office:value-type="float" office:value="0.042521928">
            <text:p>0.042521928</text:p>
          </table:table-cell>
          <table:table-cell office:value-type="float" office:value="0.037424628">
            <text:p>0.037424628</text:p>
          </table:table-cell>
          <table:table-cell office:value-type="float" office:value="0.043720357">
            <text:p>0.043720357</text:p>
          </table:table-cell>
          <table:table-cell office:value-type="float" office:value="0.030880839">
            <text:p>0.030880839</text:p>
          </table:table-cell>
          <table:table-cell office:value-type="float" office:value="0.034511134">
            <text:p>0.034511134</text:p>
          </table:table-cell>
          <table:table-cell office:value-type="float" office:value="0.042265765">
            <text:p>0.042265765</text:p>
          </table:table-cell>
          <table:table-cell office:value-type="float" office:value="0.03394693">
            <text:p>0.03394693</text:p>
          </table:table-cell>
          <table:table-cell office:value-type="float" office:value="0.033520173">
            <text:p>0.033520173</text:p>
          </table:table-cell>
          <table:table-cell office:value-type="float" office:value="0.033026636">
            <text:p>0.033026636</text:p>
          </table:table-cell>
          <table:table-cell office:value-type="float" office:value="0.034835525">
            <text:p>0.034835525</text:p>
          </table:table-cell>
          <table:table-cell office:value-type="float" office:value="0.04028049">
            <text:p>0.04028049</text:p>
          </table:table-cell>
          <table:table-cell office:value-type="float" office:value="0.03763884">
            <text:p>0.03763884</text:p>
          </table:table-cell>
          <table:table-cell office:value-type="float" office:value="0.028202487">
            <text:p>0.028202487</text:p>
          </table:table-cell>
          <table:table-cell office:value-type="float" office:value="0.025536869">
            <text:p>0.025536869</text:p>
          </table:table-cell>
          <table:table-cell office:value-type="float" office:value="0.02198597">
            <text:p>0.02198597</text:p>
          </table:table-cell>
          <table:table-cell office:value-type="float" office:value="0.020986898">
            <text:p>0.020986898</text:p>
          </table:table-cell>
          <table:table-cell office:value-type="float" office:value="0.023449333">
            <text:p>0.023449333</text:p>
          </table:table-cell>
          <table:table-cell office:value-type="float" office:value="0.022416992">
            <text:p>0.022416992</text:p>
          </table:table-cell>
          <table:table-cell office:value-type="float" office:value="0.023022156">
            <text:p>0.023022156</text:p>
          </table:table-cell>
          <table:table-cell office:value-type="float" office:value="0.02714598">
            <text:p>0.02714598</text:p>
          </table:table-cell>
          <table:table-cell office:value-type="float" office:value="0.022804404">
            <text:p>0.022804404</text:p>
          </table:table-cell>
          <table:table-cell office:value-type="float" office:value="0.020624965">
            <text:p>0.020624965</text:p>
          </table:table-cell>
          <table:table-cell office:value-type="float" office:value="0.02787555">
            <text:p>0.02787555</text:p>
          </table:table-cell>
          <table:table-cell office:value-type="float" office:value="0.020501884">
            <text:p>0.020501884</text:p>
          </table:table-cell>
          <table:table-cell office:value-type="float" office:value="0.018059548">
            <text:p>0.018059548</text:p>
          </table:table-cell>
          <table:table-cell office:value-type="float" office:value="0.023705674">
            <text:p>0.023705674</text:p>
          </table:table-cell>
          <table:table-cell office:value-type="float" office:value="0.019663488">
            <text:p>0.019663488</text:p>
          </table:table-cell>
          <table:table-cell office:value-type="float" office:value="0.018993273">
            <text:p>0.018993273</text:p>
          </table:table-cell>
          <table:table-cell office:value-type="float" office:value="0.018227203">
            <text:p>0.018227203</text:p>
          </table:table-cell>
          <table:table-cell office:value-type="float" office:value="0.016855875">
            <text:p>0.016855875</text:p>
          </table:table-cell>
          <table:table-cell office:value-type="float" office:value="0.015799314">
            <text:p>0.015799314</text:p>
          </table:table-cell>
          <table:table-cell office:value-type="float" office:value="0.014639029">
            <text:p>0.014639029</text:p>
          </table:table-cell>
          <table:table-cell office:value-type="float" office:value="0.014057515">
            <text:p>0.014057515</text:p>
          </table:table-cell>
          <table:table-cell office:value-type="float" office:value="0.0127190575">
            <text:p>0.0127190575</text:p>
          </table:table-cell>
          <table:table-cell office:value-type="float" office:value="0.014090015">
            <text:p>0.014090015</text:p>
          </table:table-cell>
          <table:table-cell office:value-type="float" office:value="0.013461257">
            <text:p>0.013461257</text:p>
          </table:table-cell>
          <table:table-cell office:value-type="float" office:value="0.012626155">
            <text:p>0.012626155</text:p>
          </table:table-cell>
          <table:table-cell office:value-type="float" office:value="0.013124042">
            <text:p>0.013124042</text:p>
          </table:table-cell>
          <table:table-cell office:value-type="float" office:value="0.012982735">
            <text:p>0.012982735</text:p>
          </table:table-cell>
          <table:table-cell office:value-type="float" office:value="0.0125017">
            <text:p>0.0125017</text:p>
          </table:table-cell>
          <table:table-cell office:value-type="float" office:value="0.011651706">
            <text:p>0.011651706</text:p>
          </table:table-cell>
          <table:table-cell office:value-type="float" office:value="0.010603823">
            <text:p>0.010603823</text:p>
          </table:table-cell>
          <table:table-cell office:value-type="float" office:value="0.011071216">
            <text:p>0.011071216</text:p>
          </table:table-cell>
          <table:table-cell office:value-type="float" office:value="0.01317478">
            <text:p>0.01317478</text:p>
          </table:table-cell>
          <table:table-cell office:value-type="float" office:value="0.010306435">
            <text:p>0.010306435</text:p>
          </table:table-cell>
          <table:table-cell office:value-type="float" office:value="0.010895201">
            <text:p>0.010895201</text:p>
          </table:table-cell>
          <table:table-cell office:value-type="float" office:value="0.011354169">
            <text:p>0.011354169</text:p>
          </table:table-cell>
          <table:table-cell office:value-type="float" office:value="0.010557443">
            <text:p>0.010557443</text:p>
          </table:table-cell>
          <table:table-cell office:value-type="float" office:value="0.009920924">
            <text:p>0.009920924</text:p>
          </table:table-cell>
          <table:table-cell office:value-type="float" office:value="0.009695259">
            <text:p>0.009695259</text:p>
          </table:table-cell>
          <table:table-cell office:value-type="float" office:value="0.010302902">
            <text:p>0.010302902</text:p>
          </table:table-cell>
          <table:table-cell office:value-type="float" office:value="0.011073669">
            <text:p>0.011073669</text:p>
          </table:table-cell>
          <table:table-cell office:value-type="float" office:value="0.0098468205">
            <text:p>0.0098468205</text:p>
          </table:table-cell>
          <table:table-cell office:value-type="float" office:value="0.009808778">
            <text:p>0.009808778</text:p>
          </table:table-cell>
          <table:table-cell office:value-type="float" office:value="0.009542462">
            <text:p>0.009542462</text:p>
          </table:table-cell>
          <table:table-cell office:value-type="float" office:value="0.010742474">
            <text:p>0.010742474</text:p>
          </table:table-cell>
          <table:table-cell office:value-type="float" office:value="0.009957201">
            <text:p>0.009957201</text:p>
          </table:table-cell>
          <table:table-cell office:value-type="float" office:value="0.008914867">
            <text:p>0.008914867</text:p>
          </table:table-cell>
          <table:table-cell office:value-type="float" office:value="0.010448293">
            <text:p>0.010448293</text:p>
          </table:table-cell>
          <table:table-cell office:value-type="float" office:value="0.010079459">
            <text:p>0.010079459</text:p>
          </table:table-cell>
          <table:table-cell office:value-type="float" office:value="0.010586089">
            <text:p>0.010586089</text:p>
          </table:table-cell>
          <table:table-cell office:value-type="float" office:value="0.009191545">
            <text:p>0.009191545</text:p>
          </table:table-cell>
          <table:table-cell office:value-type="float" office:value="0.009627284">
            <text:p>0.009627284</text:p>
          </table:table-cell>
          <table:table-cell office:value-type="float" office:value="0.00983881">
            <text:p>0.00983881</text:p>
          </table:table-cell>
          <table:table-cell office:value-type="float" office:value="0.0089521445">
            <text:p>0.0089521445</text:p>
          </table:table-cell>
          <table:table-cell office:value-type="float" office:value="0.008837094">
            <text:p>0.008837094</text:p>
          </table:table-cell>
          <table:table-cell office:value-type="float" office:value="0.008885836">
            <text:p>0.008885836</text:p>
          </table:table-cell>
          <table:table-cell office:value-type="float" office:value="0.008632846">
            <text:p>0.008632846</text:p>
          </table:table-cell>
          <table:table-cell office:value-type="float" office:value="0.0082248775">
            <text:p>0.0082248775</text:p>
          </table:table-cell>
          <table:table-cell office:value-type="float" office:value="0.008596276">
            <text:p>0.008596276</text:p>
          </table:table-cell>
          <table:table-cell office:value-type="float" office:value="0.0090994425">
            <text:p>0.0090994425</text:p>
          </table:table-cell>
          <table:table-cell office:value-type="float" office:value="0.008656652">
            <text:p>0.008656652</text:p>
          </table:table-cell>
          <table:table-cell office:value-type="float" office:value="0.007918963">
            <text:p>0.007918963</text:p>
          </table:table-cell>
          <table:table-cell office:value-type="float" office:value="0.007883684">
            <text:p>0.007883684</text:p>
          </table:table-cell>
          <table:table-cell office:value-type="float" office:value="0.008707314">
            <text:p>0.008707314</text:p>
          </table:table-cell>
          <table:table-cell office:value-type="float" office:value="0.009045614">
            <text:p>0.009045614</text:p>
          </table:table-cell>
          <table:table-cell office:value-type="float" office:value="0.0076727495">
            <text:p>0.0076727495</text:p>
          </table:table-cell>
          <table:table-cell office:value-type="float" office:value="0.0077915196">
            <text:p>0.0077915196</text:p>
          </table:table-cell>
          <table:table-cell office:value-type="float" office:value="0.0076853093">
            <text:p>0.0076853093</text:p>
          </table:table-cell>
          <table:table-cell office:value-type="float" office:value="0.0067407233">
            <text:p>0.0067407233</text:p>
          </table:table-cell>
          <table:table-cell office:value-type="float" office:value="0.007733773">
            <text:p>0.007733773</text:p>
          </table:table-cell>
          <table:table-cell office:value-type="float" office:value="0.006682742">
            <text:p>0.006682742</text:p>
          </table:table-cell>
          <table:table-cell office:value-type="float" office:value="0.007578006">
            <text:p>0.007578006</text:p>
          </table:table-cell>
          <table:table-cell office:value-type="float" office:value="0.008060986">
            <text:p>0.008060986</text:p>
          </table:table-cell>
          <table:table-cell office:value-type="float" office:value="0.007484988">
            <text:p>0.007484988</text:p>
          </table:table-cell>
          <table:table-cell office:value-type="float" office:value="0.0070329024">
            <text:p>0.0070329024</text:p>
          </table:table-cell>
          <table:table-cell office:value-type="float" office:value="0.0063860933">
            <text:p>0.0063860933</text:p>
          </table:table-cell>
          <table:table-cell office:value-type="float" office:value="0.00631791">
            <text:p>0.00631791</text:p>
          </table:table-cell>
          <table:table-cell office:value-type="float" office:value="0.0068952492">
            <text:p>0.0068952492</text:p>
          </table:table-cell>
          <table:table-cell office:value-type="float" office:value="0.006975339">
            <text:p>0.006975339</text:p>
          </table:table-cell>
          <table:table-cell office:value-type="float" office:value="0.0073905042">
            <text:p>0.0073905042</text:p>
          </table:table-cell>
          <table:table-cell office:value-type="float" office:value="0.006467983">
            <text:p>0.006467983</text:p>
          </table:table-cell>
          <table:table-cell office:value-type="float" office:value="0.006219846">
            <text:p>0.006219846</text:p>
          </table:table-cell>
          <table:table-cell office:value-type="float" office:value="0.006154198">
            <text:p>0.006154198</text:p>
          </table:table-cell>
          <table:table-cell office:value-type="float" office:value="0.0064191055">
            <text:p>0.0064191055</text:p>
          </table:table-cell>
          <table:table-cell office:value-type="float" office:value="0.006740463">
            <text:p>0.006740463</text:p>
          </table:table-cell>
          <table:table-cell office:value-type="float" office:value="0.0069347937">
            <text:p>0.0069347937</text:p>
          </table:table-cell>
          <table:table-cell office:value-type="float" office:value="0.006759558">
            <text:p>0.006759558</text:p>
          </table:table-cell>
          <table:table-cell office:value-type="float" office:value="0.006526159">
            <text:p>0.006526159</text:p>
          </table:table-cell>
          <table:table-cell office:value-type="float" office:value="0.007118584">
            <text:p>0.007118584</text:p>
          </table:table-cell>
          <table:table-cell office:value-type="float" office:value="0.0071291346">
            <text:p>0.0071291346</text:p>
          </table:table-cell>
          <table:table-cell office:value-type="float" office:value="0.0075515285">
            <text:p>0.0075515285</text:p>
          </table:table-cell>
          <table:table-cell office:value-type="float" office:value="0.007243041">
            <text:p>0.007243041</text:p>
          </table:table-cell>
          <table:table-cell office:value-type="float" office:value="0.0068330914">
            <text:p>0.0068330914</text:p>
          </table:table-cell>
          <table:table-cell office:value-type="float" office:value="0.0063218884">
            <text:p>0.0063218884</text:p>
          </table:table-cell>
          <table:table-cell office:value-type="float" office:value="0.0064092404">
            <text:p>0.0064092404</text:p>
          </table:table-cell>
          <table:table-cell office:value-type="float" office:value="0.006445301">
            <text:p>0.006445301</text:p>
          </table:table-cell>
          <table:table-cell office:value-type="float" office:value="0.0058458974">
            <text:p>0.0058458974</text:p>
          </table:table-cell>
          <table:table-cell office:value-type="float" office:value="0.005225255">
            <text:p>0.005225255</text:p>
          </table:table-cell>
          <table:table-cell office:value-type="float" office:value="0.00600552">
            <text:p>0.00600552</text:p>
          </table:table-cell>
          <table:table-cell office:value-type="float" office:value="0.006447679">
            <text:p>0.006447679</text:p>
          </table:table-cell>
          <table:table-cell office:value-type="float" office:value="0.0059056054">
            <text:p>0.0059056054</text:p>
          </table:table-cell>
          <table:table-cell office:value-type="float" office:value="0.0059286663">
            <text:p>0.0059286663</text:p>
          </table:table-cell>
          <table:table-cell office:value-type="float" office:value="0.005370036">
            <text:p>0.005370036</text:p>
          </table:table-cell>
          <table:table-cell office:value-type="float" office:value="0.0054943226">
            <text:p>0.0054943226</text:p>
          </table:table-cell>
          <table:table-cell office:value-type="float" office:value="0.0055992496">
            <text:p>0.0055992496</text:p>
          </table:table-cell>
          <table:table-cell office:value-type="float" office:value="0.0060980036">
            <text:p>0.0060980036</text:p>
          </table:table-cell>
          <table:table-cell office:value-type="float" office:value="0.004893318">
            <text:p>0.004893318</text:p>
          </table:table-cell>
          <table:table-cell office:value-type="float" office:value="0.0054312255">
            <text:p>0.0054312255</text:p>
          </table:table-cell>
          <table:table-cell office:value-type="float" office:value="0.0052922927">
            <text:p>0.0052922927</text:p>
          </table:table-cell>
          <table:table-cell office:value-type="float" office:value="0.0055045346">
            <text:p>0.0055045346</text:p>
          </table:table-cell>
          <table:table-cell office:value-type="float" office:value="0.0054135085">
            <text:p>0.0054135085</text:p>
          </table:table-cell>
          <table:table-cell office:value-type="float" office:value="0.004894958">
            <text:p>0.004894958</text:p>
          </table:table-cell>
          <table:table-cell office:value-type="float" office:value="0.0051993607">
            <text:p>0.0051993607</text:p>
          </table:table-cell>
          <table:table-cell office:value-type="float" office:value="0.0054979054">
            <text:p>0.0054979054</text:p>
          </table:table-cell>
          <table:table-cell office:value-type="float" office:value="0.005169374">
            <text:p>0.005169374</text:p>
          </table:table-cell>
          <table:table-cell office:value-type="float" office:value="0.0046963925">
            <text:p>0.0046963925</text:p>
          </table:table-cell>
          <table:table-cell office:value-type="float" office:value="0.0044949823">
            <text:p>0.0044949823</text:p>
          </table:table-cell>
          <table:table-cell office:value-type="float" office:value="0.004638734">
            <text:p>0.004638734</text:p>
          </table:table-cell>
          <table:table-cell office:value-type="float" office:value="0.0049268873">
            <text:p>0.0049268873</text:p>
          </table:table-cell>
          <table:table-cell office:value-type="float" office:value="0.0048749964">
            <text:p>0.0048749964</text:p>
          </table:table-cell>
          <table:table-cell office:value-type="float" office:value="0.0044632857">
            <text:p>0.0044632857</text:p>
          </table:table-cell>
          <table:table-cell office:value-type="float" office:value="0.0044757407">
            <text:p>0.0044757407</text:p>
          </table:table-cell>
          <table:table-cell office:value-type="float" office:value="0.0044334736">
            <text:p>0.0044334736</text:p>
          </table:table-cell>
          <table:table-cell office:value-type="float" office:value="0.00455226">
            <text:p>0.00455226</text:p>
          </table:table-cell>
          <table:table-cell office:value-type="float" office:value="0.004527265">
            <text:p>0.004527265</text:p>
          </table:table-cell>
          <table:table-cell office:value-type="float" office:value="0.0049455054">
            <text:p>0.0049455054</text:p>
          </table:table-cell>
          <table:table-cell office:value-type="float" office:value="0.004944721">
            <text:p>0.004944721</text:p>
          </table:table-cell>
          <table:table-cell office:value-type="float" office:value="0.004397671">
            <text:p>0.004397671</text:p>
          </table:table-cell>
          <table:table-cell office:value-type="float" office:value="0.004491115">
            <text:p>0.004491115</text:p>
          </table:table-cell>
          <table:table-cell office:value-type="float" office:value="0.0049462644">
            <text:p>0.0049462644</text:p>
          </table:table-cell>
          <table:table-cell office:value-type="float" office:value="0.0043511535">
            <text:p>0.0043511535</text:p>
          </table:table-cell>
          <table:table-cell office:value-type="float" office:value="0.0035615508">
            <text:p>0.0035615508</text:p>
          </table:table-cell>
          <table:table-cell office:value-type="float" office:value="0.0038173138">
            <text:p>0.0038173138</text:p>
          </table:table-cell>
          <table:table-cell office:value-type="float" office:value="0.0040060864">
            <text:p>0.0040060864</text:p>
          </table:table-cell>
          <table:table-cell office:value-type="float" office:value="0.004370491">
            <text:p>0.004370491</text:p>
          </table:table-cell>
          <table:table-cell office:value-type="float" office:value="0.0039324434">
            <text:p>0.0039324434</text:p>
          </table:table-cell>
          <table:table-cell office:value-type="float" office:value="0.0036532993">
            <text:p>0.0036532993</text:p>
          </table:table-cell>
          <table:table-cell office:value-type="float" office:value="0.0037560374">
            <text:p>0.0037560374</text:p>
          </table:table-cell>
          <table:table-cell office:value-type="float" office:value="0.00391769">
            <text:p>0.00391769</text:p>
          </table:table-cell>
          <table:table-cell office:value-type="float" office:value="0.003429956">
            <text:p>0.003429956</text:p>
          </table:table-cell>
          <table:table-cell office:value-type="float" office:value="0.0030970084">
            <text:p>0.0030970084</text:p>
          </table:table-cell>
          <table:table-cell office:value-type="float" office:value="0.002975192">
            <text:p>0.002975192</text:p>
          </table:table-cell>
          <table:table-cell office:value-type="float" office:value="0.0034070413">
            <text:p>0.0034070413</text:p>
          </table:table-cell>
          <table:table-cell office:value-type="float" office:value="0.0034636043">
            <text:p>0.0034636043</text:p>
          </table:table-cell>
          <table:table-cell office:value-type="float" office:value="0.0033076012">
            <text:p>0.0033076012</text:p>
          </table:table-cell>
          <table:table-cell office:value-type="float" office:value="0.0035043438">
            <text:p>0.0035043438</text:p>
          </table:table-cell>
          <table:table-cell office:value-type="float" office:value="0.0033875888">
            <text:p>0.0033875888</text:p>
          </table:table-cell>
          <table:table-cell office:value-type="float" office:value="0.0030812174">
            <text:p>0.0030812174</text:p>
          </table:table-cell>
          <table:table-cell office:value-type="float" office:value="0.0030489222">
            <text:p>0.0030489222</text:p>
          </table:table-cell>
          <table:table-cell office:value-type="float" office:value="0.0031982244">
            <text:p>0.0031982244</text:p>
          </table:table-cell>
          <table:table-cell office:value-type="float" office:value="0.003107445">
            <text:p>0.003107445</text:p>
          </table:table-cell>
          <table:table-cell office:value-type="float" office:value="0.0031893898">
            <text:p>0.0031893898</text:p>
          </table:table-cell>
          <table:table-cell office:value-type="float" office:value="0.003156682">
            <text:p>0.003156682</text:p>
          </table:table-cell>
          <table:table-cell office:value-type="float" office:value="0.0028302514">
            <text:p>0.0028302514</text:p>
          </table:table-cell>
          <table:table-cell office:value-type="float" office:value="0.0026819108">
            <text:p>0.0026819108</text:p>
          </table:table-cell>
          <table:table-cell office:value-type="float" office:value="0.0028640071">
            <text:p>0.0028640071</text:p>
          </table:table-cell>
          <table:table-cell office:value-type="float" office:value="0.0024127588">
            <text:p>0.0024127588</text:p>
          </table:table-cell>
          <table:table-cell office:value-type="float" office:value="0.0014428463">
            <text:p>0.0014428463</text:p>
          </table:table-cell>
          <table:table-cell office:value-type="float" office:value="0.0014615422">
            <text:p>0.0014615422</text:p>
          </table:table-cell>
          <table:table-cell office:value-type="float" office:value="0.0017272325">
            <text:p>0.0017272325</text:p>
          </table:table-cell>
          <table:table-cell office:value-type="float" office:value="0.0019735638">
            <text:p>0.0019735638</text:p>
          </table:table-cell>
          <table:table-cell office:value-type="float" office:value="0.0016340667">
            <text:p>0.0016340667</text:p>
          </table:table-cell>
          <table:table-cell office:value-type="float" office:value="0.0013282839">
            <text:p>0.0013282839</text:p>
          </table:table-cell>
          <table:table-cell office:value-type="float" office:value="0.0011705507">
            <text:p>0.0011705507</text:p>
          </table:table-cell>
          <table:table-cell office:value-type="float" office:value="0.0013421167">
            <text:p>0.0013421167</text:p>
          </table:table-cell>
          <table:table-cell office:value-type="float" office:value="0.0018090354">
            <text:p>0.0018090354</text:p>
          </table:table-cell>
          <table:table-cell office:value-type="float" office:value="0.0016111013">
            <text:p>0.0016111013</text:p>
          </table:table-cell>
          <table:table-cell office:value-type="float" office:value="0.0015038684">
            <text:p>0.0015038684</text:p>
          </table:table-cell>
          <table:table-cell office:value-type="float" office:value="0.0018330904">
            <text:p>0.0018330904</text:p>
          </table:table-cell>
          <table:table-cell office:value-type="float" office:value="0.0019616673">
            <text:p>0.0019616673</text:p>
          </table:table-cell>
          <table:table-cell office:value-type="float" office:value="0.0018745684">
            <text:p>0.0018745684</text:p>
          </table:table-cell>
          <table:table-cell office:value-type="float" office:value="0.0016727424">
            <text:p>0.0016727424</text:p>
          </table:table-cell>
          <table:table-cell office:value-type="float" office:value="0.0013901662">
            <text:p>0.0013901662</text:p>
          </table:table-cell>
          <table:table-cell office:value-type="float" office:value="0.0011953743">
            <text:p>0.0011953743</text:p>
          </table:table-cell>
          <table:table-cell office:value-type="float" office:value="0.0013295308">
            <text:p>0.0013295308</text:p>
          </table:table-cell>
          <table:table-cell office:value-type="float" office:value="0.0016435712">
            <text:p>0.0016435712</text:p>
          </table:table-cell>
          <table:table-cell table:style-name="Default" office:value-type="float" office:value="0.0017229541">
            <text:p>0.0017229541</text:p>
          </table:table-cell>
          <table:table-cell table:style-name="Default" office:value-type="float" office:value="0.001826865">
            <text:p>0.001826865</text:p>
          </table:table-cell>
          <table:table-cell office:value-type="float" office:value="0.001667171">
            <text:p>0.001667171</text:p>
          </table:table-cell>
          <table:table-cell office:value-type="float" office:value="0.0012875744">
            <text:p>0.0012875744</text:p>
          </table:table-cell>
          <table:table-cell office:value-type="float" office:value="0.001444922">
            <text:p>0.001444922</text:p>
          </table:table-cell>
          <table:table-cell office:value-type="float" office:value="0.0018572402">
            <text:p>0.0018572402</text:p>
          </table:table-cell>
          <table:table-cell office:value-type="float" office:value="0.0016350576">
            <text:p>0.0016350576</text:p>
          </table:table-cell>
          <table:table-cell office:value-type="float" office:value="0.0013048002">
            <text:p>0.0013048002</text:p>
          </table:table-cell>
          <table:table-cell office:value-type="float" office:value="0.0013252523">
            <text:p>0.0013252523</text:p>
          </table:table-cell>
          <table:table-cell office:value-type="float" office:value="0.0016411723">
            <text:p>0.0016411723</text:p>
          </table:table-cell>
          <table:table-cell office:value-type="float" office:value="0.0017907029">
            <text:p>0.0017907029</text:p>
          </table:table-cell>
          <table:table-cell office:value-type="float" office:value="0.0015459574">
            <text:p>0.0015459574</text:p>
          </table:table-cell>
          <table:table-cell office:value-type="float" office:value="0.0013541979">
            <text:p>0.0013541979</text:p>
          </table:table-cell>
          <table:table-cell office:value-type="float" office:value="0.0011706238">
            <text:p>0.0011706238</text:p>
          </table:table-cell>
          <table:table-cell office:value-type="float" office:value="0.0011833742">
            <text:p>0.0011833742</text:p>
          </table:table-cell>
          <table:table-cell office:value-type="float" office:value="0.0013241314">
            <text:p>0.0013241314</text:p>
          </table:table-cell>
          <table:table-cell office:value-type="float" office:value="0.0014080935">
            <text:p>0.0014080935</text:p>
          </table:table-cell>
          <table:table-cell office:value-type="float" office:value="0.0014485028">
            <text:p>0.0014485028</text:p>
          </table:table-cell>
          <table:table-cell office:value-type="float" office:value="0.0014354328">
            <text:p>0.0014354328</text:p>
          </table:table-cell>
          <table:table-cell office:value-type="float" office:value="0.00135548">
            <text:p>0.00135548</text:p>
          </table:table-cell>
          <table:table-cell office:value-type="float" office:value="0.001226575">
            <text:p>0.001226575</text:p>
          </table:table-cell>
          <table:table-cell office:value-type="float" office:value="0.001255293">
            <text:p>0.001255293</text:p>
          </table:table-cell>
          <table:table-cell office:value-type="float" office:value="0.0012712756">
            <text:p>0.0012712756</text:p>
          </table:table-cell>
          <table:table-cell office:value-type="float" office:value="0.0011900344">
            <text:p>0.0011900344</text:p>
          </table:table-cell>
          <table:table-cell office:value-type="float" office:value="0.0011695847">
            <text:p>0.0011695847</text:p>
          </table:table-cell>
          <table:table-cell office:value-type="float" office:value="0.0011542515">
            <text:p>0.0011542515</text:p>
          </table:table-cell>
          <table:table-cell office:value-type="float" office:value="0.0011498813">
            <text:p>0.0011498813</text:p>
          </table:table-cell>
          <table:table-cell office:value-type="float" office:value="0.0011516748">
            <text:p>0.0011516748</text:p>
          </table:table-cell>
          <table:table-cell office:value-type="float" office:value="0.0011580362">
            <text:p>0.0011580362</text:p>
          </table:table-cell>
          <table:table-cell office:value-type="float" office:value="0.0011627031">
            <text:p>0.0011627031</text:p>
          </table:table-cell>
          <table:table-cell office:value-type="float" office:value="0.0011616184">
            <text:p>0.0011616184</text:p>
          </table:table-cell>
          <table:table-cell office:value-type="float" office:value="0.001165445">
            <text:p>0.001165445</text:p>
          </table:table-cell>
          <table:table-cell office:value-type="float" office:value="0.0011694696">
            <text:p>0.0011694696</text:p>
          </table:table-cell>
          <table:table-cell office:value-type="float" office:value="0.0011781104">
            <text:p>0.0011781104</text:p>
          </table:table-cell>
          <table:table-cell office:value-type="float" office:value="0.0011789807">
            <text:p>0.0011789807</text:p>
          </table:table-cell>
          <table:table-cell office:value-type="float" office:value="0.0011801586">
            <text:p>0.0011801586</text:p>
          </table:table-cell>
          <table:table-cell office:value-type="float" office:value="0.0011850669">
            <text:p>0.0011850669</text:p>
          </table:table-cell>
          <table:table-cell office:value-type="float" office:value="0.0011922461">
            <text:p>0.0011922461</text:p>
          </table:table-cell>
          <table:table-cell office:value-type="float" office:value="0.001196889">
            <text:p>0.001196889</text:p>
          </table:table-cell>
          <table:table-cell office:value-type="float" office:value="0.0011964962">
            <text:p>0.0011964962</text:p>
          </table:table-cell>
          <table:table-cell office:value-type="float" office:value="0.0011984535">
            <text:p>0.0011984535</text:p>
          </table:table-cell>
          <table:table-cell office:value-type="float" office:value="0.001204695">
            <text:p>0.001204695</text:p>
          </table:table-cell>
          <table:table-cell office:value-type="float" office:value="0.0012133771">
            <text:p>0.0012133771</text:p>
          </table:table-cell>
          <table:table-cell office:value-type="float" office:value="0.0012142871">
            <text:p>0.0012142871</text:p>
          </table:table-cell>
          <table:table-cell office:value-type="float" office:value="0.0012152834">
            <text:p>0.0012152834</text:p>
          </table:table-cell>
          <table:table-cell office:value-type="float" office:value="0.001220971">
            <text:p>0.001220971</text:p>
          </table:table-cell>
          <table:table-cell office:value-type="float" office:value="0.0012281429">
            <text:p>0.0012281429</text:p>
          </table:table-cell>
          <table:table-cell office:value-type="float" office:value="0.0012300644">
            <text:p>0.0012300644</text:p>
          </table:table-cell>
          <table:table-cell office:value-type="float" office:value="0.0012312717">
            <text:p>0.0012312717</text:p>
          </table:table-cell>
          <table:table-cell office:value-type="float" office:value="0.0012340186">
            <text:p>0.0012340186</text:p>
          </table:table-cell>
          <table:table-cell/>
        </table:table-row>
        <table:table-row table:style-name="ro1">
          <table:table-cell office:value-type="string">
            <text:p>/mnt/share/Music/Albums/Tool/Tool - Salival/Tool - Salival - 09 - Maynard's Dick.mp3</text:p>
          </table:table-cell>
          <table:table-cell office:value-type="float" office:value="0.17050119">
            <text:p>0.17050119</text:p>
          </table:table-cell>
          <table:table-cell office:value-type="float" office:value="0.26945662">
            <text:p>0.26945662</text:p>
          </table:table-cell>
          <table:table-cell office:value-type="float" office:value="0.17566167">
            <text:p>0.17566167</text:p>
          </table:table-cell>
          <table:table-cell office:value-type="float" office:value="0.09802365">
            <text:p>0.09802365</text:p>
          </table:table-cell>
          <table:table-cell office:value-type="float" office:value="0.06981187">
            <text:p>0.06981187</text:p>
          </table:table-cell>
          <table:table-cell office:value-type="float" office:value="0.112385705">
            <text:p>0.112385705</text:p>
          </table:table-cell>
          <table:table-cell office:value-type="float" office:value="0.048556354">
            <text:p>0.048556354</text:p>
          </table:table-cell>
          <table:table-cell office:value-type="float" office:value="0.057491783">
            <text:p>0.057491783</text:p>
          </table:table-cell>
          <table:table-cell office:value-type="float" office:value="0.044694234">
            <text:p>0.044694234</text:p>
          </table:table-cell>
          <table:table-cell office:value-type="float" office:value="0.04484553">
            <text:p>0.04484553</text:p>
          </table:table-cell>
          <table:table-cell office:value-type="float" office:value="0.04447303">
            <text:p>0.04447303</text:p>
          </table:table-cell>
          <table:table-cell office:value-type="float" office:value="0.061950702">
            <text:p>0.061950702</text:p>
          </table:table-cell>
          <table:table-cell office:value-type="float" office:value="0.035969976">
            <text:p>0.035969976</text:p>
          </table:table-cell>
          <table:table-cell office:value-type="float" office:value="0.046606634">
            <text:p>0.046606634</text:p>
          </table:table-cell>
          <table:table-cell office:value-type="float" office:value="0.037249345">
            <text:p>0.037249345</text:p>
          </table:table-cell>
          <table:table-cell office:value-type="float" office:value="0.046213504">
            <text:p>0.046213504</text:p>
          </table:table-cell>
          <table:table-cell office:value-type="float" office:value="0.038563184">
            <text:p>0.038563184</text:p>
          </table:table-cell>
          <table:table-cell office:value-type="float" office:value="0.06096555">
            <text:p>0.06096555</text:p>
          </table:table-cell>
          <table:table-cell office:value-type="float" office:value="0.05691152">
            <text:p>0.05691152</text:p>
          </table:table-cell>
          <table:table-cell office:value-type="float" office:value="0.048068993">
            <text:p>0.048068993</text:p>
          </table:table-cell>
          <table:table-cell office:value-type="float" office:value="0.059901573">
            <text:p>0.059901573</text:p>
          </table:table-cell>
          <table:table-cell office:value-type="float" office:value="0.030379893">
            <text:p>0.030379893</text:p>
          </table:table-cell>
          <table:table-cell office:value-type="float" office:value="0.05081941">
            <text:p>0.05081941</text:p>
          </table:table-cell>
          <table:table-cell office:value-type="float" office:value="0.074151516">
            <text:p>0.074151516</text:p>
          </table:table-cell>
          <table:table-cell office:value-type="float" office:value="0.05664024">
            <text:p>0.05664024</text:p>
          </table:table-cell>
          <table:table-cell office:value-type="float" office:value="0.057910994">
            <text:p>0.057910994</text:p>
          </table:table-cell>
          <table:table-cell office:value-type="float" office:value="0.05421695">
            <text:p>0.05421695</text:p>
          </table:table-cell>
          <table:table-cell office:value-type="float" office:value="0.05701058">
            <text:p>0.05701058</text:p>
          </table:table-cell>
          <table:table-cell office:value-type="float" office:value="0.075441115">
            <text:p>0.075441115</text:p>
          </table:table-cell>
          <table:table-cell office:value-type="float" office:value="0.06416335">
            <text:p>0.06416335</text:p>
          </table:table-cell>
          <table:table-cell office:value-type="float" office:value="0.042801995">
            <text:p>0.042801995</text:p>
          </table:table-cell>
          <table:table-cell office:value-type="float" office:value="0.04339718">
            <text:p>0.04339718</text:p>
          </table:table-cell>
          <table:table-cell office:value-type="float" office:value="0.035242405">
            <text:p>0.035242405</text:p>
          </table:table-cell>
          <table:table-cell office:value-type="float" office:value="0.033399772">
            <text:p>0.033399772</text:p>
          </table:table-cell>
          <table:table-cell office:value-type="float" office:value="0.042829">
            <text:p>0.042829</text:p>
          </table:table-cell>
          <table:table-cell office:value-type="float" office:value="0.038858783">
            <text:p>0.038858783</text:p>
          </table:table-cell>
          <table:table-cell office:value-type="float" office:value="0.03840094">
            <text:p>0.03840094</text:p>
          </table:table-cell>
          <table:table-cell office:value-type="float" office:value="0.052877113">
            <text:p>0.052877113</text:p>
          </table:table-cell>
          <table:table-cell office:value-type="float" office:value="0.04269403">
            <text:p>0.04269403</text:p>
          </table:table-cell>
          <table:table-cell office:value-type="float" office:value="0.038284466">
            <text:p>0.038284466</text:p>
          </table:table-cell>
          <table:table-cell office:value-type="float" office:value="0.061323404">
            <text:p>0.061323404</text:p>
          </table:table-cell>
          <table:table-cell office:value-type="float" office:value="0.041522156">
            <text:p>0.041522156</text:p>
          </table:table-cell>
          <table:table-cell office:value-type="float" office:value="0.034680787">
            <text:p>0.034680787</text:p>
          </table:table-cell>
          <table:table-cell office:value-type="float" office:value="0.050567534">
            <text:p>0.050567534</text:p>
          </table:table-cell>
          <table:table-cell office:value-type="float" office:value="0.038891077">
            <text:p>0.038891077</text:p>
          </table:table-cell>
          <table:table-cell office:value-type="float" office:value="0.035965938">
            <text:p>0.035965938</text:p>
          </table:table-cell>
          <table:table-cell office:value-type="float" office:value="0.033313178">
            <text:p>0.033313178</text:p>
          </table:table-cell>
          <table:table-cell office:value-type="float" office:value="0.03058275">
            <text:p>0.03058275</text:p>
          </table:table-cell>
          <table:table-cell office:value-type="float" office:value="0.029446075">
            <text:p>0.029446075</text:p>
          </table:table-cell>
          <table:table-cell office:value-type="float" office:value="0.029350357">
            <text:p>0.029350357</text:p>
          </table:table-cell>
          <table:table-cell office:value-type="float" office:value="0.031333122">
            <text:p>0.031333122</text:p>
          </table:table-cell>
          <table:table-cell office:value-type="float" office:value="0.029624995">
            <text:p>0.029624995</text:p>
          </table:table-cell>
          <table:table-cell office:value-type="float" office:value="0.034388904">
            <text:p>0.034388904</text:p>
          </table:table-cell>
          <table:table-cell office:value-type="float" office:value="0.033494104">
            <text:p>0.033494104</text:p>
          </table:table-cell>
          <table:table-cell office:value-type="float" office:value="0.03087478">
            <text:p>0.03087478</text:p>
          </table:table-cell>
          <table:table-cell office:value-type="float" office:value="0.03238483">
            <text:p>0.03238483</text:p>
          </table:table-cell>
          <table:table-cell office:value-type="float" office:value="0.031853188">
            <text:p>0.031853188</text:p>
          </table:table-cell>
          <table:table-cell office:value-type="float" office:value="0.030964667">
            <text:p>0.030964667</text:p>
          </table:table-cell>
          <table:table-cell office:value-type="float" office:value="0.028451215">
            <text:p>0.028451215</text:p>
          </table:table-cell>
          <table:table-cell office:value-type="float" office:value="0.025740158">
            <text:p>0.025740158</text:p>
          </table:table-cell>
          <table:table-cell office:value-type="float" office:value="0.02697251">
            <text:p>0.02697251</text:p>
          </table:table-cell>
          <table:table-cell office:value-type="float" office:value="0.03329047">
            <text:p>0.03329047</text:p>
          </table:table-cell>
          <table:table-cell office:value-type="float" office:value="0.024740655">
            <text:p>0.024740655</text:p>
          </table:table-cell>
          <table:table-cell office:value-type="float" office:value="0.026938181">
            <text:p>0.026938181</text:p>
          </table:table-cell>
          <table:table-cell office:value-type="float" office:value="0.028077345">
            <text:p>0.028077345</text:p>
          </table:table-cell>
          <table:table-cell office:value-type="float" office:value="0.026255572">
            <text:p>0.026255572</text:p>
          </table:table-cell>
          <table:table-cell office:value-type="float" office:value="0.023951922">
            <text:p>0.023951922</text:p>
          </table:table-cell>
          <table:table-cell office:value-type="float" office:value="0.023825185">
            <text:p>0.023825185</text:p>
          </table:table-cell>
          <table:table-cell office:value-type="float" office:value="0.025564147">
            <text:p>0.025564147</text:p>
          </table:table-cell>
          <table:table-cell office:value-type="float" office:value="0.028052233">
            <text:p>0.028052233</text:p>
          </table:table-cell>
          <table:table-cell office:value-type="float" office:value="0.024746457">
            <text:p>0.024746457</text:p>
          </table:table-cell>
          <table:table-cell office:value-type="float" office:value="0.024780974">
            <text:p>0.024780974</text:p>
          </table:table-cell>
          <table:table-cell office:value-type="float" office:value="0.023787834">
            <text:p>0.023787834</text:p>
          </table:table-cell>
          <table:table-cell office:value-type="float" office:value="0.027088553">
            <text:p>0.027088553</text:p>
          </table:table-cell>
          <table:table-cell office:value-type="float" office:value="0.025023397">
            <text:p>0.025023397</text:p>
          </table:table-cell>
          <table:table-cell office:value-type="float" office:value="0.022330627">
            <text:p>0.022330627</text:p>
          </table:table-cell>
          <table:table-cell office:value-type="float" office:value="0.027134014">
            <text:p>0.027134014</text:p>
          </table:table-cell>
          <table:table-cell office:value-type="float" office:value="0.025969876">
            <text:p>0.025969876</text:p>
          </table:table-cell>
          <table:table-cell office:value-type="float" office:value="0.027474424">
            <text:p>0.027474424</text:p>
          </table:table-cell>
          <table:table-cell office:value-type="float" office:value="0.023617782">
            <text:p>0.023617782</text:p>
          </table:table-cell>
          <table:table-cell office:value-type="float" office:value="0.024952885">
            <text:p>0.024952885</text:p>
          </table:table-cell>
          <table:table-cell office:value-type="float" office:value="0.025777971">
            <text:p>0.025777971</text:p>
          </table:table-cell>
          <table:table-cell office:value-type="float" office:value="0.023180326">
            <text:p>0.023180326</text:p>
          </table:table-cell>
          <table:table-cell office:value-type="float" office:value="0.023466488">
            <text:p>0.023466488</text:p>
          </table:table-cell>
          <table:table-cell office:value-type="float" office:value="0.023033401">
            <text:p>0.023033401</text:p>
          </table:table-cell>
          <table:table-cell office:value-type="float" office:value="0.022476148">
            <text:p>0.022476148</text:p>
          </table:table-cell>
          <table:table-cell office:value-type="float" office:value="0.021603815">
            <text:p>0.021603815</text:p>
          </table:table-cell>
          <table:table-cell office:value-type="float" office:value="0.02288714">
            <text:p>0.02288714</text:p>
          </table:table-cell>
          <table:table-cell office:value-type="float" office:value="0.024139173">
            <text:p>0.024139173</text:p>
          </table:table-cell>
          <table:table-cell office:value-type="float" office:value="0.022841822">
            <text:p>0.022841822</text:p>
          </table:table-cell>
          <table:table-cell office:value-type="float" office:value="0.020928">
            <text:p>0.020928</text:p>
          </table:table-cell>
          <table:table-cell office:value-type="float" office:value="0.020599918">
            <text:p>0.020599918</text:p>
          </table:table-cell>
          <table:table-cell office:value-type="float" office:value="0.023380516">
            <text:p>0.023380516</text:p>
          </table:table-cell>
          <table:table-cell office:value-type="float" office:value="0.024280485">
            <text:p>0.024280485</text:p>
          </table:table-cell>
          <table:table-cell office:value-type="float" office:value="0.020156147">
            <text:p>0.020156147</text:p>
          </table:table-cell>
          <table:table-cell office:value-type="float" office:value="0.020807795">
            <text:p>0.020807795</text:p>
          </table:table-cell>
          <table:table-cell office:value-type="float" office:value="0.02046793">
            <text:p>0.02046793</text:p>
          </table:table-cell>
          <table:table-cell office:value-type="float" office:value="0.017570607">
            <text:p>0.017570607</text:p>
          </table:table-cell>
          <table:table-cell office:value-type="float" office:value="0.020428216">
            <text:p>0.020428216</text:p>
          </table:table-cell>
          <table:table-cell office:value-type="float" office:value="0.017535318">
            <text:p>0.017535318</text:p>
          </table:table-cell>
          <table:table-cell office:value-type="float" office:value="0.020322932">
            <text:p>0.020322932</text:p>
          </table:table-cell>
          <table:table-cell office:value-type="float" office:value="0.02184661">
            <text:p>0.02184661</text:p>
          </table:table-cell>
          <table:table-cell office:value-type="float" office:value="0.020406984">
            <text:p>0.020406984</text:p>
          </table:table-cell>
          <table:table-cell office:value-type="float" office:value="0.019031523">
            <text:p>0.019031523</text:p>
          </table:table-cell>
          <table:table-cell office:value-type="float" office:value="0.016835498">
            <text:p>0.016835498</text:p>
          </table:table-cell>
          <table:table-cell office:value-type="float" office:value="0.016802361">
            <text:p>0.016802361</text:p>
          </table:table-cell>
          <table:table-cell office:value-type="float" office:value="0.018198721">
            <text:p>0.018198721</text:p>
          </table:table-cell>
          <table:table-cell office:value-type="float" office:value="0.018677024">
            <text:p>0.018677024</text:p>
          </table:table-cell>
          <table:table-cell office:value-type="float" office:value="0.019951416">
            <text:p>0.019951416</text:p>
          </table:table-cell>
          <table:table-cell office:value-type="float" office:value="0.01714684">
            <text:p>0.01714684</text:p>
          </table:table-cell>
          <table:table-cell office:value-type="float" office:value="0.016303461">
            <text:p>0.016303461</text:p>
          </table:table-cell>
          <table:table-cell office:value-type="float" office:value="0.016384926">
            <text:p>0.016384926</text:p>
          </table:table-cell>
          <table:table-cell office:value-type="float" office:value="0.017039374">
            <text:p>0.017039374</text:p>
          </table:table-cell>
          <table:table-cell office:value-type="float" office:value="0.017882662">
            <text:p>0.017882662</text:p>
          </table:table-cell>
          <table:table-cell office:value-type="float" office:value="0.018661838">
            <text:p>0.018661838</text:p>
          </table:table-cell>
          <table:table-cell office:value-type="float" office:value="0.01787501">
            <text:p>0.01787501</text:p>
          </table:table-cell>
          <table:table-cell office:value-type="float" office:value="0.017367562">
            <text:p>0.017367562</text:p>
          </table:table-cell>
          <table:table-cell office:value-type="float" office:value="0.019059518">
            <text:p>0.019059518</text:p>
          </table:table-cell>
          <table:table-cell office:value-type="float" office:value="0.019332442">
            <text:p>0.019332442</text:p>
          </table:table-cell>
          <table:table-cell office:value-type="float" office:value="0.020349681">
            <text:p>0.020349681</text:p>
          </table:table-cell>
          <table:table-cell office:value-type="float" office:value="0.01940786">
            <text:p>0.01940786</text:p>
          </table:table-cell>
          <table:table-cell office:value-type="float" office:value="0.018226521">
            <text:p>0.018226521</text:p>
          </table:table-cell>
          <table:table-cell office:value-type="float" office:value="0.016954083">
            <text:p>0.016954083</text:p>
          </table:table-cell>
          <table:table-cell office:value-type="float" office:value="0.017249238">
            <text:p>0.017249238</text:p>
          </table:table-cell>
          <table:table-cell office:value-type="float" office:value="0.017257579">
            <text:p>0.017257579</text:p>
          </table:table-cell>
          <table:table-cell office:value-type="float" office:value="0.015342363">
            <text:p>0.015342363</text:p>
          </table:table-cell>
          <table:table-cell office:value-type="float" office:value="0.013421904">
            <text:p>0.013421904</text:p>
          </table:table-cell>
          <table:table-cell office:value-type="float" office:value="0.015841408">
            <text:p>0.015841408</text:p>
          </table:table-cell>
          <table:table-cell office:value-type="float" office:value="0.017242933">
            <text:p>0.017242933</text:p>
          </table:table-cell>
          <table:table-cell office:value-type="float" office:value="0.015762782">
            <text:p>0.015762782</text:p>
          </table:table-cell>
          <table:table-cell office:value-type="float" office:value="0.0156584">
            <text:p>0.0156584</text:p>
          </table:table-cell>
          <table:table-cell office:value-type="float" office:value="0.014117619">
            <text:p>0.014117619</text:p>
          </table:table-cell>
          <table:table-cell office:value-type="float" office:value="0.014371477">
            <text:p>0.014371477</text:p>
          </table:table-cell>
          <table:table-cell office:value-type="float" office:value="0.014796703">
            <text:p>0.014796703</text:p>
          </table:table-cell>
          <table:table-cell office:value-type="float" office:value="0.016184852">
            <text:p>0.016184852</text:p>
          </table:table-cell>
          <table:table-cell office:value-type="float" office:value="0.012592704">
            <text:p>0.012592704</text:p>
          </table:table-cell>
          <table:table-cell office:value-type="float" office:value="0.014022951">
            <text:p>0.014022951</text:p>
          </table:table-cell>
          <table:table-cell office:value-type="float" office:value="0.0137184">
            <text:p>0.0137184</text:p>
          </table:table-cell>
          <table:table-cell office:value-type="float" office:value="0.01426635">
            <text:p>0.01426635</text:p>
          </table:table-cell>
          <table:table-cell office:value-type="float" office:value="0.014106806">
            <text:p>0.014106806</text:p>
          </table:table-cell>
          <table:table-cell office:value-type="float" office:value="0.012515607">
            <text:p>0.012515607</text:p>
          </table:table-cell>
          <table:table-cell office:value-type="float" office:value="0.013512445">
            <text:p>0.013512445</text:p>
          </table:table-cell>
          <table:table-cell office:value-type="float" office:value="0.014304119">
            <text:p>0.014304119</text:p>
          </table:table-cell>
          <table:table-cell office:value-type="float" office:value="0.013560141">
            <text:p>0.013560141</text:p>
          </table:table-cell>
          <table:table-cell office:value-type="float" office:value="0.011925541">
            <text:p>0.011925541</text:p>
          </table:table-cell>
          <table:table-cell office:value-type="float" office:value="0.011508866">
            <text:p>0.011508866</text:p>
          </table:table-cell>
          <table:table-cell office:value-type="float" office:value="0.011895228">
            <text:p>0.011895228</text:p>
          </table:table-cell>
          <table:table-cell office:value-type="float" office:value="0.012910482">
            <text:p>0.012910482</text:p>
          </table:table-cell>
          <table:table-cell office:value-type="float" office:value="0.012699683">
            <text:p>0.012699683</text:p>
          </table:table-cell>
          <table:table-cell office:value-type="float" office:value="0.011417682">
            <text:p>0.011417682</text:p>
          </table:table-cell>
          <table:table-cell office:value-type="float" office:value="0.011486597">
            <text:p>0.011486597</text:p>
          </table:table-cell>
          <table:table-cell office:value-type="float" office:value="0.011487097">
            <text:p>0.011487097</text:p>
          </table:table-cell>
          <table:table-cell office:value-type="float" office:value="0.011797532">
            <text:p>0.011797532</text:p>
          </table:table-cell>
          <table:table-cell office:value-type="float" office:value="0.011729601">
            <text:p>0.011729601</text:p>
          </table:table-cell>
          <table:table-cell office:value-type="float" office:value="0.012968881">
            <text:p>0.012968881</text:p>
          </table:table-cell>
          <table:table-cell office:value-type="float" office:value="0.012982298">
            <text:p>0.012982298</text:p>
          </table:table-cell>
          <table:table-cell office:value-type="float" office:value="0.011198382">
            <text:p>0.011198382</text:p>
          </table:table-cell>
          <table:table-cell office:value-type="float" office:value="0.011547331">
            <text:p>0.011547331</text:p>
          </table:table-cell>
          <table:table-cell office:value-type="float" office:value="0.0127635645">
            <text:p>0.0127635645</text:p>
          </table:table-cell>
          <table:table-cell office:value-type="float" office:value="0.011149484">
            <text:p>0.011149484</text:p>
          </table:table-cell>
          <table:table-cell office:value-type="float" office:value="0.008963657">
            <text:p>0.008963657</text:p>
          </table:table-cell>
          <table:table-cell office:value-type="float" office:value="0.009608489">
            <text:p>0.009608489</text:p>
          </table:table-cell>
          <table:table-cell office:value-type="float" office:value="0.010173863">
            <text:p>0.010173863</text:p>
          </table:table-cell>
          <table:table-cell office:value-type="float" office:value="0.011366135">
            <text:p>0.011366135</text:p>
          </table:table-cell>
          <table:table-cell office:value-type="float" office:value="0.009744291">
            <text:p>0.009744291</text:p>
          </table:table-cell>
          <table:table-cell office:value-type="float" office:value="0.009034435">
            <text:p>0.009034435</text:p>
          </table:table-cell>
          <table:table-cell office:value-type="float" office:value="0.0094314255">
            <text:p>0.0094314255</text:p>
          </table:table-cell>
          <table:table-cell office:value-type="float" office:value="0.009849231">
            <text:p>0.009849231</text:p>
          </table:table-cell>
          <table:table-cell office:value-type="float" office:value="0.008403481">
            <text:p>0.008403481</text:p>
          </table:table-cell>
          <table:table-cell office:value-type="float" office:value="0.0076399273">
            <text:p>0.0076399273</text:p>
          </table:table-cell>
          <table:table-cell office:value-type="float" office:value="0.007181759">
            <text:p>0.007181759</text:p>
          </table:table-cell>
          <table:table-cell office:value-type="float" office:value="0.008425878">
            <text:p>0.008425878</text:p>
          </table:table-cell>
          <table:table-cell office:value-type="float" office:value="0.008468417">
            <text:p>0.008468417</text:p>
          </table:table-cell>
          <table:table-cell office:value-type="float" office:value="0.008072724">
            <text:p>0.008072724</text:p>
          </table:table-cell>
          <table:table-cell office:value-type="float" office:value="0.008680943">
            <text:p>0.008680943</text:p>
          </table:table-cell>
          <table:table-cell office:value-type="float" office:value="0.008410564">
            <text:p>0.008410564</text:p>
          </table:table-cell>
          <table:table-cell office:value-type="float" office:value="0.007493034">
            <text:p>0.007493034</text:p>
          </table:table-cell>
          <table:table-cell office:value-type="float" office:value="0.0073914328">
            <text:p>0.0073914328</text:p>
          </table:table-cell>
          <table:table-cell office:value-type="float" office:value="0.0077462723">
            <text:p>0.0077462723</text:p>
          </table:table-cell>
          <table:table-cell office:value-type="float" office:value="0.0074853073">
            <text:p>0.0074853073</text:p>
          </table:table-cell>
          <table:table-cell office:value-type="float" office:value="0.007873403">
            <text:p>0.007873403</text:p>
          </table:table-cell>
          <table:table-cell office:value-type="float" office:value="0.0074669914">
            <text:p>0.0074669914</text:p>
          </table:table-cell>
          <table:table-cell office:value-type="float" office:value="0.0066499943">
            <text:p>0.0066499943</text:p>
          </table:table-cell>
          <table:table-cell office:value-type="float" office:value="0.006262282">
            <text:p>0.006262282</text:p>
          </table:table-cell>
          <table:table-cell office:value-type="float" office:value="0.0068162326">
            <text:p>0.0068162326</text:p>
          </table:table-cell>
          <table:table-cell office:value-type="float" office:value="0.0054751933">
            <text:p>0.0054751933</text:p>
          </table:table-cell>
          <table:table-cell office:value-type="float" office:value="0.002660694">
            <text:p>0.002660694</text:p>
          </table:table-cell>
          <table:table-cell office:value-type="float" office:value="0.0028113844">
            <text:p>0.0028113844</text:p>
          </table:table-cell>
          <table:table-cell office:value-type="float" office:value="0.0037450918">
            <text:p>0.0037450918</text:p>
          </table:table-cell>
          <table:table-cell office:value-type="float" office:value="0.004281748">
            <text:p>0.004281748</text:p>
          </table:table-cell>
          <table:table-cell office:value-type="float" office:value="0.0034025607">
            <text:p>0.0034025607</text:p>
          </table:table-cell>
          <table:table-cell office:value-type="float" office:value="0.0024627142">
            <text:p>0.0024627142</text:p>
          </table:table-cell>
          <table:table-cell office:value-type="float" office:value="0.0019267941">
            <text:p>0.0019267941</text:p>
          </table:table-cell>
          <table:table-cell office:value-type="float" office:value="0.0024721164">
            <text:p>0.0024721164</text:p>
          </table:table-cell>
          <table:table-cell office:value-type="float" office:value="0.003918505">
            <text:p>0.003918505</text:p>
          </table:table-cell>
          <table:table-cell office:value-type="float" office:value="0.0032802995">
            <text:p>0.0032802995</text:p>
          </table:table-cell>
          <table:table-cell office:value-type="float" office:value="0.0028832844">
            <text:p>0.0028832844</text:p>
          </table:table-cell>
          <table:table-cell office:value-type="float" office:value="0.003939082">
            <text:p>0.003939082</text:p>
          </table:table-cell>
          <table:table-cell office:value-type="float" office:value="0.004298816">
            <text:p>0.004298816</text:p>
          </table:table-cell>
          <table:table-cell office:value-type="float" office:value="0.003970248">
            <text:p>0.003970248</text:p>
          </table:table-cell>
          <table:table-cell office:value-type="float" office:value="0.00338835">
            <text:p>0.00338835</text:p>
          </table:table-cell>
          <table:table-cell office:value-type="float" office:value="0.0025357464">
            <text:p>0.0025357464</text:p>
          </table:table-cell>
          <table:table-cell office:value-type="float" office:value="0.0019629605">
            <text:p>0.0019629605</text:p>
          </table:table-cell>
          <table:table-cell office:value-type="float" office:value="0.0023503327">
            <text:p>0.0023503327</text:p>
          </table:table-cell>
          <table:table-cell office:value-type="float" office:value="0.0034807588">
            <text:p>0.0034807588</text:p>
          </table:table-cell>
          <table:table-cell table:style-name="Default" office:value-type="float" office:value="0.0036891073">
            <text:p>0.0036891073</text:p>
          </table:table-cell>
          <table:table-cell table:style-name="Default" office:value-type="float" office:value="0.003820884">
            <text:p>0.003820884</text:p>
          </table:table-cell>
          <table:table-cell office:value-type="float" office:value="0.0034884645">
            <text:p>0.0034884645</text:p>
          </table:table-cell>
          <table:table-cell office:value-type="float" office:value="0.002301273">
            <text:p>0.002301273</text:p>
          </table:table-cell>
          <table:table-cell office:value-type="float" office:value="0.0026962392">
            <text:p>0.0026962392</text:p>
          </table:table-cell>
          <table:table-cell office:value-type="float" office:value="0.0038966371">
            <text:p>0.0038966371</text:p>
          </table:table-cell>
          <table:table-cell office:value-type="float" office:value="0.0031679247">
            <text:p>0.0031679247</text:p>
          </table:table-cell>
          <table:table-cell office:value-type="float" office:value="0.002204456">
            <text:p>0.002204456</text:p>
          </table:table-cell>
          <table:table-cell office:value-type="float" office:value="0.002312364">
            <text:p>0.002312364</text:p>
          </table:table-cell>
          <table:table-cell office:value-type="float" office:value="0.0032404815">
            <text:p>0.0032404815</text:p>
          </table:table-cell>
          <table:table-cell office:value-type="float" office:value="0.0037996108">
            <text:p>0.0037996108</text:p>
          </table:table-cell>
          <table:table-cell office:value-type="float" office:value="0.0030649153">
            <text:p>0.0030649153</text:p>
          </table:table-cell>
          <table:table-cell office:value-type="float" office:value="0.00240782">
            <text:p>0.00240782</text:p>
          </table:table-cell>
          <table:table-cell office:value-type="float" office:value="0.0019156968">
            <text:p>0.0019156968</text:p>
          </table:table-cell>
          <table:table-cell office:value-type="float" office:value="0.0019900096">
            <text:p>0.0019900096</text:p>
          </table:table-cell>
          <table:table-cell office:value-type="float" office:value="0.0023373503">
            <text:p>0.0023373503</text:p>
          </table:table-cell>
          <table:table-cell office:value-type="float" office:value="0.0026314459">
            <text:p>0.0026314459</text:p>
          </table:table-cell>
          <table:table-cell office:value-type="float" office:value="0.0027217777">
            <text:p>0.0027217777</text:p>
          </table:table-cell>
          <table:table-cell office:value-type="float" office:value="0.0026988804">
            <text:p>0.0026988804</text:p>
          </table:table-cell>
          <table:table-cell office:value-type="float" office:value="0.0023999722">
            <text:p>0.0023999722</text:p>
          </table:table-cell>
          <table:table-cell office:value-type="float" office:value="0.0020237735">
            <text:p>0.0020237735</text:p>
          </table:table-cell>
          <table:table-cell office:value-type="float" office:value="0.0020123604">
            <text:p>0.0020123604</text:p>
          </table:table-cell>
          <table:table-cell office:value-type="float" office:value="0.0020550282">
            <text:p>0.0020550282</text:p>
          </table:table-cell>
          <table:table-cell office:value-type="float" office:value="0.0018456356">
            <text:p>0.0018456356</text:p>
          </table:table-cell>
          <table:table-cell office:value-type="float" office:value="0.0017859505">
            <text:p>0.0017859505</text:p>
          </table:table-cell>
          <table:table-cell office:value-type="float" office:value="0.0017499608">
            <text:p>0.0017499608</text:p>
          </table:table-cell>
          <table:table-cell office:value-type="float" office:value="0.001746264">
            <text:p>0.001746264</text:p>
          </table:table-cell>
          <table:table-cell office:value-type="float" office:value="0.0017499744">
            <text:p>0.0017499744</text:p>
          </table:table-cell>
          <table:table-cell office:value-type="float" office:value="0.0017609056">
            <text:p>0.0017609056</text:p>
          </table:table-cell>
          <table:table-cell office:value-type="float" office:value="0.0017686853">
            <text:p>0.0017686853</text:p>
          </table:table-cell>
          <table:table-cell office:value-type="float" office:value="0.0017607439">
            <text:p>0.0017607439</text:p>
          </table:table-cell>
          <table:table-cell office:value-type="float" office:value="0.0017686613">
            <text:p>0.0017686613</text:p>
          </table:table-cell>
          <table:table-cell office:value-type="float" office:value="0.001777111">
            <text:p>0.001777111</text:p>
          </table:table-cell>
          <table:table-cell office:value-type="float" office:value="0.0017885127">
            <text:p>0.0017885127</text:p>
          </table:table-cell>
          <table:table-cell office:value-type="float" office:value="0.0017902977">
            <text:p>0.0017902977</text:p>
          </table:table-cell>
          <table:table-cell office:value-type="float" office:value="0.0017898185">
            <text:p>0.0017898185</text:p>
          </table:table-cell>
          <table:table-cell office:value-type="float" office:value="0.0017967734">
            <text:p>0.0017967734</text:p>
          </table:table-cell>
          <table:table-cell office:value-type="float" office:value="0.001811693">
            <text:p>0.001811693</text:p>
          </table:table-cell>
          <table:table-cell office:value-type="float" office:value="0.0018122682">
            <text:p>0.0018122682</text:p>
          </table:table-cell>
          <table:table-cell office:value-type="float" office:value="0.0018105727">
            <text:p>0.0018105727</text:p>
          </table:table-cell>
          <table:table-cell office:value-type="float" office:value="0.0018153146">
            <text:p>0.0018153146</text:p>
          </table:table-cell>
          <table:table-cell office:value-type="float" office:value="0.0018288365">
            <text:p>0.0018288365</text:p>
          </table:table-cell>
          <table:table-cell office:value-type="float" office:value="0.0018406889">
            <text:p>0.0018406889</text:p>
          </table:table-cell>
          <table:table-cell office:value-type="float" office:value="0.0018407812">
            <text:p>0.0018407812</text:p>
          </table:table-cell>
          <table:table-cell office:value-type="float" office:value="0.0018429178">
            <text:p>0.0018429178</text:p>
          </table:table-cell>
          <table:table-cell office:value-type="float" office:value="0.0018509296">
            <text:p>0.0018509296</text:p>
          </table:table-cell>
          <table:table-cell office:value-type="float" office:value="0.0018656054">
            <text:p>0.0018656054</text:p>
          </table:table-cell>
          <table:table-cell office:value-type="float" office:value="0.001867657">
            <text:p>0.001867657</text:p>
          </table:table-cell>
          <table:table-cell office:value-type="float" office:value="0.0018646035">
            <text:p>0.0018646035</text:p>
          </table:table-cell>
          <table:table-cell office:value-type="float" office:value="0.0018732564">
            <text:p>0.0018732564</text:p>
          </table:table-cell>
          <table:table-cell/>
        </table:table-row>
        <table:table-row table:style-name="ro1">
          <table:table-cell office:value-type="string">
            <text:p>/mnt/share/Music/Albums/Tool/Tool - Tales from the Darkside (MP3 192kbps)/01 Tool - Undertow (Live).mp3</text:p>
          </table:table-cell>
          <table:table-cell office:value-type="float" office:value="0.119030334">
            <text:p>0.119030334</text:p>
          </table:table-cell>
          <table:table-cell office:value-type="float" office:value="0.22905795">
            <text:p>0.22905795</text:p>
          </table:table-cell>
          <table:table-cell office:value-type="float" office:value="0.089589246">
            <text:p>0.089589246</text:p>
          </table:table-cell>
          <table:table-cell office:value-type="float" office:value="0.061438467">
            <text:p>0.061438467</text:p>
          </table:table-cell>
          <table:table-cell office:value-type="float" office:value="0.04556517">
            <text:p>0.04556517</text:p>
          </table:table-cell>
          <table:table-cell office:value-type="float" office:value="0.04246163">
            <text:p>0.04246163</text:p>
          </table:table-cell>
          <table:table-cell office:value-type="float" office:value="0.029726211">
            <text:p>0.029726211</text:p>
          </table:table-cell>
          <table:table-cell office:value-type="float" office:value="0.036782857">
            <text:p>0.036782857</text:p>
          </table:table-cell>
          <table:table-cell office:value-type="float" office:value="0.04649816">
            <text:p>0.04649816</text:p>
          </table:table-cell>
          <table:table-cell office:value-type="float" office:value="0.040890913">
            <text:p>0.040890913</text:p>
          </table:table-cell>
          <table:table-cell office:value-type="float" office:value="0.039376937">
            <text:p>0.039376937</text:p>
          </table:table-cell>
          <table:table-cell office:value-type="float" office:value="0.021371009">
            <text:p>0.021371009</text:p>
          </table:table-cell>
          <table:table-cell office:value-type="float" office:value="0.032121543">
            <text:p>0.032121543</text:p>
          </table:table-cell>
          <table:table-cell office:value-type="float" office:value="0.030629639">
            <text:p>0.030629639</text:p>
          </table:table-cell>
          <table:table-cell office:value-type="float" office:value="0.032633618">
            <text:p>0.032633618</text:p>
          </table:table-cell>
          <table:table-cell office:value-type="float" office:value="0.030058507">
            <text:p>0.030058507</text:p>
          </table:table-cell>
          <table:table-cell office:value-type="float" office:value="0.016732788">
            <text:p>0.016732788</text:p>
          </table:table-cell>
          <table:table-cell office:value-type="float" office:value="0.01938121">
            <text:p>0.01938121</text:p>
          </table:table-cell>
          <table:table-cell office:value-type="float" office:value="0.020397423">
            <text:p>0.020397423</text:p>
          </table:table-cell>
          <table:table-cell office:value-type="float" office:value="0.021676341">
            <text:p>0.021676341</text:p>
          </table:table-cell>
          <table:table-cell office:value-type="float" office:value="0.020202292">
            <text:p>0.020202292</text:p>
          </table:table-cell>
          <table:table-cell office:value-type="float" office:value="0.017959865">
            <text:p>0.017959865</text:p>
          </table:table-cell>
          <table:table-cell office:value-type="float" office:value="0.016610354">
            <text:p>0.016610354</text:p>
          </table:table-cell>
          <table:table-cell office:value-type="float" office:value="0.018962666">
            <text:p>0.018962666</text:p>
          </table:table-cell>
          <table:table-cell office:value-type="float" office:value="0.020442327">
            <text:p>0.020442327</text:p>
          </table:table-cell>
          <table:table-cell office:value-type="float" office:value="0.025695715">
            <text:p>0.025695715</text:p>
          </table:table-cell>
          <table:table-cell office:value-type="float" office:value="0.02544284">
            <text:p>0.02544284</text:p>
          </table:table-cell>
          <table:table-cell office:value-type="float" office:value="0.022331344">
            <text:p>0.022331344</text:p>
          </table:table-cell>
          <table:table-cell office:value-type="float" office:value="0.025802428">
            <text:p>0.025802428</text:p>
          </table:table-cell>
          <table:table-cell office:value-type="float" office:value="0.030632244">
            <text:p>0.030632244</text:p>
          </table:table-cell>
          <table:table-cell office:value-type="float" office:value="0.040551335">
            <text:p>0.040551335</text:p>
          </table:table-cell>
          <table:table-cell office:value-type="float" office:value="0.032581482">
            <text:p>0.032581482</text:p>
          </table:table-cell>
          <table:table-cell office:value-type="float" office:value="0.029969139">
            <text:p>0.029969139</text:p>
          </table:table-cell>
          <table:table-cell office:value-type="float" office:value="0.026565745">
            <text:p>0.026565745</text:p>
          </table:table-cell>
          <table:table-cell office:value-type="float" office:value="0.034911606">
            <text:p>0.034911606</text:p>
          </table:table-cell>
          <table:table-cell office:value-type="float" office:value="0.034436">
            <text:p>0.034436</text:p>
          </table:table-cell>
          <table:table-cell office:value-type="float" office:value="0.042140786">
            <text:p>0.042140786</text:p>
          </table:table-cell>
          <table:table-cell office:value-type="float" office:value="0.050259303">
            <text:p>0.050259303</text:p>
          </table:table-cell>
          <table:table-cell office:value-type="float" office:value="0.045990318">
            <text:p>0.045990318</text:p>
          </table:table-cell>
          <table:table-cell office:value-type="float" office:value="0.041541178">
            <text:p>0.041541178</text:p>
          </table:table-cell>
          <table:table-cell office:value-type="float" office:value="0.037720714">
            <text:p>0.037720714</text:p>
          </table:table-cell>
          <table:table-cell office:value-type="float" office:value="0.042237077">
            <text:p>0.042237077</text:p>
          </table:table-cell>
          <table:table-cell office:value-type="float" office:value="0.040897764">
            <text:p>0.040897764</text:p>
          </table:table-cell>
          <table:table-cell office:value-type="float" office:value="0.03999848">
            <text:p>0.03999848</text:p>
          </table:table-cell>
          <table:table-cell office:value-type="float" office:value="0.03408158">
            <text:p>0.03408158</text:p>
          </table:table-cell>
          <table:table-cell office:value-type="float" office:value="0.031271342">
            <text:p>0.031271342</text:p>
          </table:table-cell>
          <table:table-cell office:value-type="float" office:value="0.032495935">
            <text:p>0.032495935</text:p>
          </table:table-cell>
          <table:table-cell office:value-type="float" office:value="0.03190896">
            <text:p>0.03190896</text:p>
          </table:table-cell>
          <table:table-cell office:value-type="float" office:value="0.0334596">
            <text:p>0.0334596</text:p>
          </table:table-cell>
          <table:table-cell office:value-type="float" office:value="0.034187593">
            <text:p>0.034187593</text:p>
          </table:table-cell>
          <table:table-cell office:value-type="float" office:value="0.03318078">
            <text:p>0.03318078</text:p>
          </table:table-cell>
          <table:table-cell office:value-type="float" office:value="0.036834337">
            <text:p>0.036834337</text:p>
          </table:table-cell>
          <table:table-cell office:value-type="float" office:value="0.03400773">
            <text:p>0.03400773</text:p>
          </table:table-cell>
          <table:table-cell office:value-type="float" office:value="0.038497735">
            <text:p>0.038497735</text:p>
          </table:table-cell>
          <table:table-cell office:value-type="float" office:value="0.038958196">
            <text:p>0.038958196</text:p>
          </table:table-cell>
          <table:table-cell office:value-type="float" office:value="0.03908961">
            <text:p>0.03908961</text:p>
          </table:table-cell>
          <table:table-cell office:value-type="float" office:value="0.041538104">
            <text:p>0.041538104</text:p>
          </table:table-cell>
          <table:table-cell office:value-type="float" office:value="0.03554665">
            <text:p>0.03554665</text:p>
          </table:table-cell>
          <table:table-cell office:value-type="float" office:value="0.033908688">
            <text:p>0.033908688</text:p>
          </table:table-cell>
          <table:table-cell office:value-type="float" office:value="0.028919097">
            <text:p>0.028919097</text:p>
          </table:table-cell>
          <table:table-cell office:value-type="float" office:value="0.024561597">
            <text:p>0.024561597</text:p>
          </table:table-cell>
          <table:table-cell office:value-type="float" office:value="0.029347222">
            <text:p>0.029347222</text:p>
          </table:table-cell>
          <table:table-cell office:value-type="float" office:value="0.02339633">
            <text:p>0.02339633</text:p>
          </table:table-cell>
          <table:table-cell office:value-type="float" office:value="0.022074467">
            <text:p>0.022074467</text:p>
          </table:table-cell>
          <table:table-cell office:value-type="float" office:value="0.024654748">
            <text:p>0.024654748</text:p>
          </table:table-cell>
          <table:table-cell office:value-type="float" office:value="0.022502786">
            <text:p>0.022502786</text:p>
          </table:table-cell>
          <table:table-cell office:value-type="float" office:value="0.02051901">
            <text:p>0.02051901</text:p>
          </table:table-cell>
          <table:table-cell office:value-type="float" office:value="0.021092933">
            <text:p>0.021092933</text:p>
          </table:table-cell>
          <table:table-cell office:value-type="float" office:value="0.020797528">
            <text:p>0.020797528</text:p>
          </table:table-cell>
          <table:table-cell office:value-type="float" office:value="0.019946812">
            <text:p>0.019946812</text:p>
          </table:table-cell>
          <table:table-cell office:value-type="float" office:value="0.02110127">
            <text:p>0.02110127</text:p>
          </table:table-cell>
          <table:table-cell office:value-type="float" office:value="0.024526926">
            <text:p>0.024526926</text:p>
          </table:table-cell>
          <table:table-cell office:value-type="float" office:value="0.023569915">
            <text:p>0.023569915</text:p>
          </table:table-cell>
          <table:table-cell office:value-type="float" office:value="0.024935357">
            <text:p>0.024935357</text:p>
          </table:table-cell>
          <table:table-cell office:value-type="float" office:value="0.024016447">
            <text:p>0.024016447</text:p>
          </table:table-cell>
          <table:table-cell office:value-type="float" office:value="0.022583993">
            <text:p>0.022583993</text:p>
          </table:table-cell>
          <table:table-cell office:value-type="float" office:value="0.019638283">
            <text:p>0.019638283</text:p>
          </table:table-cell>
          <table:table-cell office:value-type="float" office:value="0.0193609">
            <text:p>0.0193609</text:p>
          </table:table-cell>
          <table:table-cell office:value-type="float" office:value="0.020941824">
            <text:p>0.020941824</text:p>
          </table:table-cell>
          <table:table-cell office:value-type="float" office:value="0.023142874">
            <text:p>0.023142874</text:p>
          </table:table-cell>
          <table:table-cell office:value-type="float" office:value="0.019727154">
            <text:p>0.019727154</text:p>
          </table:table-cell>
          <table:table-cell office:value-type="float" office:value="0.018195609">
            <text:p>0.018195609</text:p>
          </table:table-cell>
          <table:table-cell office:value-type="float" office:value="0.019130891">
            <text:p>0.019130891</text:p>
          </table:table-cell>
          <table:table-cell office:value-type="float" office:value="0.019773288">
            <text:p>0.019773288</text:p>
          </table:table-cell>
          <table:table-cell office:value-type="float" office:value="0.021011377">
            <text:p>0.021011377</text:p>
          </table:table-cell>
          <table:table-cell office:value-type="float" office:value="0.015340769">
            <text:p>0.015340769</text:p>
          </table:table-cell>
          <table:table-cell office:value-type="float" office:value="0.015317507">
            <text:p>0.015317507</text:p>
          </table:table-cell>
          <table:table-cell office:value-type="float" office:value="0.016393397">
            <text:p>0.016393397</text:p>
          </table:table-cell>
          <table:table-cell office:value-type="float" office:value="0.016571887">
            <text:p>0.016571887</text:p>
          </table:table-cell>
          <table:table-cell office:value-type="float" office:value="0.017893583">
            <text:p>0.017893583</text:p>
          </table:table-cell>
          <table:table-cell office:value-type="float" office:value="0.016884029">
            <text:p>0.016884029</text:p>
          </table:table-cell>
          <table:table-cell office:value-type="float" office:value="0.01695446">
            <text:p>0.01695446</text:p>
          </table:table-cell>
          <table:table-cell office:value-type="float" office:value="0.016625175">
            <text:p>0.016625175</text:p>
          </table:table-cell>
          <table:table-cell office:value-type="float" office:value="0.015818171">
            <text:p>0.015818171</text:p>
          </table:table-cell>
          <table:table-cell office:value-type="float" office:value="0.016667174">
            <text:p>0.016667174</text:p>
          </table:table-cell>
          <table:table-cell office:value-type="float" office:value="0.017124454">
            <text:p>0.017124454</text:p>
          </table:table-cell>
          <table:table-cell office:value-type="float" office:value="0.016868256">
            <text:p>0.016868256</text:p>
          </table:table-cell>
          <table:table-cell office:value-type="float" office:value="0.015534789">
            <text:p>0.015534789</text:p>
          </table:table-cell>
          <table:table-cell office:value-type="float" office:value="0.01722544">
            <text:p>0.01722544</text:p>
          </table:table-cell>
          <table:table-cell office:value-type="float" office:value="0.015253484">
            <text:p>0.015253484</text:p>
          </table:table-cell>
          <table:table-cell office:value-type="float" office:value="0.014558474">
            <text:p>0.014558474</text:p>
          </table:table-cell>
          <table:table-cell office:value-type="float" office:value="0.01587996">
            <text:p>0.01587996</text:p>
          </table:table-cell>
          <table:table-cell office:value-type="float" office:value="0.017541757">
            <text:p>0.017541757</text:p>
          </table:table-cell>
          <table:table-cell office:value-type="float" office:value="0.01782931">
            <text:p>0.01782931</text:p>
          </table:table-cell>
          <table:table-cell office:value-type="float" office:value="0.016637063">
            <text:p>0.016637063</text:p>
          </table:table-cell>
          <table:table-cell office:value-type="float" office:value="0.01448452">
            <text:p>0.01448452</text:p>
          </table:table-cell>
          <table:table-cell office:value-type="float" office:value="0.014427942">
            <text:p>0.014427942</text:p>
          </table:table-cell>
          <table:table-cell office:value-type="float" office:value="0.01486606">
            <text:p>0.01486606</text:p>
          </table:table-cell>
          <table:table-cell office:value-type="float" office:value="0.014893809">
            <text:p>0.014893809</text:p>
          </table:table-cell>
          <table:table-cell office:value-type="float" office:value="0.015435988">
            <text:p>0.015435988</text:p>
          </table:table-cell>
          <table:table-cell office:value-type="float" office:value="0.013806104">
            <text:p>0.013806104</text:p>
          </table:table-cell>
          <table:table-cell office:value-type="float" office:value="0.01296196">
            <text:p>0.01296196</text:p>
          </table:table-cell>
          <table:table-cell office:value-type="float" office:value="0.013470405">
            <text:p>0.013470405</text:p>
          </table:table-cell>
          <table:table-cell office:value-type="float" office:value="0.013500195">
            <text:p>0.013500195</text:p>
          </table:table-cell>
          <table:table-cell office:value-type="float" office:value="0.0152704185">
            <text:p>0.0152704185</text:p>
          </table:table-cell>
          <table:table-cell office:value-type="float" office:value="0.0139298625">
            <text:p>0.0139298625</text:p>
          </table:table-cell>
          <table:table-cell office:value-type="float" office:value="0.014913746">
            <text:p>0.014913746</text:p>
          </table:table-cell>
          <table:table-cell office:value-type="float" office:value="0.014995508">
            <text:p>0.014995508</text:p>
          </table:table-cell>
          <table:table-cell office:value-type="float" office:value="0.014815368">
            <text:p>0.014815368</text:p>
          </table:table-cell>
          <table:table-cell office:value-type="float" office:value="0.015383537">
            <text:p>0.015383537</text:p>
          </table:table-cell>
          <table:table-cell office:value-type="float" office:value="0.013909859">
            <text:p>0.013909859</text:p>
          </table:table-cell>
          <table:table-cell office:value-type="float" office:value="0.012044016">
            <text:p>0.012044016</text:p>
          </table:table-cell>
          <table:table-cell office:value-type="float" office:value="0.011579472">
            <text:p>0.011579472</text:p>
          </table:table-cell>
          <table:table-cell office:value-type="float" office:value="0.011245164">
            <text:p>0.011245164</text:p>
          </table:table-cell>
          <table:table-cell office:value-type="float" office:value="0.0131566925">
            <text:p>0.0131566925</text:p>
          </table:table-cell>
          <table:table-cell office:value-type="float" office:value="0.011769566">
            <text:p>0.011769566</text:p>
          </table:table-cell>
          <table:table-cell office:value-type="float" office:value="0.009896098">
            <text:p>0.009896098</text:p>
          </table:table-cell>
          <table:table-cell office:value-type="float" office:value="0.010524887">
            <text:p>0.010524887</text:p>
          </table:table-cell>
          <table:table-cell office:value-type="float" office:value="0.011881963">
            <text:p>0.011881963</text:p>
          </table:table-cell>
          <table:table-cell office:value-type="float" office:value="0.011093988">
            <text:p>0.011093988</text:p>
          </table:table-cell>
          <table:table-cell office:value-type="float" office:value="0.00977723">
            <text:p>0.00977723</text:p>
          </table:table-cell>
          <table:table-cell office:value-type="float" office:value="0.009343937">
            <text:p>0.009343937</text:p>
          </table:table-cell>
          <table:table-cell office:value-type="float" office:value="0.009304409">
            <text:p>0.009304409</text:p>
          </table:table-cell>
          <table:table-cell office:value-type="float" office:value="0.008404692">
            <text:p>0.008404692</text:p>
          </table:table-cell>
          <table:table-cell office:value-type="float" office:value="0.008951214">
            <text:p>0.008951214</text:p>
          </table:table-cell>
          <table:table-cell office:value-type="float" office:value="0.008205875">
            <text:p>0.008205875</text:p>
          </table:table-cell>
          <table:table-cell office:value-type="float" office:value="0.0072907945">
            <text:p>0.0072907945</text:p>
          </table:table-cell>
          <table:table-cell office:value-type="float" office:value="0.0075756405">
            <text:p>0.0075756405</text:p>
          </table:table-cell>
          <table:table-cell office:value-type="float" office:value="0.0077376002">
            <text:p>0.0077376002</text:p>
          </table:table-cell>
          <table:table-cell office:value-type="float" office:value="0.007175804">
            <text:p>0.007175804</text:p>
          </table:table-cell>
          <table:table-cell office:value-type="float" office:value="0.0069112196">
            <text:p>0.0069112196</text:p>
          </table:table-cell>
          <table:table-cell office:value-type="float" office:value="0.00681988">
            <text:p>0.00681988</text:p>
          </table:table-cell>
          <table:table-cell office:value-type="float" office:value="0.0070072208">
            <text:p>0.0070072208</text:p>
          </table:table-cell>
          <table:table-cell office:value-type="float" office:value="0.0060909144">
            <text:p>0.0060909144</text:p>
          </table:table-cell>
          <table:table-cell office:value-type="float" office:value="0.0057373713">
            <text:p>0.0057373713</text:p>
          </table:table-cell>
          <table:table-cell office:value-type="float" office:value="0.0058643585">
            <text:p>0.0058643585</text:p>
          </table:table-cell>
          <table:table-cell office:value-type="float" office:value="0.0053792982">
            <text:p>0.0053792982</text:p>
          </table:table-cell>
          <table:table-cell office:value-type="float" office:value="0.0056233085">
            <text:p>0.0056233085</text:p>
          </table:table-cell>
          <table:table-cell office:value-type="float" office:value="0.0057302318">
            <text:p>0.0057302318</text:p>
          </table:table-cell>
          <table:table-cell office:value-type="float" office:value="0.0051253596">
            <text:p>0.0051253596</text:p>
          </table:table-cell>
          <table:table-cell office:value-type="float" office:value="0.0051287077">
            <text:p>0.0051287077</text:p>
          </table:table-cell>
          <table:table-cell office:value-type="float" office:value="0.0048695356">
            <text:p>0.0048695356</text:p>
          </table:table-cell>
          <table:table-cell office:value-type="float" office:value="0.00482147">
            <text:p>0.00482147</text:p>
          </table:table-cell>
          <table:table-cell office:value-type="float" office:value="0.004420955">
            <text:p>0.004420955</text:p>
          </table:table-cell>
          <table:table-cell office:value-type="float" office:value="0.0043802923">
            <text:p>0.0043802923</text:p>
          </table:table-cell>
          <table:table-cell office:value-type="float" office:value="0.004681551">
            <text:p>0.004681551</text:p>
          </table:table-cell>
          <table:table-cell office:value-type="float" office:value="0.00426212">
            <text:p>0.00426212</text:p>
          </table:table-cell>
          <table:table-cell office:value-type="float" office:value="0.004067366">
            <text:p>0.004067366</text:p>
          </table:table-cell>
          <table:table-cell office:value-type="float" office:value="0.003909749">
            <text:p>0.003909749</text:p>
          </table:table-cell>
          <table:table-cell office:value-type="float" office:value="0.0039213216">
            <text:p>0.0039213216</text:p>
          </table:table-cell>
          <table:table-cell office:value-type="float" office:value="0.003398653">
            <text:p>0.003398653</text:p>
          </table:table-cell>
          <table:table-cell office:value-type="float" office:value="0.0033643194">
            <text:p>0.0033643194</text:p>
          </table:table-cell>
          <table:table-cell office:value-type="float" office:value="0.0035752337">
            <text:p>0.0035752337</text:p>
          </table:table-cell>
          <table:table-cell office:value-type="float" office:value="0.0038542184">
            <text:p>0.0038542184</text:p>
          </table:table-cell>
          <table:table-cell office:value-type="float" office:value="0.0036441525">
            <text:p>0.0036441525</text:p>
          </table:table-cell>
          <table:table-cell office:value-type="float" office:value="0.0030365633">
            <text:p>0.0030365633</text:p>
          </table:table-cell>
          <table:table-cell office:value-type="float" office:value="0.003057974">
            <text:p>0.003057974</text:p>
          </table:table-cell>
          <table:table-cell office:value-type="float" office:value="0.002995865">
            <text:p>0.002995865</text:p>
          </table:table-cell>
          <table:table-cell office:value-type="float" office:value="0.0026799925">
            <text:p>0.0026799925</text:p>
          </table:table-cell>
          <table:table-cell office:value-type="float" office:value="0.0025174508">
            <text:p>0.0025174508</text:p>
          </table:table-cell>
          <table:table-cell office:value-type="float" office:value="0.0024684982">
            <text:p>0.0024684982</text:p>
          </table:table-cell>
          <table:table-cell office:value-type="float" office:value="0.002534815">
            <text:p>0.002534815</text:p>
          </table:table-cell>
          <table:table-cell office:value-type="float" office:value="0.0025370347">
            <text:p>0.0025370347</text:p>
          </table:table-cell>
          <table:table-cell office:value-type="float" office:value="0.0024447402">
            <text:p>0.0024447402</text:p>
          </table:table-cell>
          <table:table-cell office:value-type="float" office:value="0.002509365">
            <text:p>0.002509365</text:p>
          </table:table-cell>
          <table:table-cell office:value-type="float" office:value="0.0024996186">
            <text:p>0.0024996186</text:p>
          </table:table-cell>
          <table:table-cell office:value-type="float" office:value="0.0023940962">
            <text:p>0.0023940962</text:p>
          </table:table-cell>
          <table:table-cell office:value-type="float" office:value="0.0022452034">
            <text:p>0.0022452034</text:p>
          </table:table-cell>
          <table:table-cell office:value-type="float" office:value="0.0021719325">
            <text:p>0.0021719325</text:p>
          </table:table-cell>
          <table:table-cell office:value-type="float" office:value="0.002343054">
            <text:p>0.002343054</text:p>
          </table:table-cell>
          <table:table-cell office:value-type="float" office:value="0.0023725373">
            <text:p>0.0023725373</text:p>
          </table:table-cell>
          <table:table-cell office:value-type="float" office:value="0.002226017">
            <text:p>0.002226017</text:p>
          </table:table-cell>
          <table:table-cell office:value-type="float" office:value="0.0020756237">
            <text:p>0.0020756237</text:p>
          </table:table-cell>
          <table:table-cell office:value-type="float" office:value="0.0018307081">
            <text:p>0.0018307081</text:p>
          </table:table-cell>
          <table:table-cell office:value-type="float" office:value="0.0017041841">
            <text:p>0.0017041841</text:p>
          </table:table-cell>
          <table:table-cell office:value-type="float" office:value="0.0015776337">
            <text:p>0.0015776337</text:p>
          </table:table-cell>
          <table:table-cell office:value-type="float" office:value="0.0011767764">
            <text:p>0.0011767764</text:p>
          </table:table-cell>
          <table:table-cell office:value-type="float" office:value="0.0011472282">
            <text:p>0.0011472282</text:p>
          </table:table-cell>
          <table:table-cell office:value-type="float" office:value="0.0011517858">
            <text:p>0.0011517858</text:p>
          </table:table-cell>
          <table:table-cell office:value-type="float" office:value="0.001160961">
            <text:p>0.001160961</text:p>
          </table:table-cell>
          <table:table-cell office:value-type="float" office:value="0.0011514331">
            <text:p>0.0011514331</text:p>
          </table:table-cell>
          <table:table-cell office:value-type="float" office:value="0.0011310194">
            <text:p>0.0011310194</text:p>
          </table:table-cell>
          <table:table-cell office:value-type="float" office:value="0.0011279247">
            <text:p>0.0011279247</text:p>
          </table:table-cell>
          <table:table-cell office:value-type="float" office:value="0.0011289314">
            <text:p>0.0011289314</text:p>
          </table:table-cell>
          <table:table-cell office:value-type="float" office:value="0.0011282244">
            <text:p>0.0011282244</text:p>
          </table:table-cell>
          <table:table-cell office:value-type="float" office:value="0.0011303587">
            <text:p>0.0011303587</text:p>
          </table:table-cell>
          <table:table-cell office:value-type="float" office:value="0.0011328475">
            <text:p>0.0011328475</text:p>
          </table:table-cell>
          <table:table-cell office:value-type="float" office:value="0.001138989">
            <text:p>0.001138989</text:p>
          </table:table-cell>
          <table:table-cell office:value-type="float" office:value="0.0011400383">
            <text:p>0.0011400383</text:p>
          </table:table-cell>
          <table:table-cell office:value-type="float" office:value="0.0011396098">
            <text:p>0.0011396098</text:p>
          </table:table-cell>
          <table:table-cell office:value-type="float" office:value="0.0011411951">
            <text:p>0.0011411951</text:p>
          </table:table-cell>
          <table:table-cell office:value-type="float" office:value="0.0011433408">
            <text:p>0.0011433408</text:p>
          </table:table-cell>
          <table:table-cell office:value-type="float" office:value="0.0011449741">
            <text:p>0.0011449741</text:p>
          </table:table-cell>
          <table:table-cell office:value-type="float" office:value="0.0011483236">
            <text:p>0.0011483236</text:p>
          </table:table-cell>
          <table:table-cell office:value-type="float" office:value="0.0011505345">
            <text:p>0.0011505345</text:p>
          </table:table-cell>
          <table:table-cell table:style-name="Default" office:value-type="float" office:value="0.0011523508">
            <text:p>0.0011523508</text:p>
          </table:table-cell>
          <table:table-cell table:style-name="Default" office:value-type="float" office:value="0.0011536689">
            <text:p>0.0011536689</text:p>
          </table:table-cell>
          <table:table-cell office:value-type="float" office:value="0.0011570154">
            <text:p>0.0011570154</text:p>
          </table:table-cell>
          <table:table-cell office:value-type="float" office:value="0.0011593219">
            <text:p>0.0011593219</text:p>
          </table:table-cell>
          <table:table-cell office:value-type="float" office:value="0.0011608521">
            <text:p>0.0011608521</text:p>
          </table:table-cell>
          <table:table-cell office:value-type="float" office:value="0.001162187">
            <text:p>0.001162187</text:p>
          </table:table-cell>
          <table:table-cell office:value-type="float" office:value="0.0011646344">
            <text:p>0.0011646344</text:p>
          </table:table-cell>
          <table:table-cell office:value-type="float" office:value="0.0011679119">
            <text:p>0.0011679119</text:p>
          </table:table-cell>
          <table:table-cell office:value-type="float" office:value="0.0011697125">
            <text:p>0.0011697125</text:p>
          </table:table-cell>
          <table:table-cell office:value-type="float" office:value="0.0011711208">
            <text:p>0.0011711208</text:p>
          </table:table-cell>
          <table:table-cell office:value-type="float" office:value="0.0011733251">
            <text:p>0.0011733251</text:p>
          </table:table-cell>
          <table:table-cell office:value-type="float" office:value="0.0011778955">
            <text:p>0.0011778955</text:p>
          </table:table-cell>
          <table:table-cell office:value-type="float" office:value="0.0011812666">
            <text:p>0.0011812666</text:p>
          </table:table-cell>
          <table:table-cell office:value-type="float" office:value="0.0011838574">
            <text:p>0.0011838574</text:p>
          </table:table-cell>
          <table:table-cell office:value-type="float" office:value="0.0011870891">
            <text:p>0.0011870891</text:p>
          </table:table-cell>
          <table:table-cell office:value-type="float" office:value="0.0011912319">
            <text:p>0.0011912319</text:p>
          </table:table-cell>
          <table:table-cell office:value-type="float" office:value="0.0011950996">
            <text:p>0.0011950996</text:p>
          </table:table-cell>
          <table:table-cell office:value-type="float" office:value="0.0011983637">
            <text:p>0.0011983637</text:p>
          </table:table-cell>
          <table:table-cell office:value-type="float" office:value="0.0012013626">
            <text:p>0.0012013626</text:p>
          </table:table-cell>
          <table:table-cell office:value-type="float" office:value="0.0012047272">
            <text:p>0.0012047272</text:p>
          </table:table-cell>
          <table:table-cell office:value-type="float" office:value="0.0012089204">
            <text:p>0.0012089204</text:p>
          </table:table-cell>
          <table:table-cell office:value-type="float" office:value="0.0012122641">
            <text:p>0.0012122641</text:p>
          </table:table-cell>
          <table:table-cell office:value-type="float" office:value="0.0012142102">
            <text:p>0.0012142102</text:p>
          </table:table-cell>
          <table:table-cell office:value-type="float" office:value="0.0012167726">
            <text:p>0.0012167726</text:p>
          </table:table-cell>
          <table:table-cell office:value-type="float" office:value="0.0012210187">
            <text:p>0.0012210187</text:p>
          </table:table-cell>
          <table:table-cell office:value-type="float" office:value="0.00122421">
            <text:p>0.00122421</text:p>
          </table:table-cell>
          <table:table-cell office:value-type="float" office:value="0.0012263252">
            <text:p>0.0012263252</text:p>
          </table:table-cell>
          <table:table-cell office:value-type="float" office:value="0.0012285316">
            <text:p>0.0012285316</text:p>
          </table:table-cell>
          <table:table-cell office:value-type="float" office:value="0.001231427">
            <text:p>0.001231427</text:p>
          </table:table-cell>
          <table:table-cell office:value-type="float" office:value="0.0012356617">
            <text:p>0.0012356617</text:p>
          </table:table-cell>
          <table:table-cell office:value-type="float" office:value="0.0012377911">
            <text:p>0.0012377911</text:p>
          </table:table-cell>
          <table:table-cell office:value-type="float" office:value="0.0012413491">
            <text:p>0.0012413491</text:p>
          </table:table-cell>
          <table:table-cell office:value-type="float" office:value="0.0012444037">
            <text:p>0.0012444037</text:p>
          </table:table-cell>
          <table:table-cell office:value-type="float" office:value="0.0012509569">
            <text:p>0.0012509569</text:p>
          </table:table-cell>
          <table:table-cell office:value-type="float" office:value="0.0012537937">
            <text:p>0.0012537937</text:p>
          </table:table-cell>
          <table:table-cell office:value-type="float" office:value="0.0012578897">
            <text:p>0.0012578897</text:p>
          </table:table-cell>
          <table:table-cell office:value-type="float" office:value="0.0012619904">
            <text:p>0.0012619904</text:p>
          </table:table-cell>
          <table:table-cell office:value-type="float" office:value="0.0012668383">
            <text:p>0.0012668383</text:p>
          </table:table-cell>
          <table:table-cell office:value-type="float" office:value="0.0012724586">
            <text:p>0.0012724586</text:p>
          </table:table-cell>
          <table:table-cell office:value-type="float" office:value="0.0012767033">
            <text:p>0.0012767033</text:p>
          </table:table-cell>
          <table:table-cell office:value-type="float" office:value="0.0012804327">
            <text:p>0.0012804327</text:p>
          </table:table-cell>
          <table:table-cell office:value-type="float" office:value="0.0012839595">
            <text:p>0.0012839595</text:p>
          </table:table-cell>
          <table:table-cell office:value-type="float" office:value="0.0012896899">
            <text:p>0.0012896899</text:p>
          </table:table-cell>
          <table:table-cell office:value-type="float" office:value="0.0012936161">
            <text:p>0.0012936161</text:p>
          </table:table-cell>
          <table:table-cell office:value-type="float" office:value="0.0012968216">
            <text:p>0.0012968216</text:p>
          </table:table-cell>
          <table:table-cell office:value-type="float" office:value="0.0012999404">
            <text:p>0.0012999404</text:p>
          </table:table-cell>
          <table:table-cell office:value-type="float" office:value="0.0013057772">
            <text:p>0.0013057772</text:p>
          </table:table-cell>
          <table:table-cell office:value-type="float" office:value="0.0013094688">
            <text:p>0.0013094688</text:p>
          </table:table-cell>
          <table:table-cell office:value-type="float" office:value="0.0013125275">
            <text:p>0.0013125275</text:p>
          </table:table-cell>
          <table:table-cell office:value-type="float" office:value="0.0013158454">
            <text:p>0.0013158454</text:p>
          </table:table-cell>
          <table:table-cell/>
        </table:table-row>
        <table:table-row table:style-name="ro1">
          <table:table-cell office:value-type="string">
            <text:p>/mnt/share/Music/Albums/Tool/Tool - Tales from the Darkside (MP3 192kbps)/02 Tool - Sober (Live).mp3</text:p>
          </table:table-cell>
          <table:table-cell office:value-type="float" office:value="0.106305964">
            <text:p>0.106305964</text:p>
          </table:table-cell>
          <table:table-cell office:value-type="float" office:value="0.15446572">
            <text:p>0.15446572</text:p>
          </table:table-cell>
          <table:table-cell office:value-type="float" office:value="0.08298379">
            <text:p>0.08298379</text:p>
          </table:table-cell>
          <table:table-cell office:value-type="float" office:value="0.060807124">
            <text:p>0.060807124</text:p>
          </table:table-cell>
          <table:table-cell office:value-type="float" office:value="0.04014783">
            <text:p>0.04014783</text:p>
          </table:table-cell>
          <table:table-cell office:value-type="float" office:value="0.05381737">
            <text:p>0.05381737</text:p>
          </table:table-cell>
          <table:table-cell office:value-type="float" office:value="0.03705965">
            <text:p>0.03705965</text:p>
          </table:table-cell>
          <table:table-cell office:value-type="float" office:value="0.033305366">
            <text:p>0.033305366</text:p>
          </table:table-cell>
          <table:table-cell office:value-type="float" office:value="0.03369431">
            <text:p>0.03369431</text:p>
          </table:table-cell>
          <table:table-cell office:value-type="float" office:value="0.027274476">
            <text:p>0.027274476</text:p>
          </table:table-cell>
          <table:table-cell office:value-type="float" office:value="0.047288146">
            <text:p>0.047288146</text:p>
          </table:table-cell>
          <table:table-cell office:value-type="float" office:value="0.022547422">
            <text:p>0.022547422</text:p>
          </table:table-cell>
          <table:table-cell office:value-type="float" office:value="0.02695051">
            <text:p>0.02695051</text:p>
          </table:table-cell>
          <table:table-cell office:value-type="float" office:value="0.0335339">
            <text:p>0.0335339</text:p>
          </table:table-cell>
          <table:table-cell office:value-type="float" office:value="0.034945317">
            <text:p>0.034945317</text:p>
          </table:table-cell>
          <table:table-cell office:value-type="float" office:value="0.030757286">
            <text:p>0.030757286</text:p>
          </table:table-cell>
          <table:table-cell office:value-type="float" office:value="0.018522844">
            <text:p>0.018522844</text:p>
          </table:table-cell>
          <table:table-cell office:value-type="float" office:value="0.018705888">
            <text:p>0.018705888</text:p>
          </table:table-cell>
          <table:table-cell office:value-type="float" office:value="0.019907387">
            <text:p>0.019907387</text:p>
          </table:table-cell>
          <table:table-cell office:value-type="float" office:value="0.019575035">
            <text:p>0.019575035</text:p>
          </table:table-cell>
          <table:table-cell office:value-type="float" office:value="0.023601128">
            <text:p>0.023601128</text:p>
          </table:table-cell>
          <table:table-cell office:value-type="float" office:value="0.019617178">
            <text:p>0.019617178</text:p>
          </table:table-cell>
          <table:table-cell office:value-type="float" office:value="0.018468866">
            <text:p>0.018468866</text:p>
          </table:table-cell>
          <table:table-cell office:value-type="float" office:value="0.019721437">
            <text:p>0.019721437</text:p>
          </table:table-cell>
          <table:table-cell office:value-type="float" office:value="0.024636595">
            <text:p>0.024636595</text:p>
          </table:table-cell>
          <table:table-cell office:value-type="float" office:value="0.036512464">
            <text:p>0.036512464</text:p>
          </table:table-cell>
          <table:table-cell office:value-type="float" office:value="0.030387895">
            <text:p>0.030387895</text:p>
          </table:table-cell>
          <table:table-cell office:value-type="float" office:value="0.026475629">
            <text:p>0.026475629</text:p>
          </table:table-cell>
          <table:table-cell office:value-type="float" office:value="0.029069338">
            <text:p>0.029069338</text:p>
          </table:table-cell>
          <table:table-cell office:value-type="float" office:value="0.03405692">
            <text:p>0.03405692</text:p>
          </table:table-cell>
          <table:table-cell office:value-type="float" office:value="0.04770762">
            <text:p>0.04770762</text:p>
          </table:table-cell>
          <table:table-cell office:value-type="float" office:value="0.039509375">
            <text:p>0.039509375</text:p>
          </table:table-cell>
          <table:table-cell office:value-type="float" office:value="0.033379856">
            <text:p>0.033379856</text:p>
          </table:table-cell>
          <table:table-cell office:value-type="float" office:value="0.030774636">
            <text:p>0.030774636</text:p>
          </table:table-cell>
          <table:table-cell office:value-type="float" office:value="0.03596758">
            <text:p>0.03596758</text:p>
          </table:table-cell>
          <table:table-cell office:value-type="float" office:value="0.03969619">
            <text:p>0.03969619</text:p>
          </table:table-cell>
          <table:table-cell office:value-type="float" office:value="0.047845393">
            <text:p>0.047845393</text:p>
          </table:table-cell>
          <table:table-cell office:value-type="float" office:value="0.051985893">
            <text:p>0.051985893</text:p>
          </table:table-cell>
          <table:table-cell office:value-type="float" office:value="0.048069123">
            <text:p>0.048069123</text:p>
          </table:table-cell>
          <table:table-cell office:value-type="float" office:value="0.04375194">
            <text:p>0.04375194</text:p>
          </table:table-cell>
          <table:table-cell office:value-type="float" office:value="0.048859097">
            <text:p>0.048859097</text:p>
          </table:table-cell>
          <table:table-cell office:value-type="float" office:value="0.05243116">
            <text:p>0.05243116</text:p>
          </table:table-cell>
          <table:table-cell office:value-type="float" office:value="0.046695884">
            <text:p>0.046695884</text:p>
          </table:table-cell>
          <table:table-cell office:value-type="float" office:value="0.042907435">
            <text:p>0.042907435</text:p>
          </table:table-cell>
          <table:table-cell office:value-type="float" office:value="0.036863234">
            <text:p>0.036863234</text:p>
          </table:table-cell>
          <table:table-cell office:value-type="float" office:value="0.03700404">
            <text:p>0.03700404</text:p>
          </table:table-cell>
          <table:table-cell office:value-type="float" office:value="0.038124103">
            <text:p>0.038124103</text:p>
          </table:table-cell>
          <table:table-cell office:value-type="float" office:value="0.035519328">
            <text:p>0.035519328</text:p>
          </table:table-cell>
          <table:table-cell office:value-type="float" office:value="0.036877338">
            <text:p>0.036877338</text:p>
          </table:table-cell>
          <table:table-cell office:value-type="float" office:value="0.040172804">
            <text:p>0.040172804</text:p>
          </table:table-cell>
          <table:table-cell office:value-type="float" office:value="0.039450776">
            <text:p>0.039450776</text:p>
          </table:table-cell>
          <table:table-cell office:value-type="float" office:value="0.0487621">
            <text:p>0.0487621</text:p>
          </table:table-cell>
          <table:table-cell office:value-type="float" office:value="0.043937664">
            <text:p>0.043937664</text:p>
          </table:table-cell>
          <table:table-cell office:value-type="float" office:value="0.04717668">
            <text:p>0.04717668</text:p>
          </table:table-cell>
          <table:table-cell office:value-type="float" office:value="0.047348145">
            <text:p>0.047348145</text:p>
          </table:table-cell>
          <table:table-cell office:value-type="float" office:value="0.048885446">
            <text:p>0.048885446</text:p>
          </table:table-cell>
          <table:table-cell office:value-type="float" office:value="0.054649446">
            <text:p>0.054649446</text:p>
          </table:table-cell>
          <table:table-cell office:value-type="float" office:value="0.047519278">
            <text:p>0.047519278</text:p>
          </table:table-cell>
          <table:table-cell office:value-type="float" office:value="0.04413773">
            <text:p>0.04413773</text:p>
          </table:table-cell>
          <table:table-cell office:value-type="float" office:value="0.034560837">
            <text:p>0.034560837</text:p>
          </table:table-cell>
          <table:table-cell office:value-type="float" office:value="0.03234173">
            <text:p>0.03234173</text:p>
          </table:table-cell>
          <table:table-cell office:value-type="float" office:value="0.03952029">
            <text:p>0.03952029</text:p>
          </table:table-cell>
          <table:table-cell office:value-type="float" office:value="0.029710835">
            <text:p>0.029710835</text:p>
          </table:table-cell>
          <table:table-cell office:value-type="float" office:value="0.029932426">
            <text:p>0.029932426</text:p>
          </table:table-cell>
          <table:table-cell office:value-type="float" office:value="0.03110981">
            <text:p>0.03110981</text:p>
          </table:table-cell>
          <table:table-cell office:value-type="float" office:value="0.028502181">
            <text:p>0.028502181</text:p>
          </table:table-cell>
          <table:table-cell office:value-type="float" office:value="0.025444683">
            <text:p>0.025444683</text:p>
          </table:table-cell>
          <table:table-cell office:value-type="float" office:value="0.026732817">
            <text:p>0.026732817</text:p>
          </table:table-cell>
          <table:table-cell office:value-type="float" office:value="0.025499659">
            <text:p>0.025499659</text:p>
          </table:table-cell>
          <table:table-cell office:value-type="float" office:value="0.024454022">
            <text:p>0.024454022</text:p>
          </table:table-cell>
          <table:table-cell office:value-type="float" office:value="0.02706668">
            <text:p>0.02706668</text:p>
          </table:table-cell>
          <table:table-cell office:value-type="float" office:value="0.030685194">
            <text:p>0.030685194</text:p>
          </table:table-cell>
          <table:table-cell office:value-type="float" office:value="0.029692315">
            <text:p>0.029692315</text:p>
          </table:table-cell>
          <table:table-cell office:value-type="float" office:value="0.029430471">
            <text:p>0.029430471</text:p>
          </table:table-cell>
          <table:table-cell office:value-type="float" office:value="0.028278446">
            <text:p>0.028278446</text:p>
          </table:table-cell>
          <table:table-cell office:value-type="float" office:value="0.027815938">
            <text:p>0.027815938</text:p>
          </table:table-cell>
          <table:table-cell office:value-type="float" office:value="0.024514668">
            <text:p>0.024514668</text:p>
          </table:table-cell>
          <table:table-cell office:value-type="float" office:value="0.026294772">
            <text:p>0.026294772</text:p>
          </table:table-cell>
          <table:table-cell office:value-type="float" office:value="0.02591318">
            <text:p>0.02591318</text:p>
          </table:table-cell>
          <table:table-cell office:value-type="float" office:value="0.027698584">
            <text:p>0.027698584</text:p>
          </table:table-cell>
          <table:table-cell office:value-type="float" office:value="0.025400834">
            <text:p>0.025400834</text:p>
          </table:table-cell>
          <table:table-cell office:value-type="float" office:value="0.023737391">
            <text:p>0.023737391</text:p>
          </table:table-cell>
          <table:table-cell office:value-type="float" office:value="0.02453802">
            <text:p>0.02453802</text:p>
          </table:table-cell>
          <table:table-cell office:value-type="float" office:value="0.024216648">
            <text:p>0.024216648</text:p>
          </table:table-cell>
          <table:table-cell office:value-type="float" office:value="0.027397802">
            <text:p>0.027397802</text:p>
          </table:table-cell>
          <table:table-cell office:value-type="float" office:value="0.019574095">
            <text:p>0.019574095</text:p>
          </table:table-cell>
          <table:table-cell office:value-type="float" office:value="0.018754829">
            <text:p>0.018754829</text:p>
          </table:table-cell>
          <table:table-cell office:value-type="float" office:value="0.020381305">
            <text:p>0.020381305</text:p>
          </table:table-cell>
          <table:table-cell office:value-type="float" office:value="0.021456001">
            <text:p>0.021456001</text:p>
          </table:table-cell>
          <table:table-cell office:value-type="float" office:value="0.021352155">
            <text:p>0.021352155</text:p>
          </table:table-cell>
          <table:table-cell office:value-type="float" office:value="0.020561572">
            <text:p>0.020561572</text:p>
          </table:table-cell>
          <table:table-cell office:value-type="float" office:value="0.021543782">
            <text:p>0.021543782</text:p>
          </table:table-cell>
          <table:table-cell office:value-type="float" office:value="0.02362205">
            <text:p>0.02362205</text:p>
          </table:table-cell>
          <table:table-cell office:value-type="float" office:value="0.022324808">
            <text:p>0.022324808</text:p>
          </table:table-cell>
          <table:table-cell office:value-type="float" office:value="0.023629256">
            <text:p>0.023629256</text:p>
          </table:table-cell>
          <table:table-cell office:value-type="float" office:value="0.022919679">
            <text:p>0.022919679</text:p>
          </table:table-cell>
          <table:table-cell office:value-type="float" office:value="0.022254325">
            <text:p>0.022254325</text:p>
          </table:table-cell>
          <table:table-cell office:value-type="float" office:value="0.019239396">
            <text:p>0.019239396</text:p>
          </table:table-cell>
          <table:table-cell office:value-type="float" office:value="0.024305748">
            <text:p>0.024305748</text:p>
          </table:table-cell>
          <table:table-cell office:value-type="float" office:value="0.019051863">
            <text:p>0.019051863</text:p>
          </table:table-cell>
          <table:table-cell office:value-type="float" office:value="0.019052835">
            <text:p>0.019052835</text:p>
          </table:table-cell>
          <table:table-cell office:value-type="float" office:value="0.022994615">
            <text:p>0.022994615</text:p>
          </table:table-cell>
          <table:table-cell office:value-type="float" office:value="0.021536946">
            <text:p>0.021536946</text:p>
          </table:table-cell>
          <table:table-cell office:value-type="float" office:value="0.023493286">
            <text:p>0.023493286</text:p>
          </table:table-cell>
          <table:table-cell office:value-type="float" office:value="0.01920383">
            <text:p>0.01920383</text:p>
          </table:table-cell>
          <table:table-cell office:value-type="float" office:value="0.016133077">
            <text:p>0.016133077</text:p>
          </table:table-cell>
          <table:table-cell office:value-type="float" office:value="0.018294495">
            <text:p>0.018294495</text:p>
          </table:table-cell>
          <table:table-cell office:value-type="float" office:value="0.018267207">
            <text:p>0.018267207</text:p>
          </table:table-cell>
          <table:table-cell office:value-type="float" office:value="0.018433042">
            <text:p>0.018433042</text:p>
          </table:table-cell>
          <table:table-cell office:value-type="float" office:value="0.01883707">
            <text:p>0.01883707</text:p>
          </table:table-cell>
          <table:table-cell office:value-type="float" office:value="0.017377956">
            <text:p>0.017377956</text:p>
          </table:table-cell>
          <table:table-cell office:value-type="float" office:value="0.01627504">
            <text:p>0.01627504</text:p>
          </table:table-cell>
          <table:table-cell office:value-type="float" office:value="0.015835227">
            <text:p>0.015835227</text:p>
          </table:table-cell>
          <table:table-cell office:value-type="float" office:value="0.018012255">
            <text:p>0.018012255</text:p>
          </table:table-cell>
          <table:table-cell office:value-type="float" office:value="0.018136187">
            <text:p>0.018136187</text:p>
          </table:table-cell>
          <table:table-cell office:value-type="float" office:value="0.017582484">
            <text:p>0.017582484</text:p>
          </table:table-cell>
          <table:table-cell office:value-type="float" office:value="0.016968567">
            <text:p>0.016968567</text:p>
          </table:table-cell>
          <table:table-cell office:value-type="float" office:value="0.017370341">
            <text:p>0.017370341</text:p>
          </table:table-cell>
          <table:table-cell office:value-type="float" office:value="0.01605575">
            <text:p>0.01605575</text:p>
          </table:table-cell>
          <table:table-cell office:value-type="float" office:value="0.016992353">
            <text:p>0.016992353</text:p>
          </table:table-cell>
          <table:table-cell office:value-type="float" office:value="0.016418446">
            <text:p>0.016418446</text:p>
          </table:table-cell>
          <table:table-cell office:value-type="float" office:value="0.015329656">
            <text:p>0.015329656</text:p>
          </table:table-cell>
          <table:table-cell office:value-type="float" office:value="0.012944163">
            <text:p>0.012944163</text:p>
          </table:table-cell>
          <table:table-cell office:value-type="float" office:value="0.0128413085">
            <text:p>0.0128413085</text:p>
          </table:table-cell>
          <table:table-cell office:value-type="float" office:value="0.015287027">
            <text:p>0.015287027</text:p>
          </table:table-cell>
          <table:table-cell office:value-type="float" office:value="0.013335976">
            <text:p>0.013335976</text:p>
          </table:table-cell>
          <table:table-cell office:value-type="float" office:value="0.011675469">
            <text:p>0.011675469</text:p>
          </table:table-cell>
          <table:table-cell office:value-type="float" office:value="0.013363335">
            <text:p>0.013363335</text:p>
          </table:table-cell>
          <table:table-cell office:value-type="float" office:value="0.014568036">
            <text:p>0.014568036</text:p>
          </table:table-cell>
          <table:table-cell office:value-type="float" office:value="0.0126805315">
            <text:p>0.0126805315</text:p>
          </table:table-cell>
          <table:table-cell office:value-type="float" office:value="0.010463083">
            <text:p>0.010463083</text:p>
          </table:table-cell>
          <table:table-cell office:value-type="float" office:value="0.010423734">
            <text:p>0.010423734</text:p>
          </table:table-cell>
          <table:table-cell office:value-type="float" office:value="0.011651238">
            <text:p>0.011651238</text:p>
          </table:table-cell>
          <table:table-cell office:value-type="float" office:value="0.009779086">
            <text:p>0.009779086</text:p>
          </table:table-cell>
          <table:table-cell office:value-type="float" office:value="0.010852632">
            <text:p>0.010852632</text:p>
          </table:table-cell>
          <table:table-cell office:value-type="float" office:value="0.009212911">
            <text:p>0.009212911</text:p>
          </table:table-cell>
          <table:table-cell office:value-type="float" office:value="0.009307507">
            <text:p>0.009307507</text:p>
          </table:table-cell>
          <table:table-cell office:value-type="float" office:value="0.009156704">
            <text:p>0.009156704</text:p>
          </table:table-cell>
          <table:table-cell office:value-type="float" office:value="0.008594486">
            <text:p>0.008594486</text:p>
          </table:table-cell>
          <table:table-cell office:value-type="float" office:value="0.009011634">
            <text:p>0.009011634</text:p>
          </table:table-cell>
          <table:table-cell office:value-type="float" office:value="0.008311987">
            <text:p>0.008311987</text:p>
          </table:table-cell>
          <table:table-cell office:value-type="float" office:value="0.008036663">
            <text:p>0.008036663</text:p>
          </table:table-cell>
          <table:table-cell office:value-type="float" office:value="0.008529129">
            <text:p>0.008529129</text:p>
          </table:table-cell>
          <table:table-cell office:value-type="float" office:value="0.0069549936">
            <text:p>0.0069549936</text:p>
          </table:table-cell>
          <table:table-cell office:value-type="float" office:value="0.0072519905">
            <text:p>0.0072519905</text:p>
          </table:table-cell>
          <table:table-cell office:value-type="float" office:value="0.0070328517">
            <text:p>0.0070328517</text:p>
          </table:table-cell>
          <table:table-cell office:value-type="float" office:value="0.0063070473">
            <text:p>0.0063070473</text:p>
          </table:table-cell>
          <table:table-cell office:value-type="float" office:value="0.0066000824">
            <text:p>0.0066000824</text:p>
          </table:table-cell>
          <table:table-cell office:value-type="float" office:value="0.006318729">
            <text:p>0.006318729</text:p>
          </table:table-cell>
          <table:table-cell office:value-type="float" office:value="0.0059268572">
            <text:p>0.0059268572</text:p>
          </table:table-cell>
          <table:table-cell office:value-type="float" office:value="0.006076204">
            <text:p>0.006076204</text:p>
          </table:table-cell>
          <table:table-cell office:value-type="float" office:value="0.005526474">
            <text:p>0.005526474</text:p>
          </table:table-cell>
          <table:table-cell office:value-type="float" office:value="0.005284605">
            <text:p>0.005284605</text:p>
          </table:table-cell>
          <table:table-cell office:value-type="float" office:value="0.0047771367">
            <text:p>0.0047771367</text:p>
          </table:table-cell>
          <table:table-cell office:value-type="float" office:value="0.0049300776">
            <text:p>0.0049300776</text:p>
          </table:table-cell>
          <table:table-cell office:value-type="float" office:value="0.0052483054">
            <text:p>0.0052483054</text:p>
          </table:table-cell>
          <table:table-cell office:value-type="float" office:value="0.004463914">
            <text:p>0.004463914</text:p>
          </table:table-cell>
          <table:table-cell office:value-type="float" office:value="0.00425336">
            <text:p>0.00425336</text:p>
          </table:table-cell>
          <table:table-cell office:value-type="float" office:value="0.004497727">
            <text:p>0.004497727</text:p>
          </table:table-cell>
          <table:table-cell office:value-type="float" office:value="0.004208542">
            <text:p>0.004208542</text:p>
          </table:table-cell>
          <table:table-cell office:value-type="float" office:value="0.003419346">
            <text:p>0.003419346</text:p>
          </table:table-cell>
          <table:table-cell office:value-type="float" office:value="0.0034582794">
            <text:p>0.0034582794</text:p>
          </table:table-cell>
          <table:table-cell office:value-type="float" office:value="0.0038023535">
            <text:p>0.0038023535</text:p>
          </table:table-cell>
          <table:table-cell office:value-type="float" office:value="0.004455008">
            <text:p>0.004455008</text:p>
          </table:table-cell>
          <table:table-cell office:value-type="float" office:value="0.0039501213">
            <text:p>0.0039501213</text:p>
          </table:table-cell>
          <table:table-cell office:value-type="float" office:value="0.0032402421">
            <text:p>0.0032402421</text:p>
          </table:table-cell>
          <table:table-cell office:value-type="float" office:value="0.0033565238">
            <text:p>0.0033565238</text:p>
          </table:table-cell>
          <table:table-cell office:value-type="float" office:value="0.0032425695">
            <text:p>0.0032425695</text:p>
          </table:table-cell>
          <table:table-cell office:value-type="float" office:value="0.0028523544">
            <text:p>0.0028523544</text:p>
          </table:table-cell>
          <table:table-cell office:value-type="float" office:value="0.002628653">
            <text:p>0.002628653</text:p>
          </table:table-cell>
          <table:table-cell office:value-type="float" office:value="0.0026654643">
            <text:p>0.0026654643</text:p>
          </table:table-cell>
          <table:table-cell office:value-type="float" office:value="0.0027578834">
            <text:p>0.0027578834</text:p>
          </table:table-cell>
          <table:table-cell office:value-type="float" office:value="0.002691742">
            <text:p>0.002691742</text:p>
          </table:table-cell>
          <table:table-cell office:value-type="float" office:value="0.0025039003">
            <text:p>0.0025039003</text:p>
          </table:table-cell>
          <table:table-cell office:value-type="float" office:value="0.002485578">
            <text:p>0.002485578</text:p>
          </table:table-cell>
          <table:table-cell office:value-type="float" office:value="0.0024564464">
            <text:p>0.0024564464</text:p>
          </table:table-cell>
          <table:table-cell office:value-type="float" office:value="0.0022825166">
            <text:p>0.0022825166</text:p>
          </table:table-cell>
          <table:table-cell office:value-type="float" office:value="0.0021490853">
            <text:p>0.0021490853</text:p>
          </table:table-cell>
          <table:table-cell office:value-type="float" office:value="0.0021407166">
            <text:p>0.0021407166</text:p>
          </table:table-cell>
          <table:table-cell office:value-type="float" office:value="0.0022269585">
            <text:p>0.0022269585</text:p>
          </table:table-cell>
          <table:table-cell office:value-type="float" office:value="0.0022124774">
            <text:p>0.0022124774</text:p>
          </table:table-cell>
          <table:table-cell office:value-type="float" office:value="0.0020612834">
            <text:p>0.0020612834</text:p>
          </table:table-cell>
          <table:table-cell office:value-type="float" office:value="0.0018980014">
            <text:p>0.0018980014</text:p>
          </table:table-cell>
          <table:table-cell office:value-type="float" office:value="0.0016879711">
            <text:p>0.0016879711</text:p>
          </table:table-cell>
          <table:table-cell office:value-type="float" office:value="0.0015727035">
            <text:p>0.0015727035</text:p>
          </table:table-cell>
          <table:table-cell office:value-type="float" office:value="0.001418498">
            <text:p>0.001418498</text:p>
          </table:table-cell>
          <table:table-cell office:value-type="float" office:value="0.0010427145">
            <text:p>0.0010427145</text:p>
          </table:table-cell>
          <table:table-cell office:value-type="float" office:value="0.0010143796">
            <text:p>0.0010143796</text:p>
          </table:table-cell>
          <table:table-cell office:value-type="float" office:value="0.0010094731">
            <text:p>0.0010094731</text:p>
          </table:table-cell>
          <table:table-cell office:value-type="float" office:value="0.0010080046">
            <text:p>0.0010080046</text:p>
          </table:table-cell>
          <table:table-cell office:value-type="float" office:value="0.001003147">
            <text:p>0.001003147</text:p>
          </table:table-cell>
          <table:table-cell office:value-type="float" office:value="0.0010011175">
            <text:p>0.0010011175</text:p>
          </table:table-cell>
          <table:table-cell office:value-type="float" office:value="0.0010017937">
            <text:p>0.0010017937</text:p>
          </table:table-cell>
          <table:table-cell office:value-type="float" office:value="0.0010042348">
            <text:p>0.0010042348</text:p>
          </table:table-cell>
          <table:table-cell office:value-type="float" office:value="0.001007946">
            <text:p>0.001007946</text:p>
          </table:table-cell>
          <table:table-cell office:value-type="float" office:value="0.001005472">
            <text:p>0.001005472</text:p>
          </table:table-cell>
          <table:table-cell office:value-type="float" office:value="0.0010123026">
            <text:p>0.0010123026</text:p>
          </table:table-cell>
          <table:table-cell office:value-type="float" office:value="0.0010116945">
            <text:p>0.0010116945</text:p>
          </table:table-cell>
          <table:table-cell office:value-type="float" office:value="0.0010129682">
            <text:p>0.0010129682</text:p>
          </table:table-cell>
          <table:table-cell office:value-type="float" office:value="0.0010111383">
            <text:p>0.0010111383</text:p>
          </table:table-cell>
          <table:table-cell office:value-type="float" office:value="0.0010163125">
            <text:p>0.0010163125</text:p>
          </table:table-cell>
          <table:table-cell office:value-type="float" office:value="0.0010112084">
            <text:p>0.0010112084</text:p>
          </table:table-cell>
          <table:table-cell office:value-type="float" office:value="0.0010158316">
            <text:p>0.0010158316</text:p>
          </table:table-cell>
          <table:table-cell office:value-type="float" office:value="0.0010181977">
            <text:p>0.0010181977</text:p>
          </table:table-cell>
          <table:table-cell office:value-type="float" office:value="0.0010159385">
            <text:p>0.0010159385</text:p>
          </table:table-cell>
          <table:table-cell table:style-name="Default" office:value-type="float" office:value="0.0010290388">
            <text:p>0.0010290388</text:p>
          </table:table-cell>
          <table:table-cell table:style-name="Default" office:value-type="float" office:value="0.001028287">
            <text:p>0.001028287</text:p>
          </table:table-cell>
          <table:table-cell office:value-type="float" office:value="0.0010201992">
            <text:p>0.0010201992</text:p>
          </table:table-cell>
          <table:table-cell office:value-type="float" office:value="0.0010221218">
            <text:p>0.0010221218</text:p>
          </table:table-cell>
          <table:table-cell office:value-type="float" office:value="0.0010288714">
            <text:p>0.0010288714</text:p>
          </table:table-cell>
          <table:table-cell office:value-type="float" office:value="0.0010326002">
            <text:p>0.0010326002</text:p>
          </table:table-cell>
          <table:table-cell office:value-type="float" office:value="0.0010405048">
            <text:p>0.0010405048</text:p>
          </table:table-cell>
          <table:table-cell office:value-type="float" office:value="0.0010419711">
            <text:p>0.0010419711</text:p>
          </table:table-cell>
          <table:table-cell office:value-type="float" office:value="0.0010293294">
            <text:p>0.0010293294</text:p>
          </table:table-cell>
          <table:table-cell office:value-type="float" office:value="0.0010447797">
            <text:p>0.0010447797</text:p>
          </table:table-cell>
          <table:table-cell office:value-type="float" office:value="0.0010483639">
            <text:p>0.0010483639</text:p>
          </table:table-cell>
          <table:table-cell office:value-type="float" office:value="0.0010408704">
            <text:p>0.0010408704</text:p>
          </table:table-cell>
          <table:table-cell office:value-type="float" office:value="0.001039716">
            <text:p>0.001039716</text:p>
          </table:table-cell>
          <table:table-cell office:value-type="float" office:value="0.0010362723">
            <text:p>0.0010362723</text:p>
          </table:table-cell>
          <table:table-cell office:value-type="float" office:value="0.0010385072">
            <text:p>0.0010385072</text:p>
          </table:table-cell>
          <table:table-cell office:value-type="float" office:value="0.0010415956">
            <text:p>0.0010415956</text:p>
          </table:table-cell>
          <table:table-cell office:value-type="float" office:value="0.0010452718">
            <text:p>0.0010452718</text:p>
          </table:table-cell>
          <table:table-cell office:value-type="float" office:value="0.0010468693">
            <text:p>0.0010468693</text:p>
          </table:table-cell>
          <table:table-cell office:value-type="float" office:value="0.0010486741">
            <text:p>0.0010486741</text:p>
          </table:table-cell>
          <table:table-cell office:value-type="float" office:value="0.0010529233">
            <text:p>0.0010529233</text:p>
          </table:table-cell>
          <table:table-cell office:value-type="float" office:value="0.001056793">
            <text:p>0.001056793</text:p>
          </table:table-cell>
          <table:table-cell office:value-type="float" office:value="0.0010583174">
            <text:p>0.0010583174</text:p>
          </table:table-cell>
          <table:table-cell office:value-type="float" office:value="0.001059341">
            <text:p>0.001059341</text:p>
          </table:table-cell>
          <table:table-cell office:value-type="float" office:value="0.0010628686">
            <text:p>0.0010628686</text:p>
          </table:table-cell>
          <table:table-cell office:value-type="float" office:value="0.0010669065">
            <text:p>0.0010669065</text:p>
          </table:table-cell>
          <table:table-cell office:value-type="float" office:value="0.0010689839">
            <text:p>0.0010689839</text:p>
          </table:table-cell>
          <table:table-cell office:value-type="float" office:value="0.0010706991">
            <text:p>0.0010706991</text:p>
          </table:table-cell>
          <table:table-cell office:value-type="float" office:value="0.0010732289">
            <text:p>0.0010732289</text:p>
          </table:table-cell>
          <table:table-cell office:value-type="float" office:value="0.0010762009">
            <text:p>0.0010762009</text:p>
          </table:table-cell>
          <table:table-cell office:value-type="float" office:value="0.0010803989">
            <text:p>0.0010803989</text:p>
          </table:table-cell>
          <table:table-cell office:value-type="float" office:value="0.0010825787">
            <text:p>0.0010825787</text:p>
          </table:table-cell>
          <table:table-cell office:value-type="float" office:value="0.0010855616">
            <text:p>0.0010855616</text:p>
          </table:table-cell>
          <table:table-cell office:value-type="float" office:value="0.0010885142">
            <text:p>0.0010885142</text:p>
          </table:table-cell>
          <table:table-cell office:value-type="float" office:value="0.0010933325">
            <text:p>0.0010933325</text:p>
          </table:table-cell>
          <table:table-cell office:value-type="float" office:value="0.0010968931">
            <text:p>0.0010968931</text:p>
          </table:table-cell>
          <table:table-cell office:value-type="float" office:value="0.0011001697">
            <text:p>0.0011001697</text:p>
          </table:table-cell>
          <table:table-cell office:value-type="float" office:value="0.001103543">
            <text:p>0.001103543</text:p>
          </table:table-cell>
          <table:table-cell office:value-type="float" office:value="0.0011081315">
            <text:p>0.0011081315</text:p>
          </table:table-cell>
          <table:table-cell office:value-type="float" office:value="0.0011114088">
            <text:p>0.0011114088</text:p>
          </table:table-cell>
          <table:table-cell office:value-type="float" office:value="0.0011146576">
            <text:p>0.0011146576</text:p>
          </table:table-cell>
          <table:table-cell office:value-type="float" office:value="0.0011194247">
            <text:p>0.0011194247</text:p>
          </table:table-cell>
          <table:table-cell office:value-type="float" office:value="0.0011223806">
            <text:p>0.0011223806</text:p>
          </table:table-cell>
          <table:table-cell office:value-type="float" office:value="0.0011256147">
            <text:p>0.0011256147</text:p>
          </table:table-cell>
          <table:table-cell office:value-type="float" office:value="0.0011294166">
            <text:p>0.0011294166</text:p>
          </table:table-cell>
          <table:table-cell office:value-type="float" office:value="0.0011330629">
            <text:p>0.0011330629</text:p>
          </table:table-cell>
          <table:table-cell office:value-type="float" office:value="0.001135867">
            <text:p>0.001135867</text:p>
          </table:table-cell>
          <table:table-cell office:value-type="float" office:value="0.0011409781">
            <text:p>0.0011409781</text:p>
          </table:table-cell>
          <table:table-cell office:value-type="float" office:value="0.0011432453">
            <text:p>0.0011432453</text:p>
          </table:table-cell>
          <table:table-cell office:value-type="float" office:value="0.0011466753">
            <text:p>0.0011466753</text:p>
          </table:table-cell>
          <table:table-cell office:value-type="float" office:value="0.0011498763">
            <text:p>0.0011498763</text:p>
          </table:table-cell>
          <table:table-cell/>
        </table:table-row>
        <table:table-row table:style-name="ro1">
          <table:table-cell office:value-type="string">
            <text:p>/mnt/share/Music/Albums/Tool/Tool - Tales from the Darkside (MP3 192kbps)/03 Tool - Opiate (Live).mp3</text:p>
          </table:table-cell>
          <table:table-cell office:value-type="float" office:value="0.12930371">
            <text:p>0.12930371</text:p>
          </table:table-cell>
          <table:table-cell office:value-type="float" office:value="0.20108151">
            <text:p>0.20108151</text:p>
          </table:table-cell>
          <table:table-cell office:value-type="float" office:value="0.101871654">
            <text:p>0.101871654</text:p>
          </table:table-cell>
          <table:table-cell office:value-type="float" office:value="0.06702323">
            <text:p>0.06702323</text:p>
          </table:table-cell>
          <table:table-cell office:value-type="float" office:value="0.0443956">
            <text:p>0.0443956</text:p>
          </table:table-cell>
          <table:table-cell office:value-type="float" office:value="0.038819864">
            <text:p>0.038819864</text:p>
          </table:table-cell>
          <table:table-cell office:value-type="float" office:value="0.030409794">
            <text:p>0.030409794</text:p>
          </table:table-cell>
          <table:table-cell office:value-type="float" office:value="0.02634795">
            <text:p>0.02634795</text:p>
          </table:table-cell>
          <table:table-cell office:value-type="float" office:value="0.033590432">
            <text:p>0.033590432</text:p>
          </table:table-cell>
          <table:table-cell office:value-type="float" office:value="0.02295585">
            <text:p>0.02295585</text:p>
          </table:table-cell>
          <table:table-cell office:value-type="float" office:value="0.031262286">
            <text:p>0.031262286</text:p>
          </table:table-cell>
          <table:table-cell office:value-type="float" office:value="0.022057481">
            <text:p>0.022057481</text:p>
          </table:table-cell>
          <table:table-cell office:value-type="float" office:value="0.026225423">
            <text:p>0.026225423</text:p>
          </table:table-cell>
          <table:table-cell office:value-type="float" office:value="0.02665839">
            <text:p>0.02665839</text:p>
          </table:table-cell>
          <table:table-cell office:value-type="float" office:value="0.0286981">
            <text:p>0.0286981</text:p>
          </table:table-cell>
          <table:table-cell office:value-type="float" office:value="0.025811335">
            <text:p>0.025811335</text:p>
          </table:table-cell>
          <table:table-cell office:value-type="float" office:value="0.016431749">
            <text:p>0.016431749</text:p>
          </table:table-cell>
          <table:table-cell office:value-type="float" office:value="0.020229446">
            <text:p>0.020229446</text:p>
          </table:table-cell>
          <table:table-cell office:value-type="float" office:value="0.016439116">
            <text:p>0.016439116</text:p>
          </table:table-cell>
          <table:table-cell office:value-type="float" office:value="0.01669233">
            <text:p>0.01669233</text:p>
          </table:table-cell>
          <table:table-cell office:value-type="float" office:value="0.020303834">
            <text:p>0.020303834</text:p>
          </table:table-cell>
          <table:table-cell office:value-type="float" office:value="0.016413864">
            <text:p>0.016413864</text:p>
          </table:table-cell>
          <table:table-cell office:value-type="float" office:value="0.01566454">
            <text:p>0.01566454</text:p>
          </table:table-cell>
          <table:table-cell office:value-type="float" office:value="0.018530874">
            <text:p>0.018530874</text:p>
          </table:table-cell>
          <table:table-cell office:value-type="float" office:value="0.02165655">
            <text:p>0.02165655</text:p>
          </table:table-cell>
          <table:table-cell office:value-type="float" office:value="0.026115602">
            <text:p>0.026115602</text:p>
          </table:table-cell>
          <table:table-cell office:value-type="float" office:value="0.026016446">
            <text:p>0.026016446</text:p>
          </table:table-cell>
          <table:table-cell office:value-type="float" office:value="0.022007989">
            <text:p>0.022007989</text:p>
          </table:table-cell>
          <table:table-cell office:value-type="float" office:value="0.025583962">
            <text:p>0.025583962</text:p>
          </table:table-cell>
          <table:table-cell office:value-type="float" office:value="0.027566586">
            <text:p>0.027566586</text:p>
          </table:table-cell>
          <table:table-cell office:value-type="float" office:value="0.038380016">
            <text:p>0.038380016</text:p>
          </table:table-cell>
          <table:table-cell office:value-type="float" office:value="0.031430397">
            <text:p>0.031430397</text:p>
          </table:table-cell>
          <table:table-cell office:value-type="float" office:value="0.026939519">
            <text:p>0.026939519</text:p>
          </table:table-cell>
          <table:table-cell office:value-type="float" office:value="0.026214592">
            <text:p>0.026214592</text:p>
          </table:table-cell>
          <table:table-cell office:value-type="float" office:value="0.03404669">
            <text:p>0.03404669</text:p>
          </table:table-cell>
          <table:table-cell office:value-type="float" office:value="0.03285634">
            <text:p>0.03285634</text:p>
          </table:table-cell>
          <table:table-cell office:value-type="float" office:value="0.040211335">
            <text:p>0.040211335</text:p>
          </table:table-cell>
          <table:table-cell office:value-type="float" office:value="0.044458248">
            <text:p>0.044458248</text:p>
          </table:table-cell>
          <table:table-cell office:value-type="float" office:value="0.042718984">
            <text:p>0.042718984</text:p>
          </table:table-cell>
          <table:table-cell office:value-type="float" office:value="0.03951772">
            <text:p>0.03951772</text:p>
          </table:table-cell>
          <table:table-cell office:value-type="float" office:value="0.037414066">
            <text:p>0.037414066</text:p>
          </table:table-cell>
          <table:table-cell office:value-type="float" office:value="0.041214794">
            <text:p>0.041214794</text:p>
          </table:table-cell>
          <table:table-cell office:value-type="float" office:value="0.041504186">
            <text:p>0.041504186</text:p>
          </table:table-cell>
          <table:table-cell office:value-type="float" office:value="0.03762614">
            <text:p>0.03762614</text:p>
          </table:table-cell>
          <table:table-cell office:value-type="float" office:value="0.033531252">
            <text:p>0.033531252</text:p>
          </table:table-cell>
          <table:table-cell office:value-type="float" office:value="0.032528933">
            <text:p>0.032528933</text:p>
          </table:table-cell>
          <table:table-cell office:value-type="float" office:value="0.029784724">
            <text:p>0.029784724</text:p>
          </table:table-cell>
          <table:table-cell office:value-type="float" office:value="0.029190967">
            <text:p>0.029190967</text:p>
          </table:table-cell>
          <table:table-cell office:value-type="float" office:value="0.02982566">
            <text:p>0.02982566</text:p>
          </table:table-cell>
          <table:table-cell office:value-type="float" office:value="0.031331472">
            <text:p>0.031331472</text:p>
          </table:table-cell>
          <table:table-cell office:value-type="float" office:value="0.031553883">
            <text:p>0.031553883</text:p>
          </table:table-cell>
          <table:table-cell office:value-type="float" office:value="0.03825996">
            <text:p>0.03825996</text:p>
          </table:table-cell>
          <table:table-cell office:value-type="float" office:value="0.035448533">
            <text:p>0.035448533</text:p>
          </table:table-cell>
          <table:table-cell office:value-type="float" office:value="0.038562488">
            <text:p>0.038562488</text:p>
          </table:table-cell>
          <table:table-cell office:value-type="float" office:value="0.039442424">
            <text:p>0.039442424</text:p>
          </table:table-cell>
          <table:table-cell office:value-type="float" office:value="0.039153684">
            <text:p>0.039153684</text:p>
          </table:table-cell>
          <table:table-cell office:value-type="float" office:value="0.041523762">
            <text:p>0.041523762</text:p>
          </table:table-cell>
          <table:table-cell office:value-type="float" office:value="0.035590094">
            <text:p>0.035590094</text:p>
          </table:table-cell>
          <table:table-cell office:value-type="float" office:value="0.03387404">
            <text:p>0.03387404</text:p>
          </table:table-cell>
          <table:table-cell office:value-type="float" office:value="0.026060313">
            <text:p>0.026060313</text:p>
          </table:table-cell>
          <table:table-cell office:value-type="float" office:value="0.023980115">
            <text:p>0.023980115</text:p>
          </table:table-cell>
          <table:table-cell office:value-type="float" office:value="0.027325891">
            <text:p>0.027325891</text:p>
          </table:table-cell>
          <table:table-cell office:value-type="float" office:value="0.02141212">
            <text:p>0.02141212</text:p>
          </table:table-cell>
          <table:table-cell office:value-type="float" office:value="0.019979047">
            <text:p>0.019979047</text:p>
          </table:table-cell>
          <table:table-cell office:value-type="float" office:value="0.02325132">
            <text:p>0.02325132</text:p>
          </table:table-cell>
          <table:table-cell office:value-type="float" office:value="0.021662323">
            <text:p>0.021662323</text:p>
          </table:table-cell>
          <table:table-cell office:value-type="float" office:value="0.019025506">
            <text:p>0.019025506</text:p>
          </table:table-cell>
          <table:table-cell office:value-type="float" office:value="0.020651447">
            <text:p>0.020651447</text:p>
          </table:table-cell>
          <table:table-cell office:value-type="float" office:value="0.020611284">
            <text:p>0.020611284</text:p>
          </table:table-cell>
          <table:table-cell office:value-type="float" office:value="0.017948713">
            <text:p>0.017948713</text:p>
          </table:table-cell>
          <table:table-cell office:value-type="float" office:value="0.019945841">
            <text:p>0.019945841</text:p>
          </table:table-cell>
          <table:table-cell office:value-type="float" office:value="0.021179108">
            <text:p>0.021179108</text:p>
          </table:table-cell>
          <table:table-cell office:value-type="float" office:value="0.020332664">
            <text:p>0.020332664</text:p>
          </table:table-cell>
          <table:table-cell office:value-type="float" office:value="0.020780921">
            <text:p>0.020780921</text:p>
          </table:table-cell>
          <table:table-cell office:value-type="float" office:value="0.020817332">
            <text:p>0.020817332</text:p>
          </table:table-cell>
          <table:table-cell office:value-type="float" office:value="0.019553063">
            <text:p>0.019553063</text:p>
          </table:table-cell>
          <table:table-cell office:value-type="float" office:value="0.01746549">
            <text:p>0.01746549</text:p>
          </table:table-cell>
          <table:table-cell office:value-type="float" office:value="0.017468527">
            <text:p>0.017468527</text:p>
          </table:table-cell>
          <table:table-cell office:value-type="float" office:value="0.017493924">
            <text:p>0.017493924</text:p>
          </table:table-cell>
          <table:table-cell office:value-type="float" office:value="0.01985466">
            <text:p>0.01985466</text:p>
          </table:table-cell>
          <table:table-cell office:value-type="float" office:value="0.017406138">
            <text:p>0.017406138</text:p>
          </table:table-cell>
          <table:table-cell office:value-type="float" office:value="0.016302412">
            <text:p>0.016302412</text:p>
          </table:table-cell>
          <table:table-cell office:value-type="float" office:value="0.015711322">
            <text:p>0.015711322</text:p>
          </table:table-cell>
          <table:table-cell office:value-type="float" office:value="0.015576823">
            <text:p>0.015576823</text:p>
          </table:table-cell>
          <table:table-cell office:value-type="float" office:value="0.016653538">
            <text:p>0.016653538</text:p>
          </table:table-cell>
          <table:table-cell office:value-type="float" office:value="0.012766061">
            <text:p>0.012766061</text:p>
          </table:table-cell>
          <table:table-cell office:value-type="float" office:value="0.012068526">
            <text:p>0.012068526</text:p>
          </table:table-cell>
          <table:table-cell office:value-type="float" office:value="0.013691704">
            <text:p>0.013691704</text:p>
          </table:table-cell>
          <table:table-cell office:value-type="float" office:value="0.0135844555">
            <text:p>0.0135844555</text:p>
          </table:table-cell>
          <table:table-cell office:value-type="float" office:value="0.013858411">
            <text:p>0.013858411</text:p>
          </table:table-cell>
          <table:table-cell office:value-type="float" office:value="0.012609814">
            <text:p>0.012609814</text:p>
          </table:table-cell>
          <table:table-cell office:value-type="float" office:value="0.013292569">
            <text:p>0.013292569</text:p>
          </table:table-cell>
          <table:table-cell office:value-type="float" office:value="0.013744117">
            <text:p>0.013744117</text:p>
          </table:table-cell>
          <table:table-cell office:value-type="float" office:value="0.011982567">
            <text:p>0.011982567</text:p>
          </table:table-cell>
          <table:table-cell office:value-type="float" office:value="0.013283173">
            <text:p>0.013283173</text:p>
          </table:table-cell>
          <table:table-cell office:value-type="float" office:value="0.013529143">
            <text:p>0.013529143</text:p>
          </table:table-cell>
          <table:table-cell office:value-type="float" office:value="0.013023901">
            <text:p>0.013023901</text:p>
          </table:table-cell>
          <table:table-cell office:value-type="float" office:value="0.0111894505">
            <text:p>0.0111894505</text:p>
          </table:table-cell>
          <table:table-cell office:value-type="float" office:value="0.012588613">
            <text:p>0.012588613</text:p>
          </table:table-cell>
          <table:table-cell office:value-type="float" office:value="0.011541962">
            <text:p>0.011541962</text:p>
          </table:table-cell>
          <table:table-cell office:value-type="float" office:value="0.011248759">
            <text:p>0.011248759</text:p>
          </table:table-cell>
          <table:table-cell office:value-type="float" office:value="0.01195784">
            <text:p>0.01195784</text:p>
          </table:table-cell>
          <table:table-cell office:value-type="float" office:value="0.011904628">
            <text:p>0.011904628</text:p>
          </table:table-cell>
          <table:table-cell office:value-type="float" office:value="0.012976215">
            <text:p>0.012976215</text:p>
          </table:table-cell>
          <table:table-cell office:value-type="float" office:value="0.011809658">
            <text:p>0.011809658</text:p>
          </table:table-cell>
          <table:table-cell office:value-type="float" office:value="0.009910086">
            <text:p>0.009910086</text:p>
          </table:table-cell>
          <table:table-cell office:value-type="float" office:value="0.010001261">
            <text:p>0.010001261</text:p>
          </table:table-cell>
          <table:table-cell office:value-type="float" office:value="0.009971643">
            <text:p>0.009971643</text:p>
          </table:table-cell>
          <table:table-cell office:value-type="float" office:value="0.009899083">
            <text:p>0.009899083</text:p>
          </table:table-cell>
          <table:table-cell office:value-type="float" office:value="0.010549641">
            <text:p>0.010549641</text:p>
          </table:table-cell>
          <table:table-cell office:value-type="float" office:value="0.009691488">
            <text:p>0.009691488</text:p>
          </table:table-cell>
          <table:table-cell office:value-type="float" office:value="0.008350509">
            <text:p>0.008350509</text:p>
          </table:table-cell>
          <table:table-cell office:value-type="float" office:value="0.009210691">
            <text:p>0.009210691</text:p>
          </table:table-cell>
          <table:table-cell office:value-type="float" office:value="0.009641633">
            <text:p>0.009641633</text:p>
          </table:table-cell>
          <table:table-cell office:value-type="float" office:value="0.009889702">
            <text:p>0.009889702</text:p>
          </table:table-cell>
          <table:table-cell office:value-type="float" office:value="0.009817781">
            <text:p>0.009817781</text:p>
          </table:table-cell>
          <table:table-cell office:value-type="float" office:value="0.009577606">
            <text:p>0.009577606</text:p>
          </table:table-cell>
          <table:table-cell office:value-type="float" office:value="0.010221954">
            <text:p>0.010221954</text:p>
          </table:table-cell>
          <table:table-cell office:value-type="float" office:value="0.009413423">
            <text:p>0.009413423</text:p>
          </table:table-cell>
          <table:table-cell office:value-type="float" office:value="0.010356616">
            <text:p>0.010356616</text:p>
          </table:table-cell>
          <table:table-cell office:value-type="float" office:value="0.008843096">
            <text:p>0.008843096</text:p>
          </table:table-cell>
          <table:table-cell office:value-type="float" office:value="0.008298514">
            <text:p>0.008298514</text:p>
          </table:table-cell>
          <table:table-cell office:value-type="float" office:value="0.0075724097">
            <text:p>0.0075724097</text:p>
          </table:table-cell>
          <table:table-cell office:value-type="float" office:value="0.0071647926">
            <text:p>0.0071647926</text:p>
          </table:table-cell>
          <table:table-cell office:value-type="float" office:value="0.008229592">
            <text:p>0.008229592</text:p>
          </table:table-cell>
          <table:table-cell office:value-type="float" office:value="0.0076531605">
            <text:p>0.0076531605</text:p>
          </table:table-cell>
          <table:table-cell office:value-type="float" office:value="0.0065883286">
            <text:p>0.0065883286</text:p>
          </table:table-cell>
          <table:table-cell office:value-type="float" office:value="0.0069976063">
            <text:p>0.0069976063</text:p>
          </table:table-cell>
          <table:table-cell office:value-type="float" office:value="0.007831098">
            <text:p>0.007831098</text:p>
          </table:table-cell>
          <table:table-cell office:value-type="float" office:value="0.0068372535">
            <text:p>0.0068372535</text:p>
          </table:table-cell>
          <table:table-cell office:value-type="float" office:value="0.00603565">
            <text:p>0.00603565</text:p>
          </table:table-cell>
          <table:table-cell office:value-type="float" office:value="0.0059172963">
            <text:p>0.0059172963</text:p>
          </table:table-cell>
          <table:table-cell office:value-type="float" office:value="0.0065672565">
            <text:p>0.0065672565</text:p>
          </table:table-cell>
          <table:table-cell office:value-type="float" office:value="0.0056611844">
            <text:p>0.0056611844</text:p>
          </table:table-cell>
          <table:table-cell office:value-type="float" office:value="0.0060941544">
            <text:p>0.0060941544</text:p>
          </table:table-cell>
          <table:table-cell office:value-type="float" office:value="0.0052748015">
            <text:p>0.0052748015</text:p>
          </table:table-cell>
          <table:table-cell office:value-type="float" office:value="0.004747105">
            <text:p>0.004747105</text:p>
          </table:table-cell>
          <table:table-cell office:value-type="float" office:value="0.004800768">
            <text:p>0.004800768</text:p>
          </table:table-cell>
          <table:table-cell office:value-type="float" office:value="0.0049653985">
            <text:p>0.0049653985</text:p>
          </table:table-cell>
          <table:table-cell office:value-type="float" office:value="0.0049368506">
            <text:p>0.0049368506</text:p>
          </table:table-cell>
          <table:table-cell office:value-type="float" office:value="0.0046169427">
            <text:p>0.0046169427</text:p>
          </table:table-cell>
          <table:table-cell office:value-type="float" office:value="0.0043680063">
            <text:p>0.0043680063</text:p>
          </table:table-cell>
          <table:table-cell office:value-type="float" office:value="0.004516425">
            <text:p>0.004516425</text:p>
          </table:table-cell>
          <table:table-cell office:value-type="float" office:value="0.0038610802">
            <text:p>0.0038610802</text:p>
          </table:table-cell>
          <table:table-cell office:value-type="float" office:value="0.0037307946">
            <text:p>0.0037307946</text:p>
          </table:table-cell>
          <table:table-cell office:value-type="float" office:value="0.0037041167">
            <text:p>0.0037041167</text:p>
          </table:table-cell>
          <table:table-cell office:value-type="float" office:value="0.0035932038">
            <text:p>0.0035932038</text:p>
          </table:table-cell>
          <table:table-cell office:value-type="float" office:value="0.003752723">
            <text:p>0.003752723</text:p>
          </table:table-cell>
          <table:table-cell office:value-type="float" office:value="0.0036814944">
            <text:p>0.0036814944</text:p>
          </table:table-cell>
          <table:table-cell office:value-type="float" office:value="0.0032975005">
            <text:p>0.0032975005</text:p>
          </table:table-cell>
          <table:table-cell office:value-type="float" office:value="0.003332435">
            <text:p>0.003332435</text:p>
          </table:table-cell>
          <table:table-cell office:value-type="float" office:value="0.0031172258">
            <text:p>0.0031172258</text:p>
          </table:table-cell>
          <table:table-cell office:value-type="float" office:value="0.0030784598">
            <text:p>0.0030784598</text:p>
          </table:table-cell>
          <table:table-cell office:value-type="float" office:value="0.0027980544">
            <text:p>0.0027980544</text:p>
          </table:table-cell>
          <table:table-cell office:value-type="float" office:value="0.0028063396">
            <text:p>0.0028063396</text:p>
          </table:table-cell>
          <table:table-cell office:value-type="float" office:value="0.002943451">
            <text:p>0.002943451</text:p>
          </table:table-cell>
          <table:table-cell office:value-type="float" office:value="0.0026907416">
            <text:p>0.0026907416</text:p>
          </table:table-cell>
          <table:table-cell office:value-type="float" office:value="0.0025550881">
            <text:p>0.0025550881</text:p>
          </table:table-cell>
          <table:table-cell office:value-type="float" office:value="0.0025794976">
            <text:p>0.0025794976</text:p>
          </table:table-cell>
          <table:table-cell office:value-type="float" office:value="0.0025086605">
            <text:p>0.0025086605</text:p>
          </table:table-cell>
          <table:table-cell office:value-type="float" office:value="0.0022033753">
            <text:p>0.0022033753</text:p>
          </table:table-cell>
          <table:table-cell office:value-type="float" office:value="0.0022336433">
            <text:p>0.0022336433</text:p>
          </table:table-cell>
          <table:table-cell office:value-type="float" office:value="0.0023694297">
            <text:p>0.0023694297</text:p>
          </table:table-cell>
          <table:table-cell office:value-type="float" office:value="0.0024745525">
            <text:p>0.0024745525</text:p>
          </table:table-cell>
          <table:table-cell office:value-type="float" office:value="0.0022592172">
            <text:p>0.0022592172</text:p>
          </table:table-cell>
          <table:table-cell office:value-type="float" office:value="0.0020316567">
            <text:p>0.0020316567</text:p>
          </table:table-cell>
          <table:table-cell office:value-type="float" office:value="0.0020552652">
            <text:p>0.0020552652</text:p>
          </table:table-cell>
          <table:table-cell office:value-type="float" office:value="0.0020017056">
            <text:p>0.0020017056</text:p>
          </table:table-cell>
          <table:table-cell office:value-type="float" office:value="0.0019011555">
            <text:p>0.0019011555</text:p>
          </table:table-cell>
          <table:table-cell office:value-type="float" office:value="0.0017657432">
            <text:p>0.0017657432</text:p>
          </table:table-cell>
          <table:table-cell office:value-type="float" office:value="0.0017483536">
            <text:p>0.0017483536</text:p>
          </table:table-cell>
          <table:table-cell office:value-type="float" office:value="0.0017740261">
            <text:p>0.0017740261</text:p>
          </table:table-cell>
          <table:table-cell office:value-type="float" office:value="0.0017544454">
            <text:p>0.0017544454</text:p>
          </table:table-cell>
          <table:table-cell office:value-type="float" office:value="0.001680163">
            <text:p>0.001680163</text:p>
          </table:table-cell>
          <table:table-cell office:value-type="float" office:value="0.001668318">
            <text:p>0.001668318</text:p>
          </table:table-cell>
          <table:table-cell office:value-type="float" office:value="0.0016199265">
            <text:p>0.0016199265</text:p>
          </table:table-cell>
          <table:table-cell office:value-type="float" office:value="0.0015475509">
            <text:p>0.0015475509</text:p>
          </table:table-cell>
          <table:table-cell office:value-type="float" office:value="0.0014636909">
            <text:p>0.0014636909</text:p>
          </table:table-cell>
          <table:table-cell office:value-type="float" office:value="0.0014121854">
            <text:p>0.0014121854</text:p>
          </table:table-cell>
          <table:table-cell office:value-type="float" office:value="0.001521574">
            <text:p>0.001521574</text:p>
          </table:table-cell>
          <table:table-cell office:value-type="float" office:value="0.0015158257">
            <text:p>0.0015158257</text:p>
          </table:table-cell>
          <table:table-cell office:value-type="float" office:value="0.001403627">
            <text:p>0.001403627</text:p>
          </table:table-cell>
          <table:table-cell office:value-type="float" office:value="0.0013319569">
            <text:p>0.0013319569</text:p>
          </table:table-cell>
          <table:table-cell office:value-type="float" office:value="0.001257816">
            <text:p>0.001257816</text:p>
          </table:table-cell>
          <table:table-cell office:value-type="float" office:value="0.0012157371">
            <text:p>0.0012157371</text:p>
          </table:table-cell>
          <table:table-cell office:value-type="float" office:value="0.0011643944">
            <text:p>0.0011643944</text:p>
          </table:table-cell>
          <table:table-cell office:value-type="float" office:value="0.0010499937">
            <text:p>0.0010499937</text:p>
          </table:table-cell>
          <table:table-cell office:value-type="float" office:value="0.0010414771">
            <text:p>0.0010414771</text:p>
          </table:table-cell>
          <table:table-cell office:value-type="float" office:value="0.0010431416">
            <text:p>0.0010431416</text:p>
          </table:table-cell>
          <table:table-cell office:value-type="float" office:value="0.0010452288">
            <text:p>0.0010452288</text:p>
          </table:table-cell>
          <table:table-cell office:value-type="float" office:value="0.0010443197">
            <text:p>0.0010443197</text:p>
          </table:table-cell>
          <table:table-cell office:value-type="float" office:value="0.0010449582">
            <text:p>0.0010449582</text:p>
          </table:table-cell>
          <table:table-cell office:value-type="float" office:value="0.0010470533">
            <text:p>0.0010470533</text:p>
          </table:table-cell>
          <table:table-cell office:value-type="float" office:value="0.0010477769">
            <text:p>0.0010477769</text:p>
          </table:table-cell>
          <table:table-cell office:value-type="float" office:value="0.0010462339">
            <text:p>0.0010462339</text:p>
          </table:table-cell>
          <table:table-cell office:value-type="float" office:value="0.0010479629">
            <text:p>0.0010479629</text:p>
          </table:table-cell>
          <table:table-cell office:value-type="float" office:value="0.0010562907">
            <text:p>0.0010562907</text:p>
          </table:table-cell>
          <table:table-cell office:value-type="float" office:value="0.0010607941">
            <text:p>0.0010607941</text:p>
          </table:table-cell>
          <table:table-cell office:value-type="float" office:value="0.0010633882">
            <text:p>0.0010633882</text:p>
          </table:table-cell>
          <table:table-cell office:value-type="float" office:value="0.0010608203">
            <text:p>0.0010608203</text:p>
          </table:table-cell>
          <table:table-cell office:value-type="float" office:value="0.0010637841">
            <text:p>0.0010637841</text:p>
          </table:table-cell>
          <table:table-cell office:value-type="float" office:value="0.0010679276">
            <text:p>0.0010679276</text:p>
          </table:table-cell>
          <table:table-cell office:value-type="float" office:value="0.0010693591">
            <text:p>0.0010693591</text:p>
          </table:table-cell>
          <table:table-cell office:value-type="float" office:value="0.0010704984">
            <text:p>0.0010704984</text:p>
          </table:table-cell>
          <table:table-cell office:value-type="float" office:value="0.0010718872">
            <text:p>0.0010718872</text:p>
          </table:table-cell>
          <table:table-cell table:style-name="Default" office:value-type="float" office:value="0.0010736607">
            <text:p>0.0010736607</text:p>
          </table:table-cell>
          <table:table-cell table:style-name="Default" office:value-type="float" office:value="0.0010749414">
            <text:p>0.0010749414</text:p>
          </table:table-cell>
          <table:table-cell office:value-type="float" office:value="0.001072111">
            <text:p>0.001072111</text:p>
          </table:table-cell>
          <table:table-cell office:value-type="float" office:value="0.0010764076">
            <text:p>0.0010764076</text:p>
          </table:table-cell>
          <table:table-cell office:value-type="float" office:value="0.0010866981">
            <text:p>0.0010866981</text:p>
          </table:table-cell>
          <table:table-cell office:value-type="float" office:value="0.0010876481">
            <text:p>0.0010876481</text:p>
          </table:table-cell>
          <table:table-cell office:value-type="float" office:value="0.0010920184">
            <text:p>0.0010920184</text:p>
          </table:table-cell>
          <table:table-cell office:value-type="float" office:value="0.0010987505">
            <text:p>0.0010987505</text:p>
          </table:table-cell>
          <table:table-cell office:value-type="float" office:value="0.0010977465">
            <text:p>0.0010977465</text:p>
          </table:table-cell>
          <table:table-cell office:value-type="float" office:value="0.0010915012">
            <text:p>0.0010915012</text:p>
          </table:table-cell>
          <table:table-cell office:value-type="float" office:value="0.001102211">
            <text:p>0.001102211</text:p>
          </table:table-cell>
          <table:table-cell office:value-type="float" office:value="0.001105015">
            <text:p>0.001105015</text:p>
          </table:table-cell>
          <table:table-cell office:value-type="float" office:value="0.0010979568">
            <text:p>0.0010979568</text:p>
          </table:table-cell>
          <table:table-cell office:value-type="float" office:value="0.0010991327">
            <text:p>0.0010991327</text:p>
          </table:table-cell>
          <table:table-cell office:value-type="float" office:value="0.001101705">
            <text:p>0.001101705</text:p>
          </table:table-cell>
          <table:table-cell office:value-type="float" office:value="0.0011055715">
            <text:p>0.0011055715</text:p>
          </table:table-cell>
          <table:table-cell office:value-type="float" office:value="0.001109227">
            <text:p>0.001109227</text:p>
          </table:table-cell>
          <table:table-cell office:value-type="float" office:value="0.0011112241">
            <text:p>0.0011112241</text:p>
          </table:table-cell>
          <table:table-cell office:value-type="float" office:value="0.0011137642">
            <text:p>0.0011137642</text:p>
          </table:table-cell>
          <table:table-cell office:value-type="float" office:value="0.0011166059">
            <text:p>0.0011166059</text:p>
          </table:table-cell>
          <table:table-cell office:value-type="float" office:value="0.0011201121">
            <text:p>0.0011201121</text:p>
          </table:table-cell>
          <table:table-cell office:value-type="float" office:value="0.001123919">
            <text:p>0.001123919</text:p>
          </table:table-cell>
          <table:table-cell office:value-type="float" office:value="0.0011257291">
            <text:p>0.0011257291</text:p>
          </table:table-cell>
          <table:table-cell office:value-type="float" office:value="0.0011292378">
            <text:p>0.0011292378</text:p>
          </table:table-cell>
          <table:table-cell office:value-type="float" office:value="0.0011341337">
            <text:p>0.0011341337</text:p>
          </table:table-cell>
          <table:table-cell office:value-type="float" office:value="0.0011364328">
            <text:p>0.0011364328</text:p>
          </table:table-cell>
          <table:table-cell office:value-type="float" office:value="0.0011388587">
            <text:p>0.0011388587</text:p>
          </table:table-cell>
          <table:table-cell office:value-type="float" office:value="0.0011408702">
            <text:p>0.0011408702</text:p>
          </table:table-cell>
          <table:table-cell office:value-type="float" office:value="0.0011444268">
            <text:p>0.0011444268</text:p>
          </table:table-cell>
          <table:table-cell office:value-type="float" office:value="0.0011481617">
            <text:p>0.0011481617</text:p>
          </table:table-cell>
          <table:table-cell office:value-type="float" office:value="0.0011505744">
            <text:p>0.0011505744</text:p>
          </table:table-cell>
          <table:table-cell office:value-type="float" office:value="0.0011537301">
            <text:p>0.0011537301</text:p>
          </table:table-cell>
          <table:table-cell office:value-type="float" office:value="0.0011566996">
            <text:p>0.0011566996</text:p>
          </table:table-cell>
          <table:table-cell office:value-type="float" office:value="0.0011623246">
            <text:p>0.0011623246</text:p>
          </table:table-cell>
          <table:table-cell office:value-type="float" office:value="0.0011661957">
            <text:p>0.0011661957</text:p>
          </table:table-cell>
          <table:table-cell office:value-type="float" office:value="0.0011692998">
            <text:p>0.0011692998</text:p>
          </table:table-cell>
          <table:table-cell office:value-type="float" office:value="0.0011732479">
            <text:p>0.0011732479</text:p>
          </table:table-cell>
          <table:table-cell office:value-type="float" office:value="0.0011773722">
            <text:p>0.0011773722</text:p>
          </table:table-cell>
          <table:table-cell office:value-type="float" office:value="0.0011816581">
            <text:p>0.0011816581</text:p>
          </table:table-cell>
          <table:table-cell office:value-type="float" office:value="0.0011854838">
            <text:p>0.0011854838</text:p>
          </table:table-cell>
          <table:table-cell office:value-type="float" office:value="0.0011880226">
            <text:p>0.0011880226</text:p>
          </table:table-cell>
          <table:table-cell office:value-type="float" office:value="0.0011923314">
            <text:p>0.0011923314</text:p>
          </table:table-cell>
          <table:table-cell office:value-type="float" office:value="0.0011979851">
            <text:p>0.0011979851</text:p>
          </table:table-cell>
          <table:table-cell office:value-type="float" office:value="0.0012012721">
            <text:p>0.0012012721</text:p>
          </table:table-cell>
          <table:table-cell office:value-type="float" office:value="0.0012054343">
            <text:p>0.0012054343</text:p>
          </table:table-cell>
          <table:table-cell office:value-type="float" office:value="0.0012089665">
            <text:p>0.0012089665</text:p>
          </table:table-cell>
          <table:table-cell office:value-type="float" office:value="0.0012145562">
            <text:p>0.0012145562</text:p>
          </table:table-cell>
          <table:table-cell office:value-type="float" office:value="0.0012180972">
            <text:p>0.0012180972</text:p>
          </table:table-cell>
          <table:table-cell office:value-type="float" office:value="0.001220615">
            <text:p>0.001220615</text:p>
          </table:table-cell>
          <table:table-cell office:value-type="float" office:value="0.0012240651">
            <text:p>0.0012240651</text:p>
          </table:table-cell>
          <table:table-cell/>
        </table:table-row>
        <table:table-row table:style-name="ro1">
          <table:table-cell office:value-type="string">
            <text:p>/mnt/share/Music/Albums/Tool/Tool - Tales from the Darkside (MP3 192kbps)/04 Tool - Flood (Live).mp3</text:p>
          </table:table-cell>
          <table:table-cell office:value-type="float" office:value="0.10079729">
            <text:p>0.10079729</text:p>
          </table:table-cell>
          <table:table-cell office:value-type="float" office:value="0.22779016">
            <text:p>0.22779016</text:p>
          </table:table-cell>
          <table:table-cell office:value-type="float" office:value="0.08824464">
            <text:p>0.08824464</text:p>
          </table:table-cell>
          <table:table-cell office:value-type="float" office:value="0.07036153">
            <text:p>0.07036153</text:p>
          </table:table-cell>
          <table:table-cell office:value-type="float" office:value="0.050174505">
            <text:p>0.050174505</text:p>
          </table:table-cell>
          <table:table-cell office:value-type="float" office:value="0.036988568">
            <text:p>0.036988568</text:p>
          </table:table-cell>
          <table:table-cell office:value-type="float" office:value="0.028334757">
            <text:p>0.028334757</text:p>
          </table:table-cell>
          <table:table-cell office:value-type="float" office:value="0.030910492">
            <text:p>0.030910492</text:p>
          </table:table-cell>
          <table:table-cell office:value-type="float" office:value="0.0392607">
            <text:p>0.0392607</text:p>
          </table:table-cell>
          <table:table-cell office:value-type="float" office:value="0.033543654">
            <text:p>0.033543654</text:p>
          </table:table-cell>
          <table:table-cell office:value-type="float" office:value="0.039700016">
            <text:p>0.039700016</text:p>
          </table:table-cell>
          <table:table-cell office:value-type="float" office:value="0.017411428">
            <text:p>0.017411428</text:p>
          </table:table-cell>
          <table:table-cell office:value-type="float" office:value="0.02926432">
            <text:p>0.02926432</text:p>
          </table:table-cell>
          <table:table-cell office:value-type="float" office:value="0.028310658">
            <text:p>0.028310658</text:p>
          </table:table-cell>
          <table:table-cell office:value-type="float" office:value="0.031534202">
            <text:p>0.031534202</text:p>
          </table:table-cell>
          <table:table-cell office:value-type="float" office:value="0.025096202">
            <text:p>0.025096202</text:p>
          </table:table-cell>
          <table:table-cell office:value-type="float" office:value="0.016331028">
            <text:p>0.016331028</text:p>
          </table:table-cell>
          <table:table-cell office:value-type="float" office:value="0.01672162">
            <text:p>0.01672162</text:p>
          </table:table-cell>
          <table:table-cell office:value-type="float" office:value="0.01925918">
            <text:p>0.01925918</text:p>
          </table:table-cell>
          <table:table-cell office:value-type="float" office:value="0.01648748">
            <text:p>0.01648748</text:p>
          </table:table-cell>
          <table:table-cell office:value-type="float" office:value="0.02048608">
            <text:p>0.02048608</text:p>
          </table:table-cell>
          <table:table-cell office:value-type="float" office:value="0.017124878">
            <text:p>0.017124878</text:p>
          </table:table-cell>
          <table:table-cell office:value-type="float" office:value="0.015791038">
            <text:p>0.015791038</text:p>
          </table:table-cell>
          <table:table-cell office:value-type="float" office:value="0.016185574">
            <text:p>0.016185574</text:p>
          </table:table-cell>
          <table:table-cell office:value-type="float" office:value="0.019819282">
            <text:p>0.019819282</text:p>
          </table:table-cell>
          <table:table-cell office:value-type="float" office:value="0.024921395">
            <text:p>0.024921395</text:p>
          </table:table-cell>
          <table:table-cell office:value-type="float" office:value="0.023714095">
            <text:p>0.023714095</text:p>
          </table:table-cell>
          <table:table-cell office:value-type="float" office:value="0.023456037">
            <text:p>0.023456037</text:p>
          </table:table-cell>
          <table:table-cell office:value-type="float" office:value="0.02577328">
            <text:p>0.02577328</text:p>
          </table:table-cell>
          <table:table-cell office:value-type="float" office:value="0.03064408">
            <text:p>0.03064408</text:p>
          </table:table-cell>
          <table:table-cell office:value-type="float" office:value="0.039078534">
            <text:p>0.039078534</text:p>
          </table:table-cell>
          <table:table-cell office:value-type="float" office:value="0.0341842">
            <text:p>0.0341842</text:p>
          </table:table-cell>
          <table:table-cell office:value-type="float" office:value="0.031866018">
            <text:p>0.031866018</text:p>
          </table:table-cell>
          <table:table-cell office:value-type="float" office:value="0.029931342">
            <text:p>0.029931342</text:p>
          </table:table-cell>
          <table:table-cell office:value-type="float" office:value="0.031734906">
            <text:p>0.031734906</text:p>
          </table:table-cell>
          <table:table-cell office:value-type="float" office:value="0.032677714">
            <text:p>0.032677714</text:p>
          </table:table-cell>
          <table:table-cell office:value-type="float" office:value="0.04083672">
            <text:p>0.04083672</text:p>
          </table:table-cell>
          <table:table-cell office:value-type="float" office:value="0.04506288">
            <text:p>0.04506288</text:p>
          </table:table-cell>
          <table:table-cell office:value-type="float" office:value="0.04123853">
            <text:p>0.04123853</text:p>
          </table:table-cell>
          <table:table-cell office:value-type="float" office:value="0.037924428">
            <text:p>0.037924428</text:p>
          </table:table-cell>
          <table:table-cell office:value-type="float" office:value="0.039658815">
            <text:p>0.039658815</text:p>
          </table:table-cell>
          <table:table-cell office:value-type="float" office:value="0.040935863">
            <text:p>0.040935863</text:p>
          </table:table-cell>
          <table:table-cell office:value-type="float" office:value="0.038105413">
            <text:p>0.038105413</text:p>
          </table:table-cell>
          <table:table-cell office:value-type="float" office:value="0.036651924">
            <text:p>0.036651924</text:p>
          </table:table-cell>
          <table:table-cell office:value-type="float" office:value="0.03374137">
            <text:p>0.03374137</text:p>
          </table:table-cell>
          <table:table-cell office:value-type="float" office:value="0.03425449">
            <text:p>0.03425449</text:p>
          </table:table-cell>
          <table:table-cell office:value-type="float" office:value="0.03178175">
            <text:p>0.03178175</text:p>
          </table:table-cell>
          <table:table-cell office:value-type="float" office:value="0.029961754">
            <text:p>0.029961754</text:p>
          </table:table-cell>
          <table:table-cell office:value-type="float" office:value="0.030218305">
            <text:p>0.030218305</text:p>
          </table:table-cell>
          <table:table-cell office:value-type="float" office:value="0.03174307">
            <text:p>0.03174307</text:p>
          </table:table-cell>
          <table:table-cell office:value-type="float" office:value="0.034199763">
            <text:p>0.034199763</text:p>
          </table:table-cell>
          <table:table-cell office:value-type="float" office:value="0.036210734">
            <text:p>0.036210734</text:p>
          </table:table-cell>
          <table:table-cell office:value-type="float" office:value="0.036287565">
            <text:p>0.036287565</text:p>
          </table:table-cell>
          <table:table-cell office:value-type="float" office:value="0.03887097">
            <text:p>0.03887097</text:p>
          </table:table-cell>
          <table:table-cell office:value-type="float" office:value="0.03675912">
            <text:p>0.03675912</text:p>
          </table:table-cell>
          <table:table-cell office:value-type="float" office:value="0.03902623">
            <text:p>0.03902623</text:p>
          </table:table-cell>
          <table:table-cell office:value-type="float" office:value="0.039461903">
            <text:p>0.039461903</text:p>
          </table:table-cell>
          <table:table-cell office:value-type="float" office:value="0.03503516">
            <text:p>0.03503516</text:p>
          </table:table-cell>
          <table:table-cell office:value-type="float" office:value="0.034162786">
            <text:p>0.034162786</text:p>
          </table:table-cell>
          <table:table-cell office:value-type="float" office:value="0.028281877">
            <text:p>0.028281877</text:p>
          </table:table-cell>
          <table:table-cell office:value-type="float" office:value="0.026226342">
            <text:p>0.026226342</text:p>
          </table:table-cell>
          <table:table-cell office:value-type="float" office:value="0.030544272">
            <text:p>0.030544272</text:p>
          </table:table-cell>
          <table:table-cell office:value-type="float" office:value="0.022598282">
            <text:p>0.022598282</text:p>
          </table:table-cell>
          <table:table-cell office:value-type="float" office:value="0.022524051">
            <text:p>0.022524051</text:p>
          </table:table-cell>
          <table:table-cell office:value-type="float" office:value="0.025773026">
            <text:p>0.025773026</text:p>
          </table:table-cell>
          <table:table-cell office:value-type="float" office:value="0.022773057">
            <text:p>0.022773057</text:p>
          </table:table-cell>
          <table:table-cell office:value-type="float" office:value="0.020555899">
            <text:p>0.020555899</text:p>
          </table:table-cell>
          <table:table-cell office:value-type="float" office:value="0.02110032">
            <text:p>0.02110032</text:p>
          </table:table-cell>
          <table:table-cell office:value-type="float" office:value="0.021635888">
            <text:p>0.021635888</text:p>
          </table:table-cell>
          <table:table-cell office:value-type="float" office:value="0.020962348">
            <text:p>0.020962348</text:p>
          </table:table-cell>
          <table:table-cell office:value-type="float" office:value="0.023684973">
            <text:p>0.023684973</text:p>
          </table:table-cell>
          <table:table-cell office:value-type="float" office:value="0.025808468">
            <text:p>0.025808468</text:p>
          </table:table-cell>
          <table:table-cell office:value-type="float" office:value="0.022892343">
            <text:p>0.022892343</text:p>
          </table:table-cell>
          <table:table-cell office:value-type="float" office:value="0.023733359">
            <text:p>0.023733359</text:p>
          </table:table-cell>
          <table:table-cell office:value-type="float" office:value="0.022955466">
            <text:p>0.022955466</text:p>
          </table:table-cell>
          <table:table-cell office:value-type="float" office:value="0.02261127">
            <text:p>0.02261127</text:p>
          </table:table-cell>
          <table:table-cell office:value-type="float" office:value="0.020215092">
            <text:p>0.020215092</text:p>
          </table:table-cell>
          <table:table-cell office:value-type="float" office:value="0.020106927">
            <text:p>0.020106927</text:p>
          </table:table-cell>
          <table:table-cell office:value-type="float" office:value="0.020113058">
            <text:p>0.020113058</text:p>
          </table:table-cell>
          <table:table-cell office:value-type="float" office:value="0.022103334">
            <text:p>0.022103334</text:p>
          </table:table-cell>
          <table:table-cell office:value-type="float" office:value="0.02053869">
            <text:p>0.02053869</text:p>
          </table:table-cell>
          <table:table-cell office:value-type="float" office:value="0.019246308">
            <text:p>0.019246308</text:p>
          </table:table-cell>
          <table:table-cell office:value-type="float" office:value="0.018295774">
            <text:p>0.018295774</text:p>
          </table:table-cell>
          <table:table-cell office:value-type="float" office:value="0.01837817">
            <text:p>0.01837817</text:p>
          </table:table-cell>
          <table:table-cell office:value-type="float" office:value="0.019277427">
            <text:p>0.019277427</text:p>
          </table:table-cell>
          <table:table-cell office:value-type="float" office:value="0.014304617">
            <text:p>0.014304617</text:p>
          </table:table-cell>
          <table:table-cell office:value-type="float" office:value="0.014148697">
            <text:p>0.014148697</text:p>
          </table:table-cell>
          <table:table-cell office:value-type="float" office:value="0.015784841">
            <text:p>0.015784841</text:p>
          </table:table-cell>
          <table:table-cell office:value-type="float" office:value="0.015189095">
            <text:p>0.015189095</text:p>
          </table:table-cell>
          <table:table-cell office:value-type="float" office:value="0.01622845">
            <text:p>0.01622845</text:p>
          </table:table-cell>
          <table:table-cell office:value-type="float" office:value="0.014923603">
            <text:p>0.014923603</text:p>
          </table:table-cell>
          <table:table-cell office:value-type="float" office:value="0.015249149">
            <text:p>0.015249149</text:p>
          </table:table-cell>
          <table:table-cell office:value-type="float" office:value="0.016426418">
            <text:p>0.016426418</text:p>
          </table:table-cell>
          <table:table-cell office:value-type="float" office:value="0.014898198">
            <text:p>0.014898198</text:p>
          </table:table-cell>
          <table:table-cell office:value-type="float" office:value="0.015871983">
            <text:p>0.015871983</text:p>
          </table:table-cell>
          <table:table-cell office:value-type="float" office:value="0.016103411">
            <text:p>0.016103411</text:p>
          </table:table-cell>
          <table:table-cell office:value-type="float" office:value="0.015178817">
            <text:p>0.015178817</text:p>
          </table:table-cell>
          <table:table-cell office:value-type="float" office:value="0.014077877">
            <text:p>0.014077877</text:p>
          </table:table-cell>
          <table:table-cell office:value-type="float" office:value="0.015297302">
            <text:p>0.015297302</text:p>
          </table:table-cell>
          <table:table-cell office:value-type="float" office:value="0.013648918">
            <text:p>0.013648918</text:p>
          </table:table-cell>
          <table:table-cell office:value-type="float" office:value="0.013164844">
            <text:p>0.013164844</text:p>
          </table:table-cell>
          <table:table-cell office:value-type="float" office:value="0.014801703">
            <text:p>0.014801703</text:p>
          </table:table-cell>
          <table:table-cell office:value-type="float" office:value="0.015400222">
            <text:p>0.015400222</text:p>
          </table:table-cell>
          <table:table-cell office:value-type="float" office:value="0.016284352">
            <text:p>0.016284352</text:p>
          </table:table-cell>
          <table:table-cell office:value-type="float" office:value="0.014177083">
            <text:p>0.014177083</text:p>
          </table:table-cell>
          <table:table-cell office:value-type="float" office:value="0.011735062">
            <text:p>0.011735062</text:p>
          </table:table-cell>
          <table:table-cell office:value-type="float" office:value="0.012466222">
            <text:p>0.012466222</text:p>
          </table:table-cell>
          <table:table-cell office:value-type="float" office:value="0.013050473">
            <text:p>0.013050473</text:p>
          </table:table-cell>
          <table:table-cell office:value-type="float" office:value="0.013197641">
            <text:p>0.013197641</text:p>
          </table:table-cell>
          <table:table-cell office:value-type="float" office:value="0.014359279">
            <text:p>0.014359279</text:p>
          </table:table-cell>
          <table:table-cell office:value-type="float" office:value="0.012624153">
            <text:p>0.012624153</text:p>
          </table:table-cell>
          <table:table-cell office:value-type="float" office:value="0.010553249">
            <text:p>0.010553249</text:p>
          </table:table-cell>
          <table:table-cell office:value-type="float" office:value="0.011286756">
            <text:p>0.011286756</text:p>
          </table:table-cell>
          <table:table-cell office:value-type="float" office:value="0.011549758">
            <text:p>0.011549758</text:p>
          </table:table-cell>
          <table:table-cell office:value-type="float" office:value="0.012154537">
            <text:p>0.012154537</text:p>
          </table:table-cell>
          <table:table-cell office:value-type="float" office:value="0.011867815">
            <text:p>0.011867815</text:p>
          </table:table-cell>
          <table:table-cell office:value-type="float" office:value="0.012342888">
            <text:p>0.012342888</text:p>
          </table:table-cell>
          <table:table-cell office:value-type="float" office:value="0.012797042">
            <text:p>0.012797042</text:p>
          </table:table-cell>
          <table:table-cell office:value-type="float" office:value="0.012218482">
            <text:p>0.012218482</text:p>
          </table:table-cell>
          <table:table-cell office:value-type="float" office:value="0.01321689">
            <text:p>0.01321689</text:p>
          </table:table-cell>
          <table:table-cell office:value-type="float" office:value="0.011258295">
            <text:p>0.011258295</text:p>
          </table:table-cell>
          <table:table-cell office:value-type="float" office:value="0.010139342">
            <text:p>0.010139342</text:p>
          </table:table-cell>
          <table:table-cell office:value-type="float" office:value="0.00934213">
            <text:p>0.00934213</text:p>
          </table:table-cell>
          <table:table-cell office:value-type="float" office:value="0.009104947">
            <text:p>0.009104947</text:p>
          </table:table-cell>
          <table:table-cell office:value-type="float" office:value="0.01039527">
            <text:p>0.01039527</text:p>
          </table:table-cell>
          <table:table-cell office:value-type="float" office:value="0.009353344">
            <text:p>0.009353344</text:p>
          </table:table-cell>
          <table:table-cell office:value-type="float" office:value="0.008186118">
            <text:p>0.008186118</text:p>
          </table:table-cell>
          <table:table-cell office:value-type="float" office:value="0.009266197">
            <text:p>0.009266197</text:p>
          </table:table-cell>
          <table:table-cell office:value-type="float" office:value="0.009899371">
            <text:p>0.009899371</text:p>
          </table:table-cell>
          <table:table-cell office:value-type="float" office:value="0.00906738">
            <text:p>0.00906738</text:p>
          </table:table-cell>
          <table:table-cell office:value-type="float" office:value="0.0075564827">
            <text:p>0.0075564827</text:p>
          </table:table-cell>
          <table:table-cell office:value-type="float" office:value="0.007394742">
            <text:p>0.007394742</text:p>
          </table:table-cell>
          <table:table-cell office:value-type="float" office:value="0.008834651">
            <text:p>0.008834651</text:p>
          </table:table-cell>
          <table:table-cell office:value-type="float" office:value="0.007224141">
            <text:p>0.007224141</text:p>
          </table:table-cell>
          <table:table-cell office:value-type="float" office:value="0.007489984">
            <text:p>0.007489984</text:p>
          </table:table-cell>
          <table:table-cell office:value-type="float" office:value="0.0067113265">
            <text:p>0.0067113265</text:p>
          </table:table-cell>
          <table:table-cell office:value-type="float" office:value="0.006249227">
            <text:p>0.006249227</text:p>
          </table:table-cell>
          <table:table-cell office:value-type="float" office:value="0.006422095">
            <text:p>0.006422095</text:p>
          </table:table-cell>
          <table:table-cell office:value-type="float" office:value="0.006334177">
            <text:p>0.006334177</text:p>
          </table:table-cell>
          <table:table-cell office:value-type="float" office:value="0.0062287184">
            <text:p>0.0062287184</text:p>
          </table:table-cell>
          <table:table-cell office:value-type="float" office:value="0.0060265083">
            <text:p>0.0060265083</text:p>
          </table:table-cell>
          <table:table-cell office:value-type="float" office:value="0.0059454516">
            <text:p>0.0059454516</text:p>
          </table:table-cell>
          <table:table-cell office:value-type="float" office:value="0.0061718016">
            <text:p>0.0061718016</text:p>
          </table:table-cell>
          <table:table-cell office:value-type="float" office:value="0.0048890836">
            <text:p>0.0048890836</text:p>
          </table:table-cell>
          <table:table-cell office:value-type="float" office:value="0.0048462455">
            <text:p>0.0048462455</text:p>
          </table:table-cell>
          <table:table-cell office:value-type="float" office:value="0.004901607">
            <text:p>0.004901607</text:p>
          </table:table-cell>
          <table:table-cell office:value-type="float" office:value="0.0047678687">
            <text:p>0.0047678687</text:p>
          </table:table-cell>
          <table:table-cell office:value-type="float" office:value="0.0050305263">
            <text:p>0.0050305263</text:p>
          </table:table-cell>
          <table:table-cell office:value-type="float" office:value="0.004698115">
            <text:p>0.004698115</text:p>
          </table:table-cell>
          <table:table-cell office:value-type="float" office:value="0.004339357">
            <text:p>0.004339357</text:p>
          </table:table-cell>
          <table:table-cell office:value-type="float" office:value="0.0044209827">
            <text:p>0.0044209827</text:p>
          </table:table-cell>
          <table:table-cell office:value-type="float" office:value="0.0040701767">
            <text:p>0.0040701767</text:p>
          </table:table-cell>
          <table:table-cell office:value-type="float" office:value="0.0039270357">
            <text:p>0.0039270357</text:p>
          </table:table-cell>
          <table:table-cell office:value-type="float" office:value="0.0036687348">
            <text:p>0.0036687348</text:p>
          </table:table-cell>
          <table:table-cell office:value-type="float" office:value="0.0038239998">
            <text:p>0.0038239998</text:p>
          </table:table-cell>
          <table:table-cell office:value-type="float" office:value="0.003942652">
            <text:p>0.003942652</text:p>
          </table:table-cell>
          <table:table-cell office:value-type="float" office:value="0.0035480661">
            <text:p>0.0035480661</text:p>
          </table:table-cell>
          <table:table-cell office:value-type="float" office:value="0.0034399054">
            <text:p>0.0034399054</text:p>
          </table:table-cell>
          <table:table-cell office:value-type="float" office:value="0.003437137">
            <text:p>0.003437137</text:p>
          </table:table-cell>
          <table:table-cell office:value-type="float" office:value="0.0032354894">
            <text:p>0.0032354894</text:p>
          </table:table-cell>
          <table:table-cell office:value-type="float" office:value="0.002770347">
            <text:p>0.002770347</text:p>
          </table:table-cell>
          <table:table-cell office:value-type="float" office:value="0.002804485">
            <text:p>0.002804485</text:p>
          </table:table-cell>
          <table:table-cell office:value-type="float" office:value="0.0030229809">
            <text:p>0.0030229809</text:p>
          </table:table-cell>
          <table:table-cell office:value-type="float" office:value="0.0032665879">
            <text:p>0.0032665879</text:p>
          </table:table-cell>
          <table:table-cell office:value-type="float" office:value="0.0029627888">
            <text:p>0.0029627888</text:p>
          </table:table-cell>
          <table:table-cell office:value-type="float" office:value="0.0025399195">
            <text:p>0.0025399195</text:p>
          </table:table-cell>
          <table:table-cell office:value-type="float" office:value="0.0026247695">
            <text:p>0.0026247695</text:p>
          </table:table-cell>
          <table:table-cell office:value-type="float" office:value="0.0025272516">
            <text:p>0.0025272516</text:p>
          </table:table-cell>
          <table:table-cell office:value-type="float" office:value="0.0022987265">
            <text:p>0.0022987265</text:p>
          </table:table-cell>
          <table:table-cell office:value-type="float" office:value="0.0021541084">
            <text:p>0.0021541084</text:p>
          </table:table-cell>
          <table:table-cell office:value-type="float" office:value="0.0021602705">
            <text:p>0.0021602705</text:p>
          </table:table-cell>
          <table:table-cell office:value-type="float" office:value="0.0022134543">
            <text:p>0.0022134543</text:p>
          </table:table-cell>
          <table:table-cell office:value-type="float" office:value="0.002166819">
            <text:p>0.002166819</text:p>
          </table:table-cell>
          <table:table-cell office:value-type="float" office:value="0.0020642115">
            <text:p>0.0020642115</text:p>
          </table:table-cell>
          <table:table-cell office:value-type="float" office:value="0.0020627063">
            <text:p>0.0020627063</text:p>
          </table:table-cell>
          <table:table-cell office:value-type="float" office:value="0.0020399245">
            <text:p>0.0020399245</text:p>
          </table:table-cell>
          <table:table-cell office:value-type="float" office:value="0.0019469616">
            <text:p>0.0019469616</text:p>
          </table:table-cell>
          <table:table-cell office:value-type="float" office:value="0.0018243389">
            <text:p>0.0018243389</text:p>
          </table:table-cell>
          <table:table-cell office:value-type="float" office:value="0.0018277381">
            <text:p>0.0018277381</text:p>
          </table:table-cell>
          <table:table-cell office:value-type="float" office:value="0.0019138507">
            <text:p>0.0019138507</text:p>
          </table:table-cell>
          <table:table-cell office:value-type="float" office:value="0.0018803834">
            <text:p>0.0018803834</text:p>
          </table:table-cell>
          <table:table-cell office:value-type="float" office:value="0.0017721931">
            <text:p>0.0017721931</text:p>
          </table:table-cell>
          <table:table-cell office:value-type="float" office:value="0.0016651652">
            <text:p>0.0016651652</text:p>
          </table:table-cell>
          <table:table-cell office:value-type="float" office:value="0.0015043252">
            <text:p>0.0015043252</text:p>
          </table:table-cell>
          <table:table-cell office:value-type="float" office:value="0.0014281672">
            <text:p>0.0014281672</text:p>
          </table:table-cell>
          <table:table-cell office:value-type="float" office:value="0.0013347333">
            <text:p>0.0013347333</text:p>
          </table:table-cell>
          <table:table-cell office:value-type="float" office:value="0.0011277065">
            <text:p>0.0011277065</text:p>
          </table:table-cell>
          <table:table-cell office:value-type="float" office:value="0.0011108655">
            <text:p>0.0011108655</text:p>
          </table:table-cell>
          <table:table-cell office:value-type="float" office:value="0.0011042828">
            <text:p>0.0011042828</text:p>
          </table:table-cell>
          <table:table-cell office:value-type="float" office:value="0.0011080357">
            <text:p>0.0011080357</text:p>
          </table:table-cell>
          <table:table-cell office:value-type="float" office:value="0.0011072768">
            <text:p>0.0011072768</text:p>
          </table:table-cell>
          <table:table-cell office:value-type="float" office:value="0.0011069532">
            <text:p>0.0011069532</text:p>
          </table:table-cell>
          <table:table-cell office:value-type="float" office:value="0.0011072161">
            <text:p>0.0011072161</text:p>
          </table:table-cell>
          <table:table-cell office:value-type="float" office:value="0.0011129453">
            <text:p>0.0011129453</text:p>
          </table:table-cell>
          <table:table-cell office:value-type="float" office:value="0.0011154407">
            <text:p>0.0011154407</text:p>
          </table:table-cell>
          <table:table-cell office:value-type="float" office:value="0.0011168417">
            <text:p>0.0011168417</text:p>
          </table:table-cell>
          <table:table-cell office:value-type="float" office:value="0.0011169447">
            <text:p>0.0011169447</text:p>
          </table:table-cell>
          <table:table-cell office:value-type="float" office:value="0.0011209452">
            <text:p>0.0011209452</text:p>
          </table:table-cell>
          <table:table-cell office:value-type="float" office:value="0.001128776">
            <text:p>0.001128776</text:p>
          </table:table-cell>
          <table:table-cell office:value-type="float" office:value="0.0011306675">
            <text:p>0.0011306675</text:p>
          </table:table-cell>
          <table:table-cell office:value-type="float" office:value="0.0011263893">
            <text:p>0.0011263893</text:p>
          </table:table-cell>
          <table:table-cell office:value-type="float" office:value="0.0011303828">
            <text:p>0.0011303828</text:p>
          </table:table-cell>
          <table:table-cell office:value-type="float" office:value="0.0011330132">
            <text:p>0.0011330132</text:p>
          </table:table-cell>
          <table:table-cell office:value-type="float" office:value="0.0011390682">
            <text:p>0.0011390682</text:p>
          </table:table-cell>
          <table:table-cell office:value-type="float" office:value="0.0011415611">
            <text:p>0.0011415611</text:p>
          </table:table-cell>
          <table:table-cell table:style-name="Default" office:value-type="float" office:value="0.0011462119">
            <text:p>0.0011462119</text:p>
          </table:table-cell>
          <table:table-cell table:style-name="Default" office:value-type="float" office:value="0.0011477114">
            <text:p>0.0011477114</text:p>
          </table:table-cell>
          <table:table-cell office:value-type="float" office:value="0.0011486483">
            <text:p>0.0011486483</text:p>
          </table:table-cell>
          <table:table-cell office:value-type="float" office:value="0.0011509324">
            <text:p>0.0011509324</text:p>
          </table:table-cell>
          <table:table-cell office:value-type="float" office:value="0.0011531458">
            <text:p>0.0011531458</text:p>
          </table:table-cell>
          <table:table-cell office:value-type="float" office:value="0.001155536">
            <text:p>0.001155536</text:p>
          </table:table-cell>
          <table:table-cell office:value-type="float" office:value="0.001165029">
            <text:p>0.001165029</text:p>
          </table:table-cell>
          <table:table-cell office:value-type="float" office:value="0.0011688262">
            <text:p>0.0011688262</text:p>
          </table:table-cell>
          <table:table-cell office:value-type="float" office:value="0.0011689607">
            <text:p>0.0011689607</text:p>
          </table:table-cell>
          <table:table-cell office:value-type="float" office:value="0.0011792519">
            <text:p>0.0011792519</text:p>
          </table:table-cell>
          <table:table-cell office:value-type="float" office:value="0.0011826883">
            <text:p>0.0011826883</text:p>
          </table:table-cell>
          <table:table-cell office:value-type="float" office:value="0.0011745765">
            <text:p>0.0011745765</text:p>
          </table:table-cell>
          <table:table-cell office:value-type="float" office:value="0.0011734985">
            <text:p>0.0011734985</text:p>
          </table:table-cell>
          <table:table-cell office:value-type="float" office:value="0.0011678992">
            <text:p>0.0011678992</text:p>
          </table:table-cell>
          <table:table-cell office:value-type="float" office:value="0.0011707036">
            <text:p>0.0011707036</text:p>
          </table:table-cell>
          <table:table-cell office:value-type="float" office:value="0.0011748913">
            <text:p>0.0011748913</text:p>
          </table:table-cell>
          <table:table-cell office:value-type="float" office:value="0.0011791255">
            <text:p>0.0011791255</text:p>
          </table:table-cell>
          <table:table-cell office:value-type="float" office:value="0.0011818263">
            <text:p>0.0011818263</text:p>
          </table:table-cell>
          <table:table-cell office:value-type="float" office:value="0.0011845722">
            <text:p>0.0011845722</text:p>
          </table:table-cell>
          <table:table-cell office:value-type="float" office:value="0.001188273">
            <text:p>0.001188273</text:p>
          </table:table-cell>
          <table:table-cell office:value-type="float" office:value="0.0011928761">
            <text:p>0.0011928761</text:p>
          </table:table-cell>
          <table:table-cell office:value-type="float" office:value="0.0011960941">
            <text:p>0.0011960941</text:p>
          </table:table-cell>
          <table:table-cell office:value-type="float" office:value="0.001198076">
            <text:p>0.001198076</text:p>
          </table:table-cell>
          <table:table-cell office:value-type="float" office:value="0.0012009247">
            <text:p>0.0012009247</text:p>
          </table:table-cell>
          <table:table-cell office:value-type="float" office:value="0.001205004">
            <text:p>0.001205004</text:p>
          </table:table-cell>
          <table:table-cell office:value-type="float" office:value="0.0012082203">
            <text:p>0.0012082203</text:p>
          </table:table-cell>
          <table:table-cell office:value-type="float" office:value="0.0012100341">
            <text:p>0.0012100341</text:p>
          </table:table-cell>
          <table:table-cell office:value-type="float" office:value="0.0012121744">
            <text:p>0.0012121744</text:p>
          </table:table-cell>
          <table:table-cell office:value-type="float" office:value="0.0012152641">
            <text:p>0.0012152641</text:p>
          </table:table-cell>
          <table:table-cell office:value-type="float" office:value="0.0012193371">
            <text:p>0.0012193371</text:p>
          </table:table-cell>
          <table:table-cell office:value-type="float" office:value="0.0012222873">
            <text:p>0.0012222873</text:p>
          </table:table-cell>
          <table:table-cell office:value-type="float" office:value="0.0012258502">
            <text:p>0.0012258502</text:p>
          </table:table-cell>
          <table:table-cell office:value-type="float" office:value="0.0012291844">
            <text:p>0.0012291844</text:p>
          </table:table-cell>
          <table:table-cell office:value-type="float" office:value="0.0012354971">
            <text:p>0.0012354971</text:p>
          </table:table-cell>
          <table:table-cell office:value-type="float" office:value="0.0012393703">
            <text:p>0.0012393703</text:p>
          </table:table-cell>
          <table:table-cell office:value-type="float" office:value="0.0012432479">
            <text:p>0.0012432479</text:p>
          </table:table-cell>
          <table:table-cell office:value-type="float" office:value="0.0012474603">
            <text:p>0.0012474603</text:p>
          </table:table-cell>
          <table:table-cell office:value-type="float" office:value="0.0012522794">
            <text:p>0.0012522794</text:p>
          </table:table-cell>
          <table:table-cell office:value-type="float" office:value="0.0012571883">
            <text:p>0.0012571883</text:p>
          </table:table-cell>
          <table:table-cell office:value-type="float" office:value="0.0012610593">
            <text:p>0.0012610593</text:p>
          </table:table-cell>
          <table:table-cell office:value-type="float" office:value="0.001264656">
            <text:p>0.001264656</text:p>
          </table:table-cell>
          <table:table-cell office:value-type="float" office:value="0.0012685915">
            <text:p>0.0012685915</text:p>
          </table:table-cell>
          <table:table-cell office:value-type="float" office:value="0.0012737399">
            <text:p>0.0012737399</text:p>
          </table:table-cell>
          <table:table-cell office:value-type="float" office:value="0.0012771072">
            <text:p>0.0012771072</text:p>
          </table:table-cell>
          <table:table-cell office:value-type="float" office:value="0.0012803094">
            <text:p>0.0012803094</text:p>
          </table:table-cell>
          <table:table-cell office:value-type="float" office:value="0.0012834789">
            <text:p>0.0012834789</text:p>
          </table:table-cell>
          <table:table-cell office:value-type="float" office:value="0.0012899225">
            <text:p>0.0012899225</text:p>
          </table:table-cell>
          <table:table-cell office:value-type="float" office:value="0.0012926296">
            <text:p>0.0012926296</text:p>
          </table:table-cell>
          <table:table-cell office:value-type="float" office:value="0.0012949903">
            <text:p>0.0012949903</text:p>
          </table:table-cell>
          <table:table-cell office:value-type="float" office:value="0.001298266">
            <text:p>0.001298266</text:p>
          </table:table-cell>
          <table:table-cell/>
        </table:table-row>
        <table:table-row table:style-name="ro1">
          <table:table-cell office:value-type="string">
            <text:p>/mnt/share/Music/Albums/Tool/Tool - Tales from the Darkside (MP3 192kbps)/05 Tool - Prison Sex (Live).mp3</text:p>
          </table:table-cell>
          <table:table-cell office:value-type="float" office:value="0.08869682">
            <text:p>0.08869682</text:p>
          </table:table-cell>
          <table:table-cell office:value-type="float" office:value="0.21876578">
            <text:p>0.21876578</text:p>
          </table:table-cell>
          <table:table-cell office:value-type="float" office:value="0.12707454">
            <text:p>0.12707454</text:p>
          </table:table-cell>
          <table:table-cell office:value-type="float" office:value="0.06993273">
            <text:p>0.06993273</text:p>
          </table:table-cell>
          <table:table-cell office:value-type="float" office:value="0.050731197">
            <text:p>0.050731197</text:p>
          </table:table-cell>
          <table:table-cell office:value-type="float" office:value="0.039963454">
            <text:p>0.039963454</text:p>
          </table:table-cell>
          <table:table-cell office:value-type="float" office:value="0.025303014">
            <text:p>0.025303014</text:p>
          </table:table-cell>
          <table:table-cell office:value-type="float" office:value="0.034365334">
            <text:p>0.034365334</text:p>
          </table:table-cell>
          <table:table-cell office:value-type="float" office:value="0.044862095">
            <text:p>0.044862095</text:p>
          </table:table-cell>
          <table:table-cell office:value-type="float" office:value="0.026267044">
            <text:p>0.026267044</text:p>
          </table:table-cell>
          <table:table-cell office:value-type="float" office:value="0.031818192">
            <text:p>0.031818192</text:p>
          </table:table-cell>
          <table:table-cell office:value-type="float" office:value="0.02006887">
            <text:p>0.02006887</text:p>
          </table:table-cell>
          <table:table-cell office:value-type="float" office:value="0.024567677">
            <text:p>0.024567677</text:p>
          </table:table-cell>
          <table:table-cell office:value-type="float" office:value="0.024906226">
            <text:p>0.024906226</text:p>
          </table:table-cell>
          <table:table-cell office:value-type="float" office:value="0.029823923">
            <text:p>0.029823923</text:p>
          </table:table-cell>
          <table:table-cell office:value-type="float" office:value="0.026989002">
            <text:p>0.026989002</text:p>
          </table:table-cell>
          <table:table-cell office:value-type="float" office:value="0.017220806">
            <text:p>0.017220806</text:p>
          </table:table-cell>
          <table:table-cell office:value-type="float" office:value="0.018776897">
            <text:p>0.018776897</text:p>
          </table:table-cell>
          <table:table-cell office:value-type="float" office:value="0.015956908">
            <text:p>0.015956908</text:p>
          </table:table-cell>
          <table:table-cell office:value-type="float" office:value="0.018535037">
            <text:p>0.018535037</text:p>
          </table:table-cell>
          <table:table-cell office:value-type="float" office:value="0.018549612">
            <text:p>0.018549612</text:p>
          </table:table-cell>
          <table:table-cell office:value-type="float" office:value="0.015741339">
            <text:p>0.015741339</text:p>
          </table:table-cell>
          <table:table-cell office:value-type="float" office:value="0.014422245">
            <text:p>0.014422245</text:p>
          </table:table-cell>
          <table:table-cell office:value-type="float" office:value="0.017207492">
            <text:p>0.017207492</text:p>
          </table:table-cell>
          <table:table-cell office:value-type="float" office:value="0.018934079">
            <text:p>0.018934079</text:p>
          </table:table-cell>
          <table:table-cell office:value-type="float" office:value="0.023851395">
            <text:p>0.023851395</text:p>
          </table:table-cell>
          <table:table-cell office:value-type="float" office:value="0.021432808">
            <text:p>0.021432808</text:p>
          </table:table-cell>
          <table:table-cell office:value-type="float" office:value="0.01825409">
            <text:p>0.01825409</text:p>
          </table:table-cell>
          <table:table-cell office:value-type="float" office:value="0.023754442">
            <text:p>0.023754442</text:p>
          </table:table-cell>
          <table:table-cell office:value-type="float" office:value="0.029399326">
            <text:p>0.029399326</text:p>
          </table:table-cell>
          <table:table-cell office:value-type="float" office:value="0.034792326">
            <text:p>0.034792326</text:p>
          </table:table-cell>
          <table:table-cell office:value-type="float" office:value="0.02696581">
            <text:p>0.02696581</text:p>
          </table:table-cell>
          <table:table-cell office:value-type="float" office:value="0.027947403">
            <text:p>0.027947403</text:p>
          </table:table-cell>
          <table:table-cell office:value-type="float" office:value="0.026455605">
            <text:p>0.026455605</text:p>
          </table:table-cell>
          <table:table-cell office:value-type="float" office:value="0.031896327">
            <text:p>0.031896327</text:p>
          </table:table-cell>
          <table:table-cell office:value-type="float" office:value="0.030710077">
            <text:p>0.030710077</text:p>
          </table:table-cell>
          <table:table-cell office:value-type="float" office:value="0.03740376">
            <text:p>0.03740376</text:p>
          </table:table-cell>
          <table:table-cell office:value-type="float" office:value="0.04376844">
            <text:p>0.04376844</text:p>
          </table:table-cell>
          <table:table-cell office:value-type="float" office:value="0.04283106">
            <text:p>0.04283106</text:p>
          </table:table-cell>
          <table:table-cell office:value-type="float" office:value="0.037658412">
            <text:p>0.037658412</text:p>
          </table:table-cell>
          <table:table-cell office:value-type="float" office:value="0.03859487">
            <text:p>0.03859487</text:p>
          </table:table-cell>
          <table:table-cell office:value-type="float" office:value="0.037973814">
            <text:p>0.037973814</text:p>
          </table:table-cell>
          <table:table-cell office:value-type="float" office:value="0.040149067">
            <text:p>0.040149067</text:p>
          </table:table-cell>
          <table:table-cell office:value-type="float" office:value="0.039371803">
            <text:p>0.039371803</text:p>
          </table:table-cell>
          <table:table-cell office:value-type="float" office:value="0.03439652">
            <text:p>0.03439652</text:p>
          </table:table-cell>
          <table:table-cell office:value-type="float" office:value="0.03429888">
            <text:p>0.03429888</text:p>
          </table:table-cell>
          <table:table-cell office:value-type="float" office:value="0.031707365">
            <text:p>0.031707365</text:p>
          </table:table-cell>
          <table:table-cell office:value-type="float" office:value="0.0315341">
            <text:p>0.0315341</text:p>
          </table:table-cell>
          <table:table-cell office:value-type="float" office:value="0.031203296">
            <text:p>0.031203296</text:p>
          </table:table-cell>
          <table:table-cell office:value-type="float" office:value="0.030737067">
            <text:p>0.030737067</text:p>
          </table:table-cell>
          <table:table-cell office:value-type="float" office:value="0.034545068">
            <text:p>0.034545068</text:p>
          </table:table-cell>
          <table:table-cell office:value-type="float" office:value="0.036912505">
            <text:p>0.036912505</text:p>
          </table:table-cell>
          <table:table-cell office:value-type="float" office:value="0.034225155">
            <text:p>0.034225155</text:p>
          </table:table-cell>
          <table:table-cell office:value-type="float" office:value="0.035677303">
            <text:p>0.035677303</text:p>
          </table:table-cell>
          <table:table-cell office:value-type="float" office:value="0.037127357">
            <text:p>0.037127357</text:p>
          </table:table-cell>
          <table:table-cell office:value-type="float" office:value="0.037302144">
            <text:p>0.037302144</text:p>
          </table:table-cell>
          <table:table-cell office:value-type="float" office:value="0.03717226">
            <text:p>0.03717226</text:p>
          </table:table-cell>
          <table:table-cell office:value-type="float" office:value="0.034373734">
            <text:p>0.034373734</text:p>
          </table:table-cell>
          <table:table-cell office:value-type="float" office:value="0.032974966">
            <text:p>0.032974966</text:p>
          </table:table-cell>
          <table:table-cell office:value-type="float" office:value="0.027343752">
            <text:p>0.027343752</text:p>
          </table:table-cell>
          <table:table-cell office:value-type="float" office:value="0.025225017">
            <text:p>0.025225017</text:p>
          </table:table-cell>
          <table:table-cell office:value-type="float" office:value="0.03168039">
            <text:p>0.03168039</text:p>
          </table:table-cell>
          <table:table-cell office:value-type="float" office:value="0.023973802">
            <text:p>0.023973802</text:p>
          </table:table-cell>
          <table:table-cell office:value-type="float" office:value="0.02380591">
            <text:p>0.02380591</text:p>
          </table:table-cell>
          <table:table-cell office:value-type="float" office:value="0.026050037">
            <text:p>0.026050037</text:p>
          </table:table-cell>
          <table:table-cell office:value-type="float" office:value="0.021742629">
            <text:p>0.021742629</text:p>
          </table:table-cell>
          <table:table-cell office:value-type="float" office:value="0.020875985">
            <text:p>0.020875985</text:p>
          </table:table-cell>
          <table:table-cell office:value-type="float" office:value="0.022303179">
            <text:p>0.022303179</text:p>
          </table:table-cell>
          <table:table-cell office:value-type="float" office:value="0.021632506">
            <text:p>0.021632506</text:p>
          </table:table-cell>
          <table:table-cell office:value-type="float" office:value="0.02084645">
            <text:p>0.02084645</text:p>
          </table:table-cell>
          <table:table-cell office:value-type="float" office:value="0.023023834">
            <text:p>0.023023834</text:p>
          </table:table-cell>
          <table:table-cell office:value-type="float" office:value="0.02659812">
            <text:p>0.02659812</text:p>
          </table:table-cell>
          <table:table-cell office:value-type="float" office:value="0.024030156">
            <text:p>0.024030156</text:p>
          </table:table-cell>
          <table:table-cell office:value-type="float" office:value="0.025337242">
            <text:p>0.025337242</text:p>
          </table:table-cell>
          <table:table-cell office:value-type="float" office:value="0.023726225">
            <text:p>0.023726225</text:p>
          </table:table-cell>
          <table:table-cell office:value-type="float" office:value="0.02312635">
            <text:p>0.02312635</text:p>
          </table:table-cell>
          <table:table-cell office:value-type="float" office:value="0.020578481">
            <text:p>0.020578481</text:p>
          </table:table-cell>
          <table:table-cell office:value-type="float" office:value="0.020061938">
            <text:p>0.020061938</text:p>
          </table:table-cell>
          <table:table-cell office:value-type="float" office:value="0.020353006">
            <text:p>0.020353006</text:p>
          </table:table-cell>
          <table:table-cell office:value-type="float" office:value="0.02297476">
            <text:p>0.02297476</text:p>
          </table:table-cell>
          <table:table-cell office:value-type="float" office:value="0.019320661">
            <text:p>0.019320661</text:p>
          </table:table-cell>
          <table:table-cell office:value-type="float" office:value="0.018411098">
            <text:p>0.018411098</text:p>
          </table:table-cell>
          <table:table-cell office:value-type="float" office:value="0.018898703">
            <text:p>0.018898703</text:p>
          </table:table-cell>
          <table:table-cell office:value-type="float" office:value="0.019691903">
            <text:p>0.019691903</text:p>
          </table:table-cell>
          <table:table-cell office:value-type="float" office:value="0.019177983">
            <text:p>0.019177983</text:p>
          </table:table-cell>
          <table:table-cell office:value-type="float" office:value="0.01563683">
            <text:p>0.01563683</text:p>
          </table:table-cell>
          <table:table-cell office:value-type="float" office:value="0.015278443">
            <text:p>0.015278443</text:p>
          </table:table-cell>
          <table:table-cell office:value-type="float" office:value="0.01655424">
            <text:p>0.01655424</text:p>
          </table:table-cell>
          <table:table-cell office:value-type="float" office:value="0.01556885">
            <text:p>0.01556885</text:p>
          </table:table-cell>
          <table:table-cell office:value-type="float" office:value="0.017501071">
            <text:p>0.017501071</text:p>
          </table:table-cell>
          <table:table-cell office:value-type="float" office:value="0.01611897">
            <text:p>0.01611897</text:p>
          </table:table-cell>
          <table:table-cell office:value-type="float" office:value="0.015709363">
            <text:p>0.015709363</text:p>
          </table:table-cell>
          <table:table-cell office:value-type="float" office:value="0.016172113">
            <text:p>0.016172113</text:p>
          </table:table-cell>
          <table:table-cell office:value-type="float" office:value="0.015801938">
            <text:p>0.015801938</text:p>
          </table:table-cell>
          <table:table-cell office:value-type="float" office:value="0.016446436">
            <text:p>0.016446436</text:p>
          </table:table-cell>
          <table:table-cell office:value-type="float" office:value="0.01679567">
            <text:p>0.01679567</text:p>
          </table:table-cell>
          <table:table-cell office:value-type="float" office:value="0.015575275">
            <text:p>0.015575275</text:p>
          </table:table-cell>
          <table:table-cell office:value-type="float" office:value="0.015352211">
            <text:p>0.015352211</text:p>
          </table:table-cell>
          <table:table-cell office:value-type="float" office:value="0.016047582">
            <text:p>0.016047582</text:p>
          </table:table-cell>
          <table:table-cell office:value-type="float" office:value="0.013777522">
            <text:p>0.013777522</text:p>
          </table:table-cell>
          <table:table-cell office:value-type="float" office:value="0.013850589">
            <text:p>0.013850589</text:p>
          </table:table-cell>
          <table:table-cell office:value-type="float" office:value="0.015320946">
            <text:p>0.015320946</text:p>
          </table:table-cell>
          <table:table-cell office:value-type="float" office:value="0.016150013">
            <text:p>0.016150013</text:p>
          </table:table-cell>
          <table:table-cell office:value-type="float" office:value="0.01606835">
            <text:p>0.01606835</text:p>
          </table:table-cell>
          <table:table-cell office:value-type="float" office:value="0.014197441">
            <text:p>0.014197441</text:p>
          </table:table-cell>
          <table:table-cell office:value-type="float" office:value="0.0125544835">
            <text:p>0.0125544835</text:p>
          </table:table-cell>
          <table:table-cell office:value-type="float" office:value="0.013218338">
            <text:p>0.013218338</text:p>
          </table:table-cell>
          <table:table-cell office:value-type="float" office:value="0.012980567">
            <text:p>0.012980567</text:p>
          </table:table-cell>
          <table:table-cell office:value-type="float" office:value="0.013023879">
            <text:p>0.013023879</text:p>
          </table:table-cell>
          <table:table-cell office:value-type="float" office:value="0.013989963">
            <text:p>0.013989963</text:p>
          </table:table-cell>
          <table:table-cell office:value-type="float" office:value="0.01180274">
            <text:p>0.01180274</text:p>
          </table:table-cell>
          <table:table-cell office:value-type="float" office:value="0.011478704">
            <text:p>0.011478704</text:p>
          </table:table-cell>
          <table:table-cell office:value-type="float" office:value="0.012253872">
            <text:p>0.012253872</text:p>
          </table:table-cell>
          <table:table-cell office:value-type="float" office:value="0.01227617">
            <text:p>0.01227617</text:p>
          </table:table-cell>
          <table:table-cell office:value-type="float" office:value="0.012947235">
            <text:p>0.012947235</text:p>
          </table:table-cell>
          <table:table-cell office:value-type="float" office:value="0.012803467">
            <text:p>0.012803467</text:p>
          </table:table-cell>
          <table:table-cell office:value-type="float" office:value="0.012805769">
            <text:p>0.012805769</text:p>
          </table:table-cell>
          <table:table-cell office:value-type="float" office:value="0.012483335">
            <text:p>0.012483335</text:p>
          </table:table-cell>
          <table:table-cell office:value-type="float" office:value="0.012135436">
            <text:p>0.012135436</text:p>
          </table:table-cell>
          <table:table-cell office:value-type="float" office:value="0.012683495">
            <text:p>0.012683495</text:p>
          </table:table-cell>
          <table:table-cell office:value-type="float" office:value="0.011168442">
            <text:p>0.011168442</text:p>
          </table:table-cell>
          <table:table-cell office:value-type="float" office:value="0.010652429">
            <text:p>0.010652429</text:p>
          </table:table-cell>
          <table:table-cell office:value-type="float" office:value="0.009631836">
            <text:p>0.009631836</text:p>
          </table:table-cell>
          <table:table-cell office:value-type="float" office:value="0.009912791">
            <text:p>0.009912791</text:p>
          </table:table-cell>
          <table:table-cell office:value-type="float" office:value="0.010775563">
            <text:p>0.010775563</text:p>
          </table:table-cell>
          <table:table-cell office:value-type="float" office:value="0.0092202155">
            <text:p>0.0092202155</text:p>
          </table:table-cell>
          <table:table-cell office:value-type="float" office:value="0.0081306575">
            <text:p>0.0081306575</text:p>
          </table:table-cell>
          <table:table-cell office:value-type="float" office:value="0.009522268">
            <text:p>0.009522268</text:p>
          </table:table-cell>
          <table:table-cell office:value-type="float" office:value="0.009653964">
            <text:p>0.009653964</text:p>
          </table:table-cell>
          <table:table-cell office:value-type="float" office:value="0.008707248">
            <text:p>0.008707248</text:p>
          </table:table-cell>
          <table:table-cell office:value-type="float" office:value="0.007657923">
            <text:p>0.007657923</text:p>
          </table:table-cell>
          <table:table-cell office:value-type="float" office:value="0.007680788">
            <text:p>0.007680788</text:p>
          </table:table-cell>
          <table:table-cell office:value-type="float" office:value="0.007556564">
            <text:p>0.007556564</text:p>
          </table:table-cell>
          <table:table-cell office:value-type="float" office:value="0.007012239">
            <text:p>0.007012239</text:p>
          </table:table-cell>
          <table:table-cell office:value-type="float" office:value="0.007178378">
            <text:p>0.007178378</text:p>
          </table:table-cell>
          <table:table-cell office:value-type="float" office:value="0.0062301764">
            <text:p>0.0062301764</text:p>
          </table:table-cell>
          <table:table-cell office:value-type="float" office:value="0.006136121">
            <text:p>0.006136121</text:p>
          </table:table-cell>
          <table:table-cell office:value-type="float" office:value="0.0062051434">
            <text:p>0.0062051434</text:p>
          </table:table-cell>
          <table:table-cell office:value-type="float" office:value="0.0062553217">
            <text:p>0.0062553217</text:p>
          </table:table-cell>
          <table:table-cell office:value-type="float" office:value="0.005956029">
            <text:p>0.005956029</text:p>
          </table:table-cell>
          <table:table-cell office:value-type="float" office:value="0.005486467">
            <text:p>0.005486467</text:p>
          </table:table-cell>
          <table:table-cell office:value-type="float" office:value="0.005574916">
            <text:p>0.005574916</text:p>
          </table:table-cell>
          <table:table-cell office:value-type="float" office:value="0.005465089">
            <text:p>0.005465089</text:p>
          </table:table-cell>
          <table:table-cell office:value-type="float" office:value="0.004584448">
            <text:p>0.004584448</text:p>
          </table:table-cell>
          <table:table-cell office:value-type="float" office:value="0.0048411023">
            <text:p>0.0048411023</text:p>
          </table:table-cell>
          <table:table-cell office:value-type="float" office:value="0.0045506763">
            <text:p>0.0045506763</text:p>
          </table:table-cell>
          <table:table-cell office:value-type="float" office:value="0.0045241807">
            <text:p>0.0045241807</text:p>
          </table:table-cell>
          <table:table-cell office:value-type="float" office:value="0.0046232785">
            <text:p>0.0046232785</text:p>
          </table:table-cell>
          <table:table-cell office:value-type="float" office:value="0.004209854">
            <text:p>0.004209854</text:p>
          </table:table-cell>
          <table:table-cell office:value-type="float" office:value="0.0041265925">
            <text:p>0.0041265925</text:p>
          </table:table-cell>
          <table:table-cell office:value-type="float" office:value="0.003995244">
            <text:p>0.003995244</text:p>
          </table:table-cell>
          <table:table-cell office:value-type="float" office:value="0.003984922">
            <text:p>0.003984922</text:p>
          </table:table-cell>
          <table:table-cell office:value-type="float" office:value="0.0037228856">
            <text:p>0.0037228856</text:p>
          </table:table-cell>
          <table:table-cell office:value-type="float" office:value="0.003389503">
            <text:p>0.003389503</text:p>
          </table:table-cell>
          <table:table-cell office:value-type="float" office:value="0.0036787824">
            <text:p>0.0036787824</text:p>
          </table:table-cell>
          <table:table-cell office:value-type="float" office:value="0.003524721">
            <text:p>0.003524721</text:p>
          </table:table-cell>
          <table:table-cell office:value-type="float" office:value="0.0033323318">
            <text:p>0.0033323318</text:p>
          </table:table-cell>
          <table:table-cell office:value-type="float" office:value="0.003132258">
            <text:p>0.003132258</text:p>
          </table:table-cell>
          <table:table-cell office:value-type="float" office:value="0.0031678411">
            <text:p>0.0031678411</text:p>
          </table:table-cell>
          <table:table-cell office:value-type="float" office:value="0.002878405">
            <text:p>0.002878405</text:p>
          </table:table-cell>
          <table:table-cell office:value-type="float" office:value="0.0026739412">
            <text:p>0.0026739412</text:p>
          </table:table-cell>
          <table:table-cell office:value-type="float" office:value="0.0027087475">
            <text:p>0.0027087475</text:p>
          </table:table-cell>
          <table:table-cell office:value-type="float" office:value="0.0029240488">
            <text:p>0.0029240488</text:p>
          </table:table-cell>
          <table:table-cell office:value-type="float" office:value="0.0030826286">
            <text:p>0.0030826286</text:p>
          </table:table-cell>
          <table:table-cell office:value-type="float" office:value="0.0026818176">
            <text:p>0.0026818176</text:p>
          </table:table-cell>
          <table:table-cell office:value-type="float" office:value="0.0024468584">
            <text:p>0.0024468584</text:p>
          </table:table-cell>
          <table:table-cell office:value-type="float" office:value="0.0024707036">
            <text:p>0.0024707036</text:p>
          </table:table-cell>
          <table:table-cell office:value-type="float" office:value="0.0022947665">
            <text:p>0.0022947665</text:p>
          </table:table-cell>
          <table:table-cell office:value-type="float" office:value="0.0021545778">
            <text:p>0.0021545778</text:p>
          </table:table-cell>
          <table:table-cell office:value-type="float" office:value="0.0020495083">
            <text:p>0.0020495083</text:p>
          </table:table-cell>
          <table:table-cell office:value-type="float" office:value="0.002079256">
            <text:p>0.002079256</text:p>
          </table:table-cell>
          <table:table-cell office:value-type="float" office:value="0.0021237766">
            <text:p>0.0021237766</text:p>
          </table:table-cell>
          <table:table-cell office:value-type="float" office:value="0.0020534005">
            <text:p>0.0020534005</text:p>
          </table:table-cell>
          <table:table-cell office:value-type="float" office:value="0.0019957798">
            <text:p>0.0019957798</text:p>
          </table:table-cell>
          <table:table-cell office:value-type="float" office:value="0.0020211984">
            <text:p>0.0020211984</text:p>
          </table:table-cell>
          <table:table-cell office:value-type="float" office:value="0.0019557336">
            <text:p>0.0019557336</text:p>
          </table:table-cell>
          <table:table-cell office:value-type="float" office:value="0.0018927886">
            <text:p>0.0018927886</text:p>
          </table:table-cell>
          <table:table-cell office:value-type="float" office:value="0.0017849703">
            <text:p>0.0017849703</text:p>
          </table:table-cell>
          <table:table-cell office:value-type="float" office:value="0.0018004376">
            <text:p>0.0018004376</text:p>
          </table:table-cell>
          <table:table-cell office:value-type="float" office:value="0.0019044423">
            <text:p>0.0019044423</text:p>
          </table:table-cell>
          <table:table-cell office:value-type="float" office:value="0.0018446686">
            <text:p>0.0018446686</text:p>
          </table:table-cell>
          <table:table-cell office:value-type="float" office:value="0.0017070249">
            <text:p>0.0017070249</text:p>
          </table:table-cell>
          <table:table-cell office:value-type="float" office:value="0.0015735984">
            <text:p>0.0015735984</text:p>
          </table:table-cell>
          <table:table-cell office:value-type="float" office:value="0.001462453">
            <text:p>0.001462453</text:p>
          </table:table-cell>
          <table:table-cell office:value-type="float" office:value="0.0014109325">
            <text:p>0.0014109325</text:p>
          </table:table-cell>
          <table:table-cell office:value-type="float" office:value="0.0013314683">
            <text:p>0.0013314683</text:p>
          </table:table-cell>
          <table:table-cell office:value-type="float" office:value="0.0011336722">
            <text:p>0.0011336722</text:p>
          </table:table-cell>
          <table:table-cell office:value-type="float" office:value="0.0011184532">
            <text:p>0.0011184532</text:p>
          </table:table-cell>
          <table:table-cell office:value-type="float" office:value="0.001114747">
            <text:p>0.001114747</text:p>
          </table:table-cell>
          <table:table-cell office:value-type="float" office:value="0.0011051267">
            <text:p>0.0011051267</text:p>
          </table:table-cell>
          <table:table-cell office:value-type="float" office:value="0.0011081441">
            <text:p>0.0011081441</text:p>
          </table:table-cell>
          <table:table-cell office:value-type="float" office:value="0.0011111276">
            <text:p>0.0011111276</text:p>
          </table:table-cell>
          <table:table-cell office:value-type="float" office:value="0.0011101835">
            <text:p>0.0011101835</text:p>
          </table:table-cell>
          <table:table-cell office:value-type="float" office:value="0.0011092818">
            <text:p>0.0011092818</text:p>
          </table:table-cell>
          <table:table-cell office:value-type="float" office:value="0.0011103296">
            <text:p>0.0011103296</text:p>
          </table:table-cell>
          <table:table-cell office:value-type="float" office:value="0.0011130469">
            <text:p>0.0011130469</text:p>
          </table:table-cell>
          <table:table-cell office:value-type="float" office:value="0.0011296325">
            <text:p>0.0011296325</text:p>
          </table:table-cell>
          <table:table-cell office:value-type="float" office:value="0.0011369218">
            <text:p>0.0011369218</text:p>
          </table:table-cell>
          <table:table-cell office:value-type="float" office:value="0.0011305794">
            <text:p>0.0011305794</text:p>
          </table:table-cell>
          <table:table-cell office:value-type="float" office:value="0.0011292241">
            <text:p>0.0011292241</text:p>
          </table:table-cell>
          <table:table-cell office:value-type="float" office:value="0.0011393125">
            <text:p>0.0011393125</text:p>
          </table:table-cell>
          <table:table-cell office:value-type="float" office:value="0.0011413839">
            <text:p>0.0011413839</text:p>
          </table:table-cell>
          <table:table-cell office:value-type="float" office:value="0.001133092">
            <text:p>0.001133092</text:p>
          </table:table-cell>
          <table:table-cell office:value-type="float" office:value="0.0011303235">
            <text:p>0.0011303235</text:p>
          </table:table-cell>
          <table:table-cell office:value-type="float" office:value="0.0011290287">
            <text:p>0.0011290287</text:p>
          </table:table-cell>
          <table:table-cell table:style-name="Default" office:value-type="float" office:value="0.0011329101">
            <text:p>0.0011329101</text:p>
          </table:table-cell>
          <table:table-cell table:style-name="Default" office:value-type="float" office:value="0.0011383733">
            <text:p>0.0011383733</text:p>
          </table:table-cell>
          <table:table-cell office:value-type="float" office:value="0.0011541536">
            <text:p>0.0011541536</text:p>
          </table:table-cell>
          <table:table-cell office:value-type="float" office:value="0.0011772736">
            <text:p>0.0011772736</text:p>
          </table:table-cell>
          <table:table-cell office:value-type="float" office:value="0.001179484">
            <text:p>0.001179484</text:p>
          </table:table-cell>
          <table:table-cell office:value-type="float" office:value="0.0011646145">
            <text:p>0.0011646145</text:p>
          </table:table-cell>
          <table:table-cell office:value-type="float" office:value="0.0011554237">
            <text:p>0.0011554237</text:p>
          </table:table-cell>
          <table:table-cell office:value-type="float" office:value="0.0011540707">
            <text:p>0.0011540707</text:p>
          </table:table-cell>
          <table:table-cell office:value-type="float" office:value="0.001161545">
            <text:p>0.001161545</text:p>
          </table:table-cell>
          <table:table-cell office:value-type="float" office:value="0.0011645266">
            <text:p>0.0011645266</text:p>
          </table:table-cell>
          <table:table-cell office:value-type="float" office:value="0.0011609643">
            <text:p>0.0011609643</text:p>
          </table:table-cell>
          <table:table-cell office:value-type="float" office:value="0.0011629172">
            <text:p>0.0011629172</text:p>
          </table:table-cell>
          <table:table-cell office:value-type="float" office:value="0.001161595">
            <text:p>0.001161595</text:p>
          </table:table-cell>
          <table:table-cell office:value-type="float" office:value="0.0011610102">
            <text:p>0.0011610102</text:p>
          </table:table-cell>
          <table:table-cell office:value-type="float" office:value="0.0011628668">
            <text:p>0.0011628668</text:p>
          </table:table-cell>
          <table:table-cell office:value-type="float" office:value="0.0011668475">
            <text:p>0.0011668475</text:p>
          </table:table-cell>
          <table:table-cell office:value-type="float" office:value="0.0011709017">
            <text:p>0.0011709017</text:p>
          </table:table-cell>
          <table:table-cell office:value-type="float" office:value="0.0011730498">
            <text:p>0.0011730498</text:p>
          </table:table-cell>
          <table:table-cell office:value-type="float" office:value="0.0011754391">
            <text:p>0.0011754391</text:p>
          </table:table-cell>
          <table:table-cell office:value-type="float" office:value="0.0011774285">
            <text:p>0.0011774285</text:p>
          </table:table-cell>
          <table:table-cell office:value-type="float" office:value="0.0011806069">
            <text:p>0.0011806069</text:p>
          </table:table-cell>
          <table:table-cell office:value-type="float" office:value="0.0011853435">
            <text:p>0.0011853435</text:p>
          </table:table-cell>
          <table:table-cell office:value-type="float" office:value="0.0011887033">
            <text:p>0.0011887033</text:p>
          </table:table-cell>
          <table:table-cell office:value-type="float" office:value="0.0011913521">
            <text:p>0.0011913521</text:p>
          </table:table-cell>
          <table:table-cell office:value-type="float" office:value="0.0011955725">
            <text:p>0.0011955725</text:p>
          </table:table-cell>
          <table:table-cell office:value-type="float" office:value="0.001198367">
            <text:p>0.001198367</text:p>
          </table:table-cell>
          <table:table-cell office:value-type="float" office:value="0.0012007069">
            <text:p>0.0012007069</text:p>
          </table:table-cell>
          <table:table-cell office:value-type="float" office:value="0.0012024462">
            <text:p>0.0012024462</text:p>
          </table:table-cell>
          <table:table-cell office:value-type="float" office:value="0.0012059606">
            <text:p>0.0012059606</text:p>
          </table:table-cell>
          <table:table-cell office:value-type="float" office:value="0.00121057">
            <text:p>0.00121057</text:p>
          </table:table-cell>
          <table:table-cell office:value-type="float" office:value="0.0012134208">
            <text:p>0.0012134208</text:p>
          </table:table-cell>
          <table:table-cell office:value-type="float" office:value="0.0012170292">
            <text:p>0.0012170292</text:p>
          </table:table-cell>
          <table:table-cell office:value-type="float" office:value="0.0012213116">
            <text:p>0.0012213116</text:p>
          </table:table-cell>
          <table:table-cell office:value-type="float" office:value="0.0012280825">
            <text:p>0.0012280825</text:p>
          </table:table-cell>
          <table:table-cell office:value-type="float" office:value="0.001231501">
            <text:p>0.001231501</text:p>
          </table:table-cell>
          <table:table-cell office:value-type="float" office:value="0.0012347482">
            <text:p>0.0012347482</text:p>
          </table:table-cell>
          <table:table-cell office:value-type="float" office:value="0.0012395026">
            <text:p>0.0012395026</text:p>
          </table:table-cell>
          <table:table-cell office:value-type="float" office:value="0.001244449">
            <text:p>0.001244449</text:p>
          </table:table-cell>
          <table:table-cell office:value-type="float" office:value="0.0012487097">
            <text:p>0.0012487097</text:p>
          </table:table-cell>
          <table:table-cell office:value-type="float" office:value="0.0012521879">
            <text:p>0.0012521879</text:p>
          </table:table-cell>
          <table:table-cell office:value-type="float" office:value="0.0012546118">
            <text:p>0.0012546118</text:p>
          </table:table-cell>
          <table:table-cell office:value-type="float" office:value="0.0012587057">
            <text:p>0.0012587057</text:p>
          </table:table-cell>
          <table:table-cell office:value-type="float" office:value="0.0012652394">
            <text:p>0.0012652394</text:p>
          </table:table-cell>
          <table:table-cell office:value-type="float" office:value="0.001269372">
            <text:p>0.001269372</text:p>
          </table:table-cell>
          <table:table-cell office:value-type="float" office:value="0.0012724675">
            <text:p>0.0012724675</text:p>
          </table:table-cell>
          <table:table-cell office:value-type="float" office:value="0.0012743535">
            <text:p>0.0012743535</text:p>
          </table:table-cell>
          <table:table-cell office:value-type="float" office:value="0.0012797721">
            <text:p>0.0012797721</text:p>
          </table:table-cell>
          <table:table-cell office:value-type="float" office:value="0.0012837853">
            <text:p>0.0012837853</text:p>
          </table:table-cell>
          <table:table-cell office:value-type="float" office:value="0.0012862247">
            <text:p>0.0012862247</text:p>
          </table:table-cell>
          <table:table-cell office:value-type="float" office:value="0.001288778">
            <text:p>0.001288778</text:p>
          </table:table-cell>
          <table:table-cell/>
        </table:table-row>
        <table:table-row table:style-name="ro1">
          <table:table-cell office:value-type="string">
            <text:p>/mnt/share/Music/Albums/Tool/Tool - Tales from the Darkside (MP3 192kbps)/06 Tool - Jerk-Off (Live).mp3</text:p>
          </table:table-cell>
          <table:table-cell office:value-type="float" office:value="0.121149786">
            <text:p>0.121149786</text:p>
          </table:table-cell>
          <table:table-cell office:value-type="float" office:value="0.26598814">
            <text:p>0.26598814</text:p>
          </table:table-cell>
          <table:table-cell office:value-type="float" office:value="0.100465536">
            <text:p>0.100465536</text:p>
          </table:table-cell>
          <table:table-cell office:value-type="float" office:value="0.060854476">
            <text:p>0.060854476</text:p>
          </table:table-cell>
          <table:table-cell office:value-type="float" office:value="0.05237111">
            <text:p>0.05237111</text:p>
          </table:table-cell>
          <table:table-cell office:value-type="float" office:value="0.04271392">
            <text:p>0.04271392</text:p>
          </table:table-cell>
          <table:table-cell office:value-type="float" office:value="0.031772375">
            <text:p>0.031772375</text:p>
          </table:table-cell>
          <table:table-cell office:value-type="float" office:value="0.03005655">
            <text:p>0.03005655</text:p>
          </table:table-cell>
          <table:table-cell office:value-type="float" office:value="0.036110852">
            <text:p>0.036110852</text:p>
          </table:table-cell>
          <table:table-cell office:value-type="float" office:value="0.032865193">
            <text:p>0.032865193</text:p>
          </table:table-cell>
          <table:table-cell office:value-type="float" office:value="0.04318771">
            <text:p>0.04318771</text:p>
          </table:table-cell>
          <table:table-cell office:value-type="float" office:value="0.022908613">
            <text:p>0.022908613</text:p>
          </table:table-cell>
          <table:table-cell office:value-type="float" office:value="0.030880427">
            <text:p>0.030880427</text:p>
          </table:table-cell>
          <table:table-cell office:value-type="float" office:value="0.03549683">
            <text:p>0.03549683</text:p>
          </table:table-cell>
          <table:table-cell office:value-type="float" office:value="0.027950635">
            <text:p>0.027950635</text:p>
          </table:table-cell>
          <table:table-cell office:value-type="float" office:value="0.02610897">
            <text:p>0.02610897</text:p>
          </table:table-cell>
          <table:table-cell office:value-type="float" office:value="0.019581592">
            <text:p>0.019581592</text:p>
          </table:table-cell>
          <table:table-cell office:value-type="float" office:value="0.017913396">
            <text:p>0.017913396</text:p>
          </table:table-cell>
          <table:table-cell office:value-type="float" office:value="0.017677514">
            <text:p>0.017677514</text:p>
          </table:table-cell>
          <table:table-cell office:value-type="float" office:value="0.017734572">
            <text:p>0.017734572</text:p>
          </table:table-cell>
          <table:table-cell office:value-type="float" office:value="0.022754947">
            <text:p>0.022754947</text:p>
          </table:table-cell>
          <table:table-cell office:value-type="float" office:value="0.018691774">
            <text:p>0.018691774</text:p>
          </table:table-cell>
          <table:table-cell office:value-type="float" office:value="0.017914735">
            <text:p>0.017914735</text:p>
          </table:table-cell>
          <table:table-cell office:value-type="float" office:value="0.021602467">
            <text:p>0.021602467</text:p>
          </table:table-cell>
          <table:table-cell office:value-type="float" office:value="0.02317105">
            <text:p>0.02317105</text:p>
          </table:table-cell>
          <table:table-cell office:value-type="float" office:value="0.027869737">
            <text:p>0.027869737</text:p>
          </table:table-cell>
          <table:table-cell office:value-type="float" office:value="0.024096403">
            <text:p>0.024096403</text:p>
          </table:table-cell>
          <table:table-cell office:value-type="float" office:value="0.02485178">
            <text:p>0.02485178</text:p>
          </table:table-cell>
          <table:table-cell office:value-type="float" office:value="0.028204825">
            <text:p>0.028204825</text:p>
          </table:table-cell>
          <table:table-cell office:value-type="float" office:value="0.031999234">
            <text:p>0.031999234</text:p>
          </table:table-cell>
          <table:table-cell office:value-type="float" office:value="0.03971138">
            <text:p>0.03971138</text:p>
          </table:table-cell>
          <table:table-cell office:value-type="float" office:value="0.031369414">
            <text:p>0.031369414</text:p>
          </table:table-cell>
          <table:table-cell office:value-type="float" office:value="0.03202243">
            <text:p>0.03202243</text:p>
          </table:table-cell>
          <table:table-cell office:value-type="float" office:value="0.027724938">
            <text:p>0.027724938</text:p>
          </table:table-cell>
          <table:table-cell office:value-type="float" office:value="0.034073316">
            <text:p>0.034073316</text:p>
          </table:table-cell>
          <table:table-cell office:value-type="float" office:value="0.034620225">
            <text:p>0.034620225</text:p>
          </table:table-cell>
          <table:table-cell office:value-type="float" office:value="0.045119245">
            <text:p>0.045119245</text:p>
          </table:table-cell>
          <table:table-cell office:value-type="float" office:value="0.04576383">
            <text:p>0.04576383</text:p>
          </table:table-cell>
          <table:table-cell office:value-type="float" office:value="0.041557744">
            <text:p>0.041557744</text:p>
          </table:table-cell>
          <table:table-cell office:value-type="float" office:value="0.04067014">
            <text:p>0.04067014</text:p>
          </table:table-cell>
          <table:table-cell office:value-type="float" office:value="0.041410096">
            <text:p>0.041410096</text:p>
          </table:table-cell>
          <table:table-cell office:value-type="float" office:value="0.04346446">
            <text:p>0.04346446</text:p>
          </table:table-cell>
          <table:table-cell office:value-type="float" office:value="0.041957248">
            <text:p>0.041957248</text:p>
          </table:table-cell>
          <table:table-cell office:value-type="float" office:value="0.041805293">
            <text:p>0.041805293</text:p>
          </table:table-cell>
          <table:table-cell office:value-type="float" office:value="0.041478332">
            <text:p>0.041478332</text:p>
          </table:table-cell>
          <table:table-cell office:value-type="float" office:value="0.04125804">
            <text:p>0.04125804</text:p>
          </table:table-cell>
          <table:table-cell office:value-type="float" office:value="0.037058827">
            <text:p>0.037058827</text:p>
          </table:table-cell>
          <table:table-cell office:value-type="float" office:value="0.037624538">
            <text:p>0.037624538</text:p>
          </table:table-cell>
          <table:table-cell office:value-type="float" office:value="0.037270278">
            <text:p>0.037270278</text:p>
          </table:table-cell>
          <table:table-cell office:value-type="float" office:value="0.037688244">
            <text:p>0.037688244</text:p>
          </table:table-cell>
          <table:table-cell office:value-type="float" office:value="0.04210806">
            <text:p>0.04210806</text:p>
          </table:table-cell>
          <table:table-cell office:value-type="float" office:value="0.044970956">
            <text:p>0.044970956</text:p>
          </table:table-cell>
          <table:table-cell office:value-type="float" office:value="0.041795462">
            <text:p>0.041795462</text:p>
          </table:table-cell>
          <table:table-cell office:value-type="float" office:value="0.0461162">
            <text:p>0.0461162</text:p>
          </table:table-cell>
          <table:table-cell office:value-type="float" office:value="0.04581061">
            <text:p>0.04581061</text:p>
          </table:table-cell>
          <table:table-cell office:value-type="float" office:value="0.046597596">
            <text:p>0.046597596</text:p>
          </table:table-cell>
          <table:table-cell office:value-type="float" office:value="0.046369273">
            <text:p>0.046369273</text:p>
          </table:table-cell>
          <table:table-cell office:value-type="float" office:value="0.0412256">
            <text:p>0.0412256</text:p>
          </table:table-cell>
          <table:table-cell office:value-type="float" office:value="0.040634707">
            <text:p>0.040634707</text:p>
          </table:table-cell>
          <table:table-cell office:value-type="float" office:value="0.032877844">
            <text:p>0.032877844</text:p>
          </table:table-cell>
          <table:table-cell office:value-type="float" office:value="0.0320897">
            <text:p>0.0320897</text:p>
          </table:table-cell>
          <table:table-cell office:value-type="float" office:value="0.040551715">
            <text:p>0.040551715</text:p>
          </table:table-cell>
          <table:table-cell office:value-type="float" office:value="0.028498888">
            <text:p>0.028498888</text:p>
          </table:table-cell>
          <table:table-cell office:value-type="float" office:value="0.028517783">
            <text:p>0.028517783</text:p>
          </table:table-cell>
          <table:table-cell office:value-type="float" office:value="0.03227862">
            <text:p>0.03227862</text:p>
          </table:table-cell>
          <table:table-cell office:value-type="float" office:value="0.026806735">
            <text:p>0.026806735</text:p>
          </table:table-cell>
          <table:table-cell office:value-type="float" office:value="0.025226364">
            <text:p>0.025226364</text:p>
          </table:table-cell>
          <table:table-cell office:value-type="float" office:value="0.027988214">
            <text:p>0.027988214</text:p>
          </table:table-cell>
          <table:table-cell office:value-type="float" office:value="0.026824355">
            <text:p>0.026824355</text:p>
          </table:table-cell>
          <table:table-cell office:value-type="float" office:value="0.025442813">
            <text:p>0.025442813</text:p>
          </table:table-cell>
          <table:table-cell office:value-type="float" office:value="0.02871472">
            <text:p>0.02871472</text:p>
          </table:table-cell>
          <table:table-cell office:value-type="float" office:value="0.0334973">
            <text:p>0.0334973</text:p>
          </table:table-cell>
          <table:table-cell office:value-type="float" office:value="0.028579904">
            <text:p>0.028579904</text:p>
          </table:table-cell>
          <table:table-cell office:value-type="float" office:value="0.030714568">
            <text:p>0.030714568</text:p>
          </table:table-cell>
          <table:table-cell office:value-type="float" office:value="0.0280919">
            <text:p>0.0280919</text:p>
          </table:table-cell>
          <table:table-cell office:value-type="float" office:value="0.026780838">
            <text:p>0.026780838</text:p>
          </table:table-cell>
          <table:table-cell office:value-type="float" office:value="0.02384378">
            <text:p>0.02384378</text:p>
          </table:table-cell>
          <table:table-cell office:value-type="float" office:value="0.022864696">
            <text:p>0.022864696</text:p>
          </table:table-cell>
          <table:table-cell office:value-type="float" office:value="0.025289197">
            <text:p>0.025289197</text:p>
          </table:table-cell>
          <table:table-cell office:value-type="float" office:value="0.029405963">
            <text:p>0.029405963</text:p>
          </table:table-cell>
          <table:table-cell office:value-type="float" office:value="0.023051774">
            <text:p>0.023051774</text:p>
          </table:table-cell>
          <table:table-cell office:value-type="float" office:value="0.021862518">
            <text:p>0.021862518</text:p>
          </table:table-cell>
          <table:table-cell office:value-type="float" office:value="0.022988528">
            <text:p>0.022988528</text:p>
          </table:table-cell>
          <table:table-cell office:value-type="float" office:value="0.024343094">
            <text:p>0.024343094</text:p>
          </table:table-cell>
          <table:table-cell office:value-type="float" office:value="0.022470647">
            <text:p>0.022470647</text:p>
          </table:table-cell>
          <table:table-cell office:value-type="float" office:value="0.017667245">
            <text:p>0.017667245</text:p>
          </table:table-cell>
          <table:table-cell office:value-type="float" office:value="0.017305769">
            <text:p>0.017305769</text:p>
          </table:table-cell>
          <table:table-cell office:value-type="float" office:value="0.020635067">
            <text:p>0.020635067</text:p>
          </table:table-cell>
          <table:table-cell office:value-type="float" office:value="0.018794086">
            <text:p>0.018794086</text:p>
          </table:table-cell>
          <table:table-cell office:value-type="float" office:value="0.021057678">
            <text:p>0.021057678</text:p>
          </table:table-cell>
          <table:table-cell office:value-type="float" office:value="0.018428981">
            <text:p>0.018428981</text:p>
          </table:table-cell>
          <table:table-cell office:value-type="float" office:value="0.017980203">
            <text:p>0.017980203</text:p>
          </table:table-cell>
          <table:table-cell office:value-type="float" office:value="0.018417746">
            <text:p>0.018417746</text:p>
          </table:table-cell>
          <table:table-cell office:value-type="float" office:value="0.017055478">
            <text:p>0.017055478</text:p>
          </table:table-cell>
          <table:table-cell office:value-type="float" office:value="0.01848466">
            <text:p>0.01848466</text:p>
          </table:table-cell>
          <table:table-cell office:value-type="float" office:value="0.019701492">
            <text:p>0.019701492</text:p>
          </table:table-cell>
          <table:table-cell office:value-type="float" office:value="0.01748701">
            <text:p>0.01748701</text:p>
          </table:table-cell>
          <table:table-cell office:value-type="float" office:value="0.019055963">
            <text:p>0.019055963</text:p>
          </table:table-cell>
          <table:table-cell office:value-type="float" office:value="0.01780289">
            <text:p>0.01780289</text:p>
          </table:table-cell>
          <table:table-cell office:value-type="float" office:value="0.016905712">
            <text:p>0.016905712</text:p>
          </table:table-cell>
          <table:table-cell office:value-type="float" office:value="0.01648508">
            <text:p>0.01648508</text:p>
          </table:table-cell>
          <table:table-cell office:value-type="float" office:value="0.018346304">
            <text:p>0.018346304</text:p>
          </table:table-cell>
          <table:table-cell office:value-type="float" office:value="0.019733036">
            <text:p>0.019733036</text:p>
          </table:table-cell>
          <table:table-cell office:value-type="float" office:value="0.018782841">
            <text:p>0.018782841</text:p>
          </table:table-cell>
          <table:table-cell office:value-type="float" office:value="0.01708517">
            <text:p>0.01708517</text:p>
          </table:table-cell>
          <table:table-cell office:value-type="float" office:value="0.014849241">
            <text:p>0.014849241</text:p>
          </table:table-cell>
          <table:table-cell office:value-type="float" office:value="0.01577188">
            <text:p>0.01577188</text:p>
          </table:table-cell>
          <table:table-cell office:value-type="float" office:value="0.015428583">
            <text:p>0.015428583</text:p>
          </table:table-cell>
          <table:table-cell office:value-type="float" office:value="0.015172865">
            <text:p>0.015172865</text:p>
          </table:table-cell>
          <table:table-cell office:value-type="float" office:value="0.01626947">
            <text:p>0.01626947</text:p>
          </table:table-cell>
          <table:table-cell office:value-type="float" office:value="0.01378111">
            <text:p>0.01378111</text:p>
          </table:table-cell>
          <table:table-cell office:value-type="float" office:value="0.012786925">
            <text:p>0.012786925</text:p>
          </table:table-cell>
          <table:table-cell office:value-type="float" office:value="0.013645942">
            <text:p>0.013645942</text:p>
          </table:table-cell>
          <table:table-cell office:value-type="float" office:value="0.0136030195">
            <text:p>0.0136030195</text:p>
          </table:table-cell>
          <table:table-cell office:value-type="float" office:value="0.01512562">
            <text:p>0.01512562</text:p>
          </table:table-cell>
          <table:table-cell office:value-type="float" office:value="0.01477597">
            <text:p>0.01477597</text:p>
          </table:table-cell>
          <table:table-cell office:value-type="float" office:value="0.015521265">
            <text:p>0.015521265</text:p>
          </table:table-cell>
          <table:table-cell office:value-type="float" office:value="0.015035683">
            <text:p>0.015035683</text:p>
          </table:table-cell>
          <table:table-cell office:value-type="float" office:value="0.01523214">
            <text:p>0.01523214</text:p>
          </table:table-cell>
          <table:table-cell office:value-type="float" office:value="0.015547701">
            <text:p>0.015547701</text:p>
          </table:table-cell>
          <table:table-cell office:value-type="float" office:value="0.012727603">
            <text:p>0.012727603</text:p>
          </table:table-cell>
          <table:table-cell office:value-type="float" office:value="0.01182957">
            <text:p>0.01182957</text:p>
          </table:table-cell>
          <table:table-cell office:value-type="float" office:value="0.011190042">
            <text:p>0.011190042</text:p>
          </table:table-cell>
          <table:table-cell office:value-type="float" office:value="0.011977761">
            <text:p>0.011977761</text:p>
          </table:table-cell>
          <table:table-cell office:value-type="float" office:value="0.012601589">
            <text:p>0.012601589</text:p>
          </table:table-cell>
          <table:table-cell office:value-type="float" office:value="0.010347886">
            <text:p>0.010347886</text:p>
          </table:table-cell>
          <table:table-cell office:value-type="float" office:value="0.009417735">
            <text:p>0.009417735</text:p>
          </table:table-cell>
          <table:table-cell office:value-type="float" office:value="0.011103383">
            <text:p>0.011103383</text:p>
          </table:table-cell>
          <table:table-cell office:value-type="float" office:value="0.01164149">
            <text:p>0.01164149</text:p>
          </table:table-cell>
          <table:table-cell office:value-type="float" office:value="0.010342021">
            <text:p>0.010342021</text:p>
          </table:table-cell>
          <table:table-cell office:value-type="float" office:value="0.008952266">
            <text:p>0.008952266</text:p>
          </table:table-cell>
          <table:table-cell office:value-type="float" office:value="0.009058976">
            <text:p>0.009058976</text:p>
          </table:table-cell>
          <table:table-cell office:value-type="float" office:value="0.009030954">
            <text:p>0.009030954</text:p>
          </table:table-cell>
          <table:table-cell office:value-type="float" office:value="0.008377258">
            <text:p>0.008377258</text:p>
          </table:table-cell>
          <table:table-cell office:value-type="float" office:value="0.008396164">
            <text:p>0.008396164</text:p>
          </table:table-cell>
          <table:table-cell office:value-type="float" office:value="0.0071424465">
            <text:p>0.0071424465</text:p>
          </table:table-cell>
          <table:table-cell office:value-type="float" office:value="0.0068661515">
            <text:p>0.0068661515</text:p>
          </table:table-cell>
          <table:table-cell office:value-type="float" office:value="0.007338557">
            <text:p>0.007338557</text:p>
          </table:table-cell>
          <table:table-cell office:value-type="float" office:value="0.0075397207">
            <text:p>0.0075397207</text:p>
          </table:table-cell>
          <table:table-cell office:value-type="float" office:value="0.0072312914">
            <text:p>0.0072312914</text:p>
          </table:table-cell>
          <table:table-cell office:value-type="float" office:value="0.00667761">
            <text:p>0.00667761</text:p>
          </table:table-cell>
          <table:table-cell office:value-type="float" office:value="0.0066814716">
            <text:p>0.0066814716</text:p>
          </table:table-cell>
          <table:table-cell office:value-type="float" office:value="0.0063651856">
            <text:p>0.0063651856</text:p>
          </table:table-cell>
          <table:table-cell office:value-type="float" office:value="0.0055017546">
            <text:p>0.0055017546</text:p>
          </table:table-cell>
          <table:table-cell office:value-type="float" office:value="0.0057919845">
            <text:p>0.0057919845</text:p>
          </table:table-cell>
          <table:table-cell office:value-type="float" office:value="0.005490993">
            <text:p>0.005490993</text:p>
          </table:table-cell>
          <table:table-cell office:value-type="float" office:value="0.0053607407">
            <text:p>0.0053607407</text:p>
          </table:table-cell>
          <table:table-cell office:value-type="float" office:value="0.0054853507">
            <text:p>0.0054853507</text:p>
          </table:table-cell>
          <table:table-cell office:value-type="float" office:value="0.0048713638">
            <text:p>0.0048713638</text:p>
          </table:table-cell>
          <table:table-cell office:value-type="float" office:value="0.0048585557">
            <text:p>0.0048585557</text:p>
          </table:table-cell>
          <table:table-cell office:value-type="float" office:value="0.004808268">
            <text:p>0.004808268</text:p>
          </table:table-cell>
          <table:table-cell office:value-type="float" office:value="0.0049233194">
            <text:p>0.0049233194</text:p>
          </table:table-cell>
          <table:table-cell office:value-type="float" office:value="0.004755581">
            <text:p>0.004755581</text:p>
          </table:table-cell>
          <table:table-cell office:value-type="float" office:value="0.0041664327">
            <text:p>0.0041664327</text:p>
          </table:table-cell>
          <table:table-cell office:value-type="float" office:value="0.0045998273">
            <text:p>0.0045998273</text:p>
          </table:table-cell>
          <table:table-cell office:value-type="float" office:value="0.0044048103">
            <text:p>0.0044048103</text:p>
          </table:table-cell>
          <table:table-cell office:value-type="float" office:value="0.00420723">
            <text:p>0.00420723</text:p>
          </table:table-cell>
          <table:table-cell office:value-type="float" office:value="0.0038207297">
            <text:p>0.0038207297</text:p>
          </table:table-cell>
          <table:table-cell office:value-type="float" office:value="0.0039001754">
            <text:p>0.0039001754</text:p>
          </table:table-cell>
          <table:table-cell office:value-type="float" office:value="0.0035263372">
            <text:p>0.0035263372</text:p>
          </table:table-cell>
          <table:table-cell office:value-type="float" office:value="0.00329949">
            <text:p>0.00329949</text:p>
          </table:table-cell>
          <table:table-cell office:value-type="float" office:value="0.0033657083">
            <text:p>0.0033657083</text:p>
          </table:table-cell>
          <table:table-cell office:value-type="float" office:value="0.0036022626">
            <text:p>0.0036022626</text:p>
          </table:table-cell>
          <table:table-cell office:value-type="float" office:value="0.0037314857">
            <text:p>0.0037314857</text:p>
          </table:table-cell>
          <table:table-cell office:value-type="float" office:value="0.0031964283">
            <text:p>0.0031964283</text:p>
          </table:table-cell>
          <table:table-cell office:value-type="float" office:value="0.0028990773">
            <text:p>0.0028990773</text:p>
          </table:table-cell>
          <table:table-cell office:value-type="float" office:value="0.0029094184">
            <text:p>0.0029094184</text:p>
          </table:table-cell>
          <table:table-cell office:value-type="float" office:value="0.0026699197">
            <text:p>0.0026699197</text:p>
          </table:table-cell>
          <table:table-cell office:value-type="float" office:value="0.0026221555">
            <text:p>0.0026221555</text:p>
          </table:table-cell>
          <table:table-cell office:value-type="float" office:value="0.0025090969">
            <text:p>0.0025090969</text:p>
          </table:table-cell>
          <table:table-cell office:value-type="float" office:value="0.002521154">
            <text:p>0.002521154</text:p>
          </table:table-cell>
          <table:table-cell office:value-type="float" office:value="0.002552249">
            <text:p>0.002552249</text:p>
          </table:table-cell>
          <table:table-cell office:value-type="float" office:value="0.0024831456">
            <text:p>0.0024831456</text:p>
          </table:table-cell>
          <table:table-cell office:value-type="float" office:value="0.0024214396">
            <text:p>0.0024214396</text:p>
          </table:table-cell>
          <table:table-cell office:value-type="float" office:value="0.0024914383">
            <text:p>0.0024914383</text:p>
          </table:table-cell>
          <table:table-cell office:value-type="float" office:value="0.00245449">
            <text:p>0.00245449</text:p>
          </table:table-cell>
          <table:table-cell office:value-type="float" office:value="0.0023347263">
            <text:p>0.0023347263</text:p>
          </table:table-cell>
          <table:table-cell office:value-type="float" office:value="0.0021808336">
            <text:p>0.0021808336</text:p>
          </table:table-cell>
          <table:table-cell office:value-type="float" office:value="0.0022492649">
            <text:p>0.0022492649</text:p>
          </table:table-cell>
          <table:table-cell office:value-type="float" office:value="0.0023977773">
            <text:p>0.0023977773</text:p>
          </table:table-cell>
          <table:table-cell office:value-type="float" office:value="0.0022811093">
            <text:p>0.0022811093</text:p>
          </table:table-cell>
          <table:table-cell office:value-type="float" office:value="0.0021015096">
            <text:p>0.0021015096</text:p>
          </table:table-cell>
          <table:table-cell office:value-type="float" office:value="0.0019068748">
            <text:p>0.0019068748</text:p>
          </table:table-cell>
          <table:table-cell office:value-type="float" office:value="0.0017580749">
            <text:p>0.0017580749</text:p>
          </table:table-cell>
          <table:table-cell office:value-type="float" office:value="0.0016933221">
            <text:p>0.0016933221</text:p>
          </table:table-cell>
          <table:table-cell office:value-type="float" office:value="0.0015707462">
            <text:p>0.0015707462</text:p>
          </table:table-cell>
          <table:table-cell office:value-type="float" office:value="0.0012404231">
            <text:p>0.0012404231</text:p>
          </table:table-cell>
          <table:table-cell office:value-type="float" office:value="0.0012150647">
            <text:p>0.0012150647</text:p>
          </table:table-cell>
          <table:table-cell office:value-type="float" office:value="0.0012177663">
            <text:p>0.0012177663</text:p>
          </table:table-cell>
          <table:table-cell office:value-type="float" office:value="0.0012245098">
            <text:p>0.0012245098</text:p>
          </table:table-cell>
          <table:table-cell office:value-type="float" office:value="0.0012182371">
            <text:p>0.0012182371</text:p>
          </table:table-cell>
          <table:table-cell office:value-type="float" office:value="0.0012157381">
            <text:p>0.0012157381</text:p>
          </table:table-cell>
          <table:table-cell office:value-type="float" office:value="0.0012165123">
            <text:p>0.0012165123</text:p>
          </table:table-cell>
          <table:table-cell office:value-type="float" office:value="0.0012178541">
            <text:p>0.0012178541</text:p>
          </table:table-cell>
          <table:table-cell office:value-type="float" office:value="0.0012177152">
            <text:p>0.0012177152</text:p>
          </table:table-cell>
          <table:table-cell office:value-type="float" office:value="0.0012218708">
            <text:p>0.0012218708</text:p>
          </table:table-cell>
          <table:table-cell office:value-type="float" office:value="0.0012250332">
            <text:p>0.0012250332</text:p>
          </table:table-cell>
          <table:table-cell office:value-type="float" office:value="0.001226104">
            <text:p>0.001226104</text:p>
          </table:table-cell>
          <table:table-cell office:value-type="float" office:value="0.0012284771">
            <text:p>0.0012284771</text:p>
          </table:table-cell>
          <table:table-cell office:value-type="float" office:value="0.0012315268">
            <text:p>0.0012315268</text:p>
          </table:table-cell>
          <table:table-cell office:value-type="float" office:value="0.0012342623">
            <text:p>0.0012342623</text:p>
          </table:table-cell>
          <table:table-cell office:value-type="float" office:value="0.0012363697">
            <text:p>0.0012363697</text:p>
          </table:table-cell>
          <table:table-cell office:value-type="float" office:value="0.0012372291">
            <text:p>0.0012372291</text:p>
          </table:table-cell>
          <table:table-cell office:value-type="float" office:value="0.001240602">
            <text:p>0.001240602</text:p>
          </table:table-cell>
          <table:table-cell office:value-type="float" office:value="0.001243374">
            <text:p>0.001243374</text:p>
          </table:table-cell>
          <table:table-cell table:style-name="Default" office:value-type="float" office:value="0.0012451222">
            <text:p>0.0012451222</text:p>
          </table:table-cell>
          <table:table-cell table:style-name="Default" office:value-type="float" office:value="0.0012465153">
            <text:p>0.0012465153</text:p>
          </table:table-cell>
          <table:table-cell office:value-type="float" office:value="0.0012505417">
            <text:p>0.0012505417</text:p>
          </table:table-cell>
          <table:table-cell office:value-type="float" office:value="0.0012549276">
            <text:p>0.0012549276</text:p>
          </table:table-cell>
          <table:table-cell office:value-type="float" office:value="0.0012555582">
            <text:p>0.0012555582</text:p>
          </table:table-cell>
          <table:table-cell office:value-type="float" office:value="0.0012569902">
            <text:p>0.0012569902</text:p>
          </table:table-cell>
          <table:table-cell office:value-type="float" office:value="0.0012608245">
            <text:p>0.0012608245</text:p>
          </table:table-cell>
          <table:table-cell office:value-type="float" office:value="0.0012642145">
            <text:p>0.0012642145</text:p>
          </table:table-cell>
          <table:table-cell office:value-type="float" office:value="0.0012661229">
            <text:p>0.0012661229</text:p>
          </table:table-cell>
          <table:table-cell office:value-type="float" office:value="0.001267736">
            <text:p>0.001267736</text:p>
          </table:table-cell>
          <table:table-cell office:value-type="float" office:value="0.0012706431">
            <text:p>0.0012706431</text:p>
          </table:table-cell>
          <table:table-cell office:value-type="float" office:value="0.0012770138">
            <text:p>0.0012770138</text:p>
          </table:table-cell>
          <table:table-cell office:value-type="float" office:value="0.0012801635">
            <text:p>0.0012801635</text:p>
          </table:table-cell>
          <table:table-cell office:value-type="float" office:value="0.0012827829">
            <text:p>0.0012827829</text:p>
          </table:table-cell>
          <table:table-cell office:value-type="float" office:value="0.0012853591">
            <text:p>0.0012853591</text:p>
          </table:table-cell>
          <table:table-cell office:value-type="float" office:value="0.0012897486">
            <text:p>0.0012897486</text:p>
          </table:table-cell>
          <table:table-cell office:value-type="float" office:value="0.001295183">
            <text:p>0.001295183</text:p>
          </table:table-cell>
          <table:table-cell office:value-type="float" office:value="0.0012974718">
            <text:p>0.0012974718</text:p>
          </table:table-cell>
          <table:table-cell office:value-type="float" office:value="0.0012999151">
            <text:p>0.0012999151</text:p>
          </table:table-cell>
          <table:table-cell office:value-type="float" office:value="0.0013029712">
            <text:p>0.0013029712</text:p>
          </table:table-cell>
          <table:table-cell office:value-type="float" office:value="0.0013070267">
            <text:p>0.0013070267</text:p>
          </table:table-cell>
          <table:table-cell office:value-type="float" office:value="0.0013111371">
            <text:p>0.0013111371</text:p>
          </table:table-cell>
          <table:table-cell office:value-type="float" office:value="0.0013135717">
            <text:p>0.0013135717</text:p>
          </table:table-cell>
          <table:table-cell office:value-type="float" office:value="0.0013185844">
            <text:p>0.0013185844</text:p>
          </table:table-cell>
          <table:table-cell office:value-type="float" office:value="0.0013235086">
            <text:p>0.0013235086</text:p>
          </table:table-cell>
          <table:table-cell office:value-type="float" office:value="0.00132489">
            <text:p>0.00132489</text:p>
          </table:table-cell>
          <table:table-cell office:value-type="float" office:value="0.0013270329">
            <text:p>0.0013270329</text:p>
          </table:table-cell>
          <table:table-cell office:value-type="float" office:value="0.0013315586">
            <text:p>0.0013315586</text:p>
          </table:table-cell>
          <table:table-cell office:value-type="float" office:value="0.001335066">
            <text:p>0.001335066</text:p>
          </table:table-cell>
          <table:table-cell office:value-type="float" office:value="0.0013389045">
            <text:p>0.0013389045</text:p>
          </table:table-cell>
          <table:table-cell office:value-type="float" office:value="0.0013405577">
            <text:p>0.0013405577</text:p>
          </table:table-cell>
          <table:table-cell office:value-type="float" office:value="0.0013467179">
            <text:p>0.0013467179</text:p>
          </table:table-cell>
          <table:table-cell office:value-type="float" office:value="0.001351684">
            <text:p>0.001351684</text:p>
          </table:table-cell>
          <table:table-cell office:value-type="float" office:value="0.0013587736">
            <text:p>0.0013587736</text:p>
          </table:table-cell>
          <table:table-cell office:value-type="float" office:value="0.0013611929">
            <text:p>0.0013611929</text:p>
          </table:table-cell>
          <table:table-cell office:value-type="float" office:value="0.0013650577">
            <text:p>0.0013650577</text:p>
          </table:table-cell>
          <table:table-cell office:value-type="float" office:value="0.0013714117">
            <text:p>0.0013714117</text:p>
          </table:table-cell>
          <table:table-cell office:value-type="float" office:value="0.001376373">
            <text:p>0.001376373</text:p>
          </table:table-cell>
          <table:table-cell office:value-type="float" office:value="0.0013806442">
            <text:p>0.0013806442</text:p>
          </table:table-cell>
          <table:table-cell office:value-type="float" office:value="0.0013847614">
            <text:p>0.0013847614</text:p>
          </table:table-cell>
          <table:table-cell office:value-type="float" office:value="0.0013878471">
            <text:p>0.0013878471</text:p>
          </table:table-cell>
          <table:table-cell office:value-type="float" office:value="0.0013921933">
            <text:p>0.0013921933</text:p>
          </table:table-cell>
          <table:table-cell office:value-type="float" office:value="0.0013977415">
            <text:p>0.0013977415</text:p>
          </table:table-cell>
          <table:table-cell office:value-type="float" office:value="0.0014030277">
            <text:p>0.0014030277</text:p>
          </table:table-cell>
          <table:table-cell office:value-type="float" office:value="0.0014079979">
            <text:p>0.0014079979</text:p>
          </table:table-cell>
          <table:table-cell office:value-type="float" office:value="0.0014103391">
            <text:p>0.0014103391</text:p>
          </table:table-cell>
          <table:table-cell office:value-type="float" office:value="0.0014151584">
            <text:p>0.0014151584</text:p>
          </table:table-cell>
          <table:table-cell office:value-type="float" office:value="0.0014194088">
            <text:p>0.0014194088</text:p>
          </table:table-cell>
          <table:table-cell office:value-type="float" office:value="0.0014243543">
            <text:p>0.0014243543</text:p>
          </table:table-cell>
          <table:table-cell office:value-type="float" office:value="0.001427449">
            <text:p>0.001427449</text:p>
          </table:table-cell>
          <table:table-cell/>
        </table:table-row>
        <table:table-row table:style-name="ro1">
          <table:table-cell office:value-type="string">
            <text:p>/mnt/share/Music/Albums/Tool/Tool - Tales from the Darkside (MP3 192kbps)/07 Tool - Prison Sex (Different Version) (Live).mp3</text:p>
          </table:table-cell>
          <table:table-cell office:value-type="float" office:value="0.11950592">
            <text:p>0.11950592</text:p>
          </table:table-cell>
          <table:table-cell office:value-type="float" office:value="0.17203295">
            <text:p>0.17203295</text:p>
          </table:table-cell>
          <table:table-cell office:value-type="float" office:value="0.092600495">
            <text:p>0.092600495</text:p>
          </table:table-cell>
          <table:table-cell office:value-type="float" office:value="0.050830934">
            <text:p>0.050830934</text:p>
          </table:table-cell>
          <table:table-cell office:value-type="float" office:value="0.051085576">
            <text:p>0.051085576</text:p>
          </table:table-cell>
          <table:table-cell office:value-type="float" office:value="0.037527483">
            <text:p>0.037527483</text:p>
          </table:table-cell>
          <table:table-cell office:value-type="float" office:value="0.026320025">
            <text:p>0.026320025</text:p>
          </table:table-cell>
          <table:table-cell office:value-type="float" office:value="0.03639026">
            <text:p>0.03639026</text:p>
          </table:table-cell>
          <table:table-cell office:value-type="float" office:value="0.037896376">
            <text:p>0.037896376</text:p>
          </table:table-cell>
          <table:table-cell office:value-type="float" office:value="0.022110263">
            <text:p>0.022110263</text:p>
          </table:table-cell>
          <table:table-cell office:value-type="float" office:value="0.02392584">
            <text:p>0.02392584</text:p>
          </table:table-cell>
          <table:table-cell office:value-type="float" office:value="0.02212945">
            <text:p>0.02212945</text:p>
          </table:table-cell>
          <table:table-cell office:value-type="float" office:value="0.020024559">
            <text:p>0.020024559</text:p>
          </table:table-cell>
          <table:table-cell office:value-type="float" office:value="0.021072933">
            <text:p>0.021072933</text:p>
          </table:table-cell>
          <table:table-cell office:value-type="float" office:value="0.025433084">
            <text:p>0.025433084</text:p>
          </table:table-cell>
          <table:table-cell office:value-type="float" office:value="0.02297948">
            <text:p>0.02297948</text:p>
          </table:table-cell>
          <table:table-cell office:value-type="float" office:value="0.018043887">
            <text:p>0.018043887</text:p>
          </table:table-cell>
          <table:table-cell office:value-type="float" office:value="0.02027017">
            <text:p>0.02027017</text:p>
          </table:table-cell>
          <table:table-cell office:value-type="float" office:value="0.016871538">
            <text:p>0.016871538</text:p>
          </table:table-cell>
          <table:table-cell office:value-type="float" office:value="0.020782271">
            <text:p>0.020782271</text:p>
          </table:table-cell>
          <table:table-cell office:value-type="float" office:value="0.021589858">
            <text:p>0.021589858</text:p>
          </table:table-cell>
          <table:table-cell office:value-type="float" office:value="0.019691452">
            <text:p>0.019691452</text:p>
          </table:table-cell>
          <table:table-cell office:value-type="float" office:value="0.014726305">
            <text:p>0.014726305</text:p>
          </table:table-cell>
          <table:table-cell office:value-type="float" office:value="0.016512804">
            <text:p>0.016512804</text:p>
          </table:table-cell>
          <table:table-cell office:value-type="float" office:value="0.017835336">
            <text:p>0.017835336</text:p>
          </table:table-cell>
          <table:table-cell office:value-type="float" office:value="0.02120043">
            <text:p>0.02120043</text:p>
          </table:table-cell>
          <table:table-cell office:value-type="float" office:value="0.020500235">
            <text:p>0.020500235</text:p>
          </table:table-cell>
          <table:table-cell office:value-type="float" office:value="0.020883158">
            <text:p>0.020883158</text:p>
          </table:table-cell>
          <table:table-cell office:value-type="float" office:value="0.01914582">
            <text:p>0.01914582</text:p>
          </table:table-cell>
          <table:table-cell office:value-type="float" office:value="0.022839176">
            <text:p>0.022839176</text:p>
          </table:table-cell>
          <table:table-cell office:value-type="float" office:value="0.028231014">
            <text:p>0.028231014</text:p>
          </table:table-cell>
          <table:table-cell office:value-type="float" office:value="0.023796413">
            <text:p>0.023796413</text:p>
          </table:table-cell>
          <table:table-cell office:value-type="float" office:value="0.02159858">
            <text:p>0.02159858</text:p>
          </table:table-cell>
          <table:table-cell office:value-type="float" office:value="0.019544484">
            <text:p>0.019544484</text:p>
          </table:table-cell>
          <table:table-cell office:value-type="float" office:value="0.020125177">
            <text:p>0.020125177</text:p>
          </table:table-cell>
          <table:table-cell office:value-type="float" office:value="0.019414764">
            <text:p>0.019414764</text:p>
          </table:table-cell>
          <table:table-cell office:value-type="float" office:value="0.022060517">
            <text:p>0.022060517</text:p>
          </table:table-cell>
          <table:table-cell office:value-type="float" office:value="0.023765484">
            <text:p>0.023765484</text:p>
          </table:table-cell>
          <table:table-cell office:value-type="float" office:value="0.02754366">
            <text:p>0.02754366</text:p>
          </table:table-cell>
          <table:table-cell office:value-type="float" office:value="0.026517464">
            <text:p>0.026517464</text:p>
          </table:table-cell>
          <table:table-cell office:value-type="float" office:value="0.023793673">
            <text:p>0.023793673</text:p>
          </table:table-cell>
          <table:table-cell office:value-type="float" office:value="0.02243756">
            <text:p>0.02243756</text:p>
          </table:table-cell>
          <table:table-cell office:value-type="float" office:value="0.020894747">
            <text:p>0.020894747</text:p>
          </table:table-cell>
          <table:table-cell office:value-type="float" office:value="0.022646463">
            <text:p>0.022646463</text:p>
          </table:table-cell>
          <table:table-cell office:value-type="float" office:value="0.021414572">
            <text:p>0.021414572</text:p>
          </table:table-cell>
          <table:table-cell office:value-type="float" office:value="0.021056728">
            <text:p>0.021056728</text:p>
          </table:table-cell>
          <table:table-cell office:value-type="float" office:value="0.019956741">
            <text:p>0.019956741</text:p>
          </table:table-cell>
          <table:table-cell office:value-type="float" office:value="0.018071186">
            <text:p>0.018071186</text:p>
          </table:table-cell>
          <table:table-cell office:value-type="float" office:value="0.016944868">
            <text:p>0.016944868</text:p>
          </table:table-cell>
          <table:table-cell office:value-type="float" office:value="0.014965905">
            <text:p>0.014965905</text:p>
          </table:table-cell>
          <table:table-cell office:value-type="float" office:value="0.014445172">
            <text:p>0.014445172</text:p>
          </table:table-cell>
          <table:table-cell office:value-type="float" office:value="0.01766697">
            <text:p>0.01766697</text:p>
          </table:table-cell>
          <table:table-cell office:value-type="float" office:value="0.015946714">
            <text:p>0.015946714</text:p>
          </table:table-cell>
          <table:table-cell office:value-type="float" office:value="0.014874012">
            <text:p>0.014874012</text:p>
          </table:table-cell>
          <table:table-cell office:value-type="float" office:value="0.0155338915">
            <text:p>0.0155338915</text:p>
          </table:table-cell>
          <table:table-cell office:value-type="float" office:value="0.014821238">
            <text:p>0.014821238</text:p>
          </table:table-cell>
          <table:table-cell office:value-type="float" office:value="0.014961668">
            <text:p>0.014961668</text:p>
          </table:table-cell>
          <table:table-cell office:value-type="float" office:value="0.014635561">
            <text:p>0.014635561</text:p>
          </table:table-cell>
          <table:table-cell office:value-type="float" office:value="0.014943054">
            <text:p>0.014943054</text:p>
          </table:table-cell>
          <table:table-cell office:value-type="float" office:value="0.014909715">
            <text:p>0.014909715</text:p>
          </table:table-cell>
          <table:table-cell office:value-type="float" office:value="0.013682065">
            <text:p>0.013682065</text:p>
          </table:table-cell>
          <table:table-cell office:value-type="float" office:value="0.014659485">
            <text:p>0.014659485</text:p>
          </table:table-cell>
          <table:table-cell office:value-type="float" office:value="0.012554083">
            <text:p>0.012554083</text:p>
          </table:table-cell>
          <table:table-cell office:value-type="float" office:value="0.011346906">
            <text:p>0.011346906</text:p>
          </table:table-cell>
          <table:table-cell office:value-type="float" office:value="0.0120298695">
            <text:p>0.0120298695</text:p>
          </table:table-cell>
          <table:table-cell office:value-type="float" office:value="0.011137914">
            <text:p>0.011137914</text:p>
          </table:table-cell>
          <table:table-cell office:value-type="float" office:value="0.010106883">
            <text:p>0.010106883</text:p>
          </table:table-cell>
          <table:table-cell office:value-type="float" office:value="0.011060709">
            <text:p>0.011060709</text:p>
          </table:table-cell>
          <table:table-cell office:value-type="float" office:value="0.011699632">
            <text:p>0.011699632</text:p>
          </table:table-cell>
          <table:table-cell office:value-type="float" office:value="0.011744635">
            <text:p>0.011744635</text:p>
          </table:table-cell>
          <table:table-cell office:value-type="float" office:value="0.010737139">
            <text:p>0.010737139</text:p>
          </table:table-cell>
          <table:table-cell office:value-type="float" office:value="0.011348987">
            <text:p>0.011348987</text:p>
          </table:table-cell>
          <table:table-cell office:value-type="float" office:value="0.009517261">
            <text:p>0.009517261</text:p>
          </table:table-cell>
          <table:table-cell office:value-type="float" office:value="0.007911154">
            <text:p>0.007911154</text:p>
          </table:table-cell>
          <table:table-cell office:value-type="float" office:value="0.008087599">
            <text:p>0.008087599</text:p>
          </table:table-cell>
          <table:table-cell office:value-type="float" office:value="0.007330093">
            <text:p>0.007330093</text:p>
          </table:table-cell>
          <table:table-cell office:value-type="float" office:value="0.005416142">
            <text:p>0.005416142</text:p>
          </table:table-cell>
          <table:table-cell office:value-type="float" office:value="0.0056595667">
            <text:p>0.0056595667</text:p>
          </table:table-cell>
          <table:table-cell office:value-type="float" office:value="0.005709995">
            <text:p>0.005709995</text:p>
          </table:table-cell>
          <table:table-cell office:value-type="float" office:value="0.007521994">
            <text:p>0.007521994</text:p>
          </table:table-cell>
          <table:table-cell office:value-type="float" office:value="0.0069686803">
            <text:p>0.0069686803</text:p>
          </table:table-cell>
          <table:table-cell office:value-type="float" office:value="0.005201463">
            <text:p>0.005201463</text:p>
          </table:table-cell>
          <table:table-cell office:value-type="float" office:value="0.005164206">
            <text:p>0.005164206</text:p>
          </table:table-cell>
          <table:table-cell office:value-type="float" office:value="0.0058184033">
            <text:p>0.0058184033</text:p>
          </table:table-cell>
          <table:table-cell office:value-type="float" office:value="0.0063084764">
            <text:p>0.0063084764</text:p>
          </table:table-cell>
          <table:table-cell office:value-type="float" office:value="0.0046205446">
            <text:p>0.0046205446</text:p>
          </table:table-cell>
          <table:table-cell office:value-type="float" office:value="0.0043708575">
            <text:p>0.0043708575</text:p>
          </table:table-cell>
          <table:table-cell office:value-type="float" office:value="0.005078985">
            <text:p>0.005078985</text:p>
          </table:table-cell>
          <table:table-cell office:value-type="float" office:value="0.0052195597">
            <text:p>0.0052195597</text:p>
          </table:table-cell>
          <table:table-cell office:value-type="float" office:value="0.0054448475">
            <text:p>0.0054448475</text:p>
          </table:table-cell>
          <table:table-cell office:value-type="float" office:value="0.0047454685">
            <text:p>0.0047454685</text:p>
          </table:table-cell>
          <table:table-cell office:value-type="float" office:value="0.005523854">
            <text:p>0.005523854</text:p>
          </table:table-cell>
          <table:table-cell office:value-type="float" office:value="0.005332969">
            <text:p>0.005332969</text:p>
          </table:table-cell>
          <table:table-cell office:value-type="float" office:value="0.004872943">
            <text:p>0.004872943</text:p>
          </table:table-cell>
          <table:table-cell office:value-type="float" office:value="0.0047675185">
            <text:p>0.0047675185</text:p>
          </table:table-cell>
          <table:table-cell office:value-type="float" office:value="0.004674232">
            <text:p>0.004674232</text:p>
          </table:table-cell>
          <table:table-cell office:value-type="float" office:value="0.0049479348">
            <text:p>0.0049479348</text:p>
          </table:table-cell>
          <table:table-cell office:value-type="float" office:value="0.004038367">
            <text:p>0.004038367</text:p>
          </table:table-cell>
          <table:table-cell office:value-type="float" office:value="0.004743373">
            <text:p>0.004743373</text:p>
          </table:table-cell>
          <table:table-cell office:value-type="float" office:value="0.004244496">
            <text:p>0.004244496</text:p>
          </table:table-cell>
          <table:table-cell office:value-type="float" office:value="0.00439736">
            <text:p>0.00439736</text:p>
          </table:table-cell>
          <table:table-cell office:value-type="float" office:value="0.004103185">
            <text:p>0.004103185</text:p>
          </table:table-cell>
          <table:table-cell office:value-type="float" office:value="0.0046031573">
            <text:p>0.0046031573</text:p>
          </table:table-cell>
          <table:table-cell office:value-type="float" office:value="0.0041797995">
            <text:p>0.0041797995</text:p>
          </table:table-cell>
          <table:table-cell office:value-type="float" office:value="0.0048273522">
            <text:p>0.0048273522</text:p>
          </table:table-cell>
          <table:table-cell office:value-type="float" office:value="0.004752849">
            <text:p>0.004752849</text:p>
          </table:table-cell>
          <table:table-cell office:value-type="float" office:value="0.0038214426">
            <text:p>0.0038214426</text:p>
          </table:table-cell>
          <table:table-cell office:value-type="float" office:value="0.0037324086">
            <text:p>0.0037324086</text:p>
          </table:table-cell>
          <table:table-cell office:value-type="float" office:value="0.0042849253">
            <text:p>0.0042849253</text:p>
          </table:table-cell>
          <table:table-cell office:value-type="float" office:value="0.00422522">
            <text:p>0.00422522</text:p>
          </table:table-cell>
          <table:table-cell office:value-type="float" office:value="0.003923073">
            <text:p>0.003923073</text:p>
          </table:table-cell>
          <table:table-cell office:value-type="float" office:value="0.0033550882">
            <text:p>0.0033550882</text:p>
          </table:table-cell>
          <table:table-cell office:value-type="float" office:value="0.0038330294">
            <text:p>0.0038330294</text:p>
          </table:table-cell>
          <table:table-cell office:value-type="float" office:value="0.0037853182">
            <text:p>0.0037853182</text:p>
          </table:table-cell>
          <table:table-cell office:value-type="float" office:value="0.0036229677">
            <text:p>0.0036229677</text:p>
          </table:table-cell>
          <table:table-cell office:value-type="float" office:value="0.0040834686">
            <text:p>0.0040834686</text:p>
          </table:table-cell>
          <table:table-cell office:value-type="float" office:value="0.003950457">
            <text:p>0.003950457</text:p>
          </table:table-cell>
          <table:table-cell office:value-type="float" office:value="0.003789031">
            <text:p>0.003789031</text:p>
          </table:table-cell>
          <table:table-cell office:value-type="float" office:value="0.0038077733">
            <text:p>0.0038077733</text:p>
          </table:table-cell>
          <table:table-cell office:value-type="float" office:value="0.003971081">
            <text:p>0.003971081</text:p>
          </table:table-cell>
          <table:table-cell office:value-type="float" office:value="0.0041715">
            <text:p>0.0041715</text:p>
          </table:table-cell>
          <table:table-cell office:value-type="float" office:value="0.0033880481">
            <text:p>0.0033880481</text:p>
          </table:table-cell>
          <table:table-cell office:value-type="float" office:value="0.0034210784">
            <text:p>0.0034210784</text:p>
          </table:table-cell>
          <table:table-cell office:value-type="float" office:value="0.0035683229">
            <text:p>0.0035683229</text:p>
          </table:table-cell>
          <table:table-cell office:value-type="float" office:value="0.0039993925">
            <text:p>0.0039993925</text:p>
          </table:table-cell>
          <table:table-cell office:value-type="float" office:value="0.0037974135">
            <text:p>0.0037974135</text:p>
          </table:table-cell>
          <table:table-cell office:value-type="float" office:value="0.0032324204">
            <text:p>0.0032324204</text:p>
          </table:table-cell>
          <table:table-cell office:value-type="float" office:value="0.003033705">
            <text:p>0.003033705</text:p>
          </table:table-cell>
          <table:table-cell office:value-type="float" office:value="0.003825197">
            <text:p>0.003825197</text:p>
          </table:table-cell>
          <table:table-cell office:value-type="float" office:value="0.0037858924">
            <text:p>0.0037858924</text:p>
          </table:table-cell>
          <table:table-cell office:value-type="float" office:value="0.0037995593">
            <text:p>0.0037995593</text:p>
          </table:table-cell>
          <table:table-cell office:value-type="float" office:value="0.0033064792">
            <text:p>0.0033064792</text:p>
          </table:table-cell>
          <table:table-cell office:value-type="float" office:value="0.0034268522">
            <text:p>0.0034268522</text:p>
          </table:table-cell>
          <table:table-cell office:value-type="float" office:value="0.0035166019">
            <text:p>0.0035166019</text:p>
          </table:table-cell>
          <table:table-cell office:value-type="float" office:value="0.00380056">
            <text:p>0.00380056</text:p>
          </table:table-cell>
          <table:table-cell office:value-type="float" office:value="0.0036770357">
            <text:p>0.0036770357</text:p>
          </table:table-cell>
          <table:table-cell office:value-type="float" office:value="0.0031636653">
            <text:p>0.0031636653</text:p>
          </table:table-cell>
          <table:table-cell office:value-type="float" office:value="0.0030469357">
            <text:p>0.0030469357</text:p>
          </table:table-cell>
          <table:table-cell office:value-type="float" office:value="0.0033490427">
            <text:p>0.0033490427</text:p>
          </table:table-cell>
          <table:table-cell office:value-type="float" office:value="0.003529677">
            <text:p>0.003529677</text:p>
          </table:table-cell>
          <table:table-cell office:value-type="float" office:value="0.0034399764">
            <text:p>0.0034399764</text:p>
          </table:table-cell>
          <table:table-cell office:value-type="float" office:value="0.00335955">
            <text:p>0.00335955</text:p>
          </table:table-cell>
          <table:table-cell office:value-type="float" office:value="0.0035474193">
            <text:p>0.0035474193</text:p>
          </table:table-cell>
          <table:table-cell office:value-type="float" office:value="0.0033014317">
            <text:p>0.0033014317</text:p>
          </table:table-cell>
          <table:table-cell office:value-type="float" office:value="0.0029069574">
            <text:p>0.0029069574</text:p>
          </table:table-cell>
          <table:table-cell office:value-type="float" office:value="0.0032832164">
            <text:p>0.0032832164</text:p>
          </table:table-cell>
          <table:table-cell office:value-type="float" office:value="0.003071141">
            <text:p>0.003071141</text:p>
          </table:table-cell>
          <table:table-cell office:value-type="float" office:value="0.0030822996">
            <text:p>0.0030822996</text:p>
          </table:table-cell>
          <table:table-cell office:value-type="float" office:value="0.0034636308">
            <text:p>0.0034636308</text:p>
          </table:table-cell>
          <table:table-cell office:value-type="float" office:value="0.0030688674">
            <text:p>0.0030688674</text:p>
          </table:table-cell>
          <table:table-cell office:value-type="float" office:value="0.0032352423">
            <text:p>0.0032352423</text:p>
          </table:table-cell>
          <table:table-cell office:value-type="float" office:value="0.0031581772">
            <text:p>0.0031581772</text:p>
          </table:table-cell>
          <table:table-cell office:value-type="float" office:value="0.0031885854">
            <text:p>0.0031885854</text:p>
          </table:table-cell>
          <table:table-cell office:value-type="float" office:value="0.0031939659">
            <text:p>0.0031939659</text:p>
          </table:table-cell>
          <table:table-cell office:value-type="float" office:value="0.002932395">
            <text:p>0.002932395</text:p>
          </table:table-cell>
          <table:table-cell office:value-type="float" office:value="0.00350144">
            <text:p>0.00350144</text:p>
          </table:table-cell>
          <table:table-cell office:value-type="float" office:value="0.0030519075">
            <text:p>0.0030519075</text:p>
          </table:table-cell>
          <table:table-cell office:value-type="float" office:value="0.002970158">
            <text:p>0.002970158</text:p>
          </table:table-cell>
          <table:table-cell office:value-type="float" office:value="0.0030358788">
            <text:p>0.0030358788</text:p>
          </table:table-cell>
          <table:table-cell office:value-type="float" office:value="0.0035109066">
            <text:p>0.0035109066</text:p>
          </table:table-cell>
          <table:table-cell office:value-type="float" office:value="0.0031750903">
            <text:p>0.0031750903</text:p>
          </table:table-cell>
          <table:table-cell office:value-type="float" office:value="0.0028097841">
            <text:p>0.0028097841</text:p>
          </table:table-cell>
          <table:table-cell office:value-type="float" office:value="0.0034315276">
            <text:p>0.0034315276</text:p>
          </table:table-cell>
          <table:table-cell office:value-type="float" office:value="0.0036635299">
            <text:p>0.0036635299</text:p>
          </table:table-cell>
          <table:table-cell office:value-type="float" office:value="0.0034153427">
            <text:p>0.0034153427</text:p>
          </table:table-cell>
          <table:table-cell office:value-type="float" office:value="0.0031314841">
            <text:p>0.0031314841</text:p>
          </table:table-cell>
          <table:table-cell office:value-type="float" office:value="0.0031486813">
            <text:p>0.0031486813</text:p>
          </table:table-cell>
          <table:table-cell office:value-type="float" office:value="0.0032998126">
            <text:p>0.0032998126</text:p>
          </table:table-cell>
          <table:table-cell office:value-type="float" office:value="0.002929077">
            <text:p>0.002929077</text:p>
          </table:table-cell>
          <table:table-cell office:value-type="float" office:value="0.0029430357">
            <text:p>0.0029430357</text:p>
          </table:table-cell>
          <table:table-cell office:value-type="float" office:value="0.0026654373">
            <text:p>0.0026654373</text:p>
          </table:table-cell>
          <table:table-cell office:value-type="float" office:value="0.0029335676">
            <text:p>0.0029335676</text:p>
          </table:table-cell>
          <table:table-cell office:value-type="float" office:value="0.0029767042">
            <text:p>0.0029767042</text:p>
          </table:table-cell>
          <table:table-cell office:value-type="float" office:value="0.0028894432">
            <text:p>0.0028894432</text:p>
          </table:table-cell>
          <table:table-cell office:value-type="float" office:value="0.002752505">
            <text:p>0.002752505</text:p>
          </table:table-cell>
          <table:table-cell office:value-type="float" office:value="0.0029240109">
            <text:p>0.0029240109</text:p>
          </table:table-cell>
          <table:table-cell office:value-type="float" office:value="0.0026924044">
            <text:p>0.0026924044</text:p>
          </table:table-cell>
          <table:table-cell office:value-type="float" office:value="0.0025163712">
            <text:p>0.0025163712</text:p>
          </table:table-cell>
          <table:table-cell office:value-type="float" office:value="0.002319911">
            <text:p>0.002319911</text:p>
          </table:table-cell>
          <table:table-cell office:value-type="float" office:value="0.0023826344">
            <text:p>0.0023826344</text:p>
          </table:table-cell>
          <table:table-cell office:value-type="float" office:value="0.0019733775">
            <text:p>0.0019733775</text:p>
          </table:table-cell>
          <table:table-cell office:value-type="float" office:value="0.0011383387">
            <text:p>0.0011383387</text:p>
          </table:table-cell>
          <table:table-cell office:value-type="float" office:value="0.0010668017">
            <text:p>0.0010668017</text:p>
          </table:table-cell>
          <table:table-cell office:value-type="float" office:value="0.0010842753">
            <text:p>0.0010842753</text:p>
          </table:table-cell>
          <table:table-cell office:value-type="float" office:value="0.001066807">
            <text:p>0.001066807</text:p>
          </table:table-cell>
          <table:table-cell office:value-type="float" office:value="0.0010361659">
            <text:p>0.0010361659</text:p>
          </table:table-cell>
          <table:table-cell table:style-name="ce1" office:value-type="float" office:value="0.0008968353">
            <text:p>8.97E-004</text:p>
          </table:table-cell>
          <table:table-cell table:style-name="ce1" office:value-type="float" office:value="0.0008864232">
            <text:p>8.86E-004</text:p>
          </table:table-cell>
          <table:table-cell table:style-name="ce1" office:value-type="float" office:value="0.00088726147">
            <text:p>8.87E-004</text:p>
          </table:table-cell>
          <table:table-cell table:style-name="ce1" office:value-type="float" office:value="0.00088996073">
            <text:p>8.90E-004</text:p>
          </table:table-cell>
          <table:table-cell table:style-name="ce1" office:value-type="float" office:value="0.0008907559">
            <text:p>8.91E-004</text:p>
          </table:table-cell>
          <table:table-cell table:style-name="ce1" office:value-type="float" office:value="0.00089212565">
            <text:p>8.92E-004</text:p>
          </table:table-cell>
          <table:table-cell table:style-name="ce1" office:value-type="float" office:value="0.0008929915">
            <text:p>8.93E-004</text:p>
          </table:table-cell>
          <table:table-cell table:style-name="ce1" office:value-type="float" office:value="0.0008927454">
            <text:p>8.93E-004</text:p>
          </table:table-cell>
          <table:table-cell table:style-name="ce1" office:value-type="float" office:value="0.0008953461">
            <text:p>8.95E-004</text:p>
          </table:table-cell>
          <table:table-cell table:style-name="ce1" office:value-type="float" office:value="0.0008982026">
            <text:p>8.98E-004</text:p>
          </table:table-cell>
          <table:table-cell table:style-name="ce1" office:value-type="float" office:value="0.0008979218">
            <text:p>8.98E-004</text:p>
          </table:table-cell>
          <table:table-cell table:style-name="ce1" office:value-type="float" office:value="0.000900325">
            <text:p>9.00E-004</text:p>
          </table:table-cell>
          <table:table-cell table:style-name="ce1" office:value-type="float" office:value="0.0009034743">
            <text:p>9.03E-004</text:p>
          </table:table-cell>
          <table:table-cell table:style-name="ce1" office:value-type="float" office:value="0.00090389233">
            <text:p>9.04E-004</text:p>
          </table:table-cell>
          <table:table-cell table:style-name="ce1" office:value-type="float" office:value="0.0009041007">
            <text:p>9.04E-004</text:p>
          </table:table-cell>
          <table:table-cell table:style-name="ce1" office:value-type="float" office:value="0.00090721826">
            <text:p>9.07E-004</text:p>
          </table:table-cell>
          <table:table-cell table:style-name="ce1" office:value-type="float" office:value="0.00090894324">
            <text:p>9.09E-004</text:p>
          </table:table-cell>
          <table:table-cell table:style-name="ce1" office:value-type="float" office:value="0.0009110722">
            <text:p>9.11E-004</text:p>
          </table:table-cell>
          <table:table-cell table:style-name="ce1" office:value-type="float" office:value="0.00091390166">
            <text:p>9.14E-004</text:p>
          </table:table-cell>
          <table:table-cell office:value-type="float" office:value="0.00091690145">
            <text:p>9.17E-004</text:p>
          </table:table-cell>
          <table:table-cell office:value-type="float" office:value="0.0009205048">
            <text:p>9.21E-004</text:p>
          </table:table-cell>
          <table:table-cell table:style-name="ce1" office:value-type="float" office:value="0.00092291145">
            <text:p>9.23E-004</text:p>
          </table:table-cell>
          <table:table-cell table:style-name="ce1" office:value-type="float" office:value="0.0009234665">
            <text:p>9.23E-004</text:p>
          </table:table-cell>
          <table:table-cell table:style-name="ce1" office:value-type="float" office:value="0.0009219346">
            <text:p>9.22E-004</text:p>
          </table:table-cell>
          <table:table-cell table:style-name="ce1" office:value-type="float" office:value="0.0009236919">
            <text:p>9.24E-004</text:p>
          </table:table-cell>
          <table:table-cell table:style-name="ce1" office:value-type="float" office:value="0.0009261681">
            <text:p>9.26E-004</text:p>
          </table:table-cell>
          <table:table-cell table:style-name="ce1" office:value-type="float" office:value="0.0009311983">
            <text:p>9.31E-004</text:p>
          </table:table-cell>
          <table:table-cell table:style-name="ce1" office:value-type="float" office:value="0.00093219825">
            <text:p>9.32E-004</text:p>
          </table:table-cell>
          <table:table-cell table:style-name="ce1" office:value-type="float" office:value="0.00093195675">
            <text:p>9.32E-004</text:p>
          </table:table-cell>
          <table:table-cell table:style-name="ce1" office:value-type="float" office:value="0.000933579">
            <text:p>9.34E-004</text:p>
          </table:table-cell>
          <table:table-cell table:style-name="ce1" office:value-type="float" office:value="0.000936643">
            <text:p>9.37E-004</text:p>
          </table:table-cell>
          <table:table-cell table:style-name="ce1" office:value-type="float" office:value="0.0009380459">
            <text:p>9.38E-004</text:p>
          </table:table-cell>
          <table:table-cell table:style-name="ce1" office:value-type="float" office:value="0.00093992526">
            <text:p>9.40E-004</text:p>
          </table:table-cell>
          <table:table-cell table:style-name="ce1" office:value-type="float" office:value="0.00094194646">
            <text:p>9.42E-004</text:p>
          </table:table-cell>
          <table:table-cell table:style-name="ce1" office:value-type="float" office:value="0.0009453275">
            <text:p>9.45E-004</text:p>
          </table:table-cell>
          <table:table-cell table:style-name="ce1" office:value-type="float" office:value="0.0009485022">
            <text:p>9.49E-004</text:p>
          </table:table-cell>
          <table:table-cell table:style-name="ce1" office:value-type="float" office:value="0.0009504653">
            <text:p>9.50E-004</text:p>
          </table:table-cell>
          <table:table-cell table:style-name="ce1" office:value-type="float" office:value="0.0009525552">
            <text:p>9.53E-004</text:p>
          </table:table-cell>
          <table:table-cell table:style-name="ce1" office:value-type="float" office:value="0.00095545116">
            <text:p>9.55E-004</text:p>
          </table:table-cell>
          <table:table-cell table:style-name="ce1" office:value-type="float" office:value="0.0009591372">
            <text:p>9.59E-004</text:p>
          </table:table-cell>
          <table:table-cell table:style-name="ce1" office:value-type="float" office:value="0.00096142583">
            <text:p>9.61E-004</text:p>
          </table:table-cell>
          <table:table-cell table:style-name="ce1" office:value-type="float" office:value="0.000963293">
            <text:p>9.63E-004</text:p>
          </table:table-cell>
          <table:table-cell table:style-name="ce1" office:value-type="float" office:value="0.0009654658">
            <text:p>9.65E-004</text:p>
          </table:table-cell>
          <table:table-cell table:style-name="ce1" office:value-type="float" office:value="0.0009700447">
            <text:p>9.70E-004</text:p>
          </table:table-cell>
          <table:table-cell table:style-name="ce1" office:value-type="float" office:value="0.0009720213">
            <text:p>9.72E-004</text:p>
          </table:table-cell>
          <table:table-cell table:style-name="ce1" office:value-type="float" office:value="0.0009743665">
            <text:p>9.74E-004</text:p>
          </table:table-cell>
          <table:table-cell table:style-name="ce1" office:value-type="float" office:value="0.0009765095">
            <text:p>9.77E-004</text:p>
          </table:table-cell>
          <table:table-cell table:style-name="ce1" office:value-type="float" office:value="0.0009795883">
            <text:p>9.80E-004</text:p>
          </table:table-cell>
          <table:table-cell table:style-name="ce1" office:value-type="float" office:value="0.0009832996">
            <text:p>9.83E-004</text:p>
          </table:table-cell>
          <table:table-cell table:style-name="ce1" office:value-type="float" office:value="0.0009857799">
            <text:p>9.86E-004</text:p>
          </table:table-cell>
          <table:table-cell table:style-name="ce1" office:value-type="float" office:value="0.0009882243">
            <text:p>9.88E-004</text:p>
          </table:table-cell>
          <table:table-cell table:style-name="ce1" office:value-type="float" office:value="0.0009906365">
            <text:p>9.91E-004</text:p>
          </table:table-cell>
          <table:table-cell table:style-name="ce1" office:value-type="float" office:value="0.0009963992">
            <text:p>9.96E-004</text:p>
          </table:table-cell>
          <table:table-cell table:style-name="ce1" office:value-type="float" office:value="0.0009988655">
            <text:p>9.99E-004</text:p>
          </table:table-cell>
          <table:table-cell office:value-type="float" office:value="0.0010016354">
            <text:p>0.0010016354</text:p>
          </table:table-cell>
          <table:table-cell office:value-type="float" office:value="0.0010049253">
            <text:p>0.0010049253</text:p>
          </table:table-cell>
          <table:table-cell office:value-type="float" office:value="0.0010085928">
            <text:p>0.0010085928</text:p>
          </table:table-cell>
          <table:table-cell office:value-type="float" office:value="0.001012513">
            <text:p>0.001012513</text:p>
          </table:table-cell>
          <table:table-cell office:value-type="float" office:value="0.0010154783">
            <text:p>0.0010154783</text:p>
          </table:table-cell>
          <table:table-cell office:value-type="float" office:value="0.0010186037">
            <text:p>0.0010186037</text:p>
          </table:table-cell>
          <table:table-cell office:value-type="float" office:value="0.0010213819">
            <text:p>0.0010213819</text:p>
          </table:table-cell>
          <table:table-cell office:value-type="float" office:value="0.0010259442">
            <text:p>0.0010259442</text:p>
          </table:table-cell>
          <table:table-cell office:value-type="float" office:value="0.0010290607">
            <text:p>0.0010290607</text:p>
          </table:table-cell>
          <table:table-cell office:value-type="float" office:value="0.0010317125">
            <text:p>0.0010317125</text:p>
          </table:table-cell>
          <table:table-cell office:value-type="float" office:value="0.0010342579">
            <text:p>0.0010342579</text:p>
          </table:table-cell>
          <table:table-cell office:value-type="float" office:value="0.00104004">
            <text:p>0.00104004</text:p>
          </table:table-cell>
          <table:table-cell office:value-type="float" office:value="0.001042645">
            <text:p>0.001042645</text:p>
          </table:table-cell>
          <table:table-cell office:value-type="float" office:value="0.0010453108">
            <text:p>0.0010453108</text:p>
          </table:table-cell>
          <table:table-cell office:value-type="float" office:value="0.00104814">
            <text:p>0.00104814</text:p>
          </table:table-cell>
          <table:table-cell/>
        </table:table-row>
        <table:table-row table:style-name="ro1">
          <table:table-cell office:value-type="string">
            <text:p>/mnt/share/Music/Albums/Tool/Tool - Tales from the Darkside (MP3 192kbps)/08 Tool - Bottom (Live).mp3</text:p>
          </table:table-cell>
          <table:table-cell office:value-type="float" office:value="0.15527818">
            <text:p>0.15527818</text:p>
          </table:table-cell>
          <table:table-cell office:value-type="float" office:value="0.19960618">
            <text:p>0.19960618</text:p>
          </table:table-cell>
          <table:table-cell office:value-type="float" office:value="0.078829445">
            <text:p>0.078829445</text:p>
          </table:table-cell>
          <table:table-cell office:value-type="float" office:value="0.047329403">
            <text:p>0.047329403</text:p>
          </table:table-cell>
          <table:table-cell office:value-type="float" office:value="0.037888393">
            <text:p>0.037888393</text:p>
          </table:table-cell>
          <table:table-cell office:value-type="float" office:value="0.030829282">
            <text:p>0.030829282</text:p>
          </table:table-cell>
          <table:table-cell office:value-type="float" office:value="0.024745556">
            <text:p>0.024745556</text:p>
          </table:table-cell>
          <table:table-cell office:value-type="float" office:value="0.027358286">
            <text:p>0.027358286</text:p>
          </table:table-cell>
          <table:table-cell office:value-type="float" office:value="0.023679107">
            <text:p>0.023679107</text:p>
          </table:table-cell>
          <table:table-cell office:value-type="float" office:value="0.022972558">
            <text:p>0.022972558</text:p>
          </table:table-cell>
          <table:table-cell office:value-type="float" office:value="0.024242172">
            <text:p>0.024242172</text:p>
          </table:table-cell>
          <table:table-cell office:value-type="float" office:value="0.015762703">
            <text:p>0.015762703</text:p>
          </table:table-cell>
          <table:table-cell office:value-type="float" office:value="0.018831732">
            <text:p>0.018831732</text:p>
          </table:table-cell>
          <table:table-cell office:value-type="float" office:value="0.01451469">
            <text:p>0.01451469</text:p>
          </table:table-cell>
          <table:table-cell office:value-type="float" office:value="0.019606471">
            <text:p>0.019606471</text:p>
          </table:table-cell>
          <table:table-cell office:value-type="float" office:value="0.01635339">
            <text:p>0.01635339</text:p>
          </table:table-cell>
          <table:table-cell office:value-type="float" office:value="0.013237282">
            <text:p>0.013237282</text:p>
          </table:table-cell>
          <table:table-cell office:value-type="float" office:value="0.01433779">
            <text:p>0.01433779</text:p>
          </table:table-cell>
          <table:table-cell office:value-type="float" office:value="0.018320816">
            <text:p>0.018320816</text:p>
          </table:table-cell>
          <table:table-cell office:value-type="float" office:value="0.019125134">
            <text:p>0.019125134</text:p>
          </table:table-cell>
          <table:table-cell office:value-type="float" office:value="0.021538053">
            <text:p>0.021538053</text:p>
          </table:table-cell>
          <table:table-cell office:value-type="float" office:value="0.017816897">
            <text:p>0.017816897</text:p>
          </table:table-cell>
          <table:table-cell office:value-type="float" office:value="0.012369314">
            <text:p>0.012369314</text:p>
          </table:table-cell>
          <table:table-cell office:value-type="float" office:value="0.014153265">
            <text:p>0.014153265</text:p>
          </table:table-cell>
          <table:table-cell office:value-type="float" office:value="0.016097685">
            <text:p>0.016097685</text:p>
          </table:table-cell>
          <table:table-cell office:value-type="float" office:value="0.017204376">
            <text:p>0.017204376</text:p>
          </table:table-cell>
          <table:table-cell office:value-type="float" office:value="0.016506044">
            <text:p>0.016506044</text:p>
          </table:table-cell>
          <table:table-cell office:value-type="float" office:value="0.018000992">
            <text:p>0.018000992</text:p>
          </table:table-cell>
          <table:table-cell office:value-type="float" office:value="0.017806306">
            <text:p>0.017806306</text:p>
          </table:table-cell>
          <table:table-cell office:value-type="float" office:value="0.022000521">
            <text:p>0.022000521</text:p>
          </table:table-cell>
          <table:table-cell office:value-type="float" office:value="0.024784977">
            <text:p>0.024784977</text:p>
          </table:table-cell>
          <table:table-cell office:value-type="float" office:value="0.02240011">
            <text:p>0.02240011</text:p>
          </table:table-cell>
          <table:table-cell office:value-type="float" office:value="0.01994329">
            <text:p>0.01994329</text:p>
          </table:table-cell>
          <table:table-cell office:value-type="float" office:value="0.02052432">
            <text:p>0.02052432</text:p>
          </table:table-cell>
          <table:table-cell office:value-type="float" office:value="0.019210305">
            <text:p>0.019210305</text:p>
          </table:table-cell>
          <table:table-cell office:value-type="float" office:value="0.018388536">
            <text:p>0.018388536</text:p>
          </table:table-cell>
          <table:table-cell office:value-type="float" office:value="0.022292294">
            <text:p>0.022292294</text:p>
          </table:table-cell>
          <table:table-cell office:value-type="float" office:value="0.023123618">
            <text:p>0.023123618</text:p>
          </table:table-cell>
          <table:table-cell office:value-type="float" office:value="0.025286999">
            <text:p>0.025286999</text:p>
          </table:table-cell>
          <table:table-cell office:value-type="float" office:value="0.02490375">
            <text:p>0.02490375</text:p>
          </table:table-cell>
          <table:table-cell office:value-type="float" office:value="0.023965582">
            <text:p>0.023965582</text:p>
          </table:table-cell>
          <table:table-cell office:value-type="float" office:value="0.02502257">
            <text:p>0.02502257</text:p>
          </table:table-cell>
          <table:table-cell office:value-type="float" office:value="0.024211913">
            <text:p>0.024211913</text:p>
          </table:table-cell>
          <table:table-cell office:value-type="float" office:value="0.023569547">
            <text:p>0.023569547</text:p>
          </table:table-cell>
          <table:table-cell office:value-type="float" office:value="0.02251178">
            <text:p>0.02251178</text:p>
          </table:table-cell>
          <table:table-cell office:value-type="float" office:value="0.021872202">
            <text:p>0.021872202</text:p>
          </table:table-cell>
          <table:table-cell office:value-type="float" office:value="0.02207874">
            <text:p>0.02207874</text:p>
          </table:table-cell>
          <table:table-cell office:value-type="float" office:value="0.020705048">
            <text:p>0.020705048</text:p>
          </table:table-cell>
          <table:table-cell office:value-type="float" office:value="0.018453352">
            <text:p>0.018453352</text:p>
          </table:table-cell>
          <table:table-cell office:value-type="float" office:value="0.017037064">
            <text:p>0.017037064</text:p>
          </table:table-cell>
          <table:table-cell office:value-type="float" office:value="0.016875492">
            <text:p>0.016875492</text:p>
          </table:table-cell>
          <table:table-cell office:value-type="float" office:value="0.020930178">
            <text:p>0.020930178</text:p>
          </table:table-cell>
          <table:table-cell office:value-type="float" office:value="0.018586185">
            <text:p>0.018586185</text:p>
          </table:table-cell>
          <table:table-cell office:value-type="float" office:value="0.017266348">
            <text:p>0.017266348</text:p>
          </table:table-cell>
          <table:table-cell office:value-type="float" office:value="0.0170283">
            <text:p>0.0170283</text:p>
          </table:table-cell>
          <table:table-cell office:value-type="float" office:value="0.017271299">
            <text:p>0.017271299</text:p>
          </table:table-cell>
          <table:table-cell office:value-type="float" office:value="0.018962316">
            <text:p>0.018962316</text:p>
          </table:table-cell>
          <table:table-cell office:value-type="float" office:value="0.018886283">
            <text:p>0.018886283</text:p>
          </table:table-cell>
          <table:table-cell office:value-type="float" office:value="0.017702619">
            <text:p>0.017702619</text:p>
          </table:table-cell>
          <table:table-cell office:value-type="float" office:value="0.016839454">
            <text:p>0.016839454</text:p>
          </table:table-cell>
          <table:table-cell office:value-type="float" office:value="0.016196772">
            <text:p>0.016196772</text:p>
          </table:table-cell>
          <table:table-cell office:value-type="float" office:value="0.017650742">
            <text:p>0.017650742</text:p>
          </table:table-cell>
          <table:table-cell office:value-type="float" office:value="0.01586938">
            <text:p>0.01586938</text:p>
          </table:table-cell>
          <table:table-cell office:value-type="float" office:value="0.014878704">
            <text:p>0.014878704</text:p>
          </table:table-cell>
          <table:table-cell office:value-type="float" office:value="0.014636824">
            <text:p>0.014636824</text:p>
          </table:table-cell>
          <table:table-cell office:value-type="float" office:value="0.013166392">
            <text:p>0.013166392</text:p>
          </table:table-cell>
          <table:table-cell office:value-type="float" office:value="0.012165655">
            <text:p>0.012165655</text:p>
          </table:table-cell>
          <table:table-cell office:value-type="float" office:value="0.0129470825">
            <text:p>0.0129470825</text:p>
          </table:table-cell>
          <table:table-cell office:value-type="float" office:value="0.01352011">
            <text:p>0.01352011</text:p>
          </table:table-cell>
          <table:table-cell office:value-type="float" office:value="0.013286944">
            <text:p>0.013286944</text:p>
          </table:table-cell>
          <table:table-cell office:value-type="float" office:value="0.01254977">
            <text:p>0.01254977</text:p>
          </table:table-cell>
          <table:table-cell office:value-type="float" office:value="0.012645319">
            <text:p>0.012645319</text:p>
          </table:table-cell>
          <table:table-cell office:value-type="float" office:value="0.01103307">
            <text:p>0.01103307</text:p>
          </table:table-cell>
          <table:table-cell office:value-type="float" office:value="0.009926039">
            <text:p>0.009926039</text:p>
          </table:table-cell>
          <table:table-cell office:value-type="float" office:value="0.009879768">
            <text:p>0.009879768</text:p>
          </table:table-cell>
          <table:table-cell office:value-type="float" office:value="0.008756682">
            <text:p>0.008756682</text:p>
          </table:table-cell>
          <table:table-cell office:value-type="float" office:value="0.007296274">
            <text:p>0.007296274</text:p>
          </table:table-cell>
          <table:table-cell office:value-type="float" office:value="0.007439337">
            <text:p>0.007439337</text:p>
          </table:table-cell>
          <table:table-cell office:value-type="float" office:value="0.007429215">
            <text:p>0.007429215</text:p>
          </table:table-cell>
          <table:table-cell office:value-type="float" office:value="0.008590846">
            <text:p>0.008590846</text:p>
          </table:table-cell>
          <table:table-cell office:value-type="float" office:value="0.007991055">
            <text:p>0.007991055</text:p>
          </table:table-cell>
          <table:table-cell office:value-type="float" office:value="0.0063937698">
            <text:p>0.0063937698</text:p>
          </table:table-cell>
          <table:table-cell office:value-type="float" office:value="0.006456674">
            <text:p>0.006456674</text:p>
          </table:table-cell>
          <table:table-cell office:value-type="float" office:value="0.0068025207">
            <text:p>0.0068025207</text:p>
          </table:table-cell>
          <table:table-cell office:value-type="float" office:value="0.007512565">
            <text:p>0.007512565</text:p>
          </table:table-cell>
          <table:table-cell office:value-type="float" office:value="0.0057301084">
            <text:p>0.0057301084</text:p>
          </table:table-cell>
          <table:table-cell office:value-type="float" office:value="0.0052596834">
            <text:p>0.0052596834</text:p>
          </table:table-cell>
          <table:table-cell office:value-type="float" office:value="0.006014168">
            <text:p>0.006014168</text:p>
          </table:table-cell>
          <table:table-cell office:value-type="float" office:value="0.0061605484">
            <text:p>0.0061605484</text:p>
          </table:table-cell>
          <table:table-cell office:value-type="float" office:value="0.006348494">
            <text:p>0.006348494</text:p>
          </table:table-cell>
          <table:table-cell office:value-type="float" office:value="0.0056530335">
            <text:p>0.0056530335</text:p>
          </table:table-cell>
          <table:table-cell office:value-type="float" office:value="0.0061866296">
            <text:p>0.0061866296</text:p>
          </table:table-cell>
          <table:table-cell office:value-type="float" office:value="0.0061093746">
            <text:p>0.0061093746</text:p>
          </table:table-cell>
          <table:table-cell office:value-type="float" office:value="0.0054149856">
            <text:p>0.0054149856</text:p>
          </table:table-cell>
          <table:table-cell office:value-type="float" office:value="0.005534739">
            <text:p>0.005534739</text:p>
          </table:table-cell>
          <table:table-cell office:value-type="float" office:value="0.0053853025">
            <text:p>0.0053853025</text:p>
          </table:table-cell>
          <table:table-cell office:value-type="float" office:value="0.0054563205">
            <text:p>0.0054563205</text:p>
          </table:table-cell>
          <table:table-cell office:value-type="float" office:value="0.0046462617">
            <text:p>0.0046462617</text:p>
          </table:table-cell>
          <table:table-cell office:value-type="float" office:value="0.0052558403">
            <text:p>0.0052558403</text:p>
          </table:table-cell>
          <table:table-cell office:value-type="float" office:value="0.004741859">
            <text:p>0.004741859</text:p>
          </table:table-cell>
          <table:table-cell office:value-type="float" office:value="0.0047607226">
            <text:p>0.0047607226</text:p>
          </table:table-cell>
          <table:table-cell office:value-type="float" office:value="0.0046068057">
            <text:p>0.0046068057</text:p>
          </table:table-cell>
          <table:table-cell office:value-type="float" office:value="0.004900763">
            <text:p>0.004900763</text:p>
          </table:table-cell>
          <table:table-cell office:value-type="float" office:value="0.004623218">
            <text:p>0.004623218</text:p>
          </table:table-cell>
          <table:table-cell office:value-type="float" office:value="0.0051042135">
            <text:p>0.0051042135</text:p>
          </table:table-cell>
          <table:table-cell office:value-type="float" office:value="0.0048914896">
            <text:p>0.0048914896</text:p>
          </table:table-cell>
          <table:table-cell office:value-type="float" office:value="0.0041119466">
            <text:p>0.0041119466</text:p>
          </table:table-cell>
          <table:table-cell office:value-type="float" office:value="0.0042797034">
            <text:p>0.0042797034</text:p>
          </table:table-cell>
          <table:table-cell office:value-type="float" office:value="0.0044907103">
            <text:p>0.0044907103</text:p>
          </table:table-cell>
          <table:table-cell office:value-type="float" office:value="0.0041838153">
            <text:p>0.0041838153</text:p>
          </table:table-cell>
          <table:table-cell office:value-type="float" office:value="0.0039352276">
            <text:p>0.0039352276</text:p>
          </table:table-cell>
          <table:table-cell office:value-type="float" office:value="0.0034771194">
            <text:p>0.0034771194</text:p>
          </table:table-cell>
          <table:table-cell office:value-type="float" office:value="0.0038879057">
            <text:p>0.0038879057</text:p>
          </table:table-cell>
          <table:table-cell office:value-type="float" office:value="0.0038377554">
            <text:p>0.0038377554</text:p>
          </table:table-cell>
          <table:table-cell office:value-type="float" office:value="0.0037057751">
            <text:p>0.0037057751</text:p>
          </table:table-cell>
          <table:table-cell office:value-type="float" office:value="0.0040386654">
            <text:p>0.0040386654</text:p>
          </table:table-cell>
          <table:table-cell office:value-type="float" office:value="0.0037494674">
            <text:p>0.0037494674</text:p>
          </table:table-cell>
          <table:table-cell office:value-type="float" office:value="0.0036153274">
            <text:p>0.0036153274</text:p>
          </table:table-cell>
          <table:table-cell office:value-type="float" office:value="0.0036037788">
            <text:p>0.0036037788</text:p>
          </table:table-cell>
          <table:table-cell office:value-type="float" office:value="0.0038527977">
            <text:p>0.0038527977</text:p>
          </table:table-cell>
          <table:table-cell office:value-type="float" office:value="0.0037620235">
            <text:p>0.0037620235</text:p>
          </table:table-cell>
          <table:table-cell office:value-type="float" office:value="0.0033011024">
            <text:p>0.0033011024</text:p>
          </table:table-cell>
          <table:table-cell office:value-type="float" office:value="0.0033775687">
            <text:p>0.0033775687</text:p>
          </table:table-cell>
          <table:table-cell office:value-type="float" office:value="0.0034364571">
            <text:p>0.0034364571</text:p>
          </table:table-cell>
          <table:table-cell office:value-type="float" office:value="0.0036514252">
            <text:p>0.0036514252</text:p>
          </table:table-cell>
          <table:table-cell office:value-type="float" office:value="0.0036018859">
            <text:p>0.0036018859</text:p>
          </table:table-cell>
          <table:table-cell office:value-type="float" office:value="0.0030835746">
            <text:p>0.0030835746</text:p>
          </table:table-cell>
          <table:table-cell office:value-type="float" office:value="0.0031107548">
            <text:p>0.0031107548</text:p>
          </table:table-cell>
          <table:table-cell office:value-type="float" office:value="0.0034253362">
            <text:p>0.0034253362</text:p>
          </table:table-cell>
          <table:table-cell office:value-type="float" office:value="0.0034405217">
            <text:p>0.0034405217</text:p>
          </table:table-cell>
          <table:table-cell office:value-type="float" office:value="0.0033512944">
            <text:p>0.0033512944</text:p>
          </table:table-cell>
          <table:table-cell office:value-type="float" office:value="0.0028684388">
            <text:p>0.0028684388</text:p>
          </table:table-cell>
          <table:table-cell office:value-type="float" office:value="0.003178904">
            <text:p>0.003178904</text:p>
          </table:table-cell>
          <table:table-cell office:value-type="float" office:value="0.0030945097">
            <text:p>0.0030945097</text:p>
          </table:table-cell>
          <table:table-cell office:value-type="float" office:value="0.0032032945">
            <text:p>0.0032032945</text:p>
          </table:table-cell>
          <table:table-cell office:value-type="float" office:value="0.0031383904">
            <text:p>0.0031383904</text:p>
          </table:table-cell>
          <table:table-cell office:value-type="float" office:value="0.0027755466">
            <text:p>0.0027755466</text:p>
          </table:table-cell>
          <table:table-cell office:value-type="float" office:value="0.0027709256">
            <text:p>0.0027709256</text:p>
          </table:table-cell>
          <table:table-cell office:value-type="float" office:value="0.0029530602">
            <text:p>0.0029530602</text:p>
          </table:table-cell>
          <table:table-cell office:value-type="float" office:value="0.002951234">
            <text:p>0.002951234</text:p>
          </table:table-cell>
          <table:table-cell office:value-type="float" office:value="0.0029621285">
            <text:p>0.0029621285</text:p>
          </table:table-cell>
          <table:table-cell office:value-type="float" office:value="0.002897715">
            <text:p>0.002897715</text:p>
          </table:table-cell>
          <table:table-cell office:value-type="float" office:value="0.003093643">
            <text:p>0.003093643</text:p>
          </table:table-cell>
          <table:table-cell office:value-type="float" office:value="0.0028602884">
            <text:p>0.0028602884</text:p>
          </table:table-cell>
          <table:table-cell office:value-type="float" office:value="0.0026488781">
            <text:p>0.0026488781</text:p>
          </table:table-cell>
          <table:table-cell office:value-type="float" office:value="0.0028822047">
            <text:p>0.0028822047</text:p>
          </table:table-cell>
          <table:table-cell office:value-type="float" office:value="0.0027191106">
            <text:p>0.0027191106</text:p>
          </table:table-cell>
          <table:table-cell office:value-type="float" office:value="0.002775214">
            <text:p>0.002775214</text:p>
          </table:table-cell>
          <table:table-cell office:value-type="float" office:value="0.0029474166">
            <text:p>0.0029474166</text:p>
          </table:table-cell>
          <table:table-cell office:value-type="float" office:value="0.002724646">
            <text:p>0.002724646</text:p>
          </table:table-cell>
          <table:table-cell office:value-type="float" office:value="0.0028625056">
            <text:p>0.0028625056</text:p>
          </table:table-cell>
          <table:table-cell office:value-type="float" office:value="0.00277707">
            <text:p>0.00277707</text:p>
          </table:table-cell>
          <table:table-cell office:value-type="float" office:value="0.002842075">
            <text:p>0.002842075</text:p>
          </table:table-cell>
          <table:table-cell office:value-type="float" office:value="0.0026657411">
            <text:p>0.0026657411</text:p>
          </table:table-cell>
          <table:table-cell office:value-type="float" office:value="0.0024713157">
            <text:p>0.0024713157</text:p>
          </table:table-cell>
          <table:table-cell office:value-type="float" office:value="0.0027212098">
            <text:p>0.0027212098</text:p>
          </table:table-cell>
          <table:table-cell office:value-type="float" office:value="0.0024747471">
            <text:p>0.0024747471</text:p>
          </table:table-cell>
          <table:table-cell office:value-type="float" office:value="0.0024779055">
            <text:p>0.0024779055</text:p>
          </table:table-cell>
          <table:table-cell office:value-type="float" office:value="0.002485388">
            <text:p>0.002485388</text:p>
          </table:table-cell>
          <table:table-cell office:value-type="float" office:value="0.0028359725">
            <text:p>0.0028359725</text:p>
          </table:table-cell>
          <table:table-cell office:value-type="float" office:value="0.0025132715">
            <text:p>0.0025132715</text:p>
          </table:table-cell>
          <table:table-cell office:value-type="float" office:value="0.0023823222">
            <text:p>0.0023823222</text:p>
          </table:table-cell>
          <table:table-cell office:value-type="float" office:value="0.002726838">
            <text:p>0.002726838</text:p>
          </table:table-cell>
          <table:table-cell office:value-type="float" office:value="0.0027776663">
            <text:p>0.0027776663</text:p>
          </table:table-cell>
          <table:table-cell office:value-type="float" office:value="0.0026600687">
            <text:p>0.0026600687</text:p>
          </table:table-cell>
          <table:table-cell office:value-type="float" office:value="0.0024819183">
            <text:p>0.0024819183</text:p>
          </table:table-cell>
          <table:table-cell office:value-type="float" office:value="0.0025577478">
            <text:p>0.0025577478</text:p>
          </table:table-cell>
          <table:table-cell office:value-type="float" office:value="0.002580604">
            <text:p>0.002580604</text:p>
          </table:table-cell>
          <table:table-cell office:value-type="float" office:value="0.002352212">
            <text:p>0.002352212</text:p>
          </table:table-cell>
          <table:table-cell office:value-type="float" office:value="0.0023814368">
            <text:p>0.0023814368</text:p>
          </table:table-cell>
          <table:table-cell office:value-type="float" office:value="0.0022265883">
            <text:p>0.0022265883</text:p>
          </table:table-cell>
          <table:table-cell office:value-type="float" office:value="0.002378996">
            <text:p>0.002378996</text:p>
          </table:table-cell>
          <table:table-cell office:value-type="float" office:value="0.0024359447">
            <text:p>0.0024359447</text:p>
          </table:table-cell>
          <table:table-cell office:value-type="float" office:value="0.0023345025">
            <text:p>0.0023345025</text:p>
          </table:table-cell>
          <table:table-cell office:value-type="float" office:value="0.0023122376">
            <text:p>0.0023122376</text:p>
          </table:table-cell>
          <table:table-cell office:value-type="float" office:value="0.002408168">
            <text:p>0.002408168</text:p>
          </table:table-cell>
          <table:table-cell office:value-type="float" office:value="0.0023029207">
            <text:p>0.0023029207</text:p>
          </table:table-cell>
          <table:table-cell office:value-type="float" office:value="0.0021917352">
            <text:p>0.0021917352</text:p>
          </table:table-cell>
          <table:table-cell office:value-type="float" office:value="0.0020128589">
            <text:p>0.0020128589</text:p>
          </table:table-cell>
          <table:table-cell office:value-type="float" office:value="0.0019964217">
            <text:p>0.0019964217</text:p>
          </table:table-cell>
          <table:table-cell office:value-type="float" office:value="0.001644055">
            <text:p>0.001644055</text:p>
          </table:table-cell>
          <table:table-cell office:value-type="float" office:value="0.0011571579">
            <text:p>0.0011571579</text:p>
          </table:table-cell>
          <table:table-cell office:value-type="float" office:value="0.0011637219">
            <text:p>0.0011637219</text:p>
          </table:table-cell>
          <table:table-cell office:value-type="float" office:value="0.0011788097">
            <text:p>0.0011788097</text:p>
          </table:table-cell>
          <table:table-cell office:value-type="float" office:value="0.001168918">
            <text:p>0.001168918</text:p>
          </table:table-cell>
          <table:table-cell office:value-type="float" office:value="0.0011414585">
            <text:p>0.0011414585</text:p>
          </table:table-cell>
          <table:table-cell table:style-name="ce1" office:value-type="float" office:value="0.0009954597">
            <text:p>9.95E-004</text:p>
          </table:table-cell>
          <table:table-cell table:style-name="ce1" office:value-type="float" office:value="0.0009842124">
            <text:p>9.84E-004</text:p>
          </table:table-cell>
          <table:table-cell table:style-name="ce1" office:value-type="float" office:value="0.0009859316">
            <text:p>9.86E-004</text:p>
          </table:table-cell>
          <table:table-cell table:style-name="ce1" office:value-type="float" office:value="0.0009912743">
            <text:p>9.91E-004</text:p>
          </table:table-cell>
          <table:table-cell table:style-name="ce1" office:value-type="float" office:value="0.0009939926">
            <text:p>9.94E-004</text:p>
          </table:table-cell>
          <table:table-cell table:style-name="ce1" office:value-type="float" office:value="0.0009946697">
            <text:p>9.95E-004</text:p>
          </table:table-cell>
          <table:table-cell table:style-name="ce1" office:value-type="float" office:value="0.0009942801">
            <text:p>9.94E-004</text:p>
          </table:table-cell>
          <table:table-cell table:style-name="ce1" office:value-type="float" office:value="0.0009922205">
            <text:p>9.92E-004</text:p>
          </table:table-cell>
          <table:table-cell table:style-name="ce1" office:value-type="float" office:value="0.000994982">
            <text:p>9.95E-004</text:p>
          </table:table-cell>
          <table:table-cell table:style-name="ce1" office:value-type="float" office:value="0.0009997548">
            <text:p>1.00E-003</text:p>
          </table:table-cell>
          <table:table-cell table:style-name="ce1" office:value-type="float" office:value="0.0009990749">
            <text:p>9.99E-004</text:p>
          </table:table-cell>
          <table:table-cell office:value-type="float" office:value="0.0010021258">
            <text:p>0.0010021258</text:p>
          </table:table-cell>
          <table:table-cell office:value-type="float" office:value="0.0010046199">
            <text:p>0.0010046199</text:p>
          </table:table-cell>
          <table:table-cell office:value-type="float" office:value="0.0010040486">
            <text:p>0.0010040486</text:p>
          </table:table-cell>
          <table:table-cell office:value-type="float" office:value="0.0010052093">
            <text:p>0.0010052093</text:p>
          </table:table-cell>
          <table:table-cell office:value-type="float" office:value="0.0010105745">
            <text:p>0.0010105745</text:p>
          </table:table-cell>
          <table:table-cell office:value-type="float" office:value="0.0010132787">
            <text:p>0.0010132787</text:p>
          </table:table-cell>
          <table:table-cell office:value-type="float" office:value="0.0010156743">
            <text:p>0.0010156743</text:p>
          </table:table-cell>
          <table:table-cell office:value-type="float" office:value="0.0010139692">
            <text:p>0.0010139692</text:p>
          </table:table-cell>
          <table:table-cell table:style-name="Default" office:value-type="float" office:value="0.0010185182">
            <text:p>0.0010185182</text:p>
          </table:table-cell>
          <table:table-cell table:style-name="Default" office:value-type="float" office:value="0.001025512">
            <text:p>0.001025512</text:p>
          </table:table-cell>
          <table:table-cell office:value-type="float" office:value="0.0010290054">
            <text:p>0.0010290054</text:p>
          </table:table-cell>
          <table:table-cell office:value-type="float" office:value="0.0010271764">
            <text:p>0.0010271764</text:p>
          </table:table-cell>
          <table:table-cell office:value-type="float" office:value="0.001023635">
            <text:p>0.001023635</text:p>
          </table:table-cell>
          <table:table-cell office:value-type="float" office:value="0.0010247917">
            <text:p>0.0010247917</text:p>
          </table:table-cell>
          <table:table-cell office:value-type="float" office:value="0.0010277242">
            <text:p>0.0010277242</text:p>
          </table:table-cell>
          <table:table-cell office:value-type="float" office:value="0.0010317321">
            <text:p>0.0010317321</text:p>
          </table:table-cell>
          <table:table-cell office:value-type="float" office:value="0.001032682">
            <text:p>0.001032682</text:p>
          </table:table-cell>
          <table:table-cell office:value-type="float" office:value="0.001032866">
            <text:p>0.001032866</text:p>
          </table:table-cell>
          <table:table-cell office:value-type="float" office:value="0.001034582">
            <text:p>0.001034582</text:p>
          </table:table-cell>
          <table:table-cell office:value-type="float" office:value="0.0010380958">
            <text:p>0.0010380958</text:p>
          </table:table-cell>
          <table:table-cell office:value-type="float" office:value="0.0010410636">
            <text:p>0.0010410636</text:p>
          </table:table-cell>
          <table:table-cell office:value-type="float" office:value="0.0010434698">
            <text:p>0.0010434698</text:p>
          </table:table-cell>
          <table:table-cell office:value-type="float" office:value="0.0010464378">
            <text:p>0.0010464378</text:p>
          </table:table-cell>
          <table:table-cell office:value-type="float" office:value="0.0010500406">
            <text:p>0.0010500406</text:p>
          </table:table-cell>
          <table:table-cell office:value-type="float" office:value="0.0010533504">
            <text:p>0.0010533504</text:p>
          </table:table-cell>
          <table:table-cell office:value-type="float" office:value="0.0010565481">
            <text:p>0.0010565481</text:p>
          </table:table-cell>
          <table:table-cell office:value-type="float" office:value="0.0010590923">
            <text:p>0.0010590923</text:p>
          </table:table-cell>
          <table:table-cell office:value-type="float" office:value="0.0010609663">
            <text:p>0.0010609663</text:p>
          </table:table-cell>
          <table:table-cell office:value-type="float" office:value="0.0010646697">
            <text:p>0.0010646697</text:p>
          </table:table-cell>
          <table:table-cell office:value-type="float" office:value="0.0010685412">
            <text:p>0.0010685412</text:p>
          </table:table-cell>
          <table:table-cell office:value-type="float" office:value="0.0010714978">
            <text:p>0.0010714978</text:p>
          </table:table-cell>
          <table:table-cell office:value-type="float" office:value="0.0010738488">
            <text:p>0.0010738488</text:p>
          </table:table-cell>
          <table:table-cell office:value-type="float" office:value="0.0010779307">
            <text:p>0.0010779307</text:p>
          </table:table-cell>
          <table:table-cell office:value-type="float" office:value="0.0010803944">
            <text:p>0.0010803944</text:p>
          </table:table-cell>
          <table:table-cell office:value-type="float" office:value="0.0010824782">
            <text:p>0.0010824782</text:p>
          </table:table-cell>
          <table:table-cell office:value-type="float" office:value="0.0010846481">
            <text:p>0.0010846481</text:p>
          </table:table-cell>
          <table:table-cell office:value-type="float" office:value="0.0010880538">
            <text:p>0.0010880538</text:p>
          </table:table-cell>
          <table:table-cell office:value-type="float" office:value="0.001091651">
            <text:p>0.001091651</text:p>
          </table:table-cell>
          <table:table-cell office:value-type="float" office:value="0.0010934387">
            <text:p>0.0010934387</text:p>
          </table:table-cell>
          <table:table-cell office:value-type="float" office:value="0.0010968894">
            <text:p>0.0010968894</text:p>
          </table:table-cell>
          <table:table-cell office:value-type="float" office:value="0.0011004376">
            <text:p>0.0011004376</text:p>
          </table:table-cell>
          <table:table-cell office:value-type="float" office:value="0.0011058685">
            <text:p>0.0011058685</text:p>
          </table:table-cell>
          <table:table-cell office:value-type="float" office:value="0.0011092968">
            <text:p>0.0011092968</text:p>
          </table:table-cell>
          <table:table-cell office:value-type="float" office:value="0.0011122776">
            <text:p>0.0011122776</text:p>
          </table:table-cell>
          <table:table-cell office:value-type="float" office:value="0.0011153701">
            <text:p>0.0011153701</text:p>
          </table:table-cell>
          <table:table-cell office:value-type="float" office:value="0.0011207457">
            <text:p>0.0011207457</text:p>
          </table:table-cell>
          <table:table-cell office:value-type="float" office:value="0.0011256183">
            <text:p>0.0011256183</text:p>
          </table:table-cell>
          <table:table-cell office:value-type="float" office:value="0.0011283027">
            <text:p>0.0011283027</text:p>
          </table:table-cell>
          <table:table-cell office:value-type="float" office:value="0.0011302283">
            <text:p>0.0011302283</text:p>
          </table:table-cell>
          <table:table-cell office:value-type="float" office:value="0.0011340068">
            <text:p>0.0011340068</text:p>
          </table:table-cell>
          <table:table-cell office:value-type="float" office:value="0.001140385">
            <text:p>0.001140385</text:p>
          </table:table-cell>
          <table:table-cell office:value-type="float" office:value="0.0011439065">
            <text:p>0.0011439065</text:p>
          </table:table-cell>
          <table:table-cell office:value-type="float" office:value="0.0011464705">
            <text:p>0.0011464705</text:p>
          </table:table-cell>
          <table:table-cell office:value-type="float" office:value="0.0011492497">
            <text:p>0.0011492497</text:p>
          </table:table-cell>
          <table:table-cell office:value-type="float" office:value="0.0011551336">
            <text:p>0.0011551336</text:p>
          </table:table-cell>
          <table:table-cell office:value-type="float" office:value="0.0011582604">
            <text:p>0.0011582604</text:p>
          </table:table-cell>
          <table:table-cell office:value-type="float" office:value="0.0011609938">
            <text:p>0.0011609938</text:p>
          </table:table-cell>
          <table:table-cell office:value-type="float" office:value="0.0011638323">
            <text:p>0.0011638323</text:p>
          </table:table-cell>
          <table:table-cell/>
        </table:table-row>
        <table:table-row table:style-name="ro1">
          <table:table-cell office:value-type="string">
            <text:p>/mnt/share/Music/Albums/Tool/Tool - Undertow/01 Tool - Intolerance - B.P.mp3</text:p>
          </table:table-cell>
          <table:table-cell office:value-type="float" office:value="0.108181156">
            <text:p>0.108181156</text:p>
          </table:table-cell>
          <table:table-cell office:value-type="float" office:value="0.14792469">
            <text:p>0.14792469</text:p>
          </table:table-cell>
          <table:table-cell office:value-type="float" office:value="0.07985736">
            <text:p>0.07985736</text:p>
          </table:table-cell>
          <table:table-cell office:value-type="float" office:value="0.053069614">
            <text:p>0.053069614</text:p>
          </table:table-cell>
          <table:table-cell office:value-type="float" office:value="0.03477922">
            <text:p>0.03477922</text:p>
          </table:table-cell>
          <table:table-cell office:value-type="float" office:value="0.031349707">
            <text:p>0.031349707</text:p>
          </table:table-cell>
          <table:table-cell office:value-type="float" office:value="0.021103574">
            <text:p>0.021103574</text:p>
          </table:table-cell>
          <table:table-cell office:value-type="float" office:value="0.01865235">
            <text:p>0.01865235</text:p>
          </table:table-cell>
          <table:table-cell office:value-type="float" office:value="0.020049188">
            <text:p>0.020049188</text:p>
          </table:table-cell>
          <table:table-cell office:value-type="float" office:value="0.018058205">
            <text:p>0.018058205</text:p>
          </table:table-cell>
          <table:table-cell office:value-type="float" office:value="0.018332645">
            <text:p>0.018332645</text:p>
          </table:table-cell>
          <table:table-cell office:value-type="float" office:value="0.01003787">
            <text:p>0.01003787</text:p>
          </table:table-cell>
          <table:table-cell office:value-type="float" office:value="0.013165058">
            <text:p>0.013165058</text:p>
          </table:table-cell>
          <table:table-cell office:value-type="float" office:value="0.02193131">
            <text:p>0.02193131</text:p>
          </table:table-cell>
          <table:table-cell office:value-type="float" office:value="0.015263952">
            <text:p>0.015263952</text:p>
          </table:table-cell>
          <table:table-cell office:value-type="float" office:value="0.018317632">
            <text:p>0.018317632</text:p>
          </table:table-cell>
          <table:table-cell office:value-type="float" office:value="0.021128694">
            <text:p>0.021128694</text:p>
          </table:table-cell>
          <table:table-cell office:value-type="float" office:value="0.027620219">
            <text:p>0.027620219</text:p>
          </table:table-cell>
          <table:table-cell office:value-type="float" office:value="0.025663689">
            <text:p>0.025663689</text:p>
          </table:table-cell>
          <table:table-cell office:value-type="float" office:value="0.017058367">
            <text:p>0.017058367</text:p>
          </table:table-cell>
          <table:table-cell office:value-type="float" office:value="0.018841846">
            <text:p>0.018841846</text:p>
          </table:table-cell>
          <table:table-cell office:value-type="float" office:value="0.019905865">
            <text:p>0.019905865</text:p>
          </table:table-cell>
          <table:table-cell office:value-type="float" office:value="0.02989162">
            <text:p>0.02989162</text:p>
          </table:table-cell>
          <table:table-cell office:value-type="float" office:value="0.035987552">
            <text:p>0.035987552</text:p>
          </table:table-cell>
          <table:table-cell office:value-type="float" office:value="0.037547275">
            <text:p>0.037547275</text:p>
          </table:table-cell>
          <table:table-cell office:value-type="float" office:value="0.04030872">
            <text:p>0.04030872</text:p>
          </table:table-cell>
          <table:table-cell office:value-type="float" office:value="0.04350484">
            <text:p>0.04350484</text:p>
          </table:table-cell>
          <table:table-cell office:value-type="float" office:value="0.043473616">
            <text:p>0.043473616</text:p>
          </table:table-cell>
          <table:table-cell office:value-type="float" office:value="0.03570671">
            <text:p>0.03570671</text:p>
          </table:table-cell>
          <table:table-cell office:value-type="float" office:value="0.032539785">
            <text:p>0.032539785</text:p>
          </table:table-cell>
          <table:table-cell office:value-type="float" office:value="0.033533577">
            <text:p>0.033533577</text:p>
          </table:table-cell>
          <table:table-cell office:value-type="float" office:value="0.03511266">
            <text:p>0.03511266</text:p>
          </table:table-cell>
          <table:table-cell office:value-type="float" office:value="0.029493483">
            <text:p>0.029493483</text:p>
          </table:table-cell>
          <table:table-cell office:value-type="float" office:value="0.025435464">
            <text:p>0.025435464</text:p>
          </table:table-cell>
          <table:table-cell office:value-type="float" office:value="0.02641495">
            <text:p>0.02641495</text:p>
          </table:table-cell>
          <table:table-cell office:value-type="float" office:value="0.027783958">
            <text:p>0.027783958</text:p>
          </table:table-cell>
          <table:table-cell office:value-type="float" office:value="0.023730833">
            <text:p>0.023730833</text:p>
          </table:table-cell>
          <table:table-cell office:value-type="float" office:value="0.02002745">
            <text:p>0.02002745</text:p>
          </table:table-cell>
          <table:table-cell office:value-type="float" office:value="0.02473931">
            <text:p>0.02473931</text:p>
          </table:table-cell>
          <table:table-cell office:value-type="float" office:value="0.026869165">
            <text:p>0.026869165</text:p>
          </table:table-cell>
          <table:table-cell office:value-type="float" office:value="0.025616404">
            <text:p>0.025616404</text:p>
          </table:table-cell>
          <table:table-cell office:value-type="float" office:value="0.022242473">
            <text:p>0.022242473</text:p>
          </table:table-cell>
          <table:table-cell office:value-type="float" office:value="0.020221338">
            <text:p>0.020221338</text:p>
          </table:table-cell>
          <table:table-cell office:value-type="float" office:value="0.020030057">
            <text:p>0.020030057</text:p>
          </table:table-cell>
          <table:table-cell office:value-type="float" office:value="0.021788811">
            <text:p>0.021788811</text:p>
          </table:table-cell>
          <table:table-cell office:value-type="float" office:value="0.020301474">
            <text:p>0.020301474</text:p>
          </table:table-cell>
          <table:table-cell office:value-type="float" office:value="0.01997822">
            <text:p>0.01997822</text:p>
          </table:table-cell>
          <table:table-cell office:value-type="float" office:value="0.021984747">
            <text:p>0.021984747</text:p>
          </table:table-cell>
          <table:table-cell office:value-type="float" office:value="0.019650074">
            <text:p>0.019650074</text:p>
          </table:table-cell>
          <table:table-cell office:value-type="float" office:value="0.021348359">
            <text:p>0.021348359</text:p>
          </table:table-cell>
          <table:table-cell office:value-type="float" office:value="0.022386981">
            <text:p>0.022386981</text:p>
          </table:table-cell>
          <table:table-cell office:value-type="float" office:value="0.021471277">
            <text:p>0.021471277</text:p>
          </table:table-cell>
          <table:table-cell office:value-type="float" office:value="0.02158561">
            <text:p>0.02158561</text:p>
          </table:table-cell>
          <table:table-cell office:value-type="float" office:value="0.02209884">
            <text:p>0.02209884</text:p>
          </table:table-cell>
          <table:table-cell office:value-type="float" office:value="0.02203689">
            <text:p>0.02203689</text:p>
          </table:table-cell>
          <table:table-cell office:value-type="float" office:value="0.021079099">
            <text:p>0.021079099</text:p>
          </table:table-cell>
          <table:table-cell office:value-type="float" office:value="0.019193962">
            <text:p>0.019193962</text:p>
          </table:table-cell>
          <table:table-cell office:value-type="float" office:value="0.016949296">
            <text:p>0.016949296</text:p>
          </table:table-cell>
          <table:table-cell office:value-type="float" office:value="0.017027855">
            <text:p>0.017027855</text:p>
          </table:table-cell>
          <table:table-cell office:value-type="float" office:value="0.01650172">
            <text:p>0.01650172</text:p>
          </table:table-cell>
          <table:table-cell office:value-type="float" office:value="0.017478723">
            <text:p>0.017478723</text:p>
          </table:table-cell>
          <table:table-cell office:value-type="float" office:value="0.019837974">
            <text:p>0.019837974</text:p>
          </table:table-cell>
          <table:table-cell office:value-type="float" office:value="0.017275061">
            <text:p>0.017275061</text:p>
          </table:table-cell>
          <table:table-cell office:value-type="float" office:value="0.016197883">
            <text:p>0.016197883</text:p>
          </table:table-cell>
          <table:table-cell office:value-type="float" office:value="0.016919313">
            <text:p>0.016919313</text:p>
          </table:table-cell>
          <table:table-cell office:value-type="float" office:value="0.017532842">
            <text:p>0.017532842</text:p>
          </table:table-cell>
          <table:table-cell office:value-type="float" office:value="0.015073385">
            <text:p>0.015073385</text:p>
          </table:table-cell>
          <table:table-cell office:value-type="float" office:value="0.014120419">
            <text:p>0.014120419</text:p>
          </table:table-cell>
          <table:table-cell office:value-type="float" office:value="0.016706424">
            <text:p>0.016706424</text:p>
          </table:table-cell>
          <table:table-cell office:value-type="float" office:value="0.017276606">
            <text:p>0.017276606</text:p>
          </table:table-cell>
          <table:table-cell office:value-type="float" office:value="0.016584337">
            <text:p>0.016584337</text:p>
          </table:table-cell>
          <table:table-cell office:value-type="float" office:value="0.017194886">
            <text:p>0.017194886</text:p>
          </table:table-cell>
          <table:table-cell office:value-type="float" office:value="0.016425015">
            <text:p>0.016425015</text:p>
          </table:table-cell>
          <table:table-cell office:value-type="float" office:value="0.017395012">
            <text:p>0.017395012</text:p>
          </table:table-cell>
          <table:table-cell office:value-type="float" office:value="0.016606411">
            <text:p>0.016606411</text:p>
          </table:table-cell>
          <table:table-cell office:value-type="float" office:value="0.01520893">
            <text:p>0.01520893</text:p>
          </table:table-cell>
          <table:table-cell office:value-type="float" office:value="0.015833236">
            <text:p>0.015833236</text:p>
          </table:table-cell>
          <table:table-cell office:value-type="float" office:value="0.015987892">
            <text:p>0.015987892</text:p>
          </table:table-cell>
          <table:table-cell office:value-type="float" office:value="0.016561477">
            <text:p>0.016561477</text:p>
          </table:table-cell>
          <table:table-cell office:value-type="float" office:value="0.016129697">
            <text:p>0.016129697</text:p>
          </table:table-cell>
          <table:table-cell office:value-type="float" office:value="0.015001434">
            <text:p>0.015001434</text:p>
          </table:table-cell>
          <table:table-cell office:value-type="float" office:value="0.016286064">
            <text:p>0.016286064</text:p>
          </table:table-cell>
          <table:table-cell office:value-type="float" office:value="0.013610068">
            <text:p>0.013610068</text:p>
          </table:table-cell>
          <table:table-cell office:value-type="float" office:value="0.014227047">
            <text:p>0.014227047</text:p>
          </table:table-cell>
          <table:table-cell office:value-type="float" office:value="0.015214496">
            <text:p>0.015214496</text:p>
          </table:table-cell>
          <table:table-cell office:value-type="float" office:value="0.013968152">
            <text:p>0.013968152</text:p>
          </table:table-cell>
          <table:table-cell office:value-type="float" office:value="0.013140155">
            <text:p>0.013140155</text:p>
          </table:table-cell>
          <table:table-cell office:value-type="float" office:value="0.014108584">
            <text:p>0.014108584</text:p>
          </table:table-cell>
          <table:table-cell office:value-type="float" office:value="0.014055568">
            <text:p>0.014055568</text:p>
          </table:table-cell>
          <table:table-cell office:value-type="float" office:value="0.014009879">
            <text:p>0.014009879</text:p>
          </table:table-cell>
          <table:table-cell office:value-type="float" office:value="0.013320498">
            <text:p>0.013320498</text:p>
          </table:table-cell>
          <table:table-cell office:value-type="float" office:value="0.012055104">
            <text:p>0.012055104</text:p>
          </table:table-cell>
          <table:table-cell office:value-type="float" office:value="0.013265642">
            <text:p>0.013265642</text:p>
          </table:table-cell>
          <table:table-cell office:value-type="float" office:value="0.013882502">
            <text:p>0.013882502</text:p>
          </table:table-cell>
          <table:table-cell office:value-type="float" office:value="0.0127082495">
            <text:p>0.0127082495</text:p>
          </table:table-cell>
          <table:table-cell office:value-type="float" office:value="0.0126076965">
            <text:p>0.0126076965</text:p>
          </table:table-cell>
          <table:table-cell office:value-type="float" office:value="0.012802909">
            <text:p>0.012802909</text:p>
          </table:table-cell>
          <table:table-cell office:value-type="float" office:value="0.012608477">
            <text:p>0.012608477</text:p>
          </table:table-cell>
          <table:table-cell office:value-type="float" office:value="0.012938388">
            <text:p>0.012938388</text:p>
          </table:table-cell>
          <table:table-cell office:value-type="float" office:value="0.011193071">
            <text:p>0.011193071</text:p>
          </table:table-cell>
          <table:table-cell office:value-type="float" office:value="0.013538014">
            <text:p>0.013538014</text:p>
          </table:table-cell>
          <table:table-cell office:value-type="float" office:value="0.013893165">
            <text:p>0.013893165</text:p>
          </table:table-cell>
          <table:table-cell office:value-type="float" office:value="0.0126971565">
            <text:p>0.0126971565</text:p>
          </table:table-cell>
          <table:table-cell office:value-type="float" office:value="0.0133176595">
            <text:p>0.0133176595</text:p>
          </table:table-cell>
          <table:table-cell office:value-type="float" office:value="0.011202649">
            <text:p>0.011202649</text:p>
          </table:table-cell>
          <table:table-cell office:value-type="float" office:value="0.01072562">
            <text:p>0.01072562</text:p>
          </table:table-cell>
          <table:table-cell office:value-type="float" office:value="0.011855935">
            <text:p>0.011855935</text:p>
          </table:table-cell>
          <table:table-cell office:value-type="float" office:value="0.011943829">
            <text:p>0.011943829</text:p>
          </table:table-cell>
          <table:table-cell office:value-type="float" office:value="0.011381803">
            <text:p>0.011381803</text:p>
          </table:table-cell>
          <table:table-cell office:value-type="float" office:value="0.0104647055">
            <text:p>0.0104647055</text:p>
          </table:table-cell>
          <table:table-cell office:value-type="float" office:value="0.009430877">
            <text:p>0.009430877</text:p>
          </table:table-cell>
          <table:table-cell office:value-type="float" office:value="0.01020798">
            <text:p>0.01020798</text:p>
          </table:table-cell>
          <table:table-cell office:value-type="float" office:value="0.009830987">
            <text:p>0.009830987</text:p>
          </table:table-cell>
          <table:table-cell office:value-type="float" office:value="0.009881482">
            <text:p>0.009881482</text:p>
          </table:table-cell>
          <table:table-cell office:value-type="float" office:value="0.009338116">
            <text:p>0.009338116</text:p>
          </table:table-cell>
          <table:table-cell office:value-type="float" office:value="0.010113317">
            <text:p>0.010113317</text:p>
          </table:table-cell>
          <table:table-cell office:value-type="float" office:value="0.009432549">
            <text:p>0.009432549</text:p>
          </table:table-cell>
          <table:table-cell office:value-type="float" office:value="0.009913577">
            <text:p>0.009913577</text:p>
          </table:table-cell>
          <table:table-cell office:value-type="float" office:value="0.010758772">
            <text:p>0.010758772</text:p>
          </table:table-cell>
          <table:table-cell office:value-type="float" office:value="0.009856859">
            <text:p>0.009856859</text:p>
          </table:table-cell>
          <table:table-cell office:value-type="float" office:value="0.009445563">
            <text:p>0.009445563</text:p>
          </table:table-cell>
          <table:table-cell office:value-type="float" office:value="0.0091926595">
            <text:p>0.0091926595</text:p>
          </table:table-cell>
          <table:table-cell office:value-type="float" office:value="0.008320625">
            <text:p>0.008320625</text:p>
          </table:table-cell>
          <table:table-cell office:value-type="float" office:value="0.007889595">
            <text:p>0.007889595</text:p>
          </table:table-cell>
          <table:table-cell office:value-type="float" office:value="0.008443983">
            <text:p>0.008443983</text:p>
          </table:table-cell>
          <table:table-cell office:value-type="float" office:value="0.007817009">
            <text:p>0.007817009</text:p>
          </table:table-cell>
          <table:table-cell office:value-type="float" office:value="0.007398599">
            <text:p>0.007398599</text:p>
          </table:table-cell>
          <table:table-cell office:value-type="float" office:value="0.0075997603">
            <text:p>0.0075997603</text:p>
          </table:table-cell>
          <table:table-cell office:value-type="float" office:value="0.008758737">
            <text:p>0.008758737</text:p>
          </table:table-cell>
          <table:table-cell office:value-type="float" office:value="0.008139234">
            <text:p>0.008139234</text:p>
          </table:table-cell>
          <table:table-cell office:value-type="float" office:value="0.007136777">
            <text:p>0.007136777</text:p>
          </table:table-cell>
          <table:table-cell office:value-type="float" office:value="0.0073389746">
            <text:p>0.0073389746</text:p>
          </table:table-cell>
          <table:table-cell office:value-type="float" office:value="0.006679258">
            <text:p>0.006679258</text:p>
          </table:table-cell>
          <table:table-cell office:value-type="float" office:value="0.0066609583">
            <text:p>0.0066609583</text:p>
          </table:table-cell>
          <table:table-cell office:value-type="float" office:value="0.006781156">
            <text:p>0.006781156</text:p>
          </table:table-cell>
          <table:table-cell office:value-type="float" office:value="0.0057306313">
            <text:p>0.0057306313</text:p>
          </table:table-cell>
          <table:table-cell office:value-type="float" office:value="0.006117294">
            <text:p>0.006117294</text:p>
          </table:table-cell>
          <table:table-cell office:value-type="float" office:value="0.0064650513">
            <text:p>0.0064650513</text:p>
          </table:table-cell>
          <table:table-cell office:value-type="float" office:value="0.0070742043">
            <text:p>0.0070742043</text:p>
          </table:table-cell>
          <table:table-cell office:value-type="float" office:value="0.006302519">
            <text:p>0.006302519</text:p>
          </table:table-cell>
          <table:table-cell office:value-type="float" office:value="0.005738629">
            <text:p>0.005738629</text:p>
          </table:table-cell>
          <table:table-cell office:value-type="float" office:value="0.0062858206">
            <text:p>0.0062858206</text:p>
          </table:table-cell>
          <table:table-cell office:value-type="float" office:value="0.0059675393">
            <text:p>0.0059675393</text:p>
          </table:table-cell>
          <table:table-cell office:value-type="float" office:value="0.005529553">
            <text:p>0.005529553</text:p>
          </table:table-cell>
          <table:table-cell office:value-type="float" office:value="0.0051256586">
            <text:p>0.0051256586</text:p>
          </table:table-cell>
          <table:table-cell office:value-type="float" office:value="0.005195648">
            <text:p>0.005195648</text:p>
          </table:table-cell>
          <table:table-cell office:value-type="float" office:value="0.005330267">
            <text:p>0.005330267</text:p>
          </table:table-cell>
          <table:table-cell office:value-type="float" office:value="0.0056055714">
            <text:p>0.0056055714</text:p>
          </table:table-cell>
          <table:table-cell office:value-type="float" office:value="0.0053109652">
            <text:p>0.0053109652</text:p>
          </table:table-cell>
          <table:table-cell office:value-type="float" office:value="0.004872139">
            <text:p>0.004872139</text:p>
          </table:table-cell>
          <table:table-cell office:value-type="float" office:value="0.0049239076">
            <text:p>0.0049239076</text:p>
          </table:table-cell>
          <table:table-cell office:value-type="float" office:value="0.004660293">
            <text:p>0.004660293</text:p>
          </table:table-cell>
          <table:table-cell office:value-type="float" office:value="0.004323654">
            <text:p>0.004323654</text:p>
          </table:table-cell>
          <table:table-cell office:value-type="float" office:value="0.004639533">
            <text:p>0.004639533</text:p>
          </table:table-cell>
          <table:table-cell office:value-type="float" office:value="0.005082889">
            <text:p>0.005082889</text:p>
          </table:table-cell>
          <table:table-cell office:value-type="float" office:value="0.004667165">
            <text:p>0.004667165</text:p>
          </table:table-cell>
          <table:table-cell office:value-type="float" office:value="0.004362799">
            <text:p>0.004362799</text:p>
          </table:table-cell>
          <table:table-cell office:value-type="float" office:value="0.004089189">
            <text:p>0.004089189</text:p>
          </table:table-cell>
          <table:table-cell office:value-type="float" office:value="0.0048241112">
            <text:p>0.0048241112</text:p>
          </table:table-cell>
          <table:table-cell office:value-type="float" office:value="0.004318743">
            <text:p>0.004318743</text:p>
          </table:table-cell>
          <table:table-cell office:value-type="float" office:value="0.0039273067">
            <text:p>0.0039273067</text:p>
          </table:table-cell>
          <table:table-cell office:value-type="float" office:value="0.004180151">
            <text:p>0.004180151</text:p>
          </table:table-cell>
          <table:table-cell office:value-type="float" office:value="0.004163528">
            <text:p>0.004163528</text:p>
          </table:table-cell>
          <table:table-cell office:value-type="float" office:value="0.004150736">
            <text:p>0.004150736</text:p>
          </table:table-cell>
          <table:table-cell office:value-type="float" office:value="0.004112104">
            <text:p>0.004112104</text:p>
          </table:table-cell>
          <table:table-cell office:value-type="float" office:value="0.0038928303">
            <text:p>0.0038928303</text:p>
          </table:table-cell>
          <table:table-cell office:value-type="float" office:value="0.003944016">
            <text:p>0.003944016</text:p>
          </table:table-cell>
          <table:table-cell office:value-type="float" office:value="0.00392083">
            <text:p>0.00392083</text:p>
          </table:table-cell>
          <table:table-cell office:value-type="float" office:value="0.0035942253">
            <text:p>0.0035942253</text:p>
          </table:table-cell>
          <table:table-cell office:value-type="float" office:value="0.0034554286">
            <text:p>0.0034554286</text:p>
          </table:table-cell>
          <table:table-cell office:value-type="float" office:value="0.0032854045">
            <text:p>0.0032854045</text:p>
          </table:table-cell>
          <table:table-cell office:value-type="float" office:value="0.0035264392">
            <text:p>0.0035264392</text:p>
          </table:table-cell>
          <table:table-cell office:value-type="float" office:value="0.0036554236">
            <text:p>0.0036554236</text:p>
          </table:table-cell>
          <table:table-cell office:value-type="float" office:value="0.0034808035">
            <text:p>0.0034808035</text:p>
          </table:table-cell>
          <table:table-cell office:value-type="float" office:value="0.003450353">
            <text:p>0.003450353</text:p>
          </table:table-cell>
          <table:table-cell office:value-type="float" office:value="0.0034115012">
            <text:p>0.0034115012</text:p>
          </table:table-cell>
          <table:table-cell office:value-type="float" office:value="0.0033768332">
            <text:p>0.0033768332</text:p>
          </table:table-cell>
          <table:table-cell office:value-type="float" office:value="0.003330843">
            <text:p>0.003330843</text:p>
          </table:table-cell>
          <table:table-cell office:value-type="float" office:value="0.0032811884">
            <text:p>0.0032811884</text:p>
          </table:table-cell>
          <table:table-cell office:value-type="float" office:value="0.0031269714">
            <text:p>0.0031269714</text:p>
          </table:table-cell>
          <table:table-cell office:value-type="float" office:value="0.0033202046">
            <text:p>0.0033202046</text:p>
          </table:table-cell>
          <table:table-cell office:value-type="float" office:value="0.00330867">
            <text:p>0.00330867</text:p>
          </table:table-cell>
          <table:table-cell office:value-type="float" office:value="0.0029668142">
            <text:p>0.0029668142</text:p>
          </table:table-cell>
          <table:table-cell office:value-type="float" office:value="0.0029596316">
            <text:p>0.0029596316</text:p>
          </table:table-cell>
          <table:table-cell office:value-type="float" office:value="0.0029804257">
            <text:p>0.0029804257</text:p>
          </table:table-cell>
          <table:table-cell office:value-type="float" office:value="0.0020968856">
            <text:p>0.0020968856</text:p>
          </table:table-cell>
          <table:table-cell table:style-name="ce1" office:value-type="float" office:value="0.0009376562">
            <text:p>9.38E-004</text:p>
          </table:table-cell>
          <table:table-cell table:style-name="ce1" office:value-type="float" office:value="0.0008671076">
            <text:p>8.67E-004</text:p>
          </table:table-cell>
          <table:table-cell table:style-name="ce1" office:value-type="float" office:value="0.00085653295">
            <text:p>8.57E-004</text:p>
          </table:table-cell>
          <table:table-cell table:style-name="ce1" office:value-type="float" office:value="0.0008536584">
            <text:p>8.54E-004</text:p>
          </table:table-cell>
          <table:table-cell table:style-name="ce1" office:value-type="float" office:value="0.000851559">
            <text:p>8.52E-004</text:p>
          </table:table-cell>
          <table:table-cell table:style-name="ce1" office:value-type="float" office:value="0.00085047254">
            <text:p>8.50E-004</text:p>
          </table:table-cell>
          <table:table-cell table:style-name="ce1" office:value-type="float" office:value="0.00085105293">
            <text:p>8.51E-004</text:p>
          </table:table-cell>
          <table:table-cell table:style-name="ce1" office:value-type="float" office:value="0.00085180876">
            <text:p>8.52E-004</text:p>
          </table:table-cell>
          <table:table-cell table:style-name="ce1" office:value-type="float" office:value="0.0008531779">
            <text:p>8.53E-004</text:p>
          </table:table-cell>
          <table:table-cell table:style-name="ce1" office:value-type="float" office:value="0.0008539245">
            <text:p>8.54E-004</text:p>
          </table:table-cell>
          <table:table-cell table:style-name="ce1" office:value-type="float" office:value="0.00085485075">
            <text:p>8.55E-004</text:p>
          </table:table-cell>
          <table:table-cell table:style-name="ce1" office:value-type="float" office:value="0.000855727">
            <text:p>8.56E-004</text:p>
          </table:table-cell>
          <table:table-cell table:style-name="ce1" office:value-type="float" office:value="0.00085771194">
            <text:p>8.58E-004</text:p>
          </table:table-cell>
          <table:table-cell table:style-name="ce1" office:value-type="float" office:value="0.0008596833">
            <text:p>8.60E-004</text:p>
          </table:table-cell>
          <table:table-cell table:style-name="ce1" office:value-type="float" office:value="0.0008616245">
            <text:p>8.62E-004</text:p>
          </table:table-cell>
          <table:table-cell table:style-name="ce1" office:value-type="float" office:value="0.0008632537">
            <text:p>8.63E-004</text:p>
          </table:table-cell>
          <table:table-cell table:style-name="ce1" office:value-type="float" office:value="0.0008642238">
            <text:p>8.64E-004</text:p>
          </table:table-cell>
          <table:table-cell table:style-name="ce1" office:value-type="float" office:value="0.00086704345">
            <text:p>8.67E-004</text:p>
          </table:table-cell>
          <table:table-cell table:style-name="ce1" office:value-type="float" office:value="0.00086840347">
            <text:p>8.68E-004</text:p>
          </table:table-cell>
          <table:table-cell office:value-type="float" office:value="0.0008701476">
            <text:p>8.70E-004</text:p>
          </table:table-cell>
          <table:table-cell office:value-type="float" office:value="0.00087138545">
            <text:p>8.71E-004</text:p>
          </table:table-cell>
          <table:table-cell table:style-name="ce1" office:value-type="float" office:value="0.0008737631">
            <text:p>8.74E-004</text:p>
          </table:table-cell>
          <table:table-cell table:style-name="ce1" office:value-type="float" office:value="0.0008758933">
            <text:p>8.76E-004</text:p>
          </table:table-cell>
          <table:table-cell table:style-name="ce1" office:value-type="float" office:value="0.0008769173">
            <text:p>8.77E-004</text:p>
          </table:table-cell>
          <table:table-cell table:style-name="ce1" office:value-type="float" office:value="0.0008779065">
            <text:p>8.78E-004</text:p>
          </table:table-cell>
          <table:table-cell table:style-name="ce1" office:value-type="float" office:value="0.00087990845">
            <text:p>8.80E-004</text:p>
          </table:table-cell>
          <table:table-cell table:style-name="ce1" office:value-type="float" office:value="0.000882117">
            <text:p>8.82E-004</text:p>
          </table:table-cell>
          <table:table-cell table:style-name="ce1" office:value-type="float" office:value="0.00088395586">
            <text:p>8.84E-004</text:p>
          </table:table-cell>
          <table:table-cell table:style-name="ce1" office:value-type="float" office:value="0.0008854206">
            <text:p>8.85E-004</text:p>
          </table:table-cell>
          <table:table-cell table:style-name="ce1" office:value-type="float" office:value="0.0008879604">
            <text:p>8.88E-004</text:p>
          </table:table-cell>
          <table:table-cell table:style-name="ce1" office:value-type="float" office:value="0.0008913839">
            <text:p>8.91E-004</text:p>
          </table:table-cell>
          <table:table-cell table:style-name="ce1" office:value-type="float" office:value="0.00089282444">
            <text:p>8.93E-004</text:p>
          </table:table-cell>
          <table:table-cell table:style-name="ce1" office:value-type="float" office:value="0.00089418096">
            <text:p>8.94E-004</text:p>
          </table:table-cell>
          <table:table-cell table:style-name="ce1" office:value-type="float" office:value="0.0008967161">
            <text:p>8.97E-004</text:p>
          </table:table-cell>
          <table:table-cell table:style-name="ce1" office:value-type="float" office:value="0.0009004105">
            <text:p>9.00E-004</text:p>
          </table:table-cell>
          <table:table-cell table:style-name="ce1" office:value-type="float" office:value="0.0009033241">
            <text:p>9.03E-004</text:p>
          </table:table-cell>
          <table:table-cell table:style-name="ce1" office:value-type="float" office:value="0.00090511277">
            <text:p>9.05E-004</text:p>
          </table:table-cell>
          <table:table-cell table:style-name="ce1" office:value-type="float" office:value="0.00090703194">
            <text:p>9.07E-004</text:p>
          </table:table-cell>
          <table:table-cell table:style-name="ce1" office:value-type="float" office:value="0.0009095331">
            <text:p>9.10E-004</text:p>
          </table:table-cell>
          <table:table-cell table:style-name="ce1" office:value-type="float" office:value="0.00091292866">
            <text:p>9.13E-004</text:p>
          </table:table-cell>
          <table:table-cell table:style-name="ce1" office:value-type="float" office:value="0.0009154282">
            <text:p>9.15E-004</text:p>
          </table:table-cell>
          <table:table-cell table:style-name="ce1" office:value-type="float" office:value="0.0009169391">
            <text:p>9.17E-004</text:p>
          </table:table-cell>
          <table:table-cell table:style-name="ce1" office:value-type="float" office:value="0.0009194287">
            <text:p>9.19E-004</text:p>
          </table:table-cell>
          <table:table-cell table:style-name="ce1" office:value-type="float" office:value="0.0009232502">
            <text:p>9.23E-004</text:p>
          </table:table-cell>
          <table:table-cell table:style-name="ce1" office:value-type="float" office:value="0.0009249726">
            <text:p>9.25E-004</text:p>
          </table:table-cell>
          <table:table-cell table:style-name="ce1" office:value-type="float" office:value="0.0009263462">
            <text:p>9.26E-004</text:p>
          </table:table-cell>
          <table:table-cell table:style-name="ce1" office:value-type="float" office:value="0.000928187">
            <text:p>9.28E-004</text:p>
          </table:table-cell>
          <table:table-cell table:style-name="ce1" office:value-type="float" office:value="0.0009315845">
            <text:p>9.32E-004</text:p>
          </table:table-cell>
          <table:table-cell table:style-name="ce1" office:value-type="float" office:value="0.0009352621">
            <text:p>9.35E-004</text:p>
          </table:table-cell>
          <table:table-cell table:style-name="ce1" office:value-type="float" office:value="0.00093706435">
            <text:p>9.37E-004</text:p>
          </table:table-cell>
          <table:table-cell table:style-name="ce1" office:value-type="float" office:value="0.00093969406">
            <text:p>9.40E-004</text:p>
          </table:table-cell>
          <table:table-cell table:style-name="ce1" office:value-type="float" office:value="0.0009418506">
            <text:p>9.42E-004</text:p>
          </table:table-cell>
          <table:table-cell table:style-name="ce1" office:value-type="float" office:value="0.00094648235">
            <text:p>9.46E-004</text:p>
          </table:table-cell>
          <table:table-cell table:style-name="ce1" office:value-type="float" office:value="0.00094931875">
            <text:p>9.49E-004</text:p>
          </table:table-cell>
          <table:table-cell table:style-name="ce1" office:value-type="float" office:value="0.0009523165">
            <text:p>9.52E-004</text:p>
          </table:table-cell>
          <table:table-cell table:style-name="ce1" office:value-type="float" office:value="0.000955588">
            <text:p>9.56E-004</text:p>
          </table:table-cell>
          <table:table-cell table:style-name="ce1" office:value-type="float" office:value="0.00095937954">
            <text:p>9.59E-004</text:p>
          </table:table-cell>
          <table:table-cell table:style-name="ce1" office:value-type="float" office:value="0.0009627752">
            <text:p>9.63E-004</text:p>
          </table:table-cell>
          <table:table-cell table:style-name="ce1" office:value-type="float" office:value="0.00096606027">
            <text:p>9.66E-004</text:p>
          </table:table-cell>
          <table:table-cell table:style-name="ce1" office:value-type="float" office:value="0.00096840964">
            <text:p>9.68E-004</text:p>
          </table:table-cell>
          <table:table-cell table:style-name="ce1" office:value-type="float" office:value="0.00097123295">
            <text:p>9.71E-004</text:p>
          </table:table-cell>
          <table:table-cell table:style-name="ce1" office:value-type="float" office:value="0.0009758046">
            <text:p>9.76E-004</text:p>
          </table:table-cell>
          <table:table-cell table:style-name="ce1" office:value-type="float" office:value="0.0009783505">
            <text:p>9.78E-004</text:p>
          </table:table-cell>
          <table:table-cell table:style-name="ce1" office:value-type="float" office:value="0.0009814263">
            <text:p>9.81E-004</text:p>
          </table:table-cell>
          <table:table-cell table:style-name="ce1" office:value-type="float" office:value="0.0009834614">
            <text:p>9.83E-004</text:p>
          </table:table-cell>
          <table:table-cell table:style-name="ce1" office:value-type="float" office:value="0.0009875692">
            <text:p>9.88E-004</text:p>
          </table:table-cell>
          <table:table-cell table:style-name="ce1" office:value-type="float" office:value="0.0009897947">
            <text:p>9.90E-004</text:p>
          </table:table-cell>
          <table:table-cell table:style-name="ce1" office:value-type="float" office:value="0.0009926062">
            <text:p>9.93E-004</text:p>
          </table:table-cell>
          <table:table-cell table:style-name="ce1" office:value-type="float" office:value="0.0009957802">
            <text:p>9.96E-004</text:p>
          </table:table-cell>
          <table:table-cell/>
        </table:table-row>
        <table:table-row table:style-name="ro1">
          <table:table-cell office:value-type="string">
            <text:p>/mnt/share/Music/Albums/Tool/Tool - Undertow/02 Tool - Prison Sex - B.P.mp3</text:p>
          </table:table-cell>
          <table:table-cell office:value-type="float" office:value="0.15338609">
            <text:p>0.15338609</text:p>
          </table:table-cell>
          <table:table-cell office:value-type="float" office:value="0.138001">
            <text:p>0.138001</text:p>
          </table:table-cell>
          <table:table-cell office:value-type="float" office:value="0.067800455">
            <text:p>0.067800455</text:p>
          </table:table-cell>
          <table:table-cell office:value-type="float" office:value="0.031440884">
            <text:p>0.031440884</text:p>
          </table:table-cell>
          <table:table-cell office:value-type="float" office:value="0.023868259">
            <text:p>0.023868259</text:p>
          </table:table-cell>
          <table:table-cell office:value-type="float" office:value="0.023233691">
            <text:p>0.023233691</text:p>
          </table:table-cell>
          <table:table-cell office:value-type="float" office:value="0.013883023">
            <text:p>0.013883023</text:p>
          </table:table-cell>
          <table:table-cell office:value-type="float" office:value="0.02253983">
            <text:p>0.02253983</text:p>
          </table:table-cell>
          <table:table-cell office:value-type="float" office:value="0.021849219">
            <text:p>0.021849219</text:p>
          </table:table-cell>
          <table:table-cell office:value-type="float" office:value="0.014033203">
            <text:p>0.014033203</text:p>
          </table:table-cell>
          <table:table-cell office:value-type="float" office:value="0.014197618">
            <text:p>0.014197618</text:p>
          </table:table-cell>
          <table:table-cell office:value-type="float" office:value="0.011964116">
            <text:p>0.011964116</text:p>
          </table:table-cell>
          <table:table-cell office:value-type="float" office:value="0.011686522">
            <text:p>0.011686522</text:p>
          </table:table-cell>
          <table:table-cell office:value-type="float" office:value="0.015648339">
            <text:p>0.015648339</text:p>
          </table:table-cell>
          <table:table-cell office:value-type="float" office:value="0.014473538">
            <text:p>0.014473538</text:p>
          </table:table-cell>
          <table:table-cell office:value-type="float" office:value="0.015290243">
            <text:p>0.015290243</text:p>
          </table:table-cell>
          <table:table-cell office:value-type="float" office:value="0.011913927">
            <text:p>0.011913927</text:p>
          </table:table-cell>
          <table:table-cell office:value-type="float" office:value="0.016812282">
            <text:p>0.016812282</text:p>
          </table:table-cell>
          <table:table-cell office:value-type="float" office:value="0.016273556">
            <text:p>0.016273556</text:p>
          </table:table-cell>
          <table:table-cell office:value-type="float" office:value="0.016933328">
            <text:p>0.016933328</text:p>
          </table:table-cell>
          <table:table-cell office:value-type="float" office:value="0.016124168">
            <text:p>0.016124168</text:p>
          </table:table-cell>
          <table:table-cell office:value-type="float" office:value="0.012374873">
            <text:p>0.012374873</text:p>
          </table:table-cell>
          <table:table-cell office:value-type="float" office:value="0.014066793">
            <text:p>0.014066793</text:p>
          </table:table-cell>
          <table:table-cell office:value-type="float" office:value="0.020021372">
            <text:p>0.020021372</text:p>
          </table:table-cell>
          <table:table-cell office:value-type="float" office:value="0.020877397">
            <text:p>0.020877397</text:p>
          </table:table-cell>
          <table:table-cell office:value-type="float" office:value="0.023415627">
            <text:p>0.023415627</text:p>
          </table:table-cell>
          <table:table-cell office:value-type="float" office:value="0.023065964">
            <text:p>0.023065964</text:p>
          </table:table-cell>
          <table:table-cell office:value-type="float" office:value="0.026557356">
            <text:p>0.026557356</text:p>
          </table:table-cell>
          <table:table-cell office:value-type="float" office:value="0.027932249">
            <text:p>0.027932249</text:p>
          </table:table-cell>
          <table:table-cell office:value-type="float" office:value="0.024631055">
            <text:p>0.024631055</text:p>
          </table:table-cell>
          <table:table-cell office:value-type="float" office:value="0.024461705">
            <text:p>0.024461705</text:p>
          </table:table-cell>
          <table:table-cell office:value-type="float" office:value="0.019266907">
            <text:p>0.019266907</text:p>
          </table:table-cell>
          <table:table-cell office:value-type="float" office:value="0.01740425">
            <text:p>0.01740425</text:p>
          </table:table-cell>
          <table:table-cell office:value-type="float" office:value="0.017260367">
            <text:p>0.017260367</text:p>
          </table:table-cell>
          <table:table-cell office:value-type="float" office:value="0.019581646">
            <text:p>0.019581646</text:p>
          </table:table-cell>
          <table:table-cell office:value-type="float" office:value="0.016420163">
            <text:p>0.016420163</text:p>
          </table:table-cell>
          <table:table-cell office:value-type="float" office:value="0.016297836">
            <text:p>0.016297836</text:p>
          </table:table-cell>
          <table:table-cell office:value-type="float" office:value="0.017358316">
            <text:p>0.017358316</text:p>
          </table:table-cell>
          <table:table-cell office:value-type="float" office:value="0.01912306">
            <text:p>0.01912306</text:p>
          </table:table-cell>
          <table:table-cell office:value-type="float" office:value="0.019277351">
            <text:p>0.019277351</text:p>
          </table:table-cell>
          <table:table-cell office:value-type="float" office:value="0.020042287">
            <text:p>0.020042287</text:p>
          </table:table-cell>
          <table:table-cell office:value-type="float" office:value="0.017626338">
            <text:p>0.017626338</text:p>
          </table:table-cell>
          <table:table-cell office:value-type="float" office:value="0.018545449">
            <text:p>0.018545449</text:p>
          </table:table-cell>
          <table:table-cell office:value-type="float" office:value="0.020961035">
            <text:p>0.020961035</text:p>
          </table:table-cell>
          <table:table-cell office:value-type="float" office:value="0.019318927">
            <text:p>0.019318927</text:p>
          </table:table-cell>
          <table:table-cell office:value-type="float" office:value="0.01731173">
            <text:p>0.01731173</text:p>
          </table:table-cell>
          <table:table-cell office:value-type="float" office:value="0.016717326">
            <text:p>0.016717326</text:p>
          </table:table-cell>
          <table:table-cell office:value-type="float" office:value="0.017294759">
            <text:p>0.017294759</text:p>
          </table:table-cell>
          <table:table-cell office:value-type="float" office:value="0.014680495">
            <text:p>0.014680495</text:p>
          </table:table-cell>
          <table:table-cell office:value-type="float" office:value="0.014342316">
            <text:p>0.014342316</text:p>
          </table:table-cell>
          <table:table-cell office:value-type="float" office:value="0.015198611">
            <text:p>0.015198611</text:p>
          </table:table-cell>
          <table:table-cell office:value-type="float" office:value="0.012193177">
            <text:p>0.012193177</text:p>
          </table:table-cell>
          <table:table-cell office:value-type="float" office:value="0.013769656">
            <text:p>0.013769656</text:p>
          </table:table-cell>
          <table:table-cell office:value-type="float" office:value="0.015024391">
            <text:p>0.015024391</text:p>
          </table:table-cell>
          <table:table-cell office:value-type="float" office:value="0.015045844">
            <text:p>0.015045844</text:p>
          </table:table-cell>
          <table:table-cell office:value-type="float" office:value="0.017086724">
            <text:p>0.017086724</text:p>
          </table:table-cell>
          <table:table-cell office:value-type="float" office:value="0.015236146">
            <text:p>0.015236146</text:p>
          </table:table-cell>
          <table:table-cell office:value-type="float" office:value="0.0144082885">
            <text:p>0.0144082885</text:p>
          </table:table-cell>
          <table:table-cell office:value-type="float" office:value="0.014016625">
            <text:p>0.014016625</text:p>
          </table:table-cell>
          <table:table-cell office:value-type="float" office:value="0.012244694">
            <text:p>0.012244694</text:p>
          </table:table-cell>
          <table:table-cell office:value-type="float" office:value="0.013551482">
            <text:p>0.013551482</text:p>
          </table:table-cell>
          <table:table-cell office:value-type="float" office:value="0.016966298">
            <text:p>0.016966298</text:p>
          </table:table-cell>
          <table:table-cell office:value-type="float" office:value="0.012883327">
            <text:p>0.012883327</text:p>
          </table:table-cell>
          <table:table-cell office:value-type="float" office:value="0.010896539">
            <text:p>0.010896539</text:p>
          </table:table-cell>
          <table:table-cell office:value-type="float" office:value="0.012750341">
            <text:p>0.012750341</text:p>
          </table:table-cell>
          <table:table-cell office:value-type="float" office:value="0.014435382">
            <text:p>0.014435382</text:p>
          </table:table-cell>
          <table:table-cell office:value-type="float" office:value="0.011023224">
            <text:p>0.011023224</text:p>
          </table:table-cell>
          <table:table-cell office:value-type="float" office:value="0.010259173">
            <text:p>0.010259173</text:p>
          </table:table-cell>
          <table:table-cell office:value-type="float" office:value="0.013045037">
            <text:p>0.013045037</text:p>
          </table:table-cell>
          <table:table-cell office:value-type="float" office:value="0.013309312">
            <text:p>0.013309312</text:p>
          </table:table-cell>
          <table:table-cell office:value-type="float" office:value="0.012996586">
            <text:p>0.012996586</text:p>
          </table:table-cell>
          <table:table-cell office:value-type="float" office:value="0.014257777">
            <text:p>0.014257777</text:p>
          </table:table-cell>
          <table:table-cell office:value-type="float" office:value="0.013245905">
            <text:p>0.013245905</text:p>
          </table:table-cell>
          <table:table-cell office:value-type="float" office:value="0.013019797">
            <text:p>0.013019797</text:p>
          </table:table-cell>
          <table:table-cell office:value-type="float" office:value="0.01385699">
            <text:p>0.01385699</text:p>
          </table:table-cell>
          <table:table-cell office:value-type="float" office:value="0.011329601">
            <text:p>0.011329601</text:p>
          </table:table-cell>
          <table:table-cell office:value-type="float" office:value="0.012009233">
            <text:p>0.012009233</text:p>
          </table:table-cell>
          <table:table-cell office:value-type="float" office:value="0.013862071">
            <text:p>0.013862071</text:p>
          </table:table-cell>
          <table:table-cell office:value-type="float" office:value="0.013937581">
            <text:p>0.013937581</text:p>
          </table:table-cell>
          <table:table-cell office:value-type="float" office:value="0.012820696">
            <text:p>0.012820696</text:p>
          </table:table-cell>
          <table:table-cell office:value-type="float" office:value="0.012222085">
            <text:p>0.012222085</text:p>
          </table:table-cell>
          <table:table-cell office:value-type="float" office:value="0.013221542">
            <text:p>0.013221542</text:p>
          </table:table-cell>
          <table:table-cell office:value-type="float" office:value="0.010143542">
            <text:p>0.010143542</text:p>
          </table:table-cell>
          <table:table-cell office:value-type="float" office:value="0.011080337">
            <text:p>0.011080337</text:p>
          </table:table-cell>
          <table:table-cell office:value-type="float" office:value="0.012861375">
            <text:p>0.012861375</text:p>
          </table:table-cell>
          <table:table-cell office:value-type="float" office:value="0.0113195395">
            <text:p>0.0113195395</text:p>
          </table:table-cell>
          <table:table-cell office:value-type="float" office:value="0.01113611">
            <text:p>0.01113611</text:p>
          </table:table-cell>
          <table:table-cell office:value-type="float" office:value="0.01349988">
            <text:p>0.01349988</text:p>
          </table:table-cell>
          <table:table-cell office:value-type="float" office:value="0.013296174">
            <text:p>0.013296174</text:p>
          </table:table-cell>
          <table:table-cell office:value-type="float" office:value="0.012607252">
            <text:p>0.012607252</text:p>
          </table:table-cell>
          <table:table-cell office:value-type="float" office:value="0.012912759">
            <text:p>0.012912759</text:p>
          </table:table-cell>
          <table:table-cell office:value-type="float" office:value="0.011456188">
            <text:p>0.011456188</text:p>
          </table:table-cell>
          <table:table-cell office:value-type="float" office:value="0.012451806">
            <text:p>0.012451806</text:p>
          </table:table-cell>
          <table:table-cell office:value-type="float" office:value="0.013126112">
            <text:p>0.013126112</text:p>
          </table:table-cell>
          <table:table-cell office:value-type="float" office:value="0.01296351">
            <text:p>0.01296351</text:p>
          </table:table-cell>
          <table:table-cell office:value-type="float" office:value="0.012939517">
            <text:p>0.012939517</text:p>
          </table:table-cell>
          <table:table-cell office:value-type="float" office:value="0.012792422">
            <text:p>0.012792422</text:p>
          </table:table-cell>
          <table:table-cell office:value-type="float" office:value="0.012778939">
            <text:p>0.012778939</text:p>
          </table:table-cell>
          <table:table-cell office:value-type="float" office:value="0.013437606">
            <text:p>0.013437606</text:p>
          </table:table-cell>
          <table:table-cell office:value-type="float" office:value="0.01126267">
            <text:p>0.01126267</text:p>
          </table:table-cell>
          <table:table-cell office:value-type="float" office:value="0.0140925525">
            <text:p>0.0140925525</text:p>
          </table:table-cell>
          <table:table-cell office:value-type="float" office:value="0.014111799">
            <text:p>0.014111799</text:p>
          </table:table-cell>
          <table:table-cell office:value-type="float" office:value="0.012648433">
            <text:p>0.012648433</text:p>
          </table:table-cell>
          <table:table-cell office:value-type="float" office:value="0.014478816">
            <text:p>0.014478816</text:p>
          </table:table-cell>
          <table:table-cell office:value-type="float" office:value="0.011656692">
            <text:p>0.011656692</text:p>
          </table:table-cell>
          <table:table-cell office:value-type="float" office:value="0.010627565">
            <text:p>0.010627565</text:p>
          </table:table-cell>
          <table:table-cell office:value-type="float" office:value="0.011914046">
            <text:p>0.011914046</text:p>
          </table:table-cell>
          <table:table-cell office:value-type="float" office:value="0.012072727">
            <text:p>0.012072727</text:p>
          </table:table-cell>
          <table:table-cell office:value-type="float" office:value="0.012474457">
            <text:p>0.012474457</text:p>
          </table:table-cell>
          <table:table-cell office:value-type="float" office:value="0.011667801">
            <text:p>0.011667801</text:p>
          </table:table-cell>
          <table:table-cell office:value-type="float" office:value="0.009553027">
            <text:p>0.009553027</text:p>
          </table:table-cell>
          <table:table-cell office:value-type="float" office:value="0.010809107">
            <text:p>0.010809107</text:p>
          </table:table-cell>
          <table:table-cell office:value-type="float" office:value="0.009863649">
            <text:p>0.009863649</text:p>
          </table:table-cell>
          <table:table-cell office:value-type="float" office:value="0.010819511">
            <text:p>0.010819511</text:p>
          </table:table-cell>
          <table:table-cell office:value-type="float" office:value="0.010465009">
            <text:p>0.010465009</text:p>
          </table:table-cell>
          <table:table-cell office:value-type="float" office:value="0.01189348">
            <text:p>0.01189348</text:p>
          </table:table-cell>
          <table:table-cell office:value-type="float" office:value="0.011028255">
            <text:p>0.011028255</text:p>
          </table:table-cell>
          <table:table-cell office:value-type="float" office:value="0.012611393">
            <text:p>0.012611393</text:p>
          </table:table-cell>
          <table:table-cell office:value-type="float" office:value="0.0132367825">
            <text:p>0.0132367825</text:p>
          </table:table-cell>
          <table:table-cell office:value-type="float" office:value="0.011609988">
            <text:p>0.011609988</text:p>
          </table:table-cell>
          <table:table-cell office:value-type="float" office:value="0.01008625">
            <text:p>0.01008625</text:p>
          </table:table-cell>
          <table:table-cell office:value-type="float" office:value="0.00945035">
            <text:p>0.00945035</text:p>
          </table:table-cell>
          <table:table-cell office:value-type="float" office:value="0.00882223">
            <text:p>0.00882223</text:p>
          </table:table-cell>
          <table:table-cell office:value-type="float" office:value="0.008373337">
            <text:p>0.008373337</text:p>
          </table:table-cell>
          <table:table-cell office:value-type="float" office:value="0.009395807">
            <text:p>0.009395807</text:p>
          </table:table-cell>
          <table:table-cell office:value-type="float" office:value="0.008514212">
            <text:p>0.008514212</text:p>
          </table:table-cell>
          <table:table-cell office:value-type="float" office:value="0.008481722">
            <text:p>0.008481722</text:p>
          </table:table-cell>
          <table:table-cell office:value-type="float" office:value="0.008964827">
            <text:p>0.008964827</text:p>
          </table:table-cell>
          <table:table-cell office:value-type="float" office:value="0.0096697975">
            <text:p>0.0096697975</text:p>
          </table:table-cell>
          <table:table-cell office:value-type="float" office:value="0.009075791">
            <text:p>0.009075791</text:p>
          </table:table-cell>
          <table:table-cell office:value-type="float" office:value="0.007825206">
            <text:p>0.007825206</text:p>
          </table:table-cell>
          <table:table-cell office:value-type="float" office:value="0.007421605">
            <text:p>0.007421605</text:p>
          </table:table-cell>
          <table:table-cell office:value-type="float" office:value="0.007484969">
            <text:p>0.007484969</text:p>
          </table:table-cell>
          <table:table-cell office:value-type="float" office:value="0.0075109624">
            <text:p>0.0075109624</text:p>
          </table:table-cell>
          <table:table-cell office:value-type="float" office:value="0.007832321">
            <text:p>0.007832321</text:p>
          </table:table-cell>
          <table:table-cell office:value-type="float" office:value="0.0062720254">
            <text:p>0.0062720254</text:p>
          </table:table-cell>
          <table:table-cell office:value-type="float" office:value="0.0067549134">
            <text:p>0.0067549134</text:p>
          </table:table-cell>
          <table:table-cell office:value-type="float" office:value="0.0066696713">
            <text:p>0.0066696713</text:p>
          </table:table-cell>
          <table:table-cell office:value-type="float" office:value="0.008513621">
            <text:p>0.008513621</text:p>
          </table:table-cell>
          <table:table-cell office:value-type="float" office:value="0.007779474">
            <text:p>0.007779474</text:p>
          </table:table-cell>
          <table:table-cell office:value-type="float" office:value="0.006098645">
            <text:p>0.006098645</text:p>
          </table:table-cell>
          <table:table-cell office:value-type="float" office:value="0.0073433644">
            <text:p>0.0073433644</text:p>
          </table:table-cell>
          <table:table-cell office:value-type="float" office:value="0.006708474">
            <text:p>0.006708474</text:p>
          </table:table-cell>
          <table:table-cell office:value-type="float" office:value="0.005924003">
            <text:p>0.005924003</text:p>
          </table:table-cell>
          <table:table-cell office:value-type="float" office:value="0.0056072734">
            <text:p>0.0056072734</text:p>
          </table:table-cell>
          <table:table-cell office:value-type="float" office:value="0.005776512">
            <text:p>0.005776512</text:p>
          </table:table-cell>
          <table:table-cell office:value-type="float" office:value="0.005855753">
            <text:p>0.005855753</text:p>
          </table:table-cell>
          <table:table-cell office:value-type="float" office:value="0.0066146483">
            <text:p>0.0066146483</text:p>
          </table:table-cell>
          <table:table-cell office:value-type="float" office:value="0.0055383304">
            <text:p>0.0055383304</text:p>
          </table:table-cell>
          <table:table-cell office:value-type="float" office:value="0.0055230637">
            <text:p>0.0055230637</text:p>
          </table:table-cell>
          <table:table-cell office:value-type="float" office:value="0.005757137">
            <text:p>0.005757137</text:p>
          </table:table-cell>
          <table:table-cell office:value-type="float" office:value="0.0052305628">
            <text:p>0.0052305628</text:p>
          </table:table-cell>
          <table:table-cell office:value-type="float" office:value="0.0050098696">
            <text:p>0.0050098696</text:p>
          </table:table-cell>
          <table:table-cell office:value-type="float" office:value="0.0051967693">
            <text:p>0.0051967693</text:p>
          </table:table-cell>
          <table:table-cell office:value-type="float" office:value="0.006703487">
            <text:p>0.006703487</text:p>
          </table:table-cell>
          <table:table-cell office:value-type="float" office:value="0.0058759316">
            <text:p>0.0058759316</text:p>
          </table:table-cell>
          <table:table-cell office:value-type="float" office:value="0.004855246">
            <text:p>0.004855246</text:p>
          </table:table-cell>
          <table:table-cell office:value-type="float" office:value="0.004758985">
            <text:p>0.004758985</text:p>
          </table:table-cell>
          <table:table-cell office:value-type="float" office:value="0.0055166897">
            <text:p>0.0055166897</text:p>
          </table:table-cell>
          <table:table-cell office:value-type="float" office:value="0.0050058593">
            <text:p>0.0050058593</text:p>
          </table:table-cell>
          <table:table-cell office:value-type="float" office:value="0.004454209">
            <text:p>0.004454209</text:p>
          </table:table-cell>
          <table:table-cell office:value-type="float" office:value="0.004973403">
            <text:p>0.004973403</text:p>
          </table:table-cell>
          <table:table-cell office:value-type="float" office:value="0.0053696153">
            <text:p>0.0053696153</text:p>
          </table:table-cell>
          <table:table-cell office:value-type="float" office:value="0.0051311217">
            <text:p>0.0051311217</text:p>
          </table:table-cell>
          <table:table-cell office:value-type="float" office:value="0.0047200667">
            <text:p>0.0047200667</text:p>
          </table:table-cell>
          <table:table-cell office:value-type="float" office:value="0.0046541365">
            <text:p>0.0046541365</text:p>
          </table:table-cell>
          <table:table-cell office:value-type="float" office:value="0.005315623">
            <text:p>0.005315623</text:p>
          </table:table-cell>
          <table:table-cell office:value-type="float" office:value="0.005017427">
            <text:p>0.005017427</text:p>
          </table:table-cell>
          <table:table-cell office:value-type="float" office:value="0.004446481">
            <text:p>0.004446481</text:p>
          </table:table-cell>
          <table:table-cell office:value-type="float" office:value="0.004095969">
            <text:p>0.004095969</text:p>
          </table:table-cell>
          <table:table-cell office:value-type="float" office:value="0.003994884">
            <text:p>0.003994884</text:p>
          </table:table-cell>
          <table:table-cell office:value-type="float" office:value="0.0045640157">
            <text:p>0.0045640157</text:p>
          </table:table-cell>
          <table:table-cell office:value-type="float" office:value="0.0047054044">
            <text:p>0.0047054044</text:p>
          </table:table-cell>
          <table:table-cell office:value-type="float" office:value="0.0043961704">
            <text:p>0.0043961704</text:p>
          </table:table-cell>
          <table:table-cell office:value-type="float" office:value="0.0049357493">
            <text:p>0.0049357493</text:p>
          </table:table-cell>
          <table:table-cell office:value-type="float" office:value="0.004999992">
            <text:p>0.004999992</text:p>
          </table:table-cell>
          <table:table-cell office:value-type="float" office:value="0.004775576">
            <text:p>0.004775576</text:p>
          </table:table-cell>
          <table:table-cell office:value-type="float" office:value="0.004555422">
            <text:p>0.004555422</text:p>
          </table:table-cell>
          <table:table-cell office:value-type="float" office:value="0.005216432">
            <text:p>0.005216432</text:p>
          </table:table-cell>
          <table:table-cell office:value-type="float" office:value="0.004850599">
            <text:p>0.004850599</text:p>
          </table:table-cell>
          <table:table-cell office:value-type="float" office:value="0.0049170805">
            <text:p>0.0049170805</text:p>
          </table:table-cell>
          <table:table-cell office:value-type="float" office:value="0.0046429266">
            <text:p>0.0046429266</text:p>
          </table:table-cell>
          <table:table-cell office:value-type="float" office:value="0.0042881607">
            <text:p>0.0042881607</text:p>
          </table:table-cell>
          <table:table-cell office:value-type="float" office:value="0.004530752">
            <text:p>0.004530752</text:p>
          </table:table-cell>
          <table:table-cell office:value-type="float" office:value="0.005143297">
            <text:p>0.005143297</text:p>
          </table:table-cell>
          <table:table-cell office:value-type="float" office:value="0.003251004">
            <text:p>0.003251004</text:p>
          </table:table-cell>
          <table:table-cell office:value-type="float" office:value="0.0010641958">
            <text:p>0.0010641958</text:p>
          </table:table-cell>
          <table:table-cell table:style-name="ce1" office:value-type="float" office:value="0.0008994181">
            <text:p>8.99E-004</text:p>
          </table:table-cell>
          <table:table-cell table:style-name="ce1" office:value-type="float" office:value="0.00086549384">
            <text:p>8.65E-004</text:p>
          </table:table-cell>
          <table:table-cell table:style-name="ce1" office:value-type="float" office:value="0.0008553756">
            <text:p>8.55E-004</text:p>
          </table:table-cell>
          <table:table-cell table:style-name="ce1" office:value-type="float" office:value="0.0008494075">
            <text:p>8.49E-004</text:p>
          </table:table-cell>
          <table:table-cell table:style-name="ce1" office:value-type="float" office:value="0.0008450762">
            <text:p>8.45E-004</text:p>
          </table:table-cell>
          <table:table-cell table:style-name="ce1" office:value-type="float" office:value="0.00084436004">
            <text:p>8.44E-004</text:p>
          </table:table-cell>
          <table:table-cell table:style-name="ce1" office:value-type="float" office:value="0.0008443939">
            <text:p>8.44E-004</text:p>
          </table:table-cell>
          <table:table-cell table:style-name="ce1" office:value-type="float" office:value="0.0008449256">
            <text:p>8.45E-004</text:p>
          </table:table-cell>
          <table:table-cell table:style-name="ce1" office:value-type="float" office:value="0.0008446226">
            <text:p>8.45E-004</text:p>
          </table:table-cell>
          <table:table-cell table:style-name="ce1" office:value-type="float" office:value="0.0008448357">
            <text:p>8.45E-004</text:p>
          </table:table-cell>
          <table:table-cell table:style-name="ce1" office:value-type="float" office:value="0.00084577856">
            <text:p>8.46E-004</text:p>
          </table:table-cell>
          <table:table-cell table:style-name="ce1" office:value-type="float" office:value="0.00084782345">
            <text:p>8.48E-004</text:p>
          </table:table-cell>
          <table:table-cell table:style-name="ce1" office:value-type="float" office:value="0.00084865687">
            <text:p>8.49E-004</text:p>
          </table:table-cell>
          <table:table-cell table:style-name="ce1" office:value-type="float" office:value="0.0008497059">
            <text:p>8.50E-004</text:p>
          </table:table-cell>
          <table:table-cell table:style-name="ce1" office:value-type="float" office:value="0.0008509935">
            <text:p>8.51E-004</text:p>
          </table:table-cell>
          <table:table-cell table:style-name="ce1" office:value-type="float" office:value="0.00085247745">
            <text:p>8.52E-004</text:p>
          </table:table-cell>
          <table:table-cell table:style-name="ce1" office:value-type="float" office:value="0.0008545907">
            <text:p>8.55E-004</text:p>
          </table:table-cell>
          <table:table-cell table:style-name="ce1" office:value-type="float" office:value="0.0008564651">
            <text:p>8.56E-004</text:p>
          </table:table-cell>
          <table:table-cell office:value-type="float" office:value="0.0008575993">
            <text:p>8.58E-004</text:p>
          </table:table-cell>
          <table:table-cell office:value-type="float" office:value="0.0008584951">
            <text:p>8.58E-004</text:p>
          </table:table-cell>
          <table:table-cell table:style-name="ce1" office:value-type="float" office:value="0.0008614813">
            <text:p>8.61E-004</text:p>
          </table:table-cell>
          <table:table-cell table:style-name="ce1" office:value-type="float" office:value="0.00086351036">
            <text:p>8.64E-004</text:p>
          </table:table-cell>
          <table:table-cell table:style-name="ce1" office:value-type="float" office:value="0.000864343">
            <text:p>8.64E-004</text:p>
          </table:table-cell>
          <table:table-cell table:style-name="ce1" office:value-type="float" office:value="0.00086562545">
            <text:p>8.66E-004</text:p>
          </table:table-cell>
          <table:table-cell table:style-name="ce1" office:value-type="float" office:value="0.0008670874">
            <text:p>8.67E-004</text:p>
          </table:table-cell>
          <table:table-cell table:style-name="ce1" office:value-type="float" office:value="0.0008691614">
            <text:p>8.69E-004</text:p>
          </table:table-cell>
          <table:table-cell table:style-name="ce1" office:value-type="float" office:value="0.0008713686">
            <text:p>8.71E-004</text:p>
          </table:table-cell>
          <table:table-cell table:style-name="ce1" office:value-type="float" office:value="0.0008723906">
            <text:p>8.72E-004</text:p>
          </table:table-cell>
          <table:table-cell table:style-name="ce1" office:value-type="float" office:value="0.0008736405">
            <text:p>8.74E-004</text:p>
          </table:table-cell>
          <table:table-cell table:style-name="ce1" office:value-type="float" office:value="0.00087605516">
            <text:p>8.76E-004</text:p>
          </table:table-cell>
          <table:table-cell table:style-name="ce1" office:value-type="float" office:value="0.00087801815">
            <text:p>8.78E-004</text:p>
          </table:table-cell>
          <table:table-cell table:style-name="ce1" office:value-type="float" office:value="0.0008795945">
            <text:p>8.80E-004</text:p>
          </table:table-cell>
          <table:table-cell table:style-name="ce1" office:value-type="float" office:value="0.00088188954">
            <text:p>8.82E-004</text:p>
          </table:table-cell>
          <table:table-cell table:style-name="ce1" office:value-type="float" office:value="0.00088474166">
            <text:p>8.85E-004</text:p>
          </table:table-cell>
          <table:table-cell table:style-name="ce1" office:value-type="float" office:value="0.00088739954">
            <text:p>8.87E-004</text:p>
          </table:table-cell>
          <table:table-cell table:style-name="ce1" office:value-type="float" office:value="0.0008894236">
            <text:p>8.89E-004</text:p>
          </table:table-cell>
          <table:table-cell table:style-name="ce1" office:value-type="float" office:value="0.0008916294">
            <text:p>8.92E-004</text:p>
          </table:table-cell>
          <table:table-cell table:style-name="ce1" office:value-type="float" office:value="0.0008942676">
            <text:p>8.94E-004</text:p>
          </table:table-cell>
          <table:table-cell table:style-name="ce1" office:value-type="float" office:value="0.0008978775">
            <text:p>8.98E-004</text:p>
          </table:table-cell>
          <table:table-cell table:style-name="ce1" office:value-type="float" office:value="0.0008995939">
            <text:p>9.00E-004</text:p>
          </table:table-cell>
          <table:table-cell table:style-name="ce1" office:value-type="float" office:value="0.0009015176">
            <text:p>9.02E-004</text:p>
          </table:table-cell>
          <table:table-cell table:style-name="ce1" office:value-type="float" office:value="0.0009042636">
            <text:p>9.04E-004</text:p>
          </table:table-cell>
          <table:table-cell table:style-name="ce1" office:value-type="float" office:value="0.0009077078">
            <text:p>9.08E-004</text:p>
          </table:table-cell>
          <table:table-cell table:style-name="ce1" office:value-type="float" office:value="0.00090991653">
            <text:p>9.10E-004</text:p>
          </table:table-cell>
          <table:table-cell table:style-name="ce1" office:value-type="float" office:value="0.0009116248">
            <text:p>9.12E-004</text:p>
          </table:table-cell>
          <table:table-cell table:style-name="ce1" office:value-type="float" office:value="0.0009131427">
            <text:p>9.13E-004</text:p>
          </table:table-cell>
          <table:table-cell table:style-name="ce1" office:value-type="float" office:value="0.00091669994">
            <text:p>9.17E-004</text:p>
          </table:table-cell>
          <table:table-cell table:style-name="ce1" office:value-type="float" office:value="0.00092034345">
            <text:p>9.20E-004</text:p>
          </table:table-cell>
          <table:table-cell table:style-name="ce1" office:value-type="float" office:value="0.0009218745">
            <text:p>9.22E-004</text:p>
          </table:table-cell>
          <table:table-cell table:style-name="ce1" office:value-type="float" office:value="0.0009241456">
            <text:p>9.24E-004</text:p>
          </table:table-cell>
          <table:table-cell table:style-name="ce1" office:value-type="float" office:value="0.0009263382">
            <text:p>9.26E-004</text:p>
          </table:table-cell>
          <table:table-cell table:style-name="ce1" office:value-type="float" office:value="0.00093041034">
            <text:p>9.30E-004</text:p>
          </table:table-cell>
          <table:table-cell table:style-name="ce1" office:value-type="float" office:value="0.00093357847">
            <text:p>9.34E-004</text:p>
          </table:table-cell>
          <table:table-cell table:style-name="ce1" office:value-type="float" office:value="0.00093593623">
            <text:p>9.36E-004</text:p>
          </table:table-cell>
          <table:table-cell table:style-name="ce1" office:value-type="float" office:value="0.00093842775">
            <text:p>9.38E-004</text:p>
          </table:table-cell>
          <table:table-cell table:style-name="ce1" office:value-type="float" office:value="0.0009426215">
            <text:p>9.43E-004</text:p>
          </table:table-cell>
          <table:table-cell table:style-name="ce1" office:value-type="float" office:value="0.0009459728">
            <text:p>9.46E-004</text:p>
          </table:table-cell>
          <table:table-cell table:style-name="ce1" office:value-type="float" office:value="0.0009485606">
            <text:p>9.49E-004</text:p>
          </table:table-cell>
          <table:table-cell table:style-name="ce1" office:value-type="float" office:value="0.0009516013">
            <text:p>9.52E-004</text:p>
          </table:table-cell>
          <table:table-cell table:style-name="ce1" office:value-type="float" office:value="0.00095405045">
            <text:p>9.54E-004</text:p>
          </table:table-cell>
          <table:table-cell table:style-name="ce1" office:value-type="float" office:value="0.00095840625">
            <text:p>9.58E-004</text:p>
          </table:table-cell>
          <table:table-cell table:style-name="ce1" office:value-type="float" office:value="0.00096156535">
            <text:p>9.62E-004</text:p>
          </table:table-cell>
          <table:table-cell table:style-name="ce1" office:value-type="float" office:value="0.0009644064">
            <text:p>9.64E-004</text:p>
          </table:table-cell>
          <table:table-cell table:style-name="ce1" office:value-type="float" office:value="0.0009668271">
            <text:p>9.67E-004</text:p>
          </table:table-cell>
          <table:table-cell table:style-name="ce1" office:value-type="float" office:value="0.00097146665">
            <text:p>9.71E-004</text:p>
          </table:table-cell>
          <table:table-cell table:style-name="ce1" office:value-type="float" office:value="0.0009735327">
            <text:p>9.74E-004</text:p>
          </table:table-cell>
          <table:table-cell table:style-name="ce1" office:value-type="float" office:value="0.0009765467">
            <text:p>9.77E-004</text:p>
          </table:table-cell>
          <table:table-cell table:style-name="ce1" office:value-type="float" office:value="0.0009795511">
            <text:p>9.80E-004</text:p>
          </table:table-cell>
          <table:table-cell/>
        </table:table-row>
        <table:table-row table:style-name="ro1">
          <table:table-cell office:value-type="string">
            <text:p>/mnt/share/Music/Albums/Tool/Tool - Undertow/03 Tool - Sober - B.P.mp3</text:p>
          </table:table-cell>
          <table:table-cell office:value-type="float" office:value="0.103416756">
            <text:p>0.103416756</text:p>
          </table:table-cell>
          <table:table-cell office:value-type="float" office:value="0.09457281">
            <text:p>0.09457281</text:p>
          </table:table-cell>
          <table:table-cell office:value-type="float" office:value="0.05470275">
            <text:p>0.05470275</text:p>
          </table:table-cell>
          <table:table-cell office:value-type="float" office:value="0.026083527">
            <text:p>0.026083527</text:p>
          </table:table-cell>
          <table:table-cell office:value-type="float" office:value="0.021328766">
            <text:p>0.021328766</text:p>
          </table:table-cell>
          <table:table-cell office:value-type="float" office:value="0.03424894">
            <text:p>0.03424894</text:p>
          </table:table-cell>
          <table:table-cell office:value-type="float" office:value="0.024156623">
            <text:p>0.024156623</text:p>
          </table:table-cell>
          <table:table-cell office:value-type="float" office:value="0.027784329">
            <text:p>0.027784329</text:p>
          </table:table-cell>
          <table:table-cell office:value-type="float" office:value="0.026571754">
            <text:p>0.026571754</text:p>
          </table:table-cell>
          <table:table-cell office:value-type="float" office:value="0.019721441">
            <text:p>0.019721441</text:p>
          </table:table-cell>
          <table:table-cell office:value-type="float" office:value="0.03777773">
            <text:p>0.03777773</text:p>
          </table:table-cell>
          <table:table-cell office:value-type="float" office:value="0.019559892">
            <text:p>0.019559892</text:p>
          </table:table-cell>
          <table:table-cell office:value-type="float" office:value="0.019797172">
            <text:p>0.019797172</text:p>
          </table:table-cell>
          <table:table-cell office:value-type="float" office:value="0.030432394">
            <text:p>0.030432394</text:p>
          </table:table-cell>
          <table:table-cell office:value-type="float" office:value="0.02249913">
            <text:p>0.02249913</text:p>
          </table:table-cell>
          <table:table-cell office:value-type="float" office:value="0.021739792">
            <text:p>0.021739792</text:p>
          </table:table-cell>
          <table:table-cell office:value-type="float" office:value="0.018410942">
            <text:p>0.018410942</text:p>
          </table:table-cell>
          <table:table-cell office:value-type="float" office:value="0.018160949">
            <text:p>0.018160949</text:p>
          </table:table-cell>
          <table:table-cell office:value-type="float" office:value="0.02177936">
            <text:p>0.02177936</text:p>
          </table:table-cell>
          <table:table-cell office:value-type="float" office:value="0.015660724">
            <text:p>0.015660724</text:p>
          </table:table-cell>
          <table:table-cell office:value-type="float" office:value="0.019384105">
            <text:p>0.019384105</text:p>
          </table:table-cell>
          <table:table-cell office:value-type="float" office:value="0.016481338">
            <text:p>0.016481338</text:p>
          </table:table-cell>
          <table:table-cell office:value-type="float" office:value="0.018626358">
            <text:p>0.018626358</text:p>
          </table:table-cell>
          <table:table-cell office:value-type="float" office:value="0.023360927">
            <text:p>0.023360927</text:p>
          </table:table-cell>
          <table:table-cell office:value-type="float" office:value="0.024013586">
            <text:p>0.024013586</text:p>
          </table:table-cell>
          <table:table-cell office:value-type="float" office:value="0.025124785">
            <text:p>0.025124785</text:p>
          </table:table-cell>
          <table:table-cell office:value-type="float" office:value="0.018747782">
            <text:p>0.018747782</text:p>
          </table:table-cell>
          <table:table-cell office:value-type="float" office:value="0.02161481">
            <text:p>0.02161481</text:p>
          </table:table-cell>
          <table:table-cell office:value-type="float" office:value="0.016989004">
            <text:p>0.016989004</text:p>
          </table:table-cell>
          <table:table-cell office:value-type="float" office:value="0.019580761">
            <text:p>0.019580761</text:p>
          </table:table-cell>
          <table:table-cell office:value-type="float" office:value="0.020392228">
            <text:p>0.020392228</text:p>
          </table:table-cell>
          <table:table-cell office:value-type="float" office:value="0.017173277">
            <text:p>0.017173277</text:p>
          </table:table-cell>
          <table:table-cell office:value-type="float" office:value="0.018201584">
            <text:p>0.018201584</text:p>
          </table:table-cell>
          <table:table-cell office:value-type="float" office:value="0.01563325">
            <text:p>0.01563325</text:p>
          </table:table-cell>
          <table:table-cell office:value-type="float" office:value="0.016377056">
            <text:p>0.016377056</text:p>
          </table:table-cell>
          <table:table-cell office:value-type="float" office:value="0.015783645">
            <text:p>0.015783645</text:p>
          </table:table-cell>
          <table:table-cell office:value-type="float" office:value="0.01677363">
            <text:p>0.01677363</text:p>
          </table:table-cell>
          <table:table-cell office:value-type="float" office:value="0.014432152">
            <text:p>0.014432152</text:p>
          </table:table-cell>
          <table:table-cell office:value-type="float" office:value="0.017082978">
            <text:p>0.017082978</text:p>
          </table:table-cell>
          <table:table-cell office:value-type="float" office:value="0.018244565">
            <text:p>0.018244565</text:p>
          </table:table-cell>
          <table:table-cell office:value-type="float" office:value="0.020345144">
            <text:p>0.020345144</text:p>
          </table:table-cell>
          <table:table-cell office:value-type="float" office:value="0.018763559">
            <text:p>0.018763559</text:p>
          </table:table-cell>
          <table:table-cell office:value-type="float" office:value="0.015536794">
            <text:p>0.015536794</text:p>
          </table:table-cell>
          <table:table-cell office:value-type="float" office:value="0.016931457">
            <text:p>0.016931457</text:p>
          </table:table-cell>
          <table:table-cell office:value-type="float" office:value="0.016647354">
            <text:p>0.016647354</text:p>
          </table:table-cell>
          <table:table-cell office:value-type="float" office:value="0.017069215">
            <text:p>0.017069215</text:p>
          </table:table-cell>
          <table:table-cell office:value-type="float" office:value="0.018818175">
            <text:p>0.018818175</text:p>
          </table:table-cell>
          <table:table-cell office:value-type="float" office:value="0.016079482">
            <text:p>0.016079482</text:p>
          </table:table-cell>
          <table:table-cell office:value-type="float" office:value="0.015026027">
            <text:p>0.015026027</text:p>
          </table:table-cell>
          <table:table-cell office:value-type="float" office:value="0.0162026">
            <text:p>0.0162026</text:p>
          </table:table-cell>
          <table:table-cell office:value-type="float" office:value="0.016000647">
            <text:p>0.016000647</text:p>
          </table:table-cell>
          <table:table-cell office:value-type="float" office:value="0.016048288">
            <text:p>0.016048288</text:p>
          </table:table-cell>
          <table:table-cell office:value-type="float" office:value="0.014414831">
            <text:p>0.014414831</text:p>
          </table:table-cell>
          <table:table-cell office:value-type="float" office:value="0.016476477">
            <text:p>0.016476477</text:p>
          </table:table-cell>
          <table:table-cell office:value-type="float" office:value="0.015951347">
            <text:p>0.015951347</text:p>
          </table:table-cell>
          <table:table-cell office:value-type="float" office:value="0.014659301">
            <text:p>0.014659301</text:p>
          </table:table-cell>
          <table:table-cell office:value-type="float" office:value="0.016969277">
            <text:p>0.016969277</text:p>
          </table:table-cell>
          <table:table-cell office:value-type="float" office:value="0.012982446">
            <text:p>0.012982446</text:p>
          </table:table-cell>
          <table:table-cell office:value-type="float" office:value="0.013910078">
            <text:p>0.013910078</text:p>
          </table:table-cell>
          <table:table-cell office:value-type="float" office:value="0.014137283">
            <text:p>0.014137283</text:p>
          </table:table-cell>
          <table:table-cell office:value-type="float" office:value="0.016332356">
            <text:p>0.016332356</text:p>
          </table:table-cell>
          <table:table-cell office:value-type="float" office:value="0.017209882">
            <text:p>0.017209882</text:p>
          </table:table-cell>
          <table:table-cell office:value-type="float" office:value="0.014201357">
            <text:p>0.014201357</text:p>
          </table:table-cell>
          <table:table-cell office:value-type="float" office:value="0.013504234">
            <text:p>0.013504234</text:p>
          </table:table-cell>
          <table:table-cell office:value-type="float" office:value="0.01806778">
            <text:p>0.01806778</text:p>
          </table:table-cell>
          <table:table-cell office:value-type="float" office:value="0.015608719">
            <text:p>0.015608719</text:p>
          </table:table-cell>
          <table:table-cell office:value-type="float" office:value="0.015226941">
            <text:p>0.015226941</text:p>
          </table:table-cell>
          <table:table-cell office:value-type="float" office:value="0.015093037">
            <text:p>0.015093037</text:p>
          </table:table-cell>
          <table:table-cell office:value-type="float" office:value="0.015218023">
            <text:p>0.015218023</text:p>
          </table:table-cell>
          <table:table-cell office:value-type="float" office:value="0.017551377">
            <text:p>0.017551377</text:p>
          </table:table-cell>
          <table:table-cell office:value-type="float" office:value="0.017903484">
            <text:p>0.017903484</text:p>
          </table:table-cell>
          <table:table-cell office:value-type="float" office:value="0.017659973">
            <text:p>0.017659973</text:p>
          </table:table-cell>
          <table:table-cell office:value-type="float" office:value="0.016996812">
            <text:p>0.016996812</text:p>
          </table:table-cell>
          <table:table-cell office:value-type="float" office:value="0.017698426">
            <text:p>0.017698426</text:p>
          </table:table-cell>
          <table:table-cell office:value-type="float" office:value="0.018106744">
            <text:p>0.018106744</text:p>
          </table:table-cell>
          <table:table-cell office:value-type="float" office:value="0.01627549">
            <text:p>0.01627549</text:p>
          </table:table-cell>
          <table:table-cell office:value-type="float" office:value="0.0148599455">
            <text:p>0.0148599455</text:p>
          </table:table-cell>
          <table:table-cell office:value-type="float" office:value="0.017533287">
            <text:p>0.017533287</text:p>
          </table:table-cell>
          <table:table-cell office:value-type="float" office:value="0.018547669">
            <text:p>0.018547669</text:p>
          </table:table-cell>
          <table:table-cell office:value-type="float" office:value="0.013913202">
            <text:p>0.013913202</text:p>
          </table:table-cell>
          <table:table-cell office:value-type="float" office:value="0.014707421">
            <text:p>0.014707421</text:p>
          </table:table-cell>
          <table:table-cell office:value-type="float" office:value="0.014481484">
            <text:p>0.014481484</text:p>
          </table:table-cell>
          <table:table-cell office:value-type="float" office:value="0.011633023">
            <text:p>0.011633023</text:p>
          </table:table-cell>
          <table:table-cell office:value-type="float" office:value="0.012065197">
            <text:p>0.012065197</text:p>
          </table:table-cell>
          <table:table-cell office:value-type="float" office:value="0.013511029">
            <text:p>0.013511029</text:p>
          </table:table-cell>
          <table:table-cell office:value-type="float" office:value="0.011199932">
            <text:p>0.011199932</text:p>
          </table:table-cell>
          <table:table-cell office:value-type="float" office:value="0.011426338">
            <text:p>0.011426338</text:p>
          </table:table-cell>
          <table:table-cell office:value-type="float" office:value="0.011520345">
            <text:p>0.011520345</text:p>
          </table:table-cell>
          <table:table-cell office:value-type="float" office:value="0.010825739">
            <text:p>0.010825739</text:p>
          </table:table-cell>
          <table:table-cell office:value-type="float" office:value="0.010332109">
            <text:p>0.010332109</text:p>
          </table:table-cell>
          <table:table-cell office:value-type="float" office:value="0.010422474">
            <text:p>0.010422474</text:p>
          </table:table-cell>
          <table:table-cell office:value-type="float" office:value="0.010235432">
            <text:p>0.010235432</text:p>
          </table:table-cell>
          <table:table-cell office:value-type="float" office:value="0.011717318">
            <text:p>0.011717318</text:p>
          </table:table-cell>
          <table:table-cell office:value-type="float" office:value="0.010839017">
            <text:p>0.010839017</text:p>
          </table:table-cell>
          <table:table-cell office:value-type="float" office:value="0.009753896">
            <text:p>0.009753896</text:p>
          </table:table-cell>
          <table:table-cell office:value-type="float" office:value="0.010685057">
            <text:p>0.010685057</text:p>
          </table:table-cell>
          <table:table-cell office:value-type="float" office:value="0.011748601">
            <text:p>0.011748601</text:p>
          </table:table-cell>
          <table:table-cell office:value-type="float" office:value="0.009915849">
            <text:p>0.009915849</text:p>
          </table:table-cell>
          <table:table-cell office:value-type="float" office:value="0.011010015">
            <text:p>0.011010015</text:p>
          </table:table-cell>
          <table:table-cell office:value-type="float" office:value="0.009565338">
            <text:p>0.009565338</text:p>
          </table:table-cell>
          <table:table-cell office:value-type="float" office:value="0.009319142">
            <text:p>0.009319142</text:p>
          </table:table-cell>
          <table:table-cell office:value-type="float" office:value="0.0107563725">
            <text:p>0.0107563725</text:p>
          </table:table-cell>
          <table:table-cell office:value-type="float" office:value="0.01076012">
            <text:p>0.01076012</text:p>
          </table:table-cell>
          <table:table-cell office:value-type="float" office:value="0.0103253955">
            <text:p>0.0103253955</text:p>
          </table:table-cell>
          <table:table-cell office:value-type="float" office:value="0.008127854">
            <text:p>0.008127854</text:p>
          </table:table-cell>
          <table:table-cell office:value-type="float" office:value="0.0076681813">
            <text:p>0.0076681813</text:p>
          </table:table-cell>
          <table:table-cell office:value-type="float" office:value="0.009097443">
            <text:p>0.009097443</text:p>
          </table:table-cell>
          <table:table-cell office:value-type="float" office:value="0.010024211">
            <text:p>0.010024211</text:p>
          </table:table-cell>
          <table:table-cell office:value-type="float" office:value="0.009124943">
            <text:p>0.009124943</text:p>
          </table:table-cell>
          <table:table-cell office:value-type="float" office:value="0.009082629">
            <text:p>0.009082629</text:p>
          </table:table-cell>
          <table:table-cell office:value-type="float" office:value="0.0087347515">
            <text:p>0.0087347515</text:p>
          </table:table-cell>
          <table:table-cell office:value-type="float" office:value="0.00865476">
            <text:p>0.00865476</text:p>
          </table:table-cell>
          <table:table-cell office:value-type="float" office:value="0.0094949445">
            <text:p>0.0094949445</text:p>
          </table:table-cell>
          <table:table-cell office:value-type="float" office:value="0.009881798">
            <text:p>0.009881798</text:p>
          </table:table-cell>
          <table:table-cell office:value-type="float" office:value="0.008528575">
            <text:p>0.008528575</text:p>
          </table:table-cell>
          <table:table-cell office:value-type="float" office:value="0.007821718">
            <text:p>0.007821718</text:p>
          </table:table-cell>
          <table:table-cell office:value-type="float" office:value="0.007258513">
            <text:p>0.007258513</text:p>
          </table:table-cell>
          <table:table-cell office:value-type="float" office:value="0.008455588">
            <text:p>0.008455588</text:p>
          </table:table-cell>
          <table:table-cell office:value-type="float" office:value="0.008065968">
            <text:p>0.008065968</text:p>
          </table:table-cell>
          <table:table-cell office:value-type="float" office:value="0.008552997">
            <text:p>0.008552997</text:p>
          </table:table-cell>
          <table:table-cell office:value-type="float" office:value="0.00790987">
            <text:p>0.00790987</text:p>
          </table:table-cell>
          <table:table-cell office:value-type="float" office:value="0.0070393546">
            <text:p>0.0070393546</text:p>
          </table:table-cell>
          <table:table-cell office:value-type="float" office:value="0.0074364133">
            <text:p>0.0074364133</text:p>
          </table:table-cell>
          <table:table-cell office:value-type="float" office:value="0.006396831">
            <text:p>0.006396831</text:p>
          </table:table-cell>
          <table:table-cell office:value-type="float" office:value="0.006409122">
            <text:p>0.006409122</text:p>
          </table:table-cell>
          <table:table-cell office:value-type="float" office:value="0.0064648124">
            <text:p>0.0064648124</text:p>
          </table:table-cell>
          <table:table-cell office:value-type="float" office:value="0.005793561">
            <text:p>0.005793561</text:p>
          </table:table-cell>
          <table:table-cell office:value-type="float" office:value="0.006184472">
            <text:p>0.006184472</text:p>
          </table:table-cell>
          <table:table-cell office:value-type="float" office:value="0.007772793">
            <text:p>0.007772793</text:p>
          </table:table-cell>
          <table:table-cell office:value-type="float" office:value="0.0066961027">
            <text:p>0.0066961027</text:p>
          </table:table-cell>
          <table:table-cell office:value-type="float" office:value="0.005353678">
            <text:p>0.005353678</text:p>
          </table:table-cell>
          <table:table-cell office:value-type="float" office:value="0.0055584433">
            <text:p>0.0055584433</text:p>
          </table:table-cell>
          <table:table-cell office:value-type="float" office:value="0.0057519595">
            <text:p>0.0057519595</text:p>
          </table:table-cell>
          <table:table-cell office:value-type="float" office:value="0.0053780847">
            <text:p>0.0053780847</text:p>
          </table:table-cell>
          <table:table-cell office:value-type="float" office:value="0.0057543563">
            <text:p>0.0057543563</text:p>
          </table:table-cell>
          <table:table-cell office:value-type="float" office:value="0.004750652">
            <text:p>0.004750652</text:p>
          </table:table-cell>
          <table:table-cell office:value-type="float" office:value="0.0051405416">
            <text:p>0.0051405416</text:p>
          </table:table-cell>
          <table:table-cell office:value-type="float" office:value="0.005326249">
            <text:p>0.005326249</text:p>
          </table:table-cell>
          <table:table-cell office:value-type="float" office:value="0.0049792253">
            <text:p>0.0049792253</text:p>
          </table:table-cell>
          <table:table-cell office:value-type="float" office:value="0.0050750095">
            <text:p>0.0050750095</text:p>
          </table:table-cell>
          <table:table-cell office:value-type="float" office:value="0.0048883203">
            <text:p>0.0048883203</text:p>
          </table:table-cell>
          <table:table-cell office:value-type="float" office:value="0.004861758">
            <text:p>0.004861758</text:p>
          </table:table-cell>
          <table:table-cell office:value-type="float" office:value="0.0049927435">
            <text:p>0.0049927435</text:p>
          </table:table-cell>
          <table:table-cell office:value-type="float" office:value="0.004327852">
            <text:p>0.004327852</text:p>
          </table:table-cell>
          <table:table-cell office:value-type="float" office:value="0.00487601">
            <text:p>0.00487601</text:p>
          </table:table-cell>
          <table:table-cell office:value-type="float" office:value="0.003932141">
            <text:p>0.003932141</text:p>
          </table:table-cell>
          <table:table-cell office:value-type="float" office:value="0.0045257807">
            <text:p>0.0045257807</text:p>
          </table:table-cell>
          <table:table-cell office:value-type="float" office:value="0.005032705">
            <text:p>0.005032705</text:p>
          </table:table-cell>
          <table:table-cell office:value-type="float" office:value="0.004761097">
            <text:p>0.004761097</text:p>
          </table:table-cell>
          <table:table-cell office:value-type="float" office:value="0.004292253">
            <text:p>0.004292253</text:p>
          </table:table-cell>
          <table:table-cell office:value-type="float" office:value="0.004695759">
            <text:p>0.004695759</text:p>
          </table:table-cell>
          <table:table-cell office:value-type="float" office:value="0.0042351577">
            <text:p>0.0042351577</text:p>
          </table:table-cell>
          <table:table-cell office:value-type="float" office:value="0.0038711748">
            <text:p>0.0038711748</text:p>
          </table:table-cell>
          <table:table-cell office:value-type="float" office:value="0.004252125">
            <text:p>0.004252125</text:p>
          </table:table-cell>
          <table:table-cell office:value-type="float" office:value="0.004933745">
            <text:p>0.004933745</text:p>
          </table:table-cell>
          <table:table-cell office:value-type="float" office:value="0.0047688987">
            <text:p>0.0047688987</text:p>
          </table:table-cell>
          <table:table-cell office:value-type="float" office:value="0.0040790364">
            <text:p>0.0040790364</text:p>
          </table:table-cell>
          <table:table-cell office:value-type="float" office:value="0.0039095837">
            <text:p>0.0039095837</text:p>
          </table:table-cell>
          <table:table-cell office:value-type="float" office:value="0.0043407474">
            <text:p>0.0043407474</text:p>
          </table:table-cell>
          <table:table-cell office:value-type="float" office:value="0.0038740158">
            <text:p>0.0038740158</text:p>
          </table:table-cell>
          <table:table-cell office:value-type="float" office:value="0.0036294612">
            <text:p>0.0036294612</text:p>
          </table:table-cell>
          <table:table-cell office:value-type="float" office:value="0.0041094865">
            <text:p>0.0041094865</text:p>
          </table:table-cell>
          <table:table-cell office:value-type="float" office:value="0.004184123">
            <text:p>0.004184123</text:p>
          </table:table-cell>
          <table:table-cell office:value-type="float" office:value="0.0045263045">
            <text:p>0.0045263045</text:p>
          </table:table-cell>
          <table:table-cell office:value-type="float" office:value="0.004047579">
            <text:p>0.004047579</text:p>
          </table:table-cell>
          <table:table-cell office:value-type="float" office:value="0.0034725545">
            <text:p>0.0034725545</text:p>
          </table:table-cell>
          <table:table-cell office:value-type="float" office:value="0.0039195707">
            <text:p>0.0039195707</text:p>
          </table:table-cell>
          <table:table-cell office:value-type="float" office:value="0.0035929077">
            <text:p>0.0035929077</text:p>
          </table:table-cell>
          <table:table-cell office:value-type="float" office:value="0.0030467208">
            <text:p>0.0030467208</text:p>
          </table:table-cell>
          <table:table-cell office:value-type="float" office:value="0.003096673">
            <text:p>0.003096673</text:p>
          </table:table-cell>
          <table:table-cell office:value-type="float" office:value="0.003445668">
            <text:p>0.003445668</text:p>
          </table:table-cell>
          <table:table-cell office:value-type="float" office:value="0.003590263">
            <text:p>0.003590263</text:p>
          </table:table-cell>
          <table:table-cell office:value-type="float" office:value="0.003452923">
            <text:p>0.003452923</text:p>
          </table:table-cell>
          <table:table-cell office:value-type="float" office:value="0.0033437612">
            <text:p>0.0033437612</text:p>
          </table:table-cell>
          <table:table-cell office:value-type="float" office:value="0.0032987779">
            <text:p>0.0032987779</text:p>
          </table:table-cell>
          <table:table-cell office:value-type="float" office:value="0.003223676">
            <text:p>0.003223676</text:p>
          </table:table-cell>
          <table:table-cell office:value-type="float" office:value="0.0029261943">
            <text:p>0.0029261943</text:p>
          </table:table-cell>
          <table:table-cell office:value-type="float" office:value="0.0028956567">
            <text:p>0.0028956567</text:p>
          </table:table-cell>
          <table:table-cell office:value-type="float" office:value="0.0031404651">
            <text:p>0.0031404651</text:p>
          </table:table-cell>
          <table:table-cell office:value-type="float" office:value="0.0030650538">
            <text:p>0.0030650538</text:p>
          </table:table-cell>
          <table:table-cell office:value-type="float" office:value="0.003243901">
            <text:p>0.003243901</text:p>
          </table:table-cell>
          <table:table-cell office:value-type="float" office:value="0.0030466686">
            <text:p>0.0030466686</text:p>
          </table:table-cell>
          <table:table-cell office:value-type="float" office:value="0.0026548675">
            <text:p>0.0026548675</text:p>
          </table:table-cell>
          <table:table-cell office:value-type="float" office:value="0.0025856246">
            <text:p>0.0025856246</text:p>
          </table:table-cell>
          <table:table-cell office:value-type="float" office:value="0.0024706032">
            <text:p>0.0024706032</text:p>
          </table:table-cell>
          <table:table-cell office:value-type="float" office:value="0.0017582421">
            <text:p>0.0017582421</text:p>
          </table:table-cell>
          <table:table-cell table:style-name="ce1" office:value-type="float" office:value="0.00073434226">
            <text:p>7.34E-004</text:p>
          </table:table-cell>
          <table:table-cell table:style-name="ce1" office:value-type="float" office:value="0.0006732146">
            <text:p>6.73E-004</text:p>
          </table:table-cell>
          <table:table-cell table:style-name="ce1" office:value-type="float" office:value="0.0006633316">
            <text:p>6.63E-004</text:p>
          </table:table-cell>
          <table:table-cell table:style-name="ce1" office:value-type="float" office:value="0.0006608389">
            <text:p>6.61E-004</text:p>
          </table:table-cell>
          <table:table-cell table:style-name="ce1" office:value-type="float" office:value="0.0006588168">
            <text:p>6.59E-004</text:p>
          </table:table-cell>
          <table:table-cell table:style-name="ce1" office:value-type="float" office:value="0.0006574044">
            <text:p>6.57E-004</text:p>
          </table:table-cell>
          <table:table-cell table:style-name="ce1" office:value-type="float" office:value="0.000657639">
            <text:p>6.58E-004</text:p>
          </table:table-cell>
          <table:table-cell table:style-name="ce1" office:value-type="float" office:value="0.0006580717">
            <text:p>6.58E-004</text:p>
          </table:table-cell>
          <table:table-cell table:style-name="ce1" office:value-type="float" office:value="0.0006590414">
            <text:p>6.59E-004</text:p>
          </table:table-cell>
          <table:table-cell table:style-name="ce1" office:value-type="float" office:value="0.00065946183">
            <text:p>6.59E-004</text:p>
          </table:table-cell>
          <table:table-cell table:style-name="ce1" office:value-type="float" office:value="0.00065972406">
            <text:p>6.60E-004</text:p>
          </table:table-cell>
          <table:table-cell table:style-name="ce1" office:value-type="float" office:value="0.000660362">
            <text:p>6.60E-004</text:p>
          </table:table-cell>
          <table:table-cell table:style-name="ce1" office:value-type="float" office:value="0.00066227495">
            <text:p>6.62E-004</text:p>
          </table:table-cell>
          <table:table-cell table:style-name="ce1" office:value-type="float" office:value="0.00066367583">
            <text:p>6.64E-004</text:p>
          </table:table-cell>
          <table:table-cell table:style-name="ce1" office:value-type="float" office:value="0.0006643532">
            <text:p>6.64E-004</text:p>
          </table:table-cell>
          <table:table-cell table:style-name="ce1" office:value-type="float" office:value="0.0006652571">
            <text:p>6.65E-004</text:p>
          </table:table-cell>
          <table:table-cell table:style-name="ce1" office:value-type="float" office:value="0.0006662298">
            <text:p>6.66E-004</text:p>
          </table:table-cell>
          <table:table-cell table:style-name="ce1" office:value-type="float" office:value="0.0006681361">
            <text:p>6.68E-004</text:p>
          </table:table-cell>
          <table:table-cell table:style-name="ce1" office:value-type="float" office:value="0.00066903274">
            <text:p>6.69E-004</text:p>
          </table:table-cell>
          <table:table-cell office:value-type="float" office:value="0.00067009206">
            <text:p>6.70E-004</text:p>
          </table:table-cell>
          <table:table-cell office:value-type="float" office:value="0.0006712546">
            <text:p>6.71E-004</text:p>
          </table:table-cell>
          <table:table-cell table:style-name="ce1" office:value-type="float" office:value="0.00067355717">
            <text:p>6.74E-004</text:p>
          </table:table-cell>
          <table:table-cell table:style-name="ce1" office:value-type="float" office:value="0.0006748681">
            <text:p>6.75E-004</text:p>
          </table:table-cell>
          <table:table-cell table:style-name="ce1" office:value-type="float" office:value="0.0006759806">
            <text:p>6.76E-004</text:p>
          </table:table-cell>
          <table:table-cell table:style-name="ce1" office:value-type="float" office:value="0.0006770047">
            <text:p>6.77E-004</text:p>
          </table:table-cell>
          <table:table-cell table:style-name="ce1" office:value-type="float" office:value="0.0006784745">
            <text:p>6.78E-004</text:p>
          </table:table-cell>
          <table:table-cell table:style-name="ce1" office:value-type="float" office:value="0.0006801584">
            <text:p>6.80E-004</text:p>
          </table:table-cell>
          <table:table-cell table:style-name="ce1" office:value-type="float" office:value="0.0006813612">
            <text:p>6.81E-004</text:p>
          </table:table-cell>
          <table:table-cell table:style-name="ce1" office:value-type="float" office:value="0.0006828205">
            <text:p>6.83E-004</text:p>
          </table:table-cell>
          <table:table-cell table:style-name="ce1" office:value-type="float" office:value="0.00068417104">
            <text:p>6.84E-004</text:p>
          </table:table-cell>
          <table:table-cell table:style-name="ce1" office:value-type="float" office:value="0.000686874">
            <text:p>6.87E-004</text:p>
          </table:table-cell>
          <table:table-cell table:style-name="ce1" office:value-type="float" office:value="0.0006877933">
            <text:p>6.88E-004</text:p>
          </table:table-cell>
          <table:table-cell table:style-name="ce1" office:value-type="float" office:value="0.0006894588">
            <text:p>6.89E-004</text:p>
          </table:table-cell>
          <table:table-cell table:style-name="ce1" office:value-type="float" office:value="0.0006911571">
            <text:p>6.91E-004</text:p>
          </table:table-cell>
          <table:table-cell table:style-name="ce1" office:value-type="float" office:value="0.0006940754">
            <text:p>6.94E-004</text:p>
          </table:table-cell>
          <table:table-cell table:style-name="ce1" office:value-type="float" office:value="0.00069597317">
            <text:p>6.96E-004</text:p>
          </table:table-cell>
          <table:table-cell table:style-name="ce1" office:value-type="float" office:value="0.0006972972">
            <text:p>6.97E-004</text:p>
          </table:table-cell>
          <table:table-cell table:style-name="ce1" office:value-type="float" office:value="0.0006985028">
            <text:p>6.99E-004</text:p>
          </table:table-cell>
          <table:table-cell table:style-name="ce1" office:value-type="float" office:value="0.0007003408">
            <text:p>7.00E-004</text:p>
          </table:table-cell>
          <table:table-cell table:style-name="ce1" office:value-type="float" office:value="0.0007032581">
            <text:p>7.03E-004</text:p>
          </table:table-cell>
          <table:table-cell table:style-name="ce1" office:value-type="float" office:value="0.00070489035">
            <text:p>7.05E-004</text:p>
          </table:table-cell>
          <table:table-cell table:style-name="ce1" office:value-type="float" office:value="0.00070600345">
            <text:p>7.06E-004</text:p>
          </table:table-cell>
          <table:table-cell table:style-name="ce1" office:value-type="float" office:value="0.0007080228">
            <text:p>7.08E-004</text:p>
          </table:table-cell>
          <table:table-cell table:style-name="ce1" office:value-type="float" office:value="0.0007113448">
            <text:p>7.11E-004</text:p>
          </table:table-cell>
          <table:table-cell table:style-name="ce1" office:value-type="float" office:value="0.00071279495">
            <text:p>7.13E-004</text:p>
          </table:table-cell>
          <table:table-cell table:style-name="ce1" office:value-type="float" office:value="0.0007138445">
            <text:p>7.14E-004</text:p>
          </table:table-cell>
          <table:table-cell table:style-name="ce1" office:value-type="float" office:value="0.00071516144">
            <text:p>7.15E-004</text:p>
          </table:table-cell>
          <table:table-cell table:style-name="ce1" office:value-type="float" office:value="0.00071773457">
            <text:p>7.18E-004</text:p>
          </table:table-cell>
          <table:table-cell table:style-name="ce1" office:value-type="float" office:value="0.00072053267">
            <text:p>7.21E-004</text:p>
          </table:table-cell>
          <table:table-cell table:style-name="ce1" office:value-type="float" office:value="0.00072182505">
            <text:p>7.22E-004</text:p>
          </table:table-cell>
          <table:table-cell table:style-name="ce1" office:value-type="float" office:value="0.0007237026">
            <text:p>7.24E-004</text:p>
          </table:table-cell>
          <table:table-cell table:style-name="ce1" office:value-type="float" office:value="0.00072540273">
            <text:p>7.25E-004</text:p>
          </table:table-cell>
          <table:table-cell table:style-name="ce1" office:value-type="float" office:value="0.00072900497">
            <text:p>7.29E-004</text:p>
          </table:table-cell>
          <table:table-cell table:style-name="ce1" office:value-type="float" office:value="0.0007310581">
            <text:p>7.31E-004</text:p>
          </table:table-cell>
          <table:table-cell table:style-name="ce1" office:value-type="float" office:value="0.0007332502">
            <text:p>7.33E-004</text:p>
          </table:table-cell>
          <table:table-cell table:style-name="ce1" office:value-type="float" office:value="0.0007353151">
            <text:p>7.35E-004</text:p>
          </table:table-cell>
          <table:table-cell table:style-name="ce1" office:value-type="float" office:value="0.0007383016">
            <text:p>7.38E-004</text:p>
          </table:table-cell>
          <table:table-cell table:style-name="ce1" office:value-type="float" office:value="0.00074086816">
            <text:p>7.41E-004</text:p>
          </table:table-cell>
          <table:table-cell table:style-name="ce1" office:value-type="float" office:value="0.0007427242">
            <text:p>7.43E-004</text:p>
          </table:table-cell>
          <table:table-cell table:style-name="ce1" office:value-type="float" office:value="0.0007445646">
            <text:p>7.45E-004</text:p>
          </table:table-cell>
          <table:table-cell table:style-name="ce1" office:value-type="float" office:value="0.0007470231">
            <text:p>7.47E-004</text:p>
          </table:table-cell>
          <table:table-cell table:style-name="ce1" office:value-type="float" office:value="0.0007508319">
            <text:p>7.51E-004</text:p>
          </table:table-cell>
          <table:table-cell table:style-name="ce1" office:value-type="float" office:value="0.00075271144">
            <text:p>7.53E-004</text:p>
          </table:table-cell>
          <table:table-cell table:style-name="ce1" office:value-type="float" office:value="0.00075483765">
            <text:p>7.55E-004</text:p>
          </table:table-cell>
          <table:table-cell table:style-name="ce1" office:value-type="float" office:value="0.00075713126">
            <text:p>7.57E-004</text:p>
          </table:table-cell>
          <table:table-cell table:style-name="ce1" office:value-type="float" office:value="0.00076099037">
            <text:p>7.61E-004</text:p>
          </table:table-cell>
          <table:table-cell table:style-name="ce1" office:value-type="float" office:value="0.00076224125">
            <text:p>7.62E-004</text:p>
          </table:table-cell>
          <table:table-cell table:style-name="ce1" office:value-type="float" office:value="0.00076430704">
            <text:p>7.64E-004</text:p>
          </table:table-cell>
          <table:table-cell table:style-name="ce1" office:value-type="float" office:value="0.0007666274">
            <text:p>7.67E-004</text:p>
          </table:table-cell>
          <table:table-cell/>
        </table:table-row>
        <table:table-row table:style-name="ro1">
          <table:table-cell office:value-type="string">
            <text:p>/mnt/share/Music/Albums/Tool/Tool - Undertow/04 Tool - Bottom - B.P.mp3</text:p>
          </table:table-cell>
          <table:table-cell office:value-type="float" office:value="0.15243758">
            <text:p>0.15243758</text:p>
          </table:table-cell>
          <table:table-cell office:value-type="float" office:value="0.1293593">
            <text:p>0.1293593</text:p>
          </table:table-cell>
          <table:table-cell office:value-type="float" office:value="0.049578547">
            <text:p>0.049578547</text:p>
          </table:table-cell>
          <table:table-cell office:value-type="float" office:value="0.030253056">
            <text:p>0.030253056</text:p>
          </table:table-cell>
          <table:table-cell office:value-type="float" office:value="0.022324111">
            <text:p>0.022324111</text:p>
          </table:table-cell>
          <table:table-cell office:value-type="float" office:value="0.020052498">
            <text:p>0.020052498</text:p>
          </table:table-cell>
          <table:table-cell office:value-type="float" office:value="0.014731746">
            <text:p>0.014731746</text:p>
          </table:table-cell>
          <table:table-cell office:value-type="float" office:value="0.017769122">
            <text:p>0.017769122</text:p>
          </table:table-cell>
          <table:table-cell office:value-type="float" office:value="0.02067356">
            <text:p>0.02067356</text:p>
          </table:table-cell>
          <table:table-cell office:value-type="float" office:value="0.02272096">
            <text:p>0.02272096</text:p>
          </table:table-cell>
          <table:table-cell office:value-type="float" office:value="0.027899371">
            <text:p>0.027899371</text:p>
          </table:table-cell>
          <table:table-cell office:value-type="float" office:value="0.017270219">
            <text:p>0.017270219</text:p>
          </table:table-cell>
          <table:table-cell office:value-type="float" office:value="0.022482608">
            <text:p>0.022482608</text:p>
          </table:table-cell>
          <table:table-cell office:value-type="float" office:value="0.01996764">
            <text:p>0.01996764</text:p>
          </table:table-cell>
          <table:table-cell office:value-type="float" office:value="0.016654968">
            <text:p>0.016654968</text:p>
          </table:table-cell>
          <table:table-cell office:value-type="float" office:value="0.018325856">
            <text:p>0.018325856</text:p>
          </table:table-cell>
          <table:table-cell office:value-type="float" office:value="0.014490672">
            <text:p>0.014490672</text:p>
          </table:table-cell>
          <table:table-cell office:value-type="float" office:value="0.017454203">
            <text:p>0.017454203</text:p>
          </table:table-cell>
          <table:table-cell office:value-type="float" office:value="0.021257022">
            <text:p>0.021257022</text:p>
          </table:table-cell>
          <table:table-cell office:value-type="float" office:value="0.017476916">
            <text:p>0.017476916</text:p>
          </table:table-cell>
          <table:table-cell office:value-type="float" office:value="0.019517493">
            <text:p>0.019517493</text:p>
          </table:table-cell>
          <table:table-cell office:value-type="float" office:value="0.014575243">
            <text:p>0.014575243</text:p>
          </table:table-cell>
          <table:table-cell office:value-type="float" office:value="0.017033678">
            <text:p>0.017033678</text:p>
          </table:table-cell>
          <table:table-cell office:value-type="float" office:value="0.020324688">
            <text:p>0.020324688</text:p>
          </table:table-cell>
          <table:table-cell office:value-type="float" office:value="0.021754827">
            <text:p>0.021754827</text:p>
          </table:table-cell>
          <table:table-cell office:value-type="float" office:value="0.025349585">
            <text:p>0.025349585</text:p>
          </table:table-cell>
          <table:table-cell office:value-type="float" office:value="0.026154686">
            <text:p>0.026154686</text:p>
          </table:table-cell>
          <table:table-cell office:value-type="float" office:value="0.026479727">
            <text:p>0.026479727</text:p>
          </table:table-cell>
          <table:table-cell office:value-type="float" office:value="0.022531725">
            <text:p>0.022531725</text:p>
          </table:table-cell>
          <table:table-cell office:value-type="float" office:value="0.02003765">
            <text:p>0.02003765</text:p>
          </table:table-cell>
          <table:table-cell office:value-type="float" office:value="0.021581022">
            <text:p>0.021581022</text:p>
          </table:table-cell>
          <table:table-cell office:value-type="float" office:value="0.020772787">
            <text:p>0.020772787</text:p>
          </table:table-cell>
          <table:table-cell office:value-type="float" office:value="0.019711815">
            <text:p>0.019711815</text:p>
          </table:table-cell>
          <table:table-cell office:value-type="float" office:value="0.018678458">
            <text:p>0.018678458</text:p>
          </table:table-cell>
          <table:table-cell office:value-type="float" office:value="0.020002404">
            <text:p>0.020002404</text:p>
          </table:table-cell>
          <table:table-cell office:value-type="float" office:value="0.02078345">
            <text:p>0.02078345</text:p>
          </table:table-cell>
          <table:table-cell office:value-type="float" office:value="0.020611262">
            <text:p>0.020611262</text:p>
          </table:table-cell>
          <table:table-cell office:value-type="float" office:value="0.01999721">
            <text:p>0.01999721</text:p>
          </table:table-cell>
          <table:table-cell office:value-type="float" office:value="0.022753177">
            <text:p>0.022753177</text:p>
          </table:table-cell>
          <table:table-cell office:value-type="float" office:value="0.02323071">
            <text:p>0.02323071</text:p>
          </table:table-cell>
          <table:table-cell office:value-type="float" office:value="0.0239617">
            <text:p>0.0239617</text:p>
          </table:table-cell>
          <table:table-cell office:value-type="float" office:value="0.0233818">
            <text:p>0.0233818</text:p>
          </table:table-cell>
          <table:table-cell office:value-type="float" office:value="0.023471419">
            <text:p>0.023471419</text:p>
          </table:table-cell>
          <table:table-cell office:value-type="float" office:value="0.02416512">
            <text:p>0.02416512</text:p>
          </table:table-cell>
          <table:table-cell office:value-type="float" office:value="0.023990856">
            <text:p>0.023990856</text:p>
          </table:table-cell>
          <table:table-cell office:value-type="float" office:value="0.0233665">
            <text:p>0.0233665</text:p>
          </table:table-cell>
          <table:table-cell office:value-type="float" office:value="0.023542425">
            <text:p>0.023542425</text:p>
          </table:table-cell>
          <table:table-cell office:value-type="float" office:value="0.022449153">
            <text:p>0.022449153</text:p>
          </table:table-cell>
          <table:table-cell office:value-type="float" office:value="0.021562546">
            <text:p>0.021562546</text:p>
          </table:table-cell>
          <table:table-cell office:value-type="float" office:value="0.024235085">
            <text:p>0.024235085</text:p>
          </table:table-cell>
          <table:table-cell office:value-type="float" office:value="0.025920402">
            <text:p>0.025920402</text:p>
          </table:table-cell>
          <table:table-cell office:value-type="float" office:value="0.023939123">
            <text:p>0.023939123</text:p>
          </table:table-cell>
          <table:table-cell office:value-type="float" office:value="0.02452577">
            <text:p>0.02452577</text:p>
          </table:table-cell>
          <table:table-cell office:value-type="float" office:value="0.025812233">
            <text:p>0.025812233</text:p>
          </table:table-cell>
          <table:table-cell office:value-type="float" office:value="0.024040474">
            <text:p>0.024040474</text:p>
          </table:table-cell>
          <table:table-cell office:value-type="float" office:value="0.024188252">
            <text:p>0.024188252</text:p>
          </table:table-cell>
          <table:table-cell office:value-type="float" office:value="0.02286523">
            <text:p>0.02286523</text:p>
          </table:table-cell>
          <table:table-cell office:value-type="float" office:value="0.020452436">
            <text:p>0.020452436</text:p>
          </table:table-cell>
          <table:table-cell office:value-type="float" office:value="0.020313641">
            <text:p>0.020313641</text:p>
          </table:table-cell>
          <table:table-cell office:value-type="float" office:value="0.018174864">
            <text:p>0.018174864</text:p>
          </table:table-cell>
          <table:table-cell office:value-type="float" office:value="0.02046329">
            <text:p>0.02046329</text:p>
          </table:table-cell>
          <table:table-cell office:value-type="float" office:value="0.020172738">
            <text:p>0.020172738</text:p>
          </table:table-cell>
          <table:table-cell office:value-type="float" office:value="0.017066134">
            <text:p>0.017066134</text:p>
          </table:table-cell>
          <table:table-cell office:value-type="float" office:value="0.016908273">
            <text:p>0.016908273</text:p>
          </table:table-cell>
          <table:table-cell office:value-type="float" office:value="0.019429564">
            <text:p>0.019429564</text:p>
          </table:table-cell>
          <table:table-cell office:value-type="float" office:value="0.017787512">
            <text:p>0.017787512</text:p>
          </table:table-cell>
          <table:table-cell office:value-type="float" office:value="0.016658355">
            <text:p>0.016658355</text:p>
          </table:table-cell>
          <table:table-cell office:value-type="float" office:value="0.015855012">
            <text:p>0.015855012</text:p>
          </table:table-cell>
          <table:table-cell office:value-type="float" office:value="0.016920561">
            <text:p>0.016920561</text:p>
          </table:table-cell>
          <table:table-cell office:value-type="float" office:value="0.021058882">
            <text:p>0.021058882</text:p>
          </table:table-cell>
          <table:table-cell office:value-type="float" office:value="0.021313228">
            <text:p>0.021313228</text:p>
          </table:table-cell>
          <table:table-cell office:value-type="float" office:value="0.020275496">
            <text:p>0.020275496</text:p>
          </table:table-cell>
          <table:table-cell office:value-type="float" office:value="0.019893281">
            <text:p>0.019893281</text:p>
          </table:table-cell>
          <table:table-cell office:value-type="float" office:value="0.019373685">
            <text:p>0.019373685</text:p>
          </table:table-cell>
          <table:table-cell office:value-type="float" office:value="0.018322704">
            <text:p>0.018322704</text:p>
          </table:table-cell>
          <table:table-cell office:value-type="float" office:value="0.016483124">
            <text:p>0.016483124</text:p>
          </table:table-cell>
          <table:table-cell office:value-type="float" office:value="0.01569347">
            <text:p>0.01569347</text:p>
          </table:table-cell>
          <table:table-cell office:value-type="float" office:value="0.017515205">
            <text:p>0.017515205</text:p>
          </table:table-cell>
          <table:table-cell office:value-type="float" office:value="0.01863502">
            <text:p>0.01863502</text:p>
          </table:table-cell>
          <table:table-cell office:value-type="float" office:value="0.015306643">
            <text:p>0.015306643</text:p>
          </table:table-cell>
          <table:table-cell office:value-type="float" office:value="0.015365053">
            <text:p>0.015365053</text:p>
          </table:table-cell>
          <table:table-cell office:value-type="float" office:value="0.016509905">
            <text:p>0.016509905</text:p>
          </table:table-cell>
          <table:table-cell office:value-type="float" office:value="0.01481056">
            <text:p>0.01481056</text:p>
          </table:table-cell>
          <table:table-cell office:value-type="float" office:value="0.014729354">
            <text:p>0.014729354</text:p>
          </table:table-cell>
          <table:table-cell office:value-type="float" office:value="0.015599152">
            <text:p>0.015599152</text:p>
          </table:table-cell>
          <table:table-cell office:value-type="float" office:value="0.014363338">
            <text:p>0.014363338</text:p>
          </table:table-cell>
          <table:table-cell office:value-type="float" office:value="0.013937501">
            <text:p>0.013937501</text:p>
          </table:table-cell>
          <table:table-cell office:value-type="float" office:value="0.01382683">
            <text:p>0.01382683</text:p>
          </table:table-cell>
          <table:table-cell office:value-type="float" office:value="0.013693512">
            <text:p>0.013693512</text:p>
          </table:table-cell>
          <table:table-cell office:value-type="float" office:value="0.014436807">
            <text:p>0.014436807</text:p>
          </table:table-cell>
          <table:table-cell office:value-type="float" office:value="0.013875114">
            <text:p>0.013875114</text:p>
          </table:table-cell>
          <table:table-cell office:value-type="float" office:value="0.013991688">
            <text:p>0.013991688</text:p>
          </table:table-cell>
          <table:table-cell office:value-type="float" office:value="0.014818928">
            <text:p>0.014818928</text:p>
          </table:table-cell>
          <table:table-cell office:value-type="float" office:value="0.014406649">
            <text:p>0.014406649</text:p>
          </table:table-cell>
          <table:table-cell office:value-type="float" office:value="0.013872079">
            <text:p>0.013872079</text:p>
          </table:table-cell>
          <table:table-cell office:value-type="float" office:value="0.01426366">
            <text:p>0.01426366</text:p>
          </table:table-cell>
          <table:table-cell office:value-type="float" office:value="0.015743341">
            <text:p>0.015743341</text:p>
          </table:table-cell>
          <table:table-cell office:value-type="float" office:value="0.013366351">
            <text:p>0.013366351</text:p>
          </table:table-cell>
          <table:table-cell office:value-type="float" office:value="0.014856609">
            <text:p>0.014856609</text:p>
          </table:table-cell>
          <table:table-cell office:value-type="float" office:value="0.012657548">
            <text:p>0.012657548</text:p>
          </table:table-cell>
          <table:table-cell office:value-type="float" office:value="0.012316726">
            <text:p>0.012316726</text:p>
          </table:table-cell>
          <table:table-cell office:value-type="float" office:value="0.01347312">
            <text:p>0.01347312</text:p>
          </table:table-cell>
          <table:table-cell office:value-type="float" office:value="0.013097519">
            <text:p>0.013097519</text:p>
          </table:table-cell>
          <table:table-cell office:value-type="float" office:value="0.0129246125">
            <text:p>0.0129246125</text:p>
          </table:table-cell>
          <table:table-cell office:value-type="float" office:value="0.010520906">
            <text:p>0.010520906</text:p>
          </table:table-cell>
          <table:table-cell office:value-type="float" office:value="0.009383023">
            <text:p>0.009383023</text:p>
          </table:table-cell>
          <table:table-cell office:value-type="float" office:value="0.01043602">
            <text:p>0.01043602</text:p>
          </table:table-cell>
          <table:table-cell office:value-type="float" office:value="0.011290503">
            <text:p>0.011290503</text:p>
          </table:table-cell>
          <table:table-cell office:value-type="float" office:value="0.010909643">
            <text:p>0.010909643</text:p>
          </table:table-cell>
          <table:table-cell office:value-type="float" office:value="0.010773499">
            <text:p>0.010773499</text:p>
          </table:table-cell>
          <table:table-cell office:value-type="float" office:value="0.009852039">
            <text:p>0.009852039</text:p>
          </table:table-cell>
          <table:table-cell office:value-type="float" office:value="0.009965777">
            <text:p>0.009965777</text:p>
          </table:table-cell>
          <table:table-cell office:value-type="float" office:value="0.011160186">
            <text:p>0.011160186</text:p>
          </table:table-cell>
          <table:table-cell office:value-type="float" office:value="0.010845835">
            <text:p>0.010845835</text:p>
          </table:table-cell>
          <table:table-cell office:value-type="float" office:value="0.009654059">
            <text:p>0.009654059</text:p>
          </table:table-cell>
          <table:table-cell office:value-type="float" office:value="0.009501189">
            <text:p>0.009501189</text:p>
          </table:table-cell>
          <table:table-cell office:value-type="float" office:value="0.00971672">
            <text:p>0.00971672</text:p>
          </table:table-cell>
          <table:table-cell office:value-type="float" office:value="0.010550675">
            <text:p>0.010550675</text:p>
          </table:table-cell>
          <table:table-cell office:value-type="float" office:value="0.009242762">
            <text:p>0.009242762</text:p>
          </table:table-cell>
          <table:table-cell office:value-type="float" office:value="0.00974031">
            <text:p>0.00974031</text:p>
          </table:table-cell>
          <table:table-cell office:value-type="float" office:value="0.009431071">
            <text:p>0.009431071</text:p>
          </table:table-cell>
          <table:table-cell office:value-type="float" office:value="0.009015206">
            <text:p>0.009015206</text:p>
          </table:table-cell>
          <table:table-cell office:value-type="float" office:value="0.008334127">
            <text:p>0.008334127</text:p>
          </table:table-cell>
          <table:table-cell office:value-type="float" office:value="0.008234528">
            <text:p>0.008234528</text:p>
          </table:table-cell>
          <table:table-cell office:value-type="float" office:value="0.008276367">
            <text:p>0.008276367</text:p>
          </table:table-cell>
          <table:table-cell office:value-type="float" office:value="0.008274947">
            <text:p>0.008274947</text:p>
          </table:table-cell>
          <table:table-cell office:value-type="float" office:value="0.00755562">
            <text:p>0.00755562</text:p>
          </table:table-cell>
          <table:table-cell office:value-type="float" office:value="0.008491464">
            <text:p>0.008491464</text:p>
          </table:table-cell>
          <table:table-cell office:value-type="float" office:value="0.009426365">
            <text:p>0.009426365</text:p>
          </table:table-cell>
          <table:table-cell office:value-type="float" office:value="0.008710652">
            <text:p>0.008710652</text:p>
          </table:table-cell>
          <table:table-cell office:value-type="float" office:value="0.0075175785">
            <text:p>0.0075175785</text:p>
          </table:table-cell>
          <table:table-cell office:value-type="float" office:value="0.0073124585">
            <text:p>0.0073124585</text:p>
          </table:table-cell>
          <table:table-cell office:value-type="float" office:value="0.007375583">
            <text:p>0.007375583</text:p>
          </table:table-cell>
          <table:table-cell office:value-type="float" office:value="0.0072777756">
            <text:p>0.0072777756</text:p>
          </table:table-cell>
          <table:table-cell office:value-type="float" office:value="0.007984065">
            <text:p>0.007984065</text:p>
          </table:table-cell>
          <table:table-cell office:value-type="float" office:value="0.006500051">
            <text:p>0.006500051</text:p>
          </table:table-cell>
          <table:table-cell office:value-type="float" office:value="0.006912046">
            <text:p>0.006912046</text:p>
          </table:table-cell>
          <table:table-cell office:value-type="float" office:value="0.006865675">
            <text:p>0.006865675</text:p>
          </table:table-cell>
          <table:table-cell office:value-type="float" office:value="0.006872189">
            <text:p>0.006872189</text:p>
          </table:table-cell>
          <table:table-cell office:value-type="float" office:value="0.006534866">
            <text:p>0.006534866</text:p>
          </table:table-cell>
          <table:table-cell office:value-type="float" office:value="0.0061277007">
            <text:p>0.0061277007</text:p>
          </table:table-cell>
          <table:table-cell office:value-type="float" office:value="0.0060595237">
            <text:p>0.0060595237</text:p>
          </table:table-cell>
          <table:table-cell office:value-type="float" office:value="0.006463347">
            <text:p>0.006463347</text:p>
          </table:table-cell>
          <table:table-cell office:value-type="float" office:value="0.0057458966">
            <text:p>0.0057458966</text:p>
          </table:table-cell>
          <table:table-cell office:value-type="float" office:value="0.0061024944">
            <text:p>0.0061024944</text:p>
          </table:table-cell>
          <table:table-cell office:value-type="float" office:value="0.0054906667">
            <text:p>0.0054906667</text:p>
          </table:table-cell>
          <table:table-cell office:value-type="float" office:value="0.0061085094">
            <text:p>0.0061085094</text:p>
          </table:table-cell>
          <table:table-cell office:value-type="float" office:value="0.006370235">
            <text:p>0.006370235</text:p>
          </table:table-cell>
          <table:table-cell office:value-type="float" office:value="0.006360458">
            <text:p>0.006360458</text:p>
          </table:table-cell>
          <table:table-cell office:value-type="float" office:value="0.0058057336">
            <text:p>0.0058057336</text:p>
          </table:table-cell>
          <table:table-cell office:value-type="float" office:value="0.0062407455">
            <text:p>0.0062407455</text:p>
          </table:table-cell>
          <table:table-cell office:value-type="float" office:value="0.0056995656">
            <text:p>0.0056995656</text:p>
          </table:table-cell>
          <table:table-cell office:value-type="float" office:value="0.0054009752">
            <text:p>0.0054009752</text:p>
          </table:table-cell>
          <table:table-cell office:value-type="float" office:value="0.005933285">
            <text:p>0.005933285</text:p>
          </table:table-cell>
          <table:table-cell office:value-type="float" office:value="0.0061494517">
            <text:p>0.0061494517</text:p>
          </table:table-cell>
          <table:table-cell office:value-type="float" office:value="0.0062804604">
            <text:p>0.0062804604</text:p>
          </table:table-cell>
          <table:table-cell office:value-type="float" office:value="0.005378297">
            <text:p>0.005378297</text:p>
          </table:table-cell>
          <table:table-cell office:value-type="float" office:value="0.005208975">
            <text:p>0.005208975</text:p>
          </table:table-cell>
          <table:table-cell office:value-type="float" office:value="0.005594223">
            <text:p>0.005594223</text:p>
          </table:table-cell>
          <table:table-cell office:value-type="float" office:value="0.0051375073">
            <text:p>0.0051375073</text:p>
          </table:table-cell>
          <table:table-cell office:value-type="float" office:value="0.004872872">
            <text:p>0.004872872</text:p>
          </table:table-cell>
          <table:table-cell office:value-type="float" office:value="0.00538294">
            <text:p>0.00538294</text:p>
          </table:table-cell>
          <table:table-cell office:value-type="float" office:value="0.005107257">
            <text:p>0.005107257</text:p>
          </table:table-cell>
          <table:table-cell office:value-type="float" office:value="0.0052962843">
            <text:p>0.0052962843</text:p>
          </table:table-cell>
          <table:table-cell office:value-type="float" office:value="0.0049510607">
            <text:p>0.0049510607</text:p>
          </table:table-cell>
          <table:table-cell office:value-type="float" office:value="0.0043330328">
            <text:p>0.0043330328</text:p>
          </table:table-cell>
          <table:table-cell office:value-type="float" office:value="0.004719543">
            <text:p>0.004719543</text:p>
          </table:table-cell>
          <table:table-cell office:value-type="float" office:value="0.004422645">
            <text:p>0.004422645</text:p>
          </table:table-cell>
          <table:table-cell office:value-type="float" office:value="0.003855089">
            <text:p>0.003855089</text:p>
          </table:table-cell>
          <table:table-cell office:value-type="float" office:value="0.0038161888">
            <text:p>0.0038161888</text:p>
          </table:table-cell>
          <table:table-cell office:value-type="float" office:value="0.004126097">
            <text:p>0.004126097</text:p>
          </table:table-cell>
          <table:table-cell office:value-type="float" office:value="0.0042126216">
            <text:p>0.0042126216</text:p>
          </table:table-cell>
          <table:table-cell office:value-type="float" office:value="0.004099942">
            <text:p>0.004099942</text:p>
          </table:table-cell>
          <table:table-cell office:value-type="float" office:value="0.004112044">
            <text:p>0.004112044</text:p>
          </table:table-cell>
          <table:table-cell office:value-type="float" office:value="0.0039307554">
            <text:p>0.0039307554</text:p>
          </table:table-cell>
          <table:table-cell office:value-type="float" office:value="0.0037223746">
            <text:p>0.0037223746</text:p>
          </table:table-cell>
          <table:table-cell office:value-type="float" office:value="0.0033988887">
            <text:p>0.0033988887</text:p>
          </table:table-cell>
          <table:table-cell office:value-type="float" office:value="0.003354381">
            <text:p>0.003354381</text:p>
          </table:table-cell>
          <table:table-cell office:value-type="float" office:value="0.0035650143">
            <text:p>0.0035650143</text:p>
          </table:table-cell>
          <table:table-cell office:value-type="float" office:value="0.0033331437">
            <text:p>0.0033331437</text:p>
          </table:table-cell>
          <table:table-cell office:value-type="float" office:value="0.0033975414">
            <text:p>0.0033975414</text:p>
          </table:table-cell>
          <table:table-cell office:value-type="float" office:value="0.0032764475">
            <text:p>0.0032764475</text:p>
          </table:table-cell>
          <table:table-cell office:value-type="float" office:value="0.0028563153">
            <text:p>0.0028563153</text:p>
          </table:table-cell>
          <table:table-cell office:value-type="float" office:value="0.0027969084">
            <text:p>0.0027969084</text:p>
          </table:table-cell>
          <table:table-cell office:value-type="float" office:value="0.0028800098">
            <text:p>0.0028800098</text:p>
          </table:table-cell>
          <table:table-cell office:value-type="float" office:value="0.0020673925">
            <text:p>0.0020673925</text:p>
          </table:table-cell>
          <table:table-cell table:style-name="ce1" office:value-type="float" office:value="0.0008894167">
            <text:p>8.89E-004</text:p>
          </table:table-cell>
          <table:table-cell table:style-name="ce1" office:value-type="float" office:value="0.0008243547">
            <text:p>8.24E-004</text:p>
          </table:table-cell>
          <table:table-cell table:style-name="ce1" office:value-type="float" office:value="0.0008154479">
            <text:p>8.15E-004</text:p>
          </table:table-cell>
          <table:table-cell table:style-name="ce1" office:value-type="float" office:value="0.000812996">
            <text:p>8.13E-004</text:p>
          </table:table-cell>
          <table:table-cell table:style-name="ce1" office:value-type="float" office:value="0.0008115134">
            <text:p>8.12E-004</text:p>
          </table:table-cell>
          <table:table-cell table:style-name="ce1" office:value-type="float" office:value="0.00081081217">
            <text:p>8.11E-004</text:p>
          </table:table-cell>
          <table:table-cell table:style-name="ce1" office:value-type="float" office:value="0.0008109311">
            <text:p>8.11E-004</text:p>
          </table:table-cell>
          <table:table-cell table:style-name="ce1" office:value-type="float" office:value="0.0008115404">
            <text:p>8.12E-004</text:p>
          </table:table-cell>
          <table:table-cell table:style-name="ce1" office:value-type="float" office:value="0.00081218005">
            <text:p>8.12E-004</text:p>
          </table:table-cell>
          <table:table-cell table:style-name="ce1" office:value-type="float" office:value="0.0008134737">
            <text:p>8.13E-004</text:p>
          </table:table-cell>
          <table:table-cell table:style-name="ce1" office:value-type="float" office:value="0.00081456697">
            <text:p>8.15E-004</text:p>
          </table:table-cell>
          <table:table-cell table:style-name="ce1" office:value-type="float" office:value="0.00081539014">
            <text:p>8.15E-004</text:p>
          </table:table-cell>
          <table:table-cell table:style-name="ce1" office:value-type="float" office:value="0.000817434">
            <text:p>8.17E-004</text:p>
          </table:table-cell>
          <table:table-cell table:style-name="ce1" office:value-type="float" office:value="0.00081885897">
            <text:p>8.19E-004</text:p>
          </table:table-cell>
          <table:table-cell table:style-name="ce1" office:value-type="float" office:value="0.0008203408">
            <text:p>8.20E-004</text:p>
          </table:table-cell>
          <table:table-cell table:style-name="ce1" office:value-type="float" office:value="0.0008213256">
            <text:p>8.21E-004</text:p>
          </table:table-cell>
          <table:table-cell table:style-name="ce1" office:value-type="float" office:value="0.0008229099">
            <text:p>8.23E-004</text:p>
          </table:table-cell>
          <table:table-cell table:style-name="ce1" office:value-type="float" office:value="0.00082516426">
            <text:p>8.25E-004</text:p>
          </table:table-cell>
          <table:table-cell table:style-name="ce1" office:value-type="float" office:value="0.0008261191">
            <text:p>8.26E-004</text:p>
          </table:table-cell>
          <table:table-cell office:value-type="float" office:value="0.00082759507">
            <text:p>8.28E-004</text:p>
          </table:table-cell>
          <table:table-cell office:value-type="float" office:value="0.0008288291">
            <text:p>8.29E-004</text:p>
          </table:table-cell>
          <table:table-cell table:style-name="ce1" office:value-type="float" office:value="0.0008317017">
            <text:p>8.32E-004</text:p>
          </table:table-cell>
          <table:table-cell table:style-name="ce1" office:value-type="float" office:value="0.0008328975">
            <text:p>8.33E-004</text:p>
          </table:table-cell>
          <table:table-cell table:style-name="ce1" office:value-type="float" office:value="0.0008344883">
            <text:p>8.34E-004</text:p>
          </table:table-cell>
          <table:table-cell table:style-name="ce1" office:value-type="float" office:value="0.00083554763">
            <text:p>8.36E-004</text:p>
          </table:table-cell>
          <table:table-cell table:style-name="ce1" office:value-type="float" office:value="0.0008372784">
            <text:p>8.37E-004</text:p>
          </table:table-cell>
          <table:table-cell table:style-name="ce1" office:value-type="float" office:value="0.0008397089">
            <text:p>8.40E-004</text:p>
          </table:table-cell>
          <table:table-cell table:style-name="ce1" office:value-type="float" office:value="0.0008409484">
            <text:p>8.41E-004</text:p>
          </table:table-cell>
          <table:table-cell table:style-name="ce1" office:value-type="float" office:value="0.0008422057">
            <text:p>8.42E-004</text:p>
          </table:table-cell>
          <table:table-cell table:style-name="ce1" office:value-type="float" office:value="0.0008438182">
            <text:p>8.44E-004</text:p>
          </table:table-cell>
          <table:table-cell table:style-name="ce1" office:value-type="float" office:value="0.0008468566">
            <text:p>8.47E-004</text:p>
          </table:table-cell>
          <table:table-cell table:style-name="ce1" office:value-type="float" office:value="0.00084899797">
            <text:p>8.49E-004</text:p>
          </table:table-cell>
          <table:table-cell table:style-name="ce1" office:value-type="float" office:value="0.00085027347">
            <text:p>8.50E-004</text:p>
          </table:table-cell>
          <table:table-cell table:style-name="ce1" office:value-type="float" office:value="0.0008522522">
            <text:p>8.52E-004</text:p>
          </table:table-cell>
          <table:table-cell table:style-name="ce1" office:value-type="float" office:value="0.0008554685">
            <text:p>8.55E-004</text:p>
          </table:table-cell>
          <table:table-cell table:style-name="ce1" office:value-type="float" office:value="0.00085764343">
            <text:p>8.58E-004</text:p>
          </table:table-cell>
          <table:table-cell table:style-name="ce1" office:value-type="float" office:value="0.00085962855">
            <text:p>8.60E-004</text:p>
          </table:table-cell>
          <table:table-cell table:style-name="ce1" office:value-type="float" office:value="0.0008620392">
            <text:p>8.62E-004</text:p>
          </table:table-cell>
          <table:table-cell table:style-name="ce1" office:value-type="float" office:value="0.00086391316">
            <text:p>8.64E-004</text:p>
          </table:table-cell>
          <table:table-cell table:style-name="ce1" office:value-type="float" office:value="0.0008665912">
            <text:p>8.67E-004</text:p>
          </table:table-cell>
          <table:table-cell table:style-name="ce1" office:value-type="float" office:value="0.0008697229">
            <text:p>8.70E-004</text:p>
          </table:table-cell>
          <table:table-cell table:style-name="ce1" office:value-type="float" office:value="0.0008713374">
            <text:p>8.71E-004</text:p>
          </table:table-cell>
          <table:table-cell table:style-name="ce1" office:value-type="float" office:value="0.00087314064">
            <text:p>8.73E-004</text:p>
          </table:table-cell>
          <table:table-cell table:style-name="ce1" office:value-type="float" office:value="0.00087708957">
            <text:p>8.77E-004</text:p>
          </table:table-cell>
          <table:table-cell table:style-name="ce1" office:value-type="float" office:value="0.0008788914">
            <text:p>8.79E-004</text:p>
          </table:table-cell>
          <table:table-cell table:style-name="ce1" office:value-type="float" office:value="0.0008803371">
            <text:p>8.80E-004</text:p>
          </table:table-cell>
          <table:table-cell table:style-name="ce1" office:value-type="float" office:value="0.0008823942">
            <text:p>8.82E-004</text:p>
          </table:table-cell>
          <table:table-cell table:style-name="ce1" office:value-type="float" office:value="0.0008852142">
            <text:p>8.85E-004</text:p>
          </table:table-cell>
          <table:table-cell table:style-name="ce1" office:value-type="float" office:value="0.0008883128">
            <text:p>8.88E-004</text:p>
          </table:table-cell>
          <table:table-cell table:style-name="ce1" office:value-type="float" office:value="0.00088964624">
            <text:p>8.90E-004</text:p>
          </table:table-cell>
          <table:table-cell table:style-name="ce1" office:value-type="float" office:value="0.0008925335">
            <text:p>8.93E-004</text:p>
          </table:table-cell>
          <table:table-cell table:style-name="ce1" office:value-type="float" office:value="0.00089509116">
            <text:p>8.95E-004</text:p>
          </table:table-cell>
          <table:table-cell table:style-name="ce1" office:value-type="float" office:value="0.0008996802">
            <text:p>9.00E-004</text:p>
          </table:table-cell>
          <table:table-cell table:style-name="ce1" office:value-type="float" office:value="0.0009018279">
            <text:p>9.02E-004</text:p>
          </table:table-cell>
          <table:table-cell table:style-name="ce1" office:value-type="float" office:value="0.0009044259">
            <text:p>9.04E-004</text:p>
          </table:table-cell>
          <table:table-cell table:style-name="ce1" office:value-type="float" office:value="0.0009074003">
            <text:p>9.07E-004</text:p>
          </table:table-cell>
          <table:table-cell table:style-name="ce1" office:value-type="float" office:value="0.00091085414">
            <text:p>9.11E-004</text:p>
          </table:table-cell>
          <table:table-cell table:style-name="ce1" office:value-type="float" office:value="0.0009148039">
            <text:p>9.15E-004</text:p>
          </table:table-cell>
          <table:table-cell table:style-name="ce1" office:value-type="float" office:value="0.00091696286">
            <text:p>9.17E-004</text:p>
          </table:table-cell>
          <table:table-cell table:style-name="ce1" office:value-type="float" office:value="0.0009193013">
            <text:p>9.19E-004</text:p>
          </table:table-cell>
          <table:table-cell table:style-name="ce1" office:value-type="float" office:value="0.0009223925">
            <text:p>9.22E-004</text:p>
          </table:table-cell>
          <table:table-cell table:style-name="ce1" office:value-type="float" office:value="0.00092713884">
            <text:p>9.27E-004</text:p>
          </table:table-cell>
          <table:table-cell table:style-name="ce1" office:value-type="float" office:value="0.000929547">
            <text:p>9.30E-004</text:p>
          </table:table-cell>
          <table:table-cell table:style-name="ce1" office:value-type="float" office:value="0.0009318751">
            <text:p>9.32E-004</text:p>
          </table:table-cell>
          <table:table-cell table:style-name="ce1" office:value-type="float" office:value="0.0009346047">
            <text:p>9.35E-004</text:p>
          </table:table-cell>
          <table:table-cell table:style-name="ce1" office:value-type="float" office:value="0.0009391253">
            <text:p>9.39E-004</text:p>
          </table:table-cell>
          <table:table-cell table:style-name="ce1" office:value-type="float" office:value="0.00094149524">
            <text:p>9.41E-004</text:p>
          </table:table-cell>
          <table:table-cell table:style-name="ce1" office:value-type="float" office:value="0.00094381784">
            <text:p>9.44E-004</text:p>
          </table:table-cell>
          <table:table-cell table:style-name="ce1" office:value-type="float" office:value="0.0009462599">
            <text:p>9.46E-004</text:p>
          </table:table-cell>
          <table:table-cell/>
        </table:table-row>
        <table:table-row table:style-name="ro1">
          <table:table-cell office:value-type="string">
            <text:p>/mnt/share/Music/Albums/Tool/Tool - Undertow/05 Tool - Crawl Away - B.P.mp3</text:p>
          </table:table-cell>
          <table:table-cell office:value-type="float" office:value="0.12892333">
            <text:p>0.12892333</text:p>
          </table:table-cell>
          <table:table-cell office:value-type="float" office:value="0.1311738">
            <text:p>0.1311738</text:p>
          </table:table-cell>
          <table:table-cell office:value-type="float" office:value="0.06467614">
            <text:p>0.06467614</text:p>
          </table:table-cell>
          <table:table-cell office:value-type="float" office:value="0.024051255">
            <text:p>0.024051255</text:p>
          </table:table-cell>
          <table:table-cell office:value-type="float" office:value="0.020291772">
            <text:p>0.020291772</text:p>
          </table:table-cell>
          <table:table-cell office:value-type="float" office:value="0.014594058">
            <text:p>0.014594058</text:p>
          </table:table-cell>
          <table:table-cell office:value-type="float" office:value="0.011371029">
            <text:p>0.011371029</text:p>
          </table:table-cell>
          <table:table-cell office:value-type="float" office:value="0.012199063">
            <text:p>0.012199063</text:p>
          </table:table-cell>
          <table:table-cell office:value-type="float" office:value="0.016678564">
            <text:p>0.016678564</text:p>
          </table:table-cell>
          <table:table-cell office:value-type="float" office:value="0.013158301">
            <text:p>0.013158301</text:p>
          </table:table-cell>
          <table:table-cell office:value-type="float" office:value="0.01679142">
            <text:p>0.01679142</text:p>
          </table:table-cell>
          <table:table-cell office:value-type="float" office:value="0.009970957">
            <text:p>0.009970957</text:p>
          </table:table-cell>
          <table:table-cell office:value-type="float" office:value="0.009168128">
            <text:p>0.009168128</text:p>
          </table:table-cell>
          <table:table-cell office:value-type="float" office:value="0.012642786">
            <text:p>0.012642786</text:p>
          </table:table-cell>
          <table:table-cell office:value-type="float" office:value="0.011520191">
            <text:p>0.011520191</text:p>
          </table:table-cell>
          <table:table-cell office:value-type="float" office:value="0.013838175">
            <text:p>0.013838175</text:p>
          </table:table-cell>
          <table:table-cell office:value-type="float" office:value="0.010208847">
            <text:p>0.010208847</text:p>
          </table:table-cell>
          <table:table-cell office:value-type="float" office:value="0.015707731">
            <text:p>0.015707731</text:p>
          </table:table-cell>
          <table:table-cell office:value-type="float" office:value="0.0136193875">
            <text:p>0.0136193875</text:p>
          </table:table-cell>
          <table:table-cell office:value-type="float" office:value="0.015407907">
            <text:p>0.015407907</text:p>
          </table:table-cell>
          <table:table-cell office:value-type="float" office:value="0.0206169">
            <text:p>0.0206169</text:p>
          </table:table-cell>
          <table:table-cell office:value-type="float" office:value="0.017273424">
            <text:p>0.017273424</text:p>
          </table:table-cell>
          <table:table-cell office:value-type="float" office:value="0.01854439">
            <text:p>0.01854439</text:p>
          </table:table-cell>
          <table:table-cell office:value-type="float" office:value="0.023924975">
            <text:p>0.023924975</text:p>
          </table:table-cell>
          <table:table-cell office:value-type="float" office:value="0.023661178">
            <text:p>0.023661178</text:p>
          </table:table-cell>
          <table:table-cell office:value-type="float" office:value="0.02626416">
            <text:p>0.02626416</text:p>
          </table:table-cell>
          <table:table-cell office:value-type="float" office:value="0.028140508">
            <text:p>0.028140508</text:p>
          </table:table-cell>
          <table:table-cell office:value-type="float" office:value="0.03057321">
            <text:p>0.03057321</text:p>
          </table:table-cell>
          <table:table-cell office:value-type="float" office:value="0.0309745">
            <text:p>0.0309745</text:p>
          </table:table-cell>
          <table:table-cell office:value-type="float" office:value="0.02609532">
            <text:p>0.02609532</text:p>
          </table:table-cell>
          <table:table-cell office:value-type="float" office:value="0.025300644">
            <text:p>0.025300644</text:p>
          </table:table-cell>
          <table:table-cell office:value-type="float" office:value="0.02465616">
            <text:p>0.02465616</text:p>
          </table:table-cell>
          <table:table-cell office:value-type="float" office:value="0.02162958">
            <text:p>0.02162958</text:p>
          </table:table-cell>
          <table:table-cell office:value-type="float" office:value="0.018605733">
            <text:p>0.018605733</text:p>
          </table:table-cell>
          <table:table-cell office:value-type="float" office:value="0.02332907">
            <text:p>0.02332907</text:p>
          </table:table-cell>
          <table:table-cell office:value-type="float" office:value="0.025326611">
            <text:p>0.025326611</text:p>
          </table:table-cell>
          <table:table-cell office:value-type="float" office:value="0.021445174">
            <text:p>0.021445174</text:p>
          </table:table-cell>
          <table:table-cell office:value-type="float" office:value="0.020067504">
            <text:p>0.020067504</text:p>
          </table:table-cell>
          <table:table-cell office:value-type="float" office:value="0.023876067">
            <text:p>0.023876067</text:p>
          </table:table-cell>
          <table:table-cell office:value-type="float" office:value="0.025704378">
            <text:p>0.025704378</text:p>
          </table:table-cell>
          <table:table-cell office:value-type="float" office:value="0.029232673">
            <text:p>0.029232673</text:p>
          </table:table-cell>
          <table:table-cell office:value-type="float" office:value="0.02507263">
            <text:p>0.02507263</text:p>
          </table:table-cell>
          <table:table-cell office:value-type="float" office:value="0.022778485">
            <text:p>0.022778485</text:p>
          </table:table-cell>
          <table:table-cell office:value-type="float" office:value="0.024917452">
            <text:p>0.024917452</text:p>
          </table:table-cell>
          <table:table-cell office:value-type="float" office:value="0.02588814">
            <text:p>0.02588814</text:p>
          </table:table-cell>
          <table:table-cell office:value-type="float" office:value="0.023285143">
            <text:p>0.023285143</text:p>
          </table:table-cell>
          <table:table-cell office:value-type="float" office:value="0.022076717">
            <text:p>0.022076717</text:p>
          </table:table-cell>
          <table:table-cell office:value-type="float" office:value="0.022093957">
            <text:p>0.022093957</text:p>
          </table:table-cell>
          <table:table-cell office:value-type="float" office:value="0.02083961">
            <text:p>0.02083961</text:p>
          </table:table-cell>
          <table:table-cell office:value-type="float" office:value="0.022100577">
            <text:p>0.022100577</text:p>
          </table:table-cell>
          <table:table-cell office:value-type="float" office:value="0.023395117">
            <text:p>0.023395117</text:p>
          </table:table-cell>
          <table:table-cell office:value-type="float" office:value="0.020966534">
            <text:p>0.020966534</text:p>
          </table:table-cell>
          <table:table-cell office:value-type="float" office:value="0.021527048">
            <text:p>0.021527048</text:p>
          </table:table-cell>
          <table:table-cell office:value-type="float" office:value="0.023816302">
            <text:p>0.023816302</text:p>
          </table:table-cell>
          <table:table-cell office:value-type="float" office:value="0.023819676">
            <text:p>0.023819676</text:p>
          </table:table-cell>
          <table:table-cell office:value-type="float" office:value="0.021917803">
            <text:p>0.021917803</text:p>
          </table:table-cell>
          <table:table-cell office:value-type="float" office:value="0.018928757">
            <text:p>0.018928757</text:p>
          </table:table-cell>
          <table:table-cell office:value-type="float" office:value="0.016139029">
            <text:p>0.016139029</text:p>
          </table:table-cell>
          <table:table-cell office:value-type="float" office:value="0.017079074">
            <text:p>0.017079074</text:p>
          </table:table-cell>
          <table:table-cell office:value-type="float" office:value="0.01603564">
            <text:p>0.01603564</text:p>
          </table:table-cell>
          <table:table-cell office:value-type="float" office:value="0.016551044">
            <text:p>0.016551044</text:p>
          </table:table-cell>
          <table:table-cell office:value-type="float" office:value="0.016964376">
            <text:p>0.016964376</text:p>
          </table:table-cell>
          <table:table-cell office:value-type="float" office:value="0.014979517">
            <text:p>0.014979517</text:p>
          </table:table-cell>
          <table:table-cell office:value-type="float" office:value="0.013774018">
            <text:p>0.013774018</text:p>
          </table:table-cell>
          <table:table-cell office:value-type="float" office:value="0.014366712">
            <text:p>0.014366712</text:p>
          </table:table-cell>
          <table:table-cell office:value-type="float" office:value="0.013962732">
            <text:p>0.013962732</text:p>
          </table:table-cell>
          <table:table-cell office:value-type="float" office:value="0.01370538">
            <text:p>0.01370538</text:p>
          </table:table-cell>
          <table:table-cell office:value-type="float" office:value="0.014755487">
            <text:p>0.014755487</text:p>
          </table:table-cell>
          <table:table-cell office:value-type="float" office:value="0.014328356">
            <text:p>0.014328356</text:p>
          </table:table-cell>
          <table:table-cell office:value-type="float" office:value="0.017762607">
            <text:p>0.017762607</text:p>
          </table:table-cell>
          <table:table-cell office:value-type="float" office:value="0.017703189">
            <text:p>0.017703189</text:p>
          </table:table-cell>
          <table:table-cell office:value-type="float" office:value="0.016735949">
            <text:p>0.016735949</text:p>
          </table:table-cell>
          <table:table-cell office:value-type="float" office:value="0.015923146">
            <text:p>0.015923146</text:p>
          </table:table-cell>
          <table:table-cell office:value-type="float" office:value="0.016077697">
            <text:p>0.016077697</text:p>
          </table:table-cell>
          <table:table-cell office:value-type="float" office:value="0.014942236">
            <text:p>0.014942236</text:p>
          </table:table-cell>
          <table:table-cell office:value-type="float" office:value="0.01463771">
            <text:p>0.01463771</text:p>
          </table:table-cell>
          <table:table-cell office:value-type="float" office:value="0.013400644">
            <text:p>0.013400644</text:p>
          </table:table-cell>
          <table:table-cell office:value-type="float" office:value="0.015533655">
            <text:p>0.015533655</text:p>
          </table:table-cell>
          <table:table-cell office:value-type="float" office:value="0.016066512">
            <text:p>0.016066512</text:p>
          </table:table-cell>
          <table:table-cell office:value-type="float" office:value="0.014192726">
            <text:p>0.014192726</text:p>
          </table:table-cell>
          <table:table-cell office:value-type="float" office:value="0.013207625">
            <text:p>0.013207625</text:p>
          </table:table-cell>
          <table:table-cell office:value-type="float" office:value="0.015238686">
            <text:p>0.015238686</text:p>
          </table:table-cell>
          <table:table-cell office:value-type="float" office:value="0.013561672">
            <text:p>0.013561672</text:p>
          </table:table-cell>
          <table:table-cell office:value-type="float" office:value="0.013477559">
            <text:p>0.013477559</text:p>
          </table:table-cell>
          <table:table-cell office:value-type="float" office:value="0.013386293">
            <text:p>0.013386293</text:p>
          </table:table-cell>
          <table:table-cell office:value-type="float" office:value="0.014083987">
            <text:p>0.014083987</text:p>
          </table:table-cell>
          <table:table-cell office:value-type="float" office:value="0.014506366">
            <text:p>0.014506366</text:p>
          </table:table-cell>
          <table:table-cell office:value-type="float" office:value="0.013611219">
            <text:p>0.013611219</text:p>
          </table:table-cell>
          <table:table-cell office:value-type="float" office:value="0.012798558">
            <text:p>0.012798558</text:p>
          </table:table-cell>
          <table:table-cell office:value-type="float" office:value="0.013364623">
            <text:p>0.013364623</text:p>
          </table:table-cell>
          <table:table-cell office:value-type="float" office:value="0.012043065">
            <text:p>0.012043065</text:p>
          </table:table-cell>
          <table:table-cell office:value-type="float" office:value="0.013559449">
            <text:p>0.013559449</text:p>
          </table:table-cell>
          <table:table-cell office:value-type="float" office:value="0.016853528">
            <text:p>0.016853528</text:p>
          </table:table-cell>
          <table:table-cell office:value-type="float" office:value="0.014283829">
            <text:p>0.014283829</text:p>
          </table:table-cell>
          <table:table-cell office:value-type="float" office:value="0.0131019335">
            <text:p>0.0131019335</text:p>
          </table:table-cell>
          <table:table-cell office:value-type="float" office:value="0.013381307">
            <text:p>0.013381307</text:p>
          </table:table-cell>
          <table:table-cell office:value-type="float" office:value="0.015095049">
            <text:p>0.015095049</text:p>
          </table:table-cell>
          <table:table-cell office:value-type="float" office:value="0.013573972">
            <text:p>0.013573972</text:p>
          </table:table-cell>
          <table:table-cell office:value-type="float" office:value="0.01469041">
            <text:p>0.01469041</text:p>
          </table:table-cell>
          <table:table-cell office:value-type="float" office:value="0.011975677">
            <text:p>0.011975677</text:p>
          </table:table-cell>
          <table:table-cell office:value-type="float" office:value="0.012676224">
            <text:p>0.012676224</text:p>
          </table:table-cell>
          <table:table-cell office:value-type="float" office:value="0.014764677">
            <text:p>0.014764677</text:p>
          </table:table-cell>
          <table:table-cell office:value-type="float" office:value="0.01626677">
            <text:p>0.01626677</text:p>
          </table:table-cell>
          <table:table-cell office:value-type="float" office:value="0.014689169">
            <text:p>0.014689169</text:p>
          </table:table-cell>
          <table:table-cell office:value-type="float" office:value="0.011805894">
            <text:p>0.011805894</text:p>
          </table:table-cell>
          <table:table-cell office:value-type="float" office:value="0.011205721">
            <text:p>0.011205721</text:p>
          </table:table-cell>
          <table:table-cell office:value-type="float" office:value="0.012915623">
            <text:p>0.012915623</text:p>
          </table:table-cell>
          <table:table-cell office:value-type="float" office:value="0.013652182">
            <text:p>0.013652182</text:p>
          </table:table-cell>
          <table:table-cell office:value-type="float" office:value="0.01455732">
            <text:p>0.01455732</text:p>
          </table:table-cell>
          <table:table-cell office:value-type="float" office:value="0.013791911">
            <text:p>0.013791911</text:p>
          </table:table-cell>
          <table:table-cell office:value-type="float" office:value="0.012596901">
            <text:p>0.012596901</text:p>
          </table:table-cell>
          <table:table-cell office:value-type="float" office:value="0.012908867">
            <text:p>0.012908867</text:p>
          </table:table-cell>
          <table:table-cell office:value-type="float" office:value="0.014784022">
            <text:p>0.014784022</text:p>
          </table:table-cell>
          <table:table-cell office:value-type="float" office:value="0.015841717">
            <text:p>0.015841717</text:p>
          </table:table-cell>
          <table:table-cell office:value-type="float" office:value="0.012797224">
            <text:p>0.012797224</text:p>
          </table:table-cell>
          <table:table-cell office:value-type="float" office:value="0.012390564">
            <text:p>0.012390564</text:p>
          </table:table-cell>
          <table:table-cell office:value-type="float" office:value="0.01216415">
            <text:p>0.01216415</text:p>
          </table:table-cell>
          <table:table-cell office:value-type="float" office:value="0.013752231">
            <text:p>0.013752231</text:p>
          </table:table-cell>
          <table:table-cell office:value-type="float" office:value="0.011740521">
            <text:p>0.011740521</text:p>
          </table:table-cell>
          <table:table-cell office:value-type="float" office:value="0.012155287">
            <text:p>0.012155287</text:p>
          </table:table-cell>
          <table:table-cell office:value-type="float" office:value="0.011497562">
            <text:p>0.011497562</text:p>
          </table:table-cell>
          <table:table-cell office:value-type="float" office:value="0.011233324">
            <text:p>0.011233324</text:p>
          </table:table-cell>
          <table:table-cell office:value-type="float" office:value="0.01051988">
            <text:p>0.01051988</text:p>
          </table:table-cell>
          <table:table-cell office:value-type="float" office:value="0.009909001">
            <text:p>0.009909001</text:p>
          </table:table-cell>
          <table:table-cell office:value-type="float" office:value="0.009861893">
            <text:p>0.009861893</text:p>
          </table:table-cell>
          <table:table-cell office:value-type="float" office:value="0.010134259">
            <text:p>0.010134259</text:p>
          </table:table-cell>
          <table:table-cell office:value-type="float" office:value="0.009283766">
            <text:p>0.009283766</text:p>
          </table:table-cell>
          <table:table-cell office:value-type="float" office:value="0.010693282">
            <text:p>0.010693282</text:p>
          </table:table-cell>
          <table:table-cell office:value-type="float" office:value="0.011555557">
            <text:p>0.011555557</text:p>
          </table:table-cell>
          <table:table-cell office:value-type="float" office:value="0.009903603">
            <text:p>0.009903603</text:p>
          </table:table-cell>
          <table:table-cell office:value-type="float" office:value="0.008620345">
            <text:p>0.008620345</text:p>
          </table:table-cell>
          <table:table-cell office:value-type="float" office:value="0.008566457">
            <text:p>0.008566457</text:p>
          </table:table-cell>
          <table:table-cell office:value-type="float" office:value="0.008909175">
            <text:p>0.008909175</text:p>
          </table:table-cell>
          <table:table-cell office:value-type="float" office:value="0.008543565">
            <text:p>0.008543565</text:p>
          </table:table-cell>
          <table:table-cell office:value-type="float" office:value="0.009286453">
            <text:p>0.009286453</text:p>
          </table:table-cell>
          <table:table-cell office:value-type="float" office:value="0.007287063">
            <text:p>0.007287063</text:p>
          </table:table-cell>
          <table:table-cell office:value-type="float" office:value="0.007554368">
            <text:p>0.007554368</text:p>
          </table:table-cell>
          <table:table-cell office:value-type="float" office:value="0.0077312714">
            <text:p>0.0077312714</text:p>
          </table:table-cell>
          <table:table-cell office:value-type="float" office:value="0.007994374">
            <text:p>0.007994374</text:p>
          </table:table-cell>
          <table:table-cell office:value-type="float" office:value="0.0075155604">
            <text:p>0.0075155604</text:p>
          </table:table-cell>
          <table:table-cell office:value-type="float" office:value="0.0073189875">
            <text:p>0.0073189875</text:p>
          </table:table-cell>
          <table:table-cell office:value-type="float" office:value="0.007490653">
            <text:p>0.007490653</text:p>
          </table:table-cell>
          <table:table-cell office:value-type="float" office:value="0.008043824">
            <text:p>0.008043824</text:p>
          </table:table-cell>
          <table:table-cell office:value-type="float" office:value="0.006552671">
            <text:p>0.006552671</text:p>
          </table:table-cell>
          <table:table-cell office:value-type="float" office:value="0.0062986542">
            <text:p>0.0062986542</text:p>
          </table:table-cell>
          <table:table-cell office:value-type="float" office:value="0.0056622955">
            <text:p>0.0056622955</text:p>
          </table:table-cell>
          <table:table-cell office:value-type="float" office:value="0.0074001765">
            <text:p>0.0074001765</text:p>
          </table:table-cell>
          <table:table-cell office:value-type="float" office:value="0.0075931954">
            <text:p>0.0075931954</text:p>
          </table:table-cell>
          <table:table-cell office:value-type="float" office:value="0.0073572523">
            <text:p>0.0073572523</text:p>
          </table:table-cell>
          <table:table-cell office:value-type="float" office:value="0.00647831">
            <text:p>0.00647831</text:p>
          </table:table-cell>
          <table:table-cell office:value-type="float" office:value="0.007068165">
            <text:p>0.007068165</text:p>
          </table:table-cell>
          <table:table-cell office:value-type="float" office:value="0.006455586">
            <text:p>0.006455586</text:p>
          </table:table-cell>
          <table:table-cell office:value-type="float" office:value="0.006122887">
            <text:p>0.006122887</text:p>
          </table:table-cell>
          <table:table-cell office:value-type="float" office:value="0.006735203">
            <text:p>0.006735203</text:p>
          </table:table-cell>
          <table:table-cell office:value-type="float" office:value="0.007044448">
            <text:p>0.007044448</text:p>
          </table:table-cell>
          <table:table-cell office:value-type="float" office:value="0.0066613867">
            <text:p>0.0066613867</text:p>
          </table:table-cell>
          <table:table-cell office:value-type="float" office:value="0.006077153">
            <text:p>0.006077153</text:p>
          </table:table-cell>
          <table:table-cell office:value-type="float" office:value="0.0059948307">
            <text:p>0.0059948307</text:p>
          </table:table-cell>
          <table:table-cell office:value-type="float" office:value="0.0061870846">
            <text:p>0.0061870846</text:p>
          </table:table-cell>
          <table:table-cell office:value-type="float" office:value="0.005599726">
            <text:p>0.005599726</text:p>
          </table:table-cell>
          <table:table-cell office:value-type="float" office:value="0.005621134">
            <text:p>0.005621134</text:p>
          </table:table-cell>
          <table:table-cell office:value-type="float" office:value="0.006402958">
            <text:p>0.006402958</text:p>
          </table:table-cell>
          <table:table-cell office:value-type="float" office:value="0.0062096603">
            <text:p>0.0062096603</text:p>
          </table:table-cell>
          <table:table-cell office:value-type="float" office:value="0.0063004806">
            <text:p>0.0063004806</text:p>
          </table:table-cell>
          <table:table-cell office:value-type="float" office:value="0.0056427834">
            <text:p>0.0056427834</text:p>
          </table:table-cell>
          <table:table-cell office:value-type="float" office:value="0.004982974">
            <text:p>0.004982974</text:p>
          </table:table-cell>
          <table:table-cell office:value-type="float" office:value="0.0055588814">
            <text:p>0.0055588814</text:p>
          </table:table-cell>
          <table:table-cell office:value-type="float" office:value="0.0049939677">
            <text:p>0.0049939677</text:p>
          </table:table-cell>
          <table:table-cell office:value-type="float" office:value="0.004330797">
            <text:p>0.004330797</text:p>
          </table:table-cell>
          <table:table-cell office:value-type="float" office:value="0.0044925315">
            <text:p>0.0044925315</text:p>
          </table:table-cell>
          <table:table-cell office:value-type="float" office:value="0.004927607">
            <text:p>0.004927607</text:p>
          </table:table-cell>
          <table:table-cell office:value-type="float" office:value="0.004941643">
            <text:p>0.004941643</text:p>
          </table:table-cell>
          <table:table-cell office:value-type="float" office:value="0.0045999535">
            <text:p>0.0045999535</text:p>
          </table:table-cell>
          <table:table-cell office:value-type="float" office:value="0.0043233423">
            <text:p>0.0043233423</text:p>
          </table:table-cell>
          <table:table-cell office:value-type="float" office:value="0.0042000595">
            <text:p>0.0042000595</text:p>
          </table:table-cell>
          <table:table-cell office:value-type="float" office:value="0.0044199214">
            <text:p>0.0044199214</text:p>
          </table:table-cell>
          <table:table-cell office:value-type="float" office:value="0.004074313">
            <text:p>0.004074313</text:p>
          </table:table-cell>
          <table:table-cell office:value-type="float" office:value="0.0039667217">
            <text:p>0.0039667217</text:p>
          </table:table-cell>
          <table:table-cell office:value-type="float" office:value="0.0039747707">
            <text:p>0.0039747707</text:p>
          </table:table-cell>
          <table:table-cell office:value-type="float" office:value="0.0037819406">
            <text:p>0.0037819406</text:p>
          </table:table-cell>
          <table:table-cell office:value-type="float" office:value="0.0040164995">
            <text:p>0.0040164995</text:p>
          </table:table-cell>
          <table:table-cell office:value-type="float" office:value="0.0038507674">
            <text:p>0.0038507674</text:p>
          </table:table-cell>
          <table:table-cell office:value-type="float" office:value="0.0031406654">
            <text:p>0.0031406654</text:p>
          </table:table-cell>
          <table:table-cell office:value-type="float" office:value="0.0030874673">
            <text:p>0.0030874673</text:p>
          </table:table-cell>
          <table:table-cell office:value-type="float" office:value="0.0032084999">
            <text:p>0.0032084999</text:p>
          </table:table-cell>
          <table:table-cell office:value-type="float" office:value="0.0021582558">
            <text:p>0.0021582558</text:p>
          </table:table-cell>
          <table:table-cell table:style-name="ce1" office:value-type="float" office:value="0.0008540635">
            <text:p>8.54E-004</text:p>
          </table:table-cell>
          <table:table-cell table:style-name="ce1" office:value-type="float" office:value="0.0007703011">
            <text:p>7.70E-004</text:p>
          </table:table-cell>
          <table:table-cell table:style-name="ce1" office:value-type="float" office:value="0.0007573244">
            <text:p>7.57E-004</text:p>
          </table:table-cell>
          <table:table-cell table:style-name="ce1" office:value-type="float" office:value="0.00075356045">
            <text:p>7.54E-004</text:p>
          </table:table-cell>
          <table:table-cell table:style-name="ce1" office:value-type="float" office:value="0.00075089495">
            <text:p>7.51E-004</text:p>
          </table:table-cell>
          <table:table-cell table:style-name="ce1" office:value-type="float" office:value="0.0007481741">
            <text:p>7.48E-004</text:p>
          </table:table-cell>
          <table:table-cell table:style-name="ce1" office:value-type="float" office:value="0.0007475265">
            <text:p>7.48E-004</text:p>
          </table:table-cell>
          <table:table-cell table:style-name="ce1" office:value-type="float" office:value="0.00074709475">
            <text:p>7.47E-004</text:p>
          </table:table-cell>
          <table:table-cell table:style-name="ce1" office:value-type="float" office:value="0.0007469803">
            <text:p>7.47E-004</text:p>
          </table:table-cell>
          <table:table-cell table:style-name="ce1" office:value-type="float" office:value="0.00074717926">
            <text:p>7.47E-004</text:p>
          </table:table-cell>
          <table:table-cell table:style-name="ce1" office:value-type="float" office:value="0.00074722606">
            <text:p>7.47E-004</text:p>
          </table:table-cell>
          <table:table-cell table:style-name="ce1" office:value-type="float" office:value="0.00074784114">
            <text:p>7.48E-004</text:p>
          </table:table-cell>
          <table:table-cell table:style-name="ce1" office:value-type="float" office:value="0.00075033243">
            <text:p>7.50E-004</text:p>
          </table:table-cell>
          <table:table-cell table:style-name="ce1" office:value-type="float" office:value="0.0007516863">
            <text:p>7.52E-004</text:p>
          </table:table-cell>
          <table:table-cell table:style-name="ce1" office:value-type="float" office:value="0.00075268757">
            <text:p>7.53E-004</text:p>
          </table:table-cell>
          <table:table-cell table:style-name="ce1" office:value-type="float" office:value="0.00075359497">
            <text:p>7.54E-004</text:p>
          </table:table-cell>
          <table:table-cell table:style-name="ce1" office:value-type="float" office:value="0.0007553533">
            <text:p>7.55E-004</text:p>
          </table:table-cell>
          <table:table-cell table:style-name="ce1" office:value-type="float" office:value="0.00075762713">
            <text:p>7.58E-004</text:p>
          </table:table-cell>
          <table:table-cell table:style-name="ce1" office:value-type="float" office:value="0.00075920904">
            <text:p>7.59E-004</text:p>
          </table:table-cell>
          <table:table-cell office:value-type="float" office:value="0.0007603738">
            <text:p>7.60E-004</text:p>
          </table:table-cell>
          <table:table-cell office:value-type="float" office:value="0.0007613363">
            <text:p>7.61E-004</text:p>
          </table:table-cell>
          <table:table-cell table:style-name="ce1" office:value-type="float" office:value="0.0007639213">
            <text:p>7.64E-004</text:p>
          </table:table-cell>
          <table:table-cell table:style-name="ce1" office:value-type="float" office:value="0.00076561695">
            <text:p>7.66E-004</text:p>
          </table:table-cell>
          <table:table-cell table:style-name="ce1" office:value-type="float" office:value="0.0007668784">
            <text:p>7.67E-004</text:p>
          </table:table-cell>
          <table:table-cell table:style-name="ce1" office:value-type="float" office:value="0.0007680212">
            <text:p>7.68E-004</text:p>
          </table:table-cell>
          <table:table-cell table:style-name="ce1" office:value-type="float" office:value="0.0007694916">
            <text:p>7.69E-004</text:p>
          </table:table-cell>
          <table:table-cell table:style-name="ce1" office:value-type="float" office:value="0.0007710125">
            <text:p>7.71E-004</text:p>
          </table:table-cell>
          <table:table-cell table:style-name="ce1" office:value-type="float" office:value="0.0007722072">
            <text:p>7.72E-004</text:p>
          </table:table-cell>
          <table:table-cell table:style-name="ce1" office:value-type="float" office:value="0.0007728139">
            <text:p>7.73E-004</text:p>
          </table:table-cell>
          <table:table-cell table:style-name="ce1" office:value-type="float" office:value="0.00077366916">
            <text:p>7.74E-004</text:p>
          </table:table-cell>
          <table:table-cell table:style-name="ce1" office:value-type="float" office:value="0.0007765449">
            <text:p>7.77E-004</text:p>
          </table:table-cell>
          <table:table-cell table:style-name="ce1" office:value-type="float" office:value="0.00077803206">
            <text:p>7.78E-004</text:p>
          </table:table-cell>
          <table:table-cell table:style-name="ce1" office:value-type="float" office:value="0.0007797214">
            <text:p>7.80E-004</text:p>
          </table:table-cell>
          <table:table-cell table:style-name="ce1" office:value-type="float" office:value="0.00078187924">
            <text:p>7.82E-004</text:p>
          </table:table-cell>
          <table:table-cell table:style-name="ce1" office:value-type="float" office:value="0.0007847295">
            <text:p>7.85E-004</text:p>
          </table:table-cell>
          <table:table-cell table:style-name="ce1" office:value-type="float" office:value="0.0007868178">
            <text:p>7.87E-004</text:p>
          </table:table-cell>
          <table:table-cell table:style-name="ce1" office:value-type="float" office:value="0.0007883777">
            <text:p>7.88E-004</text:p>
          </table:table-cell>
          <table:table-cell table:style-name="ce1" office:value-type="float" office:value="0.0007904432">
            <text:p>7.90E-004</text:p>
          </table:table-cell>
          <table:table-cell table:style-name="ce1" office:value-type="float" office:value="0.00079296523">
            <text:p>7.93E-004</text:p>
          </table:table-cell>
          <table:table-cell table:style-name="ce1" office:value-type="float" office:value="0.0007959406">
            <text:p>7.96E-004</text:p>
          </table:table-cell>
          <table:table-cell table:style-name="ce1" office:value-type="float" office:value="0.0007978385">
            <text:p>7.98E-004</text:p>
          </table:table-cell>
          <table:table-cell table:style-name="ce1" office:value-type="float" office:value="0.00079935894">
            <text:p>7.99E-004</text:p>
          </table:table-cell>
          <table:table-cell table:style-name="ce1" office:value-type="float" office:value="0.000801392">
            <text:p>8.01E-004</text:p>
          </table:table-cell>
          <table:table-cell table:style-name="ce1" office:value-type="float" office:value="0.000805265">
            <text:p>8.05E-004</text:p>
          </table:table-cell>
          <table:table-cell table:style-name="ce1" office:value-type="float" office:value="0.0008072302">
            <text:p>8.07E-004</text:p>
          </table:table-cell>
          <table:table-cell table:style-name="ce1" office:value-type="float" office:value="0.00080859323">
            <text:p>8.09E-004</text:p>
          </table:table-cell>
          <table:table-cell table:style-name="ce1" office:value-type="float" office:value="0.000809934">
            <text:p>8.10E-004</text:p>
          </table:table-cell>
          <table:table-cell table:style-name="ce1" office:value-type="float" office:value="0.00081241725">
            <text:p>8.12E-004</text:p>
          </table:table-cell>
          <table:table-cell table:style-name="ce1" office:value-type="float" office:value="0.00081486383">
            <text:p>8.15E-004</text:p>
          </table:table-cell>
          <table:table-cell table:style-name="ce1" office:value-type="float" office:value="0.00081577833">
            <text:p>8.16E-004</text:p>
          </table:table-cell>
          <table:table-cell table:style-name="ce1" office:value-type="float" office:value="0.0008179243">
            <text:p>8.18E-004</text:p>
          </table:table-cell>
          <table:table-cell table:style-name="ce1" office:value-type="float" office:value="0.00082038256">
            <text:p>8.20E-004</text:p>
          </table:table-cell>
          <table:table-cell table:style-name="ce1" office:value-type="float" office:value="0.00082462566">
            <text:p>8.25E-004</text:p>
          </table:table-cell>
          <table:table-cell table:style-name="ce1" office:value-type="float" office:value="0.0008270678">
            <text:p>8.27E-004</text:p>
          </table:table-cell>
          <table:table-cell table:style-name="ce1" office:value-type="float" office:value="0.0008293983">
            <text:p>8.29E-004</text:p>
          </table:table-cell>
          <table:table-cell table:style-name="ce1" office:value-type="float" office:value="0.0008316568">
            <text:p>8.32E-004</text:p>
          </table:table-cell>
          <table:table-cell table:style-name="ce1" office:value-type="float" office:value="0.0008348902">
            <text:p>8.35E-004</text:p>
          </table:table-cell>
          <table:table-cell table:style-name="ce1" office:value-type="float" office:value="0.000838025">
            <text:p>8.38E-004</text:p>
          </table:table-cell>
          <table:table-cell table:style-name="ce1" office:value-type="float" office:value="0.0008403596">
            <text:p>8.40E-004</text:p>
          </table:table-cell>
          <table:table-cell table:style-name="ce1" office:value-type="float" office:value="0.0008429137">
            <text:p>8.43E-004</text:p>
          </table:table-cell>
          <table:table-cell table:style-name="ce1" office:value-type="float" office:value="0.0008456563">
            <text:p>8.46E-004</text:p>
          </table:table-cell>
          <table:table-cell table:style-name="ce1" office:value-type="float" office:value="0.00084958004">
            <text:p>8.50E-004</text:p>
          </table:table-cell>
          <table:table-cell table:style-name="ce1" office:value-type="float" office:value="0.00085191353">
            <text:p>8.52E-004</text:p>
          </table:table-cell>
          <table:table-cell table:style-name="ce1" office:value-type="float" office:value="0.00085448206">
            <text:p>8.54E-004</text:p>
          </table:table-cell>
          <table:table-cell table:style-name="ce1" office:value-type="float" office:value="0.00085697015">
            <text:p>8.57E-004</text:p>
          </table:table-cell>
          <table:table-cell table:style-name="ce1" office:value-type="float" office:value="0.0008613799">
            <text:p>8.61E-004</text:p>
          </table:table-cell>
          <table:table-cell table:style-name="ce1" office:value-type="float" office:value="0.0008635533">
            <text:p>8.64E-004</text:p>
          </table:table-cell>
          <table:table-cell table:style-name="ce1" office:value-type="float" office:value="0.0008652822">
            <text:p>8.65E-004</text:p>
          </table:table-cell>
          <table:table-cell table:style-name="ce1" office:value-type="float" office:value="0.00086749456">
            <text:p>8.67E-004</text:p>
          </table:table-cell>
          <table:table-cell/>
        </table:table-row>
        <table:table-row table:style-name="ro1">
          <table:table-cell office:value-type="string">
            <text:p>/mnt/share/Music/Albums/Tool/Tool - Undertow/06 Tool - Swamp Song - B.P.mp3</text:p>
          </table:table-cell>
          <table:table-cell office:value-type="float" office:value="0.13556905">
            <text:p>0.13556905</text:p>
          </table:table-cell>
          <table:table-cell office:value-type="float" office:value="0.13926667">
            <text:p>0.13926667</text:p>
          </table:table-cell>
          <table:table-cell office:value-type="float" office:value="0.04743303">
            <text:p>0.04743303</text:p>
          </table:table-cell>
          <table:table-cell office:value-type="float" office:value="0.0334139">
            <text:p>0.0334139</text:p>
          </table:table-cell>
          <table:table-cell office:value-type="float" office:value="0.028969312">
            <text:p>0.028969312</text:p>
          </table:table-cell>
          <table:table-cell office:value-type="float" office:value="0.023088789">
            <text:p>0.023088789</text:p>
          </table:table-cell>
          <table:table-cell office:value-type="float" office:value="0.020336935">
            <text:p>0.020336935</text:p>
          </table:table-cell>
          <table:table-cell office:value-type="float" office:value="0.023779564">
            <text:p>0.023779564</text:p>
          </table:table-cell>
          <table:table-cell office:value-type="float" office:value="0.025502412">
            <text:p>0.025502412</text:p>
          </table:table-cell>
          <table:table-cell office:value-type="float" office:value="0.02249807">
            <text:p>0.02249807</text:p>
          </table:table-cell>
          <table:table-cell office:value-type="float" office:value="0.026906066">
            <text:p>0.026906066</text:p>
          </table:table-cell>
          <table:table-cell office:value-type="float" office:value="0.018678155">
            <text:p>0.018678155</text:p>
          </table:table-cell>
          <table:table-cell office:value-type="float" office:value="0.021055408">
            <text:p>0.021055408</text:p>
          </table:table-cell>
          <table:table-cell office:value-type="float" office:value="0.025206264">
            <text:p>0.025206264</text:p>
          </table:table-cell>
          <table:table-cell office:value-type="float" office:value="0.018230256">
            <text:p>0.018230256</text:p>
          </table:table-cell>
          <table:table-cell office:value-type="float" office:value="0.020506952">
            <text:p>0.020506952</text:p>
          </table:table-cell>
          <table:table-cell office:value-type="float" office:value="0.015871745">
            <text:p>0.015871745</text:p>
          </table:table-cell>
          <table:table-cell office:value-type="float" office:value="0.017390722">
            <text:p>0.017390722</text:p>
          </table:table-cell>
          <table:table-cell office:value-type="float" office:value="0.019088378">
            <text:p>0.019088378</text:p>
          </table:table-cell>
          <table:table-cell office:value-type="float" office:value="0.016709048">
            <text:p>0.016709048</text:p>
          </table:table-cell>
          <table:table-cell office:value-type="float" office:value="0.023517894">
            <text:p>0.023517894</text:p>
          </table:table-cell>
          <table:table-cell office:value-type="float" office:value="0.015140062">
            <text:p>0.015140062</text:p>
          </table:table-cell>
          <table:table-cell office:value-type="float" office:value="0.015202596">
            <text:p>0.015202596</text:p>
          </table:table-cell>
          <table:table-cell office:value-type="float" office:value="0.016125523">
            <text:p>0.016125523</text:p>
          </table:table-cell>
          <table:table-cell office:value-type="float" office:value="0.016618302">
            <text:p>0.016618302</text:p>
          </table:table-cell>
          <table:table-cell office:value-type="float" office:value="0.020535894">
            <text:p>0.020535894</text:p>
          </table:table-cell>
          <table:table-cell office:value-type="float" office:value="0.022270793">
            <text:p>0.022270793</text:p>
          </table:table-cell>
          <table:table-cell office:value-type="float" office:value="0.025350569">
            <text:p>0.025350569</text:p>
          </table:table-cell>
          <table:table-cell office:value-type="float" office:value="0.020247335">
            <text:p>0.020247335</text:p>
          </table:table-cell>
          <table:table-cell office:value-type="float" office:value="0.017316828">
            <text:p>0.017316828</text:p>
          </table:table-cell>
          <table:table-cell office:value-type="float" office:value="0.019194327">
            <text:p>0.019194327</text:p>
          </table:table-cell>
          <table:table-cell office:value-type="float" office:value="0.019055756">
            <text:p>0.019055756</text:p>
          </table:table-cell>
          <table:table-cell office:value-type="float" office:value="0.019117357">
            <text:p>0.019117357</text:p>
          </table:table-cell>
          <table:table-cell office:value-type="float" office:value="0.01873639">
            <text:p>0.01873639</text:p>
          </table:table-cell>
          <table:table-cell office:value-type="float" office:value="0.01920314">
            <text:p>0.01920314</text:p>
          </table:table-cell>
          <table:table-cell office:value-type="float" office:value="0.017437553">
            <text:p>0.017437553</text:p>
          </table:table-cell>
          <table:table-cell office:value-type="float" office:value="0.017423602">
            <text:p>0.017423602</text:p>
          </table:table-cell>
          <table:table-cell office:value-type="float" office:value="0.016517479">
            <text:p>0.016517479</text:p>
          </table:table-cell>
          <table:table-cell office:value-type="float" office:value="0.01803994">
            <text:p>0.01803994</text:p>
          </table:table-cell>
          <table:table-cell office:value-type="float" office:value="0.018150168">
            <text:p>0.018150168</text:p>
          </table:table-cell>
          <table:table-cell office:value-type="float" office:value="0.019806398">
            <text:p>0.019806398</text:p>
          </table:table-cell>
          <table:table-cell office:value-type="float" office:value="0.018019358">
            <text:p>0.018019358</text:p>
          </table:table-cell>
          <table:table-cell office:value-type="float" office:value="0.018164169">
            <text:p>0.018164169</text:p>
          </table:table-cell>
          <table:table-cell office:value-type="float" office:value="0.018782612">
            <text:p>0.018782612</text:p>
          </table:table-cell>
          <table:table-cell office:value-type="float" office:value="0.020021815">
            <text:p>0.020021815</text:p>
          </table:table-cell>
          <table:table-cell office:value-type="float" office:value="0.01779096">
            <text:p>0.01779096</text:p>
          </table:table-cell>
          <table:table-cell office:value-type="float" office:value="0.01786088">
            <text:p>0.01786088</text:p>
          </table:table-cell>
          <table:table-cell office:value-type="float" office:value="0.017959233">
            <text:p>0.017959233</text:p>
          </table:table-cell>
          <table:table-cell office:value-type="float" office:value="0.016182732">
            <text:p>0.016182732</text:p>
          </table:table-cell>
          <table:table-cell office:value-type="float" office:value="0.017509604">
            <text:p>0.017509604</text:p>
          </table:table-cell>
          <table:table-cell office:value-type="float" office:value="0.018484049">
            <text:p>0.018484049</text:p>
          </table:table-cell>
          <table:table-cell office:value-type="float" office:value="0.017106328">
            <text:p>0.017106328</text:p>
          </table:table-cell>
          <table:table-cell office:value-type="float" office:value="0.017591977">
            <text:p>0.017591977</text:p>
          </table:table-cell>
          <table:table-cell office:value-type="float" office:value="0.020168975">
            <text:p>0.020168975</text:p>
          </table:table-cell>
          <table:table-cell office:value-type="float" office:value="0.019596433">
            <text:p>0.019596433</text:p>
          </table:table-cell>
          <table:table-cell office:value-type="float" office:value="0.017585292">
            <text:p>0.017585292</text:p>
          </table:table-cell>
          <table:table-cell office:value-type="float" office:value="0.0150127625">
            <text:p>0.0150127625</text:p>
          </table:table-cell>
          <table:table-cell office:value-type="float" office:value="0.013911433">
            <text:p>0.013911433</text:p>
          </table:table-cell>
          <table:table-cell office:value-type="float" office:value="0.014091233">
            <text:p>0.014091233</text:p>
          </table:table-cell>
          <table:table-cell office:value-type="float" office:value="0.013670415">
            <text:p>0.013670415</text:p>
          </table:table-cell>
          <table:table-cell office:value-type="float" office:value="0.014266446">
            <text:p>0.014266446</text:p>
          </table:table-cell>
          <table:table-cell office:value-type="float" office:value="0.01380305">
            <text:p>0.01380305</text:p>
          </table:table-cell>
          <table:table-cell office:value-type="float" office:value="0.01220851">
            <text:p>0.01220851</text:p>
          </table:table-cell>
          <table:table-cell office:value-type="float" office:value="0.011497332">
            <text:p>0.011497332</text:p>
          </table:table-cell>
          <table:table-cell office:value-type="float" office:value="0.01262594">
            <text:p>0.01262594</text:p>
          </table:table-cell>
          <table:table-cell office:value-type="float" office:value="0.012571915">
            <text:p>0.012571915</text:p>
          </table:table-cell>
          <table:table-cell office:value-type="float" office:value="0.011799903">
            <text:p>0.011799903</text:p>
          </table:table-cell>
          <table:table-cell office:value-type="float" office:value="0.011847056">
            <text:p>0.011847056</text:p>
          </table:table-cell>
          <table:table-cell office:value-type="float" office:value="0.012201182">
            <text:p>0.012201182</text:p>
          </table:table-cell>
          <table:table-cell office:value-type="float" office:value="0.0146973515">
            <text:p>0.0146973515</text:p>
          </table:table-cell>
          <table:table-cell office:value-type="float" office:value="0.015232522">
            <text:p>0.015232522</text:p>
          </table:table-cell>
          <table:table-cell office:value-type="float" office:value="0.014839279">
            <text:p>0.014839279</text:p>
          </table:table-cell>
          <table:table-cell office:value-type="float" office:value="0.013852103">
            <text:p>0.013852103</text:p>
          </table:table-cell>
          <table:table-cell office:value-type="float" office:value="0.015641721">
            <text:p>0.015641721</text:p>
          </table:table-cell>
          <table:table-cell office:value-type="float" office:value="0.013691922">
            <text:p>0.013691922</text:p>
          </table:table-cell>
          <table:table-cell office:value-type="float" office:value="0.013144701">
            <text:p>0.013144701</text:p>
          </table:table-cell>
          <table:table-cell office:value-type="float" office:value="0.012331864">
            <text:p>0.012331864</text:p>
          </table:table-cell>
          <table:table-cell office:value-type="float" office:value="0.014519388">
            <text:p>0.014519388</text:p>
          </table:table-cell>
          <table:table-cell office:value-type="float" office:value="0.01484623">
            <text:p>0.01484623</text:p>
          </table:table-cell>
          <table:table-cell office:value-type="float" office:value="0.012624577">
            <text:p>0.012624577</text:p>
          </table:table-cell>
          <table:table-cell office:value-type="float" office:value="0.013022555">
            <text:p>0.013022555</text:p>
          </table:table-cell>
          <table:table-cell office:value-type="float" office:value="0.013273886">
            <text:p>0.013273886</text:p>
          </table:table-cell>
          <table:table-cell office:value-type="float" office:value="0.0119273225">
            <text:p>0.0119273225</text:p>
          </table:table-cell>
          <table:table-cell office:value-type="float" office:value="0.012109737">
            <text:p>0.012109737</text:p>
          </table:table-cell>
          <table:table-cell office:value-type="float" office:value="0.012936189">
            <text:p>0.012936189</text:p>
          </table:table-cell>
          <table:table-cell office:value-type="float" office:value="0.012136206">
            <text:p>0.012136206</text:p>
          </table:table-cell>
          <table:table-cell office:value-type="float" office:value="0.01308181">
            <text:p>0.01308181</text:p>
          </table:table-cell>
          <table:table-cell office:value-type="float" office:value="0.012567085">
            <text:p>0.012567085</text:p>
          </table:table-cell>
          <table:table-cell office:value-type="float" office:value="0.0112183085">
            <text:p>0.0112183085</text:p>
          </table:table-cell>
          <table:table-cell office:value-type="float" office:value="0.012567217">
            <text:p>0.012567217</text:p>
          </table:table-cell>
          <table:table-cell office:value-type="float" office:value="0.011144141">
            <text:p>0.011144141</text:p>
          </table:table-cell>
          <table:table-cell office:value-type="float" office:value="0.012089182">
            <text:p>0.012089182</text:p>
          </table:table-cell>
          <table:table-cell office:value-type="float" office:value="0.01374349">
            <text:p>0.01374349</text:p>
          </table:table-cell>
          <table:table-cell office:value-type="float" office:value="0.012964612">
            <text:p>0.012964612</text:p>
          </table:table-cell>
          <table:table-cell office:value-type="float" office:value="0.011470263">
            <text:p>0.011470263</text:p>
          </table:table-cell>
          <table:table-cell office:value-type="float" office:value="0.011861489">
            <text:p>0.011861489</text:p>
          </table:table-cell>
          <table:table-cell office:value-type="float" office:value="0.012844902">
            <text:p>0.012844902</text:p>
          </table:table-cell>
          <table:table-cell office:value-type="float" office:value="0.011347183">
            <text:p>0.011347183</text:p>
          </table:table-cell>
          <table:table-cell office:value-type="float" office:value="0.013090548">
            <text:p>0.013090548</text:p>
          </table:table-cell>
          <table:table-cell office:value-type="float" office:value="0.011007378">
            <text:p>0.011007378</text:p>
          </table:table-cell>
          <table:table-cell office:value-type="float" office:value="0.011363868">
            <text:p>0.011363868</text:p>
          </table:table-cell>
          <table:table-cell office:value-type="float" office:value="0.014100203">
            <text:p>0.014100203</text:p>
          </table:table-cell>
          <table:table-cell office:value-type="float" office:value="0.013806024">
            <text:p>0.013806024</text:p>
          </table:table-cell>
          <table:table-cell office:value-type="float" office:value="0.011951118">
            <text:p>0.011951118</text:p>
          </table:table-cell>
          <table:table-cell office:value-type="float" office:value="0.009545176">
            <text:p>0.009545176</text:p>
          </table:table-cell>
          <table:table-cell office:value-type="float" office:value="0.009248885">
            <text:p>0.009248885</text:p>
          </table:table-cell>
          <table:table-cell office:value-type="float" office:value="0.010894967">
            <text:p>0.010894967</text:p>
          </table:table-cell>
          <table:table-cell office:value-type="float" office:value="0.011149252">
            <text:p>0.011149252</text:p>
          </table:table-cell>
          <table:table-cell office:value-type="float" office:value="0.011655145">
            <text:p>0.011655145</text:p>
          </table:table-cell>
          <table:table-cell office:value-type="float" office:value="0.01132955">
            <text:p>0.01132955</text:p>
          </table:table-cell>
          <table:table-cell office:value-type="float" office:value="0.0100432625">
            <text:p>0.0100432625</text:p>
          </table:table-cell>
          <table:table-cell office:value-type="float" office:value="0.010392209">
            <text:p>0.010392209</text:p>
          </table:table-cell>
          <table:table-cell office:value-type="float" office:value="0.010813354">
            <text:p>0.010813354</text:p>
          </table:table-cell>
          <table:table-cell office:value-type="float" office:value="0.0113857165">
            <text:p>0.0113857165</text:p>
          </table:table-cell>
          <table:table-cell office:value-type="float" office:value="0.009694486">
            <text:p>0.009694486</text:p>
          </table:table-cell>
          <table:table-cell office:value-type="float" office:value="0.009870139">
            <text:p>0.009870139</text:p>
          </table:table-cell>
          <table:table-cell office:value-type="float" office:value="0.009514119">
            <text:p>0.009514119</text:p>
          </table:table-cell>
          <table:table-cell office:value-type="float" office:value="0.0105241295">
            <text:p>0.0105241295</text:p>
          </table:table-cell>
          <table:table-cell office:value-type="float" office:value="0.010008926">
            <text:p>0.010008926</text:p>
          </table:table-cell>
          <table:table-cell office:value-type="float" office:value="0.010656787">
            <text:p>0.010656787</text:p>
          </table:table-cell>
          <table:table-cell office:value-type="float" office:value="0.008974068">
            <text:p>0.008974068</text:p>
          </table:table-cell>
          <table:table-cell office:value-type="float" office:value="0.0085868165">
            <text:p>0.0085868165</text:p>
          </table:table-cell>
          <table:table-cell office:value-type="float" office:value="0.008296106">
            <text:p>0.008296106</text:p>
          </table:table-cell>
          <table:table-cell office:value-type="float" office:value="0.0076280967">
            <text:p>0.0076280967</text:p>
          </table:table-cell>
          <table:table-cell office:value-type="float" office:value="0.007759819">
            <text:p>0.007759819</text:p>
          </table:table-cell>
          <table:table-cell office:value-type="float" office:value="0.008201497">
            <text:p>0.008201497</text:p>
          </table:table-cell>
          <table:table-cell office:value-type="float" office:value="0.0073340745">
            <text:p>0.0073340745</text:p>
          </table:table-cell>
          <table:table-cell office:value-type="float" office:value="0.007866178">
            <text:p>0.007866178</text:p>
          </table:table-cell>
          <table:table-cell office:value-type="float" office:value="0.009852242">
            <text:p>0.009852242</text:p>
          </table:table-cell>
          <table:table-cell office:value-type="float" office:value="0.00893575">
            <text:p>0.00893575</text:p>
          </table:table-cell>
          <table:table-cell office:value-type="float" office:value="0.006847611">
            <text:p>0.006847611</text:p>
          </table:table-cell>
          <table:table-cell office:value-type="float" office:value="0.0069360696">
            <text:p>0.0069360696</text:p>
          </table:table-cell>
          <table:table-cell office:value-type="float" office:value="0.007398632">
            <text:p>0.007398632</text:p>
          </table:table-cell>
          <table:table-cell office:value-type="float" office:value="0.006861542">
            <text:p>0.006861542</text:p>
          </table:table-cell>
          <table:table-cell office:value-type="float" office:value="0.0074589974">
            <text:p>0.0074589974</text:p>
          </table:table-cell>
          <table:table-cell office:value-type="float" office:value="0.0060928664">
            <text:p>0.0060928664</text:p>
          </table:table-cell>
          <table:table-cell office:value-type="float" office:value="0.0067111">
            <text:p>0.0067111</text:p>
          </table:table-cell>
          <table:table-cell office:value-type="float" office:value="0.006504147">
            <text:p>0.006504147</text:p>
          </table:table-cell>
          <table:table-cell office:value-type="float" office:value="0.0066255694">
            <text:p>0.0066255694</text:p>
          </table:table-cell>
          <table:table-cell office:value-type="float" office:value="0.0065618814">
            <text:p>0.0065618814</text:p>
          </table:table-cell>
          <table:table-cell office:value-type="float" office:value="0.0063465172">
            <text:p>0.0063465172</text:p>
          </table:table-cell>
          <table:table-cell office:value-type="float" office:value="0.006055311">
            <text:p>0.006055311</text:p>
          </table:table-cell>
          <table:table-cell office:value-type="float" office:value="0.0062200627">
            <text:p>0.0062200627</text:p>
          </table:table-cell>
          <table:table-cell office:value-type="float" office:value="0.0053098067">
            <text:p>0.0053098067</text:p>
          </table:table-cell>
          <table:table-cell office:value-type="float" office:value="0.006180135">
            <text:p>0.006180135</text:p>
          </table:table-cell>
          <table:table-cell office:value-type="float" office:value="0.0050803265">
            <text:p>0.0050803265</text:p>
          </table:table-cell>
          <table:table-cell office:value-type="float" office:value="0.006053449">
            <text:p>0.006053449</text:p>
          </table:table-cell>
          <table:table-cell office:value-type="float" office:value="0.0062300274">
            <text:p>0.0062300274</text:p>
          </table:table-cell>
          <table:table-cell office:value-type="float" office:value="0.0058879354">
            <text:p>0.0058879354</text:p>
          </table:table-cell>
          <table:table-cell office:value-type="float" office:value="0.005525055">
            <text:p>0.005525055</text:p>
          </table:table-cell>
          <table:table-cell office:value-type="float" office:value="0.0059602745">
            <text:p>0.0059602745</text:p>
          </table:table-cell>
          <table:table-cell office:value-type="float" office:value="0.005453046">
            <text:p>0.005453046</text:p>
          </table:table-cell>
          <table:table-cell office:value-type="float" office:value="0.005055099">
            <text:p>0.005055099</text:p>
          </table:table-cell>
          <table:table-cell office:value-type="float" office:value="0.00572908">
            <text:p>0.00572908</text:p>
          </table:table-cell>
          <table:table-cell office:value-type="float" office:value="0.0061943377">
            <text:p>0.0061943377</text:p>
          </table:table-cell>
          <table:table-cell office:value-type="float" office:value="0.005995267">
            <text:p>0.005995267</text:p>
          </table:table-cell>
          <table:table-cell office:value-type="float" office:value="0.0051019117">
            <text:p>0.0051019117</text:p>
          </table:table-cell>
          <table:table-cell office:value-type="float" office:value="0.0050715217">
            <text:p>0.0050715217</text:p>
          </table:table-cell>
          <table:table-cell office:value-type="float" office:value="0.0055774488">
            <text:p>0.0055774488</text:p>
          </table:table-cell>
          <table:table-cell office:value-type="float" office:value="0.0049400865">
            <text:p>0.0049400865</text:p>
          </table:table-cell>
          <table:table-cell office:value-type="float" office:value="0.004944591">
            <text:p>0.004944591</text:p>
          </table:table-cell>
          <table:table-cell office:value-type="float" office:value="0.005645494">
            <text:p>0.005645494</text:p>
          </table:table-cell>
          <table:table-cell office:value-type="float" office:value="0.0055323355">
            <text:p>0.0055323355</text:p>
          </table:table-cell>
          <table:table-cell office:value-type="float" office:value="0.005705017">
            <text:p>0.005705017</text:p>
          </table:table-cell>
          <table:table-cell office:value-type="float" office:value="0.0050269025">
            <text:p>0.0050269025</text:p>
          </table:table-cell>
          <table:table-cell office:value-type="float" office:value="0.0043985955">
            <text:p>0.0043985955</text:p>
          </table:table-cell>
          <table:table-cell office:value-type="float" office:value="0.0050255354">
            <text:p>0.0050255354</text:p>
          </table:table-cell>
          <table:table-cell office:value-type="float" office:value="0.0045387917">
            <text:p>0.0045387917</text:p>
          </table:table-cell>
          <table:table-cell office:value-type="float" office:value="0.0039591272">
            <text:p>0.0039591272</text:p>
          </table:table-cell>
          <table:table-cell office:value-type="float" office:value="0.0041888882">
            <text:p>0.0041888882</text:p>
          </table:table-cell>
          <table:table-cell office:value-type="float" office:value="0.004650483">
            <text:p>0.004650483</text:p>
          </table:table-cell>
          <table:table-cell office:value-type="float" office:value="0.0046637394">
            <text:p>0.0046637394</text:p>
          </table:table-cell>
          <table:table-cell office:value-type="float" office:value="0.004491613">
            <text:p>0.004491613</text:p>
          </table:table-cell>
          <table:table-cell office:value-type="float" office:value="0.0043049813">
            <text:p>0.0043049813</text:p>
          </table:table-cell>
          <table:table-cell office:value-type="float" office:value="0.00421522">
            <text:p>0.00421522</text:p>
          </table:table-cell>
          <table:table-cell office:value-type="float" office:value="0.0042690635">
            <text:p>0.0042690635</text:p>
          </table:table-cell>
          <table:table-cell office:value-type="float" office:value="0.003792609">
            <text:p>0.003792609</text:p>
          </table:table-cell>
          <table:table-cell office:value-type="float" office:value="0.0036257163">
            <text:p>0.0036257163</text:p>
          </table:table-cell>
          <table:table-cell office:value-type="float" office:value="0.004105871">
            <text:p>0.004105871</text:p>
          </table:table-cell>
          <table:table-cell office:value-type="float" office:value="0.0039414004">
            <text:p>0.0039414004</text:p>
          </table:table-cell>
          <table:table-cell office:value-type="float" office:value="0.0039219246">
            <text:p>0.0039219246</text:p>
          </table:table-cell>
          <table:table-cell office:value-type="float" office:value="0.0039829486">
            <text:p>0.0039829486</text:p>
          </table:table-cell>
          <table:table-cell office:value-type="float" office:value="0.0032637161">
            <text:p>0.0032637161</text:p>
          </table:table-cell>
          <table:table-cell office:value-type="float" office:value="0.003252424">
            <text:p>0.003252424</text:p>
          </table:table-cell>
          <table:table-cell office:value-type="float" office:value="0.0032534765">
            <text:p>0.0032534765</text:p>
          </table:table-cell>
          <table:table-cell office:value-type="float" office:value="0.0022524407">
            <text:p>0.0022524407</text:p>
          </table:table-cell>
          <table:table-cell table:style-name="ce1" office:value-type="float" office:value="0.00087875413">
            <text:p>8.79E-004</text:p>
          </table:table-cell>
          <table:table-cell table:style-name="ce1" office:value-type="float" office:value="0.0008054347">
            <text:p>8.05E-004</text:p>
          </table:table-cell>
          <table:table-cell table:style-name="ce1" office:value-type="float" office:value="0.0007944707">
            <text:p>7.94E-004</text:p>
          </table:table-cell>
          <table:table-cell table:style-name="ce1" office:value-type="float" office:value="0.0007913576">
            <text:p>7.91E-004</text:p>
          </table:table-cell>
          <table:table-cell table:style-name="ce1" office:value-type="float" office:value="0.0007889367">
            <text:p>7.89E-004</text:p>
          </table:table-cell>
          <table:table-cell table:style-name="ce1" office:value-type="float" office:value="0.0007880833">
            <text:p>7.88E-004</text:p>
          </table:table-cell>
          <table:table-cell table:style-name="ce1" office:value-type="float" office:value="0.000788192">
            <text:p>7.88E-004</text:p>
          </table:table-cell>
          <table:table-cell table:style-name="ce1" office:value-type="float" office:value="0.00078834774">
            <text:p>7.88E-004</text:p>
          </table:table-cell>
          <table:table-cell table:style-name="ce1" office:value-type="float" office:value="0.000789095">
            <text:p>7.89E-004</text:p>
          </table:table-cell>
          <table:table-cell table:style-name="ce1" office:value-type="float" office:value="0.00079032604">
            <text:p>7.90E-004</text:p>
          </table:table-cell>
          <table:table-cell table:style-name="ce1" office:value-type="float" office:value="0.0007910551">
            <text:p>7.91E-004</text:p>
          </table:table-cell>
          <table:table-cell table:style-name="ce1" office:value-type="float" office:value="0.0007919948">
            <text:p>7.92E-004</text:p>
          </table:table-cell>
          <table:table-cell table:style-name="ce1" office:value-type="float" office:value="0.0007939577">
            <text:p>7.94E-004</text:p>
          </table:table-cell>
          <table:table-cell table:style-name="ce1" office:value-type="float" office:value="0.00079517346">
            <text:p>7.95E-004</text:p>
          </table:table-cell>
          <table:table-cell table:style-name="ce1" office:value-type="float" office:value="0.0007961834">
            <text:p>7.96E-004</text:p>
          </table:table-cell>
          <table:table-cell table:style-name="ce1" office:value-type="float" office:value="0.000796838">
            <text:p>7.97E-004</text:p>
          </table:table-cell>
          <table:table-cell table:style-name="ce1" office:value-type="float" office:value="0.0007979386">
            <text:p>7.98E-004</text:p>
          </table:table-cell>
          <table:table-cell table:style-name="ce1" office:value-type="float" office:value="0.0008000335">
            <text:p>8.00E-004</text:p>
          </table:table-cell>
          <table:table-cell table:style-name="ce1" office:value-type="float" office:value="0.00080115447">
            <text:p>8.01E-004</text:p>
          </table:table-cell>
          <table:table-cell office:value-type="float" office:value="0.00080191524">
            <text:p>8.02E-004</text:p>
          </table:table-cell>
          <table:table-cell office:value-type="float" office:value="0.0008034269">
            <text:p>8.03E-004</text:p>
          </table:table-cell>
          <table:table-cell table:style-name="ce1" office:value-type="float" office:value="0.0008062782">
            <text:p>8.06E-004</text:p>
          </table:table-cell>
          <table:table-cell table:style-name="ce1" office:value-type="float" office:value="0.0008077149">
            <text:p>8.08E-004</text:p>
          </table:table-cell>
          <table:table-cell table:style-name="ce1" office:value-type="float" office:value="0.0008090331">
            <text:p>8.09E-004</text:p>
          </table:table-cell>
          <table:table-cell table:style-name="ce1" office:value-type="float" office:value="0.0008102872">
            <text:p>8.10E-004</text:p>
          </table:table-cell>
          <table:table-cell table:style-name="ce1" office:value-type="float" office:value="0.00081188034">
            <text:p>8.12E-004</text:p>
          </table:table-cell>
          <table:table-cell table:style-name="ce1" office:value-type="float" office:value="0.0008140573">
            <text:p>8.14E-004</text:p>
          </table:table-cell>
          <table:table-cell table:style-name="ce1" office:value-type="float" office:value="0.00081549137">
            <text:p>8.15E-004</text:p>
          </table:table-cell>
          <table:table-cell table:style-name="ce1" office:value-type="float" office:value="0.000816654">
            <text:p>8.17E-004</text:p>
          </table:table-cell>
          <table:table-cell table:style-name="ce1" office:value-type="float" office:value="0.00081843795">
            <text:p>8.18E-004</text:p>
          </table:table-cell>
          <table:table-cell table:style-name="ce1" office:value-type="float" office:value="0.00082183286">
            <text:p>8.22E-004</text:p>
          </table:table-cell>
          <table:table-cell table:style-name="ce1" office:value-type="float" office:value="0.0008232861">
            <text:p>8.23E-004</text:p>
          </table:table-cell>
          <table:table-cell table:style-name="ce1" office:value-type="float" office:value="0.00082503207">
            <text:p>8.25E-004</text:p>
          </table:table-cell>
          <table:table-cell table:style-name="ce1" office:value-type="float" office:value="0.0008267459">
            <text:p>8.27E-004</text:p>
          </table:table-cell>
          <table:table-cell table:style-name="ce1" office:value-type="float" office:value="0.0008300967">
            <text:p>8.30E-004</text:p>
          </table:table-cell>
          <table:table-cell table:style-name="ce1" office:value-type="float" office:value="0.00083233416">
            <text:p>8.32E-004</text:p>
          </table:table-cell>
          <table:table-cell table:style-name="ce1" office:value-type="float" office:value="0.00083366036">
            <text:p>8.34E-004</text:p>
          </table:table-cell>
          <table:table-cell table:style-name="ce1" office:value-type="float" office:value="0.00083506654">
            <text:p>8.35E-004</text:p>
          </table:table-cell>
          <table:table-cell table:style-name="ce1" office:value-type="float" office:value="0.0008375207">
            <text:p>8.38E-004</text:p>
          </table:table-cell>
          <table:table-cell table:style-name="ce1" office:value-type="float" office:value="0.00084040617">
            <text:p>8.40E-004</text:p>
          </table:table-cell>
          <table:table-cell table:style-name="ce1" office:value-type="float" office:value="0.0008427397">
            <text:p>8.43E-004</text:p>
          </table:table-cell>
          <table:table-cell table:style-name="ce1" office:value-type="float" office:value="0.00084426">
            <text:p>8.44E-004</text:p>
          </table:table-cell>
          <table:table-cell table:style-name="ce1" office:value-type="float" office:value="0.0008467016">
            <text:p>8.47E-004</text:p>
          </table:table-cell>
          <table:table-cell table:style-name="ce1" office:value-type="float" office:value="0.00085063773">
            <text:p>8.51E-004</text:p>
          </table:table-cell>
          <table:table-cell table:style-name="ce1" office:value-type="float" office:value="0.0008521104">
            <text:p>8.52E-004</text:p>
          </table:table-cell>
          <table:table-cell table:style-name="ce1" office:value-type="float" office:value="0.0008536057">
            <text:p>8.54E-004</text:p>
          </table:table-cell>
          <table:table-cell table:style-name="ce1" office:value-type="float" office:value="0.0008558893">
            <text:p>8.56E-004</text:p>
          </table:table-cell>
          <table:table-cell table:style-name="ce1" office:value-type="float" office:value="0.0008583681">
            <text:p>8.58E-004</text:p>
          </table:table-cell>
          <table:table-cell table:style-name="ce1" office:value-type="float" office:value="0.0008615544">
            <text:p>8.62E-004</text:p>
          </table:table-cell>
          <table:table-cell table:style-name="ce1" office:value-type="float" office:value="0.00086258625">
            <text:p>8.63E-004</text:p>
          </table:table-cell>
          <table:table-cell table:style-name="ce1" office:value-type="float" office:value="0.0008655042">
            <text:p>8.66E-004</text:p>
          </table:table-cell>
          <table:table-cell table:style-name="ce1" office:value-type="float" office:value="0.00086812413">
            <text:p>8.68E-004</text:p>
          </table:table-cell>
          <table:table-cell table:style-name="ce1" office:value-type="float" office:value="0.00087314163">
            <text:p>8.73E-004</text:p>
          </table:table-cell>
          <table:table-cell table:style-name="ce1" office:value-type="float" office:value="0.0008749365">
            <text:p>8.75E-004</text:p>
          </table:table-cell>
          <table:table-cell table:style-name="ce1" office:value-type="float" office:value="0.00087744015">
            <text:p>8.77E-004</text:p>
          </table:table-cell>
          <table:table-cell table:style-name="ce1" office:value-type="float" office:value="0.0008801002">
            <text:p>8.80E-004</text:p>
          </table:table-cell>
          <table:table-cell table:style-name="ce1" office:value-type="float" office:value="0.00088352617">
            <text:p>8.84E-004</text:p>
          </table:table-cell>
          <table:table-cell table:style-name="ce1" office:value-type="float" office:value="0.0008864757">
            <text:p>8.86E-004</text:p>
          </table:table-cell>
          <table:table-cell table:style-name="ce1" office:value-type="float" office:value="0.0008889958">
            <text:p>8.89E-004</text:p>
          </table:table-cell>
          <table:table-cell table:style-name="ce1" office:value-type="float" office:value="0.00089101685">
            <text:p>8.91E-004</text:p>
          </table:table-cell>
          <table:table-cell table:style-name="ce1" office:value-type="float" office:value="0.0008939849">
            <text:p>8.94E-004</text:p>
          </table:table-cell>
          <table:table-cell table:style-name="ce1" office:value-type="float" office:value="0.00089834636">
            <text:p>8.98E-004</text:p>
          </table:table-cell>
          <table:table-cell table:style-name="ce1" office:value-type="float" office:value="0.000900915">
            <text:p>9.01E-004</text:p>
          </table:table-cell>
          <table:table-cell table:style-name="ce1" office:value-type="float" office:value="0.0009037604">
            <text:p>9.04E-004</text:p>
          </table:table-cell>
          <table:table-cell table:style-name="ce1" office:value-type="float" office:value="0.0009061128">
            <text:p>9.06E-004</text:p>
          </table:table-cell>
          <table:table-cell table:style-name="ce1" office:value-type="float" office:value="0.000910735">
            <text:p>9.11E-004</text:p>
          </table:table-cell>
          <table:table-cell table:style-name="ce1" office:value-type="float" office:value="0.0009129336">
            <text:p>9.13E-004</text:p>
          </table:table-cell>
          <table:table-cell table:style-name="ce1" office:value-type="float" office:value="0.0009150049">
            <text:p>9.15E-004</text:p>
          </table:table-cell>
          <table:table-cell table:style-name="ce1" office:value-type="float" office:value="0.00091746467">
            <text:p>9.17E-004</text:p>
          </table:table-cell>
          <table:table-cell/>
        </table:table-row>
        <table:table-row table:style-name="ro1">
          <table:table-cell office:value-type="string">
            <text:p>/mnt/share/Music/Albums/Tool/Tool - Undertow/07 Tool - Undertow - B.P.mp3</text:p>
          </table:table-cell>
          <table:table-cell office:value-type="float" office:value="0.124071">
            <text:p>0.124071</text:p>
          </table:table-cell>
          <table:table-cell office:value-type="float" office:value="0.11577604">
            <text:p>0.11577604</text:p>
          </table:table-cell>
          <table:table-cell office:value-type="float" office:value="0.046133608">
            <text:p>0.046133608</text:p>
          </table:table-cell>
          <table:table-cell office:value-type="float" office:value="0.028823601">
            <text:p>0.028823601</text:p>
          </table:table-cell>
          <table:table-cell office:value-type="float" office:value="0.020964734">
            <text:p>0.020964734</text:p>
          </table:table-cell>
          <table:table-cell office:value-type="float" office:value="0.022426113">
            <text:p>0.022426113</text:p>
          </table:table-cell>
          <table:table-cell office:value-type="float" office:value="0.015474688">
            <text:p>0.015474688</text:p>
          </table:table-cell>
          <table:table-cell office:value-type="float" office:value="0.019522991">
            <text:p>0.019522991</text:p>
          </table:table-cell>
          <table:table-cell office:value-type="float" office:value="0.02058574">
            <text:p>0.02058574</text:p>
          </table:table-cell>
          <table:table-cell office:value-type="float" office:value="0.023147184">
            <text:p>0.023147184</text:p>
          </table:table-cell>
          <table:table-cell office:value-type="float" office:value="0.020574747">
            <text:p>0.020574747</text:p>
          </table:table-cell>
          <table:table-cell office:value-type="float" office:value="0.012234426">
            <text:p>0.012234426</text:p>
          </table:table-cell>
          <table:table-cell office:value-type="float" office:value="0.016040148">
            <text:p>0.016040148</text:p>
          </table:table-cell>
          <table:table-cell office:value-type="float" office:value="0.020181006">
            <text:p>0.020181006</text:p>
          </table:table-cell>
          <table:table-cell office:value-type="float" office:value="0.018141022">
            <text:p>0.018141022</text:p>
          </table:table-cell>
          <table:table-cell office:value-type="float" office:value="0.020011734">
            <text:p>0.020011734</text:p>
          </table:table-cell>
          <table:table-cell office:value-type="float" office:value="0.016576594">
            <text:p>0.016576594</text:p>
          </table:table-cell>
          <table:table-cell office:value-type="float" office:value="0.022539569">
            <text:p>0.022539569</text:p>
          </table:table-cell>
          <table:table-cell office:value-type="float" office:value="0.02926025">
            <text:p>0.02926025</text:p>
          </table:table-cell>
          <table:table-cell office:value-type="float" office:value="0.024377495">
            <text:p>0.024377495</text:p>
          </table:table-cell>
          <table:table-cell office:value-type="float" office:value="0.0230579">
            <text:p>0.0230579</text:p>
          </table:table-cell>
          <table:table-cell office:value-type="float" office:value="0.018893134">
            <text:p>0.018893134</text:p>
          </table:table-cell>
          <table:table-cell office:value-type="float" office:value="0.0216478">
            <text:p>0.0216478</text:p>
          </table:table-cell>
          <table:table-cell office:value-type="float" office:value="0.02827266">
            <text:p>0.02827266</text:p>
          </table:table-cell>
          <table:table-cell office:value-type="float" office:value="0.029266888">
            <text:p>0.029266888</text:p>
          </table:table-cell>
          <table:table-cell office:value-type="float" office:value="0.03353295">
            <text:p>0.03353295</text:p>
          </table:table-cell>
          <table:table-cell office:value-type="float" office:value="0.03800107">
            <text:p>0.03800107</text:p>
          </table:table-cell>
          <table:table-cell office:value-type="float" office:value="0.04193823">
            <text:p>0.04193823</text:p>
          </table:table-cell>
          <table:table-cell office:value-type="float" office:value="0.04449749">
            <text:p>0.04449749</text:p>
          </table:table-cell>
          <table:table-cell office:value-type="float" office:value="0.033858854">
            <text:p>0.033858854</text:p>
          </table:table-cell>
          <table:table-cell office:value-type="float" office:value="0.034407757">
            <text:p>0.034407757</text:p>
          </table:table-cell>
          <table:table-cell office:value-type="float" office:value="0.028474616">
            <text:p>0.028474616</text:p>
          </table:table-cell>
          <table:table-cell office:value-type="float" office:value="0.027710788">
            <text:p>0.027710788</text:p>
          </table:table-cell>
          <table:table-cell office:value-type="float" office:value="0.022050306">
            <text:p>0.022050306</text:p>
          </table:table-cell>
          <table:table-cell office:value-type="float" office:value="0.030736009">
            <text:p>0.030736009</text:p>
          </table:table-cell>
          <table:table-cell office:value-type="float" office:value="0.025122425">
            <text:p>0.025122425</text:p>
          </table:table-cell>
          <table:table-cell office:value-type="float" office:value="0.0313546">
            <text:p>0.0313546</text:p>
          </table:table-cell>
          <table:table-cell office:value-type="float" office:value="0.025660275">
            <text:p>0.025660275</text:p>
          </table:table-cell>
          <table:table-cell office:value-type="float" office:value="0.030840483">
            <text:p>0.030840483</text:p>
          </table:table-cell>
          <table:table-cell office:value-type="float" office:value="0.028878225">
            <text:p>0.028878225</text:p>
          </table:table-cell>
          <table:table-cell office:value-type="float" office:value="0.03287753">
            <text:p>0.03287753</text:p>
          </table:table-cell>
          <table:table-cell office:value-type="float" office:value="0.030417226">
            <text:p>0.030417226</text:p>
          </table:table-cell>
          <table:table-cell office:value-type="float" office:value="0.030620333">
            <text:p>0.030620333</text:p>
          </table:table-cell>
          <table:table-cell office:value-type="float" office:value="0.030768117">
            <text:p>0.030768117</text:p>
          </table:table-cell>
          <table:table-cell office:value-type="float" office:value="0.03178349">
            <text:p>0.03178349</text:p>
          </table:table-cell>
          <table:table-cell office:value-type="float" office:value="0.027231442">
            <text:p>0.027231442</text:p>
          </table:table-cell>
          <table:table-cell office:value-type="float" office:value="0.028756065">
            <text:p>0.028756065</text:p>
          </table:table-cell>
          <table:table-cell office:value-type="float" office:value="0.027611298">
            <text:p>0.027611298</text:p>
          </table:table-cell>
          <table:table-cell office:value-type="float" office:value="0.027396128">
            <text:p>0.027396128</text:p>
          </table:table-cell>
          <table:table-cell office:value-type="float" office:value="0.026590737">
            <text:p>0.026590737</text:p>
          </table:table-cell>
          <table:table-cell office:value-type="float" office:value="0.03103508">
            <text:p>0.03103508</text:p>
          </table:table-cell>
          <table:table-cell office:value-type="float" office:value="0.025497332">
            <text:p>0.025497332</text:p>
          </table:table-cell>
          <table:table-cell office:value-type="float" office:value="0.025874563">
            <text:p>0.025874563</text:p>
          </table:table-cell>
          <table:table-cell office:value-type="float" office:value="0.028117131">
            <text:p>0.028117131</text:p>
          </table:table-cell>
          <table:table-cell office:value-type="float" office:value="0.029132485">
            <text:p>0.029132485</text:p>
          </table:table-cell>
          <table:table-cell office:value-type="float" office:value="0.028371384">
            <text:p>0.028371384</text:p>
          </table:table-cell>
          <table:table-cell office:value-type="float" office:value="0.026191445">
            <text:p>0.026191445</text:p>
          </table:table-cell>
          <table:table-cell office:value-type="float" office:value="0.0222931">
            <text:p>0.0222931</text:p>
          </table:table-cell>
          <table:table-cell office:value-type="float" office:value="0.023591464">
            <text:p>0.023591464</text:p>
          </table:table-cell>
          <table:table-cell office:value-type="float" office:value="0.021492567">
            <text:p>0.021492567</text:p>
          </table:table-cell>
          <table:table-cell office:value-type="float" office:value="0.023287747">
            <text:p>0.023287747</text:p>
          </table:table-cell>
          <table:table-cell office:value-type="float" office:value="0.025846237">
            <text:p>0.025846237</text:p>
          </table:table-cell>
          <table:table-cell office:value-type="float" office:value="0.021138009">
            <text:p>0.021138009</text:p>
          </table:table-cell>
          <table:table-cell office:value-type="float" office:value="0.01779411">
            <text:p>0.01779411</text:p>
          </table:table-cell>
          <table:table-cell office:value-type="float" office:value="0.020569697">
            <text:p>0.020569697</text:p>
          </table:table-cell>
          <table:table-cell office:value-type="float" office:value="0.02043541">
            <text:p>0.02043541</text:p>
          </table:table-cell>
          <table:table-cell office:value-type="float" office:value="0.01737439">
            <text:p>0.01737439</text:p>
          </table:table-cell>
          <table:table-cell office:value-type="float" office:value="0.016070854">
            <text:p>0.016070854</text:p>
          </table:table-cell>
          <table:table-cell office:value-type="float" office:value="0.018958371">
            <text:p>0.018958371</text:p>
          </table:table-cell>
          <table:table-cell office:value-type="float" office:value="0.01922549">
            <text:p>0.01922549</text:p>
          </table:table-cell>
          <table:table-cell office:value-type="float" office:value="0.01808275">
            <text:p>0.01808275</text:p>
          </table:table-cell>
          <table:table-cell office:value-type="float" office:value="0.01965028">
            <text:p>0.01965028</text:p>
          </table:table-cell>
          <table:table-cell office:value-type="float" office:value="0.017838778">
            <text:p>0.017838778</text:p>
          </table:table-cell>
          <table:table-cell office:value-type="float" office:value="0.018636765">
            <text:p>0.018636765</text:p>
          </table:table-cell>
          <table:table-cell office:value-type="float" office:value="0.017774958">
            <text:p>0.017774958</text:p>
          </table:table-cell>
          <table:table-cell office:value-type="float" office:value="0.016585026">
            <text:p>0.016585026</text:p>
          </table:table-cell>
          <table:table-cell office:value-type="float" office:value="0.015805151">
            <text:p>0.015805151</text:p>
          </table:table-cell>
          <table:table-cell office:value-type="float" office:value="0.017385561">
            <text:p>0.017385561</text:p>
          </table:table-cell>
          <table:table-cell office:value-type="float" office:value="0.017750477">
            <text:p>0.017750477</text:p>
          </table:table-cell>
          <table:table-cell office:value-type="float" office:value="0.016535848">
            <text:p>0.016535848</text:p>
          </table:table-cell>
          <table:table-cell office:value-type="float" office:value="0.016398916">
            <text:p>0.016398916</text:p>
          </table:table-cell>
          <table:table-cell office:value-type="float" office:value="0.0174816">
            <text:p>0.0174816</text:p>
          </table:table-cell>
          <table:table-cell office:value-type="float" office:value="0.014305806">
            <text:p>0.014305806</text:p>
          </table:table-cell>
          <table:table-cell office:value-type="float" office:value="0.0152997235">
            <text:p>0.0152997235</text:p>
          </table:table-cell>
          <table:table-cell office:value-type="float" office:value="0.016808566">
            <text:p>0.016808566</text:p>
          </table:table-cell>
          <table:table-cell office:value-type="float" office:value="0.014941429">
            <text:p>0.014941429</text:p>
          </table:table-cell>
          <table:table-cell office:value-type="float" office:value="0.014778583">
            <text:p>0.014778583</text:p>
          </table:table-cell>
          <table:table-cell office:value-type="float" office:value="0.018273102">
            <text:p>0.018273102</text:p>
          </table:table-cell>
          <table:table-cell office:value-type="float" office:value="0.01835335">
            <text:p>0.01835335</text:p>
          </table:table-cell>
          <table:table-cell office:value-type="float" office:value="0.016439008">
            <text:p>0.016439008</text:p>
          </table:table-cell>
          <table:table-cell office:value-type="float" office:value="0.016384047">
            <text:p>0.016384047</text:p>
          </table:table-cell>
          <table:table-cell office:value-type="float" office:value="0.015322086">
            <text:p>0.015322086</text:p>
          </table:table-cell>
          <table:table-cell office:value-type="float" office:value="0.015965095">
            <text:p>0.015965095</text:p>
          </table:table-cell>
          <table:table-cell office:value-type="float" office:value="0.016413169">
            <text:p>0.016413169</text:p>
          </table:table-cell>
          <table:table-cell office:value-type="float" office:value="0.015252008">
            <text:p>0.015252008</text:p>
          </table:table-cell>
          <table:table-cell office:value-type="float" office:value="0.016800873">
            <text:p>0.016800873</text:p>
          </table:table-cell>
          <table:table-cell office:value-type="float" office:value="0.016347004">
            <text:p>0.016347004</text:p>
          </table:table-cell>
          <table:table-cell office:value-type="float" office:value="0.015442464">
            <text:p>0.015442464</text:p>
          </table:table-cell>
          <table:table-cell office:value-type="float" office:value="0.016553773">
            <text:p>0.016553773</text:p>
          </table:table-cell>
          <table:table-cell office:value-type="float" office:value="0.0144583415">
            <text:p>0.0144583415</text:p>
          </table:table-cell>
          <table:table-cell office:value-type="float" office:value="0.018676389">
            <text:p>0.018676389</text:p>
          </table:table-cell>
          <table:table-cell office:value-type="float" office:value="0.019434243">
            <text:p>0.019434243</text:p>
          </table:table-cell>
          <table:table-cell office:value-type="float" office:value="0.016738933">
            <text:p>0.016738933</text:p>
          </table:table-cell>
          <table:table-cell office:value-type="float" office:value="0.018203063">
            <text:p>0.018203063</text:p>
          </table:table-cell>
          <table:table-cell office:value-type="float" office:value="0.015302761">
            <text:p>0.015302761</text:p>
          </table:table-cell>
          <table:table-cell office:value-type="float" office:value="0.014829534">
            <text:p>0.014829534</text:p>
          </table:table-cell>
          <table:table-cell office:value-type="float" office:value="0.017196333">
            <text:p>0.017196333</text:p>
          </table:table-cell>
          <table:table-cell office:value-type="float" office:value="0.016986191">
            <text:p>0.016986191</text:p>
          </table:table-cell>
          <table:table-cell office:value-type="float" office:value="0.016321326">
            <text:p>0.016321326</text:p>
          </table:table-cell>
          <table:table-cell office:value-type="float" office:value="0.015602175">
            <text:p>0.015602175</text:p>
          </table:table-cell>
          <table:table-cell office:value-type="float" office:value="0.01442617">
            <text:p>0.01442617</text:p>
          </table:table-cell>
          <table:table-cell office:value-type="float" office:value="0.015055998">
            <text:p>0.015055998</text:p>
          </table:table-cell>
          <table:table-cell office:value-type="float" office:value="0.014806403">
            <text:p>0.014806403</text:p>
          </table:table-cell>
          <table:table-cell office:value-type="float" office:value="0.0154607445">
            <text:p>0.0154607445</text:p>
          </table:table-cell>
          <table:table-cell office:value-type="float" office:value="0.014644927">
            <text:p>0.014644927</text:p>
          </table:table-cell>
          <table:table-cell office:value-type="float" office:value="0.0148370415">
            <text:p>0.0148370415</text:p>
          </table:table-cell>
          <table:table-cell office:value-type="float" office:value="0.013633407">
            <text:p>0.013633407</text:p>
          </table:table-cell>
          <table:table-cell office:value-type="float" office:value="0.0152836805">
            <text:p>0.0152836805</text:p>
          </table:table-cell>
          <table:table-cell office:value-type="float" office:value="0.015701441">
            <text:p>0.015701441</text:p>
          </table:table-cell>
          <table:table-cell office:value-type="float" office:value="0.014209375">
            <text:p>0.014209375</text:p>
          </table:table-cell>
          <table:table-cell office:value-type="float" office:value="0.013296157">
            <text:p>0.013296157</text:p>
          </table:table-cell>
          <table:table-cell office:value-type="float" office:value="0.01335883">
            <text:p>0.01335883</text:p>
          </table:table-cell>
          <table:table-cell office:value-type="float" office:value="0.011844459">
            <text:p>0.011844459</text:p>
          </table:table-cell>
          <table:table-cell office:value-type="float" office:value="0.010742226">
            <text:p>0.010742226</text:p>
          </table:table-cell>
          <table:table-cell office:value-type="float" office:value="0.011825832">
            <text:p>0.011825832</text:p>
          </table:table-cell>
          <table:table-cell office:value-type="float" office:value="0.011111652">
            <text:p>0.011111652</text:p>
          </table:table-cell>
          <table:table-cell office:value-type="float" office:value="0.009756423">
            <text:p>0.009756423</text:p>
          </table:table-cell>
          <table:table-cell office:value-type="float" office:value="0.0107089365">
            <text:p>0.0107089365</text:p>
          </table:table-cell>
          <table:table-cell office:value-type="float" office:value="0.013334656">
            <text:p>0.013334656</text:p>
          </table:table-cell>
          <table:table-cell office:value-type="float" office:value="0.012617418">
            <text:p>0.012617418</text:p>
          </table:table-cell>
          <table:table-cell office:value-type="float" office:value="0.00956959">
            <text:p>0.00956959</text:p>
          </table:table-cell>
          <table:table-cell office:value-type="float" office:value="0.009262449">
            <text:p>0.009262449</text:p>
          </table:table-cell>
          <table:table-cell office:value-type="float" office:value="0.00895142">
            <text:p>0.00895142</text:p>
          </table:table-cell>
          <table:table-cell office:value-type="float" office:value="0.009120388">
            <text:p>0.009120388</text:p>
          </table:table-cell>
          <table:table-cell office:value-type="float" office:value="0.009606117">
            <text:p>0.009606117</text:p>
          </table:table-cell>
          <table:table-cell office:value-type="float" office:value="0.0078055565">
            <text:p>0.0078055565</text:p>
          </table:table-cell>
          <table:table-cell office:value-type="float" office:value="0.008107565">
            <text:p>0.008107565</text:p>
          </table:table-cell>
          <table:table-cell office:value-type="float" office:value="0.008449695">
            <text:p>0.008449695</text:p>
          </table:table-cell>
          <table:table-cell office:value-type="float" office:value="0.009429804">
            <text:p>0.009429804</text:p>
          </table:table-cell>
          <table:table-cell office:value-type="float" office:value="0.009094098">
            <text:p>0.009094098</text:p>
          </table:table-cell>
          <table:table-cell office:value-type="float" office:value="0.008564988">
            <text:p>0.008564988</text:p>
          </table:table-cell>
          <table:table-cell office:value-type="float" office:value="0.009573171">
            <text:p>0.009573171</text:p>
          </table:table-cell>
          <table:table-cell office:value-type="float" office:value="0.008750742">
            <text:p>0.008750742</text:p>
          </table:table-cell>
          <table:table-cell office:value-type="float" office:value="0.007681445">
            <text:p>0.007681445</text:p>
          </table:table-cell>
          <table:table-cell office:value-type="float" office:value="0.007017283">
            <text:p>0.007017283</text:p>
          </table:table-cell>
          <table:table-cell office:value-type="float" office:value="0.0073304144">
            <text:p>0.0073304144</text:p>
          </table:table-cell>
          <table:table-cell office:value-type="float" office:value="0.00736426">
            <text:p>0.00736426</text:p>
          </table:table-cell>
          <table:table-cell office:value-type="float" office:value="0.008202041">
            <text:p>0.008202041</text:p>
          </table:table-cell>
          <table:table-cell office:value-type="float" office:value="0.0077788834">
            <text:p>0.0077788834</text:p>
          </table:table-cell>
          <table:table-cell office:value-type="float" office:value="0.006954546">
            <text:p>0.006954546</text:p>
          </table:table-cell>
          <table:table-cell office:value-type="float" office:value="0.0070343707">
            <text:p>0.0070343707</text:p>
          </table:table-cell>
          <table:table-cell office:value-type="float" office:value="0.006500652">
            <text:p>0.006500652</text:p>
          </table:table-cell>
          <table:table-cell office:value-type="float" office:value="0.0061783697">
            <text:p>0.0061783697</text:p>
          </table:table-cell>
          <table:table-cell office:value-type="float" office:value="0.0065551735">
            <text:p>0.0065551735</text:p>
          </table:table-cell>
          <table:table-cell office:value-type="float" office:value="0.006830597">
            <text:p>0.006830597</text:p>
          </table:table-cell>
          <table:table-cell office:value-type="float" office:value="0.006739823">
            <text:p>0.006739823</text:p>
          </table:table-cell>
          <table:table-cell office:value-type="float" office:value="0.0059465133">
            <text:p>0.0059465133</text:p>
          </table:table-cell>
          <table:table-cell office:value-type="float" office:value="0.0057941037">
            <text:p>0.0057941037</text:p>
          </table:table-cell>
          <table:table-cell office:value-type="float" office:value="0.0065685767">
            <text:p>0.0065685767</text:p>
          </table:table-cell>
          <table:table-cell office:value-type="float" office:value="0.0061319633">
            <text:p>0.0061319633</text:p>
          </table:table-cell>
          <table:table-cell office:value-type="float" office:value="0.0053014625">
            <text:p>0.0053014625</text:p>
          </table:table-cell>
          <table:table-cell office:value-type="float" office:value="0.005696199">
            <text:p>0.005696199</text:p>
          </table:table-cell>
          <table:table-cell office:value-type="float" office:value="0.005927374">
            <text:p>0.005927374</text:p>
          </table:table-cell>
          <table:table-cell office:value-type="float" office:value="0.0058653536">
            <text:p>0.0058653536</text:p>
          </table:table-cell>
          <table:table-cell office:value-type="float" office:value="0.005455242">
            <text:p>0.005455242</text:p>
          </table:table-cell>
          <table:table-cell office:value-type="float" office:value="0.005033357">
            <text:p>0.005033357</text:p>
          </table:table-cell>
          <table:table-cell office:value-type="float" office:value="0.0055156113">
            <text:p>0.0055156113</text:p>
          </table:table-cell>
          <table:table-cell office:value-type="float" office:value="0.005489968">
            <text:p>0.005489968</text:p>
          </table:table-cell>
          <table:table-cell office:value-type="float" office:value="0.0046988856">
            <text:p>0.0046988856</text:p>
          </table:table-cell>
          <table:table-cell office:value-type="float" office:value="0.004416032">
            <text:p>0.004416032</text:p>
          </table:table-cell>
          <table:table-cell office:value-type="float" office:value="0.0043434235">
            <text:p>0.0043434235</text:p>
          </table:table-cell>
          <table:table-cell office:value-type="float" office:value="0.004815137">
            <text:p>0.004815137</text:p>
          </table:table-cell>
          <table:table-cell office:value-type="float" office:value="0.0049826424">
            <text:p>0.0049826424</text:p>
          </table:table-cell>
          <table:table-cell office:value-type="float" office:value="0.0046081487">
            <text:p>0.0046081487</text:p>
          </table:table-cell>
          <table:table-cell office:value-type="float" office:value="0.004525257">
            <text:p>0.004525257</text:p>
          </table:table-cell>
          <table:table-cell office:value-type="float" office:value="0.0044503044">
            <text:p>0.0044503044</text:p>
          </table:table-cell>
          <table:table-cell office:value-type="float" office:value="0.004253272">
            <text:p>0.004253272</text:p>
          </table:table-cell>
          <table:table-cell office:value-type="float" office:value="0.004021245">
            <text:p>0.004021245</text:p>
          </table:table-cell>
          <table:table-cell office:value-type="float" office:value="0.0040719016">
            <text:p>0.0040719016</text:p>
          </table:table-cell>
          <table:table-cell office:value-type="float" office:value="0.0038193744">
            <text:p>0.0038193744</text:p>
          </table:table-cell>
          <table:table-cell office:value-type="float" office:value="0.0041236538">
            <text:p>0.0041236538</text:p>
          </table:table-cell>
          <table:table-cell office:value-type="float" office:value="0.0041262666">
            <text:p>0.0041262666</text:p>
          </table:table-cell>
          <table:table-cell office:value-type="float" office:value="0.0035708263">
            <text:p>0.0035708263</text:p>
          </table:table-cell>
          <table:table-cell office:value-type="float" office:value="0.0033557517">
            <text:p>0.0033557517</text:p>
          </table:table-cell>
          <table:table-cell office:value-type="float" office:value="0.0034747936">
            <text:p>0.0034747936</text:p>
          </table:table-cell>
          <table:table-cell office:value-type="float" office:value="0.0024433122">
            <text:p>0.0024433122</text:p>
          </table:table-cell>
          <table:table-cell table:style-name="ce1" office:value-type="float" office:value="0.00093845767">
            <text:p>9.38E-004</text:p>
          </table:table-cell>
          <table:table-cell table:style-name="ce1" office:value-type="float" office:value="0.0008221341">
            <text:p>8.22E-004</text:p>
          </table:table-cell>
          <table:table-cell table:style-name="ce1" office:value-type="float" office:value="0.0008013545">
            <text:p>8.01E-004</text:p>
          </table:table-cell>
          <table:table-cell table:style-name="ce1" office:value-type="float" office:value="0.00079536904">
            <text:p>7.95E-004</text:p>
          </table:table-cell>
          <table:table-cell table:style-name="ce1" office:value-type="float" office:value="0.00079141493">
            <text:p>7.91E-004</text:p>
          </table:table-cell>
          <table:table-cell table:style-name="ce1" office:value-type="float" office:value="0.0007885393">
            <text:p>7.89E-004</text:p>
          </table:table-cell>
          <table:table-cell table:style-name="ce1" office:value-type="float" office:value="0.0007878116">
            <text:p>7.88E-004</text:p>
          </table:table-cell>
          <table:table-cell table:style-name="ce1" office:value-type="float" office:value="0.00078745885">
            <text:p>7.87E-004</text:p>
          </table:table-cell>
          <table:table-cell table:style-name="ce1" office:value-type="float" office:value="0.000787211">
            <text:p>7.87E-004</text:p>
          </table:table-cell>
          <table:table-cell table:style-name="ce1" office:value-type="float" office:value="0.00078780524">
            <text:p>7.88E-004</text:p>
          </table:table-cell>
          <table:table-cell table:style-name="ce1" office:value-type="float" office:value="0.00078890444">
            <text:p>7.89E-004</text:p>
          </table:table-cell>
          <table:table-cell table:style-name="ce1" office:value-type="float" office:value="0.00078962056">
            <text:p>7.90E-004</text:p>
          </table:table-cell>
          <table:table-cell table:style-name="ce1" office:value-type="float" office:value="0.00079091685">
            <text:p>7.91E-004</text:p>
          </table:table-cell>
          <table:table-cell table:style-name="ce1" office:value-type="float" office:value="0.00079202745">
            <text:p>7.92E-004</text:p>
          </table:table-cell>
          <table:table-cell table:style-name="ce1" office:value-type="float" office:value="0.00079316384">
            <text:p>7.93E-004</text:p>
          </table:table-cell>
          <table:table-cell table:style-name="ce1" office:value-type="float" office:value="0.00079389795">
            <text:p>7.94E-004</text:p>
          </table:table-cell>
          <table:table-cell table:style-name="ce1" office:value-type="float" office:value="0.00079498976">
            <text:p>7.95E-004</text:p>
          </table:table-cell>
          <table:table-cell table:style-name="ce1" office:value-type="float" office:value="0.0007968158">
            <text:p>7.97E-004</text:p>
          </table:table-cell>
          <table:table-cell table:style-name="ce1" office:value-type="float" office:value="0.00079769525">
            <text:p>7.98E-004</text:p>
          </table:table-cell>
          <table:table-cell office:value-type="float" office:value="0.00079881167">
            <text:p>7.99E-004</text:p>
          </table:table-cell>
          <table:table-cell office:value-type="float" office:value="0.0008002316">
            <text:p>8.00E-004</text:p>
          </table:table-cell>
          <table:table-cell table:style-name="ce1" office:value-type="float" office:value="0.00080237293">
            <text:p>8.02E-004</text:p>
          </table:table-cell>
          <table:table-cell table:style-name="ce1" office:value-type="float" office:value="0.0008038916">
            <text:p>8.04E-004</text:p>
          </table:table-cell>
          <table:table-cell table:style-name="ce1" office:value-type="float" office:value="0.0008049647">
            <text:p>8.05E-004</text:p>
          </table:table-cell>
          <table:table-cell table:style-name="ce1" office:value-type="float" office:value="0.0008059314">
            <text:p>8.06E-004</text:p>
          </table:table-cell>
          <table:table-cell table:style-name="ce1" office:value-type="float" office:value="0.000807594">
            <text:p>8.08E-004</text:p>
          </table:table-cell>
          <table:table-cell table:style-name="ce1" office:value-type="float" office:value="0.0008098698">
            <text:p>8.10E-004</text:p>
          </table:table-cell>
          <table:table-cell table:style-name="ce1" office:value-type="float" office:value="0.00081075606">
            <text:p>8.11E-004</text:p>
          </table:table-cell>
          <table:table-cell table:style-name="ce1" office:value-type="float" office:value="0.0008115349">
            <text:p>8.12E-004</text:p>
          </table:table-cell>
          <table:table-cell table:style-name="ce1" office:value-type="float" office:value="0.0008131368">
            <text:p>8.13E-004</text:p>
          </table:table-cell>
          <table:table-cell table:style-name="ce1" office:value-type="float" office:value="0.00081655773">
            <text:p>8.17E-004</text:p>
          </table:table-cell>
          <table:table-cell table:style-name="ce1" office:value-type="float" office:value="0.0008183531">
            <text:p>8.18E-004</text:p>
          </table:table-cell>
          <table:table-cell table:style-name="ce1" office:value-type="float" office:value="0.0008197853">
            <text:p>8.20E-004</text:p>
          </table:table-cell>
          <table:table-cell table:style-name="ce1" office:value-type="float" office:value="0.0008218996">
            <text:p>8.22E-004</text:p>
          </table:table-cell>
          <table:table-cell table:style-name="ce1" office:value-type="float" office:value="0.00082492264">
            <text:p>8.25E-004</text:p>
          </table:table-cell>
          <table:table-cell table:style-name="ce1" office:value-type="float" office:value="0.0008271392">
            <text:p>8.27E-004</text:p>
          </table:table-cell>
          <table:table-cell table:style-name="ce1" office:value-type="float" office:value="0.00082854356">
            <text:p>8.29E-004</text:p>
          </table:table-cell>
          <table:table-cell table:style-name="ce1" office:value-type="float" office:value="0.0008305684">
            <text:p>8.31E-004</text:p>
          </table:table-cell>
          <table:table-cell table:style-name="ce1" office:value-type="float" office:value="0.0008323182">
            <text:p>8.32E-004</text:p>
          </table:table-cell>
          <table:table-cell table:style-name="ce1" office:value-type="float" office:value="0.00083501666">
            <text:p>8.35E-004</text:p>
          </table:table-cell>
          <table:table-cell table:style-name="ce1" office:value-type="float" office:value="0.00083725346">
            <text:p>8.37E-004</text:p>
          </table:table-cell>
          <table:table-cell table:style-name="ce1" office:value-type="float" office:value="0.00083911134">
            <text:p>8.39E-004</text:p>
          </table:table-cell>
          <table:table-cell table:style-name="ce1" office:value-type="float" office:value="0.0008408483">
            <text:p>8.41E-004</text:p>
          </table:table-cell>
          <table:table-cell table:style-name="ce1" office:value-type="float" office:value="0.00084482395">
            <text:p>8.45E-004</text:p>
          </table:table-cell>
          <table:table-cell table:style-name="ce1" office:value-type="float" office:value="0.0008463699">
            <text:p>8.46E-004</text:p>
          </table:table-cell>
          <table:table-cell table:style-name="ce1" office:value-type="float" office:value="0.000847921">
            <text:p>8.48E-004</text:p>
          </table:table-cell>
          <table:table-cell table:style-name="ce1" office:value-type="float" office:value="0.0008494137">
            <text:p>8.49E-004</text:p>
          </table:table-cell>
          <table:table-cell table:style-name="ce1" office:value-type="float" office:value="0.0008520349">
            <text:p>8.52E-004</text:p>
          </table:table-cell>
          <table:table-cell table:style-name="ce1" office:value-type="float" office:value="0.0008546602">
            <text:p>8.55E-004</text:p>
          </table:table-cell>
          <table:table-cell table:style-name="ce1" office:value-type="float" office:value="0.000855316">
            <text:p>8.55E-004</text:p>
          </table:table-cell>
          <table:table-cell table:style-name="ce1" office:value-type="float" office:value="0.00085788424">
            <text:p>8.58E-004</text:p>
          </table:table-cell>
          <table:table-cell table:style-name="ce1" office:value-type="float" office:value="0.0008605118">
            <text:p>8.61E-004</text:p>
          </table:table-cell>
          <table:table-cell table:style-name="ce1" office:value-type="float" office:value="0.00086493714">
            <text:p>8.65E-004</text:p>
          </table:table-cell>
          <table:table-cell table:style-name="ce1" office:value-type="float" office:value="0.0008670018">
            <text:p>8.67E-004</text:p>
          </table:table-cell>
          <table:table-cell table:style-name="ce1" office:value-type="float" office:value="0.0008693661">
            <text:p>8.69E-004</text:p>
          </table:table-cell>
          <table:table-cell table:style-name="ce1" office:value-type="float" office:value="0.00087199634">
            <text:p>8.72E-004</text:p>
          </table:table-cell>
          <table:table-cell table:style-name="ce1" office:value-type="float" office:value="0.0008757088">
            <text:p>8.76E-004</text:p>
          </table:table-cell>
          <table:table-cell table:style-name="ce1" office:value-type="float" office:value="0.0008789179">
            <text:p>8.79E-004</text:p>
          </table:table-cell>
          <table:table-cell table:style-name="ce1" office:value-type="float" office:value="0.0008810774">
            <text:p>8.81E-004</text:p>
          </table:table-cell>
          <table:table-cell table:style-name="ce1" office:value-type="float" office:value="0.00088322815">
            <text:p>8.83E-004</text:p>
          </table:table-cell>
          <table:table-cell table:style-name="ce1" office:value-type="float" office:value="0.00088621565">
            <text:p>8.86E-004</text:p>
          </table:table-cell>
          <table:table-cell table:style-name="ce1" office:value-type="float" office:value="0.0008909883">
            <text:p>8.91E-004</text:p>
          </table:table-cell>
          <table:table-cell table:style-name="ce1" office:value-type="float" office:value="0.00089286955">
            <text:p>8.93E-004</text:p>
          </table:table-cell>
          <table:table-cell table:style-name="ce1" office:value-type="float" office:value="0.0008956385">
            <text:p>8.96E-004</text:p>
          </table:table-cell>
          <table:table-cell table:style-name="ce1" office:value-type="float" office:value="0.00089787034">
            <text:p>8.98E-004</text:p>
          </table:table-cell>
          <table:table-cell table:style-name="ce1" office:value-type="float" office:value="0.0009024561">
            <text:p>9.02E-004</text:p>
          </table:table-cell>
          <table:table-cell table:style-name="ce1" office:value-type="float" office:value="0.0009044091">
            <text:p>9.04E-004</text:p>
          </table:table-cell>
          <table:table-cell table:style-name="ce1" office:value-type="float" office:value="0.00090684486">
            <text:p>9.07E-004</text:p>
          </table:table-cell>
          <table:table-cell table:style-name="ce1" office:value-type="float" office:value="0.0009091928">
            <text:p>9.09E-004</text:p>
          </table:table-cell>
          <table:table-cell/>
        </table:table-row>
        <table:table-row table:style-name="ro1">
          <table:table-cell office:value-type="string">
            <text:p>/mnt/share/Music/Albums/Tool/Tool - Undertow/08 Tool - 4 Degrees - B.P.mp3</text:p>
          </table:table-cell>
          <table:table-cell office:value-type="float" office:value="0.13656579">
            <text:p>0.13656579</text:p>
          </table:table-cell>
          <table:table-cell office:value-type="float" office:value="0.16519766">
            <text:p>0.16519766</text:p>
          </table:table-cell>
          <table:table-cell office:value-type="float" office:value="0.046045426">
            <text:p>0.046045426</text:p>
          </table:table-cell>
          <table:table-cell office:value-type="float" office:value="0.027627181">
            <text:p>0.027627181</text:p>
          </table:table-cell>
          <table:table-cell office:value-type="float" office:value="0.026509289">
            <text:p>0.026509289</text:p>
          </table:table-cell>
          <table:table-cell office:value-type="float" office:value="0.022802979">
            <text:p>0.022802979</text:p>
          </table:table-cell>
          <table:table-cell office:value-type="float" office:value="0.016554892">
            <text:p>0.016554892</text:p>
          </table:table-cell>
          <table:table-cell office:value-type="float" office:value="0.024806274">
            <text:p>0.024806274</text:p>
          </table:table-cell>
          <table:table-cell office:value-type="float" office:value="0.019804109">
            <text:p>0.019804109</text:p>
          </table:table-cell>
          <table:table-cell office:value-type="float" office:value="0.02053299">
            <text:p>0.02053299</text:p>
          </table:table-cell>
          <table:table-cell office:value-type="float" office:value="0.014465581">
            <text:p>0.014465581</text:p>
          </table:table-cell>
          <table:table-cell office:value-type="float" office:value="0.01240545">
            <text:p>0.01240545</text:p>
          </table:table-cell>
          <table:table-cell office:value-type="float" office:value="0.014929894">
            <text:p>0.014929894</text:p>
          </table:table-cell>
          <table:table-cell office:value-type="float" office:value="0.017554777">
            <text:p>0.017554777</text:p>
          </table:table-cell>
          <table:table-cell office:value-type="float" office:value="0.015340089">
            <text:p>0.015340089</text:p>
          </table:table-cell>
          <table:table-cell office:value-type="float" office:value="0.01426049">
            <text:p>0.01426049</text:p>
          </table:table-cell>
          <table:table-cell office:value-type="float" office:value="0.011792659">
            <text:p>0.011792659</text:p>
          </table:table-cell>
          <table:table-cell office:value-type="float" office:value="0.012832346">
            <text:p>0.012832346</text:p>
          </table:table-cell>
          <table:table-cell office:value-type="float" office:value="0.017809438">
            <text:p>0.017809438</text:p>
          </table:table-cell>
          <table:table-cell office:value-type="float" office:value="0.014690259">
            <text:p>0.014690259</text:p>
          </table:table-cell>
          <table:table-cell office:value-type="float" office:value="0.013603987">
            <text:p>0.013603987</text:p>
          </table:table-cell>
          <table:table-cell office:value-type="float" office:value="0.010409485">
            <text:p>0.010409485</text:p>
          </table:table-cell>
          <table:table-cell office:value-type="float" office:value="0.013439753">
            <text:p>0.013439753</text:p>
          </table:table-cell>
          <table:table-cell office:value-type="float" office:value="0.016118236">
            <text:p>0.016118236</text:p>
          </table:table-cell>
          <table:table-cell office:value-type="float" office:value="0.014963017">
            <text:p>0.014963017</text:p>
          </table:table-cell>
          <table:table-cell office:value-type="float" office:value="0.015540537">
            <text:p>0.015540537</text:p>
          </table:table-cell>
          <table:table-cell office:value-type="float" office:value="0.019015284">
            <text:p>0.019015284</text:p>
          </table:table-cell>
          <table:table-cell office:value-type="float" office:value="0.021200579">
            <text:p>0.021200579</text:p>
          </table:table-cell>
          <table:table-cell office:value-type="float" office:value="0.021191258">
            <text:p>0.021191258</text:p>
          </table:table-cell>
          <table:table-cell office:value-type="float" office:value="0.015773369">
            <text:p>0.015773369</text:p>
          </table:table-cell>
          <table:table-cell office:value-type="float" office:value="0.016259184">
            <text:p>0.016259184</text:p>
          </table:table-cell>
          <table:table-cell office:value-type="float" office:value="0.016769683">
            <text:p>0.016769683</text:p>
          </table:table-cell>
          <table:table-cell office:value-type="float" office:value="0.017747926">
            <text:p>0.017747926</text:p>
          </table:table-cell>
          <table:table-cell office:value-type="float" office:value="0.017017346">
            <text:p>0.017017346</text:p>
          </table:table-cell>
          <table:table-cell office:value-type="float" office:value="0.016813638">
            <text:p>0.016813638</text:p>
          </table:table-cell>
          <table:table-cell office:value-type="float" office:value="0.013306537">
            <text:p>0.013306537</text:p>
          </table:table-cell>
          <table:table-cell office:value-type="float" office:value="0.015689837">
            <text:p>0.015689837</text:p>
          </table:table-cell>
          <table:table-cell office:value-type="float" office:value="0.016962491">
            <text:p>0.016962491</text:p>
          </table:table-cell>
          <table:table-cell office:value-type="float" office:value="0.021903424">
            <text:p>0.021903424</text:p>
          </table:table-cell>
          <table:table-cell office:value-type="float" office:value="0.018286392">
            <text:p>0.018286392</text:p>
          </table:table-cell>
          <table:table-cell office:value-type="float" office:value="0.02183337">
            <text:p>0.02183337</text:p>
          </table:table-cell>
          <table:table-cell office:value-type="float" office:value="0.018595297">
            <text:p>0.018595297</text:p>
          </table:table-cell>
          <table:table-cell office:value-type="float" office:value="0.017773509">
            <text:p>0.017773509</text:p>
          </table:table-cell>
          <table:table-cell office:value-type="float" office:value="0.015506761">
            <text:p>0.015506761</text:p>
          </table:table-cell>
          <table:table-cell office:value-type="float" office:value="0.01587019">
            <text:p>0.01587019</text:p>
          </table:table-cell>
          <table:table-cell office:value-type="float" office:value="0.015712822">
            <text:p>0.015712822</text:p>
          </table:table-cell>
          <table:table-cell office:value-type="float" office:value="0.0153006185">
            <text:p>0.0153006185</text:p>
          </table:table-cell>
          <table:table-cell office:value-type="float" office:value="0.0139875645">
            <text:p>0.0139875645</text:p>
          </table:table-cell>
          <table:table-cell office:value-type="float" office:value="0.011746009">
            <text:p>0.011746009</text:p>
          </table:table-cell>
          <table:table-cell office:value-type="float" office:value="0.012968769">
            <text:p>0.012968769</text:p>
          </table:table-cell>
          <table:table-cell office:value-type="float" office:value="0.013704481">
            <text:p>0.013704481</text:p>
          </table:table-cell>
          <table:table-cell office:value-type="float" office:value="0.012536434">
            <text:p>0.012536434</text:p>
          </table:table-cell>
          <table:table-cell office:value-type="float" office:value="0.013376166">
            <text:p>0.013376166</text:p>
          </table:table-cell>
          <table:table-cell office:value-type="float" office:value="0.014612745">
            <text:p>0.014612745</text:p>
          </table:table-cell>
          <table:table-cell office:value-type="float" office:value="0.015280223">
            <text:p>0.015280223</text:p>
          </table:table-cell>
          <table:table-cell office:value-type="float" office:value="0.014496684">
            <text:p>0.014496684</text:p>
          </table:table-cell>
          <table:table-cell office:value-type="float" office:value="0.01293847">
            <text:p>0.01293847</text:p>
          </table:table-cell>
          <table:table-cell office:value-type="float" office:value="0.011056673">
            <text:p>0.011056673</text:p>
          </table:table-cell>
          <table:table-cell office:value-type="float" office:value="0.011740241">
            <text:p>0.011740241</text:p>
          </table:table-cell>
          <table:table-cell office:value-type="float" office:value="0.011348907">
            <text:p>0.011348907</text:p>
          </table:table-cell>
          <table:table-cell office:value-type="float" office:value="0.011977832">
            <text:p>0.011977832</text:p>
          </table:table-cell>
          <table:table-cell office:value-type="float" office:value="0.0118682515">
            <text:p>0.0118682515</text:p>
          </table:table-cell>
          <table:table-cell office:value-type="float" office:value="0.0103080915">
            <text:p>0.0103080915</text:p>
          </table:table-cell>
          <table:table-cell office:value-type="float" office:value="0.010575462">
            <text:p>0.010575462</text:p>
          </table:table-cell>
          <table:table-cell office:value-type="float" office:value="0.010973652">
            <text:p>0.010973652</text:p>
          </table:table-cell>
          <table:table-cell office:value-type="float" office:value="0.010796116">
            <text:p>0.010796116</text:p>
          </table:table-cell>
          <table:table-cell office:value-type="float" office:value="0.010465833">
            <text:p>0.010465833</text:p>
          </table:table-cell>
          <table:table-cell office:value-type="float" office:value="0.010191948">
            <text:p>0.010191948</text:p>
          </table:table-cell>
          <table:table-cell office:value-type="float" office:value="0.010706933">
            <text:p>0.010706933</text:p>
          </table:table-cell>
          <table:table-cell office:value-type="float" office:value="0.012128394">
            <text:p>0.012128394</text:p>
          </table:table-cell>
          <table:table-cell office:value-type="float" office:value="0.01285237">
            <text:p>0.01285237</text:p>
          </table:table-cell>
          <table:table-cell office:value-type="float" office:value="0.012583327">
            <text:p>0.012583327</text:p>
          </table:table-cell>
          <table:table-cell office:value-type="float" office:value="0.012074538">
            <text:p>0.012074538</text:p>
          </table:table-cell>
          <table:table-cell office:value-type="float" office:value="0.01097457">
            <text:p>0.01097457</text:p>
          </table:table-cell>
          <table:table-cell office:value-type="float" office:value="0.011054739">
            <text:p>0.011054739</text:p>
          </table:table-cell>
          <table:table-cell office:value-type="float" office:value="0.010434056">
            <text:p>0.010434056</text:p>
          </table:table-cell>
          <table:table-cell office:value-type="float" office:value="0.009943947">
            <text:p>0.009943947</text:p>
          </table:table-cell>
          <table:table-cell office:value-type="float" office:value="0.01107697">
            <text:p>0.01107697</text:p>
          </table:table-cell>
          <table:table-cell office:value-type="float" office:value="0.01184751">
            <text:p>0.01184751</text:p>
          </table:table-cell>
          <table:table-cell office:value-type="float" office:value="0.00985355">
            <text:p>0.00985355</text:p>
          </table:table-cell>
          <table:table-cell office:value-type="float" office:value="0.009780677">
            <text:p>0.009780677</text:p>
          </table:table-cell>
          <table:table-cell office:value-type="float" office:value="0.010208001">
            <text:p>0.010208001</text:p>
          </table:table-cell>
          <table:table-cell office:value-type="float" office:value="0.009521194">
            <text:p>0.009521194</text:p>
          </table:table-cell>
          <table:table-cell office:value-type="float" office:value="0.009554262">
            <text:p>0.009554262</text:p>
          </table:table-cell>
          <table:table-cell office:value-type="float" office:value="0.009421387">
            <text:p>0.009421387</text:p>
          </table:table-cell>
          <table:table-cell office:value-type="float" office:value="0.009420883">
            <text:p>0.009420883</text:p>
          </table:table-cell>
          <table:table-cell office:value-type="float" office:value="0.010407402">
            <text:p>0.010407402</text:p>
          </table:table-cell>
          <table:table-cell office:value-type="float" office:value="0.009760375">
            <text:p>0.009760375</text:p>
          </table:table-cell>
          <table:table-cell office:value-type="float" office:value="0.008639217">
            <text:p>0.008639217</text:p>
          </table:table-cell>
          <table:table-cell office:value-type="float" office:value="0.009777734">
            <text:p>0.009777734</text:p>
          </table:table-cell>
          <table:table-cell office:value-type="float" office:value="0.008448916">
            <text:p>0.008448916</text:p>
          </table:table-cell>
          <table:table-cell office:value-type="float" office:value="0.00893175">
            <text:p>0.00893175</text:p>
          </table:table-cell>
          <table:table-cell office:value-type="float" office:value="0.010176077">
            <text:p>0.010176077</text:p>
          </table:table-cell>
          <table:table-cell office:value-type="float" office:value="0.008886565">
            <text:p>0.008886565</text:p>
          </table:table-cell>
          <table:table-cell office:value-type="float" office:value="0.00862912">
            <text:p>0.00862912</text:p>
          </table:table-cell>
          <table:table-cell office:value-type="float" office:value="0.008566153">
            <text:p>0.008566153</text:p>
          </table:table-cell>
          <table:table-cell office:value-type="float" office:value="0.009302149">
            <text:p>0.009302149</text:p>
          </table:table-cell>
          <table:table-cell office:value-type="float" office:value="0.008786919">
            <text:p>0.008786919</text:p>
          </table:table-cell>
          <table:table-cell office:value-type="float" office:value="0.00904258">
            <text:p>0.00904258</text:p>
          </table:table-cell>
          <table:table-cell office:value-type="float" office:value="0.008241469">
            <text:p>0.008241469</text:p>
          </table:table-cell>
          <table:table-cell office:value-type="float" office:value="0.0083658025">
            <text:p>0.0083658025</text:p>
          </table:table-cell>
          <table:table-cell office:value-type="float" office:value="0.009853278">
            <text:p>0.009853278</text:p>
          </table:table-cell>
          <table:table-cell office:value-type="float" office:value="0.010409257">
            <text:p>0.010409257</text:p>
          </table:table-cell>
          <table:table-cell office:value-type="float" office:value="0.008344567">
            <text:p>0.008344567</text:p>
          </table:table-cell>
          <table:table-cell office:value-type="float" office:value="0.0069961464">
            <text:p>0.0069961464</text:p>
          </table:table-cell>
          <table:table-cell office:value-type="float" office:value="0.0066092904">
            <text:p>0.0066092904</text:p>
          </table:table-cell>
          <table:table-cell office:value-type="float" office:value="0.007701156">
            <text:p>0.007701156</text:p>
          </table:table-cell>
          <table:table-cell office:value-type="float" office:value="0.007577583">
            <text:p>0.007577583</text:p>
          </table:table-cell>
          <table:table-cell office:value-type="float" office:value="0.007962362">
            <text:p>0.007962362</text:p>
          </table:table-cell>
          <table:table-cell office:value-type="float" office:value="0.0074947504">
            <text:p>0.0074947504</text:p>
          </table:table-cell>
          <table:table-cell office:value-type="float" office:value="0.00688318">
            <text:p>0.00688318</text:p>
          </table:table-cell>
          <table:table-cell office:value-type="float" office:value="0.0070392">
            <text:p>0.0070392</text:p>
          </table:table-cell>
          <table:table-cell office:value-type="float" office:value="0.0075508454">
            <text:p>0.0075508454</text:p>
          </table:table-cell>
          <table:table-cell office:value-type="float" office:value="0.008112932">
            <text:p>0.008112932</text:p>
          </table:table-cell>
          <table:table-cell office:value-type="float" office:value="0.0066596745">
            <text:p>0.0066596745</text:p>
          </table:table-cell>
          <table:table-cell office:value-type="float" office:value="0.0067603393">
            <text:p>0.0067603393</text:p>
          </table:table-cell>
          <table:table-cell office:value-type="float" office:value="0.0067443">
            <text:p>0.0067443</text:p>
          </table:table-cell>
          <table:table-cell office:value-type="float" office:value="0.007191928">
            <text:p>0.007191928</text:p>
          </table:table-cell>
          <table:table-cell office:value-type="float" office:value="0.006747477">
            <text:p>0.006747477</text:p>
          </table:table-cell>
          <table:table-cell office:value-type="float" office:value="0.0069497377">
            <text:p>0.0069497377</text:p>
          </table:table-cell>
          <table:table-cell office:value-type="float" office:value="0.006142199">
            <text:p>0.006142199</text:p>
          </table:table-cell>
          <table:table-cell office:value-type="float" office:value="0.005695375">
            <text:p>0.005695375</text:p>
          </table:table-cell>
          <table:table-cell office:value-type="float" office:value="0.0055429754">
            <text:p>0.0055429754</text:p>
          </table:table-cell>
          <table:table-cell office:value-type="float" office:value="0.0052203108">
            <text:p>0.0052203108</text:p>
          </table:table-cell>
          <table:table-cell office:value-type="float" office:value="0.0052077277">
            <text:p>0.0052077277</text:p>
          </table:table-cell>
          <table:table-cell office:value-type="float" office:value="0.005181897">
            <text:p>0.005181897</text:p>
          </table:table-cell>
          <table:table-cell office:value-type="float" office:value="0.0048456625">
            <text:p>0.0048456625</text:p>
          </table:table-cell>
          <table:table-cell office:value-type="float" office:value="0.0052185687">
            <text:p>0.0052185687</text:p>
          </table:table-cell>
          <table:table-cell office:value-type="float" office:value="0.006133055">
            <text:p>0.006133055</text:p>
          </table:table-cell>
          <table:table-cell office:value-type="float" office:value="0.005300161">
            <text:p>0.005300161</text:p>
          </table:table-cell>
          <table:table-cell office:value-type="float" office:value="0.00471225">
            <text:p>0.00471225</text:p>
          </table:table-cell>
          <table:table-cell office:value-type="float" office:value="0.004621935">
            <text:p>0.004621935</text:p>
          </table:table-cell>
          <table:table-cell office:value-type="float" office:value="0.0049616653">
            <text:p>0.0049616653</text:p>
          </table:table-cell>
          <table:table-cell office:value-type="float" office:value="0.0046348143">
            <text:p>0.0046348143</text:p>
          </table:table-cell>
          <table:table-cell office:value-type="float" office:value="0.004902789">
            <text:p>0.004902789</text:p>
          </table:table-cell>
          <table:table-cell office:value-type="float" office:value="0.0041596666">
            <text:p>0.0041596666</text:p>
          </table:table-cell>
          <table:table-cell office:value-type="float" office:value="0.0046720225">
            <text:p>0.0046720225</text:p>
          </table:table-cell>
          <table:table-cell office:value-type="float" office:value="0.0045152814">
            <text:p>0.0045152814</text:p>
          </table:table-cell>
          <table:table-cell office:value-type="float" office:value="0.00422783">
            <text:p>0.00422783</text:p>
          </table:table-cell>
          <table:table-cell office:value-type="float" office:value="0.0042587076">
            <text:p>0.0042587076</text:p>
          </table:table-cell>
          <table:table-cell office:value-type="float" office:value="0.004187722">
            <text:p>0.004187722</text:p>
          </table:table-cell>
          <table:table-cell office:value-type="float" office:value="0.0040204804">
            <text:p>0.0040204804</text:p>
          </table:table-cell>
          <table:table-cell office:value-type="float" office:value="0.0042594415">
            <text:p>0.0042594415</text:p>
          </table:table-cell>
          <table:table-cell office:value-type="float" office:value="0.003545291">
            <text:p>0.003545291</text:p>
          </table:table-cell>
          <table:table-cell office:value-type="float" office:value="0.0038701098">
            <text:p>0.0038701098</text:p>
          </table:table-cell>
          <table:table-cell office:value-type="float" office:value="0.0033123484">
            <text:p>0.0033123484</text:p>
          </table:table-cell>
          <table:table-cell office:value-type="float" office:value="0.0041459454">
            <text:p>0.0041459454</text:p>
          </table:table-cell>
          <table:table-cell office:value-type="float" office:value="0.00421609">
            <text:p>0.00421609</text:p>
          </table:table-cell>
          <table:table-cell office:value-type="float" office:value="0.0038811895">
            <text:p>0.0038811895</text:p>
          </table:table-cell>
          <table:table-cell office:value-type="float" office:value="0.0039298115">
            <text:p>0.0039298115</text:p>
          </table:table-cell>
          <table:table-cell office:value-type="float" office:value="0.004002781">
            <text:p>0.004002781</text:p>
          </table:table-cell>
          <table:table-cell office:value-type="float" office:value="0.0036006316">
            <text:p>0.0036006316</text:p>
          </table:table-cell>
          <table:table-cell office:value-type="float" office:value="0.0034827667">
            <text:p>0.0034827667</text:p>
          </table:table-cell>
          <table:table-cell office:value-type="float" office:value="0.0037551303">
            <text:p>0.0037551303</text:p>
          </table:table-cell>
          <table:table-cell office:value-type="float" office:value="0.004048672">
            <text:p>0.004048672</text:p>
          </table:table-cell>
          <table:table-cell office:value-type="float" office:value="0.0038501401">
            <text:p>0.0038501401</text:p>
          </table:table-cell>
          <table:table-cell office:value-type="float" office:value="0.0036052363">
            <text:p>0.0036052363</text:p>
          </table:table-cell>
          <table:table-cell office:value-type="float" office:value="0.0036090885">
            <text:p>0.0036090885</text:p>
          </table:table-cell>
          <table:table-cell office:value-type="float" office:value="0.003841248">
            <text:p>0.003841248</text:p>
          </table:table-cell>
          <table:table-cell office:value-type="float" office:value="0.003429974">
            <text:p>0.003429974</text:p>
          </table:table-cell>
          <table:table-cell office:value-type="float" office:value="0.0034867916">
            <text:p>0.0034867916</text:p>
          </table:table-cell>
          <table:table-cell office:value-type="float" office:value="0.003649536">
            <text:p>0.003649536</text:p>
          </table:table-cell>
          <table:table-cell office:value-type="float" office:value="0.0035077143">
            <text:p>0.0035077143</text:p>
          </table:table-cell>
          <table:table-cell office:value-type="float" office:value="0.003652871">
            <text:p>0.003652871</text:p>
          </table:table-cell>
          <table:table-cell office:value-type="float" office:value="0.0035280085">
            <text:p>0.0035280085</text:p>
          </table:table-cell>
          <table:table-cell office:value-type="float" office:value="0.0030994331">
            <text:p>0.0030994331</text:p>
          </table:table-cell>
          <table:table-cell office:value-type="float" office:value="0.0033922049">
            <text:p>0.0033922049</text:p>
          </table:table-cell>
          <table:table-cell office:value-type="float" office:value="0.003051779">
            <text:p>0.003051779</text:p>
          </table:table-cell>
          <table:table-cell office:value-type="float" office:value="0.0027560135">
            <text:p>0.0027560135</text:p>
          </table:table-cell>
          <table:table-cell office:value-type="float" office:value="0.0028700605">
            <text:p>0.0028700605</text:p>
          </table:table-cell>
          <table:table-cell office:value-type="float" office:value="0.003063698">
            <text:p>0.003063698</text:p>
          </table:table-cell>
          <table:table-cell office:value-type="float" office:value="0.003076505">
            <text:p>0.003076505</text:p>
          </table:table-cell>
          <table:table-cell office:value-type="float" office:value="0.0029538325">
            <text:p>0.0029538325</text:p>
          </table:table-cell>
          <table:table-cell office:value-type="float" office:value="0.002880302">
            <text:p>0.002880302</text:p>
          </table:table-cell>
          <table:table-cell office:value-type="float" office:value="0.0029121423">
            <text:p>0.0029121423</text:p>
          </table:table-cell>
          <table:table-cell office:value-type="float" office:value="0.0029257373">
            <text:p>0.0029257373</text:p>
          </table:table-cell>
          <table:table-cell office:value-type="float" office:value="0.0026658322">
            <text:p>0.0026658322</text:p>
          </table:table-cell>
          <table:table-cell office:value-type="float" office:value="0.0025775868">
            <text:p>0.0025775868</text:p>
          </table:table-cell>
          <table:table-cell office:value-type="float" office:value="0.0026976035">
            <text:p>0.0026976035</text:p>
          </table:table-cell>
          <table:table-cell office:value-type="float" office:value="0.002664528">
            <text:p>0.002664528</text:p>
          </table:table-cell>
          <table:table-cell office:value-type="float" office:value="0.0025932654">
            <text:p>0.0025932654</text:p>
          </table:table-cell>
          <table:table-cell office:value-type="float" office:value="0.002477967">
            <text:p>0.002477967</text:p>
          </table:table-cell>
          <table:table-cell office:value-type="float" office:value="0.0021690778">
            <text:p>0.0021690778</text:p>
          </table:table-cell>
          <table:table-cell office:value-type="float" office:value="0.002210569">
            <text:p>0.002210569</text:p>
          </table:table-cell>
          <table:table-cell office:value-type="float" office:value="0.0021632372">
            <text:p>0.0021632372</text:p>
          </table:table-cell>
          <table:table-cell office:value-type="float" office:value="0.0015963853">
            <text:p>0.0015963853</text:p>
          </table:table-cell>
          <table:table-cell table:style-name="ce1" office:value-type="float" office:value="0.00079341105">
            <text:p>7.93E-004</text:p>
          </table:table-cell>
          <table:table-cell table:style-name="ce1" office:value-type="float" office:value="0.00075092947">
            <text:p>7.51E-004</text:p>
          </table:table-cell>
          <table:table-cell table:style-name="ce1" office:value-type="float" office:value="0.0007453695">
            <text:p>7.45E-004</text:p>
          </table:table-cell>
          <table:table-cell table:style-name="ce1" office:value-type="float" office:value="0.0007443791">
            <text:p>7.44E-004</text:p>
          </table:table-cell>
          <table:table-cell table:style-name="ce1" office:value-type="float" office:value="0.0007436814">
            <text:p>7.44E-004</text:p>
          </table:table-cell>
          <table:table-cell table:style-name="ce1" office:value-type="float" office:value="0.00074326375">
            <text:p>7.43E-004</text:p>
          </table:table-cell>
          <table:table-cell table:style-name="ce1" office:value-type="float" office:value="0.0007441283">
            <text:p>7.44E-004</text:p>
          </table:table-cell>
          <table:table-cell table:style-name="ce1" office:value-type="float" office:value="0.0007446774">
            <text:p>7.45E-004</text:p>
          </table:table-cell>
          <table:table-cell table:style-name="ce1" office:value-type="float" office:value="0.00074547523">
            <text:p>7.45E-004</text:p>
          </table:table-cell>
          <table:table-cell table:style-name="ce1" office:value-type="float" office:value="0.00074680767">
            <text:p>7.47E-004</text:p>
          </table:table-cell>
          <table:table-cell table:style-name="ce1" office:value-type="float" office:value="0.00074804015">
            <text:p>7.48E-004</text:p>
          </table:table-cell>
          <table:table-cell table:style-name="ce1" office:value-type="float" office:value="0.0007486566">
            <text:p>7.49E-004</text:p>
          </table:table-cell>
          <table:table-cell table:style-name="ce1" office:value-type="float" office:value="0.00075059355">
            <text:p>7.51E-004</text:p>
          </table:table-cell>
          <table:table-cell table:style-name="ce1" office:value-type="float" office:value="0.0007519676">
            <text:p>7.52E-004</text:p>
          </table:table-cell>
          <table:table-cell table:style-name="ce1" office:value-type="float" office:value="0.00075316266">
            <text:p>7.53E-004</text:p>
          </table:table-cell>
          <table:table-cell table:style-name="ce1" office:value-type="float" office:value="0.00075400586">
            <text:p>7.54E-004</text:p>
          </table:table-cell>
          <table:table-cell table:style-name="ce1" office:value-type="float" office:value="0.0007556775">
            <text:p>7.56E-004</text:p>
          </table:table-cell>
          <table:table-cell table:style-name="ce1" office:value-type="float" office:value="0.0007580474">
            <text:p>7.58E-004</text:p>
          </table:table-cell>
          <table:table-cell table:style-name="ce1" office:value-type="float" office:value="0.00075892964">
            <text:p>7.59E-004</text:p>
          </table:table-cell>
          <table:table-cell office:value-type="float" office:value="0.0007601068">
            <text:p>7.60E-004</text:p>
          </table:table-cell>
          <table:table-cell office:value-type="float" office:value="0.0007616986">
            <text:p>7.62E-004</text:p>
          </table:table-cell>
          <table:table-cell table:style-name="ce1" office:value-type="float" office:value="0.0007642327">
            <text:p>7.64E-004</text:p>
          </table:table-cell>
          <table:table-cell table:style-name="ce1" office:value-type="float" office:value="0.0007652738">
            <text:p>7.65E-004</text:p>
          </table:table-cell>
          <table:table-cell table:style-name="ce1" office:value-type="float" office:value="0.0007668316">
            <text:p>7.67E-004</text:p>
          </table:table-cell>
          <table:table-cell table:style-name="ce1" office:value-type="float" office:value="0.0007681672">
            <text:p>7.68E-004</text:p>
          </table:table-cell>
          <table:table-cell table:style-name="ce1" office:value-type="float" office:value="0.00076966075">
            <text:p>7.70E-004</text:p>
          </table:table-cell>
          <table:table-cell table:style-name="ce1" office:value-type="float" office:value="0.00077236485">
            <text:p>7.72E-004</text:p>
          </table:table-cell>
          <table:table-cell table:style-name="ce1" office:value-type="float" office:value="0.0007739165">
            <text:p>7.74E-004</text:p>
          </table:table-cell>
          <table:table-cell table:style-name="ce1" office:value-type="float" office:value="0.00077512895">
            <text:p>7.75E-004</text:p>
          </table:table-cell>
          <table:table-cell table:style-name="ce1" office:value-type="float" office:value="0.00077705516">
            <text:p>7.77E-004</text:p>
          </table:table-cell>
          <table:table-cell table:style-name="ce1" office:value-type="float" office:value="0.0007807669">
            <text:p>7.81E-004</text:p>
          </table:table-cell>
          <table:table-cell table:style-name="ce1" office:value-type="float" office:value="0.0007818552">
            <text:p>7.82E-004</text:p>
          </table:table-cell>
          <table:table-cell table:style-name="ce1" office:value-type="float" office:value="0.00078353303">
            <text:p>7.84E-004</text:p>
          </table:table-cell>
          <table:table-cell table:style-name="ce1" office:value-type="float" office:value="0.0007856582">
            <text:p>7.86E-004</text:p>
          </table:table-cell>
          <table:table-cell table:style-name="ce1" office:value-type="float" office:value="0.0007882981">
            <text:p>7.88E-004</text:p>
          </table:table-cell>
          <table:table-cell table:style-name="ce1" office:value-type="float" office:value="0.0007906335">
            <text:p>7.91E-004</text:p>
          </table:table-cell>
          <table:table-cell table:style-name="ce1" office:value-type="float" office:value="0.0007926048">
            <text:p>7.93E-004</text:p>
          </table:table-cell>
          <table:table-cell table:style-name="ce1" office:value-type="float" office:value="0.00079467">
            <text:p>7.95E-004</text:p>
          </table:table-cell>
          <table:table-cell table:style-name="ce1" office:value-type="float" office:value="0.00079627906">
            <text:p>7.96E-004</text:p>
          </table:table-cell>
          <table:table-cell table:style-name="ce1" office:value-type="float" office:value="0.00079908234">
            <text:p>7.99E-004</text:p>
          </table:table-cell>
          <table:table-cell table:style-name="ce1" office:value-type="float" office:value="0.00080151606">
            <text:p>8.02E-004</text:p>
          </table:table-cell>
          <table:table-cell table:style-name="ce1" office:value-type="float" office:value="0.00080310635">
            <text:p>8.03E-004</text:p>
          </table:table-cell>
          <table:table-cell table:style-name="ce1" office:value-type="float" office:value="0.00080474">
            <text:p>8.05E-004</text:p>
          </table:table-cell>
          <table:table-cell table:style-name="ce1" office:value-type="float" office:value="0.0008084757">
            <text:p>8.08E-004</text:p>
          </table:table-cell>
          <table:table-cell table:style-name="ce1" office:value-type="float" office:value="0.00081013865">
            <text:p>8.10E-004</text:p>
          </table:table-cell>
          <table:table-cell table:style-name="ce1" office:value-type="float" office:value="0.00081186055">
            <text:p>8.12E-004</text:p>
          </table:table-cell>
          <table:table-cell table:style-name="ce1" office:value-type="float" office:value="0.0008133234">
            <text:p>8.13E-004</text:p>
          </table:table-cell>
          <table:table-cell table:style-name="ce1" office:value-type="float" office:value="0.00081662275">
            <text:p>8.17E-004</text:p>
          </table:table-cell>
          <table:table-cell table:style-name="ce1" office:value-type="float" office:value="0.00081964576">
            <text:p>8.20E-004</text:p>
          </table:table-cell>
          <table:table-cell table:style-name="ce1" office:value-type="float" office:value="0.0008204155">
            <text:p>8.20E-004</text:p>
          </table:table-cell>
          <table:table-cell table:style-name="ce1" office:value-type="float" office:value="0.0008236954">
            <text:p>8.24E-004</text:p>
          </table:table-cell>
          <table:table-cell table:style-name="ce1" office:value-type="float" office:value="0.0008259376">
            <text:p>8.26E-004</text:p>
          </table:table-cell>
          <table:table-cell table:style-name="ce1" office:value-type="float" office:value="0.0008300261">
            <text:p>8.30E-004</text:p>
          </table:table-cell>
          <table:table-cell table:style-name="ce1" office:value-type="float" office:value="0.0008321362">
            <text:p>8.32E-004</text:p>
          </table:table-cell>
          <table:table-cell table:style-name="ce1" office:value-type="float" office:value="0.00083479617">
            <text:p>8.35E-004</text:p>
          </table:table-cell>
          <table:table-cell table:style-name="ce1" office:value-type="float" office:value="0.00083717547">
            <text:p>8.37E-004</text:p>
          </table:table-cell>
          <table:table-cell table:style-name="ce1" office:value-type="float" office:value="0.0008404268">
            <text:p>8.40E-004</text:p>
          </table:table-cell>
          <table:table-cell table:style-name="ce1" office:value-type="float" office:value="0.00084400433">
            <text:p>8.44E-004</text:p>
          </table:table-cell>
          <table:table-cell table:style-name="ce1" office:value-type="float" office:value="0.00084640353">
            <text:p>8.46E-004</text:p>
          </table:table-cell>
          <table:table-cell table:style-name="ce1" office:value-type="float" office:value="0.00084822054">
            <text:p>8.48E-004</text:p>
          </table:table-cell>
          <table:table-cell table:style-name="ce1" office:value-type="float" office:value="0.0008512077">
            <text:p>8.51E-004</text:p>
          </table:table-cell>
          <table:table-cell table:style-name="ce1" office:value-type="float" office:value="0.0008554567">
            <text:p>8.55E-004</text:p>
          </table:table-cell>
          <table:table-cell table:style-name="ce1" office:value-type="float" office:value="0.0008576246">
            <text:p>8.58E-004</text:p>
          </table:table-cell>
          <table:table-cell table:style-name="ce1" office:value-type="float" office:value="0.0008595756">
            <text:p>8.60E-004</text:p>
          </table:table-cell>
          <table:table-cell table:style-name="ce1" office:value-type="float" office:value="0.0008619236">
            <text:p>8.62E-004</text:p>
          </table:table-cell>
          <table:table-cell table:style-name="ce1" office:value-type="float" office:value="0.0008663828">
            <text:p>8.66E-004</text:p>
          </table:table-cell>
          <table:table-cell table:style-name="ce1" office:value-type="float" office:value="0.0008682706">
            <text:p>8.68E-004</text:p>
          </table:table-cell>
          <table:table-cell table:style-name="ce1" office:value-type="float" office:value="0.0008706515">
            <text:p>8.71E-004</text:p>
          </table:table-cell>
          <table:table-cell table:style-name="ce1" office:value-type="float" office:value="0.00087336655">
            <text:p>8.73E-004</text:p>
          </table:table-cell>
          <table:table-cell/>
        </table:table-row>
        <table:table-row table:style-name="ro1">
          <table:table-cell office:value-type="string">
            <text:p>/mnt/share/Music/Albums/Tool/Tool - Undertow/09 Tool - Flood - B.P.mp3</text:p>
          </table:table-cell>
          <table:table-cell office:value-type="float" office:value="0.09582319">
            <text:p>0.09582319</text:p>
          </table:table-cell>
          <table:table-cell office:value-type="float" office:value="0.09543955">
            <text:p>0.09543955</text:p>
          </table:table-cell>
          <table:table-cell office:value-type="float" office:value="0.046742756">
            <text:p>0.046742756</text:p>
          </table:table-cell>
          <table:table-cell office:value-type="float" office:value="0.02508186">
            <text:p>0.02508186</text:p>
          </table:table-cell>
          <table:table-cell office:value-type="float" office:value="0.018108327">
            <text:p>0.018108327</text:p>
          </table:table-cell>
          <table:table-cell office:value-type="float" office:value="0.024646329">
            <text:p>0.024646329</text:p>
          </table:table-cell>
          <table:table-cell office:value-type="float" office:value="0.012143306">
            <text:p>0.012143306</text:p>
          </table:table-cell>
          <table:table-cell office:value-type="float" office:value="0.011718666">
            <text:p>0.011718666</text:p>
          </table:table-cell>
          <table:table-cell office:value-type="float" office:value="0.0132555785">
            <text:p>0.0132555785</text:p>
          </table:table-cell>
          <table:table-cell office:value-type="float" office:value="0.013388545">
            <text:p>0.013388545</text:p>
          </table:table-cell>
          <table:table-cell office:value-type="float" office:value="0.014936944">
            <text:p>0.014936944</text:p>
          </table:table-cell>
          <table:table-cell office:value-type="float" office:value="0.009720219">
            <text:p>0.009720219</text:p>
          </table:table-cell>
          <table:table-cell office:value-type="float" office:value="0.012063653">
            <text:p>0.012063653</text:p>
          </table:table-cell>
          <table:table-cell office:value-type="float" office:value="0.013733739">
            <text:p>0.013733739</text:p>
          </table:table-cell>
          <table:table-cell office:value-type="float" office:value="0.012615557">
            <text:p>0.012615557</text:p>
          </table:table-cell>
          <table:table-cell office:value-type="float" office:value="0.014643704">
            <text:p>0.014643704</text:p>
          </table:table-cell>
          <table:table-cell office:value-type="float" office:value="0.011792719">
            <text:p>0.011792719</text:p>
          </table:table-cell>
          <table:table-cell office:value-type="float" office:value="0.013086918">
            <text:p>0.013086918</text:p>
          </table:table-cell>
          <table:table-cell office:value-type="float" office:value="0.014586694">
            <text:p>0.014586694</text:p>
          </table:table-cell>
          <table:table-cell office:value-type="float" office:value="0.010994545">
            <text:p>0.010994545</text:p>
          </table:table-cell>
          <table:table-cell office:value-type="float" office:value="0.013389663">
            <text:p>0.013389663</text:p>
          </table:table-cell>
          <table:table-cell office:value-type="float" office:value="0.010582259">
            <text:p>0.010582259</text:p>
          </table:table-cell>
          <table:table-cell office:value-type="float" office:value="0.014247597">
            <text:p>0.014247597</text:p>
          </table:table-cell>
          <table:table-cell office:value-type="float" office:value="0.017473659">
            <text:p>0.017473659</text:p>
          </table:table-cell>
          <table:table-cell office:value-type="float" office:value="0.018852862">
            <text:p>0.018852862</text:p>
          </table:table-cell>
          <table:table-cell office:value-type="float" office:value="0.018421706">
            <text:p>0.018421706</text:p>
          </table:table-cell>
          <table:table-cell office:value-type="float" office:value="0.019794457">
            <text:p>0.019794457</text:p>
          </table:table-cell>
          <table:table-cell office:value-type="float" office:value="0.021694437">
            <text:p>0.021694437</text:p>
          </table:table-cell>
          <table:table-cell office:value-type="float" office:value="0.021205308">
            <text:p>0.021205308</text:p>
          </table:table-cell>
          <table:table-cell office:value-type="float" office:value="0.017030284">
            <text:p>0.017030284</text:p>
          </table:table-cell>
          <table:table-cell office:value-type="float" office:value="0.015057604">
            <text:p>0.015057604</text:p>
          </table:table-cell>
          <table:table-cell office:value-type="float" office:value="0.014401364">
            <text:p>0.014401364</text:p>
          </table:table-cell>
          <table:table-cell office:value-type="float" office:value="0.014382153">
            <text:p>0.014382153</text:p>
          </table:table-cell>
          <table:table-cell office:value-type="float" office:value="0.01219031">
            <text:p>0.01219031</text:p>
          </table:table-cell>
          <table:table-cell office:value-type="float" office:value="0.014331391">
            <text:p>0.014331391</text:p>
          </table:table-cell>
          <table:table-cell office:value-type="float" office:value="0.0138197495">
            <text:p>0.0138197495</text:p>
          </table:table-cell>
          <table:table-cell office:value-type="float" office:value="0.014667246">
            <text:p>0.014667246</text:p>
          </table:table-cell>
          <table:table-cell office:value-type="float" office:value="0.014183138">
            <text:p>0.014183138</text:p>
          </table:table-cell>
          <table:table-cell office:value-type="float" office:value="0.0158165">
            <text:p>0.0158165</text:p>
          </table:table-cell>
          <table:table-cell office:value-type="float" office:value="0.016984407">
            <text:p>0.016984407</text:p>
          </table:table-cell>
          <table:table-cell office:value-type="float" office:value="0.018692836">
            <text:p>0.018692836</text:p>
          </table:table-cell>
          <table:table-cell office:value-type="float" office:value="0.016822748">
            <text:p>0.016822748</text:p>
          </table:table-cell>
          <table:table-cell office:value-type="float" office:value="0.01586079">
            <text:p>0.01586079</text:p>
          </table:table-cell>
          <table:table-cell office:value-type="float" office:value="0.016779827">
            <text:p>0.016779827</text:p>
          </table:table-cell>
          <table:table-cell office:value-type="float" office:value="0.017543824">
            <text:p>0.017543824</text:p>
          </table:table-cell>
          <table:table-cell office:value-type="float" office:value="0.016161818">
            <text:p>0.016161818</text:p>
          </table:table-cell>
          <table:table-cell office:value-type="float" office:value="0.01576274">
            <text:p>0.01576274</text:p>
          </table:table-cell>
          <table:table-cell office:value-type="float" office:value="0.015532414">
            <text:p>0.015532414</text:p>
          </table:table-cell>
          <table:table-cell office:value-type="float" office:value="0.014753936">
            <text:p>0.014753936</text:p>
          </table:table-cell>
          <table:table-cell office:value-type="float" office:value="0.0155960815">
            <text:p>0.0155960815</text:p>
          </table:table-cell>
          <table:table-cell office:value-type="float" office:value="0.016236875">
            <text:p>0.016236875</text:p>
          </table:table-cell>
          <table:table-cell office:value-type="float" office:value="0.013458396">
            <text:p>0.013458396</text:p>
          </table:table-cell>
          <table:table-cell office:value-type="float" office:value="0.014878428">
            <text:p>0.014878428</text:p>
          </table:table-cell>
          <table:table-cell office:value-type="float" office:value="0.016010145">
            <text:p>0.016010145</text:p>
          </table:table-cell>
          <table:table-cell office:value-type="float" office:value="0.014955145">
            <text:p>0.014955145</text:p>
          </table:table-cell>
          <table:table-cell office:value-type="float" office:value="0.016094163">
            <text:p>0.016094163</text:p>
          </table:table-cell>
          <table:table-cell office:value-type="float" office:value="0.014948778">
            <text:p>0.014948778</text:p>
          </table:table-cell>
          <table:table-cell office:value-type="float" office:value="0.013220021">
            <text:p>0.013220021</text:p>
          </table:table-cell>
          <table:table-cell office:value-type="float" office:value="0.013612532">
            <text:p>0.013612532</text:p>
          </table:table-cell>
          <table:table-cell office:value-type="float" office:value="0.012291197">
            <text:p>0.012291197</text:p>
          </table:table-cell>
          <table:table-cell office:value-type="float" office:value="0.013909672">
            <text:p>0.013909672</text:p>
          </table:table-cell>
          <table:table-cell office:value-type="float" office:value="0.014941819">
            <text:p>0.014941819</text:p>
          </table:table-cell>
          <table:table-cell office:value-type="float" office:value="0.011666172">
            <text:p>0.011666172</text:p>
          </table:table-cell>
          <table:table-cell office:value-type="float" office:value="0.010417681">
            <text:p>0.010417681</text:p>
          </table:table-cell>
          <table:table-cell office:value-type="float" office:value="0.0119863525">
            <text:p>0.0119863525</text:p>
          </table:table-cell>
          <table:table-cell office:value-type="float" office:value="0.012282034">
            <text:p>0.012282034</text:p>
          </table:table-cell>
          <table:table-cell office:value-type="float" office:value="0.010136338">
            <text:p>0.010136338</text:p>
          </table:table-cell>
          <table:table-cell office:value-type="float" office:value="0.009280707">
            <text:p>0.009280707</text:p>
          </table:table-cell>
          <table:table-cell office:value-type="float" office:value="0.010713966">
            <text:p>0.010713966</text:p>
          </table:table-cell>
          <table:table-cell office:value-type="float" office:value="0.010346239">
            <text:p>0.010346239</text:p>
          </table:table-cell>
          <table:table-cell office:value-type="float" office:value="0.010220088">
            <text:p>0.010220088</text:p>
          </table:table-cell>
          <table:table-cell office:value-type="float" office:value="0.011012937">
            <text:p>0.011012937</text:p>
          </table:table-cell>
          <table:table-cell office:value-type="float" office:value="0.010163897">
            <text:p>0.010163897</text:p>
          </table:table-cell>
          <table:table-cell office:value-type="float" office:value="0.010503228">
            <text:p>0.010503228</text:p>
          </table:table-cell>
          <table:table-cell office:value-type="float" office:value="0.010774711">
            <text:p>0.010774711</text:p>
          </table:table-cell>
          <table:table-cell office:value-type="float" office:value="0.009647047">
            <text:p>0.009647047</text:p>
          </table:table-cell>
          <table:table-cell office:value-type="float" office:value="0.009242136">
            <text:p>0.009242136</text:p>
          </table:table-cell>
          <table:table-cell office:value-type="float" office:value="0.010596984">
            <text:p>0.010596984</text:p>
          </table:table-cell>
          <table:table-cell office:value-type="float" office:value="0.011022661">
            <text:p>0.011022661</text:p>
          </table:table-cell>
          <table:table-cell office:value-type="float" office:value="0.010521811">
            <text:p>0.010521811</text:p>
          </table:table-cell>
          <table:table-cell office:value-type="float" office:value="0.01036482">
            <text:p>0.01036482</text:p>
          </table:table-cell>
          <table:table-cell office:value-type="float" office:value="0.0107952645">
            <text:p>0.0107952645</text:p>
          </table:table-cell>
          <table:table-cell office:value-type="float" office:value="0.008502026">
            <text:p>0.008502026</text:p>
          </table:table-cell>
          <table:table-cell office:value-type="float" office:value="0.008964432">
            <text:p>0.008964432</text:p>
          </table:table-cell>
          <table:table-cell office:value-type="float" office:value="0.010517746">
            <text:p>0.010517746</text:p>
          </table:table-cell>
          <table:table-cell office:value-type="float" office:value="0.009124897">
            <text:p>0.009124897</text:p>
          </table:table-cell>
          <table:table-cell office:value-type="float" office:value="0.009020418">
            <text:p>0.009020418</text:p>
          </table:table-cell>
          <table:table-cell office:value-type="float" office:value="0.010320141">
            <text:p>0.010320141</text:p>
          </table:table-cell>
          <table:table-cell office:value-type="float" office:value="0.011205429">
            <text:p>0.011205429</text:p>
          </table:table-cell>
          <table:table-cell office:value-type="float" office:value="0.01101781">
            <text:p>0.01101781</text:p>
          </table:table-cell>
          <table:table-cell office:value-type="float" office:value="0.01044859">
            <text:p>0.01044859</text:p>
          </table:table-cell>
          <table:table-cell office:value-type="float" office:value="0.009942869">
            <text:p>0.009942869</text:p>
          </table:table-cell>
          <table:table-cell office:value-type="float" office:value="0.010467642">
            <text:p>0.010467642</text:p>
          </table:table-cell>
          <table:table-cell office:value-type="float" office:value="0.0120984">
            <text:p>0.0120984</text:p>
          </table:table-cell>
          <table:table-cell office:value-type="float" office:value="0.010679811">
            <text:p>0.010679811</text:p>
          </table:table-cell>
          <table:table-cell office:value-type="float" office:value="0.011863342">
            <text:p>0.011863342</text:p>
          </table:table-cell>
          <table:table-cell office:value-type="float" office:value="0.0112056695">
            <text:p>0.0112056695</text:p>
          </table:table-cell>
          <table:table-cell office:value-type="float" office:value="0.010453312">
            <text:p>0.010453312</text:p>
          </table:table-cell>
          <table:table-cell office:value-type="float" office:value="0.01144892">
            <text:p>0.01144892</text:p>
          </table:table-cell>
          <table:table-cell office:value-type="float" office:value="0.010061331">
            <text:p>0.010061331</text:p>
          </table:table-cell>
          <table:table-cell office:value-type="float" office:value="0.011378074">
            <text:p>0.011378074</text:p>
          </table:table-cell>
          <table:table-cell office:value-type="float" office:value="0.012994628">
            <text:p>0.012994628</text:p>
          </table:table-cell>
          <table:table-cell office:value-type="float" office:value="0.012399177">
            <text:p>0.012399177</text:p>
          </table:table-cell>
          <table:table-cell office:value-type="float" office:value="0.01343888">
            <text:p>0.01343888</text:p>
          </table:table-cell>
          <table:table-cell office:value-type="float" office:value="0.0108909365">
            <text:p>0.0108909365</text:p>
          </table:table-cell>
          <table:table-cell office:value-type="float" office:value="0.0107038">
            <text:p>0.0107038</text:p>
          </table:table-cell>
          <table:table-cell office:value-type="float" office:value="0.011793756">
            <text:p>0.011793756</text:p>
          </table:table-cell>
          <table:table-cell office:value-type="float" office:value="0.011985175">
            <text:p>0.011985175</text:p>
          </table:table-cell>
          <table:table-cell office:value-type="float" office:value="0.012734103">
            <text:p>0.012734103</text:p>
          </table:table-cell>
          <table:table-cell office:value-type="float" office:value="0.012190265">
            <text:p>0.012190265</text:p>
          </table:table-cell>
          <table:table-cell office:value-type="float" office:value="0.010393336">
            <text:p>0.010393336</text:p>
          </table:table-cell>
          <table:table-cell office:value-type="float" office:value="0.010951132">
            <text:p>0.010951132</text:p>
          </table:table-cell>
          <table:table-cell office:value-type="float" office:value="0.011498383">
            <text:p>0.011498383</text:p>
          </table:table-cell>
          <table:table-cell office:value-type="float" office:value="0.012688618">
            <text:p>0.012688618</text:p>
          </table:table-cell>
          <table:table-cell office:value-type="float" office:value="0.011544309">
            <text:p>0.011544309</text:p>
          </table:table-cell>
          <table:table-cell office:value-type="float" office:value="0.011911366">
            <text:p>0.011911366</text:p>
          </table:table-cell>
          <table:table-cell office:value-type="float" office:value="0.01086745">
            <text:p>0.01086745</text:p>
          </table:table-cell>
          <table:table-cell office:value-type="float" office:value="0.013398134">
            <text:p>0.013398134</text:p>
          </table:table-cell>
          <table:table-cell office:value-type="float" office:value="0.013815377">
            <text:p>0.013815377</text:p>
          </table:table-cell>
          <table:table-cell office:value-type="float" office:value="0.011529228">
            <text:p>0.011529228</text:p>
          </table:table-cell>
          <table:table-cell office:value-type="float" office:value="0.010681149">
            <text:p>0.010681149</text:p>
          </table:table-cell>
          <table:table-cell office:value-type="float" office:value="0.011306459">
            <text:p>0.011306459</text:p>
          </table:table-cell>
          <table:table-cell office:value-type="float" office:value="0.010882621">
            <text:p>0.010882621</text:p>
          </table:table-cell>
          <table:table-cell office:value-type="float" office:value="0.010219079">
            <text:p>0.010219079</text:p>
          </table:table-cell>
          <table:table-cell office:value-type="float" office:value="0.010451091">
            <text:p>0.010451091</text:p>
          </table:table-cell>
          <table:table-cell office:value-type="float" office:value="0.01038199">
            <text:p>0.01038199</text:p>
          </table:table-cell>
          <table:table-cell office:value-type="float" office:value="0.009957804">
            <text:p>0.009957804</text:p>
          </table:table-cell>
          <table:table-cell office:value-type="float" office:value="0.010357596">
            <text:p>0.010357596</text:p>
          </table:table-cell>
          <table:table-cell office:value-type="float" office:value="0.011686793">
            <text:p>0.011686793</text:p>
          </table:table-cell>
          <table:table-cell office:value-type="float" office:value="0.011702092">
            <text:p>0.011702092</text:p>
          </table:table-cell>
          <table:table-cell office:value-type="float" office:value="0.009226493">
            <text:p>0.009226493</text:p>
          </table:table-cell>
          <table:table-cell office:value-type="float" office:value="0.008639783">
            <text:p>0.008639783</text:p>
          </table:table-cell>
          <table:table-cell office:value-type="float" office:value="0.009019667">
            <text:p>0.009019667</text:p>
          </table:table-cell>
          <table:table-cell office:value-type="float" office:value="0.009151229">
            <text:p>0.009151229</text:p>
          </table:table-cell>
          <table:table-cell office:value-type="float" office:value="0.010221603">
            <text:p>0.010221603</text:p>
          </table:table-cell>
          <table:table-cell office:value-type="float" office:value="0.008010513">
            <text:p>0.008010513</text:p>
          </table:table-cell>
          <table:table-cell office:value-type="float" office:value="0.008705225">
            <text:p>0.008705225</text:p>
          </table:table-cell>
          <table:table-cell office:value-type="float" office:value="0.00806184">
            <text:p>0.00806184</text:p>
          </table:table-cell>
          <table:table-cell office:value-type="float" office:value="0.009998768">
            <text:p>0.009998768</text:p>
          </table:table-cell>
          <table:table-cell office:value-type="float" office:value="0.010381642">
            <text:p>0.010381642</text:p>
          </table:table-cell>
          <table:table-cell office:value-type="float" office:value="0.00833384">
            <text:p>0.00833384</text:p>
          </table:table-cell>
          <table:table-cell office:value-type="float" office:value="0.009463952">
            <text:p>0.009463952</text:p>
          </table:table-cell>
          <table:table-cell office:value-type="float" office:value="0.008832964">
            <text:p>0.008832964</text:p>
          </table:table-cell>
          <table:table-cell office:value-type="float" office:value="0.007566556">
            <text:p>0.007566556</text:p>
          </table:table-cell>
          <table:table-cell office:value-type="float" office:value="0.007009064">
            <text:p>0.007009064</text:p>
          </table:table-cell>
          <table:table-cell office:value-type="float" office:value="0.0071332883">
            <text:p>0.0071332883</text:p>
          </table:table-cell>
          <table:table-cell office:value-type="float" office:value="0.0073651187">
            <text:p>0.0073651187</text:p>
          </table:table-cell>
          <table:table-cell office:value-type="float" office:value="0.00852771">
            <text:p>0.00852771</text:p>
          </table:table-cell>
          <table:table-cell office:value-type="float" office:value="0.0070246775">
            <text:p>0.0070246775</text:p>
          </table:table-cell>
          <table:table-cell office:value-type="float" office:value="0.0064928327">
            <text:p>0.0064928327</text:p>
          </table:table-cell>
          <table:table-cell office:value-type="float" office:value="0.006479818">
            <text:p>0.006479818</text:p>
          </table:table-cell>
          <table:table-cell office:value-type="float" office:value="0.0060802707">
            <text:p>0.0060802707</text:p>
          </table:table-cell>
          <table:table-cell office:value-type="float" office:value="0.0054643922">
            <text:p>0.0054643922</text:p>
          </table:table-cell>
          <table:table-cell office:value-type="float" office:value="0.005529047">
            <text:p>0.005529047</text:p>
          </table:table-cell>
          <table:table-cell office:value-type="float" office:value="0.0060401354">
            <text:p>0.0060401354</text:p>
          </table:table-cell>
          <table:table-cell office:value-type="float" office:value="0.005948239">
            <text:p>0.005948239</text:p>
          </table:table-cell>
          <table:table-cell office:value-type="float" office:value="0.004957776">
            <text:p>0.004957776</text:p>
          </table:table-cell>
          <table:table-cell office:value-type="float" office:value="0.0046926443">
            <text:p>0.0046926443</text:p>
          </table:table-cell>
          <table:table-cell office:value-type="float" office:value="0.005081959">
            <text:p>0.005081959</text:p>
          </table:table-cell>
          <table:table-cell office:value-type="float" office:value="0.004837841">
            <text:p>0.004837841</text:p>
          </table:table-cell>
          <table:table-cell office:value-type="float" office:value="0.004200334">
            <text:p>0.004200334</text:p>
          </table:table-cell>
          <table:table-cell office:value-type="float" office:value="0.0047173914">
            <text:p>0.0047173914</text:p>
          </table:table-cell>
          <table:table-cell office:value-type="float" office:value="0.004954256">
            <text:p>0.004954256</text:p>
          </table:table-cell>
          <table:table-cell office:value-type="float" office:value="0.0045051947">
            <text:p>0.0045051947</text:p>
          </table:table-cell>
          <table:table-cell office:value-type="float" office:value="0.004216488">
            <text:p>0.004216488</text:p>
          </table:table-cell>
          <table:table-cell office:value-type="float" office:value="0.0037888943">
            <text:p>0.0037888943</text:p>
          </table:table-cell>
          <table:table-cell office:value-type="float" office:value="0.0040961164">
            <text:p>0.0040961164</text:p>
          </table:table-cell>
          <table:table-cell office:value-type="float" office:value="0.0039815134">
            <text:p>0.0039815134</text:p>
          </table:table-cell>
          <table:table-cell office:value-type="float" office:value="0.0035852385">
            <text:p>0.0035852385</text:p>
          </table:table-cell>
          <table:table-cell office:value-type="float" office:value="0.0033956135">
            <text:p>0.0033956135</text:p>
          </table:table-cell>
          <table:table-cell office:value-type="float" office:value="0.0033628116">
            <text:p>0.0033628116</text:p>
          </table:table-cell>
          <table:table-cell office:value-type="float" office:value="0.003536779">
            <text:p>0.003536779</text:p>
          </table:table-cell>
          <table:table-cell office:value-type="float" office:value="0.0035740265">
            <text:p>0.0035740265</text:p>
          </table:table-cell>
          <table:table-cell office:value-type="float" office:value="0.003582709">
            <text:p>0.003582709</text:p>
          </table:table-cell>
          <table:table-cell office:value-type="float" office:value="0.0033240963">
            <text:p>0.0033240963</text:p>
          </table:table-cell>
          <table:table-cell office:value-type="float" office:value="0.0032690836">
            <text:p>0.0032690836</text:p>
          </table:table-cell>
          <table:table-cell office:value-type="float" office:value="0.0032489402">
            <text:p>0.0032489402</text:p>
          </table:table-cell>
          <table:table-cell office:value-type="float" office:value="0.0028351138">
            <text:p>0.0028351138</text:p>
          </table:table-cell>
          <table:table-cell office:value-type="float" office:value="0.0029436855">
            <text:p>0.0029436855</text:p>
          </table:table-cell>
          <table:table-cell office:value-type="float" office:value="0.0028671022">
            <text:p>0.0028671022</text:p>
          </table:table-cell>
          <table:table-cell office:value-type="float" office:value="0.0032214355">
            <text:p>0.0032214355</text:p>
          </table:table-cell>
          <table:table-cell office:value-type="float" office:value="0.0028257016">
            <text:p>0.0028257016</text:p>
          </table:table-cell>
          <table:table-cell office:value-type="float" office:value="0.0024463509">
            <text:p>0.0024463509</text:p>
          </table:table-cell>
          <table:table-cell office:value-type="float" office:value="0.0023079726">
            <text:p>0.0023079726</text:p>
          </table:table-cell>
          <table:table-cell office:value-type="float" office:value="0.0021286104">
            <text:p>0.0021286104</text:p>
          </table:table-cell>
          <table:table-cell office:value-type="float" office:value="0.0015151488">
            <text:p>0.0015151488</text:p>
          </table:table-cell>
          <table:table-cell table:style-name="ce1" office:value-type="float" office:value="0.00066442566">
            <text:p>6.64E-004</text:p>
          </table:table-cell>
          <table:table-cell table:style-name="ce1" office:value-type="float" office:value="0.0006054523">
            <text:p>6.05E-004</text:p>
          </table:table-cell>
          <table:table-cell table:style-name="ce1" office:value-type="float" office:value="0.00059518">
            <text:p>5.95E-004</text:p>
          </table:table-cell>
          <table:table-cell table:style-name="ce1" office:value-type="float" office:value="0.0005922467">
            <text:p>5.92E-004</text:p>
          </table:table-cell>
          <table:table-cell table:style-name="ce1" office:value-type="float" office:value="0.00059003313">
            <text:p>5.90E-004</text:p>
          </table:table-cell>
          <table:table-cell table:style-name="ce1" office:value-type="float" office:value="0.00058839016">
            <text:p>5.88E-004</text:p>
          </table:table-cell>
          <table:table-cell table:style-name="ce1" office:value-type="float" office:value="0.00058785954">
            <text:p>5.88E-004</text:p>
          </table:table-cell>
          <table:table-cell table:style-name="ce1" office:value-type="float" office:value="0.00058802054">
            <text:p>5.88E-004</text:p>
          </table:table-cell>
          <table:table-cell table:style-name="ce1" office:value-type="float" office:value="0.0005885244">
            <text:p>5.89E-004</text:p>
          </table:table-cell>
          <table:table-cell table:style-name="ce1" office:value-type="float" office:value="0.000588096">
            <text:p>5.88E-004</text:p>
          </table:table-cell>
          <table:table-cell table:style-name="ce1" office:value-type="float" office:value="0.0005880645">
            <text:p>5.88E-004</text:p>
          </table:table-cell>
          <table:table-cell table:style-name="ce1" office:value-type="float" office:value="0.00058839726">
            <text:p>5.88E-004</text:p>
          </table:table-cell>
          <table:table-cell table:style-name="ce1" office:value-type="float" office:value="0.0005898011">
            <text:p>5.90E-004</text:p>
          </table:table-cell>
          <table:table-cell table:style-name="ce1" office:value-type="float" office:value="0.00059013895">
            <text:p>5.90E-004</text:p>
          </table:table-cell>
          <table:table-cell table:style-name="ce1" office:value-type="float" office:value="0.00059061137">
            <text:p>5.91E-004</text:p>
          </table:table-cell>
          <table:table-cell table:style-name="ce1" office:value-type="float" office:value="0.00059128355">
            <text:p>5.91E-004</text:p>
          </table:table-cell>
          <table:table-cell table:style-name="ce1" office:value-type="float" office:value="0.000592082">
            <text:p>5.92E-004</text:p>
          </table:table-cell>
          <table:table-cell table:style-name="ce1" office:value-type="float" office:value="0.0005934893">
            <text:p>5.93E-004</text:p>
          </table:table-cell>
          <table:table-cell table:style-name="ce1" office:value-type="float" office:value="0.0005939994">
            <text:p>5.94E-004</text:p>
          </table:table-cell>
          <table:table-cell office:value-type="float" office:value="0.00059459935">
            <text:p>5.95E-004</text:p>
          </table:table-cell>
          <table:table-cell office:value-type="float" office:value="0.00059531623">
            <text:p>5.95E-004</text:p>
          </table:table-cell>
          <table:table-cell table:style-name="ce1" office:value-type="float" office:value="0.0005974289">
            <text:p>5.97E-004</text:p>
          </table:table-cell>
          <table:table-cell table:style-name="ce1" office:value-type="float" office:value="0.0005979729">
            <text:p>5.98E-004</text:p>
          </table:table-cell>
          <table:table-cell table:style-name="ce1" office:value-type="float" office:value="0.00059862016">
            <text:p>5.99E-004</text:p>
          </table:table-cell>
          <table:table-cell table:style-name="ce1" office:value-type="float" office:value="0.00059949193">
            <text:p>5.99E-004</text:p>
          </table:table-cell>
          <table:table-cell table:style-name="ce1" office:value-type="float" office:value="0.00060103">
            <text:p>6.01E-004</text:p>
          </table:table-cell>
          <table:table-cell table:style-name="ce1" office:value-type="float" office:value="0.0006022926">
            <text:p>6.02E-004</text:p>
          </table:table-cell>
          <table:table-cell table:style-name="ce1" office:value-type="float" office:value="0.00060287776">
            <text:p>6.03E-004</text:p>
          </table:table-cell>
          <table:table-cell table:style-name="ce1" office:value-type="float" office:value="0.0006037346">
            <text:p>6.04E-004</text:p>
          </table:table-cell>
          <table:table-cell table:style-name="ce1" office:value-type="float" office:value="0.00060494314">
            <text:p>6.05E-004</text:p>
          </table:table-cell>
          <table:table-cell table:style-name="ce1" office:value-type="float" office:value="0.00060678314">
            <text:p>6.07E-004</text:p>
          </table:table-cell>
          <table:table-cell table:style-name="ce1" office:value-type="float" office:value="0.0006073552">
            <text:p>6.07E-004</text:p>
          </table:table-cell>
          <table:table-cell table:style-name="ce1" office:value-type="float" office:value="0.00060844544">
            <text:p>6.08E-004</text:p>
          </table:table-cell>
          <table:table-cell table:style-name="ce1" office:value-type="float" office:value="0.00060973375">
            <text:p>6.10E-004</text:p>
          </table:table-cell>
          <table:table-cell table:style-name="ce1" office:value-type="float" office:value="0.00061182794">
            <text:p>6.12E-004</text:p>
          </table:table-cell>
          <table:table-cell table:style-name="ce1" office:value-type="float" office:value="0.0006133455">
            <text:p>6.13E-004</text:p>
          </table:table-cell>
          <table:table-cell table:style-name="ce1" office:value-type="float" office:value="0.0006143385">
            <text:p>6.14E-004</text:p>
          </table:table-cell>
          <table:table-cell table:style-name="ce1" office:value-type="float" office:value="0.0006156338">
            <text:p>6.16E-004</text:p>
          </table:table-cell>
          <table:table-cell table:style-name="ce1" office:value-type="float" office:value="0.00061705103">
            <text:p>6.17E-004</text:p>
          </table:table-cell>
          <table:table-cell table:style-name="ce1" office:value-type="float" office:value="0.0006195086">
            <text:p>6.20E-004</text:p>
          </table:table-cell>
          <table:table-cell table:style-name="ce1" office:value-type="float" office:value="0.0006206227">
            <text:p>6.21E-004</text:p>
          </table:table-cell>
          <table:table-cell table:style-name="ce1" office:value-type="float" office:value="0.00062187546">
            <text:p>6.22E-004</text:p>
          </table:table-cell>
          <table:table-cell table:style-name="ce1" office:value-type="float" office:value="0.00062332826">
            <text:p>6.23E-004</text:p>
          </table:table-cell>
          <table:table-cell table:style-name="ce1" office:value-type="float" office:value="0.00062629546">
            <text:p>6.26E-004</text:p>
          </table:table-cell>
          <table:table-cell table:style-name="ce1" office:value-type="float" office:value="0.0006271574">
            <text:p>6.27E-004</text:p>
          </table:table-cell>
          <table:table-cell table:style-name="ce1" office:value-type="float" office:value="0.00062849175">
            <text:p>6.28E-004</text:p>
          </table:table-cell>
          <table:table-cell table:style-name="ce1" office:value-type="float" office:value="0.00062995445">
            <text:p>6.30E-004</text:p>
          </table:table-cell>
          <table:table-cell table:style-name="ce1" office:value-type="float" office:value="0.0006320057">
            <text:p>6.32E-004</text:p>
          </table:table-cell>
          <table:table-cell table:style-name="ce1" office:value-type="float" office:value="0.0006346059">
            <text:p>6.35E-004</text:p>
          </table:table-cell>
          <table:table-cell table:style-name="ce1" office:value-type="float" office:value="0.00063582964">
            <text:p>6.36E-004</text:p>
          </table:table-cell>
          <table:table-cell table:style-name="ce1" office:value-type="float" office:value="0.0006372126">
            <text:p>6.37E-004</text:p>
          </table:table-cell>
          <table:table-cell table:style-name="ce1" office:value-type="float" office:value="0.00063855643">
            <text:p>6.39E-004</text:p>
          </table:table-cell>
          <table:table-cell table:style-name="ce1" office:value-type="float" office:value="0.0006421263">
            <text:p>6.42E-004</text:p>
          </table:table-cell>
          <table:table-cell table:style-name="ce1" office:value-type="float" office:value="0.00064344937">
            <text:p>6.43E-004</text:p>
          </table:table-cell>
          <table:table-cell table:style-name="ce1" office:value-type="float" office:value="0.0006447781">
            <text:p>6.45E-004</text:p>
          </table:table-cell>
          <table:table-cell table:style-name="ce1" office:value-type="float" office:value="0.00064646016">
            <text:p>6.46E-004</text:p>
          </table:table-cell>
          <table:table-cell table:style-name="ce1" office:value-type="float" office:value="0.00064919365">
            <text:p>6.49E-004</text:p>
          </table:table-cell>
          <table:table-cell table:style-name="ce1" office:value-type="float" office:value="0.0006514755">
            <text:p>6.51E-004</text:p>
          </table:table-cell>
          <table:table-cell table:style-name="ce1" office:value-type="float" office:value="0.0006530962">
            <text:p>6.53E-004</text:p>
          </table:table-cell>
          <table:table-cell table:style-name="ce1" office:value-type="float" office:value="0.0006547593">
            <text:p>6.55E-004</text:p>
          </table:table-cell>
          <table:table-cell table:style-name="ce1" office:value-type="float" office:value="0.0006566479">
            <text:p>6.57E-004</text:p>
          </table:table-cell>
          <table:table-cell table:style-name="ce1" office:value-type="float" office:value="0.0006602485">
            <text:p>6.60E-004</text:p>
          </table:table-cell>
          <table:table-cell table:style-name="ce1" office:value-type="float" office:value="0.0006617138">
            <text:p>6.62E-004</text:p>
          </table:table-cell>
          <table:table-cell table:style-name="ce1" office:value-type="float" office:value="0.00066348846">
            <text:p>6.63E-004</text:p>
          </table:table-cell>
          <table:table-cell table:style-name="ce1" office:value-type="float" office:value="0.0006651624">
            <text:p>6.65E-004</text:p>
          </table:table-cell>
          <table:table-cell table:style-name="ce1" office:value-type="float" office:value="0.00066919805">
            <text:p>6.69E-004</text:p>
          </table:table-cell>
          <table:table-cell table:style-name="ce1" office:value-type="float" office:value="0.0006708743">
            <text:p>6.71E-004</text:p>
          </table:table-cell>
          <table:table-cell table:style-name="ce1" office:value-type="float" office:value="0.0006723069">
            <text:p>6.72E-004</text:p>
          </table:table-cell>
          <table:table-cell table:style-name="ce1" office:value-type="float" office:value="0.00067409483">
            <text:p>6.74E-004</text:p>
          </table:table-cell>
          <table:table-cell/>
        </table:table-row>
        <table:table-row table:style-name="ro1">
          <table:table-cell office:value-type="string">
            <text:p>/mnt/share/Music/Albums/Tool/Tool - Undertow/69 Tool - Disgustipated - B.P.mp3</text:p>
          </table:table-cell>
          <table:table-cell office:value-type="float" office:value="0.031194743">
            <text:p>0.031194743</text:p>
          </table:table-cell>
          <table:table-cell office:value-type="float" office:value="0.009852365">
            <text:p>0.009852365</text:p>
          </table:table-cell>
          <table:table-cell office:value-type="float" office:value="0.0049199536">
            <text:p>0.0049199536</text:p>
          </table:table-cell>
          <table:table-cell office:value-type="float" office:value="0.004827073">
            <text:p>0.004827073</text:p>
          </table:table-cell>
          <table:table-cell office:value-type="float" office:value="0.004178995">
            <text:p>0.004178995</text:p>
          </table:table-cell>
          <table:table-cell office:value-type="float" office:value="0.003816082">
            <text:p>0.003816082</text:p>
          </table:table-cell>
          <table:table-cell office:value-type="float" office:value="0.0037126457">
            <text:p>0.0037126457</text:p>
          </table:table-cell>
          <table:table-cell office:value-type="float" office:value="0.0033196">
            <text:p>0.0033196</text:p>
          </table:table-cell>
          <table:table-cell office:value-type="float" office:value="0.003902628">
            <text:p>0.003902628</text:p>
          </table:table-cell>
          <table:table-cell office:value-type="float" office:value="0.0039606364">
            <text:p>0.0039606364</text:p>
          </table:table-cell>
          <table:table-cell office:value-type="float" office:value="0.003092235">
            <text:p>0.003092235</text:p>
          </table:table-cell>
          <table:table-cell office:value-type="float" office:value="0.00281724">
            <text:p>0.00281724</text:p>
          </table:table-cell>
          <table:table-cell office:value-type="float" office:value="0.002672273">
            <text:p>0.002672273</text:p>
          </table:table-cell>
          <table:table-cell office:value-type="float" office:value="0.0031050704">
            <text:p>0.0031050704</text:p>
          </table:table-cell>
          <table:table-cell office:value-type="float" office:value="0.0030484083">
            <text:p>0.0030484083</text:p>
          </table:table-cell>
          <table:table-cell office:value-type="float" office:value="0.0026870172">
            <text:p>0.0026870172</text:p>
          </table:table-cell>
          <table:table-cell office:value-type="float" office:value="0.0024016816">
            <text:p>0.0024016816</text:p>
          </table:table-cell>
          <table:table-cell office:value-type="float" office:value="0.0023589279">
            <text:p>0.0023589279</text:p>
          </table:table-cell>
          <table:table-cell office:value-type="float" office:value="0.0029285531">
            <text:p>0.0029285531</text:p>
          </table:table-cell>
          <table:table-cell office:value-type="float" office:value="0.0033696073">
            <text:p>0.0033696073</text:p>
          </table:table-cell>
          <table:table-cell office:value-type="float" office:value="0.0032903685">
            <text:p>0.0032903685</text:p>
          </table:table-cell>
          <table:table-cell office:value-type="float" office:value="0.002779754">
            <text:p>0.002779754</text:p>
          </table:table-cell>
          <table:table-cell office:value-type="float" office:value="0.0024662323">
            <text:p>0.0024662323</text:p>
          </table:table-cell>
          <table:table-cell office:value-type="float" office:value="0.002495203">
            <text:p>0.002495203</text:p>
          </table:table-cell>
          <table:table-cell office:value-type="float" office:value="0.0026513878">
            <text:p>0.0026513878</text:p>
          </table:table-cell>
          <table:table-cell office:value-type="float" office:value="0.0027554093">
            <text:p>0.0027554093</text:p>
          </table:table-cell>
          <table:table-cell office:value-type="float" office:value="0.0029062717">
            <text:p>0.0029062717</text:p>
          </table:table-cell>
          <table:table-cell office:value-type="float" office:value="0.003273979">
            <text:p>0.003273979</text:p>
          </table:table-cell>
          <table:table-cell office:value-type="float" office:value="0.0029727435">
            <text:p>0.0029727435</text:p>
          </table:table-cell>
          <table:table-cell office:value-type="float" office:value="0.0028467937">
            <text:p>0.0028467937</text:p>
          </table:table-cell>
          <table:table-cell office:value-type="float" office:value="0.003005688">
            <text:p>0.003005688</text:p>
          </table:table-cell>
          <table:table-cell office:value-type="float" office:value="0.0028445746">
            <text:p>0.0028445746</text:p>
          </table:table-cell>
          <table:table-cell office:value-type="float" office:value="0.0025555918">
            <text:p>0.0025555918</text:p>
          </table:table-cell>
          <table:table-cell office:value-type="float" office:value="0.0023730511">
            <text:p>0.0023730511</text:p>
          </table:table-cell>
          <table:table-cell office:value-type="float" office:value="0.0023077214">
            <text:p>0.0023077214</text:p>
          </table:table-cell>
          <table:table-cell office:value-type="float" office:value="0.0021949292">
            <text:p>0.0021949292</text:p>
          </table:table-cell>
          <table:table-cell office:value-type="float" office:value="0.002045127">
            <text:p>0.002045127</text:p>
          </table:table-cell>
          <table:table-cell office:value-type="float" office:value="0.0019186983">
            <text:p>0.0019186983</text:p>
          </table:table-cell>
          <table:table-cell office:value-type="float" office:value="0.0018317716">
            <text:p>0.0018317716</text:p>
          </table:table-cell>
          <table:table-cell office:value-type="float" office:value="0.0016879984">
            <text:p>0.0016879984</text:p>
          </table:table-cell>
          <table:table-cell office:value-type="float" office:value="0.0016308875">
            <text:p>0.0016308875</text:p>
          </table:table-cell>
          <table:table-cell office:value-type="float" office:value="0.0015616075">
            <text:p>0.0015616075</text:p>
          </table:table-cell>
          <table:table-cell office:value-type="float" office:value="0.0015325585">
            <text:p>0.0015325585</text:p>
          </table:table-cell>
          <table:table-cell office:value-type="float" office:value="0.0015628034">
            <text:p>0.0015628034</text:p>
          </table:table-cell>
          <table:table-cell office:value-type="float" office:value="0.0014860152">
            <text:p>0.0014860152</text:p>
          </table:table-cell>
          <table:table-cell office:value-type="float" office:value="0.0015688997">
            <text:p>0.0015688997</text:p>
          </table:table-cell>
          <table:table-cell office:value-type="float" office:value="0.0015767722">
            <text:p>0.0015767722</text:p>
          </table:table-cell>
          <table:table-cell office:value-type="float" office:value="0.0015240997">
            <text:p>0.0015240997</text:p>
          </table:table-cell>
          <table:table-cell office:value-type="float" office:value="0.0024374886">
            <text:p>0.0024374886</text:p>
          </table:table-cell>
          <table:table-cell office:value-type="float" office:value="0.0015526752">
            <text:p>0.0015526752</text:p>
          </table:table-cell>
          <table:table-cell office:value-type="float" office:value="0.0014425308">
            <text:p>0.0014425308</text:p>
          </table:table-cell>
          <table:table-cell office:value-type="float" office:value="0.0013425384">
            <text:p>0.0013425384</text:p>
          </table:table-cell>
          <table:table-cell office:value-type="float" office:value="0.0014114728">
            <text:p>0.0014114728</text:p>
          </table:table-cell>
          <table:table-cell office:value-type="float" office:value="0.0014847761">
            <text:p>0.0014847761</text:p>
          </table:table-cell>
          <table:table-cell office:value-type="float" office:value="0.0015654351">
            <text:p>0.0015654351</text:p>
          </table:table-cell>
          <table:table-cell office:value-type="float" office:value="0.0015353827">
            <text:p>0.0015353827</text:p>
          </table:table-cell>
          <table:table-cell office:value-type="float" office:value="0.0014922548">
            <text:p>0.0014922548</text:p>
          </table:table-cell>
          <table:table-cell office:value-type="float" office:value="0.0014849615">
            <text:p>0.0014849615</text:p>
          </table:table-cell>
          <table:table-cell office:value-type="float" office:value="0.0015955342">
            <text:p>0.0015955342</text:p>
          </table:table-cell>
          <table:table-cell office:value-type="float" office:value="0.001773615">
            <text:p>0.001773615</text:p>
          </table:table-cell>
          <table:table-cell office:value-type="float" office:value="0.002809676">
            <text:p>0.002809676</text:p>
          </table:table-cell>
          <table:table-cell office:value-type="float" office:value="0.0056763445">
            <text:p>0.0056763445</text:p>
          </table:table-cell>
          <table:table-cell office:value-type="float" office:value="0.005985777">
            <text:p>0.005985777</text:p>
          </table:table-cell>
          <table:table-cell office:value-type="float" office:value="0.0030250303">
            <text:p>0.0030250303</text:p>
          </table:table-cell>
          <table:table-cell office:value-type="float" office:value="0.0018079297">
            <text:p>0.0018079297</text:p>
          </table:table-cell>
          <table:table-cell office:value-type="float" office:value="0.0014811268">
            <text:p>0.0014811268</text:p>
          </table:table-cell>
          <table:table-cell office:value-type="float" office:value="0.0013513485">
            <text:p>0.0013513485</text:p>
          </table:table-cell>
          <table:table-cell office:value-type="float" office:value="0.0012939287">
            <text:p>0.0012939287</text:p>
          </table:table-cell>
          <table:table-cell office:value-type="float" office:value="0.0013342224">
            <text:p>0.0013342224</text:p>
          </table:table-cell>
          <table:table-cell office:value-type="float" office:value="0.001397737">
            <text:p>0.001397737</text:p>
          </table:table-cell>
          <table:table-cell office:value-type="float" office:value="0.0012995466">
            <text:p>0.0012995466</text:p>
          </table:table-cell>
          <table:table-cell office:value-type="float" office:value="0.0013988267">
            <text:p>0.0013988267</text:p>
          </table:table-cell>
          <table:table-cell office:value-type="float" office:value="0.0013522571">
            <text:p>0.0013522571</text:p>
          </table:table-cell>
          <table:table-cell office:value-type="float" office:value="0.0012454175">
            <text:p>0.0012454175</text:p>
          </table:table-cell>
          <table:table-cell office:value-type="float" office:value="0.0013669212">
            <text:p>0.0013669212</text:p>
          </table:table-cell>
          <table:table-cell office:value-type="float" office:value="0.0012769758">
            <text:p>0.0012769758</text:p>
          </table:table-cell>
          <table:table-cell office:value-type="float" office:value="0.0012018307">
            <text:p>0.0012018307</text:p>
          </table:table-cell>
          <table:table-cell office:value-type="float" office:value="0.0013263986">
            <text:p>0.0013263986</text:p>
          </table:table-cell>
          <table:table-cell office:value-type="float" office:value="0.0012151062">
            <text:p>0.0012151062</text:p>
          </table:table-cell>
          <table:table-cell office:value-type="float" office:value="0.0014532944">
            <text:p>0.0014532944</text:p>
          </table:table-cell>
          <table:table-cell office:value-type="float" office:value="0.0015002684">
            <text:p>0.0015002684</text:p>
          </table:table-cell>
          <table:table-cell office:value-type="float" office:value="0.0011504604">
            <text:p>0.0011504604</text:p>
          </table:table-cell>
          <table:table-cell office:value-type="float" office:value="0.0013515265">
            <text:p>0.0013515265</text:p>
          </table:table-cell>
          <table:table-cell office:value-type="float" office:value="0.0015256773">
            <text:p>0.0015256773</text:p>
          </table:table-cell>
          <table:table-cell office:value-type="float" office:value="0.0017436246">
            <text:p>0.0017436246</text:p>
          </table:table-cell>
          <table:table-cell office:value-type="float" office:value="0.001521183">
            <text:p>0.001521183</text:p>
          </table:table-cell>
          <table:table-cell office:value-type="float" office:value="0.0016700866">
            <text:p>0.0016700866</text:p>
          </table:table-cell>
          <table:table-cell office:value-type="float" office:value="0.0016761298">
            <text:p>0.0016761298</text:p>
          </table:table-cell>
          <table:table-cell office:value-type="float" office:value="0.0018686443">
            <text:p>0.0018686443</text:p>
          </table:table-cell>
          <table:table-cell office:value-type="float" office:value="0.0017402464">
            <text:p>0.0017402464</text:p>
          </table:table-cell>
          <table:table-cell office:value-type="float" office:value="0.0019518378">
            <text:p>0.0019518378</text:p>
          </table:table-cell>
          <table:table-cell office:value-type="float" office:value="0.0019738302">
            <text:p>0.0019738302</text:p>
          </table:table-cell>
          <table:table-cell office:value-type="float" office:value="0.0016526451">
            <text:p>0.0016526451</text:p>
          </table:table-cell>
          <table:table-cell office:value-type="float" office:value="0.0016876125">
            <text:p>0.0016876125</text:p>
          </table:table-cell>
          <table:table-cell office:value-type="float" office:value="0.0014930313">
            <text:p>0.0014930313</text:p>
          </table:table-cell>
          <table:table-cell office:value-type="float" office:value="0.0013038222">
            <text:p>0.0013038222</text:p>
          </table:table-cell>
          <table:table-cell office:value-type="float" office:value="0.0012968791">
            <text:p>0.0012968791</text:p>
          </table:table-cell>
          <table:table-cell office:value-type="float" office:value="0.0013284837">
            <text:p>0.0013284837</text:p>
          </table:table-cell>
          <table:table-cell office:value-type="float" office:value="0.0013226889">
            <text:p>0.0013226889</text:p>
          </table:table-cell>
          <table:table-cell office:value-type="float" office:value="0.0012449881">
            <text:p>0.0012449881</text:p>
          </table:table-cell>
          <table:table-cell office:value-type="float" office:value="0.001152618">
            <text:p>0.001152618</text:p>
          </table:table-cell>
          <table:table-cell office:value-type="float" office:value="0.0011029127">
            <text:p>0.0011029127</text:p>
          </table:table-cell>
          <table:table-cell office:value-type="float" office:value="0.0010675897">
            <text:p>0.0010675897</text:p>
          </table:table-cell>
          <table:table-cell office:value-type="float" office:value="0.0010834673">
            <text:p>0.0010834673</text:p>
          </table:table-cell>
          <table:table-cell office:value-type="float" office:value="0.0010971123">
            <text:p>0.0010971123</text:p>
          </table:table-cell>
          <table:table-cell office:value-type="float" office:value="0.0010982221">
            <text:p>0.0010982221</text:p>
          </table:table-cell>
          <table:table-cell office:value-type="float" office:value="0.0010964209">
            <text:p>0.0010964209</text:p>
          </table:table-cell>
          <table:table-cell office:value-type="float" office:value="0.0010923384">
            <text:p>0.0010923384</text:p>
          </table:table-cell>
          <table:table-cell office:value-type="float" office:value="0.0011049795">
            <text:p>0.0011049795</text:p>
          </table:table-cell>
          <table:table-cell office:value-type="float" office:value="0.0010753806">
            <text:p>0.0010753806</text:p>
          </table:table-cell>
          <table:table-cell office:value-type="float" office:value="0.0011223821">
            <text:p>0.0011223821</text:p>
          </table:table-cell>
          <table:table-cell office:value-type="float" office:value="0.0011340094">
            <text:p>0.0011340094</text:p>
          </table:table-cell>
          <table:table-cell office:value-type="float" office:value="0.0010924364">
            <text:p>0.0010924364</text:p>
          </table:table-cell>
          <table:table-cell office:value-type="float" office:value="0.0010729954">
            <text:p>0.0010729954</text:p>
          </table:table-cell>
          <table:table-cell office:value-type="float" office:value="0.0010703873">
            <text:p>0.0010703873</text:p>
          </table:table-cell>
          <table:table-cell office:value-type="float" office:value="0.0010532206">
            <text:p>0.0010532206</text:p>
          </table:table-cell>
          <table:table-cell office:value-type="float" office:value="0.0010481647">
            <text:p>0.0010481647</text:p>
          </table:table-cell>
          <table:table-cell office:value-type="float" office:value="0.0010644993">
            <text:p>0.0010644993</text:p>
          </table:table-cell>
          <table:table-cell office:value-type="float" office:value="0.0010561377">
            <text:p>0.0010561377</text:p>
          </table:table-cell>
          <table:table-cell office:value-type="float" office:value="0.0010649936">
            <text:p>0.0010649936</text:p>
          </table:table-cell>
          <table:table-cell office:value-type="float" office:value="0.001103364">
            <text:p>0.001103364</text:p>
          </table:table-cell>
          <table:table-cell office:value-type="float" office:value="0.0012064764">
            <text:p>0.0012064764</text:p>
          </table:table-cell>
          <table:table-cell office:value-type="float" office:value="0.0013475192">
            <text:p>0.0013475192</text:p>
          </table:table-cell>
          <table:table-cell office:value-type="float" office:value="0.0014030987">
            <text:p>0.0014030987</text:p>
          </table:table-cell>
          <table:table-cell office:value-type="float" office:value="0.0014133387">
            <text:p>0.0014133387</text:p>
          </table:table-cell>
          <table:table-cell office:value-type="float" office:value="0.0013188752">
            <text:p>0.0013188752</text:p>
          </table:table-cell>
          <table:table-cell office:value-type="float" office:value="0.0011306078">
            <text:p>0.0011306078</text:p>
          </table:table-cell>
          <table:table-cell office:value-type="float" office:value="0.0010103476">
            <text:p>0.0010103476</text:p>
          </table:table-cell>
          <table:table-cell table:style-name="ce1" office:value-type="float" office:value="0.0009434899">
            <text:p>9.43E-004</text:p>
          </table:table-cell>
          <table:table-cell table:style-name="ce1" office:value-type="float" office:value="0.0009205845">
            <text:p>9.21E-004</text:p>
          </table:table-cell>
          <table:table-cell table:style-name="ce1" office:value-type="float" office:value="0.0009383282">
            <text:p>9.38E-004</text:p>
          </table:table-cell>
          <table:table-cell table:style-name="ce1" office:value-type="float" office:value="0.0009333335">
            <text:p>9.33E-004</text:p>
          </table:table-cell>
          <table:table-cell table:style-name="ce1" office:value-type="float" office:value="0.0008995288">
            <text:p>9.00E-004</text:p>
          </table:table-cell>
          <table:table-cell table:style-name="ce1" office:value-type="float" office:value="0.000819074">
            <text:p>8.19E-004</text:p>
          </table:table-cell>
          <table:table-cell table:style-name="ce1" office:value-type="float" office:value="0.00078806555">
            <text:p>7.88E-004</text:p>
          </table:table-cell>
          <table:table-cell table:style-name="ce1" office:value-type="float" office:value="0.0007432862">
            <text:p>7.43E-004</text:p>
          </table:table-cell>
          <table:table-cell table:style-name="ce1" office:value-type="float" office:value="0.0007162545">
            <text:p>7.16E-004</text:p>
          </table:table-cell>
          <table:table-cell table:style-name="ce1" office:value-type="float" office:value="0.0006885272">
            <text:p>6.89E-004</text:p>
          </table:table-cell>
          <table:table-cell table:style-name="ce1" office:value-type="float" office:value="0.00066550943">
            <text:p>6.66E-004</text:p>
          </table:table-cell>
          <table:table-cell table:style-name="ce1" office:value-type="float" office:value="0.00063509383">
            <text:p>6.35E-004</text:p>
          </table:table-cell>
          <table:table-cell table:style-name="ce1" office:value-type="float" office:value="0.0006251071">
            <text:p>6.25E-004</text:p>
          </table:table-cell>
          <table:table-cell table:style-name="ce1" office:value-type="float" office:value="0.00060854363">
            <text:p>6.09E-004</text:p>
          </table:table-cell>
          <table:table-cell table:style-name="ce1" office:value-type="float" office:value="0.00060996617">
            <text:p>6.10E-004</text:p>
          </table:table-cell>
          <table:table-cell table:style-name="ce1" office:value-type="float" office:value="0.0006144158">
            <text:p>6.14E-004</text:p>
          </table:table-cell>
          <table:table-cell table:style-name="ce1" office:value-type="float" office:value="0.00058578793">
            <text:p>5.86E-004</text:p>
          </table:table-cell>
          <table:table-cell table:style-name="ce1" office:value-type="float" office:value="0.0005709065">
            <text:p>5.71E-004</text:p>
          </table:table-cell>
          <table:table-cell table:style-name="ce1" office:value-type="float" office:value="0.00055425405">
            <text:p>5.54E-004</text:p>
          </table:table-cell>
          <table:table-cell table:style-name="ce1" office:value-type="float" office:value="0.0005374186">
            <text:p>5.37E-004</text:p>
          </table:table-cell>
          <table:table-cell table:style-name="ce1" office:value-type="float" office:value="0.0005233339">
            <text:p>5.23E-004</text:p>
          </table:table-cell>
          <table:table-cell table:style-name="ce1" office:value-type="float" office:value="0.0005162484">
            <text:p>5.16E-004</text:p>
          </table:table-cell>
          <table:table-cell table:style-name="ce1" office:value-type="float" office:value="0.000501631">
            <text:p>5.02E-004</text:p>
          </table:table-cell>
          <table:table-cell table:style-name="ce1" office:value-type="float" office:value="0.000489641">
            <text:p>4.90E-004</text:p>
          </table:table-cell>
          <table:table-cell table:style-name="ce1" office:value-type="float" office:value="0.00045247757">
            <text:p>4.52E-004</text:p>
          </table:table-cell>
          <table:table-cell table:style-name="ce1" office:value-type="float" office:value="0.0004441053">
            <text:p>4.44E-004</text:p>
          </table:table-cell>
          <table:table-cell table:style-name="ce1" office:value-type="float" office:value="0.00043081603">
            <text:p>4.31E-004</text:p>
          </table:table-cell>
          <table:table-cell table:style-name="ce1" office:value-type="float" office:value="0.00042007354">
            <text:p>4.20E-004</text:p>
          </table:table-cell>
          <table:table-cell table:style-name="ce1" office:value-type="float" office:value="0.0004180879">
            <text:p>4.18E-004</text:p>
          </table:table-cell>
          <table:table-cell table:style-name="ce1" office:value-type="float" office:value="0.00041731747">
            <text:p>4.17E-004</text:p>
          </table:table-cell>
          <table:table-cell table:style-name="ce1" office:value-type="float" office:value="0.0004061104">
            <text:p>4.06E-004</text:p>
          </table:table-cell>
          <table:table-cell table:style-name="ce1" office:value-type="float" office:value="0.0003890464">
            <text:p>3.89E-004</text:p>
          </table:table-cell>
          <table:table-cell table:style-name="ce1" office:value-type="float" office:value="0.00038885677">
            <text:p>3.89E-004</text:p>
          </table:table-cell>
          <table:table-cell table:style-name="ce1" office:value-type="float" office:value="0.00037967708">
            <text:p>3.80E-004</text:p>
          </table:table-cell>
          <table:table-cell table:style-name="ce1" office:value-type="float" office:value="0.0003792246">
            <text:p>3.79E-004</text:p>
          </table:table-cell>
          <table:table-cell table:style-name="ce1" office:value-type="float" office:value="0.0003747151">
            <text:p>3.75E-004</text:p>
          </table:table-cell>
          <table:table-cell table:style-name="ce1" office:value-type="float" office:value="0.00036581903">
            <text:p>3.66E-004</text:p>
          </table:table-cell>
          <table:table-cell table:style-name="ce1" office:value-type="float" office:value="0.00036623745">
            <text:p>3.66E-004</text:p>
          </table:table-cell>
          <table:table-cell table:style-name="ce1" office:value-type="float" office:value="0.0003560741">
            <text:p>3.56E-004</text:p>
          </table:table-cell>
          <table:table-cell table:style-name="ce1" office:value-type="float" office:value="0.00034858985">
            <text:p>3.49E-004</text:p>
          </table:table-cell>
          <table:table-cell table:style-name="ce1" office:value-type="float" office:value="0.0003377333">
            <text:p>3.38E-004</text:p>
          </table:table-cell>
          <table:table-cell table:style-name="ce1" office:value-type="float" office:value="0.00033279185">
            <text:p>3.33E-004</text:p>
          </table:table-cell>
          <table:table-cell table:style-name="ce1" office:value-type="float" office:value="0.00033442373">
            <text:p>3.34E-004</text:p>
          </table:table-cell>
          <table:table-cell table:style-name="ce1" office:value-type="float" office:value="0.00032722056">
            <text:p>3.27E-004</text:p>
          </table:table-cell>
          <table:table-cell table:style-name="ce1" office:value-type="float" office:value="0.00032700849">
            <text:p>3.27E-004</text:p>
          </table:table-cell>
          <table:table-cell table:style-name="ce1" office:value-type="float" office:value="0.0003136634">
            <text:p>3.14E-004</text:p>
          </table:table-cell>
          <table:table-cell table:style-name="ce1" office:value-type="float" office:value="0.00030712082">
            <text:p>3.07E-004</text:p>
          </table:table-cell>
          <table:table-cell table:style-name="ce1" office:value-type="float" office:value="0.00029927213">
            <text:p>2.99E-004</text:p>
          </table:table-cell>
          <table:table-cell table:style-name="ce1" office:value-type="float" office:value="0.00030322376">
            <text:p>3.03E-004</text:p>
          </table:table-cell>
          <table:table-cell table:style-name="ce1" office:value-type="float" office:value="0.0002982947">
            <text:p>2.98E-004</text:p>
          </table:table-cell>
          <table:table-cell table:style-name="ce1" office:value-type="float" office:value="0.0002892279">
            <text:p>2.89E-004</text:p>
          </table:table-cell>
          <table:table-cell table:style-name="ce1" office:value-type="float" office:value="0.00028144033">
            <text:p>2.81E-004</text:p>
          </table:table-cell>
          <table:table-cell table:style-name="ce1" office:value-type="float" office:value="0.00027353023">
            <text:p>2.74E-004</text:p>
          </table:table-cell>
          <table:table-cell table:style-name="ce1" office:value-type="float" office:value="0.0003097431">
            <text:p>3.10E-004</text:p>
          </table:table-cell>
          <table:table-cell table:style-name="ce1" office:value-type="float" office:value="0.0002746959">
            <text:p>2.75E-004</text:p>
          </table:table-cell>
          <table:table-cell table:style-name="ce1" office:value-type="float" office:value="0.0002767175">
            <text:p>2.77E-004</text:p>
          </table:table-cell>
          <table:table-cell table:style-name="ce1" office:value-type="float" office:value="0.00025467496">
            <text:p>2.55E-004</text:p>
          </table:table-cell>
          <table:table-cell table:style-name="ce1" office:value-type="float" office:value="0.00021019352">
            <text:p>2.10E-004</text:p>
          </table:table-cell>
          <table:table-cell table:style-name="ce1" office:value-type="float" office:value="0.00013650024">
            <text:p>1.37E-004</text:p>
          </table:table-cell>
          <table:table-cell table:style-name="ce1" office:value-type="float" office:value="0.00013263317">
            <text:p>1.33E-004</text:p>
          </table:table-cell>
          <table:table-cell table:style-name="ce1" office:value-type="float" office:value="0.0001314576">
            <text:p>1.31E-004</text:p>
          </table:table-cell>
          <table:table-cell table:style-name="ce1" office:value-type="float" office:value="0.0001310964">
            <text:p>1.31E-004</text:p>
          </table:table-cell>
          <table:table-cell table:style-name="ce1" office:value-type="float" office:value="0.00013081511">
            <text:p>1.31E-004</text:p>
          </table:table-cell>
          <table:table-cell table:style-name="ce1" office:value-type="float" office:value="0.00013026882">
            <text:p>1.30E-004</text:p>
          </table:table-cell>
          <table:table-cell table:style-name="ce1" office:value-type="float" office:value="0.00013029002">
            <text:p>1.30E-004</text:p>
          </table:table-cell>
          <table:table-cell table:style-name="ce1" office:value-type="float" office:value="0.00013062304">
            <text:p>1.31E-004</text:p>
          </table:table-cell>
          <table:table-cell table:style-name="ce1" office:value-type="float" office:value="0.00013103045">
            <text:p>1.31E-004</text:p>
          </table:table-cell>
          <table:table-cell table:style-name="ce1" office:value-type="float" office:value="0.00013108448">
            <text:p>1.31E-004</text:p>
          </table:table-cell>
          <table:table-cell table:style-name="ce1" office:value-type="float" office:value="0.00013120269">
            <text:p>1.31E-004</text:p>
          </table:table-cell>
          <table:table-cell table:style-name="ce1" office:value-type="float" office:value="0.0001316473">
            <text:p>1.32E-004</text:p>
          </table:table-cell>
          <table:table-cell table:style-name="ce1" office:value-type="float" office:value="0.0001326656">
            <text:p>1.33E-004</text:p>
          </table:table-cell>
          <table:table-cell table:style-name="ce1" office:value-type="float" office:value="0.00013280293">
            <text:p>1.33E-004</text:p>
          </table:table-cell>
          <table:table-cell table:style-name="ce1" office:value-type="float" office:value="0.00013290253">
            <text:p>1.33E-004</text:p>
          </table:table-cell>
          <table:table-cell table:style-name="ce1" office:value-type="float" office:value="0.00013322849">
            <text:p>1.33E-004</text:p>
          </table:table-cell>
          <table:table-cell table:style-name="ce1" office:value-type="float" office:value="0.00013364933">
            <text:p>1.34E-004</text:p>
          </table:table-cell>
          <table:table-cell table:style-name="ce1" office:value-type="float" office:value="0.00013423947">
            <text:p>1.34E-004</text:p>
          </table:table-cell>
          <table:table-cell table:style-name="ce1" office:value-type="float" office:value="0.00013371644">
            <text:p>1.34E-004</text:p>
          </table:table-cell>
          <table:table-cell office:value-type="float" office:value="0.00013378887">
            <text:p>1.34E-004</text:p>
          </table:table-cell>
          <table:table-cell office:value-type="float" office:value="0.00013417858">
            <text:p>1.34E-004</text:p>
          </table:table-cell>
          <table:table-cell table:style-name="ce1" office:value-type="float" office:value="0.00013486229">
            <text:p>1.35E-004</text:p>
          </table:table-cell>
          <table:table-cell table:style-name="ce1" office:value-type="float" office:value="0.0001348944">
            <text:p>1.35E-004</text:p>
          </table:table-cell>
          <table:table-cell table:style-name="ce1" office:value-type="float" office:value="0.00013482748">
            <text:p>1.35E-004</text:p>
          </table:table-cell>
          <table:table-cell table:style-name="ce1" office:value-type="float" office:value="0.0001350638">
            <text:p>1.35E-004</text:p>
          </table:table-cell>
          <table:table-cell table:style-name="ce1" office:value-type="float" office:value="0.00013588928">
            <text:p>1.36E-004</text:p>
          </table:table-cell>
          <table:table-cell table:style-name="ce1" office:value-type="float" office:value="0.00013608817">
            <text:p>1.36E-004</text:p>
          </table:table-cell>
          <table:table-cell table:style-name="ce1" office:value-type="float" office:value="0.00013602297">
            <text:p>1.36E-004</text:p>
          </table:table-cell>
          <table:table-cell table:style-name="ce1" office:value-type="float" office:value="0.00013618197">
            <text:p>1.36E-004</text:p>
          </table:table-cell>
          <table:table-cell table:style-name="ce1" office:value-type="float" office:value="0.00013656475">
            <text:p>1.37E-004</text:p>
          </table:table-cell>
          <table:table-cell table:style-name="ce1" office:value-type="float" office:value="0.00013757215">
            <text:p>1.38E-004</text:p>
          </table:table-cell>
          <table:table-cell table:style-name="ce1" office:value-type="float" office:value="0.00013743147">
            <text:p>1.37E-004</text:p>
          </table:table-cell>
          <table:table-cell table:style-name="ce1" office:value-type="float" office:value="0.00013767561">
            <text:p>1.38E-004</text:p>
          </table:table-cell>
          <table:table-cell table:style-name="ce1" office:value-type="float" office:value="0.00013808814">
            <text:p>1.38E-004</text:p>
          </table:table-cell>
          <table:table-cell table:style-name="ce1" office:value-type="float" office:value="0.00013891012">
            <text:p>1.39E-004</text:p>
          </table:table-cell>
          <table:table-cell table:style-name="ce1" office:value-type="float" office:value="0.0001393133">
            <text:p>1.39E-004</text:p>
          </table:table-cell>
          <table:table-cell table:style-name="ce1" office:value-type="float" office:value="0.00013915327">
            <text:p>1.39E-004</text:p>
          </table:table-cell>
          <table:table-cell table:style-name="ce1" office:value-type="float" office:value="0.00013938015">
            <text:p>1.39E-004</text:p>
          </table:table-cell>
          <table:table-cell table:style-name="ce1" office:value-type="float" office:value="0.00014006266">
            <text:p>1.40E-004</text:p>
          </table:table-cell>
          <table:table-cell table:style-name="ce1" office:value-type="float" office:value="0.00014071453">
            <text:p>1.41E-004</text:p>
          </table:table-cell>
          <table:table-cell table:style-name="ce1" office:value-type="float" office:value="0.00014077422">
            <text:p>1.41E-004</text:p>
          </table:table-cell>
          <table:table-cell table:style-name="ce1" office:value-type="float" office:value="0.00014100694">
            <text:p>1.41E-004</text:p>
          </table:table-cell>
          <table:table-cell table:style-name="ce1" office:value-type="float" office:value="0.00014152478">
            <text:p>1.42E-004</text:p>
          </table:table-cell>
          <table:table-cell table:style-name="ce1" office:value-type="float" office:value="0.00014271893">
            <text:p>1.43E-004</text:p>
          </table:table-cell>
          <table:table-cell table:style-name="ce1" office:value-type="float" office:value="0.00014267644">
            <text:p>1.43E-004</text:p>
          </table:table-cell>
          <table:table-cell table:style-name="ce1" office:value-type="float" office:value="0.0001427844">
            <text:p>1.43E-004</text:p>
          </table:table-cell>
          <table:table-cell table:style-name="ce1" office:value-type="float" office:value="0.00014309611">
            <text:p>1.43E-004</text:p>
          </table:table-cell>
          <table:table-cell table:style-name="ce1" office:value-type="float" office:value="0.00014381607">
            <text:p>1.44E-004</text:p>
          </table:table-cell>
          <table:table-cell table:style-name="ce1" office:value-type="float" office:value="0.00014455298">
            <text:p>1.45E-004</text:p>
          </table:table-cell>
          <table:table-cell table:style-name="ce1" office:value-type="float" office:value="0.00014428442">
            <text:p>1.44E-004</text:p>
          </table:table-cell>
          <table:table-cell table:style-name="ce1" office:value-type="float" office:value="0.00014470148">
            <text:p>1.45E-004</text:p>
          </table:table-cell>
          <table:table-cell table:style-name="ce1" office:value-type="float" office:value="0.00014541269">
            <text:p>1.45E-004</text:p>
          </table:table-cell>
          <table:table-cell table:style-name="ce1" office:value-type="float" office:value="0.00014638723">
            <text:p>1.46E-004</text:p>
          </table:table-cell>
          <table:table-cell table:style-name="ce1" office:value-type="float" office:value="0.00014663434">
            <text:p>1.47E-004</text:p>
          </table:table-cell>
          <table:table-cell table:style-name="ce1" office:value-type="float" office:value="0.00014672846">
            <text:p>1.47E-004</text:p>
          </table:table-cell>
          <table:table-cell table:style-name="ce1" office:value-type="float" office:value="0.00014715391">
            <text:p>1.47E-004</text:p>
          </table:table-cell>
          <table:table-cell table:style-name="ce1" office:value-type="float" office:value="0.00014838675">
            <text:p>1.48E-004</text:p>
          </table:table-cell>
          <table:table-cell table:style-name="ce1" office:value-type="float" office:value="0.00014866589">
            <text:p>1.49E-004</text:p>
          </table:table-cell>
          <table:table-cell table:style-name="ce1" office:value-type="float" office:value="0.00014881782">
            <text:p>1.49E-004</text:p>
          </table:table-cell>
          <table:table-cell table:style-name="ce1" office:value-type="float" office:value="0.00014920012">
            <text:p>1.49E-004</text:p>
          </table:table-cell>
          <table:table-cell table:style-name="ce1" office:value-type="float" office:value="0.00015004394">
            <text:p>1.50E-004</text:p>
          </table:table-cell>
          <table:table-cell table:style-name="ce1" office:value-type="float" office:value="0.00015144954">
            <text:p>1.51E-004</text:p>
          </table:table-cell>
          <table:table-cell table:style-name="ce1" office:value-type="float" office:value="0.00015131172">
            <text:p>1.51E-004</text:p>
          </table:table-cell>
          <table:table-cell table:style-name="ce1" office:value-type="float" office:value="0.00015163266">
            <text:p>1.52E-004</text:p>
          </table:table-cell>
          <table:table-cell table:style-name="ce1" office:value-type="float" office:value="0.00015217581">
            <text:p>1.52E-004</text:p>
          </table:table-cell>
          <table:table-cell table:style-name="ce1" office:value-type="float" office:value="0.00015309872">
            <text:p>1.53E-004</text:p>
          </table:table-cell>
          <table:table-cell table:style-name="ce1" office:value-type="float" office:value="0.0001533601">
            <text:p>1.53E-004</text:p>
          </table:table-cell>
          <table:table-cell table:style-name="ce1" office:value-type="float" office:value="0.0001532162">
            <text:p>1.53E-004</text:p>
          </table:table-cell>
          <table:table-cell table:style-name="ce1" office:value-type="float" office:value="0.00015351595">
            <text:p>1.54E-004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AVERAGE([.B2:.B73])" office:value-type="float" office:value="0.109173961763889">
            <text:p>0.1091739618</text:p>
          </table:table-cell>
          <table:table-cell table:formula="of:=AVERAGE([.C2:.C73])" office:value-type="float" office:value="0.1600725196125">
            <text:p>0.1600725196</text:p>
          </table:table-cell>
          <table:table-cell table:formula="of:=AVERAGE([.D2:.D73])" office:value-type="float" office:value="0.0828353946055556">
            <text:p>0.0828353946</text:p>
          </table:table-cell>
          <table:table-cell table:formula="of:=AVERAGE([.E2:.E73])" office:value-type="float" office:value="0.0501365582736111">
            <text:p>0.0501365583</text:p>
          </table:table-cell>
          <table:table-cell table:formula="of:=AVERAGE([.F2:.F73])" office:value-type="float" office:value="0.0351674059888889">
            <text:p>0.035167406</text:p>
          </table:table-cell>
          <table:table-cell table:formula="of:=AVERAGE([.G2:.G73])" office:value-type="float" office:value="0.0347273439388889">
            <text:p>0.0347273439</text:p>
          </table:table-cell>
          <table:table-cell table:formula="of:=AVERAGE([.H2:.H73])" office:value-type="float" office:value="0.0269093009763889">
            <text:p>0.026909301</text:p>
          </table:table-cell>
          <table:table-cell table:formula="of:=AVERAGE([.I2:.I73])" office:value-type="float" office:value="0.0286446521027778">
            <text:p>0.0286446521</text:p>
          </table:table-cell>
          <table:table-cell table:formula="of:=AVERAGE([.J2:.J73])" office:value-type="float" office:value="0.0252471713611111">
            <text:p>0.0252471714</text:p>
          </table:table-cell>
          <table:table-cell table:formula="of:=AVERAGE([.K2:.K73])" office:value-type="float" office:value="0.0223192248666667">
            <text:p>0.0223192249</text:p>
          </table:table-cell>
          <table:table-cell table:formula="of:=AVERAGE([.L2:.L73])" office:value-type="float" office:value="0.024667634375">
            <text:p>0.0246676344</text:p>
          </table:table-cell>
          <table:table-cell table:formula="of:=AVERAGE([.M2:.M73])" office:value-type="float" office:value="0.0190624512569444">
            <text:p>0.0190624513</text:p>
          </table:table-cell>
          <table:table-cell table:formula="of:=AVERAGE([.N2:.N73])" office:value-type="float" office:value="0.0200052963694445">
            <text:p>0.0200052964</text:p>
          </table:table-cell>
          <table:table-cell table:formula="of:=AVERAGE([.O2:.O73])" office:value-type="float" office:value="0.0219512917625">
            <text:p>0.0219512918</text:p>
          </table:table-cell>
          <table:table-cell table:formula="of:=AVERAGE([.P2:.P73])" office:value-type="float" office:value="0.0201051138472222">
            <text:p>0.0201051138</text:p>
          </table:table-cell>
          <table:table-cell table:formula="of:=AVERAGE([.Q2:.Q73])" office:value-type="float" office:value="0.0216323456847222">
            <text:p>0.0216323457</text:p>
          </table:table-cell>
          <table:table-cell table:formula="of:=AVERAGE([.R2:.R73])" office:value-type="float" office:value="0.0174276250847222">
            <text:p>0.0174276251</text:p>
          </table:table-cell>
          <table:table-cell table:formula="of:=AVERAGE([.S2:.S73])" office:value-type="float" office:value="0.0205327908666667">
            <text:p>0.0205327909</text:p>
          </table:table-cell>
          <table:table-cell table:formula="of:=AVERAGE([.T2:.T73])" office:value-type="float" office:value="0.0220276099791667">
            <text:p>0.02202761</text:p>
          </table:table-cell>
          <table:table-cell table:formula="of:=AVERAGE([.U2:.U73])" office:value-type="float" office:value="0.0215762427055556">
            <text:p>0.0215762427</text:p>
          </table:table-cell>
          <table:table-cell table:formula="of:=AVERAGE([.V2:.V73])" office:value-type="float" office:value="0.0236357678986111">
            <text:p>0.0236357679</text:p>
          </table:table-cell>
          <table:table-cell table:formula="of:=AVERAGE([.W2:.W73])" office:value-type="float" office:value="0.0189794358">
            <text:p>0.0189794358</text:p>
          </table:table-cell>
          <table:table-cell table:formula="of:=AVERAGE([.X2:.X73])" office:value-type="float" office:value="0.0191397837097222">
            <text:p>0.0191397837</text:p>
          </table:table-cell>
          <table:table-cell table:formula="of:=AVERAGE([.Y2:.Y73])" office:value-type="float" office:value="0.0220685757361111">
            <text:p>0.0220685757</text:p>
          </table:table-cell>
          <table:table-cell table:formula="of:=AVERAGE([.Z2:.Z73])" office:value-type="float" office:value="0.0235639911602778">
            <text:p>0.0235639912</text:p>
          </table:table-cell>
          <table:table-cell table:formula="of:=AVERAGE([.AA2:.AA73])" office:value-type="float" office:value="0.0272261417661111">
            <text:p>0.0272261418</text:p>
          </table:table-cell>
          <table:table-cell table:formula="of:=AVERAGE([.AB2:.AB73])" office:value-type="float" office:value="0.0265949109138889">
            <text:p>0.0265949109</text:p>
          </table:table-cell>
          <table:table-cell table:formula="of:=AVERAGE([.AC2:.AC73])" office:value-type="float" office:value="0.0270887077597222">
            <text:p>0.0270887078</text:p>
          </table:table-cell>
          <table:table-cell table:formula="of:=AVERAGE([.AD2:.AD73])" office:value-type="float" office:value="0.0259738488708333">
            <text:p>0.0259738489</text:p>
          </table:table-cell>
          <table:table-cell table:formula="of:=AVERAGE([.AE2:.AE73])" office:value-type="float" office:value="0.0259203138791667">
            <text:p>0.0259203139</text:p>
          </table:table-cell>
          <table:table-cell table:formula="of:=AVERAGE([.AF2:.AF73])" office:value-type="float" office:value="0.0297767155936111">
            <text:p>0.0297767156</text:p>
          </table:table-cell>
          <table:table-cell table:formula="of:=AVERAGE([.AG2:.AG73])" office:value-type="float" office:value="0.02788362258">
            <text:p>0.0278836226</text:p>
          </table:table-cell>
          <table:table-cell table:formula="of:=AVERAGE([.AH2:.AH73])" office:value-type="float" office:value="0.0246332654522222">
            <text:p>0.0246332655</text:p>
          </table:table-cell>
          <table:table-cell table:formula="of:=AVERAGE([.AI2:.AI73])" office:value-type="float" office:value="0.0219783715444445">
            <text:p>0.0219783715</text:p>
          </table:table-cell>
          <table:table-cell table:formula="of:=AVERAGE([.AJ2:.AJ73])" office:value-type="float" office:value="0.0236307103313889">
            <text:p>0.0236307103</text:p>
          </table:table-cell>
          <table:table-cell table:formula="of:=AVERAGE([.AK2:.AK73])" office:value-type="float" office:value="0.0229614615508333">
            <text:p>0.0229614616</text:p>
          </table:table-cell>
          <table:table-cell table:formula="of:=AVERAGE([.AL2:.AL73])" office:value-type="float" office:value="0.0250899203295833">
            <text:p>0.0250899203</text:p>
          </table:table-cell>
          <table:table-cell table:formula="of:=AVERAGE([.AM2:.AM73])" office:value-type="float" office:value="0.0263918994676389">
            <text:p>0.0263918995</text:p>
          </table:table-cell>
          <table:table-cell table:formula="of:=AVERAGE([.AN2:.AN73])" office:value-type="float" office:value="0.0272265691352778">
            <text:p>0.0272265691</text:p>
          </table:table-cell>
          <table:table-cell table:formula="of:=AVERAGE([.AO2:.AO73])" office:value-type="float" office:value="0.0259481818133333">
            <text:p>0.0259481818</text:p>
          </table:table-cell>
          <table:table-cell table:formula="of:=AVERAGE([.AP2:.AP73])" office:value-type="float" office:value="0.0256509039763889">
            <text:p>0.025650904</text:p>
          </table:table-cell>
          <table:table-cell table:formula="of:=AVERAGE([.AQ2:.AQ73])" office:value-type="float" office:value="0.0241372884604167">
            <text:p>0.0241372885</text:p>
          </table:table-cell>
          <table:table-cell table:formula="of:=AVERAGE([.AR2:.AR73])" office:value-type="float" office:value="0.02245144568">
            <text:p>0.0224514457</text:p>
          </table:table-cell>
          <table:table-cell table:formula="of:=AVERAGE([.AS2:.AS73])" office:value-type="float" office:value="0.0233616985345833">
            <text:p>0.0233616985</text:p>
          </table:table-cell>
          <table:table-cell table:formula="of:=AVERAGE([.AT2:.AT73])" office:value-type="float" office:value="0.0229774319713889">
            <text:p>0.022977432</text:p>
          </table:table-cell>
          <table:table-cell table:formula="of:=AVERAGE([.AU2:.AU73])" office:value-type="float" office:value="0.0227259451091667">
            <text:p>0.0227259451</text:p>
          </table:table-cell>
          <table:table-cell table:formula="of:=AVERAGE([.AV2:.AV73])" office:value-type="float" office:value="0.0221120642654167">
            <text:p>0.0221120643</text:p>
          </table:table-cell>
          <table:table-cell table:formula="of:=AVERAGE([.AW2:.AW73])" office:value-type="float" office:value="0.0209505610533333">
            <text:p>0.0209505611</text:p>
          </table:table-cell>
          <table:table-cell table:formula="of:=AVERAGE([.AX2:.AX73])" office:value-type="float" office:value="0.0202335424405556">
            <text:p>0.0202335424</text:p>
          </table:table-cell>
          <table:table-cell table:formula="of:=AVERAGE([.AY2:.AY73])" office:value-type="float" office:value="0.0194912048327778">
            <text:p>0.0194912048</text:p>
          </table:table-cell>
          <table:table-cell table:formula="of:=AVERAGE([.AZ2:.AZ73])" office:value-type="float" office:value="0.0188167101619444">
            <text:p>0.0188167102</text:p>
          </table:table-cell>
          <table:table-cell table:formula="of:=AVERAGE([.BA2:.BA73])" office:value-type="float" office:value="0.0186903033130556">
            <text:p>0.0186903033</text:p>
          </table:table-cell>
          <table:table-cell table:formula="of:=AVERAGE([.BB2:.BB73])" office:value-type="float" office:value="0.0181738303722222">
            <text:p>0.0181738304</text:p>
          </table:table-cell>
          <table:table-cell table:formula="of:=AVERAGE([.BC2:.BC73])" office:value-type="float" office:value="0.0185294770541667">
            <text:p>0.0185294771</text:p>
          </table:table-cell>
          <table:table-cell table:formula="of:=AVERAGE([.BD2:.BD73])" office:value-type="float" office:value="0.01882452041">
            <text:p>0.0188245204</text:p>
          </table:table-cell>
          <table:table-cell table:formula="of:=AVERAGE([.BE2:.BE73])" office:value-type="float" office:value="0.0188930977279167">
            <text:p>0.0188930977</text:p>
          </table:table-cell>
          <table:table-cell table:formula="of:=AVERAGE([.BF2:.BF73])" office:value-type="float" office:value="0.0183024691079167">
            <text:p>0.0183024691</text:p>
          </table:table-cell>
          <table:table-cell table:formula="of:=AVERAGE([.BG2:.BG73])" office:value-type="float" office:value="0.0172549505905556">
            <text:p>0.0172549506</text:p>
          </table:table-cell>
          <table:table-cell table:formula="of:=AVERAGE([.BH2:.BH73])" office:value-type="float" office:value="0.0169937010681945">
            <text:p>0.0169937011</text:p>
          </table:table-cell>
          <table:table-cell table:formula="of:=AVERAGE([.BI2:.BI73])" office:value-type="float" office:value="0.0160767400538889">
            <text:p>0.0160767401</text:p>
          </table:table-cell>
          <table:table-cell table:formula="of:=AVERAGE([.BJ2:.BJ73])" office:value-type="float" office:value="0.0161656923919444">
            <text:p>0.0161656924</text:p>
          </table:table-cell>
          <table:table-cell table:formula="of:=AVERAGE([.BK2:.BK73])" office:value-type="float" office:value="0.0173857721041667">
            <text:p>0.0173857721</text:p>
          </table:table-cell>
          <table:table-cell table:formula="of:=AVERAGE([.BL2:.BL73])" office:value-type="float" office:value="0.0146870579709722">
            <text:p>0.014687058</text:p>
          </table:table-cell>
          <table:table-cell table:formula="of:=AVERAGE([.BM2:.BM73])" office:value-type="float" office:value="0.0146311656102778">
            <text:p>0.0146311656</text:p>
          </table:table-cell>
          <table:table-cell table:formula="of:=AVERAGE([.BN2:.BN73])" office:value-type="float" office:value="0.0150968727306944">
            <text:p>0.0150968727</text:p>
          </table:table-cell>
          <table:table-cell table:formula="of:=AVERAGE([.BO2:.BO73])" office:value-type="float" office:value="0.0145506855588889">
            <text:p>0.0145506856</text:p>
          </table:table-cell>
          <table:table-cell table:formula="of:=AVERAGE([.BP2:.BP73])" office:value-type="float" office:value="0.0136512708176389">
            <text:p>0.0136512708</text:p>
          </table:table-cell>
          <table:table-cell table:formula="of:=AVERAGE([.BQ2:.BQ73])" office:value-type="float" office:value="0.01331553187625">
            <text:p>0.0133155319</text:p>
          </table:table-cell>
          <table:table-cell table:formula="of:=AVERAGE([.BR2:.BR73])" office:value-type="float" office:value="0.0136811083843056">
            <text:p>0.0136811084</text:p>
          </table:table-cell>
          <table:table-cell table:formula="of:=AVERAGE([.BS2:.BS73])" office:value-type="float" office:value="0.0134916708722222">
            <text:p>0.0134916709</text:p>
          </table:table-cell>
          <table:table-cell table:formula="of:=AVERAGE([.BT2:.BT73])" office:value-type="float" office:value="0.0133527479455556">
            <text:p>0.0133527479</text:p>
          </table:table-cell>
          <table:table-cell table:formula="of:=AVERAGE([.BU2:.BU73])" office:value-type="float" office:value="0.0137311420979167">
            <text:p>0.0137311421</text:p>
          </table:table-cell>
          <table:table-cell table:formula="of:=AVERAGE([.BV2:.BV73])" office:value-type="float" office:value="0.0136960757125">
            <text:p>0.0136960757</text:p>
          </table:table-cell>
          <table:table-cell table:formula="of:=AVERAGE([.BW2:.BW73])" office:value-type="float" office:value="0.0136786429016667">
            <text:p>0.0136786429</text:p>
          </table:table-cell>
          <table:table-cell table:formula="of:=AVERAGE([.BX2:.BX73])" office:value-type="float" office:value="0.0132598400154167">
            <text:p>0.01325984</text:p>
          </table:table-cell>
          <table:table-cell table:formula="of:=AVERAGE([.BY2:.BY73])" office:value-type="float" office:value="0.0130791209800694">
            <text:p>0.013079121</text:p>
          </table:table-cell>
          <table:table-cell table:formula="of:=AVERAGE([.BZ2:.BZ73])" office:value-type="float" office:value="0.01224183421875">
            <text:p>0.0122418342</text:p>
          </table:table-cell>
          <table:table-cell table:formula="of:=AVERAGE([.CA2:.CA73])" office:value-type="float" office:value="0.0125118732619444">
            <text:p>0.0125118733</text:p>
          </table:table-cell>
          <table:table-cell table:formula="of:=AVERAGE([.CB2:.CB73])" office:value-type="float" office:value="0.01329286584">
            <text:p>0.0132928658</text:p>
          </table:table-cell>
          <table:table-cell table:formula="of:=AVERAGE([.CC2:.CC73])" office:value-type="float" office:value="0.0136219718813889">
            <text:p>0.0136219719</text:p>
          </table:table-cell>
          <table:table-cell table:formula="of:=AVERAGE([.CD2:.CD73])" office:value-type="float" office:value="0.0124247833006944">
            <text:p>0.0124247833</text:p>
          </table:table-cell>
          <table:table-cell table:formula="of:=AVERAGE([.CE2:.CE73])" office:value-type="float" office:value="0.0118627417530556">
            <text:p>0.0118627418</text:p>
          </table:table-cell>
          <table:table-cell table:formula="of:=AVERAGE([.CF2:.CF73])" office:value-type="float" office:value="0.0113697216286111">
            <text:p>0.0113697216</text:p>
          </table:table-cell>
          <table:table-cell table:formula="of:=AVERAGE([.CG2:.CG73])" office:value-type="float" office:value="0.0114319532306944">
            <text:p>0.0114319532</text:p>
          </table:table-cell>
          <table:table-cell table:formula="of:=AVERAGE([.CH2:.CH73])" office:value-type="float" office:value="0.0112916203624167">
            <text:p>0.0112916204</text:p>
          </table:table-cell>
          <table:table-cell table:formula="of:=AVERAGE([.CI2:.CI73])" office:value-type="float" office:value="0.0108525651205556">
            <text:p>0.0108525651</text:p>
          </table:table-cell>
          <table:table-cell table:formula="of:=AVERAGE([.CJ2:.CJ73])" office:value-type="float" office:value="0.0107783504920833">
            <text:p>0.0107783505</text:p>
          </table:table-cell>
          <table:table-cell table:formula="of:=AVERAGE([.CK2:.CK73])" office:value-type="float" office:value="0.01077989535125">
            <text:p>0.0107798954</text:p>
          </table:table-cell>
          <table:table-cell table:formula="of:=AVERAGE([.CL2:.CL73])" office:value-type="float" office:value="0.0107689575452083">
            <text:p>0.0107689575</text:p>
          </table:table-cell>
          <table:table-cell table:formula="of:=AVERAGE([.CM2:.CM73])" office:value-type="float" office:value="0.0113436857400833">
            <text:p>0.0113436857</text:p>
          </table:table-cell>
          <table:table-cell table:formula="of:=AVERAGE([.CN2:.CN73])" office:value-type="float" office:value="0.0107813719383333">
            <text:p>0.0107813719</text:p>
          </table:table-cell>
          <table:table-cell table:formula="of:=AVERAGE([.CO2:.CO73])" office:value-type="float" office:value="0.0104534969602778">
            <text:p>0.010453497</text:p>
          </table:table-cell>
          <table:table-cell table:formula="of:=AVERAGE([.CP2:.CP73])" office:value-type="float" office:value="0.0112585097961111">
            <text:p>0.0112585098</text:p>
          </table:table-cell>
          <table:table-cell table:formula="of:=AVERAGE([.CQ2:.CQ73])" office:value-type="float" office:value="0.0108434866022222">
            <text:p>0.0108434866</text:p>
          </table:table-cell>
          <table:table-cell table:formula="of:=AVERAGE([.CR2:.CR73])" office:value-type="float" office:value="0.0104643258048611">
            <text:p>0.0104643258</text:p>
          </table:table-cell>
          <table:table-cell table:formula="of:=AVERAGE([.CS2:.CS73])" office:value-type="float" office:value="0.0105997971341667">
            <text:p>0.0105997971</text:p>
          </table:table-cell>
          <table:table-cell table:formula="of:=AVERAGE([.CT2:.CT73])" office:value-type="float" office:value="0.0102769466326389">
            <text:p>0.0102769466</text:p>
          </table:table-cell>
          <table:table-cell table:formula="of:=AVERAGE([.CU2:.CU73])" office:value-type="float" office:value="0.00998167519041667">
            <text:p>0.0099816752</text:p>
          </table:table-cell>
          <table:table-cell table:formula="of:=AVERAGE([.CV2:.CV73])" office:value-type="float" office:value="0.00981092455486111">
            <text:p>0.0098109246</text:p>
          </table:table-cell>
          <table:table-cell table:formula="of:=AVERAGE([.CW2:.CW73])" office:value-type="float" office:value="0.00960034120833333">
            <text:p>0.0096003412</text:p>
          </table:table-cell>
          <table:table-cell table:formula="of:=AVERAGE([.CX2:.CX73])" office:value-type="float" office:value="0.0100233295079722">
            <text:p>0.0100233295</text:p>
          </table:table-cell>
          <table:table-cell table:formula="of:=AVERAGE([.CY2:.CY73])" office:value-type="float" office:value="0.0103800546864722">
            <text:p>0.0103800547</text:p>
          </table:table-cell>
          <table:table-cell table:formula="of:=AVERAGE([.CZ2:.CZ73])" office:value-type="float" office:value="0.0102607043555556">
            <text:p>0.0102607044</text:p>
          </table:table-cell>
          <table:table-cell table:formula="of:=AVERAGE([.DA2:.DA73])" office:value-type="float" office:value="0.0100023333947222">
            <text:p>0.0100023334</text:p>
          </table:table-cell>
          <table:table-cell table:formula="of:=AVERAGE([.DB2:.DB73])" office:value-type="float" office:value="0.00942157687805556">
            <text:p>0.0094215769</text:p>
          </table:table-cell>
          <table:table-cell table:formula="of:=AVERAGE([.DC2:.DC73])" office:value-type="float" office:value="0.00885552136361111">
            <text:p>0.0088555214</text:p>
          </table:table-cell>
          <table:table-cell table:formula="of:=AVERAGE([.DD2:.DD73])" office:value-type="float" office:value="0.00923541122805556">
            <text:p>0.0092354112</text:p>
          </table:table-cell>
          <table:table-cell table:formula="of:=AVERAGE([.DE2:.DE73])" office:value-type="float" office:value="0.00930965927784722">
            <text:p>0.0093096593</text:p>
          </table:table-cell>
          <table:table-cell table:formula="of:=AVERAGE([.DF2:.DF73])" office:value-type="float" office:value="0.00915811314541667">
            <text:p>0.0091581131</text:p>
          </table:table-cell>
          <table:table-cell table:formula="of:=AVERAGE([.DG2:.DG73])" office:value-type="float" office:value="0.00923063876769445">
            <text:p>0.0092306388</text:p>
          </table:table-cell>
          <table:table-cell table:formula="of:=AVERAGE([.DH2:.DH73])" office:value-type="float" office:value="0.00907730274013889">
            <text:p>0.0090773027</text:p>
          </table:table-cell>
          <table:table-cell table:formula="of:=AVERAGE([.DI2:.DI73])" office:value-type="float" office:value="0.00905172013333333">
            <text:p>0.0090517201</text:p>
          </table:table-cell>
          <table:table-cell table:formula="of:=AVERAGE([.DJ2:.DJ73])" office:value-type="float" office:value="0.00922061440708333">
            <text:p>0.0092206144</text:p>
          </table:table-cell>
          <table:table-cell table:formula="of:=AVERAGE([.DK2:.DK73])" office:value-type="float" office:value="0.00935140128625">
            <text:p>0.0093514013</text:p>
          </table:table-cell>
          <table:table-cell table:formula="of:=AVERAGE([.DL2:.DL73])" office:value-type="float" office:value="0.00888754914758334">
            <text:p>0.0088875491</text:p>
          </table:table-cell>
          <table:table-cell table:formula="of:=AVERAGE([.DM2:.DM73])" office:value-type="float" office:value="0.00901930108104167">
            <text:p>0.0090193011</text:p>
          </table:table-cell>
          <table:table-cell table:formula="of:=AVERAGE([.DN2:.DN73])" office:value-type="float" office:value="0.00905882495286111">
            <text:p>0.009058825</text:p>
          </table:table-cell>
          <table:table-cell table:formula="of:=AVERAGE([.DO2:.DO73])" office:value-type="float" office:value="0.00950897532958333">
            <text:p>0.0095089753</text:p>
          </table:table-cell>
          <table:table-cell table:formula="of:=AVERAGE([.DP2:.DP73])" office:value-type="float" office:value="0.00957580643597222">
            <text:p>0.0095758064</text:p>
          </table:table-cell>
          <table:table-cell table:formula="of:=AVERAGE([.DQ2:.DQ73])" office:value-type="float" office:value="0.00881456758263889">
            <text:p>0.0088145676</text:p>
          </table:table-cell>
          <table:table-cell table:formula="of:=AVERAGE([.DR2:.DR73])" office:value-type="float" office:value="0.00883920399694444">
            <text:p>0.008839204</text:p>
          </table:table-cell>
          <table:table-cell table:formula="of:=AVERAGE([.DS2:.DS73])" office:value-type="float" office:value="0.00893904673300001">
            <text:p>0.0089390467</text:p>
          </table:table-cell>
          <table:table-cell table:formula="of:=AVERAGE([.DT2:.DT73])" office:value-type="float" office:value="0.00848884487833334">
            <text:p>0.0084888449</text:p>
          </table:table-cell>
          <table:table-cell table:formula="of:=AVERAGE([.DU2:.DU73])" office:value-type="float" office:value="0.00841078679166666">
            <text:p>0.0084107868</text:p>
          </table:table-cell>
          <table:table-cell table:formula="of:=AVERAGE([.DV2:.DV73])" office:value-type="float" office:value="0.00814079960666667">
            <text:p>0.0081407996</text:p>
          </table:table-cell>
          <table:table-cell table:formula="of:=AVERAGE([.DW2:.DW73])" office:value-type="float" office:value="0.00811397223172222">
            <text:p>0.0081139722</text:p>
          </table:table-cell>
          <table:table-cell table:formula="of:=AVERAGE([.DX2:.DX73])" office:value-type="float" office:value="0.00848238955173611">
            <text:p>0.0084823896</text:p>
          </table:table-cell>
          <table:table-cell table:formula="of:=AVERAGE([.DY2:.DY73])" office:value-type="float" office:value="0.00849527090638889">
            <text:p>0.0084952709</text:p>
          </table:table-cell>
          <table:table-cell table:formula="of:=AVERAGE([.DZ2:.DZ73])" office:value-type="float" office:value="0.00895235115222222">
            <text:p>0.0089523512</text:p>
          </table:table-cell>
          <table:table-cell table:formula="of:=AVERAGE([.EA2:.EA73])" office:value-type="float" office:value="0.00865332183083334">
            <text:p>0.0086533218</text:p>
          </table:table-cell>
          <table:table-cell table:formula="of:=AVERAGE([.EB2:.EB73])" office:value-type="float" office:value="0.008515600214375">
            <text:p>0.0085156002</text:p>
          </table:table-cell>
          <table:table-cell table:formula="of:=AVERAGE([.EC2:.EC73])" office:value-type="float" office:value="0.00814130297466667">
            <text:p>0.008141303</text:p>
          </table:table-cell>
          <table:table-cell table:formula="of:=AVERAGE([.ED2:.ED73])" office:value-type="float" office:value="0.00796631153902778">
            <text:p>0.0079663115</text:p>
          </table:table-cell>
          <table:table-cell table:formula="of:=AVERAGE([.EE2:.EE73])" office:value-type="float" office:value="0.00735808090375">
            <text:p>0.0073580809</text:p>
          </table:table-cell>
          <table:table-cell table:formula="of:=AVERAGE([.EF2:.EF73])" office:value-type="float" office:value="0.00726887040944444">
            <text:p>0.0072688704</text:p>
          </table:table-cell>
          <table:table-cell table:formula="of:=AVERAGE([.EG2:.EG73])" office:value-type="float" office:value="0.00687030768611111">
            <text:p>0.0068703077</text:p>
          </table:table-cell>
          <table:table-cell table:formula="of:=AVERAGE([.EH2:.EH73])" office:value-type="float" office:value="0.00688709527008333">
            <text:p>0.0068870953</text:p>
          </table:table-cell>
          <table:table-cell table:formula="of:=AVERAGE([.EI2:.EI73])" office:value-type="float" office:value="0.00682835835369445">
            <text:p>0.0068283584</text:p>
          </table:table-cell>
          <table:table-cell table:formula="of:=AVERAGE([.EJ2:.EJ73])" office:value-type="float" office:value="0.00712951276958333">
            <text:p>0.0071295128</text:p>
          </table:table-cell>
          <table:table-cell table:formula="of:=AVERAGE([.EK2:.EK73])" office:value-type="float" office:value="0.00687813780597222">
            <text:p>0.0068781378</text:p>
          </table:table-cell>
          <table:table-cell table:formula="of:=AVERAGE([.EL2:.EL73])" office:value-type="float" office:value="0.00647958126381945">
            <text:p>0.0064795813</text:p>
          </table:table-cell>
          <table:table-cell table:formula="of:=AVERAGE([.EM2:.EM73])" office:value-type="float" office:value="0.00628096008847222">
            <text:p>0.0062809601</text:p>
          </table:table-cell>
          <table:table-cell table:formula="of:=AVERAGE([.EN2:.EN73])" office:value-type="float" office:value="0.00646712042694444">
            <text:p>0.0064671204</text:p>
          </table:table-cell>
          <table:table-cell table:formula="of:=AVERAGE([.EO2:.EO73])" office:value-type="float" office:value="0.00637970149736112">
            <text:p>0.0063797015</text:p>
          </table:table-cell>
          <table:table-cell table:formula="of:=AVERAGE([.EP2:.EP73])" office:value-type="float" office:value="0.00602805142486111">
            <text:p>0.0060280514</text:p>
          </table:table-cell>
          <table:table-cell table:formula="of:=AVERAGE([.EQ2:.EQ73])" office:value-type="float" office:value="0.00586132270819444">
            <text:p>0.0058613227</text:p>
          </table:table-cell>
          <table:table-cell table:formula="of:=AVERAGE([.ER2:.ER73])" office:value-type="float" office:value="0.00604525108875">
            <text:p>0.0060452511</text:p>
          </table:table-cell>
          <table:table-cell table:formula="of:=AVERAGE([.ES2:.ES73])" office:value-type="float" office:value="0.00631020078430556">
            <text:p>0.0063102008</text:p>
          </table:table-cell>
          <table:table-cell table:formula="of:=AVERAGE([.ET2:.ET73])" office:value-type="float" office:value="0.00608781275652778">
            <text:p>0.0060878128</text:p>
          </table:table-cell>
          <table:table-cell table:formula="of:=AVERAGE([.EU2:.EU73])" office:value-type="float" office:value="0.00590112477119444">
            <text:p>0.0059011248</text:p>
          </table:table-cell>
          <table:table-cell table:formula="of:=AVERAGE([.EV2:.EV73])" office:value-type="float" office:value="0.00595339691083334">
            <text:p>0.0059533969</text:p>
          </table:table-cell>
          <table:table-cell table:formula="of:=AVERAGE([.EW2:.EW73])" office:value-type="float" office:value="0.00584260336902778">
            <text:p>0.0058426034</text:p>
          </table:table-cell>
          <table:table-cell table:formula="of:=AVERAGE([.EX2:.EX73])" office:value-type="float" office:value="0.00553290363986111">
            <text:p>0.0055329036</text:p>
          </table:table-cell>
          <table:table-cell table:formula="of:=AVERAGE([.EY2:.EY73])" office:value-type="float" office:value="0.005601585435">
            <text:p>0.0056015854</text:p>
          </table:table-cell>
          <table:table-cell table:formula="of:=AVERAGE([.EZ2:.EZ73])" office:value-type="float" office:value="0.00558462418730556">
            <text:p>0.0055846242</text:p>
          </table:table-cell>
          <table:table-cell table:formula="of:=AVERAGE([.FA2:.FA73])" office:value-type="float" office:value="0.00568876003036111">
            <text:p>0.00568876</text:p>
          </table:table-cell>
          <table:table-cell table:formula="of:=AVERAGE([.FB2:.FB73])" office:value-type="float" office:value="0.00526690081027778">
            <text:p>0.0052669008</text:p>
          </table:table-cell>
          <table:table-cell table:formula="of:=AVERAGE([.FC2:.FC73])" office:value-type="float" office:value="0.00531953991930555">
            <text:p>0.0053195399</text:p>
          </table:table-cell>
          <table:table-cell table:formula="of:=AVERAGE([.FD2:.FD73])" office:value-type="float" office:value="0.00527849065805556">
            <text:p>0.0052784907</text:p>
          </table:table-cell>
          <table:table-cell table:formula="of:=AVERAGE([.FE2:.FE73])" office:value-type="float" office:value="0.00489381276125">
            <text:p>0.0048938128</text:p>
          </table:table-cell>
          <table:table-cell table:formula="of:=AVERAGE([.FF2:.FF73])" office:value-type="float" office:value="0.00478990800833333">
            <text:p>0.004789908</text:p>
          </table:table-cell>
          <table:table-cell table:formula="of:=AVERAGE([.FG2:.FG73])" office:value-type="float" office:value="0.00477833348194444">
            <text:p>0.0047783335</text:p>
          </table:table-cell>
          <table:table-cell table:formula="of:=AVERAGE([.FH2:.FH73])" office:value-type="float" office:value="0.00468983236777778">
            <text:p>0.0046898324</text:p>
          </table:table-cell>
          <table:table-cell table:formula="of:=AVERAGE([.FI2:.FI73])" office:value-type="float" office:value="0.00474509175055556">
            <text:p>0.0047450918</text:p>
          </table:table-cell>
          <table:table-cell table:formula="of:=AVERAGE([.FJ2:.FJ73])" office:value-type="float" office:value="0.00453324723611111">
            <text:p>0.0045332472</text:p>
          </table:table-cell>
          <table:table-cell table:formula="of:=AVERAGE([.FK2:.FK73])" office:value-type="float" office:value="0.00449164372">
            <text:p>0.0044916437</text:p>
          </table:table-cell>
          <table:table-cell table:formula="of:=AVERAGE([.FL2:.FL73])" office:value-type="float" office:value="0.00449863915055555">
            <text:p>0.0044986392</text:p>
          </table:table-cell>
          <table:table-cell table:formula="of:=AVERAGE([.FM2:.FM73])" office:value-type="float" office:value="0.00438055845630556">
            <text:p>0.0043805585</text:p>
          </table:table-cell>
          <table:table-cell table:formula="of:=AVERAGE([.FN2:.FN73])" office:value-type="float" office:value="0.00414397082713889">
            <text:p>0.0041439708</text:p>
          </table:table-cell>
          <table:table-cell table:formula="of:=AVERAGE([.FO2:.FO73])" office:value-type="float" office:value="0.00411229277319445">
            <text:p>0.0041122928</text:p>
          </table:table-cell>
          <table:table-cell table:formula="of:=AVERAGE([.FP2:.FP73])" office:value-type="float" office:value="0.00404040306819444">
            <text:p>0.0040404031</text:p>
          </table:table-cell>
          <table:table-cell table:formula="of:=AVERAGE([.FQ2:.FQ73])" office:value-type="float" office:value="0.00394160542116667">
            <text:p>0.0039416054</text:p>
          </table:table-cell>
          <table:table-cell table:formula="of:=AVERAGE([.FR2:.FR73])" office:value-type="float" office:value="0.00389298482930556">
            <text:p>0.0038929848</text:p>
          </table:table-cell>
          <table:table-cell table:formula="of:=AVERAGE([.FS2:.FS73])" office:value-type="float" office:value="0.00399514432647222">
            <text:p>0.0039951443</text:p>
          </table:table-cell>
          <table:table-cell table:formula="of:=AVERAGE([.FT2:.FT73])" office:value-type="float" office:value="0.00398785930833333">
            <text:p>0.0039878593</text:p>
          </table:table-cell>
          <table:table-cell table:formula="of:=AVERAGE([.FU2:.FU73])" office:value-type="float" office:value="0.00375190756916667">
            <text:p>0.0037519076</text:p>
          </table:table-cell>
          <table:table-cell table:formula="of:=AVERAGE([.FV2:.FV73])" office:value-type="float" office:value="0.00340482721736111">
            <text:p>0.0034048272</text:p>
          </table:table-cell>
          <table:table-cell table:formula="of:=AVERAGE([.FW2:.FW73])" office:value-type="float" office:value="0.00325242445513889">
            <text:p>0.0032524245</text:p>
          </table:table-cell>
          <table:table-cell table:formula="of:=AVERAGE([.FX2:.FX73])" office:value-type="float" office:value="0.00329005635069444">
            <text:p>0.0032900564</text:p>
          </table:table-cell>
          <table:table-cell table:formula="of:=AVERAGE([.FY2:.FY73])" office:value-type="float" office:value="0.00331727578597222">
            <text:p>0.0033172758</text:p>
          </table:table-cell>
          <table:table-cell table:formula="of:=AVERAGE([.FZ2:.FZ73])" office:value-type="float" office:value="0.00333395434375">
            <text:p>0.0033339543</text:p>
          </table:table-cell>
          <table:table-cell table:formula="of:=AVERAGE([.GA2:.GA73])" office:value-type="float" office:value="0.00323587111369445">
            <text:p>0.0032358711</text:p>
          </table:table-cell>
          <table:table-cell table:formula="of:=AVERAGE([.GB2:.GB73])" office:value-type="float" office:value="0.00289521605444444">
            <text:p>0.0028952161</text:p>
          </table:table-cell>
          <table:table-cell table:formula="of:=AVERAGE([.GC2:.GC73])" office:value-type="float" office:value="0.00267540144166667">
            <text:p>0.0026754014</text:p>
          </table:table-cell>
          <table:table-cell table:formula="of:=AVERAGE([.GD2:.GD73])" office:value-type="float" office:value="0.00250931281222222">
            <text:p>0.0025093128</text:p>
          </table:table-cell>
          <table:table-cell table:formula="of:=AVERAGE([.GE2:.GE73])" office:value-type="float" office:value="0.00223141056875">
            <text:p>0.0022314106</text:p>
          </table:table-cell>
          <table:table-cell table:formula="of:=AVERAGE([.GF2:.GF73])" office:value-type="float" office:value="0.00148006081027778">
            <text:p>0.0014800608</text:p>
          </table:table-cell>
          <table:table-cell table:formula="of:=AVERAGE([.GG2:.GG73])" office:value-type="float" office:value="0.0013821996895">
            <text:p>0.0013821997</text:p>
          </table:table-cell>
          <table:table-cell table:formula="of:=AVERAGE([.GH2:.GH73])" office:value-type="float" office:value="0.00136864082875">
            <text:p>0.0013686408</text:p>
          </table:table-cell>
          <table:table-cell table:formula="of:=AVERAGE([.GI2:.GI73])" office:value-type="float" office:value="0.00136014972118056">
            <text:p>0.0013601497</text:p>
          </table:table-cell>
          <table:table-cell table:formula="of:=AVERAGE([.GJ2:.GJ73])" office:value-type="float" office:value="0.00132557885869444">
            <text:p>0.0013255789</text:p>
          </table:table-cell>
          <table:table-cell table:formula="of:=AVERAGE([.GK2:.GK73])" office:value-type="float" office:value="0.00127921174875">
            <text:p>0.0012792117</text:p>
          </table:table-cell>
          <table:table-cell table:formula="of:=AVERAGE([.GL2:.GL73])" office:value-type="float" office:value="0.00124406074027778">
            <text:p>0.0012440607</text:p>
          </table:table-cell>
          <table:table-cell table:formula="of:=AVERAGE([.GM2:.GM73])" office:value-type="float" office:value="0.00122125034005556">
            <text:p>0.0012212503</text:p>
          </table:table-cell>
          <table:table-cell table:formula="of:=AVERAGE([.GN2:.GN73])" office:value-type="float" office:value="0.00123478362513889">
            <text:p>0.0012347836</text:p>
          </table:table-cell>
          <table:table-cell table:formula="of:=AVERAGE([.GO2:.GO73])" office:value-type="float" office:value="0.00121267376666667">
            <text:p>0.0012126738</text:p>
          </table:table-cell>
          <table:table-cell table:formula="of:=AVERAGE([.GP2:.GP73])" office:value-type="float" office:value="0.00120626748772222">
            <text:p>0.0012062675</text:p>
          </table:table-cell>
          <table:table-cell table:formula="of:=AVERAGE([.GQ2:.GQ73])" office:value-type="float" office:value="0.00122545503652778">
            <text:p>0.001225455</text:p>
          </table:table-cell>
          <table:table-cell table:formula="of:=AVERAGE([.GR2:.GR73])" office:value-type="float" office:value="0.0012204675875">
            <text:p>0.0012204676</text:p>
          </table:table-cell>
          <table:table-cell table:formula="of:=AVERAGE([.GS2:.GS73])" office:value-type="float" office:value="0.00117908639977778">
            <text:p>0.0011790864</text:p>
          </table:table-cell>
          <table:table-cell table:formula="of:=AVERAGE([.GT2:.GT73])" office:value-type="float" office:value="0.00115045972881945">
            <text:p>0.0011504597</text:p>
          </table:table-cell>
          <table:table-cell table:formula="of:=AVERAGE([.GU2:.GU73])" office:value-type="float" office:value="0.00110278334861111">
            <text:p>0.0011027833</text:p>
          </table:table-cell>
          <table:table-cell table:formula="of:=AVERAGE([.GV2:.GV73])" office:value-type="float" office:value="0.00107549087305556">
            <text:p>0.0010754909</text:p>
          </table:table-cell>
          <table:table-cell table:formula="of:=AVERAGE([.GW2:.GW73])" office:value-type="float" office:value="0.00108143055069444">
            <text:p>0.0010814306</text:p>
          </table:table-cell>
          <table:table-cell table:formula="of:=AVERAGE([.GX2:.GX73])" office:value-type="float" office:value="0.00111940113958333">
            <text:p>0.0011194011</text:p>
          </table:table-cell>
          <table:table-cell table:style-name="Default" table:formula="of:=AVERAGE([.GY2:.GY73])" office:value-type="float" office:value="0.00113597472519444">
            <text:p>0.0011359747</text:p>
          </table:table-cell>
          <table:table-cell table:style-name="Default" table:formula="of:=AVERAGE([.GZ2:.GZ73])" office:value-type="float" office:value="0.00113644490555556">
            <text:p>0.0011364449</text:p>
          </table:table-cell>
          <table:table-cell table:formula="of:=AVERAGE([.HA2:.HA73])" office:value-type="float" office:value="0.00112003602298611">
            <text:p>0.001120036</text:p>
          </table:table-cell>
          <table:table-cell table:formula="of:=AVERAGE([.HB2:.HB73])" office:value-type="float" office:value="0.00109881218036111">
            <text:p>0.0010988122</text:p>
          </table:table-cell>
          <table:table-cell table:formula="of:=AVERAGE([.HC2:.HC73])" office:value-type="float" office:value="0.00110406856583333">
            <text:p>0.0011040686</text:p>
          </table:table-cell>
          <table:table-cell table:formula="of:=AVERAGE([.HD2:.HD73])" office:value-type="float" office:value="0.00110871563541667">
            <text:p>0.0011087156</text:p>
          </table:table-cell>
          <table:table-cell table:formula="of:=AVERAGE([.HE2:.HE73])" office:value-type="float" office:value="0.00110557102708333">
            <text:p>0.001105571</text:p>
          </table:table-cell>
          <table:table-cell table:formula="of:=AVERAGE([.HF2:.HF73])" office:value-type="float" office:value="0.00108484975861111">
            <text:p>0.0010848498</text:p>
          </table:table-cell>
          <table:table-cell table:formula="of:=AVERAGE([.HG2:.HG73])" office:value-type="float" office:value="0.00109213999375">
            <text:p>0.00109214</text:p>
          </table:table-cell>
          <table:table-cell table:formula="of:=AVERAGE([.HH2:.HH73])" office:value-type="float" office:value="0.00111383780041667">
            <text:p>0.0011138378</text:p>
          </table:table-cell>
          <table:table-cell table:formula="of:=AVERAGE([.HI2:.HI73])" office:value-type="float" office:value="0.00114825399194444">
            <text:p>0.001148254</text:p>
          </table:table-cell>
          <table:table-cell table:formula="of:=AVERAGE([.HJ2:.HJ73])" office:value-type="float" office:value="0.00113303481645833">
            <text:p>0.0011330348</text:p>
          </table:table-cell>
          <table:table-cell table:formula="of:=AVERAGE([.HK2:.HK73])" office:value-type="float" office:value="0.00111029998180556">
            <text:p>0.0011103</text:p>
          </table:table-cell>
          <table:table-cell table:formula="of:=AVERAGE([.HL2:.HL73])" office:value-type="float" office:value="0.00108021130819444">
            <text:p>0.0010802113</text:p>
          </table:table-cell>
          <table:table-cell table:formula="of:=AVERAGE([.HM2:.HM73])" office:value-type="float" office:value="0.00106920995840278">
            <text:p>0.00106921</text:p>
          </table:table-cell>
          <table:table-cell table:formula="of:=AVERAGE([.HN2:.HN73])" office:value-type="float" office:value="0.00106669491708333">
            <text:p>0.0010666949</text:p>
          </table:table-cell>
          <table:table-cell table:formula="of:=AVERAGE([.HO2:.HO73])" office:value-type="float" office:value="0.00105930451911111">
            <text:p>0.0010593045</text:p>
          </table:table-cell>
          <table:table-cell table:formula="of:=AVERAGE([.HP2:.HP73])" office:value-type="float" office:value="0.00106352567416667">
            <text:p>0.0010635257</text:p>
          </table:table-cell>
          <table:table-cell table:formula="of:=AVERAGE([.HQ2:.HQ73])" office:value-type="float" office:value="0.00106428919694444">
            <text:p>0.0010642892</text:p>
          </table:table-cell>
          <table:table-cell table:formula="of:=AVERAGE([.HR2:.HR73])" office:value-type="float" office:value="0.00104423790895833">
            <text:p>0.0010442379</text:p>
          </table:table-cell>
          <table:table-cell table:formula="of:=AVERAGE([.HS2:.HS73])" office:value-type="float" office:value="0.00102379691138889">
            <text:p>0.0010237969</text:p>
          </table:table-cell>
          <table:table-cell table:formula="of:=AVERAGE([.HT2:.HT73])" office:value-type="float" office:value="0.00100927042811111">
            <text:p>0.0010092704</text:p>
          </table:table-cell>
          <table:table-cell table:formula="of:=AVERAGE([.HU2:.HU73])" office:value-type="float" office:value="0.00101077635313889">
            <text:p>0.0010107764</text:p>
          </table:table-cell>
          <table:table-cell table:formula="of:=AVERAGE([.HV2:.HV73])" office:value-type="float" office:value="0.00101710986159722">
            <text:p>0.0010171099</text:p>
          </table:table-cell>
          <table:table-cell table:formula="of:=AVERAGE([.HW2:.HW73])" office:value-type="float" office:value="0.00103857245963889">
            <text:p>0.0010385725</text:p>
          </table:table-cell>
          <table:table-cell table:formula="of:=AVERAGE([.HX2:.HX73])" office:value-type="float" office:value="0.00104920471172222">
            <text:p>0.0010492047</text:p>
          </table:table-cell>
          <table:table-cell table:formula="of:=AVERAGE([.HY2:.HY73])" office:value-type="float" office:value="0.00103028461805556">
            <text:p>0.0010302846</text:p>
          </table:table-cell>
          <table:table-cell table:formula="of:=AVERAGE([.HZ2:.HZ73])" office:value-type="float" office:value="0.00101649385875">
            <text:p>0.0010164939</text:p>
          </table:table-cell>
          <table:table-cell table:formula="of:=AVERAGE([.IA2:.IA73])" office:value-type="float" office:value="0.001005069465">
            <text:p>0.0010050695</text:p>
          </table:table-cell>
          <table:table-cell table:formula="of:=AVERAGE([.IB2:.IB73])" office:value-type="float" office:value="0.000997421642083334">
            <text:p>0.0009974216</text:p>
          </table:table-cell>
          <table:table-cell table:formula="of:=AVERAGE([.IC2:.IC73])" office:value-type="float" office:value="0.00099381924138889">
            <text:p>0.0009938192</text:p>
          </table:table-cell>
          <table:table-cell table:formula="of:=AVERAGE([.ID2:.ID73])" office:value-type="float" office:value="0.000992267724444445">
            <text:p>0.0009922677</text:p>
          </table:table-cell>
          <table:table-cell table:formula="of:=AVERAGE([.IE2:.IE73])" office:value-type="float" office:value="0.000993915919166667">
            <text:p>0.0009939159</text:p>
          </table:table-cell>
          <table:table-cell table:formula="of:=AVERAGE([.IF2:.IF73])" office:value-type="float" office:value="0.00100067456855556">
            <text:p>0.0010006746</text:p>
          </table:table-cell>
          <table:table-cell table:formula="of:=AVERAGE([.IG2:.IG73])" office:value-type="float" office:value="0.00100302937944444">
            <text:p>0.0010030294</text:p>
          </table:table-cell>
          <table:table-cell table:formula="of:=AVERAGE([.IH2:.IH73])" office:value-type="float" office:value="0.00100197479333333">
            <text:p>0.0010019748</text:p>
          </table:table-cell>
          <table:table-cell table:formula="of:=AVERAGE([.II2:.II73])" office:value-type="float" office:value="0.00100418175166667">
            <text:p>0.0010041818</text:p>
          </table:table-cell>
          <table:table-cell table:formula="of:=AVERAGE([.IJ2:.IJ73])" office:value-type="float" office:value="0.00100766943111111">
            <text:p>0.0010076694</text:p>
          </table:table-cell>
          <table:table-cell table:formula="of:=AVERAGE([.IK2:.IK73])" office:value-type="float" office:value="0.00101013252951389">
            <text:p>0.0010101325</text:p>
          </table:table-cell>
          <table:table-cell table:formula="of:=AVERAGE([.IL2:.IL73])" office:value-type="float" office:value="0.00101211401145833">
            <text:p>0.001012114</text:p>
          </table:table-cell>
          <table:table-cell table:formula="of:=AVERAGE([.IM2:.IM73])" office:value-type="float" office:value="0.00101354242591667">
            <text:p>0.0010135424</text:p>
          </table:table-cell>
          <table:table-cell table:formula="of:=AVERAGE([.IN2:.IN73])" office:value-type="float" office:value="0.00101867611272222">
            <text:p>0.0010186761</text:p>
          </table:table-cell>
          <table:table-cell table:formula="of:=AVERAGE([.IO2:.IO73])" office:value-type="float" office:value="0.00102375406966667">
            <text:p>0.0010237541</text:p>
          </table:table-cell>
          <table:table-cell table:formula="of:=AVERAGE([.IP2:.IP73])" office:value-type="float" office:value="0.00102558551222222">
            <text:p>0.0010255855</text:p>
          </table:table-cell>
          <table:table-cell table:formula="of:=AVERAGE([.IQ2:.IQ73])" office:value-type="float" office:value="0.00102846515840278">
            <text:p>0.0010284652</text:p>
          </table:table-cell>
          <table:table-cell table:formula="of:=AVERAGE([.IR2:.IR73])" office:value-type="float" office:value="0.00103051353583333">
            <text:p>0.0010305135</text:p>
          </table:table-cell>
          <table:table-cell table:formula="of:=AVERAGE([.IS2:.IS73])" office:value-type="float" office:value="0.00103701342541667">
            <text:p>0.0010370134</text:p>
          </table:table-cell>
          <table:table-cell table:formula="of:=AVERAGE([.IT2:.IT73])" office:value-type="float" office:value="0.00103964730305556">
            <text:p>0.0010396473</text:p>
          </table:table-cell>
          <table:table-cell table:formula="of:=AVERAGE([.IU2:.IU73])" office:value-type="float" office:value="0.00104103636088889">
            <text:p>0.0010410364</text:p>
          </table:table-cell>
          <table:table-cell table:formula="of:=AVERAGE([.IV2:.IV73])" office:value-type="float" office:value="0.00104479434111111">
            <text:p>0.0010447943</text:p>
          </table:table-cell>
          <table:table-cell table:formula="of:=SUM([.B74:.IV74])" office:value-type="float" office:value="2.81913577177107">
            <text:p>2.8191357718</text:p>
          </table:table-cell>
        </table:table-row>
        <table:table-row table:style-name="ro1">
          <table:table-cell office:value-type="string">
            <text:p>norm mean</text:p>
          </table:table-cell>
          <table:table-cell table:formula="of:=[.B74]/[.$IW$74]" office:value-type="float" office:value="0.0387260389716181">
            <text:p>0.038726039</text:p>
          </table:table-cell>
          <table:table-cell table:formula="of:=[.C74]/[.$IW$74]" office:value-type="float" office:value="0.0567807060643758">
            <text:p>0.0567807061</text:p>
          </table:table-cell>
          <table:table-cell table:formula="of:=[.D74]/[.$IW$74]" office:value-type="float" office:value="0.0293832583144855">
            <text:p>0.0293832583</text:p>
          </table:table-cell>
          <table:table-cell table:formula="of:=[.E74]/[.$IW$74]" office:value-type="float" office:value="0.0177843716417084">
            <text:p>0.0177843716</text:p>
          </table:table-cell>
          <table:table-cell table:formula="of:=[.F74]/[.$IW$74]" office:value-type="float" office:value="0.0124745343381584">
            <text:p>0.0124745343</text:p>
          </table:table-cell>
          <table:table-cell table:formula="of:=[.G74]/[.$IW$74]" office:value-type="float" office:value="0.0123184361273498">
            <text:p>0.0123184361</text:p>
          </table:table-cell>
          <table:table-cell table:formula="of:=[.H74]/[.$IW$74]" office:value-type="float" office:value="0.0095452305794707">
            <text:p>0.0095452306</text:p>
          </table:table-cell>
          <table:table-cell table:formula="of:=[.I74]/[.$IW$74]" office:value-type="float" office:value="0.0101607919666751">
            <text:p>0.010160792</text:p>
          </table:table-cell>
          <table:table-cell table:formula="of:=[.J74]/[.$IW$74]" office:value-type="float" office:value="0.00895564222692619">
            <text:p>0.0089556422</text:p>
          </table:table-cell>
          <table:table-cell table:formula="of:=[.K74]/[.$IW$74]" office:value-type="float" office:value="0.00791704503562986">
            <text:p>0.007917045</text:p>
          </table:table-cell>
          <table:table-cell table:formula="of:=[.L74]/[.$IW$74]" office:value-type="float" office:value="0.00875006965680942">
            <text:p>0.0087500697</text:p>
          </table:table-cell>
          <table:table-cell table:formula="of:=[.M74]/[.$IW$74]" office:value-type="float" office:value="0.00676180673801633">
            <text:p>0.0067618067</text:p>
          </table:table-cell>
          <table:table-cell table:formula="of:=[.N74]/[.$IW$74]" office:value-type="float" office:value="0.0070962514717326">
            <text:p>0.0070962515</text:p>
          </table:table-cell>
          <table:table-cell table:formula="of:=[.O74]/[.$IW$74]" office:value-type="float" office:value="0.00778653230621437">
            <text:p>0.0077865323</text:p>
          </table:table-cell>
          <table:table-cell table:formula="of:=[.P74]/[.$IW$74]" office:value-type="float" office:value="0.00713165859145251">
            <text:p>0.0071316586</text:p>
          </table:table-cell>
          <table:table-cell table:formula="of:=[.Q74]/[.$IW$74]" office:value-type="float" office:value="0.00767339618805664">
            <text:p>0.0076733962</text:p>
          </table:table-cell>
          <table:table-cell table:formula="of:=[.R74]/[.$IW$74]" office:value-type="float" office:value="0.00618190342559261">
            <text:p>0.0061819034</text:p>
          </table:table-cell>
          <table:table-cell table:formula="of:=[.S74]/[.$IW$74]" office:value-type="float" office:value="0.00728336360109657">
            <text:p>0.0072833636</text:p>
          </table:table-cell>
          <table:table-cell table:formula="of:=[.T74]/[.$IW$74]" office:value-type="float" office:value="0.00781360380004978">
            <text:p>0.0078136038</text:p>
          </table:table-cell>
          <table:table-cell table:formula="of:=[.U74]/[.$IW$74]" office:value-type="float" office:value="0.00765349541572477">
            <text:p>0.0076534954</text:p>
          </table:table-cell>
          <table:table-cell table:formula="of:=[.V74]/[.$IW$74]" office:value-type="float" office:value="0.00838404738618261">
            <text:p>0.0083840474</text:p>
          </table:table-cell>
          <table:table-cell table:formula="of:=[.W74]/[.$IW$74]" office:value-type="float" office:value="0.00673235960823432">
            <text:p>0.0067323596</text:p>
          </table:table-cell>
          <table:table-cell table:formula="of:=[.X74]/[.$IW$74]" office:value-type="float" office:value="0.0067892380003032">
            <text:p>0.006789238</text:p>
          </table:table-cell>
          <table:table-cell table:formula="of:=[.Y74]/[.$IW$74]" office:value-type="float" office:value="0.00782813511753887">
            <text:p>0.0078281351</text:p>
          </table:table-cell>
          <table:table-cell table:formula="of:=[.Z74]/[.$IW$74]" office:value-type="float" office:value="0.00835858683935403">
            <text:p>0.0083585868</text:p>
          </table:table-cell>
          <table:table-cell table:formula="of:=[.AA74]/[.$IW$74]" office:value-type="float" office:value="0.00965761991271773">
            <text:p>0.0096576199</text:p>
          </table:table-cell>
          <table:table-cell table:formula="of:=[.AB74]/[.$IW$74]" office:value-type="float" office:value="0.0094337105648449">
            <text:p>0.0094337106</text:p>
          </table:table-cell>
          <table:table-cell table:formula="of:=[.AC74]/[.$IW$74]" office:value-type="float" office:value="0.00960886950921995">
            <text:p>0.0096088695</text:p>
          </table:table-cell>
          <table:table-cell table:formula="of:=[.AD74]/[.$IW$74]" office:value-type="float" office:value="0.00921340828310507">
            <text:p>0.0092134083</text:p>
          </table:table-cell>
          <table:table-cell table:formula="of:=[.AE74]/[.$IW$74]" office:value-type="float" office:value="0.00919441842380041">
            <text:p>0.0091944184</text:p>
          </table:table-cell>
          <table:table-cell table:formula="of:=[.AF74]/[.$IW$74]" office:value-type="float" office:value="0.0105623559857511">
            <text:p>0.010562356</text:p>
          </table:table-cell>
          <table:table-cell table:formula="of:=[.AG74]/[.$IW$74]" office:value-type="float" office:value="0.00989084061122841">
            <text:p>0.0098908406</text:p>
          </table:table-cell>
          <table:table-cell table:formula="of:=[.AH74]/[.$IW$74]" office:value-type="float" office:value="0.008737878359348">
            <text:p>0.0087378784</text:p>
          </table:table-cell>
          <table:table-cell table:formula="of:=[.AI74]/[.$IW$74]" office:value-type="float" office:value="0.00779613800957057">
            <text:p>0.007796138</text:p>
          </table:table-cell>
          <table:table-cell table:formula="of:=[.AJ74]/[.$IW$74]" office:value-type="float" office:value="0.00838225337282829">
            <text:p>0.0083822534</text:p>
          </table:table-cell>
          <table:table-cell table:formula="of:=[.AK74]/[.$IW$74]" office:value-type="float" office:value="0.008144858357215">
            <text:p>0.0081448584</text:p>
          </table:table-cell>
          <table:table-cell table:formula="of:=[.AL74]/[.$IW$74]" office:value-type="float" office:value="0.00889986235527106">
            <text:p>0.0088998624</text:p>
          </table:table-cell>
          <table:table-cell table:formula="of:=[.AM74]/[.$IW$74]" office:value-type="float" office:value="0.00936169862122629">
            <text:p>0.0093616986</text:p>
          </table:table-cell>
          <table:table-cell table:formula="of:=[.AN74]/[.$IW$74]" office:value-type="float" office:value="0.00965777150852626">
            <text:p>0.0096577715</text:p>
          </table:table-cell>
          <table:table-cell table:formula="of:=[.AO74]/[.$IW$74]" office:value-type="float" office:value="0.00920430369943903">
            <text:p>0.0092043037</text:p>
          </table:table-cell>
          <table:table-cell table:formula="of:=[.AP74]/[.$IW$74]" office:value-type="float" office:value="0.00909885371014757">
            <text:p>0.0090988537</text:p>
          </table:table-cell>
          <table:table-cell table:formula="of:=[.AQ74]/[.$IW$74]" office:value-type="float" office:value="0.00856194607656406">
            <text:p>0.0085619461</text:p>
          </table:table-cell>
          <table:table-cell table:formula="of:=[.AR74]/[.$IW$74]" office:value-type="float" office:value="0.00796394622238976">
            <text:p>0.0079639462</text:p>
          </table:table-cell>
          <table:table-cell table:formula="of:=[.AS74]/[.$IW$74]" office:value-type="float" office:value="0.00828682987478351">
            <text:p>0.0082868299</text:p>
          </table:table-cell>
          <table:table-cell table:formula="of:=[.AT74]/[.$IW$74]" office:value-type="float" office:value="0.0081505233630354">
            <text:p>0.0081505234</text:p>
          </table:table-cell>
          <table:table-cell table:formula="of:=[.AU74]/[.$IW$74]" office:value-type="float" office:value="0.00806131628590898">
            <text:p>0.0080613163</text:p>
          </table:table-cell>
          <table:table-cell table:formula="of:=[.AV74]/[.$IW$74]" office:value-type="float" office:value="0.00784356130940271">
            <text:p>0.0078435613</text:p>
          </table:table-cell>
          <table:table-cell table:formula="of:=[.AW74]/[.$IW$74]" office:value-type="float" office:value="0.00743155447251537">
            <text:p>0.0074315545</text:p>
          </table:table-cell>
          <table:table-cell table:formula="of:=[.AX74]/[.$IW$74]" office:value-type="float" office:value="0.00717721460710076">
            <text:p>0.0071772146</text:p>
          </table:table-cell>
          <table:table-cell table:formula="of:=[.AY74]/[.$IW$74]" office:value-type="float" office:value="0.00691389362227588">
            <text:p>0.0069138936</text:p>
          </table:table-cell>
          <table:table-cell table:formula="of:=[.AZ74]/[.$IW$74]" office:value-type="float" office:value="0.00667463779161059">
            <text:p>0.0066746378</text:p>
          </table:table-cell>
          <table:table-cell table:formula="of:=[.BA74]/[.$IW$74]" office:value-type="float" office:value="0.00662979892639713">
            <text:p>0.0066297989</text:p>
          </table:table-cell>
          <table:table-cell table:formula="of:=[.BB74]/[.$IW$74]" office:value-type="float" office:value="0.00644659634849899">
            <text:p>0.0064465963</text:p>
          </table:table-cell>
          <table:table-cell table:formula="of:=[.BC74]/[.$IW$74]" office:value-type="float" office:value="0.00657275085496357">
            <text:p>0.0065727509</text:p>
          </table:table-cell>
          <table:table-cell table:formula="of:=[.BD74]/[.$IW$74]" office:value-type="float" office:value="0.0066774082321597">
            <text:p>0.0066774082</text:p>
          </table:table-cell>
          <table:table-cell table:formula="of:=[.BE74]/[.$IW$74]" office:value-type="float" office:value="0.00670173388493718">
            <text:p>0.0067017339</text:p>
          </table:table-cell>
          <table:table-cell table:formula="of:=[.BF74]/[.$IW$74]" office:value-type="float" office:value="0.00649222690555926">
            <text:p>0.0064922269</text:p>
          </table:table-cell>
          <table:table-cell table:formula="of:=[.BG74]/[.$IW$74]" office:value-type="float" office:value="0.00612065256428408">
            <text:p>0.0061206526</text:p>
          </table:table-cell>
          <table:table-cell table:formula="of:=[.BH74]/[.$IW$74]" office:value-type="float" office:value="0.00602798248965444">
            <text:p>0.0060279825</text:p>
          </table:table-cell>
          <table:table-cell table:formula="of:=[.BI74]/[.$IW$74]" office:value-type="float" office:value="0.00570271932798362">
            <text:p>0.0057027193</text:p>
          </table:table-cell>
          <table:table-cell table:formula="of:=[.BJ74]/[.$IW$74]" office:value-type="float" office:value="0.0057342723801446">
            <text:p>0.0057342724</text:p>
          </table:table-cell>
          <table:table-cell table:formula="of:=[.BK74]/[.$IW$74]" office:value-type="float" office:value="0.006167057393353">
            <text:p>0.0061670574</text:p>
          </table:table-cell>
          <table:table-cell table:formula="of:=[.BL74]/[.$IW$74]" office:value-type="float" office:value="0.00520977319291911">
            <text:p>0.0052097732</text:p>
          </table:table-cell>
          <table:table-cell table:formula="of:=[.BM74]/[.$IW$74]" office:value-type="float" office:value="0.00518994713088474">
            <text:p>0.0051899471</text:p>
          </table:table-cell>
          <table:table-cell table:formula="of:=[.BN74]/[.$IW$74]" office:value-type="float" office:value="0.00535514212613114">
            <text:p>0.0053551421</text:p>
          </table:table-cell>
          <table:table-cell table:formula="of:=[.BO74]/[.$IW$74]" office:value-type="float" office:value="0.00516139935670701">
            <text:p>0.0051613994</text:p>
          </table:table-cell>
          <table:table-cell table:formula="of:=[.BP74]/[.$IW$74]" office:value-type="float" office:value="0.00484236018510834">
            <text:p>0.0048423602</text:p>
          </table:table-cell>
          <table:table-cell table:formula="of:=[.BQ74]/[.$IW$74]" office:value-type="float" office:value="0.0047232673252501">
            <text:p>0.0047232673</text:p>
          </table:table-cell>
          <table:table-cell table:formula="of:=[.BR74]/[.$IW$74]" office:value-type="float" office:value="0.00485294412610382">
            <text:p>0.0048529441</text:p>
          </table:table-cell>
          <table:table-cell table:formula="of:=[.BS74]/[.$IW$74]" office:value-type="float" office:value="0.00478574710991885">
            <text:p>0.0047857471</text:p>
          </table:table-cell>
          <table:table-cell table:formula="of:=[.BT74]/[.$IW$74]" office:value-type="float" office:value="0.00473646855864872">
            <text:p>0.0047364686</text:p>
          </table:table-cell>
          <table:table-cell table:formula="of:=[.BU74]/[.$IW$74]" office:value-type="float" office:value="0.00487069201682697">
            <text:p>0.004870692</text:p>
          </table:table-cell>
          <table:table-cell table:formula="of:=[.BV74]/[.$IW$74]" office:value-type="float" office:value="0.00485825331636855">
            <text:p>0.0048582533</text:p>
          </table:table-cell>
          <table:table-cell table:formula="of:=[.BW74]/[.$IW$74]" office:value-type="float" office:value="0.00485206957346128">
            <text:p>0.0048520696</text:p>
          </table:table-cell>
          <table:table-cell table:formula="of:=[.BX74]/[.$IW$74]" office:value-type="float" office:value="0.00470351238425329">
            <text:p>0.0047035124</text:p>
          </table:table-cell>
          <table:table-cell table:formula="of:=[.BY74]/[.$IW$74]" office:value-type="float" office:value="0.00463940797425757">
            <text:p>0.004639408</text:p>
          </table:table-cell>
          <table:table-cell table:formula="of:=[.BZ74]/[.$IW$74]" office:value-type="float" office:value="0.00434240675505292">
            <text:p>0.0043424068</text:p>
          </table:table-cell>
          <table:table-cell table:formula="of:=[.CA74]/[.$IW$74]" office:value-type="float" office:value="0.00443819463653718">
            <text:p>0.0044381946</text:p>
          </table:table-cell>
          <table:table-cell table:formula="of:=[.CB74]/[.$IW$74]" office:value-type="float" office:value="0.00471522725975309">
            <text:p>0.0047152273</text:p>
          </table:table-cell>
          <table:table-cell table:formula="of:=[.CC74]/[.$IW$74]" office:value-type="float" office:value="0.0048319673063604">
            <text:p>0.0048319673</text:p>
          </table:table-cell>
          <table:table-cell table:formula="of:=[.CD74]/[.$IW$74]" office:value-type="float" office:value="0.00440730220413926">
            <text:p>0.0044073022</text:p>
          </table:table-cell>
          <table:table-cell table:formula="of:=[.CE74]/[.$IW$74]" office:value-type="float" office:value="0.0042079355921205">
            <text:p>0.0042079356</text:p>
          </table:table-cell>
          <table:table-cell table:formula="of:=[.CF74]/[.$IW$74]" office:value-type="float" office:value="0.00403305216529827">
            <text:p>0.0040330522</text:p>
          </table:table-cell>
          <table:table-cell table:formula="of:=[.CG74]/[.$IW$74]" office:value-type="float" office:value="0.00405512687440114">
            <text:p>0.0040551269</text:p>
          </table:table-cell>
          <table:table-cell table:formula="of:=[.CH74]/[.$IW$74]" office:value-type="float" office:value="0.00400534819056371">
            <text:p>0.0040053482</text:p>
          </table:table-cell>
          <table:table-cell table:formula="of:=[.CI74]/[.$IW$74]" office:value-type="float" office:value="0.00384960711336639">
            <text:p>0.0038496071</text:p>
          </table:table-cell>
          <table:table-cell table:formula="of:=[.CJ74]/[.$IW$74]" office:value-type="float" office:value="0.00382328180146927">
            <text:p>0.0038232818</text:p>
          </table:table-cell>
          <table:table-cell table:formula="of:=[.CK74]/[.$IW$74]" office:value-type="float" office:value="0.00382382979180806">
            <text:p>0.0038238298</text:p>
          </table:table-cell>
          <table:table-cell table:formula="of:=[.CL74]/[.$IW$74]" office:value-type="float" office:value="0.00381994994815129">
            <text:p>0.0038199499</text:p>
          </table:table-cell>
          <table:table-cell table:formula="of:=[.CM74]/[.$IW$74]" office:value-type="float" office:value="0.00402381675039258">
            <text:p>0.0040238168</text:p>
          </table:table-cell>
          <table:table-cell table:formula="of:=[.CN74]/[.$IW$74]" office:value-type="float" office:value="0.00382435356476646">
            <text:p>0.0038243536</text:p>
          </table:table-cell>
          <table:table-cell table:formula="of:=[.CO74]/[.$IW$74]" office:value-type="float" office:value="0.00370805019926748">
            <text:p>0.0037080502</text:p>
          </table:table-cell>
          <table:table-cell table:formula="of:=[.CP74]/[.$IW$74]" office:value-type="float" office:value="0.00399360325559566">
            <text:p>0.0039936033</text:p>
          </table:table-cell>
          <table:table-cell table:formula="of:=[.CQ74]/[.$IW$74]" office:value-type="float" office:value="0.00384638679371232">
            <text:p>0.0038463868</text:p>
          </table:table-cell>
          <table:table-cell table:formula="of:=[.CR74]/[.$IW$74]" office:value-type="float" office:value="0.0037118913922642">
            <text:p>0.0037118914</text:p>
          </table:table-cell>
          <table:table-cell table:formula="of:=[.CS74]/[.$IW$74]" office:value-type="float" office:value="0.00375994559762106">
            <text:p>0.0037599456</text:p>
          </table:table-cell>
          <table:table-cell table:formula="of:=[.CT74]/[.$IW$74]" office:value-type="float" office:value="0.00364542450759035">
            <text:p>0.0036454245</text:p>
          </table:table-cell>
          <table:table-cell table:formula="of:=[.CU74]/[.$IW$74]" office:value-type="float" office:value="0.00354068622390112">
            <text:p>0.0035406862</text:p>
          </table:table-cell>
          <table:table-cell table:formula="of:=[.CV74]/[.$IW$74]" office:value-type="float" office:value="0.00348011779109794">
            <text:p>0.0034801178</text:p>
          </table:table-cell>
          <table:table-cell table:formula="of:=[.CW74]/[.$IW$74]" office:value-type="float" office:value="0.00340541995332921">
            <text:p>0.00340542</text:p>
          </table:table-cell>
          <table:table-cell table:formula="of:=[.CX74]/[.$IW$74]" office:value-type="float" office:value="0.00355546178667204">
            <text:p>0.0035554618</text:p>
          </table:table-cell>
          <table:table-cell table:formula="of:=[.CY74]/[.$IW$74]" office:value-type="float" office:value="0.00368199885596541">
            <text:p>0.0036819989</text:p>
          </table:table-cell>
          <table:table-cell table:formula="of:=[.CZ74]/[.$IW$74]" office:value-type="float" office:value="0.00363966306919282">
            <text:p>0.0036396631</text:p>
          </table:table-cell>
          <table:table-cell table:formula="of:=[.DA74]/[.$IW$74]" office:value-type="float" office:value="0.00354801407398639">
            <text:p>0.0035480141</text:p>
          </table:table-cell>
          <table:table-cell table:formula="of:=[.DB74]/[.$IW$74]" office:value-type="float" office:value="0.00334200891365251">
            <text:p>0.0033420089</text:p>
          </table:table-cell>
          <table:table-cell table:formula="of:=[.DC74]/[.$IW$74]" office:value-type="float" office:value="0.00314121847279736">
            <text:p>0.0031412185</text:p>
          </table:table-cell>
          <table:table-cell table:formula="of:=[.DD74]/[.$IW$74]" office:value-type="float" office:value="0.00327597248792796">
            <text:p>0.0032759725</text:p>
          </table:table-cell>
          <table:table-cell table:formula="of:=[.DE74]/[.$IW$74]" office:value-type="float" office:value="0.00330230965498998">
            <text:p>0.0033023097</text:p>
          </table:table-cell>
          <table:table-cell table:formula="of:=[.DF74]/[.$IW$74]" office:value-type="float" office:value="0.00324855341736991">
            <text:p>0.0032485534</text:p>
          </table:table-cell>
          <table:table-cell table:formula="of:=[.DG74]/[.$IW$74]" office:value-type="float" office:value="0.00327427960729096">
            <text:p>0.0032742796</text:p>
          </table:table-cell>
          <table:table-cell table:formula="of:=[.DH74]/[.$IW$74]" office:value-type="float" office:value="0.00321988846051081">
            <text:p>0.0032198885</text:p>
          </table:table-cell>
          <table:table-cell table:formula="of:=[.DI74]/[.$IW$74]" office:value-type="float" office:value="0.00321081383308005">
            <text:p>0.0032108138</text:p>
          </table:table-cell>
          <table:table-cell table:formula="of:=[.DJ74]/[.$IW$74]" office:value-type="float" office:value="0.00327072377975278">
            <text:p>0.0032707238</text:p>
          </table:table-cell>
          <table:table-cell table:formula="of:=[.DK74]/[.$IW$74]" office:value-type="float" office:value="0.00331711632333876">
            <text:p>0.0033171163</text:p>
          </table:table-cell>
          <table:table-cell table:formula="of:=[.DL74]/[.$IW$74]" office:value-type="float" office:value="0.00315257932469138">
            <text:p>0.0031525793</text:p>
          </table:table-cell>
          <table:table-cell table:formula="of:=[.DM74]/[.$IW$74]" office:value-type="float" office:value="0.00319931419102084">
            <text:p>0.0031993142</text:p>
          </table:table-cell>
          <table:table-cell table:formula="of:=[.DN74]/[.$IW$74]" office:value-type="float" office:value="0.0032133340449829">
            <text:p>0.003213334</text:p>
          </table:table-cell>
          <table:table-cell table:formula="of:=[.DO74]/[.$IW$74]" office:value-type="float" office:value="0.00337301077330146">
            <text:p>0.0033730108</text:p>
          </table:table-cell>
          <table:table-cell table:formula="of:=[.DP74]/[.$IW$74]" office:value-type="float" office:value="0.00339671701230495">
            <text:p>0.003396717</text:p>
          </table:table-cell>
          <table:table-cell table:formula="of:=[.DQ74]/[.$IW$74]" office:value-type="float" office:value="0.00312669140340882">
            <text:p>0.0031266914</text:p>
          </table:table-cell>
          <table:table-cell table:formula="of:=[.DR74]/[.$IW$74]" office:value-type="float" office:value="0.00313543039872513">
            <text:p>0.0031354304</text:p>
          </table:table-cell>
          <table:table-cell table:formula="of:=[.DS74]/[.$IW$74]" office:value-type="float" office:value="0.00317084647802693">
            <text:p>0.0031708465</text:p>
          </table:table-cell>
          <table:table-cell table:formula="of:=[.DT74]/[.$IW$74]" office:value-type="float" office:value="0.00301115148952205">
            <text:p>0.0030111515</text:p>
          </table:table-cell>
          <table:table-cell table:formula="of:=[.DU74]/[.$IW$74]" office:value-type="float" office:value="0.00298346283137075">
            <text:p>0.0029834628</text:p>
          </table:table-cell>
          <table:table-cell table:formula="of:=[.DV74]/[.$IW$74]" office:value-type="float" office:value="0.00288769334495457">
            <text:p>0.0028876933</text:p>
          </table:table-cell>
          <table:table-cell table:formula="of:=[.DW74]/[.$IW$74]" office:value-type="float" office:value="0.00287817717506553">
            <text:p>0.0028781772</text:p>
          </table:table-cell>
          <table:table-cell table:formula="of:=[.DX74]/[.$IW$74]" office:value-type="float" office:value="0.00300886166486661">
            <text:p>0.0030088617</text:p>
          </table:table-cell>
          <table:table-cell table:formula="of:=[.DY74]/[.$IW$74]" office:value-type="float" office:value="0.0030134309214387">
            <text:p>0.0030134309</text:p>
          </table:table-cell>
          <table:table-cell table:formula="of:=[.DZ74]/[.$IW$74]" office:value-type="float" office:value="0.00317556580348668">
            <text:p>0.0031755658</text:p>
          </table:table-cell>
          <table:table-cell table:formula="of:=[.EA74]/[.$IW$74]" office:value-type="float" office:value="0.00306949453001941">
            <text:p>0.0030694945</text:p>
          </table:table-cell>
          <table:table-cell table:formula="of:=[.EB74]/[.$IW$74]" office:value-type="float" office:value="0.00302064210586965">
            <text:p>0.0030206421</text:p>
          </table:table-cell>
          <table:table-cell table:formula="of:=[.EC74]/[.$IW$74]" office:value-type="float" office:value="0.00288787189896571">
            <text:p>0.0028878719</text:p>
          </table:table-cell>
          <table:table-cell table:formula="of:=[.ED74]/[.$IW$74]" office:value-type="float" office:value="0.00282579917533489">
            <text:p>0.0028257992</text:p>
          </table:table-cell>
          <table:table-cell table:formula="of:=[.EE74]/[.$IW$74]" office:value-type="float" office:value="0.0026100484330797">
            <text:p>0.0026100484</text:p>
          </table:table-cell>
          <table:table-cell table:formula="of:=[.EF74]/[.$IW$74]" office:value-type="float" office:value="0.00257840380808546">
            <text:p>0.0025784038</text:p>
          </table:table-cell>
          <table:table-cell table:formula="of:=[.EG74]/[.$IW$74]" office:value-type="float" office:value="0.00243702618189083">
            <text:p>0.0024370262</text:p>
          </table:table-cell>
          <table:table-cell table:formula="of:=[.EH74]/[.$IW$74]" office:value-type="float" office:value="0.00244298105080503">
            <text:p>0.0024429811</text:p>
          </table:table-cell>
          <table:table-cell table:formula="of:=[.EI74]/[.$IW$74]" office:value-type="float" office:value="0.00242214597185033">
            <text:p>0.002422146</text:p>
          </table:table-cell>
          <table:table-cell table:formula="of:=[.EJ74]/[.$IW$74]" office:value-type="float" office:value="0.00252897105594328">
            <text:p>0.0025289711</text:p>
          </table:table-cell>
          <table:table-cell table:formula="of:=[.EK74]/[.$IW$74]" office:value-type="float" office:value="0.00243980367133973">
            <text:p>0.0024398037</text:p>
          </table:table-cell>
          <table:table-cell table:formula="of:=[.EL74]/[.$IW$74]" office:value-type="float" office:value="0.00229842823772506">
            <text:p>0.0022984282</text:p>
          </table:table-cell>
          <table:table-cell table:formula="of:=[.EM74]/[.$IW$74]" office:value-type="float" office:value="0.0022279736050195">
            <text:p>0.0022279736</text:p>
          </table:table-cell>
          <table:table-cell table:formula="of:=[.EN74]/[.$IW$74]" office:value-type="float" office:value="0.00229400814664616">
            <text:p>0.0022940081</text:p>
          </table:table-cell>
          <table:table-cell table:formula="of:=[.EO74]/[.$IW$74]" office:value-type="float" office:value="0.00226299902304925">
            <text:p>0.002262999</text:p>
          </table:table-cell>
          <table:table-cell table:formula="of:=[.EP74]/[.$IW$74]" office:value-type="float" office:value="0.00213826218844157">
            <text:p>0.0021382622</text:p>
          </table:table-cell>
          <table:table-cell table:formula="of:=[.EQ74]/[.$IW$74]" office:value-type="float" office:value="0.00207912040522695">
            <text:p>0.0020791204</text:p>
          </table:table-cell>
          <table:table-cell table:formula="of:=[.ER74]/[.$IW$74]" office:value-type="float" office:value="0.00214436322978236">
            <text:p>0.0021443632</text:p>
          </table:table-cell>
          <table:table-cell table:formula="of:=[.ES74]/[.$IW$74]" office:value-type="float" office:value="0.0022383458248062">
            <text:p>0.0022383458</text:p>
          </table:table-cell>
          <table:table-cell table:formula="of:=[.ET74]/[.$IW$74]" office:value-type="float" office:value="0.00215946064658788">
            <text:p>0.0021594606</text:p>
          </table:table-cell>
          <table:table-cell table:formula="of:=[.EU74]/[.$IW$74]" office:value-type="float" office:value="0.00209323893878555">
            <text:p>0.0020932389</text:p>
          </table:table-cell>
          <table:table-cell table:formula="of:=[.EV74]/[.$IW$74]" office:value-type="float" office:value="0.0021117808409395">
            <text:p>0.0021117808</text:p>
          </table:table-cell>
          <table:table-cell table:formula="of:=[.EW74]/[.$IW$74]" office:value-type="float" office:value="0.00207248030674212">
            <text:p>0.0020724803</text:p>
          </table:table-cell>
          <table:table-cell table:formula="of:=[.EX74]/[.$IW$74]" office:value-type="float" office:value="0.00196262404076593">
            <text:p>0.001962624</text:p>
          </table:table-cell>
          <table:table-cell table:formula="of:=[.EY74]/[.$IW$74]" office:value-type="float" office:value="0.00198698675356133">
            <text:p>0.0019869868</text:p>
          </table:table-cell>
          <table:table-cell table:formula="of:=[.EZ74]/[.$IW$74]" office:value-type="float" office:value="0.00198097028288819">
            <text:p>0.0019809703</text:p>
          </table:table-cell>
          <table:table-cell table:formula="of:=[.FA74]/[.$IW$74]" office:value-type="float" office:value="0.00201790920725583">
            <text:p>0.0020179092</text:p>
          </table:table-cell>
          <table:table-cell table:formula="of:=[.FB74]/[.$IW$74]" office:value-type="float" office:value="0.00186826787947462">
            <text:p>0.0018682679</text:p>
          </table:table-cell>
          <table:table-cell table:formula="of:=[.FC74]/[.$IW$74]" office:value-type="float" office:value="0.00188693995251022">
            <text:p>0.00188694</text:p>
          </table:table-cell>
          <table:table-cell table:formula="of:=[.FD74]/[.$IW$74]" office:value-type="float" office:value="0.00187237901448764">
            <text:p>0.001872379</text:p>
          </table:table-cell>
          <table:table-cell table:formula="of:=[.FE74]/[.$IW$74]" office:value-type="float" office:value="0.00173592659504142">
            <text:p>0.0017359266</text:p>
          </table:table-cell>
          <table:table-cell table:formula="of:=[.FF74]/[.$IW$74]" office:value-type="float" office:value="0.00169906964265299">
            <text:p>0.0016990696</text:p>
          </table:table-cell>
          <table:table-cell table:formula="of:=[.FG74]/[.$IW$74]" office:value-type="float" office:value="0.00169496394242217">
            <text:p>0.0016949639</text:p>
          </table:table-cell>
          <table:table-cell table:formula="of:=[.FH74]/[.$IW$74]" office:value-type="float" office:value="0.00166357094778429">
            <text:p>0.0016635709</text:p>
          </table:table-cell>
          <table:table-cell table:formula="of:=[.FI74]/[.$IW$74]" office:value-type="float" office:value="0.00168317248075446">
            <text:p>0.0016831725</text:p>
          </table:table-cell>
          <table:table-cell table:formula="of:=[.FJ74]/[.$IW$74]" office:value-type="float" office:value="0.00160802728322063">
            <text:p>0.0016080273</text:p>
          </table:table-cell>
          <table:table-cell table:formula="of:=[.FK74]/[.$IW$74]" office:value-type="float" office:value="0.00159326974066886">
            <text:p>0.0015932697</text:p>
          </table:table-cell>
          <table:table-cell table:formula="of:=[.FL74]/[.$IW$74]" office:value-type="float" office:value="0.00159575115026453">
            <text:p>0.0015957512</text:p>
          </table:table-cell>
          <table:table-cell table:formula="of:=[.FM74]/[.$IW$74]" office:value-type="float" office:value="0.00155386572728051">
            <text:p>0.0015538657</text:p>
          </table:table-cell>
          <table:table-cell table:formula="of:=[.FN74]/[.$IW$74]" office:value-type="float" office:value="0.00146994368580394">
            <text:p>0.0014699437</text:p>
          </table:table-cell>
          <table:table-cell table:formula="of:=[.FO74]/[.$IW$74]" office:value-type="float" office:value="0.00145870688966888">
            <text:p>0.0014587069</text:p>
          </table:table-cell>
          <table:table-cell table:formula="of:=[.FP74]/[.$IW$74]" office:value-type="float" office:value="0.0014332062714582">
            <text:p>0.0014332063</text:p>
          </table:table-cell>
          <table:table-cell table:formula="of:=[.FQ74]/[.$IW$74]" office:value-type="float" office:value="0.00139816090471245">
            <text:p>0.0013981609</text:p>
          </table:table-cell>
          <table:table-cell table:formula="of:=[.FR74]/[.$IW$74]" office:value-type="float" office:value="0.00138091427461114">
            <text:p>0.0013809143</text:p>
          </table:table-cell>
          <table:table-cell table:formula="of:=[.FS74]/[.$IW$74]" office:value-type="float" office:value="0.00141715215225777">
            <text:p>0.0014171522</text:p>
          </table:table-cell>
          <table:table-cell table:formula="of:=[.FT74]/[.$IW$74]" office:value-type="float" office:value="0.00141456802054909">
            <text:p>0.001414568</text:p>
          </table:table-cell>
          <table:table-cell table:formula="of:=[.FU74]/[.$IW$74]" office:value-type="float" office:value="0.00133087154110694">
            <text:p>0.0013308715</text:p>
          </table:table-cell>
          <table:table-cell table:formula="of:=[.FV74]/[.$IW$74]" office:value-type="float" office:value="0.00120775567159793">
            <text:p>0.0012077557</text:p>
          </table:table-cell>
          <table:table-cell table:formula="of:=[.FW74]/[.$IW$74]" office:value-type="float" office:value="0.00115369557142529">
            <text:p>0.0011536956</text:p>
          </table:table-cell>
          <table:table-cell table:formula="of:=[.FX74]/[.$IW$74]" office:value-type="float" office:value="0.00116704430614476">
            <text:p>0.0011670443</text:p>
          </table:table-cell>
          <table:table-cell table:formula="of:=[.FY74]/[.$IW$74]" office:value-type="float" office:value="0.00117669954714108">
            <text:p>0.0011766995</text:p>
          </table:table-cell>
          <table:table-cell table:formula="of:=[.FZ74]/[.$IW$74]" office:value-type="float" office:value="0.00118261574243212">
            <text:p>0.0011826157</text:p>
          </table:table-cell>
          <table:table-cell table:formula="of:=[.GA74]/[.$IW$74]" office:value-type="float" office:value="0.0011478237927014">
            <text:p>0.0011478238</text:p>
          </table:table-cell>
          <table:table-cell table:formula="of:=[.GB74]/[.$IW$74]" office:value-type="float" office:value="0.00102698709421348">
            <text:p>0.0010269871</text:p>
          </table:table-cell>
          <table:table-cell table:formula="of:=[.GC74]/[.$IW$74]" office:value-type="float" office:value="0.000949014754257791">
            <text:p>0.0009490148</text:p>
          </table:table-cell>
          <table:table-cell table:formula="of:=[.GD74]/[.$IW$74]" office:value-type="float" office:value="0.000890100021910544">
            <text:p>0.0008901</text:p>
          </table:table-cell>
          <table:table-cell table:formula="of:=[.GE74]/[.$IW$74]" office:value-type="float" office:value="0.000791522916737054">
            <text:p>0.0007915229</text:p>
          </table:table-cell>
          <table:table-cell table:formula="of:=[.GF74]/[.$IW$74]" office:value-type="float" office:value="0.000525005154096555">
            <text:p>0.0005250052</text:p>
          </table:table-cell>
          <table:table-cell table:formula="of:=[.GG74]/[.$IW$74]" office:value-type="float" office:value="0.000490291990666225">
            <text:p>0.000490292</text:p>
          </table:table-cell>
          <table:table-cell table:formula="of:=[.GH74]/[.$IW$74]" office:value-type="float" office:value="0.000485482410054404">
            <text:p>0.0004854824</text:p>
          </table:table-cell>
          <table:table-cell table:formula="of:=[.GI74]/[.$IW$74]" office:value-type="float" office:value="0.000482470455946174">
            <text:p>0.0004824705</text:p>
          </table:table-cell>
          <table:table-cell table:formula="of:=[.GJ74]/[.$IW$74]" office:value-type="float" office:value="0.000470207526706554">
            <text:p>0.0004702075</text:p>
          </table:table-cell>
          <table:table-cell table:formula="of:=[.GK74]/[.$IW$74]" office:value-type="float" office:value="0.000453760248640441">
            <text:p>0.0004537602</text:p>
          </table:table-cell>
          <table:table-cell table:formula="of:=[.GL74]/[.$IW$74]" office:value-type="float" office:value="0.000441291530807054">
            <text:p>0.0004412915</text:p>
          </table:table-cell>
          <table:table-cell table:formula="of:=[.GM74]/[.$IW$74]" office:value-type="float" office:value="0.000433200256718509">
            <text:p>0.0004332003</text:p>
          </table:table-cell>
          <table:table-cell table:formula="of:=[.GN74]/[.$IW$74]" office:value-type="float" office:value="0.000438000765164695">
            <text:p>0.0004380008</text:p>
          </table:table-cell>
          <table:table-cell table:formula="of:=[.GO74]/[.$IW$74]" office:value-type="float" office:value="0.000430157986291249">
            <text:p>0.000430158</text:p>
          </table:table-cell>
          <table:table-cell table:formula="of:=[.GP74]/[.$IW$74]" office:value-type="float" office:value="0.000427885559752381">
            <text:p>0.0004278856</text:p>
          </table:table-cell>
          <table:table-cell table:formula="of:=[.GQ74]/[.$IW$74]" office:value-type="float" office:value="0.0004346917409224">
            <text:p>0.0004346917</text:p>
          </table:table-cell>
          <table:table-cell table:formula="of:=[.GR74]/[.$IW$74]" office:value-type="float" office:value="0.000432922599798471">
            <text:p>0.0004329226</text:p>
          </table:table-cell>
          <table:table-cell table:formula="of:=[.GS74]/[.$IW$74]" office:value-type="float" office:value="0.0004182439212699">
            <text:p>0.0004182439</text:p>
          </table:table-cell>
          <table:table-cell table:formula="of:=[.GT74]/[.$IW$74]" office:value-type="float" office:value="0.000408089507550284">
            <text:p>0.0004080895</text:p>
          </table:table-cell>
          <table:table-cell table:formula="of:=[.GU74]/[.$IW$74]" office:value-type="float" office:value="0.000391177806919994">
            <text:p>0.0003911778</text:p>
          </table:table-cell>
          <table:table-cell table:formula="of:=[.GV74]/[.$IW$74]" office:value-type="float" office:value="0.000381496657175862">
            <text:p>0.0003814967</text:p>
          </table:table-cell>
          <table:table-cell table:formula="of:=[.GW74]/[.$IW$74]" office:value-type="float" office:value="0.000383603571535349">
            <text:p>0.0003836036</text:p>
          </table:table-cell>
          <table:table-cell table:formula="of:=[.GX74]/[.$IW$74]" office:value-type="float" office:value="0.000397072447092568">
            <text:p>0.0003970724</text:p>
          </table:table-cell>
          <table:table-cell table:style-name="Default" table:formula="of:=[.GY74]/[.$IW$74]" office:value-type="float" office:value="0.000402951406799677">
            <text:p>0.0004029514</text:p>
          </table:table-cell>
          <table:table-cell table:style-name="Default" table:formula="of:=[.GZ74]/[.$IW$74]" office:value-type="float" office:value="0.000403118188536768">
            <text:p>0.0004031182</text:p>
          </table:table-cell>
          <table:table-cell table:formula="of:=[.HA74]/[.$IW$74]" office:value-type="float" office:value="0.000397297652068198">
            <text:p>0.0003972977</text:p>
          </table:table-cell>
          <table:table-cell table:formula="of:=[.HB74]/[.$IW$74]" office:value-type="float" office:value="0.000389769159528916">
            <text:p>0.0003897692</text:p>
          </table:table-cell>
          <table:table-cell table:formula="of:=[.HC74]/[.$IW$74]" office:value-type="float" office:value="0.000391633697422003">
            <text:p>0.0003916337</text:p>
          </table:table-cell>
          <table:table-cell table:formula="of:=[.HD74]/[.$IW$74]" office:value-type="float" office:value="0.000393282099613151">
            <text:p>0.0003932821</text:p>
          </table:table-cell>
          <table:table-cell table:formula="of:=[.HE74]/[.$IW$74]" office:value-type="float" office:value="0.000392166648429558">
            <text:p>0.0003921666</text:p>
          </table:table-cell>
          <table:table-cell table:formula="of:=[.HF74]/[.$IW$74]" office:value-type="float" office:value="0.000384816428309012">
            <text:p>0.0003848164</text:p>
          </table:table-cell>
          <table:table-cell table:formula="of:=[.HG74]/[.$IW$74]" office:value-type="float" office:value="0.000387402410584817">
            <text:p>0.0003874024</text:p>
          </table:table-cell>
          <table:table-cell table:formula="of:=[.HH74]/[.$IW$74]" office:value-type="float" office:value="0.000395099027003201">
            <text:p>0.000395099</text:p>
          </table:table-cell>
          <table:table-cell table:formula="of:=[.HI74]/[.$IW$74]" office:value-type="float" office:value="0.000407307091571215">
            <text:p>0.0004073071</text:p>
          </table:table-cell>
          <table:table-cell table:formula="of:=[.HJ74]/[.$IW$74]" office:value-type="float" office:value="0.000401908566378315">
            <text:p>0.0004019086</text:p>
          </table:table-cell>
          <table:table-cell table:formula="of:=[.HK74]/[.$IW$74]" office:value-type="float" office:value="0.000393844096805608">
            <text:p>0.0003938441</text:p>
          </table:table-cell>
          <table:table-cell table:formula="of:=[.HL74]/[.$IW$74]" office:value-type="float" office:value="0.00038317108349692">
            <text:p>0.0003831711</text:p>
          </table:table-cell>
          <table:table-cell table:formula="of:=[.HM74]/[.$IW$74]" office:value-type="float" office:value="0.00037926869968773">
            <text:p>0.0003792687</text:p>
          </table:table-cell>
          <table:table-cell table:formula="of:=[.HN74]/[.$IW$74]" office:value-type="float" office:value="0.000378376567657543">
            <text:p>0.0003783766</text:p>
          </table:table-cell>
          <table:table-cell table:formula="of:=[.HO74]/[.$IW$74]" office:value-type="float" office:value="0.000375755055757965">
            <text:p>0.0003757551</text:p>
          </table:table-cell>
          <table:table-cell table:formula="of:=[.HP74]/[.$IW$74]" office:value-type="float" office:value="0.000377252378128113">
            <text:p>0.0003772524</text:p>
          </table:table-cell>
          <table:table-cell table:formula="of:=[.HQ74]/[.$IW$74]" office:value-type="float" office:value="0.000377523213887576">
            <text:p>0.0003775232</text:p>
          </table:table-cell>
          <table:table-cell table:formula="of:=[.HR74]/[.$IW$74]" office:value-type="float" office:value="0.000370410648332241">
            <text:p>0.0003704106</text:p>
          </table:table-cell>
          <table:table-cell table:formula="of:=[.HS74]/[.$IW$74]" office:value-type="float" office:value="0.000363159845524471">
            <text:p>0.0003631598</text:p>
          </table:table-cell>
          <table:table-cell table:formula="of:=[.HT74]/[.$IW$74]" office:value-type="float" office:value="0.000358007031167944">
            <text:p>0.000358007</text:p>
          </table:table-cell>
          <table:table-cell table:formula="of:=[.HU74]/[.$IW$74]" office:value-type="float" office:value="0.000358541210842034">
            <text:p>0.0003585412</text:p>
          </table:table-cell>
          <table:table-cell table:formula="of:=[.HV74]/[.$IW$74]" office:value-type="float" office:value="0.000360787824333215">
            <text:p>0.0003607878</text:p>
          </table:table-cell>
          <table:table-cell table:formula="of:=[.HW74]/[.$IW$74]" office:value-type="float" office:value="0.000368401007868602">
            <text:p>0.000368401</text:p>
          </table:table-cell>
          <table:table-cell table:formula="of:=[.HX74]/[.$IW$74]" office:value-type="float" office:value="0.000372172465841573">
            <text:p>0.0003721725</text:p>
          </table:table-cell>
          <table:table-cell table:formula="of:=[.HY74]/[.$IW$74]" office:value-type="float" office:value="0.000365461155994023">
            <text:p>0.0003654612</text:p>
          </table:table-cell>
          <table:table-cell table:formula="of:=[.HZ74]/[.$IW$74]" office:value-type="float" office:value="0.000360569316642528">
            <text:p>0.0003605693</text:p>
          </table:table-cell>
          <table:table-cell table:formula="of:=[.IA74]/[.$IW$74]" office:value-type="float" office:value="0.00035651687125682">
            <text:p>0.0003565169</text:p>
          </table:table-cell>
          <table:table-cell table:formula="of:=[.IB74]/[.$IW$74]" office:value-type="float" office:value="0.000353804045931681">
            <text:p>0.000353804</text:p>
          </table:table-cell>
          <table:table-cell table:formula="of:=[.IC74]/[.$IW$74]" office:value-type="float" office:value="0.000352526207265478">
            <text:p>0.0003525262</text:p>
          </table:table-cell>
          <table:table-cell table:formula="of:=[.ID74]/[.$IW$74]" office:value-type="float" office:value="0.000351975855288826">
            <text:p>0.0003519759</text:p>
          </table:table-cell>
          <table:table-cell table:formula="of:=[.IE74]/[.$IW$74]" office:value-type="float" office:value="0.000352560500675091">
            <text:p>0.0003525605</text:p>
          </table:table-cell>
          <table:table-cell table:formula="of:=[.IF74]/[.$IW$74]" office:value-type="float" office:value="0.000354957919577922">
            <text:p>0.0003549579</text:p>
          </table:table-cell>
          <table:table-cell table:formula="of:=[.IG74]/[.$IW$74]" office:value-type="float" office:value="0.00035579321488809">
            <text:p>0.0003557932</text:p>
          </table:table-cell>
          <table:table-cell table:formula="of:=[.IH74]/[.$IW$74]" office:value-type="float" office:value="0.000355419133539589">
            <text:p>0.0003554191</text:p>
          </table:table-cell>
          <table:table-cell table:formula="of:=[.II74]/[.$IW$74]" office:value-type="float" office:value="0.000356201982792694">
            <text:p>0.000356202</text:p>
          </table:table-cell>
          <table:table-cell table:formula="of:=[.IJ74]/[.$IW$74]" office:value-type="float" office:value="0.000357439127693401">
            <text:p>0.0003574391</text:p>
          </table:table-cell>
          <table:table-cell table:formula="of:=[.IK74]/[.$IW$74]" office:value-type="float" office:value="0.000358312834602958">
            <text:p>0.0003583128</text:p>
          </table:table-cell>
          <table:table-cell table:formula="of:=[.IL74]/[.$IW$74]" office:value-type="float" office:value="0.000359015703178599">
            <text:p>0.0003590157</text:p>
          </table:table-cell>
          <table:table-cell table:formula="of:=[.IM74]/[.$IW$74]" office:value-type="float" office:value="0.000359522388409101">
            <text:p>0.0003595224</text:p>
          </table:table-cell>
          <table:table-cell table:formula="of:=[.IN74]/[.$IW$74]" office:value-type="float" office:value="0.000361343402798319">
            <text:p>0.0003613434</text:p>
          </table:table-cell>
          <table:table-cell table:formula="of:=[.IO74]/[.$IW$74]" office:value-type="float" office:value="0.000363144648767134">
            <text:p>0.0003631446</text:p>
          </table:table-cell>
          <table:table-cell table:formula="of:=[.IP74]/[.$IW$74]" office:value-type="float" office:value="0.000363794295575171">
            <text:p>0.0003637943</text:p>
          </table:table-cell>
          <table:table-cell table:formula="of:=[.IQ74]/[.$IW$74]" office:value-type="float" office:value="0.000364815759744933">
            <text:p>0.0003648158</text:p>
          </table:table-cell>
          <table:table-cell table:formula="of:=[.IR74]/[.$IW$74]" office:value-type="float" office:value="0.000365542357396265">
            <text:p>0.0003655424</text:p>
          </table:table-cell>
          <table:table-cell table:formula="of:=[.IS74]/[.$IW$74]" office:value-type="float" office:value="0.000367847989373418">
            <text:p>0.000367848</text:p>
          </table:table-cell>
          <table:table-cell table:formula="of:=[.IT74]/[.$IW$74]" office:value-type="float" office:value="0.00036878227486093">
            <text:p>0.0003687823</text:p>
          </table:table-cell>
          <table:table-cell table:formula="of:=[.IU74]/[.$IW$74]" office:value-type="float" office:value="0.000369274999563032">
            <text:p>0.000369275</text:p>
          </table:table-cell>
          <table:table-cell table:formula="of:=[.IV74]/[.$IW$74]" office:value-type="float" office:value="0.000370608025187357">
            <text:p>0.00037060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01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20T01:11:48</dc:date>
    <dc:creator>IEEE8023 </dc:creator>
    <meta:editing-duration>PT02H30M34S</meta:editing-duration>
    <meta:editing-cycles>2</meta:editing-cycles>
    <meta:document-statistic meta:table-count="1" meta:cell-count="192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0.03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35cm" svg:height="17.625cm" xlink:href=".." chart:class="chart:bar" chart:style-name="ch1">
        <chart:plot-area chart:style-name="ch2" table:cell-range-address="Sheet1.A1:Sheet1.IV1 Sheet1.A75:Sheet1.IV75" chart:data-source-has-labels="both" svg:x="0.658cm" svg:y="0.352cm" svg:width="31.619cm" svg:height="16.921cm">
          <chart:axis chart:dimension="x" chart:name="primary-x" chart:style-name="ch3">
            <chart:categories table:cell-range-address="Sheet1.B1:Sheet1.I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5:Sheet1.IV75" chart:label-cell-address="Sheet1.A75:Sheet1.A75" chart:class="chart:bar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IV1">1.3458252</text:p>
              </table:table-cell>
              <table:table-cell office:value-type="string">
                <text:p>45.758057</text:p>
              </table:table-cell>
              <table:table-cell office:value-type="string">
                <text:p>131.89087</text:p>
              </table:table-cell>
              <table:table-cell office:value-type="string">
                <text:p>218.02368</text:p>
              </table:table-cell>
              <table:table-cell office:value-type="string">
                <text:p>304.1565</text:p>
              </table:table-cell>
              <table:table-cell office:value-type="string">
                <text:p>390.2893</text:p>
              </table:table-cell>
              <table:table-cell office:value-type="string">
                <text:p>476.42212</text:p>
              </table:table-cell>
              <table:table-cell office:value-type="string">
                <text:p>562.55493</text:p>
              </table:table-cell>
              <table:table-cell office:value-type="string">
                <text:p>648.68774</text:p>
              </table:table-cell>
              <table:table-cell office:value-type="string">
                <text:p>734.82056</text:p>
              </table:table-cell>
              <table:table-cell office:value-type="string">
                <text:p>820.95337</text:p>
              </table:table-cell>
              <table:table-cell office:value-type="string">
                <text:p>907.0862</text:p>
              </table:table-cell>
              <table:table-cell office:value-type="string">
                <text:p>993.219</text:p>
              </table:table-cell>
              <table:table-cell office:value-type="string">
                <text:p>1079.3518</text:p>
              </table:table-cell>
              <table:table-cell office:value-type="string">
                <text:p>1165.4846</text:p>
              </table:table-cell>
              <table:table-cell office:value-type="string">
                <text:p>1251.6174</text:p>
              </table:table-cell>
              <table:table-cell office:value-type="string">
                <text:p>1337.7502</text:p>
              </table:table-cell>
              <table:table-cell office:value-type="string">
                <text:p>1423.883</text:p>
              </table:table-cell>
              <table:table-cell office:value-type="string">
                <text:p>1510.0159</text:p>
              </table:table-cell>
              <table:table-cell office:value-type="string">
                <text:p>1596.1487</text:p>
              </table:table-cell>
              <table:table-cell office:value-type="string">
                <text:p>1682.2815</text:p>
              </table:table-cell>
              <table:table-cell office:value-type="string">
                <text:p>1768.4143</text:p>
              </table:table-cell>
              <table:table-cell office:value-type="string">
                <text:p>1854.5471</text:p>
              </table:table-cell>
              <table:table-cell office:value-type="string">
                <text:p>1940.6799</text:p>
              </table:table-cell>
              <table:table-cell office:value-type="string">
                <text:p>2026.8127</text:p>
              </table:table-cell>
              <table:table-cell office:value-type="string">
                <text:p>2112.9456</text:p>
              </table:table-cell>
              <table:table-cell office:value-type="string">
                <text:p>2199.0784</text:p>
              </table:table-cell>
              <table:table-cell office:value-type="string">
                <text:p>2285.2112</text:p>
              </table:table-cell>
              <table:table-cell office:value-type="string">
                <text:p>2371.344</text:p>
              </table:table-cell>
              <table:table-cell office:value-type="string">
                <text:p>2457.4768</text:p>
              </table:table-cell>
              <table:table-cell office:value-type="string">
                <text:p>2543.6096</text:p>
              </table:table-cell>
              <table:table-cell office:value-type="string">
                <text:p>2629.7424</text:p>
              </table:table-cell>
              <table:table-cell office:value-type="string">
                <text:p>2715.8752</text:p>
              </table:table-cell>
              <table:table-cell office:value-type="string">
                <text:p>2802.008</text:p>
              </table:table-cell>
              <table:table-cell office:value-type="string">
                <text:p>2888.1409</text:p>
              </table:table-cell>
              <table:table-cell office:value-type="string">
                <text:p>2974.2737</text:p>
              </table:table-cell>
              <table:table-cell office:value-type="string">
                <text:p>3060.4065</text:p>
              </table:table-cell>
              <table:table-cell office:value-type="string">
                <text:p>3146.5393</text:p>
              </table:table-cell>
              <table:table-cell office:value-type="string">
                <text:p>3232.672</text:p>
              </table:table-cell>
              <table:table-cell office:value-type="string">
                <text:p>3318.805</text:p>
              </table:table-cell>
              <table:table-cell office:value-type="string">
                <text:p>3404.9377</text:p>
              </table:table-cell>
              <table:table-cell office:value-type="string">
                <text:p>3491.0706</text:p>
              </table:table-cell>
              <table:table-cell office:value-type="string">
                <text:p>3577.2034</text:p>
              </table:table-cell>
              <table:table-cell office:value-type="string">
                <text:p>3663.3362</text:p>
              </table:table-cell>
              <table:table-cell office:value-type="string">
                <text:p>3749.469</text:p>
              </table:table-cell>
              <table:table-cell office:value-type="string">
                <text:p>3835.6018</text:p>
              </table:table-cell>
              <table:table-cell office:value-type="string">
                <text:p>3921.7346</text:p>
              </table:table-cell>
              <table:table-cell office:value-type="string">
                <text:p>4007.8674</text:p>
              </table:table-cell>
              <table:table-cell office:value-type="string">
                <text:p>4094.0005</text:p>
              </table:table-cell>
              <table:table-cell office:value-type="string">
                <text:p>4180.1333</text:p>
              </table:table-cell>
              <table:table-cell office:value-type="string">
                <text:p>4266.266</text:p>
              </table:table-cell>
              <table:table-cell office:value-type="string">
                <text:p>4352.399</text:p>
              </table:table-cell>
              <table:table-cell office:value-type="string">
                <text:p>4438.5317</text:p>
              </table:table-cell>
              <table:table-cell office:value-type="string">
                <text:p>4524.6646</text:p>
              </table:table-cell>
              <table:table-cell office:value-type="string">
                <text:p>4610.7974</text:p>
              </table:table-cell>
              <table:table-cell office:value-type="string">
                <text:p>4696.93</text:p>
              </table:table-cell>
              <table:table-cell office:value-type="string">
                <text:p>4783.063</text:p>
              </table:table-cell>
              <table:table-cell office:value-type="string">
                <text:p>4869.196</text:p>
              </table:table-cell>
              <table:table-cell office:value-type="string">
                <text:p>4955.3286</text:p>
              </table:table-cell>
              <table:table-cell office:value-type="string">
                <text:p>5041.4614</text:p>
              </table:table-cell>
              <table:table-cell office:value-type="string">
                <text:p>5127.594</text:p>
              </table:table-cell>
              <table:table-cell office:value-type="string">
                <text:p>5213.727</text:p>
              </table:table-cell>
              <table:table-cell office:value-type="string">
                <text:p>5299.86</text:p>
              </table:table-cell>
              <table:table-cell office:value-type="string">
                <text:p>5385.9927</text:p>
              </table:table-cell>
              <table:table-cell office:value-type="string">
                <text:p>5472.1255</text:p>
              </table:table-cell>
              <table:table-cell office:value-type="string">
                <text:p>5558.2583</text:p>
              </table:table-cell>
              <table:table-cell office:value-type="string">
                <text:p>5644.391</text:p>
              </table:table-cell>
              <table:table-cell office:value-type="string">
                <text:p>5730.524</text:p>
              </table:table-cell>
              <table:table-cell office:value-type="string">
                <text:p>5816.6567</text:p>
              </table:table-cell>
              <table:table-cell office:value-type="string">
                <text:p>5902.7896</text:p>
              </table:table-cell>
              <table:table-cell office:value-type="string">
                <text:p>5988.9224</text:p>
              </table:table-cell>
              <table:table-cell office:value-type="string">
                <text:p>6075.055</text:p>
              </table:table-cell>
              <table:table-cell office:value-type="string">
                <text:p>6161.188</text:p>
              </table:table-cell>
              <table:table-cell office:value-type="string">
                <text:p>6247.321</text:p>
              </table:table-cell>
              <table:table-cell office:value-type="string">
                <text:p>6333.4536</text:p>
              </table:table-cell>
              <table:table-cell office:value-type="string">
                <text:p>6419.5864</text:p>
              </table:table-cell>
              <table:table-cell office:value-type="string">
                <text:p>6505.719</text:p>
              </table:table-cell>
              <table:table-cell office:value-type="string">
                <text:p>6591.852</text:p>
              </table:table-cell>
              <table:table-cell office:value-type="string">
                <text:p>6677.985</text:p>
              </table:table-cell>
              <table:table-cell office:value-type="string">
                <text:p>6764.1177</text:p>
              </table:table-cell>
              <table:table-cell office:value-type="string">
                <text:p>6850.2505</text:p>
              </table:table-cell>
              <table:table-cell office:value-type="string">
                <text:p>6936.3833</text:p>
              </table:table-cell>
              <table:table-cell office:value-type="string">
                <text:p>7022.516</text:p>
              </table:table-cell>
              <table:table-cell office:value-type="string">
                <text:p>7108.649</text:p>
              </table:table-cell>
              <table:table-cell office:value-type="string">
                <text:p>7194.7817</text:p>
              </table:table-cell>
              <table:table-cell office:value-type="string">
                <text:p>7280.9146</text:p>
              </table:table-cell>
              <table:table-cell office:value-type="string">
                <text:p>7367.0474</text:p>
              </table:table-cell>
              <table:table-cell office:value-type="string">
                <text:p>7453.18</text:p>
              </table:table-cell>
              <table:table-cell office:value-type="string">
                <text:p>7539.313</text:p>
              </table:table-cell>
              <table:table-cell office:value-type="string">
                <text:p>7625.446</text:p>
              </table:table-cell>
              <table:table-cell office:value-type="string">
                <text:p>7711.5786</text:p>
              </table:table-cell>
              <table:table-cell office:value-type="string">
                <text:p>7797.7114</text:p>
              </table:table-cell>
              <table:table-cell office:value-type="string">
                <text:p>7883.844</text:p>
              </table:table-cell>
              <table:table-cell office:value-type="string">
                <text:p>7969.977</text:p>
              </table:table-cell>
              <table:table-cell office:value-type="string">
                <text:p>8056.11</text:p>
              </table:table-cell>
              <table:table-cell office:value-type="string">
                <text:p>8142.2427</text:p>
              </table:table-cell>
              <table:table-cell office:value-type="string">
                <text:p>8228.372</text:p>
              </table:table-cell>
              <table:table-cell office:value-type="string">
                <text:p>8314.498</text:p>
              </table:table-cell>
              <table:table-cell office:value-type="string">
                <text:p>8400.623</text:p>
              </table:table-cell>
              <table:table-cell office:value-type="string">
                <text:p>8486.748</text:p>
              </table:table-cell>
              <table:table-cell office:value-type="string">
                <text:p>8572.873</text:p>
              </table:table-cell>
              <table:table-cell office:value-type="string">
                <text:p>8658.998</text:p>
              </table:table-cell>
              <table:table-cell office:value-type="string">
                <text:p>8745.123</text:p>
              </table:table-cell>
              <table:table-cell office:value-type="string">
                <text:p>8831.248</text:p>
              </table:table-cell>
              <table:table-cell office:value-type="string">
                <text:p>8917.373</text:p>
              </table:table-cell>
              <table:table-cell office:value-type="string">
                <text:p>9003.498</text:p>
              </table:table-cell>
              <table:table-cell office:value-type="string">
                <text:p>9089.623</text:p>
              </table:table-cell>
              <table:table-cell office:value-type="string">
                <text:p>9175.748</text:p>
              </table:table-cell>
              <table:table-cell office:value-type="string">
                <text:p>9261.873</text:p>
              </table:table-cell>
              <table:table-cell office:value-type="string">
                <text:p>9347.998</text:p>
              </table:table-cell>
              <table:table-cell office:value-type="string">
                <text:p>9434.123</text:p>
              </table:table-cell>
              <table:table-cell office:value-type="string">
                <text:p>9520.248</text:p>
              </table:table-cell>
              <table:table-cell office:value-type="string">
                <text:p>9606.373</text:p>
              </table:table-cell>
              <table:table-cell office:value-type="string">
                <text:p>9692.498</text:p>
              </table:table-cell>
              <table:table-cell office:value-type="string">
                <text:p>9778.623</text:p>
              </table:table-cell>
              <table:table-cell office:value-type="string">
                <text:p>9864.748</text:p>
              </table:table-cell>
              <table:table-cell office:value-type="string">
                <text:p>9950.873</text:p>
              </table:table-cell>
              <table:table-cell office:value-type="string">
                <text:p>10036.998</text:p>
              </table:table-cell>
              <table:table-cell office:value-type="string">
                <text:p>10123.123</text:p>
              </table:table-cell>
              <table:table-cell office:value-type="string">
                <text:p>10209.248</text:p>
              </table:table-cell>
              <table:table-cell office:value-type="string">
                <text:p>10295.373</text:p>
              </table:table-cell>
              <table:table-cell office:value-type="string">
                <text:p>10381.498</text:p>
              </table:table-cell>
              <table:table-cell office:value-type="string">
                <text:p>10467.623</text:p>
              </table:table-cell>
              <table:table-cell office:value-type="string">
                <text:p>10553.748</text:p>
              </table:table-cell>
              <table:table-cell office:value-type="string">
                <text:p>10639.873</text:p>
              </table:table-cell>
              <table:table-cell office:value-type="string">
                <text:p>10725.998</text:p>
              </table:table-cell>
              <table:table-cell office:value-type="string">
                <text:p>10812.123</text:p>
              </table:table-cell>
              <table:table-cell office:value-type="string">
                <text:p>10898.248</text:p>
              </table:table-cell>
              <table:table-cell office:value-type="string">
                <text:p>10984.373</text:p>
              </table:table-cell>
              <table:table-cell office:value-type="string">
                <text:p>11070.498</text:p>
              </table:table-cell>
              <table:table-cell office:value-type="string">
                <text:p>11156.623</text:p>
              </table:table-cell>
              <table:table-cell office:value-type="string">
                <text:p>11242.748</text:p>
              </table:table-cell>
              <table:table-cell office:value-type="string">
                <text:p>11328.873</text:p>
              </table:table-cell>
              <table:table-cell office:value-type="string">
                <text:p>11414.998</text:p>
              </table:table-cell>
              <table:table-cell office:value-type="string">
                <text:p>11501.123</text:p>
              </table:table-cell>
              <table:table-cell office:value-type="string">
                <text:p>11587.248</text:p>
              </table:table-cell>
              <table:table-cell office:value-type="string">
                <text:p>11673.373</text:p>
              </table:table-cell>
              <table:table-cell office:value-type="string">
                <text:p>11759.498</text:p>
              </table:table-cell>
              <table:table-cell office:value-type="string">
                <text:p>11845.623</text:p>
              </table:table-cell>
              <table:table-cell office:value-type="string">
                <text:p>11931.748</text:p>
              </table:table-cell>
              <table:table-cell office:value-type="string">
                <text:p>12017.873</text:p>
              </table:table-cell>
              <table:table-cell office:value-type="string">
                <text:p>12103.998</text:p>
              </table:table-cell>
              <table:table-cell office:value-type="string">
                <text:p>12190.123</text:p>
              </table:table-cell>
              <table:table-cell office:value-type="string">
                <text:p>12276.248</text:p>
              </table:table-cell>
              <table:table-cell office:value-type="string">
                <text:p>12362.373</text:p>
              </table:table-cell>
              <table:table-cell office:value-type="string">
                <text:p>12448.498</text:p>
              </table:table-cell>
              <table:table-cell office:value-type="string">
                <text:p>12534.623</text:p>
              </table:table-cell>
              <table:table-cell office:value-type="string">
                <text:p>12620.748</text:p>
              </table:table-cell>
              <table:table-cell office:value-type="string">
                <text:p>12706.873</text:p>
              </table:table-cell>
              <table:table-cell office:value-type="string">
                <text:p>12792.998</text:p>
              </table:table-cell>
              <table:table-cell office:value-type="string">
                <text:p>12879.123</text:p>
              </table:table-cell>
              <table:table-cell office:value-type="string">
                <text:p>12965.248</text:p>
              </table:table-cell>
              <table:table-cell office:value-type="string">
                <text:p>13051.373</text:p>
              </table:table-cell>
              <table:table-cell office:value-type="string">
                <text:p>13137.498</text:p>
              </table:table-cell>
              <table:table-cell office:value-type="string">
                <text:p>13223.623</text:p>
              </table:table-cell>
              <table:table-cell office:value-type="string">
                <text:p>13309.748</text:p>
              </table:table-cell>
              <table:table-cell office:value-type="string">
                <text:p>13395.873</text:p>
              </table:table-cell>
              <table:table-cell office:value-type="string">
                <text:p>13481.998</text:p>
              </table:table-cell>
              <table:table-cell office:value-type="string">
                <text:p>13568.123</text:p>
              </table:table-cell>
              <table:table-cell office:value-type="string">
                <text:p>13654.248</text:p>
              </table:table-cell>
              <table:table-cell office:value-type="string">
                <text:p>13740.373</text:p>
              </table:table-cell>
              <table:table-cell office:value-type="string">
                <text:p>13826.498</text:p>
              </table:table-cell>
              <table:table-cell office:value-type="string">
                <text:p>13912.623</text:p>
              </table:table-cell>
              <table:table-cell office:value-type="string">
                <text:p>13998.748</text:p>
              </table:table-cell>
              <table:table-cell office:value-type="string">
                <text:p>14084.873</text:p>
              </table:table-cell>
              <table:table-cell office:value-type="string">
                <text:p>14170.998</text:p>
              </table:table-cell>
              <table:table-cell office:value-type="string">
                <text:p>14257.123</text:p>
              </table:table-cell>
              <table:table-cell office:value-type="string">
                <text:p>14343.248</text:p>
              </table:table-cell>
              <table:table-cell office:value-type="string">
                <text:p>14429.373</text:p>
              </table:table-cell>
              <table:table-cell office:value-type="string">
                <text:p>14515.498</text:p>
              </table:table-cell>
              <table:table-cell office:value-type="string">
                <text:p>14601.623</text:p>
              </table:table-cell>
              <table:table-cell office:value-type="string">
                <text:p>14687.748</text:p>
              </table:table-cell>
              <table:table-cell office:value-type="string">
                <text:p>14773.873</text:p>
              </table:table-cell>
              <table:table-cell office:value-type="string">
                <text:p>14859.998</text:p>
              </table:table-cell>
              <table:table-cell office:value-type="string">
                <text:p>14946.123</text:p>
              </table:table-cell>
              <table:table-cell office:value-type="string">
                <text:p>15032.248</text:p>
              </table:table-cell>
              <table:table-cell office:value-type="string">
                <text:p>15118.373</text:p>
              </table:table-cell>
              <table:table-cell office:value-type="string">
                <text:p>15204.498</text:p>
              </table:table-cell>
              <table:table-cell office:value-type="string">
                <text:p>15290.623</text:p>
              </table:table-cell>
              <table:table-cell office:value-type="string">
                <text:p>15376.748</text:p>
              </table:table-cell>
              <table:table-cell office:value-type="string">
                <text:p>15462.873</text:p>
              </table:table-cell>
              <table:table-cell office:value-type="string">
                <text:p>15548.998</text:p>
              </table:table-cell>
              <table:table-cell office:value-type="string">
                <text:p>15635.123</text:p>
              </table:table-cell>
              <table:table-cell office:value-type="string">
                <text:p>15721.248</text:p>
              </table:table-cell>
              <table:table-cell office:value-type="string">
                <text:p>15807.373</text:p>
              </table:table-cell>
              <table:table-cell office:value-type="string">
                <text:p>15893.498</text:p>
              </table:table-cell>
              <table:table-cell office:value-type="string">
                <text:p>15979.623</text:p>
              </table:table-cell>
              <table:table-cell office:value-type="string">
                <text:p>16065.748</text:p>
              </table:table-cell>
              <table:table-cell office:value-type="string">
                <text:p>16151.873</text:p>
              </table:table-cell>
              <table:table-cell office:value-type="string">
                <text:p>16237.998</text:p>
              </table:table-cell>
              <table:table-cell office:value-type="string">
                <text:p>16324.123</text:p>
              </table:table-cell>
              <table:table-cell office:value-type="string">
                <text:p>16410.248</text:p>
              </table:table-cell>
              <table:table-cell office:value-type="string">
                <text:p>16496.373</text:p>
              </table:table-cell>
              <table:table-cell office:value-type="string">
                <text:p>16582.498</text:p>
              </table:table-cell>
              <table:table-cell office:value-type="string">
                <text:p>16668.623</text:p>
              </table:table-cell>
              <table:table-cell office:value-type="string">
                <text:p>16754.748</text:p>
              </table:table-cell>
              <table:table-cell office:value-type="string">
                <text:p>16840.873</text:p>
              </table:table-cell>
              <table:table-cell office:value-type="string">
                <text:p>16926.998</text:p>
              </table:table-cell>
              <table:table-cell office:value-type="string">
                <text:p>17013.123</text:p>
              </table:table-cell>
              <table:table-cell office:value-type="string">
                <text:p>17099.248</text:p>
              </table:table-cell>
              <table:table-cell office:value-type="string">
                <text:p>17185.373</text:p>
              </table:table-cell>
              <table:table-cell office:value-type="string">
                <text:p>17271.498</text:p>
              </table:table-cell>
              <table:table-cell office:value-type="string">
                <text:p>17357.623</text:p>
              </table:table-cell>
              <table:table-cell office:value-type="string">
                <text:p>17443.748</text:p>
              </table:table-cell>
              <table:table-cell office:value-type="string">
                <text:p>17529.873</text:p>
              </table:table-cell>
              <table:table-cell office:value-type="string">
                <text:p>17615.998</text:p>
              </table:table-cell>
              <table:table-cell office:value-type="string">
                <text:p>17702.123</text:p>
              </table:table-cell>
              <table:table-cell office:value-type="string">
                <text:p>17788.248</text:p>
              </table:table-cell>
              <table:table-cell office:value-type="string">
                <text:p>17874.373</text:p>
              </table:table-cell>
              <table:table-cell office:value-type="string">
                <text:p>17960.498</text:p>
              </table:table-cell>
              <table:table-cell office:value-type="string">
                <text:p>18046.623</text:p>
              </table:table-cell>
              <table:table-cell office:value-type="string">
                <text:p>18132.748</text:p>
              </table:table-cell>
              <table:table-cell office:value-type="string">
                <text:p>18218.873</text:p>
              </table:table-cell>
              <table:table-cell office:value-type="string">
                <text:p>18304.998</text:p>
              </table:table-cell>
              <table:table-cell office:value-type="string">
                <text:p>18391.123</text:p>
              </table:table-cell>
              <table:table-cell office:value-type="string">
                <text:p>18477.248</text:p>
              </table:table-cell>
              <table:table-cell office:value-type="string">
                <text:p>18563.373</text:p>
              </table:table-cell>
              <table:table-cell office:value-type="string">
                <text:p>18649.498</text:p>
              </table:table-cell>
              <table:table-cell office:value-type="string">
                <text:p>18735.623</text:p>
              </table:table-cell>
              <table:table-cell office:value-type="string">
                <text:p>18821.748</text:p>
              </table:table-cell>
              <table:table-cell office:value-type="string">
                <text:p>18907.873</text:p>
              </table:table-cell>
              <table:table-cell office:value-type="string">
                <text:p>18993.998</text:p>
              </table:table-cell>
              <table:table-cell office:value-type="string">
                <text:p>19080.123</text:p>
              </table:table-cell>
              <table:table-cell office:value-type="string">
                <text:p>19166.248</text:p>
              </table:table-cell>
              <table:table-cell office:value-type="string">
                <text:p>19252.373</text:p>
              </table:table-cell>
              <table:table-cell office:value-type="string">
                <text:p>19338.498</text:p>
              </table:table-cell>
              <table:table-cell office:value-type="string">
                <text:p>19424.623</text:p>
              </table:table-cell>
              <table:table-cell office:value-type="string">
                <text:p>19510.748</text:p>
              </table:table-cell>
              <table:table-cell office:value-type="string">
                <text:p>19596.873</text:p>
              </table:table-cell>
              <table:table-cell office:value-type="string">
                <text:p>19682.998</text:p>
              </table:table-cell>
              <table:table-cell office:value-type="string">
                <text:p>19769.123</text:p>
              </table:table-cell>
              <table:table-cell office:value-type="string">
                <text:p>19855.248</text:p>
              </table:table-cell>
              <table:table-cell office:value-type="string">
                <text:p>19941.373</text:p>
              </table:table-cell>
              <table:table-cell office:value-type="string">
                <text:p>20027.498</text:p>
              </table:table-cell>
              <table:table-cell office:value-type="string">
                <text:p>20113.623</text:p>
              </table:table-cell>
              <table:table-cell office:value-type="string">
                <text:p>20199.748</text:p>
              </table:table-cell>
              <table:table-cell office:value-type="string">
                <text:p>20285.873</text:p>
              </table:table-cell>
              <table:table-cell office:value-type="string">
                <text:p>20371.998</text:p>
              </table:table-cell>
              <table:table-cell office:value-type="string">
                <text:p>20458.123</text:p>
              </table:table-cell>
              <table:table-cell office:value-type="string">
                <text:p>20544.248</text:p>
              </table:table-cell>
              <table:table-cell office:value-type="string">
                <text:p>20630.373</text:p>
              </table:table-cell>
              <table:table-cell office:value-type="string">
                <text:p>20716.498</text:p>
              </table:table-cell>
              <table:table-cell office:value-type="string">
                <text:p>20802.623</text:p>
              </table:table-cell>
              <table:table-cell office:value-type="string">
                <text:p>20888.748</text:p>
              </table:table-cell>
              <table:table-cell office:value-type="string">
                <text:p>20974.873</text:p>
              </table:table-cell>
              <table:table-cell office:value-type="string">
                <text:p>21060.998</text:p>
              </table:table-cell>
              <table:table-cell office:value-type="string">
                <text:p>21147.123</text:p>
              </table:table-cell>
              <table:table-cell office:value-type="string">
                <text:p>21233.248</text:p>
              </table:table-cell>
              <table:table-cell office:value-type="string">
                <text:p>21319.373</text:p>
              </table:table-cell>
              <table:table-cell office:value-type="string">
                <text:p>21405.498</text:p>
              </table:table-cell>
              <table:table-cell office:value-type="string">
                <text:p>21491.623</text:p>
              </table:table-cell>
              <table:table-cell office:value-type="string">
                <text:p>21577.748</text:p>
              </table:table-cell>
              <table:table-cell office:value-type="string">
                <text:p>21663.873</text:p>
              </table:table-cell>
              <table:table-cell office:value-type="string">
                <text:p>21749.998</text:p>
              </table:table-cell>
              <table:table-cell office:value-type="string">
                <text:p>21836.123</text:p>
              </table:table-cell>
            </table:table-row>
          </table:table-header-rows>
          <table:table-rows>
            <table:table-row>
              <table:table-cell office:value-type="string">
                <text:p text:id="Sheet1.A75:Sheet1.A75">norm mean</text:p>
              </table:table-cell>
              <table:table-cell office:value-type="float" office:value="0.0387260389716181">
                <text:p text:id="Sheet1.B75:Sheet1.IV75">0.0387260389716181</text:p>
              </table:table-cell>
              <table:table-cell office:value-type="float" office:value="0.0567807060643758">
                <text:p>0.0567807060643758</text:p>
              </table:table-cell>
              <table:table-cell office:value-type="float" office:value="0.0293832583144855">
                <text:p>0.0293832583144855</text:p>
              </table:table-cell>
              <table:table-cell office:value-type="float" office:value="0.0177843716417084">
                <text:p>0.0177843716417084</text:p>
              </table:table-cell>
              <table:table-cell office:value-type="float" office:value="0.0124745343381584">
                <text:p>0.0124745343381584</text:p>
              </table:table-cell>
              <table:table-cell office:value-type="float" office:value="0.0123184361273498">
                <text:p>0.0123184361273498</text:p>
              </table:table-cell>
              <table:table-cell office:value-type="float" office:value="0.0095452305794707">
                <text:p>0.0095452305794707</text:p>
              </table:table-cell>
              <table:table-cell office:value-type="float" office:value="0.0101607919666751">
                <text:p>0.0101607919666751</text:p>
              </table:table-cell>
              <table:table-cell office:value-type="float" office:value="0.00895564222692619">
                <text:p>0.00895564222692619</text:p>
              </table:table-cell>
              <table:table-cell office:value-type="float" office:value="0.00791704503562986">
                <text:p>0.00791704503562986</text:p>
              </table:table-cell>
              <table:table-cell office:value-type="float" office:value="0.00875006965680942">
                <text:p>0.00875006965680942</text:p>
              </table:table-cell>
              <table:table-cell office:value-type="float" office:value="0.00676180673801633">
                <text:p>0.00676180673801633</text:p>
              </table:table-cell>
              <table:table-cell office:value-type="float" office:value="0.0070962514717326">
                <text:p>0.0070962514717326</text:p>
              </table:table-cell>
              <table:table-cell office:value-type="float" office:value="0.00778653230621437">
                <text:p>0.00778653230621437</text:p>
              </table:table-cell>
              <table:table-cell office:value-type="float" office:value="0.00713165859145251">
                <text:p>0.00713165859145251</text:p>
              </table:table-cell>
              <table:table-cell office:value-type="float" office:value="0.00767339618805664">
                <text:p>0.00767339618805664</text:p>
              </table:table-cell>
              <table:table-cell office:value-type="float" office:value="0.00618190342559261">
                <text:p>0.00618190342559261</text:p>
              </table:table-cell>
              <table:table-cell office:value-type="float" office:value="0.00728336360109657">
                <text:p>0.00728336360109657</text:p>
              </table:table-cell>
              <table:table-cell office:value-type="float" office:value="0.00781360380004978">
                <text:p>0.00781360380004978</text:p>
              </table:table-cell>
              <table:table-cell office:value-type="float" office:value="0.00765349541572477">
                <text:p>0.00765349541572477</text:p>
              </table:table-cell>
              <table:table-cell office:value-type="float" office:value="0.00838404738618261">
                <text:p>0.00838404738618261</text:p>
              </table:table-cell>
              <table:table-cell office:value-type="float" office:value="0.00673235960823432">
                <text:p>0.00673235960823432</text:p>
              </table:table-cell>
              <table:table-cell office:value-type="float" office:value="0.0067892380003032">
                <text:p>0.0067892380003032</text:p>
              </table:table-cell>
              <table:table-cell office:value-type="float" office:value="0.00782813511753887">
                <text:p>0.00782813511753887</text:p>
              </table:table-cell>
              <table:table-cell office:value-type="float" office:value="0.00835858683935403">
                <text:p>0.00835858683935403</text:p>
              </table:table-cell>
              <table:table-cell office:value-type="float" office:value="0.00965761991271773">
                <text:p>0.00965761991271773</text:p>
              </table:table-cell>
              <table:table-cell office:value-type="float" office:value="0.0094337105648449">
                <text:p>0.0094337105648449</text:p>
              </table:table-cell>
              <table:table-cell office:value-type="float" office:value="0.00960886950921995">
                <text:p>0.00960886950921995</text:p>
              </table:table-cell>
              <table:table-cell office:value-type="float" office:value="0.00921340828310507">
                <text:p>0.00921340828310507</text:p>
              </table:table-cell>
              <table:table-cell office:value-type="float" office:value="0.00919441842380041">
                <text:p>0.00919441842380041</text:p>
              </table:table-cell>
              <table:table-cell office:value-type="float" office:value="0.0105623559857511">
                <text:p>0.0105623559857511</text:p>
              </table:table-cell>
              <table:table-cell office:value-type="float" office:value="0.00989084061122841">
                <text:p>0.00989084061122841</text:p>
              </table:table-cell>
              <table:table-cell office:value-type="float" office:value="0.008737878359348">
                <text:p>0.008737878359348</text:p>
              </table:table-cell>
              <table:table-cell office:value-type="float" office:value="0.00779613800957057">
                <text:p>0.00779613800957057</text:p>
              </table:table-cell>
              <table:table-cell office:value-type="float" office:value="0.00838225337282829">
                <text:p>0.00838225337282829</text:p>
              </table:table-cell>
              <table:table-cell office:value-type="float" office:value="0.008144858357215">
                <text:p>0.008144858357215</text:p>
              </table:table-cell>
              <table:table-cell office:value-type="float" office:value="0.00889986235527106">
                <text:p>0.00889986235527106</text:p>
              </table:table-cell>
              <table:table-cell office:value-type="float" office:value="0.00936169862122629">
                <text:p>0.00936169862122629</text:p>
              </table:table-cell>
              <table:table-cell office:value-type="float" office:value="0.00965777150852626">
                <text:p>0.00965777150852626</text:p>
              </table:table-cell>
              <table:table-cell office:value-type="float" office:value="0.00920430369943903">
                <text:p>0.00920430369943903</text:p>
              </table:table-cell>
              <table:table-cell office:value-type="float" office:value="0.00909885371014757">
                <text:p>0.00909885371014757</text:p>
              </table:table-cell>
              <table:table-cell office:value-type="float" office:value="0.00856194607656406">
                <text:p>0.00856194607656406</text:p>
              </table:table-cell>
              <table:table-cell office:value-type="float" office:value="0.00796394622238976">
                <text:p>0.00796394622238976</text:p>
              </table:table-cell>
              <table:table-cell office:value-type="float" office:value="0.00828682987478351">
                <text:p>0.00828682987478351</text:p>
              </table:table-cell>
              <table:table-cell office:value-type="float" office:value="0.0081505233630354">
                <text:p>0.0081505233630354</text:p>
              </table:table-cell>
              <table:table-cell office:value-type="float" office:value="0.00806131628590898">
                <text:p>0.00806131628590898</text:p>
              </table:table-cell>
              <table:table-cell office:value-type="float" office:value="0.00784356130940271">
                <text:p>0.00784356130940271</text:p>
              </table:table-cell>
              <table:table-cell office:value-type="float" office:value="0.00743155447251537">
                <text:p>0.00743155447251537</text:p>
              </table:table-cell>
              <table:table-cell office:value-type="float" office:value="0.00717721460710076">
                <text:p>0.00717721460710076</text:p>
              </table:table-cell>
              <table:table-cell office:value-type="float" office:value="0.00691389362227588">
                <text:p>0.00691389362227588</text:p>
              </table:table-cell>
              <table:table-cell office:value-type="float" office:value="0.00667463779161059">
                <text:p>0.00667463779161059</text:p>
              </table:table-cell>
              <table:table-cell office:value-type="float" office:value="0.00662979892639713">
                <text:p>0.00662979892639713</text:p>
              </table:table-cell>
              <table:table-cell office:value-type="float" office:value="0.00644659634849899">
                <text:p>0.00644659634849899</text:p>
              </table:table-cell>
              <table:table-cell office:value-type="float" office:value="0.00657275085496357">
                <text:p>0.00657275085496357</text:p>
              </table:table-cell>
              <table:table-cell office:value-type="float" office:value="0.0066774082321597">
                <text:p>0.0066774082321597</text:p>
              </table:table-cell>
              <table:table-cell office:value-type="float" office:value="0.00670173388493718">
                <text:p>0.00670173388493718</text:p>
              </table:table-cell>
              <table:table-cell office:value-type="float" office:value="0.00649222690555926">
                <text:p>0.00649222690555926</text:p>
              </table:table-cell>
              <table:table-cell office:value-type="float" office:value="0.00612065256428408">
                <text:p>0.00612065256428408</text:p>
              </table:table-cell>
              <table:table-cell office:value-type="float" office:value="0.00602798248965444">
                <text:p>0.00602798248965444</text:p>
              </table:table-cell>
              <table:table-cell office:value-type="float" office:value="0.00570271932798362">
                <text:p>0.00570271932798362</text:p>
              </table:table-cell>
              <table:table-cell office:value-type="float" office:value="0.0057342723801446">
                <text:p>0.0057342723801446</text:p>
              </table:table-cell>
              <table:table-cell office:value-type="float" office:value="0.006167057393353">
                <text:p>0.006167057393353</text:p>
              </table:table-cell>
              <table:table-cell office:value-type="float" office:value="0.00520977319291911">
                <text:p>0.00520977319291911</text:p>
              </table:table-cell>
              <table:table-cell office:value-type="float" office:value="0.00518994713088474">
                <text:p>0.00518994713088474</text:p>
              </table:table-cell>
              <table:table-cell office:value-type="float" office:value="0.00535514212613114">
                <text:p>0.00535514212613114</text:p>
              </table:table-cell>
              <table:table-cell office:value-type="float" office:value="0.00516139935670701">
                <text:p>0.00516139935670701</text:p>
              </table:table-cell>
              <table:table-cell office:value-type="float" office:value="0.00484236018510834">
                <text:p>0.00484236018510834</text:p>
              </table:table-cell>
              <table:table-cell office:value-type="float" office:value="0.0047232673252501">
                <text:p>0.0047232673252501</text:p>
              </table:table-cell>
              <table:table-cell office:value-type="float" office:value="0.00485294412610382">
                <text:p>0.00485294412610382</text:p>
              </table:table-cell>
              <table:table-cell office:value-type="float" office:value="0.00478574710991885">
                <text:p>0.00478574710991885</text:p>
              </table:table-cell>
              <table:table-cell office:value-type="float" office:value="0.00473646855864872">
                <text:p>0.00473646855864872</text:p>
              </table:table-cell>
              <table:table-cell office:value-type="float" office:value="0.00487069201682697">
                <text:p>0.00487069201682697</text:p>
              </table:table-cell>
              <table:table-cell office:value-type="float" office:value="0.00485825331636855">
                <text:p>0.00485825331636855</text:p>
              </table:table-cell>
              <table:table-cell office:value-type="float" office:value="0.00485206957346128">
                <text:p>0.00485206957346128</text:p>
              </table:table-cell>
              <table:table-cell office:value-type="float" office:value="0.00470351238425329">
                <text:p>0.00470351238425329</text:p>
              </table:table-cell>
              <table:table-cell office:value-type="float" office:value="0.00463940797425757">
                <text:p>0.00463940797425757</text:p>
              </table:table-cell>
              <table:table-cell office:value-type="float" office:value="0.00434240675505292">
                <text:p>0.00434240675505292</text:p>
              </table:table-cell>
              <table:table-cell office:value-type="float" office:value="0.00443819463653718">
                <text:p>0.00443819463653718</text:p>
              </table:table-cell>
              <table:table-cell office:value-type="float" office:value="0.00471522725975309">
                <text:p>0.00471522725975309</text:p>
              </table:table-cell>
              <table:table-cell office:value-type="float" office:value="0.0048319673063604">
                <text:p>0.0048319673063604</text:p>
              </table:table-cell>
              <table:table-cell office:value-type="float" office:value="0.00440730220413926">
                <text:p>0.00440730220413926</text:p>
              </table:table-cell>
              <table:table-cell office:value-type="float" office:value="0.0042079355921205">
                <text:p>0.0042079355921205</text:p>
              </table:table-cell>
              <table:table-cell office:value-type="float" office:value="0.00403305216529827">
                <text:p>0.00403305216529827</text:p>
              </table:table-cell>
              <table:table-cell office:value-type="float" office:value="0.00405512687440114">
                <text:p>0.00405512687440114</text:p>
              </table:table-cell>
              <table:table-cell office:value-type="float" office:value="0.00400534819056371">
                <text:p>0.00400534819056371</text:p>
              </table:table-cell>
              <table:table-cell office:value-type="float" office:value="0.00384960711336639">
                <text:p>0.00384960711336639</text:p>
              </table:table-cell>
              <table:table-cell office:value-type="float" office:value="0.00382328180146927">
                <text:p>0.00382328180146927</text:p>
              </table:table-cell>
              <table:table-cell office:value-type="float" office:value="0.00382382979180806">
                <text:p>0.00382382979180806</text:p>
              </table:table-cell>
              <table:table-cell office:value-type="float" office:value="0.00381994994815129">
                <text:p>0.00381994994815129</text:p>
              </table:table-cell>
              <table:table-cell office:value-type="float" office:value="0.00402381675039258">
                <text:p>0.00402381675039258</text:p>
              </table:table-cell>
              <table:table-cell office:value-type="float" office:value="0.00382435356476646">
                <text:p>0.00382435356476646</text:p>
              </table:table-cell>
              <table:table-cell office:value-type="float" office:value="0.00370805019926748">
                <text:p>0.00370805019926748</text:p>
              </table:table-cell>
              <table:table-cell office:value-type="float" office:value="0.00399360325559566">
                <text:p>0.00399360325559566</text:p>
              </table:table-cell>
              <table:table-cell office:value-type="float" office:value="0.00384638679371232">
                <text:p>0.00384638679371232</text:p>
              </table:table-cell>
              <table:table-cell office:value-type="float" office:value="0.0037118913922642">
                <text:p>0.0037118913922642</text:p>
              </table:table-cell>
              <table:table-cell office:value-type="float" office:value="0.00375994559762106">
                <text:p>0.00375994559762106</text:p>
              </table:table-cell>
              <table:table-cell office:value-type="float" office:value="0.00364542450759035">
                <text:p>0.00364542450759035</text:p>
              </table:table-cell>
              <table:table-cell office:value-type="float" office:value="0.00354068622390112">
                <text:p>0.00354068622390112</text:p>
              </table:table-cell>
              <table:table-cell office:value-type="float" office:value="0.00348011779109794">
                <text:p>0.00348011779109794</text:p>
              </table:table-cell>
              <table:table-cell office:value-type="float" office:value="0.00340541995332921">
                <text:p>0.00340541995332921</text:p>
              </table:table-cell>
              <table:table-cell office:value-type="float" office:value="0.00355546178667204">
                <text:p>0.00355546178667204</text:p>
              </table:table-cell>
              <table:table-cell office:value-type="float" office:value="0.00368199885596541">
                <text:p>0.00368199885596541</text:p>
              </table:table-cell>
              <table:table-cell office:value-type="float" office:value="0.00363966306919282">
                <text:p>0.00363966306919282</text:p>
              </table:table-cell>
              <table:table-cell office:value-type="float" office:value="0.00354801407398639">
                <text:p>0.00354801407398639</text:p>
              </table:table-cell>
              <table:table-cell office:value-type="float" office:value="0.00334200891365251">
                <text:p>0.00334200891365251</text:p>
              </table:table-cell>
              <table:table-cell office:value-type="float" office:value="0.00314121847279736">
                <text:p>0.00314121847279736</text:p>
              </table:table-cell>
              <table:table-cell office:value-type="float" office:value="0.00327597248792796">
                <text:p>0.00327597248792796</text:p>
              </table:table-cell>
              <table:table-cell office:value-type="float" office:value="0.00330230965498998">
                <text:p>0.00330230965498998</text:p>
              </table:table-cell>
              <table:table-cell office:value-type="float" office:value="0.00324855341736991">
                <text:p>0.00324855341736991</text:p>
              </table:table-cell>
              <table:table-cell office:value-type="float" office:value="0.00327427960729096">
                <text:p>0.00327427960729096</text:p>
              </table:table-cell>
              <table:table-cell office:value-type="float" office:value="0.00321988846051081">
                <text:p>0.00321988846051081</text:p>
              </table:table-cell>
              <table:table-cell office:value-type="float" office:value="0.00321081383308005">
                <text:p>0.00321081383308005</text:p>
              </table:table-cell>
              <table:table-cell office:value-type="float" office:value="0.00327072377975278">
                <text:p>0.00327072377975278</text:p>
              </table:table-cell>
              <table:table-cell office:value-type="float" office:value="0.00331711632333876">
                <text:p>0.00331711632333876</text:p>
              </table:table-cell>
              <table:table-cell office:value-type="float" office:value="0.00315257932469138">
                <text:p>0.00315257932469138</text:p>
              </table:table-cell>
              <table:table-cell office:value-type="float" office:value="0.00319931419102084">
                <text:p>0.00319931419102084</text:p>
              </table:table-cell>
              <table:table-cell office:value-type="float" office:value="0.0032133340449829">
                <text:p>0.0032133340449829</text:p>
              </table:table-cell>
              <table:table-cell office:value-type="float" office:value="0.00337301077330146">
                <text:p>0.00337301077330146</text:p>
              </table:table-cell>
              <table:table-cell office:value-type="float" office:value="0.00339671701230495">
                <text:p>0.00339671701230495</text:p>
              </table:table-cell>
              <table:table-cell office:value-type="float" office:value="0.00312669140340882">
                <text:p>0.00312669140340882</text:p>
              </table:table-cell>
              <table:table-cell office:value-type="float" office:value="0.00313543039872513">
                <text:p>0.00313543039872513</text:p>
              </table:table-cell>
              <table:table-cell office:value-type="float" office:value="0.00317084647802693">
                <text:p>0.00317084647802693</text:p>
              </table:table-cell>
              <table:table-cell office:value-type="float" office:value="0.00301115148952205">
                <text:p>0.00301115148952205</text:p>
              </table:table-cell>
              <table:table-cell office:value-type="float" office:value="0.00298346283137075">
                <text:p>0.00298346283137075</text:p>
              </table:table-cell>
              <table:table-cell office:value-type="float" office:value="0.00288769334495457">
                <text:p>0.00288769334495457</text:p>
              </table:table-cell>
              <table:table-cell office:value-type="float" office:value="0.00287817717506553">
                <text:p>0.00287817717506553</text:p>
              </table:table-cell>
              <table:table-cell office:value-type="float" office:value="0.00300886166486661">
                <text:p>0.00300886166486661</text:p>
              </table:table-cell>
              <table:table-cell office:value-type="float" office:value="0.0030134309214387">
                <text:p>0.0030134309214387</text:p>
              </table:table-cell>
              <table:table-cell office:value-type="float" office:value="0.00317556580348668">
                <text:p>0.00317556580348668</text:p>
              </table:table-cell>
              <table:table-cell office:value-type="float" office:value="0.00306949453001941">
                <text:p>0.00306949453001941</text:p>
              </table:table-cell>
              <table:table-cell office:value-type="float" office:value="0.00302064210586965">
                <text:p>0.00302064210586965</text:p>
              </table:table-cell>
              <table:table-cell office:value-type="float" office:value="0.00288787189896571">
                <text:p>0.00288787189896571</text:p>
              </table:table-cell>
              <table:table-cell office:value-type="float" office:value="0.00282579917533489">
                <text:p>0.00282579917533489</text:p>
              </table:table-cell>
              <table:table-cell office:value-type="float" office:value="0.0026100484330797">
                <text:p>0.0026100484330797</text:p>
              </table:table-cell>
              <table:table-cell office:value-type="float" office:value="0.00257840380808546">
                <text:p>0.00257840380808546</text:p>
              </table:table-cell>
              <table:table-cell office:value-type="float" office:value="0.00243702618189083">
                <text:p>0.00243702618189083</text:p>
              </table:table-cell>
              <table:table-cell office:value-type="float" office:value="0.00244298105080503">
                <text:p>0.00244298105080503</text:p>
              </table:table-cell>
              <table:table-cell office:value-type="float" office:value="0.00242214597185033">
                <text:p>0.00242214597185033</text:p>
              </table:table-cell>
              <table:table-cell office:value-type="float" office:value="0.00252897105594328">
                <text:p>0.00252897105594328</text:p>
              </table:table-cell>
              <table:table-cell office:value-type="float" office:value="0.00243980367133973">
                <text:p>0.00243980367133973</text:p>
              </table:table-cell>
              <table:table-cell office:value-type="float" office:value="0.00229842823772506">
                <text:p>0.00229842823772506</text:p>
              </table:table-cell>
              <table:table-cell office:value-type="float" office:value="0.0022279736050195">
                <text:p>0.0022279736050195</text:p>
              </table:table-cell>
              <table:table-cell office:value-type="float" office:value="0.00229400814664616">
                <text:p>0.00229400814664616</text:p>
              </table:table-cell>
              <table:table-cell office:value-type="float" office:value="0.00226299902304925">
                <text:p>0.00226299902304925</text:p>
              </table:table-cell>
              <table:table-cell office:value-type="float" office:value="0.00213826218844157">
                <text:p>0.00213826218844157</text:p>
              </table:table-cell>
              <table:table-cell office:value-type="float" office:value="0.00207912040522695">
                <text:p>0.00207912040522695</text:p>
              </table:table-cell>
              <table:table-cell office:value-type="float" office:value="0.00214436322978236">
                <text:p>0.00214436322978236</text:p>
              </table:table-cell>
              <table:table-cell office:value-type="float" office:value="0.0022383458248062">
                <text:p>0.0022383458248062</text:p>
              </table:table-cell>
              <table:table-cell office:value-type="float" office:value="0.00215946064658788">
                <text:p>0.00215946064658788</text:p>
              </table:table-cell>
              <table:table-cell office:value-type="float" office:value="0.00209323893878555">
                <text:p>0.00209323893878555</text:p>
              </table:table-cell>
              <table:table-cell office:value-type="float" office:value="0.0021117808409395">
                <text:p>0.0021117808409395</text:p>
              </table:table-cell>
              <table:table-cell office:value-type="float" office:value="0.00207248030674212">
                <text:p>0.00207248030674212</text:p>
              </table:table-cell>
              <table:table-cell office:value-type="float" office:value="0.00196262404076593">
                <text:p>0.00196262404076593</text:p>
              </table:table-cell>
              <table:table-cell office:value-type="float" office:value="0.00198698675356133">
                <text:p>0.00198698675356133</text:p>
              </table:table-cell>
              <table:table-cell office:value-type="float" office:value="0.00198097028288819">
                <text:p>0.00198097028288819</text:p>
              </table:table-cell>
              <table:table-cell office:value-type="float" office:value="0.00201790920725583">
                <text:p>0.00201790920725583</text:p>
              </table:table-cell>
              <table:table-cell office:value-type="float" office:value="0.00186826787947462">
                <text:p>0.00186826787947462</text:p>
              </table:table-cell>
              <table:table-cell office:value-type="float" office:value="0.00188693995251022">
                <text:p>0.00188693995251022</text:p>
              </table:table-cell>
              <table:table-cell office:value-type="float" office:value="0.00187237901448764">
                <text:p>0.00187237901448764</text:p>
              </table:table-cell>
              <table:table-cell office:value-type="float" office:value="0.00173592659504142">
                <text:p>0.00173592659504142</text:p>
              </table:table-cell>
              <table:table-cell office:value-type="float" office:value="0.00169906964265299">
                <text:p>0.00169906964265299</text:p>
              </table:table-cell>
              <table:table-cell office:value-type="float" office:value="0.00169496394242217">
                <text:p>0.00169496394242217</text:p>
              </table:table-cell>
              <table:table-cell office:value-type="float" office:value="0.00166357094778429">
                <text:p>0.00166357094778429</text:p>
              </table:table-cell>
              <table:table-cell office:value-type="float" office:value="0.00168317248075446">
                <text:p>0.00168317248075446</text:p>
              </table:table-cell>
              <table:table-cell office:value-type="float" office:value="0.00160802728322063">
                <text:p>0.00160802728322063</text:p>
              </table:table-cell>
              <table:table-cell office:value-type="float" office:value="0.00159326974066886">
                <text:p>0.00159326974066886</text:p>
              </table:table-cell>
              <table:table-cell office:value-type="float" office:value="0.00159575115026453">
                <text:p>0.00159575115026453</text:p>
              </table:table-cell>
              <table:table-cell office:value-type="float" office:value="0.00155386572728051">
                <text:p>0.00155386572728051</text:p>
              </table:table-cell>
              <table:table-cell office:value-type="float" office:value="0.00146994368580394">
                <text:p>0.00146994368580394</text:p>
              </table:table-cell>
              <table:table-cell office:value-type="float" office:value="0.00145870688966888">
                <text:p>0.00145870688966888</text:p>
              </table:table-cell>
              <table:table-cell office:value-type="float" office:value="0.0014332062714582">
                <text:p>0.0014332062714582</text:p>
              </table:table-cell>
              <table:table-cell office:value-type="float" office:value="0.00139816090471245">
                <text:p>0.00139816090471245</text:p>
              </table:table-cell>
              <table:table-cell office:value-type="float" office:value="0.00138091427461114">
                <text:p>0.00138091427461114</text:p>
              </table:table-cell>
              <table:table-cell office:value-type="float" office:value="0.00141715215225777">
                <text:p>0.00141715215225777</text:p>
              </table:table-cell>
              <table:table-cell office:value-type="float" office:value="0.00141456802054909">
                <text:p>0.00141456802054909</text:p>
              </table:table-cell>
              <table:table-cell office:value-type="float" office:value="0.00133087154110694">
                <text:p>0.00133087154110694</text:p>
              </table:table-cell>
              <table:table-cell office:value-type="float" office:value="0.00120775567159793">
                <text:p>0.00120775567159793</text:p>
              </table:table-cell>
              <table:table-cell office:value-type="float" office:value="0.00115369557142529">
                <text:p>0.00115369557142529</text:p>
              </table:table-cell>
              <table:table-cell office:value-type="float" office:value="0.00116704430614476">
                <text:p>0.00116704430614476</text:p>
              </table:table-cell>
              <table:table-cell office:value-type="float" office:value="0.00117669954714108">
                <text:p>0.00117669954714108</text:p>
              </table:table-cell>
              <table:table-cell office:value-type="float" office:value="0.00118261574243212">
                <text:p>0.00118261574243212</text:p>
              </table:table-cell>
              <table:table-cell office:value-type="float" office:value="0.0011478237927014">
                <text:p>0.0011478237927014</text:p>
              </table:table-cell>
              <table:table-cell office:value-type="float" office:value="0.00102698709421348">
                <text:p>0.00102698709421348</text:p>
              </table:table-cell>
              <table:table-cell office:value-type="float" office:value="0.000949014754257791">
                <text:p>0.000949014754257791</text:p>
              </table:table-cell>
              <table:table-cell office:value-type="float" office:value="0.000890100021910544">
                <text:p>0.000890100021910544</text:p>
              </table:table-cell>
              <table:table-cell office:value-type="float" office:value="0.000791522916737054">
                <text:p>0.000791522916737054</text:p>
              </table:table-cell>
              <table:table-cell office:value-type="float" office:value="0.000525005154096555">
                <text:p>0.000525005154096555</text:p>
              </table:table-cell>
              <table:table-cell office:value-type="float" office:value="0.000490291990666225">
                <text:p>0.000490291990666225</text:p>
              </table:table-cell>
              <table:table-cell office:value-type="float" office:value="0.000485482410054404">
                <text:p>0.000485482410054404</text:p>
              </table:table-cell>
              <table:table-cell office:value-type="float" office:value="0.000482470455946174">
                <text:p>0.000482470455946174</text:p>
              </table:table-cell>
              <table:table-cell office:value-type="float" office:value="0.000470207526706554">
                <text:p>0.000470207526706554</text:p>
              </table:table-cell>
              <table:table-cell office:value-type="float" office:value="0.000453760248640441">
                <text:p>0.000453760248640441</text:p>
              </table:table-cell>
              <table:table-cell office:value-type="float" office:value="0.000441291530807054">
                <text:p>0.000441291530807054</text:p>
              </table:table-cell>
              <table:table-cell office:value-type="float" office:value="0.000433200256718509">
                <text:p>0.000433200256718509</text:p>
              </table:table-cell>
              <table:table-cell office:value-type="float" office:value="0.000438000765164695">
                <text:p>0.000438000765164695</text:p>
              </table:table-cell>
              <table:table-cell office:value-type="float" office:value="0.000430157986291249">
                <text:p>0.000430157986291249</text:p>
              </table:table-cell>
              <table:table-cell office:value-type="float" office:value="0.000427885559752381">
                <text:p>0.000427885559752381</text:p>
              </table:table-cell>
              <table:table-cell office:value-type="float" office:value="0.0004346917409224">
                <text:p>0.0004346917409224</text:p>
              </table:table-cell>
              <table:table-cell office:value-type="float" office:value="0.000432922599798471">
                <text:p>0.000432922599798471</text:p>
              </table:table-cell>
              <table:table-cell office:value-type="float" office:value="0.0004182439212699">
                <text:p>0.0004182439212699</text:p>
              </table:table-cell>
              <table:table-cell office:value-type="float" office:value="0.000408089507550284">
                <text:p>0.000408089507550284</text:p>
              </table:table-cell>
              <table:table-cell office:value-type="float" office:value="0.000391177806919994">
                <text:p>0.000391177806919994</text:p>
              </table:table-cell>
              <table:table-cell office:value-type="float" office:value="0.000381496657175862">
                <text:p>0.000381496657175862</text:p>
              </table:table-cell>
              <table:table-cell office:value-type="float" office:value="0.000383603571535349">
                <text:p>0.000383603571535349</text:p>
              </table:table-cell>
              <table:table-cell office:value-type="float" office:value="0.000397072447092568">
                <text:p>0.000397072447092568</text:p>
              </table:table-cell>
              <table:table-cell office:value-type="float" office:value="0.000402951406799677">
                <text:p>0.000402951406799677</text:p>
              </table:table-cell>
              <table:table-cell office:value-type="float" office:value="0.000403118188536768">
                <text:p>0.000403118188536768</text:p>
              </table:table-cell>
              <table:table-cell office:value-type="float" office:value="0.000397297652068198">
                <text:p>0.000397297652068198</text:p>
              </table:table-cell>
              <table:table-cell office:value-type="float" office:value="0.000389769159528916">
                <text:p>0.000389769159528916</text:p>
              </table:table-cell>
              <table:table-cell office:value-type="float" office:value="0.000391633697422003">
                <text:p>0.000391633697422003</text:p>
              </table:table-cell>
              <table:table-cell office:value-type="float" office:value="0.000393282099613151">
                <text:p>0.000393282099613151</text:p>
              </table:table-cell>
              <table:table-cell office:value-type="float" office:value="0.000392166648429558">
                <text:p>0.000392166648429558</text:p>
              </table:table-cell>
              <table:table-cell office:value-type="float" office:value="0.000384816428309012">
                <text:p>0.000384816428309012</text:p>
              </table:table-cell>
              <table:table-cell office:value-type="float" office:value="0.000387402410584817">
                <text:p>0.000387402410584817</text:p>
              </table:table-cell>
              <table:table-cell office:value-type="float" office:value="0.000395099027003201">
                <text:p>0.000395099027003201</text:p>
              </table:table-cell>
              <table:table-cell office:value-type="float" office:value="0.000407307091571215">
                <text:p>0.000407307091571215</text:p>
              </table:table-cell>
              <table:table-cell office:value-type="float" office:value="0.000401908566378315">
                <text:p>0.000401908566378315</text:p>
              </table:table-cell>
              <table:table-cell office:value-type="float" office:value="0.000393844096805608">
                <text:p>0.000393844096805608</text:p>
              </table:table-cell>
              <table:table-cell office:value-type="float" office:value="0.00038317108349692">
                <text:p>0.00038317108349692</text:p>
              </table:table-cell>
              <table:table-cell office:value-type="float" office:value="0.00037926869968773">
                <text:p>0.00037926869968773</text:p>
              </table:table-cell>
              <table:table-cell office:value-type="float" office:value="0.000378376567657543">
                <text:p>0.000378376567657543</text:p>
              </table:table-cell>
              <table:table-cell office:value-type="float" office:value="0.000375755055757965">
                <text:p>0.000375755055757965</text:p>
              </table:table-cell>
              <table:table-cell office:value-type="float" office:value="0.000377252378128113">
                <text:p>0.000377252378128113</text:p>
              </table:table-cell>
              <table:table-cell office:value-type="float" office:value="0.000377523213887576">
                <text:p>0.000377523213887576</text:p>
              </table:table-cell>
              <table:table-cell office:value-type="float" office:value="0.000370410648332241">
                <text:p>0.000370410648332241</text:p>
              </table:table-cell>
              <table:table-cell office:value-type="float" office:value="0.000363159845524471">
                <text:p>0.000363159845524471</text:p>
              </table:table-cell>
              <table:table-cell office:value-type="float" office:value="0.000358007031167944">
                <text:p>0.000358007031167944</text:p>
              </table:table-cell>
              <table:table-cell office:value-type="float" office:value="0.000358541210842034">
                <text:p>0.000358541210842034</text:p>
              </table:table-cell>
              <table:table-cell office:value-type="float" office:value="0.000360787824333215">
                <text:p>0.000360787824333215</text:p>
              </table:table-cell>
              <table:table-cell office:value-type="float" office:value="0.000368401007868602">
                <text:p>0.000368401007868602</text:p>
              </table:table-cell>
              <table:table-cell office:value-type="float" office:value="0.000372172465841573">
                <text:p>0.000372172465841573</text:p>
              </table:table-cell>
              <table:table-cell office:value-type="float" office:value="0.000365461155994023">
                <text:p>0.000365461155994023</text:p>
              </table:table-cell>
              <table:table-cell office:value-type="float" office:value="0.000360569316642528">
                <text:p>0.000360569316642528</text:p>
              </table:table-cell>
              <table:table-cell office:value-type="float" office:value="0.00035651687125682">
                <text:p>0.00035651687125682</text:p>
              </table:table-cell>
              <table:table-cell office:value-type="float" office:value="0.000353804045931681">
                <text:p>0.000353804045931681</text:p>
              </table:table-cell>
              <table:table-cell office:value-type="float" office:value="0.000352526207265478">
                <text:p>0.000352526207265478</text:p>
              </table:table-cell>
              <table:table-cell office:value-type="float" office:value="0.000351975855288826">
                <text:p>0.000351975855288826</text:p>
              </table:table-cell>
              <table:table-cell office:value-type="float" office:value="0.000352560500675091">
                <text:p>0.000352560500675091</text:p>
              </table:table-cell>
              <table:table-cell office:value-type="float" office:value="0.000354957919577922">
                <text:p>0.000354957919577922</text:p>
              </table:table-cell>
              <table:table-cell office:value-type="float" office:value="0.00035579321488809">
                <text:p>0.00035579321488809</text:p>
              </table:table-cell>
              <table:table-cell office:value-type="float" office:value="0.000355419133539589">
                <text:p>0.000355419133539589</text:p>
              </table:table-cell>
              <table:table-cell office:value-type="float" office:value="0.000356201982792694">
                <text:p>0.000356201982792694</text:p>
              </table:table-cell>
              <table:table-cell office:value-type="float" office:value="0.000357439127693401">
                <text:p>0.000357439127693401</text:p>
              </table:table-cell>
              <table:table-cell office:value-type="float" office:value="0.000358312834602958">
                <text:p>0.000358312834602958</text:p>
              </table:table-cell>
              <table:table-cell office:value-type="float" office:value="0.000359015703178599">
                <text:p>0.000359015703178599</text:p>
              </table:table-cell>
              <table:table-cell office:value-type="float" office:value="0.000359522388409101">
                <text:p>0.000359522388409101</text:p>
              </table:table-cell>
              <table:table-cell office:value-type="float" office:value="0.000361343402798319">
                <text:p>0.000361343402798319</text:p>
              </table:table-cell>
              <table:table-cell office:value-type="float" office:value="0.000363144648767134">
                <text:p>0.000363144648767134</text:p>
              </table:table-cell>
              <table:table-cell office:value-type="float" office:value="0.000363794295575171">
                <text:p>0.000363794295575171</text:p>
              </table:table-cell>
              <table:table-cell office:value-type="float" office:value="0.000364815759744933">
                <text:p>0.000364815759744933</text:p>
              </table:table-cell>
              <table:table-cell office:value-type="float" office:value="0.000365542357396265">
                <text:p>0.000365542357396265</text:p>
              </table:table-cell>
              <table:table-cell office:value-type="float" office:value="0.000367847989373418">
                <text:p>0.000367847989373418</text:p>
              </table:table-cell>
              <table:table-cell office:value-type="float" office:value="0.00036878227486093">
                <text:p>0.00036878227486093</text:p>
              </table:table-cell>
              <table:table-cell office:value-type="float" office:value="0.000369274999563032">
                <text:p>0.000369274999563032</text:p>
              </table:table-cell>
              <table:table-cell office:value-type="float" office:value="0.000370608025187357">
                <text:p>0.000370608025187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